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5" style:family="table">
      <style:table-properties style:width="17.59cm" table:align="margins"/>
    </style:style>
    <style:style style:name="Table45.A" style:family="table-column">
      <style:table-column-properties style:column-width="8.795cm" style:rel-column-width="32767*"/>
    </style:style>
    <style:style style:name="Table45.B" style:family="table-column">
      <style:table-column-properties style:column-width="8.795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002cm solid #000000"/>
    </style:style>
    <style:style style:name="Table50" style:family="table">
      <style:table-properties style:width="17.595cm" fo:margin-left="0cm" fo:margin-right="-0.005cm" table:align="margins"/>
    </style:style>
    <style:style style:name="Table50.A" style:family="table-column">
      <style:table-column-properties style:column-width="1.588cm" style:rel-column-width="5912*"/>
    </style:style>
    <style:style style:name="Table50.B" style:family="table-column">
      <style:table-column-properties style:column-width="6.085cm" style:rel-column-width="22666*"/>
    </style:style>
    <style:style style:name="Table50.C" style:family="table-column">
      <style:table-column-properties style:column-width="5.519cm" style:rel-column-width="20557*"/>
    </style:style>
    <style:style style:name="Table50.D" style:family="table-column">
      <style:table-column-properties style:column-width="4.403cm" style:rel-column-width="16400*"/>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002cm solid #000000"/>
    </style:style>
    <style:style style:name="Table48" style:family="table">
      <style:table-properties style:width="17.59cm" table:align="margins"/>
    </style:style>
    <style:style style:name="Table48.A" style:family="table-column">
      <style:table-column-properties style:column-width="5.863cm" style:rel-column-width="21845*"/>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7.59cm" table:align="margins"/>
    </style:style>
    <style:style style:name="Table49.A" style:family="table-column">
      <style:table-column-properties style:column-width="5.863cm" style:rel-column-width="21845*"/>
    </style:style>
    <style:style style:name="Table49.A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51" style:family="table">
      <style:table-properties style:width="17.59cm" table:align="margins"/>
    </style:style>
    <style:style style:name="Table51.A" style:family="table-column">
      <style:table-column-properties style:column-width="5.863cm" style:rel-column-width="21845*"/>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7.595cm" fo:margin-left="0cm" fo:margin-right="-0.005cm" table:align="margins"/>
    </style:style>
    <style:style style:name="Table52.A" style:family="table-column">
      <style:table-column-properties style:column-width="2.487cm" style:rel-column-width="9263*"/>
    </style:style>
    <style:style style:name="Table52.B" style:family="table-column">
      <style:table-column-properties style:column-width="2.884cm" style:rel-column-width="10741*"/>
    </style:style>
    <style:style style:name="Table52.C" style:family="table-column">
      <style:table-column-properties style:column-width="3.422cm" style:rel-column-width="12745*"/>
    </style:style>
    <style:style style:name="Table52.D" style:family="table-column">
      <style:table-column-properties style:column-width="2.933cm" style:rel-column-width="10925*"/>
    </style:style>
    <style:style style:name="Table52.E" style:family="table-column">
      <style:table-column-properties style:column-width="2.932cm" style:rel-column-width="10919*"/>
    </style:style>
    <style:style style:name="Table52.F" style:family="table-column">
      <style:table-column-properties style:column-width="2.937cm" style:rel-column-width="10942*"/>
    </style:style>
    <style:style style:name="Table52.A1" style:family="table-cell">
      <style:table-cell-properties fo:padding="0.097cm" fo:border-left="0.002cm solid #000000" fo:border-right="none" fo:border-top="0.002cm solid #000000" fo:border-bottom="0.002cm solid #000000"/>
    </style:style>
    <style:style style:name="Table52.F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F2" style:family="table-cell">
      <style:table-cell-properties fo:padding="0.097cm" fo:border-left="0.002cm solid #000000" fo:border-right="0.002cm solid #000000" fo:border-top="none" fo:border-bottom="0.002cm solid #000000"/>
    </style:style>
    <style:style style:name="Table1" style:family="table">
      <style:table-properties style:width="16.431cm" table:align="left"/>
    </style:style>
    <style:style style:name="Table1.A" style:family="table-column">
      <style:table-column-properties style:column-width="16.431cm"/>
    </style:style>
    <style:style style:name="Table1.A1" style:family="table-cell">
      <style:table-cell-properties fo:background-color="#ccffff" fo:padding="0.051cm" fo:border="0.002cm solid #000000">
        <style:background-image/>
      </style:table-cell-properties>
    </style:style>
    <style:style style:name="Table1.2" style:family="table-row">
      <style:table-row-properties style:min-row-height="2.796cm"/>
    </style:style>
    <style:style style:name="Table1.A2" style:family="table-cell">
      <style:table-cell-properties fo:padding="0.051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2.512cm" style:rel-column-width="9357*"/>
    </style:style>
    <style:style style:name="Table3.B" style:family="table-column">
      <style:table-column-properties style:column-width="3.101cm" style:rel-column-width="11553*"/>
    </style:style>
    <style:style style:name="Table3.C" style:family="table-column">
      <style:table-column-properties style:column-width="1.926cm" style:rel-column-width="7174*"/>
    </style:style>
    <style:style style:name="Table3.E" style:family="table-column">
      <style:table-column-properties style:column-width="2.514cm" style:rel-column-width="9364*"/>
    </style:style>
    <style:style style:name="Table3.G" style:family="table-column">
      <style:table-column-properties style:column-width="2.514cm" style:rel-column-width="9366*"/>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17" style:family="table">
      <style:table-properties style:width="17.568cm" fo:margin-left="-0.016cm" fo:margin-right="0.037cm" table:align="margins"/>
    </style:style>
    <style:style style:name="Table17.A" style:family="table-column">
      <style:table-column-properties style:column-width="5.447cm" style:rel-column-width="20318*"/>
    </style:style>
    <style:style style:name="Table17.B" style:family="table-column">
      <style:table-column-properties style:column-width="4.898cm" style:rel-column-width="18272*"/>
    </style:style>
    <style:style style:name="Table17.C" style:family="table-column">
      <style:table-column-properties style:column-width="7.223cm" style:rel-column-width="26945*"/>
    </style:style>
    <style:style style:name="Table17.1" style:family="table-row">
      <style:table-row-properties style:min-row-height="0.728cm"/>
    </style:style>
    <style:style style:name="Table1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ffff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style:vertical-align="middle"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 style:family="table">
      <style:table-properties style:width="16.431cm" table:align="left"/>
    </style:style>
    <style:style style:name="Table2.A" style:family="table-column">
      <style:table-column-properties style:column-width="16.431cm"/>
    </style:style>
    <style:style style:name="Table2.A1" style:family="table-cell">
      <style:table-cell-properties fo:background-color="#ccffff" fo:padding="0.051cm" fo:border="0.002cm solid #000000">
        <style:background-image/>
      </style:table-cell-properties>
    </style:style>
    <style:style style:name="Table2.2" style:family="table-row">
      <style:table-row-properties style:min-row-height="2.796cm"/>
    </style:style>
    <style:style style:name="Table2.A2" style:family="table-cell">
      <style:table-cell-properties fo:padding="0.051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2.512cm" style:rel-column-width="9357*"/>
    </style:style>
    <style:style style:name="Table4.B" style:family="table-column">
      <style:table-column-properties style:column-width="3.101cm" style:rel-column-width="11553*"/>
    </style:style>
    <style:style style:name="Table4.C" style:family="table-column">
      <style:table-column-properties style:column-width="1.926cm" style:rel-column-width="7174*"/>
    </style:style>
    <style:style style:name="Table4.E" style:family="table-column">
      <style:table-column-properties style:column-width="2.514cm" style:rel-column-width="9364*"/>
    </style:style>
    <style:style style:name="Table4.G" style:family="table-column">
      <style:table-column-properties style:column-width="2.514cm" style:rel-column-width="9366*"/>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568cm" fo:margin-left="-0.016cm" fo:margin-right="0.037cm" table:align="margins"/>
    </style:style>
    <style:style style:name="Table5.A" style:family="table-column">
      <style:table-column-properties style:column-width="5.447cm" style:rel-column-width="20318*"/>
    </style:style>
    <style:style style:name="Table5.B" style:family="table-column">
      <style:table-column-properties style:column-width="4.898cm" style:rel-column-width="18272*"/>
    </style:style>
    <style:style style:name="Table5.C" style:family="table-column">
      <style:table-column-properties style:column-width="7.223cm" style:rel-column-width="26945*"/>
    </style:style>
    <style:style style:name="Table5.1" style:family="table-row">
      <style:table-row-properties style:min-row-height="0.728cm"/>
    </style:style>
    <style:style style:name="Table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ffff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style:vertical-align="middle"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431cm" table:align="left"/>
    </style:style>
    <style:style style:name="Table6.A" style:family="table-column">
      <style:table-column-properties style:column-width="16.431cm"/>
    </style:style>
    <style:style style:name="Table6.A1" style:family="table-cell">
      <style:table-cell-properties fo:background-color="#ccffff" fo:padding="0.051cm" fo:border="0.002cm solid #000000">
        <style:background-image/>
      </style:table-cell-properties>
    </style:style>
    <style:style style:name="Table6.2" style:family="table-row">
      <style:table-row-properties style:min-row-height="2.796cm"/>
    </style:style>
    <style:style style:name="Table6.A2" style:family="table-cell">
      <style:table-cell-properties fo:padding="0.051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2.51cm" style:rel-column-width="9350*"/>
    </style:style>
    <style:style style:name="Table7.B" style:family="table-column">
      <style:table-column-properties style:column-width="3.267cm" style:rel-column-width="12172*"/>
    </style:style>
    <style:style style:name="Table7.C" style:family="table-column">
      <style:table-column-properties style:column-width="1.759cm" style:rel-column-width="6555*"/>
    </style:style>
    <style:style style:name="Table7.D" style:family="table-column">
      <style:table-column-properties style:column-width="2.512cm" style:rel-column-width="9357*"/>
    </style:style>
    <style:style style:name="Table7.E" style:family="table-column">
      <style:table-column-properties style:column-width="2.514cm" style:rel-column-width="9364*"/>
    </style:style>
    <style:style style:name="Table7.G" style:family="table-column">
      <style:table-column-properties style:column-width="2.515cm" style:rel-column-width="9373*"/>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68cm" fo:margin-left="-0.016cm" fo:margin-right="0.037cm" table:align="margins"/>
    </style:style>
    <style:style style:name="Table8.A" style:family="table-column">
      <style:table-column-properties style:column-width="5.447cm" style:rel-column-width="20318*"/>
    </style:style>
    <style:style style:name="Table8.B" style:family="table-column">
      <style:table-column-properties style:column-width="4.898cm" style:rel-column-width="18272*"/>
    </style:style>
    <style:style style:name="Table8.C" style:family="table-column">
      <style:table-column-properties style:column-width="7.223cm" style:rel-column-width="26945*"/>
    </style:style>
    <style:style style:name="Table8.1" style:family="table-row">
      <style:table-row-properties style:min-row-height="0.728cm"/>
    </style:style>
    <style:style style:name="Table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ffff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style:vertical-align="middle"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431cm" table:align="left"/>
    </style:style>
    <style:style style:name="Table9.A" style:family="table-column">
      <style:table-column-properties style:column-width="16.431cm"/>
    </style:style>
    <style:style style:name="Table9.A1" style:family="table-cell">
      <style:table-cell-properties fo:background-color="#ccffff" fo:padding="0.051cm" fo:border="0.002cm solid #000000">
        <style:background-image/>
      </style:table-cell-properties>
    </style:style>
    <style:style style:name="Table9.2" style:family="table-row">
      <style:table-row-properties style:min-row-height="2.796cm"/>
    </style:style>
    <style:style style:name="Table9.A2" style:family="table-cell">
      <style:table-cell-properties fo:padding="0.051cm" fo:border-left="0.002cm solid #000000" fo:border-right="0.002cm solid #000000" fo:border-top="none" fo:border-bottom="0.002cm solid #000000"/>
    </style:style>
    <style:style style:name="Table10" style:family="table">
      <style:table-properties style:width="17.59cm" table:align="margins"/>
    </style:style>
    <style:style style:name="Table10.A" style:family="table-column">
      <style:table-column-properties style:column-width="2.512cm" style:rel-column-width="9357*"/>
    </style:style>
    <style:style style:name="Table10.B" style:family="table-column">
      <style:table-column-properties style:column-width="3.101cm" style:rel-column-width="11553*"/>
    </style:style>
    <style:style style:name="Table10.C" style:family="table-column">
      <style:table-column-properties style:column-width="1.926cm" style:rel-column-width="7174*"/>
    </style:style>
    <style:style style:name="Table10.E" style:family="table-column">
      <style:table-column-properties style:column-width="2.514cm" style:rel-column-width="9364*"/>
    </style:style>
    <style:style style:name="Table10.G" style:family="table-column">
      <style:table-column-properties style:column-width="2.514cm" style:rel-column-width="9366*"/>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17.568cm" fo:margin-left="-0.016cm" fo:margin-right="0.037cm" table:align="margins"/>
    </style:style>
    <style:style style:name="Table11.A" style:family="table-column">
      <style:table-column-properties style:column-width="5.447cm" style:rel-column-width="20318*"/>
    </style:style>
    <style:style style:name="Table11.B" style:family="table-column">
      <style:table-column-properties style:column-width="4.898cm" style:rel-column-width="18272*"/>
    </style:style>
    <style:style style:name="Table11.C" style:family="table-column">
      <style:table-column-properties style:column-width="7.223cm" style:rel-column-width="26945*"/>
    </style:style>
    <style:style style:name="Table11.1" style:family="table-row">
      <style:table-row-properties style:min-row-height="0.728cm"/>
    </style:style>
    <style:style style:name="Table1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ffff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style:vertical-align="middle"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6.431cm" table:align="left"/>
    </style:style>
    <style:style style:name="Table12.A" style:family="table-column">
      <style:table-column-properties style:column-width="16.431cm"/>
    </style:style>
    <style:style style:name="Table12.A1" style:family="table-cell">
      <style:table-cell-properties fo:background-color="#ccffff" fo:padding="0.051cm" fo:border="0.002cm solid #000000">
        <style:background-image/>
      </style:table-cell-properties>
    </style:style>
    <style:style style:name="Table12.2" style:family="table-row">
      <style:table-row-properties style:min-row-height="2.796cm"/>
    </style:style>
    <style:style style:name="Table12.A2" style:family="table-cell">
      <style:table-cell-properties fo:padding="0.051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2.512cm" style:rel-column-width="9357*"/>
    </style:style>
    <style:style style:name="Table13.B" style:family="table-column">
      <style:table-column-properties style:column-width="3.101cm" style:rel-column-width="11553*"/>
    </style:style>
    <style:style style:name="Table13.C" style:family="table-column">
      <style:table-column-properties style:column-width="1.926cm" style:rel-column-width="7174*"/>
    </style:style>
    <style:style style:name="Table13.E" style:family="table-column">
      <style:table-column-properties style:column-width="2.514cm" style:rel-column-width="9364*"/>
    </style:style>
    <style:style style:name="Table13.G" style:family="table-column">
      <style:table-column-properties style:column-width="2.514cm" style:rel-column-width="9366*"/>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4" style:family="table">
      <style:table-properties style:width="17.568cm" fo:margin-left="-0.016cm" fo:margin-right="0.037cm" table:align="margins"/>
    </style:style>
    <style:style style:name="Table14.A" style:family="table-column">
      <style:table-column-properties style:column-width="5.447cm" style:rel-column-width="20318*"/>
    </style:style>
    <style:style style:name="Table14.B" style:family="table-column">
      <style:table-column-properties style:column-width="4.898cm" style:rel-column-width="18272*"/>
    </style:style>
    <style:style style:name="Table14.C" style:family="table-column">
      <style:table-column-properties style:column-width="7.223cm" style:rel-column-width="26945*"/>
    </style:style>
    <style:style style:name="Table14.1" style:family="table-row">
      <style:table-row-properties style:min-row-height="0.728cm"/>
    </style:style>
    <style:style style:name="Table1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C1" style:family="table-cell">
      <style:table-cell-properties fo:background-color="#ffff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style:vertical-align="middle"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431cm" table:align="left"/>
    </style:style>
    <style:style style:name="Table15.A" style:family="table-column">
      <style:table-column-properties style:column-width="16.431cm"/>
    </style:style>
    <style:style style:name="Table15.A1" style:family="table-cell">
      <style:table-cell-properties fo:background-color="#ccffff" fo:padding="0.051cm" fo:border="0.002cm solid #000000">
        <style:background-image/>
      </style:table-cell-properties>
    </style:style>
    <style:style style:name="Table15.2" style:family="table-row">
      <style:table-row-properties style:min-row-height="2.796cm"/>
    </style:style>
    <style:style style:name="Table15.A2" style:family="table-cell">
      <style:table-cell-properties fo:padding="0.051cm" fo:border-left="0.002cm solid #000000" fo:border-right="0.002cm solid #000000" fo:border-top="none" fo:border-bottom="0.002cm solid #000000"/>
    </style:style>
    <style:style style:name="Table16" style:family="table">
      <style:table-properties style:width="17.59cm" table:align="margins"/>
    </style:style>
    <style:style style:name="Table16.A" style:family="table-column">
      <style:table-column-properties style:column-width="2.512cm" style:rel-column-width="9357*"/>
    </style:style>
    <style:style style:name="Table16.B" style:family="table-column">
      <style:table-column-properties style:column-width="3.101cm" style:rel-column-width="11553*"/>
    </style:style>
    <style:style style:name="Table16.C" style:family="table-column">
      <style:table-column-properties style:column-width="1.926cm" style:rel-column-width="7174*"/>
    </style:style>
    <style:style style:name="Table16.E" style:family="table-column">
      <style:table-column-properties style:column-width="2.514cm" style:rel-column-width="9364*"/>
    </style:style>
    <style:style style:name="Table16.G" style:family="table-column">
      <style:table-column-properties style:column-width="2.514cm" style:rel-column-width="9366*"/>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G2" style:family="table-cell">
      <style:table-cell-properties fo:padding="0.097cm" fo:border-left="0.002cm solid #000000" fo:border-right="0.002cm solid #000000" fo:border-top="none" fo:border-bottom="0.002cm solid #000000"/>
    </style:style>
    <style:style style:name="Table18" style:family="table">
      <style:table-properties style:width="17.568cm" fo:margin-left="-0.016cm" fo:margin-right="0.037cm" table:align="margins"/>
    </style:style>
    <style:style style:name="Table18.A" style:family="table-column">
      <style:table-column-properties style:column-width="5.447cm" style:rel-column-width="20318*"/>
    </style:style>
    <style:style style:name="Table18.B" style:family="table-column">
      <style:table-column-properties style:column-width="4.898cm" style:rel-column-width="18272*"/>
    </style:style>
    <style:style style:name="Table18.C" style:family="table-column">
      <style:table-column-properties style:column-width="7.223cm" style:rel-column-width="26945*"/>
    </style:style>
    <style:style style:name="Table18.1" style:family="table-row">
      <style:table-row-properties style:min-row-height="0.728cm"/>
    </style:style>
    <style:style style:name="Table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C1" style:family="table-cell">
      <style:table-cell-properties fo:background-color="#ffff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style:vertical-align="middle"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431cm" table:align="left"/>
    </style:style>
    <style:style style:name="Table19.A" style:family="table-column">
      <style:table-column-properties style:column-width="16.431cm"/>
    </style:style>
    <style:style style:name="Table19.A1" style:family="table-cell">
      <style:table-cell-properties fo:background-color="#ccffff" fo:padding="0.051cm" fo:border="0.002cm solid #000000">
        <style:background-image/>
      </style:table-cell-properties>
    </style:style>
    <style:style style:name="Table19.2" style:family="table-row">
      <style:table-row-properties style:min-row-height="2.796cm"/>
    </style:style>
    <style:style style:name="Table19.A2" style:family="table-cell">
      <style:table-cell-properties fo:padding="0.051cm" fo:border-left="0.002cm solid #000000" fo:border-right="0.002cm solid #000000" fo:border-top="none" fo:border-bottom="0.002cm solid #000000"/>
    </style:style>
    <style:style style:name="Table20" style:family="table">
      <style:table-properties style:width="17.59cm" table:align="margins"/>
    </style:style>
    <style:style style:name="Table20.A" style:family="table-column">
      <style:table-column-properties style:column-width="2.512cm" style:rel-column-width="9357*"/>
    </style:style>
    <style:style style:name="Table20.B" style:family="table-column">
      <style:table-column-properties style:column-width="3.101cm" style:rel-column-width="11553*"/>
    </style:style>
    <style:style style:name="Table20.C" style:family="table-column">
      <style:table-column-properties style:column-width="1.926cm" style:rel-column-width="7174*"/>
    </style:style>
    <style:style style:name="Table20.E" style:family="table-column">
      <style:table-column-properties style:column-width="2.514cm" style:rel-column-width="9364*"/>
    </style:style>
    <style:style style:name="Table20.G" style:family="table-column">
      <style:table-column-properties style:column-width="2.514cm" style:rel-column-width="9366*"/>
    </style:style>
    <style:style style:name="Table20.A1" style:family="table-cell">
      <style:table-cell-properties fo:padding="0.097cm" fo:border-left="0.002cm solid #000000" fo:border-right="none" fo:border-top="0.002cm solid #000000" fo:border-bottom="0.002cm solid #000000"/>
    </style:style>
    <style:style style:name="Table20.G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G2" style:family="table-cell">
      <style:table-cell-properties fo:padding="0.097cm" fo:border-left="0.002cm solid #000000" fo:border-right="0.002cm solid #000000" fo:border-top="none" fo:border-bottom="0.002cm solid #000000"/>
    </style:style>
    <style:style style:name="Table21" style:family="table">
      <style:table-properties style:width="17.568cm" fo:margin-left="-0.016cm" fo:margin-right="0.037cm" table:align="margins"/>
    </style:style>
    <style:style style:name="Table21.A" style:family="table-column">
      <style:table-column-properties style:column-width="5.447cm" style:rel-column-width="20318*"/>
    </style:style>
    <style:style style:name="Table21.B" style:family="table-column">
      <style:table-column-properties style:column-width="4.898cm" style:rel-column-width="18272*"/>
    </style:style>
    <style:style style:name="Table21.C" style:family="table-column">
      <style:table-column-properties style:column-width="7.223cm" style:rel-column-width="26945*"/>
    </style:style>
    <style:style style:name="Table21.1" style:family="table-row">
      <style:table-row-properties style:min-row-height="0.728cm"/>
    </style:style>
    <style:style style:name="Table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C1" style:family="table-cell">
      <style:table-cell-properties fo:background-color="#ffff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style:vertical-align="middle"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6" style:family="table-row">
      <style:table-row-properties style:min-row-height="2.145cm"/>
    </style:style>
    <style:style style:name="Table22" style:family="table">
      <style:table-properties style:width="16.431cm" table:align="left"/>
    </style:style>
    <style:style style:name="Table22.A" style:family="table-column">
      <style:table-column-properties style:column-width="16.431cm"/>
    </style:style>
    <style:style style:name="Table22.A1" style:family="table-cell">
      <style:table-cell-properties fo:background-color="#ccffff" fo:padding="0.051cm" fo:border="0.002cm solid #000000">
        <style:background-image/>
      </style:table-cell-properties>
    </style:style>
    <style:style style:name="Table22.2" style:family="table-row">
      <style:table-row-properties style:min-row-height="2.796cm"/>
    </style:style>
    <style:style style:name="Table22.A2" style:family="table-cell">
      <style:table-cell-properties fo:padding="0.051cm" fo:border-left="0.002cm solid #000000" fo:border-right="0.002cm solid #000000" fo:border-top="none" fo:border-bottom="0.002cm solid #000000"/>
    </style:style>
    <style:style style:name="Table23" style:family="table">
      <style:table-properties style:width="17.59cm" table:align="margins"/>
    </style:style>
    <style:style style:name="Table23.A" style:family="table-column">
      <style:table-column-properties style:column-width="2.512cm" style:rel-column-width="9357*"/>
    </style:style>
    <style:style style:name="Table23.B" style:family="table-column">
      <style:table-column-properties style:column-width="3.101cm" style:rel-column-width="11553*"/>
    </style:style>
    <style:style style:name="Table23.C" style:family="table-column">
      <style:table-column-properties style:column-width="1.926cm" style:rel-column-width="7174*"/>
    </style:style>
    <style:style style:name="Table23.E" style:family="table-column">
      <style:table-column-properties style:column-width="2.514cm" style:rel-column-width="9364*"/>
    </style:style>
    <style:style style:name="Table23.G" style:family="table-column">
      <style:table-column-properties style:column-width="2.514cm" style:rel-column-width="9366*"/>
    </style:style>
    <style:style style:name="Table23.A1" style:family="table-cell">
      <style:table-cell-properties fo:padding="0.097cm" fo:border-left="0.002cm solid #000000" fo:border-right="none" fo:border-top="0.002cm solid #000000" fo:border-bottom="0.002cm solid #000000"/>
    </style:style>
    <style:style style:name="Table23.G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02cm solid #000000" fo:border-top="none" fo:border-bottom="0.002cm solid #000000"/>
    </style:style>
    <style:style style:name="Table24" style:family="table">
      <style:table-properties style:width="17.568cm" fo:margin-left="-0.016cm" fo:margin-right="0.037cm" table:align="margins"/>
    </style:style>
    <style:style style:name="Table24.A" style:family="table-column">
      <style:table-column-properties style:column-width="5.447cm" style:rel-column-width="20318*"/>
    </style:style>
    <style:style style:name="Table24.B" style:family="table-column">
      <style:table-column-properties style:column-width="4.898cm" style:rel-column-width="18272*"/>
    </style:style>
    <style:style style:name="Table24.C" style:family="table-column">
      <style:table-column-properties style:column-width="7.223cm" style:rel-column-width="26945*"/>
    </style:style>
    <style:style style:name="Table24.1" style:family="table-row">
      <style:table-row-properties style:min-row-height="0.728cm"/>
    </style:style>
    <style:style style:name="Table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C1" style:family="table-cell">
      <style:table-cell-properties fo:background-color="#ffffcc"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style:vertical-align="middle"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6" style:family="table-row">
      <style:table-row-properties style:min-row-height="2.145cm"/>
    </style:style>
    <style:style style:name="Table25" style:family="table">
      <style:table-properties style:width="16.431cm" table:align="left"/>
    </style:style>
    <style:style style:name="Table25.A" style:family="table-column">
      <style:table-column-properties style:column-width="16.431cm"/>
    </style:style>
    <style:style style:name="Table25.A1" style:family="table-cell">
      <style:table-cell-properties fo:background-color="#ccffff" fo:padding="0.051cm" fo:border="0.002cm solid #000000">
        <style:background-image/>
      </style:table-cell-properties>
    </style:style>
    <style:style style:name="Table25.2" style:family="table-row">
      <style:table-row-properties style:min-row-height="2.796cm"/>
    </style:style>
    <style:style style:name="Table25.A2" style:family="table-cell">
      <style:table-cell-properties fo:padding="0.051cm" fo:border-left="0.002cm solid #000000" fo:border-right="0.002cm solid #000000" fo:border-top="none" fo:border-bottom="0.002cm solid #000000"/>
    </style:style>
    <style:style style:name="Table26" style:family="table">
      <style:table-properties style:width="17.59cm" table:align="margins"/>
    </style:style>
    <style:style style:name="Table26.A" style:family="table-column">
      <style:table-column-properties style:column-width="2.512cm" style:rel-column-width="9357*"/>
    </style:style>
    <style:style style:name="Table26.B" style:family="table-column">
      <style:table-column-properties style:column-width="3.101cm" style:rel-column-width="11553*"/>
    </style:style>
    <style:style style:name="Table26.C" style:family="table-column">
      <style:table-column-properties style:column-width="1.926cm" style:rel-column-width="7174*"/>
    </style:style>
    <style:style style:name="Table26.E" style:family="table-column">
      <style:table-column-properties style:column-width="2.514cm" style:rel-column-width="9364*"/>
    </style:style>
    <style:style style:name="Table26.G" style:family="table-column">
      <style:table-column-properties style:column-width="2.514cm" style:rel-column-width="9366*"/>
    </style:style>
    <style:style style:name="Table26.A1" style:family="table-cell">
      <style:table-cell-properties fo:padding="0.097cm" fo:border-left="0.002cm solid #000000" fo:border-right="none" fo:border-top="0.002cm solid #000000" fo:border-bottom="0.002cm solid #000000"/>
    </style:style>
    <style:style style:name="Table26.G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G2" style:family="table-cell">
      <style:table-cell-properties fo:padding="0.097cm" fo:border-left="0.002cm solid #000000" fo:border-right="0.002cm solid #000000" fo:border-top="none" fo:border-bottom="0.002cm solid #000000"/>
    </style:style>
    <style:style style:name="Table27" style:family="table">
      <style:table-properties style:width="17.568cm" fo:margin-left="-0.016cm" fo:margin-right="0.037cm" table:align="margins"/>
    </style:style>
    <style:style style:name="Table27.A" style:family="table-column">
      <style:table-column-properties style:column-width="5.447cm" style:rel-column-width="20318*"/>
    </style:style>
    <style:style style:name="Table27.B" style:family="table-column">
      <style:table-column-properties style:column-width="4.898cm" style:rel-column-width="18272*"/>
    </style:style>
    <style:style style:name="Table27.C" style:family="table-column">
      <style:table-column-properties style:column-width="7.223cm" style:rel-column-width="26945*"/>
    </style:style>
    <style:style style:name="Table27.1" style:family="table-row">
      <style:table-row-properties style:min-row-height="0.728cm"/>
    </style:style>
    <style:style style:name="Table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ffff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style:vertical-align="middle"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431cm" table:align="left"/>
    </style:style>
    <style:style style:name="Table28.A" style:family="table-column">
      <style:table-column-properties style:column-width="16.431cm"/>
    </style:style>
    <style:style style:name="Table28.A1" style:family="table-cell">
      <style:table-cell-properties fo:background-color="#ccffff" fo:padding="0.051cm" fo:border="0.002cm solid #000000">
        <style:background-image/>
      </style:table-cell-properties>
    </style:style>
    <style:style style:name="Table28.2" style:family="table-row">
      <style:table-row-properties style:min-row-height="2.796cm"/>
    </style:style>
    <style:style style:name="Table28.A2" style:family="table-cell">
      <style:table-cell-properties fo:padding="0.051cm" fo:border-left="0.002cm solid #000000" fo:border-right="0.002cm solid #000000" fo:border-top="none" fo:border-bottom="0.002cm solid #000000"/>
    </style:style>
    <style:style style:name="Table29" style:family="table">
      <style:table-properties style:width="17.59cm" table:align="margins"/>
    </style:style>
    <style:style style:name="Table29.A" style:family="table-column">
      <style:table-column-properties style:column-width="2.512cm" style:rel-column-width="9357*"/>
    </style:style>
    <style:style style:name="Table29.B" style:family="table-column">
      <style:table-column-properties style:column-width="3.101cm" style:rel-column-width="11553*"/>
    </style:style>
    <style:style style:name="Table29.C" style:family="table-column">
      <style:table-column-properties style:column-width="1.926cm" style:rel-column-width="7174*"/>
    </style:style>
    <style:style style:name="Table29.E" style:family="table-column">
      <style:table-column-properties style:column-width="2.514cm" style:rel-column-width="9364*"/>
    </style:style>
    <style:style style:name="Table29.G" style:family="table-column">
      <style:table-column-properties style:column-width="2.514cm" style:rel-column-width="9366*"/>
    </style:style>
    <style:style style:name="Table29.A1" style:family="table-cell">
      <style:table-cell-properties fo:padding="0.097cm" fo:border-left="0.002cm solid #000000" fo:border-right="none" fo:border-top="0.002cm solid #000000" fo:border-bottom="0.002cm solid #000000"/>
    </style:style>
    <style:style style:name="Table29.G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G2" style:family="table-cell">
      <style:table-cell-properties fo:padding="0.097cm" fo:border-left="0.002cm solid #000000" fo:border-right="0.002cm solid #000000" fo:border-top="none" fo:border-bottom="0.002cm solid #000000"/>
    </style:style>
    <style:style style:name="Table30" style:family="table">
      <style:table-properties style:width="17.568cm" fo:margin-left="-0.016cm" fo:margin-right="0.037cm" table:align="margins"/>
    </style:style>
    <style:style style:name="Table30.A" style:family="table-column">
      <style:table-column-properties style:column-width="5.447cm" style:rel-column-width="20318*"/>
    </style:style>
    <style:style style:name="Table30.B" style:family="table-column">
      <style:table-column-properties style:column-width="4.898cm" style:rel-column-width="18272*"/>
    </style:style>
    <style:style style:name="Table30.C" style:family="table-column">
      <style:table-column-properties style:column-width="7.223cm" style:rel-column-width="26945*"/>
    </style:style>
    <style:style style:name="Table30.1" style:family="table-row">
      <style:table-row-properties style:min-row-height="0.728cm"/>
    </style:style>
    <style:style style:name="Table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C1" style:family="table-cell">
      <style:table-cell-properties fo:background-color="#ffff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style:vertical-align="middle"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431cm" table:align="left"/>
    </style:style>
    <style:style style:name="Table31.A" style:family="table-column">
      <style:table-column-properties style:column-width="16.431cm"/>
    </style:style>
    <style:style style:name="Table31.A1" style:family="table-cell">
      <style:table-cell-properties fo:background-color="#ccffff" fo:padding="0.051cm" fo:border="0.002cm solid #000000">
        <style:background-image/>
      </style:table-cell-properties>
    </style:style>
    <style:style style:name="Table31.2" style:family="table-row">
      <style:table-row-properties style:min-row-height="2.796cm"/>
    </style:style>
    <style:style style:name="Table31.A2" style:family="table-cell">
      <style:table-cell-properties fo:padding="0.051cm" fo:border-left="0.002cm solid #000000" fo:border-right="0.002cm solid #000000" fo:border-top="none" fo:border-bottom="0.002cm solid #000000"/>
    </style:style>
    <style:style style:name="Table32" style:family="table">
      <style:table-properties style:width="17.59cm" table:align="margins"/>
    </style:style>
    <style:style style:name="Table32.A" style:family="table-column">
      <style:table-column-properties style:column-width="2.512cm" style:rel-column-width="9361*"/>
    </style:style>
    <style:style style:name="Table32.B" style:family="table-column">
      <style:table-column-properties style:column-width="2.514cm" style:rel-column-width="9362*"/>
    </style:style>
    <style:style style:name="Table32.C" style:family="table-column">
      <style:table-column-properties style:column-width="2.514cm" style:rel-column-width="9363*"/>
    </style:style>
    <style:style style:name="Table32.A1" style:family="table-cell">
      <style:table-cell-properties fo:padding="0.097cm" fo:border-left="0.002cm solid #000000" fo:border-right="none" fo:border-top="0.002cm solid #000000" fo:border-bottom="0.002cm solid #000000"/>
    </style:style>
    <style:style style:name="Table32.G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G2" style:family="table-cell">
      <style:table-cell-properties fo:padding="0.097cm" fo:border-left="0.002cm solid #000000" fo:border-right="0.002cm solid #000000" fo:border-top="none" fo:border-bottom="0.002cm solid #000000"/>
    </style:style>
    <style:style style:name="Table33" style:family="table">
      <style:table-properties style:width="17.568cm" fo:margin-left="-0.016cm" fo:margin-right="0.037cm" table:align="margins"/>
    </style:style>
    <style:style style:name="Table33.A" style:family="table-column">
      <style:table-column-properties style:column-width="5.447cm" style:rel-column-width="20318*"/>
    </style:style>
    <style:style style:name="Table33.B" style:family="table-column">
      <style:table-column-properties style:column-width="4.898cm" style:rel-column-width="18272*"/>
    </style:style>
    <style:style style:name="Table33.C" style:family="table-column">
      <style:table-column-properties style:column-width="7.223cm" style:rel-column-width="26945*"/>
    </style:style>
    <style:style style:name="Table33.1" style:family="table-row">
      <style:table-row-properties style:min-row-height="0.728cm"/>
    </style:style>
    <style:style style:name="Table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ffff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style:vertical-align="middle"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3.6" style:family="table-row">
      <style:table-row-properties style:min-row-height="0.586cm"/>
    </style:style>
    <style:style style:name="Table303" style:family="table">
      <style:table-properties style:width="16.431cm" table:align="left"/>
    </style:style>
    <style:style style:name="Table303.A" style:family="table-column">
      <style:table-column-properties style:column-width="16.431cm"/>
    </style:style>
    <style:style style:name="Table303.A1" style:family="table-cell">
      <style:table-cell-properties fo:background-color="#ccffff" fo:padding="0.051cm" fo:border="0.002cm solid #000000">
        <style:background-image/>
      </style:table-cell-properties>
    </style:style>
    <style:style style:name="Table303.2" style:family="table-row">
      <style:table-row-properties style:min-row-height="2.796cm"/>
    </style:style>
    <style:style style:name="Table303.A2" style:family="table-cell">
      <style:table-cell-properties fo:padding="0.051cm" fo:border-left="0.002cm solid #000000" fo:border-right="0.002cm solid #000000" fo:border-top="none" fo:border-bottom="0.002cm solid #000000"/>
    </style:style>
    <style:style style:name="Table304" style:family="table">
      <style:table-properties style:width="17.59cm" table:align="margins"/>
    </style:style>
    <style:style style:name="Table304.A" style:family="table-column">
      <style:table-column-properties style:column-width="2.512cm" style:rel-column-width="9361*"/>
    </style:style>
    <style:style style:name="Table304.B" style:family="table-column">
      <style:table-column-properties style:column-width="2.514cm" style:rel-column-width="9362*"/>
    </style:style>
    <style:style style:name="Table304.C" style:family="table-column">
      <style:table-column-properties style:column-width="2.514cm" style:rel-column-width="9363*"/>
    </style:style>
    <style:style style:name="Table304.A1" style:family="table-cell">
      <style:table-cell-properties fo:padding="0.097cm" fo:border-left="0.002cm solid #000000" fo:border-right="none" fo:border-top="0.002cm solid #000000" fo:border-bottom="0.002cm solid #000000"/>
    </style:style>
    <style:style style:name="Table304.G1" style:family="table-cell">
      <style:table-cell-properties fo:padding="0.097cm" fo:border="0.002cm solid #000000"/>
    </style:style>
    <style:style style:name="Table304.A2" style:family="table-cell">
      <style:table-cell-properties fo:padding="0.097cm" fo:border-left="0.002cm solid #000000" fo:border-right="none" fo:border-top="none" fo:border-bottom="0.002cm solid #000000"/>
    </style:style>
    <style:style style:name="Table304.G2" style:family="table-cell">
      <style:table-cell-properties fo:padding="0.097cm" fo:border-left="0.002cm solid #000000" fo:border-right="0.002cm solid #000000" fo:border-top="none" fo:border-bottom="0.002cm solid #000000"/>
    </style:style>
    <style:style style:name="Table305" style:family="table">
      <style:table-properties style:width="17.551cm" fo:margin-left="-0.016cm" fo:margin-right="0.055cm" table:align="margins"/>
    </style:style>
    <style:style style:name="Table305.A" style:family="table-column">
      <style:table-column-properties style:column-width="5.447cm" style:rel-column-width="20338*"/>
    </style:style>
    <style:style style:name="Table305.B" style:family="table-column">
      <style:table-column-properties style:column-width="4.897cm" style:rel-column-width="18287*"/>
    </style:style>
    <style:style style:name="Table305.C" style:family="table-column">
      <style:table-column-properties style:column-width="7.207cm" style:rel-column-width="26910*"/>
    </style:style>
    <style:style style:name="Table305.1" style:family="table-row">
      <style:table-row-properties style:min-row-height="0.728cm"/>
    </style:style>
    <style:style style:name="Table30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5.C1" style:family="table-cell">
      <style:table-cell-properties fo:background-color="#ffffcc" fo:padding="0.097cm" fo:border="0.002cm solid #000000">
        <style:background-image/>
      </style:table-cell-properties>
    </style:style>
    <style:style style:name="Table305.A2" style:family="table-cell">
      <style:table-cell-properties fo:padding="0.097cm" fo:border-left="0.002cm solid #000000" fo:border-right="none" fo:border-top="none" fo:border-bottom="0.002cm solid #000000"/>
    </style:style>
    <style:style style:name="Table305.B2" style:family="table-cell">
      <style:table-cell-properties style:vertical-align="middle" fo:padding="0.097cm" fo:border-left="0.002cm solid #000000" fo:border-right="none" fo:border-top="none" fo:border-bottom="0.002cm solid #000000"/>
    </style:style>
    <style:style style:name="Table305.C2" style:family="table-cell">
      <style:table-cell-properties fo:padding="0.097cm" fo:border-left="0.002cm solid #000000" fo:border-right="0.002cm solid #000000" fo:border-top="none" fo:border-bottom="0.002cm solid #000000"/>
    </style:style>
    <style:style style:name="Table34" style:family="table">
      <style:table-properties style:width="16.431cm" table:align="left"/>
    </style:style>
    <style:style style:name="Table34.A" style:family="table-column">
      <style:table-column-properties style:column-width="16.431cm"/>
    </style:style>
    <style:style style:name="Table34.A1" style:family="table-cell">
      <style:table-cell-properties fo:background-color="#ccffff" fo:padding="0.051cm" fo:border="0.002cm solid #000000">
        <style:background-image/>
      </style:table-cell-properties>
    </style:style>
    <style:style style:name="Table34.2" style:family="table-row">
      <style:table-row-properties style:min-row-height="2.796cm"/>
    </style:style>
    <style:style style:name="Table34.A2" style:family="table-cell">
      <style:table-cell-properties fo:padding="0.051cm" fo:border-left="0.002cm solid #000000" fo:border-right="0.002cm solid #000000" fo:border-top="none" fo:border-bottom="0.002cm solid #000000"/>
    </style:style>
    <style:style style:name="Table35" style:family="table">
      <style:table-properties style:width="17.59cm" table:align="margins"/>
    </style:style>
    <style:style style:name="Table35.A" style:family="table-column">
      <style:table-column-properties style:column-width="2.512cm" style:rel-column-width="9357*"/>
    </style:style>
    <style:style style:name="Table35.B" style:family="table-column">
      <style:table-column-properties style:column-width="3.101cm" style:rel-column-width="11553*"/>
    </style:style>
    <style:style style:name="Table35.C" style:family="table-column">
      <style:table-column-properties style:column-width="1.926cm" style:rel-column-width="7174*"/>
    </style:style>
    <style:style style:name="Table35.E" style:family="table-column">
      <style:table-column-properties style:column-width="2.514cm" style:rel-column-width="9364*"/>
    </style:style>
    <style:style style:name="Table35.G" style:family="table-column">
      <style:table-column-properties style:column-width="2.514cm" style:rel-column-width="9366*"/>
    </style:style>
    <style:style style:name="Table35.A1" style:family="table-cell">
      <style:table-cell-properties fo:padding="0.097cm" fo:border-left="0.002cm solid #000000" fo:border-right="none" fo:border-top="0.002cm solid #000000" fo:border-bottom="0.002cm solid #000000"/>
    </style:style>
    <style:style style:name="Table35.G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G2" style:family="table-cell">
      <style:table-cell-properties fo:padding="0.097cm" fo:border-left="0.002cm solid #000000" fo:border-right="0.002cm solid #000000" fo:border-top="none" fo:border-bottom="0.002cm solid #000000"/>
    </style:style>
    <style:style style:name="Table36" style:family="table">
      <style:table-properties style:width="17.568cm" fo:margin-left="-0.016cm" fo:margin-right="0.037cm" table:align="margins"/>
    </style:style>
    <style:style style:name="Table36.A" style:family="table-column">
      <style:table-column-properties style:column-width="5.447cm" style:rel-column-width="20317*"/>
    </style:style>
    <style:style style:name="Table36.B" style:family="table-column">
      <style:table-column-properties style:column-width="4.957cm" style:rel-column-width="18492*"/>
    </style:style>
    <style:style style:name="Table36.C" style:family="table-column">
      <style:table-column-properties style:column-width="7.165cm" style:rel-column-width="26726*"/>
    </style:style>
    <style:style style:name="Table36.1" style:family="table-row">
      <style:table-row-properties style:min-row-height="0.728cm"/>
    </style:style>
    <style:style style:name="Table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6.C1" style:family="table-cell">
      <style:table-cell-properties fo:background-color="#ffff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style:vertical-align="middle"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6.7" style:family="table-row">
      <style:table-row-properties style:min-row-height="3.08cm"/>
    </style:style>
    <style:style style:name="Table37" style:family="table">
      <style:table-properties style:width="16.431cm" table:align="left"/>
    </style:style>
    <style:style style:name="Table37.A" style:family="table-column">
      <style:table-column-properties style:column-width="16.431cm"/>
    </style:style>
    <style:style style:name="Table37.A1" style:family="table-cell">
      <style:table-cell-properties fo:background-color="#ccffff" fo:padding="0.051cm" fo:border="0.002cm solid #000000">
        <style:background-image/>
      </style:table-cell-properties>
    </style:style>
    <style:style style:name="Table37.2" style:family="table-row">
      <style:table-row-properties style:min-row-height="2.796cm"/>
    </style:style>
    <style:style style:name="Table37.A2" style:family="table-cell">
      <style:table-cell-properties fo:padding="0.051cm" fo:border-left="0.002cm solid #000000" fo:border-right="0.002cm solid #000000" fo:border-top="none" fo:border-bottom="0.002cm solid #000000"/>
    </style:style>
    <style:style style:name="Table38" style:family="table">
      <style:table-properties style:width="17.59cm" table:align="margins"/>
    </style:style>
    <style:style style:name="Table38.A" style:family="table-column">
      <style:table-column-properties style:column-width="2.512cm" style:rel-column-width="9357*"/>
    </style:style>
    <style:style style:name="Table38.B" style:family="table-column">
      <style:table-column-properties style:column-width="3.101cm" style:rel-column-width="11553*"/>
    </style:style>
    <style:style style:name="Table38.C" style:family="table-column">
      <style:table-column-properties style:column-width="1.926cm" style:rel-column-width="7174*"/>
    </style:style>
    <style:style style:name="Table38.E" style:family="table-column">
      <style:table-column-properties style:column-width="2.514cm" style:rel-column-width="9364*"/>
    </style:style>
    <style:style style:name="Table38.G" style:family="table-column">
      <style:table-column-properties style:column-width="2.514cm" style:rel-column-width="9366*"/>
    </style:style>
    <style:style style:name="Table38.A1" style:family="table-cell">
      <style:table-cell-properties fo:padding="0.097cm" fo:border-left="0.002cm solid #000000" fo:border-right="none" fo:border-top="0.002cm solid #000000" fo:border-bottom="0.002cm solid #000000"/>
    </style:style>
    <style:style style:name="Table38.G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G2" style:family="table-cell">
      <style:table-cell-properties fo:padding="0.097cm" fo:border-left="0.002cm solid #000000" fo:border-right="0.002cm solid #000000" fo:border-top="none" fo:border-bottom="0.002cm solid #000000"/>
    </style:style>
    <style:style style:name="Table39" style:family="table">
      <style:table-properties style:width="17.568cm" fo:margin-left="-0.016cm" fo:margin-right="0.037cm" table:align="margins"/>
    </style:style>
    <style:style style:name="Table39.A" style:family="table-column">
      <style:table-column-properties style:column-width="5.447cm" style:rel-column-width="20318*"/>
    </style:style>
    <style:style style:name="Table39.B" style:family="table-column">
      <style:table-column-properties style:column-width="4.898cm" style:rel-column-width="18272*"/>
    </style:style>
    <style:style style:name="Table39.C" style:family="table-column">
      <style:table-column-properties style:column-width="7.223cm" style:rel-column-width="26945*"/>
    </style:style>
    <style:style style:name="Table39.1" style:family="table-row">
      <style:table-row-properties style:min-row-height="0.728cm"/>
    </style:style>
    <style:style style:name="Table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9.C1" style:family="table-cell">
      <style:table-cell-properties fo:background-color="#ffffcc"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style:vertical-align="middle"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431cm" table:align="left"/>
    </style:style>
    <style:style style:name="Table40.A" style:family="table-column">
      <style:table-column-properties style:column-width="16.431cm"/>
    </style:style>
    <style:style style:name="Table40.A1" style:family="table-cell">
      <style:table-cell-properties fo:background-color="#ccffff" fo:padding="0.051cm" fo:border="0.002cm solid #000000">
        <style:background-image/>
      </style:table-cell-properties>
    </style:style>
    <style:style style:name="Table40.2" style:family="table-row">
      <style:table-row-properties style:min-row-height="2.796cm"/>
    </style:style>
    <style:style style:name="Table40.A2" style:family="table-cell">
      <style:table-cell-properties fo:padding="0.051cm" fo:border-left="0.002cm solid #000000" fo:border-right="0.002cm solid #000000" fo:border-top="none" fo:border-bottom="0.002cm solid #000000"/>
    </style:style>
    <style:style style:name="Table41" style:family="table">
      <style:table-properties style:width="17.59cm" table:align="margins"/>
    </style:style>
    <style:style style:name="Table41.A" style:family="table-column">
      <style:table-column-properties style:column-width="2.512cm" style:rel-column-width="9357*"/>
    </style:style>
    <style:style style:name="Table41.B" style:family="table-column">
      <style:table-column-properties style:column-width="3.101cm" style:rel-column-width="11553*"/>
    </style:style>
    <style:style style:name="Table41.C" style:family="table-column">
      <style:table-column-properties style:column-width="1.926cm" style:rel-column-width="7174*"/>
    </style:style>
    <style:style style:name="Table41.E" style:family="table-column">
      <style:table-column-properties style:column-width="2.514cm" style:rel-column-width="9364*"/>
    </style:style>
    <style:style style:name="Table41.G" style:family="table-column">
      <style:table-column-properties style:column-width="2.514cm" style:rel-column-width="9366*"/>
    </style:style>
    <style:style style:name="Table41.A1" style:family="table-cell">
      <style:table-cell-properties fo:padding="0.097cm" fo:border-left="0.002cm solid #000000" fo:border-right="none" fo:border-top="0.002cm solid #000000" fo:border-bottom="0.002cm solid #000000"/>
    </style:style>
    <style:style style:name="Table41.G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G2" style:family="table-cell">
      <style:table-cell-properties fo:padding="0.097cm" fo:border-left="0.002cm solid #000000" fo:border-right="0.002cm solid #000000" fo:border-top="none" fo:border-bottom="0.002cm solid #000000"/>
    </style:style>
    <style:style style:name="Table42" style:family="table">
      <style:table-properties style:width="17.568cm" fo:margin-left="-0.016cm" fo:margin-right="0.037cm" table:align="margins"/>
    </style:style>
    <style:style style:name="Table42.A" style:family="table-column">
      <style:table-column-properties style:column-width="5.447cm" style:rel-column-width="20318*"/>
    </style:style>
    <style:style style:name="Table42.B" style:family="table-column">
      <style:table-column-properties style:column-width="4.898cm" style:rel-column-width="18272*"/>
    </style:style>
    <style:style style:name="Table42.C" style:family="table-column">
      <style:table-column-properties style:column-width="7.223cm" style:rel-column-width="26945*"/>
    </style:style>
    <style:style style:name="Table42.1" style:family="table-row">
      <style:table-row-properties style:min-row-height="0.728cm"/>
    </style:style>
    <style:style style:name="Table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ffffc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style:vertical-align="middle"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6.431cm" table:align="left"/>
    </style:style>
    <style:style style:name="Table43.A" style:family="table-column">
      <style:table-column-properties style:column-width="16.431cm"/>
    </style:style>
    <style:style style:name="Table43.A1" style:family="table-cell">
      <style:table-cell-properties fo:background-color="#ccffff" fo:padding="0.051cm" fo:border="0.002cm solid #000000">
        <style:background-image/>
      </style:table-cell-properties>
    </style:style>
    <style:style style:name="Table43.2" style:family="table-row">
      <style:table-row-properties style:min-row-height="2.796cm"/>
    </style:style>
    <style:style style:name="Table43.A2" style:family="table-cell">
      <style:table-cell-properties fo:padding="0.051cm" fo:border-left="0.002cm solid #000000" fo:border-right="0.002cm solid #000000" fo:border-top="none" fo:border-bottom="0.002cm solid #000000"/>
    </style:style>
    <style:style style:name="Table44" style:family="table">
      <style:table-properties table:align="margins"/>
    </style:style>
    <style:style style:name="Table44.A" style:family="table-column">
      <style:table-column-properties style:rel-column-width="9357*"/>
    </style:style>
    <style:style style:name="Table44.B" style:family="table-column">
      <style:table-column-properties style:rel-column-width="11553*"/>
    </style:style>
    <style:style style:name="Table44.C" style:family="table-column">
      <style:table-column-properties style:rel-column-width="7174*"/>
    </style:style>
    <style:style style:name="Table44.E" style:family="table-column">
      <style:table-column-properties style:rel-column-width="9364*"/>
    </style:style>
    <style:style style:name="Table44.G" style:family="table-column">
      <style:table-column-properties style:rel-column-width="9366*"/>
    </style:style>
    <style:style style:name="Table44.A1" style:family="table-cell">
      <style:table-cell-properties fo:padding="0.097cm" fo:border-left="0.002cm solid #000000" fo:border-right="none" fo:border-top="0.002cm solid #000000" fo:border-bottom="0.002cm solid #000000"/>
    </style:style>
    <style:style style:name="Table44.G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G2" style:family="table-cell">
      <style:table-cell-properties fo:padding="0.097cm" fo:border-left="0.002cm solid #000000" fo:border-right="0.002cm solid #000000" fo:border-top="none" fo:border-bottom="0.002cm solid #000000"/>
    </style:style>
    <style:style style:name="Table53" style:family="table">
      <style:table-properties fo:margin-left="-0.016cm" fo:margin-right="0.037cm" table:align="margins"/>
    </style:style>
    <style:style style:name="Table53.A" style:family="table-column">
      <style:table-column-properties style:rel-column-width="20318*"/>
    </style:style>
    <style:style style:name="Table53.B" style:family="table-column">
      <style:table-column-properties style:rel-column-width="18272*"/>
    </style:style>
    <style:style style:name="Table53.C" style:family="table-column">
      <style:table-column-properties style:rel-column-width="26945*"/>
    </style:style>
    <style:style style:name="Table53.1" style:family="table-row">
      <style:table-row-properties style:min-row-height="0.728cm"/>
    </style:style>
    <style:style style:name="Table5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3.C1" style:family="table-cell">
      <style:table-cell-properties fo:background-color="#ffffcc"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style:vertical-align="middle"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431cm" table:align="left"/>
    </style:style>
    <style:style style:name="Table54.A" style:family="table-column">
      <style:table-column-properties style:column-width="16.431cm"/>
    </style:style>
    <style:style style:name="Table54.A1" style:family="table-cell">
      <style:table-cell-properties fo:background-color="#ccffff" fo:padding="0.051cm" fo:border="0.002cm solid #000000">
        <style:background-image/>
      </style:table-cell-properties>
    </style:style>
    <style:style style:name="Table54.2" style:family="table-row">
      <style:table-row-properties style:min-row-height="2.796cm"/>
    </style:style>
    <style:style style:name="Table54.A2" style:family="table-cell">
      <style:table-cell-properties fo:padding="0.051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2.512cm" style:rel-column-width="9357*"/>
    </style:style>
    <style:style style:name="Table55.B" style:family="table-column">
      <style:table-column-properties style:column-width="3.101cm" style:rel-column-width="11553*"/>
    </style:style>
    <style:style style:name="Table55.C" style:family="table-column">
      <style:table-column-properties style:column-width="1.926cm" style:rel-column-width="7174*"/>
    </style:style>
    <style:style style:name="Table55.E" style:family="table-column">
      <style:table-column-properties style:column-width="2.514cm" style:rel-column-width="9364*"/>
    </style:style>
    <style:style style:name="Table55.G" style:family="table-column">
      <style:table-column-properties style:column-width="2.514cm" style:rel-column-width="9366*"/>
    </style:style>
    <style:style style:name="Table55.A1" style:family="table-cell">
      <style:table-cell-properties fo:padding="0.097cm" fo:border-left="0.002cm solid #000000" fo:border-right="none" fo:border-top="0.002cm solid #000000" fo:border-bottom="0.002cm solid #000000"/>
    </style:style>
    <style:style style:name="Table55.G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G2" style:family="table-cell">
      <style:table-cell-properties fo:padding="0.097cm" fo:border-left="0.002cm solid #000000" fo:border-right="0.002cm solid #000000" fo:border-top="none" fo:border-bottom="0.002cm solid #000000"/>
    </style:style>
    <style:style style:name="Table56" style:family="table">
      <style:table-properties style:width="17.568cm" fo:margin-left="-0.016cm" fo:margin-right="0.037cm" table:align="margins"/>
    </style:style>
    <style:style style:name="Table56.A" style:family="table-column">
      <style:table-column-properties style:column-width="5.447cm" style:rel-column-width="20317*"/>
    </style:style>
    <style:style style:name="Table56.B" style:family="table-column">
      <style:table-column-properties style:column-width="4.93cm" style:rel-column-width="18390*"/>
    </style:style>
    <style:style style:name="Table56.C" style:family="table-column">
      <style:table-column-properties style:column-width="7.191cm" style:rel-column-width="26828*"/>
    </style:style>
    <style:style style:name="Table56.1" style:family="table-row">
      <style:table-row-properties style:min-row-height="0.728cm"/>
    </style:style>
    <style:style style:name="Table5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6.C1" style:family="table-cell">
      <style:table-cell-properties fo:background-color="#ffffcc" fo:padding="0.097cm" fo:border="0.002cm solid #000000">
        <style:background-image/>
      </style:table-cell-properties>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style:vertical-align="middle"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57" style:family="table">
      <style:table-properties style:width="16.431cm" table:align="left"/>
    </style:style>
    <style:style style:name="Table57.A" style:family="table-column">
      <style:table-column-properties style:column-width="16.431cm"/>
    </style:style>
    <style:style style:name="Table57.A1" style:family="table-cell">
      <style:table-cell-properties fo:background-color="#ccffff" fo:padding="0.051cm" fo:border="0.002cm solid #000000">
        <style:background-image/>
      </style:table-cell-properties>
    </style:style>
    <style:style style:name="Table57.2" style:family="table-row">
      <style:table-row-properties style:min-row-height="2.796cm"/>
    </style:style>
    <style:style style:name="Table57.A2" style:family="table-cell">
      <style:table-cell-properties fo:padding="0.051cm" fo:border-left="0.002cm solid #000000" fo:border-right="0.002cm solid #000000" fo:border-top="none" fo:border-bottom="0.002cm solid #000000"/>
    </style:style>
    <style:style style:name="Table58" style:family="table">
      <style:table-properties style:width="17.59cm" table:align="margins"/>
    </style:style>
    <style:style style:name="Table58.A" style:family="table-column">
      <style:table-column-properties style:column-width="2.51cm" style:rel-column-width="9350*"/>
    </style:style>
    <style:style style:name="Table58.B" style:family="table-column">
      <style:table-column-properties style:column-width="3.101cm" style:rel-column-width="11553*"/>
    </style:style>
    <style:style style:name="Table58.C" style:family="table-column">
      <style:table-column-properties style:column-width="1.926cm" style:rel-column-width="7174*"/>
    </style:style>
    <style:style style:name="Table58.D" style:family="table-column">
      <style:table-column-properties style:column-width="2.512cm" style:rel-column-width="9357*"/>
    </style:style>
    <style:style style:name="Table58.E" style:family="table-column">
      <style:table-column-properties style:column-width="2.491cm" style:rel-column-width="9282*"/>
    </style:style>
    <style:style style:name="Table58.F" style:family="table-column">
      <style:table-column-properties style:column-width="2.535cm" style:rel-column-width="9445*"/>
    </style:style>
    <style:style style:name="Table58.G" style:family="table-column">
      <style:table-column-properties style:column-width="2.515cm" style:rel-column-width="9374*"/>
    </style:style>
    <style:style style:name="Table58.A1" style:family="table-cell">
      <style:table-cell-properties fo:padding="0.097cm" fo:border-left="0.002cm solid #000000" fo:border-right="none" fo:border-top="0.002cm solid #000000" fo:border-bottom="0.002cm solid #000000"/>
    </style:style>
    <style:style style:name="Table58.G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G2" style:family="table-cell">
      <style:table-cell-properties fo:padding="0.097cm" fo:border-left="0.002cm solid #000000" fo:border-right="0.002cm solid #000000" fo:border-top="none" fo:border-bottom="0.002cm solid #000000"/>
    </style:style>
    <style:style style:name="Table59" style:family="table">
      <style:table-properties fo:margin-left="-0.016cm" fo:margin-right="0.037cm" table:align="margins"/>
    </style:style>
    <style:style style:name="Table59.A" style:family="table-column">
      <style:table-column-properties style:rel-column-width="20317*"/>
    </style:style>
    <style:style style:name="Table59.B" style:family="table-column">
      <style:table-column-properties style:rel-column-width="18492*"/>
    </style:style>
    <style:style style:name="Table59.C" style:family="table-column">
      <style:table-column-properties style:rel-column-width="26726*"/>
    </style:style>
    <style:style style:name="Table59.1" style:family="table-row">
      <style:table-row-properties style:min-row-height="0.728cm"/>
    </style:style>
    <style:style style:name="Table5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9.C1" style:family="table-cell">
      <style:table-cell-properties fo:background-color="#ffffcc"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style:vertical-align="middle" fo:padding="0.097cm" fo:border-left="0.002cm solid #000000" fo:border-right="none" fo:border-top="none" fo:border-bottom="0.002cm solid #000000"/>
    </style:style>
    <style:style style:name="Table59.C2" style:family="table-cell">
      <style:table-cell-properties fo:padding="0.097cm" fo:border-left="0.002cm solid #000000" fo:border-right="0.002cm solid #000000" fo:border-top="none" fo:border-bottom="0.002cm solid #000000"/>
    </style:style>
    <style:style style:name="Table60" style:family="table">
      <style:table-properties style:width="16.431cm" table:align="left"/>
    </style:style>
    <style:style style:name="Table60.A" style:family="table-column">
      <style:table-column-properties style:column-width="16.431cm"/>
    </style:style>
    <style:style style:name="Table60.A1" style:family="table-cell">
      <style:table-cell-properties fo:background-color="#ccffff" fo:padding="0.051cm" fo:border="0.002cm solid #000000">
        <style:background-image/>
      </style:table-cell-properties>
    </style:style>
    <style:style style:name="Table60.2" style:family="table-row">
      <style:table-row-properties style:min-row-height="2.796cm"/>
    </style:style>
    <style:style style:name="Table60.A2" style:family="table-cell">
      <style:table-cell-properties fo:padding="0.051cm" fo:border-left="0.002cm solid #000000" fo:border-right="0.002cm solid #000000" fo:border-top="none" fo:border-bottom="0.002cm solid #000000"/>
    </style:style>
    <style:style style:name="Table61" style:family="table">
      <style:table-properties table:align="margins"/>
    </style:style>
    <style:style style:name="Table61.A" style:family="table-column">
      <style:table-column-properties style:rel-column-width="9357*"/>
    </style:style>
    <style:style style:name="Table61.B" style:family="table-column">
      <style:table-column-properties style:rel-column-width="11553*"/>
    </style:style>
    <style:style style:name="Table61.C" style:family="table-column">
      <style:table-column-properties style:rel-column-width="7174*"/>
    </style:style>
    <style:style style:name="Table61.E" style:family="table-column">
      <style:table-column-properties style:rel-column-width="9364*"/>
    </style:style>
    <style:style style:name="Table61.G" style:family="table-column">
      <style:table-column-properties style:rel-column-width="9366*"/>
    </style:style>
    <style:style style:name="Table61.A1" style:family="table-cell">
      <style:table-cell-properties fo:padding="0.097cm" fo:border-left="0.002cm solid #000000" fo:border-right="none" fo:border-top="0.002cm solid #000000" fo:border-bottom="0.002cm solid #000000"/>
    </style:style>
    <style:style style:name="Table61.G1" style:family="table-cell">
      <style:table-cell-properties fo:padding="0.097cm" fo:border="0.002cm solid #000000"/>
    </style:style>
    <style:style style:name="Table61.A2" style:family="table-cell">
      <style:table-cell-properties fo:padding="0.097cm" fo:border-left="0.002cm solid #000000" fo:border-right="none" fo:border-top="none" fo:border-bottom="0.002cm solid #000000"/>
    </style:style>
    <style:style style:name="Table61.G2" style:family="table-cell">
      <style:table-cell-properties fo:padding="0.097cm" fo:border-left="0.002cm solid #000000" fo:border-right="0.002cm solid #000000" fo:border-top="none" fo:border-bottom="0.002cm solid #000000"/>
    </style:style>
    <style:style style:name="Table62" style:family="table">
      <style:table-properties style:width="17.568cm" fo:margin-left="-0.016cm" fo:margin-right="0.037cm" table:align="margins"/>
    </style:style>
    <style:style style:name="Table62.A" style:family="table-column">
      <style:table-column-properties style:column-width="5.447cm" style:rel-column-width="20318*"/>
    </style:style>
    <style:style style:name="Table62.B" style:family="table-column">
      <style:table-column-properties style:column-width="4.898cm" style:rel-column-width="18272*"/>
    </style:style>
    <style:style style:name="Table62.C" style:family="table-column">
      <style:table-column-properties style:column-width="7.223cm" style:rel-column-width="26945*"/>
    </style:style>
    <style:style style:name="Table62.1" style:family="table-row">
      <style:table-row-properties style:min-row-height="0.728cm"/>
    </style:style>
    <style:style style:name="Table6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2.C1" style:family="table-cell">
      <style:table-cell-properties fo:background-color="#ffffcc" fo:padding="0.097cm" fo:border="0.002cm solid #000000">
        <style:background-image/>
      </style:table-cell-properties>
    </style:style>
    <style:style style:name="Table62.A2" style:family="table-cell">
      <style:table-cell-properties fo:padding="0.097cm" fo:border-left="0.002cm solid #000000" fo:border-right="none" fo:border-top="none" fo:border-bottom="0.002cm solid #000000"/>
    </style:style>
    <style:style style:name="Table62.B2" style:family="table-cell">
      <style:table-cell-properties style:vertical-align="middle" fo:padding="0.097cm" fo:border-left="0.002cm solid #000000" fo:border-right="none" fo:border-top="none" fo:border-bottom="0.002cm solid #000000"/>
    </style:style>
    <style:style style:name="Table62.C2" style:family="table-cell">
      <style:table-cell-properties fo:padding="0.097cm" fo:border-left="0.002cm solid #000000" fo:border-right="0.002cm solid #000000" fo:border-top="none" fo:border-bottom="0.002cm solid #000000"/>
    </style:style>
    <style:style style:name="Table62.6" style:family="table-row">
      <style:table-row-properties style:min-row-height="3.08cm"/>
    </style:style>
    <style:style style:name="Table63" style:family="table">
      <style:table-properties style:width="16.431cm" table:align="left"/>
    </style:style>
    <style:style style:name="Table63.A" style:family="table-column">
      <style:table-column-properties style:column-width="16.431cm"/>
    </style:style>
    <style:style style:name="Table63.A1" style:family="table-cell">
      <style:table-cell-properties fo:background-color="#ccffff" fo:padding="0.051cm" fo:border="0.002cm solid #000000">
        <style:background-image/>
      </style:table-cell-properties>
    </style:style>
    <style:style style:name="Table63.2" style:family="table-row">
      <style:table-row-properties style:min-row-height="2.796cm"/>
    </style:style>
    <style:style style:name="Table63.A2" style:family="table-cell">
      <style:table-cell-properties fo:padding="0.051cm" fo:border-left="0.002cm solid #000000" fo:border-right="0.002cm solid #000000" fo:border-top="none" fo:border-bottom="0.002cm solid #000000"/>
    </style:style>
    <style:style style:name="Table64" style:family="table">
      <style:table-properties table:align="margins"/>
    </style:style>
    <style:style style:name="Table64.A" style:family="table-column">
      <style:table-column-properties style:rel-column-width="9357*"/>
    </style:style>
    <style:style style:name="Table64.B" style:family="table-column">
      <style:table-column-properties style:rel-column-width="11553*"/>
    </style:style>
    <style:style style:name="Table64.C" style:family="table-column">
      <style:table-column-properties style:rel-column-width="7174*"/>
    </style:style>
    <style:style style:name="Table64.E" style:family="table-column">
      <style:table-column-properties style:rel-column-width="9364*"/>
    </style:style>
    <style:style style:name="Table64.G" style:family="table-column">
      <style:table-column-properties style:rel-column-width="9366*"/>
    </style:style>
    <style:style style:name="Table64.A1" style:family="table-cell">
      <style:table-cell-properties fo:padding="0.097cm" fo:border-left="0.002cm solid #000000" fo:border-right="none" fo:border-top="0.002cm solid #000000" fo:border-bottom="0.002cm solid #000000"/>
    </style:style>
    <style:style style:name="Table64.G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G2" style:family="table-cell">
      <style:table-cell-properties fo:padding="0.097cm" fo:border-left="0.002cm solid #000000" fo:border-right="0.002cm solid #000000" fo:border-top="none" fo:border-bottom="0.002cm solid #000000"/>
    </style:style>
    <style:style style:name="Table65" style:family="table">
      <style:table-properties fo:margin-left="-0.016cm" fo:margin-right="0.037cm" table:align="margins"/>
    </style:style>
    <style:style style:name="Table65.A" style:family="table-column">
      <style:table-column-properties style:rel-column-width="18485*"/>
    </style:style>
    <style:style style:name="Table65.B" style:family="table-column">
      <style:table-column-properties style:rel-column-width="20099*"/>
    </style:style>
    <style:style style:name="Table65.C" style:family="table-column">
      <style:table-column-properties style:rel-column-width="26951*"/>
    </style:style>
    <style:style style:name="Table65.1" style:family="table-row">
      <style:table-row-properties style:min-row-height="0.728cm"/>
    </style:style>
    <style:style style:name="Table6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5.C1" style:family="table-cell">
      <style:table-cell-properties fo:background-color="#ffffcc"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B2" style:family="table-cell">
      <style:table-cell-properties style:vertical-align="middle" fo:padding="0.097cm" fo:border-left="0.002cm solid #000000" fo:border-right="none" fo:border-top="none" fo:border-bottom="0.002cm solid #000000"/>
    </style:style>
    <style:style style:name="Table65.C2" style:family="table-cell">
      <style:table-cell-properties fo:padding="0.097cm" fo:border-left="0.002cm solid #000000" fo:border-right="0.002cm solid #000000" fo:border-top="none" fo:border-bottom="0.002cm solid #000000"/>
    </style:style>
    <style:style style:name="Table66" style:family="table">
      <style:table-properties style:width="16.431cm" table:align="left"/>
    </style:style>
    <style:style style:name="Table66.A" style:family="table-column">
      <style:table-column-properties style:column-width="16.431cm"/>
    </style:style>
    <style:style style:name="Table66.A1" style:family="table-cell">
      <style:table-cell-properties fo:background-color="#ccffff" fo:padding="0.051cm" fo:border="0.002cm solid #000000">
        <style:background-image/>
      </style:table-cell-properties>
    </style:style>
    <style:style style:name="Table66.2" style:family="table-row">
      <style:table-row-properties style:min-row-height="2.796cm"/>
    </style:style>
    <style:style style:name="Table66.A2" style:family="table-cell">
      <style:table-cell-properties fo:padding="0.051cm" fo:border-left="0.002cm solid #000000" fo:border-right="0.002cm solid #000000" fo:border-top="none" fo:border-bottom="0.002cm solid #000000"/>
    </style:style>
    <style:style style:name="Table67" style:family="table">
      <style:table-properties table:align="margins"/>
    </style:style>
    <style:style style:name="Table67.A" style:family="table-column">
      <style:table-column-properties style:rel-column-width="9357*"/>
    </style:style>
    <style:style style:name="Table67.B" style:family="table-column">
      <style:table-column-properties style:rel-column-width="11553*"/>
    </style:style>
    <style:style style:name="Table67.C" style:family="table-column">
      <style:table-column-properties style:rel-column-width="7174*"/>
    </style:style>
    <style:style style:name="Table67.E" style:family="table-column">
      <style:table-column-properties style:rel-column-width="9364*"/>
    </style:style>
    <style:style style:name="Table67.G" style:family="table-column">
      <style:table-column-properties style:rel-column-width="9366*"/>
    </style:style>
    <style:style style:name="Table67.A1" style:family="table-cell">
      <style:table-cell-properties fo:padding="0.097cm" fo:border-left="0.002cm solid #000000" fo:border-right="none" fo:border-top="0.002cm solid #000000" fo:border-bottom="0.002cm solid #000000"/>
    </style:style>
    <style:style style:name="Table67.G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G2" style:family="table-cell">
      <style:table-cell-properties fo:padding="0.097cm" fo:border-left="0.002cm solid #000000" fo:border-right="0.002cm solid #000000" fo:border-top="none" fo:border-bottom="0.002cm solid #000000"/>
    </style:style>
    <style:style style:name="Table68" style:family="table">
      <style:table-properties fo:margin-left="-0.016cm" fo:margin-right="0.037cm" table:align="margins"/>
    </style:style>
    <style:style style:name="Table68.A" style:family="table-column">
      <style:table-column-properties style:rel-column-width="20318*"/>
    </style:style>
    <style:style style:name="Table68.B" style:family="table-column">
      <style:table-column-properties style:rel-column-width="18272*"/>
    </style:style>
    <style:style style:name="Table68.C" style:family="table-column">
      <style:table-column-properties style:rel-column-width="26945*"/>
    </style:style>
    <style:style style:name="Table68.1" style:family="table-row">
      <style:table-row-properties style:min-row-height="0.728cm"/>
    </style:style>
    <style:style style:name="Table6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8.C1" style:family="table-cell">
      <style:table-cell-properties fo:background-color="#ffffcc" fo:padding="0.097cm" fo:border="0.002cm solid #000000">
        <style:background-image/>
      </style:table-cell-properties>
    </style:style>
    <style:style style:name="Table68.A2" style:family="table-cell">
      <style:table-cell-properties fo:padding="0.097cm" fo:border-left="0.002cm solid #000000" fo:border-right="none" fo:border-top="none" fo:border-bottom="0.002cm solid #000000"/>
    </style:style>
    <style:style style:name="Table68.B2" style:family="table-cell">
      <style:table-cell-properties style:vertical-align="middle" fo:padding="0.097cm" fo:border-left="0.002cm solid #000000" fo:border-right="none" fo:border-top="none" fo:border-bottom="0.002cm solid #000000"/>
    </style:style>
    <style:style style:name="Table68.C2" style:family="table-cell">
      <style:table-cell-properties fo:padding="0.097cm" fo:border-left="0.002cm solid #000000" fo:border-right="0.002cm solid #000000" fo:border-top="none" fo:border-bottom="0.002cm solid #000000"/>
    </style:style>
    <style:style style:name="Table68.6" style:family="table-row">
      <style:table-row-properties style:min-row-height="3.08cm"/>
    </style:style>
    <style:style style:name="Table69" style:family="table">
      <style:table-properties style:width="16.431cm" table:align="left"/>
    </style:style>
    <style:style style:name="Table69.A" style:family="table-column">
      <style:table-column-properties style:column-width="16.431cm"/>
    </style:style>
    <style:style style:name="Table69.A1" style:family="table-cell">
      <style:table-cell-properties fo:background-color="#ccffff" fo:padding="0.051cm" fo:border="0.002cm solid #000000">
        <style:background-image/>
      </style:table-cell-properties>
    </style:style>
    <style:style style:name="Table69.2" style:family="table-row">
      <style:table-row-properties style:min-row-height="2.796cm"/>
    </style:style>
    <style:style style:name="Table69.A2" style:family="table-cell">
      <style:table-cell-properties fo:padding="0.051cm" fo:border-left="0.002cm solid #000000" fo:border-right="0.002cm solid #000000" fo:border-top="none" fo:border-bottom="0.002cm solid #000000"/>
    </style:style>
    <style:style style:name="Table70" style:family="table">
      <style:table-properties style:width="17.59cm" table:align="margins"/>
    </style:style>
    <style:style style:name="Table70.A" style:family="table-column">
      <style:table-column-properties style:column-width="2.512cm" style:rel-column-width="9357*"/>
    </style:style>
    <style:style style:name="Table70.B" style:family="table-column">
      <style:table-column-properties style:column-width="3.101cm" style:rel-column-width="11553*"/>
    </style:style>
    <style:style style:name="Table70.C" style:family="table-column">
      <style:table-column-properties style:column-width="1.926cm" style:rel-column-width="7174*"/>
    </style:style>
    <style:style style:name="Table70.E" style:family="table-column">
      <style:table-column-properties style:column-width="2.514cm" style:rel-column-width="9364*"/>
    </style:style>
    <style:style style:name="Table70.G" style:family="table-column">
      <style:table-column-properties style:column-width="2.514cm" style:rel-column-width="9366*"/>
    </style:style>
    <style:style style:name="Table70.A1" style:family="table-cell">
      <style:table-cell-properties fo:padding="0.097cm" fo:border-left="0.002cm solid #000000" fo:border-right="none" fo:border-top="0.002cm solid #000000" fo:border-bottom="0.002cm solid #000000"/>
    </style:style>
    <style:style style:name="Table70.G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G2" style:family="table-cell">
      <style:table-cell-properties fo:padding="0.097cm" fo:border-left="0.002cm solid #000000" fo:border-right="0.002cm solid #000000" fo:border-top="none" fo:border-bottom="0.002cm solid #000000"/>
    </style:style>
    <style:style style:name="Table71" style:family="table">
      <style:table-properties style:width="17.568cm" fo:margin-left="-0.016cm" fo:margin-right="0.037cm" table:align="margins"/>
    </style:style>
    <style:style style:name="Table71.A" style:family="table-column">
      <style:table-column-properties style:column-width="5.447cm" style:rel-column-width="20317*"/>
    </style:style>
    <style:style style:name="Table71.B" style:family="table-column">
      <style:table-column-properties style:column-width="4.957cm" style:rel-column-width="18492*"/>
    </style:style>
    <style:style style:name="Table71.C" style:family="table-column">
      <style:table-column-properties style:column-width="7.165cm" style:rel-column-width="26726*"/>
    </style:style>
    <style:style style:name="Table71.1" style:family="table-row">
      <style:table-row-properties style:min-row-height="0.728cm"/>
    </style:style>
    <style:style style:name="Table7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1.C1" style:family="table-cell">
      <style:table-cell-properties fo:background-color="#ffffc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style:vertical-align="middle" fo:padding="0.097cm" fo:border-left="0.002cm solid #000000" fo:border-right="none" fo:border-top="none" fo:border-bottom="0.002cm solid #000000"/>
    </style:style>
    <style:style style:name="Table71.C2" style:family="table-cell">
      <style:table-cell-properties fo:padding="0.097cm" fo:border-left="0.002cm solid #000000" fo:border-right="0.002cm solid #000000" fo:border-top="none" fo:border-bottom="0.002cm solid #000000"/>
    </style:style>
    <style:style style:name="Table71.6" style:family="table-row">
      <style:table-row-properties style:min-row-height="3.08cm"/>
    </style:style>
    <style:style style:name="Table72" style:family="table">
      <style:table-properties style:width="16.431cm" table:align="left"/>
    </style:style>
    <style:style style:name="Table72.A" style:family="table-column">
      <style:table-column-properties style:column-width="16.431cm"/>
    </style:style>
    <style:style style:name="Table72.A1" style:family="table-cell">
      <style:table-cell-properties fo:background-color="#ccffff" fo:padding="0.051cm" fo:border="0.002cm solid #000000">
        <style:background-image/>
      </style:table-cell-properties>
    </style:style>
    <style:style style:name="Table72.2" style:family="table-row">
      <style:table-row-properties style:min-row-height="2.796cm"/>
    </style:style>
    <style:style style:name="Table72.A2" style:family="table-cell">
      <style:table-cell-properties fo:padding="0.051cm" fo:border-left="0.002cm solid #000000" fo:border-right="0.002cm solid #000000" fo:border-top="none" fo:border-bottom="0.002cm solid #000000"/>
    </style:style>
    <style:style style:name="Table73" style:family="table">
      <style:table-properties table:align="margins"/>
    </style:style>
    <style:style style:name="Table73.A" style:family="table-column">
      <style:table-column-properties style:rel-column-width="9357*"/>
    </style:style>
    <style:style style:name="Table73.B" style:family="table-column">
      <style:table-column-properties style:rel-column-width="11553*"/>
    </style:style>
    <style:style style:name="Table73.C" style:family="table-column">
      <style:table-column-properties style:rel-column-width="7174*"/>
    </style:style>
    <style:style style:name="Table73.E" style:family="table-column">
      <style:table-column-properties style:rel-column-width="9364*"/>
    </style:style>
    <style:style style:name="Table73.G" style:family="table-column">
      <style:table-column-properties style:rel-column-width="9366*"/>
    </style:style>
    <style:style style:name="Table73.A1" style:family="table-cell">
      <style:table-cell-properties fo:padding="0.097cm" fo:border-left="0.002cm solid #000000" fo:border-right="none" fo:border-top="0.002cm solid #000000" fo:border-bottom="0.002cm solid #000000"/>
    </style:style>
    <style:style style:name="Table73.G1" style:family="table-cell">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G2" style:family="table-cell">
      <style:table-cell-properties fo:padding="0.097cm" fo:border-left="0.002cm solid #000000" fo:border-right="0.002cm solid #000000" fo:border-top="none" fo:border-bottom="0.002cm solid #000000"/>
    </style:style>
    <style:style style:name="Table74" style:family="table">
      <style:table-properties fo:margin-left="-0.016cm" fo:margin-right="0.037cm" table:align="margins"/>
    </style:style>
    <style:style style:name="Table74.A" style:family="table-column">
      <style:table-column-properties style:rel-column-width="20318*"/>
    </style:style>
    <style:style style:name="Table74.B" style:family="table-column">
      <style:table-column-properties style:rel-column-width="18272*"/>
    </style:style>
    <style:style style:name="Table74.C" style:family="table-column">
      <style:table-column-properties style:rel-column-width="26945*"/>
    </style:style>
    <style:style style:name="Table74.1" style:family="table-row">
      <style:table-row-properties style:min-row-height="0.728cm"/>
    </style:style>
    <style:style style:name="Table7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4.C1" style:family="table-cell">
      <style:table-cell-properties fo:background-color="#ffffcc"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B2" style:family="table-cell">
      <style:table-cell-properties style:vertical-align="middle" fo:padding="0.097cm" fo:border-left="0.002cm solid #000000" fo:border-right="none" fo:border-top="none" fo:border-bottom="0.002cm solid #000000"/>
    </style:style>
    <style:style style:name="Table74.C2" style:family="table-cell">
      <style:table-cell-properties fo:padding="0.097cm" fo:border-left="0.002cm solid #000000" fo:border-right="0.002cm solid #000000" fo:border-top="none" fo:border-bottom="0.002cm solid #000000"/>
    </style:style>
    <style:style style:name="Table75" style:family="table">
      <style:table-properties style:width="16.431cm" table:align="left"/>
    </style:style>
    <style:style style:name="Table75.A" style:family="table-column">
      <style:table-column-properties style:column-width="16.431cm"/>
    </style:style>
    <style:style style:name="Table75.A1" style:family="table-cell">
      <style:table-cell-properties fo:background-color="#ccffff" fo:padding="0.051cm" fo:border="0.002cm solid #000000">
        <style:background-image/>
      </style:table-cell-properties>
    </style:style>
    <style:style style:name="Table75.2" style:family="table-row">
      <style:table-row-properties style:min-row-height="2.796cm"/>
    </style:style>
    <style:style style:name="Table75.A2" style:family="table-cell">
      <style:table-cell-properties fo:padding="0.051cm" fo:border-left="0.002cm solid #000000" fo:border-right="0.002cm solid #000000" fo:border-top="none" fo:border-bottom="0.002cm solid #000000"/>
    </style:style>
    <style:style style:name="Table76" style:family="table">
      <style:table-properties style:width="17.59cm" table:align="margins"/>
    </style:style>
    <style:style style:name="Table76.A" style:family="table-column">
      <style:table-column-properties style:column-width="2.512cm" style:rel-column-width="9357*"/>
    </style:style>
    <style:style style:name="Table76.B" style:family="table-column">
      <style:table-column-properties style:column-width="3.101cm" style:rel-column-width="11553*"/>
    </style:style>
    <style:style style:name="Table76.C" style:family="table-column">
      <style:table-column-properties style:column-width="1.926cm" style:rel-column-width="7174*"/>
    </style:style>
    <style:style style:name="Table76.E" style:family="table-column">
      <style:table-column-properties style:column-width="2.514cm" style:rel-column-width="9364*"/>
    </style:style>
    <style:style style:name="Table76.G" style:family="table-column">
      <style:table-column-properties style:column-width="2.514cm" style:rel-column-width="9366*"/>
    </style:style>
    <style:style style:name="Table76.A1" style:family="table-cell">
      <style:table-cell-properties fo:padding="0.097cm" fo:border-left="0.002cm solid #000000" fo:border-right="none" fo:border-top="0.002cm solid #000000" fo:border-bottom="0.002cm solid #000000"/>
    </style:style>
    <style:style style:name="Table76.G1" style:family="table-cell">
      <style:table-cell-properties fo:padding="0.097cm" fo:border="0.002cm solid #000000"/>
    </style:style>
    <style:style style:name="Table76.A2" style:family="table-cell">
      <style:table-cell-properties fo:padding="0.097cm" fo:border-left="0.002cm solid #000000" fo:border-right="none" fo:border-top="none" fo:border-bottom="0.002cm solid #000000"/>
    </style:style>
    <style:style style:name="Table76.G2" style:family="table-cell">
      <style:table-cell-properties fo:padding="0.097cm" fo:border-left="0.002cm solid #000000" fo:border-right="0.002cm solid #000000" fo:border-top="none" fo:border-bottom="0.002cm solid #000000"/>
    </style:style>
    <style:style style:name="Table77" style:family="table">
      <style:table-properties style:width="17.568cm" fo:margin-left="-0.016cm" fo:margin-right="0.037cm" table:align="margins"/>
    </style:style>
    <style:style style:name="Table77.A" style:family="table-column">
      <style:table-column-properties style:column-width="5.447cm" style:rel-column-width="20317*"/>
    </style:style>
    <style:style style:name="Table77.B" style:family="table-column">
      <style:table-column-properties style:column-width="4.93cm" style:rel-column-width="18390*"/>
    </style:style>
    <style:style style:name="Table77.C" style:family="table-column">
      <style:table-column-properties style:column-width="7.191cm" style:rel-column-width="26828*"/>
    </style:style>
    <style:style style:name="Table77.1" style:family="table-row">
      <style:table-row-properties style:min-row-height="0.728cm"/>
    </style:style>
    <style:style style:name="Table7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7.C1" style:family="table-cell">
      <style:table-cell-properties fo:background-color="#ffffcc" fo:padding="0.097cm" fo:border="0.002cm solid #000000">
        <style:background-image/>
      </style:table-cell-properties>
    </style:style>
    <style:style style:name="Table77.A2" style:family="table-cell">
      <style:table-cell-properties fo:padding="0.097cm" fo:border-left="0.002cm solid #000000" fo:border-right="none" fo:border-top="none" fo:border-bottom="0.002cm solid #000000"/>
    </style:style>
    <style:style style:name="Table77.B2" style:family="table-cell">
      <style:table-cell-properties style:vertical-align="middle" fo:padding="0.097cm" fo:border-left="0.002cm solid #000000" fo:border-right="none" fo:border-top="none" fo:border-bottom="0.002cm solid #000000"/>
    </style:style>
    <style:style style:name="Table77.C2" style:family="table-cell">
      <style:table-cell-properties fo:padding="0.097cm" fo:border-left="0.002cm solid #000000" fo:border-right="0.002cm solid #000000" fo:border-top="none" fo:border-bottom="0.002cm solid #000000"/>
    </style:style>
    <style:style style:name="Table78" style:family="table">
      <style:table-properties style:width="16.431cm" table:align="left"/>
    </style:style>
    <style:style style:name="Table78.A" style:family="table-column">
      <style:table-column-properties style:column-width="16.431cm"/>
    </style:style>
    <style:style style:name="Table78.A1" style:family="table-cell">
      <style:table-cell-properties fo:background-color="#ccffff" fo:padding="0.051cm" fo:border="0.002cm solid #000000">
        <style:background-image/>
      </style:table-cell-properties>
    </style:style>
    <style:style style:name="Table78.2" style:family="table-row">
      <style:table-row-properties style:min-row-height="2.796cm"/>
    </style:style>
    <style:style style:name="Table78.A2" style:family="table-cell">
      <style:table-cell-properties fo:padding="0.051cm" fo:border-left="0.002cm solid #000000" fo:border-right="0.002cm solid #000000" fo:border-top="none" fo:border-bottom="0.002cm solid #000000"/>
    </style:style>
    <style:style style:name="Table79" style:family="table">
      <style:table-properties table:align="margins"/>
    </style:style>
    <style:style style:name="Table79.A" style:family="table-column">
      <style:table-column-properties style:rel-column-width="9357*"/>
    </style:style>
    <style:style style:name="Table79.B" style:family="table-column">
      <style:table-column-properties style:rel-column-width="11553*"/>
    </style:style>
    <style:style style:name="Table79.C" style:family="table-column">
      <style:table-column-properties style:rel-column-width="7174*"/>
    </style:style>
    <style:style style:name="Table79.E" style:family="table-column">
      <style:table-column-properties style:rel-column-width="9364*"/>
    </style:style>
    <style:style style:name="Table79.G" style:family="table-column">
      <style:table-column-properties style:rel-column-width="9366*"/>
    </style:style>
    <style:style style:name="Table79.A1" style:family="table-cell">
      <style:table-cell-properties fo:padding="0.097cm" fo:border-left="0.002cm solid #000000" fo:border-right="none" fo:border-top="0.002cm solid #000000" fo:border-bottom="0.002cm solid #000000"/>
    </style:style>
    <style:style style:name="Table79.G1" style:family="table-cell">
      <style:table-cell-properties fo:padding="0.097cm" fo:border="0.002cm solid #000000"/>
    </style:style>
    <style:style style:name="Table79.A2" style:family="table-cell">
      <style:table-cell-properties fo:padding="0.097cm" fo:border-left="0.002cm solid #000000" fo:border-right="none" fo:border-top="none" fo:border-bottom="0.002cm solid #000000"/>
    </style:style>
    <style:style style:name="Table79.G2" style:family="table-cell">
      <style:table-cell-properties fo:padding="0.097cm" fo:border-left="0.002cm solid #000000" fo:border-right="0.002cm solid #000000" fo:border-top="none" fo:border-bottom="0.002cm solid #000000"/>
    </style:style>
    <style:style style:name="Table80" style:family="table">
      <style:table-properties fo:margin-left="-0.016cm" fo:margin-right="0.037cm" table:align="margins"/>
    </style:style>
    <style:style style:name="Table80.A" style:family="table-column">
      <style:table-column-properties style:rel-column-width="20318*"/>
    </style:style>
    <style:style style:name="Table80.B" style:family="table-column">
      <style:table-column-properties style:rel-column-width="18272*"/>
    </style:style>
    <style:style style:name="Table80.C" style:family="table-column">
      <style:table-column-properties style:rel-column-width="26945*"/>
    </style:style>
    <style:style style:name="Table80.1" style:family="table-row">
      <style:table-row-properties style:min-row-height="0.728cm"/>
    </style:style>
    <style:style style:name="Table8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0.C1" style:family="table-cell">
      <style:table-cell-properties fo:background-color="#ffffcc"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style:vertical-align="middle" fo:padding="0.097cm" fo:border-left="0.002cm solid #000000" fo:border-right="none" fo:border-top="none" fo:border-bottom="0.002cm solid #000000"/>
    </style:style>
    <style:style style:name="Table80.C2" style:family="table-cell">
      <style:table-cell-properties fo:padding="0.097cm" fo:border-left="0.002cm solid #000000" fo:border-right="0.002cm solid #000000" fo:border-top="none" fo:border-bottom="0.002cm solid #000000"/>
    </style:style>
    <style:style style:name="Table81" style:family="table">
      <style:table-properties style:width="16.431cm" table:align="left"/>
    </style:style>
    <style:style style:name="Table81.A" style:family="table-column">
      <style:table-column-properties style:column-width="16.431cm"/>
    </style:style>
    <style:style style:name="Table81.A1" style:family="table-cell">
      <style:table-cell-properties fo:background-color="#ccffff" fo:padding="0.051cm" fo:border="0.002cm solid #000000">
        <style:background-image/>
      </style:table-cell-properties>
    </style:style>
    <style:style style:name="Table81.2" style:family="table-row">
      <style:table-row-properties style:min-row-height="2.796cm"/>
    </style:style>
    <style:style style:name="Table81.A2" style:family="table-cell">
      <style:table-cell-properties fo:padding="0.051cm" fo:border-left="0.002cm solid #000000" fo:border-right="0.002cm solid #000000" fo:border-top="none" fo:border-bottom="0.002cm solid #000000"/>
    </style:style>
    <style:style style:name="Table82" style:family="table">
      <style:table-properties table:align="margins"/>
    </style:style>
    <style:style style:name="Table82.A" style:family="table-column">
      <style:table-column-properties style:rel-column-width="9350*"/>
    </style:style>
    <style:style style:name="Table82.B" style:family="table-column">
      <style:table-column-properties style:rel-column-width="11553*"/>
    </style:style>
    <style:style style:name="Table82.C" style:family="table-column">
      <style:table-column-properties style:rel-column-width="7174*"/>
    </style:style>
    <style:style style:name="Table82.D" style:family="table-column">
      <style:table-column-properties style:rel-column-width="9357*"/>
    </style:style>
    <style:style style:name="Table82.E" style:family="table-column">
      <style:table-column-properties style:rel-column-width="9282*"/>
    </style:style>
    <style:style style:name="Table82.F" style:family="table-column">
      <style:table-column-properties style:rel-column-width="9445*"/>
    </style:style>
    <style:style style:name="Table82.G" style:family="table-column">
      <style:table-column-properties style:rel-column-width="9374*"/>
    </style:style>
    <style:style style:name="Table82.A1" style:family="table-cell">
      <style:table-cell-properties fo:padding="0.097cm" fo:border-left="0.002cm solid #000000" fo:border-right="none" fo:border-top="0.002cm solid #000000" fo:border-bottom="0.002cm solid #000000"/>
    </style:style>
    <style:style style:name="Table82.G1" style:family="table-cell">
      <style:table-cell-properties fo:padding="0.097cm" fo:border="0.002cm solid #000000"/>
    </style:style>
    <style:style style:name="Table82.A2" style:family="table-cell">
      <style:table-cell-properties fo:padding="0.097cm" fo:border-left="0.002cm solid #000000" fo:border-right="none" fo:border-top="none" fo:border-bottom="0.002cm solid #000000"/>
    </style:style>
    <style:style style:name="Table82.G2" style:family="table-cell">
      <style:table-cell-properties fo:padding="0.097cm" fo:border-left="0.002cm solid #000000" fo:border-right="0.002cm solid #000000" fo:border-top="none" fo:border-bottom="0.002cm solid #000000"/>
    </style:style>
    <style:style style:name="Table83" style:family="table">
      <style:table-properties fo:margin-left="-0.016cm" fo:margin-right="0.037cm" table:align="margins"/>
    </style:style>
    <style:style style:name="Table83.A" style:family="table-column">
      <style:table-column-properties style:rel-column-width="20317*"/>
    </style:style>
    <style:style style:name="Table83.B" style:family="table-column">
      <style:table-column-properties style:rel-column-width="18492*"/>
    </style:style>
    <style:style style:name="Table83.C" style:family="table-column">
      <style:table-column-properties style:rel-column-width="26726*"/>
    </style:style>
    <style:style style:name="Table83.1" style:family="table-row">
      <style:table-row-properties style:min-row-height="0.728cm"/>
    </style:style>
    <style:style style:name="Table8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3.C1" style:family="table-cell">
      <style:table-cell-properties fo:background-color="#ffffcc" fo:padding="0.097cm" fo:border="0.002cm solid #000000">
        <style:background-image/>
      </style:table-cell-properties>
    </style:style>
    <style:style style:name="Table83.A2" style:family="table-cell">
      <style:table-cell-properties fo:padding="0.097cm" fo:border-left="0.002cm solid #000000" fo:border-right="none" fo:border-top="none" fo:border-bottom="0.002cm solid #000000"/>
    </style:style>
    <style:style style:name="Table83.B2" style:family="table-cell">
      <style:table-cell-properties style:vertical-align="middle" fo:padding="0.097cm" fo:border-left="0.002cm solid #000000" fo:border-right="none" fo:border-top="none" fo:border-bottom="0.002cm solid #000000"/>
    </style:style>
    <style:style style:name="Table83.C2" style:family="table-cell">
      <style:table-cell-properties fo:padding="0.097cm" fo:border-left="0.002cm solid #000000" fo:border-right="0.002cm solid #000000" fo:border-top="none" fo:border-bottom="0.002cm solid #000000"/>
    </style:style>
    <style:style style:name="Table84" style:family="table">
      <style:table-properties style:width="16.431cm" table:align="left"/>
    </style:style>
    <style:style style:name="Table84.A" style:family="table-column">
      <style:table-column-properties style:column-width="16.431cm"/>
    </style:style>
    <style:style style:name="Table84.A1" style:family="table-cell">
      <style:table-cell-properties fo:background-color="#ccffff" fo:padding="0.051cm" fo:border="0.002cm solid #000000">
        <style:background-image/>
      </style:table-cell-properties>
    </style:style>
    <style:style style:name="Table84.2" style:family="table-row">
      <style:table-row-properties style:min-row-height="2.796cm"/>
    </style:style>
    <style:style style:name="Table84.A2" style:family="table-cell">
      <style:table-cell-properties fo:padding="0.051cm" fo:border-left="0.002cm solid #000000" fo:border-right="0.002cm solid #000000" fo:border-top="none" fo:border-bottom="0.002cm solid #000000"/>
    </style:style>
    <style:style style:name="Table85" style:family="table">
      <style:table-properties table:align="margins"/>
    </style:style>
    <style:style style:name="Table85.A" style:family="table-column">
      <style:table-column-properties style:rel-column-width="9357*"/>
    </style:style>
    <style:style style:name="Table85.B" style:family="table-column">
      <style:table-column-properties style:rel-column-width="11553*"/>
    </style:style>
    <style:style style:name="Table85.C" style:family="table-column">
      <style:table-column-properties style:rel-column-width="7174*"/>
    </style:style>
    <style:style style:name="Table85.E" style:family="table-column">
      <style:table-column-properties style:rel-column-width="9364*"/>
    </style:style>
    <style:style style:name="Table85.G" style:family="table-column">
      <style:table-column-properties style:rel-column-width="9366*"/>
    </style:style>
    <style:style style:name="Table85.A1" style:family="table-cell">
      <style:table-cell-properties fo:padding="0.097cm" fo:border-left="0.002cm solid #000000" fo:border-right="none" fo:border-top="0.002cm solid #000000" fo:border-bottom="0.002cm solid #000000"/>
    </style:style>
    <style:style style:name="Table85.G1" style:family="table-cell">
      <style:table-cell-properties fo:padding="0.097cm" fo:border="0.002cm solid #000000"/>
    </style:style>
    <style:style style:name="Table85.A2" style:family="table-cell">
      <style:table-cell-properties fo:padding="0.097cm" fo:border-left="0.002cm solid #000000" fo:border-right="none" fo:border-top="none" fo:border-bottom="0.002cm solid #000000"/>
    </style:style>
    <style:style style:name="Table85.G2" style:family="table-cell">
      <style:table-cell-properties fo:padding="0.097cm" fo:border-left="0.002cm solid #000000" fo:border-right="0.002cm solid #000000" fo:border-top="none" fo:border-bottom="0.002cm solid #000000"/>
    </style:style>
    <style:style style:name="Table86" style:family="table">
      <style:table-properties fo:margin-left="-0.016cm" fo:margin-right="0.037cm" table:align="margins"/>
    </style:style>
    <style:style style:name="Table86.A" style:family="table-column">
      <style:table-column-properties style:rel-column-width="20317*"/>
    </style:style>
    <style:style style:name="Table86.B" style:family="table-column">
      <style:table-column-properties style:rel-column-width="18390*"/>
    </style:style>
    <style:style style:name="Table86.C" style:family="table-column">
      <style:table-column-properties style:rel-column-width="26828*"/>
    </style:style>
    <style:style style:name="Table86.1" style:family="table-row">
      <style:table-row-properties style:min-row-height="0.728cm"/>
    </style:style>
    <style:style style:name="Table8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6.C1" style:family="table-cell">
      <style:table-cell-properties fo:background-color="#ffffcc" fo:padding="0.097cm" fo:border="0.002cm solid #000000">
        <style:background-image/>
      </style:table-cell-properties>
    </style:style>
    <style:style style:name="Table86.A2" style:family="table-cell">
      <style:table-cell-properties fo:padding="0.097cm" fo:border-left="0.002cm solid #000000" fo:border-right="none" fo:border-top="none" fo:border-bottom="0.002cm solid #000000"/>
    </style:style>
    <style:style style:name="Table86.B2" style:family="table-cell">
      <style:table-cell-properties style:vertical-align="middle" fo:padding="0.097cm" fo:border-left="0.002cm solid #000000" fo:border-right="none" fo:border-top="none" fo:border-bottom="0.002cm solid #000000"/>
    </style:style>
    <style:style style:name="Table86.C2" style:family="table-cell">
      <style:table-cell-properties fo:padding="0.097cm" fo:border-left="0.002cm solid #000000" fo:border-right="0.002cm solid #000000" fo:border-top="none" fo:border-bottom="0.002cm solid #000000"/>
    </style:style>
    <style:style style:name="Table87" style:family="table">
      <style:table-properties style:width="16.431cm" table:align="left"/>
    </style:style>
    <style:style style:name="Table87.A" style:family="table-column">
      <style:table-column-properties style:column-width="16.431cm"/>
    </style:style>
    <style:style style:name="Table87.A1" style:family="table-cell">
      <style:table-cell-properties fo:background-color="#ccffff" fo:padding="0.051cm" fo:border="0.002cm solid #000000">
        <style:background-image/>
      </style:table-cell-properties>
    </style:style>
    <style:style style:name="Table87.2" style:family="table-row">
      <style:table-row-properties style:min-row-height="2.796cm"/>
    </style:style>
    <style:style style:name="Table87.A2" style:family="table-cell">
      <style:table-cell-properties fo:padding="0.051cm" fo:border-left="0.002cm solid #000000" fo:border-right="0.002cm solid #000000" fo:border-top="none" fo:border-bottom="0.002cm solid #000000"/>
    </style:style>
    <style:style style:name="Table88" style:family="table">
      <style:table-properties table:align="margins"/>
    </style:style>
    <style:style style:name="Table88.A" style:family="table-column">
      <style:table-column-properties style:rel-column-width="9357*"/>
    </style:style>
    <style:style style:name="Table88.B" style:family="table-column">
      <style:table-column-properties style:rel-column-width="11553*"/>
    </style:style>
    <style:style style:name="Table88.C" style:family="table-column">
      <style:table-column-properties style:rel-column-width="7174*"/>
    </style:style>
    <style:style style:name="Table88.E" style:family="table-column">
      <style:table-column-properties style:rel-column-width="9364*"/>
    </style:style>
    <style:style style:name="Table88.G" style:family="table-column">
      <style:table-column-properties style:rel-column-width="9366*"/>
    </style:style>
    <style:style style:name="Table88.A1" style:family="table-cell">
      <style:table-cell-properties fo:padding="0.097cm" fo:border-left="0.002cm solid #000000" fo:border-right="none" fo:border-top="0.002cm solid #000000" fo:border-bottom="0.002cm solid #000000"/>
    </style:style>
    <style:style style:name="Table88.G1" style:family="table-cell">
      <style:table-cell-properties fo:padding="0.097cm" fo:border="0.002cm solid #000000"/>
    </style:style>
    <style:style style:name="Table88.A2" style:family="table-cell">
      <style:table-cell-properties fo:padding="0.097cm" fo:border-left="0.002cm solid #000000" fo:border-right="none" fo:border-top="none" fo:border-bottom="0.002cm solid #000000"/>
    </style:style>
    <style:style style:name="Table88.G2" style:family="table-cell">
      <style:table-cell-properties fo:padding="0.097cm" fo:border-left="0.002cm solid #000000" fo:border-right="0.002cm solid #000000" fo:border-top="none" fo:border-bottom="0.002cm solid #000000"/>
    </style:style>
    <style:style style:name="Table89" style:family="table">
      <style:table-properties fo:margin-left="-0.016cm" fo:margin-right="0.037cm" table:align="margins"/>
    </style:style>
    <style:style style:name="Table89.A" style:family="table-column">
      <style:table-column-properties style:rel-column-width="20318*"/>
    </style:style>
    <style:style style:name="Table89.B" style:family="table-column">
      <style:table-column-properties style:rel-column-width="18272*"/>
    </style:style>
    <style:style style:name="Table89.C" style:family="table-column">
      <style:table-column-properties style:rel-column-width="26945*"/>
    </style:style>
    <style:style style:name="Table89.1" style:family="table-row">
      <style:table-row-properties style:min-row-height="0.728cm"/>
    </style:style>
    <style:style style:name="Table8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9.C1" style:family="table-cell">
      <style:table-cell-properties fo:background-color="#ffffcc" fo:padding="0.097cm" fo:border="0.002cm solid #000000">
        <style:background-image/>
      </style:table-cell-properties>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style:vertical-align="middle" fo:padding="0.097cm" fo:border-left="0.002cm solid #000000" fo:border-right="none" fo:border-top="none" fo:border-bottom="0.002cm solid #000000"/>
    </style:style>
    <style:style style:name="Table89.C2" style:family="table-cell">
      <style:table-cell-properties fo:padding="0.097cm" fo:border-left="0.002cm solid #000000" fo:border-right="0.002cm solid #000000" fo:border-top="none" fo:border-bottom="0.002cm solid #000000"/>
    </style:style>
    <style:style style:name="Table90" style:family="table">
      <style:table-properties style:width="16.431cm" table:align="left"/>
    </style:style>
    <style:style style:name="Table90.A" style:family="table-column">
      <style:table-column-properties style:column-width="16.431cm"/>
    </style:style>
    <style:style style:name="Table90.A1" style:family="table-cell">
      <style:table-cell-properties fo:background-color="#ccffff" fo:padding="0.051cm" fo:border="0.002cm solid #000000">
        <style:background-image/>
      </style:table-cell-properties>
    </style:style>
    <style:style style:name="Table90.2" style:family="table-row">
      <style:table-row-properties style:min-row-height="2.796cm"/>
    </style:style>
    <style:style style:name="Table90.A2" style:family="table-cell">
      <style:table-cell-properties fo:padding="0.051cm" fo:border-left="0.002cm solid #000000" fo:border-right="0.002cm solid #000000" fo:border-top="none" fo:border-bottom="0.002cm solid #000000"/>
    </style:style>
    <style:style style:name="Table91" style:family="table">
      <style:table-properties table:align="margins"/>
    </style:style>
    <style:style style:name="Table91.A" style:family="table-column">
      <style:table-column-properties style:rel-column-width="9357*"/>
    </style:style>
    <style:style style:name="Table91.B" style:family="table-column">
      <style:table-column-properties style:rel-column-width="11553*"/>
    </style:style>
    <style:style style:name="Table91.C" style:family="table-column">
      <style:table-column-properties style:rel-column-width="7174*"/>
    </style:style>
    <style:style style:name="Table91.E" style:family="table-column">
      <style:table-column-properties style:rel-column-width="9364*"/>
    </style:style>
    <style:style style:name="Table91.G" style:family="table-column">
      <style:table-column-properties style:rel-column-width="9366*"/>
    </style:style>
    <style:style style:name="Table91.A1" style:family="table-cell">
      <style:table-cell-properties fo:padding="0.097cm" fo:border-left="0.002cm solid #000000" fo:border-right="none" fo:border-top="0.002cm solid #000000" fo:border-bottom="0.002cm solid #000000"/>
    </style:style>
    <style:style style:name="Table91.G1" style:family="table-cell">
      <style:table-cell-properties fo:padding="0.097cm" fo:border="0.002cm solid #000000"/>
    </style:style>
    <style:style style:name="Table91.A2" style:family="table-cell">
      <style:table-cell-properties fo:padding="0.097cm" fo:border-left="0.002cm solid #000000" fo:border-right="none" fo:border-top="none" fo:border-bottom="0.002cm solid #000000"/>
    </style:style>
    <style:style style:name="Table91.G2" style:family="table-cell">
      <style:table-cell-properties fo:padding="0.097cm" fo:border-left="0.002cm solid #000000" fo:border-right="0.002cm solid #000000" fo:border-top="none" fo:border-bottom="0.002cm solid #000000"/>
    </style:style>
    <style:style style:name="Table92" style:family="table">
      <style:table-properties fo:margin-left="-0.016cm" fo:margin-right="0.037cm" table:align="margins"/>
    </style:style>
    <style:style style:name="Table92.A" style:family="table-column">
      <style:table-column-properties style:rel-column-width="20318*"/>
    </style:style>
    <style:style style:name="Table92.B" style:family="table-column">
      <style:table-column-properties style:rel-column-width="18272*"/>
    </style:style>
    <style:style style:name="Table92.C" style:family="table-column">
      <style:table-column-properties style:rel-column-width="26945*"/>
    </style:style>
    <style:style style:name="Table92.1" style:family="table-row">
      <style:table-row-properties style:min-row-height="0.728cm"/>
    </style:style>
    <style:style style:name="Table9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2.C1" style:family="table-cell">
      <style:table-cell-properties fo:background-color="#ffffcc" fo:padding="0.097cm" fo:border="0.002cm solid #000000">
        <style:background-image/>
      </style:table-cell-properties>
    </style:style>
    <style:style style:name="Table92.A2" style:family="table-cell">
      <style:table-cell-properties fo:padding="0.097cm" fo:border-left="0.002cm solid #000000" fo:border-right="none" fo:border-top="none" fo:border-bottom="0.002cm solid #000000"/>
    </style:style>
    <style:style style:name="Table92.B2" style:family="table-cell">
      <style:table-cell-properties style:vertical-align="middle" fo:padding="0.097cm" fo:border-left="0.002cm solid #000000" fo:border-right="none" fo:border-top="none" fo:border-bottom="0.002cm solid #000000"/>
    </style:style>
    <style:style style:name="Table92.C2" style:family="table-cell">
      <style:table-cell-properties fo:padding="0.097cm" fo:border-left="0.002cm solid #000000" fo:border-right="0.002cm solid #000000" fo:border-top="none" fo:border-bottom="0.002cm solid #000000"/>
    </style:style>
    <style:style style:name="Table93" style:family="table">
      <style:table-properties style:width="16.431cm" table:align="left"/>
    </style:style>
    <style:style style:name="Table93.A" style:family="table-column">
      <style:table-column-properties style:column-width="16.431cm"/>
    </style:style>
    <style:style style:name="Table93.A1" style:family="table-cell">
      <style:table-cell-properties fo:background-color="#ccffff" fo:padding="0.051cm" fo:border="0.002cm solid #000000">
        <style:background-image/>
      </style:table-cell-properties>
    </style:style>
    <style:style style:name="Table93.2" style:family="table-row">
      <style:table-row-properties style:min-row-height="2.796cm"/>
    </style:style>
    <style:style style:name="Table93.A2" style:family="table-cell">
      <style:table-cell-properties fo:padding="0.051cm" fo:border-left="0.002cm solid #000000" fo:border-right="0.002cm solid #000000" fo:border-top="none" fo:border-bottom="0.002cm solid #000000"/>
    </style:style>
    <style:style style:name="Table94" style:family="table">
      <style:table-properties table:align="margins"/>
    </style:style>
    <style:style style:name="Table94.A" style:family="table-column">
      <style:table-column-properties style:rel-column-width="9357*"/>
    </style:style>
    <style:style style:name="Table94.B" style:family="table-column">
      <style:table-column-properties style:rel-column-width="11553*"/>
    </style:style>
    <style:style style:name="Table94.C" style:family="table-column">
      <style:table-column-properties style:rel-column-width="7174*"/>
    </style:style>
    <style:style style:name="Table94.E" style:family="table-column">
      <style:table-column-properties style:rel-column-width="9364*"/>
    </style:style>
    <style:style style:name="Table94.G" style:family="table-column">
      <style:table-column-properties style:rel-column-width="9366*"/>
    </style:style>
    <style:style style:name="Table94.A1" style:family="table-cell">
      <style:table-cell-properties fo:padding="0.097cm" fo:border-left="0.002cm solid #000000" fo:border-right="none" fo:border-top="0.002cm solid #000000" fo:border-bottom="0.002cm solid #000000"/>
    </style:style>
    <style:style style:name="Table94.G1" style:family="table-cell">
      <style:table-cell-properties fo:padding="0.097cm" fo:border="0.002cm solid #000000"/>
    </style:style>
    <style:style style:name="Table94.A2" style:family="table-cell">
      <style:table-cell-properties fo:padding="0.097cm" fo:border-left="0.002cm solid #000000" fo:border-right="none" fo:border-top="none" fo:border-bottom="0.002cm solid #000000"/>
    </style:style>
    <style:style style:name="Table94.G2" style:family="table-cell">
      <style:table-cell-properties fo:padding="0.097cm" fo:border-left="0.002cm solid #000000" fo:border-right="0.002cm solid #000000" fo:border-top="none" fo:border-bottom="0.002cm solid #000000"/>
    </style:style>
    <style:style style:name="Table95" style:family="table">
      <style:table-properties fo:margin-left="-0.016cm" fo:margin-right="0.037cm" table:align="margins"/>
    </style:style>
    <style:style style:name="Table95.A" style:family="table-column">
      <style:table-column-properties style:rel-column-width="20318*"/>
    </style:style>
    <style:style style:name="Table95.B" style:family="table-column">
      <style:table-column-properties style:rel-column-width="18272*"/>
    </style:style>
    <style:style style:name="Table95.C" style:family="table-column">
      <style:table-column-properties style:rel-column-width="26945*"/>
    </style:style>
    <style:style style:name="Table95.1" style:family="table-row">
      <style:table-row-properties style:min-row-height="0.728cm"/>
    </style:style>
    <style:style style:name="Table9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5.C1" style:family="table-cell">
      <style:table-cell-properties fo:background-color="#ffffcc" fo:padding="0.097cm" fo:border="0.002cm solid #000000">
        <style:background-image/>
      </style:table-cell-properties>
    </style:style>
    <style:style style:name="Table95.A2" style:family="table-cell">
      <style:table-cell-properties fo:padding="0.097cm" fo:border-left="0.002cm solid #000000" fo:border-right="none" fo:border-top="none" fo:border-bottom="0.002cm solid #000000"/>
    </style:style>
    <style:style style:name="Table95.B2" style:family="table-cell">
      <style:table-cell-properties style:vertical-align="middle" fo:padding="0.097cm" fo:border-left="0.002cm solid #000000" fo:border-right="none" fo:border-top="none" fo:border-bottom="0.002cm solid #000000"/>
    </style:style>
    <style:style style:name="Table95.C2" style:family="table-cell">
      <style:table-cell-properties fo:padding="0.097cm" fo:border-left="0.002cm solid #000000" fo:border-right="0.002cm solid #000000" fo:border-top="none" fo:border-bottom="0.002cm solid #000000"/>
    </style:style>
    <style:style style:name="Table96" style:family="table">
      <style:table-properties style:width="16.431cm" table:align="left"/>
    </style:style>
    <style:style style:name="Table96.A" style:family="table-column">
      <style:table-column-properties style:column-width="16.431cm"/>
    </style:style>
    <style:style style:name="Table96.A1" style:family="table-cell">
      <style:table-cell-properties fo:background-color="#ccffff" fo:padding="0.051cm" fo:border="0.002cm solid #000000">
        <style:background-image/>
      </style:table-cell-properties>
    </style:style>
    <style:style style:name="Table96.2" style:family="table-row">
      <style:table-row-properties style:min-row-height="2.796cm"/>
    </style:style>
    <style:style style:name="Table96.A2" style:family="table-cell">
      <style:table-cell-properties fo:padding="0.051cm" fo:border-left="0.002cm solid #000000" fo:border-right="0.002cm solid #000000" fo:border-top="none" fo:border-bottom="0.002cm solid #000000"/>
    </style:style>
    <style:style style:name="Table97" style:family="table">
      <style:table-properties table:align="margins"/>
    </style:style>
    <style:style style:name="Table97.A" style:family="table-column">
      <style:table-column-properties style:rel-column-width="9350*"/>
    </style:style>
    <style:style style:name="Table97.B" style:family="table-column">
      <style:table-column-properties style:rel-column-width="11553*"/>
    </style:style>
    <style:style style:name="Table97.C" style:family="table-column">
      <style:table-column-properties style:rel-column-width="7045*"/>
    </style:style>
    <style:style style:name="Table97.D" style:family="table-column">
      <style:table-column-properties style:rel-column-width="9486*"/>
    </style:style>
    <style:style style:name="Table97.E" style:family="table-column">
      <style:table-column-properties style:rel-column-width="9364*"/>
    </style:style>
    <style:style style:name="Table97.G" style:family="table-column">
      <style:table-column-properties style:rel-column-width="9373*"/>
    </style:style>
    <style:style style:name="Table97.A1" style:family="table-cell">
      <style:table-cell-properties fo:padding="0.097cm" fo:border-left="0.002cm solid #000000" fo:border-right="none" fo:border-top="0.002cm solid #000000" fo:border-bottom="0.002cm solid #000000"/>
    </style:style>
    <style:style style:name="Table97.G1" style:family="table-cell">
      <style:table-cell-properties fo:padding="0.097cm" fo:border="0.002cm solid #000000"/>
    </style:style>
    <style:style style:name="Table97.A2" style:family="table-cell">
      <style:table-cell-properties fo:padding="0.097cm" fo:border-left="0.002cm solid #000000" fo:border-right="none" fo:border-top="none" fo:border-bottom="0.002cm solid #000000"/>
    </style:style>
    <style:style style:name="Table97.G2" style:family="table-cell">
      <style:table-cell-properties fo:padding="0.097cm" fo:border-left="0.002cm solid #000000" fo:border-right="0.002cm solid #000000" fo:border-top="none" fo:border-bottom="0.002cm solid #000000"/>
    </style:style>
    <style:style style:name="Table98" style:family="table">
      <style:table-properties fo:margin-left="-0.016cm" fo:margin-right="0.037cm" table:align="margins"/>
    </style:style>
    <style:style style:name="Table98.A" style:family="table-column">
      <style:table-column-properties style:rel-column-width="20318*"/>
    </style:style>
    <style:style style:name="Table98.B" style:family="table-column">
      <style:table-column-properties style:rel-column-width="18272*"/>
    </style:style>
    <style:style style:name="Table98.C" style:family="table-column">
      <style:table-column-properties style:rel-column-width="26945*"/>
    </style:style>
    <style:style style:name="Table98.1" style:family="table-row">
      <style:table-row-properties style:min-row-height="0.728cm"/>
    </style:style>
    <style:style style:name="Table9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8.C1" style:family="table-cell">
      <style:table-cell-properties fo:background-color="#ffffcc" fo:padding="0.097cm" fo:border="0.002cm solid #000000">
        <style:background-image/>
      </style:table-cell-properties>
    </style:style>
    <style:style style:name="Table98.A2" style:family="table-cell">
      <style:table-cell-properties fo:padding="0.097cm" fo:border-left="0.002cm solid #000000" fo:border-right="none" fo:border-top="none" fo:border-bottom="0.002cm solid #000000"/>
    </style:style>
    <style:style style:name="Table98.B2" style:family="table-cell">
      <style:table-cell-properties style:vertical-align="middle" fo:padding="0.097cm" fo:border-left="0.002cm solid #000000" fo:border-right="none" fo:border-top="none" fo:border-bottom="0.002cm solid #000000"/>
    </style:style>
    <style:style style:name="Table98.C2" style:family="table-cell">
      <style:table-cell-properties fo:padding="0.097cm" fo:border-left="0.002cm solid #000000" fo:border-right="0.002cm solid #000000" fo:border-top="none" fo:border-bottom="0.002cm solid #000000"/>
    </style:style>
    <style:style style:name="Table99" style:family="table">
      <style:table-properties style:width="16.431cm" table:align="left"/>
    </style:style>
    <style:style style:name="Table99.A" style:family="table-column">
      <style:table-column-properties style:column-width="16.431cm"/>
    </style:style>
    <style:style style:name="Table99.A1" style:family="table-cell">
      <style:table-cell-properties fo:background-color="#ccffff" fo:padding="0.051cm" fo:border="0.002cm solid #000000">
        <style:background-image/>
      </style:table-cell-properties>
    </style:style>
    <style:style style:name="Table99.2" style:family="table-row">
      <style:table-row-properties style:min-row-height="2.796cm"/>
    </style:style>
    <style:style style:name="Table99.A2" style:family="table-cell">
      <style:table-cell-properties fo:padding="0.051cm" fo:border-left="0.002cm solid #000000" fo:border-right="0.002cm solid #000000" fo:border-top="none" fo:border-bottom="0.002cm solid #000000"/>
    </style:style>
    <style:style style:name="Table100" style:family="table">
      <style:table-properties table:align="margins"/>
    </style:style>
    <style:style style:name="Table100.A" style:family="table-column">
      <style:table-column-properties style:rel-column-width="9350*"/>
    </style:style>
    <style:style style:name="Table100.B" style:family="table-column">
      <style:table-column-properties style:rel-column-width="11553*"/>
    </style:style>
    <style:style style:name="Table100.C" style:family="table-column">
      <style:table-column-properties style:rel-column-width="7045*"/>
    </style:style>
    <style:style style:name="Table100.D" style:family="table-column">
      <style:table-column-properties style:rel-column-width="9486*"/>
    </style:style>
    <style:style style:name="Table100.E" style:family="table-column">
      <style:table-column-properties style:rel-column-width="9364*"/>
    </style:style>
    <style:style style:name="Table100.G" style:family="table-column">
      <style:table-column-properties style:rel-column-width="9373*"/>
    </style:style>
    <style:style style:name="Table100.A1" style:family="table-cell">
      <style:table-cell-properties fo:padding="0.097cm" fo:border-left="0.002cm solid #000000" fo:border-right="none" fo:border-top="0.002cm solid #000000" fo:border-bottom="0.002cm solid #000000"/>
    </style:style>
    <style:style style:name="Table100.G1" style:family="table-cell">
      <style:table-cell-properties fo:padding="0.097cm" fo:border="0.002cm solid #000000"/>
    </style:style>
    <style:style style:name="Table100.A2" style:family="table-cell">
      <style:table-cell-properties fo:padding="0.097cm" fo:border-left="0.002cm solid #000000" fo:border-right="none" fo:border-top="none" fo:border-bottom="0.002cm solid #000000"/>
    </style:style>
    <style:style style:name="Table100.G2" style:family="table-cell">
      <style:table-cell-properties fo:padding="0.097cm" fo:border-left="0.002cm solid #000000" fo:border-right="0.002cm solid #000000" fo:border-top="none" fo:border-bottom="0.002cm solid #000000"/>
    </style:style>
    <style:style style:name="Table101" style:family="table">
      <style:table-properties fo:margin-left="-0.016cm" fo:margin-right="0.037cm" table:align="margins"/>
    </style:style>
    <style:style style:name="Table101.A" style:family="table-column">
      <style:table-column-properties style:rel-column-width="20318*"/>
    </style:style>
    <style:style style:name="Table101.B" style:family="table-column">
      <style:table-column-properties style:rel-column-width="18272*"/>
    </style:style>
    <style:style style:name="Table101.C" style:family="table-column">
      <style:table-column-properties style:rel-column-width="26945*"/>
    </style:style>
    <style:style style:name="Table101.1" style:family="table-row">
      <style:table-row-properties style:min-row-height="0.728cm"/>
    </style:style>
    <style:style style:name="Table10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1.C1" style:family="table-cell">
      <style:table-cell-properties fo:background-color="#ffffcc" fo:padding="0.097cm" fo:border="0.002cm solid #000000">
        <style:background-image/>
      </style:table-cell-properties>
    </style:style>
    <style:style style:name="Table101.A2" style:family="table-cell">
      <style:table-cell-properties fo:padding="0.097cm" fo:border-left="0.002cm solid #000000" fo:border-right="none" fo:border-top="none" fo:border-bottom="0.002cm solid #000000"/>
    </style:style>
    <style:style style:name="Table101.B2" style:family="table-cell">
      <style:table-cell-properties style:vertical-align="middle" fo:padding="0.097cm" fo:border-left="0.002cm solid #000000" fo:border-right="none" fo:border-top="none" fo:border-bottom="0.002cm solid #000000"/>
    </style:style>
    <style:style style:name="Table101.C2" style:family="table-cell">
      <style:table-cell-properties fo:padding="0.097cm" fo:border-left="0.002cm solid #000000" fo:border-right="0.002cm solid #000000" fo:border-top="none" fo:border-bottom="0.002cm solid #000000"/>
    </style:style>
    <style:style style:name="Table102" style:family="table">
      <style:table-properties style:width="16.431cm" table:align="left"/>
    </style:style>
    <style:style style:name="Table102.A" style:family="table-column">
      <style:table-column-properties style:column-width="16.431cm"/>
    </style:style>
    <style:style style:name="Table102.A1" style:family="table-cell">
      <style:table-cell-properties fo:background-color="#ccffff" fo:padding="0.051cm" fo:border="0.002cm solid #000000">
        <style:background-image/>
      </style:table-cell-properties>
    </style:style>
    <style:style style:name="Table102.2" style:family="table-row">
      <style:table-row-properties style:min-row-height="2.796cm"/>
    </style:style>
    <style:style style:name="Table102.A2" style:family="table-cell">
      <style:table-cell-properties fo:padding="0.051cm" fo:border-left="0.002cm solid #000000" fo:border-right="0.002cm solid #000000" fo:border-top="none" fo:border-bottom="0.002cm solid #000000"/>
    </style:style>
    <style:style style:name="Table103" style:family="table">
      <style:table-properties table:align="margins"/>
    </style:style>
    <style:style style:name="Table103.A" style:family="table-column">
      <style:table-column-properties style:rel-column-width="9357*"/>
    </style:style>
    <style:style style:name="Table103.B" style:family="table-column">
      <style:table-column-properties style:rel-column-width="11553*"/>
    </style:style>
    <style:style style:name="Table103.C" style:family="table-column">
      <style:table-column-properties style:rel-column-width="7174*"/>
    </style:style>
    <style:style style:name="Table103.E" style:family="table-column">
      <style:table-column-properties style:rel-column-width="9364*"/>
    </style:style>
    <style:style style:name="Table103.G" style:family="table-column">
      <style:table-column-properties style:rel-column-width="9366*"/>
    </style:style>
    <style:style style:name="Table103.A1" style:family="table-cell">
      <style:table-cell-properties fo:padding="0.097cm" fo:border-left="0.002cm solid #000000" fo:border-right="none" fo:border-top="0.002cm solid #000000" fo:border-bottom="0.002cm solid #000000"/>
    </style:style>
    <style:style style:name="Table103.G1" style:family="table-cell">
      <style:table-cell-properties fo:padding="0.097cm" fo:border="0.002cm solid #000000"/>
    </style:style>
    <style:style style:name="Table103.A2" style:family="table-cell">
      <style:table-cell-properties fo:padding="0.097cm" fo:border-left="0.002cm solid #000000" fo:border-right="none" fo:border-top="none" fo:border-bottom="0.002cm solid #000000"/>
    </style:style>
    <style:style style:name="Table103.G2" style:family="table-cell">
      <style:table-cell-properties fo:padding="0.097cm" fo:border-left="0.002cm solid #000000" fo:border-right="0.002cm solid #000000" fo:border-top="none" fo:border-bottom="0.002cm solid #000000"/>
    </style:style>
    <style:style style:name="Table104" style:family="table">
      <style:table-properties fo:margin-left="-0.016cm" fo:margin-right="0.037cm" table:align="margins"/>
    </style:style>
    <style:style style:name="Table104.A" style:family="table-column">
      <style:table-column-properties style:rel-column-width="20318*"/>
    </style:style>
    <style:style style:name="Table104.B" style:family="table-column">
      <style:table-column-properties style:rel-column-width="18272*"/>
    </style:style>
    <style:style style:name="Table104.C" style:family="table-column">
      <style:table-column-properties style:rel-column-width="26945*"/>
    </style:style>
    <style:style style:name="Table104.1" style:family="table-row">
      <style:table-row-properties style:min-row-height="0.728cm"/>
    </style:style>
    <style:style style:name="Table10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4.C1" style:family="table-cell">
      <style:table-cell-properties fo:background-color="#ffffcc" fo:padding="0.097cm" fo:border="0.002cm solid #000000">
        <style:background-image/>
      </style:table-cell-properties>
    </style:style>
    <style:style style:name="Table104.A2" style:family="table-cell">
      <style:table-cell-properties fo:padding="0.097cm" fo:border-left="0.002cm solid #000000" fo:border-right="none" fo:border-top="none" fo:border-bottom="0.002cm solid #000000"/>
    </style:style>
    <style:style style:name="Table104.B2" style:family="table-cell">
      <style:table-cell-properties style:vertical-align="middle" fo:padding="0.097cm" fo:border-left="0.002cm solid #000000" fo:border-right="none" fo:border-top="none" fo:border-bottom="0.002cm solid #000000"/>
    </style:style>
    <style:style style:name="Table104.C2" style:family="table-cell">
      <style:table-cell-properties fo:padding="0.097cm" fo:border-left="0.002cm solid #000000" fo:border-right="0.002cm solid #000000" fo:border-top="none" fo:border-bottom="0.002cm solid #000000"/>
    </style:style>
    <style:style style:name="Table105" style:family="table">
      <style:table-properties style:width="16.431cm" table:align="left"/>
    </style:style>
    <style:style style:name="Table105.A" style:family="table-column">
      <style:table-column-properties style:column-width="16.431cm"/>
    </style:style>
    <style:style style:name="Table105.A1" style:family="table-cell">
      <style:table-cell-properties fo:background-color="#ccffff" fo:padding="0.051cm" fo:border="0.002cm solid #000000">
        <style:background-image/>
      </style:table-cell-properties>
    </style:style>
    <style:style style:name="Table105.2" style:family="table-row">
      <style:table-row-properties style:min-row-height="2.796cm"/>
    </style:style>
    <style:style style:name="Table105.A2" style:family="table-cell">
      <style:table-cell-properties fo:padding="0.051cm" fo:border-left="0.002cm solid #000000" fo:border-right="0.002cm solid #000000" fo:border-top="none" fo:border-bottom="0.002cm solid #000000"/>
    </style:style>
    <style:style style:name="Table106" style:family="table">
      <style:table-properties table:align="margins"/>
    </style:style>
    <style:style style:name="Table106.A" style:family="table-column">
      <style:table-column-properties style:rel-column-width="9357*"/>
    </style:style>
    <style:style style:name="Table106.B" style:family="table-column">
      <style:table-column-properties style:rel-column-width="11553*"/>
    </style:style>
    <style:style style:name="Table106.C" style:family="table-column">
      <style:table-column-properties style:rel-column-width="7174*"/>
    </style:style>
    <style:style style:name="Table106.E" style:family="table-column">
      <style:table-column-properties style:rel-column-width="9364*"/>
    </style:style>
    <style:style style:name="Table106.G" style:family="table-column">
      <style:table-column-properties style:rel-column-width="9366*"/>
    </style:style>
    <style:style style:name="Table106.A1" style:family="table-cell">
      <style:table-cell-properties fo:padding="0.097cm" fo:border-left="0.002cm solid #000000" fo:border-right="none" fo:border-top="0.002cm solid #000000" fo:border-bottom="0.002cm solid #000000"/>
    </style:style>
    <style:style style:name="Table106.G1" style:family="table-cell">
      <style:table-cell-properties fo:padding="0.097cm" fo:border="0.002cm solid #000000"/>
    </style:style>
    <style:style style:name="Table106.A2" style:family="table-cell">
      <style:table-cell-properties fo:padding="0.097cm" fo:border-left="0.002cm solid #000000" fo:border-right="none" fo:border-top="none" fo:border-bottom="0.002cm solid #000000"/>
    </style:style>
    <style:style style:name="Table106.G2" style:family="table-cell">
      <style:table-cell-properties fo:padding="0.097cm" fo:border-left="0.002cm solid #000000" fo:border-right="0.002cm solid #000000" fo:border-top="none" fo:border-bottom="0.002cm solid #000000"/>
    </style:style>
    <style:style style:name="Table107" style:family="table">
      <style:table-properties fo:margin-left="-0.016cm" fo:margin-right="0.037cm" table:align="margins"/>
    </style:style>
    <style:style style:name="Table107.A" style:family="table-column">
      <style:table-column-properties style:rel-column-width="20318*"/>
    </style:style>
    <style:style style:name="Table107.B" style:family="table-column">
      <style:table-column-properties style:rel-column-width="18272*"/>
    </style:style>
    <style:style style:name="Table107.C" style:family="table-column">
      <style:table-column-properties style:rel-column-width="26945*"/>
    </style:style>
    <style:style style:name="Table107.1" style:family="table-row">
      <style:table-row-properties style:min-row-height="0.728cm"/>
    </style:style>
    <style:style style:name="Table10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7.C1" style:family="table-cell">
      <style:table-cell-properties fo:background-color="#ffffcc" fo:padding="0.097cm" fo:border="0.002cm solid #000000">
        <style:background-image/>
      </style:table-cell-properties>
    </style:style>
    <style:style style:name="Table107.A2" style:family="table-cell">
      <style:table-cell-properties fo:padding="0.097cm" fo:border-left="0.002cm solid #000000" fo:border-right="none" fo:border-top="none" fo:border-bottom="0.002cm solid #000000"/>
    </style:style>
    <style:style style:name="Table107.B2" style:family="table-cell">
      <style:table-cell-properties style:vertical-align="middle" fo:padding="0.097cm" fo:border-left="0.002cm solid #000000" fo:border-right="none" fo:border-top="none" fo:border-bottom="0.002cm solid #000000"/>
    </style:style>
    <style:style style:name="Table107.C2" style:family="table-cell">
      <style:table-cell-properties fo:padding="0.097cm" fo:border-left="0.002cm solid #000000" fo:border-right="0.002cm solid #000000" fo:border-top="none" fo:border-bottom="0.002cm solid #000000"/>
    </style:style>
    <style:style style:name="Table108" style:family="table">
      <style:table-properties style:width="16.431cm" table:align="left"/>
    </style:style>
    <style:style style:name="Table108.A" style:family="table-column">
      <style:table-column-properties style:column-width="16.431cm"/>
    </style:style>
    <style:style style:name="Table108.A1" style:family="table-cell">
      <style:table-cell-properties fo:background-color="#ccffff" fo:padding="0.051cm" fo:border="0.002cm solid #000000">
        <style:background-image/>
      </style:table-cell-properties>
    </style:style>
    <style:style style:name="Table108.2" style:family="table-row">
      <style:table-row-properties style:min-row-height="2.796cm"/>
    </style:style>
    <style:style style:name="Table108.A2" style:family="table-cell">
      <style:table-cell-properties fo:padding="0.051cm" fo:border-left="0.002cm solid #000000" fo:border-right="0.002cm solid #000000" fo:border-top="none" fo:border-bottom="0.002cm solid #000000"/>
    </style:style>
    <style:style style:name="Table109" style:family="table">
      <style:table-properties table:align="margins"/>
    </style:style>
    <style:style style:name="Table109.A" style:family="table-column">
      <style:table-column-properties style:rel-column-width="9357*"/>
    </style:style>
    <style:style style:name="Table109.B" style:family="table-column">
      <style:table-column-properties style:rel-column-width="11553*"/>
    </style:style>
    <style:style style:name="Table109.C" style:family="table-column">
      <style:table-column-properties style:rel-column-width="7174*"/>
    </style:style>
    <style:style style:name="Table109.E" style:family="table-column">
      <style:table-column-properties style:rel-column-width="9364*"/>
    </style:style>
    <style:style style:name="Table109.G" style:family="table-column">
      <style:table-column-properties style:rel-column-width="9366*"/>
    </style:style>
    <style:style style:name="Table109.A1" style:family="table-cell">
      <style:table-cell-properties fo:padding="0.097cm" fo:border-left="0.002cm solid #000000" fo:border-right="none" fo:border-top="0.002cm solid #000000" fo:border-bottom="0.002cm solid #000000"/>
    </style:style>
    <style:style style:name="Table109.G1" style:family="table-cell">
      <style:table-cell-properties fo:padding="0.097cm" fo:border="0.002cm solid #000000"/>
    </style:style>
    <style:style style:name="Table109.A2" style:family="table-cell">
      <style:table-cell-properties fo:padding="0.097cm" fo:border-left="0.002cm solid #000000" fo:border-right="none" fo:border-top="none" fo:border-bottom="0.002cm solid #000000"/>
    </style:style>
    <style:style style:name="Table109.G2" style:family="table-cell">
      <style:table-cell-properties fo:padding="0.097cm" fo:border-left="0.002cm solid #000000" fo:border-right="0.002cm solid #000000" fo:border-top="none" fo:border-bottom="0.002cm solid #000000"/>
    </style:style>
    <style:style style:name="Table110" style:family="table">
      <style:table-properties fo:margin-left="-0.016cm" fo:margin-right="0.037cm" table:align="margins"/>
    </style:style>
    <style:style style:name="Table110.A" style:family="table-column">
      <style:table-column-properties style:rel-column-width="20318*"/>
    </style:style>
    <style:style style:name="Table110.B" style:family="table-column">
      <style:table-column-properties style:rel-column-width="18272*"/>
    </style:style>
    <style:style style:name="Table110.C" style:family="table-column">
      <style:table-column-properties style:rel-column-width="26945*"/>
    </style:style>
    <style:style style:name="Table110.1" style:family="table-row">
      <style:table-row-properties style:min-row-height="0.728cm"/>
    </style:style>
    <style:style style:name="Table11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0.C1" style:family="table-cell">
      <style:table-cell-properties fo:background-color="#ffffcc" fo:padding="0.097cm" fo:border="0.002cm solid #000000">
        <style:background-image/>
      </style:table-cell-properties>
    </style:style>
    <style:style style:name="Table110.A2" style:family="table-cell">
      <style:table-cell-properties fo:padding="0.097cm" fo:border-left="0.002cm solid #000000" fo:border-right="none" fo:border-top="none" fo:border-bottom="0.002cm solid #000000"/>
    </style:style>
    <style:style style:name="Table110.B2" style:family="table-cell">
      <style:table-cell-properties style:vertical-align="middle" fo:padding="0.097cm" fo:border-left="0.002cm solid #000000" fo:border-right="none" fo:border-top="none" fo:border-bottom="0.002cm solid #000000"/>
    </style:style>
    <style:style style:name="Table110.C2" style:family="table-cell">
      <style:table-cell-properties fo:padding="0.097cm" fo:border-left="0.002cm solid #000000" fo:border-right="0.002cm solid #000000" fo:border-top="none" fo:border-bottom="0.002cm solid #000000"/>
    </style:style>
    <style:style style:name="Table111" style:family="table">
      <style:table-properties style:width="16.431cm" table:align="left"/>
    </style:style>
    <style:style style:name="Table111.A" style:family="table-column">
      <style:table-column-properties style:column-width="16.431cm"/>
    </style:style>
    <style:style style:name="Table111.A1" style:family="table-cell">
      <style:table-cell-properties fo:background-color="#ccffff" fo:padding="0.051cm" fo:border="0.002cm solid #000000">
        <style:background-image/>
      </style:table-cell-properties>
    </style:style>
    <style:style style:name="Table111.2" style:family="table-row">
      <style:table-row-properties style:min-row-height="2.796cm"/>
    </style:style>
    <style:style style:name="Table111.A2" style:family="table-cell">
      <style:table-cell-properties fo:padding="0.051cm" fo:border-left="0.002cm solid #000000" fo:border-right="0.002cm solid #000000" fo:border-top="none" fo:border-bottom="0.002cm solid #000000"/>
    </style:style>
    <style:style style:name="Table112" style:family="table">
      <style:table-properties table:align="margins"/>
    </style:style>
    <style:style style:name="Table112.A" style:family="table-column">
      <style:table-column-properties style:rel-column-width="9357*"/>
    </style:style>
    <style:style style:name="Table112.B" style:family="table-column">
      <style:table-column-properties style:rel-column-width="11553*"/>
    </style:style>
    <style:style style:name="Table112.C" style:family="table-column">
      <style:table-column-properties style:rel-column-width="7174*"/>
    </style:style>
    <style:style style:name="Table112.E" style:family="table-column">
      <style:table-column-properties style:rel-column-width="9364*"/>
    </style:style>
    <style:style style:name="Table112.G" style:family="table-column">
      <style:table-column-properties style:rel-column-width="9366*"/>
    </style:style>
    <style:style style:name="Table112.A1" style:family="table-cell">
      <style:table-cell-properties fo:padding="0.097cm" fo:border-left="0.002cm solid #000000" fo:border-right="none" fo:border-top="0.002cm solid #000000" fo:border-bottom="0.002cm solid #000000"/>
    </style:style>
    <style:style style:name="Table112.G1" style:family="table-cell">
      <style:table-cell-properties fo:padding="0.097cm" fo:border="0.002cm solid #000000"/>
    </style:style>
    <style:style style:name="Table112.A2" style:family="table-cell">
      <style:table-cell-properties fo:padding="0.097cm" fo:border-left="0.002cm solid #000000" fo:border-right="none" fo:border-top="none" fo:border-bottom="0.002cm solid #000000"/>
    </style:style>
    <style:style style:name="Table112.G2" style:family="table-cell">
      <style:table-cell-properties fo:padding="0.097cm" fo:border-left="0.002cm solid #000000" fo:border-right="0.002cm solid #000000" fo:border-top="none" fo:border-bottom="0.002cm solid #000000"/>
    </style:style>
    <style:style style:name="Table113" style:family="table">
      <style:table-properties fo:margin-left="-0.016cm" fo:margin-right="0.037cm" table:align="margins"/>
    </style:style>
    <style:style style:name="Table113.A" style:family="table-column">
      <style:table-column-properties style:rel-column-width="20318*"/>
    </style:style>
    <style:style style:name="Table113.B" style:family="table-column">
      <style:table-column-properties style:rel-column-width="18272*"/>
    </style:style>
    <style:style style:name="Table113.C" style:family="table-column">
      <style:table-column-properties style:rel-column-width="26945*"/>
    </style:style>
    <style:style style:name="Table113.1" style:family="table-row">
      <style:table-row-properties style:min-row-height="0.728cm"/>
    </style:style>
    <style:style style:name="Table11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3.C1" style:family="table-cell">
      <style:table-cell-properties fo:background-color="#ffffcc" fo:padding="0.097cm" fo:border="0.002cm solid #000000">
        <style:background-image/>
      </style:table-cell-properties>
    </style:style>
    <style:style style:name="Table113.A2" style:family="table-cell">
      <style:table-cell-properties fo:padding="0.097cm" fo:border-left="0.002cm solid #000000" fo:border-right="none" fo:border-top="none" fo:border-bottom="0.002cm solid #000000"/>
    </style:style>
    <style:style style:name="Table113.B2" style:family="table-cell">
      <style:table-cell-properties style:vertical-align="middle" fo:padding="0.097cm" fo:border-left="0.002cm solid #000000" fo:border-right="none" fo:border-top="none" fo:border-bottom="0.002cm solid #000000"/>
    </style:style>
    <style:style style:name="Table113.C2" style:family="table-cell">
      <style:table-cell-properties fo:padding="0.097cm" fo:border-left="0.002cm solid #000000" fo:border-right="0.002cm solid #000000" fo:border-top="none" fo:border-bottom="0.002cm solid #000000"/>
    </style:style>
    <style:style style:name="Table114" style:family="table">
      <style:table-properties style:width="16.431cm" table:align="left"/>
    </style:style>
    <style:style style:name="Table114.A" style:family="table-column">
      <style:table-column-properties style:column-width="16.431cm"/>
    </style:style>
    <style:style style:name="Table114.A1" style:family="table-cell">
      <style:table-cell-properties fo:background-color="#ccffff" fo:padding="0.051cm" fo:border="0.002cm solid #000000">
        <style:background-image/>
      </style:table-cell-properties>
    </style:style>
    <style:style style:name="Table114.2" style:family="table-row">
      <style:table-row-properties style:min-row-height="2.796cm"/>
    </style:style>
    <style:style style:name="Table114.A2" style:family="table-cell">
      <style:table-cell-properties fo:padding="0.051cm" fo:border-left="0.002cm solid #000000" fo:border-right="0.002cm solid #000000" fo:border-top="none" fo:border-bottom="0.002cm solid #000000"/>
    </style:style>
    <style:style style:name="Table115" style:family="table">
      <style:table-properties table:align="margins"/>
    </style:style>
    <style:style style:name="Table115.A" style:family="table-column">
      <style:table-column-properties style:rel-column-width="9357*"/>
    </style:style>
    <style:style style:name="Table115.B" style:family="table-column">
      <style:table-column-properties style:rel-column-width="11553*"/>
    </style:style>
    <style:style style:name="Table115.C" style:family="table-column">
      <style:table-column-properties style:rel-column-width="7174*"/>
    </style:style>
    <style:style style:name="Table115.E" style:family="table-column">
      <style:table-column-properties style:rel-column-width="9364*"/>
    </style:style>
    <style:style style:name="Table115.G" style:family="table-column">
      <style:table-column-properties style:rel-column-width="9366*"/>
    </style:style>
    <style:style style:name="Table115.A1" style:family="table-cell">
      <style:table-cell-properties fo:padding="0.097cm" fo:border-left="0.002cm solid #000000" fo:border-right="none" fo:border-top="0.002cm solid #000000" fo:border-bottom="0.002cm solid #000000"/>
    </style:style>
    <style:style style:name="Table115.G1" style:family="table-cell">
      <style:table-cell-properties fo:padding="0.097cm" fo:border="0.002cm solid #000000"/>
    </style:style>
    <style:style style:name="Table115.A2" style:family="table-cell">
      <style:table-cell-properties fo:padding="0.097cm" fo:border-left="0.002cm solid #000000" fo:border-right="none" fo:border-top="none" fo:border-bottom="0.002cm solid #000000"/>
    </style:style>
    <style:style style:name="Table115.G2" style:family="table-cell">
      <style:table-cell-properties fo:padding="0.097cm" fo:border-left="0.002cm solid #000000" fo:border-right="0.002cm solid #000000" fo:border-top="none" fo:border-bottom="0.002cm solid #000000"/>
    </style:style>
    <style:style style:name="Table116" style:family="table">
      <style:table-properties fo:margin-left="-0.016cm" fo:margin-right="0.037cm" table:align="margins"/>
    </style:style>
    <style:style style:name="Table116.A" style:family="table-column">
      <style:table-column-properties style:rel-column-width="20318*"/>
    </style:style>
    <style:style style:name="Table116.B" style:family="table-column">
      <style:table-column-properties style:rel-column-width="18272*"/>
    </style:style>
    <style:style style:name="Table116.C" style:family="table-column">
      <style:table-column-properties style:rel-column-width="26945*"/>
    </style:style>
    <style:style style:name="Table116.1" style:family="table-row">
      <style:table-row-properties style:min-row-height="0.728cm"/>
    </style:style>
    <style:style style:name="Table11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6.C1" style:family="table-cell">
      <style:table-cell-properties fo:background-color="#ffffcc" fo:padding="0.097cm" fo:border="0.002cm solid #000000">
        <style:background-image/>
      </style:table-cell-properties>
    </style:style>
    <style:style style:name="Table116.A2" style:family="table-cell">
      <style:table-cell-properties fo:padding="0.097cm" fo:border-left="0.002cm solid #000000" fo:border-right="none" fo:border-top="none" fo:border-bottom="0.002cm solid #000000"/>
    </style:style>
    <style:style style:name="Table116.B2" style:family="table-cell">
      <style:table-cell-properties style:vertical-align="middle" fo:padding="0.097cm" fo:border-left="0.002cm solid #000000" fo:border-right="none" fo:border-top="none" fo:border-bottom="0.002cm solid #000000"/>
    </style:style>
    <style:style style:name="Table116.C2" style:family="table-cell">
      <style:table-cell-properties fo:padding="0.097cm" fo:border-left="0.002cm solid #000000" fo:border-right="0.002cm solid #000000" fo:border-top="none" fo:border-bottom="0.002cm solid #000000"/>
    </style:style>
    <style:style style:name="Table117" style:family="table">
      <style:table-properties style:width="16.431cm" table:align="left"/>
    </style:style>
    <style:style style:name="Table117.A" style:family="table-column">
      <style:table-column-properties style:column-width="16.431cm"/>
    </style:style>
    <style:style style:name="Table117.A1" style:family="table-cell">
      <style:table-cell-properties fo:background-color="#ccffff" fo:padding="0.051cm" fo:border="0.002cm solid #000000">
        <style:background-image/>
      </style:table-cell-properties>
    </style:style>
    <style:style style:name="Table117.2" style:family="table-row">
      <style:table-row-properties style:min-row-height="2.796cm"/>
    </style:style>
    <style:style style:name="Table117.A2" style:family="table-cell">
      <style:table-cell-properties fo:padding="0.051cm" fo:border-left="0.002cm solid #000000" fo:border-right="0.002cm solid #000000" fo:border-top="none" fo:border-bottom="0.002cm solid #000000"/>
    </style:style>
    <style:style style:name="Table118" style:family="table">
      <style:table-properties table:align="margins"/>
    </style:style>
    <style:style style:name="Table118.A" style:family="table-column">
      <style:table-column-properties style:rel-column-width="9357*"/>
    </style:style>
    <style:style style:name="Table118.B" style:family="table-column">
      <style:table-column-properties style:rel-column-width="11553*"/>
    </style:style>
    <style:style style:name="Table118.C" style:family="table-column">
      <style:table-column-properties style:rel-column-width="7174*"/>
    </style:style>
    <style:style style:name="Table118.E" style:family="table-column">
      <style:table-column-properties style:rel-column-width="9364*"/>
    </style:style>
    <style:style style:name="Table118.G" style:family="table-column">
      <style:table-column-properties style:rel-column-width="9366*"/>
    </style:style>
    <style:style style:name="Table118.A1" style:family="table-cell">
      <style:table-cell-properties fo:padding="0.097cm" fo:border-left="0.002cm solid #000000" fo:border-right="none" fo:border-top="0.002cm solid #000000" fo:border-bottom="0.002cm solid #000000"/>
    </style:style>
    <style:style style:name="Table118.G1" style:family="table-cell">
      <style:table-cell-properties fo:padding="0.097cm" fo:border="0.002cm solid #000000"/>
    </style:style>
    <style:style style:name="Table118.A2" style:family="table-cell">
      <style:table-cell-properties fo:padding="0.097cm" fo:border-left="0.002cm solid #000000" fo:border-right="none" fo:border-top="none" fo:border-bottom="0.002cm solid #000000"/>
    </style:style>
    <style:style style:name="Table118.G2" style:family="table-cell">
      <style:table-cell-properties fo:padding="0.097cm" fo:border-left="0.002cm solid #000000" fo:border-right="0.002cm solid #000000" fo:border-top="none" fo:border-bottom="0.002cm solid #000000"/>
    </style:style>
    <style:style style:name="Table119" style:family="table">
      <style:table-properties fo:margin-left="-0.016cm" fo:margin-right="0.037cm" table:align="margins"/>
    </style:style>
    <style:style style:name="Table119.A" style:family="table-column">
      <style:table-column-properties style:rel-column-width="20318*"/>
    </style:style>
    <style:style style:name="Table119.B" style:family="table-column">
      <style:table-column-properties style:rel-column-width="18272*"/>
    </style:style>
    <style:style style:name="Table119.C" style:family="table-column">
      <style:table-column-properties style:rel-column-width="26945*"/>
    </style:style>
    <style:style style:name="Table119.1" style:family="table-row">
      <style:table-row-properties style:min-row-height="0.728cm"/>
    </style:style>
    <style:style style:name="Table11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9.C1" style:family="table-cell">
      <style:table-cell-properties fo:background-color="#ffffcc" fo:padding="0.097cm" fo:border="0.002cm solid #000000">
        <style:background-image/>
      </style:table-cell-properties>
    </style:style>
    <style:style style:name="Table119.A2" style:family="table-cell">
      <style:table-cell-properties fo:padding="0.097cm" fo:border-left="0.002cm solid #000000" fo:border-right="none" fo:border-top="none" fo:border-bottom="0.002cm solid #000000"/>
    </style:style>
    <style:style style:name="Table119.B2" style:family="table-cell">
      <style:table-cell-properties style:vertical-align="middle" fo:padding="0.097cm" fo:border-left="0.002cm solid #000000" fo:border-right="none" fo:border-top="none" fo:border-bottom="0.002cm solid #000000"/>
    </style:style>
    <style:style style:name="Table119.C2" style:family="table-cell">
      <style:table-cell-properties fo:padding="0.097cm" fo:border-left="0.002cm solid #000000" fo:border-right="0.002cm solid #000000" fo:border-top="none" fo:border-bottom="0.002cm solid #000000"/>
    </style:style>
    <style:style style:name="Table120" style:family="table">
      <style:table-properties style:width="16.431cm" table:align="left"/>
    </style:style>
    <style:style style:name="Table120.A" style:family="table-column">
      <style:table-column-properties style:column-width="16.431cm"/>
    </style:style>
    <style:style style:name="Table120.A1" style:family="table-cell">
      <style:table-cell-properties fo:background-color="#ccffff" fo:padding="0.051cm" fo:border="0.002cm solid #000000">
        <style:background-image/>
      </style:table-cell-properties>
    </style:style>
    <style:style style:name="Table120.2" style:family="table-row">
      <style:table-row-properties style:min-row-height="2.796cm"/>
    </style:style>
    <style:style style:name="Table120.A2" style:family="table-cell">
      <style:table-cell-properties fo:padding="0.051cm" fo:border-left="0.002cm solid #000000" fo:border-right="0.002cm solid #000000" fo:border-top="none" fo:border-bottom="0.002cm solid #000000"/>
    </style:style>
    <style:style style:name="Table121" style:family="table">
      <style:table-properties style:width="17.59cm" table:align="margins"/>
    </style:style>
    <style:style style:name="Table121.A" style:family="table-column">
      <style:table-column-properties style:column-width="2.512cm" style:rel-column-width="9357*"/>
    </style:style>
    <style:style style:name="Table121.B" style:family="table-column">
      <style:table-column-properties style:column-width="3.101cm" style:rel-column-width="11553*"/>
    </style:style>
    <style:style style:name="Table121.C" style:family="table-column">
      <style:table-column-properties style:column-width="1.926cm" style:rel-column-width="7174*"/>
    </style:style>
    <style:style style:name="Table121.E" style:family="table-column">
      <style:table-column-properties style:column-width="2.514cm" style:rel-column-width="9364*"/>
    </style:style>
    <style:style style:name="Table121.G" style:family="table-column">
      <style:table-column-properties style:column-width="2.514cm" style:rel-column-width="9366*"/>
    </style:style>
    <style:style style:name="Table121.A1" style:family="table-cell">
      <style:table-cell-properties fo:padding="0.097cm" fo:border-left="0.002cm solid #000000" fo:border-right="none" fo:border-top="0.002cm solid #000000" fo:border-bottom="0.002cm solid #000000"/>
    </style:style>
    <style:style style:name="Table121.G1" style:family="table-cell">
      <style:table-cell-properties fo:padding="0.097cm" fo:border="0.002cm solid #000000"/>
    </style:style>
    <style:style style:name="Table121.A2" style:family="table-cell">
      <style:table-cell-properties fo:padding="0.097cm" fo:border-left="0.002cm solid #000000" fo:border-right="none" fo:border-top="none" fo:border-bottom="0.002cm solid #000000"/>
    </style:style>
    <style:style style:name="Table121.G2" style:family="table-cell">
      <style:table-cell-properties fo:padding="0.097cm" fo:border-left="0.002cm solid #000000" fo:border-right="0.002cm solid #000000" fo:border-top="none" fo:border-bottom="0.002cm solid #000000"/>
    </style:style>
    <style:style style:name="Table122" style:family="table">
      <style:table-properties style:width="17.568cm" fo:margin-left="-0.016cm" fo:margin-right="0.037cm" table:align="margins"/>
    </style:style>
    <style:style style:name="Table122.A" style:family="table-column">
      <style:table-column-properties style:column-width="5.447cm" style:rel-column-width="20318*"/>
    </style:style>
    <style:style style:name="Table122.B" style:family="table-column">
      <style:table-column-properties style:column-width="4.898cm" style:rel-column-width="18272*"/>
    </style:style>
    <style:style style:name="Table122.C" style:family="table-column">
      <style:table-column-properties style:column-width="7.223cm" style:rel-column-width="26945*"/>
    </style:style>
    <style:style style:name="Table122.1" style:family="table-row">
      <style:table-row-properties style:min-row-height="0.728cm"/>
    </style:style>
    <style:style style:name="Table12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2.C1" style:family="table-cell">
      <style:table-cell-properties fo:background-color="#ffffcc" fo:padding="0.097cm" fo:border="0.002cm solid #000000">
        <style:background-image/>
      </style:table-cell-properties>
    </style:style>
    <style:style style:name="Table123" style:family="table">
      <style:table-properties style:width="16.431cm" table:align="left"/>
    </style:style>
    <style:style style:name="Table123.A" style:family="table-column">
      <style:table-column-properties style:column-width="16.431cm"/>
    </style:style>
    <style:style style:name="Table123.A1" style:family="table-cell">
      <style:table-cell-properties fo:background-color="#ccffff" fo:padding="0.051cm" fo:border="0.002cm solid #000000">
        <style:background-image/>
      </style:table-cell-properties>
    </style:style>
    <style:style style:name="Table123.2" style:family="table-row">
      <style:table-row-properties style:min-row-height="2.796cm"/>
    </style:style>
    <style:style style:name="Table123.A2" style:family="table-cell">
      <style:table-cell-properties fo:padding="0.051cm" fo:border-left="0.002cm solid #000000" fo:border-right="0.002cm solid #000000" fo:border-top="none" fo:border-bottom="0.002cm solid #000000"/>
    </style:style>
    <style:style style:name="Table124" style:family="table">
      <style:table-properties style:width="17.59cm" table:align="margins"/>
    </style:style>
    <style:style style:name="Table124.A" style:family="table-column">
      <style:table-column-properties style:column-width="2.512cm" style:rel-column-width="9357*"/>
    </style:style>
    <style:style style:name="Table124.B" style:family="table-column">
      <style:table-column-properties style:column-width="3.101cm" style:rel-column-width="11553*"/>
    </style:style>
    <style:style style:name="Table124.C" style:family="table-column">
      <style:table-column-properties style:column-width="1.926cm" style:rel-column-width="7174*"/>
    </style:style>
    <style:style style:name="Table124.E" style:family="table-column">
      <style:table-column-properties style:column-width="2.514cm" style:rel-column-width="9364*"/>
    </style:style>
    <style:style style:name="Table124.G" style:family="table-column">
      <style:table-column-properties style:column-width="2.514cm" style:rel-column-width="9366*"/>
    </style:style>
    <style:style style:name="Table124.A1" style:family="table-cell">
      <style:table-cell-properties fo:padding="0.097cm" fo:border-left="0.002cm solid #000000" fo:border-right="none" fo:border-top="0.002cm solid #000000" fo:border-bottom="0.002cm solid #000000"/>
    </style:style>
    <style:style style:name="Table124.G1" style:family="table-cell">
      <style:table-cell-properties fo:padding="0.097cm" fo:border="0.002cm solid #000000"/>
    </style:style>
    <style:style style:name="Table124.A2" style:family="table-cell">
      <style:table-cell-properties fo:padding="0.097cm" fo:border-left="0.002cm solid #000000" fo:border-right="none" fo:border-top="none" fo:border-bottom="0.002cm solid #000000"/>
    </style:style>
    <style:style style:name="Table124.G2" style:family="table-cell">
      <style:table-cell-properties fo:padding="0.097cm" fo:border-left="0.002cm solid #000000" fo:border-right="0.002cm solid #000000" fo:border-top="none" fo:border-bottom="0.002cm solid #000000"/>
    </style:style>
    <style:style style:name="Table125" style:family="table">
      <style:table-properties style:width="17.568cm" fo:margin-left="-0.016cm" fo:margin-right="0.037cm" table:align="margins"/>
    </style:style>
    <style:style style:name="Table125.A" style:family="table-column">
      <style:table-column-properties style:column-width="5.447cm" style:rel-column-width="20317*"/>
    </style:style>
    <style:style style:name="Table125.B" style:family="table-column">
      <style:table-column-properties style:column-width="4.93cm" style:rel-column-width="18390*"/>
    </style:style>
    <style:style style:name="Table125.C" style:family="table-column">
      <style:table-column-properties style:column-width="7.191cm" style:rel-column-width="26828*"/>
    </style:style>
    <style:style style:name="Table125.1" style:family="table-row">
      <style:table-row-properties style:min-row-height="0.728cm"/>
    </style:style>
    <style:style style:name="Table12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5.C1" style:family="table-cell">
      <style:table-cell-properties fo:background-color="#ffffcc" fo:padding="0.097cm" fo:border="0.002cm solid #000000">
        <style:background-image/>
      </style:table-cell-properties>
    </style:style>
    <style:style style:name="Table125.A2" style:family="table-cell">
      <style:table-cell-properties fo:padding="0.097cm" fo:border-left="0.002cm solid #000000" fo:border-right="none" fo:border-top="none" fo:border-bottom="0.002cm solid #000000"/>
    </style:style>
    <style:style style:name="Table125.B2" style:family="table-cell">
      <style:table-cell-properties style:vertical-align="middle" fo:padding="0.097cm" fo:border-left="0.002cm solid #000000" fo:border-right="none" fo:border-top="none" fo:border-bottom="0.002cm solid #000000"/>
    </style:style>
    <style:style style:name="Table125.C2" style:family="table-cell">
      <style:table-cell-properties fo:padding="0.097cm" fo:border-left="0.002cm solid #000000" fo:border-right="0.002cm solid #000000" fo:border-top="none" fo:border-bottom="0.002cm solid #000000"/>
    </style:style>
    <style:style style:name="Table126" style:family="table">
      <style:table-properties style:width="16.431cm" table:align="left"/>
    </style:style>
    <style:style style:name="Table126.A" style:family="table-column">
      <style:table-column-properties style:column-width="16.431cm"/>
    </style:style>
    <style:style style:name="Table126.A1" style:family="table-cell">
      <style:table-cell-properties fo:background-color="#ccffff" fo:padding="0.051cm" fo:border="0.002cm solid #000000">
        <style:background-image/>
      </style:table-cell-properties>
    </style:style>
    <style:style style:name="Table126.2" style:family="table-row">
      <style:table-row-properties style:min-row-height="2.796cm"/>
    </style:style>
    <style:style style:name="Table126.A2" style:family="table-cell">
      <style:table-cell-properties fo:padding="0.051cm" fo:border-left="0.002cm solid #000000" fo:border-right="0.002cm solid #000000" fo:border-top="none" fo:border-bottom="0.002cm solid #000000"/>
    </style:style>
    <style:style style:name="Table127" style:family="table">
      <style:table-properties table:align="margins"/>
    </style:style>
    <style:style style:name="Table127.A" style:family="table-column">
      <style:table-column-properties style:rel-column-width="9357*"/>
    </style:style>
    <style:style style:name="Table127.B" style:family="table-column">
      <style:table-column-properties style:rel-column-width="11553*"/>
    </style:style>
    <style:style style:name="Table127.C" style:family="table-column">
      <style:table-column-properties style:rel-column-width="7174*"/>
    </style:style>
    <style:style style:name="Table127.E" style:family="table-column">
      <style:table-column-properties style:rel-column-width="9364*"/>
    </style:style>
    <style:style style:name="Table127.G" style:family="table-column">
      <style:table-column-properties style:rel-column-width="9366*"/>
    </style:style>
    <style:style style:name="Table127.A1" style:family="table-cell">
      <style:table-cell-properties fo:padding="0.097cm" fo:border-left="0.002cm solid #000000" fo:border-right="none" fo:border-top="0.002cm solid #000000" fo:border-bottom="0.002cm solid #000000"/>
    </style:style>
    <style:style style:name="Table127.G1" style:family="table-cell">
      <style:table-cell-properties fo:padding="0.097cm" fo:border="0.002cm solid #000000"/>
    </style:style>
    <style:style style:name="Table127.A2" style:family="table-cell">
      <style:table-cell-properties fo:padding="0.097cm" fo:border-left="0.002cm solid #000000" fo:border-right="none" fo:border-top="none" fo:border-bottom="0.002cm solid #000000"/>
    </style:style>
    <style:style style:name="Table127.G2" style:family="table-cell">
      <style:table-cell-properties fo:padding="0.097cm" fo:border-left="0.002cm solid #000000" fo:border-right="0.002cm solid #000000" fo:border-top="none" fo:border-bottom="0.002cm solid #000000"/>
    </style:style>
    <style:style style:name="Table128" style:family="table">
      <style:table-properties fo:margin-left="-0.016cm" fo:margin-right="0.037cm" table:align="margins"/>
    </style:style>
    <style:style style:name="Table128.A" style:family="table-column">
      <style:table-column-properties style:rel-column-width="20318*"/>
    </style:style>
    <style:style style:name="Table128.B" style:family="table-column">
      <style:table-column-properties style:rel-column-width="18272*"/>
    </style:style>
    <style:style style:name="Table128.C" style:family="table-column">
      <style:table-column-properties style:rel-column-width="26945*"/>
    </style:style>
    <style:style style:name="Table128.1" style:family="table-row">
      <style:table-row-properties style:min-row-height="0.728cm"/>
    </style:style>
    <style:style style:name="Table12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8.C1" style:family="table-cell">
      <style:table-cell-properties fo:background-color="#ffffcc" fo:padding="0.097cm" fo:border="0.002cm solid #000000">
        <style:background-image/>
      </style:table-cell-properties>
    </style:style>
    <style:style style:name="Table128.A2" style:family="table-cell">
      <style:table-cell-properties fo:padding="0.097cm" fo:border-left="0.002cm solid #000000" fo:border-right="none" fo:border-top="none" fo:border-bottom="0.002cm solid #000000"/>
    </style:style>
    <style:style style:name="Table128.B2" style:family="table-cell">
      <style:table-cell-properties style:vertical-align="middle" fo:padding="0.097cm" fo:border-left="0.002cm solid #000000" fo:border-right="none" fo:border-top="none" fo:border-bottom="0.002cm solid #000000"/>
    </style:style>
    <style:style style:name="Table128.C2" style:family="table-cell">
      <style:table-cell-properties fo:padding="0.097cm" fo:border-left="0.002cm solid #000000" fo:border-right="0.002cm solid #000000" fo:border-top="none" fo:border-bottom="0.002cm solid #000000"/>
    </style:style>
    <style:style style:name="Table129" style:family="table">
      <style:table-properties style:width="16.431cm" table:align="left"/>
    </style:style>
    <style:style style:name="Table129.A" style:family="table-column">
      <style:table-column-properties style:column-width="16.431cm"/>
    </style:style>
    <style:style style:name="Table129.A1" style:family="table-cell">
      <style:table-cell-properties fo:background-color="#ccffff" fo:padding="0.051cm" fo:border="0.002cm solid #000000">
        <style:background-image/>
      </style:table-cell-properties>
    </style:style>
    <style:style style:name="Table129.2" style:family="table-row">
      <style:table-row-properties style:min-row-height="2.796cm"/>
    </style:style>
    <style:style style:name="Table129.A2" style:family="table-cell">
      <style:table-cell-properties fo:padding="0.051cm" fo:border-left="0.002cm solid #000000" fo:border-right="0.002cm solid #000000" fo:border-top="none" fo:border-bottom="0.002cm solid #000000"/>
    </style:style>
    <style:style style:name="Table130" style:family="table">
      <style:table-properties table:align="margins"/>
    </style:style>
    <style:style style:name="Table130.A" style:family="table-column">
      <style:table-column-properties style:rel-column-width="9357*"/>
    </style:style>
    <style:style style:name="Table130.B" style:family="table-column">
      <style:table-column-properties style:rel-column-width="11553*"/>
    </style:style>
    <style:style style:name="Table130.C" style:family="table-column">
      <style:table-column-properties style:rel-column-width="7174*"/>
    </style:style>
    <style:style style:name="Table130.E" style:family="table-column">
      <style:table-column-properties style:rel-column-width="9364*"/>
    </style:style>
    <style:style style:name="Table130.G" style:family="table-column">
      <style:table-column-properties style:rel-column-width="9366*"/>
    </style:style>
    <style:style style:name="Table130.A1" style:family="table-cell">
      <style:table-cell-properties fo:padding="0.097cm" fo:border-left="0.002cm solid #000000" fo:border-right="none" fo:border-top="0.002cm solid #000000" fo:border-bottom="0.002cm solid #000000"/>
    </style:style>
    <style:style style:name="Table130.G1" style:family="table-cell">
      <style:table-cell-properties fo:padding="0.097cm" fo:border="0.002cm solid #000000"/>
    </style:style>
    <style:style style:name="Table130.A2" style:family="table-cell">
      <style:table-cell-properties fo:padding="0.097cm" fo:border-left="0.002cm solid #000000" fo:border-right="none" fo:border-top="none" fo:border-bottom="0.002cm solid #000000"/>
    </style:style>
    <style:style style:name="Table130.G2" style:family="table-cell">
      <style:table-cell-properties fo:padding="0.097cm" fo:border-left="0.002cm solid #000000" fo:border-right="0.002cm solid #000000" fo:border-top="none" fo:border-bottom="0.002cm solid #000000"/>
    </style:style>
    <style:style style:name="Table131" style:family="table">
      <style:table-properties fo:margin-left="-0.016cm" fo:margin-right="0.037cm" table:align="margins"/>
    </style:style>
    <style:style style:name="Table131.A" style:family="table-column">
      <style:table-column-properties style:rel-column-width="20318*"/>
    </style:style>
    <style:style style:name="Table131.B" style:family="table-column">
      <style:table-column-properties style:rel-column-width="18272*"/>
    </style:style>
    <style:style style:name="Table131.C" style:family="table-column">
      <style:table-column-properties style:rel-column-width="26945*"/>
    </style:style>
    <style:style style:name="Table131.1" style:family="table-row">
      <style:table-row-properties style:min-row-height="0.728cm"/>
    </style:style>
    <style:style style:name="Table13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1.C1" style:family="table-cell">
      <style:table-cell-properties fo:background-color="#ffffcc" fo:padding="0.097cm" fo:border="0.002cm solid #000000">
        <style:background-image/>
      </style:table-cell-properties>
    </style:style>
    <style:style style:name="Table131.A2" style:family="table-cell">
      <style:table-cell-properties fo:padding="0.097cm" fo:border-left="0.002cm solid #000000" fo:border-right="none" fo:border-top="none" fo:border-bottom="0.002cm solid #000000"/>
    </style:style>
    <style:style style:name="Table131.B2" style:family="table-cell">
      <style:table-cell-properties style:vertical-align="middle" fo:padding="0.097cm" fo:border-left="0.002cm solid #000000" fo:border-right="none" fo:border-top="none" fo:border-bottom="0.002cm solid #000000"/>
    </style:style>
    <style:style style:name="Table131.C2" style:family="table-cell">
      <style:table-cell-properties fo:padding="0.097cm" fo:border-left="0.002cm solid #000000" fo:border-right="0.002cm solid #000000" fo:border-top="none" fo:border-bottom="0.002cm solid #000000"/>
    </style:style>
    <style:style style:name="Table132" style:family="table">
      <style:table-properties style:width="16.431cm" table:align="left"/>
    </style:style>
    <style:style style:name="Table132.A" style:family="table-column">
      <style:table-column-properties style:column-width="16.431cm"/>
    </style:style>
    <style:style style:name="Table132.A1" style:family="table-cell">
      <style:table-cell-properties fo:background-color="#ccffff" fo:padding="0.051cm" fo:border="0.002cm solid #000000">
        <style:background-image/>
      </style:table-cell-properties>
    </style:style>
    <style:style style:name="Table132.2" style:family="table-row">
      <style:table-row-properties style:min-row-height="2.796cm"/>
    </style:style>
    <style:style style:name="Table132.A2" style:family="table-cell">
      <style:table-cell-properties fo:padding="0.051cm" fo:border-left="0.002cm solid #000000" fo:border-right="0.002cm solid #000000" fo:border-top="none" fo:border-bottom="0.002cm solid #000000"/>
    </style:style>
    <style:style style:name="Table133" style:family="table">
      <style:table-properties table:align="margins"/>
    </style:style>
    <style:style style:name="Table133.A" style:family="table-column">
      <style:table-column-properties style:rel-column-width="9357*"/>
    </style:style>
    <style:style style:name="Table133.B" style:family="table-column">
      <style:table-column-properties style:rel-column-width="11553*"/>
    </style:style>
    <style:style style:name="Table133.C" style:family="table-column">
      <style:table-column-properties style:rel-column-width="7174*"/>
    </style:style>
    <style:style style:name="Table133.E" style:family="table-column">
      <style:table-column-properties style:rel-column-width="9364*"/>
    </style:style>
    <style:style style:name="Table133.G" style:family="table-column">
      <style:table-column-properties style:rel-column-width="9366*"/>
    </style:style>
    <style:style style:name="Table133.A1" style:family="table-cell">
      <style:table-cell-properties fo:padding="0.097cm" fo:border-left="0.002cm solid #000000" fo:border-right="none" fo:border-top="0.002cm solid #000000" fo:border-bottom="0.002cm solid #000000"/>
    </style:style>
    <style:style style:name="Table133.G1" style:family="table-cell">
      <style:table-cell-properties fo:padding="0.097cm" fo:border="0.002cm solid #000000"/>
    </style:style>
    <style:style style:name="Table133.A2" style:family="table-cell">
      <style:table-cell-properties fo:padding="0.097cm" fo:border-left="0.002cm solid #000000" fo:border-right="none" fo:border-top="none" fo:border-bottom="0.002cm solid #000000"/>
    </style:style>
    <style:style style:name="Table133.G2" style:family="table-cell">
      <style:table-cell-properties fo:padding="0.097cm" fo:border-left="0.002cm solid #000000" fo:border-right="0.002cm solid #000000" fo:border-top="none" fo:border-bottom="0.002cm solid #000000"/>
    </style:style>
    <style:style style:name="Table134" style:family="table">
      <style:table-properties fo:margin-left="-0.016cm" fo:margin-right="0.037cm" table:align="margins"/>
    </style:style>
    <style:style style:name="Table134.A" style:family="table-column">
      <style:table-column-properties style:rel-column-width="20317*"/>
    </style:style>
    <style:style style:name="Table134.B" style:family="table-column">
      <style:table-column-properties style:rel-column-width="18390*"/>
    </style:style>
    <style:style style:name="Table134.C" style:family="table-column">
      <style:table-column-properties style:rel-column-width="26828*"/>
    </style:style>
    <style:style style:name="Table134.1" style:family="table-row">
      <style:table-row-properties style:min-row-height="0.728cm"/>
    </style:style>
    <style:style style:name="Table13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4.C1" style:family="table-cell">
      <style:table-cell-properties fo:background-color="#ffffcc" fo:padding="0.097cm" fo:border="0.002cm solid #000000">
        <style:background-image/>
      </style:table-cell-properties>
    </style:style>
    <style:style style:name="Table134.A2" style:family="table-cell">
      <style:table-cell-properties fo:padding="0.097cm" fo:border-left="0.002cm solid #000000" fo:border-right="none" fo:border-top="none" fo:border-bottom="0.002cm solid #000000"/>
    </style:style>
    <style:style style:name="Table134.B2" style:family="table-cell">
      <style:table-cell-properties style:vertical-align="middle" fo:padding="0.097cm" fo:border-left="0.002cm solid #000000" fo:border-right="none" fo:border-top="none" fo:border-bottom="0.002cm solid #000000"/>
    </style:style>
    <style:style style:name="Table134.C2" style:family="table-cell">
      <style:table-cell-properties fo:padding="0.097cm" fo:border-left="0.002cm solid #000000" fo:border-right="0.002cm solid #000000" fo:border-top="none" fo:border-bottom="0.002cm solid #000000"/>
    </style:style>
    <style:style style:name="Table135" style:family="table">
      <style:table-properties style:width="16.431cm" table:align="left"/>
    </style:style>
    <style:style style:name="Table135.A" style:family="table-column">
      <style:table-column-properties style:column-width="16.431cm"/>
    </style:style>
    <style:style style:name="Table135.A1" style:family="table-cell">
      <style:table-cell-properties fo:background-color="#ccffff" fo:padding="0.051cm" fo:border="0.002cm solid #000000">
        <style:background-image/>
      </style:table-cell-properties>
    </style:style>
    <style:style style:name="Table135.2" style:family="table-row">
      <style:table-row-properties style:min-row-height="2.796cm"/>
    </style:style>
    <style:style style:name="Table135.A2" style:family="table-cell">
      <style:table-cell-properties fo:padding="0.051cm" fo:border-left="0.002cm solid #000000" fo:border-right="0.002cm solid #000000" fo:border-top="none" fo:border-bottom="0.002cm solid #000000"/>
    </style:style>
    <style:style style:name="Table136" style:family="table">
      <style:table-properties table:align="margins"/>
    </style:style>
    <style:style style:name="Table136.A" style:family="table-column">
      <style:table-column-properties style:rel-column-width="9357*"/>
    </style:style>
    <style:style style:name="Table136.B" style:family="table-column">
      <style:table-column-properties style:rel-column-width="11553*"/>
    </style:style>
    <style:style style:name="Table136.C" style:family="table-column">
      <style:table-column-properties style:rel-column-width="7174*"/>
    </style:style>
    <style:style style:name="Table136.E" style:family="table-column">
      <style:table-column-properties style:rel-column-width="9364*"/>
    </style:style>
    <style:style style:name="Table136.G" style:family="table-column">
      <style:table-column-properties style:rel-column-width="9366*"/>
    </style:style>
    <style:style style:name="Table136.A1" style:family="table-cell">
      <style:table-cell-properties fo:padding="0.097cm" fo:border-left="0.002cm solid #000000" fo:border-right="none" fo:border-top="0.002cm solid #000000" fo:border-bottom="0.002cm solid #000000"/>
    </style:style>
    <style:style style:name="Table136.G1" style:family="table-cell">
      <style:table-cell-properties fo:padding="0.097cm" fo:border="0.002cm solid #000000"/>
    </style:style>
    <style:style style:name="Table136.A2" style:family="table-cell">
      <style:table-cell-properties fo:padding="0.097cm" fo:border-left="0.002cm solid #000000" fo:border-right="none" fo:border-top="none" fo:border-bottom="0.002cm solid #000000"/>
    </style:style>
    <style:style style:name="Table136.G2" style:family="table-cell">
      <style:table-cell-properties fo:padding="0.097cm" fo:border-left="0.002cm solid #000000" fo:border-right="0.002cm solid #000000" fo:border-top="none" fo:border-bottom="0.002cm solid #000000"/>
    </style:style>
    <style:style style:name="Table137" style:family="table">
      <style:table-properties style:width="17.568cm" fo:margin-left="-0.016cm" fo:margin-right="0.037cm" table:align="margins"/>
    </style:style>
    <style:style style:name="Table137.A" style:family="table-column">
      <style:table-column-properties style:column-width="5.447cm" style:rel-column-width="20317*"/>
    </style:style>
    <style:style style:name="Table137.B" style:family="table-column">
      <style:table-column-properties style:column-width="4.93cm" style:rel-column-width="18390*"/>
    </style:style>
    <style:style style:name="Table137.C" style:family="table-column">
      <style:table-column-properties style:column-width="7.191cm" style:rel-column-width="26828*"/>
    </style:style>
    <style:style style:name="Table137.1" style:family="table-row">
      <style:table-row-properties style:min-row-height="0.728cm"/>
    </style:style>
    <style:style style:name="Table13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7.C1" style:family="table-cell">
      <style:table-cell-properties fo:background-color="#ffffcc" fo:padding="0.097cm" fo:border="0.002cm solid #000000">
        <style:background-image/>
      </style:table-cell-properties>
    </style:style>
    <style:style style:name="Table137.A2" style:family="table-cell">
      <style:table-cell-properties fo:padding="0.097cm" fo:border-left="0.002cm solid #000000" fo:border-right="none" fo:border-top="none" fo:border-bottom="0.002cm solid #000000"/>
    </style:style>
    <style:style style:name="Table137.B2" style:family="table-cell">
      <style:table-cell-properties style:vertical-align="middle" fo:padding="0.097cm" fo:border-left="0.002cm solid #000000" fo:border-right="none" fo:border-top="none" fo:border-bottom="0.002cm solid #000000"/>
    </style:style>
    <style:style style:name="Table137.C2" style:family="table-cell">
      <style:table-cell-properties fo:padding="0.097cm" fo:border-left="0.002cm solid #000000" fo:border-right="0.002cm solid #000000" fo:border-top="none" fo:border-bottom="0.002cm solid #000000"/>
    </style:style>
    <style:style style:name="Table138" style:family="table">
      <style:table-properties style:width="16.431cm" table:align="left"/>
    </style:style>
    <style:style style:name="Table138.A" style:family="table-column">
      <style:table-column-properties style:column-width="16.431cm"/>
    </style:style>
    <style:style style:name="Table138.A1" style:family="table-cell">
      <style:table-cell-properties fo:background-color="#ccffff" fo:padding="0.051cm" fo:border="0.002cm solid #000000">
        <style:background-image/>
      </style:table-cell-properties>
    </style:style>
    <style:style style:name="Table138.2" style:family="table-row">
      <style:table-row-properties style:min-row-height="2.796cm"/>
    </style:style>
    <style:style style:name="Table138.A2" style:family="table-cell">
      <style:table-cell-properties fo:padding="0.051cm" fo:border-left="0.002cm solid #000000" fo:border-right="0.002cm solid #000000" fo:border-top="none" fo:border-bottom="0.002cm solid #000000"/>
    </style:style>
    <style:style style:name="Table139" style:family="table">
      <style:table-properties table:align="margins"/>
    </style:style>
    <style:style style:name="Table139.A" style:family="table-column">
      <style:table-column-properties style:rel-column-width="9357*"/>
    </style:style>
    <style:style style:name="Table139.B" style:family="table-column">
      <style:table-column-properties style:rel-column-width="11553*"/>
    </style:style>
    <style:style style:name="Table139.C" style:family="table-column">
      <style:table-column-properties style:rel-column-width="7174*"/>
    </style:style>
    <style:style style:name="Table139.E" style:family="table-column">
      <style:table-column-properties style:rel-column-width="9364*"/>
    </style:style>
    <style:style style:name="Table139.G" style:family="table-column">
      <style:table-column-properties style:rel-column-width="9366*"/>
    </style:style>
    <style:style style:name="Table139.A1" style:family="table-cell">
      <style:table-cell-properties fo:padding="0.097cm" fo:border-left="0.002cm solid #000000" fo:border-right="none" fo:border-top="0.002cm solid #000000" fo:border-bottom="0.002cm solid #000000"/>
    </style:style>
    <style:style style:name="Table139.G1" style:family="table-cell">
      <style:table-cell-properties fo:padding="0.097cm" fo:border="0.002cm solid #000000"/>
    </style:style>
    <style:style style:name="Table139.A2" style:family="table-cell">
      <style:table-cell-properties fo:padding="0.097cm" fo:border-left="0.002cm solid #000000" fo:border-right="none" fo:border-top="none" fo:border-bottom="0.002cm solid #000000"/>
    </style:style>
    <style:style style:name="Table139.G2" style:family="table-cell">
      <style:table-cell-properties fo:padding="0.097cm" fo:border-left="0.002cm solid #000000" fo:border-right="0.002cm solid #000000" fo:border-top="none" fo:border-bottom="0.002cm solid #000000"/>
    </style:style>
    <style:style style:name="Table140" style:family="table">
      <style:table-properties fo:margin-left="-0.016cm" fo:margin-right="0.037cm" table:align="margins"/>
    </style:style>
    <style:style style:name="Table140.A" style:family="table-column">
      <style:table-column-properties style:rel-column-width="20318*"/>
    </style:style>
    <style:style style:name="Table140.B" style:family="table-column">
      <style:table-column-properties style:rel-column-width="18272*"/>
    </style:style>
    <style:style style:name="Table140.C" style:family="table-column">
      <style:table-column-properties style:rel-column-width="26945*"/>
    </style:style>
    <style:style style:name="Table140.1" style:family="table-row">
      <style:table-row-properties style:min-row-height="0.728cm"/>
    </style:style>
    <style:style style:name="Table14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0.C1" style:family="table-cell">
      <style:table-cell-properties fo:background-color="#ffffcc" fo:padding="0.097cm" fo:border="0.002cm solid #000000">
        <style:background-image/>
      </style:table-cell-properties>
    </style:style>
    <style:style style:name="Table140.A2" style:family="table-cell">
      <style:table-cell-properties fo:padding="0.097cm" fo:border-left="0.002cm solid #000000" fo:border-right="none" fo:border-top="none" fo:border-bottom="0.002cm solid #000000"/>
    </style:style>
    <style:style style:name="Table140.B2" style:family="table-cell">
      <style:table-cell-properties style:vertical-align="middle" fo:padding="0.097cm" fo:border-left="0.002cm solid #000000" fo:border-right="none" fo:border-top="none" fo:border-bottom="0.002cm solid #000000"/>
    </style:style>
    <style:style style:name="Table140.C2" style:family="table-cell">
      <style:table-cell-properties fo:padding="0.097cm" fo:border-left="0.002cm solid #000000" fo:border-right="0.002cm solid #000000" fo:border-top="none" fo:border-bottom="0.002cm solid #000000"/>
    </style:style>
    <style:style style:name="Table141" style:family="table">
      <style:table-properties style:width="16.431cm" table:align="left"/>
    </style:style>
    <style:style style:name="Table141.A" style:family="table-column">
      <style:table-column-properties style:column-width="16.431cm"/>
    </style:style>
    <style:style style:name="Table141.A1" style:family="table-cell">
      <style:table-cell-properties fo:background-color="#ccffff" fo:padding="0.051cm" fo:border="0.002cm solid #000000">
        <style:background-image/>
      </style:table-cell-properties>
    </style:style>
    <style:style style:name="Table141.2" style:family="table-row">
      <style:table-row-properties style:min-row-height="2.796cm"/>
    </style:style>
    <style:style style:name="Table141.A2" style:family="table-cell">
      <style:table-cell-properties fo:padding="0.051cm" fo:border-left="0.002cm solid #000000" fo:border-right="0.002cm solid #000000" fo:border-top="none" fo:border-bottom="0.002cm solid #000000"/>
    </style:style>
    <style:style style:name="Table142" style:family="table">
      <style:table-properties table:align="margins"/>
    </style:style>
    <style:style style:name="Table142.A" style:family="table-column">
      <style:table-column-properties style:rel-column-width="9357*"/>
    </style:style>
    <style:style style:name="Table142.B" style:family="table-column">
      <style:table-column-properties style:rel-column-width="11553*"/>
    </style:style>
    <style:style style:name="Table142.C" style:family="table-column">
      <style:table-column-properties style:rel-column-width="7174*"/>
    </style:style>
    <style:style style:name="Table142.E" style:family="table-column">
      <style:table-column-properties style:rel-column-width="9364*"/>
    </style:style>
    <style:style style:name="Table142.G" style:family="table-column">
      <style:table-column-properties style:rel-column-width="9366*"/>
    </style:style>
    <style:style style:name="Table142.A1" style:family="table-cell">
      <style:table-cell-properties fo:padding="0.097cm" fo:border-left="0.002cm solid #000000" fo:border-right="none" fo:border-top="0.002cm solid #000000" fo:border-bottom="0.002cm solid #000000"/>
    </style:style>
    <style:style style:name="Table142.G1" style:family="table-cell">
      <style:table-cell-properties fo:padding="0.097cm" fo:border="0.002cm solid #000000"/>
    </style:style>
    <style:style style:name="Table142.A2" style:family="table-cell">
      <style:table-cell-properties fo:padding="0.097cm" fo:border-left="0.002cm solid #000000" fo:border-right="none" fo:border-top="none" fo:border-bottom="0.002cm solid #000000"/>
    </style:style>
    <style:style style:name="Table142.G2" style:family="table-cell">
      <style:table-cell-properties fo:padding="0.097cm" fo:border-left="0.002cm solid #000000" fo:border-right="0.002cm solid #000000" fo:border-top="none" fo:border-bottom="0.002cm solid #000000"/>
    </style:style>
    <style:style style:name="Table143" style:family="table">
      <style:table-properties fo:margin-left="-0.016cm" fo:margin-right="0.037cm" table:align="margins"/>
    </style:style>
    <style:style style:name="Table143.A" style:family="table-column">
      <style:table-column-properties style:rel-column-width="20318*"/>
    </style:style>
    <style:style style:name="Table143.B" style:family="table-column">
      <style:table-column-properties style:rel-column-width="18272*"/>
    </style:style>
    <style:style style:name="Table143.C" style:family="table-column">
      <style:table-column-properties style:rel-column-width="26945*"/>
    </style:style>
    <style:style style:name="Table143.1" style:family="table-row">
      <style:table-row-properties style:min-row-height="0.728cm"/>
    </style:style>
    <style:style style:name="Table14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3.C1" style:family="table-cell">
      <style:table-cell-properties fo:background-color="#ffffcc" fo:padding="0.097cm" fo:border="0.002cm solid #000000">
        <style:background-image/>
      </style:table-cell-properties>
    </style:style>
    <style:style style:name="Table143.A2" style:family="table-cell">
      <style:table-cell-properties fo:padding="0.097cm" fo:border-left="0.002cm solid #000000" fo:border-right="none" fo:border-top="none" fo:border-bottom="0.002cm solid #000000"/>
    </style:style>
    <style:style style:name="Table143.B2" style:family="table-cell">
      <style:table-cell-properties style:vertical-align="middle" fo:padding="0.097cm" fo:border-left="0.002cm solid #000000" fo:border-right="none" fo:border-top="none" fo:border-bottom="0.002cm solid #000000"/>
    </style:style>
    <style:style style:name="Table143.C2" style:family="table-cell">
      <style:table-cell-properties fo:padding="0.097cm" fo:border-left="0.002cm solid #000000" fo:border-right="0.002cm solid #000000" fo:border-top="none" fo:border-bottom="0.002cm solid #000000"/>
    </style:style>
    <style:style style:name="Table144" style:family="table">
      <style:table-properties style:width="16.431cm" table:align="left"/>
    </style:style>
    <style:style style:name="Table144.A" style:family="table-column">
      <style:table-column-properties style:column-width="16.431cm"/>
    </style:style>
    <style:style style:name="Table144.A1" style:family="table-cell">
      <style:table-cell-properties fo:background-color="#ccffff" fo:padding="0.051cm" fo:border="0.002cm solid #000000">
        <style:background-image/>
      </style:table-cell-properties>
    </style:style>
    <style:style style:name="Table144.2" style:family="table-row">
      <style:table-row-properties style:min-row-height="2.796cm"/>
    </style:style>
    <style:style style:name="Table144.A2" style:family="table-cell">
      <style:table-cell-properties fo:padding="0.051cm" fo:border-left="0.002cm solid #000000" fo:border-right="0.002cm solid #000000" fo:border-top="none" fo:border-bottom="0.002cm solid #000000"/>
    </style:style>
    <style:style style:name="Table145" style:family="table">
      <style:table-properties table:align="margins"/>
    </style:style>
    <style:style style:name="Table145.A" style:family="table-column">
      <style:table-column-properties style:rel-column-width="9357*"/>
    </style:style>
    <style:style style:name="Table145.B" style:family="table-column">
      <style:table-column-properties style:rel-column-width="11553*"/>
    </style:style>
    <style:style style:name="Table145.C" style:family="table-column">
      <style:table-column-properties style:rel-column-width="7174*"/>
    </style:style>
    <style:style style:name="Table145.E" style:family="table-column">
      <style:table-column-properties style:rel-column-width="9364*"/>
    </style:style>
    <style:style style:name="Table145.G" style:family="table-column">
      <style:table-column-properties style:rel-column-width="9366*"/>
    </style:style>
    <style:style style:name="Table145.A1" style:family="table-cell">
      <style:table-cell-properties fo:padding="0.097cm" fo:border-left="0.002cm solid #000000" fo:border-right="none" fo:border-top="0.002cm solid #000000" fo:border-bottom="0.002cm solid #000000"/>
    </style:style>
    <style:style style:name="Table145.G1" style:family="table-cell">
      <style:table-cell-properties fo:padding="0.097cm" fo:border="0.002cm solid #000000"/>
    </style:style>
    <style:style style:name="Table145.A2" style:family="table-cell">
      <style:table-cell-properties fo:padding="0.097cm" fo:border-left="0.002cm solid #000000" fo:border-right="none" fo:border-top="none" fo:border-bottom="0.002cm solid #000000"/>
    </style:style>
    <style:style style:name="Table145.G2" style:family="table-cell">
      <style:table-cell-properties fo:padding="0.097cm" fo:border-left="0.002cm solid #000000" fo:border-right="0.002cm solid #000000" fo:border-top="none" fo:border-bottom="0.002cm solid #000000"/>
    </style:style>
    <style:style style:name="Table146" style:family="table">
      <style:table-properties fo:margin-left="-0.016cm" fo:margin-right="0.055cm" table:align="margins"/>
    </style:style>
    <style:style style:name="Table146.A" style:family="table-column">
      <style:table-column-properties style:rel-column-width="20338*"/>
    </style:style>
    <style:style style:name="Table146.B" style:family="table-column">
      <style:table-column-properties style:rel-column-width="18287*"/>
    </style:style>
    <style:style style:name="Table146.C" style:family="table-column">
      <style:table-column-properties style:rel-column-width="26910*"/>
    </style:style>
    <style:style style:name="Table146.1" style:family="table-row">
      <style:table-row-properties style:min-row-height="0.728cm"/>
    </style:style>
    <style:style style:name="Table14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6.C1" style:family="table-cell">
      <style:table-cell-properties fo:background-color="#ffffcc" fo:padding="0.097cm" fo:border="0.002cm solid #000000">
        <style:background-image/>
      </style:table-cell-properties>
    </style:style>
    <style:style style:name="Table146.A2" style:family="table-cell">
      <style:table-cell-properties fo:padding="0.097cm" fo:border-left="0.002cm solid #000000" fo:border-right="none" fo:border-top="none" fo:border-bottom="0.002cm solid #000000"/>
    </style:style>
    <style:style style:name="Table146.B2" style:family="table-cell">
      <style:table-cell-properties style:vertical-align="middle" fo:padding="0.097cm" fo:border-left="0.002cm solid #000000" fo:border-right="none" fo:border-top="none" fo:border-bottom="0.002cm solid #000000"/>
    </style:style>
    <style:style style:name="Table146.C2" style:family="table-cell">
      <style:table-cell-properties fo:padding="0.097cm" fo:border-left="0.002cm solid #000000" fo:border-right="0.002cm solid #000000" fo:border-top="none" fo:border-bottom="0.002cm solid #000000"/>
    </style:style>
    <style:style style:name="Table147" style:family="table">
      <style:table-properties style:width="16.431cm" table:align="left"/>
    </style:style>
    <style:style style:name="Table147.A" style:family="table-column">
      <style:table-column-properties style:column-width="16.431cm"/>
    </style:style>
    <style:style style:name="Table147.A1" style:family="table-cell">
      <style:table-cell-properties fo:background-color="#ccffff" fo:padding="0.051cm" fo:border="0.002cm solid #000000">
        <style:background-image/>
      </style:table-cell-properties>
    </style:style>
    <style:style style:name="Table147.2" style:family="table-row">
      <style:table-row-properties style:min-row-height="2.796cm"/>
    </style:style>
    <style:style style:name="Table147.A2" style:family="table-cell">
      <style:table-cell-properties fo:padding="0.051cm" fo:border-left="0.002cm solid #000000" fo:border-right="0.002cm solid #000000" fo:border-top="none" fo:border-bottom="0.002cm solid #000000"/>
    </style:style>
    <style:style style:name="Table148" style:family="table">
      <style:table-properties table:align="margins"/>
    </style:style>
    <style:style style:name="Table148.A" style:family="table-column">
      <style:table-column-properties style:rel-column-width="9357*"/>
    </style:style>
    <style:style style:name="Table148.B" style:family="table-column">
      <style:table-column-properties style:rel-column-width="11553*"/>
    </style:style>
    <style:style style:name="Table148.C" style:family="table-column">
      <style:table-column-properties style:rel-column-width="7174*"/>
    </style:style>
    <style:style style:name="Table148.E" style:family="table-column">
      <style:table-column-properties style:rel-column-width="9364*"/>
    </style:style>
    <style:style style:name="Table148.G" style:family="table-column">
      <style:table-column-properties style:rel-column-width="9366*"/>
    </style:style>
    <style:style style:name="Table148.A1" style:family="table-cell">
      <style:table-cell-properties fo:padding="0.097cm" fo:border-left="0.002cm solid #000000" fo:border-right="none" fo:border-top="0.002cm solid #000000" fo:border-bottom="0.002cm solid #000000"/>
    </style:style>
    <style:style style:name="Table148.G1" style:family="table-cell">
      <style:table-cell-properties fo:padding="0.097cm" fo:border="0.002cm solid #000000"/>
    </style:style>
    <style:style style:name="Table148.A2" style:family="table-cell">
      <style:table-cell-properties fo:padding="0.097cm" fo:border-left="0.002cm solid #000000" fo:border-right="none" fo:border-top="none" fo:border-bottom="0.002cm solid #000000"/>
    </style:style>
    <style:style style:name="Table148.G2" style:family="table-cell">
      <style:table-cell-properties fo:padding="0.097cm" fo:border-left="0.002cm solid #000000" fo:border-right="0.002cm solid #000000" fo:border-top="none" fo:border-bottom="0.002cm solid #000000"/>
    </style:style>
    <style:style style:name="Table149" style:family="table">
      <style:table-properties fo:margin-left="-0.016cm" fo:margin-right="0.055cm" table:align="margins"/>
    </style:style>
    <style:style style:name="Table149.A" style:family="table-column">
      <style:table-column-properties style:rel-column-width="20338*"/>
    </style:style>
    <style:style style:name="Table149.B" style:family="table-column">
      <style:table-column-properties style:rel-column-width="18287*"/>
    </style:style>
    <style:style style:name="Table149.C" style:family="table-column">
      <style:table-column-properties style:rel-column-width="26910*"/>
    </style:style>
    <style:style style:name="Table149.1" style:family="table-row">
      <style:table-row-properties style:min-row-height="0.728cm"/>
    </style:style>
    <style:style style:name="Table14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9.C1" style:family="table-cell">
      <style:table-cell-properties fo:background-color="#ffffcc" fo:padding="0.097cm" fo:border="0.002cm solid #000000">
        <style:background-image/>
      </style:table-cell-properties>
    </style:style>
    <style:style style:name="Table149.A2" style:family="table-cell">
      <style:table-cell-properties fo:padding="0.097cm" fo:border-left="0.002cm solid #000000" fo:border-right="none" fo:border-top="none" fo:border-bottom="0.002cm solid #000000"/>
    </style:style>
    <style:style style:name="Table149.B2" style:family="table-cell">
      <style:table-cell-properties style:vertical-align="middle" fo:padding="0.097cm" fo:border-left="0.002cm solid #000000" fo:border-right="none" fo:border-top="none" fo:border-bottom="0.002cm solid #000000"/>
    </style:style>
    <style:style style:name="Table149.C2" style:family="table-cell">
      <style:table-cell-properties fo:padding="0.097cm" fo:border-left="0.002cm solid #000000" fo:border-right="0.002cm solid #000000" fo:border-top="none" fo:border-bottom="0.002cm solid #000000"/>
    </style:style>
    <style:style style:name="Table150" style:family="table">
      <style:table-properties style:width="16.431cm" table:align="left"/>
    </style:style>
    <style:style style:name="Table150.A" style:family="table-column">
      <style:table-column-properties style:column-width="16.431cm"/>
    </style:style>
    <style:style style:name="Table150.A1" style:family="table-cell">
      <style:table-cell-properties fo:background-color="#ccffff" fo:padding="0.051cm" fo:border="0.002cm solid #000000">
        <style:background-image/>
      </style:table-cell-properties>
    </style:style>
    <style:style style:name="Table150.2" style:family="table-row">
      <style:table-row-properties style:min-row-height="2.796cm"/>
    </style:style>
    <style:style style:name="Table150.A2" style:family="table-cell">
      <style:table-cell-properties fo:padding="0.051cm" fo:border-left="0.002cm solid #000000" fo:border-right="0.002cm solid #000000" fo:border-top="none" fo:border-bottom="0.002cm solid #000000"/>
    </style:style>
    <style:style style:name="Table151" style:family="table">
      <style:table-properties table:align="margins"/>
    </style:style>
    <style:style style:name="Table151.A" style:family="table-column">
      <style:table-column-properties style:rel-column-width="9357*"/>
    </style:style>
    <style:style style:name="Table151.B" style:family="table-column">
      <style:table-column-properties style:rel-column-width="11553*"/>
    </style:style>
    <style:style style:name="Table151.C" style:family="table-column">
      <style:table-column-properties style:rel-column-width="7174*"/>
    </style:style>
    <style:style style:name="Table151.E" style:family="table-column">
      <style:table-column-properties style:rel-column-width="9364*"/>
    </style:style>
    <style:style style:name="Table151.G" style:family="table-column">
      <style:table-column-properties style:rel-column-width="9366*"/>
    </style:style>
    <style:style style:name="Table151.A1" style:family="table-cell">
      <style:table-cell-properties fo:padding="0.097cm" fo:border-left="0.002cm solid #000000" fo:border-right="none" fo:border-top="0.002cm solid #000000" fo:border-bottom="0.002cm solid #000000"/>
    </style:style>
    <style:style style:name="Table151.G1" style:family="table-cell">
      <style:table-cell-properties fo:padding="0.097cm" fo:border="0.002cm solid #000000"/>
    </style:style>
    <style:style style:name="Table151.A2" style:family="table-cell">
      <style:table-cell-properties fo:padding="0.097cm" fo:border-left="0.002cm solid #000000" fo:border-right="none" fo:border-top="none" fo:border-bottom="0.002cm solid #000000"/>
    </style:style>
    <style:style style:name="Table151.G2" style:family="table-cell">
      <style:table-cell-properties fo:padding="0.097cm" fo:border-left="0.002cm solid #000000" fo:border-right="0.002cm solid #000000" fo:border-top="none" fo:border-bottom="0.002cm solid #000000"/>
    </style:style>
    <style:style style:name="Table152" style:family="table">
      <style:table-properties fo:margin-left="-0.016cm" fo:margin-right="0.055cm" table:align="margins"/>
    </style:style>
    <style:style style:name="Table152.A" style:family="table-column">
      <style:table-column-properties style:rel-column-width="20338*"/>
    </style:style>
    <style:style style:name="Table152.B" style:family="table-column">
      <style:table-column-properties style:rel-column-width="18287*"/>
    </style:style>
    <style:style style:name="Table152.C" style:family="table-column">
      <style:table-column-properties style:rel-column-width="26910*"/>
    </style:style>
    <style:style style:name="Table152.1" style:family="table-row">
      <style:table-row-properties style:min-row-height="0.728cm"/>
    </style:style>
    <style:style style:name="Table15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2.C1" style:family="table-cell">
      <style:table-cell-properties fo:background-color="#ffffcc" fo:padding="0.097cm" fo:border="0.002cm solid #000000">
        <style:background-image/>
      </style:table-cell-properties>
    </style:style>
    <style:style style:name="Table152.A2" style:family="table-cell">
      <style:table-cell-properties fo:padding="0.097cm" fo:border-left="0.002cm solid #000000" fo:border-right="none" fo:border-top="none" fo:border-bottom="0.002cm solid #000000"/>
    </style:style>
    <style:style style:name="Table152.B2" style:family="table-cell">
      <style:table-cell-properties style:vertical-align="middle" fo:padding="0.097cm" fo:border-left="0.002cm solid #000000" fo:border-right="none" fo:border-top="none" fo:border-bottom="0.002cm solid #000000"/>
    </style:style>
    <style:style style:name="Table152.C2" style:family="table-cell">
      <style:table-cell-properties fo:padding="0.097cm" fo:border-left="0.002cm solid #000000" fo:border-right="0.002cm solid #000000" fo:border-top="none" fo:border-bottom="0.002cm solid #000000"/>
    </style:style>
    <style:style style:name="Table153" style:family="table">
      <style:table-properties style:width="16.431cm" table:align="left"/>
    </style:style>
    <style:style style:name="Table153.A" style:family="table-column">
      <style:table-column-properties style:column-width="16.431cm"/>
    </style:style>
    <style:style style:name="Table153.A1" style:family="table-cell">
      <style:table-cell-properties fo:background-color="#ccffff" fo:padding="0.051cm" fo:border="0.002cm solid #000000">
        <style:background-image/>
      </style:table-cell-properties>
    </style:style>
    <style:style style:name="Table153.2" style:family="table-row">
      <style:table-row-properties style:min-row-height="2.796cm"/>
    </style:style>
    <style:style style:name="Table153.A2" style:family="table-cell">
      <style:table-cell-properties fo:padding="0.051cm" fo:border-left="0.002cm solid #000000" fo:border-right="0.002cm solid #000000" fo:border-top="none" fo:border-bottom="0.002cm solid #000000"/>
    </style:style>
    <style:style style:name="Table154" style:family="table">
      <style:table-properties table:align="margins"/>
    </style:style>
    <style:style style:name="Table154.A" style:family="table-column">
      <style:table-column-properties style:rel-column-width="9357*"/>
    </style:style>
    <style:style style:name="Table154.B" style:family="table-column">
      <style:table-column-properties style:rel-column-width="11553*"/>
    </style:style>
    <style:style style:name="Table154.C" style:family="table-column">
      <style:table-column-properties style:rel-column-width="7174*"/>
    </style:style>
    <style:style style:name="Table154.E" style:family="table-column">
      <style:table-column-properties style:rel-column-width="9364*"/>
    </style:style>
    <style:style style:name="Table154.G" style:family="table-column">
      <style:table-column-properties style:rel-column-width="9366*"/>
    </style:style>
    <style:style style:name="Table154.A1" style:family="table-cell">
      <style:table-cell-properties fo:padding="0.097cm" fo:border-left="0.002cm solid #000000" fo:border-right="none" fo:border-top="0.002cm solid #000000" fo:border-bottom="0.002cm solid #000000"/>
    </style:style>
    <style:style style:name="Table154.G1" style:family="table-cell">
      <style:table-cell-properties fo:padding="0.097cm" fo:border="0.002cm solid #000000"/>
    </style:style>
    <style:style style:name="Table154.A2" style:family="table-cell">
      <style:table-cell-properties fo:padding="0.097cm" fo:border-left="0.002cm solid #000000" fo:border-right="none" fo:border-top="none" fo:border-bottom="0.002cm solid #000000"/>
    </style:style>
    <style:style style:name="Table154.G2" style:family="table-cell">
      <style:table-cell-properties fo:padding="0.097cm" fo:border-left="0.002cm solid #000000" fo:border-right="0.002cm solid #000000" fo:border-top="none" fo:border-bottom="0.002cm solid #000000"/>
    </style:style>
    <style:style style:name="Table155" style:family="table">
      <style:table-properties fo:margin-left="-0.016cm" fo:margin-right="0.037cm" table:align="margins"/>
    </style:style>
    <style:style style:name="Table155.A" style:family="table-column">
      <style:table-column-properties style:rel-column-width="20318*"/>
    </style:style>
    <style:style style:name="Table155.B" style:family="table-column">
      <style:table-column-properties style:rel-column-width="18272*"/>
    </style:style>
    <style:style style:name="Table155.C" style:family="table-column">
      <style:table-column-properties style:rel-column-width="26945*"/>
    </style:style>
    <style:style style:name="Table155.1" style:family="table-row">
      <style:table-row-properties style:min-row-height="0.728cm"/>
    </style:style>
    <style:style style:name="Table15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5.C1" style:family="table-cell">
      <style:table-cell-properties fo:background-color="#ffffcc" fo:padding="0.097cm" fo:border="0.002cm solid #000000">
        <style:background-image/>
      </style:table-cell-properties>
    </style:style>
    <style:style style:name="Table155.A2" style:family="table-cell">
      <style:table-cell-properties fo:padding="0.097cm" fo:border-left="0.002cm solid #000000" fo:border-right="none" fo:border-top="none" fo:border-bottom="0.002cm solid #000000"/>
    </style:style>
    <style:style style:name="Table155.B2" style:family="table-cell">
      <style:table-cell-properties style:vertical-align="middle" fo:padding="0.097cm" fo:border-left="0.002cm solid #000000" fo:border-right="none" fo:border-top="none" fo:border-bottom="0.002cm solid #000000"/>
    </style:style>
    <style:style style:name="Table155.C2" style:family="table-cell">
      <style:table-cell-properties fo:padding="0.097cm" fo:border-left="0.002cm solid #000000" fo:border-right="0.002cm solid #000000" fo:border-top="none" fo:border-bottom="0.002cm solid #000000"/>
    </style:style>
    <style:style style:name="Table156" style:family="table">
      <style:table-properties style:width="16.431cm" table:align="left"/>
    </style:style>
    <style:style style:name="Table156.A" style:family="table-column">
      <style:table-column-properties style:column-width="16.431cm"/>
    </style:style>
    <style:style style:name="Table156.A1" style:family="table-cell">
      <style:table-cell-properties fo:background-color="#ccffff" fo:padding="0.051cm" fo:border="0.002cm solid #000000">
        <style:background-image/>
      </style:table-cell-properties>
    </style:style>
    <style:style style:name="Table156.2" style:family="table-row">
      <style:table-row-properties style:min-row-height="2.796cm"/>
    </style:style>
    <style:style style:name="Table156.A2" style:family="table-cell">
      <style:table-cell-properties fo:padding="0.051cm" fo:border-left="0.002cm solid #000000" fo:border-right="0.002cm solid #000000" fo:border-top="none" fo:border-bottom="0.002cm solid #000000"/>
    </style:style>
    <style:style style:name="Table157" style:family="table">
      <style:table-properties table:align="margins"/>
    </style:style>
    <style:style style:name="Table157.A" style:family="table-column">
      <style:table-column-properties style:rel-column-width="9357*"/>
    </style:style>
    <style:style style:name="Table157.B" style:family="table-column">
      <style:table-column-properties style:rel-column-width="11553*"/>
    </style:style>
    <style:style style:name="Table157.C" style:family="table-column">
      <style:table-column-properties style:rel-column-width="7174*"/>
    </style:style>
    <style:style style:name="Table157.E" style:family="table-column">
      <style:table-column-properties style:rel-column-width="9364*"/>
    </style:style>
    <style:style style:name="Table157.G" style:family="table-column">
      <style:table-column-properties style:rel-column-width="9366*"/>
    </style:style>
    <style:style style:name="Table157.A1" style:family="table-cell">
      <style:table-cell-properties fo:padding="0.097cm" fo:border-left="0.002cm solid #000000" fo:border-right="none" fo:border-top="0.002cm solid #000000" fo:border-bottom="0.002cm solid #000000"/>
    </style:style>
    <style:style style:name="Table157.G1" style:family="table-cell">
      <style:table-cell-properties fo:padding="0.097cm" fo:border="0.002cm solid #000000"/>
    </style:style>
    <style:style style:name="Table157.A2" style:family="table-cell">
      <style:table-cell-properties fo:padding="0.097cm" fo:border-left="0.002cm solid #000000" fo:border-right="none" fo:border-top="none" fo:border-bottom="0.002cm solid #000000"/>
    </style:style>
    <style:style style:name="Table157.G2" style:family="table-cell">
      <style:table-cell-properties fo:padding="0.097cm" fo:border-left="0.002cm solid #000000" fo:border-right="0.002cm solid #000000" fo:border-top="none" fo:border-bottom="0.002cm solid #000000"/>
    </style:style>
    <style:style style:name="Table158" style:family="table">
      <style:table-properties fo:margin-left="-0.016cm" fo:margin-right="0.055cm" table:align="margins"/>
    </style:style>
    <style:style style:name="Table158.A" style:family="table-column">
      <style:table-column-properties style:rel-column-width="20338*"/>
    </style:style>
    <style:style style:name="Table158.B" style:family="table-column">
      <style:table-column-properties style:rel-column-width="18287*"/>
    </style:style>
    <style:style style:name="Table158.C" style:family="table-column">
      <style:table-column-properties style:rel-column-width="26910*"/>
    </style:style>
    <style:style style:name="Table158.1" style:family="table-row">
      <style:table-row-properties style:min-row-height="0.728cm"/>
    </style:style>
    <style:style style:name="Table15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8.C1" style:family="table-cell">
      <style:table-cell-properties fo:background-color="#ffffcc" fo:padding="0.097cm" fo:border="0.002cm solid #000000">
        <style:background-image/>
      </style:table-cell-properties>
    </style:style>
    <style:style style:name="Table158.A2" style:family="table-cell">
      <style:table-cell-properties fo:padding="0.097cm" fo:border-left="0.002cm solid #000000" fo:border-right="none" fo:border-top="none" fo:border-bottom="0.002cm solid #000000"/>
    </style:style>
    <style:style style:name="Table158.B2" style:family="table-cell">
      <style:table-cell-properties style:vertical-align="middle" fo:padding="0.097cm" fo:border-left="0.002cm solid #000000" fo:border-right="none" fo:border-top="none" fo:border-bottom="0.002cm solid #000000"/>
    </style:style>
    <style:style style:name="Table158.C2" style:family="table-cell">
      <style:table-cell-properties fo:padding="0.097cm" fo:border-left="0.002cm solid #000000" fo:border-right="0.002cm solid #000000" fo:border-top="none" fo:border-bottom="0.002cm solid #000000"/>
    </style:style>
    <style:style style:name="Table159" style:family="table">
      <style:table-properties style:width="16.431cm" table:align="left"/>
    </style:style>
    <style:style style:name="Table159.A" style:family="table-column">
      <style:table-column-properties style:column-width="16.431cm"/>
    </style:style>
    <style:style style:name="Table159.A1" style:family="table-cell">
      <style:table-cell-properties fo:background-color="#ccffff" fo:padding="0.051cm" fo:border="0.002cm solid #000000">
        <style:background-image/>
      </style:table-cell-properties>
    </style:style>
    <style:style style:name="Table159.2" style:family="table-row">
      <style:table-row-properties style:min-row-height="2.796cm"/>
    </style:style>
    <style:style style:name="Table159.A2" style:family="table-cell">
      <style:table-cell-properties fo:padding="0.051cm" fo:border-left="0.002cm solid #000000" fo:border-right="0.002cm solid #000000" fo:border-top="none" fo:border-bottom="0.002cm solid #000000"/>
    </style:style>
    <style:style style:name="Table160" style:family="table">
      <style:table-properties table:align="margins"/>
    </style:style>
    <style:style style:name="Table160.A" style:family="table-column">
      <style:table-column-properties style:rel-column-width="9357*"/>
    </style:style>
    <style:style style:name="Table160.B" style:family="table-column">
      <style:table-column-properties style:rel-column-width="11553*"/>
    </style:style>
    <style:style style:name="Table160.C" style:family="table-column">
      <style:table-column-properties style:rel-column-width="7174*"/>
    </style:style>
    <style:style style:name="Table160.E" style:family="table-column">
      <style:table-column-properties style:rel-column-width="9364*"/>
    </style:style>
    <style:style style:name="Table160.G" style:family="table-column">
      <style:table-column-properties style:rel-column-width="9366*"/>
    </style:style>
    <style:style style:name="Table160.A1" style:family="table-cell">
      <style:table-cell-properties fo:padding="0.097cm" fo:border-left="0.002cm solid #000000" fo:border-right="none" fo:border-top="0.002cm solid #000000" fo:border-bottom="0.002cm solid #000000"/>
    </style:style>
    <style:style style:name="Table160.G1" style:family="table-cell">
      <style:table-cell-properties fo:padding="0.097cm" fo:border="0.002cm solid #000000"/>
    </style:style>
    <style:style style:name="Table160.A2" style:family="table-cell">
      <style:table-cell-properties fo:padding="0.097cm" fo:border-left="0.002cm solid #000000" fo:border-right="none" fo:border-top="none" fo:border-bottom="0.002cm solid #000000"/>
    </style:style>
    <style:style style:name="Table160.G2" style:family="table-cell">
      <style:table-cell-properties fo:padding="0.097cm" fo:border-left="0.002cm solid #000000" fo:border-right="0.002cm solid #000000" fo:border-top="none" fo:border-bottom="0.002cm solid #000000"/>
    </style:style>
    <style:style style:name="Table161" style:family="table">
      <style:table-properties fo:margin-left="-0.016cm" fo:margin-right="0.055cm" table:align="margins"/>
    </style:style>
    <style:style style:name="Table161.A" style:family="table-column">
      <style:table-column-properties style:rel-column-width="20338*"/>
    </style:style>
    <style:style style:name="Table161.B" style:family="table-column">
      <style:table-column-properties style:rel-column-width="18287*"/>
    </style:style>
    <style:style style:name="Table161.C" style:family="table-column">
      <style:table-column-properties style:rel-column-width="26910*"/>
    </style:style>
    <style:style style:name="Table161.1" style:family="table-row">
      <style:table-row-properties style:min-row-height="0.728cm"/>
    </style:style>
    <style:style style:name="Table16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1.C1" style:family="table-cell">
      <style:table-cell-properties fo:background-color="#ffffcc" fo:padding="0.097cm" fo:border="0.002cm solid #000000">
        <style:background-image/>
      </style:table-cell-properties>
    </style:style>
    <style:style style:name="Table161.A2" style:family="table-cell">
      <style:table-cell-properties fo:padding="0.097cm" fo:border-left="0.002cm solid #000000" fo:border-right="none" fo:border-top="none" fo:border-bottom="0.002cm solid #000000"/>
    </style:style>
    <style:style style:name="Table161.B2" style:family="table-cell">
      <style:table-cell-properties style:vertical-align="middle" fo:padding="0.097cm" fo:border-left="0.002cm solid #000000" fo:border-right="none" fo:border-top="none" fo:border-bottom="0.002cm solid #000000"/>
    </style:style>
    <style:style style:name="Table161.C2" style:family="table-cell">
      <style:table-cell-properties fo:padding="0.097cm" fo:border-left="0.002cm solid #000000" fo:border-right="0.002cm solid #000000" fo:border-top="none" fo:border-bottom="0.002cm solid #000000"/>
    </style:style>
    <style:style style:name="Table162" style:family="table">
      <style:table-properties style:width="16.431cm" table:align="left"/>
    </style:style>
    <style:style style:name="Table162.A" style:family="table-column">
      <style:table-column-properties style:column-width="16.431cm"/>
    </style:style>
    <style:style style:name="Table162.A1" style:family="table-cell">
      <style:table-cell-properties fo:background-color="#ccffff" fo:padding="0.051cm" fo:border="0.002cm solid #000000">
        <style:background-image/>
      </style:table-cell-properties>
    </style:style>
    <style:style style:name="Table162.2" style:family="table-row">
      <style:table-row-properties style:min-row-height="2.796cm"/>
    </style:style>
    <style:style style:name="Table162.A2" style:family="table-cell">
      <style:table-cell-properties fo:padding="0.051cm" fo:border-left="0.002cm solid #000000" fo:border-right="0.002cm solid #000000" fo:border-top="none" fo:border-bottom="0.002cm solid #000000"/>
    </style:style>
    <style:style style:name="Table163" style:family="table">
      <style:table-properties table:align="margins"/>
    </style:style>
    <style:style style:name="Table163.A" style:family="table-column">
      <style:table-column-properties style:rel-column-width="9357*"/>
    </style:style>
    <style:style style:name="Table163.B" style:family="table-column">
      <style:table-column-properties style:rel-column-width="11553*"/>
    </style:style>
    <style:style style:name="Table163.C" style:family="table-column">
      <style:table-column-properties style:rel-column-width="7174*"/>
    </style:style>
    <style:style style:name="Table163.E" style:family="table-column">
      <style:table-column-properties style:rel-column-width="9364*"/>
    </style:style>
    <style:style style:name="Table163.G" style:family="table-column">
      <style:table-column-properties style:rel-column-width="9366*"/>
    </style:style>
    <style:style style:name="Table163.A1" style:family="table-cell">
      <style:table-cell-properties fo:padding="0.097cm" fo:border-left="0.002cm solid #000000" fo:border-right="none" fo:border-top="0.002cm solid #000000" fo:border-bottom="0.002cm solid #000000"/>
    </style:style>
    <style:style style:name="Table163.G1" style:family="table-cell">
      <style:table-cell-properties fo:padding="0.097cm" fo:border="0.002cm solid #000000"/>
    </style:style>
    <style:style style:name="Table163.A2" style:family="table-cell">
      <style:table-cell-properties fo:padding="0.097cm" fo:border-left="0.002cm solid #000000" fo:border-right="none" fo:border-top="none" fo:border-bottom="0.002cm solid #000000"/>
    </style:style>
    <style:style style:name="Table163.G2" style:family="table-cell">
      <style:table-cell-properties fo:padding="0.097cm" fo:border-left="0.002cm solid #000000" fo:border-right="0.002cm solid #000000" fo:border-top="none" fo:border-bottom="0.002cm solid #000000"/>
    </style:style>
    <style:style style:name="Table164" style:family="table">
      <style:table-properties fo:margin-left="-0.016cm" fo:margin-right="0.037cm" table:align="margins"/>
    </style:style>
    <style:style style:name="Table164.A" style:family="table-column">
      <style:table-column-properties style:rel-column-width="20318*"/>
    </style:style>
    <style:style style:name="Table164.B" style:family="table-column">
      <style:table-column-properties style:rel-column-width="18272*"/>
    </style:style>
    <style:style style:name="Table164.C" style:family="table-column">
      <style:table-column-properties style:rel-column-width="26945*"/>
    </style:style>
    <style:style style:name="Table164.1" style:family="table-row">
      <style:table-row-properties style:min-row-height="0.728cm"/>
    </style:style>
    <style:style style:name="Table16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4.C1" style:family="table-cell">
      <style:table-cell-properties fo:background-color="#ffffcc" fo:padding="0.097cm" fo:border="0.002cm solid #000000">
        <style:background-image/>
      </style:table-cell-properties>
    </style:style>
    <style:style style:name="Table164.A2" style:family="table-cell">
      <style:table-cell-properties fo:padding="0.097cm" fo:border-left="0.002cm solid #000000" fo:border-right="none" fo:border-top="none" fo:border-bottom="0.002cm solid #000000"/>
    </style:style>
    <style:style style:name="Table164.B2" style:family="table-cell">
      <style:table-cell-properties style:vertical-align="middle" fo:padding="0.097cm" fo:border-left="0.002cm solid #000000" fo:border-right="none" fo:border-top="none" fo:border-bottom="0.002cm solid #000000"/>
    </style:style>
    <style:style style:name="Table164.C2" style:family="table-cell">
      <style:table-cell-properties fo:padding="0.097cm" fo:border-left="0.002cm solid #000000" fo:border-right="0.002cm solid #000000" fo:border-top="none" fo:border-bottom="0.002cm solid #000000"/>
    </style:style>
    <style:style style:name="Table165" style:family="table">
      <style:table-properties style:width="16.748cm" table:align="left"/>
    </style:style>
    <style:style style:name="Table165.A" style:family="table-column">
      <style:table-column-properties style:column-width="16.748cm"/>
    </style:style>
    <style:style style:name="Table165.A1" style:family="table-cell">
      <style:table-cell-properties fo:background-color="#ccffff" fo:padding="0.051cm" fo:border="0.002cm solid #000000">
        <style:background-image/>
      </style:table-cell-properties>
    </style:style>
    <style:style style:name="Table165.2" style:family="table-row">
      <style:table-row-properties style:min-row-height="2.796cm"/>
    </style:style>
    <style:style style:name="Table165.A2" style:family="table-cell">
      <style:table-cell-properties fo:padding="0.051cm" fo:border-left="0.002cm solid #000000" fo:border-right="0.002cm solid #000000" fo:border-top="none" fo:border-bottom="0.002cm solid #000000"/>
    </style:style>
    <style:style style:name="Table166" style:family="table">
      <style:table-properties style:width="17.59cm" table:align="margins"/>
    </style:style>
    <style:style style:name="Table166.A" style:family="table-column">
      <style:table-column-properties style:column-width="2.512cm" style:rel-column-width="9357*"/>
    </style:style>
    <style:style style:name="Table166.B" style:family="table-column">
      <style:table-column-properties style:column-width="3.101cm" style:rel-column-width="11553*"/>
    </style:style>
    <style:style style:name="Table166.C" style:family="table-column">
      <style:table-column-properties style:column-width="1.926cm" style:rel-column-width="7174*"/>
    </style:style>
    <style:style style:name="Table166.E" style:family="table-column">
      <style:table-column-properties style:column-width="2.514cm" style:rel-column-width="9364*"/>
    </style:style>
    <style:style style:name="Table166.G" style:family="table-column">
      <style:table-column-properties style:column-width="2.514cm" style:rel-column-width="9366*"/>
    </style:style>
    <style:style style:name="Table166.A1" style:family="table-cell">
      <style:table-cell-properties fo:padding="0.097cm" fo:border-left="0.002cm solid #000000" fo:border-right="none" fo:border-top="0.002cm solid #000000" fo:border-bottom="0.002cm solid #000000"/>
    </style:style>
    <style:style style:name="Table166.G1" style:family="table-cell">
      <style:table-cell-properties fo:padding="0.097cm" fo:border="0.002cm solid #000000"/>
    </style:style>
    <style:style style:name="Table166.A2" style:family="table-cell">
      <style:table-cell-properties fo:padding="0.097cm" fo:border-left="0.002cm solid #000000" fo:border-right="none" fo:border-top="none" fo:border-bottom="0.002cm solid #000000"/>
    </style:style>
    <style:style style:name="Table166.G2" style:family="table-cell">
      <style:table-cell-properties fo:padding="0.097cm" fo:border-left="0.002cm solid #000000" fo:border-right="0.002cm solid #000000" fo:border-top="none" fo:border-bottom="0.002cm solid #000000"/>
    </style:style>
    <style:style style:name="Table167" style:family="table">
      <style:table-properties style:width="17.568cm" fo:margin-left="-0.016cm" fo:margin-right="0.037cm" table:align="margins"/>
    </style:style>
    <style:style style:name="Table167.A" style:family="table-column">
      <style:table-column-properties style:column-width="5.447cm" style:rel-column-width="20317*"/>
    </style:style>
    <style:style style:name="Table167.B" style:family="table-column">
      <style:table-column-properties style:column-width="4.93cm" style:rel-column-width="18390*"/>
    </style:style>
    <style:style style:name="Table167.C" style:family="table-column">
      <style:table-column-properties style:column-width="7.191cm" style:rel-column-width="26828*"/>
    </style:style>
    <style:style style:name="Table167.1" style:family="table-row">
      <style:table-row-properties style:min-row-height="0.728cm"/>
    </style:style>
    <style:style style:name="Table16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7.C1" style:family="table-cell">
      <style:table-cell-properties fo:background-color="#ffffcc" fo:padding="0.097cm" fo:border="0.002cm solid #000000">
        <style:background-image/>
      </style:table-cell-properties>
    </style:style>
    <style:style style:name="Table167.A2" style:family="table-cell">
      <style:table-cell-properties fo:padding="0.097cm" fo:border-left="0.002cm solid #000000" fo:border-right="none" fo:border-top="none" fo:border-bottom="0.002cm solid #000000"/>
    </style:style>
    <style:style style:name="Table167.B2" style:family="table-cell">
      <style:table-cell-properties style:vertical-align="middle" fo:padding="0.097cm" fo:border-left="0.002cm solid #000000" fo:border-right="none" fo:border-top="none" fo:border-bottom="0.002cm solid #000000"/>
    </style:style>
    <style:style style:name="Table167.C2" style:family="table-cell">
      <style:table-cell-properties fo:padding="0.097cm" fo:border-left="0.002cm solid #000000" fo:border-right="0.002cm solid #000000" fo:border-top="none" fo:border-bottom="0.002cm solid #000000"/>
    </style:style>
    <style:style style:name="Table306" style:family="table">
      <style:table-properties style:width="16.748cm" table:align="left"/>
    </style:style>
    <style:style style:name="Table306.A" style:family="table-column">
      <style:table-column-properties style:column-width="16.748cm"/>
    </style:style>
    <style:style style:name="Table306.A1" style:family="table-cell">
      <style:table-cell-properties fo:background-color="#ccffff" fo:padding="0.051cm" fo:border="0.002cm solid #000000">
        <style:background-image/>
      </style:table-cell-properties>
    </style:style>
    <style:style style:name="Table306.2" style:family="table-row">
      <style:table-row-properties style:min-row-height="2.796cm"/>
    </style:style>
    <style:style style:name="Table306.A2" style:family="table-cell">
      <style:table-cell-properties fo:padding="0.051cm" fo:border-left="0.002cm solid #000000" fo:border-right="0.002cm solid #000000" fo:border-top="none" fo:border-bottom="0.002cm solid #000000"/>
    </style:style>
    <style:style style:name="Table307" style:family="table">
      <style:table-properties table:align="margins"/>
    </style:style>
    <style:style style:name="Table307.A" style:family="table-column">
      <style:table-column-properties style:rel-column-width="9357*"/>
    </style:style>
    <style:style style:name="Table307.B" style:family="table-column">
      <style:table-column-properties style:rel-column-width="11553*"/>
    </style:style>
    <style:style style:name="Table307.C" style:family="table-column">
      <style:table-column-properties style:rel-column-width="7174*"/>
    </style:style>
    <style:style style:name="Table307.E" style:family="table-column">
      <style:table-column-properties style:rel-column-width="9364*"/>
    </style:style>
    <style:style style:name="Table307.G" style:family="table-column">
      <style:table-column-properties style:rel-column-width="9366*"/>
    </style:style>
    <style:style style:name="Table307.A1" style:family="table-cell">
      <style:table-cell-properties fo:padding="0.097cm" fo:border-left="0.002cm solid #000000" fo:border-right="none" fo:border-top="0.002cm solid #000000" fo:border-bottom="0.002cm solid #000000"/>
    </style:style>
    <style:style style:name="Table307.G1" style:family="table-cell">
      <style:table-cell-properties fo:padding="0.097cm" fo:border="0.002cm solid #000000"/>
    </style:style>
    <style:style style:name="Table307.A2" style:family="table-cell">
      <style:table-cell-properties fo:padding="0.097cm" fo:border-left="0.002cm solid #000000" fo:border-right="none" fo:border-top="none" fo:border-bottom="0.002cm solid #000000"/>
    </style:style>
    <style:style style:name="Table307.G2" style:family="table-cell">
      <style:table-cell-properties fo:padding="0.097cm" fo:border-left="0.002cm solid #000000" fo:border-right="0.002cm solid #000000" fo:border-top="none" fo:border-bottom="0.002cm solid #000000"/>
    </style:style>
    <style:style style:name="Table308" style:family="table">
      <style:table-properties fo:margin-left="-0.016cm" fo:margin-right="0.037cm" table:align="margins"/>
    </style:style>
    <style:style style:name="Table308.A" style:family="table-column">
      <style:table-column-properties style:rel-column-width="20317*"/>
    </style:style>
    <style:style style:name="Table308.B" style:family="table-column">
      <style:table-column-properties style:rel-column-width="18390*"/>
    </style:style>
    <style:style style:name="Table308.C" style:family="table-column">
      <style:table-column-properties style:rel-column-width="26828*"/>
    </style:style>
    <style:style style:name="Table308.1" style:family="table-row">
      <style:table-row-properties style:min-row-height="0.728cm"/>
    </style:style>
    <style:style style:name="Table30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8.C1" style:family="table-cell">
      <style:table-cell-properties fo:background-color="#ffffcc" fo:padding="0.097cm" fo:border="0.002cm solid #000000">
        <style:background-image/>
      </style:table-cell-properties>
    </style:style>
    <style:style style:name="Table308.A2" style:family="table-cell">
      <style:table-cell-properties fo:padding="0.097cm" fo:border-left="0.002cm solid #000000" fo:border-right="none" fo:border-top="none" fo:border-bottom="0.002cm solid #000000"/>
    </style:style>
    <style:style style:name="Table308.B2" style:family="table-cell">
      <style:table-cell-properties style:vertical-align="middle" fo:padding="0.097cm" fo:border-left="0.002cm solid #000000" fo:border-right="none" fo:border-top="none" fo:border-bottom="0.002cm solid #000000"/>
    </style:style>
    <style:style style:name="Table308.C2" style:family="table-cell">
      <style:table-cell-properties fo:padding="0.097cm" fo:border-left="0.002cm solid #000000" fo:border-right="0.002cm solid #000000" fo:border-top="none" fo:border-bottom="0.002cm solid #000000"/>
    </style:style>
    <style:style style:name="Table168" style:family="table">
      <style:table-properties style:width="16.431cm" table:align="left"/>
    </style:style>
    <style:style style:name="Table168.A" style:family="table-column">
      <style:table-column-properties style:column-width="16.431cm"/>
    </style:style>
    <style:style style:name="Table168.A1" style:family="table-cell">
      <style:table-cell-properties fo:background-color="#ccffff" fo:padding="0.051cm" fo:border="0.002cm solid #000000">
        <style:background-image/>
      </style:table-cell-properties>
    </style:style>
    <style:style style:name="Table168.2" style:family="table-row">
      <style:table-row-properties style:min-row-height="2.796cm"/>
    </style:style>
    <style:style style:name="Table168.A2" style:family="table-cell">
      <style:table-cell-properties fo:padding="0.051cm" fo:border-left="0.002cm solid #000000" fo:border-right="0.002cm solid #000000" fo:border-top="none" fo:border-bottom="0.002cm solid #000000"/>
    </style:style>
    <style:style style:name="Table169" style:family="table">
      <style:table-properties table:align="margins"/>
    </style:style>
    <style:style style:name="Table169.A" style:family="table-column">
      <style:table-column-properties style:rel-column-width="9357*"/>
    </style:style>
    <style:style style:name="Table169.B" style:family="table-column">
      <style:table-column-properties style:rel-column-width="11553*"/>
    </style:style>
    <style:style style:name="Table169.C" style:family="table-column">
      <style:table-column-properties style:rel-column-width="7174*"/>
    </style:style>
    <style:style style:name="Table169.E" style:family="table-column">
      <style:table-column-properties style:rel-column-width="9364*"/>
    </style:style>
    <style:style style:name="Table169.G" style:family="table-column">
      <style:table-column-properties style:rel-column-width="9366*"/>
    </style:style>
    <style:style style:name="Table169.A1" style:family="table-cell">
      <style:table-cell-properties fo:padding="0.097cm" fo:border-left="0.002cm solid #000000" fo:border-right="none" fo:border-top="0.002cm solid #000000" fo:border-bottom="0.002cm solid #000000"/>
    </style:style>
    <style:style style:name="Table169.G1" style:family="table-cell">
      <style:table-cell-properties fo:padding="0.097cm" fo:border="0.002cm solid #000000"/>
    </style:style>
    <style:style style:name="Table169.A2" style:family="table-cell">
      <style:table-cell-properties fo:padding="0.097cm" fo:border-left="0.002cm solid #000000" fo:border-right="none" fo:border-top="none" fo:border-bottom="0.002cm solid #000000"/>
    </style:style>
    <style:style style:name="Table169.G2" style:family="table-cell">
      <style:table-cell-properties fo:padding="0.097cm" fo:border-left="0.002cm solid #000000" fo:border-right="0.002cm solid #000000" fo:border-top="none" fo:border-bottom="0.002cm solid #000000"/>
    </style:style>
    <style:style style:name="Table170" style:family="table">
      <style:table-properties fo:margin-left="-0.016cm" fo:margin-right="0.037cm" table:align="margins"/>
    </style:style>
    <style:style style:name="Table170.A" style:family="table-column">
      <style:table-column-properties style:rel-column-width="20310*"/>
    </style:style>
    <style:style style:name="Table170.B" style:family="table-column">
      <style:table-column-properties style:rel-column-width="18390*"/>
    </style:style>
    <style:style style:name="Table170.C" style:family="table-column">
      <style:table-column-properties style:rel-column-width="26835*"/>
    </style:style>
    <style:style style:name="Table170.1" style:family="table-row">
      <style:table-row-properties style:min-row-height="0.728cm"/>
    </style:style>
    <style:style style:name="Table17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0.C1" style:family="table-cell">
      <style:table-cell-properties fo:background-color="#ffffcc" fo:padding="0.097cm" fo:border="0.002cm solid #000000">
        <style:background-image/>
      </style:table-cell-properties>
    </style:style>
    <style:style style:name="Table170.A2" style:family="table-cell">
      <style:table-cell-properties fo:padding="0.097cm" fo:border-left="0.002cm solid #000000" fo:border-right="none" fo:border-top="none" fo:border-bottom="0.002cm solid #000000"/>
    </style:style>
    <style:style style:name="Table170.B2" style:family="table-cell">
      <style:table-cell-properties style:vertical-align="middle" fo:padding="0.097cm" fo:border-left="0.002cm solid #000000" fo:border-right="none" fo:border-top="none" fo:border-bottom="0.002cm solid #000000"/>
    </style:style>
    <style:style style:name="Table170.C2" style:family="table-cell">
      <style:table-cell-properties fo:padding="0.097cm" fo:border-left="0.002cm solid #000000" fo:border-right="0.002cm solid #000000" fo:border-top="none" fo:border-bottom="0.002cm solid #000000"/>
    </style:style>
    <style:style style:name="Table171" style:family="table">
      <style:table-properties style:width="16.431cm" table:align="left"/>
    </style:style>
    <style:style style:name="Table171.A" style:family="table-column">
      <style:table-column-properties style:column-width="16.431cm"/>
    </style:style>
    <style:style style:name="Table171.A1" style:family="table-cell">
      <style:table-cell-properties fo:background-color="#ccffff" fo:padding="0.051cm" fo:border="0.002cm solid #000000">
        <style:background-image/>
      </style:table-cell-properties>
    </style:style>
    <style:style style:name="Table171.2" style:family="table-row">
      <style:table-row-properties style:min-row-height="2.796cm"/>
    </style:style>
    <style:style style:name="Table171.A2" style:family="table-cell">
      <style:table-cell-properties fo:padding="0.051cm" fo:border-left="0.002cm solid #000000" fo:border-right="0.002cm solid #000000" fo:border-top="none" fo:border-bottom="0.002cm solid #000000"/>
    </style:style>
    <style:style style:name="Table172" style:family="table">
      <style:table-properties table:align="margins"/>
    </style:style>
    <style:style style:name="Table172.A" style:family="table-column">
      <style:table-column-properties style:rel-column-width="9357*"/>
    </style:style>
    <style:style style:name="Table172.B" style:family="table-column">
      <style:table-column-properties style:rel-column-width="11553*"/>
    </style:style>
    <style:style style:name="Table172.C" style:family="table-column">
      <style:table-column-properties style:rel-column-width="7174*"/>
    </style:style>
    <style:style style:name="Table172.E" style:family="table-column">
      <style:table-column-properties style:rel-column-width="9364*"/>
    </style:style>
    <style:style style:name="Table172.G" style:family="table-column">
      <style:table-column-properties style:rel-column-width="9366*"/>
    </style:style>
    <style:style style:name="Table172.A1" style:family="table-cell">
      <style:table-cell-properties fo:padding="0.097cm" fo:border-left="0.002cm solid #000000" fo:border-right="none" fo:border-top="0.002cm solid #000000" fo:border-bottom="0.002cm solid #000000"/>
    </style:style>
    <style:style style:name="Table172.G1" style:family="table-cell">
      <style:table-cell-properties fo:padding="0.097cm" fo:border="0.002cm solid #000000"/>
    </style:style>
    <style:style style:name="Table172.A2" style:family="table-cell">
      <style:table-cell-properties fo:padding="0.097cm" fo:border-left="0.002cm solid #000000" fo:border-right="none" fo:border-top="none" fo:border-bottom="0.002cm solid #000000"/>
    </style:style>
    <style:style style:name="Table172.G2" style:family="table-cell">
      <style:table-cell-properties fo:padding="0.097cm" fo:border-left="0.002cm solid #000000" fo:border-right="0.002cm solid #000000" fo:border-top="none" fo:border-bottom="0.002cm solid #000000"/>
    </style:style>
    <style:style style:name="Table173" style:family="table">
      <style:table-properties fo:margin-left="-0.016cm" fo:margin-right="0.037cm" table:align="margins"/>
    </style:style>
    <style:style style:name="Table173.A" style:family="table-column">
      <style:table-column-properties style:rel-column-width="20317*"/>
    </style:style>
    <style:style style:name="Table173.B" style:family="table-column">
      <style:table-column-properties style:rel-column-width="18390*"/>
    </style:style>
    <style:style style:name="Table173.C" style:family="table-column">
      <style:table-column-properties style:rel-column-width="26828*"/>
    </style:style>
    <style:style style:name="Table173.1" style:family="table-row">
      <style:table-row-properties style:min-row-height="0.728cm"/>
    </style:style>
    <style:style style:name="Table17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3.C1" style:family="table-cell">
      <style:table-cell-properties fo:background-color="#ffffcc" fo:padding="0.097cm" fo:border="0.002cm solid #000000">
        <style:background-image/>
      </style:table-cell-properties>
    </style:style>
    <style:style style:name="Table173.A2" style:family="table-cell">
      <style:table-cell-properties fo:padding="0.097cm" fo:border-left="0.002cm solid #000000" fo:border-right="none" fo:border-top="none" fo:border-bottom="0.002cm solid #000000"/>
    </style:style>
    <style:style style:name="Table173.B2" style:family="table-cell">
      <style:table-cell-properties style:vertical-align="middle" fo:padding="0.097cm" fo:border-left="0.002cm solid #000000" fo:border-right="none" fo:border-top="none" fo:border-bottom="0.002cm solid #000000"/>
    </style:style>
    <style:style style:name="Table173.C2" style:family="table-cell">
      <style:table-cell-properties fo:padding="0.097cm" fo:border-left="0.002cm solid #000000" fo:border-right="0.002cm solid #000000" fo:border-top="none" fo:border-bottom="0.002cm solid #000000"/>
    </style:style>
    <style:style style:name="Table174" style:family="table">
      <style:table-properties style:width="16.431cm" table:align="left"/>
    </style:style>
    <style:style style:name="Table174.A" style:family="table-column">
      <style:table-column-properties style:column-width="16.431cm"/>
    </style:style>
    <style:style style:name="Table174.A1" style:family="table-cell">
      <style:table-cell-properties fo:background-color="#ccffff" fo:padding="0.051cm" fo:border="0.002cm solid #000000">
        <style:background-image/>
      </style:table-cell-properties>
    </style:style>
    <style:style style:name="Table174.2" style:family="table-row">
      <style:table-row-properties style:min-row-height="2.796cm"/>
    </style:style>
    <style:style style:name="Table174.A2" style:family="table-cell">
      <style:table-cell-properties fo:padding="0.051cm" fo:border-left="0.002cm solid #000000" fo:border-right="0.002cm solid #000000" fo:border-top="none" fo:border-bottom="0.002cm solid #000000"/>
    </style:style>
    <style:style style:name="Table175" style:family="table">
      <style:table-properties table:align="margins"/>
    </style:style>
    <style:style style:name="Table175.A" style:family="table-column">
      <style:table-column-properties style:rel-column-width="9350*"/>
    </style:style>
    <style:style style:name="Table175.B" style:family="table-column">
      <style:table-column-properties style:rel-column-width="11553*"/>
    </style:style>
    <style:style style:name="Table175.C" style:family="table-column">
      <style:table-column-properties style:rel-column-width="7174*"/>
    </style:style>
    <style:style style:name="Table175.D" style:family="table-column">
      <style:table-column-properties style:rel-column-width="9357*"/>
    </style:style>
    <style:style style:name="Table175.E" style:family="table-column">
      <style:table-column-properties style:rel-column-width="9282*"/>
    </style:style>
    <style:style style:name="Table175.F" style:family="table-column">
      <style:table-column-properties style:rel-column-width="9445*"/>
    </style:style>
    <style:style style:name="Table175.G" style:family="table-column">
      <style:table-column-properties style:rel-column-width="9374*"/>
    </style:style>
    <style:style style:name="Table175.A1" style:family="table-cell">
      <style:table-cell-properties fo:padding="0.097cm" fo:border-left="0.002cm solid #000000" fo:border-right="none" fo:border-top="0.002cm solid #000000" fo:border-bottom="0.002cm solid #000000"/>
    </style:style>
    <style:style style:name="Table175.G1" style:family="table-cell">
      <style:table-cell-properties fo:padding="0.097cm" fo:border="0.002cm solid #000000"/>
    </style:style>
    <style:style style:name="Table175.A2" style:family="table-cell">
      <style:table-cell-properties fo:padding="0.097cm" fo:border-left="0.002cm solid #000000" fo:border-right="none" fo:border-top="none" fo:border-bottom="0.002cm solid #000000"/>
    </style:style>
    <style:style style:name="Table175.G2" style:family="table-cell">
      <style:table-cell-properties fo:padding="0.097cm" fo:border-left="0.002cm solid #000000" fo:border-right="0.002cm solid #000000" fo:border-top="none" fo:border-bottom="0.002cm solid #000000"/>
    </style:style>
    <style:style style:name="Table176" style:family="table">
      <style:table-properties fo:margin-left="-0.016cm" fo:margin-right="0.037cm" table:align="margins"/>
    </style:style>
    <style:style style:name="Table176.A" style:family="table-column">
      <style:table-column-properties style:rel-column-width="20317*"/>
    </style:style>
    <style:style style:name="Table176.B" style:family="table-column">
      <style:table-column-properties style:rel-column-width="18492*"/>
    </style:style>
    <style:style style:name="Table176.C" style:family="table-column">
      <style:table-column-properties style:rel-column-width="26726*"/>
    </style:style>
    <style:style style:name="Table176.1" style:family="table-row">
      <style:table-row-properties style:min-row-height="0.728cm"/>
    </style:style>
    <style:style style:name="Table17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6.C1" style:family="table-cell">
      <style:table-cell-properties fo:background-color="#ffffcc" fo:padding="0.097cm" fo:border="0.002cm solid #000000">
        <style:background-image/>
      </style:table-cell-properties>
    </style:style>
    <style:style style:name="Table176.A2" style:family="table-cell">
      <style:table-cell-properties fo:padding="0.097cm" fo:border-left="0.002cm solid #000000" fo:border-right="none" fo:border-top="none" fo:border-bottom="0.002cm solid #000000"/>
    </style:style>
    <style:style style:name="Table176.B2" style:family="table-cell">
      <style:table-cell-properties style:vertical-align="middle" fo:padding="0.097cm" fo:border-left="0.002cm solid #000000" fo:border-right="none" fo:border-top="none" fo:border-bottom="0.002cm solid #000000"/>
    </style:style>
    <style:style style:name="Table176.C2" style:family="table-cell">
      <style:table-cell-properties fo:padding="0.097cm" fo:border-left="0.002cm solid #000000" fo:border-right="0.002cm solid #000000" fo:border-top="none" fo:border-bottom="0.002cm solid #000000"/>
    </style:style>
    <style:style style:name="Table177" style:family="table">
      <style:table-properties style:width="16.431cm" table:align="left"/>
    </style:style>
    <style:style style:name="Table177.A" style:family="table-column">
      <style:table-column-properties style:column-width="16.431cm"/>
    </style:style>
    <style:style style:name="Table177.A1" style:family="table-cell">
      <style:table-cell-properties fo:background-color="#ccffff" fo:padding="0.051cm" fo:border="0.002cm solid #000000">
        <style:background-image/>
      </style:table-cell-properties>
    </style:style>
    <style:style style:name="Table177.2" style:family="table-row">
      <style:table-row-properties style:min-row-height="2.796cm"/>
    </style:style>
    <style:style style:name="Table177.A2" style:family="table-cell">
      <style:table-cell-properties fo:padding="0.051cm" fo:border-left="0.002cm solid #000000" fo:border-right="0.002cm solid #000000" fo:border-top="none" fo:border-bottom="0.002cm solid #000000"/>
    </style:style>
    <style:style style:name="Table178" style:family="table">
      <style:table-properties table:align="margins"/>
    </style:style>
    <style:style style:name="Table178.A" style:family="table-column">
      <style:table-column-properties style:rel-column-width="9357*"/>
    </style:style>
    <style:style style:name="Table178.B" style:family="table-column">
      <style:table-column-properties style:rel-column-width="11553*"/>
    </style:style>
    <style:style style:name="Table178.C" style:family="table-column">
      <style:table-column-properties style:rel-column-width="7174*"/>
    </style:style>
    <style:style style:name="Table178.E" style:family="table-column">
      <style:table-column-properties style:rel-column-width="9364*"/>
    </style:style>
    <style:style style:name="Table178.G" style:family="table-column">
      <style:table-column-properties style:rel-column-width="9366*"/>
    </style:style>
    <style:style style:name="Table178.A1" style:family="table-cell">
      <style:table-cell-properties fo:padding="0.097cm" fo:border-left="0.002cm solid #000000" fo:border-right="none" fo:border-top="0.002cm solid #000000" fo:border-bottom="0.002cm solid #000000"/>
    </style:style>
    <style:style style:name="Table178.G1" style:family="table-cell">
      <style:table-cell-properties fo:padding="0.097cm" fo:border="0.002cm solid #000000"/>
    </style:style>
    <style:style style:name="Table178.A2" style:family="table-cell">
      <style:table-cell-properties fo:padding="0.097cm" fo:border-left="0.002cm solid #000000" fo:border-right="none" fo:border-top="none" fo:border-bottom="0.002cm solid #000000"/>
    </style:style>
    <style:style style:name="Table178.G2" style:family="table-cell">
      <style:table-cell-properties fo:padding="0.097cm" fo:border-left="0.002cm solid #000000" fo:border-right="0.002cm solid #000000" fo:border-top="none" fo:border-bottom="0.002cm solid #000000"/>
    </style:style>
    <style:style style:name="Table179" style:family="table">
      <style:table-properties fo:margin-left="-0.016cm" fo:margin-right="0.037cm" table:align="margins"/>
    </style:style>
    <style:style style:name="Table179.A" style:family="table-column">
      <style:table-column-properties style:rel-column-width="20318*"/>
    </style:style>
    <style:style style:name="Table179.B" style:family="table-column">
      <style:table-column-properties style:rel-column-width="18272*"/>
    </style:style>
    <style:style style:name="Table179.C" style:family="table-column">
      <style:table-column-properties style:rel-column-width="26945*"/>
    </style:style>
    <style:style style:name="Table179.1" style:family="table-row">
      <style:table-row-properties style:min-row-height="0.728cm"/>
    </style:style>
    <style:style style:name="Table17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9.C1" style:family="table-cell">
      <style:table-cell-properties fo:background-color="#ffffcc" fo:padding="0.097cm" fo:border="0.002cm solid #000000">
        <style:background-image/>
      </style:table-cell-properties>
    </style:style>
    <style:style style:name="Table179.A2" style:family="table-cell">
      <style:table-cell-properties fo:padding="0.097cm" fo:border-left="0.002cm solid #000000" fo:border-right="none" fo:border-top="none" fo:border-bottom="0.002cm solid #000000"/>
    </style:style>
    <style:style style:name="Table179.B2" style:family="table-cell">
      <style:table-cell-properties style:vertical-align="middle" fo:padding="0.097cm" fo:border-left="0.002cm solid #000000" fo:border-right="none" fo:border-top="none" fo:border-bottom="0.002cm solid #000000"/>
    </style:style>
    <style:style style:name="Table179.C2" style:family="table-cell">
      <style:table-cell-properties fo:padding="0.097cm" fo:border-left="0.002cm solid #000000" fo:border-right="0.002cm solid #000000" fo:border-top="none" fo:border-bottom="0.002cm solid #000000"/>
    </style:style>
    <style:style style:name="Table180" style:family="table">
      <style:table-properties style:width="16.431cm" table:align="left"/>
    </style:style>
    <style:style style:name="Table180.A" style:family="table-column">
      <style:table-column-properties style:column-width="16.431cm"/>
    </style:style>
    <style:style style:name="Table180.A1" style:family="table-cell">
      <style:table-cell-properties fo:background-color="#ccffff" fo:padding="0.051cm" fo:border="0.002cm solid #000000">
        <style:background-image/>
      </style:table-cell-properties>
    </style:style>
    <style:style style:name="Table180.2" style:family="table-row">
      <style:table-row-properties style:min-row-height="2.796cm"/>
    </style:style>
    <style:style style:name="Table180.A2" style:family="table-cell">
      <style:table-cell-properties fo:padding="0.051cm" fo:border-left="0.002cm solid #000000" fo:border-right="0.002cm solid #000000" fo:border-top="none" fo:border-bottom="0.002cm solid #000000"/>
    </style:style>
    <style:style style:name="Table181" style:family="table">
      <style:table-properties table:align="margins"/>
    </style:style>
    <style:style style:name="Table181.A" style:family="table-column">
      <style:table-column-properties style:rel-column-width="9357*"/>
    </style:style>
    <style:style style:name="Table181.B" style:family="table-column">
      <style:table-column-properties style:rel-column-width="11553*"/>
    </style:style>
    <style:style style:name="Table181.C" style:family="table-column">
      <style:table-column-properties style:rel-column-width="7174*"/>
    </style:style>
    <style:style style:name="Table181.E" style:family="table-column">
      <style:table-column-properties style:rel-column-width="9364*"/>
    </style:style>
    <style:style style:name="Table181.G" style:family="table-column">
      <style:table-column-properties style:rel-column-width="9366*"/>
    </style:style>
    <style:style style:name="Table181.A1" style:family="table-cell">
      <style:table-cell-properties fo:padding="0.097cm" fo:border-left="0.002cm solid #000000" fo:border-right="none" fo:border-top="0.002cm solid #000000" fo:border-bottom="0.002cm solid #000000"/>
    </style:style>
    <style:style style:name="Table181.G1" style:family="table-cell">
      <style:table-cell-properties fo:padding="0.097cm" fo:border="0.002cm solid #000000"/>
    </style:style>
    <style:style style:name="Table181.A2" style:family="table-cell">
      <style:table-cell-properties fo:padding="0.097cm" fo:border-left="0.002cm solid #000000" fo:border-right="none" fo:border-top="none" fo:border-bottom="0.002cm solid #000000"/>
    </style:style>
    <style:style style:name="Table181.G2" style:family="table-cell">
      <style:table-cell-properties fo:padding="0.097cm" fo:border-left="0.002cm solid #000000" fo:border-right="0.002cm solid #000000" fo:border-top="none" fo:border-bottom="0.002cm solid #000000"/>
    </style:style>
    <style:style style:name="Table182" style:family="table">
      <style:table-properties fo:margin-left="-0.016cm" fo:margin-right="0.037cm" table:align="margins"/>
    </style:style>
    <style:style style:name="Table182.A" style:family="table-column">
      <style:table-column-properties style:rel-column-width="20318*"/>
    </style:style>
    <style:style style:name="Table182.B" style:family="table-column">
      <style:table-column-properties style:rel-column-width="18272*"/>
    </style:style>
    <style:style style:name="Table182.C" style:family="table-column">
      <style:table-column-properties style:rel-column-width="26945*"/>
    </style:style>
    <style:style style:name="Table182.1" style:family="table-row">
      <style:table-row-properties style:min-row-height="0.728cm"/>
    </style:style>
    <style:style style:name="Table18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2.C1" style:family="table-cell">
      <style:table-cell-properties fo:background-color="#ffffcc" fo:padding="0.097cm" fo:border="0.002cm solid #000000">
        <style:background-image/>
      </style:table-cell-properties>
    </style:style>
    <style:style style:name="Table182.A2" style:family="table-cell">
      <style:table-cell-properties fo:padding="0.097cm" fo:border-left="0.002cm solid #000000" fo:border-right="none" fo:border-top="none" fo:border-bottom="0.002cm solid #000000"/>
    </style:style>
    <style:style style:name="Table182.B2" style:family="table-cell">
      <style:table-cell-properties style:vertical-align="middle" fo:padding="0.097cm" fo:border-left="0.002cm solid #000000" fo:border-right="none" fo:border-top="none" fo:border-bottom="0.002cm solid #000000"/>
    </style:style>
    <style:style style:name="Table182.C2" style:family="table-cell">
      <style:table-cell-properties fo:padding="0.097cm" fo:border-left="0.002cm solid #000000" fo:border-right="0.002cm solid #000000" fo:border-top="none" fo:border-bottom="0.002cm solid #000000"/>
    </style:style>
    <style:style style:name="Table183" style:family="table">
      <style:table-properties style:width="16.431cm" table:align="left"/>
    </style:style>
    <style:style style:name="Table183.A" style:family="table-column">
      <style:table-column-properties style:column-width="16.431cm"/>
    </style:style>
    <style:style style:name="Table183.A1" style:family="table-cell">
      <style:table-cell-properties fo:background-color="#ccffff" fo:padding="0.051cm" fo:border="0.002cm solid #000000">
        <style:background-image/>
      </style:table-cell-properties>
    </style:style>
    <style:style style:name="Table183.2" style:family="table-row">
      <style:table-row-properties style:min-row-height="2.796cm"/>
    </style:style>
    <style:style style:name="Table183.A2" style:family="table-cell">
      <style:table-cell-properties fo:padding="0.051cm" fo:border-left="0.002cm solid #000000" fo:border-right="0.002cm solid #000000" fo:border-top="none" fo:border-bottom="0.002cm solid #000000"/>
    </style:style>
    <style:style style:name="Table184" style:family="table">
      <style:table-properties table:align="margins"/>
    </style:style>
    <style:style style:name="Table184.A" style:family="table-column">
      <style:table-column-properties style:rel-column-width="9357*"/>
    </style:style>
    <style:style style:name="Table184.B" style:family="table-column">
      <style:table-column-properties style:rel-column-width="11553*"/>
    </style:style>
    <style:style style:name="Table184.C" style:family="table-column">
      <style:table-column-properties style:rel-column-width="7174*"/>
    </style:style>
    <style:style style:name="Table184.E" style:family="table-column">
      <style:table-column-properties style:rel-column-width="9364*"/>
    </style:style>
    <style:style style:name="Table184.G" style:family="table-column">
      <style:table-column-properties style:rel-column-width="9366*"/>
    </style:style>
    <style:style style:name="Table184.A1" style:family="table-cell">
      <style:table-cell-properties fo:padding="0.097cm" fo:border-left="0.002cm solid #000000" fo:border-right="none" fo:border-top="0.002cm solid #000000" fo:border-bottom="0.002cm solid #000000"/>
    </style:style>
    <style:style style:name="Table184.G1" style:family="table-cell">
      <style:table-cell-properties fo:padding="0.097cm" fo:border="0.002cm solid #000000"/>
    </style:style>
    <style:style style:name="Table184.A2" style:family="table-cell">
      <style:table-cell-properties fo:padding="0.097cm" fo:border-left="0.002cm solid #000000" fo:border-right="none" fo:border-top="none" fo:border-bottom="0.002cm solid #000000"/>
    </style:style>
    <style:style style:name="Table184.G2" style:family="table-cell">
      <style:table-cell-properties fo:padding="0.097cm" fo:border-left="0.002cm solid #000000" fo:border-right="0.002cm solid #000000" fo:border-top="none" fo:border-bottom="0.002cm solid #000000"/>
    </style:style>
    <style:style style:name="Table185" style:family="table">
      <style:table-properties fo:margin-left="-0.016cm" fo:margin-right="0.037cm" table:align="margins"/>
    </style:style>
    <style:style style:name="Table185.A" style:family="table-column">
      <style:table-column-properties style:rel-column-width="20317*"/>
    </style:style>
    <style:style style:name="Table185.B" style:family="table-column">
      <style:table-column-properties style:rel-column-width="18390*"/>
    </style:style>
    <style:style style:name="Table185.C" style:family="table-column">
      <style:table-column-properties style:rel-column-width="26828*"/>
    </style:style>
    <style:style style:name="Table185.1" style:family="table-row">
      <style:table-row-properties style:min-row-height="0.728cm"/>
    </style:style>
    <style:style style:name="Table18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5.C1" style:family="table-cell">
      <style:table-cell-properties fo:background-color="#ffffcc" fo:padding="0.097cm" fo:border="0.002cm solid #000000">
        <style:background-image/>
      </style:table-cell-properties>
    </style:style>
    <style:style style:name="Table185.A2" style:family="table-cell">
      <style:table-cell-properties fo:padding="0.097cm" fo:border-left="0.002cm solid #000000" fo:border-right="none" fo:border-top="none" fo:border-bottom="0.002cm solid #000000"/>
    </style:style>
    <style:style style:name="Table185.B2" style:family="table-cell">
      <style:table-cell-properties style:vertical-align="middle" fo:padding="0.097cm" fo:border-left="0.002cm solid #000000" fo:border-right="none" fo:border-top="none" fo:border-bottom="0.002cm solid #000000"/>
    </style:style>
    <style:style style:name="Table185.C2" style:family="table-cell">
      <style:table-cell-properties fo:padding="0.097cm" fo:border-left="0.002cm solid #000000" fo:border-right="0.002cm solid #000000" fo:border-top="none" fo:border-bottom="0.002cm solid #000000"/>
    </style:style>
    <style:style style:name="Table186" style:family="table">
      <style:table-properties style:width="16.431cm" table:align="left"/>
    </style:style>
    <style:style style:name="Table186.A" style:family="table-column">
      <style:table-column-properties style:column-width="16.431cm"/>
    </style:style>
    <style:style style:name="Table186.A1" style:family="table-cell">
      <style:table-cell-properties fo:background-color="#ccffff" fo:padding="0.051cm" fo:border="0.002cm solid #000000">
        <style:background-image/>
      </style:table-cell-properties>
    </style:style>
    <style:style style:name="Table186.2" style:family="table-row">
      <style:table-row-properties style:min-row-height="2.796cm"/>
    </style:style>
    <style:style style:name="Table186.A2" style:family="table-cell">
      <style:table-cell-properties fo:padding="0.051cm" fo:border-left="0.002cm solid #000000" fo:border-right="0.002cm solid #000000" fo:border-top="none" fo:border-bottom="0.002cm solid #000000"/>
    </style:style>
    <style:style style:name="Table187" style:family="table">
      <style:table-properties table:align="margins"/>
    </style:style>
    <style:style style:name="Table187.A" style:family="table-column">
      <style:table-column-properties style:rel-column-width="9350*"/>
    </style:style>
    <style:style style:name="Table187.B" style:family="table-column">
      <style:table-column-properties style:rel-column-width="11553*"/>
    </style:style>
    <style:style style:name="Table187.C" style:family="table-column">
      <style:table-column-properties style:rel-column-width="7174*"/>
    </style:style>
    <style:style style:name="Table187.D" style:family="table-column">
      <style:table-column-properties style:rel-column-width="9357*"/>
    </style:style>
    <style:style style:name="Table187.E" style:family="table-column">
      <style:table-column-properties style:rel-column-width="9282*"/>
    </style:style>
    <style:style style:name="Table187.F" style:family="table-column">
      <style:table-column-properties style:rel-column-width="9445*"/>
    </style:style>
    <style:style style:name="Table187.G" style:family="table-column">
      <style:table-column-properties style:rel-column-width="9374*"/>
    </style:style>
    <style:style style:name="Table187.A1" style:family="table-cell">
      <style:table-cell-properties fo:padding="0.097cm" fo:border-left="0.002cm solid #000000" fo:border-right="none" fo:border-top="0.002cm solid #000000" fo:border-bottom="0.002cm solid #000000"/>
    </style:style>
    <style:style style:name="Table187.G1" style:family="table-cell">
      <style:table-cell-properties fo:padding="0.097cm" fo:border="0.002cm solid #000000"/>
    </style:style>
    <style:style style:name="Table187.A2" style:family="table-cell">
      <style:table-cell-properties fo:padding="0.097cm" fo:border-left="0.002cm solid #000000" fo:border-right="none" fo:border-top="none" fo:border-bottom="0.002cm solid #000000"/>
    </style:style>
    <style:style style:name="Table187.G2" style:family="table-cell">
      <style:table-cell-properties fo:padding="0.097cm" fo:border-left="0.002cm solid #000000" fo:border-right="0.002cm solid #000000" fo:border-top="none" fo:border-bottom="0.002cm solid #000000"/>
    </style:style>
    <style:style style:name="Table188" style:family="table">
      <style:table-properties fo:margin-left="-0.016cm" fo:margin-right="0.037cm" table:align="margins"/>
    </style:style>
    <style:style style:name="Table188.A" style:family="table-column">
      <style:table-column-properties style:rel-column-width="20310*"/>
    </style:style>
    <style:style style:name="Table188.B" style:family="table-column">
      <style:table-column-properties style:rel-column-width="18492*"/>
    </style:style>
    <style:style style:name="Table188.C" style:family="table-column">
      <style:table-column-properties style:rel-column-width="26733*"/>
    </style:style>
    <style:style style:name="Table188.1" style:family="table-row">
      <style:table-row-properties style:min-row-height="0.728cm"/>
    </style:style>
    <style:style style:name="Table18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8.C1" style:family="table-cell">
      <style:table-cell-properties fo:background-color="#ffffcc" fo:padding="0.097cm" fo:border="0.002cm solid #000000">
        <style:background-image/>
      </style:table-cell-properties>
    </style:style>
    <style:style style:name="Table188.A2" style:family="table-cell">
      <style:table-cell-properties fo:padding="0.097cm" fo:border-left="0.002cm solid #000000" fo:border-right="none" fo:border-top="none" fo:border-bottom="0.002cm solid #000000"/>
    </style:style>
    <style:style style:name="Table188.B2" style:family="table-cell">
      <style:table-cell-properties style:vertical-align="middle" fo:padding="0.097cm" fo:border-left="0.002cm solid #000000" fo:border-right="none" fo:border-top="none" fo:border-bottom="0.002cm solid #000000"/>
    </style:style>
    <style:style style:name="Table188.C2" style:family="table-cell">
      <style:table-cell-properties fo:padding="0.097cm" fo:border-left="0.002cm solid #000000" fo:border-right="0.002cm solid #000000" fo:border-top="none" fo:border-bottom="0.002cm solid #000000"/>
    </style:style>
    <style:style style:name="Table189" style:family="table">
      <style:table-properties style:width="16.431cm" table:align="left"/>
    </style:style>
    <style:style style:name="Table189.A" style:family="table-column">
      <style:table-column-properties style:column-width="16.431cm"/>
    </style:style>
    <style:style style:name="Table189.A1" style:family="table-cell">
      <style:table-cell-properties fo:background-color="#ccffff" fo:padding="0.051cm" fo:border="0.002cm solid #000000">
        <style:background-image/>
      </style:table-cell-properties>
    </style:style>
    <style:style style:name="Table189.2" style:family="table-row">
      <style:table-row-properties style:min-row-height="2.796cm"/>
    </style:style>
    <style:style style:name="Table189.A2" style:family="table-cell">
      <style:table-cell-properties fo:padding="0.051cm" fo:border-left="0.002cm solid #000000" fo:border-right="0.002cm solid #000000" fo:border-top="none" fo:border-bottom="0.002cm solid #000000"/>
    </style:style>
    <style:style style:name="Table190" style:family="table">
      <style:table-properties table:align="margins"/>
    </style:style>
    <style:style style:name="Table190.A" style:family="table-column">
      <style:table-column-properties style:rel-column-width="9350*"/>
    </style:style>
    <style:style style:name="Table190.B" style:family="table-column">
      <style:table-column-properties style:rel-column-width="11553*"/>
    </style:style>
    <style:style style:name="Table190.C" style:family="table-column">
      <style:table-column-properties style:rel-column-width="7174*"/>
    </style:style>
    <style:style style:name="Table190.D" style:family="table-column">
      <style:table-column-properties style:rel-column-width="9357*"/>
    </style:style>
    <style:style style:name="Table190.E" style:family="table-column">
      <style:table-column-properties style:rel-column-width="9282*"/>
    </style:style>
    <style:style style:name="Table190.F" style:family="table-column">
      <style:table-column-properties style:rel-column-width="9445*"/>
    </style:style>
    <style:style style:name="Table190.G" style:family="table-column">
      <style:table-column-properties style:rel-column-width="9374*"/>
    </style:style>
    <style:style style:name="Table190.A1" style:family="table-cell">
      <style:table-cell-properties fo:padding="0.097cm" fo:border-left="0.002cm solid #000000" fo:border-right="none" fo:border-top="0.002cm solid #000000" fo:border-bottom="0.002cm solid #000000"/>
    </style:style>
    <style:style style:name="Table190.G1" style:family="table-cell">
      <style:table-cell-properties fo:padding="0.097cm" fo:border="0.002cm solid #000000"/>
    </style:style>
    <style:style style:name="Table190.A2" style:family="table-cell">
      <style:table-cell-properties fo:padding="0.097cm" fo:border-left="0.002cm solid #000000" fo:border-right="none" fo:border-top="none" fo:border-bottom="0.002cm solid #000000"/>
    </style:style>
    <style:style style:name="Table190.G2" style:family="table-cell">
      <style:table-cell-properties fo:padding="0.097cm" fo:border-left="0.002cm solid #000000" fo:border-right="0.002cm solid #000000" fo:border-top="none" fo:border-bottom="0.002cm solid #000000"/>
    </style:style>
    <style:style style:name="Table191" style:family="table">
      <style:table-properties fo:margin-left="-0.016cm" fo:margin-right="0.037cm" table:align="margins"/>
    </style:style>
    <style:style style:name="Table191.A" style:family="table-column">
      <style:table-column-properties style:rel-column-width="20310*"/>
    </style:style>
    <style:style style:name="Table191.B" style:family="table-column">
      <style:table-column-properties style:rel-column-width="18492*"/>
    </style:style>
    <style:style style:name="Table191.C" style:family="table-column">
      <style:table-column-properties style:rel-column-width="26733*"/>
    </style:style>
    <style:style style:name="Table191.1" style:family="table-row">
      <style:table-row-properties style:min-row-height="0.728cm"/>
    </style:style>
    <style:style style:name="Table19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1.C1" style:family="table-cell">
      <style:table-cell-properties fo:background-color="#ffffcc" fo:padding="0.097cm" fo:border="0.002cm solid #000000">
        <style:background-image/>
      </style:table-cell-properties>
    </style:style>
    <style:style style:name="Table191.A2" style:family="table-cell">
      <style:table-cell-properties fo:padding="0.097cm" fo:border-left="0.002cm solid #000000" fo:border-right="none" fo:border-top="none" fo:border-bottom="0.002cm solid #000000"/>
    </style:style>
    <style:style style:name="Table191.B2" style:family="table-cell">
      <style:table-cell-properties style:vertical-align="middle" fo:padding="0.097cm" fo:border-left="0.002cm solid #000000" fo:border-right="none" fo:border-top="none" fo:border-bottom="0.002cm solid #000000"/>
    </style:style>
    <style:style style:name="Table191.C2" style:family="table-cell">
      <style:table-cell-properties fo:padding="0.097cm" fo:border-left="0.002cm solid #000000" fo:border-right="0.002cm solid #000000" fo:border-top="none" fo:border-bottom="0.002cm solid #000000"/>
    </style:style>
    <style:style style:name="Table192" style:family="table">
      <style:table-properties style:width="16.431cm" table:align="left"/>
    </style:style>
    <style:style style:name="Table192.A" style:family="table-column">
      <style:table-column-properties style:column-width="16.431cm"/>
    </style:style>
    <style:style style:name="Table192.A1" style:family="table-cell">
      <style:table-cell-properties fo:background-color="#ccffff" fo:padding="0.051cm" fo:border="0.002cm solid #000000">
        <style:background-image/>
      </style:table-cell-properties>
    </style:style>
    <style:style style:name="Table192.2" style:family="table-row">
      <style:table-row-properties style:min-row-height="2.796cm"/>
    </style:style>
    <style:style style:name="Table192.A2" style:family="table-cell">
      <style:table-cell-properties fo:padding="0.051cm" fo:border-left="0.002cm solid #000000" fo:border-right="0.002cm solid #000000" fo:border-top="none" fo:border-bottom="0.002cm solid #000000"/>
    </style:style>
    <style:style style:name="Table193" style:family="table">
      <style:table-properties table:align="margins"/>
    </style:style>
    <style:style style:name="Table193.A" style:family="table-column">
      <style:table-column-properties style:rel-column-width="9350*"/>
    </style:style>
    <style:style style:name="Table193.B" style:family="table-column">
      <style:table-column-properties style:rel-column-width="11553*"/>
    </style:style>
    <style:style style:name="Table193.C" style:family="table-column">
      <style:table-column-properties style:rel-column-width="7174*"/>
    </style:style>
    <style:style style:name="Table193.D" style:family="table-column">
      <style:table-column-properties style:rel-column-width="9357*"/>
    </style:style>
    <style:style style:name="Table193.E" style:family="table-column">
      <style:table-column-properties style:rel-column-width="9282*"/>
    </style:style>
    <style:style style:name="Table193.F" style:family="table-column">
      <style:table-column-properties style:rel-column-width="9445*"/>
    </style:style>
    <style:style style:name="Table193.G" style:family="table-column">
      <style:table-column-properties style:rel-column-width="9374*"/>
    </style:style>
    <style:style style:name="Table193.A1" style:family="table-cell">
      <style:table-cell-properties fo:padding="0.097cm" fo:border-left="0.002cm solid #000000" fo:border-right="none" fo:border-top="0.002cm solid #000000" fo:border-bottom="0.002cm solid #000000"/>
    </style:style>
    <style:style style:name="Table193.G1" style:family="table-cell">
      <style:table-cell-properties fo:padding="0.097cm" fo:border="0.002cm solid #000000"/>
    </style:style>
    <style:style style:name="Table193.A2" style:family="table-cell">
      <style:table-cell-properties fo:padding="0.097cm" fo:border-left="0.002cm solid #000000" fo:border-right="none" fo:border-top="none" fo:border-bottom="0.002cm solid #000000"/>
    </style:style>
    <style:style style:name="Table193.G2" style:family="table-cell">
      <style:table-cell-properties fo:padding="0.097cm" fo:border-left="0.002cm solid #000000" fo:border-right="0.002cm solid #000000" fo:border-top="none" fo:border-bottom="0.002cm solid #000000"/>
    </style:style>
    <style:style style:name="Table194" style:family="table">
      <style:table-properties fo:margin-left="-0.016cm" fo:margin-right="0.037cm" table:align="margins"/>
    </style:style>
    <style:style style:name="Table194.A" style:family="table-column">
      <style:table-column-properties style:rel-column-width="20317*"/>
    </style:style>
    <style:style style:name="Table194.B" style:family="table-column">
      <style:table-column-properties style:rel-column-width="18492*"/>
    </style:style>
    <style:style style:name="Table194.C" style:family="table-column">
      <style:table-column-properties style:rel-column-width="26726*"/>
    </style:style>
    <style:style style:name="Table194.1" style:family="table-row">
      <style:table-row-properties style:min-row-height="0.728cm"/>
    </style:style>
    <style:style style:name="Table19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4.C1" style:family="table-cell">
      <style:table-cell-properties fo:background-color="#ffffcc" fo:padding="0.097cm" fo:border="0.002cm solid #000000">
        <style:background-image/>
      </style:table-cell-properties>
    </style:style>
    <style:style style:name="Table194.A2" style:family="table-cell">
      <style:table-cell-properties fo:padding="0.097cm" fo:border-left="0.002cm solid #000000" fo:border-right="none" fo:border-top="none" fo:border-bottom="0.002cm solid #000000"/>
    </style:style>
    <style:style style:name="Table194.B2" style:family="table-cell">
      <style:table-cell-properties style:vertical-align="middle" fo:padding="0.097cm" fo:border-left="0.002cm solid #000000" fo:border-right="none" fo:border-top="none" fo:border-bottom="0.002cm solid #000000"/>
    </style:style>
    <style:style style:name="Table194.C2" style:family="table-cell">
      <style:table-cell-properties fo:padding="0.097cm" fo:border-left="0.002cm solid #000000" fo:border-right="0.002cm solid #000000" fo:border-top="none" fo:border-bottom="0.002cm solid #000000"/>
    </style:style>
    <style:style style:name="Table195" style:family="table">
      <style:table-properties style:width="16.431cm" table:align="left"/>
    </style:style>
    <style:style style:name="Table195.A" style:family="table-column">
      <style:table-column-properties style:column-width="16.431cm"/>
    </style:style>
    <style:style style:name="Table195.A1" style:family="table-cell">
      <style:table-cell-properties fo:background-color="#ccffff" fo:padding="0.051cm" fo:border="0.002cm solid #000000">
        <style:background-image/>
      </style:table-cell-properties>
    </style:style>
    <style:style style:name="Table195.2" style:family="table-row">
      <style:table-row-properties style:min-row-height="2.796cm"/>
    </style:style>
    <style:style style:name="Table195.A2" style:family="table-cell">
      <style:table-cell-properties fo:padding="0.051cm" fo:border-left="0.002cm solid #000000" fo:border-right="0.002cm solid #000000" fo:border-top="none" fo:border-bottom="0.002cm solid #000000"/>
    </style:style>
    <style:style style:name="Table196" style:family="table">
      <style:table-properties table:align="margins"/>
    </style:style>
    <style:style style:name="Table196.A" style:family="table-column">
      <style:table-column-properties style:rel-column-width="9350*"/>
    </style:style>
    <style:style style:name="Table196.B" style:family="table-column">
      <style:table-column-properties style:rel-column-width="11553*"/>
    </style:style>
    <style:style style:name="Table196.C" style:family="table-column">
      <style:table-column-properties style:rel-column-width="7174*"/>
    </style:style>
    <style:style style:name="Table196.D" style:family="table-column">
      <style:table-column-properties style:rel-column-width="9357*"/>
    </style:style>
    <style:style style:name="Table196.E" style:family="table-column">
      <style:table-column-properties style:rel-column-width="9282*"/>
    </style:style>
    <style:style style:name="Table196.F" style:family="table-column">
      <style:table-column-properties style:rel-column-width="9445*"/>
    </style:style>
    <style:style style:name="Table196.G" style:family="table-column">
      <style:table-column-properties style:rel-column-width="9374*"/>
    </style:style>
    <style:style style:name="Table196.A1" style:family="table-cell">
      <style:table-cell-properties fo:padding="0.097cm" fo:border-left="0.002cm solid #000000" fo:border-right="none" fo:border-top="0.002cm solid #000000" fo:border-bottom="0.002cm solid #000000"/>
    </style:style>
    <style:style style:name="Table196.G1" style:family="table-cell">
      <style:table-cell-properties fo:padding="0.097cm" fo:border="0.002cm solid #000000"/>
    </style:style>
    <style:style style:name="Table196.A2" style:family="table-cell">
      <style:table-cell-properties fo:padding="0.097cm" fo:border-left="0.002cm solid #000000" fo:border-right="none" fo:border-top="none" fo:border-bottom="0.002cm solid #000000"/>
    </style:style>
    <style:style style:name="Table196.G2" style:family="table-cell">
      <style:table-cell-properties fo:padding="0.097cm" fo:border-left="0.002cm solid #000000" fo:border-right="0.002cm solid #000000" fo:border-top="none" fo:border-bottom="0.002cm solid #000000"/>
    </style:style>
    <style:style style:name="Table197" style:family="table">
      <style:table-properties fo:margin-left="-0.016cm" fo:margin-right="0.037cm" table:align="margins"/>
    </style:style>
    <style:style style:name="Table197.A" style:family="table-column">
      <style:table-column-properties style:rel-column-width="20310*"/>
    </style:style>
    <style:style style:name="Table197.B" style:family="table-column">
      <style:table-column-properties style:rel-column-width="18601*"/>
    </style:style>
    <style:style style:name="Table197.C" style:family="table-column">
      <style:table-column-properties style:rel-column-width="26624*"/>
    </style:style>
    <style:style style:name="Table197.1" style:family="table-row">
      <style:table-row-properties style:min-row-height="0.728cm"/>
    </style:style>
    <style:style style:name="Table19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7.C1" style:family="table-cell">
      <style:table-cell-properties fo:background-color="#ffffcc" fo:padding="0.097cm" fo:border="0.002cm solid #000000">
        <style:background-image/>
      </style:table-cell-properties>
    </style:style>
    <style:style style:name="Table197.A2" style:family="table-cell">
      <style:table-cell-properties fo:padding="0.097cm" fo:border-left="0.002cm solid #000000" fo:border-right="none" fo:border-top="none" fo:border-bottom="0.002cm solid #000000"/>
    </style:style>
    <style:style style:name="Table197.B2" style:family="table-cell">
      <style:table-cell-properties style:vertical-align="middle" fo:padding="0.097cm" fo:border-left="0.002cm solid #000000" fo:border-right="none" fo:border-top="none" fo:border-bottom="0.002cm solid #000000"/>
    </style:style>
    <style:style style:name="Table197.C2" style:family="table-cell">
      <style:table-cell-properties fo:padding="0.097cm" fo:border-left="0.002cm solid #000000" fo:border-right="0.002cm solid #000000" fo:border-top="none" fo:border-bottom="0.002cm solid #000000"/>
    </style:style>
    <style:style style:name="Table198" style:family="table">
      <style:table-properties style:width="16.431cm" table:align="left"/>
    </style:style>
    <style:style style:name="Table198.A" style:family="table-column">
      <style:table-column-properties style:column-width="16.431cm"/>
    </style:style>
    <style:style style:name="Table198.A1" style:family="table-cell">
      <style:table-cell-properties fo:background-color="#ccffff" fo:padding="0.051cm" fo:border="0.002cm solid #000000">
        <style:background-image/>
      </style:table-cell-properties>
    </style:style>
    <style:style style:name="Table198.2" style:family="table-row">
      <style:table-row-properties style:min-row-height="2.796cm"/>
    </style:style>
    <style:style style:name="Table198.A2" style:family="table-cell">
      <style:table-cell-properties fo:padding="0.051cm" fo:border-left="0.002cm solid #000000" fo:border-right="0.002cm solid #000000" fo:border-top="none" fo:border-bottom="0.002cm solid #000000"/>
    </style:style>
    <style:style style:name="Table199" style:family="table">
      <style:table-properties table:align="margins"/>
    </style:style>
    <style:style style:name="Table199.A" style:family="table-column">
      <style:table-column-properties style:rel-column-width="9350*"/>
    </style:style>
    <style:style style:name="Table199.B" style:family="table-column">
      <style:table-column-properties style:rel-column-width="11553*"/>
    </style:style>
    <style:style style:name="Table199.C" style:family="table-column">
      <style:table-column-properties style:rel-column-width="7174*"/>
    </style:style>
    <style:style style:name="Table199.D" style:family="table-column">
      <style:table-column-properties style:rel-column-width="9357*"/>
    </style:style>
    <style:style style:name="Table199.E" style:family="table-column">
      <style:table-column-properties style:rel-column-width="9282*"/>
    </style:style>
    <style:style style:name="Table199.F" style:family="table-column">
      <style:table-column-properties style:rel-column-width="9445*"/>
    </style:style>
    <style:style style:name="Table199.G" style:family="table-column">
      <style:table-column-properties style:rel-column-width="9374*"/>
    </style:style>
    <style:style style:name="Table199.A1" style:family="table-cell">
      <style:table-cell-properties fo:padding="0.097cm" fo:border-left="0.002cm solid #000000" fo:border-right="none" fo:border-top="0.002cm solid #000000" fo:border-bottom="0.002cm solid #000000"/>
    </style:style>
    <style:style style:name="Table199.G1" style:family="table-cell">
      <style:table-cell-properties fo:padding="0.097cm" fo:border="0.002cm solid #000000"/>
    </style:style>
    <style:style style:name="Table199.A2" style:family="table-cell">
      <style:table-cell-properties fo:padding="0.097cm" fo:border-left="0.002cm solid #000000" fo:border-right="none" fo:border-top="none" fo:border-bottom="0.002cm solid #000000"/>
    </style:style>
    <style:style style:name="Table199.G2" style:family="table-cell">
      <style:table-cell-properties fo:padding="0.097cm" fo:border-left="0.002cm solid #000000" fo:border-right="0.002cm solid #000000" fo:border-top="none" fo:border-bottom="0.002cm solid #000000"/>
    </style:style>
    <style:style style:name="Table200" style:family="table">
      <style:table-properties fo:margin-left="-0.016cm" fo:margin-right="0.037cm" table:align="margins"/>
    </style:style>
    <style:style style:name="Table200.A" style:family="table-column">
      <style:table-column-properties style:rel-column-width="20317*"/>
    </style:style>
    <style:style style:name="Table200.B" style:family="table-column">
      <style:table-column-properties style:rel-column-width="18492*"/>
    </style:style>
    <style:style style:name="Table200.C" style:family="table-column">
      <style:table-column-properties style:rel-column-width="26726*"/>
    </style:style>
    <style:style style:name="Table200.1" style:family="table-row">
      <style:table-row-properties style:min-row-height="0.728cm"/>
    </style:style>
    <style:style style:name="Table20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0.C1" style:family="table-cell">
      <style:table-cell-properties fo:background-color="#ffffcc" fo:padding="0.097cm" fo:border="0.002cm solid #000000">
        <style:background-image/>
      </style:table-cell-properties>
    </style:style>
    <style:style style:name="Table200.A2" style:family="table-cell">
      <style:table-cell-properties fo:padding="0.097cm" fo:border-left="0.002cm solid #000000" fo:border-right="none" fo:border-top="none" fo:border-bottom="0.002cm solid #000000"/>
    </style:style>
    <style:style style:name="Table200.B2" style:family="table-cell">
      <style:table-cell-properties style:vertical-align="middle" fo:padding="0.097cm" fo:border-left="0.002cm solid #000000" fo:border-right="none" fo:border-top="none" fo:border-bottom="0.002cm solid #000000"/>
    </style:style>
    <style:style style:name="Table200.C2" style:family="table-cell">
      <style:table-cell-properties fo:padding="0.097cm" fo:border-left="0.002cm solid #000000" fo:border-right="0.002cm solid #000000" fo:border-top="none" fo:border-bottom="0.002cm solid #000000"/>
    </style:style>
    <style:style style:name="Table201" style:family="table">
      <style:table-properties style:width="16.431cm" table:align="left"/>
    </style:style>
    <style:style style:name="Table201.A" style:family="table-column">
      <style:table-column-properties style:column-width="16.431cm"/>
    </style:style>
    <style:style style:name="Table201.A1" style:family="table-cell">
      <style:table-cell-properties fo:background-color="#ccffff" fo:padding="0.051cm" fo:border="0.002cm solid #000000">
        <style:background-image/>
      </style:table-cell-properties>
    </style:style>
    <style:style style:name="Table201.2" style:family="table-row">
      <style:table-row-properties style:min-row-height="2.796cm"/>
    </style:style>
    <style:style style:name="Table201.A2" style:family="table-cell">
      <style:table-cell-properties fo:padding="0.051cm" fo:border-left="0.002cm solid #000000" fo:border-right="0.002cm solid #000000" fo:border-top="none" fo:border-bottom="0.002cm solid #000000"/>
    </style:style>
    <style:style style:name="Table202" style:family="table">
      <style:table-properties table:align="margins"/>
    </style:style>
    <style:style style:name="Table202.A" style:family="table-column">
      <style:table-column-properties style:rel-column-width="9350*"/>
    </style:style>
    <style:style style:name="Table202.B" style:family="table-column">
      <style:table-column-properties style:rel-column-width="11553*"/>
    </style:style>
    <style:style style:name="Table202.C" style:family="table-column">
      <style:table-column-properties style:rel-column-width="7174*"/>
    </style:style>
    <style:style style:name="Table202.D" style:family="table-column">
      <style:table-column-properties style:rel-column-width="9357*"/>
    </style:style>
    <style:style style:name="Table202.E" style:family="table-column">
      <style:table-column-properties style:rel-column-width="9282*"/>
    </style:style>
    <style:style style:name="Table202.F" style:family="table-column">
      <style:table-column-properties style:rel-column-width="9445*"/>
    </style:style>
    <style:style style:name="Table202.G" style:family="table-column">
      <style:table-column-properties style:rel-column-width="9374*"/>
    </style:style>
    <style:style style:name="Table202.A1" style:family="table-cell">
      <style:table-cell-properties fo:padding="0.097cm" fo:border-left="0.002cm solid #000000" fo:border-right="none" fo:border-top="0.002cm solid #000000" fo:border-bottom="0.002cm solid #000000"/>
    </style:style>
    <style:style style:name="Table202.G1" style:family="table-cell">
      <style:table-cell-properties fo:padding="0.097cm" fo:border="0.002cm solid #000000"/>
    </style:style>
    <style:style style:name="Table202.A2" style:family="table-cell">
      <style:table-cell-properties fo:padding="0.097cm" fo:border-left="0.002cm solid #000000" fo:border-right="none" fo:border-top="none" fo:border-bottom="0.002cm solid #000000"/>
    </style:style>
    <style:style style:name="Table202.G2" style:family="table-cell">
      <style:table-cell-properties fo:padding="0.097cm" fo:border-left="0.002cm solid #000000" fo:border-right="0.002cm solid #000000" fo:border-top="none" fo:border-bottom="0.002cm solid #000000"/>
    </style:style>
    <style:style style:name="Table203" style:family="table">
      <style:table-properties fo:margin-left="-0.016cm" fo:margin-right="0.037cm" table:align="margins"/>
    </style:style>
    <style:style style:name="Table203.A" style:family="table-column">
      <style:table-column-properties style:rel-column-width="20310*"/>
    </style:style>
    <style:style style:name="Table203.B" style:family="table-column">
      <style:table-column-properties style:rel-column-width="18601*"/>
    </style:style>
    <style:style style:name="Table203.C" style:family="table-column">
      <style:table-column-properties style:rel-column-width="26624*"/>
    </style:style>
    <style:style style:name="Table203.1" style:family="table-row">
      <style:table-row-properties style:min-row-height="0.728cm"/>
    </style:style>
    <style:style style:name="Table20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3.C1" style:family="table-cell">
      <style:table-cell-properties fo:background-color="#ffffcc" fo:padding="0.097cm" fo:border="0.002cm solid #000000">
        <style:background-image/>
      </style:table-cell-properties>
    </style:style>
    <style:style style:name="Table203.A2" style:family="table-cell">
      <style:table-cell-properties fo:padding="0.097cm" fo:border-left="0.002cm solid #000000" fo:border-right="none" fo:border-top="none" fo:border-bottom="0.002cm solid #000000"/>
    </style:style>
    <style:style style:name="Table203.B2" style:family="table-cell">
      <style:table-cell-properties style:vertical-align="middle" fo:padding="0.097cm" fo:border-left="0.002cm solid #000000" fo:border-right="none" fo:border-top="none" fo:border-bottom="0.002cm solid #000000"/>
    </style:style>
    <style:style style:name="Table203.C2" style:family="table-cell">
      <style:table-cell-properties fo:padding="0.097cm" fo:border-left="0.002cm solid #000000" fo:border-right="0.002cm solid #000000" fo:border-top="none" fo:border-bottom="0.002cm solid #000000"/>
    </style:style>
    <style:style style:name="Table204" style:family="table">
      <style:table-properties style:width="16.431cm" table:align="left"/>
    </style:style>
    <style:style style:name="Table204.A" style:family="table-column">
      <style:table-column-properties style:column-width="16.431cm"/>
    </style:style>
    <style:style style:name="Table204.A1" style:family="table-cell">
      <style:table-cell-properties fo:background-color="#ccffff" fo:padding="0.051cm" fo:border="0.002cm solid #000000">
        <style:background-image/>
      </style:table-cell-properties>
    </style:style>
    <style:style style:name="Table204.2" style:family="table-row">
      <style:table-row-properties style:min-row-height="2.796cm"/>
    </style:style>
    <style:style style:name="Table204.A2" style:family="table-cell">
      <style:table-cell-properties fo:padding="0.051cm" fo:border-left="0.002cm solid #000000" fo:border-right="0.002cm solid #000000" fo:border-top="none" fo:border-bottom="0.002cm solid #000000"/>
    </style:style>
    <style:style style:name="Table205" style:family="table">
      <style:table-properties table:align="margins"/>
    </style:style>
    <style:style style:name="Table205.A" style:family="table-column">
      <style:table-column-properties style:rel-column-width="9350*"/>
    </style:style>
    <style:style style:name="Table205.B" style:family="table-column">
      <style:table-column-properties style:rel-column-width="11553*"/>
    </style:style>
    <style:style style:name="Table205.C" style:family="table-column">
      <style:table-column-properties style:rel-column-width="7174*"/>
    </style:style>
    <style:style style:name="Table205.D" style:family="table-column">
      <style:table-column-properties style:rel-column-width="9357*"/>
    </style:style>
    <style:style style:name="Table205.E" style:family="table-column">
      <style:table-column-properties style:rel-column-width="9282*"/>
    </style:style>
    <style:style style:name="Table205.F" style:family="table-column">
      <style:table-column-properties style:rel-column-width="9445*"/>
    </style:style>
    <style:style style:name="Table205.G" style:family="table-column">
      <style:table-column-properties style:rel-column-width="9374*"/>
    </style:style>
    <style:style style:name="Table205.A1" style:family="table-cell">
      <style:table-cell-properties fo:padding="0.097cm" fo:border-left="0.002cm solid #000000" fo:border-right="none" fo:border-top="0.002cm solid #000000" fo:border-bottom="0.002cm solid #000000"/>
    </style:style>
    <style:style style:name="Table205.G1" style:family="table-cell">
      <style:table-cell-properties fo:padding="0.097cm" fo:border="0.002cm solid #000000"/>
    </style:style>
    <style:style style:name="Table205.A2" style:family="table-cell">
      <style:table-cell-properties fo:padding="0.097cm" fo:border-left="0.002cm solid #000000" fo:border-right="none" fo:border-top="none" fo:border-bottom="0.002cm solid #000000"/>
    </style:style>
    <style:style style:name="Table205.G2" style:family="table-cell">
      <style:table-cell-properties fo:padding="0.097cm" fo:border-left="0.002cm solid #000000" fo:border-right="0.002cm solid #000000" fo:border-top="none" fo:border-bottom="0.002cm solid #000000"/>
    </style:style>
    <style:style style:name="Table206" style:family="table">
      <style:table-properties fo:margin-left="-0.016cm" fo:margin-right="0.037cm" table:align="margins"/>
    </style:style>
    <style:style style:name="Table206.A" style:family="table-column">
      <style:table-column-properties style:rel-column-width="20317*"/>
    </style:style>
    <style:style style:name="Table206.B" style:family="table-column">
      <style:table-column-properties style:rel-column-width="18492*"/>
    </style:style>
    <style:style style:name="Table206.C" style:family="table-column">
      <style:table-column-properties style:rel-column-width="26726*"/>
    </style:style>
    <style:style style:name="Table206.1" style:family="table-row">
      <style:table-row-properties style:min-row-height="0.728cm"/>
    </style:style>
    <style:style style:name="Table20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6.C1" style:family="table-cell">
      <style:table-cell-properties fo:background-color="#ffffcc" fo:padding="0.097cm" fo:border="0.002cm solid #000000">
        <style:background-image/>
      </style:table-cell-properties>
    </style:style>
    <style:style style:name="Table206.A2" style:family="table-cell">
      <style:table-cell-properties fo:padding="0.097cm" fo:border-left="0.002cm solid #000000" fo:border-right="none" fo:border-top="none" fo:border-bottom="0.002cm solid #000000"/>
    </style:style>
    <style:style style:name="Table206.B2" style:family="table-cell">
      <style:table-cell-properties style:vertical-align="middle" fo:padding="0.097cm" fo:border-left="0.002cm solid #000000" fo:border-right="none" fo:border-top="none" fo:border-bottom="0.002cm solid #000000"/>
    </style:style>
    <style:style style:name="Table206.C2" style:family="table-cell">
      <style:table-cell-properties fo:padding="0.097cm" fo:border-left="0.002cm solid #000000" fo:border-right="0.002cm solid #000000" fo:border-top="none" fo:border-bottom="0.002cm solid #000000"/>
    </style:style>
    <style:style style:name="Table207" style:family="table">
      <style:table-properties style:width="16.431cm" table:align="left"/>
    </style:style>
    <style:style style:name="Table207.A" style:family="table-column">
      <style:table-column-properties style:column-width="16.431cm"/>
    </style:style>
    <style:style style:name="Table207.A1" style:family="table-cell">
      <style:table-cell-properties fo:background-color="#ccffff" fo:padding="0.051cm" fo:border="0.002cm solid #000000">
        <style:background-image/>
      </style:table-cell-properties>
    </style:style>
    <style:style style:name="Table207.2" style:family="table-row">
      <style:table-row-properties style:min-row-height="2.796cm"/>
    </style:style>
    <style:style style:name="Table207.A2" style:family="table-cell">
      <style:table-cell-properties fo:padding="0.051cm" fo:border-left="0.002cm solid #000000" fo:border-right="0.002cm solid #000000" fo:border-top="none" fo:border-bottom="0.002cm solid #000000"/>
    </style:style>
    <style:style style:name="Table208" style:family="table">
      <style:table-properties table:align="margins"/>
    </style:style>
    <style:style style:name="Table208.A" style:family="table-column">
      <style:table-column-properties style:rel-column-width="9350*"/>
    </style:style>
    <style:style style:name="Table208.B" style:family="table-column">
      <style:table-column-properties style:rel-column-width="11553*"/>
    </style:style>
    <style:style style:name="Table208.C" style:family="table-column">
      <style:table-column-properties style:rel-column-width="7174*"/>
    </style:style>
    <style:style style:name="Table208.D" style:family="table-column">
      <style:table-column-properties style:rel-column-width="9357*"/>
    </style:style>
    <style:style style:name="Table208.E" style:family="table-column">
      <style:table-column-properties style:rel-column-width="9282*"/>
    </style:style>
    <style:style style:name="Table208.F" style:family="table-column">
      <style:table-column-properties style:rel-column-width="9445*"/>
    </style:style>
    <style:style style:name="Table208.G" style:family="table-column">
      <style:table-column-properties style:rel-column-width="9374*"/>
    </style:style>
    <style:style style:name="Table208.A1" style:family="table-cell">
      <style:table-cell-properties fo:padding="0.097cm" fo:border-left="0.002cm solid #000000" fo:border-right="none" fo:border-top="0.002cm solid #000000" fo:border-bottom="0.002cm solid #000000"/>
    </style:style>
    <style:style style:name="Table208.G1" style:family="table-cell">
      <style:table-cell-properties fo:padding="0.097cm" fo:border="0.002cm solid #000000"/>
    </style:style>
    <style:style style:name="Table208.A2" style:family="table-cell">
      <style:table-cell-properties fo:padding="0.097cm" fo:border-left="0.002cm solid #000000" fo:border-right="none" fo:border-top="none" fo:border-bottom="0.002cm solid #000000"/>
    </style:style>
    <style:style style:name="Table208.G2" style:family="table-cell">
      <style:table-cell-properties fo:padding="0.097cm" fo:border-left="0.002cm solid #000000" fo:border-right="0.002cm solid #000000" fo:border-top="none" fo:border-bottom="0.002cm solid #000000"/>
    </style:style>
    <style:style style:name="Table209" style:family="table">
      <style:table-properties fo:margin-left="-0.016cm" fo:margin-right="0.037cm" table:align="margins"/>
    </style:style>
    <style:style style:name="Table209.A" style:family="table-column">
      <style:table-column-properties style:rel-column-width="20317*"/>
    </style:style>
    <style:style style:name="Table209.B" style:family="table-column">
      <style:table-column-properties style:rel-column-width="18492*"/>
    </style:style>
    <style:style style:name="Table209.C" style:family="table-column">
      <style:table-column-properties style:rel-column-width="26726*"/>
    </style:style>
    <style:style style:name="Table209.1" style:family="table-row">
      <style:table-row-properties style:min-row-height="0.728cm"/>
    </style:style>
    <style:style style:name="Table20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9.C1" style:family="table-cell">
      <style:table-cell-properties fo:background-color="#ffffcc" fo:padding="0.097cm" fo:border="0.002cm solid #000000">
        <style:background-image/>
      </style:table-cell-properties>
    </style:style>
    <style:style style:name="Table209.A2" style:family="table-cell">
      <style:table-cell-properties fo:padding="0.097cm" fo:border-left="0.002cm solid #000000" fo:border-right="none" fo:border-top="none" fo:border-bottom="0.002cm solid #000000"/>
    </style:style>
    <style:style style:name="Table209.B2" style:family="table-cell">
      <style:table-cell-properties style:vertical-align="middle" fo:padding="0.097cm" fo:border-left="0.002cm solid #000000" fo:border-right="none" fo:border-top="none" fo:border-bottom="0.002cm solid #000000"/>
    </style:style>
    <style:style style:name="Table209.C2" style:family="table-cell">
      <style:table-cell-properties fo:padding="0.097cm" fo:border-left="0.002cm solid #000000" fo:border-right="0.002cm solid #000000" fo:border-top="none" fo:border-bottom="0.002cm solid #000000"/>
    </style:style>
    <style:style style:name="Table209.5" style:family="table-row">
      <style:table-row-properties style:min-row-height="3.08cm"/>
    </style:style>
    <style:style style:name="Table210" style:family="table">
      <style:table-properties style:width="16.431cm" table:align="left"/>
    </style:style>
    <style:style style:name="Table210.A" style:family="table-column">
      <style:table-column-properties style:column-width="16.431cm"/>
    </style:style>
    <style:style style:name="Table210.A1" style:family="table-cell">
      <style:table-cell-properties fo:background-color="#ccffff" fo:padding="0.051cm" fo:border="0.002cm solid #000000">
        <style:background-image/>
      </style:table-cell-properties>
    </style:style>
    <style:style style:name="Table210.2" style:family="table-row">
      <style:table-row-properties style:min-row-height="2.796cm"/>
    </style:style>
    <style:style style:name="Table210.A2" style:family="table-cell">
      <style:table-cell-properties fo:padding="0.051cm" fo:border-left="0.002cm solid #000000" fo:border-right="0.002cm solid #000000" fo:border-top="none" fo:border-bottom="0.002cm solid #000000"/>
    </style:style>
    <style:style style:name="Table211" style:family="table">
      <style:table-properties fo:break-before="page" table:align="margins"/>
    </style:style>
    <style:style style:name="Table211.A" style:family="table-column">
      <style:table-column-properties style:rel-column-width="9350*"/>
    </style:style>
    <style:style style:name="Table211.B" style:family="table-column">
      <style:table-column-properties style:rel-column-width="11553*"/>
    </style:style>
    <style:style style:name="Table211.C" style:family="table-column">
      <style:table-column-properties style:rel-column-width="12655*"/>
    </style:style>
    <style:style style:name="Table211.D" style:family="table-column">
      <style:table-column-properties style:rel-column-width="8058*"/>
    </style:style>
    <style:style style:name="Table211.E" style:family="table-column">
      <style:table-column-properties style:rel-column-width="5181*"/>
    </style:style>
    <style:style style:name="Table211.F" style:family="table-column">
      <style:table-column-properties style:rel-column-width="11036*"/>
    </style:style>
    <style:style style:name="Table211.G" style:family="table-column">
      <style:table-column-properties style:rel-column-width="7702*"/>
    </style:style>
    <style:style style:name="Table211.A1" style:family="table-cell">
      <style:table-cell-properties fo:padding="0.097cm" fo:border-left="0.002cm solid #000000" fo:border-right="none" fo:border-top="0.002cm solid #000000" fo:border-bottom="0.002cm solid #000000"/>
    </style:style>
    <style:style style:name="Table211.G1" style:family="table-cell">
      <style:table-cell-properties fo:padding="0.097cm" fo:border="0.002cm solid #000000"/>
    </style:style>
    <style:style style:name="Table211.A2" style:family="table-cell">
      <style:table-cell-properties fo:padding="0.097cm" fo:border-left="0.002cm solid #000000" fo:border-right="none" fo:border-top="none" fo:border-bottom="0.002cm solid #000000"/>
    </style:style>
    <style:style style:name="Table211.G2" style:family="table-cell">
      <style:table-cell-properties fo:padding="0.097cm" fo:border-left="0.002cm solid #000000" fo:border-right="0.002cm solid #000000" fo:border-top="none" fo:border-bottom="0.002cm solid #000000"/>
    </style:style>
    <style:style style:name="Table212" style:family="table">
      <style:table-properties fo:margin-left="-0.016cm" fo:margin-right="0.037cm" table:align="margins"/>
    </style:style>
    <style:style style:name="Table212.A" style:family="table-column">
      <style:table-column-properties style:rel-column-width="20318*"/>
    </style:style>
    <style:style style:name="Table212.B" style:family="table-column">
      <style:table-column-properties style:rel-column-width="18272*"/>
    </style:style>
    <style:style style:name="Table212.C" style:family="table-column">
      <style:table-column-properties style:rel-column-width="26945*"/>
    </style:style>
    <style:style style:name="Table212.1" style:family="table-row">
      <style:table-row-properties style:min-row-height="0.728cm"/>
    </style:style>
    <style:style style:name="Table21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2.C1" style:family="table-cell">
      <style:table-cell-properties fo:background-color="#ffffcc" fo:padding="0.097cm" fo:border="0.002cm solid #000000">
        <style:background-image/>
      </style:table-cell-properties>
    </style:style>
    <style:style style:name="Table212.A2" style:family="table-cell">
      <style:table-cell-properties fo:padding="0.097cm" fo:border-left="0.002cm solid #000000" fo:border-right="none" fo:border-top="none" fo:border-bottom="0.002cm solid #000000"/>
    </style:style>
    <style:style style:name="Table212.B2" style:family="table-cell">
      <style:table-cell-properties style:vertical-align="middle" fo:padding="0.097cm" fo:border-left="0.002cm solid #000000" fo:border-right="none" fo:border-top="none" fo:border-bottom="0.002cm solid #000000"/>
    </style:style>
    <style:style style:name="Table212.C2" style:family="table-cell">
      <style:table-cell-properties fo:padding="0.097cm" fo:border-left="0.002cm solid #000000" fo:border-right="0.002cm solid #000000" fo:border-top="none" fo:border-bottom="0.002cm solid #000000"/>
    </style:style>
    <style:style style:name="Table213" style:family="table">
      <style:table-properties style:width="16.431cm" table:align="left"/>
    </style:style>
    <style:style style:name="Table213.A" style:family="table-column">
      <style:table-column-properties style:column-width="16.431cm"/>
    </style:style>
    <style:style style:name="Table213.A1" style:family="table-cell">
      <style:table-cell-properties fo:background-color="#ccffff" fo:padding="0.051cm" fo:border="0.002cm solid #000000">
        <style:background-image/>
      </style:table-cell-properties>
    </style:style>
    <style:style style:name="Table213.2" style:family="table-row">
      <style:table-row-properties style:min-row-height="2.796cm"/>
    </style:style>
    <style:style style:name="Table213.A2" style:family="table-cell">
      <style:table-cell-properties fo:padding="0.051cm" fo:border-left="0.002cm solid #000000" fo:border-right="0.002cm solid #000000" fo:border-top="none" fo:border-bottom="0.002cm solid #000000"/>
    </style:style>
    <style:style style:name="Table214" style:family="table">
      <style:table-properties fo:break-before="page" table:align="margins"/>
    </style:style>
    <style:style style:name="Table214.A" style:family="table-column">
      <style:table-column-properties style:rel-column-width="9350*"/>
    </style:style>
    <style:style style:name="Table214.B" style:family="table-column">
      <style:table-column-properties style:rel-column-width="11553*"/>
    </style:style>
    <style:style style:name="Table214.C" style:family="table-column">
      <style:table-column-properties style:rel-column-width="12655*"/>
    </style:style>
    <style:style style:name="Table214.D" style:family="table-column">
      <style:table-column-properties style:rel-column-width="8058*"/>
    </style:style>
    <style:style style:name="Table214.E" style:family="table-column">
      <style:table-column-properties style:rel-column-width="5181*"/>
    </style:style>
    <style:style style:name="Table214.F" style:family="table-column">
      <style:table-column-properties style:rel-column-width="11036*"/>
    </style:style>
    <style:style style:name="Table214.G" style:family="table-column">
      <style:table-column-properties style:rel-column-width="7702*"/>
    </style:style>
    <style:style style:name="Table214.A1" style:family="table-cell">
      <style:table-cell-properties fo:padding="0.097cm" fo:border-left="0.002cm solid #000000" fo:border-right="none" fo:border-top="0.002cm solid #000000" fo:border-bottom="0.002cm solid #000000"/>
    </style:style>
    <style:style style:name="Table214.G1" style:family="table-cell">
      <style:table-cell-properties fo:padding="0.097cm" fo:border="0.002cm solid #000000"/>
    </style:style>
    <style:style style:name="Table214.A2" style:family="table-cell">
      <style:table-cell-properties fo:padding="0.097cm" fo:border-left="0.002cm solid #000000" fo:border-right="none" fo:border-top="none" fo:border-bottom="0.002cm solid #000000"/>
    </style:style>
    <style:style style:name="Table214.G2" style:family="table-cell">
      <style:table-cell-properties fo:padding="0.097cm" fo:border-left="0.002cm solid #000000" fo:border-right="0.002cm solid #000000" fo:border-top="none" fo:border-bottom="0.002cm solid #000000"/>
    </style:style>
    <style:style style:name="Table215" style:family="table">
      <style:table-properties fo:margin-left="-0.016cm" fo:margin-right="0.037cm" table:align="margins"/>
    </style:style>
    <style:style style:name="Table215.A" style:family="table-column">
      <style:table-column-properties style:rel-column-width="20318*"/>
    </style:style>
    <style:style style:name="Table215.B" style:family="table-column">
      <style:table-column-properties style:rel-column-width="18272*"/>
    </style:style>
    <style:style style:name="Table215.C" style:family="table-column">
      <style:table-column-properties style:rel-column-width="26945*"/>
    </style:style>
    <style:style style:name="Table215.1" style:family="table-row">
      <style:table-row-properties style:min-row-height="0.728cm"/>
    </style:style>
    <style:style style:name="Table21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5.C1" style:family="table-cell">
      <style:table-cell-properties fo:background-color="#ffffcc" fo:padding="0.097cm" fo:border="0.002cm solid #000000">
        <style:background-image/>
      </style:table-cell-properties>
    </style:style>
    <style:style style:name="Table215.A2" style:family="table-cell">
      <style:table-cell-properties fo:padding="0.097cm" fo:border-left="0.002cm solid #000000" fo:border-right="none" fo:border-top="none" fo:border-bottom="0.002cm solid #000000"/>
    </style:style>
    <style:style style:name="Table215.B2" style:family="table-cell">
      <style:table-cell-properties style:vertical-align="middle" fo:padding="0.097cm" fo:border-left="0.002cm solid #000000" fo:border-right="none" fo:border-top="none" fo:border-bottom="0.002cm solid #000000"/>
    </style:style>
    <style:style style:name="Table215.C2" style:family="table-cell">
      <style:table-cell-properties fo:padding="0.097cm" fo:border-left="0.002cm solid #000000" fo:border-right="0.002cm solid #000000" fo:border-top="none" fo:border-bottom="0.002cm solid #000000"/>
    </style:style>
    <style:style style:name="Table216" style:family="table">
      <style:table-properties style:width="16.431cm" table:align="left"/>
    </style:style>
    <style:style style:name="Table216.A" style:family="table-column">
      <style:table-column-properties style:column-width="16.431cm"/>
    </style:style>
    <style:style style:name="Table216.A1" style:family="table-cell">
      <style:table-cell-properties fo:background-color="#ccffff" fo:padding="0.051cm" fo:border="0.002cm solid #000000">
        <style:background-image/>
      </style:table-cell-properties>
    </style:style>
    <style:style style:name="Table216.2" style:family="table-row">
      <style:table-row-properties style:min-row-height="2.796cm"/>
    </style:style>
    <style:style style:name="Table216.A2" style:family="table-cell">
      <style:table-cell-properties fo:padding="0.051cm" fo:border-left="0.002cm solid #000000" fo:border-right="0.002cm solid #000000" fo:border-top="none" fo:border-bottom="0.002cm solid #000000"/>
    </style:style>
    <style:style style:name="Table217" style:family="table">
      <style:table-properties fo:break-before="page" table:align="margins"/>
    </style:style>
    <style:style style:name="Table217.A" style:family="table-column">
      <style:table-column-properties style:rel-column-width="9350*"/>
    </style:style>
    <style:style style:name="Table217.B" style:family="table-column">
      <style:table-column-properties style:rel-column-width="11553*"/>
    </style:style>
    <style:style style:name="Table217.C" style:family="table-column">
      <style:table-column-properties style:rel-column-width="12655*"/>
    </style:style>
    <style:style style:name="Table217.D" style:family="table-column">
      <style:table-column-properties style:rel-column-width="8058*"/>
    </style:style>
    <style:style style:name="Table217.E" style:family="table-column">
      <style:table-column-properties style:rel-column-width="5181*"/>
    </style:style>
    <style:style style:name="Table217.F" style:family="table-column">
      <style:table-column-properties style:rel-column-width="11036*"/>
    </style:style>
    <style:style style:name="Table217.G" style:family="table-column">
      <style:table-column-properties style:rel-column-width="7702*"/>
    </style:style>
    <style:style style:name="Table217.A1" style:family="table-cell">
      <style:table-cell-properties fo:padding="0.097cm" fo:border-left="0.002cm solid #000000" fo:border-right="none" fo:border-top="0.002cm solid #000000" fo:border-bottom="0.002cm solid #000000"/>
    </style:style>
    <style:style style:name="Table217.G1" style:family="table-cell">
      <style:table-cell-properties fo:padding="0.097cm" fo:border="0.002cm solid #000000"/>
    </style:style>
    <style:style style:name="Table217.A2" style:family="table-cell">
      <style:table-cell-properties fo:padding="0.097cm" fo:border-left="0.002cm solid #000000" fo:border-right="none" fo:border-top="none" fo:border-bottom="0.002cm solid #000000"/>
    </style:style>
    <style:style style:name="Table217.G2" style:family="table-cell">
      <style:table-cell-properties fo:padding="0.097cm" fo:border-left="0.002cm solid #000000" fo:border-right="0.002cm solid #000000" fo:border-top="none" fo:border-bottom="0.002cm solid #000000"/>
    </style:style>
    <style:style style:name="Table218" style:family="table">
      <style:table-properties fo:margin-left="-0.016cm" fo:margin-right="0.037cm" table:align="margins"/>
    </style:style>
    <style:style style:name="Table218.A" style:family="table-column">
      <style:table-column-properties style:rel-column-width="20318*"/>
    </style:style>
    <style:style style:name="Table218.B" style:family="table-column">
      <style:table-column-properties style:rel-column-width="18272*"/>
    </style:style>
    <style:style style:name="Table218.C" style:family="table-column">
      <style:table-column-properties style:rel-column-width="26945*"/>
    </style:style>
    <style:style style:name="Table218.1" style:family="table-row">
      <style:table-row-properties style:min-row-height="0.728cm"/>
    </style:style>
    <style:style style:name="Table2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8.C1" style:family="table-cell">
      <style:table-cell-properties fo:background-color="#ffffcc" fo:padding="0.097cm" fo:border="0.002cm solid #000000">
        <style:background-image/>
      </style:table-cell-properties>
    </style:style>
    <style:style style:name="Table218.A2" style:family="table-cell">
      <style:table-cell-properties fo:padding="0.097cm" fo:border-left="0.002cm solid #000000" fo:border-right="none" fo:border-top="none" fo:border-bottom="0.002cm solid #000000"/>
    </style:style>
    <style:style style:name="Table218.B2" style:family="table-cell">
      <style:table-cell-properties style:vertical-align="middle" fo:padding="0.097cm" fo:border-left="0.002cm solid #000000" fo:border-right="none" fo:border-top="none" fo:border-bottom="0.002cm solid #000000"/>
    </style:style>
    <style:style style:name="Table218.C2" style:family="table-cell">
      <style:table-cell-properties fo:padding="0.097cm" fo:border-left="0.002cm solid #000000" fo:border-right="0.002cm solid #000000" fo:border-top="none" fo:border-bottom="0.002cm solid #000000"/>
    </style:style>
    <style:style style:name="Table219" style:family="table">
      <style:table-properties style:width="16.431cm" table:align="left"/>
    </style:style>
    <style:style style:name="Table219.A" style:family="table-column">
      <style:table-column-properties style:column-width="16.431cm"/>
    </style:style>
    <style:style style:name="Table219.A1" style:family="table-cell">
      <style:table-cell-properties fo:background-color="#ccffff" fo:padding="0.051cm" fo:border="0.002cm solid #000000">
        <style:background-image/>
      </style:table-cell-properties>
    </style:style>
    <style:style style:name="Table219.2" style:family="table-row">
      <style:table-row-properties style:min-row-height="2.796cm"/>
    </style:style>
    <style:style style:name="Table219.A2" style:family="table-cell">
      <style:table-cell-properties fo:padding="0.051cm" fo:border-left="0.002cm solid #000000" fo:border-right="0.002cm solid #000000" fo:border-top="none" fo:border-bottom="0.002cm solid #000000"/>
    </style:style>
    <style:style style:name="Table220" style:family="table">
      <style:table-properties fo:break-before="page" table:align="margins"/>
    </style:style>
    <style:style style:name="Table220.A" style:family="table-column">
      <style:table-column-properties style:rel-column-width="9350*"/>
    </style:style>
    <style:style style:name="Table220.B" style:family="table-column">
      <style:table-column-properties style:rel-column-width="11553*"/>
    </style:style>
    <style:style style:name="Table220.C" style:family="table-column">
      <style:table-column-properties style:rel-column-width="12655*"/>
    </style:style>
    <style:style style:name="Table220.D" style:family="table-column">
      <style:table-column-properties style:rel-column-width="8058*"/>
    </style:style>
    <style:style style:name="Table220.E" style:family="table-column">
      <style:table-column-properties style:rel-column-width="5181*"/>
    </style:style>
    <style:style style:name="Table220.F" style:family="table-column">
      <style:table-column-properties style:rel-column-width="11036*"/>
    </style:style>
    <style:style style:name="Table220.G" style:family="table-column">
      <style:table-column-properties style:rel-column-width="7702*"/>
    </style:style>
    <style:style style:name="Table220.A1" style:family="table-cell">
      <style:table-cell-properties fo:padding="0.097cm" fo:border-left="0.002cm solid #000000" fo:border-right="none" fo:border-top="0.002cm solid #000000" fo:border-bottom="0.002cm solid #000000"/>
    </style:style>
    <style:style style:name="Table220.G1" style:family="table-cell">
      <style:table-cell-properties fo:padding="0.097cm" fo:border="0.002cm solid #000000"/>
    </style:style>
    <style:style style:name="Table220.A2" style:family="table-cell">
      <style:table-cell-properties fo:padding="0.097cm" fo:border-left="0.002cm solid #000000" fo:border-right="none" fo:border-top="none" fo:border-bottom="0.002cm solid #000000"/>
    </style:style>
    <style:style style:name="Table220.G2" style:family="table-cell">
      <style:table-cell-properties fo:padding="0.097cm" fo:border-left="0.002cm solid #000000" fo:border-right="0.002cm solid #000000" fo:border-top="none" fo:border-bottom="0.002cm solid #000000"/>
    </style:style>
    <style:style style:name="Table221" style:family="table">
      <style:table-properties fo:margin-left="-0.016cm" fo:margin-right="0.037cm" table:align="margins"/>
    </style:style>
    <style:style style:name="Table221.A" style:family="table-column">
      <style:table-column-properties style:rel-column-width="20318*"/>
    </style:style>
    <style:style style:name="Table221.B" style:family="table-column">
      <style:table-column-properties style:rel-column-width="18272*"/>
    </style:style>
    <style:style style:name="Table221.C" style:family="table-column">
      <style:table-column-properties style:rel-column-width="26945*"/>
    </style:style>
    <style:style style:name="Table221.1" style:family="table-row">
      <style:table-row-properties style:min-row-height="0.728cm"/>
    </style:style>
    <style:style style:name="Table2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1.C1" style:family="table-cell">
      <style:table-cell-properties fo:background-color="#ffffcc" fo:padding="0.097cm" fo:border="0.002cm solid #000000">
        <style:background-image/>
      </style:table-cell-properties>
    </style:style>
    <style:style style:name="Table221.A2" style:family="table-cell">
      <style:table-cell-properties fo:padding="0.097cm" fo:border-left="0.002cm solid #000000" fo:border-right="none" fo:border-top="none" fo:border-bottom="0.002cm solid #000000"/>
    </style:style>
    <style:style style:name="Table221.B2" style:family="table-cell">
      <style:table-cell-properties style:vertical-align="middle" fo:padding="0.097cm" fo:border-left="0.002cm solid #000000" fo:border-right="none" fo:border-top="none" fo:border-bottom="0.002cm solid #000000"/>
    </style:style>
    <style:style style:name="Table221.C2" style:family="table-cell">
      <style:table-cell-properties fo:padding="0.097cm" fo:border-left="0.002cm solid #000000" fo:border-right="0.002cm solid #000000" fo:border-top="none" fo:border-bottom="0.002cm solid #000000"/>
    </style:style>
    <style:style style:name="Table222" style:family="table">
      <style:table-properties style:width="16.431cm" table:align="left"/>
    </style:style>
    <style:style style:name="Table222.A" style:family="table-column">
      <style:table-column-properties style:column-width="16.431cm"/>
    </style:style>
    <style:style style:name="Table222.A1" style:family="table-cell">
      <style:table-cell-properties fo:background-color="#ccffff" fo:padding="0.051cm" fo:border="0.002cm solid #000000">
        <style:background-image/>
      </style:table-cell-properties>
    </style:style>
    <style:style style:name="Table222.2" style:family="table-row">
      <style:table-row-properties style:min-row-height="2.796cm"/>
    </style:style>
    <style:style style:name="Table222.A2" style:family="table-cell">
      <style:table-cell-properties fo:padding="0.051cm" fo:border-left="0.002cm solid #000000" fo:border-right="0.002cm solid #000000" fo:border-top="none" fo:border-bottom="0.002cm solid #000000"/>
    </style:style>
    <style:style style:name="Table223" style:family="table">
      <style:table-properties table:align="margins"/>
    </style:style>
    <style:style style:name="Table223.A" style:family="table-column">
      <style:table-column-properties style:rel-column-width="9357*"/>
    </style:style>
    <style:style style:name="Table223.B" style:family="table-column">
      <style:table-column-properties style:rel-column-width="11553*"/>
    </style:style>
    <style:style style:name="Table223.C" style:family="table-column">
      <style:table-column-properties style:rel-column-width="7174*"/>
    </style:style>
    <style:style style:name="Table223.E" style:family="table-column">
      <style:table-column-properties style:rel-column-width="9364*"/>
    </style:style>
    <style:style style:name="Table223.G" style:family="table-column">
      <style:table-column-properties style:rel-column-width="9366*"/>
    </style:style>
    <style:style style:name="Table223.A1" style:family="table-cell">
      <style:table-cell-properties fo:padding="0.097cm" fo:border-left="0.002cm solid #000000" fo:border-right="none" fo:border-top="0.002cm solid #000000" fo:border-bottom="0.002cm solid #000000"/>
    </style:style>
    <style:style style:name="Table223.G1" style:family="table-cell">
      <style:table-cell-properties fo:padding="0.097cm" fo:border="0.002cm solid #000000"/>
    </style:style>
    <style:style style:name="Table223.A2" style:family="table-cell">
      <style:table-cell-properties fo:padding="0.097cm" fo:border-left="0.002cm solid #000000" fo:border-right="none" fo:border-top="none" fo:border-bottom="0.002cm solid #000000"/>
    </style:style>
    <style:style style:name="Table223.G2" style:family="table-cell">
      <style:table-cell-properties fo:padding="0.097cm" fo:border-left="0.002cm solid #000000" fo:border-right="0.002cm solid #000000" fo:border-top="none" fo:border-bottom="0.002cm solid #000000"/>
    </style:style>
    <style:style style:name="Table224" style:family="table">
      <style:table-properties fo:margin-left="-0.016cm" fo:margin-right="0.037cm" table:align="margins"/>
    </style:style>
    <style:style style:name="Table224.A" style:family="table-column">
      <style:table-column-properties style:rel-column-width="20318*"/>
    </style:style>
    <style:style style:name="Table224.B" style:family="table-column">
      <style:table-column-properties style:rel-column-width="18272*"/>
    </style:style>
    <style:style style:name="Table224.C" style:family="table-column">
      <style:table-column-properties style:rel-column-width="26945*"/>
    </style:style>
    <style:style style:name="Table224.1" style:family="table-row">
      <style:table-row-properties style:min-row-height="0.728cm"/>
    </style:style>
    <style:style style:name="Table2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4.C1" style:family="table-cell">
      <style:table-cell-properties fo:background-color="#ffffcc" fo:padding="0.097cm" fo:border="0.002cm solid #000000">
        <style:background-image/>
      </style:table-cell-properties>
    </style:style>
    <style:style style:name="Table224.A2" style:family="table-cell">
      <style:table-cell-properties fo:padding="0.097cm" fo:border-left="0.002cm solid #000000" fo:border-right="none" fo:border-top="none" fo:border-bottom="0.002cm solid #000000"/>
    </style:style>
    <style:style style:name="Table224.B2" style:family="table-cell">
      <style:table-cell-properties style:vertical-align="middle" fo:padding="0.097cm" fo:border-left="0.002cm solid #000000" fo:border-right="none" fo:border-top="none" fo:border-bottom="0.002cm solid #000000"/>
    </style:style>
    <style:style style:name="Table224.C2" style:family="table-cell">
      <style:table-cell-properties fo:padding="0.097cm" fo:border-left="0.002cm solid #000000" fo:border-right="0.002cm solid #000000" fo:border-top="none" fo:border-bottom="0.002cm solid #000000"/>
    </style:style>
    <style:style style:name="Table225" style:family="table">
      <style:table-properties style:width="16.431cm" table:align="left"/>
    </style:style>
    <style:style style:name="Table225.A" style:family="table-column">
      <style:table-column-properties style:column-width="16.431cm"/>
    </style:style>
    <style:style style:name="Table225.A1" style:family="table-cell">
      <style:table-cell-properties fo:background-color="#ccffff" fo:padding="0.051cm" fo:border="0.002cm solid #000000">
        <style:background-image/>
      </style:table-cell-properties>
    </style:style>
    <style:style style:name="Table225.2" style:family="table-row">
      <style:table-row-properties style:min-row-height="2.796cm"/>
    </style:style>
    <style:style style:name="Table225.A2" style:family="table-cell">
      <style:table-cell-properties fo:padding="0.051cm" fo:border-left="0.002cm solid #000000" fo:border-right="0.002cm solid #000000" fo:border-top="none" fo:border-bottom="0.002cm solid #000000"/>
    </style:style>
    <style:style style:name="Table226" style:family="table">
      <style:table-properties table:align="margins"/>
    </style:style>
    <style:style style:name="Table226.A" style:family="table-column">
      <style:table-column-properties style:rel-column-width="9357*"/>
    </style:style>
    <style:style style:name="Table226.B" style:family="table-column">
      <style:table-column-properties style:rel-column-width="11553*"/>
    </style:style>
    <style:style style:name="Table226.C" style:family="table-column">
      <style:table-column-properties style:rel-column-width="7174*"/>
    </style:style>
    <style:style style:name="Table226.E" style:family="table-column">
      <style:table-column-properties style:rel-column-width="9364*"/>
    </style:style>
    <style:style style:name="Table226.G" style:family="table-column">
      <style:table-column-properties style:rel-column-width="9366*"/>
    </style:style>
    <style:style style:name="Table226.A1" style:family="table-cell">
      <style:table-cell-properties fo:padding="0.097cm" fo:border-left="0.002cm solid #000000" fo:border-right="none" fo:border-top="0.002cm solid #000000" fo:border-bottom="0.002cm solid #000000"/>
    </style:style>
    <style:style style:name="Table226.G1" style:family="table-cell">
      <style:table-cell-properties fo:padding="0.097cm" fo:border="0.002cm solid #000000"/>
    </style:style>
    <style:style style:name="Table226.A2" style:family="table-cell">
      <style:table-cell-properties fo:padding="0.097cm" fo:border-left="0.002cm solid #000000" fo:border-right="none" fo:border-top="none" fo:border-bottom="0.002cm solid #000000"/>
    </style:style>
    <style:style style:name="Table226.G2" style:family="table-cell">
      <style:table-cell-properties fo:padding="0.097cm" fo:border-left="0.002cm solid #000000" fo:border-right="0.002cm solid #000000" fo:border-top="none" fo:border-bottom="0.002cm solid #000000"/>
    </style:style>
    <style:style style:name="Table227" style:family="table">
      <style:table-properties fo:margin-left="-0.016cm" fo:margin-right="0.037cm" table:align="margins"/>
    </style:style>
    <style:style style:name="Table227.A" style:family="table-column">
      <style:table-column-properties style:rel-column-width="20318*"/>
    </style:style>
    <style:style style:name="Table227.B" style:family="table-column">
      <style:table-column-properties style:rel-column-width="18272*"/>
    </style:style>
    <style:style style:name="Table227.C" style:family="table-column">
      <style:table-column-properties style:rel-column-width="26945*"/>
    </style:style>
    <style:style style:name="Table227.1" style:family="table-row">
      <style:table-row-properties style:min-row-height="0.728cm"/>
    </style:style>
    <style:style style:name="Table2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7.C1" style:family="table-cell">
      <style:table-cell-properties fo:background-color="#ffffcc" fo:padding="0.097cm" fo:border="0.002cm solid #000000">
        <style:background-image/>
      </style:table-cell-properties>
    </style:style>
    <style:style style:name="Table227.A2" style:family="table-cell">
      <style:table-cell-properties fo:padding="0.097cm" fo:border-left="0.002cm solid #000000" fo:border-right="none" fo:border-top="none" fo:border-bottom="0.002cm solid #000000"/>
    </style:style>
    <style:style style:name="Table227.B2" style:family="table-cell">
      <style:table-cell-properties style:vertical-align="middle" fo:padding="0.097cm" fo:border-left="0.002cm solid #000000" fo:border-right="none" fo:border-top="none" fo:border-bottom="0.002cm solid #000000"/>
    </style:style>
    <style:style style:name="Table227.C2" style:family="table-cell">
      <style:table-cell-properties fo:padding="0.097cm" fo:border-left="0.002cm solid #000000" fo:border-right="0.002cm solid #000000" fo:border-top="none" fo:border-bottom="0.002cm solid #000000"/>
    </style:style>
    <style:style style:name="Table228" style:family="table">
      <style:table-properties style:width="16.431cm" table:align="left"/>
    </style:style>
    <style:style style:name="Table228.A" style:family="table-column">
      <style:table-column-properties style:column-width="16.431cm"/>
    </style:style>
    <style:style style:name="Table228.A1" style:family="table-cell">
      <style:table-cell-properties fo:background-color="#ccffff" fo:padding="0.051cm" fo:border="0.002cm solid #000000">
        <style:background-image/>
      </style:table-cell-properties>
    </style:style>
    <style:style style:name="Table228.2" style:family="table-row">
      <style:table-row-properties style:min-row-height="2.796cm"/>
    </style:style>
    <style:style style:name="Table228.A2" style:family="table-cell">
      <style:table-cell-properties fo:padding="0.051cm" fo:border-left="0.002cm solid #000000" fo:border-right="0.002cm solid #000000" fo:border-top="none" fo:border-bottom="0.002cm solid #000000"/>
    </style:style>
    <style:style style:name="Table229" style:family="table">
      <style:table-properties table:align="margins"/>
    </style:style>
    <style:style style:name="Table229.A" style:family="table-column">
      <style:table-column-properties style:rel-column-width="9357*"/>
    </style:style>
    <style:style style:name="Table229.B" style:family="table-column">
      <style:table-column-properties style:rel-column-width="11553*"/>
    </style:style>
    <style:style style:name="Table229.C" style:family="table-column">
      <style:table-column-properties style:rel-column-width="7174*"/>
    </style:style>
    <style:style style:name="Table229.E" style:family="table-column">
      <style:table-column-properties style:rel-column-width="9364*"/>
    </style:style>
    <style:style style:name="Table229.G" style:family="table-column">
      <style:table-column-properties style:rel-column-width="9366*"/>
    </style:style>
    <style:style style:name="Table229.A1" style:family="table-cell">
      <style:table-cell-properties fo:padding="0.097cm" fo:border-left="0.002cm solid #000000" fo:border-right="none" fo:border-top="0.002cm solid #000000" fo:border-bottom="0.002cm solid #000000"/>
    </style:style>
    <style:style style:name="Table229.G1" style:family="table-cell">
      <style:table-cell-properties fo:padding="0.097cm" fo:border="0.002cm solid #000000"/>
    </style:style>
    <style:style style:name="Table229.A2" style:family="table-cell">
      <style:table-cell-properties fo:padding="0.097cm" fo:border-left="0.002cm solid #000000" fo:border-right="none" fo:border-top="none" fo:border-bottom="0.002cm solid #000000"/>
    </style:style>
    <style:style style:name="Table229.G2" style:family="table-cell">
      <style:table-cell-properties fo:padding="0.097cm" fo:border-left="0.002cm solid #000000" fo:border-right="0.002cm solid #000000" fo:border-top="none" fo:border-bottom="0.002cm solid #000000"/>
    </style:style>
    <style:style style:name="Table230" style:family="table">
      <style:table-properties fo:margin-left="-0.016cm" fo:margin-right="0.037cm" table:align="margins"/>
    </style:style>
    <style:style style:name="Table230.A" style:family="table-column">
      <style:table-column-properties style:rel-column-width="20318*"/>
    </style:style>
    <style:style style:name="Table230.B" style:family="table-column">
      <style:table-column-properties style:rel-column-width="18272*"/>
    </style:style>
    <style:style style:name="Table230.C" style:family="table-column">
      <style:table-column-properties style:rel-column-width="26945*"/>
    </style:style>
    <style:style style:name="Table230.1" style:family="table-row">
      <style:table-row-properties style:min-row-height="0.728cm"/>
    </style:style>
    <style:style style:name="Table2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0.C1" style:family="table-cell">
      <style:table-cell-properties fo:background-color="#ffffcc" fo:padding="0.097cm" fo:border="0.002cm solid #000000">
        <style:background-image/>
      </style:table-cell-properties>
    </style:style>
    <style:style style:name="Table230.A2" style:family="table-cell">
      <style:table-cell-properties fo:padding="0.097cm" fo:border-left="0.002cm solid #000000" fo:border-right="none" fo:border-top="none" fo:border-bottom="0.002cm solid #000000"/>
    </style:style>
    <style:style style:name="Table230.B2" style:family="table-cell">
      <style:table-cell-properties style:vertical-align="middle" fo:padding="0.097cm" fo:border-left="0.002cm solid #000000" fo:border-right="none" fo:border-top="none" fo:border-bottom="0.002cm solid #000000"/>
    </style:style>
    <style:style style:name="Table230.C2" style:family="table-cell">
      <style:table-cell-properties fo:padding="0.097cm" fo:border-left="0.002cm solid #000000" fo:border-right="0.002cm solid #000000" fo:border-top="none" fo:border-bottom="0.002cm solid #000000"/>
    </style:style>
    <style:style style:name="Table231" style:family="table">
      <style:table-properties style:width="16.431cm" table:align="left"/>
    </style:style>
    <style:style style:name="Table231.A" style:family="table-column">
      <style:table-column-properties style:column-width="16.431cm"/>
    </style:style>
    <style:style style:name="Table231.A1" style:family="table-cell">
      <style:table-cell-properties fo:background-color="#ccffff" fo:padding="0.051cm" fo:border="0.002cm solid #000000">
        <style:background-image/>
      </style:table-cell-properties>
    </style:style>
    <style:style style:name="Table231.2" style:family="table-row">
      <style:table-row-properties style:min-row-height="2.796cm"/>
    </style:style>
    <style:style style:name="Table231.A2" style:family="table-cell">
      <style:table-cell-properties fo:padding="0.051cm" fo:border-left="0.002cm solid #000000" fo:border-right="0.002cm solid #000000" fo:border-top="none" fo:border-bottom="0.002cm solid #000000"/>
    </style:style>
    <style:style style:name="Table232" style:family="table">
      <style:table-properties table:align="margins"/>
    </style:style>
    <style:style style:name="Table232.A" style:family="table-column">
      <style:table-column-properties style:rel-column-width="9357*"/>
    </style:style>
    <style:style style:name="Table232.B" style:family="table-column">
      <style:table-column-properties style:rel-column-width="11553*"/>
    </style:style>
    <style:style style:name="Table232.C" style:family="table-column">
      <style:table-column-properties style:rel-column-width="7174*"/>
    </style:style>
    <style:style style:name="Table232.E" style:family="table-column">
      <style:table-column-properties style:rel-column-width="9364*"/>
    </style:style>
    <style:style style:name="Table232.G" style:family="table-column">
      <style:table-column-properties style:rel-column-width="9366*"/>
    </style:style>
    <style:style style:name="Table232.A1" style:family="table-cell">
      <style:table-cell-properties fo:padding="0.097cm" fo:border-left="0.002cm solid #000000" fo:border-right="none" fo:border-top="0.002cm solid #000000" fo:border-bottom="0.002cm solid #000000"/>
    </style:style>
    <style:style style:name="Table232.G1" style:family="table-cell">
      <style:table-cell-properties fo:padding="0.097cm" fo:border="0.002cm solid #000000"/>
    </style:style>
    <style:style style:name="Table232.A2" style:family="table-cell">
      <style:table-cell-properties fo:padding="0.097cm" fo:border-left="0.002cm solid #000000" fo:border-right="none" fo:border-top="none" fo:border-bottom="0.002cm solid #000000"/>
    </style:style>
    <style:style style:name="Table232.G2" style:family="table-cell">
      <style:table-cell-properties fo:padding="0.097cm" fo:border-left="0.002cm solid #000000" fo:border-right="0.002cm solid #000000" fo:border-top="none" fo:border-bottom="0.002cm solid #000000"/>
    </style:style>
    <style:style style:name="Table233" style:family="table">
      <style:table-properties fo:margin-left="-0.016cm" fo:margin-right="0.037cm" table:align="margins"/>
    </style:style>
    <style:style style:name="Table233.A" style:family="table-column">
      <style:table-column-properties style:rel-column-width="20318*"/>
    </style:style>
    <style:style style:name="Table233.B" style:family="table-column">
      <style:table-column-properties style:rel-column-width="18272*"/>
    </style:style>
    <style:style style:name="Table233.C" style:family="table-column">
      <style:table-column-properties style:rel-column-width="26945*"/>
    </style:style>
    <style:style style:name="Table233.1" style:family="table-row">
      <style:table-row-properties style:min-row-height="0.728cm"/>
    </style:style>
    <style:style style:name="Table2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3.C1" style:family="table-cell">
      <style:table-cell-properties fo:background-color="#ffffcc" fo:padding="0.097cm" fo:border="0.002cm solid #000000">
        <style:background-image/>
      </style:table-cell-properties>
    </style:style>
    <style:style style:name="Table233.A2" style:family="table-cell">
      <style:table-cell-properties fo:padding="0.097cm" fo:border-left="0.002cm solid #000000" fo:border-right="none" fo:border-top="none" fo:border-bottom="0.002cm solid #000000"/>
    </style:style>
    <style:style style:name="Table233.B2" style:family="table-cell">
      <style:table-cell-properties style:vertical-align="middle" fo:padding="0.097cm" fo:border-left="0.002cm solid #000000" fo:border-right="none" fo:border-top="none" fo:border-bottom="0.002cm solid #000000"/>
    </style:style>
    <style:style style:name="Table233.C2" style:family="table-cell">
      <style:table-cell-properties fo:padding="0.097cm" fo:border-left="0.002cm solid #000000" fo:border-right="0.002cm solid #000000" fo:border-top="none" fo:border-bottom="0.002cm solid #000000"/>
    </style:style>
    <style:style style:name="Table234" style:family="table">
      <style:table-properties style:width="16.431cm" table:align="left"/>
    </style:style>
    <style:style style:name="Table234.A" style:family="table-column">
      <style:table-column-properties style:column-width="16.431cm"/>
    </style:style>
    <style:style style:name="Table234.A1" style:family="table-cell">
      <style:table-cell-properties fo:background-color="#ccffff" fo:padding="0.051cm" fo:border="0.002cm solid #000000">
        <style:background-image/>
      </style:table-cell-properties>
    </style:style>
    <style:style style:name="Table234.2" style:family="table-row">
      <style:table-row-properties style:min-row-height="2.796cm"/>
    </style:style>
    <style:style style:name="Table234.A2" style:family="table-cell">
      <style:table-cell-properties fo:padding="0.051cm" fo:border-left="0.002cm solid #000000" fo:border-right="0.002cm solid #000000" fo:border-top="none" fo:border-bottom="0.002cm solid #000000"/>
    </style:style>
    <style:style style:name="Table235" style:family="table">
      <style:table-properties table:align="margins"/>
    </style:style>
    <style:style style:name="Table235.A" style:family="table-column">
      <style:table-column-properties style:rel-column-width="9357*"/>
    </style:style>
    <style:style style:name="Table235.B" style:family="table-column">
      <style:table-column-properties style:rel-column-width="11553*"/>
    </style:style>
    <style:style style:name="Table235.C" style:family="table-column">
      <style:table-column-properties style:rel-column-width="7174*"/>
    </style:style>
    <style:style style:name="Table235.E" style:family="table-column">
      <style:table-column-properties style:rel-column-width="9364*"/>
    </style:style>
    <style:style style:name="Table235.G" style:family="table-column">
      <style:table-column-properties style:rel-column-width="9366*"/>
    </style:style>
    <style:style style:name="Table235.A1" style:family="table-cell">
      <style:table-cell-properties fo:padding="0.097cm" fo:border-left="0.002cm solid #000000" fo:border-right="none" fo:border-top="0.002cm solid #000000" fo:border-bottom="0.002cm solid #000000"/>
    </style:style>
    <style:style style:name="Table235.G1" style:family="table-cell">
      <style:table-cell-properties fo:padding="0.097cm" fo:border="0.002cm solid #000000"/>
    </style:style>
    <style:style style:name="Table235.A2" style:family="table-cell">
      <style:table-cell-properties fo:padding="0.097cm" fo:border-left="0.002cm solid #000000" fo:border-right="none" fo:border-top="none" fo:border-bottom="0.002cm solid #000000"/>
    </style:style>
    <style:style style:name="Table235.G2" style:family="table-cell">
      <style:table-cell-properties fo:padding="0.097cm" fo:border-left="0.002cm solid #000000" fo:border-right="0.002cm solid #000000" fo:border-top="none" fo:border-bottom="0.002cm solid #000000"/>
    </style:style>
    <style:style style:name="Table236" style:family="table">
      <style:table-properties fo:margin-left="-0.016cm" fo:margin-right="0.037cm" table:align="margins"/>
    </style:style>
    <style:style style:name="Table236.A" style:family="table-column">
      <style:table-column-properties style:rel-column-width="20318*"/>
    </style:style>
    <style:style style:name="Table236.B" style:family="table-column">
      <style:table-column-properties style:rel-column-width="18272*"/>
    </style:style>
    <style:style style:name="Table236.C" style:family="table-column">
      <style:table-column-properties style:rel-column-width="26945*"/>
    </style:style>
    <style:style style:name="Table236.1" style:family="table-row">
      <style:table-row-properties style:min-row-height="0.728cm"/>
    </style:style>
    <style:style style:name="Table2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6.C1" style:family="table-cell">
      <style:table-cell-properties fo:background-color="#ffffcc" fo:padding="0.097cm" fo:border="0.002cm solid #000000">
        <style:background-image/>
      </style:table-cell-properties>
    </style:style>
    <style:style style:name="Table236.A2" style:family="table-cell">
      <style:table-cell-properties fo:padding="0.097cm" fo:border-left="0.002cm solid #000000" fo:border-right="none" fo:border-top="none" fo:border-bottom="0.002cm solid #000000"/>
    </style:style>
    <style:style style:name="Table236.B2" style:family="table-cell">
      <style:table-cell-properties style:vertical-align="middle" fo:padding="0.097cm" fo:border-left="0.002cm solid #000000" fo:border-right="none" fo:border-top="none" fo:border-bottom="0.002cm solid #000000"/>
    </style:style>
    <style:style style:name="Table236.C2" style:family="table-cell">
      <style:table-cell-properties fo:padding="0.097cm" fo:border-left="0.002cm solid #000000" fo:border-right="0.002cm solid #000000" fo:border-top="none" fo:border-bottom="0.002cm solid #000000"/>
    </style:style>
    <style:style style:name="Table237" style:family="table">
      <style:table-properties style:width="16.431cm" table:align="left"/>
    </style:style>
    <style:style style:name="Table237.A" style:family="table-column">
      <style:table-column-properties style:column-width="16.431cm"/>
    </style:style>
    <style:style style:name="Table237.A1" style:family="table-cell">
      <style:table-cell-properties fo:background-color="#ccffff" fo:padding="0.051cm" fo:border="0.002cm solid #000000">
        <style:background-image/>
      </style:table-cell-properties>
    </style:style>
    <style:style style:name="Table237.2" style:family="table-row">
      <style:table-row-properties style:min-row-height="2.796cm"/>
    </style:style>
    <style:style style:name="Table237.A2" style:family="table-cell">
      <style:table-cell-properties fo:padding="0.051cm" fo:border-left="0.002cm solid #000000" fo:border-right="0.002cm solid #000000" fo:border-top="none" fo:border-bottom="0.002cm solid #000000"/>
    </style:style>
    <style:style style:name="Table238" style:family="table">
      <style:table-properties table:align="margins"/>
    </style:style>
    <style:style style:name="Table238.A" style:family="table-column">
      <style:table-column-properties style:rel-column-width="9357*"/>
    </style:style>
    <style:style style:name="Table238.B" style:family="table-column">
      <style:table-column-properties style:rel-column-width="11553*"/>
    </style:style>
    <style:style style:name="Table238.C" style:family="table-column">
      <style:table-column-properties style:rel-column-width="7174*"/>
    </style:style>
    <style:style style:name="Table238.E" style:family="table-column">
      <style:table-column-properties style:rel-column-width="9364*"/>
    </style:style>
    <style:style style:name="Table238.G" style:family="table-column">
      <style:table-column-properties style:rel-column-width="9366*"/>
    </style:style>
    <style:style style:name="Table238.A1" style:family="table-cell">
      <style:table-cell-properties fo:padding="0.097cm" fo:border-left="0.002cm solid #000000" fo:border-right="none" fo:border-top="0.002cm solid #000000" fo:border-bottom="0.002cm solid #000000"/>
    </style:style>
    <style:style style:name="Table238.G1" style:family="table-cell">
      <style:table-cell-properties fo:padding="0.097cm" fo:border="0.002cm solid #000000"/>
    </style:style>
    <style:style style:name="Table238.A2" style:family="table-cell">
      <style:table-cell-properties fo:padding="0.097cm" fo:border-left="0.002cm solid #000000" fo:border-right="none" fo:border-top="none" fo:border-bottom="0.002cm solid #000000"/>
    </style:style>
    <style:style style:name="Table238.G2" style:family="table-cell">
      <style:table-cell-properties fo:padding="0.097cm" fo:border-left="0.002cm solid #000000" fo:border-right="0.002cm solid #000000" fo:border-top="none" fo:border-bottom="0.002cm solid #000000"/>
    </style:style>
    <style:style style:name="Table239" style:family="table">
      <style:table-properties fo:margin-left="-0.016cm" fo:margin-right="0.037cm" table:align="margins"/>
    </style:style>
    <style:style style:name="Table239.A" style:family="table-column">
      <style:table-column-properties style:rel-column-width="20318*"/>
    </style:style>
    <style:style style:name="Table239.B" style:family="table-column">
      <style:table-column-properties style:rel-column-width="18272*"/>
    </style:style>
    <style:style style:name="Table239.C" style:family="table-column">
      <style:table-column-properties style:rel-column-width="26945*"/>
    </style:style>
    <style:style style:name="Table239.1" style:family="table-row">
      <style:table-row-properties style:min-row-height="0.728cm"/>
    </style:style>
    <style:style style:name="Table2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9.C1" style:family="table-cell">
      <style:table-cell-properties fo:background-color="#ffffcc" fo:padding="0.097cm" fo:border="0.002cm solid #000000">
        <style:background-image/>
      </style:table-cell-properties>
    </style:style>
    <style:style style:name="Table239.A2" style:family="table-cell">
      <style:table-cell-properties fo:padding="0.097cm" fo:border-left="0.002cm solid #000000" fo:border-right="none" fo:border-top="none" fo:border-bottom="0.002cm solid #000000"/>
    </style:style>
    <style:style style:name="Table239.B2" style:family="table-cell">
      <style:table-cell-properties style:vertical-align="middle" fo:padding="0.097cm" fo:border-left="0.002cm solid #000000" fo:border-right="none" fo:border-top="none" fo:border-bottom="0.002cm solid #000000"/>
    </style:style>
    <style:style style:name="Table239.C2" style:family="table-cell">
      <style:table-cell-properties fo:padding="0.097cm" fo:border-left="0.002cm solid #000000" fo:border-right="0.002cm solid #000000" fo:border-top="none" fo:border-bottom="0.002cm solid #000000"/>
    </style:style>
    <style:style style:name="Table240" style:family="table">
      <style:table-properties style:width="16.431cm" table:align="left"/>
    </style:style>
    <style:style style:name="Table240.A" style:family="table-column">
      <style:table-column-properties style:column-width="16.431cm"/>
    </style:style>
    <style:style style:name="Table240.A1" style:family="table-cell">
      <style:table-cell-properties fo:background-color="#ccffff" fo:padding="0.051cm" fo:border="0.002cm solid #000000">
        <style:background-image/>
      </style:table-cell-properties>
    </style:style>
    <style:style style:name="Table240.2" style:family="table-row">
      <style:table-row-properties style:min-row-height="2.796cm"/>
    </style:style>
    <style:style style:name="Table240.A2" style:family="table-cell">
      <style:table-cell-properties fo:padding="0.051cm" fo:border-left="0.002cm solid #000000" fo:border-right="0.002cm solid #000000" fo:border-top="none" fo:border-bottom="0.002cm solid #000000"/>
    </style:style>
    <style:style style:name="Table241" style:family="table">
      <style:table-properties table:align="margins"/>
    </style:style>
    <style:style style:name="Table241.A" style:family="table-column">
      <style:table-column-properties style:rel-column-width="9357*"/>
    </style:style>
    <style:style style:name="Table241.B" style:family="table-column">
      <style:table-column-properties style:rel-column-width="11553*"/>
    </style:style>
    <style:style style:name="Table241.C" style:family="table-column">
      <style:table-column-properties style:rel-column-width="7174*"/>
    </style:style>
    <style:style style:name="Table241.E" style:family="table-column">
      <style:table-column-properties style:rel-column-width="9364*"/>
    </style:style>
    <style:style style:name="Table241.G" style:family="table-column">
      <style:table-column-properties style:rel-column-width="9366*"/>
    </style:style>
    <style:style style:name="Table241.A1" style:family="table-cell">
      <style:table-cell-properties fo:padding="0.097cm" fo:border-left="0.002cm solid #000000" fo:border-right="none" fo:border-top="0.002cm solid #000000" fo:border-bottom="0.002cm solid #000000"/>
    </style:style>
    <style:style style:name="Table241.G1" style:family="table-cell">
      <style:table-cell-properties fo:padding="0.097cm" fo:border="0.002cm solid #000000"/>
    </style:style>
    <style:style style:name="Table241.A2" style:family="table-cell">
      <style:table-cell-properties fo:padding="0.097cm" fo:border-left="0.002cm solid #000000" fo:border-right="none" fo:border-top="none" fo:border-bottom="0.002cm solid #000000"/>
    </style:style>
    <style:style style:name="Table241.G2" style:family="table-cell">
      <style:table-cell-properties fo:padding="0.097cm" fo:border-left="0.002cm solid #000000" fo:border-right="0.002cm solid #000000" fo:border-top="none" fo:border-bottom="0.002cm solid #000000"/>
    </style:style>
    <style:style style:name="Table242" style:family="table">
      <style:table-properties fo:margin-left="-0.016cm" fo:margin-right="0.037cm" table:align="margins"/>
    </style:style>
    <style:style style:name="Table242.A" style:family="table-column">
      <style:table-column-properties style:rel-column-width="20318*"/>
    </style:style>
    <style:style style:name="Table242.B" style:family="table-column">
      <style:table-column-properties style:rel-column-width="18272*"/>
    </style:style>
    <style:style style:name="Table242.C" style:family="table-column">
      <style:table-column-properties style:rel-column-width="26945*"/>
    </style:style>
    <style:style style:name="Table242.1" style:family="table-row">
      <style:table-row-properties style:min-row-height="0.728cm"/>
    </style:style>
    <style:style style:name="Table2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2.C1" style:family="table-cell">
      <style:table-cell-properties fo:background-color="#ffffcc" fo:padding="0.097cm" fo:border="0.002cm solid #000000">
        <style:background-image/>
      </style:table-cell-properties>
    </style:style>
    <style:style style:name="Table242.A2" style:family="table-cell">
      <style:table-cell-properties fo:padding="0.097cm" fo:border-left="0.002cm solid #000000" fo:border-right="none" fo:border-top="none" fo:border-bottom="0.002cm solid #000000"/>
    </style:style>
    <style:style style:name="Table242.B2" style:family="table-cell">
      <style:table-cell-properties style:vertical-align="middle" fo:padding="0.097cm" fo:border-left="0.002cm solid #000000" fo:border-right="none" fo:border-top="none" fo:border-bottom="0.002cm solid #000000"/>
    </style:style>
    <style:style style:name="Table242.C2" style:family="table-cell">
      <style:table-cell-properties fo:padding="0.097cm" fo:border-left="0.002cm solid #000000" fo:border-right="0.002cm solid #000000" fo:border-top="none" fo:border-bottom="0.002cm solid #000000"/>
    </style:style>
    <style:style style:name="Table243" style:family="table">
      <style:table-properties style:width="16.431cm" table:align="left"/>
    </style:style>
    <style:style style:name="Table243.A" style:family="table-column">
      <style:table-column-properties style:column-width="16.431cm"/>
    </style:style>
    <style:style style:name="Table243.A1" style:family="table-cell">
      <style:table-cell-properties fo:background-color="#ccffff" fo:padding="0.051cm" fo:border="0.002cm solid #000000">
        <style:background-image/>
      </style:table-cell-properties>
    </style:style>
    <style:style style:name="Table243.2" style:family="table-row">
      <style:table-row-properties style:min-row-height="2.796cm"/>
    </style:style>
    <style:style style:name="Table243.A2" style:family="table-cell">
      <style:table-cell-properties fo:padding="0.051cm" fo:border-left="0.002cm solid #000000" fo:border-right="0.002cm solid #000000" fo:border-top="none" fo:border-bottom="0.002cm solid #000000"/>
    </style:style>
    <style:style style:name="Table244" style:family="table">
      <style:table-properties table:align="margins"/>
    </style:style>
    <style:style style:name="Table244.A" style:family="table-column">
      <style:table-column-properties style:rel-column-width="9357*"/>
    </style:style>
    <style:style style:name="Table244.B" style:family="table-column">
      <style:table-column-properties style:rel-column-width="11553*"/>
    </style:style>
    <style:style style:name="Table244.C" style:family="table-column">
      <style:table-column-properties style:rel-column-width="7174*"/>
    </style:style>
    <style:style style:name="Table244.E" style:family="table-column">
      <style:table-column-properties style:rel-column-width="9364*"/>
    </style:style>
    <style:style style:name="Table244.G" style:family="table-column">
      <style:table-column-properties style:rel-column-width="9366*"/>
    </style:style>
    <style:style style:name="Table244.A1" style:family="table-cell">
      <style:table-cell-properties fo:padding="0.097cm" fo:border-left="0.002cm solid #000000" fo:border-right="none" fo:border-top="0.002cm solid #000000" fo:border-bottom="0.002cm solid #000000"/>
    </style:style>
    <style:style style:name="Table244.G1" style:family="table-cell">
      <style:table-cell-properties fo:padding="0.097cm" fo:border="0.002cm solid #000000"/>
    </style:style>
    <style:style style:name="Table244.A2" style:family="table-cell">
      <style:table-cell-properties fo:padding="0.097cm" fo:border-left="0.002cm solid #000000" fo:border-right="none" fo:border-top="none" fo:border-bottom="0.002cm solid #000000"/>
    </style:style>
    <style:style style:name="Table244.G2" style:family="table-cell">
      <style:table-cell-properties fo:padding="0.097cm" fo:border-left="0.002cm solid #000000" fo:border-right="0.002cm solid #000000" fo:border-top="none" fo:border-bottom="0.002cm solid #000000"/>
    </style:style>
    <style:style style:name="Table245" style:family="table">
      <style:table-properties fo:margin-left="-0.016cm" fo:margin-right="0.037cm" table:align="margins"/>
    </style:style>
    <style:style style:name="Table245.A" style:family="table-column">
      <style:table-column-properties style:rel-column-width="20318*"/>
    </style:style>
    <style:style style:name="Table245.B" style:family="table-column">
      <style:table-column-properties style:rel-column-width="18272*"/>
    </style:style>
    <style:style style:name="Table245.C" style:family="table-column">
      <style:table-column-properties style:rel-column-width="26945*"/>
    </style:style>
    <style:style style:name="Table245.1" style:family="table-row">
      <style:table-row-properties style:min-row-height="0.728cm"/>
    </style:style>
    <style:style style:name="Table24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5.C1" style:family="table-cell">
      <style:table-cell-properties fo:background-color="#ffffcc" fo:padding="0.097cm" fo:border="0.002cm solid #000000">
        <style:background-image/>
      </style:table-cell-properties>
    </style:style>
    <style:style style:name="Table245.A2" style:family="table-cell">
      <style:table-cell-properties fo:padding="0.097cm" fo:border-left="0.002cm solid #000000" fo:border-right="none" fo:border-top="none" fo:border-bottom="0.002cm solid #000000"/>
    </style:style>
    <style:style style:name="Table245.B2" style:family="table-cell">
      <style:table-cell-properties style:vertical-align="middle" fo:padding="0.097cm" fo:border-left="0.002cm solid #000000" fo:border-right="none" fo:border-top="none" fo:border-bottom="0.002cm solid #000000"/>
    </style:style>
    <style:style style:name="Table245.C2" style:family="table-cell">
      <style:table-cell-properties fo:padding="0.097cm" fo:border-left="0.002cm solid #000000" fo:border-right="0.002cm solid #000000" fo:border-top="none" fo:border-bottom="0.002cm solid #000000"/>
    </style:style>
    <style:style style:name="Table246" style:family="table">
      <style:table-properties style:width="16.431cm" table:align="left"/>
    </style:style>
    <style:style style:name="Table246.A" style:family="table-column">
      <style:table-column-properties style:column-width="16.431cm"/>
    </style:style>
    <style:style style:name="Table246.A1" style:family="table-cell">
      <style:table-cell-properties fo:background-color="#ccffff" fo:padding="0.051cm" fo:border="0.002cm solid #000000">
        <style:background-image/>
      </style:table-cell-properties>
    </style:style>
    <style:style style:name="Table246.2" style:family="table-row">
      <style:table-row-properties style:min-row-height="2.796cm"/>
    </style:style>
    <style:style style:name="Table246.A2" style:family="table-cell">
      <style:table-cell-properties fo:padding="0.051cm" fo:border-left="0.002cm solid #000000" fo:border-right="0.002cm solid #000000" fo:border-top="none" fo:border-bottom="0.002cm solid #000000"/>
    </style:style>
    <style:style style:name="Table247" style:family="table">
      <style:table-properties table:align="margins"/>
    </style:style>
    <style:style style:name="Table247.A" style:family="table-column">
      <style:table-column-properties style:rel-column-width="9357*"/>
    </style:style>
    <style:style style:name="Table247.B" style:family="table-column">
      <style:table-column-properties style:rel-column-width="11553*"/>
    </style:style>
    <style:style style:name="Table247.C" style:family="table-column">
      <style:table-column-properties style:rel-column-width="7174*"/>
    </style:style>
    <style:style style:name="Table247.E" style:family="table-column">
      <style:table-column-properties style:rel-column-width="9364*"/>
    </style:style>
    <style:style style:name="Table247.G" style:family="table-column">
      <style:table-column-properties style:rel-column-width="9366*"/>
    </style:style>
    <style:style style:name="Table247.A1" style:family="table-cell">
      <style:table-cell-properties fo:padding="0.097cm" fo:border-left="0.002cm solid #000000" fo:border-right="none" fo:border-top="0.002cm solid #000000" fo:border-bottom="0.002cm solid #000000"/>
    </style:style>
    <style:style style:name="Table247.G1" style:family="table-cell">
      <style:table-cell-properties fo:padding="0.097cm" fo:border="0.002cm solid #000000"/>
    </style:style>
    <style:style style:name="Table247.A2" style:family="table-cell">
      <style:table-cell-properties fo:padding="0.097cm" fo:border-left="0.002cm solid #000000" fo:border-right="none" fo:border-top="none" fo:border-bottom="0.002cm solid #000000"/>
    </style:style>
    <style:style style:name="Table247.G2" style:family="table-cell">
      <style:table-cell-properties fo:padding="0.097cm" fo:border-left="0.002cm solid #000000" fo:border-right="0.002cm solid #000000" fo:border-top="none" fo:border-bottom="0.002cm solid #000000"/>
    </style:style>
    <style:style style:name="Table248" style:family="table">
      <style:table-properties fo:margin-left="-0.016cm" fo:margin-right="0.037cm" table:align="margins"/>
    </style:style>
    <style:style style:name="Table248.A" style:family="table-column">
      <style:table-column-properties style:rel-column-width="20318*"/>
    </style:style>
    <style:style style:name="Table248.B" style:family="table-column">
      <style:table-column-properties style:rel-column-width="18272*"/>
    </style:style>
    <style:style style:name="Table248.C" style:family="table-column">
      <style:table-column-properties style:rel-column-width="26945*"/>
    </style:style>
    <style:style style:name="Table248.1" style:family="table-row">
      <style:table-row-properties style:min-row-height="0.728cm"/>
    </style:style>
    <style:style style:name="Table24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8.C1" style:family="table-cell">
      <style:table-cell-properties fo:background-color="#ffffcc" fo:padding="0.097cm" fo:border="0.002cm solid #000000">
        <style:background-image/>
      </style:table-cell-properties>
    </style:style>
    <style:style style:name="Table248.A2" style:family="table-cell">
      <style:table-cell-properties fo:padding="0.097cm" fo:border-left="0.002cm solid #000000" fo:border-right="none" fo:border-top="none" fo:border-bottom="0.002cm solid #000000"/>
    </style:style>
    <style:style style:name="Table248.B2" style:family="table-cell">
      <style:table-cell-properties style:vertical-align="middle" fo:padding="0.097cm" fo:border-left="0.002cm solid #000000" fo:border-right="none" fo:border-top="none" fo:border-bottom="0.002cm solid #000000"/>
    </style:style>
    <style:style style:name="Table248.C2" style:family="table-cell">
      <style:table-cell-properties fo:padding="0.097cm" fo:border-left="0.002cm solid #000000" fo:border-right="0.002cm solid #000000" fo:border-top="none" fo:border-bottom="0.002cm solid #000000"/>
    </style:style>
    <style:style style:name="Table249" style:family="table">
      <style:table-properties style:width="16.431cm" table:align="left"/>
    </style:style>
    <style:style style:name="Table249.A" style:family="table-column">
      <style:table-column-properties style:column-width="16.431cm"/>
    </style:style>
    <style:style style:name="Table249.A1" style:family="table-cell">
      <style:table-cell-properties fo:background-color="#ccffff" fo:padding="0.051cm" fo:border="0.002cm solid #000000">
        <style:background-image/>
      </style:table-cell-properties>
    </style:style>
    <style:style style:name="Table249.2" style:family="table-row">
      <style:table-row-properties style:min-row-height="2.796cm"/>
    </style:style>
    <style:style style:name="Table249.A2" style:family="table-cell">
      <style:table-cell-properties fo:padding="0.051cm" fo:border-left="0.002cm solid #000000" fo:border-right="0.002cm solid #000000" fo:border-top="none" fo:border-bottom="0.002cm solid #000000"/>
    </style:style>
    <style:style style:name="Table250" style:family="table" style:master-page-name="">
      <style:table-properties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9357*"/>
    </style:style>
    <style:style style:name="Table250.B" style:family="table-column">
      <style:table-column-properties style:rel-column-width="11553*"/>
    </style:style>
    <style:style style:name="Table250.C" style:family="table-column">
      <style:table-column-properties style:rel-column-width="7174*"/>
    </style:style>
    <style:style style:name="Table250.E" style:family="table-column">
      <style:table-column-properties style:rel-column-width="9364*"/>
    </style:style>
    <style:style style:name="Table250.G" style:family="table-column">
      <style:table-column-properties style:rel-column-width="9366*"/>
    </style:style>
    <style:style style:name="Table250.A1" style:family="table-cell">
      <style:table-cell-properties fo:padding="0.097cm" fo:border-left="0.002cm solid #000000" fo:border-right="none" fo:border-top="0.002cm solid #000000" fo:border-bottom="0.002cm solid #000000"/>
    </style:style>
    <style:style style:name="Table250.G1" style:family="table-cell">
      <style:table-cell-properties fo:padding="0.097cm" fo:border="0.002cm solid #000000"/>
    </style:style>
    <style:style style:name="Table250.A2" style:family="table-cell">
      <style:table-cell-properties fo:padding="0.097cm" fo:border-left="0.002cm solid #000000" fo:border-right="none" fo:border-top="none" fo:border-bottom="0.002cm solid #000000"/>
    </style:style>
    <style:style style:name="Table250.G2" style:family="table-cell">
      <style:table-cell-properties fo:padding="0.097cm" fo:border-left="0.002cm solid #000000" fo:border-right="0.002cm solid #000000" fo:border-top="none" fo:border-bottom="0.002cm solid #000000"/>
    </style:style>
    <style:style style:name="Table250.4" style:family="table-row">
      <style:table-row-properties fo:background-color="transparent" style:keep-together="true" fo:keep-together="auto">
        <style:background-image/>
      </style:table-row-properties>
    </style:style>
    <style:style style:name="Table250.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0.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1" style:family="table">
      <style:table-properties fo:margin-left="-0.016cm" fo:margin-right="0.037cm" table:align="margins"/>
    </style:style>
    <style:style style:name="Table251.A" style:family="table-column">
      <style:table-column-properties style:rel-column-width="20318*"/>
    </style:style>
    <style:style style:name="Table251.B" style:family="table-column">
      <style:table-column-properties style:rel-column-width="18272*"/>
    </style:style>
    <style:style style:name="Table251.C" style:family="table-column">
      <style:table-column-properties style:rel-column-width="26945*"/>
    </style:style>
    <style:style style:name="Table251.1" style:family="table-row">
      <style:table-row-properties style:min-row-height="0.728cm"/>
    </style:style>
    <style:style style:name="Table25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1.C1" style:family="table-cell">
      <style:table-cell-properties fo:background-color="#ffffcc" fo:padding="0.097cm" fo:border="0.002cm solid #000000">
        <style:background-image/>
      </style:table-cell-properties>
    </style:style>
    <style:style style:name="Table251.A2" style:family="table-cell">
      <style:table-cell-properties fo:padding="0.097cm" fo:border-left="0.002cm solid #000000" fo:border-right="none" fo:border-top="none" fo:border-bottom="0.002cm solid #000000"/>
    </style:style>
    <style:style style:name="Table251.B2" style:family="table-cell">
      <style:table-cell-properties style:vertical-align="middle" fo:padding="0.097cm" fo:border-left="0.002cm solid #000000" fo:border-right="none" fo:border-top="none" fo:border-bottom="0.002cm solid #000000"/>
    </style:style>
    <style:style style:name="Table251.C2" style:family="table-cell">
      <style:table-cell-properties fo:padding="0.097cm" fo:border-left="0.002cm solid #000000" fo:border-right="0.002cm solid #000000" fo:border-top="none" fo:border-bottom="0.002cm solid #000000"/>
    </style:style>
    <style:style style:name="Table252" style:family="table">
      <style:table-properties style:width="16.431cm" table:align="left"/>
    </style:style>
    <style:style style:name="Table252.A" style:family="table-column">
      <style:table-column-properties style:column-width="16.431cm"/>
    </style:style>
    <style:style style:name="Table252.A1" style:family="table-cell">
      <style:table-cell-properties fo:background-color="#ccffff" fo:padding="0.051cm" fo:border="0.002cm solid #000000">
        <style:background-image/>
      </style:table-cell-properties>
    </style:style>
    <style:style style:name="Table252.2" style:family="table-row">
      <style:table-row-properties style:min-row-height="2.796cm"/>
    </style:style>
    <style:style style:name="Table252.A2" style:family="table-cell">
      <style:table-cell-properties fo:padding="0.051cm" fo:border-left="0.002cm solid #000000" fo:border-right="0.002cm solid #000000" fo:border-top="none" fo:border-bottom="0.002cm solid #000000"/>
    </style:style>
    <style:style style:name="Table253" style:family="table">
      <style:table-properties table:align="margins"/>
    </style:style>
    <style:style style:name="Table253.A" style:family="table-column">
      <style:table-column-properties style:rel-column-width="9357*"/>
    </style:style>
    <style:style style:name="Table253.B" style:family="table-column">
      <style:table-column-properties style:rel-column-width="11553*"/>
    </style:style>
    <style:style style:name="Table253.C" style:family="table-column">
      <style:table-column-properties style:rel-column-width="7174*"/>
    </style:style>
    <style:style style:name="Table253.E" style:family="table-column">
      <style:table-column-properties style:rel-column-width="9364*"/>
    </style:style>
    <style:style style:name="Table253.G" style:family="table-column">
      <style:table-column-properties style:rel-column-width="9366*"/>
    </style:style>
    <style:style style:name="Table253.A1" style:family="table-cell">
      <style:table-cell-properties fo:padding="0.097cm" fo:border-left="0.002cm solid #000000" fo:border-right="none" fo:border-top="0.002cm solid #000000" fo:border-bottom="0.002cm solid #000000"/>
    </style:style>
    <style:style style:name="Table253.G1" style:family="table-cell">
      <style:table-cell-properties fo:padding="0.097cm" fo:border="0.002cm solid #000000"/>
    </style:style>
    <style:style style:name="Table253.A2" style:family="table-cell">
      <style:table-cell-properties fo:padding="0.097cm" fo:border-left="0.002cm solid #000000" fo:border-right="none" fo:border-top="none" fo:border-bottom="0.002cm solid #000000"/>
    </style:style>
    <style:style style:name="Table253.G2" style:family="table-cell">
      <style:table-cell-properties fo:padding="0.097cm" fo:border-left="0.002cm solid #000000" fo:border-right="0.002cm solid #000000" fo:border-top="none" fo:border-bottom="0.002cm solid #000000"/>
    </style:style>
    <style:style style:name="Table254" style:family="table">
      <style:table-properties fo:margin-left="-0.016cm" fo:margin-right="0.037cm" table:align="margins"/>
    </style:style>
    <style:style style:name="Table254.A" style:family="table-column">
      <style:table-column-properties style:rel-column-width="20318*"/>
    </style:style>
    <style:style style:name="Table254.B" style:family="table-column">
      <style:table-column-properties style:rel-column-width="18272*"/>
    </style:style>
    <style:style style:name="Table254.C" style:family="table-column">
      <style:table-column-properties style:rel-column-width="26945*"/>
    </style:style>
    <style:style style:name="Table254.1" style:family="table-row">
      <style:table-row-properties style:min-row-height="0.728cm"/>
    </style:style>
    <style:style style:name="Table25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4.C1" style:family="table-cell">
      <style:table-cell-properties fo:background-color="#ffffcc" fo:padding="0.097cm" fo:border="0.002cm solid #000000">
        <style:background-image/>
      </style:table-cell-properties>
    </style:style>
    <style:style style:name="Table254.A2" style:family="table-cell">
      <style:table-cell-properties fo:padding="0.097cm" fo:border-left="0.002cm solid #000000" fo:border-right="none" fo:border-top="none" fo:border-bottom="0.002cm solid #000000"/>
    </style:style>
    <style:style style:name="Table254.B2" style:family="table-cell">
      <style:table-cell-properties style:vertical-align="middle" fo:padding="0.097cm" fo:border-left="0.002cm solid #000000" fo:border-right="none" fo:border-top="none" fo:border-bottom="0.002cm solid #000000"/>
    </style:style>
    <style:style style:name="Table254.C2" style:family="table-cell">
      <style:table-cell-properties fo:padding="0.097cm" fo:border-left="0.002cm solid #000000" fo:border-right="0.002cm solid #000000" fo:border-top="none" fo:border-bottom="0.002cm solid #000000"/>
    </style:style>
    <style:style style:name="Table255" style:family="table">
      <style:table-properties style:width="16.431cm" table:align="left"/>
    </style:style>
    <style:style style:name="Table255.A" style:family="table-column">
      <style:table-column-properties style:column-width="16.431cm"/>
    </style:style>
    <style:style style:name="Table255.A1" style:family="table-cell">
      <style:table-cell-properties fo:background-color="#ccffff" fo:padding="0.051cm" fo:border="0.002cm solid #000000">
        <style:background-image/>
      </style:table-cell-properties>
    </style:style>
    <style:style style:name="Table255.2" style:family="table-row">
      <style:table-row-properties style:min-row-height="2.796cm"/>
    </style:style>
    <style:style style:name="Table255.A2" style:family="table-cell">
      <style:table-cell-properties fo:padding="0.051cm" fo:border-left="0.002cm solid #000000" fo:border-right="0.002cm solid #000000" fo:border-top="none" fo:border-bottom="0.002cm solid #000000"/>
    </style:style>
    <style:style style:name="Table256" style:family="table" style:master-page-name="">
      <style:table-properties style:page-number="0" fo:break-before="auto" fo:break-after="auto" table:align="margins" fo:background-color="transparent" fo:keep-with-next="auto" style:may-break-between-rows="true" style:writing-mode="page">
        <style:background-image/>
      </style:table-properties>
    </style:style>
    <style:style style:name="Table256.A" style:family="table-column">
      <style:table-column-properties style:rel-column-width="9357*"/>
    </style:style>
    <style:style style:name="Table256.B" style:family="table-column">
      <style:table-column-properties style:rel-column-width="11553*"/>
    </style:style>
    <style:style style:name="Table256.C" style:family="table-column">
      <style:table-column-properties style:rel-column-width="7174*"/>
    </style:style>
    <style:style style:name="Table256.E" style:family="table-column">
      <style:table-column-properties style:rel-column-width="9364*"/>
    </style:style>
    <style:style style:name="Table256.G" style:family="table-column">
      <style:table-column-properties style:rel-column-width="9366*"/>
    </style:style>
    <style:style style:name="Table256.A1" style:family="table-cell">
      <style:table-cell-properties fo:padding="0.097cm" fo:border-left="0.002cm solid #000000" fo:border-right="none" fo:border-top="0.002cm solid #000000" fo:border-bottom="0.002cm solid #000000"/>
    </style:style>
    <style:style style:name="Table256.G1" style:family="table-cell">
      <style:table-cell-properties fo:padding="0.097cm" fo:border="0.002cm solid #000000"/>
    </style:style>
    <style:style style:name="Table256.A2" style:family="table-cell">
      <style:table-cell-properties fo:padding="0.097cm" fo:border-left="0.002cm solid #000000" fo:border-right="none" fo:border-top="none" fo:border-bottom="0.002cm solid #000000"/>
    </style:style>
    <style:style style:name="Table256.G2" style:family="table-cell">
      <style:table-cell-properties fo:padding="0.097cm" fo:border-left="0.002cm solid #000000" fo:border-right="0.002cm solid #000000" fo:border-top="none" fo:border-bottom="0.002cm solid #000000"/>
    </style:style>
    <style:style style:name="Table256.4" style:family="table-row">
      <style:table-row-properties fo:background-color="transparent" style:keep-together="true" fo:keep-together="auto">
        <style:background-image/>
      </style:table-row-properties>
    </style:style>
    <style:style style:name="Table256.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6.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7" style:family="table">
      <style:table-properties fo:margin-left="-0.016cm" fo:margin-right="0.037cm" table:align="margins"/>
    </style:style>
    <style:style style:name="Table257.A" style:family="table-column">
      <style:table-column-properties style:rel-column-width="20317*"/>
    </style:style>
    <style:style style:name="Table257.B" style:family="table-column">
      <style:table-column-properties style:rel-column-width="18697*"/>
    </style:style>
    <style:style style:name="Table257.C" style:family="table-column">
      <style:table-column-properties style:rel-column-width="26521*"/>
    </style:style>
    <style:style style:name="Table257.1" style:family="table-row">
      <style:table-row-properties style:min-row-height="0.728cm"/>
    </style:style>
    <style:style style:name="Table25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7.C1" style:family="table-cell">
      <style:table-cell-properties fo:background-color="#ffffcc" fo:padding="0.097cm" fo:border="0.002cm solid #000000">
        <style:background-image/>
      </style:table-cell-properties>
    </style:style>
    <style:style style:name="Table257.A2" style:family="table-cell">
      <style:table-cell-properties fo:padding="0.097cm" fo:border-left="0.002cm solid #000000" fo:border-right="none" fo:border-top="none" fo:border-bottom="0.002cm solid #000000"/>
    </style:style>
    <style:style style:name="Table257.B2" style:family="table-cell">
      <style:table-cell-properties style:vertical-align="middle" fo:padding="0.097cm" fo:border-left="0.002cm solid #000000" fo:border-right="none" fo:border-top="none" fo:border-bottom="0.002cm solid #000000"/>
    </style:style>
    <style:style style:name="Table257.C2" style:family="table-cell">
      <style:table-cell-properties fo:padding="0.097cm" fo:border-left="0.002cm solid #000000" fo:border-right="0.002cm solid #000000" fo:border-top="none" fo:border-bottom="0.002cm solid #000000"/>
    </style:style>
    <style:style style:name="Table258" style:family="table">
      <style:table-properties style:width="16.431cm" table:align="left"/>
    </style:style>
    <style:style style:name="Table258.A" style:family="table-column">
      <style:table-column-properties style:column-width="16.431cm"/>
    </style:style>
    <style:style style:name="Table258.A1" style:family="table-cell">
      <style:table-cell-properties fo:background-color="#ccffff" fo:padding="0.051cm" fo:border="0.002cm solid #000000">
        <style:background-image/>
      </style:table-cell-properties>
    </style:style>
    <style:style style:name="Table258.2" style:family="table-row">
      <style:table-row-properties style:min-row-height="2.796cm"/>
    </style:style>
    <style:style style:name="Table258.A2" style:family="table-cell">
      <style:table-cell-properties fo:padding="0.051cm" fo:border-left="0.002cm solid #000000" fo:border-right="0.002cm solid #000000" fo:border-top="none" fo:border-bottom="0.002cm solid #000000"/>
    </style:style>
    <style:style style:name="Table259" style:family="table">
      <style:table-properties table:align="margins"/>
    </style:style>
    <style:style style:name="Table259.A" style:family="table-column">
      <style:table-column-properties style:rel-column-width="9350*"/>
    </style:style>
    <style:style style:name="Table259.B" style:family="table-column">
      <style:table-column-properties style:rel-column-width="11553*"/>
    </style:style>
    <style:style style:name="Table259.C" style:family="table-column">
      <style:table-column-properties style:rel-column-width="7174*"/>
    </style:style>
    <style:style style:name="Table259.D" style:family="table-column">
      <style:table-column-properties style:rel-column-width="9357*"/>
    </style:style>
    <style:style style:name="Table259.E" style:family="table-column">
      <style:table-column-properties style:rel-column-width="9282*"/>
    </style:style>
    <style:style style:name="Table259.F" style:family="table-column">
      <style:table-column-properties style:rel-column-width="9445*"/>
    </style:style>
    <style:style style:name="Table259.G" style:family="table-column">
      <style:table-column-properties style:rel-column-width="9374*"/>
    </style:style>
    <style:style style:name="Table259.A1" style:family="table-cell">
      <style:table-cell-properties fo:padding="0.097cm" fo:border-left="0.002cm solid #000000" fo:border-right="none" fo:border-top="0.002cm solid #000000" fo:border-bottom="0.002cm solid #000000"/>
    </style:style>
    <style:style style:name="Table259.G1" style:family="table-cell">
      <style:table-cell-properties fo:padding="0.097cm" fo:border="0.002cm solid #000000"/>
    </style:style>
    <style:style style:name="Table259.A2" style:family="table-cell">
      <style:table-cell-properties fo:padding="0.097cm" fo:border-left="0.002cm solid #000000" fo:border-right="none" fo:border-top="none" fo:border-bottom="0.002cm solid #000000"/>
    </style:style>
    <style:style style:name="Table259.G2" style:family="table-cell">
      <style:table-cell-properties fo:padding="0.097cm" fo:border-left="0.002cm solid #000000" fo:border-right="0.002cm solid #000000" fo:border-top="none" fo:border-bottom="0.002cm solid #000000"/>
    </style:style>
    <style:style style:name="Table260" style:family="table">
      <style:table-properties fo:margin-left="-0.016cm" fo:margin-right="0.037cm" table:align="margins"/>
    </style:style>
    <style:style style:name="Table260.A" style:family="table-column">
      <style:table-column-properties style:rel-column-width="20317*"/>
    </style:style>
    <style:style style:name="Table260.B" style:family="table-column">
      <style:table-column-properties style:rel-column-width="18492*"/>
    </style:style>
    <style:style style:name="Table260.C" style:family="table-column">
      <style:table-column-properties style:rel-column-width="26726*"/>
    </style:style>
    <style:style style:name="Table260.1" style:family="table-row">
      <style:table-row-properties style:min-row-height="0.728cm"/>
    </style:style>
    <style:style style:name="Table26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0.C1" style:family="table-cell">
      <style:table-cell-properties fo:background-color="#ffffcc" fo:padding="0.097cm" fo:border="0.002cm solid #000000">
        <style:background-image/>
      </style:table-cell-properties>
    </style:style>
    <style:style style:name="Table260.A2" style:family="table-cell">
      <style:table-cell-properties fo:padding="0.097cm" fo:border-left="0.002cm solid #000000" fo:border-right="none" fo:border-top="none" fo:border-bottom="0.002cm solid #000000"/>
    </style:style>
    <style:style style:name="Table260.B2" style:family="table-cell">
      <style:table-cell-properties style:vertical-align="middle" fo:padding="0.097cm" fo:border-left="0.002cm solid #000000" fo:border-right="none" fo:border-top="none" fo:border-bottom="0.002cm solid #000000"/>
    </style:style>
    <style:style style:name="Table260.C2" style:family="table-cell">
      <style:table-cell-properties fo:padding="0.097cm" fo:border-left="0.002cm solid #000000" fo:border-right="0.002cm solid #000000" fo:border-top="none" fo:border-bottom="0.002cm solid #000000"/>
    </style:style>
    <style:style style:name="Table261" style:family="table">
      <style:table-properties style:width="16.431cm" table:align="left"/>
    </style:style>
    <style:style style:name="Table261.A" style:family="table-column">
      <style:table-column-properties style:column-width="16.431cm"/>
    </style:style>
    <style:style style:name="Table261.A1" style:family="table-cell">
      <style:table-cell-properties fo:background-color="#ccffff" fo:padding="0.051cm" fo:border="0.002cm solid #000000">
        <style:background-image/>
      </style:table-cell-properties>
    </style:style>
    <style:style style:name="Table261.2" style:family="table-row">
      <style:table-row-properties style:min-row-height="2.796cm"/>
    </style:style>
    <style:style style:name="Table261.A2" style:family="table-cell">
      <style:table-cell-properties fo:padding="0.051cm" fo:border-left="0.002cm solid #000000" fo:border-right="0.002cm solid #000000" fo:border-top="none" fo:border-bottom="0.002cm solid #000000"/>
    </style:style>
    <style:style style:name="Table262" style:family="table">
      <style:table-properties table:align="margins"/>
    </style:style>
    <style:style style:name="Table262.A" style:family="table-column">
      <style:table-column-properties style:rel-column-width="9357*"/>
    </style:style>
    <style:style style:name="Table262.B" style:family="table-column">
      <style:table-column-properties style:rel-column-width="11553*"/>
    </style:style>
    <style:style style:name="Table262.C" style:family="table-column">
      <style:table-column-properties style:rel-column-width="7174*"/>
    </style:style>
    <style:style style:name="Table262.E" style:family="table-column">
      <style:table-column-properties style:rel-column-width="9364*"/>
    </style:style>
    <style:style style:name="Table262.G" style:family="table-column">
      <style:table-column-properties style:rel-column-width="9366*"/>
    </style:style>
    <style:style style:name="Table262.A1" style:family="table-cell">
      <style:table-cell-properties fo:padding="0.097cm" fo:border-left="0.002cm solid #000000" fo:border-right="none" fo:border-top="0.002cm solid #000000" fo:border-bottom="0.002cm solid #000000"/>
    </style:style>
    <style:style style:name="Table262.G1" style:family="table-cell">
      <style:table-cell-properties fo:padding="0.097cm" fo:border="0.002cm solid #000000"/>
    </style:style>
    <style:style style:name="Table262.A2" style:family="table-cell">
      <style:table-cell-properties fo:padding="0.097cm" fo:border-left="0.002cm solid #000000" fo:border-right="none" fo:border-top="none" fo:border-bottom="0.002cm solid #000000"/>
    </style:style>
    <style:style style:name="Table262.G2" style:family="table-cell">
      <style:table-cell-properties fo:padding="0.097cm" fo:border-left="0.002cm solid #000000" fo:border-right="0.002cm solid #000000" fo:border-top="none" fo:border-bottom="0.002cm solid #000000"/>
    </style:style>
    <style:style style:name="Table263" style:family="table">
      <style:table-properties fo:margin-left="-0.016cm" fo:margin-right="0.037cm" table:align="margins"/>
    </style:style>
    <style:style style:name="Table263.A" style:family="table-column">
      <style:table-column-properties style:rel-column-width="20318*"/>
    </style:style>
    <style:style style:name="Table263.B" style:family="table-column">
      <style:table-column-properties style:rel-column-width="18272*"/>
    </style:style>
    <style:style style:name="Table263.C" style:family="table-column">
      <style:table-column-properties style:rel-column-width="26945*"/>
    </style:style>
    <style:style style:name="Table263.1" style:family="table-row">
      <style:table-row-properties style:min-row-height="0.728cm"/>
    </style:style>
    <style:style style:name="Table26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3.C1" style:family="table-cell">
      <style:table-cell-properties fo:background-color="#ffffcc" fo:padding="0.097cm" fo:border="0.002cm solid #000000">
        <style:background-image/>
      </style:table-cell-properties>
    </style:style>
    <style:style style:name="Table263.A2" style:family="table-cell">
      <style:table-cell-properties fo:padding="0.097cm" fo:border-left="0.002cm solid #000000" fo:border-right="none" fo:border-top="none" fo:border-bottom="0.002cm solid #000000"/>
    </style:style>
    <style:style style:name="Table263.B2" style:family="table-cell">
      <style:table-cell-properties style:vertical-align="middle" fo:padding="0.097cm" fo:border-left="0.002cm solid #000000" fo:border-right="none" fo:border-top="none" fo:border-bottom="0.002cm solid #000000"/>
    </style:style>
    <style:style style:name="Table263.C2" style:family="table-cell">
      <style:table-cell-properties fo:padding="0.097cm" fo:border-left="0.002cm solid #000000" fo:border-right="0.002cm solid #000000" fo:border-top="none" fo:border-bottom="0.002cm solid #000000"/>
    </style:style>
    <style:style style:name="Table264" style:family="table">
      <style:table-properties style:width="16.431cm" table:align="left"/>
    </style:style>
    <style:style style:name="Table264.A" style:family="table-column">
      <style:table-column-properties style:column-width="16.431cm"/>
    </style:style>
    <style:style style:name="Table264.A1" style:family="table-cell">
      <style:table-cell-properties fo:background-color="#ccffff" fo:padding="0.051cm" fo:border="0.002cm solid #000000">
        <style:background-image/>
      </style:table-cell-properties>
    </style:style>
    <style:style style:name="Table264.2" style:family="table-row">
      <style:table-row-properties style:min-row-height="2.796cm"/>
    </style:style>
    <style:style style:name="Table264.A2" style:family="table-cell">
      <style:table-cell-properties fo:padding="0.051cm" fo:border-left="0.002cm solid #000000" fo:border-right="0.002cm solid #000000" fo:border-top="none" fo:border-bottom="0.002cm solid #000000"/>
    </style:style>
    <style:style style:name="Table265" style:family="table">
      <style:table-properties table:align="margins"/>
    </style:style>
    <style:style style:name="Table265.A" style:family="table-column">
      <style:table-column-properties style:rel-column-width="9350*"/>
    </style:style>
    <style:style style:name="Table265.B" style:family="table-column">
      <style:table-column-properties style:rel-column-width="11553*"/>
    </style:style>
    <style:style style:name="Table265.C" style:family="table-column">
      <style:table-column-properties style:rel-column-width="7174*"/>
    </style:style>
    <style:style style:name="Table265.D" style:family="table-column">
      <style:table-column-properties style:rel-column-width="9357*"/>
    </style:style>
    <style:style style:name="Table265.E" style:family="table-column">
      <style:table-column-properties style:rel-column-width="9282*"/>
    </style:style>
    <style:style style:name="Table265.F" style:family="table-column">
      <style:table-column-properties style:rel-column-width="9445*"/>
    </style:style>
    <style:style style:name="Table265.G" style:family="table-column">
      <style:table-column-properties style:rel-column-width="9374*"/>
    </style:style>
    <style:style style:name="Table265.A1" style:family="table-cell">
      <style:table-cell-properties fo:padding="0.097cm" fo:border-left="0.002cm solid #000000" fo:border-right="none" fo:border-top="0.002cm solid #000000" fo:border-bottom="0.002cm solid #000000"/>
    </style:style>
    <style:style style:name="Table265.G1" style:family="table-cell">
      <style:table-cell-properties fo:padding="0.097cm" fo:border="0.002cm solid #000000"/>
    </style:style>
    <style:style style:name="Table265.A2" style:family="table-cell">
      <style:table-cell-properties fo:padding="0.097cm" fo:border-left="0.002cm solid #000000" fo:border-right="none" fo:border-top="none" fo:border-bottom="0.002cm solid #000000"/>
    </style:style>
    <style:style style:name="Table265.G2" style:family="table-cell">
      <style:table-cell-properties fo:padding="0.097cm" fo:border-left="0.002cm solid #000000" fo:border-right="0.002cm solid #000000" fo:border-top="none" fo:border-bottom="0.002cm solid #000000"/>
    </style:style>
    <style:style style:name="Table266" style:family="table">
      <style:table-properties fo:margin-left="-0.016cm" fo:margin-right="0.037cm" table:align="margins"/>
    </style:style>
    <style:style style:name="Table266.A" style:family="table-column">
      <style:table-column-properties style:rel-column-width="20317*"/>
    </style:style>
    <style:style style:name="Table266.B" style:family="table-column">
      <style:table-column-properties style:rel-column-width="18492*"/>
    </style:style>
    <style:style style:name="Table266.C" style:family="table-column">
      <style:table-column-properties style:rel-column-width="26726*"/>
    </style:style>
    <style:style style:name="Table266.1" style:family="table-row">
      <style:table-row-properties style:min-row-height="0.728cm"/>
    </style:style>
    <style:style style:name="Table26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6.C1" style:family="table-cell">
      <style:table-cell-properties fo:background-color="#ffffcc" fo:padding="0.097cm" fo:border="0.002cm solid #000000">
        <style:background-image/>
      </style:table-cell-properties>
    </style:style>
    <style:style style:name="Table266.A2" style:family="table-cell">
      <style:table-cell-properties fo:padding="0.097cm" fo:border-left="0.002cm solid #000000" fo:border-right="none" fo:border-top="none" fo:border-bottom="0.002cm solid #000000"/>
    </style:style>
    <style:style style:name="Table266.B2" style:family="table-cell">
      <style:table-cell-properties style:vertical-align="middle" fo:padding="0.097cm" fo:border-left="0.002cm solid #000000" fo:border-right="none" fo:border-top="none" fo:border-bottom="0.002cm solid #000000"/>
    </style:style>
    <style:style style:name="Table266.C2" style:family="table-cell">
      <style:table-cell-properties fo:padding="0.097cm" fo:border-left="0.002cm solid #000000" fo:border-right="0.002cm solid #000000" fo:border-top="none" fo:border-bottom="0.002cm solid #000000"/>
    </style:style>
    <style:style style:name="Table266.5" style:family="table-row">
      <style:table-row-properties style:min-row-height="3.08cm"/>
    </style:style>
    <style:style style:name="Table267" style:family="table">
      <style:table-properties style:width="16.431cm" table:align="left"/>
    </style:style>
    <style:style style:name="Table267.A" style:family="table-column">
      <style:table-column-properties style:column-width="16.431cm"/>
    </style:style>
    <style:style style:name="Table267.A1" style:family="table-cell">
      <style:table-cell-properties fo:background-color="#ccffff" fo:padding="0.051cm" fo:border="0.002cm solid #000000">
        <style:background-image/>
      </style:table-cell-properties>
    </style:style>
    <style:style style:name="Table267.2" style:family="table-row">
      <style:table-row-properties style:min-row-height="2.796cm"/>
    </style:style>
    <style:style style:name="Table267.A2" style:family="table-cell">
      <style:table-cell-properties fo:padding="0.051cm" fo:border-left="0.002cm solid #000000" fo:border-right="0.002cm solid #000000" fo:border-top="none" fo:border-bottom="0.002cm solid #000000"/>
    </style:style>
    <style:style style:name="Table268" style:family="table">
      <style:table-properties table:align="margins"/>
    </style:style>
    <style:style style:name="Table268.A" style:family="table-column">
      <style:table-column-properties style:rel-column-width="9357*"/>
    </style:style>
    <style:style style:name="Table268.B" style:family="table-column">
      <style:table-column-properties style:rel-column-width="11553*"/>
    </style:style>
    <style:style style:name="Table268.C" style:family="table-column">
      <style:table-column-properties style:rel-column-width="7174*"/>
    </style:style>
    <style:style style:name="Table268.E" style:family="table-column">
      <style:table-column-properties style:rel-column-width="9364*"/>
    </style:style>
    <style:style style:name="Table268.G" style:family="table-column">
      <style:table-column-properties style:rel-column-width="9366*"/>
    </style:style>
    <style:style style:name="Table268.A1" style:family="table-cell">
      <style:table-cell-properties fo:padding="0.097cm" fo:border-left="0.002cm solid #000000" fo:border-right="none" fo:border-top="0.002cm solid #000000" fo:border-bottom="0.002cm solid #000000"/>
    </style:style>
    <style:style style:name="Table268.G1" style:family="table-cell">
      <style:table-cell-properties fo:padding="0.097cm" fo:border="0.002cm solid #000000"/>
    </style:style>
    <style:style style:name="Table268.A2" style:family="table-cell">
      <style:table-cell-properties fo:padding="0.097cm" fo:border-left="0.002cm solid #000000" fo:border-right="none" fo:border-top="none" fo:border-bottom="0.002cm solid #000000"/>
    </style:style>
    <style:style style:name="Table268.G2" style:family="table-cell">
      <style:table-cell-properties fo:padding="0.097cm" fo:border-left="0.002cm solid #000000" fo:border-right="0.002cm solid #000000" fo:border-top="none" fo:border-bottom="0.002cm solid #000000"/>
    </style:style>
    <style:style style:name="Table269" style:family="table">
      <style:table-properties fo:margin-left="-0.016cm" fo:margin-right="0.037cm" table:align="margins"/>
    </style:style>
    <style:style style:name="Table269.A" style:family="table-column">
      <style:table-column-properties style:rel-column-width="20318*"/>
    </style:style>
    <style:style style:name="Table269.B" style:family="table-column">
      <style:table-column-properties style:rel-column-width="18272*"/>
    </style:style>
    <style:style style:name="Table269.C" style:family="table-column">
      <style:table-column-properties style:rel-column-width="26945*"/>
    </style:style>
    <style:style style:name="Table269.1" style:family="table-row">
      <style:table-row-properties style:min-row-height="0.728cm"/>
    </style:style>
    <style:style style:name="Table26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9.C1" style:family="table-cell">
      <style:table-cell-properties fo:background-color="#ffffcc" fo:padding="0.097cm" fo:border="0.002cm solid #000000">
        <style:background-image/>
      </style:table-cell-properties>
    </style:style>
    <style:style style:name="Table269.A2" style:family="table-cell">
      <style:table-cell-properties fo:padding="0.097cm" fo:border-left="0.002cm solid #000000" fo:border-right="none" fo:border-top="none" fo:border-bottom="0.002cm solid #000000"/>
    </style:style>
    <style:style style:name="Table269.B2" style:family="table-cell">
      <style:table-cell-properties style:vertical-align="middle" fo:padding="0.097cm" fo:border-left="0.002cm solid #000000" fo:border-right="none" fo:border-top="none" fo:border-bottom="0.002cm solid #000000"/>
    </style:style>
    <style:style style:name="Table269.C2" style:family="table-cell">
      <style:table-cell-properties fo:padding="0.097cm" fo:border-left="0.002cm solid #000000" fo:border-right="0.002cm solid #000000" fo:border-top="none" fo:border-bottom="0.002cm solid #000000"/>
    </style:style>
    <style:style style:name="Table270" style:family="table">
      <style:table-properties fo:margin-left="-0.016cm" fo:margin-right="0.568cm" table:align="margins"/>
    </style:style>
    <style:style style:name="Table270.A" style:family="table-column">
      <style:table-column-properties style:rel-column-width="65535*"/>
    </style:style>
    <style:style style:name="Table270.A1" style:family="table-cell">
      <style:table-cell-properties fo:background-color="#ccffff" fo:padding="0.051cm" fo:border="0.002cm solid #000000">
        <style:background-image/>
      </style:table-cell-properties>
    </style:style>
    <style:style style:name="Table270.2" style:family="table-row">
      <style:table-row-properties style:min-row-height="2.796cm"/>
    </style:style>
    <style:style style:name="Table270.A2" style:family="table-cell">
      <style:table-cell-properties fo:padding="0.051cm" fo:border-left="0.002cm solid #000000" fo:border-right="0.002cm solid #000000" fo:border-top="none" fo:border-bottom="0.002cm solid #000000"/>
    </style:style>
    <style:style style:name="Table271" style:family="table">
      <style:table-properties table:align="margins"/>
    </style:style>
    <style:style style:name="Table271.A" style:family="table-column">
      <style:table-column-properties style:rel-column-width="9357*"/>
    </style:style>
    <style:style style:name="Table271.B" style:family="table-column">
      <style:table-column-properties style:rel-column-width="11553*"/>
    </style:style>
    <style:style style:name="Table271.C" style:family="table-column">
      <style:table-column-properties style:rel-column-width="7174*"/>
    </style:style>
    <style:style style:name="Table271.E" style:family="table-column">
      <style:table-column-properties style:rel-column-width="9364*"/>
    </style:style>
    <style:style style:name="Table271.G" style:family="table-column">
      <style:table-column-properties style:rel-column-width="9366*"/>
    </style:style>
    <style:style style:name="Table271.A1" style:family="table-cell">
      <style:table-cell-properties fo:padding="0.097cm" fo:border-left="0.002cm solid #000000" fo:border-right="none" fo:border-top="0.002cm solid #000000" fo:border-bottom="0.002cm solid #000000"/>
    </style:style>
    <style:style style:name="Table271.G1" style:family="table-cell">
      <style:table-cell-properties fo:padding="0.097cm" fo:border="0.002cm solid #000000"/>
    </style:style>
    <style:style style:name="Table271.A2" style:family="table-cell">
      <style:table-cell-properties fo:padding="0.097cm" fo:border-left="0.002cm solid #000000" fo:border-right="none" fo:border-top="none" fo:border-bottom="0.002cm solid #000000"/>
    </style:style>
    <style:style style:name="Table271.G2" style:family="table-cell">
      <style:table-cell-properties fo:padding="0.097cm" fo:border-left="0.002cm solid #000000" fo:border-right="0.002cm solid #000000" fo:border-top="none" fo:border-bottom="0.002cm solid #000000"/>
    </style:style>
    <style:style style:name="Table272" style:family="table">
      <style:table-properties fo:margin-left="-0.016cm" fo:margin-right="0.037cm" table:align="margins"/>
    </style:style>
    <style:style style:name="Table272.A" style:family="table-column">
      <style:table-column-properties style:rel-column-width="20318*"/>
    </style:style>
    <style:style style:name="Table272.B" style:family="table-column">
      <style:table-column-properties style:rel-column-width="18272*"/>
    </style:style>
    <style:style style:name="Table272.C" style:family="table-column">
      <style:table-column-properties style:rel-column-width="26945*"/>
    </style:style>
    <style:style style:name="Table272.1" style:family="table-row">
      <style:table-row-properties style:min-row-height="0.728cm"/>
    </style:style>
    <style:style style:name="Table27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2.C1" style:family="table-cell">
      <style:table-cell-properties fo:background-color="#ffffcc" fo:padding="0.097cm" fo:border="0.002cm solid #000000">
        <style:background-image/>
      </style:table-cell-properties>
    </style:style>
    <style:style style:name="Table272.A2" style:family="table-cell">
      <style:table-cell-properties fo:padding="0.097cm" fo:border-left="0.002cm solid #000000" fo:border-right="none" fo:border-top="none" fo:border-bottom="0.002cm solid #000000"/>
    </style:style>
    <style:style style:name="Table272.B2" style:family="table-cell">
      <style:table-cell-properties style:vertical-align="middle" fo:padding="0.097cm" fo:border-left="0.002cm solid #000000" fo:border-right="none" fo:border-top="none" fo:border-bottom="0.002cm solid #000000"/>
    </style:style>
    <style:style style:name="Table272.C2" style:family="table-cell">
      <style:table-cell-properties fo:padding="0.097cm" fo:border-left="0.002cm solid #000000" fo:border-right="0.002cm solid #000000" fo:border-top="none" fo:border-bottom="0.002cm solid #000000"/>
    </style:style>
    <style:style style:name="Table273" style:family="table">
      <style:table-properties style:width="16.431cm" table:align="left"/>
    </style:style>
    <style:style style:name="Table273.A" style:family="table-column">
      <style:table-column-properties style:column-width="16.431cm"/>
    </style:style>
    <style:style style:name="Table273.A1" style:family="table-cell">
      <style:table-cell-properties fo:background-color="#ccffff" fo:padding="0.051cm" fo:border="0.002cm solid #000000">
        <style:background-image/>
      </style:table-cell-properties>
    </style:style>
    <style:style style:name="Table273.2" style:family="table-row">
      <style:table-row-properties style:min-row-height="2.796cm"/>
    </style:style>
    <style:style style:name="Table273.A2" style:family="table-cell">
      <style:table-cell-properties fo:padding="0.051cm" fo:border-left="0.002cm solid #000000" fo:border-right="0.002cm solid #000000" fo:border-top="none" fo:border-bottom="0.002cm solid #000000"/>
    </style:style>
    <style:style style:name="Table274" style:family="table">
      <style:table-properties table:align="margins"/>
    </style:style>
    <style:style style:name="Table274.A" style:family="table-column">
      <style:table-column-properties style:rel-column-width="9350*"/>
    </style:style>
    <style:style style:name="Table274.B" style:family="table-column">
      <style:table-column-properties style:rel-column-width="11553*"/>
    </style:style>
    <style:style style:name="Table274.C" style:family="table-column">
      <style:table-column-properties style:rel-column-width="7174*"/>
    </style:style>
    <style:style style:name="Table274.D" style:family="table-column">
      <style:table-column-properties style:rel-column-width="9357*"/>
    </style:style>
    <style:style style:name="Table274.E" style:family="table-column">
      <style:table-column-properties style:rel-column-width="9282*"/>
    </style:style>
    <style:style style:name="Table274.F" style:family="table-column">
      <style:table-column-properties style:rel-column-width="9445*"/>
    </style:style>
    <style:style style:name="Table274.G" style:family="table-column">
      <style:table-column-properties style:rel-column-width="9374*"/>
    </style:style>
    <style:style style:name="Table274.A1" style:family="table-cell">
      <style:table-cell-properties fo:padding="0.097cm" fo:border-left="0.002cm solid #000000" fo:border-right="none" fo:border-top="0.002cm solid #000000" fo:border-bottom="0.002cm solid #000000"/>
    </style:style>
    <style:style style:name="Table274.G1" style:family="table-cell">
      <style:table-cell-properties fo:padding="0.097cm" fo:border="0.002cm solid #000000"/>
    </style:style>
    <style:style style:name="Table274.A2" style:family="table-cell">
      <style:table-cell-properties fo:padding="0.097cm" fo:border-left="0.002cm solid #000000" fo:border-right="none" fo:border-top="none" fo:border-bottom="0.002cm solid #000000"/>
    </style:style>
    <style:style style:name="Table274.G2" style:family="table-cell">
      <style:table-cell-properties fo:padding="0.097cm" fo:border-left="0.002cm solid #000000" fo:border-right="0.002cm solid #000000" fo:border-top="none" fo:border-bottom="0.002cm solid #000000"/>
    </style:style>
    <style:style style:name="Table275" style:family="table">
      <style:table-properties fo:margin-left="-0.016cm" fo:margin-right="0.037cm" table:align="margins"/>
    </style:style>
    <style:style style:name="Table275.A" style:family="table-column">
      <style:table-column-properties style:rel-column-width="20317*"/>
    </style:style>
    <style:style style:name="Table275.B" style:family="table-column">
      <style:table-column-properties style:rel-column-width="18492*"/>
    </style:style>
    <style:style style:name="Table275.C" style:family="table-column">
      <style:table-column-properties style:rel-column-width="26726*"/>
    </style:style>
    <style:style style:name="Table275.1" style:family="table-row">
      <style:table-row-properties style:min-row-height="0.728cm"/>
    </style:style>
    <style:style style:name="Table27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5.C1" style:family="table-cell">
      <style:table-cell-properties fo:background-color="#ffffcc" fo:padding="0.097cm" fo:border="0.002cm solid #000000">
        <style:background-image/>
      </style:table-cell-properties>
    </style:style>
    <style:style style:name="Table275.A2" style:family="table-cell">
      <style:table-cell-properties fo:padding="0.097cm" fo:border-left="0.002cm solid #000000" fo:border-right="none" fo:border-top="none" fo:border-bottom="0.002cm solid #000000"/>
    </style:style>
    <style:style style:name="Table275.B2" style:family="table-cell">
      <style:table-cell-properties style:vertical-align="middle" fo:padding="0.097cm" fo:border-left="0.002cm solid #000000" fo:border-right="none" fo:border-top="none" fo:border-bottom="0.002cm solid #000000"/>
    </style:style>
    <style:style style:name="Table275.C2" style:family="table-cell">
      <style:table-cell-properties fo:padding="0.097cm" fo:border-left="0.002cm solid #000000" fo:border-right="0.002cm solid #000000" fo:border-top="none" fo:border-bottom="0.002cm solid #000000"/>
    </style:style>
    <style:style style:name="Table276" style:family="table">
      <style:table-properties style:width="16.431cm" table:align="left"/>
    </style:style>
    <style:style style:name="Table276.A" style:family="table-column">
      <style:table-column-properties style:column-width="16.431cm"/>
    </style:style>
    <style:style style:name="Table276.A1" style:family="table-cell">
      <style:table-cell-properties fo:background-color="#ccffff" fo:padding="0.051cm" fo:border="0.002cm solid #000000">
        <style:background-image/>
      </style:table-cell-properties>
    </style:style>
    <style:style style:name="Table276.2" style:family="table-row">
      <style:table-row-properties style:min-row-height="2.796cm"/>
    </style:style>
    <style:style style:name="Table276.A2" style:family="table-cell">
      <style:table-cell-properties fo:padding="0.051cm" fo:border-left="0.002cm solid #000000" fo:border-right="0.002cm solid #000000" fo:border-top="none" fo:border-bottom="0.002cm solid #000000"/>
    </style:style>
    <style:style style:name="Table277" style:family="table">
      <style:table-properties table:align="margins"/>
    </style:style>
    <style:style style:name="Table277.A" style:family="table-column">
      <style:table-column-properties style:rel-column-width="9357*"/>
    </style:style>
    <style:style style:name="Table277.B" style:family="table-column">
      <style:table-column-properties style:rel-column-width="11553*"/>
    </style:style>
    <style:style style:name="Table277.C" style:family="table-column">
      <style:table-column-properties style:rel-column-width="7174*"/>
    </style:style>
    <style:style style:name="Table277.E" style:family="table-column">
      <style:table-column-properties style:rel-column-width="9364*"/>
    </style:style>
    <style:style style:name="Table277.G" style:family="table-column">
      <style:table-column-properties style:rel-column-width="9366*"/>
    </style:style>
    <style:style style:name="Table277.A1" style:family="table-cell">
      <style:table-cell-properties fo:padding="0.097cm" fo:border-left="0.002cm solid #000000" fo:border-right="none" fo:border-top="0.002cm solid #000000" fo:border-bottom="0.002cm solid #000000"/>
    </style:style>
    <style:style style:name="Table277.G1" style:family="table-cell">
      <style:table-cell-properties fo:padding="0.097cm" fo:border="0.002cm solid #000000"/>
    </style:style>
    <style:style style:name="Table277.A2" style:family="table-cell">
      <style:table-cell-properties fo:padding="0.097cm" fo:border-left="0.002cm solid #000000" fo:border-right="none" fo:border-top="none" fo:border-bottom="0.002cm solid #000000"/>
    </style:style>
    <style:style style:name="Table277.G2" style:family="table-cell">
      <style:table-cell-properties fo:padding="0.097cm" fo:border-left="0.002cm solid #000000" fo:border-right="0.002cm solid #000000" fo:border-top="none" fo:border-bottom="0.002cm solid #000000"/>
    </style:style>
    <style:style style:name="Table278" style:family="table">
      <style:table-properties fo:margin-left="-0.016cm" fo:margin-right="0.037cm" table:align="margins"/>
    </style:style>
    <style:style style:name="Table278.A" style:family="table-column">
      <style:table-column-properties style:rel-column-width="20318*"/>
    </style:style>
    <style:style style:name="Table278.B" style:family="table-column">
      <style:table-column-properties style:rel-column-width="18272*"/>
    </style:style>
    <style:style style:name="Table278.C" style:family="table-column">
      <style:table-column-properties style:rel-column-width="26945*"/>
    </style:style>
    <style:style style:name="Table278.1" style:family="table-row">
      <style:table-row-properties style:min-row-height="0.728cm"/>
    </style:style>
    <style:style style:name="Table27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8.C1" style:family="table-cell">
      <style:table-cell-properties fo:background-color="#ffffcc" fo:padding="0.097cm" fo:border="0.002cm solid #000000">
        <style:background-image/>
      </style:table-cell-properties>
    </style:style>
    <style:style style:name="Table278.A2" style:family="table-cell">
      <style:table-cell-properties fo:padding="0.097cm" fo:border-left="0.002cm solid #000000" fo:border-right="none" fo:border-top="none" fo:border-bottom="0.002cm solid #000000"/>
    </style:style>
    <style:style style:name="Table278.B2" style:family="table-cell">
      <style:table-cell-properties style:vertical-align="middle" fo:padding="0.097cm" fo:border-left="0.002cm solid #000000" fo:border-right="none" fo:border-top="none" fo:border-bottom="0.002cm solid #000000"/>
    </style:style>
    <style:style style:name="Table278.C2" style:family="table-cell">
      <style:table-cell-properties fo:padding="0.097cm" fo:border-left="0.002cm solid #000000" fo:border-right="0.002cm solid #000000" fo:border-top="none" fo:border-bottom="0.002cm solid #000000"/>
    </style:style>
    <style:style style:name="Table279" style:family="table">
      <style:table-properties style:width="16.431cm" table:align="left"/>
    </style:style>
    <style:style style:name="Table279.A" style:family="table-column">
      <style:table-column-properties style:column-width="16.431cm"/>
    </style:style>
    <style:style style:name="Table279.A1" style:family="table-cell">
      <style:table-cell-properties fo:background-color="#ccffff" fo:padding="0.051cm" fo:border="0.002cm solid #000000">
        <style:background-image/>
      </style:table-cell-properties>
    </style:style>
    <style:style style:name="Table279.2" style:family="table-row">
      <style:table-row-properties style:min-row-height="2.796cm"/>
    </style:style>
    <style:style style:name="Table279.A2" style:family="table-cell">
      <style:table-cell-properties fo:padding="0.051cm" fo:border-left="0.002cm solid #000000" fo:border-right="0.002cm solid #000000" fo:border-top="none" fo:border-bottom="0.002cm solid #000000"/>
    </style:style>
    <style:style style:name="Table280" style:family="table">
      <style:table-properties table:align="margins"/>
    </style:style>
    <style:style style:name="Table280.A" style:family="table-column">
      <style:table-column-properties style:rel-column-width="9357*"/>
    </style:style>
    <style:style style:name="Table280.B" style:family="table-column">
      <style:table-column-properties style:rel-column-width="11553*"/>
    </style:style>
    <style:style style:name="Table280.C" style:family="table-column">
      <style:table-column-properties style:rel-column-width="7174*"/>
    </style:style>
    <style:style style:name="Table280.E" style:family="table-column">
      <style:table-column-properties style:rel-column-width="9364*"/>
    </style:style>
    <style:style style:name="Table280.G" style:family="table-column">
      <style:table-column-properties style:rel-column-width="9366*"/>
    </style:style>
    <style:style style:name="Table280.A1" style:family="table-cell">
      <style:table-cell-properties fo:padding="0.097cm" fo:border-left="0.002cm solid #000000" fo:border-right="none" fo:border-top="0.002cm solid #000000" fo:border-bottom="0.002cm solid #000000"/>
    </style:style>
    <style:style style:name="Table280.G1" style:family="table-cell">
      <style:table-cell-properties fo:padding="0.097cm" fo:border="0.002cm solid #000000"/>
    </style:style>
    <style:style style:name="Table280.A2" style:family="table-cell">
      <style:table-cell-properties fo:padding="0.097cm" fo:border-left="0.002cm solid #000000" fo:border-right="none" fo:border-top="none" fo:border-bottom="0.002cm solid #000000"/>
    </style:style>
    <style:style style:name="Table280.G2" style:family="table-cell">
      <style:table-cell-properties fo:padding="0.097cm" fo:border-left="0.002cm solid #000000" fo:border-right="0.002cm solid #000000" fo:border-top="none" fo:border-bottom="0.002cm solid #000000"/>
    </style:style>
    <style:style style:name="Table281" style:family="table">
      <style:table-properties fo:margin-left="-0.016cm" fo:margin-right="0.037cm" table:align="margins"/>
    </style:style>
    <style:style style:name="Table281.A" style:family="table-column">
      <style:table-column-properties style:rel-column-width="20318*"/>
    </style:style>
    <style:style style:name="Table281.B" style:family="table-column">
      <style:table-column-properties style:rel-column-width="18272*"/>
    </style:style>
    <style:style style:name="Table281.C" style:family="table-column">
      <style:table-column-properties style:rel-column-width="26945*"/>
    </style:style>
    <style:style style:name="Table281.1" style:family="table-row">
      <style:table-row-properties style:min-row-height="0.728cm"/>
    </style:style>
    <style:style style:name="Table28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1.C1" style:family="table-cell">
      <style:table-cell-properties fo:background-color="#ffffcc" fo:padding="0.097cm" fo:border="0.002cm solid #000000">
        <style:background-image/>
      </style:table-cell-properties>
    </style:style>
    <style:style style:name="Table281.A2" style:family="table-cell">
      <style:table-cell-properties fo:padding="0.097cm" fo:border-left="0.002cm solid #000000" fo:border-right="none" fo:border-top="none" fo:border-bottom="0.002cm solid #000000"/>
    </style:style>
    <style:style style:name="Table281.B2" style:family="table-cell">
      <style:table-cell-properties style:vertical-align="middle" fo:padding="0.097cm" fo:border-left="0.002cm solid #000000" fo:border-right="none" fo:border-top="none" fo:border-bottom="0.002cm solid #000000"/>
    </style:style>
    <style:style style:name="Table281.C2" style:family="table-cell">
      <style:table-cell-properties fo:padding="0.097cm" fo:border-left="0.002cm solid #000000" fo:border-right="0.002cm solid #000000" fo:border-top="none" fo:border-bottom="0.002cm solid #000000"/>
    </style:style>
    <style:style style:name="Table282" style:family="table">
      <style:table-properties style:width="16.431cm" table:align="left"/>
    </style:style>
    <style:style style:name="Table282.A" style:family="table-column">
      <style:table-column-properties style:column-width="16.431cm"/>
    </style:style>
    <style:style style:name="Table282.A1" style:family="table-cell">
      <style:table-cell-properties fo:background-color="#ccffff" fo:padding="0.051cm" fo:border="0.002cm solid #000000">
        <style:background-image/>
      </style:table-cell-properties>
    </style:style>
    <style:style style:name="Table282.2" style:family="table-row">
      <style:table-row-properties style:min-row-height="2.796cm"/>
    </style:style>
    <style:style style:name="Table282.A2" style:family="table-cell">
      <style:table-cell-properties fo:padding="0.051cm" fo:border-left="0.002cm solid #000000" fo:border-right="0.002cm solid #000000" fo:border-top="none" fo:border-bottom="0.002cm solid #000000"/>
    </style:style>
    <style:style style:name="Table283" style:family="table">
      <style:table-properties table:align="margins"/>
    </style:style>
    <style:style style:name="Table283.A" style:family="table-column">
      <style:table-column-properties style:rel-column-width="9357*"/>
    </style:style>
    <style:style style:name="Table283.B" style:family="table-column">
      <style:table-column-properties style:rel-column-width="11553*"/>
    </style:style>
    <style:style style:name="Table283.C" style:family="table-column">
      <style:table-column-properties style:rel-column-width="7174*"/>
    </style:style>
    <style:style style:name="Table283.E" style:family="table-column">
      <style:table-column-properties style:rel-column-width="9364*"/>
    </style:style>
    <style:style style:name="Table283.G" style:family="table-column">
      <style:table-column-properties style:rel-column-width="9366*"/>
    </style:style>
    <style:style style:name="Table283.A1" style:family="table-cell">
      <style:table-cell-properties fo:padding="0.097cm" fo:border-left="0.002cm solid #000000" fo:border-right="none" fo:border-top="0.002cm solid #000000" fo:border-bottom="0.002cm solid #000000"/>
    </style:style>
    <style:style style:name="Table283.G1" style:family="table-cell">
      <style:table-cell-properties fo:padding="0.097cm" fo:border="0.002cm solid #000000"/>
    </style:style>
    <style:style style:name="Table283.A2" style:family="table-cell">
      <style:table-cell-properties fo:padding="0.097cm" fo:border-left="0.002cm solid #000000" fo:border-right="none" fo:border-top="none" fo:border-bottom="0.002cm solid #000000"/>
    </style:style>
    <style:style style:name="Table283.G2" style:family="table-cell">
      <style:table-cell-properties fo:padding="0.097cm" fo:border-left="0.002cm solid #000000" fo:border-right="0.002cm solid #000000" fo:border-top="none" fo:border-bottom="0.002cm solid #000000"/>
    </style:style>
    <style:style style:name="Table284" style:family="table">
      <style:table-properties fo:margin-left="-0.016cm" fo:margin-right="0.037cm" table:align="margins"/>
    </style:style>
    <style:style style:name="Table284.A" style:family="table-column">
      <style:table-column-properties style:rel-column-width="20317*"/>
    </style:style>
    <style:style style:name="Table284.B" style:family="table-column">
      <style:table-column-properties style:rel-column-width="18390*"/>
    </style:style>
    <style:style style:name="Table284.C" style:family="table-column">
      <style:table-column-properties style:rel-column-width="26828*"/>
    </style:style>
    <style:style style:name="Table284.1" style:family="table-row">
      <style:table-row-properties style:min-row-height="0.728cm"/>
    </style:style>
    <style:style style:name="Table28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4.C1" style:family="table-cell">
      <style:table-cell-properties fo:background-color="#ffffcc" fo:padding="0.097cm" fo:border="0.002cm solid #000000">
        <style:background-image/>
      </style:table-cell-properties>
    </style:style>
    <style:style style:name="Table285" style:family="table">
      <style:table-properties style:width="16.431cm" table:align="left"/>
    </style:style>
    <style:style style:name="Table285.A" style:family="table-column">
      <style:table-column-properties style:column-width="16.431cm"/>
    </style:style>
    <style:style style:name="Table285.A1" style:family="table-cell">
      <style:table-cell-properties fo:background-color="#ccffff" fo:padding="0.051cm" fo:border="0.002cm solid #000000">
        <style:background-image/>
      </style:table-cell-properties>
    </style:style>
    <style:style style:name="Table285.2" style:family="table-row">
      <style:table-row-properties style:min-row-height="2.796cm"/>
    </style:style>
    <style:style style:name="Table285.A2" style:family="table-cell">
      <style:table-cell-properties fo:padding="0.051cm" fo:border-left="0.002cm solid #000000" fo:border-right="0.002cm solid #000000" fo:border-top="none" fo:border-bottom="0.002cm solid #000000"/>
    </style:style>
    <style:style style:name="Table286" style:family="table">
      <style:table-properties table:align="margins"/>
    </style:style>
    <style:style style:name="Table286.A" style:family="table-column">
      <style:table-column-properties style:rel-column-width="9357*"/>
    </style:style>
    <style:style style:name="Table286.B" style:family="table-column">
      <style:table-column-properties style:rel-column-width="11553*"/>
    </style:style>
    <style:style style:name="Table286.C" style:family="table-column">
      <style:table-column-properties style:rel-column-width="7174*"/>
    </style:style>
    <style:style style:name="Table286.E" style:family="table-column">
      <style:table-column-properties style:rel-column-width="9364*"/>
    </style:style>
    <style:style style:name="Table286.G" style:family="table-column">
      <style:table-column-properties style:rel-column-width="9366*"/>
    </style:style>
    <style:style style:name="Table286.A1" style:family="table-cell">
      <style:table-cell-properties fo:padding="0.097cm" fo:border-left="0.002cm solid #000000" fo:border-right="none" fo:border-top="0.002cm solid #000000" fo:border-bottom="0.002cm solid #000000"/>
    </style:style>
    <style:style style:name="Table286.G1" style:family="table-cell">
      <style:table-cell-properties fo:padding="0.097cm" fo:border="0.002cm solid #000000"/>
    </style:style>
    <style:style style:name="Table286.A2" style:family="table-cell">
      <style:table-cell-properties fo:padding="0.097cm" fo:border-left="0.002cm solid #000000" fo:border-right="none" fo:border-top="none" fo:border-bottom="0.002cm solid #000000"/>
    </style:style>
    <style:style style:name="Table286.G2" style:family="table-cell">
      <style:table-cell-properties fo:padding="0.097cm" fo:border-left="0.002cm solid #000000" fo:border-right="0.002cm solid #000000" fo:border-top="none" fo:border-bottom="0.002cm solid #000000"/>
    </style:style>
    <style:style style:name="Table287" style:family="table">
      <style:table-properties fo:margin-left="-0.016cm" fo:margin-right="0.037cm" table:align="margins"/>
    </style:style>
    <style:style style:name="Table287.A" style:family="table-column">
      <style:table-column-properties style:rel-column-width="20317*"/>
    </style:style>
    <style:style style:name="Table287.B" style:family="table-column">
      <style:table-column-properties style:rel-column-width="18390*"/>
    </style:style>
    <style:style style:name="Table287.C" style:family="table-column">
      <style:table-column-properties style:rel-column-width="26828*"/>
    </style:style>
    <style:style style:name="Table287.1" style:family="table-row">
      <style:table-row-properties style:min-row-height="0.728cm"/>
    </style:style>
    <style:style style:name="Table28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7.C1" style:family="table-cell">
      <style:table-cell-properties fo:background-color="#ffffcc" fo:padding="0.097cm" fo:border="0.002cm solid #000000">
        <style:background-image/>
      </style:table-cell-properties>
    </style:style>
    <style:style style:name="Table287.A2" style:family="table-cell">
      <style:table-cell-properties fo:padding="0.097cm" fo:border-left="0.002cm solid #000000" fo:border-right="none" fo:border-top="none" fo:border-bottom="0.002cm solid #000000"/>
    </style:style>
    <style:style style:name="Table287.B2" style:family="table-cell">
      <style:table-cell-properties style:vertical-align="middle" fo:padding="0.097cm" fo:border-left="0.002cm solid #000000" fo:border-right="none" fo:border-top="none" fo:border-bottom="0.002cm solid #000000"/>
    </style:style>
    <style:style style:name="Table287.C2" style:family="table-cell">
      <style:table-cell-properties fo:padding="0.097cm" fo:border-left="0.002cm solid #000000" fo:border-right="0.002cm solid #000000" fo:border-top="none" fo:border-bottom="0.002cm solid #000000"/>
    </style:style>
    <style:style style:name="Table288" style:family="table">
      <style:table-properties style:width="16.431cm" table:align="left"/>
    </style:style>
    <style:style style:name="Table288.A" style:family="table-column">
      <style:table-column-properties style:column-width="16.431cm"/>
    </style:style>
    <style:style style:name="Table288.A1" style:family="table-cell">
      <style:table-cell-properties fo:background-color="#ccffff" fo:padding="0.051cm" fo:border="0.002cm solid #000000">
        <style:background-image/>
      </style:table-cell-properties>
    </style:style>
    <style:style style:name="Table288.2" style:family="table-row">
      <style:table-row-properties style:min-row-height="2.796cm"/>
    </style:style>
    <style:style style:name="Table288.A2" style:family="table-cell">
      <style:table-cell-properties fo:padding="0.051cm" fo:border-left="0.002cm solid #000000" fo:border-right="0.002cm solid #000000" fo:border-top="none" fo:border-bottom="0.002cm solid #000000"/>
    </style:style>
    <style:style style:name="Table289" style:family="table">
      <style:table-properties table:align="margins"/>
    </style:style>
    <style:style style:name="Table289.A" style:family="table-column">
      <style:table-column-properties style:rel-column-width="9357*"/>
    </style:style>
    <style:style style:name="Table289.B" style:family="table-column">
      <style:table-column-properties style:rel-column-width="11553*"/>
    </style:style>
    <style:style style:name="Table289.C" style:family="table-column">
      <style:table-column-properties style:rel-column-width="7174*"/>
    </style:style>
    <style:style style:name="Table289.E" style:family="table-column">
      <style:table-column-properties style:rel-column-width="9364*"/>
    </style:style>
    <style:style style:name="Table289.G" style:family="table-column">
      <style:table-column-properties style:rel-column-width="9366*"/>
    </style:style>
    <style:style style:name="Table289.A1" style:family="table-cell">
      <style:table-cell-properties fo:padding="0.097cm" fo:border-left="0.002cm solid #000000" fo:border-right="none" fo:border-top="0.002cm solid #000000" fo:border-bottom="0.002cm solid #000000"/>
    </style:style>
    <style:style style:name="Table289.G1" style:family="table-cell">
      <style:table-cell-properties fo:padding="0.097cm" fo:border="0.002cm solid #000000"/>
    </style:style>
    <style:style style:name="Table289.A2" style:family="table-cell">
      <style:table-cell-properties fo:padding="0.097cm" fo:border-left="0.002cm solid #000000" fo:border-right="none" fo:border-top="none" fo:border-bottom="0.002cm solid #000000"/>
    </style:style>
    <style:style style:name="Table289.G2" style:family="table-cell">
      <style:table-cell-properties fo:padding="0.097cm" fo:border-left="0.002cm solid #000000" fo:border-right="0.002cm solid #000000" fo:border-top="none" fo:border-bottom="0.002cm solid #000000"/>
    </style:style>
    <style:style style:name="Table290" style:family="table">
      <style:table-properties fo:margin-left="-0.016cm" fo:margin-right="0.037cm" table:align="margins"/>
    </style:style>
    <style:style style:name="Table290.A" style:family="table-column">
      <style:table-column-properties style:rel-column-width="20310*"/>
    </style:style>
    <style:style style:name="Table290.B" style:family="table-column">
      <style:table-column-properties style:rel-column-width="18601*"/>
    </style:style>
    <style:style style:name="Table290.C" style:family="table-column">
      <style:table-column-properties style:rel-column-width="26624*"/>
    </style:style>
    <style:style style:name="Table290.1" style:family="table-row">
      <style:table-row-properties style:min-row-height="0.728cm"/>
    </style:style>
    <style:style style:name="Table29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0.C1" style:family="table-cell">
      <style:table-cell-properties fo:background-color="#ffffcc" fo:padding="0.097cm" fo:border="0.002cm solid #000000">
        <style:background-image/>
      </style:table-cell-properties>
    </style:style>
    <style:style style:name="Table290.A2" style:family="table-cell">
      <style:table-cell-properties fo:padding="0.097cm" fo:border-left="0.002cm solid #000000" fo:border-right="none" fo:border-top="none" fo:border-bottom="0.002cm solid #000000"/>
    </style:style>
    <style:style style:name="Table290.B2" style:family="table-cell">
      <style:table-cell-properties style:vertical-align="middle" fo:padding="0.097cm" fo:border-left="0.002cm solid #000000" fo:border-right="none" fo:border-top="none" fo:border-bottom="0.002cm solid #000000"/>
    </style:style>
    <style:style style:name="Table290.C2" style:family="table-cell">
      <style:table-cell-properties fo:padding="0.097cm" fo:border-left="0.002cm solid #000000" fo:border-right="0.002cm solid #000000" fo:border-top="none" fo:border-bottom="0.002cm solid #000000"/>
    </style:style>
    <style:style style:name="Table291" style:family="table">
      <style:table-properties style:width="16.431cm" table:align="left"/>
    </style:style>
    <style:style style:name="Table291.A" style:family="table-column">
      <style:table-column-properties style:column-width="16.431cm"/>
    </style:style>
    <style:style style:name="Table291.A1" style:family="table-cell">
      <style:table-cell-properties fo:background-color="#ccffff" fo:padding="0.051cm" fo:border="0.002cm solid #000000">
        <style:background-image/>
      </style:table-cell-properties>
    </style:style>
    <style:style style:name="Table291.2" style:family="table-row">
      <style:table-row-properties style:min-row-height="2.796cm"/>
    </style:style>
    <style:style style:name="Table291.A2" style:family="table-cell">
      <style:table-cell-properties fo:padding="0.051cm" fo:border-left="0.002cm solid #000000" fo:border-right="0.002cm solid #000000" fo:border-top="none" fo:border-bottom="0.002cm solid #000000"/>
    </style:style>
    <style:style style:name="Table292" style:family="table">
      <style:table-properties table:align="margins"/>
    </style:style>
    <style:style style:name="Table292.A" style:family="table-column">
      <style:table-column-properties style:rel-column-width="9357*"/>
    </style:style>
    <style:style style:name="Table292.B" style:family="table-column">
      <style:table-column-properties style:rel-column-width="11553*"/>
    </style:style>
    <style:style style:name="Table292.C" style:family="table-column">
      <style:table-column-properties style:rel-column-width="7174*"/>
    </style:style>
    <style:style style:name="Table292.E" style:family="table-column">
      <style:table-column-properties style:rel-column-width="9364*"/>
    </style:style>
    <style:style style:name="Table292.G" style:family="table-column">
      <style:table-column-properties style:rel-column-width="9366*"/>
    </style:style>
    <style:style style:name="Table292.A1" style:family="table-cell">
      <style:table-cell-properties fo:padding="0.097cm" fo:border-left="0.002cm solid #000000" fo:border-right="none" fo:border-top="0.002cm solid #000000" fo:border-bottom="0.002cm solid #000000"/>
    </style:style>
    <style:style style:name="Table292.G1" style:family="table-cell">
      <style:table-cell-properties fo:padding="0.097cm" fo:border="0.002cm solid #000000"/>
    </style:style>
    <style:style style:name="Table292.A2" style:family="table-cell">
      <style:table-cell-properties fo:padding="0.097cm" fo:border-left="0.002cm solid #000000" fo:border-right="none" fo:border-top="none" fo:border-bottom="0.002cm solid #000000"/>
    </style:style>
    <style:style style:name="Table292.G2" style:family="table-cell">
      <style:table-cell-properties fo:padding="0.097cm" fo:border-left="0.002cm solid #000000" fo:border-right="0.002cm solid #000000" fo:border-top="none" fo:border-bottom="0.002cm solid #000000"/>
    </style:style>
    <style:style style:name="Table293" style:family="table">
      <style:table-properties fo:margin-left="-0.016cm" fo:margin-right="0.037cm" table:align="margins"/>
    </style:style>
    <style:style style:name="Table293.A" style:family="table-column">
      <style:table-column-properties style:rel-column-width="20317*"/>
    </style:style>
    <style:style style:name="Table293.B" style:family="table-column">
      <style:table-column-properties style:rel-column-width="18390*"/>
    </style:style>
    <style:style style:name="Table293.C" style:family="table-column">
      <style:table-column-properties style:rel-column-width="26828*"/>
    </style:style>
    <style:style style:name="Table293.1" style:family="table-row">
      <style:table-row-properties style:min-row-height="0.728cm"/>
    </style:style>
    <style:style style:name="Table29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3.C1" style:family="table-cell">
      <style:table-cell-properties fo:background-color="#ffffcc" fo:padding="0.097cm" fo:border="0.002cm solid #000000">
        <style:background-image/>
      </style:table-cell-properties>
    </style:style>
    <style:style style:name="Table293.A2" style:family="table-cell">
      <style:table-cell-properties fo:padding="0.097cm" fo:border-left="0.002cm solid #000000" fo:border-right="none" fo:border-top="none" fo:border-bottom="0.002cm solid #000000"/>
    </style:style>
    <style:style style:name="Table293.B2" style:family="table-cell">
      <style:table-cell-properties style:vertical-align="middle" fo:padding="0.097cm" fo:border-left="0.002cm solid #000000" fo:border-right="none" fo:border-top="none" fo:border-bottom="0.002cm solid #000000"/>
    </style:style>
    <style:style style:name="Table293.C2" style:family="table-cell">
      <style:table-cell-properties fo:padding="0.097cm" fo:border-left="0.002cm solid #000000" fo:border-right="0.002cm solid #000000" fo:border-top="none" fo:border-bottom="0.002cm solid #000000"/>
    </style:style>
    <style:style style:name="Table294" style:family="table">
      <style:table-properties style:width="16.404cm" table:align="left"/>
    </style:style>
    <style:style style:name="Table294.A" style:family="table-column">
      <style:table-column-properties style:column-width="16.404cm"/>
    </style:style>
    <style:style style:name="Table294.A1" style:family="table-cell">
      <style:table-cell-properties fo:background-color="#ccffff" fo:padding="0.051cm" fo:border="0.002cm solid #000000">
        <style:background-image/>
      </style:table-cell-properties>
    </style:style>
    <style:style style:name="Table294.2" style:family="table-row">
      <style:table-row-properties style:min-row-height="2.796cm"/>
    </style:style>
    <style:style style:name="Table294.A2" style:family="table-cell">
      <style:table-cell-properties fo:padding="0.051cm" fo:border-left="0.002cm solid #000000" fo:border-right="0.002cm solid #000000" fo:border-top="none" fo:border-bottom="0.002cm solid #000000"/>
    </style:style>
    <style:style style:name="Table295" style:family="table" style:master-page-name="">
      <style:table-properties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9357*"/>
    </style:style>
    <style:style style:name="Table295.B" style:family="table-column">
      <style:table-column-properties style:rel-column-width="10431*"/>
    </style:style>
    <style:style style:name="Table295.C" style:family="table-column">
      <style:table-column-properties style:rel-column-width="8296*"/>
    </style:style>
    <style:style style:name="Table295.E" style:family="table-column">
      <style:table-column-properties style:rel-column-width="9364*"/>
    </style:style>
    <style:style style:name="Table295.G" style:family="table-column">
      <style:table-column-properties style:rel-column-width="9366*"/>
    </style:style>
    <style:style style:name="Table295.A1" style:family="table-cell">
      <style:table-cell-properties fo:padding="0.097cm" fo:border-left="0.002cm solid #000000" fo:border-right="none" fo:border-top="0.002cm solid #000000" fo:border-bottom="0.002cm solid #000000"/>
    </style:style>
    <style:style style:name="Table295.G1" style:family="table-cell">
      <style:table-cell-properties fo:padding="0.097cm" fo:border="0.002cm solid #000000"/>
    </style:style>
    <style:style style:name="Table295.A2" style:family="table-cell">
      <style:table-cell-properties fo:padding="0.097cm" fo:border-left="0.002cm solid #000000" fo:border-right="none" fo:border-top="none" fo:border-bottom="0.002cm solid #000000"/>
    </style:style>
    <style:style style:name="Table295.G2" style:family="table-cell">
      <style:table-cell-properties fo:padding="0.097cm" fo:border-left="0.002cm solid #000000" fo:border-right="0.002cm solid #000000" fo:border-top="none" fo:border-bottom="0.002cm solid #000000"/>
    </style:style>
    <style:style style:name="Table295.4" style:family="table-row">
      <style:table-row-properties style:min-row-height="2.54cm" fo:background-color="transparent" style:keep-together="true" fo:keep-together="auto">
        <style:background-image/>
      </style:table-row-properties>
    </style:style>
    <style:style style:name="Table295.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95.C4" style:family="table-cell">
      <style:table-cell-properties fo:background-color="transparent" fo:padding="0.097cm" fo:border-left="none" fo:border-right="none" fo:border-top="none" fo:border-bottom="0.002cm solid #000000" style:writing-mode="page">
        <style:background-image/>
      </style:table-cell-properties>
    </style:style>
    <style:style style:name="Table296" style:family="table">
      <style:table-properties fo:margin-left="-0.016cm" fo:margin-right="0.037cm" table:align="margins"/>
    </style:style>
    <style:style style:name="Table296.A" style:family="table-column">
      <style:table-column-properties style:rel-column-width="20318*"/>
    </style:style>
    <style:style style:name="Table296.B" style:family="table-column">
      <style:table-column-properties style:rel-column-width="18272*"/>
    </style:style>
    <style:style style:name="Table296.C" style:family="table-column">
      <style:table-column-properties style:rel-column-width="26945*"/>
    </style:style>
    <style:style style:name="Table296.1" style:family="table-row">
      <style:table-row-properties style:min-row-height="0.728cm"/>
    </style:style>
    <style:style style:name="Table29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6.C1" style:family="table-cell">
      <style:table-cell-properties fo:background-color="#ffffcc" fo:padding="0.097cm" fo:border="0.002cm solid #000000">
        <style:background-image/>
      </style:table-cell-properties>
    </style:style>
    <style:style style:name="Table296.A2" style:family="table-cell">
      <style:table-cell-properties fo:padding="0.097cm" fo:border-left="0.002cm solid #000000" fo:border-right="none" fo:border-top="none" fo:border-bottom="0.002cm solid #000000"/>
    </style:style>
    <style:style style:name="Table296.B2" style:family="table-cell">
      <style:table-cell-properties style:vertical-align="middle" fo:padding="0.097cm" fo:border-left="0.002cm solid #000000" fo:border-right="none" fo:border-top="none" fo:border-bottom="0.002cm solid #000000"/>
    </style:style>
    <style:style style:name="Table296.C2" style:family="table-cell">
      <style:table-cell-properties fo:padding="0.097cm" fo:border-left="0.002cm solid #000000" fo:border-right="0.002cm solid #000000" fo:border-top="none" fo:border-bottom="0.002cm solid #000000"/>
    </style:style>
    <style:style style:name="Table296.5" style:family="table-row">
      <style:table-row-properties style:min-row-height="0.586cm"/>
    </style:style>
    <style:style style:name="Table297" style:family="table">
      <style:table-properties style:width="16.933cm" table:align="left"/>
    </style:style>
    <style:style style:name="Table297.A" style:family="table-column">
      <style:table-column-properties style:column-width="16.933cm"/>
    </style:style>
    <style:style style:name="Table297.A1" style:family="table-cell">
      <style:table-cell-properties fo:background-color="#ccffff" fo:padding="0.051cm" fo:border="0.002cm solid #000000">
        <style:background-image/>
      </style:table-cell-properties>
    </style:style>
    <style:style style:name="Table297.2" style:family="table-row">
      <style:table-row-properties style:min-row-height="2.796cm"/>
    </style:style>
    <style:style style:name="Table297.A2" style:family="table-cell">
      <style:table-cell-properties fo:padding="0.051cm" fo:border-left="0.002cm solid #000000" fo:border-right="0.002cm solid #000000" fo:border-top="none" fo:border-bottom="0.002cm solid #000000"/>
    </style:style>
    <style:style style:name="Table298" style:family="table">
      <style:table-properties table:align="margins"/>
    </style:style>
    <style:style style:name="Table298.A" style:family="table-column">
      <style:table-column-properties style:rel-column-width="9357*"/>
    </style:style>
    <style:style style:name="Table298.B" style:family="table-column">
      <style:table-column-properties style:rel-column-width="10431*"/>
    </style:style>
    <style:style style:name="Table298.C" style:family="table-column">
      <style:table-column-properties style:rel-column-width="8296*"/>
    </style:style>
    <style:style style:name="Table298.E" style:family="table-column">
      <style:table-column-properties style:rel-column-width="9364*"/>
    </style:style>
    <style:style style:name="Table298.G" style:family="table-column">
      <style:table-column-properties style:rel-column-width="9366*"/>
    </style:style>
    <style:style style:name="Table298.A1" style:family="table-cell">
      <style:table-cell-properties fo:padding="0.097cm" fo:border-left="0.002cm solid #000000" fo:border-right="none" fo:border-top="0.002cm solid #000000" fo:border-bottom="0.002cm solid #000000"/>
    </style:style>
    <style:style style:name="Table298.G1" style:family="table-cell">
      <style:table-cell-properties fo:padding="0.097cm" fo:border="0.002cm solid #000000"/>
    </style:style>
    <style:style style:name="Table298.A2" style:family="table-cell">
      <style:table-cell-properties fo:padding="0.097cm" fo:border-left="0.002cm solid #000000" fo:border-right="none" fo:border-top="none" fo:border-bottom="0.002cm solid #000000"/>
    </style:style>
    <style:style style:name="Table298.G2" style:family="table-cell">
      <style:table-cell-properties fo:padding="0.097cm" fo:border-left="0.002cm solid #000000" fo:border-right="0.002cm solid #000000" fo:border-top="none" fo:border-bottom="0.002cm solid #000000"/>
    </style:style>
    <style:style style:name="Table299" style:family="table">
      <style:table-properties fo:margin-left="-0.016cm" fo:margin-right="0.037cm" table:align="margins"/>
    </style:style>
    <style:style style:name="Table299.A" style:family="table-column">
      <style:table-column-properties style:rel-column-width="20318*"/>
    </style:style>
    <style:style style:name="Table299.B" style:family="table-column">
      <style:table-column-properties style:rel-column-width="18272*"/>
    </style:style>
    <style:style style:name="Table299.C" style:family="table-column">
      <style:table-column-properties style:rel-column-width="26945*"/>
    </style:style>
    <style:style style:name="Table299.1" style:family="table-row">
      <style:table-row-properties style:min-row-height="0.728cm"/>
    </style:style>
    <style:style style:name="Table29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9.C1" style:family="table-cell">
      <style:table-cell-properties fo:background-color="#ffffcc" fo:padding="0.097cm" fo:border="0.002cm solid #000000">
        <style:background-image/>
      </style:table-cell-properties>
    </style:style>
    <style:style style:name="Table299.A2" style:family="table-cell">
      <style:table-cell-properties fo:padding="0.097cm" fo:border-left="0.002cm solid #000000" fo:border-right="none" fo:border-top="none" fo:border-bottom="0.002cm solid #000000"/>
    </style:style>
    <style:style style:name="Table299.B2" style:family="table-cell">
      <style:table-cell-properties style:vertical-align="middle" fo:padding="0.097cm" fo:border-left="0.002cm solid #000000" fo:border-right="none" fo:border-top="none" fo:border-bottom="0.002cm solid #000000"/>
    </style:style>
    <style:style style:name="Table299.C2" style:family="table-cell">
      <style:table-cell-properties fo:padding="0.097cm" fo:border-left="0.002cm solid #000000" fo:border-right="0.002cm solid #000000" fo:border-top="none" fo:border-bottom="0.002cm solid #000000"/>
    </style:style>
    <style:style style:name="Table299.5" style:family="table-row">
      <style:table-row-properties style:min-row-height="0.586cm"/>
    </style:style>
    <style:style style:name="Table300" style:family="table">
      <style:table-properties style:width="16.933cm" table:align="left"/>
    </style:style>
    <style:style style:name="Table300.A" style:family="table-column">
      <style:table-column-properties style:column-width="16.933cm"/>
    </style:style>
    <style:style style:name="Table300.A1" style:family="table-cell">
      <style:table-cell-properties fo:background-color="#ccffff" fo:padding="0.051cm" fo:border="0.002cm solid #000000">
        <style:background-image/>
      </style:table-cell-properties>
    </style:style>
    <style:style style:name="Table300.2" style:family="table-row">
      <style:table-row-properties style:min-row-height="2.796cm"/>
    </style:style>
    <style:style style:name="Table300.A2" style:family="table-cell">
      <style:table-cell-properties fo:padding="0.051cm" fo:border-left="0.002cm solid #000000" fo:border-right="0.002cm solid #000000" fo:border-top="none" fo:border-bottom="0.002cm solid #000000"/>
    </style:style>
    <style:style style:name="Table301" style:family="table">
      <style:table-properties table:align="margins"/>
    </style:style>
    <style:style style:name="Table301.A" style:family="table-column">
      <style:table-column-properties style:rel-column-width="9357*"/>
    </style:style>
    <style:style style:name="Table301.B" style:family="table-column">
      <style:table-column-properties style:rel-column-width="14001*"/>
    </style:style>
    <style:style style:name="Table301.C" style:family="table-column">
      <style:table-column-properties style:rel-column-width="6834*"/>
    </style:style>
    <style:style style:name="Table301.D" style:family="table-column">
      <style:table-column-properties style:rel-column-width="9282*"/>
    </style:style>
    <style:style style:name="Table301.E" style:family="table-column">
      <style:table-column-properties style:rel-column-width="7330*"/>
    </style:style>
    <style:style style:name="Table301.F" style:family="table-column">
      <style:table-column-properties style:rel-column-width="9364*"/>
    </style:style>
    <style:style style:name="Table301.G" style:family="table-column">
      <style:table-column-properties style:rel-column-width="9367*"/>
    </style:style>
    <style:style style:name="Table301.A1" style:family="table-cell">
      <style:table-cell-properties fo:padding="0.097cm" fo:border-left="0.002cm solid #000000" fo:border-right="none" fo:border-top="0.002cm solid #000000" fo:border-bottom="0.002cm solid #000000"/>
    </style:style>
    <style:style style:name="Table301.G1" style:family="table-cell">
      <style:table-cell-properties fo:padding="0.097cm" fo:border="0.002cm solid #000000"/>
    </style:style>
    <style:style style:name="Table301.A2" style:family="table-cell">
      <style:table-cell-properties fo:padding="0.097cm" fo:border-left="0.002cm solid #000000" fo:border-right="none" fo:border-top="none" fo:border-bottom="0.002cm solid #000000"/>
    </style:style>
    <style:style style:name="Table301.G2" style:family="table-cell">
      <style:table-cell-properties fo:padding="0.097cm" fo:border-left="0.002cm solid #000000" fo:border-right="0.002cm solid #000000" fo:border-top="none" fo:border-bottom="0.002cm solid #000000"/>
    </style:style>
    <style:style style:name="Table302" style:family="table">
      <style:table-properties fo:margin-left="-0.016cm" fo:margin-right="0.037cm" table:align="margins"/>
    </style:style>
    <style:style style:name="Table302.A" style:family="table-column">
      <style:table-column-properties style:rel-column-width="20318*"/>
    </style:style>
    <style:style style:name="Table302.B" style:family="table-column">
      <style:table-column-properties style:rel-column-width="18272*"/>
    </style:style>
    <style:style style:name="Table302.C" style:family="table-column">
      <style:table-column-properties style:rel-column-width="26945*"/>
    </style:style>
    <style:style style:name="Table302.1" style:family="table-row">
      <style:table-row-properties style:min-row-height="0.728cm"/>
    </style:style>
    <style:style style:name="Table30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2.C1" style:family="table-cell">
      <style:table-cell-properties fo:background-color="#ffffcc" fo:padding="0.097cm" fo:border="0.002cm solid #000000">
        <style:background-image/>
      </style:table-cell-properties>
    </style:style>
    <style:style style:name="Table302.A2" style:family="table-cell">
      <style:table-cell-properties fo:padding="0.097cm" fo:border-left="0.002cm solid #000000" fo:border-right="none" fo:border-top="none" fo:border-bottom="0.002cm solid #000000"/>
    </style:style>
    <style:style style:name="Table302.B2" style:family="table-cell">
      <style:table-cell-properties style:vertical-align="middle" fo:padding="0.097cm" fo:border-left="0.002cm solid #000000" fo:border-right="none" fo:border-top="none" fo:border-bottom="0.002cm solid #000000"/>
    </style:style>
    <style:style style:name="Table302.C2" style:family="table-cell">
      <style:table-cell-properties fo:padding="0.097cm" fo:border-left="0.002cm solid #000000" fo:border-right="0.002cm solid #000000" fo:border-top="none" fo:border-bottom="0.002cm solid #000000"/>
    </style:style>
    <style:style style:name="Table302.5" style:family="table-row">
      <style:table-row-properties style:min-row-height="0.586cm"/>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font-size-asian="20pt" style:font-size-complex="20pt"/>
    </style:style>
    <style:style style:name="P4" style:family="paragraph" style:parent-style-name="Heading_20_2">
      <style:paragraph-properties fo:margin-left="0cm" fo:margin-right="0cm" fo:text-align="start" style:justify-single-word="false" fo:text-indent="0cm" style:auto-text-indent="false"/>
      <style:text-properties style:language-asian="zh" style:country-asian="TW"/>
    </style:style>
    <style:style style:name="P5" style:family="paragraph" style:parent-style-name="Heading_20_2">
      <style:paragraph-properties fo:margin-left="0cm" fo:margin-right="0cm" fo:text-indent="0cm" style:auto-text-indent="false" fo:background-color="transparent" fo:keep-with-next="always">
        <style:tab-stops/>
        <style:background-image/>
      </style:paragraph-properties>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language-asian="zh" style:country-asian="TW" style:font-name-complex="Courier New1" style:font-size-complex="10pt"/>
    </style:style>
    <style:style style:name="P8"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9" style:family="paragraph" style:parent-style-name="Standard">
      <style:text-properties style:font-name="Tahoma" fo:font-size="16pt" fo:font-style="normal" style:font-size-asian="16pt" style:language-asian="zh" style:country-asian="TW" style:font-style-asian="normal" style:font-size-complex="16pt" style:font-style-complex="normal"/>
    </style:style>
    <style:style style:name="P10" style:family="paragraph" style:parent-style-name="Standard">
      <style:paragraph-properties fo:text-align="center" style:justify-single-word="false"/>
    </style:style>
    <style:style style:name="P11" style:family="paragraph" style:parent-style-name="Standard">
      <style:text-properties style:language-asian="zh" style:country-asian="TW"/>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start" style:justify-single-word="false"/>
      <style:text-properties style:font-name="Courier New1" fo:font-size="10pt" style:font-name-asian="Courier New1" style:font-size-asian="10pt" style:font-name-complex="Courier New1" style:font-size-complex="10pt"/>
    </style:style>
    <style:style style:name="P14" style:family="paragraph" style:parent-style-name="Standard">
      <style:paragraph-properties fo:text-align="start" style:justify-single-word="false"/>
    </style:style>
    <style:style style:name="P15" style:family="paragraph" style:parent-style-name="Standard">
      <style:text-properties style:font-name="Verdana1" fo:font-size="8pt" fo:font-weight="bold" style:font-size-asian="8pt" style:font-weight-asian="bold" style:font-size-complex="8pt" style:font-weight-complex="bold"/>
    </style:style>
    <style:style style:name="P1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7"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8"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9"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20" style:family="paragraph" style:parent-style-name="Text_20_body">
      <style:paragraph-properties fo:text-align="start" style:justify-single-word="false"/>
    </style:style>
    <style:style style:name="P21" style:family="paragraph" style:parent-style-name="Text_20_body">
      <style:text-properties style:language-asian="zh" style:country-asian="TW"/>
    </style:style>
    <style:style style:name="P22" style:family="paragraph" style:parent-style-name="Text_20_body">
      <style:paragraph-properties fo:text-align="start" style:justify-single-word="false"/>
      <style:text-properties style:language-asian="zh" style:country-asian="TW"/>
    </style:style>
    <style:style style:name="P23" style:family="paragraph" style:parent-style-name="Text_20_body">
      <style:text-properties fo:font-weight="bold" style:language-asian="zh" style:country-asian="TW" style:font-weight-asian="bold" style:font-weight-complex="bold"/>
    </style:style>
    <style:style style:name="P24" style:family="paragraph" style:parent-style-name="Text_20_body">
      <style:paragraph-properties fo:text-align="center" style:justify-single-word="false"/>
      <style:text-properties fo:font-weight="bold" style:language-asian="zh" style:country-asian="TW" style:font-weight-asian="bold" style:font-weight-complex="bold"/>
    </style:style>
    <style:style style:name="P25"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6"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7" style:family="paragraph" style:parent-style-name="Heading_20_1">
      <style:paragraph-properties fo:text-align="start" style:justify-single-word="false"/>
    </style:style>
    <style:style style:name="P28" style:family="paragraph" style:parent-style-name="Heading_20_2">
      <style:paragraph-properties fo:text-align="start" style:justify-single-word="false"/>
    </style:style>
    <style:style style:name="P29" style:family="paragraph" style:parent-style-name="Heading_20_2">
      <style:text-properties style:font-name="Tahoma" fo:font-size="16pt" fo:font-style="normal" style:font-size-asian="16pt" style:language-asian="zh" style:country-asian="TW" style:font-style-asian="normal" style:font-size-complex="16pt" style:font-style-complex="normal"/>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center" style:justify-single-word="false"/>
      <style:text-properties fo:font-weight="bold" style:font-weight-asian="bold" style:font-weight-complex="bold"/>
    </style:style>
    <style:style style:name="P32" style:family="paragraph" style:parent-style-name="Table_20_Contents">
      <style:paragraph-properties fo:text-align="start"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language-asian="zh" style:country-asian="TW" style:font-weight-asian="bold" style:font-weight-complex="bold"/>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style:language-asian="zh" style:country-asian="TW"/>
    </style:style>
    <style:style style:name="P37" style:family="paragraph" style:parent-style-name="Table_20_Contents">
      <style:paragraph-properties fo:text-align="start" style:justify-single-word="false"/>
      <style:text-properties style:language-asian="zh" style:country-asian="TW"/>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font-name-complex="Courier New1" style:font-size-complex="10pt"/>
    </style:style>
    <style:style style:name="P40"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language-asian="zh" style:country-asian="TW" style:font-name-complex="Courier New1" style:font-size-complex="10pt"/>
    </style:style>
    <style:style style:name="P41"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42" style:family="paragraph" style:parent-style-name="Table_20_Contents">
      <style:paragraph-properties fo:text-align="start" style:justify-single-word="false"/>
      <style:text-properties style:font-name="Courier New1" fo:font-size="10pt" style:font-name-asian="Courier New1" style:font-size-asian="10pt" style:language-asian="zh" style:country-asian="TW" style:font-name-complex="Courier New1" style:font-size-complex="10pt"/>
    </style:style>
    <style:style style:name="P43" style:family="paragraph" style:parent-style-name="Table_20_Contents">
      <style:paragraph-properties fo:text-align="start" style:justify-single-word="false"/>
      <style:text-properties style:font-name="Courier New1" fo:font-size="10pt" style:text-underline-style="none" style:font-name-asian="Courier New1" style:font-size-asian="10pt" style:font-name-complex="Courier New1" style:font-size-complex="10pt"/>
    </style:style>
    <style:style style:name="P44" style:family="paragraph" style:parent-style-name="Table_20_Contents">
      <style:text-properties style:font-name="Times New Roman" fo:font-size="12pt" style:font-name-asian="Courier New1" style:font-size-asian="12pt" style:language-asian="zh" style:country-asian="TW" style:font-name-complex="Courier New1" style:font-size-complex="12pt"/>
    </style:style>
    <style:style style:name="P45" style:family="paragraph" style:parent-style-name="Table_20_Contents">
      <style:paragraph-properties fo:text-align="start" style:justify-single-word="false"/>
      <style:text-properties style:font-name="Times New Roman" fo:font-size="12pt" style:font-name-asian="Courier New1" style:font-size-asian="12pt" style:language-asian="zh" style:country-asian="TW" style:font-name-complex="Courier New1" style:font-size-complex="12pt"/>
    </style:style>
    <style:style style:name="P46" style:family="paragraph" style:parent-style-name="Heading">
      <style:text-properties fo:font-size="10pt" fo:font-weight="bold" style:font-size-asian="10pt" style:font-weight-asian="bold" style:font-size-complex="10pt" style:font-weight-complex="bold"/>
    </style:style>
    <style:style style:name="P47" style:family="paragraph" style:parent-style-name="Heading_20_3">
      <style:text-properties style:language-asian="zh" style:country-asian="TW"/>
    </style:style>
    <style:style style:name="P48" style:family="paragraph" style:parent-style-name="Text_20_body_20_indent">
      <style:text-properties style:language-asian="zh" style:country-asian="TW"/>
    </style:style>
    <style:style style:name="P49" style:family="paragraph" style:parent-style-name="Heading_20_3">
      <style:paragraph-properties fo:background-color="transparent" fo:keep-with-next="always">
        <style:tab-stops/>
        <style:background-image/>
      </style:paragraph-properties>
    </style:style>
    <style:style style:name="P50" style:family="paragraph" style:parent-style-name="Heading_20_3">
      <style:paragraph-properties fo:background-color="transparent" fo:keep-with-next="always">
        <style:tab-stops/>
        <style:background-image/>
      </style:paragraph-properties>
      <style:text-properties style:language-asian="zh" style:country-asian="TW"/>
    </style:style>
    <style:style style:name="P51" style:family="paragraph" style:parent-style-name="Table_20_Heading">
      <style:paragraph-properties fo:text-align="center" style:justify-single-word="false" fo:background-color="transparent">
        <style:background-image/>
      </style:paragraph-properties>
      <style:text-properties style:language-asian="zh" style:country-asian="TW"/>
    </style:style>
    <style:style style:name="P52" style:family="paragraph" style:parent-style-name="Table_20_Heading">
      <style:paragraph-properties fo:text-align="center" style:justify-single-word="false" fo:background-color="transparent">
        <style:background-image/>
      </style:paragraph-properties>
    </style:style>
    <style:style style:name="P53" style:family="paragraph" style:parent-style-name="Heading_20_2">
      <style:paragraph-properties fo:break-before="page"/>
      <style:text-properties style:font-name="Tahoma" fo:font-size="16pt" fo:font-style="normal" style:font-size-asian="16pt" style:language-asian="zh" style:country-asian="TW" style:font-style-asian="normal" style:font-size-complex="16pt" style:font-style-complex="normal"/>
    </style:style>
    <style:style style:name="P54" style:family="paragraph" style:parent-style-name="Heading_20_4">
      <style:text-properties fo:font-style="normal" style:language-asian="zh" style:country-asian="TW" style:font-style-asian="normal" style:font-style-complex="normal"/>
    </style:style>
    <style:style style:name="P55" style:family="paragraph" style:parent-style-name="Heading_20_4">
      <style:text-properties fo:font-style="normal" style:font-style-asian="normal" style:font-style-complex="normal"/>
    </style:style>
    <style:style style:name="P56" style:family="paragraph" style:parent-style-name="Contents_20_1">
      <style:paragraph-properties>
        <style:tab-stops>
          <style:tab-stop style:position="17.59cm" style:type="right" style:leader-style="dotted" style:leader-text="."/>
        </style:tab-stops>
      </style:paragraph-properties>
    </style:style>
    <style:style style:name="P57" style:family="paragraph" style:parent-style-name="Contents_20_2">
      <style:paragraph-properties>
        <style:tab-stops>
          <style:tab-stop style:position="17.09cm" style:type="right" style:leader-style="dotted" style:leader-text="."/>
        </style:tab-stops>
      </style:paragraph-properties>
    </style:style>
    <style:style style:name="P58" style:family="paragraph" style:parent-style-name="Contents_20_3">
      <style:paragraph-properties>
        <style:tab-stops>
          <style:tab-stop style:position="16.591cm" style:type="right" style:leader-style="dotted" style:leader-text="."/>
        </style:tab-stops>
      </style:paragraph-properties>
    </style:style>
    <style:style style:name="P59" style:family="paragraph" style:parent-style-name="Table_20_Contents" style:list-style-name="L3">
      <style:text-properties fo:font-weight="bold" style:font-weight-asian="bold" style:font-weight-complex="bold"/>
    </style:style>
    <style:style style:name="P60" style:family="paragraph" style:parent-style-name="Table_20_Contents" style:list-style-name="L4">
      <style:text-properties fo:font-weight="bold" style:font-weight-asian="bold" style:font-weight-complex="bold"/>
    </style:style>
    <style:style style:name="P61" style:family="paragraph" style:parent-style-name="Table_20_Contents" style:list-style-name="L7">
      <style:text-properties fo:font-weight="bold" style:font-weight-asian="bold" style:font-weight-complex="bold"/>
    </style:style>
    <style:style style:name="P62" style:family="paragraph" style:parent-style-name="Table_20_Contents" style:list-style-name="L4">
      <style:text-properties fo:font-weight="bold" style:language-asian="zh" style:country-asian="TW" style:font-weight-asian="bold" style:font-weight-complex="bold"/>
    </style:style>
    <style:style style:name="P63" style:family="paragraph" style:parent-style-name="Table_20_Contents" style:list-style-name="L7">
      <style:text-properties fo:font-weight="bold" style:language-asian="zh" style:country-asian="TW" style:font-weight-asian="bold" style:font-weight-complex="bold"/>
    </style:style>
    <style:style style:name="P64" style:family="paragraph" style:parent-style-name="Table_20_Contents" style:list-style-name="L3">
      <style:text-properties fo:font-weight="normal" style:font-weight-asian="normal" style:font-weight-complex="normal"/>
    </style:style>
    <style:style style:name="P65" style:family="paragraph" style:parent-style-name="Table_20_Contents" style:list-style-name="L4">
      <style:text-properties fo:font-weight="normal" style:font-weight-asian="normal" style:font-weight-complex="normal"/>
    </style:style>
    <style:style style:name="P66" style:family="paragraph" style:parent-style-name="Table_20_Contents" style:list-style-name="L7">
      <style:text-properties fo:font-weight="normal" style:language-asian="zh" style:country-asian="TW" style:font-weight-asian="normal" style:font-weight-complex="normal"/>
    </style:style>
    <style:style style:name="P67"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style>
    <style:style style:name="P68"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text-properties fo:font-weight="bold" style:font-weight-asian="bold" style:font-weight-complex="bold"/>
    </style:style>
    <style:style style:name="P69" style:family="paragraph" style:parent-style-name="List_20_Contents" style:list-style-name="L6"/>
    <style:style style:name="P70" style:family="paragraph" style:parent-style-name="Text_20_body" style:list-style-name="L1"/>
    <style:style style:name="P71" style:family="paragraph" style:parent-style-name="Text_20_body" style:list-style-name="L1">
      <style:text-properties fo:font-weight="bold"/>
    </style:style>
    <style:style style:name="P72" style:family="paragraph" style:parent-style-name="Text_20_body">
      <style:text-properties fo:font-weight="bold" style:language-asian="zh" style:country-asian="TW" style:font-weight-asian="bold" style:font-weight-complex="bold"/>
    </style:style>
    <style:style style:name="P73" style:family="paragraph" style:parent-style-name="Text_20_body" style:list-style-name="L1">
      <style:text-properties fo:font-weight="normal" style:font-weight-asian="normal" style:font-weight-complex="normal"/>
    </style:style>
    <style:style style:name="P74" style:family="paragraph" style:parent-style-name="Text_20_body" style:list-style-name="L5"/>
    <style:style style:name="P75" style:family="paragraph" style:parent-style-name="Text_20_body" style:list-style-name="L6"/>
    <style:style style:name="P76" style:family="paragraph" style:parent-style-name="Text_20_body" style:list-style-name="L13"/>
    <style:style style:name="P77" style:family="paragraph" style:parent-style-name="Text_20_body" style:list-style-name="L67"/>
    <style:style style:name="P78"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79"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80"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81"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82"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font-weight-asian="bold" style:font-weight-complex="bold"/>
    </style:style>
    <style:style style:name="P83"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normal" style:language-asian="zh" style:country-asian="TW" style:font-weight-asian="normal" style:font-weight-complex="normal"/>
    </style:style>
    <style:style style:name="P84"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size="10pt" fo:font-weight="bold" style:font-size-asian="10pt" style:font-weight-asian="bold" style:font-weight-complex="bold"/>
    </style:style>
    <style:style style:name="P85" style:family="paragraph" style:parent-style-name="Text_20_body" style:list-style-name="L8">
      <style:paragraph-properties fo:margin-left="2cm" fo:margin-right="0cm" fo:text-indent="0cm" style:auto-text-indent="false"/>
    </style:style>
    <style:style style:name="P86" style:family="paragraph" style:parent-style-name="Text_20_body" style:list-style-name="L9">
      <style:paragraph-properties fo:margin-left="2cm" fo:margin-right="0cm" fo:text-indent="0cm" style:auto-text-indent="false"/>
    </style:style>
    <style:style style:name="P87" style:family="paragraph" style:parent-style-name="Text_20_body" style:list-style-name="L10">
      <style:paragraph-properties fo:margin-left="2cm" fo:margin-right="0cm" fo:text-indent="0cm" style:auto-text-indent="false"/>
    </style:style>
    <style:style style:name="P88" style:family="paragraph" style:parent-style-name="Text_20_body" style:list-style-name="L11">
      <style:paragraph-properties fo:margin-left="2cm" fo:margin-right="0cm" fo:text-indent="0cm" style:auto-text-indent="false"/>
    </style:style>
    <style:style style:name="P89" style:family="paragraph" style:parent-style-name="Text_20_body" style:list-style-name="L12">
      <style:paragraph-properties fo:margin-left="2cm" fo:margin-right="0cm" fo:text-indent="0cm" style:auto-text-indent="false"/>
    </style:style>
    <style:style style:name="P90" style:family="paragraph" style:parent-style-name="Text_20_body" style:list-style-name="L14">
      <style:paragraph-properties fo:margin-left="2cm" fo:margin-right="0cm" fo:text-indent="0cm" style:auto-text-indent="false"/>
    </style:style>
    <style:style style:name="P91" style:family="paragraph" style:parent-style-name="Text_20_body" style:list-style-name="L15">
      <style:paragraph-properties fo:margin-left="2cm" fo:margin-right="0cm" fo:text-indent="0cm" style:auto-text-indent="false"/>
    </style:style>
    <style:style style:name="P92" style:family="paragraph" style:parent-style-name="Text_20_body" style:list-style-name="L16">
      <style:paragraph-properties fo:margin-left="2cm" fo:margin-right="0cm" fo:text-indent="0cm" style:auto-text-indent="false"/>
    </style:style>
    <style:style style:name="P93" style:family="paragraph" style:parent-style-name="Text_20_body" style:list-style-name="L17">
      <style:paragraph-properties fo:margin-left="2cm" fo:margin-right="0cm" fo:text-indent="0cm" style:auto-text-indent="false"/>
    </style:style>
    <style:style style:name="P94" style:family="paragraph" style:parent-style-name="Text_20_body" style:list-style-name="L18">
      <style:paragraph-properties fo:margin-left="2cm" fo:margin-right="0cm" fo:text-indent="0cm" style:auto-text-indent="false"/>
    </style:style>
    <style:style style:name="P95" style:family="paragraph" style:parent-style-name="Text_20_body" style:list-style-name="L19">
      <style:paragraph-properties fo:margin-left="2cm" fo:margin-right="0cm" fo:text-indent="0cm" style:auto-text-indent="false"/>
    </style:style>
    <style:style style:name="P96" style:family="paragraph" style:parent-style-name="Text_20_body" style:list-style-name="L20">
      <style:paragraph-properties fo:margin-left="2cm" fo:margin-right="0cm" fo:text-indent="0cm" style:auto-text-indent="false"/>
    </style:style>
    <style:style style:name="P97" style:family="paragraph" style:parent-style-name="Text_20_body" style:list-style-name="L21">
      <style:paragraph-properties fo:margin-left="2cm" fo:margin-right="0cm" fo:text-indent="0cm" style:auto-text-indent="false"/>
    </style:style>
    <style:style style:name="P98" style:family="paragraph" style:parent-style-name="Text_20_body" style:list-style-name="L22">
      <style:paragraph-properties fo:margin-left="2cm" fo:margin-right="0cm" fo:text-indent="0cm" style:auto-text-indent="false"/>
    </style:style>
    <style:style style:name="P99" style:family="paragraph" style:parent-style-name="Text_20_body" style:list-style-name="L23">
      <style:paragraph-properties fo:margin-left="2cm" fo:margin-right="0cm" fo:text-indent="0cm" style:auto-text-indent="false"/>
    </style:style>
    <style:style style:name="P100" style:family="paragraph" style:parent-style-name="Text_20_body" style:list-style-name="L24">
      <style:paragraph-properties fo:margin-left="2cm" fo:margin-right="0cm" fo:text-indent="0cm" style:auto-text-indent="false"/>
    </style:style>
    <style:style style:name="P101" style:family="paragraph" style:parent-style-name="Text_20_body" style:list-style-name="L25">
      <style:paragraph-properties fo:margin-left="2cm" fo:margin-right="0cm" fo:text-indent="0cm" style:auto-text-indent="false"/>
    </style:style>
    <style:style style:name="P102" style:family="paragraph" style:parent-style-name="Text_20_body" style:list-style-name="L26">
      <style:paragraph-properties fo:margin-left="2cm" fo:margin-right="0cm" fo:text-indent="0cm" style:auto-text-indent="false"/>
    </style:style>
    <style:style style:name="P103" style:family="paragraph" style:parent-style-name="Text_20_body" style:list-style-name="L27">
      <style:paragraph-properties fo:margin-left="2cm" fo:margin-right="0cm" fo:text-indent="0cm" style:auto-text-indent="false"/>
    </style:style>
    <style:style style:name="P104" style:family="paragraph" style:parent-style-name="Text_20_body" style:list-style-name="L28">
      <style:paragraph-properties fo:margin-left="2cm" fo:margin-right="0cm" fo:text-indent="0cm" style:auto-text-indent="false"/>
    </style:style>
    <style:style style:name="P105" style:family="paragraph" style:parent-style-name="Text_20_body" style:list-style-name="L29">
      <style:paragraph-properties fo:margin-left="2cm" fo:margin-right="0cm" fo:text-indent="0cm" style:auto-text-indent="false"/>
    </style:style>
    <style:style style:name="P106" style:family="paragraph" style:parent-style-name="Text_20_body" style:list-style-name="L30">
      <style:paragraph-properties fo:margin-left="2cm" fo:margin-right="0cm" fo:text-indent="0cm" style:auto-text-indent="false"/>
    </style:style>
    <style:style style:name="P107" style:family="paragraph" style:parent-style-name="Text_20_body" style:list-style-name="L31">
      <style:paragraph-properties fo:margin-left="2cm" fo:margin-right="0cm" fo:text-indent="0cm" style:auto-text-indent="false"/>
    </style:style>
    <style:style style:name="P108" style:family="paragraph" style:parent-style-name="Text_20_body" style:list-style-name="L32">
      <style:paragraph-properties fo:margin-left="2cm" fo:margin-right="0cm" fo:text-indent="0cm" style:auto-text-indent="false"/>
    </style:style>
    <style:style style:name="P109" style:family="paragraph" style:parent-style-name="Text_20_body" style:list-style-name="L33">
      <style:paragraph-properties fo:margin-left="2cm" fo:margin-right="0cm" fo:text-indent="0cm" style:auto-text-indent="false"/>
    </style:style>
    <style:style style:name="P110" style:family="paragraph" style:parent-style-name="Text_20_body" style:list-style-name="L34">
      <style:paragraph-properties fo:margin-left="2cm" fo:margin-right="0cm" fo:text-indent="0cm" style:auto-text-indent="false"/>
    </style:style>
    <style:style style:name="P111" style:family="paragraph" style:parent-style-name="Text_20_body" style:list-style-name="L35">
      <style:paragraph-properties fo:margin-left="2cm" fo:margin-right="0cm" fo:text-indent="0cm" style:auto-text-indent="false"/>
    </style:style>
    <style:style style:name="P112" style:family="paragraph" style:parent-style-name="Text_20_body" style:list-style-name="L36">
      <style:paragraph-properties fo:margin-left="2cm" fo:margin-right="0cm" fo:text-indent="0cm" style:auto-text-indent="false"/>
    </style:style>
    <style:style style:name="P113" style:family="paragraph" style:parent-style-name="Text_20_body" style:list-style-name="L37">
      <style:paragraph-properties fo:margin-left="2cm" fo:margin-right="0cm" fo:text-indent="0cm" style:auto-text-indent="false"/>
    </style:style>
    <style:style style:name="P114" style:family="paragraph" style:parent-style-name="Text_20_body" style:list-style-name="L38">
      <style:paragraph-properties fo:margin-left="2cm" fo:margin-right="0cm" fo:text-indent="0cm" style:auto-text-indent="false"/>
    </style:style>
    <style:style style:name="P115" style:family="paragraph" style:parent-style-name="Text_20_body" style:list-style-name="L39">
      <style:paragraph-properties fo:margin-left="2cm" fo:margin-right="0cm" fo:text-indent="0cm" style:auto-text-indent="false"/>
    </style:style>
    <style:style style:name="P116" style:family="paragraph" style:parent-style-name="Text_20_body" style:list-style-name="L40">
      <style:paragraph-properties fo:margin-left="2cm" fo:margin-right="0cm" fo:text-indent="0cm" style:auto-text-indent="false"/>
    </style:style>
    <style:style style:name="P117" style:family="paragraph" style:parent-style-name="Text_20_body" style:list-style-name="L41">
      <style:paragraph-properties fo:margin-left="2cm" fo:margin-right="0cm" fo:text-indent="0cm" style:auto-text-indent="false"/>
    </style:style>
    <style:style style:name="P118" style:family="paragraph" style:parent-style-name="Text_20_body" style:list-style-name="L42">
      <style:paragraph-properties fo:margin-left="2cm" fo:margin-right="0cm" fo:text-indent="0cm" style:auto-text-indent="false"/>
    </style:style>
    <style:style style:name="P119" style:family="paragraph" style:parent-style-name="Text_20_body" style:list-style-name="L43">
      <style:paragraph-properties fo:margin-left="2cm" fo:margin-right="0cm" fo:text-indent="0cm" style:auto-text-indent="false"/>
    </style:style>
    <style:style style:name="P120" style:family="paragraph" style:parent-style-name="Text_20_body" style:list-style-name="L44">
      <style:paragraph-properties fo:margin-left="2cm" fo:margin-right="0cm" fo:text-indent="0cm" style:auto-text-indent="false"/>
    </style:style>
    <style:style style:name="P121" style:family="paragraph" style:parent-style-name="Text_20_body" style:list-style-name="L45">
      <style:paragraph-properties fo:margin-left="2cm" fo:margin-right="0cm" fo:text-indent="0cm" style:auto-text-indent="false"/>
    </style:style>
    <style:style style:name="P122" style:family="paragraph" style:parent-style-name="Text_20_body" style:list-style-name="L46">
      <style:paragraph-properties fo:margin-left="2cm" fo:margin-right="0cm" fo:text-indent="0cm" style:auto-text-indent="false"/>
    </style:style>
    <style:style style:name="P123" style:family="paragraph" style:parent-style-name="Text_20_body" style:list-style-name="L47">
      <style:paragraph-properties fo:margin-left="2cm" fo:margin-right="0cm" fo:text-indent="0cm" style:auto-text-indent="false"/>
    </style:style>
    <style:style style:name="P124" style:family="paragraph" style:parent-style-name="Text_20_body" style:list-style-name="L48">
      <style:paragraph-properties fo:margin-left="2cm" fo:margin-right="0cm" fo:text-indent="0cm" style:auto-text-indent="false"/>
    </style:style>
    <style:style style:name="P125" style:family="paragraph" style:parent-style-name="Text_20_body" style:list-style-name="L49">
      <style:paragraph-properties fo:margin-left="2cm" fo:margin-right="0cm" fo:text-indent="0cm" style:auto-text-indent="false"/>
    </style:style>
    <style:style style:name="P126" style:family="paragraph" style:parent-style-name="Text_20_body" style:list-style-name="L50">
      <style:paragraph-properties fo:margin-left="2cm" fo:margin-right="0cm" fo:text-indent="0cm" style:auto-text-indent="false"/>
    </style:style>
    <style:style style:name="P127" style:family="paragraph" style:parent-style-name="Text_20_body" style:list-style-name="L51">
      <style:paragraph-properties fo:margin-left="2cm" fo:margin-right="0cm" fo:text-indent="0cm" style:auto-text-indent="false"/>
    </style:style>
    <style:style style:name="P128" style:family="paragraph" style:parent-style-name="Text_20_body" style:list-style-name="L52">
      <style:paragraph-properties fo:margin-left="2cm" fo:margin-right="0cm" fo:text-indent="0cm" style:auto-text-indent="false"/>
    </style:style>
    <style:style style:name="P129" style:family="paragraph" style:parent-style-name="Text_20_body" style:list-style-name="L53">
      <style:paragraph-properties fo:margin-left="2cm" fo:margin-right="0cm" fo:text-indent="0cm" style:auto-text-indent="false"/>
    </style:style>
    <style:style style:name="P130" style:family="paragraph" style:parent-style-name="Text_20_body" style:list-style-name="L54">
      <style:paragraph-properties fo:margin-left="2cm" fo:margin-right="0cm" fo:text-indent="0cm" style:auto-text-indent="false"/>
    </style:style>
    <style:style style:name="P131" style:family="paragraph" style:parent-style-name="Text_20_body" style:list-style-name="L55">
      <style:paragraph-properties fo:margin-left="2cm" fo:margin-right="0cm" fo:text-indent="0cm" style:auto-text-indent="false"/>
    </style:style>
    <style:style style:name="P132" style:family="paragraph" style:parent-style-name="Text_20_body" style:list-style-name="L56">
      <style:paragraph-properties fo:margin-left="2cm" fo:margin-right="0cm" fo:text-indent="0cm" style:auto-text-indent="false"/>
    </style:style>
    <style:style style:name="P133" style:family="paragraph" style:parent-style-name="Text_20_body" style:list-style-name="L57">
      <style:paragraph-properties fo:margin-left="2cm" fo:margin-right="0cm" fo:text-indent="0cm" style:auto-text-indent="false"/>
    </style:style>
    <style:style style:name="P134" style:family="paragraph" style:parent-style-name="Text_20_body" style:list-style-name="L58">
      <style:paragraph-properties fo:margin-left="2cm" fo:margin-right="0cm" fo:text-indent="0cm" style:auto-text-indent="false"/>
    </style:style>
    <style:style style:name="P135" style:family="paragraph" style:parent-style-name="Text_20_body" style:list-style-name="L59">
      <style:paragraph-properties fo:margin-left="2cm" fo:margin-right="0cm" fo:text-indent="0cm" style:auto-text-indent="false"/>
    </style:style>
    <style:style style:name="P136" style:family="paragraph" style:parent-style-name="Text_20_body" style:list-style-name="L60">
      <style:paragraph-properties fo:margin-left="2cm" fo:margin-right="0cm" fo:text-indent="0cm" style:auto-text-indent="false"/>
    </style:style>
    <style:style style:name="P137" style:family="paragraph" style:parent-style-name="Text_20_body" style:list-style-name="L61">
      <style:paragraph-properties fo:margin-left="2cm" fo:margin-right="0cm" fo:text-indent="0cm" style:auto-text-indent="false"/>
    </style:style>
    <style:style style:name="P138" style:family="paragraph" style:parent-style-name="Text_20_body" style:list-style-name="L62">
      <style:paragraph-properties fo:margin-left="2cm" fo:margin-right="0cm" fo:text-indent="0cm" style:auto-text-indent="false"/>
    </style:style>
    <style:style style:name="P139" style:family="paragraph" style:parent-style-name="Text_20_body" style:list-style-name="L63">
      <style:paragraph-properties fo:margin-left="2cm" fo:margin-right="0cm" fo:text-indent="0cm" style:auto-text-indent="false"/>
    </style:style>
    <style:style style:name="P140" style:family="paragraph" style:parent-style-name="Text_20_body" style:list-style-name="L64">
      <style:paragraph-properties fo:margin-left="2cm" fo:margin-right="0cm" fo:text-indent="0cm" style:auto-text-indent="false"/>
    </style:style>
    <style:style style:name="P141" style:family="paragraph" style:parent-style-name="Text_20_body" style:list-style-name="L65">
      <style:paragraph-properties fo:margin-left="2cm" fo:margin-right="0cm" fo:text-indent="0cm" style:auto-text-indent="false"/>
    </style:style>
    <style:style style:name="P142" style:family="paragraph" style:parent-style-name="Text_20_body" style:list-style-name="L66">
      <style:paragraph-properties fo:margin-left="2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weight="normal" style:font-size-asian="10pt" style:language-asian="zh" style:country-asian="TW" style:font-weight-asian="normal" style:font-size-complex="10pt"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language-asian="zh" style:country-asian="TW" style:font-weight-asian="bold" style:font-weight-complex="bold"/>
    </style:style>
    <style:style style:name="T11" style:family="text">
      <style:text-properties fo:font-style="italic"/>
    </style:style>
    <style:style style:name="T12" style:family="text">
      <style:text-properties fo:font-weight="normal" style:font-weight-asian="normal" style:font-weight-complex="normal"/>
    </style:style>
    <style:style style:name="T13" style:family="text">
      <style:text-properties fo:font-weight="normal" style:language-asian="zh" style:country-asian="TW" style:font-weight-asian="normal" style:font-weight-complex="normal"/>
    </style:style>
    <style:style style:name="T14" style:family="text">
      <style:text-properties style:font-name="Verdana1" fo:font-size="10pt" style:font-size-asian="10pt" style:language-asian="zh" style:country-asian="TW"/>
    </style:style>
    <style:style style:name="T15" style:family="text">
      <style:text-properties style:font-name="Verdana1" fo:font-size="10pt" style:font-name-asian="細明體" style:font-size-asian="10pt" style:language-asian="zh" style:country-asian="TW" style:font-name-complex="Tahoma3"/>
    </style:style>
    <style:style style:name="T16" style:family="text">
      <style:text-properties style:font-name="Verdana1" style:language-asian="zh" style:country-asian="TW"/>
    </style:style>
    <style:style style:name="T17" style:family="text">
      <style:text-properties style:font-name="Verdana1" style:font-name-asian="細明體" style:language-asian="zh" style:country-asian="TW" style:font-name-complex="Tahoma3"/>
    </style:style>
    <style:style style:name="T18" style:family="text">
      <style:text-properties style:font-name="Courier New1" fo:font-size="10pt" style:font-name-asian="Courier New1" style:font-size-asian="10pt" style:font-name-complex="Courier New1" style:font-size-complex="10pt"/>
    </style:style>
    <style:style style:name="T19" style:family="text">
      <style:text-properties style:font-name="Courier New1" fo:font-size="10pt" style:font-name-asian="Courier New1" style:font-size-asian="10pt" style:language-asian="zh" style:country-asian="TW" style:font-name-complex="Courier New1" style:font-size-complex="10pt"/>
    </style:style>
    <style:style style:name="T20" style:family="text">
      <style:text-properties style:font-name="Courier New1" style:font-name-asian="Courier New1" style:font-name-complex="Courier New1"/>
    </style:style>
    <style:style style:name="T21" style:family="text">
      <style:text-properties style:font-name="Courier New1" style:font-name-asian="Courier New1" style:language-asian="zh" style:country-asian="TW" style:font-name-complex="Courier New1"/>
    </style:style>
    <style:style style:name="T22" style:family="text">
      <style:text-properties fo:color="#000000"/>
    </style:style>
    <style:style style:name="T23" style:family="text">
      <style:text-properties fo:color="#000000" style:font-name="Courier New1" style:font-name-asian="Courier New1" style:font-name-complex="Courier New1"/>
    </style:style>
    <style:style style:name="T24" style:family="text">
      <style:text-properties fo:color="#000000" style:font-name="Courier New1" fo:font-size="10pt" style:font-name-asian="Courier New1" style:font-size-asian="10pt" style:font-name-complex="Courier New1" style:font-size-complex="10pt"/>
    </style:style>
    <style:style style:name="T25" style:family="text">
      <style:text-properties fo:color="#000000" style:text-underline-style="none"/>
    </style:style>
    <style:style style:name="T26" style:family="text">
      <style:text-properties fo:color="#000000" style:text-underline-style="none" style:language-asian="zh" style:country-asian="TW"/>
    </style:style>
    <style:style style:name="T27" style:family="text">
      <style:text-properties fo:color="#000000" style:text-underline-style="solid" style:text-underline-width="auto" style:text-underline-color="font-color"/>
    </style:style>
    <style:style style:name="T28" style:family="text">
      <style:text-properties fo:color="#000000" style:language-asian="zh" style:country-asian="TW"/>
    </style:style>
    <style:style style:name="T29" style:family="text">
      <style:text-properties style:text-underline-style="none"/>
    </style:style>
    <style:style style:name="T30" style:family="text">
      <style:text-properties style:font-name="Times New Roman2" fo:font-size="12pt" fo:font-weight="normal" style:font-name-asian="Times New Roman2" style:font-size-asian="12pt" style:font-weight-asian="normal" style:font-name-complex="Times New Roman2" style:font-size-complex="12pt" style:font-weight-complex="normal"/>
    </style:style>
    <style:style style:name="T31" style:family="text">
      <style:text-properties style:font-name="Times New Roman2" fo:font-size="12pt" fo:font-weight="normal" style:font-name-asian="Times New Roman2" style:font-size-asian="12pt" style:language-asian="zh" style:country-asian="TW" style:font-weight-asian="normal" style:font-name-complex="Times New Roman2" style:font-size-complex="12pt" style:font-weight-complex="normal"/>
    </style:style>
    <style:style style:name="T32" style:family="text">
      <style:text-properties style:font-name="Times New Roman" fo:font-size="12pt" fo:font-weight="normal" style:font-size-asian="12pt" style:font-weight-asian="normal" style:font-size-complex="12pt" style:font-weight-complex="normal"/>
    </style:style>
    <style:style style:name="T33" style:family="text">
      <style:text-properties style:font-name="Times New Roman" fo:font-size="12pt" fo:font-weight="normal" style:font-size-asian="12pt" style:language-asian="zh" style:country-asian="TW" style:font-weight-asian="normal" style:font-size-complex="12pt" style:font-weight-complex="normal"/>
    </style:style>
    <style:style style:name="T34" style:family="text">
      <style:text-properties fo:font-size="12pt" style:font-size-asian="12pt" style:font-size-complex="12pt"/>
    </style:style>
    <style:style style:name="T35" style:family="text">
      <style:text-properties fo:font-size="12pt" style:font-size-asian="12pt" style:language-asian="zh" style:country-asian="TW" style:font-size-complex="12pt"/>
    </style:style>
    <style:style style:name="T36" style:family="text">
      <style:text-properties fo:color="#3f5fbf"/>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3">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text:list-style style:name="L1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7">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8">ZK<text:span text:style-name="T1">TM</text:span></text:p>
      <text:p text:style-name="P8"/>
      <text:p text:style-name="Document_20_Title">ZK Style Guide</text:p>
      <text:p text:style-name="Document_20_SubTitle">Version 3.5.2</text:p>
      <text:p text:style-name="P19">October 2008</text:p>
      <text:p text:style-name="P16">Potix Corporation</text:p>
      <text:p text:style-name="P10"/>
      <text:p text:style-name="P25"/>
      <text:p text:style-name="P26"/>
      <text:p text:style-name="P17">Copyright © Potix Corporation. All rights reserved.</text:p>
      <text:p text:style-name="P18">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8">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8">Potix Corporation reserves the right to make changes in the product design without reservation and without notification to its users.</text:p>
      <text:p text:style-name="P18">The Potix logo and ZK are trademarks of Potix Corporation.</text:p>
      <text:p text:style-name="P18">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1. Introduction<text:tab/>8</text:p>
          <text:p text:style-name="P57"><text:a xlink:type="simple" xlink:href="#1.1.ZK Class Concept|outline" text:style-name="Internet_20_link" text:visited-style-name="Internet_20_link">ZK Class Concept<text:tab/>8</text:a></text:p>
          <text:p text:style-name="P58"><text:a xlink:type="simple" xlink:href="#1.1.1.Sclass|outline" text:style-name="Internet_20_link" text:visited-style-name="Internet_20_link">Sclass<text:tab/>8</text:a></text:p>
          <text:p text:style-name="P58"><text:a xlink:type="simple" xlink:href="#1.1.2.Zclass|outline" text:style-name="Internet_20_link" text:visited-style-name="Internet_20_link">Zclass<text:tab/>9</text:a></text:p>
          <text:p text:style-name="P58"><text:a xlink:type="simple" xlink:href="#1.1.3.Overwriting|outline" text:style-name="Internet_20_link" text:visited-style-name="Internet_20_link">Overwriting<text:tab/>10</text:a></text:p>
          <text:p text:style-name="P57"><text:a xlink:type="simple" xlink:href="#1.2.DOM Naming Structure|outline" text:style-name="Internet_20_link" text:visited-style-name="Internet_20_link">DOM Naming Structure<text:tab/>11</text:a></text:p>
          <text:p text:style-name="P58"><text:a xlink:type="simple" xlink:href="#1.2.1.Layout Elements:|outline" text:style-name="Internet_20_link" text:visited-style-name="Internet_20_link">Layout Elements:<text:tab/>11</text:a></text:p>
          <text:p text:style-name="P58"><text:a xlink:type="simple" xlink:href="#1.2.2.Other Elements:|outline" text:style-name="Internet_20_link" text:visited-style-name="Internet_20_link">Other Elements:<text:tab/>12</text:a></text:p>
          <text:p text:style-name="P58"><text:a xlink:type="simple" xlink:href="#1.2.3.Tool Icons:|outline" text:style-name="Internet_20_link" text:visited-style-name="Internet_20_link">Tool Icons:<text:tab/>12</text:a></text:p>
          <text:p text:style-name="P57"><text:a xlink:type="simple" xlink:href="#1.3.DOM Naming Position|outline" text:style-name="Internet_20_link" text:visited-style-name="Internet_20_link">DOM Naming Position<text:tab/>13</text:a></text:p>
          <text:p text:style-name="P58"><text:a xlink:type="simple" xlink:href="#1.3.1.Region:|outline" text:style-name="Internet_20_link" text:visited-style-name="Internet_20_link">Region:<text:tab/>13</text:a></text:p>
          <text:p text:style-name="P58"><text:a xlink:type="simple" xlink:href="#1.3.2.Parts: (3 x 3 grid)|outline" text:style-name="Internet_20_link" text:visited-style-name="Internet_20_link">Parts: (3 x 3 grid)<text:tab/>13</text:a></text:p>
          <text:p text:style-name="P58"><text:a xlink:type="simple" xlink:href="#1.3.3.Compass:|outline" text:style-name="Internet_20_link" text:visited-style-name="Internet_20_link">Compass:<text:tab/>14</text:a></text:p>
          <text:p text:style-name="P57"><text:a xlink:type="simple" xlink:href="#1.4.DOM Event Effect|outline" text:style-name="Internet_20_link" text:visited-style-name="Internet_20_link">DOM Event Effect<text:tab/>14</text:a></text:p>
          <text:p text:style-name="P57"><text:a xlink:type="simple" xlink:href="#1.4.Action Image Indexing|outline" text:style-name="Internet_20_link" text:visited-style-name="Internet_20_link">Action Image Indexing<text:tab/>14</text:a></text:p>
          <text:p text:style-name="P56">2. XUL Components<text:tab/>16</text:p>
          <text:p text:style-name="P57"><text:a xlink:type="simple" xlink:href="#2.1.Auxhead|outline" text:style-name="Internet_20_link" text:visited-style-name="Internet_20_link">Auxhead<text:tab/>16</text:a></text:p>
          <text:p text:style-name="P58"><text:a xlink:type="simple" xlink:href="#2.1.1.Mold: Default|outline" text:style-name="Internet_20_link" text:visited-style-name="Internet_20_link">Mold: Default<text:tab/>16</text:a></text:p>
          <text:p text:style-name="P57"><text:a xlink:type="simple" xlink:href="#2.2.Bandbox|outline" text:style-name="Internet_20_link" text:visited-style-name="Internet_20_link">Bandbox<text:tab/>18</text:a></text:p>
          <text:p text:style-name="P58"><text:a xlink:type="simple" xlink:href="#2.2.1.Mold: Default|outline" text:style-name="Internet_20_link" text:visited-style-name="Internet_20_link">Mold: Default<text:tab/>18</text:a></text:p>
          <text:p text:style-name="P57"><text:a xlink:type="simple" xlink:href="#2.3.Bandpopup|outline" text:style-name="Internet_20_link" text:visited-style-name="Internet_20_link">Bandpopup<text:tab/>20</text:a></text:p>
          <text:p text:style-name="P58"><text:a xlink:type="simple" xlink:href="#2.3.1.Mold: Default|outline" text:style-name="Internet_20_link" text:visited-style-name="Internet_20_link">Mold: Default<text:tab/>20</text:a></text:p>
          <text:p text:style-name="P57"><text:a xlink:type="simple" xlink:href="#2.4.Borderlayout|outline" text:style-name="Internet_20_link" text:visited-style-name="Internet_20_link">Borderlayout<text:tab/>22</text:a></text:p>
          <text:p text:style-name="P58"><text:a xlink:type="simple" xlink:href="#2.4.1.Mold: Default|outline" text:style-name="Internet_20_link" text:visited-style-name="Internet_20_link">Mold: Default<text:tab/>22</text:a></text:p>
          <text:p text:style-name="P58"><text:a xlink:type="simple" xlink:href="#2.4.2.North:|outline" text:style-name="Internet_20_link" text:visited-style-name="Internet_20_link">North:<text:tab/>23</text:a></text:p>
          <text:p text:style-name="P58"><text:a xlink:type="simple" xlink:href="#2.4.3.South:|outline" text:style-name="Internet_20_link" text:visited-style-name="Internet_20_link">South:<text:tab/>25</text:a></text:p>
          <text:p text:style-name="P58"><text:a xlink:type="simple" xlink:href="#2.4.4.West:|outline" text:style-name="Internet_20_link" text:visited-style-name="Internet_20_link">West:<text:tab/>27</text:a></text:p>
          <text:p text:style-name="P58"><text:a xlink:type="simple" xlink:href="#2.4.5.East:|outline" text:style-name="Internet_20_link" text:visited-style-name="Internet_20_link">East:<text:tab/>29</text:a></text:p>
          <text:p text:style-name="P58"><text:a xlink:type="simple" xlink:href="#2.4.6.Center:|outline" text:style-name="Internet_20_link" text:visited-style-name="Internet_20_link">Center:<text:tab/>32</text:a></text:p>
          <text:p text:style-name="P57"><text:a xlink:type="simple" xlink:href="#2.5.Box|outline" text:style-name="Internet_20_link" text:visited-style-name="Internet_20_link">Box<text:tab/>34</text:a></text:p>
          <text:p text:style-name="P58"><text:a xlink:type="simple" xlink:href="#2.5.1.Mold: Default (Vbox)|outline" text:style-name="Internet_20_link" text:visited-style-name="Internet_20_link">Mold: Default (Vbox)<text:tab/>34</text:a></text:p>
          <text:p text:style-name="P57"><text:a xlink:type="simple" xlink:href="#2.6.Button|outline" text:style-name="Internet_20_link" text:visited-style-name="Internet_20_link">Button<text:tab/>36</text:a></text:p>
          <text:p text:style-name="P58"><text:a xlink:type="simple" xlink:href="#2.6.1.Mold: Default|outline" text:style-name="Internet_20_link" text:visited-style-name="Internet_20_link">Mold: Default<text:tab/>36</text:a></text:p>
          <text:p text:style-name="P57"><text:a xlink:type="simple" xlink:href="#2.7.Calendar|outline" text:style-name="Internet_20_link" text:visited-style-name="Internet_20_link">Calendar<text:tab/>39</text:a></text:p>
          <text:p text:style-name="P58"><text:soft-page-break/><text:a xlink:type="simple" xlink:href="#2.7.1.Mold: Default|outline" text:style-name="Internet_20_link" text:visited-style-name="Internet_20_link">Mold: Default<text:tab/>39</text:a></text:p>
          <text:p text:style-name="P57"><text:a xlink:type="simple" xlink:href="#2.8.Caption|outline" text:style-name="Internet_20_link" text:visited-style-name="Internet_20_link">Caption<text:tab/>41</text:a></text:p>
          <text:p text:style-name="P58"><text:a xlink:type="simple" xlink:href="#2.8.1.Mold: Default|outline" text:style-name="Internet_20_link" text:visited-style-name="Internet_20_link">Mold: Default<text:tab/>41</text:a></text:p>
          <text:p text:style-name="P58"><text:a xlink:type="simple" xlink:href="#2.8.2.Mold: Default (legend)|outline" text:style-name="Internet_20_link" text:visited-style-name="Internet_20_link">Mold: Default (legend)<text:tab/>42</text:a></text:p>
          <text:p text:style-name="P57"><text:a xlink:type="simple" xlink:href="#2.9.Checkbox|outline" text:style-name="Internet_20_link" text:visited-style-name="Internet_20_link">Checkbox<text:tab/>44</text:a></text:p>
          <text:p text:style-name="P58"><text:a xlink:type="simple" xlink:href="#2.9.1.Mold: Default|outline" text:style-name="Internet_20_link" text:visited-style-name="Internet_20_link">Mold: Default<text:tab/>44</text:a></text:p>
          <text:p text:style-name="P57"><text:a xlink:type="simple" xlink:href="#2.10.Column|outline" text:style-name="Internet_20_link" text:visited-style-name="Internet_20_link">Column<text:tab/>45</text:a></text:p>
          <text:p text:style-name="P58"><text:a xlink:type="simple" xlink:href="#2.10.1.Mold: Default|outline" text:style-name="Internet_20_link" text:visited-style-name="Internet_20_link">Mold: Default<text:tab/>45</text:a></text:p>
          <text:p text:style-name="P57"><text:a xlink:type="simple" xlink:href="#2.11.Columnlayout|outline" text:style-name="Internet_20_link" text:visited-style-name="Internet_20_link">Columnlayout<text:tab/>48</text:a></text:p>
          <text:p text:style-name="P58"><text:a xlink:type="simple" xlink:href="#2.11.1.Mold: Default|outline" text:style-name="Internet_20_link" text:visited-style-name="Internet_20_link">Mold: Default<text:tab/>48</text:a></text:p>
          <text:p text:style-name="P57"><text:a xlink:type="simple" xlink:href="#2.12.Combobox|outline" text:style-name="Internet_20_link" text:visited-style-name="Internet_20_link">Combobox<text:tab/>50</text:a></text:p>
          <text:p text:style-name="P58"><text:a xlink:type="simple" xlink:href="#2.12.1.Mold: Default|outline" text:style-name="Internet_20_link" text:visited-style-name="Internet_20_link">Mold: Default<text:tab/>50</text:a></text:p>
          <text:p text:style-name="P57"><text:a xlink:type="simple" xlink:href="#2.13.Comboitem|outline" text:style-name="Internet_20_link" text:visited-style-name="Internet_20_link">Comboitem<text:tab/>52</text:a></text:p>
          <text:p text:style-name="P58"><text:a xlink:type="simple" xlink:href="#2.13.1.Mold: Default|outline" text:style-name="Internet_20_link" text:visited-style-name="Internet_20_link">Mold: Default<text:tab/>52</text:a></text:p>
          <text:p text:style-name="P57"><text:a xlink:type="simple" xlink:href="#2.14.Datebox|outline" text:style-name="Internet_20_link" text:visited-style-name="Internet_20_link">Datebox<text:tab/>54</text:a></text:p>
          <text:p text:style-name="P58"><text:a xlink:type="simple" xlink:href="#2.14.1.Mold: Default|outline" text:style-name="Internet_20_link" text:visited-style-name="Internet_20_link">Mold: Default<text:tab/>54</text:a></text:p>
          <text:p text:style-name="P58"><text:a xlink:type="simple" xlink:href="#2.14.2.Mold: Default - Calendar|outline" text:style-name="Internet_20_link" text:visited-style-name="Internet_20_link">Mold: Default - Calendar<text:tab/>55</text:a></text:p>
          <text:p text:style-name="P57"><text:a xlink:type="simple" xlink:href="#2.15.Intbox|outline" text:style-name="Internet_20_link" text:visited-style-name="Internet_20_link">Intbox<text:tab/>58</text:a></text:p>
          <text:p text:style-name="P58"><text:a xlink:type="simple" xlink:href="#2.15.1.Mold: Default|outline" text:style-name="Internet_20_link" text:visited-style-name="Internet_20_link">Mold: Default<text:tab/>58</text:a></text:p>
          <text:p text:style-name="P57"><text:a xlink:type="simple" xlink:href="#2.16.Detail|outline" text:style-name="Internet_20_link" text:visited-style-name="Internet_20_link">Detail<text:tab/>60</text:a></text:p>
          <text:p text:style-name="P58"><text:a xlink:type="simple" xlink:href="#2.16.1.Mold: Default|outline" text:style-name="Internet_20_link" text:visited-style-name="Internet_20_link">Mold: Default<text:tab/>60</text:a></text:p>
          <text:p text:style-name="P57"><text:a xlink:type="simple" xlink:href="#2.17.Doublebox|outline" text:style-name="Internet_20_link" text:visited-style-name="Internet_20_link">Doublebox<text:tab/>63</text:a></text:p>
          <text:p text:style-name="P58"><text:a xlink:type="simple" xlink:href="#2.17.1.Mold: Default|outline" text:style-name="Internet_20_link" text:visited-style-name="Internet_20_link">Mold: Default<text:tab/>63</text:a></text:p>
          <text:p text:style-name="P57"><text:a xlink:type="simple" xlink:href="#2.18.Fisheyebar|outline" text:style-name="Internet_20_link" text:visited-style-name="Internet_20_link">Fisheyebar<text:tab/>65</text:a></text:p>
          <text:p text:style-name="P58"><text:a xlink:type="simple" xlink:href="#2.18.1.Mold: Default|outline" text:style-name="Internet_20_link" text:visited-style-name="Internet_20_link">Mold: Default<text:tab/>65</text:a></text:p>
          <text:p text:style-name="P57"><text:a xlink:type="simple" xlink:href="#2.19.Footer|outline" text:style-name="Internet_20_link" text:visited-style-name="Internet_20_link">Footer<text:tab/>67</text:a></text:p>
          <text:p text:style-name="P58"><text:a xlink:type="simple" xlink:href="#2.19.1.Mold: Default|outline" text:style-name="Internet_20_link" text:visited-style-name="Internet_20_link">Mold: Default<text:tab/>67</text:a></text:p>
          <text:p text:style-name="P57"><text:a xlink:type="simple" xlink:href="#2.20.Grid|outline" text:style-name="Internet_20_link" text:visited-style-name="Internet_20_link">Grid<text:tab/>69</text:a></text:p>
          <text:p text:style-name="P58"><text:a xlink:type="simple" xlink:href="#2.20.1.Mold: Default|outline" text:style-name="Internet_20_link" text:visited-style-name="Internet_20_link">Mold: Default<text:tab/>69</text:a></text:p>
          <text:p text:style-name="P58"><text:a xlink:type="simple" xlink:href="#2.20.2.Mold: paging|outline" text:style-name="Internet_20_link" text:visited-style-name="Internet_20_link">Mold: paging<text:tab/>70</text:a></text:p>
          <text:p text:style-name="P57"><text:a xlink:type="simple" xlink:href="#2.21.Group|outline" text:style-name="Internet_20_link" text:visited-style-name="Internet_20_link">Group<text:tab/>72</text:a></text:p>
          <text:p text:style-name="P58"><text:a xlink:type="simple" xlink:href="#2.21.1.Mold: Default|outline" text:style-name="Internet_20_link" text:visited-style-name="Internet_20_link">Mold: Default<text:tab/>72</text:a></text:p>
          <text:p text:style-name="P57"><text:a xlink:type="simple" xlink:href="#2.22.Groupbox|outline" text:style-name="Internet_20_link" text:visited-style-name="Internet_20_link">Groupbox<text:tab/>74</text:a></text:p>
          <text:p text:style-name="P58"><text:a xlink:type="simple" xlink:href="#2.22.1.Mold: Default|outline" text:style-name="Internet_20_link" text:visited-style-name="Internet_20_link">Mold: Default<text:tab/>74</text:a></text:p>
          <text:p text:style-name="P58"><text:a xlink:type="simple" xlink:href="#2.22.2.Mold: 3d|outline" text:style-name="Internet_20_link" text:visited-style-name="Internet_20_link">Mold: 3d<text:tab/>75</text:a></text:p>
          <text:p text:style-name="P57"><text:a xlink:type="simple" xlink:href="#2.23.Groupfoot|outline" text:style-name="Internet_20_link" text:visited-style-name="Internet_20_link">Groupfoot<text:tab/>77</text:a></text:p>
          <text:p text:style-name="P58"><text:soft-page-break/><text:a xlink:type="simple" xlink:href="#2.23.1.Mold: Default|outline" text:style-name="Internet_20_link" text:visited-style-name="Internet_20_link">Mold: Default<text:tab/>77</text:a></text:p>
          <text:p text:style-name="P57"><text:a xlink:type="simple" xlink:href="#2.24.Hbox|outline" text:style-name="Internet_20_link" text:visited-style-name="Internet_20_link">Hbox<text:tab/>79</text:a></text:p>
          <text:p text:style-name="P58"><text:a xlink:type="simple" xlink:href="#2.24.1.Mold: Default|outline" text:style-name="Internet_20_link" text:visited-style-name="Internet_20_link">Mold: Default<text:tab/>79</text:a></text:p>
          <text:p text:style-name="P57"><text:a xlink:type="simple" xlink:href="#2.25.Intbox|outline" text:style-name="Internet_20_link" text:visited-style-name="Internet_20_link">Intbox<text:tab/>81</text:a></text:p>
          <text:p text:style-name="P58"><text:a xlink:type="simple" xlink:href="#2.25.1.Mold: Default|outline" text:style-name="Internet_20_link" text:visited-style-name="Internet_20_link">Mold: Default<text:tab/>81</text:a></text:p>
          <text:p text:style-name="P57"><text:a xlink:type="simple" xlink:href="#2.26.Label|outline" text:style-name="Internet_20_link" text:visited-style-name="Internet_20_link">Label<text:tab/>83</text:a></text:p>
          <text:p text:style-name="P58"><text:a xlink:type="simple" xlink:href="#2.26.1.Mold: Default|outline" text:style-name="Internet_20_link" text:visited-style-name="Internet_20_link">Mold: Default<text:tab/>83</text:a></text:p>
          <text:p text:style-name="P57"><text:a xlink:type="simple" xlink:href="#2.27.Listbox|outline" text:style-name="Internet_20_link" text:visited-style-name="Internet_20_link">Listbox<text:tab/>84</text:a></text:p>
          <text:p text:style-name="P58"><text:a xlink:type="simple" xlink:href="#2.27.1.Mold: Default|outline" text:style-name="Internet_20_link" text:visited-style-name="Internet_20_link">Mold: Default<text:tab/>84</text:a></text:p>
          <text:p text:style-name="P58"><text:a xlink:type="simple" xlink:href="#2.27.2.Mold: paging|outline" text:style-name="Internet_20_link" text:visited-style-name="Internet_20_link">Mold: paging<text:tab/>85</text:a></text:p>
          <text:p text:style-name="P58"><text:a xlink:type="simple" xlink:href="#2.27.3.Mold: select|outline" text:style-name="Internet_20_link" text:visited-style-name="Internet_20_link">Mold: select<text:tab/>86</text:a></text:p>
          <text:p text:style-name="P57"><text:a xlink:type="simple" xlink:href="#2.28.Listfooter|outline" text:style-name="Internet_20_link" text:visited-style-name="Internet_20_link">Listfooter<text:tab/>88</text:a></text:p>
          <text:p text:style-name="P58"><text:a xlink:type="simple" xlink:href="#2.28.1.Mold: Default|outline" text:style-name="Internet_20_link" text:visited-style-name="Internet_20_link">Mold: Default<text:tab/>88</text:a></text:p>
          <text:p text:style-name="P57"><text:a xlink:type="simple" xlink:href="#2.29.Listgroup|outline" text:style-name="Internet_20_link" text:visited-style-name="Internet_20_link">Listgroup<text:tab/>90</text:a></text:p>
          <text:p text:style-name="P58"><text:a xlink:type="simple" xlink:href="#2.29.1.Mold: Default|outline" text:style-name="Internet_20_link" text:visited-style-name="Internet_20_link">Mold: Default<text:tab/>90</text:a></text:p>
          <text:p text:style-name="P57"><text:a xlink:type="simple" xlink:href="#2.30.Listgroupfoot|outline" text:style-name="Internet_20_link" text:visited-style-name="Internet_20_link">Listgroupfoot<text:tab/>92</text:a></text:p>
          <text:p text:style-name="P58"><text:a xlink:type="simple" xlink:href="#2.30.1.Mold: Default|outline" text:style-name="Internet_20_link" text:visited-style-name="Internet_20_link">Mold: Default<text:tab/>92</text:a></text:p>
          <text:p text:style-name="P57"><text:a xlink:type="simple" xlink:href="#2.31.Listheader|outline" text:style-name="Internet_20_link" text:visited-style-name="Internet_20_link">Listheader<text:tab/>94</text:a></text:p>
          <text:p text:style-name="P58"><text:a xlink:type="simple" xlink:href="#2.31.1.Mold: Default|outline" text:style-name="Internet_20_link" text:visited-style-name="Internet_20_link">Mold: Default<text:tab/>94</text:a></text:p>
          <text:p text:style-name="P57"><text:a xlink:type="simple" xlink:href="#2.32.Listitem|outline" text:style-name="Internet_20_link" text:visited-style-name="Internet_20_link">Listitem<text:tab/>96</text:a></text:p>
          <text:p text:style-name="P58"><text:a xlink:type="simple" xlink:href="#2.32.1.Mold: Default|outline" text:style-name="Internet_20_link" text:visited-style-name="Internet_20_link">Mold: Default<text:tab/>96</text:a></text:p>
          <text:p text:style-name="P57"><text:a xlink:type="simple" xlink:href="#2.33.Longbox|outline" text:style-name="Internet_20_link" text:visited-style-name="Internet_20_link">Longbox<text:tab/>98</text:a></text:p>
          <text:p text:style-name="P58"><text:a xlink:type="simple" xlink:href="#2.33.1.Mold: Default|outline" text:style-name="Internet_20_link" text:visited-style-name="Internet_20_link">Mold: Default<text:tab/>98</text:a></text:p>
          <text:p text:style-name="P57"><text:a xlink:type="simple" xlink:href="#2.34.Menubar|outline" text:style-name="Internet_20_link" text:visited-style-name="Internet_20_link">Menubar<text:tab/>100</text:a></text:p>
          <text:p text:style-name="P58"><text:a xlink:type="simple" xlink:href="#2.34.1.Mold: Default (Horizontal)|outline" text:style-name="Internet_20_link" text:visited-style-name="Internet_20_link">Mold: Default (Horizontal)<text:tab/>100</text:a></text:p>
          <text:p text:style-name="P58"><text:a xlink:type="simple" xlink:href="#2.34.2.Mold: Default (Vertical)|outline" text:style-name="Internet_20_link" text:visited-style-name="Internet_20_link">Mold: Default (Vertical)<text:tab/>101</text:a></text:p>
          <text:p text:style-name="P58"><text:a xlink:type="simple" xlink:href="#2.34.3.Menu in Menubar|outline" text:style-name="Internet_20_link" text:visited-style-name="Internet_20_link">Menu in Menubar<text:tab/>102</text:a></text:p>
          <text:p text:style-name="P58"><text:a xlink:type="simple" xlink:href="#2.34.4.Menuitem in Menubar|outline" text:style-name="Internet_20_link" text:visited-style-name="Internet_20_link">Menuitem in Menubar<text:tab/>105</text:a></text:p>
          <text:p text:style-name="P57"><text:a xlink:type="simple" xlink:href="#2.35.Menupopup|outline" text:style-name="Internet_20_link" text:visited-style-name="Internet_20_link">Menupopup<text:tab/>109</text:a></text:p>
          <text:p text:style-name="P58"><text:a xlink:type="simple" xlink:href="#2.35.1.Mold: Default|outline" text:style-name="Internet_20_link" text:visited-style-name="Internet_20_link">Mold: Default<text:tab/>109</text:a></text:p>
          <text:p text:style-name="P58"><text:a xlink:type="simple" xlink:href="#2.35.2.Menu in Menupopup|outline" text:style-name="Internet_20_link" text:visited-style-name="Internet_20_link">Menu in Menupopup<text:tab/>110</text:a></text:p>
          <text:p text:style-name="P58"><text:a xlink:type="simple" xlink:href="#2.35.3.Menuitem in Menupopup|outline" text:style-name="Internet_20_link" text:visited-style-name="Internet_20_link">Menuitem in Menupopup<text:tab/>112</text:a></text:p>
          <text:p text:style-name="P57"><text:a xlink:type="simple" xlink:href="#2.36.Menuseparator|outline" text:style-name="Internet_20_link" text:visited-style-name="Internet_20_link">Menuseparator<text:tab/>115</text:a></text:p>
          <text:p text:style-name="P58"><text:a xlink:type="simple" xlink:href="#2.36.1.Mold: Default|outline" text:style-name="Internet_20_link" text:visited-style-name="Internet_20_link">Mold: Default<text:tab/>115</text:a></text:p>
          <text:p text:style-name="P57"><text:a xlink:type="simple" xlink:href="#2.37.Paging|outline" text:style-name="Internet_20_link" text:visited-style-name="Internet_20_link">Paging<text:tab/>117</text:a></text:p>
          <text:p text:style-name="P58"><text:a xlink:type="simple" xlink:href="#2.37.1.Mold: Default|outline" text:style-name="Internet_20_link" text:visited-style-name="Internet_20_link">Mold: Default<text:tab/>117</text:a></text:p>
          <text:p text:style-name="P57"><text:soft-page-break/><text:a xlink:type="simple" xlink:href="#2.38.Panel|outline" text:style-name="Internet_20_link" text:visited-style-name="Internet_20_link">Panel<text:tab/>120</text:a></text:p>
          <text:p text:style-name="P58"><text:a xlink:type="simple" xlink:href="#2.38.1.Mold: Default|outline" text:style-name="Internet_20_link" text:visited-style-name="Internet_20_link">Mold: Default<text:tab/>120</text:a></text:p>
          <text:p text:style-name="P57"><text:a xlink:type="simple" xlink:href="#2.39.Popup|outline" text:style-name="Internet_20_link" text:visited-style-name="Internet_20_link">Popup<text:tab/>126</text:a></text:p>
          <text:p text:style-name="P58"><text:a xlink:type="simple" xlink:href="#2.39.1.Mold: Default|outline" text:style-name="Internet_20_link" text:visited-style-name="Internet_20_link">Mold: Default<text:tab/>126</text:a></text:p>
          <text:p text:style-name="P57"><text:a xlink:type="simple" xlink:href="#2.40.Portallayout|outline" text:style-name="Internet_20_link" text:visited-style-name="Internet_20_link">Portallayout<text:tab/>129</text:a></text:p>
          <text:p text:style-name="P58"><text:a xlink:type="simple" xlink:href="#2.40.1.Mold: Default|outline" text:style-name="Internet_20_link" text:visited-style-name="Internet_20_link">Mold: Default<text:tab/>129</text:a></text:p>
          <text:p text:style-name="P57"><text:a xlink:type="simple" xlink:href="#2.41.Progressmeter|outline" text:style-name="Internet_20_link" text:visited-style-name="Internet_20_link">Progressmeter<text:tab/>131</text:a></text:p>
          <text:p text:style-name="P58"><text:a xlink:type="simple" xlink:href="#2.41.1.Mold: Default|outline" text:style-name="Internet_20_link" text:visited-style-name="Internet_20_link">Mold: Default<text:tab/>131</text:a></text:p>
          <text:p text:style-name="P57"><text:a xlink:type="simple" xlink:href="#2.42.Radio|outline" text:style-name="Internet_20_link" text:visited-style-name="Internet_20_link">Radio<text:tab/>133</text:a></text:p>
          <text:p text:style-name="P58"><text:a xlink:type="simple" xlink:href="#2.42.1.Mold: Default|outline" text:style-name="Internet_20_link" text:visited-style-name="Internet_20_link">Mold: Default<text:tab/>133</text:a></text:p>
          <text:p text:style-name="P57"><text:a xlink:type="simple" xlink:href="#2.43.Row|outline" text:style-name="Internet_20_link" text:visited-style-name="Internet_20_link">Row<text:tab/>134</text:a></text:p>
          <text:p text:style-name="P58"><text:a xlink:type="simple" xlink:href="#2.43.1.Mold: Default|outline" text:style-name="Internet_20_link" text:visited-style-name="Internet_20_link">Mold: Default<text:tab/>134</text:a></text:p>
          <text:p text:style-name="P57"><text:a xlink:type="simple" xlink:href="#2.44.Separator|outline" text:style-name="Internet_20_link" text:visited-style-name="Internet_20_link">Separator<text:tab/>136</text:a></text:p>
          <text:p text:style-name="P58"><text:a xlink:type="simple" xlink:href="#2.44.1.Mold: Default (Horizontal)|outline" text:style-name="Internet_20_link" text:visited-style-name="Internet_20_link">Mold: Default (Horizontal)<text:tab/>136</text:a></text:p>
          <text:p text:style-name="P58"><text:a xlink:type="simple" xlink:href="#2.44.2.Mold: Default (Vertical)|outline" text:style-name="Internet_20_link" text:visited-style-name="Internet_20_link">Mold: Default (Vertical)<text:tab/>137</text:a></text:p>
          <text:p text:style-name="P57"><text:a xlink:type="simple" xlink:href="#2.45.Slider|outline" text:style-name="Internet_20_link" text:visited-style-name="Internet_20_link">Slider<text:tab/>139</text:a></text:p>
          <text:p text:style-name="P58"><text:a xlink:type="simple" xlink:href="#2.45.1.Mold: Default (Horizontal)|outline" text:style-name="Internet_20_link" text:visited-style-name="Internet_20_link">Mold: Default (Horizontal)<text:tab/>139</text:a></text:p>
          <text:p text:style-name="P58"><text:a xlink:type="simple" xlink:href="#2.45.2.Mold: Default (Vertical)|outline" text:style-name="Internet_20_link" text:visited-style-name="Internet_20_link">Mold: Default (Vertical)<text:tab/>141</text:a></text:p>
          <text:p text:style-name="P58"><text:a xlink:type="simple" xlink:href="#2.45.3.Mold: sphere (Horizontal)|outline" text:style-name="Internet_20_link" text:visited-style-name="Internet_20_link">Mold: sphere (Horizontal)<text:tab/>143</text:a></text:p>
          <text:p text:style-name="P58"><text:a xlink:type="simple" xlink:href="#2.45.4.Mold: sphere (Vertical)|outline" text:style-name="Internet_20_link" text:visited-style-name="Internet_20_link">Mold: sphere (Vertical)<text:tab/>144</text:a></text:p>
          <text:p text:style-name="P58"><text:a xlink:type="simple" xlink:href="#2.45.5.Mold: scale|outline" text:style-name="Internet_20_link" text:visited-style-name="Internet_20_link">Mold: scale<text:tab/>146</text:a></text:p>
          <text:p text:style-name="P57"><text:a xlink:type="simple" xlink:href="#2.46.Spinner|outline" text:style-name="Internet_20_link" text:visited-style-name="Internet_20_link">Spinner<text:tab/>148</text:a></text:p>
          <text:p text:style-name="P58"><text:a xlink:type="simple" xlink:href="#2.46.1.Mold: Default|outline" text:style-name="Internet_20_link" text:visited-style-name="Internet_20_link">Mold: Default<text:tab/>148</text:a></text:p>
          <text:p text:style-name="P57"><text:a xlink:type="simple" xlink:href="#2.47.Splitter|outline" text:style-name="Internet_20_link" text:visited-style-name="Internet_20_link">Splitter<text:tab/>150</text:a></text:p>
          <text:p text:style-name="P58"><text:a xlink:type="simple" xlink:href="#2.47.1.Mold: Default (Vertical)|outline" text:style-name="Internet_20_link" text:visited-style-name="Internet_20_link">Mold: Default (Vertical)<text:tab/>150</text:a></text:p>
          <text:p text:style-name="P58"><text:a xlink:type="simple" xlink:href="#2.47.2.Mold: Default (Horizontal)|outline" text:style-name="Internet_20_link" text:visited-style-name="Internet_20_link">Mold: Default (Horizontal)<text:tab/>152</text:a></text:p>
          <text:p text:style-name="P58"><text:a xlink:type="simple" xlink:href="#2.47.3.Mold: Default (OS-Vertical)|outline" text:style-name="Internet_20_link" text:visited-style-name="Internet_20_link">Mold: Default (OS-Vertical)<text:tab/>155</text:a></text:p>
          <text:p text:style-name="P58"><text:a xlink:type="simple" xlink:href="#2.47.4.Mold: Default (OS-Horizontal)|outline" text:style-name="Internet_20_link" text:visited-style-name="Internet_20_link">Mold: Default (OS-Horizontal)<text:tab/>157</text:a></text:p>
          <text:p text:style-name="P57"><text:a xlink:type="simple" xlink:href="#2.48.Tabbox|outline" text:style-name="Internet_20_link" text:visited-style-name="Internet_20_link">Tabbox<text:tab/>162</text:a></text:p>
          <text:p text:style-name="P58"><text:a xlink:type="simple" xlink:href="#2.48.1.Mold: Default (Horizontal)|outline" text:style-name="Internet_20_link" text:visited-style-name="Internet_20_link">Mold: Default (Horizontal)<text:tab/>162</text:a></text:p>
          <text:p text:style-name="P58"><text:a xlink:type="simple" xlink:href="#2.48.2.Mold: Default (Vertical)|outline" text:style-name="Internet_20_link" text:visited-style-name="Internet_20_link">Mold: Default (Vertical)<text:tab/>168</text:a></text:p>
          <text:p text:style-name="P58"><text:a xlink:type="simple" xlink:href="#2.48.3.Mold: accordion|outline" text:style-name="Internet_20_link" text:visited-style-name="Internet_20_link">Mold: accordion<text:tab/>176</text:a></text:p>
          <text:p text:style-name="P58"><text:a xlink:type="simple" xlink:href="#2.48.4.Mold: accordion-lite|outline" text:style-name="Internet_20_link" text:visited-style-name="Internet_20_link">Mold: accordion-lite<text:tab/>179</text:a></text:p>
          <text:p text:style-name="P57"><text:a xlink:type="simple" xlink:href="#2.49.Tablelayout|outline" text:style-name="Internet_20_link" text:visited-style-name="Internet_20_link">Tablelayout<text:tab/>184</text:a></text:p>
          <text:p text:style-name="P58"><text:a xlink:type="simple" xlink:href="#2.49.1.Mold: Default|outline" text:style-name="Internet_20_link" text:visited-style-name="Internet_20_link">Mold: Default<text:tab/>184</text:a></text:p>
          <text:p text:style-name="P57"><text:a xlink:type="simple" xlink:href="#2.50.Textbox|outline" text:style-name="Internet_20_link" text:visited-style-name="Internet_20_link">Textbox<text:tab/>186</text:a></text:p>
          <text:p text:style-name="P58"><text:a xlink:type="simple" xlink:href="#2.50.1.Mold: Default|outline" text:style-name="Internet_20_link" text:visited-style-name="Internet_20_link">Mold: Default<text:tab/>186</text:a></text:p>
          <text:p text:style-name="P57"><text:soft-page-break/><text:a xlink:type="simple" xlink:href="#2.51.Timebox|outline" text:style-name="Internet_20_link" text:visited-style-name="Internet_20_link">Timebox<text:tab/>188</text:a></text:p>
          <text:p text:style-name="P58"><text:a xlink:type="simple" xlink:href="#2.51.1.Mold: Default|outline" text:style-name="Internet_20_link" text:visited-style-name="Internet_20_link">Mold: Default<text:tab/>188</text:a></text:p>
          <text:p text:style-name="P57"><text:a xlink:type="simple" xlink:href="#2.52.Toolbar|outline" text:style-name="Internet_20_link" text:visited-style-name="Internet_20_link">Toolbar<text:tab/>190</text:a></text:p>
          <text:p text:style-name="P58"><text:a xlink:type="simple" xlink:href="#2.52.1.Mold: Default|outline" text:style-name="Internet_20_link" text:visited-style-name="Internet_20_link">Mold: Default<text:tab/>190</text:a></text:p>
          <text:p text:style-name="P58"><text:a xlink:type="simple" xlink:href="#2.52.2.Mold: Panel|outline" text:style-name="Internet_20_link" text:visited-style-name="Internet_20_link">Mold: Panel<text:tab/>192</text:a></text:p>
          <text:p text:style-name="P57"><text:a xlink:type="simple" xlink:href="#2.53.Toolbarbutton|outline" text:style-name="Internet_20_link" text:visited-style-name="Internet_20_link">Toolbarbutton<text:tab/>195</text:a></text:p>
          <text:p text:style-name="P58"><text:a xlink:type="simple" xlink:href="#2.53.1.Mold: Default|outline" text:style-name="Internet_20_link" text:visited-style-name="Internet_20_link">Mold: Default<text:tab/>195</text:a></text:p>
          <text:p text:style-name="P57"><text:a xlink:type="simple" xlink:href="#2.54.Tree|outline" text:style-name="Internet_20_link" text:visited-style-name="Internet_20_link">Tree<text:tab/>197</text:a></text:p>
          <text:p text:style-name="P58"><text:a xlink:type="simple" xlink:href="#2.54.1.Mold: Default|outline" text:style-name="Internet_20_link" text:visited-style-name="Internet_20_link">Mold: Default<text:tab/>197</text:a></text:p>
          <text:p text:style-name="P58"><text:a xlink:type="simple" xlink:href="#2.54.2.Mold: paging|outline" text:style-name="Internet_20_link" text:visited-style-name="Internet_20_link">Mold: paging<text:tab/>199</text:a></text:p>
          <text:p text:style-name="P57"><text:a xlink:type="simple" xlink:href="#2.55.Treechildren|outline" text:style-name="Internet_20_link" text:visited-style-name="Internet_20_link">Treechildren<text:tab/>201</text:a></text:p>
          <text:p text:style-name="P58"><text:a xlink:type="simple" xlink:href="#2.55.1.Mold: Default|outline" text:style-name="Internet_20_link" text:visited-style-name="Internet_20_link">Mold: Default<text:tab/>201</text:a></text:p>
          <text:p text:style-name="P57"><text:a xlink:type="simple" xlink:href="#2.56.Treecol|outline" text:style-name="Internet_20_link" text:visited-style-name="Internet_20_link">Treecol<text:tab/>203</text:a></text:p>
          <text:p text:style-name="P58"><text:a xlink:type="simple" xlink:href="#2.56.1.Mold: Default|outline" text:style-name="Internet_20_link" text:visited-style-name="Internet_20_link">Mold: Default<text:tab/>203</text:a></text:p>
          <text:p text:style-name="P57"><text:a xlink:type="simple" xlink:href="#2.57.Treefooter|outline" text:style-name="Internet_20_link" text:visited-style-name="Internet_20_link">Treefooter<text:tab/>205</text:a></text:p>
          <text:p text:style-name="P58"><text:a xlink:type="simple" xlink:href="#2.57.1.Mold: Default|outline" text:style-name="Internet_20_link" text:visited-style-name="Internet_20_link">Mold: Default<text:tab/>205</text:a></text:p>
          <text:p text:style-name="P57"><text:a xlink:type="simple" xlink:href="#2.58.Treerow|outline" text:style-name="Internet_20_link" text:visited-style-name="Internet_20_link">Treerow<text:tab/>207</text:a></text:p>
          <text:p text:style-name="P58"><text:a xlink:type="simple" xlink:href="#2.58.1.Mold: Default|outline" text:style-name="Internet_20_link" text:visited-style-name="Internet_20_link">Mold: Default<text:tab/>207</text:a></text:p>
          <text:p text:style-name="P57"><text:a xlink:type="simple" xlink:href="#2.59.Window|outline" text:style-name="Internet_20_link" text:visited-style-name="Internet_20_link">Window<text:tab/>210</text:a></text:p>
          <text:p text:style-name="P58"><text:a xlink:type="simple" xlink:href="#2.59.1.Mold: Default (embedded)|outline" text:style-name="Internet_20_link" text:visited-style-name="Internet_20_link">Mold: Default (embedded)<text:tab/>210</text:a></text:p>
          <text:p text:style-name="P58"><text:a xlink:type="simple" xlink:href="#2.59.2.Mold: Default (popup)|outline" text:style-name="Internet_20_link" text:visited-style-name="Internet_20_link">Mold: Default (popup)<text:tab/>212</text:a></text:p>
          <text:p text:style-name="P58"><text:a xlink:type="simple" xlink:href="#2.59.3.Mold: Default (overlapped, highlighted, and modal)|outline" text:style-name="Internet_20_link" text:visited-style-name="Internet_20_link">Mold: Default (overlapped, highlighted, and modal)<text:tab/>215</text:a></text:p>
        </text:index-body>
      </text:table-of-content>
      <text:h text:style-name="P27" text:outline-level="1">1. Introduction</text:h>
      <text:p text:style-name="P20">Welcome to ZK, the simplest way to make Rich Web Applications.</text:p>
      <text:p text:style-name="Text_20_body">The Style Guide describes the styling concepts and des<text:span text:style-name="T2">ign</text:span> of ZK. For installation refer to the Quick Start Guide. For concepts, features, refer to the Developer's Guide. For a full description of component properties and methods refer to the Developer's Reference.</text:p>
      <text:p text:style-name="Text_20_body">This chapter describes the CSS naming pattern and styling con<text:span text:style-name="T2">cepts of ZK.</text:span></text:p>
      <text:h text:style-name="P28" text:outline-level="2">ZK Class Con<text:span text:style-name="T2">cept</text:span></text:h>
      <text:p text:style-name="P20"><text:span text:style-name="T2"><text:tab/>ZK Class concept was introduced in ZK 3.5.0 version, it is a naming pattern, it appends some regular patterns for client action (please refer to the next section) , like click, focus, mouse-over, mouse-out, and so on. ZK Class is also used for changing mold of components, and can be used to separate the two same components with different theme without any conflict. For example, there is a </text:span><text:span text:style-name="Source_20_Text"><text:span text:style-name="T2">Button</text:span></text:span><text:span text:style-name="T2"> component and its ZK Class is called “z-button”, when user mouse is over the button, the ZK Class of the component will be appended with “-over” by ZK client engine, then the full ZK Class will be “z-button-over” so that we can easily customize a specific component theme for special purpose.</text:span></text:p>
      <text:p text:style-name="P22"><text:tab/>There are three different ways to change the style of ZK components as follows. The figure shows where the <text:span text:style-name="Source_20_Text">Sclass</text:span> and <text:span text:style-name="Source_20_Text">Zclass</text:span> should be located, the red box means the <text:span text:style-name="Source_20_Text">Sclass</text:span> will be appended to the root DOM tree of the component, and the green box means the <text:span text:style-name="Source_20_Text">Zclass</text:span> will be treated as a prefix template to append the postfix action CSS rule.</text:p>
      <text:p text:style-name="P24"><draw:frame draw:style-name="fr2" draw:name="graphics1" text:anchor-type="paragraph" svg:width="16.956cm" svg:height="5.978cm" draw:z-index="1"><draw:image xlink:href="../components/images/concepts4.png" xlink:type="simple" xlink:show="embed" xlink:actuate="onLoad"/></draw:frame>Figure1</text:p>
      <text:h text:style-name="P47" text:outline-level="3">Sclass</text:h>
      <text:p text:style-name="P48">The purpose of the <text:span text:style-name="Source_20_Text">Sclass</text:span> is to lightly change the CSS of the component.</text:p>
      <text:p text:style-name="P48">For example,</text:p>
      <text:p text:style-name="P48"><draw:frame draw:style-name="fr2" draw:name="graphics3" text:anchor-type="paragraph" svg:width="7.752cm" svg:height="0.847cm" draw:z-index="3"><draw:image xlink:href="../components/images/concepts1.gif" xlink:type="simple" xlink:show="embed" xlink:actuate="onLoad"/></draw:frame><text:soft-page-break/></text:p>
      <text:p text:style-name="Code">&lt;zk&gt;</text:p>
      <text:p text:style-name="Code"><text:span text:style-name="Source_20_Text"><text:span text:style-name="T2">&lt;style dynamic="true"&gt;</text:span></text:span></text:p>
      <text:p text:style-name="Code"><text:span text:style-name="Source_20_Text"><text:span text:style-name="T2">.mydb {</text:span></text:span></text:p>
      <text:p text:style-name="Code"><text:span text:style-name="Source_20_Text"><text:span text:style-name="T2"><text:tab/>border: 1px solid blue;</text:span></text:span></text:p>
      <text:p text:style-name="Code"><text:span text:style-name="Source_20_Text"><text:span text:style-name="T2">}</text:span></text:span></text:p>
      <text:p text:style-name="Code"><text:span text:style-name="Source_20_Text"><text:span text:style-name="T2">&lt;/style&gt;</text:span></text:span></text:p>
      <text:p text:style-name="Code"><text:span text:style-name="Source_20_Text"><text:span text:style-name="T2">&lt;textbox sclass="mydb" value="having Sclass"/&gt;</text:span></text:span></text:p>
      <text:p text:style-name="Code"><text:span text:style-name="Source_20_Text"><text:span text:style-name="T2">&lt;textbox value="Without Sclass"/&gt;</text:span></text:span></text:p>
      <text:p text:style-name="Code"><text:span text:style-name="Source_20_Text"><text:span text:style-name="T2">&lt;/zk&gt;</text:span></text:span></text:p>
      <text:p text:style-name="Text_20_body"><text:span text:style-name="Source_20_Text"><text:span text:style-name="T2"><text:tab/></text:span></text:span><text:span text:style-name="T2">As you can see, the above example has two </text:span><text:span text:style-name="Source_20_Text"><text:span text:style-name="T2">Textbox</text:span></text:span><text:span text:style-name="T2">, one has the </text:span><text:span text:style-name="Source_20_Text"><text:span text:style-name="T2">Sclass</text:span></text:span><text:span text:style-name="T2"> property, and the other has no the </text:span><text:span text:style-name="Source_20_Text"><text:span text:style-name="T2">Sclass</text:span></text:span><text:span text:style-name="T2"> property. Most of the time we need to customize a style with a special field without influencing others, we can specify the </text:span><text:span text:style-name="Source_20_Text"><text:span text:style-name="T2">Sclass</text:span></text:span><text:span text:style-name="T2"> property instead.</text:span></text:p>
      <text:h text:style-name="P47" text:outline-level="3">Zclass</text:h>
      <text:p text:style-name="P48">The purpose of the <text:span text:style-name="Source_20_Text">Zclass</text:span> is to change the full CSS of the specific component. It usually uses to change the mold of the component, which supports more than one theme.</text:p>
      <text:p text:style-name="P48">For example,</text:p>
      <text:p text:style-name="P48"><draw:frame draw:style-name="fr2" draw:name="graphics2" text:anchor-type="paragraph" svg:width="12.25cm" svg:height="3.651cm" draw:z-index="2"><draw:image xlink:href="../components/images/concepts2.gif" xlink:type="simple" xlink:show="embed" xlink:actuate="onLoad"/></draw:frame></text:p>
      <text:p text:style-name="Code">&lt;zk&gt;</text:p>
      <text:p text:style-name="Code">&lt;style dynamic="true"&gt;</text:p>
      <text:p text:style-name="Code">.mydb-disd {</text:p>
      <text:p text:style-name="Code"><text:tab/>color: blue !important; cursor: default !important; opacity: .6; -moz-opacity: .6; filter: alpha(opacity=60);</text:p>
      <text:p text:style-name="Code"><text:tab/>font-weight: bold;</text:p>
      <text:p text:style-name="Code">}</text:p>
      <text:p text:style-name="Code">.mydb-disd * {</text:p>
      <text:p text:style-name="Code"><text:tab/>color: blue !important; cursor: default !important;</text:p>
      <text:p text:style-name="Code"><text:tab/>font-weight: bold;</text:p>
      <text:p text:style-name="Code">}</text:p>
      <text:p text:style-name="Code">.mydb {</text:p>
      <text:p text:style-name="Code"><text:tab/>background: white;</text:p>
      <text:p text:style-name="Code"><text:tab/>border: 1px solid #7F9DB9;</text:p>
      <text:p text:style-name="Code">}</text:p>
      <text:p text:style-name="Code">.mydb-focus, .mydb-focus input {</text:p>
      <text:p text:style-name="Code"><text:tab/>border: 1px solid red;</text:p>
      <text:p text:style-name="Code"><text:soft-page-break/>}</text:p>
      <text:p text:style-name="Code">.mydb-text-invalid {</text:p>
      <text:p text:style-name="Code"><text:tab/>background: yellow;</text:p>
      <text:p text:style-name="Code"><text:tab/>border: 1px solid red;</text:p>
      <text:p text:style-name="Code">}</text:p>
      <text:p text:style-name="Code">.mydb-readonly, .mydb-text-disd {</text:p>
      <text:p text:style-name="Code"><text:tab/>background: green;</text:p>
      <text:p text:style-name="Code">}</text:p>
      <text:p text:style-name="Code">&lt;/style&gt;</text:p>
      <text:p text:style-name="Code">&lt;grid width="450px"&gt;</text:p>
      <text:p text:style-name="Code"><text:tab/>&lt;columns&gt;</text:p>
      <text:p text:style-name="Code"><text:tab/><text:tab/>&lt;column label="Having Zclass"/&gt;</text:p>
      <text:p text:style-name="Code"><text:tab/><text:tab/>&lt;column label="Without Zclass"/&gt;</text:p>
      <text:p text:style-name="Code"><text:tab/>&lt;/columns&gt;</text:p>
      <text:p text:style-name="Code"><text:tab/>&lt;rows&gt;</text:p>
      <text:p text:style-name="Code"><text:tab/><text:tab/>&lt;row&gt;&lt;textbox zclass="mydb" value="Default"/&gt;&lt;textbox value="Default"/&gt;&lt;/row&gt;</text:p>
      <text:p text:style-name="Code"><text:tab/><text:tab/>&lt;row&gt;&lt;textbox zclass="mydb" readonly="true" value="Readonly"/&gt;&lt;textbox readonly="true" value="Readonly"/&gt;&lt;/row&gt;</text:p>
      <text:p text:style-name="Code"><text:tab/><text:tab/>&lt;row&gt;&lt;textbox zclass="mydb" disabled="true" value="Disabled"/&gt;&lt;textbox disabled="true" value="Disabled"/&gt;&lt;/row&gt;</text:p>
      <text:p text:style-name="Code"><text:tab/><text:tab/>&lt;row&gt;&lt;textbox zclass="mydb" focus="true" value="Focus"/&gt;&lt;textbox value="Focus"/&gt;&lt;/row&gt;</text:p>
      <text:p text:style-name="Code"><text:tab/>&lt;/rows&gt;</text:p>
      <text:p text:style-name="Code">&lt;/grid&gt;</text:p>
      <text:p text:style-name="Code">&lt;/zk&gt;</text:p>
      <text:p text:style-name="Text_20_body"><text:span text:style-name="T2"><text:tab/>As you can see, the Zclass is used to change all the action CSS rules of the component. Therefore, we must replace all the CSS rules of the component with a new CSS name. For <text:s/>example as above, the new name is called “mydb”, and we must replace the original name of Textbox called “z-textbox” to the new one, it is dirty but necessary. <text:line-break/> </text:span><text:span text:style-name="T10">Note</text:span><text:span text:style-name="T2">: </text:span><text:a xlink:type="simple" xlink:href="http://zk1.svn.sourceforge.net/viewvc/zk1/branches/3.5/zul/src/archive/web/zul/css/cmps/widget.css.dsp?view=markup"><text:span text:style-name="T2">The CSS source of Textbox from SVN</text:span></text:a></text:p>
      <text:h text:style-name="P47" text:outline-level="3">Overwriting</text:h>
      <text:p text:style-name="P21"><text:tab/>The last part, it is called overwriting, replacing the original CSS rules of the component is that we want to customize all the components with a special style.</text:p>
      <text:p text:style-name="P21"><text:tab/>For example <text:span text:style-name="Source_20_Text">Textbox</text:span>. </text:p>
      <text:p text:style-name="P21"><draw:frame draw:style-name="fr3" draw:name="graphics4" text:anchor-type="paragraph" svg:x="6.74cm" svg:y="0.062cm" svg:width="4.022cm" svg:height="0.767cm" draw:z-index="4"><draw:image xlink:href="../components/images/concepts3.gif" xlink:type="simple" xlink:show="embed" xlink:actuate="onLoad"/></draw:frame></text:p>
      <text:p text:style-name="Code">&lt;zk&gt;</text:p>
      <text:p text:style-name="Code">&lt;style dynamic="true"&gt;</text:p>
      <text:p text:style-name="Code">.z-textbox {</text:p>
      <text:p text:style-name="Code"><text:tab/>background: black;</text:p>
      <text:p text:style-name="Code"><text:tab/>color: white;</text:p>
      <text:p text:style-name="Code"><text:tab/>border: 3px outset blue;</text:p>
      <text:p text:style-name="Code">}</text:p>
      <text:p text:style-name="Code">&lt;/style&gt;</text:p>
      <text:p text:style-name="Code">&lt;textbox value="Default"/&gt;</text:p>
      <text:p text:style-name="Code"><text:soft-page-break/>&lt;/zk&gt;</text:p>
      <text:p text:style-name="P21"><text:tab/>As you can see, we merely replace the default CSS with black background, white color, and <text:s/>three pixel borders, we can use the component replacement instead.</text:p>
      <text:h text:style-name="P28" text:outline-level="2">DOM Naming Structure</text:h>
      <text:p text:style-name="P20"><text:tab/>The naming pattern of the DOM structure is used to des<text:span text:style-name="T2">cribe the components which are composed of more than one part. The following recommended naming patterns are to clarify the DOM structure of ZK components, not a limitation.</text:span></text:p>
      <text:p text:style-name="P20"/>
      <text:h text:style-name="P47" text:outline-level="3">Layout Elements:</text:h>
      <table:table table:name="Table45" table:style-name="Table45">
        <table:table-column table:style-name="Table45.A"/>
        <table:table-column table:style-name="Table45.B"/>
        <table:table-row>
          <table:table-cell table:style-name="Table45.A1" office:value-type="string">
            <text:list text:style-name="L1">
              <text:list-item>
                <text:p text:style-name="P70"><text:span text:style-name="T8">-outer:</text:span> </text:p>
                <text:p text:style-name="P78">the exterior of the specified component (ends with !chdextr) like splitter in <text:span text:style-name="Source_20_Text">vbox</text:span> and <text:span text:style-name="Source_20_Text"><text:span text:style-name="T3">hbox</text:span></text:span> </text:p>
              </text:list-item>
              <text:list-item>
                <text:p text:style-name="P70"><text:span text:style-name="T8">-body:</text:span> </text:p>
                <text:p text:style-name="P70"><text:span text:style-name="T2">the body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71">-header: </text:p>
                <text:p text:style-name="P73"><text:span text:style-name="T2">the header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70"><text:span text:style-name="T8">-inner:</text:span> </text:p>
                <text:p text:style-name="P70">the interior of the specified component, like <text:span text:style-name="Source_20_Text">slider</text:span> and <text:span text:style-name="Source_20_Text">tab</text:span>.</text:p>
              </text:list-item>
              <text:list-item>
                <text:p text:style-name="P70"><text:span text:style-name="T8">-cnt:</text:span> </text:p>
                <text:p text:style-name="P70"><text:span text:style-name="T3">like </text:span><text:span text:style-name="Source_20_Text"><text:span text:style-name="T3">window</text:span></text:span><text:span text:style-name="T3">'s contentSclass or </text:span><text:span text:style-name="Source_20_Text"><text:span text:style-name="T3">groupbox</text:span></text:span><text:span text:style-name="T3">'s contentSclass</text:span></text:p>
              </text:list-item>
              <text:list-item>
                <text:p text:style-name="P78"><text:span text:style-name="T8">-footer:</text:span> </text:p>
                <text:p text:style-name="P78"><text:span text:style-name="T12">des</text:span><text:span text:style-name="T13">cribes the footer content, like </text:span><text:span text:style-name="Source_20_Text"><text:span text:style-name="T13">grid</text:span></text:span><text:span text:style-name="T13">, </text:span><text:span text:style-name="Source_20_Text"><text:span text:style-name="T13">tree</text:span></text:span><text:span text:style-name="T13">, </text:span><text:span text:style-name="Source_20_Text"><text:span text:style-name="T13">listbox</text:span></text:span><text:span text:style-name="T13">, and so on.</text:span></text:p>
              </text:list-item>
            </text:list>
            <text:p text:style-name="P46">Negative option:</text:p>
            <text:list text:style-name="L2">
              <text:list-item>
                <text:p text:style-name="P80">-noheader:</text:p>
                <text:p text:style-name="P83"><text:soft-page-break/>no header element.</text:p>
              </text:list-item>
              <text:list-item>
                <text:p text:style-name="P79"><text:span text:style-name="T9">-noborder:</text:span> </text:p>
                <text:p text:style-name="P83">no border element.</text:p>
              </text:list-item>
              <text:list-item>
                <text:p text:style-name="P79"><text:span text:style-name="T9">-nofooter:</text:span> </text:p>
                <text:p text:style-name="P83">no footer element.</text:p>
              </text:list-item>
            </text:list>
            <text:p text:style-name="Table_20_Contents"/>
          </table:table-cell>
          <table:table-cell table:style-name="Table45.B1" office:value-type="string">
            <text:p text:style-name="Table_20_Contents"><draw:frame draw:style-name="fr4" draw:name="graphics5" text:anchor-type="paragraph" svg:width="8.599cm" svg:height="9.417cm" draw:z-index="5"><draw:image xlink:href="../components/images/Zk-css-dom.PNG" xlink:type="simple" xlink:show="embed" xlink:actuate="onLoad"/></draw:frame></text:p>
          </table:table-cell>
        </table:table-row>
      </table:table>
      <text:h text:style-name="P47" text:outline-level="3">Other Elements:</text:h>
      <table:table table:name="Table46" table:style-name="Table46">
        <table:table-column table:style-name="Table46.A"/>
        <table:table-row>
          <table:table-cell table:style-name="Table46.A1" office:value-type="string">
            <text:list text:style-name="L1">
              <text:list-item text:start-value="1">
                <text:p text:style-name="P81">-faker:</text:p>
                <text:p text:style-name="P78">faker element to mar<text:span text:style-name="T2">k a reference point at browser side, like </text:span><text:span text:style-name="Source_20_Text"><text:span text:style-name="T2">grid</text:span></text:span><text:span text:style-name="T2">, </text:span><text:span text:style-name="Source_20_Text"><text:span text:style-name="T2">listbox</text:span></text:span><text:span text:style-name="T2">, and </text:span><text:span text:style-name="Source_20_Text"><text:span text:style-name="T2">tree</text:span></text:span><text:span text:style-name="T2">.</text:span></text:p>
              </text:list-item>
              <text:list-item>
                <text:p text:style-name="P82">-text:</text:p>
                <text:p text:style-name="P78">text area.</text:p>
              </text:list-item>
              <text:list-item>
                <text:p text:style-name="P82">-inp:</text:p>
                <text:p text:style-name="P78">input element.</text:p>
              </text:list-item>
              <text:list-item>
                <text:p text:style-name="P82">-sep:</text:p>
                <text:p text:style-name="P78">sep<text:span text:style-name="T2">arator element.</text:span></text:p>
              </text:list-item>
              <text:list-item>
                <text:p text:style-name="P84">-img:</text:p>
                <text:p text:style-name="P78">image<text:span text:style-name="T2"> area.</text:span></text:p>
              </text:list-item>
              <text:list-item>
                <text:p text:style-name="P82">-pp:</text:p>
                <text:p text:style-name="P78">pop-up<text:span text:style-name="T2"> element, like </text:span><text:span text:style-name="Source_20_Text"><text:span text:style-name="T2">datebox, combobox</text:span></text:span><text:span text:style-name="T2">, and so on.</text:span></text:p>
              </text:list-item>
              <text:list-item>
                <text:p text:style-name="P82">-btn:</text:p>
                <text:p text:style-name="P78">a button or an icon<text:span text:style-name="T2">.</text:span></text:p>
              </text:list-item>
            </text:list>
          </table:table-cell>
        </table:table-row>
      </table:table>
      <text:h text:style-name="P49" text:outline-level="3"><text:span text:style-name="Source_20_Text"><text:span text:style-name="T17">Tool Icons:</text:span></text:span></text:h>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31">Usage</text:p>
          </table:table-cell>
          <table:table-cell table:style-name="Table50.A1" office:value-type="string">
            <text:p text:style-name="P34">Switch</text:p>
          </table:table-cell>
          <table:table-cell table:style-name="Table50.A1" office:value-type="string">
            <text:p text:style-name="P34">Res<text:span text:style-name="T2">ize</text:span></text:p>
          </table:table-cell>
          <table:table-cell table:style-name="Table50.D1" office:value-type="string">
            <text:p text:style-name="P34">Split</text:p>
          </table:table-cell>
        </table:table-row>
        <table:table-row>
          <table:table-cell table:style-name="Table50.A2" office:value-type="string">
            <text:p text:style-name="P31">Postfix</text:p>
          </table:table-cell>
          <table:table-cell table:style-name="Table50.A2" office:value-type="string">
            <text:list text:style-name="L3">
              <text:list-item>
                <text:p text:style-name="P59">-close:</text:p>
                <text:p text:style-name="P64">des<text:span text:style-name="T2">cribes an icon which is <text:s/>closed, like </text:span><text:span text:style-name="Source_20_Text"><text:span text:style-name="T2">tree, group</text:span></text:span><text:span text:style-name="T2">, an <text:s/>so on.</text:span></text:p>
              </text:list-item>
              <text:list-item>
                <text:p text:style-name="P59">-collapse:</text:p>
                <text:p text:style-name="P64">des<text:span text:style-name="T2">cribes a collapsible </text:span><text:soft-page-break/><text:span text:style-name="T2">icon, like </text:span><text:span text:style-name="Source_20_Text"><text:span text:style-name="T2">panel</text:span></text:span><text:span text:style-name="T2">.</text:span></text:p>
              </text:list-item>
              <text:list-item>
                <text:p text:style-name="P59">-collapsed:</text:p>
                <text:p text:style-name="P64">des<text:span text:style-name="T2">cribes a collapsible icon which is collapsed, like </text:span><text:span text:style-name="Source_20_Text"><text:span text:style-name="T2">panel</text:span></text:span><text:span text:style-name="T2">.</text:span></text:p>
              </text:list-item>
              <text:list-item>
                <text:p text:style-name="P59">-expand:</text:p>
                <text:p text:style-name="P64"><text:span text:style-name="T2">describes an expandable icon, like </text:span><text:span text:style-name="Source_20_Text"><text:span text:style-name="T2">panel</text:span></text:span><text:span text:style-name="T2">.</text:span></text:p>
              </text:list-item>
              <text:list-item>
                <text:p text:style-name="P59">-expanded:</text:p>
                <text:p text:style-name="P64"><text:span text:style-name="T2">describes an expandable </text:span><text:span text:style-name="T2">icon which is expanded, </text:span><text:span text:style-name="T2">like </text:span><text:span text:style-name="Source_20_Text"><text:span text:style-name="T2">panel</text:span></text:span><text:span text:style-name="T2">.</text:span></text:p>
              </text:list-item>
            </text:list>
          </table:table-cell>
          <table:table-cell table:style-name="Table50.A2" office:value-type="string">
            <text:list text:style-name="L3">
              <text:list-item text:start-value="1">
                <text:p text:style-name="P59">-maximize:</text:p>
                <text:p text:style-name="P67"><text:span text:style-name="T12">des</text:span><text:span text:style-name="T13">cribes a maximizable icon.</text:span></text:p>
              </text:list-item>
              <text:list-item>
                <text:p text:style-name="P59">-maximized:</text:p>
                <text:p text:style-name="P68"><text:span text:style-name="T12">des</text:span><text:span text:style-name="T13">cribes a maximizable icon </text:span><text:soft-page-break/><text:span text:style-name="T13">which is maximized.</text:span></text:p>
              </text:list-item>
              <text:list-item>
                <text:p text:style-name="P59">-minimize:</text:p>
                <text:p text:style-name="P68"><text:span text:style-name="T12">des</text:span><text:span text:style-name="T13">cribes a minimizable icon.</text:span></text:p>
              </text:list-item>
              <text:list-item>
                <text:p text:style-name="P59">-minimized:</text:p>
                <text:p text:style-name="P68"><text:span text:style-name="T12">des</text:span><text:span text:style-name="T13">cribes a minimizable icon which is minimized.</text:span></text:p>
              </text:list-item>
            </text:list>
          </table:table-cell>
          <table:table-cell table:style-name="Table50.D2" office:value-type="string">
            <text:list text:style-name="L3">
              <text:list-item text:start-value="1">
                <text:p text:style-name="P59">-split:</text:p>
                <text:p text:style-name="P64">des<text:span text:style-name="T2">cribes a splittable icon.</text:span></text:p>
              </text:list-item>
              <text:list-item>
                <text:p text:style-name="P59">-ns:</text:p>
                <text:p text:style-name="P64">des<text:span text:style-name="T2">cribes a non-splittable icon.</text:span></text:p>
              </text:list-item>
            </text:list>
          </table:table-cell>
        </table:table-row>
      </table:table>
      <text:h text:style-name="P4" text:outline-level="2">DOM Naming Position</text:h>
      <text:p text:style-name="Text_20_body"><text:span text:style-name="T2"><text:tab/>The naming position is used to locate which edge of the component should be, it usually expresses a circle corner of the component, such as </text:span><text:span text:style-name="Source_20_Text"><text:span text:style-name="T2">Button, Groupbox, Window, and so on.</text:span></text:span></text:p>
      <text:h text:style-name="P50" text:outline-level="3"><text:span text:style-name="Source_20_Text"><text:span text:style-name="T15">Regions:</text:span></text:span></text:h>
      <table:table table:name="Table47" table:style-name="Table47">
        <table:table-column table:style-name="Table47.A"/>
        <table:table-row>
          <table:table-cell table:style-name="Table47.A1" office:value-type="string">
            <text:list text:style-name="L4">
              <text:list-item>
                <text:p text:style-name="P60">-ver:</text:p>
                <text:p text:style-name="P65"><text:span text:style-name="T2">vertical aspect, like </text:span><text:span text:style-name="Source_20_Text"><text:span text:style-name="T2">menubar</text:span></text:span><text:span text:style-name="T2">.</text:span></text:p>
              </text:list-item>
              <text:list-item>
                <text:p text:style-name="P60">-hor:</text:p>
                <text:p text:style-name="P65"><text:span text:style-name="T2">horizontal aspect, like </text:span><text:span text:style-name="Source_20_Text"><text:span text:style-name="T2">menubar</text:span></text:span><text:span text:style-name="T2">.</text:span></text:p>
              </text:list-item>
              <text:list-item>
                <text:p text:style-name="P62">-start:</text:p>
                <text:p text:style-name="P65"><text:span text:style-name="T2">beginning aspect, like </text:span><text:span text:style-name="Source_20_Text"><text:span text:style-name="T2">toolbar</text:span></text:span><text:span text:style-name="T2">.</text:span></text:p>
              </text:list-item>
              <text:list-item>
                <text:p text:style-name="P62">-center:</text:p>
                <text:p text:style-name="P65"><text:span text:style-name="T2">center aspect, like </text:span><text:span text:style-name="Source_20_Text"><text:span text:style-name="T2">toolbar</text:span></text:span><text:span text:style-name="T2">.</text:span></text:p>
              </text:list-item>
              <text:list-item>
                <text:p text:style-name="P62">-end:</text:p>
                <text:p text:style-name="P65"><text:span text:style-name="T2">ending aspect, like </text:span><text:span text:style-name="Source_20_Text"><text:span text:style-name="T2">toolbar</text:span></text:span><text:span text:style-name="T2">.</text:span></text:p>
              </text:list-item>
            </text:list>
          </table:table-cell>
        </table:table-row>
      </table:table>
      <text:h text:style-name="P49" text:outline-level="3"><text:span text:style-name="Source_20_Text"><text:span text:style-name="T14">Parts: </text:span></text:span><text:bookmark-start text:name="(3 x 3 grid)"/><text:span text:style-name="Source_20_Text"><text:span text:style-name="T14">(3 x 3 grid)</text:span></text:span><text:bookmark-end text:name="(3 x 3 grid)"/></text:h>
      <table:table table:name="Table48" table:style-name="Table48">
        <table:table-column table:style-name="Table48.A" table:number-columns-repeated="3"/>
        <table:table-row>
          <table:table-cell table:style-name="Table48.A1" office:value-type="string">
            <text:p text:style-name="P30">-tl:<text:span text:style-name="T12"> Top Left</text:span></text:p>
          </table:table-cell>
          <table:table-cell table:style-name="Table48.A1" office:value-type="string">
            <text:p text:style-name="P30">-tm: <text:span text:style-name="T12">Top Middle</text:span></text:p>
          </table:table-cell>
          <table:table-cell table:style-name="Table48.C1" office:value-type="string">
            <text:p text:style-name="P30">-tr:<text:span text:style-name="T12"> Top Right</text:span></text:p>
          </table:table-cell>
        </table:table-row>
        <table:table-row>
          <table:table-cell table:style-name="Table48.A2" office:value-type="string">
            <text:p text:style-name="P30">-cl:<text:span text:style-name="T12"> Center Left</text:span></text:p>
          </table:table-cell>
          <table:table-cell table:style-name="Table48.A2" office:value-type="string">
            <text:p text:style-name="P30">-cm: <text:span text:style-name="T12">Center Middle</text:span></text:p>
          </table:table-cell>
          <table:table-cell table:style-name="Table48.C2" office:value-type="string">
            <text:p text:style-name="P30">-cr: <text:span text:style-name="T12">Center Right</text:span></text:p>
          </table:table-cell>
        </table:table-row>
        <text:soft-page-break/>
        <table:table-row>
          <table:table-cell table:style-name="Table48.A2" office:value-type="string">
            <text:p text:style-name="P30">-bl:<text:span text:style-name="T12"> Bottom Left</text:span></text:p>
          </table:table-cell>
          <table:table-cell table:style-name="Table48.A2" office:value-type="string">
            <text:p text:style-name="P30">-bm: <text:span text:style-name="T12">Bottom Middle</text:span></text:p>
          </table:table-cell>
          <table:table-cell table:style-name="Table48.C2" office:value-type="string">
            <text:p text:style-name="P30">-br:<text:span text:style-name="T12"> Bottom Right</text:span></text:p>
          </table:table-cell>
        </table:table-row>
      </table:table>
      <text:h text:style-name="P49" text:outline-level="3"><text:span text:style-name="Source_20_Text"><text:span text:style-name="T14">Compass:</text:span></text:span></text:h>
      <table:table table:name="Table49" table:style-name="Table49">
        <table:table-column table:style-name="Table49.A" table:number-columns-repeated="3"/>
        <table:table-row>
          <table:table-cell table:style-name="Table49.A1" table:number-columns-spanned="3" office:value-type="string">
            <text:p text:style-name="P31">-north</text:p>
          </table:table-cell>
          <table:covered-table-cell/>
          <table:covered-table-cell/>
        </table:table-row>
        <table:table-row>
          <table:table-cell table:style-name="Table49.A2" office:value-type="string">
            <text:p text:style-name="P31">-west</text:p>
          </table:table-cell>
          <table:table-cell table:style-name="Table49.A2" office:value-type="string">
            <text:p text:style-name="P31">-center</text:p>
          </table:table-cell>
          <table:table-cell table:style-name="Table49.C2" office:value-type="string">
            <text:p text:style-name="P31">-east</text:p>
          </table:table-cell>
        </table:table-row>
        <table:table-row>
          <table:table-cell table:style-name="Table49.C2" table:number-columns-spanned="3" office:value-type="string">
            <text:p text:style-name="P31">-south</text:p>
          </table:table-cell>
          <table:covered-table-cell/>
          <table:covered-table-cell/>
        </table:table-row>
      </table:table>
      <text:h text:style-name="P5" text:outline-level="2"><text:span text:style-name="Source_20_Text"><text:span text:style-name="T17">DOM Event Effect</text:span></text:span></text:h>
      <text:list text:style-name="L5">
        <text:list-item>
          <text:p text:style-name="P74"><text:span text:style-name="Source_20_Text"><text:span text:style-name="T16">These postfix string are appended to component's class name by ZK client engine. </text:span></text:span></text:p>
        </text:list-item>
      </text:list>
      <text:list text:style-name="L6">
        <text:list-item>
          <text:list>
            <text:list-item>
              <text:p text:style-name="P75">example: </text:p>
              <text:p text:style-name="P69">a com<text:span text:style-name="T2">ponent</text:span>=&gt; <text:span text:style-name="T11">z-mycmp </text:span></text:p>
              <text:p text:style-name="P69">mouse over =&gt; <text:span text:style-name="T11">z-mycmp-over</text:span> </text:p>
              <text:p text:style-name="P69">disabled and mouse over =&gt; <text:span text:style-name="T11">z-mycmp-over-disd</text:span> </text:p>
            </text:list-item>
          </text:list>
        </text:list-item>
      </text:list>
      <text:list text:style-name="L5" text:continue-numbering="true">
        <text:list-item>
          <text:p text:style-name="P74">The appending order <text:span text:style-name="T8">MUST</text:span> follow the priority as follow</text:p>
        </text:list-item>
      </text:list>
      <table:table table:name="Table51" table:style-name="Table51">
        <table:table-column table:style-name="Table51.A" table:number-columns-repeated="3"/>
        <table:table-row>
          <table:table-cell table:style-name="Table51.A1" office:value-type="string">
            <text:p text:style-name="P33">Priority 1</text:p>
          </table:table-cell>
          <table:table-cell table:style-name="Table51.A1" office:value-type="string">
            <text:p text:style-name="P33">Priority 2</text:p>
          </table:table-cell>
          <table:table-cell table:style-name="Table51.C1" office:value-type="string">
            <text:p text:style-name="P31">Priority 3</text:p>
          </table:table-cell>
        </table:table-row>
        <table:table-row>
          <table:table-cell table:style-name="Table51.A2" office:value-type="string">
            <text:list text:style-name="L7">
              <text:list-item>
                <text:p text:style-name="P61">-clk:</text:p>
                <text:p text:style-name="P66">clicked event.</text:p>
              </text:list-item>
              <text:list-item>
                <text:p text:style-name="P61">-focus:</text:p>
                <text:p text:style-name="P66">focused event.</text:p>
              </text:list-item>
              <text:list-item>
                <text:p text:style-name="P61">-over:</text:p>
                <text:p text:style-name="P66">mouse over event.</text:p>
              </text:list-item>
              <text:list-item>
                <text:p text:style-name="P61">-drag:</text:p>
                <text:p text:style-name="P66">dragged event.</text:p>
              </text:list-item>
              <text:list-item>
                <text:p text:style-name="P61">-drop:</text:p>
                <text:p text:style-name="P66">dropped event.</text:p>
              </text:list-item>
            </text:list>
          </table:table-cell>
          <table:table-cell table:style-name="Table51.A2" office:value-type="string">
            <text:list text:style-name="L7">
              <text:list-item text:start-value="1">
                <text:p text:style-name="P61">-seld:</text:p>
                <text:p text:style-name="P66">selected event.</text:p>
              </text:list-item>
              <text:list-item>
                <text:p text:style-name="P61">-ck:</text:p>
                <text:p text:style-name="P66">checked event.</text:p>
              </text:list-item>
              <text:list-item>
                <text:p text:style-name="P61">-unck:</text:p>
                <text:p text:style-name="P66">unchecked event.</text:p>
              </text:list-item>
            </text:list>
          </table:table-cell>
          <table:table-cell table:style-name="Table51.C2" office:value-type="string">
            <text:list text:style-name="L7">
              <text:list-item text:start-value="1">
                <text:p text:style-name="P61">-disd:</text:p>
                <text:p text:style-name="P66">disabled event.</text:p>
              </text:list-item>
              <text:list-item>
                <text:p text:style-name="P61">-visi:</text:p>
                <text:p text:style-name="P66">visited event.</text:p>
              </text:list-item>
              <text:list-item>
                <text:p text:style-name="P61">-hide:</text:p>
                <text:p text:style-name="P66">hidden event.</text:p>
              </text:list-item>
              <text:list-item>
                <text:p text:style-name="P63">-invalid</text:p>
                <text:p text:style-name="P66">invalid event</text:p>
              </text:list-item>
              <text:list-item>
                <text:p text:style-name="P63">-readonly</text:p>
                <text:p text:style-name="P66">readonly event</text:p>
              </text:list-item>
            </text:list>
          </table:table-cell>
        </table:table-row>
      </table:table>
      <text:h text:style-name="Heading_20_2" text:outline-level="2" text:is-list-header="true">Action Image Indexing</text:h>
      <text:p text:style-name="Text_20_body"><text:tab/>The CSS background of the action event of the DOM element is to use an arranged image composed<text:span text:style-name="T2"> of the following descriptions.</text:span></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office:value-type="string">
            <text:p text:style-name="P31">Normal <text:soft-page-break/>(Open)</text:p>
          </table:table-cell>
          <table:table-cell table:style-name="Table52.A1" office:value-type="string">
            <text:p text:style-name="P31">Hover</text:p>
          </table:table-cell>
          <table:table-cell table:style-name="Table52.A1" office:value-type="string">
            <text:p text:style-name="P31">Click, Select, <text:soft-page-break/>and Drag.</text:p>
          </table:table-cell>
          <table:table-cell table:style-name="Table52.A1" office:value-type="string">
            <text:p text:style-name="P31">Focus</text:p>
          </table:table-cell>
          <table:table-cell table:style-name="Table52.A1" office:value-type="string">
            <text:p text:style-name="P31">Focus and <text:soft-page-break/>Hover</text:p>
          </table:table-cell>
          <table:table-cell table:style-name="Table52.F1" office:value-type="string">
            <text:p text:style-name="P31">Disable</text:p>
          </table:table-cell>
        </table:table-row>
        <table:table-row>
          <table:table-cell table:style-name="Table52.A2" office:value-type="string">
            <text:p text:style-name="P30"><text:s/>Close</text:p>
          </table:table-cell>
          <table:table-cell table:style-name="Table52.A2" office:value-type="string">
            <text:p text:style-name="P32"><text:s text:c="2"/>Same as above</text:p>
          </table:table-cell>
          <table:table-cell table:style-name="Table52.A2" office:value-type="string">
            <text:p text:style-name="P32">Same as above</text:p>
          </table:table-cell>
          <table:table-cell table:style-name="Table52.A2" office:value-type="string">
            <text:p text:style-name="P32">Same as above</text:p>
          </table:table-cell>
          <table:table-cell table:style-name="Table52.A2" office:value-type="string">
            <text:p text:style-name="P32">Same as above</text:p>
          </table:table-cell>
          <table:table-cell table:style-name="Table52.F2" office:value-type="string">
            <text:p text:style-name="P32">Same as above</text:p>
          </table:table-cell>
        </table:table-row>
      </table:table>
      <text:p text:style-name="P21">For example,</text:p>
      <text:p text:style-name="Text_20_body"><text:span text:style-name="T2"><text:tab/>This icon is a </text:span><text:span text:style-name="Source_20_Text"><text:span text:style-name="T2">Timebox</text:span></text:span><text:span text:style-name="T2"> image.</text:span></text:p>
      <text:p text:style-name="P21"><draw:frame draw:style-name="fr2" draw:name="graphics6" text:anchor-type="paragraph" svg:width="11.508cm" svg:height="6.562cm" draw:z-index="6"><draw:image xlink:href="../components/images/action-indexing.bmp" xlink:type="simple" xlink:show="embed" xlink:actuate="onLoad"/></draw:frame></text:p>
      <text:p text:style-name="P21"/>
      <text:p text:style-name="P21"/>
      <text:p text:style-name="P21"/>
      <text:p text:style-name="P21"><text:tab/>This icon is a <text:span text:style-name="Source_20_Text">Tree</text:span> toggle image.</text:p>
      <text:p text:style-name="P21"/>
      <text:p text:style-name="P21"><draw:frame draw:style-name="fr2" draw:name="graphics7" text:anchor-type="paragraph" svg:width="6.165cm" svg:height="4.736cm" draw:z-index="7"><draw:image xlink:href="../components/images/action-indexing2.bmp" xlink:type="simple" xlink:show="embed" xlink:actuate="onLoad"/></draw:frame></text:p>
      <text:p text:style-name="P21"/>
      <text:h text:style-name="Heading_20_1" text:outline-level="1">2. XUL Components</text:h>
      <text:h text:style-name="P29" text:outline-level="2">Auxhead</text:h>
      <text:p text:style-name="P21"><text:span text:style-name="Source_20_Text">Auxhead</text:span> and <text:span text:style-name="Source_20_Text">Auxheader</text:span>.</text:p>
      <text:p text:style-name="Text_20_body"><text:s/><text:span text:style-name="T9">Note</text:span>:</text:p>
      <text:list text:style-name="L8">
        <text:list-item>
          <text:p text:style-name="P85"><text:a xlink:type="simple" xlink:href="http://zk1.svn.sourceforge.net/viewvc/zk1/branches/3.5/zul/src/archive/web/zul/css/norm.css.dsp?view=markup">The CSS source of Auxhead from SVN</text:a></text:p>
        </text:list-item>
        <text:list-item>
          <text:p text:style-name="P85"><text:a xlink:type="simple" xlink:href="http://zk1.svn.sourceforge.net/viewvc/zk1/branches/3.5/zul/src/archive/web/zul/css/cmps/grid.css.dsp?view=markup">The CSS source of Auxhead with Grid from SVN</text:a></text:p>
        </text:list-item>
        <text:list-item>
          <text:p text:style-name="P85"><text:a xlink:type="simple" xlink:href="http://zk1.svn.sourceforge.net/viewvc/zk1/branches/3.5/zul/src/archive/web/zul/css/cmps/listbox.css.dsp?view=markup">The CSS source of Auxhead with Listbox <text:s/>from SVN</text:a></text:p>
        </text:list-item>
        <text:list-item>
          <text:p text:style-name="P85"><text:a xlink:type="simple" xlink:href="http://zk1.svn.sourceforge.net/viewvc/zk1/branches/3.5/zul/src/archive/web/zul/css/cmps/tree.css.dsp?view=markup">The CSS source of Auxhead with Tree <text:s/>from SVN</text:a></text:p>
        </text:list-item>
      </text:list>
      <text:h text:style-name="Heading_20_3" text:outline-level="3">Mold: Default</text:h>
      <text:p text:style-name="P23">Structure:</text:p>
      <table:table table:name="Table1" table:style-name="Table1">
        <table:table-column table:style-name="Table1.A"/>
        <table:table-row>
          <table:table-cell table:style-name="Table1.A1" office:value-type="string">
            <text:p text:style-name="P35">Overview</text:p>
          </table:table-cell>
        </table:table-row>
        <table:table-row table:style-name="Table1.2">
          <table:table-cell table:style-name="Table1.A2" office:value-type="string">
            <text:p text:style-name="Table_20_Contents"/>
            <text:p text:style-name="Table_20_Contents"><draw:frame draw:style-name="fr2" draw:name="graphics8" text:anchor-type="paragraph" svg:width="14.87cm" svg:height="2.487cm" draw:z-index="9"><draw:image xlink:href="../components/images/auxhead1.gif" xlink:type="simple" xlink:show="embed" xlink:actuate="onLoad"/></draw:frame></text:p>
          </table:table-cell>
        </table:table-row>
        <table:table-row table:style-name="Table1.2">
          <table:table-cell table:style-name="Table1.A2" office:value-type="string">
            <text:p text:style-name="Table_20_Contents"><draw:frame draw:style-name="fr4" draw:name="graphics15" text:anchor-type="paragraph" svg:width="16.325cm" svg:height="4.02cm" draw:z-index="18"><draw:image xlink:href="../components/images/auxhead2.gif" xlink:type="simple" xlink:show="embed" xlink:actuate="onLoad"/></draw:frame></text:p>
          </table:table-cell>
        </table:table-row>
      </table:table>
      <text:p text:style-name="P11">Events:<text:line-break/></text:p>
      <table:table table:name="Table3" table:style-name="Table3">
        <table:table-column table:style-name="Table3.A"/>
        <table:table-column table:style-name="Table3.B"/>
        <table:table-column table:style-name="Table3.C"/>
        <table:table-column table:style-name="Table3.A"/>
        <table:table-column table:style-name="Table3.E" table:number-columns-repeated="2"/>
        <table:table-column table:style-name="Table3.G"/>
        <table:table-row>
          <table:table-cell table:style-name="Table3.A1" office:value-type="string">
            <text:p text:style-name="P33">Action:</text:p>
          </table:table-cell>
          <table:table-cell table:style-name="Table3.A1" office:value-type="string">
            <text:p text:style-name="P31">Normal (Open)</text:p>
          </table:table-cell>
          <table:table-cell table:style-name="Table3.A1" office:value-type="string">
            <text:p text:style-name="P31">Hover</text:p>
          </table:table-cell>
          <table:table-cell table:style-name="Table3.A1" office:value-type="string">
            <text:p text:style-name="P31">Click, Select, and Drag.</text:p>
          </table:table-cell>
          <table:table-cell table:style-name="Table3.A1" office:value-type="string">
            <text:p text:style-name="P31">Focus</text:p>
          </table:table-cell>
          <table:table-cell table:style-name="Table3.A1" office:value-type="string">
            <text:p text:style-name="P31">Focus and Hover</text:p>
          </table:table-cell>
          <table:table-cell table:style-name="Table3.G1" office:value-type="string">
            <text:p text:style-name="P33">Disable</text:p>
          </table:table-cell>
        </table:table-row>
        <table:table-row>
          <table:table-cell table:style-name="Table3.A2" office:value-type="string">
            <text:p text:style-name="P33">CSS <text:soft-page-break/>naming:</text:p>
          </table:table-cell>
          <table:table-cell table:style-name="Table3.A2" office:value-type="string">
            <text:p text:style-name="P36"><text:span text:style-name="Source_20_Text">z-auxhead,</text:span></text:p>
            <text:p text:style-name="P36"><text:soft-page-break/><text:span text:style-name="Source_20_Text">z-auxheader</text:span></text:p>
          </table:table-cell>
          <table:table-cell table:style-name="Table3.A2" office:value-type="string">
            <text:p text:style-name="P36"><text:span text:style-name="Source_20_Text"/></text:p>
          </table:table-cell>
          <table:table-cell table:style-name="Table3.A2" office:value-type="string">
            <text:p text:style-name="P36"><text:span text:style-name="Source_20_Text"/></text:p>
          </table:table-cell>
          <table:table-cell table:style-name="Table3.A2" office:value-type="string">
            <text:p text:style-name="P36"><text:span text:style-name="Source_20_Text"/></text:p>
          </table:table-cell>
          <table:table-cell table:style-name="Table3.A2" office:value-type="string">
            <text:p text:style-name="P36"><text:span text:style-name="Source_20_Text"/></text:p>
          </table:table-cell>
          <table:table-cell table:style-name="Table3.G2" office:value-type="string">
            <text:p text:style-name="P36"/>
          </table:table-cell>
        </table:table-row>
        <table:table-row>
          <table:table-cell table:style-name="Table3.A2" office:value-type="string">
            <text:p text:style-name="P33">Supported</text:p>
          </table:table-cell>
          <table:table-cell table:style-name="Table3.A2" office:value-type="string">
            <text:p text:style-name="P36">V</text:p>
          </table:table-cell>
          <table:table-cell table:style-name="Table3.A2" office:value-type="string">
            <text:p text:style-name="P36"/>
          </table:table-cell>
          <table:table-cell table:style-name="Table3.A2" office:value-type="string">
            <text:p text:style-name="P36"/>
          </table:table-cell>
          <table:table-cell table:style-name="Table3.A2" office:value-type="string">
            <text:p text:style-name="P36"/>
          </table:table-cell>
          <table:table-cell table:style-name="Table3.A2" office:value-type="string">
            <text:p text:style-name="P36"/>
          </table:table-cell>
          <table:table-cell table:style-name="Table3.G2" office:value-type="string">
            <text:p text:style-name="P36"/>
          </table:table-cell>
        </table:table-row>
      </table:table>
      <text:p text:style-name="P23"><text:tab/></text:p>
      <text:p text:style-name="P12">CSS Specificatio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51">Class Name</text:p>
          </table:table-cell>
          <table:table-cell table:style-name="Table17.A1" office:value-type="string">
            <text:p text:style-name="P52">Description</text:p>
          </table:table-cell>
          <table:table-cell table:style-name="Table17.C1" office:value-type="string">
            <text:p text:style-name="P52">Default Values</text:p>
          </table:table-cell>
        </table:table-row>
        <table:table-row>
          <table:table-cell table:style-name="Table17.A2" office:value-type="string">
            <text:p text:style-name="P38"><text:span text:style-name="Source_20_Text"><text:span text:style-name="T18">div.z-grid-header tr.z-auxhead</text:span></text:span></text:p>
          </table:table-cell>
          <table:table-cell table:style-name="Table17.B2" office:value-type="string">
            <text:p text:style-name="P37">Background image</text:p>
          </table:table-cell>
          <table:table-cell table:style-name="Table17.C2" office:value-type="string">
            <text:p text:style-name="P13"><text:span text:style-name="Source_20_Text"><text:span text:style-name="T20">background-image: url(</text:span></text:span><text:span text:style-name="Source_20_Text"><text:span text:style-name="T23">${c:encodeURL('~./zul/img/grid/s_hd.gif')}</text:span></text:span><text:span text:style-name="Source_20_Text"><text:span text:style-name="T20">); </text:span></text:span>background-color: #C7E5F1;<text:tab/>background-repeat: repeat-x;</text:p>
          </table:table-cell>
        </table:table-row>
        <table:table-row>
          <table:table-cell table:style-name="Table17.A2" office:value-type="string">
            <text:p text:style-name="P39">div.z-grid-header th.z-auxheader</text:p>
          </table:table-cell>
          <table:table-cell table:style-name="Table17.B2" office:value-type="string">
            <text:p text:style-name="P37">Font size</text:p>
          </table:table-cell>
          <table:table-cell table:style-name="Table17.C2" office:value-type="string">
            <text:p text:style-name="P13"><text:span text:style-name="T29">overflow: hidden; border: 1px solid; </text:span>border-color: #DAE7F6 #9EB6CE #9EB6CE #DAE7F6; white-space: nowrap; padding: 2px; <text:s/>font-size: <text:span text:style-name="T22">${fontSizeM}</text:span>; font-weight: normal;</text:p>
          </table:table-cell>
        </table:table-row>
        <table:table-row>
          <table:table-cell table:style-name="Table17.A2" office:value-type="string">
            <text:p text:style-name="P39">.z-auxheader-cnt</text:p>
          </table:table-cell>
          <table:table-cell table:style-name="Table17.B2" office:value-type="string">
            <text:p text:style-name="P37">Font size of the content</text:p>
          </table:table-cell>
          <table:table-cell table:style-name="Table17.C2" office:value-type="string">
            <text:p text:style-name="P13">font-size: <text:span text:style-name="T22">${fontSizeM}</text:span>; font-weight: normal; font-family: <text:span text:style-name="T22">${fontFamilyT}</text:span>; border: 0; margin: 0; padding: 0; overflow: hidden;</text:p>
          </table:table-cell>
        </table:table-row>
      </table:table>
      <text:h text:style-name="P53" text:outline-level="2"><text:bookmark-start text:name="Bandbox"/>Bandbox<text:bookmark-end text:name="Bandbox"/></text:h>
      <text:p text:style-name="P21"><text:span text:style-name="Source_20_Text">Bandbox is composed of two parts, an input box and a button.</text:span></text:p>
      <text:p text:style-name="Text_20_body"><text:s/><text:span text:style-name="T9">S</text:span><text:span text:style-name="T10">ource</text:span>:</text:p>
      <text:list text:style-name="L9">
        <text:list-item>
          <text:p text:style-name="P86"><text:a xlink:type="simple" xlink:href="http://zk1.svn.sourceforge.net/viewvc/zk1/branches/3.5/zul/src/archive/web/zul/css/cmps/combo.css.dsp?view=markup">The CSS source of Bandbox from SVN</text:a></text:p>
        </text:list-item>
      </text:list>
      <text:h text:style-name="Heading_20_3" text:outline-level="3">Mold: Default</text:h>
      <text:p text:style-name="P23">Structure:</text:p>
      <table:table table:name="Table2" table:style-name="Table2">
        <table:table-column table:style-name="Table2.A"/>
        <table:table-row>
          <table:table-cell table:style-name="Table2.A1" office:value-type="string">
            <text:p text:style-name="P35">Overview</text:p>
          </table:table-cell>
        </table:table-row>
        <table:table-row table:style-name="Table2.2">
          <table:table-cell table:style-name="Table2.A2" office:value-type="string">
            <text:p text:style-name="Table_20_Contents"><draw:frame draw:style-name="fr2" draw:name="graphics26" text:anchor-type="paragraph" svg:width="5.847cm" svg:height="3.307cm" draw:z-index="29"><draw:image xlink:href="../components/images/bandbox1.gif" xlink:type="simple" xlink:show="embed" xlink:actuate="onLoad"/></draw:frame></text:p>
            <text:p text:style-name="Table_20_Contents"/>
          </table:table-cell>
        </table:table-row>
        <table:table-row table:style-name="Table2.2">
          <table:table-cell table:style-name="Table2.A2" office:value-type="string">
            <text:p text:style-name="Table_20_Contents"><draw:frame draw:style-name="fr2" draw:name="graphics21" text:anchor-type="paragraph" svg:width="13.626cm" svg:height="3.995cm" draw:z-index="19"><draw:image xlink:href="../components/images/bandbox2.gif" xlink:type="simple" xlink:show="embed" xlink:actuate="onLoad"/></draw:frame></text:p>
          </table:table-cell>
        </table:table-row>
      </table:table>
      <text:p text:style-name="P11">Events:<text:line-break/></text:p>
      <table:table table:name="Table4" table:style-name="Table4">
        <table:table-column table:style-name="Table4.A"/>
        <table:table-column table:style-name="Table4.B"/>
        <table:table-column table:style-name="Table4.C"/>
        <table:table-column table:style-name="Table4.A"/>
        <table:table-column table:style-name="Table4.E" table:number-columns-repeated="2"/>
        <table:table-column table:style-name="Table4.G"/>
        <table:table-row>
          <table:table-cell table:style-name="Table4.A1" office:value-type="string">
            <text:p text:style-name="P33">Action:</text:p>
          </table:table-cell>
          <table:table-cell table:style-name="Table4.A1" office:value-type="string">
            <text:p text:style-name="P31">Normal (Open)</text:p>
          </table:table-cell>
          <table:table-cell table:style-name="Table4.A1" office:value-type="string">
            <text:p text:style-name="P31">Hover</text:p>
          </table:table-cell>
          <table:table-cell table:style-name="Table4.A1" office:value-type="string">
            <text:p text:style-name="P31">Click, Select, and Drag.</text:p>
          </table:table-cell>
          <table:table-cell table:style-name="Table4.A1" office:value-type="string">
            <text:p text:style-name="P31">Focus</text:p>
          </table:table-cell>
          <table:table-cell table:style-name="Table4.A1" office:value-type="string">
            <text:p text:style-name="P31">Focus and Hover</text:p>
          </table:table-cell>
          <table:table-cell table:style-name="Table4.G1" office:value-type="string">
            <text:p text:style-name="P33">Disable</text:p>
          </table:table-cell>
        </table:table-row>
        <table:table-row>
          <table:table-cell table:style-name="Table4.A2" office:value-type="string">
            <text:p text:style-name="P33">CSS naming:</text:p>
          </table:table-cell>
          <table:table-cell table:style-name="Table4.A2" office:value-type="string">
            <text:p text:style-name="P36"><text:span text:style-name="Source_20_Text">z-bandbox</text:span></text:p>
          </table:table-cell>
          <table:table-cell table:style-name="Table4.A2" office:value-type="string">
            <text:p text:style-name="P36"><text:span text:style-name="Source_20_Text">-over</text:span></text:p>
          </table:table-cell>
          <table:table-cell table:style-name="Table4.A2" office:value-type="string">
            <text:p text:style-name="P36"><text:span text:style-name="Source_20_Text">-btn-clk</text:span></text:p>
          </table:table-cell>
          <table:table-cell table:style-name="Table4.A2" office:value-type="string">
            <text:p text:style-name="P36"><text:span text:style-name="Source_20_Text">-focus</text:span></text:p>
          </table:table-cell>
          <table:table-cell table:style-name="Table4.A2" office:value-type="string">
            <text:p text:style-name="P36"><text:span text:style-name="Source_20_Text">-btn-over</text:span></text:p>
          </table:table-cell>
          <table:table-cell table:style-name="Table4.G2" office:value-type="string">
            <text:p text:style-name="P36">-disd</text:p>
          </table:table-cell>
        </table:table-row>
        <table:table-row>
          <table:table-cell table:style-name="Table4.A2" office:value-type="string">
            <text:p text:style-name="P33">Supported</text:p>
          </table:table-cell>
          <table:table-cell table:style-name="Table4.A2" office:value-type="string">
            <text:p text:style-name="P36">V</text:p>
          </table:table-cell>
          <table:table-cell table:style-name="Table4.A2" office:value-type="string">
            <text:p text:style-name="P36">V</text:p>
          </table:table-cell>
          <table:table-cell table:style-name="Table4.A2" office:value-type="string">
            <text:p text:style-name="P36">V</text:p>
          </table:table-cell>
          <table:table-cell table:style-name="Table4.A2" office:value-type="string">
            <text:p text:style-name="P36">V</text:p>
          </table:table-cell>
          <table:table-cell table:style-name="Table4.A2" office:value-type="string">
            <text:p text:style-name="P36">V</text:p>
          </table:table-cell>
          <table:table-cell table:style-name="Table4.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51">Class Name</text:p>
          </table:table-cell>
          <table:table-cell table:style-name="Table5.A1" office:value-type="string">
            <text:p text:style-name="P52">Description</text:p>
          </table:table-cell>
          <table:table-cell table:style-name="Table5.C1" office:value-type="string">
            <text:p text:style-name="P52">Default Values</text:p>
          </table:table-cell>
        </table:table-row>
        <table:table-row>
          <table:table-cell table:style-name="Table5.A2" office:value-type="string">
            <text:p text:style-name="P38"><text:span text:style-name="Source_20_Text"><text:span text:style-name="T18">.z-bandbox</text:span></text:span></text:p>
          </table:table-cell>
          <table:table-cell table:style-name="Table5.B2" office:value-type="string">
            <text:p text:style-name="P37">Font size</text:p>
          </table:table-cell>
          <table:table-cell table:style-name="Table5.C2" office:value-type="string">
            <text:p text:style-name="P13">border: 0; padding: 0; margin: 0; white-space: nowrap; font-family: <text:span text:style-name="T22">${fontFamilyC}</text:span>;font-size: <text:span text:style-name="T22">${fontSizeM}</text:span>; font-weight: normal; repeat-x;</text:p>
          </table:table-cell>
        </table:table-row>
        <table:table-row>
          <table:table-cell table:style-name="Table5.A2" office:value-type="string">
            <text:p text:style-name="P39">.z-bandbox-inp</text:p>
          </table:table-cell>
          <table:table-cell table:style-name="Table5.B2" office:value-type="string">
            <text:p text:style-name="P37">Background of input element</text:p>
          </table:table-cell>
          <table:table-cell table:style-name="Table5.C2" office:value-type="string">
            <text:p text:style-name="P13"><text:span text:style-name="T29">background: #FFF url(</text:span><text:span text:style-name="T25">${c:encodeURL('~./zul/img/grid/text-bg.gif')}</text:span><text:span text:style-name="T29">) repeat-x 0 0; </text:span>border: 1px solid #7F9DB9;</text:p>
          </table:table-cell>
        </table:table-row>
        <table:table-row>
          <table:table-cell table:style-name="Table5.A2" office:value-type="string">
            <text:p text:style-name="P39">.z-bandbox-text-invalid</text:p>
          </table:table-cell>
          <table:table-cell table:style-name="Table5.B2" office:value-type="string">
            <text:p text:style-name="P37">Background of invalidated</text:p>
          </table:table-cell>
          <table:table-cell table:style-name="Table5.C2" office:value-type="string">
            <text:p text:style-name="P13">background: #FFF url(<text:span text:style-name="T22">${c:encodeURL('~./zul/img/grid/text-bg-invalid.gif')}</text:span>) repeat-x 0 0; border: 1px solid #DD7870;</text:p>
          </table:table-cell>
        </table:table-row>
        <table:table-row>
          <table:table-cell table:style-name="Table5.A2" office:value-type="string">
            <text:p text:style-name="P39">.z-bandbox-readonly, .z-bandbox-text-disd</text:p>
          </table:table-cell>
          <table:table-cell table:style-name="Table5.B2" office:value-type="string">
            <text:p text:style-name="P37">Background of disabled and read only</text:p>
          </table:table-cell>
          <table:table-cell table:style-name="Table5.C2" office:value-type="string">
            <text:p text:style-name="P13">background: #ECEAE4;</text:p>
          </table:table-cell>
        </table:table-row>
        <table:table-row>
          <table:table-cell table:style-name="Table5.A2" office:value-type="string">
            <text:p text:style-name="P39">.z-bandbox .z-bandbox-img</text:p>
          </table:table-cell>
          <table:table-cell table:style-name="Table5.B2" office:value-type="string">
            <text:p text:style-name="P37">Background of the button image</text:p>
          </table:table-cell>
          <table:table-cell table:style-name="Table5.C2" office:value-type="string">
            <text:p text:style-name="P13">background: transparent url(<text:span text:style-name="T22">${c:encodeURL('~./zul/img/button/bandbtn.gif')}</text:span>) no-repeat 0 0;</text:p>
            <text:p text:style-name="P6">vertical-align: top; cursor: pointer; width: 17px; height: 19px; border: 0; <text:tab/>border-bottom: 1px solid #86A4BE;</text:p>
          </table:table-cell>
        </table:table-row>
      </table:table>
      <text:h text:style-name="P53" text:outline-level="2">Bandpopup</text:h>
      <text:p text:style-name="P21"><text:span text:style-name="Source_20_Text">Bandpopup is a container of </text:span><text:a xlink:type="simple" xlink:href="#Bandbox"><text:span text:style-name="Source_20_Text">Bandbox</text:span></text:a><text:span text:style-name="Source_20_Text">.</text:span></text:p>
      <text:p text:style-name="Text_20_body"><text:s/><text:span text:style-name="T9">S</text:span><text:span text:style-name="T10">ource</text:span>:</text:p>
      <text:list text:style-name="L10">
        <text:list-item>
          <text:p text:style-name="P87"><text:a xlink:type="simple" xlink:href="http://zk1.svn.sourceforge.net/viewvc/zk1/branches/3.5/zul/src/archive/web/zul/css/cmps/combo.css.dsp?view=markup">The CSS source of Bandpopup from SVN</text:a></text:p>
        </text:list-item>
      </text:list>
      <text:h text:style-name="Heading_20_3" text:outline-level="3">Mold: Default</text:h>
      <text:p text:style-name="P23">Structure:</text:p>
      <table:table table:name="Table6" table:style-name="Table6">
        <table:table-column table:style-name="Table6.A"/>
        <table:table-row>
          <table:table-cell table:style-name="Table6.A1" office:value-type="string">
            <text:p text:style-name="P35">Overview</text:p>
          </table:table-cell>
        </table:table-row>
        <table:table-row table:style-name="Table6.2">
          <table:table-cell table:style-name="Table6.A2" office:value-type="string">
            <text:p text:style-name="Table_20_Contents"><draw:frame draw:style-name="fr2" draw:name="graphics18" text:anchor-type="paragraph" svg:width="5.847cm" svg:height="3.307cm" draw:z-index="23"><draw:image xlink:href="../components/images/bandbox1.gif" xlink:type="simple" xlink:show="embed" xlink:actuate="onLoad"/></draw:frame></text:p>
            <text:p text:style-name="Table_20_Contents"/>
          </table:table-cell>
        </table:table-row>
        <table:table-row table:style-name="Table6.2">
          <table:table-cell table:style-name="Table6.A2" office:value-type="string">
            <text:p text:style-name="Table_20_Contents"><draw:frame draw:style-name="fr2" draw:name="graphics22" text:anchor-type="paragraph" svg:width="9.446cm" svg:height="5.556cm" draw:z-index="17"><draw:image xlink:href="../components/images/bandpopup1.gif" xlink:type="simple" xlink:show="embed" xlink:actuate="onLoad"/></draw:frame></text:p>
          </table:table-cell>
        </table:table-row>
      </table:table>
      <text:p text:style-name="P11">Events:<text:line-break/></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row>
          <table:table-cell table:style-name="Table7.A1" office:value-type="string">
            <text:p text:style-name="P33">Action:</text:p>
          </table:table-cell>
          <table:table-cell table:style-name="Table7.A1" office:value-type="string">
            <text:p text:style-name="P31">Normal (Open)</text:p>
          </table:table-cell>
          <table:table-cell table:style-name="Table7.A1" office:value-type="string">
            <text:p text:style-name="P31">Hover</text:p>
          </table:table-cell>
          <table:table-cell table:style-name="Table7.A1" office:value-type="string">
            <text:p text:style-name="P31">Click, Select, and Drag.</text:p>
          </table:table-cell>
          <table:table-cell table:style-name="Table7.A1" office:value-type="string">
            <text:p text:style-name="P31">Focus</text:p>
          </table:table-cell>
          <table:table-cell table:style-name="Table7.A1" office:value-type="string">
            <text:p text:style-name="P31">Focus and Hover</text:p>
          </table:table-cell>
          <table:table-cell table:style-name="Table7.G1" office:value-type="string">
            <text:p text:style-name="P33">Disable</text:p>
          </table:table-cell>
        </table:table-row>
        <table:table-row>
          <table:table-cell table:style-name="Table7.A2" office:value-type="string">
            <text:p text:style-name="P33">CSS naming:</text:p>
          </table:table-cell>
          <table:table-cell table:style-name="Table7.A2" office:value-type="string">
            <text:p text:style-name="P36"><text:span text:style-name="Source_20_Text">z-band-popup</text:span></text:p>
          </table:table-cell>
          <table:table-cell table:style-name="Table7.A2" office:value-type="string">
            <text:p text:style-name="P36"><text:span text:style-name="Source_20_Text"/></text:p>
          </table:table-cell>
          <table:table-cell table:style-name="Table7.A2" office:value-type="string">
            <text:p text:style-name="P36"><text:span text:style-name="Source_20_Text"/></text:p>
          </table:table-cell>
          <table:table-cell table:style-name="Table7.A2" office:value-type="string">
            <text:p text:style-name="P36"><text:span text:style-name="Source_20_Text"/></text:p>
          </table:table-cell>
          <table:table-cell table:style-name="Table7.A2" office:value-type="string">
            <text:p text:style-name="P36"><text:span text:style-name="Source_20_Text"/></text:p>
          </table:table-cell>
          <table:table-cell table:style-name="Table7.G2" office:value-type="string">
            <text:p text:style-name="P36"/>
          </table:table-cell>
        </table:table-row>
        <table:table-row>
          <table:table-cell table:style-name="Table7.A2" office:value-type="string">
            <text:p text:style-name="P33">Supported</text:p>
          </table:table-cell>
          <table:table-cell table:style-name="Table7.A2" office:value-type="string">
            <text:p text:style-name="P36">V</text:p>
          </table:table-cell>
          <table:table-cell table:style-name="Table7.A2" office:value-type="string">
            <text:p text:style-name="P36"/>
          </table:table-cell>
          <table:table-cell table:style-name="Table7.A2" office:value-type="string">
            <text:p text:style-name="P36"/>
          </table:table-cell>
          <table:table-cell table:style-name="Table7.A2" office:value-type="string">
            <text:p text:style-name="P36"/>
          </table:table-cell>
          <table:table-cell table:style-name="Table7.A2" office:value-type="string">
            <text:p text:style-name="P36"/>
          </table:table-cell>
          <table:table-cell table:style-name="Table7.G2" office:value-type="string">
            <text:p text:style-name="P36"/>
          </table:table-cell>
        </table:table-row>
      </table:table>
      <text:p text:style-name="P23"><text:tab/></text:p>
      <text:p text:style-name="P12"><text:soft-page-break/>CSS Specificatio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1">Class Name</text:p>
          </table:table-cell>
          <table:table-cell table:style-name="Table8.A1" office:value-type="string">
            <text:p text:style-name="P52">Description</text:p>
          </table:table-cell>
          <table:table-cell table:style-name="Table8.C1" office:value-type="string">
            <text:p text:style-name="P52">Default Values</text:p>
          </table:table-cell>
        </table:table-row>
        <table:table-row>
          <table:table-cell table:style-name="Table8.A2" office:value-type="string">
            <text:p text:style-name="P38"><text:span text:style-name="Source_20_Text"><text:span text:style-name="T18">.z-bandbox-pp</text:span></text:span></text:p>
          </table:table-cell>
          <table:table-cell table:style-name="Table8.B2" office:value-type="string">
            <text:p text:style-name="P37">Font size</text:p>
          </table:table-cell>
          <table:table-cell table:style-name="Table8.C2" office:value-type="string">
            <text:p text:style-name="P13">border: 0; padding: 0; margin: 0; white-space: nowrap; font-family: <text:span text:style-name="T22">${fontFamilyC}</text:span>;font-size: <text:span text:style-name="T22">${fontSizeM}</text:span>; font-weight: normal; repeat-x;display: block; position: absolute; z-index: 88000; background: white; border: 1px solid #7F9DB9; padding: 2px; font-size: <text:span text:style-name="T22">${fontSizeS}</text:span>;</text:p>
          </table:table-cell>
        </table:table-row>
      </table:table>
      <text:h text:style-name="P53" text:outline-level="2">Borderlayout</text:h>
      <text:p text:style-name="P21"><text:span text:style-name="Source_20_Text">Borderlayout</text:span> is composed of five children: <text:span text:style-name="Source_20_Text">North</text:span>, <text:span text:style-name="Source_20_Text">South</text:span>, <text:span text:style-name="Source_20_Text">East</text:span>, <text:span text:style-name="Source_20_Text">West</text:span>, and <text:span text:style-name="Source_20_Text">Center</text:span></text:p>
      <text:p text:style-name="Text_20_body"><text:s/><text:span text:style-name="T9">S</text:span><text:span text:style-name="T10">ource</text:span>:</text:p>
      <text:list text:style-name="L11">
        <text:list-item>
          <text:p text:style-name="P88"><text:a xlink:type="simple" xlink:href="http://zk1.svn.sourceforge.net/viewvc/zk1/branches/3.5/zkex/src/archive/web/zkex/zul/css/zkex.css.dsp?view=markup">The CSS source of Borderlayout from SVN</text:a></text:p>
        </text:list-item>
      </text:list>
      <text:h text:style-name="Heading_20_3" text:outline-level="3">Mold: Default</text:h>
      <text:p text:style-name="P23">Structure:</text:p>
      <table:table table:name="Table9" table:style-name="Table9">
        <table:table-column table:style-name="Table9.A"/>
        <table:table-row>
          <table:table-cell table:style-name="Table9.A1" office:value-type="string">
            <text:p text:style-name="P35">Overview</text:p>
          </table:table-cell>
        </table:table-row>
        <table:table-row table:style-name="Table9.2">
          <table:table-cell table:style-name="Table9.A2" office:value-type="string">
            <text:p text:style-name="Table_20_Contents"/>
            <text:p text:style-name="Table_20_Contents"><draw:frame draw:style-name="fr2" draw:name="graphics13" text:anchor-type="paragraph" svg:width="10.742cm" svg:height="5.503cm" draw:z-index="8"><draw:image xlink:href="../components/images/borderlayout1.gif" xlink:type="simple" xlink:show="embed" xlink:actuate="onLoad"/></draw:frame></text:p>
          </table:table-cell>
        </table:table-row>
        <table:table-row table:style-name="Table9.2">
          <table:table-cell table:style-name="Table9.A2" office:value-type="string">
            <text:p text:style-name="Table_20_Contents"><draw:frame draw:style-name="fr2" draw:name="graphics23" text:anchor-type="paragraph" svg:width="12.488cm" svg:height="6.033cm" draw:z-index="27"><draw:image xlink:href="../components/images/borderlayout2.gif" xlink:type="simple" xlink:show="embed" xlink:actuate="onLoad"/></draw:frame></text:p>
          </table:table-cell>
        </table:table-row>
      </table:table>
      <text:p text:style-name="P11">Events:<text:line-break/></text:p>
      <table:table table:name="Table10" table:style-name="Table10">
        <table:table-column table:style-name="Table10.A"/>
        <table:table-column table:style-name="Table10.B"/>
        <table:table-column table:style-name="Table10.C"/>
        <table:table-column table:style-name="Table10.A"/>
        <table:table-column table:style-name="Table10.E" table:number-columns-repeated="2"/>
        <table:table-column table:style-name="Table10.G"/>
        <table:table-row>
          <table:table-cell table:style-name="Table10.A1" office:value-type="string">
            <text:p text:style-name="P33">Action:</text:p>
          </table:table-cell>
          <table:table-cell table:style-name="Table10.A1" office:value-type="string">
            <text:p text:style-name="P31">Normal (Open)</text:p>
          </table:table-cell>
          <table:table-cell table:style-name="Table10.A1" office:value-type="string">
            <text:p text:style-name="P31">Hover</text:p>
          </table:table-cell>
          <table:table-cell table:style-name="Table10.A1" office:value-type="string">
            <text:p text:style-name="P31">Click, Select, and Drag.</text:p>
          </table:table-cell>
          <table:table-cell table:style-name="Table10.A1" office:value-type="string">
            <text:p text:style-name="P31">Focus</text:p>
          </table:table-cell>
          <table:table-cell table:style-name="Table10.A1" office:value-type="string">
            <text:p text:style-name="P31">Focus and Hover</text:p>
          </table:table-cell>
          <table:table-cell table:style-name="Table10.G1" office:value-type="string">
            <text:p text:style-name="P33">Disable</text:p>
          </table:table-cell>
        </table:table-row>
        <text:soft-page-break/>
        <table:table-row>
          <table:table-cell table:style-name="Table10.A2" office:value-type="string">
            <text:p text:style-name="P33">CSS naming:</text:p>
          </table:table-cell>
          <table:table-cell table:style-name="Table10.A2" office:value-type="string">
            <text:p text:style-name="P36"><text:span text:style-name="Source_20_Text">z-border-layout</text:span></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G2" office:value-type="string">
            <text:p text:style-name="P36"/>
          </table:table-cell>
        </table:table-row>
        <table:table-row>
          <table:table-cell table:style-name="Table10.A2" office:value-type="string">
            <text:p text:style-name="P33">Supported</text:p>
          </table:table-cell>
          <table:table-cell table:style-name="Table10.A2" office:value-type="string">
            <text:p text:style-name="P36">V</text:p>
          </table:table-cell>
          <table:table-cell table:style-name="Table10.A2" office:value-type="string">
            <text:p text:style-name="P36"/>
          </table:table-cell>
          <table:table-cell table:style-name="Table10.A2" office:value-type="string">
            <text:p text:style-name="P36"/>
          </table:table-cell>
          <table:table-cell table:style-name="Table10.A2" office:value-type="string">
            <text:p text:style-name="P36"/>
          </table:table-cell>
          <table:table-cell table:style-name="Table10.A2" office:value-type="string">
            <text:p text:style-name="P36"/>
          </table:table-cell>
          <table:table-cell table:style-name="Table10.G2" office:value-type="string">
            <text:p text:style-name="P36"/>
          </table:table-cell>
        </table:table-row>
        <table:table-row>
          <table:table-cell table:style-name="Table10.A2" office:value-type="string">
            <text:p text:style-name="P33">CSS naming:</text:p>
          </table:table-cell>
          <table:table-cell table:style-name="Table10.A2" office:value-type="string">
            <text:p text:style-name="P36"><text:span text:style-name="Source_20_Text">z-border-layout-tool</text:span></text:p>
          </table:table-cell>
          <table:table-cell table:style-name="Table10.A2" office:value-type="string">
            <text:p text:style-name="P36"><text:span text:style-name="Source_20_Text">-over</text:span></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G2" office:value-type="string">
            <text:p text:style-name="P36"/>
          </table:table-cell>
        </table:table-row>
        <table:table-row>
          <table:table-cell table:style-name="Table10.A2" office:value-type="string">
            <text:p text:style-name="P33">Supported</text:p>
          </table:table-cell>
          <table:table-cell table:style-name="Table10.A2" office:value-type="string">
            <text:p text:style-name="P36">V</text:p>
          </table:table-cell>
          <table:table-cell table:style-name="Table10.A2" office:value-type="string">
            <text:p text:style-name="P36">V</text:p>
          </table:table-cell>
          <table:table-cell table:style-name="Table10.A2" office:value-type="string">
            <text:p text:style-name="P36"/>
          </table:table-cell>
          <table:table-cell table:style-name="Table10.A2" office:value-type="string">
            <text:p text:style-name="P36"/>
          </table:table-cell>
          <table:table-cell table:style-name="Table10.A2" office:value-type="string">
            <text:p text:style-name="P36"/>
          </table:table-cell>
          <table:table-cell table:style-name="Table10.G2" office:value-type="string">
            <text:p text:style-name="P36"/>
          </table:table-cell>
        </table:table-row>
      </table:table>
      <text:p text:style-name="P23"><text:tab/></text:p>
      <text:p text:style-name="P12">CSS Specificatio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1">Class Name</text:p>
          </table:table-cell>
          <table:table-cell table:style-name="Table11.A1" office:value-type="string">
            <text:p text:style-name="P52">Description</text:p>
          </table:table-cell>
          <table:table-cell table:style-name="Table11.C1" office:value-type="string">
            <text:p text:style-name="P52">Default Values</text:p>
          </table:table-cell>
        </table:table-row>
        <table:table-row>
          <table:table-cell table:style-name="Table11.A2" office:value-type="string">
            <text:p text:style-name="P38"><text:span text:style-name="Source_20_Text"><text:span text:style-name="T18">.z-border-layout</text:span></text:span></text:p>
          </table:table-cell>
          <table:table-cell table:style-name="Table11.B2" office:value-type="string">
            <text:p text:style-name="P37">Background and color</text:p>
          </table:table-cell>
          <table:table-cell table:style-name="Table11.C2" office:value-type="string">
            <text:p text:style-name="P13">width:100%; height:100%; overflow:hidden; background-color:#CDE6F5; border:0 none; position: relative; visibility: hidden;</text:p>
          </table:table-cell>
        </table:table-row>
        <table:table-row>
          <table:table-cell table:style-name="Table11.A2" office:value-type="string">
            <text:p text:style-name="P39">.z-border-layout-tool</text:p>
          </table:table-cell>
          <table:table-cell table:style-name="Table11.B2" office:value-type="string">
            <text:p text:style-name="P37">Background of tool icons</text:p>
          </table:table-cell>
          <table:table-cell table:style-name="Table11.C2" office:value-type="string">
            <text:p text:style-name="P13">overflow: hidden; width: 15px; height: 15px; float: right; cursor: pointer; background: transparent url(<text:span text:style-name="T22">${c:encodeURL('~./zul/img/panel/tool-btn.gif')}</text:span>) no-repeat; margin-left: 2px;</text:p>
          </table:table-cell>
        </table:table-row>
      </table:table>
      <text:p text:style-name="Standard"/>
      <text:h text:style-name="P47" text:outline-level="3">North:</text:h>
      <text:p text:style-name="P23">Structure:</text:p>
      <table:table table:name="Table12" table:style-name="Table12">
        <table:table-column table:style-name="Table12.A"/>
        <table:table-row>
          <table:table-cell table:style-name="Table12.A1" office:value-type="string">
            <text:p text:style-name="P35">Overview</text:p>
          </table:table-cell>
        </table:table-row>
        <table:table-row table:style-name="Table12.2">
          <table:table-cell table:style-name="Table12.A2" office:value-type="string">
            <text:p text:style-name="Table_20_Contents"/>
            <text:p text:style-name="Table_20_Contents"><draw:frame draw:style-name="fr2" draw:name="graphics27" text:anchor-type="paragraph" svg:width="10.795cm" svg:height="1.773cm" draw:z-index="31"><draw:image xlink:href="../components/images/north1.gif" xlink:type="simple" xlink:show="embed" xlink:actuate="onLoad"/></draw:frame></text:p>
          </table:table-cell>
        </table:table-row>
        <text:soft-page-break/>
        <table:table-row table:style-name="Table12.2">
          <table:table-cell table:style-name="Table12.A2" office:value-type="string">
            <text:p text:style-name="Table_20_Contents"><draw:frame draw:style-name="fr4" draw:name="graphics11" text:anchor-type="paragraph" svg:width="16.325cm" svg:height="8.2cm" draw:z-index="13"><draw:image xlink:href="../components/images/north2.gif" xlink:type="simple" xlink:show="embed" xlink:actuate="onLoad"/></draw:frame></text:p>
          </table:table-cell>
        </table:table-row>
      </table:table>
      <text:p text:style-name="P11">Events:<text:line-break/></text:p>
      <table:table table:name="Table13" table:style-name="Table13">
        <table:table-column table:style-name="Table13.A"/>
        <table:table-column table:style-name="Table13.B"/>
        <table:table-column table:style-name="Table13.C"/>
        <table:table-column table:style-name="Table13.A"/>
        <table:table-column table:style-name="Table13.E" table:number-columns-repeated="2"/>
        <table:table-column table:style-name="Table13.G"/>
        <table:table-row>
          <table:table-cell table:style-name="Table13.A1" office:value-type="string">
            <text:p text:style-name="P33">Action:</text:p>
          </table:table-cell>
          <table:table-cell table:style-name="Table13.A1" office:value-type="string">
            <text:p text:style-name="P31">Normal (Open)</text:p>
          </table:table-cell>
          <table:table-cell table:style-name="Table13.A1" office:value-type="string">
            <text:p text:style-name="P31">Hover</text:p>
          </table:table-cell>
          <table:table-cell table:style-name="Table13.A1" office:value-type="string">
            <text:p text:style-name="P31">Click, Select, and Drag.</text:p>
          </table:table-cell>
          <table:table-cell table:style-name="Table13.A1" office:value-type="string">
            <text:p text:style-name="P31">Focus</text:p>
          </table:table-cell>
          <table:table-cell table:style-name="Table13.A1" office:value-type="string">
            <text:p text:style-name="P31">Focus and Hover</text:p>
          </table:table-cell>
          <table:table-cell table:style-name="Table13.G1" office:value-type="string">
            <text:p text:style-name="P33">Disable</text:p>
          </table:table-cell>
        </table:table-row>
        <table:table-row>
          <table:table-cell table:style-name="Table13.A2" office:value-type="string">
            <text:p text:style-name="P33">CSS naming:</text:p>
          </table:table-cell>
          <table:table-cell table:style-name="Table13.A2" office:value-type="string">
            <text:p text:style-name="P36"><text:span text:style-name="Source_20_Text">z-north,</text:span></text:p>
            <text:p text:style-name="P36"><text:span text:style-name="Source_20_Text">-split</text:span></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G2" office:value-type="string">
            <text:p text:style-name="P36"/>
          </table:table-cell>
        </table:table-row>
        <table:table-row>
          <table:table-cell table:style-name="Table13.A2" office:value-type="string">
            <text:p text:style-name="P33">Supported</text:p>
          </table:table-cell>
          <table:table-cell table:style-name="Table13.A2" office:value-type="string">
            <text:p text:style-name="P36">V</text:p>
          </table:table-cell>
          <table:table-cell table:style-name="Table13.A2" office:value-type="string">
            <text:p text:style-name="P36"/>
          </table:table-cell>
          <table:table-cell table:style-name="Table13.A2" office:value-type="string">
            <text:p text:style-name="P36"/>
          </table:table-cell>
          <table:table-cell table:style-name="Table13.A2" office:value-type="string">
            <text:p text:style-name="P36"/>
          </table:table-cell>
          <table:table-cell table:style-name="Table13.A2" office:value-type="string">
            <text:p text:style-name="P36"/>
          </table:table-cell>
          <table:table-cell table:style-name="Table13.G2" office:value-type="string">
            <text:p text:style-name="P36"/>
          </table:table-cell>
        </table:table-row>
        <table:table-row>
          <table:table-cell table:style-name="Table13.A2" office:value-type="string">
            <text:p text:style-name="P33">CSS naming:</text:p>
          </table:table-cell>
          <table:table-cell table:style-name="Table13.A2" office:value-type="string">
            <text:p text:style-name="P36"><text:span text:style-name="Source_20_Text">-expand,</text:span></text:p>
            <text:p text:style-name="P36"><text:span text:style-name="Source_20_Text">-collapsed,</text:span></text:p>
            <text:p text:style-name="P36"><text:span text:style-name="Source_20_Text">-collapse</text:span></text:p>
          </table:table-cell>
          <table:table-cell table:style-name="Table13.A2" office:value-type="string">
            <text:p text:style-name="P36"><text:span text:style-name="Source_20_Text">-over</text:span></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G2" office:value-type="string">
            <text:p text:style-name="P36"/>
          </table:table-cell>
        </table:table-row>
        <table:table-row>
          <table:table-cell table:style-name="Table13.A2" office:value-type="string">
            <text:p text:style-name="P33">Supported</text:p>
          </table:table-cell>
          <table:table-cell table:style-name="Table13.A2" office:value-type="string">
            <text:p text:style-name="P36">V</text:p>
          </table:table-cell>
          <table:table-cell table:style-name="Table13.A2" office:value-type="string">
            <text:p text:style-name="P36">V</text:p>
          </table:table-cell>
          <table:table-cell table:style-name="Table13.A2" office:value-type="string">
            <text:p text:style-name="P36"/>
          </table:table-cell>
          <table:table-cell table:style-name="Table13.A2" office:value-type="string">
            <text:p text:style-name="P36"/>
          </table:table-cell>
          <table:table-cell table:style-name="Table13.A2" office:value-type="string">
            <text:p text:style-name="P36"/>
          </table:table-cell>
          <table:table-cell table:style-name="Table13.G2" office:value-type="string">
            <text:p text:style-name="P36"/>
          </table:table-cell>
        </table:table-row>
      </table:table>
      <text:p text:style-name="P23"><text:tab/></text:p>
      <text:p text:style-name="P12">CSS Specificatio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1">Class Name</text:p>
          </table:table-cell>
          <table:table-cell table:style-name="Table14.A1" office:value-type="string">
            <text:p text:style-name="P52">Description</text:p>
          </table:table-cell>
          <table:table-cell table:style-name="Table14.C1" office:value-type="string">
            <text:p text:style-name="P52">Default Values</text:p>
          </table:table-cell>
        </table:table-row>
        <table:table-row>
          <table:table-cell table:style-name="Table14.A2" office:value-type="string">
            <text:p text:style-name="P38"><text:span text:style-name="Source_20_Text"><text:span text:style-name="T18">.z-north</text:span></text:span></text:p>
          </table:table-cell>
          <table:table-cell table:style-name="Table14.B2" office:value-type="string">
            <text:p text:style-name="P37">Border and background</text:p>
          </table:table-cell>
          <table:table-cell table:style-name="Table14.C2" office:value-type="string">
            <text:p text:style-name="P13">border:1px solid #B1CBD5; position:absolute; overflow:hidden; background-color:white;</text:p>
          </table:table-cell>
        </table:table-row>
        <table:table-row>
          <table:table-cell table:style-name="Table14.A2" office:value-type="string">
            <text:p text:style-name="P41">.z-north-header</text:p>
          </table:table-cell>
          <table:table-cell table:style-name="Table14.B2" office:value-type="string">
            <text:p text:style-name="P37">Background of header</text:p>
          </table:table-cell>
          <table:table-cell table:style-name="Table14.C2" office:value-type="string">
            <text:p text:style-name="P13">overflow: hidden; zoom: 1; color: #15428b; font: normal 11px tahoma, arial, verdana, sans-<text:soft-page-break/>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14.A2" office:value-type="string">
            <text:p text:style-name="P41">.z-north-noborder</text:p>
          </table:table-cell>
          <table:table-cell table:style-name="Table14.B2" office:value-type="string">
            <text:p text:style-name="P37">No border</text:p>
          </table:table-cell>
          <table:table-cell table:style-name="Table14.C2" office:value-type="string">
            <text:p text:style-name="P13">border:0 none;</text:p>
          </table:table-cell>
        </table:table-row>
        <table:table-row>
          <table:table-cell table:style-name="Table14.A2" office:value-type="string">
            <text:p text:style-name="P39">.z-north-split</text:p>
          </table:table-cell>
          <table:table-cell table:style-name="Table14.B2" office:value-type="string">
            <text:p text:style-name="P37">Background of splitter</text:p>
          </table:table-cell>
          <table:table-cell table:style-name="Table14.C2" office:value-type="string">
            <text:p text:style-name="P13">position: absolute; height: 6px; width: 6px; line-height: 1px; font-size: 1px; z-index: 12; background-color: #C4DCFB; <text:s/>background-image:url("<text:span text:style-name="T22">${c:encodeURL('~./zul/img/splt/splt-v.png')}</text:span>"); background-position: top; cursor: s-resize; cursor: row-resize;</text:p>
          </table:table-cell>
        </table:table-row>
        <table:table-row>
          <table:table-cell table:style-name="Table14.A2" office:value-type="string">
            <text:p text:style-name="P39">.z-north-collapsed</text:p>
          </table:table-cell>
          <table:table-cell table:style-name="Table14.B2" office:value-type="string">
            <text:p text:style-name="P45">Background of collapsed north</text:p>
          </table:table-cell>
          <table:table-cell table:style-name="Table14.C2" office:value-type="string">
            <text:p text:style-name="P13">position: absolute; background-color: #E1F1FB; width: 20px; height: 20px; border: 1px solid #98C0F4; z-index:20; overflow: hidden;</text:p>
          </table:table-cell>
        </table:table-row>
      </table:table>
      <text:h text:style-name="P47" text:outline-level="3">South:</text:h>
      <text:p text:style-name="P23">Structure:</text:p>
      <table:table table:name="Table15" table:style-name="Table15">
        <table:table-column table:style-name="Table15.A"/>
        <table:table-row>
          <table:table-cell table:style-name="Table15.A1" office:value-type="string">
            <text:p text:style-name="P35">Overview</text:p>
          </table:table-cell>
        </table:table-row>
        <table:table-row table:style-name="Table15.2">
          <table:table-cell table:style-name="Table15.A2" office:value-type="string">
            <text:p text:style-name="Table_20_Contents"/>
            <text:p text:style-name="Table_20_Contents"><draw:frame draw:style-name="fr5" draw:name="graphics14" text:anchor-type="paragraph" svg:width="10.769cm" svg:height="1.693cm" draw:z-index="15"><draw:image xlink:href="../components/images/south1.gif" xlink:type="simple" xlink:show="embed" xlink:actuate="onLoad"/></draw:frame></text:p>
          </table:table-cell>
        </table:table-row>
        <text:soft-page-break/>
        <table:table-row table:style-name="Table15.2">
          <table:table-cell table:style-name="Table15.A2" office:value-type="string">
            <text:p text:style-name="Table_20_Contents"><draw:frame draw:style-name="fr4" draw:name="graphics17" text:anchor-type="paragraph" svg:width="16.325cm" svg:height="7.68cm" draw:z-index="21"><draw:image xlink:href="../components/images/south2.gif" xlink:type="simple" xlink:show="embed" xlink:actuate="onLoad"/></draw:frame></text:p>
          </table:table-cell>
        </table:table-row>
      </table:table>
      <text:p text:style-name="P11">Events:<text:line-break/></text:p>
      <table:table table:name="Table16" table:style-name="Table16">
        <table:table-column table:style-name="Table16.A"/>
        <table:table-column table:style-name="Table16.B"/>
        <table:table-column table:style-name="Table16.C"/>
        <table:table-column table:style-name="Table16.A"/>
        <table:table-column table:style-name="Table16.E" table:number-columns-repeated="2"/>
        <table:table-column table:style-name="Table16.G"/>
        <table:table-row>
          <table:table-cell table:style-name="Table16.A1" office:value-type="string">
            <text:p text:style-name="P33">Action:</text:p>
          </table:table-cell>
          <table:table-cell table:style-name="Table16.A1" office:value-type="string">
            <text:p text:style-name="P31">Normal (Open)</text:p>
          </table:table-cell>
          <table:table-cell table:style-name="Table16.A1" office:value-type="string">
            <text:p text:style-name="P31">Hover</text:p>
          </table:table-cell>
          <table:table-cell table:style-name="Table16.A1" office:value-type="string">
            <text:p text:style-name="P31">Click, Select, and Drag.</text:p>
          </table:table-cell>
          <table:table-cell table:style-name="Table16.A1" office:value-type="string">
            <text:p text:style-name="P31">Focus</text:p>
          </table:table-cell>
          <table:table-cell table:style-name="Table16.A1" office:value-type="string">
            <text:p text:style-name="P31">Focus and Hover</text:p>
          </table:table-cell>
          <table:table-cell table:style-name="Table16.G1" office:value-type="string">
            <text:p text:style-name="P33">Disable</text:p>
          </table:table-cell>
        </table:table-row>
        <table:table-row>
          <table:table-cell table:style-name="Table16.A2" office:value-type="string">
            <text:p text:style-name="P33">CSS naming:</text:p>
          </table:table-cell>
          <table:table-cell table:style-name="Table16.A2" office:value-type="string">
            <text:p text:style-name="P36"><text:span text:style-name="Source_20_Text">z-south,</text:span></text:p>
            <text:p text:style-name="P36"><text:span text:style-name="Source_20_Text">-split</text:span></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G2" office:value-type="string">
            <text:p text:style-name="P36"/>
          </table:table-cell>
        </table:table-row>
        <table:table-row>
          <table:table-cell table:style-name="Table16.A2" office:value-type="string">
            <text:p text:style-name="P33">Supported</text:p>
          </table:table-cell>
          <table:table-cell table:style-name="Table16.A2" office:value-type="string">
            <text:p text:style-name="P36">V</text:p>
          </table:table-cell>
          <table:table-cell table:style-name="Table16.A2" office:value-type="string">
            <text:p text:style-name="P36"/>
          </table:table-cell>
          <table:table-cell table:style-name="Table16.A2" office:value-type="string">
            <text:p text:style-name="P36"/>
          </table:table-cell>
          <table:table-cell table:style-name="Table16.A2" office:value-type="string">
            <text:p text:style-name="P36"/>
          </table:table-cell>
          <table:table-cell table:style-name="Table16.A2" office:value-type="string">
            <text:p text:style-name="P36"/>
          </table:table-cell>
          <table:table-cell table:style-name="Table16.G2" office:value-type="string">
            <text:p text:style-name="P36"/>
          </table:table-cell>
        </table:table-row>
        <table:table-row>
          <table:table-cell table:style-name="Table16.A2" office:value-type="string">
            <text:p text:style-name="P33">CSS naming:</text:p>
          </table:table-cell>
          <table:table-cell table:style-name="Table16.A2" office:value-type="string">
            <text:p text:style-name="P36"><text:span text:style-name="Source_20_Text">-expand,</text:span></text:p>
            <text:p text:style-name="P36"><text:span text:style-name="Source_20_Text">-collapsed,</text:span></text:p>
            <text:p text:style-name="P36"><text:span text:style-name="Source_20_Text">-collapse</text:span></text:p>
          </table:table-cell>
          <table:table-cell table:style-name="Table16.A2" office:value-type="string">
            <text:p text:style-name="P36"><text:span text:style-name="Source_20_Text">-over</text:span></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G2" office:value-type="string">
            <text:p text:style-name="P36"/>
          </table:table-cell>
        </table:table-row>
        <table:table-row>
          <table:table-cell table:style-name="Table16.A2" office:value-type="string">
            <text:p text:style-name="P33">Supported</text:p>
          </table:table-cell>
          <table:table-cell table:style-name="Table16.A2" office:value-type="string">
            <text:p text:style-name="P36">V</text:p>
          </table:table-cell>
          <table:table-cell table:style-name="Table16.A2" office:value-type="string">
            <text:p text:style-name="P36">V</text:p>
          </table:table-cell>
          <table:table-cell table:style-name="Table16.A2" office:value-type="string">
            <text:p text:style-name="P36"/>
          </table:table-cell>
          <table:table-cell table:style-name="Table16.A2" office:value-type="string">
            <text:p text:style-name="P36"/>
          </table:table-cell>
          <table:table-cell table:style-name="Table16.A2" office:value-type="string">
            <text:p text:style-name="P36"/>
          </table:table-cell>
          <table:table-cell table:style-name="Table16.G2" office:value-type="string">
            <text:p text:style-name="P36"/>
          </table:table-cell>
        </table:table-row>
      </table:table>
      <text:p text:style-name="P23"><text:tab/></text:p>
      <text:p text:style-name="P12">CSS Specificatio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51">Class Name</text:p>
          </table:table-cell>
          <table:table-cell table:style-name="Table18.A1" office:value-type="string">
            <text:p text:style-name="P52">Description</text:p>
          </table:table-cell>
          <table:table-cell table:style-name="Table18.C1" office:value-type="string">
            <text:p text:style-name="P52">Default Values</text:p>
          </table:table-cell>
        </table:table-row>
        <table:table-row>
          <table:table-cell table:style-name="Table18.A2" office:value-type="string">
            <text:p text:style-name="P38"><text:span text:style-name="Source_20_Text"><text:span text:style-name="T18">.z-</text:span></text:span><text:span text:style-name="Source_20_Text"><text:span text:style-name="T19">sou</text:span></text:span><text:span text:style-name="Source_20_Text"><text:span text:style-name="T18">th</text:span></text:span></text:p>
          </table:table-cell>
          <table:table-cell table:style-name="Table18.B2" office:value-type="string">
            <text:p text:style-name="P37">Border and background</text:p>
          </table:table-cell>
          <table:table-cell table:style-name="Table18.C2" office:value-type="string">
            <text:p text:style-name="P13">border:1px solid #B1CBD5; position:absolute; overflow:hidden; background-color:white;</text:p>
          </table:table-cell>
        </table:table-row>
        <table:table-row>
          <table:table-cell table:style-name="Table18.A2" office:value-type="string">
            <text:p text:style-name="P41">.z-<text:span text:style-name="T2">sou</text:span>th-header</text:p>
          </table:table-cell>
          <table:table-cell table:style-name="Table18.B2" office:value-type="string">
            <text:p text:style-name="P37">Background of header</text:p>
          </table:table-cell>
          <table:table-cell table:style-name="Table18.C2" office:value-type="string">
            <text:p text:style-name="P13">overflow: hidden; zoom: 1; color: #15428b; font: normal 11px tahoma, arial, verdana, sans-serif; padding: 5px 3px 4px 5px; <text:soft-page-break/>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18.A2" office:value-type="string">
            <text:p text:style-name="P41">.z-<text:span text:style-name="T2">sou</text:span>th-noborder</text:p>
          </table:table-cell>
          <table:table-cell table:style-name="Table18.B2" office:value-type="string">
            <text:p text:style-name="P37">No border</text:p>
          </table:table-cell>
          <table:table-cell table:style-name="Table18.C2" office:value-type="string">
            <text:p text:style-name="P13">border:0 none;</text:p>
          </table:table-cell>
        </table:table-row>
        <table:table-row>
          <table:table-cell table:style-name="Table18.A2" office:value-type="string">
            <text:p text:style-name="P39">.z-<text:span text:style-name="T2">sou</text:span>th-split</text:p>
          </table:table-cell>
          <table:table-cell table:style-name="Table18.B2" office:value-type="string">
            <text:p text:style-name="P37">Background of splitter</text:p>
          </table:table-cell>
          <table:table-cell table:style-name="Table18.C2" office:value-type="string">
            <text:p text:style-name="P13">position: absolute; height: 6px; width: 6px; line-height: 1px; font-size: 1px; z-index: 12; background-color: #C4DCFB; <text:s/>background-image:url("<text:span text:style-name="T22">${c:encodeURL('~./zul/img/splt/splt-v.png')}</text:span>"); background-position: top; cursor: s-resize; cursor: row-resize;</text:p>
          </table:table-cell>
        </table:table-row>
        <table:table-row>
          <table:table-cell table:style-name="Table18.A2" office:value-type="string">
            <text:p text:style-name="P39">.z-<text:span text:style-name="T2">south</text:span>-collapsed</text:p>
          </table:table-cell>
          <table:table-cell table:style-name="Table18.B2" office:value-type="string">
            <text:p text:style-name="P44">Background of collapsed south</text:p>
          </table:table-cell>
          <table:table-cell table:style-name="Table18.C2" office:value-type="string">
            <text:p text:style-name="P13">position: absolute; background-color: #E1F1FB; width: 20px; height: 20px; border: 1px solid #98C0F4; z-index:20; overflow: hidden;</text:p>
          </table:table-cell>
        </table:table-row>
      </table:table>
      <text:h text:style-name="P47" text:outline-level="3">West:</text:h>
      <text:p text:style-name="P23">Structure:</text:p>
      <table:table table:name="Table19" table:style-name="Table19">
        <table:table-column table:style-name="Table19.A"/>
        <table:table-row>
          <table:table-cell table:style-name="Table19.A1" office:value-type="string">
            <text:p text:style-name="P35">Overview</text:p>
          </table:table-cell>
        </table:table-row>
        <table:table-row table:style-name="Table19.2">
          <table:table-cell table:style-name="Table19.A2" office:value-type="string">
            <text:p text:style-name="Table_20_Contents"/>
            <text:p text:style-name="Table_20_Contents"><draw:frame draw:style-name="fr2" draw:name="graphics12" text:anchor-type="paragraph" svg:width="2.963cm" svg:height="2.99cm" draw:z-index="14"><draw:image xlink:href="../components/images/west1.gif" xlink:type="simple" xlink:show="embed" xlink:actuate="onLoad"/></draw:frame></text:p>
          </table:table-cell>
        </table:table-row>
        <text:soft-page-break/>
        <table:table-row table:style-name="Table19.2">
          <table:table-cell table:style-name="Table19.A2" office:value-type="string">
            <text:p text:style-name="Table_20_Contents"><draw:frame draw:style-name="fr2" draw:name="graphics20" text:anchor-type="paragraph" svg:width="11.695cm" svg:height="14.817cm" draw:z-index="25"><draw:image xlink:href="../components/images/west2.gif" xlink:type="simple" xlink:show="embed" xlink:actuate="onLoad"/></draw:frame></text:p>
          </table:table-cell>
        </table:table-row>
      </table:table>
      <text:p text:style-name="P11">Events:<text:line-break/></text:p>
      <table:table table:name="Table20" table:style-name="Table20">
        <table:table-column table:style-name="Table20.A"/>
        <table:table-column table:style-name="Table20.B"/>
        <table:table-column table:style-name="Table20.C"/>
        <table:table-column table:style-name="Table20.A"/>
        <table:table-column table:style-name="Table20.E" table:number-columns-repeated="2"/>
        <table:table-column table:style-name="Table20.G"/>
        <table:table-row>
          <table:table-cell table:style-name="Table20.A1" office:value-type="string">
            <text:p text:style-name="P33">Action:</text:p>
          </table:table-cell>
          <table:table-cell table:style-name="Table20.A1" office:value-type="string">
            <text:p text:style-name="P31">Normal (Open)</text:p>
          </table:table-cell>
          <table:table-cell table:style-name="Table20.A1" office:value-type="string">
            <text:p text:style-name="P31">Hover</text:p>
          </table:table-cell>
          <table:table-cell table:style-name="Table20.A1" office:value-type="string">
            <text:p text:style-name="P31">Click, Select, and Drag.</text:p>
          </table:table-cell>
          <table:table-cell table:style-name="Table20.A1" office:value-type="string">
            <text:p text:style-name="P31">Focus</text:p>
          </table:table-cell>
          <table:table-cell table:style-name="Table20.A1" office:value-type="string">
            <text:p text:style-name="P31">Focus and Hover</text:p>
          </table:table-cell>
          <table:table-cell table:style-name="Table20.G1" office:value-type="string">
            <text:p text:style-name="P33">Disable</text:p>
          </table:table-cell>
        </table:table-row>
        <table:table-row>
          <table:table-cell table:style-name="Table20.A2" office:value-type="string">
            <text:p text:style-name="P33">CSS naming:</text:p>
          </table:table-cell>
          <table:table-cell table:style-name="Table20.A2" office:value-type="string">
            <text:p text:style-name="P36"><text:span text:style-name="Source_20_Text">z-west,</text:span></text:p>
            <text:p text:style-name="P36"><text:span text:style-name="Source_20_Text">-split</text:span></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G2" office:value-type="string">
            <text:p text:style-name="P36"/>
          </table:table-cell>
        </table:table-row>
        <table:table-row>
          <table:table-cell table:style-name="Table20.A2" office:value-type="string">
            <text:p text:style-name="P33">Supported</text:p>
          </table:table-cell>
          <table:table-cell table:style-name="Table20.A2" office:value-type="string">
            <text:p text:style-name="P36">V</text:p>
          </table:table-cell>
          <table:table-cell table:style-name="Table20.A2" office:value-type="string">
            <text:p text:style-name="P36"/>
          </table:table-cell>
          <table:table-cell table:style-name="Table20.A2" office:value-type="string">
            <text:p text:style-name="P36"/>
          </table:table-cell>
          <table:table-cell table:style-name="Table20.A2" office:value-type="string">
            <text:p text:style-name="P36"/>
          </table:table-cell>
          <table:table-cell table:style-name="Table20.A2" office:value-type="string">
            <text:p text:style-name="P36"/>
          </table:table-cell>
          <table:table-cell table:style-name="Table20.G2" office:value-type="string">
            <text:p text:style-name="P36"/>
          </table:table-cell>
        </table:table-row>
        <table:table-row>
          <table:table-cell table:style-name="Table20.A2" office:value-type="string">
            <text:p text:style-name="P33">CSS naming:</text:p>
          </table:table-cell>
          <table:table-cell table:style-name="Table20.A2" office:value-type="string">
            <text:p text:style-name="P36"><text:span text:style-name="Source_20_Text">-expand,</text:span></text:p>
            <text:p text:style-name="P36"><text:span text:style-name="Source_20_Text">-collapsed,</text:span></text:p>
            <text:p text:style-name="P36"><text:span text:style-name="Source_20_Text">-collapse</text:span></text:p>
          </table:table-cell>
          <table:table-cell table:style-name="Table20.A2" office:value-type="string">
            <text:p text:style-name="P36"><text:span text:style-name="Source_20_Text">-over</text:span></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G2" office:value-type="string">
            <text:p text:style-name="P36"/>
          </table:table-cell>
        </table:table-row>
        <text:soft-page-break/>
        <table:table-row>
          <table:table-cell table:style-name="Table20.A2" office:value-type="string">
            <text:p text:style-name="P33">Supported</text:p>
          </table:table-cell>
          <table:table-cell table:style-name="Table20.A2" office:value-type="string">
            <text:p text:style-name="P36">V</text:p>
          </table:table-cell>
          <table:table-cell table:style-name="Table20.A2" office:value-type="string">
            <text:p text:style-name="P36">V</text:p>
          </table:table-cell>
          <table:table-cell table:style-name="Table20.A2" office:value-type="string">
            <text:p text:style-name="P36"/>
          </table:table-cell>
          <table:table-cell table:style-name="Table20.A2" office:value-type="string">
            <text:p text:style-name="P36"/>
          </table:table-cell>
          <table:table-cell table:style-name="Table20.A2" office:value-type="string">
            <text:p text:style-name="P36"/>
          </table:table-cell>
          <table:table-cell table:style-name="Table20.G2" office:value-type="string">
            <text:p text:style-name="P36"/>
          </table:table-cell>
        </table:table-row>
      </table:table>
      <text:p text:style-name="P23"><text:tab/></text:p>
      <text:p text:style-name="P12">CSS Specificatio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51">Class Name</text:p>
          </table:table-cell>
          <table:table-cell table:style-name="Table21.A1" office:value-type="string">
            <text:p text:style-name="P52">Description</text:p>
          </table:table-cell>
          <table:table-cell table:style-name="Table21.C1" office:value-type="string">
            <text:p text:style-name="P52">Default Values</text:p>
          </table:table-cell>
        </table:table-row>
        <table:table-row>
          <table:table-cell table:style-name="Table21.A2" office:value-type="string">
            <text:p text:style-name="P38"><text:span text:style-name="Source_20_Text"><text:span text:style-name="T18">.z-</text:span></text:span><text:span text:style-name="Source_20_Text"><text:span text:style-name="T19">west</text:span></text:span></text:p>
          </table:table-cell>
          <table:table-cell table:style-name="Table21.B2" office:value-type="string">
            <text:p text:style-name="P37">Border and background</text:p>
          </table:table-cell>
          <table:table-cell table:style-name="Table21.C2" office:value-type="string">
            <text:p text:style-name="P13">border:1px solid #B1CBD5; position:absolute; overflow:hidden; background-color:white;</text:p>
          </table:table-cell>
        </table:table-row>
        <table:table-row>
          <table:table-cell table:style-name="Table21.A2" office:value-type="string">
            <text:p text:style-name="P41">.z-<text:span text:style-name="T2">west</text:span>-header</text:p>
          </table:table-cell>
          <table:table-cell table:style-name="Table21.B2" office:value-type="string">
            <text:p text:style-name="P37">Background of header</text:p>
          </table:table-cell>
          <table:table-cell table:style-name="Table21.C2" office:value-type="string">
            <text:p text:style-name="P13">overflow: hidden; zoom: 1; color: #15428b; font: normal 11px tahoma, arial, verdana, sans-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1.A2" office:value-type="string">
            <text:p text:style-name="P41">.z-<text:span text:style-name="T2">west</text:span>-noborder</text:p>
          </table:table-cell>
          <table:table-cell table:style-name="Table21.B2" office:value-type="string">
            <text:p text:style-name="P37">No border</text:p>
          </table:table-cell>
          <table:table-cell table:style-name="Table21.C2" office:value-type="string">
            <text:p text:style-name="P13">border:0 none;</text:p>
          </table:table-cell>
        </table:table-row>
        <table:table-row>
          <table:table-cell table:style-name="Table21.A2" office:value-type="string">
            <text:p text:style-name="P39">.z-<text:span text:style-name="T2">west</text:span>-split</text:p>
          </table:table-cell>
          <table:table-cell table:style-name="Table21.B2" office:value-type="string">
            <text:p text:style-name="P37">Background of splitter</text:p>
          </table:table-cell>
          <table:table-cell table:style-name="Table21.C2" office:value-type="string">
            <text:p text:style-name="P13">position: absolute; height: 6px; width: 6px; line-height: 1px; font-size: 1px; z-index: 12; background-color: #C4DCFB; <text:s text:c="4"/>background-image:url("<text:span text:style-name="T22">${c:encodeURL('~./zul/img/splt/splt-h.png')}</text:span>"); background-position: left; cursor: e-resize; cursor: col-resize;</text:p>
          </table:table-cell>
        </table:table-row>
        <table:table-row table:style-name="Table21.6">
          <table:table-cell table:style-name="Table21.A2" office:value-type="string">
            <text:p text:style-name="P39">.z-<text:span text:style-name="T2">west</text:span>-collapsed</text:p>
          </table:table-cell>
          <table:table-cell table:style-name="Table21.B2" office:value-type="string">
            <text:p text:style-name="P45">Background of collapsed west</text:p>
          </table:table-cell>
          <table:table-cell table:style-name="Table21.C2" office:value-type="string">
            <text:p text:style-name="P13">position: absolute; background-color: #E1F1FB; width: 20px; height: 20px; border: 1px solid #98C0F4; z-index:20; overflow: hidden;</text:p>
          </table:table-cell>
        </table:table-row>
      </table:table>
      <text:h text:style-name="P47" text:outline-level="3">East:</text:h>
      <text:p text:style-name="P23">Structure:</text:p>
      <table:table table:name="Table22" table:style-name="Table22">
        <table:table-column table:style-name="Table22.A"/>
        <table:table-row>
          <table:table-cell table:style-name="Table22.A1" office:value-type="string">
            <text:p text:style-name="P35">Overview</text:p>
          </table:table-cell>
        </table:table-row>
        <text:soft-page-break/>
        <table:table-row table:style-name="Table22.2">
          <table:table-cell table:style-name="Table22.A2" office:value-type="string">
            <text:p text:style-name="Table_20_Contents"/>
            <text:p text:style-name="Table_20_Contents"><draw:frame draw:style-name="fr2" draw:name="graphics9" text:anchor-type="paragraph" svg:width="2.937cm" svg:height="2.963cm" draw:z-index="10"><draw:image xlink:href="../components/images/east1.gif" xlink:type="simple" xlink:show="embed" xlink:actuate="onLoad"/></draw:frame></text:p>
          </table:table-cell>
        </table:table-row>
        <table:table-row table:style-name="Table22.2">
          <table:table-cell table:style-name="Table22.A2" office:value-type="string">
            <text:p text:style-name="Table_20_Contents"><draw:frame draw:style-name="fr2" draw:name="graphics10" text:anchor-type="paragraph" svg:width="11.774cm" svg:height="14.605cm" draw:z-index="11"><draw:image xlink:href="../components/images/east2.gif" xlink:type="simple" xlink:show="embed" xlink:actuate="onLoad"/></draw:frame></text:p>
          </table:table-cell>
        </table:table-row>
      </table:table>
      <text:p text:style-name="P11">Events:<text:line-break/></text:p>
      <table:table table:name="Table23" table:style-name="Table23">
        <table:table-column table:style-name="Table23.A"/>
        <table:table-column table:style-name="Table23.B"/>
        <table:table-column table:style-name="Table23.C"/>
        <table:table-column table:style-name="Table23.A"/>
        <table:table-column table:style-name="Table23.E" table:number-columns-repeated="2"/>
        <table:table-column table:style-name="Table23.G"/>
        <table:table-row>
          <table:table-cell table:style-name="Table23.A1" office:value-type="string">
            <text:p text:style-name="P33">Action:</text:p>
          </table:table-cell>
          <table:table-cell table:style-name="Table23.A1" office:value-type="string">
            <text:p text:style-name="P31">Normal (Open)</text:p>
          </table:table-cell>
          <table:table-cell table:style-name="Table23.A1" office:value-type="string">
            <text:p text:style-name="P31">Hover</text:p>
          </table:table-cell>
          <table:table-cell table:style-name="Table23.A1" office:value-type="string">
            <text:p text:style-name="P31">Click, Select, and Drag.</text:p>
          </table:table-cell>
          <table:table-cell table:style-name="Table23.A1" office:value-type="string">
            <text:p text:style-name="P31">Focus</text:p>
          </table:table-cell>
          <table:table-cell table:style-name="Table23.A1" office:value-type="string">
            <text:p text:style-name="P31">Focus and Hover</text:p>
          </table:table-cell>
          <table:table-cell table:style-name="Table23.G1" office:value-type="string">
            <text:p text:style-name="P33">Disable</text:p>
          </table:table-cell>
        </table:table-row>
        <text:soft-page-break/>
        <table:table-row>
          <table:table-cell table:style-name="Table23.A2" office:value-type="string">
            <text:p text:style-name="P33">CSS naming:</text:p>
          </table:table-cell>
          <table:table-cell table:style-name="Table23.A2" office:value-type="string">
            <text:p text:style-name="P36"><text:span text:style-name="Source_20_Text">z-east,</text:span></text:p>
            <text:p text:style-name="P36"><text:span text:style-name="Source_20_Text">-split</text:span></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G2" office:value-type="string">
            <text:p text:style-name="P36"/>
          </table:table-cell>
        </table:table-row>
        <table:table-row>
          <table:table-cell table:style-name="Table23.A2" office:value-type="string">
            <text:p text:style-name="P33">Supported</text:p>
          </table:table-cell>
          <table:table-cell table:style-name="Table23.A2" office:value-type="string">
            <text:p text:style-name="P36">V</text:p>
          </table:table-cell>
          <table:table-cell table:style-name="Table23.A2" office:value-type="string">
            <text:p text:style-name="P36"/>
          </table:table-cell>
          <table:table-cell table:style-name="Table23.A2" office:value-type="string">
            <text:p text:style-name="P36"/>
          </table:table-cell>
          <table:table-cell table:style-name="Table23.A2" office:value-type="string">
            <text:p text:style-name="P36"/>
          </table:table-cell>
          <table:table-cell table:style-name="Table23.A2" office:value-type="string">
            <text:p text:style-name="P36"/>
          </table:table-cell>
          <table:table-cell table:style-name="Table23.G2" office:value-type="string">
            <text:p text:style-name="P36"/>
          </table:table-cell>
        </table:table-row>
        <table:table-row>
          <table:table-cell table:style-name="Table23.A2" office:value-type="string">
            <text:p text:style-name="P33">CSS naming:</text:p>
          </table:table-cell>
          <table:table-cell table:style-name="Table23.A2" office:value-type="string">
            <text:p text:style-name="P36"><text:span text:style-name="Source_20_Text">-expand,</text:span></text:p>
            <text:p text:style-name="P36"><text:span text:style-name="Source_20_Text">-collapsed,</text:span></text:p>
            <text:p text:style-name="P36"><text:span text:style-name="Source_20_Text">-collapse</text:span></text:p>
          </table:table-cell>
          <table:table-cell table:style-name="Table23.A2" office:value-type="string">
            <text:p text:style-name="P36"><text:span text:style-name="Source_20_Text">-over</text:span></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G2" office:value-type="string">
            <text:p text:style-name="P36"/>
          </table:table-cell>
        </table:table-row>
        <table:table-row>
          <table:table-cell table:style-name="Table23.A2" office:value-type="string">
            <text:p text:style-name="P33">Supported</text:p>
          </table:table-cell>
          <table:table-cell table:style-name="Table23.A2" office:value-type="string">
            <text:p text:style-name="P36">V</text:p>
          </table:table-cell>
          <table:table-cell table:style-name="Table23.A2" office:value-type="string">
            <text:p text:style-name="P36">V</text:p>
          </table:table-cell>
          <table:table-cell table:style-name="Table23.A2" office:value-type="string">
            <text:p text:style-name="P36"/>
          </table:table-cell>
          <table:table-cell table:style-name="Table23.A2" office:value-type="string">
            <text:p text:style-name="P36"/>
          </table:table-cell>
          <table:table-cell table:style-name="Table23.A2" office:value-type="string">
            <text:p text:style-name="P36"/>
          </table:table-cell>
          <table:table-cell table:style-name="Table23.G2" office:value-type="string">
            <text:p text:style-name="P36"/>
          </table:table-cell>
        </table:table-row>
      </table:table>
      <text:p text:style-name="P23"><text:tab/></text:p>
      <text:p text:style-name="P12">CSS Specificatio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51">Class Name</text:p>
          </table:table-cell>
          <table:table-cell table:style-name="Table24.A1" office:value-type="string">
            <text:p text:style-name="P52">Description</text:p>
          </table:table-cell>
          <table:table-cell table:style-name="Table24.C1" office:value-type="string">
            <text:p text:style-name="P52">Default Values</text:p>
          </table:table-cell>
        </table:table-row>
        <table:table-row>
          <table:table-cell table:style-name="Table24.A2" office:value-type="string">
            <text:p text:style-name="P38"><text:span text:style-name="Source_20_Text"><text:span text:style-name="T18">.z-</text:span></text:span><text:span text:style-name="Source_20_Text"><text:span text:style-name="T19">east</text:span></text:span></text:p>
          </table:table-cell>
          <table:table-cell table:style-name="Table24.B2" office:value-type="string">
            <text:p text:style-name="P37">Border and background</text:p>
          </table:table-cell>
          <table:table-cell table:style-name="Table24.C2" office:value-type="string">
            <text:p text:style-name="P13">border:1px solid #B1CBD5; position:absolute; overflow:hidden; background-color:white;</text:p>
          </table:table-cell>
        </table:table-row>
        <table:table-row>
          <table:table-cell table:style-name="Table24.A2" office:value-type="string">
            <text:p text:style-name="P41">.z-<text:span text:style-name="T2">east</text:span>-header</text:p>
          </table:table-cell>
          <table:table-cell table:style-name="Table24.B2" office:value-type="string">
            <text:p text:style-name="P37">Background of header</text:p>
          </table:table-cell>
          <table:table-cell table:style-name="Table24.C2" office:value-type="string">
            <text:p text:style-name="P13">overflow: hidden; zoom: 1; color: #15428b; font: normal 11px tahoma, arial, verdana, sans-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4.A2" office:value-type="string">
            <text:p text:style-name="P41">.z-<text:span text:style-name="T2">east</text:span>-noborder</text:p>
          </table:table-cell>
          <table:table-cell table:style-name="Table24.B2" office:value-type="string">
            <text:p text:style-name="P37">No border</text:p>
          </table:table-cell>
          <table:table-cell table:style-name="Table24.C2" office:value-type="string">
            <text:p text:style-name="P13">border:0 none;</text:p>
          </table:table-cell>
        </table:table-row>
        <table:table-row>
          <table:table-cell table:style-name="Table24.A2" office:value-type="string">
            <text:p text:style-name="P39">.z-<text:span text:style-name="T2">east</text:span>-split</text:p>
          </table:table-cell>
          <table:table-cell table:style-name="Table24.B2" office:value-type="string">
            <text:p text:style-name="P37">Background of splitter</text:p>
          </table:table-cell>
          <table:table-cell table:style-name="Table24.C2" office:value-type="string">
            <text:p text:style-name="P13">position: absolute; height: 6px; width: 6px; line-height: 1px; font-size: 1px; z-index: 12; background-color: #C4DCFB; <text:s text:c="4"/>background-image:url("<text:span text:style-name="T22">${c:encodeURL('~./zul/img/splt/splt-h.png')}</text:span>"); background-position: left; cursor: e-resize; cursor: col-resize;</text:p>
          </table:table-cell>
        </table:table-row>
        <table:table-row table:style-name="Table24.6">
          <table:table-cell table:style-name="Table24.A2" office:value-type="string">
            <text:p text:style-name="P39">.z-<text:span text:style-name="T2">east</text:span>-collapsed</text:p>
          </table:table-cell>
          <table:table-cell table:style-name="Table24.B2" office:value-type="string">
            <text:p text:style-name="P45">Background of collapsed east</text:p>
          </table:table-cell>
          <table:table-cell table:style-name="Table24.C2" office:value-type="string">
            <text:p text:style-name="P13">position: absolute; background-color: #E1F1FB; width: 20px; height: 20px; border: 1px solid #98C0F4; z-index:20; overflow: hidden;</text:p>
          </table:table-cell>
        </table:table-row>
      </table:table>
      <text:h text:style-name="P47" text:outline-level="3"><text:soft-page-break/>Center:</text:h>
      <text:p text:style-name="P23">Structure:</text:p>
      <table:table table:name="Table25" table:style-name="Table25">
        <table:table-column table:style-name="Table25.A"/>
        <table:table-row>
          <table:table-cell table:style-name="Table25.A1" office:value-type="string">
            <text:p text:style-name="P35">Overview</text:p>
          </table:table-cell>
        </table:table-row>
        <table:table-row table:style-name="Table25.2">
          <table:table-cell table:style-name="Table25.A2" office:value-type="string">
            <text:p text:style-name="Table_20_Contents"/>
            <text:p text:style-name="Table_20_Contents"><draw:frame draw:style-name="fr2" draw:name="graphics111" text:anchor-type="paragraph" svg:width="4.974cm" svg:height="2.302cm" draw:z-index="12"><draw:image xlink:href="../components/images/center1.gif" xlink:type="simple" xlink:show="embed" xlink:actuate="onLoad"/></draw:frame></text:p>
          </table:table-cell>
        </table:table-row>
        <table:table-row table:style-name="Table25.2">
          <table:table-cell table:style-name="Table25.A2" office:value-type="string">
            <text:p text:style-name="Table_20_Contents"><draw:frame draw:style-name="fr2" draw:name="graphics121" text:anchor-type="paragraph" svg:width="8.017cm" svg:height="4.815cm" draw:z-index="16"><draw:image xlink:href="../components/images/center2.gif" xlink:type="simple" xlink:show="embed" xlink:actuate="onLoad"/></draw:frame></text:p>
          </table:table-cell>
        </table:table-row>
      </table:table>
      <text:p text:style-name="P11">Events:<text:line-break/></text:p>
      <table:table table:name="Table26" table:style-name="Table26">
        <table:table-column table:style-name="Table26.A"/>
        <table:table-column table:style-name="Table26.B"/>
        <table:table-column table:style-name="Table26.C"/>
        <table:table-column table:style-name="Table26.A"/>
        <table:table-column table:style-name="Table26.E" table:number-columns-repeated="2"/>
        <table:table-column table:style-name="Table26.G"/>
        <table:table-row>
          <table:table-cell table:style-name="Table26.A1" office:value-type="string">
            <text:p text:style-name="P33">Action:</text:p>
          </table:table-cell>
          <table:table-cell table:style-name="Table26.A1" office:value-type="string">
            <text:p text:style-name="P31">Normal (Open)</text:p>
          </table:table-cell>
          <table:table-cell table:style-name="Table26.A1" office:value-type="string">
            <text:p text:style-name="P31">Hover</text:p>
          </table:table-cell>
          <table:table-cell table:style-name="Table26.A1" office:value-type="string">
            <text:p text:style-name="P31">Click, Select, and Drag.</text:p>
          </table:table-cell>
          <table:table-cell table:style-name="Table26.A1" office:value-type="string">
            <text:p text:style-name="P31">Focus</text:p>
          </table:table-cell>
          <table:table-cell table:style-name="Table26.A1" office:value-type="string">
            <text:p text:style-name="P31">Focus and Hover</text:p>
          </table:table-cell>
          <table:table-cell table:style-name="Table26.G1" office:value-type="string">
            <text:p text:style-name="P33">Disable</text:p>
          </table:table-cell>
        </table:table-row>
        <table:table-row>
          <table:table-cell table:style-name="Table26.A2" office:value-type="string">
            <text:p text:style-name="P33">CSS naming:</text:p>
          </table:table-cell>
          <table:table-cell table:style-name="Table26.A2" office:value-type="string">
            <text:p text:style-name="P36"><text:span text:style-name="Source_20_Text">z-center</text:span></text:p>
          </table:table-cell>
          <table:table-cell table:style-name="Table26.A2" office:value-type="string">
            <text:p text:style-name="P36"><text:span text:style-name="Source_20_Text"/></text:p>
          </table:table-cell>
          <table:table-cell table:style-name="Table26.A2" office:value-type="string">
            <text:p text:style-name="P36"><text:span text:style-name="Source_20_Text"/></text:p>
          </table:table-cell>
          <table:table-cell table:style-name="Table26.A2" office:value-type="string">
            <text:p text:style-name="P36"><text:span text:style-name="Source_20_Text"/></text:p>
          </table:table-cell>
          <table:table-cell table:style-name="Table26.A2" office:value-type="string">
            <text:p text:style-name="P36"><text:span text:style-name="Source_20_Text"/></text:p>
          </table:table-cell>
          <table:table-cell table:style-name="Table26.G2" office:value-type="string">
            <text:p text:style-name="P36"/>
          </table:table-cell>
        </table:table-row>
        <table:table-row>
          <table:table-cell table:style-name="Table26.A2" office:value-type="string">
            <text:p text:style-name="P33">Supported</text:p>
          </table:table-cell>
          <table:table-cell table:style-name="Table26.A2" office:value-type="string">
            <text:p text:style-name="P36">V</text:p>
          </table:table-cell>
          <table:table-cell table:style-name="Table26.A2" office:value-type="string">
            <text:p text:style-name="P36"/>
          </table:table-cell>
          <table:table-cell table:style-name="Table26.A2" office:value-type="string">
            <text:p text:style-name="P36"/>
          </table:table-cell>
          <table:table-cell table:style-name="Table26.A2" office:value-type="string">
            <text:p text:style-name="P36"/>
          </table:table-cell>
          <table:table-cell table:style-name="Table26.A2" office:value-type="string">
            <text:p text:style-name="P36"/>
          </table:table-cell>
          <table:table-cell table:style-name="Table26.G2" office:value-type="string">
            <text:p text:style-name="P36"/>
          </table:table-cell>
        </table:table-row>
      </table:table>
      <text:p text:style-name="P23"><text:tab/></text:p>
      <text:p text:style-name="P12">CSS Specification:</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51">Class Name</text:p>
          </table:table-cell>
          <table:table-cell table:style-name="Table27.A1" office:value-type="string">
            <text:p text:style-name="P52">Description</text:p>
          </table:table-cell>
          <table:table-cell table:style-name="Table27.C1" office:value-type="string">
            <text:p text:style-name="P52">Default Values</text:p>
          </table:table-cell>
        </table:table-row>
        <table:table-row>
          <table:table-cell table:style-name="Table27.A2" office:value-type="string">
            <text:p text:style-name="P38"><text:span text:style-name="Source_20_Text"><text:span text:style-name="T18">.z-</text:span></text:span><text:span text:style-name="Source_20_Text"><text:span text:style-name="T19">center</text:span></text:span></text:p>
          </table:table-cell>
          <table:table-cell table:style-name="Table27.B2" office:value-type="string">
            <text:p text:style-name="P37">Border and background</text:p>
          </table:table-cell>
          <table:table-cell table:style-name="Table27.C2" office:value-type="string">
            <text:p text:style-name="P13">border:1px solid #B1CBD5; position:absolute; overflow:hidden; background-color:white;</text:p>
          </table:table-cell>
        </table:table-row>
        <table:table-row>
          <table:table-cell table:style-name="Table27.A2" office:value-type="string">
            <text:p text:style-name="P41">.z-<text:span text:style-name="T2">center</text:span>-header</text:p>
          </table:table-cell>
          <table:table-cell table:style-name="Table27.B2" office:value-type="string">
            <text:p text:style-name="P37">Background of header</text:p>
          </table:table-cell>
          <table:table-cell table:style-name="Table27.C2" office:value-type="string">
            <text:p text:style-name="P13">overflow: hidden; zoom: 1; color: #15428b; font: normal 11px tahoma, arial, verdana, sans-serif; padding: 5px 3px 4px 5px; <text:soft-page-break/>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7.A2" office:value-type="string">
            <text:p text:style-name="P41">.z-<text:span text:style-name="T2">center</text:span>-noborder</text:p>
          </table:table-cell>
          <table:table-cell table:style-name="Table27.B2" office:value-type="string">
            <text:p text:style-name="P37">No border</text:p>
          </table:table-cell>
          <table:table-cell table:style-name="Table27.C2" office:value-type="string">
            <text:p text:style-name="P13">border:0 none;</text:p>
          </table:table-cell>
        </table:table-row>
      </table:table>
      <text:h text:style-name="P53" text:outline-level="2"><text:bookmark text:name="Box"/>Box</text:h>
      <text:p text:style-name="Text_20_body"><text:span text:style-name="Source_20_Text">Box</text:span> is composed of HTML Table, it also called <text:span text:style-name="Source_20_Text">Vbox</text:span>, <text:span text:style-name="T2">it is used to separate each child to show them in a vertical layout.</text:span></text:p>
      <text:p text:style-name="Text_20_body"><text:s/><text:span text:style-name="T9">S</text:span><text:span text:style-name="T10">ource</text:span>:</text:p>
      <text:list text:style-name="L12">
        <text:list-item>
          <text:p text:style-name="P89"><text:a xlink:type="simple" xlink:href="http://zk1.svn.sourceforge.net/viewvc/zk1/branches/3.5/zul/src/archive/web/zul/css/cmps/box.css.dsp?view=markup">The CSS source of Box from SVN</text:a></text:p>
        </text:list-item>
      </text:list>
      <text:h text:style-name="Heading_20_3" text:outline-level="3">Mold: Default <text:span text:style-name="T2">(Vbox)</text:span></text:h>
      <text:p text:style-name="P23">Structure:</text:p>
      <table:table table:name="Table28" table:style-name="Table28">
        <table:table-column table:style-name="Table28.A"/>
        <table:table-row>
          <table:table-cell table:style-name="Table28.A1" office:value-type="string">
            <text:p text:style-name="P35">Overview</text:p>
          </table:table-cell>
        </table:table-row>
        <table:table-row table:style-name="Table28.2">
          <table:table-cell table:style-name="Table28.A2" office:value-type="string">
            <text:p text:style-name="Table_20_Contents"/>
            <text:p text:style-name="Table_20_Contents"><draw:frame draw:style-name="fr2" draw:name="graphics16" text:anchor-type="paragraph" svg:width="1.667cm" svg:height="1.561cm" draw:z-index="20"><draw:image xlink:href="../components/images/box1.jpg" xlink:type="simple" xlink:show="embed" xlink:actuate="onLoad"/></draw:frame></text:p>
          </table:table-cell>
        </table:table-row>
        <table:table-row table:style-name="Table28.2">
          <table:table-cell table:style-name="Table28.A2" office:value-type="string">
            <text:p text:style-name="Table_20_Contents"><draw:frame draw:style-name="fr2" draw:name="graphics24" text:anchor-type="paragraph" svg:width="12.012cm" svg:height="4.868cm" draw:z-index="22"><draw:image xlink:href="../components/images/box2.jpg" xlink:type="simple" xlink:show="embed" xlink:actuate="onLoad"/></draw:frame></text:p>
          </table:table-cell>
        </table:table-row>
      </table:table>
      <text:p text:style-name="P11">Events:<text:line-break/></text:p>
      <table:table table:name="Table29" table:style-name="Table29">
        <table:table-column table:style-name="Table29.A"/>
        <table:table-column table:style-name="Table29.B"/>
        <table:table-column table:style-name="Table29.C"/>
        <table:table-column table:style-name="Table29.A"/>
        <table:table-column table:style-name="Table29.E" table:number-columns-repeated="2"/>
        <table:table-column table:style-name="Table29.G"/>
        <table:table-row>
          <table:table-cell table:style-name="Table29.A1" office:value-type="string">
            <text:p text:style-name="P33">Action:</text:p>
          </table:table-cell>
          <table:table-cell table:style-name="Table29.A1" office:value-type="string">
            <text:p text:style-name="P31">Normal (Open)</text:p>
          </table:table-cell>
          <table:table-cell table:style-name="Table29.A1" office:value-type="string">
            <text:p text:style-name="P31">Hover</text:p>
          </table:table-cell>
          <table:table-cell table:style-name="Table29.A1" office:value-type="string">
            <text:p text:style-name="P31">Click, Select, and Drag.</text:p>
          </table:table-cell>
          <table:table-cell table:style-name="Table29.A1" office:value-type="string">
            <text:p text:style-name="P31">Focus</text:p>
          </table:table-cell>
          <table:table-cell table:style-name="Table29.A1" office:value-type="string">
            <text:p text:style-name="P31">Focus and Hover</text:p>
          </table:table-cell>
          <table:table-cell table:style-name="Table29.G1" office:value-type="string">
            <text:p text:style-name="P33">Disable</text:p>
          </table:table-cell>
        </table:table-row>
        <table:table-row>
          <table:table-cell table:style-name="Table29.A2" office:value-type="string">
            <text:p text:style-name="P33">CSS naming:</text:p>
          </table:table-cell>
          <table:table-cell table:style-name="Table29.A2" office:value-type="string">
            <text:p text:style-name="P36"><text:span text:style-name="Source_20_Text">z-vbox</text:span></text:p>
          </table:table-cell>
          <table:table-cell table:style-name="Table29.A2" office:value-type="string">
            <text:p text:style-name="P36"><text:span text:style-name="Source_20_Text"/></text:p>
          </table:table-cell>
          <table:table-cell table:style-name="Table29.A2" office:value-type="string">
            <text:p text:style-name="P36"><text:span text:style-name="Source_20_Text"/></text:p>
          </table:table-cell>
          <table:table-cell table:style-name="Table29.A2" office:value-type="string">
            <text:p text:style-name="P36"><text:span text:style-name="Source_20_Text"/></text:p>
          </table:table-cell>
          <table:table-cell table:style-name="Table29.A2" office:value-type="string">
            <text:p text:style-name="P36"><text:span text:style-name="Source_20_Text"/></text:p>
          </table:table-cell>
          <table:table-cell table:style-name="Table29.G2" office:value-type="string">
            <text:p text:style-name="P36"/>
          </table:table-cell>
        </table:table-row>
        <table:table-row>
          <table:table-cell table:style-name="Table29.A2" office:value-type="string">
            <text:p text:style-name="P33">Supported</text:p>
          </table:table-cell>
          <table:table-cell table:style-name="Table29.A2" office:value-type="string">
            <text:p text:style-name="P36">V</text:p>
          </table:table-cell>
          <table:table-cell table:style-name="Table29.A2" office:value-type="string">
            <text:p text:style-name="P36"/>
          </table:table-cell>
          <table:table-cell table:style-name="Table29.A2" office:value-type="string">
            <text:p text:style-name="P36"/>
          </table:table-cell>
          <table:table-cell table:style-name="Table29.A2" office:value-type="string">
            <text:p text:style-name="P36"/>
          </table:table-cell>
          <table:table-cell table:style-name="Table29.A2" office:value-type="string">
            <text:p text:style-name="P36"/>
          </table:table-cell>
          <table:table-cell table:style-name="Table29.G2" office:value-type="string">
            <text:p text:style-name="P36"/>
          </table:table-cell>
        </table:table-row>
      </table:table>
      <text:p text:style-name="P23"><text:tab/></text:p>
      <text:p text:style-name="P12">CSS Specification:</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51">Class Name</text:p>
          </table:table-cell>
          <table:table-cell table:style-name="Table30.A1" office:value-type="string">
            <text:p text:style-name="P52">Description</text:p>
          </table:table-cell>
          <table:table-cell table:style-name="Table30.C1" office:value-type="string">
            <text:p text:style-name="P52">Default Values</text:p>
          </table:table-cell>
        </table:table-row>
        <text:soft-page-break/>
        <table:table-row>
          <table:table-cell table:style-name="Table30.A2" office:value-type="string">
            <text:p text:style-name="P38"><text:span text:style-name="Source_20_Text"><text:span text:style-name="T18">tr.z-vbox-sep</text:span></text:span></text:p>
          </table:table-cell>
          <table:table-cell table:style-name="Table30.B2" office:value-type="string">
            <text:p text:style-name="P37">Height of separator</text:p>
          </table:table-cell>
          <table:table-cell table:style-name="Table30.C2" office:value-type="string">
            <text:p text:style-name="P13">height: 0.3em; padding: 0; margin: 0;</text:p>
          </table:table-cell>
        </table:table-row>
      </table:table>
      <text:h text:style-name="P53" text:outline-level="2">Button</text:h>
      <text:p text:style-name="P21"><text:span text:style-name="Source_20_Text">Button</text:span> is made by <text:a xlink:type="simple" xlink:href="#Parts: (3 x 3 grid)">3*3 grid</text:a> style, <text:s/>the background and text can be customized by users.</text:p>
      <text:p text:style-name="Text_20_body"><text:s/><text:span text:style-name="T9">Note</text:span>:</text:p>
      <text:list text:style-name="L13">
        <text:list-item>
          <text:p text:style-name="P76"><text:a xlink:type="simple" xlink:href="http://zk1.svn.sourceforge.net/viewvc/zk1/branches/3.5/zul/src/archive/web/zul/css/cmps/button.css.dsp?view=markup">The CSS source of Button from SVN</text:a></text:p>
        </text:list-item>
      </text:list>
      <text:h text:style-name="Heading_20_3" text:outline-level="3">Mold: Default</text:h>
      <text:p text:style-name="P23">Structure:</text:p>
      <table:table table:name="Table31" table:style-name="Table31">
        <table:table-column table:style-name="Table31.A"/>
        <table:table-row>
          <table:table-cell table:style-name="Table31.A1" office:value-type="string">
            <text:p text:style-name="P35">Overview</text:p>
          </table:table-cell>
        </table:table-row>
        <table:table-row table:style-name="Table31.2">
          <table:table-cell table:style-name="Table31.A2" office:value-type="string">
            <text:p text:style-name="Table_20_Contents"><draw:frame draw:style-name="fr3" draw:name="graphics19" text:anchor-type="paragraph" svg:x="7.193cm" svg:y="0.767cm" svg:width="2.143cm" svg:height="0.873cm" draw:z-index="24"><draw:image xlink:href="../components/images/button1.gif" xlink:type="simple" xlink:show="embed" xlink:actuate="onLoad"/></draw:frame></text:p>
          </table:table-cell>
        </table:table-row>
        <table:table-row table:style-name="Table31.2">
          <table:table-cell table:style-name="Table31.A2" office:value-type="string">
            <text:p text:style-name="Table_20_Contents"><draw:frame draw:style-name="fr2" draw:name="graphics25" text:anchor-type="paragraph" svg:width="10.716cm" svg:height="5.874cm" draw:z-index="26"><draw:image xlink:href="../components/images/button2.gif" xlink:type="simple" xlink:show="embed" xlink:actuate="onLoad"/></draw:frame></text:p>
          </table:table-cell>
        </table:table-row>
      </table:table>
      <text:p text:style-name="P11">Events:<text:line-break/></text:p>
      <table:table table:name="Table32" table:style-name="Table32">
        <table:table-column table:style-name="Table32.A"/>
        <table:table-column table:style-name="Table32.B"/>
        <table:table-column table:style-name="Table32.C"/>
        <table:table-column table:style-name="Table32.A"/>
        <table:table-column table:style-name="Table32.C" table:number-columns-repeated="2"/>
        <table:table-column table:style-name="Table32.B"/>
        <table:table-row>
          <table:table-cell table:style-name="Table32.A1" office:value-type="string">
            <text:p text:style-name="P33">Action:</text:p>
          </table:table-cell>
          <table:table-cell table:style-name="Table32.A1" office:value-type="string">
            <text:p text:style-name="P31">Normal (Open)</text:p>
          </table:table-cell>
          <table:table-cell table:style-name="Table32.A1" office:value-type="string">
            <text:p text:style-name="P31">Hover</text:p>
          </table:table-cell>
          <table:table-cell table:style-name="Table32.A1" office:value-type="string">
            <text:p text:style-name="P31">Click, Select, and Drag.</text:p>
          </table:table-cell>
          <table:table-cell table:style-name="Table32.A1" office:value-type="string">
            <text:p text:style-name="P31">Focus</text:p>
          </table:table-cell>
          <table:table-cell table:style-name="Table32.A1" office:value-type="string">
            <text:p text:style-name="P31">Focus and Hover</text:p>
          </table:table-cell>
          <table:table-cell table:style-name="Table32.G1" office:value-type="string">
            <text:p text:style-name="P33">Disable</text:p>
          </table:table-cell>
        </table:table-row>
        <table:table-row>
          <table:table-cell table:style-name="Table32.A2" office:value-type="string">
            <text:p text:style-name="P33">CSS naming:</text:p>
          </table:table-cell>
          <table:table-cell table:style-name="Table32.A2" office:value-type="string">
            <text:p text:style-name="P36"><text:span text:style-name="Source_20_Text">z-button</text:span></text:p>
          </table:table-cell>
          <table:table-cell table:style-name="Table32.A2" office:value-type="string">
            <text:p text:style-name="P36"><text:span text:style-name="Source_20_Text">-over</text:span></text:p>
          </table:table-cell>
          <table:table-cell table:style-name="Table32.A2" office:value-type="string">
            <text:p text:style-name="P36"><text:span text:style-name="Source_20_Text">-clk</text:span></text:p>
          </table:table-cell>
          <table:table-cell table:style-name="Table32.A2" office:value-type="string">
            <text:p text:style-name="P36"><text:span text:style-name="Source_20_Text">-focus</text:span></text:p>
          </table:table-cell>
          <table:table-cell table:style-name="Table32.A2" office:value-type="string">
            <text:p text:style-name="P36"><text:span text:style-name="Source_20_Text"/></text:p>
          </table:table-cell>
          <table:table-cell table:style-name="Table32.G2" office:value-type="string">
            <text:p text:style-name="P36">-disd</text:p>
          </table:table-cell>
        </table:table-row>
        <table:table-row>
          <table:table-cell table:style-name="Table32.A2" office:value-type="string">
            <text:p text:style-name="P33">Supported</text:p>
          </table:table-cell>
          <table:table-cell table:style-name="Table32.A2" office:value-type="string">
            <text:p text:style-name="P36">V</text:p>
          </table:table-cell>
          <table:table-cell table:style-name="Table32.A2" office:value-type="string">
            <text:p text:style-name="P36">V</text:p>
          </table:table-cell>
          <table:table-cell table:style-name="Table32.A2" office:value-type="string">
            <text:p text:style-name="P36">V</text:p>
          </table:table-cell>
          <table:table-cell table:style-name="Table32.A2" office:value-type="string">
            <text:p text:style-name="P36">V</text:p>
          </table:table-cell>
          <table:table-cell table:style-name="Table32.A2" office:value-type="string">
            <text:p text:style-name="P36"/>
          </table:table-cell>
          <table:table-cell table:style-name="Table32.G2" office:value-type="string">
            <text:p text:style-name="P36">!</text:p>
          </table:table-cell>
        </table:table-row>
      </table:table>
      <text:p text:style-name="Text_20_body"><text:span text:style-name="T10"><text:tab/>Note: </text:span><text:span text:style-name="T31">An exclamation mark(!)</text:span><text:span text:style-name="T13"> means the action effect uses CSS </text:span><text:span text:style-name="Source_20_Text"><text:span text:style-name="T33">opacity</text:span></text:span><text:span text:style-name="Source_20_Text"><text:span text:style-name="T7"> </text:span></text:span><text:span text:style-name="Source_20_Text"><text:span text:style-name="T33">to do it, not CSS</text:span></text:span><text:span text:style-name="Source_20_Text"><text:span text:style-name="T7"> </text:span></text:span><text:span text:style-name="Source_20_Text"><text:span text:style-name="T33">background-position</text:span></text:span><text:span text:style-name="Source_20_Text"><text:span text:style-name="T7">.</text:span></text:span></text:p>
      <text:p text:style-name="P12">CSS Specification:</text:p>
      <table:table table:name="Table33" table:style-name="Table33">
        <table:table-column table:style-name="Table33.A"/>
        <table:table-column table:style-name="Table33.B"/>
        <table:table-column table:style-name="Table33.C"/>
        <text:soft-page-break/>
        <table:table-row table:style-name="Table33.1">
          <table:table-cell table:style-name="Table33.A1" office:value-type="string">
            <text:p text:style-name="P51">Class Name</text:p>
          </table:table-cell>
          <table:table-cell table:style-name="Table33.A1" office:value-type="string">
            <text:p text:style-name="P52">Description</text:p>
          </table:table-cell>
          <table:table-cell table:style-name="Table33.C1" office:value-type="string">
            <text:p text:style-name="P52">Default Values</text:p>
          </table:table-cell>
        </table:table-row>
        <table:table-row>
          <table:table-cell table:style-name="Table33.A2" office:value-type="string">
            <text:p text:style-name="P38"><text:span text:style-name="Source_20_Text"><text:span text:style-name="T18">.z-button</text:span></text:span></text:p>
          </table:table-cell>
          <table:table-cell table:style-name="Table33.B2" office:value-type="string">
            <text:p text:style-name="P38">Font size and color</text:p>
          </table:table-cell>
          <table:table-cell table:style-name="Table33.C2" office:value-type="string">
            <text:p text:style-name="P14"><text:span text:style-name="Source_20_Text"><text:span text:style-name="T18">font-family: </text:span></text:span><text:span text:style-name="Source_20_Text"><text:span text:style-name="T24">${fontFamilyT}</text:span></text:span><text:span text:style-name="Source_20_Text"><text:span text:style-name="T18">;</text:span></text:span></text:p>
            <text:p text:style-name="P6">font-size: <text:span text:style-name="T22">${fontSizeM}</text:span>; </text:p>
            <text:p text:style-name="P6">color: black;</text:p>
          </table:table-cell>
        </table:table-row>
        <table:table-row>
          <table:table-cell table:style-name="Table33.A2" office:value-type="string">
            <text:p text:style-name="P41">.z-button .z-button-<text:span text:style-name="T27">tl</text:span>, </text:p>
            <text:p text:style-name="P41">.z-button .z-button-<text:span text:style-name="T27">tr</text:span>, </text:p>
            <text:p text:style-name="P41">.z-button .z-button-<text:span text:style-name="T27">bl</text:span>, </text:p>
            <text:p text:style-name="P41">.z-button .z-button-<text:span text:style-name="T27">br</text:span></text:p>
          </table:table-cell>
          <table:table-cell table:style-name="Table33.B2" office:value-type="string">
            <text:p text:style-name="P38">Cor<text:span text:style-name="T2">ner graph</text:span></text:p>
          </table:table-cell>
          <table:table-cell table:style-name="Table33.C2" office:value-type="string">
            <text:p text:style-name="P13">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corner.</text:span><text:span text:style-name="T27">gif</text:span><text:span text:style-name="T22">'</text:span><text:span text:style-name="T27">)</text:span><text:span text:style-name="T22">}</text:span>);</text:p>
          </table:table-cell>
        </table:table-row>
        <table:table-row>
          <table:table-cell table:style-name="Table33.A2" office:value-type="string">
            <text:p text:style-name="P41">.z-button .z-button-<text:span text:style-name="T27">tm</text:span>, </text:p>
            <text:p text:style-name="P41">.z-button .z-button-<text:span text:style-name="T27">bm</text:span></text:p>
          </table:table-cell>
          <table:table-cell table:style-name="Table33.B2" office:value-type="string">
            <text:p text:style-name="P38">Top and bottom edge</text:p>
          </table:table-cell>
          <table:table-cell table:style-name="Table33.C2" office:value-type="string">
            <text:p text:style-name="P13">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x.</text:span><text:span text:style-name="T27">gif</text:span><text:span text:style-name="T22">'</text:span><text:span text:style-name="T27">)</text:span><text:span text:style-name="T22">}</text:span>);</text:p>
          </table:table-cell>
        </table:table-row>
        <table:table-row>
          <table:table-cell table:style-name="Table33.A2" office:value-type="string">
            <text:p text:style-name="P41">.z-button .z-button-<text:span text:style-name="T27">cl</text:span>, </text:p>
            <text:p text:style-name="P41">.z-button .z-button-<text:span text:style-name="T27">cr</text:span></text:p>
          </table:table-cell>
          <table:table-cell table:style-name="Table33.B2" office:value-type="string">
            <text:p text:style-name="P38">Right and left edge</text:p>
          </table:table-cell>
          <table:table-cell table:style-name="Table33.C2" office:value-type="string">
            <text:p text:style-name="P13">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y.</text:span><text:span text:style-name="T27">gif</text:span><text:span text:style-name="T22">'</text:span><text:span text:style-name="T27">)</text:span><text:span text:style-name="T22">}</text:span>);</text:p>
          </table:table-cell>
        </table:table-row>
        <table:table-row table:style-name="Table33.6">
          <table:table-cell table:style-name="Table33.A2" office:value-type="string">
            <text:p text:style-name="P41">.z-button .z-button-<text:span text:style-name="T27">cm</text:span></text:p>
          </table:table-cell>
          <table:table-cell table:style-name="Table33.B2" office:value-type="string">
            <text:p text:style-name="P38">Center image</text:p>
          </table:table-cell>
          <table:table-cell table:style-name="Table33.C2" office:value-type="string">
            <text:p text:style-name="P13">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text:span><text:span text:style-name="T27">ctr</text:span><text:span text:style-name="T22">.</text:span><text:span text:style-name="T27">gif</text:span><text:span text:style-name="T22">'</text:span><text:span text:style-name="T27">)</text:span><text:span text:style-name="T22">}</text:span>);</text:p>
          </table:table-cell>
        </table:table-row>
      </table:table>
      <text:p text:style-name="Standard"/>
      <text:p text:style-name="P12">Example:</text:p>
      <text:p text:style-name="Code">&lt;style&gt;</text:p>
      <text:p text:style-name="Code">.z-button .z-button-tl, .z-button .z-button-tr, .z-button .z-button-bl, .z-button .z-button-br,</text:p>
      <text:p text:style-name="Code">.z-button .z-button-tm, .z-button .z-button-bm, .z-button .z-button-cl, .z-button .z-button-cr {</text:p>
      <text:p text:style-name="Code"><text:tab/>background-image:none; background-color:#008bb6; </text:p>
      <text:p text:style-name="Code">}</text:p>
      <text:p text:style-name="Code"><draw:frame draw:style-name="fr3" draw:name="graphics31" text:anchor-type="paragraph" svg:x="12.213cm" svg:y="0.826cm" svg:width="2.831cm" svg:height="1.191cm" draw:z-index="28"><draw:image xlink:href="../components/images/button3.gif" xlink:type="simple" xlink:show="embed" xlink:actuate="onLoad"/></draw:frame>.z-button .z-button-cm {</text:p>
      <text:p text:style-name="Code"><text:tab/>background-image:none; background-color:#c1c2c3;</text:p>
      <text:p text:style-name="Code">}</text:p>
      <text:p text:style-name="Code">&lt;/style&gt;</text:p>
      <text:p text:style-name="P15"/>
      <text:p text:style-name="Code">&lt;style&gt;</text:p>
      <text:p text:style-name="Code">.z-button .z-button-tl, .z-button .z-button-tr, .z-button .z-button-bl, .z-button .z-button-br,</text:p>
      <text:p text:style-name="Code">.z-button .z-button-tm, .z-button .z-button-bm, .z-button .z-button-cl, .z-button .z-button-cr, .z-button .z-button-cm {</text:p>
      <text:p text:style-name="Code"><text:tab/>background-image:none;</text:p>
      <text:p text:style-name="Code">}</text:p>
      <text:p text:style-name="Code">&lt;/style&gt;</text:p>
      <text:p text:style-name="Code"><draw:frame draw:style-name="fr3" draw:name="graphics41" text:anchor-type="paragraph" svg:x="14.19cm" svg:y="0.233cm" svg:width="3.572cm" svg:height="2.037cm" draw:z-index="30"><draw:image xlink:href="../components/images/button4.gif" xlink:type="simple" xlink:show="embed" xlink:actuate="onLoad"/></draw:frame><text:soft-page-break/>&lt;button tooltiptext="Here is a button" image="<text:a xlink:type="simple" xlink:href="http://www.freebuttons.com/freebuttons/Alien/AlienDd5.gif">http://www.freebuttons.com/freebuttons/Alien/AlienDd5.gif</text:a>"/&gt;</text:p>
      <text:p text:style-name="Code"/>
      <text:h text:style-name="Heading_20_3" text:outline-level="3">Mold: <text:span text:style-name="T2">os</text:span></text:h>
      <text:p text:style-name="P23">Structure:</text:p>
      <table:table table:name="Table303" table:style-name="Table303">
        <table:table-column table:style-name="Table303.A"/>
        <table:table-row>
          <table:table-cell table:style-name="Table303.A1" office:value-type="string">
            <text:p text:style-name="P35">Overview</text:p>
          </table:table-cell>
        </table:table-row>
        <table:table-row table:style-name="Table303.2">
          <table:table-cell table:style-name="Table303.A2" office:value-type="string">
            <text:p text:style-name="Table_20_Contents"><draw:frame draw:style-name="fr2" draw:name="graphics80" text:anchor-type="paragraph" svg:width="3.641cm" svg:height="1.399cm" draw:z-index="227"><draw:image xlink:href="../components/images/button-os.png" xlink:type="simple" xlink:show="embed" xlink:actuate="onLoad"/></draw:frame></text:p>
          </table:table-cell>
        </table:table-row>
        <table:table-row table:style-name="Table303.2">
          <table:table-cell table:style-name="Table303.A2" office:value-type="string">
            <text:p text:style-name="Table_20_Contents"><draw:frame draw:style-name="fr2" draw:name="graphics87" text:anchor-type="paragraph" svg:width="7.592cm" svg:height="2.538cm" draw:z-index="228"><draw:image xlink:href="../components/images/button-os1.png" xlink:type="simple" xlink:show="embed" xlink:actuate="onLoad"/></draw:frame></text:p>
          </table:table-cell>
        </table:table-row>
      </table:table>
      <text:p text:style-name="P11">Events:<text:line-break/></text:p>
      <table:table table:name="Table304" table:style-name="Table304">
        <table:table-column table:style-name="Table304.A"/>
        <table:table-column table:style-name="Table304.B"/>
        <table:table-column table:style-name="Table304.C"/>
        <table:table-column table:style-name="Table304.A"/>
        <table:table-column table:style-name="Table304.C" table:number-columns-repeated="2"/>
        <table:table-column table:style-name="Table304.B"/>
        <table:table-row>
          <table:table-cell table:style-name="Table304.A1" office:value-type="string">
            <text:p text:style-name="P33">Action:</text:p>
          </table:table-cell>
          <table:table-cell table:style-name="Table304.A1" office:value-type="string">
            <text:p text:style-name="P31">Normal (Open)</text:p>
          </table:table-cell>
          <table:table-cell table:style-name="Table304.A1" office:value-type="string">
            <text:p text:style-name="P31">Hover</text:p>
          </table:table-cell>
          <table:table-cell table:style-name="Table304.A1" office:value-type="string">
            <text:p text:style-name="P31">Click, Select, and Drag.</text:p>
          </table:table-cell>
          <table:table-cell table:style-name="Table304.A1" office:value-type="string">
            <text:p text:style-name="P31">Focus</text:p>
          </table:table-cell>
          <table:table-cell table:style-name="Table304.A1" office:value-type="string">
            <text:p text:style-name="P31">Focus and Hover</text:p>
          </table:table-cell>
          <table:table-cell table:style-name="Table304.G1" office:value-type="string">
            <text:p text:style-name="P33">Disable</text:p>
          </table:table-cell>
        </table:table-row>
        <table:table-row>
          <table:table-cell table:style-name="Table304.A2" office:value-type="string">
            <text:p text:style-name="P33">CSS naming:</text:p>
          </table:table-cell>
          <table:table-cell table:style-name="Table304.A2" office:value-type="string">
            <text:p text:style-name="P36"><text:span text:style-name="Source_20_Text">z-button-os</text:span></text:p>
          </table:table-cell>
          <table:table-cell table:style-name="Table304.A2" office:value-type="string">
            <text:p text:style-name="P36"><text:span text:style-name="Source_20_Text"/></text:p>
          </table:table-cell>
          <table:table-cell table:style-name="Table304.A2" office:value-type="string">
            <text:p text:style-name="P36"><text:span text:style-name="Source_20_Text"/></text:p>
          </table:table-cell>
          <table:table-cell table:style-name="Table304.A2" office:value-type="string">
            <text:p text:style-name="P36"><text:span text:style-name="Source_20_Text"/></text:p>
          </table:table-cell>
          <table:table-cell table:style-name="Table304.A2" office:value-type="string">
            <text:p text:style-name="P36"><text:span text:style-name="Source_20_Text"/></text:p>
          </table:table-cell>
          <table:table-cell table:style-name="Table304.G2" office:value-type="string">
            <text:p text:style-name="P36"/>
          </table:table-cell>
        </table:table-row>
        <table:table-row>
          <table:table-cell table:style-name="Table304.A2" office:value-type="string">
            <text:p text:style-name="P33">Supported</text:p>
          </table:table-cell>
          <table:table-cell table:style-name="Table304.A2" office:value-type="string">
            <text:p text:style-name="P36">V</text:p>
          </table:table-cell>
          <table:table-cell table:style-name="Table304.A2" office:value-type="string">
            <text:p text:style-name="P36"/>
          </table:table-cell>
          <table:table-cell table:style-name="Table304.A2" office:value-type="string">
            <text:p text:style-name="P36"/>
          </table:table-cell>
          <table:table-cell table:style-name="Table304.A2" office:value-type="string">
            <text:p text:style-name="P36"/>
          </table:table-cell>
          <table:table-cell table:style-name="Table304.A2" office:value-type="string">
            <text:p text:style-name="P36"/>
          </table:table-cell>
          <table:table-cell table:style-name="Table304.G2" office:value-type="string">
            <text:p text:style-name="P36"/>
          </table:table-cell>
        </table:table-row>
      </table:table>
      <text:p text:style-name="P23"><text:tab/></text:p>
      <text:p text:style-name="P12">CSS Specification:</text:p>
      <table:table table:name="Table305" table:style-name="Table305">
        <table:table-column table:style-name="Table305.A"/>
        <table:table-column table:style-name="Table305.B"/>
        <table:table-column table:style-name="Table305.C"/>
        <table:table-row table:style-name="Table305.1">
          <table:table-cell table:style-name="Table305.A1" office:value-type="string">
            <text:p text:style-name="P51">Class Name</text:p>
          </table:table-cell>
          <table:table-cell table:style-name="Table305.A1" office:value-type="string">
            <text:p text:style-name="P52">Description</text:p>
          </table:table-cell>
          <table:table-cell table:style-name="Table305.C1" office:value-type="string">
            <text:p text:style-name="P52">Default Values</text:p>
          </table:table-cell>
        </table:table-row>
        <table:table-row>
          <table:table-cell table:style-name="Table305.A2" office:value-type="string">
            <text:p text:style-name="P38"><text:span text:style-name="Source_20_Text"><text:span text:style-name="T18">.z-button</text:span></text:span><text:span text:style-name="Source_20_Text"><text:span text:style-name="T19">-os</text:span></text:span></text:p>
          </table:table-cell>
          <table:table-cell table:style-name="Table305.B2" office:value-type="string">
            <text:p text:style-name="P38">Font size and color</text:p>
          </table:table-cell>
          <table:table-cell table:style-name="Table305.C2" office:value-type="string">
            <text:p text:style-name="P6"><text:span text:style-name="Source_20_Text"><text:span text:style-name="T20">font-family: </text:span></text:span><text:span text:style-name="Source_20_Text"><text:span text:style-name="T23">${fontFamilyC}</text:span></text:span><text:span text:style-name="Source_20_Text"><text:span text:style-name="T20">; </text:span></text:span>font-size: <text:span text:style-name="T22">${fontSizeM}</text:span>; font-weight: normal;</text:p>
          </table:table-cell>
        </table:table-row>
      </table:table>
      <text:p text:style-name="P9">Calendar</text:p>
      <text:p text:style-name="P21"><text:soft-page-break/><text:span text:style-name="Source_20_Text">Calendar is stuck by Javascript.</text:span></text:p>
      <text:p text:style-name="Text_20_body"><text:s/><text:span text:style-name="T9">S</text:span><text:span text:style-name="T10">ource</text:span>:</text:p>
      <text:list text:style-name="L14">
        <text:list-item>
          <text:p text:style-name="P90"><text:a xlink:type="simple" xlink:href="http://zk1.svn.sourceforge.net/viewvc/zk1/branches/3.5/zul/src/archive/web/zul/css/cmps/calendar.css.dsp?view=markup">The CSS source of Calendar from SVN</text:a></text:p>
        </text:list-item>
      </text:list>
      <text:h text:style-name="Heading_20_3" text:outline-level="3">Mold: Default</text:h>
      <text:p text:style-name="P23">Structure:</text:p>
      <table:table table:name="Table34" table:style-name="Table34">
        <table:table-column table:style-name="Table34.A"/>
        <table:table-row>
          <table:table-cell table:style-name="Table34.A1" office:value-type="string">
            <text:p text:style-name="P35">Overview</text:p>
          </table:table-cell>
        </table:table-row>
        <table:table-row table:style-name="Table34.2">
          <table:table-cell table:style-name="Table34.A2" office:value-type="string">
            <text:p text:style-name="Table_20_Contents"><draw:frame draw:style-name="fr2" draw:name="graphics28" text:anchor-type="paragraph" svg:width="5.53cm" svg:height="4.471cm" draw:z-index="32"><draw:image xlink:href="../components/images/calendar1.jpg" xlink:type="simple" xlink:show="embed" xlink:actuate="onLoad"/></draw:frame></text:p>
            <text:p text:style-name="Table_20_Contents"/>
          </table:table-cell>
        </table:table-row>
        <table:table-row table:style-name="Table34.2">
          <table:table-cell table:style-name="Table34.A2" office:value-type="string">
            <text:p text:style-name="Table_20_Contents"><draw:frame draw:style-name="fr2" draw:name="graphics29" text:anchor-type="paragraph" svg:width="14.182cm" svg:height="6.138cm" draw:z-index="33"><draw:image xlink:href="../components/images/calendar2.jpg" xlink:type="simple" xlink:show="embed" xlink:actuate="onLoad"/></draw:frame></text:p>
          </table:table-cell>
        </table:table-row>
      </table:table>
      <text:p text:style-name="P11">Events:</text:p>
      <table:table table:name="Table35" table:style-name="Table35">
        <table:table-column table:style-name="Table35.A"/>
        <table:table-column table:style-name="Table35.B"/>
        <table:table-column table:style-name="Table35.C"/>
        <table:table-column table:style-name="Table35.A"/>
        <table:table-column table:style-name="Table35.E" table:number-columns-repeated="2"/>
        <table:table-column table:style-name="Table35.G"/>
        <table:table-row>
          <table:table-cell table:style-name="Table35.A1" office:value-type="string">
            <text:p text:style-name="P33">Action:</text:p>
          </table:table-cell>
          <table:table-cell table:style-name="Table35.A1" office:value-type="string">
            <text:p text:style-name="P31">Normal (Open)</text:p>
          </table:table-cell>
          <table:table-cell table:style-name="Table35.A1" office:value-type="string">
            <text:p text:style-name="P31">Hover</text:p>
          </table:table-cell>
          <table:table-cell table:style-name="Table35.A1" office:value-type="string">
            <text:p text:style-name="P31">Click, Select, and Drag.</text:p>
          </table:table-cell>
          <table:table-cell table:style-name="Table35.A1" office:value-type="string">
            <text:p text:style-name="P31">Focus</text:p>
          </table:table-cell>
          <table:table-cell table:style-name="Table35.A1" office:value-type="string">
            <text:p text:style-name="P31">Focus and Hover</text:p>
          </table:table-cell>
          <table:table-cell table:style-name="Table35.G1" office:value-type="string">
            <text:p text:style-name="P33">Disable</text:p>
          </table:table-cell>
        </table:table-row>
        <table:table-row>
          <table:table-cell table:style-name="Table35.A2" office:value-type="string">
            <text:p text:style-name="P33">CSS naming:</text:p>
          </table:table-cell>
          <table:table-cell table:style-name="Table35.A2" office:value-type="string">
            <text:p text:style-name="P36"><text:span text:style-name="Source_20_Text">z-calendar</text:span></text:p>
          </table:table-cell>
          <table:table-cell table:style-name="Table35.A2" office:value-type="string">
            <text:p text:style-name="P36"><text:span text:style-name="Source_20_Text">-over</text:span></text:p>
          </table:table-cell>
          <table:table-cell table:style-name="Table35.A2" office:value-type="string">
            <text:p text:style-name="P36"><text:span text:style-name="Source_20_Text">-seld</text:span></text:p>
          </table:table-cell>
          <table:table-cell table:style-name="Table35.A2" office:value-type="string">
            <text:p text:style-name="P36"><text:span text:style-name="Source_20_Text"/></text:p>
          </table:table-cell>
          <table:table-cell table:style-name="Table35.A2" office:value-type="string">
            <text:p text:style-name="P36"><text:span text:style-name="Source_20_Text">-over-seld</text:span></text:p>
          </table:table-cell>
          <table:table-cell table:style-name="Table35.G2" office:value-type="string">
            <text:p text:style-name="P36">-disd</text:p>
          </table:table-cell>
        </table:table-row>
        <table:table-row>
          <table:table-cell table:style-name="Table35.A2" office:value-type="string">
            <text:p text:style-name="P33">Supported</text:p>
          </table:table-cell>
          <table:table-cell table:style-name="Table35.A2" office:value-type="string">
            <text:p text:style-name="P36">V</text:p>
          </table:table-cell>
          <table:table-cell table:style-name="Table35.A2" office:value-type="string">
            <text:p text:style-name="P36">!</text:p>
          </table:table-cell>
          <table:table-cell table:style-name="Table35.A2" office:value-type="string">
            <text:p text:style-name="P36">!</text:p>
          </table:table-cell>
          <table:table-cell table:style-name="Table35.A2" office:value-type="string">
            <text:p text:style-name="P36"/>
          </table:table-cell>
          <table:table-cell table:style-name="Table35.A2" office:value-type="string">
            <text:p text:style-name="P36">!</text:p>
          </table:table-cell>
          <table:table-cell table:style-name="Table35.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text:span></text:span><text:soft-page-break/><text:span text:style-name="Source_20_Text"><text:span text:style-name="T32">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51">Class Name</text:p>
          </table:table-cell>
          <table:table-cell table:style-name="Table36.A1" office:value-type="string">
            <text:p text:style-name="P52">Description</text:p>
          </table:table-cell>
          <table:table-cell table:style-name="Table36.C1" office:value-type="string">
            <text:p text:style-name="P52">Default Values</text:p>
          </table:table-cell>
        </table:table-row>
        <table:table-row>
          <table:table-cell table:style-name="Table36.A2" office:value-type="string">
            <text:p text:style-name="P41">.z-calendar</text:p>
          </table:table-cell>
          <table:table-cell table:style-name="Table36.B2" office:value-type="string">
            <text:p text:style-name="P37">Background and font size</text:p>
          </table:table-cell>
          <table:table-cell table:style-name="Table36.C2" office:value-type="string">
            <text:p text:style-name="P6">background: white; border: 1px solid #7F9DB9; font-family: <text:span text:style-name="T22">${fontFamilyC}</text:span>;font-size: <text:span text:style-name="T22">${fontSizeM}</text:span>; font-weight: normal;</text:p>
          </table:table-cell>
        </table:table-row>
        <table:table-row>
          <table:table-cell table:style-name="Table36.A2" office:value-type="string">
            <text:p text:style-name="P38"><text:span text:style-name="Source_20_Text"><text:span text:style-name="T18">.z-</text:span></text:span><text:span text:style-name="Source_20_Text"><text:span text:style-name="T4">calendar</text:span></text:span><text:span text:style-name="Source_20_Text"><text:span text:style-name="T18">-calyear</text:span></text:span></text:p>
          </table:table-cell>
          <table:table-cell table:style-name="Table36.B2" office:value-type="string">
            <text:p text:style-name="P37">Background of year</text:p>
          </table:table-cell>
          <table:table-cell table:style-name="Table36.C2" office:value-type="string">
            <text:p text:style-name="P6">background: #e9f1f3; border: 1px solid; border-color: #f8fbff #aca899 #aca899 #f8fbff;</text:p>
          </table:table-cell>
        </table:table-row>
        <table:table-row>
          <table:table-cell table:style-name="Table36.A2" office:value-type="string">
            <text:p text:style-name="P41">.z-<text:span text:style-name="Source_20_Text"><text:span text:style-name="T2">calendar</text:span></text:span>-calyear td</text:p>
          </table:table-cell>
          <table:table-cell table:style-name="Table36.B2" office:value-type="string">
            <text:p text:style-name="P37">Font size of year</text:p>
          </table:table-cell>
          <table:table-cell table:style-name="Table36.C2" office:value-type="string">
            <text:p text:style-name="P6">font-size: <text:span text:style-name="T22">${fontSizeM}</text:span>; font-weight: bold; text-align: center; white-space: nowrap;</text:p>
          </table:table-cell>
        </table:table-row>
        <table:table-row>
          <table:table-cell table:style-name="Table36.A2" office:value-type="string">
            <text:p text:style-name="P39">.z-<text:span text:style-name="Source_20_Text"><text:span text:style-name="T2">calendar</text:span></text:span>-calmon td</text:p>
          </table:table-cell>
          <table:table-cell table:style-name="Table36.B2" office:value-type="string">
            <text:p text:style-name="P37">Font size of month</text:p>
          </table:table-cell>
          <table:table-cell table:style-name="Table36.C2" office:value-type="string">
            <text:p text:style-name="P13">font-size: <text:span text:style-name="T22">${fontSizeS}</text:span>; color: #35254F; text-align: center; cursor: pointer; text-decoration: none;</text:p>
          </table:table-cell>
        </table:table-row>
        <table:table-row>
          <table:table-cell table:style-name="Table36.A2" office:value-type="string">
            <text:p text:style-name="P39">.z-<text:span text:style-name="Source_20_Text"><text:span text:style-name="T2">calendar</text:span></text:span>-calday</text:p>
          </table:table-cell>
          <table:table-cell table:style-name="Table36.B2" office:value-type="string">
            <text:p text:style-name="P37">Border of day</text:p>
          </table:table-cell>
          <table:table-cell table:style-name="Table36.C2" office:value-type="string">
            <text:p text:style-name="P13">border: 1px solid #ddd;</text:p>
          </table:table-cell>
        </table:table-row>
        <table:table-row table:style-name="Table36.7">
          <table:table-cell table:style-name="Table36.A2" office:value-type="string">
            <text:p text:style-name="P39">.z-<text:span text:style-name="Source_20_Text"><text:span text:style-name="T2">calendar</text:span></text:span>-calday td, .z-<text:span text:style-name="Source_20_Text"><text:span text:style-name="T2">calendar</text:span></text:span>-calday td a, .z-<text:span text:style-name="Source_20_Text"><text:span text:style-name="T2">calendar</text:span></text:span>-calday td a:visited</text:p>
          </table:table-cell>
          <table:table-cell table:style-name="Table36.B2" office:value-type="string">
            <text:p text:style-name="P37">Font size of day</text:p>
          </table:table-cell>
          <table:table-cell table:style-name="Table36.C2" office:value-type="string">
            <text:p text:style-name="P6">font-size: <text:span text:style-name="T22">${fontSizeS}</text:span>; color: #35254F; text-align: center; cursor: pointer; text-decoration: none;</text:p>
          </table:table-cell>
        </table:table-row>
        <table:table-row>
          <table:table-cell table:style-name="Table36.A2" office:value-type="string">
            <text:p text:style-name="P39">.z-<text:span text:style-name="Source_20_Text"><text:span text:style-name="T2">calendar</text:span></text:span>-calday td</text:p>
          </table:table-cell>
          <table:table-cell table:style-name="Table36.B2" office:value-type="string">
            <text:p text:style-name="P37">Padding size of day</text:p>
          </table:table-cell>
          <table:table-cell table:style-name="Table36.C2" office:value-type="string">
            <text:p text:style-name="P6">padding: 1px 3px;</text:p>
          </table:table-cell>
        </table:table-row>
        <table:table-row>
          <table:table-cell table:style-name="Table36.A2" office:value-type="string">
            <text:p text:style-name="P39">z-<text:span text:style-name="Source_20_Text"><text:span text:style-name="T2">calendar</text:span></text:span>-caldow</text:p>
          </table:table-cell>
          <table:table-cell table:style-name="Table36.B2" office:value-type="string">
            <text:p text:style-name="P37">Font size of DOW (Day Of Week)</text:p>
          </table:table-cell>
          <table:table-cell table:style-name="Table36.C2" office:value-type="string">
            <text:p text:style-name="P6">font-size: <text:span text:style-name="T22">${fontSizeS}</text:span>; color: #333; font-weight: bold; padding: 1px 2px; background: #e8e8f0; text-align: center;</text:p>
          </table:table-cell>
        </table:table-row>
      </table:table>
      <text:h text:style-name="P53" text:outline-level="2"><text:bookmark-start text:name="Caption"/>Caption<text:bookmark-end text:name="Caption"/></text:h>
      <text:p text:style-name="P21"><text:span text:style-name="Source_20_Text">Caption </text:span>is used for <text:a xlink:type="simple" xlink:href="#Groupbox"><text:span text:style-name="Source_20_Text">Groupbox</text:span></text:a> and <text:a xlink:type="simple" xlink:href="#Window"><text:span text:style-name="Source_20_Text">Window</text:span></text:a> as their title.</text:p>
      <text:p text:style-name="Text_20_body"><text:s/><text:span text:style-name="T9">Note</text:span>:</text:p>
      <text:list text:style-name="L15">
        <text:list-item>
          <text:p text:style-name="P91"><text:a xlink:type="simple" xlink:href="http://zk1.svn.sourceforge.net/viewvc/zk1/branches/3.5/zul/src/archive/web/zul/css/cmps/caption.css.dsp?view=markup">The CSS source of Caption from SVN</text:a></text:p>
        </text:list-item>
      </text:list>
      <text:list text:style-name="L16">
        <text:list-item>
          <text:p text:style-name="P92"><text:a xlink:type="simple" xlink:href="http://zk1.svn.sourceforge.net/viewvc/zk1/branches/3.5/zul/src/archive/web/zul/css/cmps/groupbox.css.dsp?view=markup">The CSS source of Caption with Groupbox from SVN</text:a></text:p>
        </text:list-item>
      </text:list>
      <text:h text:style-name="Heading_20_3" text:outline-level="3">Mold: Default</text:h>
      <text:p text:style-name="P23">Structure:</text:p>
      <table:table table:name="Table37" table:style-name="Table37">
        <table:table-column table:style-name="Table37.A"/>
        <table:table-row>
          <table:table-cell table:style-name="Table37.A1" office:value-type="string">
            <text:p text:style-name="P35">Overview</text:p>
          </table:table-cell>
        </table:table-row>
        <table:table-row table:style-name="Table37.2">
          <table:table-cell table:style-name="Table37.A2" office:value-type="string">
            <text:p text:style-name="Table_20_Contents"/>
            <text:p text:style-name="Table_20_Contents"><draw:frame draw:style-name="fr2" draw:name="graphics30" text:anchor-type="paragraph" svg:width="8.176cm" svg:height="2.064cm" draw:z-index="34"><draw:image xlink:href="../components/images/caption2.jpg" xlink:type="simple" xlink:show="embed" xlink:actuate="onLoad"/></draw:frame></text:p>
          </table:table-cell>
        </table:table-row>
        <table:table-row table:style-name="Table37.2">
          <table:table-cell table:style-name="Table37.A2" office:value-type="string">
            <text:p text:style-name="Table_20_Contents"><draw:frame draw:style-name="fr2" draw:name="graphics32" text:anchor-type="paragraph" svg:width="13.256cm" svg:height="3.757cm" draw:z-index="35"><draw:image xlink:href="../components/images/caption3.jpg" xlink:type="simple" xlink:show="embed" xlink:actuate="onLoad"/></draw:frame></text:p>
          </table:table-cell>
        </table:table-row>
      </table:table>
      <text:p text:style-name="P11">Events:<text:line-break/></text:p>
      <table:table table:name="Table38" table:style-name="Table38">
        <table:table-column table:style-name="Table38.A"/>
        <table:table-column table:style-name="Table38.B"/>
        <table:table-column table:style-name="Table38.C"/>
        <table:table-column table:style-name="Table38.A"/>
        <table:table-column table:style-name="Table38.E" table:number-columns-repeated="2"/>
        <table:table-column table:style-name="Table38.G"/>
        <table:table-row>
          <table:table-cell table:style-name="Table38.A1" office:value-type="string">
            <text:p text:style-name="P33">Action:</text:p>
          </table:table-cell>
          <table:table-cell table:style-name="Table38.A1" office:value-type="string">
            <text:p text:style-name="P31">Normal (Open)</text:p>
          </table:table-cell>
          <table:table-cell table:style-name="Table38.A1" office:value-type="string">
            <text:p text:style-name="P31">Hover</text:p>
          </table:table-cell>
          <table:table-cell table:style-name="Table38.A1" office:value-type="string">
            <text:p text:style-name="P31">Click, Select, and Drag.</text:p>
          </table:table-cell>
          <table:table-cell table:style-name="Table38.A1" office:value-type="string">
            <text:p text:style-name="P31">Focus</text:p>
          </table:table-cell>
          <table:table-cell table:style-name="Table38.A1" office:value-type="string">
            <text:p text:style-name="P31">Focus and Hover</text:p>
          </table:table-cell>
          <table:table-cell table:style-name="Table38.G1" office:value-type="string">
            <text:p text:style-name="P33">Disable</text:p>
          </table:table-cell>
        </table:table-row>
        <table:table-row>
          <table:table-cell table:style-name="Table38.A2" office:value-type="string">
            <text:p text:style-name="P33">CSS naming:</text:p>
          </table:table-cell>
          <table:table-cell table:style-name="Table38.A2" office:value-type="string">
            <text:p text:style-name="P36"><text:span text:style-name="Source_20_Text">z-caption</text:span></text:p>
          </table:table-cell>
          <table:table-cell table:style-name="Table38.A2" office:value-type="string">
            <text:p text:style-name="P36"><text:span text:style-name="Source_20_Text"/></text:p>
          </table:table-cell>
          <table:table-cell table:style-name="Table38.A2" office:value-type="string">
            <text:p text:style-name="P36"><text:span text:style-name="Source_20_Text"/></text:p>
          </table:table-cell>
          <table:table-cell table:style-name="Table38.A2" office:value-type="string">
            <text:p text:style-name="P36"><text:span text:style-name="Source_20_Text"/></text:p>
          </table:table-cell>
          <table:table-cell table:style-name="Table38.A2" office:value-type="string">
            <text:p text:style-name="P36"><text:span text:style-name="Source_20_Text"/></text:p>
          </table:table-cell>
          <table:table-cell table:style-name="Table38.G2" office:value-type="string">
            <text:p text:style-name="P36"/>
          </table:table-cell>
        </table:table-row>
        <table:table-row>
          <table:table-cell table:style-name="Table38.A2" office:value-type="string">
            <text:p text:style-name="P33">Supported</text:p>
          </table:table-cell>
          <table:table-cell table:style-name="Table38.A2" office:value-type="string">
            <text:p text:style-name="P36">V</text:p>
          </table:table-cell>
          <table:table-cell table:style-name="Table38.A2" office:value-type="string">
            <text:p text:style-name="P36"/>
          </table:table-cell>
          <table:table-cell table:style-name="Table38.A2" office:value-type="string">
            <text:p text:style-name="P36"/>
          </table:table-cell>
          <table:table-cell table:style-name="Table38.A2" office:value-type="string">
            <text:p text:style-name="P36"/>
          </table:table-cell>
          <table:table-cell table:style-name="Table38.A2" office:value-type="string">
            <text:p text:style-name="P36"/>
          </table:table-cell>
          <table:table-cell table:style-name="Table38.G2" office:value-type="string">
            <text:p text:style-name="P36"/>
          </table:table-cell>
        </table:table-row>
      </table:table>
      <text:p text:style-name="P23"><text:tab/></text:p>
      <text:p text:style-name="P12">CSS Specification:</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51">Class Name</text:p>
          </table:table-cell>
          <table:table-cell table:style-name="Table39.A1" office:value-type="string">
            <text:p text:style-name="P52">Description</text:p>
          </table:table-cell>
          <table:table-cell table:style-name="Table39.C1" office:value-type="string">
            <text:p text:style-name="P52">Default Values</text:p>
          </table:table-cell>
        </table:table-row>
        <table:table-row>
          <table:table-cell table:style-name="Table39.A2" office:value-type="string">
            <text:p text:style-name="P38"><text:span text:style-name="Source_20_Text"><text:span text:style-name="T18">.z-caption input, .z-</text:span></text:span><text:soft-page-break/><text:span text:style-name="Source_20_Text"><text:span text:style-name="T18">caption td</text:span></text:span></text:p>
          </table:table-cell>
          <table:table-cell table:style-name="Table39.B2" office:value-type="string">
            <text:p text:style-name="P37">Font size</text:p>
          </table:table-cell>
          <table:table-cell table:style-name="Table39.C2" office:value-type="string">
            <text:p text:style-name="P13">font-size: <text:span text:style-name="T22">${fontSizeS}</text:span>;</text:p>
          </table:table-cell>
        </table:table-row>
        <table:table-row>
          <table:table-cell table:style-name="Table39.A2" office:value-type="string">
            <text:p text:style-name="P41">.z-caption .z-caption-l</text:p>
          </table:table-cell>
          <table:table-cell table:style-name="Table39.B2" office:value-type="string">
            <text:p text:style-name="P37">Font size of the left</text:p>
          </table:table-cell>
          <table:table-cell table:style-name="Table39.C2" office:value-type="string">
            <text:p text:style-name="P13">font-size: <text:span text:style-name="T22">${fontSizeM}</text:span>;</text:p>
          </table:table-cell>
        </table:table-row>
        <table:table-row>
          <table:table-cell table:style-name="Table39.A2" office:value-type="string">
            <text:p text:style-name="P41">.z-caption .z-caption-r</text:p>
          </table:table-cell>
          <table:table-cell table:style-name="Table39.B2" office:value-type="string">
            <text:p text:style-name="P37">Font size of the right</text:p>
          </table:table-cell>
          <table:table-cell table:style-name="Table39.C2" office:value-type="string">
            <text:p text:style-name="P13">font-size: <text:span text:style-name="T22">${fontSizeM}</text:span>;</text:p>
          </table:table-cell>
        </table:table-row>
        <table:table-row>
          <table:table-cell table:style-name="Table39.A2" office:value-type="string">
            <text:p text:style-name="P41">.z-caption button, .z-caption .z-button .z-button-btn</text:p>
          </table:table-cell>
          <table:table-cell table:style-name="Table39.B2" office:value-type="string">
            <text:p text:style-name="P37">Font size of button</text:p>
          </table:table-cell>
          <table:table-cell table:style-name="Table39.C2" office:value-type="string">
            <text:p text:style-name="P13">font-size: <text:span text:style-name="T22">${fontSizeXS}</text:span>; font-weight: normal; padding-top: 0; padding-bottom: 0; margin-top: 0; margin-bottom: 0;</text:p>
          </table:table-cell>
        </table:table-row>
        <table:table-row>
          <table:table-cell table:style-name="Table39.A2" office:value-type="string">
            <text:p text:style-name="P41">.z-caption a, .z-caption a:visited</text:p>
          </table:table-cell>
          <table:table-cell table:style-name="Table39.B2" office:value-type="string">
            <text:p text:style-name="P37">Font size of A tag</text:p>
          </table:table-cell>
          <table:table-cell table:style-name="Table39.C2" office:value-type="string">
            <text:p text:style-name="P6">font-size: <text:span text:style-name="T22">${fontSizeS}</text:span>; font-weight: normal; color: black; background: none; text-decoration: none;</text:p>
          </table:table-cell>
        </table:table-row>
      </table:table>
      <text:h text:style-name="Heading_20_3" text:outline-level="3">Mold: Default <text:span text:style-name="T2">(legend)</text:span></text:h>
      <text:p text:style-name="P23">Structure:</text:p>
      <table:table table:name="Table40" table:style-name="Table40">
        <table:table-column table:style-name="Table40.A"/>
        <table:table-row>
          <table:table-cell table:style-name="Table40.A1" office:value-type="string">
            <text:p text:style-name="P35">Overview</text:p>
          </table:table-cell>
        </table:table-row>
        <table:table-row table:style-name="Table40.2">
          <table:table-cell table:style-name="Table40.A2" office:value-type="string">
            <text:p text:style-name="Table_20_Contents"><draw:frame draw:style-name="fr3" draw:name="graphics33" text:anchor-type="paragraph" svg:x="3.757cm" svg:y="0.474cm" svg:width="8.811cm" svg:height="1.958cm" draw:z-index="36"><draw:image xlink:href="../components/images/groupbox1.jpg" xlink:type="simple" xlink:show="embed" xlink:actuate="onLoad"/></draw:frame></text:p>
            <text:p text:style-name="Table_20_Contents"/>
          </table:table-cell>
        </table:table-row>
        <table:table-row table:style-name="Table40.2">
          <table:table-cell table:style-name="Table40.A2" office:value-type="string">
            <text:p text:style-name="Table_20_Contents"><draw:frame draw:style-name="fr2" draw:name="graphics42" text:anchor-type="paragraph" svg:width="8.864cm" svg:height="3.334cm" draw:z-index="37"><draw:image xlink:href="../components/images/caption1.jpg" xlink:type="simple" xlink:show="embed" xlink:actuate="onLoad"/></draw:frame></text:p>
          </table:table-cell>
        </table:table-row>
      </table:table>
      <text:p text:style-name="P11">Events:<text:line-break/></text:p>
      <table:table table:name="Table41" table:style-name="Table41">
        <table:table-column table:style-name="Table41.A"/>
        <table:table-column table:style-name="Table41.B"/>
        <table:table-column table:style-name="Table41.C"/>
        <table:table-column table:style-name="Table41.A"/>
        <table:table-column table:style-name="Table41.E" table:number-columns-repeated="2"/>
        <table:table-column table:style-name="Table41.G"/>
        <table:table-row>
          <table:table-cell table:style-name="Table41.A1" office:value-type="string">
            <text:p text:style-name="P33">Action:</text:p>
          </table:table-cell>
          <table:table-cell table:style-name="Table41.A1" office:value-type="string">
            <text:p text:style-name="P31">Normal (Open)</text:p>
          </table:table-cell>
          <table:table-cell table:style-name="Table41.A1" office:value-type="string">
            <text:p text:style-name="P31">Hover</text:p>
          </table:table-cell>
          <table:table-cell table:style-name="Table41.A1" office:value-type="string">
            <text:p text:style-name="P31">Click, Select, and Drag.</text:p>
          </table:table-cell>
          <table:table-cell table:style-name="Table41.A1" office:value-type="string">
            <text:p text:style-name="P31">Focus</text:p>
          </table:table-cell>
          <table:table-cell table:style-name="Table41.A1" office:value-type="string">
            <text:p text:style-name="P31">Focus and Hover</text:p>
          </table:table-cell>
          <table:table-cell table:style-name="Table41.G1" office:value-type="string">
            <text:p text:style-name="P33">Disable</text:p>
          </table:table-cell>
        </table:table-row>
        <table:table-row>
          <table:table-cell table:style-name="Table41.A2" office:value-type="string">
            <text:p text:style-name="P33">CSS naming:</text:p>
          </table:table-cell>
          <table:table-cell table:style-name="Table41.A2" office:value-type="string">
            <text:p text:style-name="P36"><text:span text:style-name="Source_20_Text"/></text:p>
          </table:table-cell>
          <table:table-cell table:style-name="Table41.A2" office:value-type="string">
            <text:p text:style-name="P36"><text:span text:style-name="Source_20_Text"/></text:p>
          </table:table-cell>
          <table:table-cell table:style-name="Table41.A2" office:value-type="string">
            <text:p text:style-name="P36"><text:span text:style-name="Source_20_Text"/></text:p>
          </table:table-cell>
          <table:table-cell table:style-name="Table41.A2" office:value-type="string">
            <text:p text:style-name="P36"><text:span text:style-name="Source_20_Text"/></text:p>
          </table:table-cell>
          <table:table-cell table:style-name="Table41.A2" office:value-type="string">
            <text:p text:style-name="P36"><text:span text:style-name="Source_20_Text"/></text:p>
          </table:table-cell>
          <table:table-cell table:style-name="Table41.G2" office:value-type="string">
            <text:p text:style-name="P36"/>
          </table:table-cell>
        </table:table-row>
        <table:table-row>
          <table:table-cell table:style-name="Table41.A2" office:value-type="string">
            <text:p text:style-name="P33">Supported</text:p>
          </table:table-cell>
          <table:table-cell table:style-name="Table41.A2" office:value-type="string">
            <text:p text:style-name="P36"/>
          </table:table-cell>
          <table:table-cell table:style-name="Table41.A2" office:value-type="string">
            <text:p text:style-name="P36"/>
          </table:table-cell>
          <table:table-cell table:style-name="Table41.A2" office:value-type="string">
            <text:p text:style-name="P36"/>
          </table:table-cell>
          <table:table-cell table:style-name="Table41.A2" office:value-type="string">
            <text:p text:style-name="P36"/>
          </table:table-cell>
          <table:table-cell table:style-name="Table41.A2" office:value-type="string">
            <text:p text:style-name="P36"/>
          </table:table-cell>
          <table:table-cell table:style-name="Table41.G2" office:value-type="string">
            <text:p text:style-name="P36"/>
          </table:table-cell>
        </table:table-row>
      </table:table>
      <text:p text:style-name="P23"><text:tab/></text:p>
      <text:p text:style-name="P12">CSS Specification:</text:p>
      <table:table table:name="Table42" table:style-name="Table42">
        <table:table-column table:style-name="Table42.A"/>
        <table:table-column table:style-name="Table42.B"/>
        <table:table-column table:style-name="Table42.C"/>
        <text:soft-page-break/>
        <table:table-row table:style-name="Table42.1">
          <table:table-cell table:style-name="Table42.A1" office:value-type="string">
            <text:p text:style-name="P51">Class Name</text:p>
          </table:table-cell>
          <table:table-cell table:style-name="Table42.A1" office:value-type="string">
            <text:p text:style-name="P52">Description</text:p>
          </table:table-cell>
          <table:table-cell table:style-name="Table42.C1" office:value-type="string">
            <text:p text:style-name="P52">Default Values</text:p>
          </table:table-cell>
        </table:table-row>
        <table:table-row>
          <table:table-cell table:style-name="Table42.A2" office:value-type="string">
            <text:p text:style-name="P38"><text:span text:style-name="Source_20_Text"><text:span text:style-name="T18">.z-fieldset legend</text:span></text:span></text:p>
          </table:table-cell>
          <table:table-cell table:style-name="Table42.B2" office:value-type="string">
            <text:p text:style-name="P37">Font size</text:p>
          </table:table-cell>
          <table:table-cell table:style-name="Table42.C2" office:value-type="string">
            <text:p text:style-name="P13">font-family: <text:span text:style-name="T22">${fontFamilyC}</text:span>;font-size: <text:span text:style-name="T22">${fontSizeM}</text:span>; font-weight: normal;</text:p>
          </table:table-cell>
        </table:table-row>
      </table:table>
      <text:h text:style-name="P53" text:outline-level="2">Checkbox</text:h>
      <text:p text:style-name="P21"><text:span text:style-name="Source_20_Text">Checkbox </text:span>is composed of HTML Input element.</text:p>
      <text:p text:style-name="Text_20_body"><text:s/><text:span text:style-name="T9">S</text:span><text:span text:style-name="T10">ource</text:span>:</text:p>
      <text:list text:style-name="L17">
        <text:list-item>
          <text:p text:style-name="P93"><text:a xlink:type="simple" xlink:href="http://zk1.svn.sourceforge.net/viewvc/zk1/branches/3.5/zul/src/archive/web/zul/css/norm.css.dsp?view=markup">The CSS source of Checkbox from SVN</text:a></text:p>
        </text:list-item>
      </text:list>
      <text:h text:style-name="Heading_20_3" text:outline-level="3">Mold: Default</text:h>
      <text:p text:style-name="P23">Structure:</text:p>
      <table:table table:name="Table43" table:style-name="Table43">
        <table:table-column table:style-name="Table43.A"/>
        <table:table-row>
          <table:table-cell table:style-name="Table43.A1" office:value-type="string">
            <text:p text:style-name="P35">Overview</text:p>
          </table:table-cell>
        </table:table-row>
        <table:table-row table:style-name="Table43.2">
          <table:table-cell table:style-name="Table43.A2" office:value-type="string">
            <text:p text:style-name="Table_20_Contents"/>
            <text:p text:style-name="Table_20_Contents"><draw:frame draw:style-name="fr3" draw:name="graphics34" text:anchor-type="paragraph" svg:x="7.368cm" svg:y="0.501cm" svg:width="2.05cm" svg:height="0.817cm" draw:z-index="38"><draw:image xlink:href="../components/images/checkbox1.jpg" xlink:type="simple" xlink:show="embed" xlink:actuate="onLoad"/></draw:frame></text:p>
          </table:table-cell>
        </table:table-row>
        <table:table-row table:style-name="Table43.2">
          <table:table-cell table:style-name="Table43.A2" office:value-type="string">
            <text:p text:style-name="Table_20_Contents"><draw:frame draw:style-name="fr2" draw:name="graphics35" text:anchor-type="paragraph" svg:width="8.44cm" svg:height="2.487cm" draw:z-index="39"><draw:image xlink:href="../components/images/checkbox2.jpg" xlink:type="simple" xlink:show="embed" xlink:actuate="onLoad"/></draw:frame></text:p>
          </table:table-cell>
        </table:table-row>
      </table:table>
      <text:p text:style-name="P11">Events:<text:line-break/></text:p>
      <table:table table:name="Table44" table:style-name="Table44">
        <table:table-column table:style-name="Table44.A"/>
        <table:table-column table:style-name="Table44.B"/>
        <table:table-column table:style-name="Table44.C"/>
        <table:table-column table:style-name="Table44.A"/>
        <table:table-column table:style-name="Table44.E" table:number-columns-repeated="2"/>
        <table:table-column table:style-name="Table44.G"/>
        <table:table-row>
          <table:table-cell table:style-name="Table44.A1" office:value-type="string">
            <text:p text:style-name="P33">Action:</text:p>
          </table:table-cell>
          <table:table-cell table:style-name="Table44.A1" office:value-type="string">
            <text:p text:style-name="P31">Normal (Open)</text:p>
          </table:table-cell>
          <table:table-cell table:style-name="Table44.A1" office:value-type="string">
            <text:p text:style-name="P31">Hover</text:p>
          </table:table-cell>
          <table:table-cell table:style-name="Table44.A1" office:value-type="string">
            <text:p text:style-name="P31">Click, Select, and Drag.</text:p>
          </table:table-cell>
          <table:table-cell table:style-name="Table44.A1" office:value-type="string">
            <text:p text:style-name="P31">Focus</text:p>
          </table:table-cell>
          <table:table-cell table:style-name="Table44.A1" office:value-type="string">
            <text:p text:style-name="P31">Focus and Hover</text:p>
          </table:table-cell>
          <table:table-cell table:style-name="Table44.G1" office:value-type="string">
            <text:p text:style-name="P33">Disable</text:p>
          </table:table-cell>
        </table:table-row>
        <table:table-row>
          <table:table-cell table:style-name="Table44.A2" office:value-type="string">
            <text:p text:style-name="P33">CSS naming:</text:p>
          </table:table-cell>
          <table:table-cell table:style-name="Table44.A2" office:value-type="string">
            <text:p text:style-name="P36"><text:span text:style-name="Source_20_Text">z-checkbox</text:span></text:p>
          </table:table-cell>
          <table:table-cell table:style-name="Table44.A2" office:value-type="string">
            <text:p text:style-name="P36"><text:span text:style-name="Source_20_Text"/></text:p>
          </table:table-cell>
          <table:table-cell table:style-name="Table44.A2" office:value-type="string">
            <text:p text:style-name="P36"><text:span text:style-name="Source_20_Text"/></text:p>
          </table:table-cell>
          <table:table-cell table:style-name="Table44.A2" office:value-type="string">
            <text:p text:style-name="P36"><text:span text:style-name="Source_20_Text"/></text:p>
          </table:table-cell>
          <table:table-cell table:style-name="Table44.A2" office:value-type="string">
            <text:p text:style-name="P36"><text:span text:style-name="Source_20_Text"/></text:p>
          </table:table-cell>
          <table:table-cell table:style-name="Table44.G2" office:value-type="string">
            <text:p text:style-name="P36"/>
          </table:table-cell>
        </table:table-row>
        <table:table-row>
          <table:table-cell table:style-name="Table44.A2" office:value-type="string">
            <text:p text:style-name="P33">Supported</text:p>
          </table:table-cell>
          <table:table-cell table:style-name="Table44.A2" office:value-type="string">
            <text:p text:style-name="P36">V</text:p>
          </table:table-cell>
          <table:table-cell table:style-name="Table44.A2" office:value-type="string">
            <text:p text:style-name="P36"/>
          </table:table-cell>
          <table:table-cell table:style-name="Table44.A2" office:value-type="string">
            <text:p text:style-name="P36"/>
          </table:table-cell>
          <table:table-cell table:style-name="Table44.A2" office:value-type="string">
            <text:p text:style-name="P36"/>
          </table:table-cell>
          <table:table-cell table:style-name="Table44.A2" office:value-type="string">
            <text:p text:style-name="P36"/>
          </table:table-cell>
          <table:table-cell table:style-name="Table44.G2" office:value-type="string">
            <text:p text:style-name="P36"/>
          </table:table-cell>
        </table:table-row>
      </table:table>
      <text:p text:style-name="P23"><text:tab/></text:p>
      <text:p text:style-name="P12">CSS Specification:</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51">Class Name</text:p>
          </table:table-cell>
          <table:table-cell table:style-name="Table53.A1" office:value-type="string">
            <text:p text:style-name="P52">Description</text:p>
          </table:table-cell>
          <table:table-cell table:style-name="Table53.C1" office:value-type="string">
            <text:p text:style-name="P52">Default Values</text:p>
          </table:table-cell>
        </table:table-row>
        <table:table-row>
          <table:table-cell table:style-name="Table53.A2" office:value-type="string">
            <text:p text:style-name="P38"><text:span text:style-name="Source_20_Text"><text:span text:style-name="T18">.z-</text:span></text:span><text:span text:style-name="Source_20_Text"><text:span text:style-name="T19">checkbox</text:span></text:span><text:span text:style-name="Source_20_Text"><text:span text:style-name="T18">-cnt</text:span></text:span></text:p>
          </table:table-cell>
          <table:table-cell table:style-name="Table53.B2" office:value-type="string">
            <text:p text:style-name="P37">Font size</text:p>
          </table:table-cell>
          <table:table-cell table:style-name="Table53.C2" office:value-type="string">
            <text:p text:style-name="P6">font-family: <text:span text:style-name="T22">${fontFamilyC}</text:span>; font-size: <text:span text:style-name="T22">${fontSizeM}</text:span>; font-weight: normal;</text:p>
          </table:table-cell>
        </table:table-row>
      </table:table>
      <text:h text:style-name="P53" text:outline-level="2"><text:bookmark-start text:name="Column"/>Column<text:bookmark-end text:name="Column"/></text:h>
      <text:p text:style-name="P21"><text:span text:style-name="Source_20_Text">Columns and Column</text:span> are used for <text:a xlink:type="simple" xlink:href="#Grid"><text:span text:style-name="Source_20_Text">Grid</text:span></text:a>.</text:p>
      <text:p text:style-name="Text_20_body"><text:s/><text:span text:style-name="T9">Note</text:span>:</text:p>
      <text:list text:style-name="L18">
        <text:list-item>
          <text:p text:style-name="P94"><text:a xlink:type="simple" xlink:href="http://zk1.svn.sourceforge.net/viewvc/zk1/branches/3.5/zul/src/archive/web/zul/css/cmps/grid.css.dsp?view=markup">The CSS source of Column from SVN</text:a></text:p>
        </text:list-item>
      </text:list>
      <text:h text:style-name="Heading_20_3" text:outline-level="3">Mold: Default</text:h>
      <text:p text:style-name="P23">Structure:</text:p>
      <table:table table:name="Table54" table:style-name="Table54">
        <table:table-column table:style-name="Table54.A"/>
        <table:table-row>
          <table:table-cell table:style-name="Table54.A1" office:value-type="string">
            <text:p text:style-name="P35">Overview</text:p>
          </table:table-cell>
        </table:table-row>
        <table:table-row table:style-name="Table54.2">
          <table:table-cell table:style-name="Table54.A2" office:value-type="string">
            <text:p text:style-name="Table_20_Contents"/>
            <text:p text:style-name="Table_20_Contents"><draw:frame draw:style-name="fr2" draw:name="graphics36" text:anchor-type="paragraph" svg:width="8.202cm" svg:height="4.207cm" draw:z-index="40"><draw:image xlink:href="../components/images/grid1.jpg" xlink:type="simple" xlink:show="embed" xlink:actuate="onLoad"/></draw:frame></text:p>
          </table:table-cell>
        </table:table-row>
        <table:table-row table:style-name="Table54.2">
          <table:table-cell table:style-name="Table54.A2" office:value-type="string">
            <text:p text:style-name="Table_20_Contents"><draw:frame draw:style-name="fr2" draw:name="graphics37" text:anchor-type="paragraph" svg:width="14.102cm" svg:height="3.043cm" draw:z-index="41"><draw:image xlink:href="../components/images/column1.jpg" xlink:type="simple" xlink:show="embed" xlink:actuate="onLoad"/></draw:frame></text:p>
          </table:table-cell>
        </table:table-row>
      </table:table>
      <text:p text:style-name="P11">Events:<text:line-break/></text:p>
      <table:table table:name="Table55" table:style-name="Table55">
        <table:table-column table:style-name="Table55.A"/>
        <table:table-column table:style-name="Table55.B"/>
        <table:table-column table:style-name="Table55.C"/>
        <table:table-column table:style-name="Table55.A"/>
        <table:table-column table:style-name="Table55.E" table:number-columns-repeated="2"/>
        <table:table-column table:style-name="Table55.G"/>
        <table:table-row>
          <table:table-cell table:style-name="Table55.A1" office:value-type="string">
            <text:p text:style-name="P33">Action:</text:p>
          </table:table-cell>
          <table:table-cell table:style-name="Table55.A1" office:value-type="string">
            <text:p text:style-name="P31">Normal (Open)</text:p>
          </table:table-cell>
          <table:table-cell table:style-name="Table55.A1" office:value-type="string">
            <text:p text:style-name="P31">Hover</text:p>
          </table:table-cell>
          <table:table-cell table:style-name="Table55.A1" office:value-type="string">
            <text:p text:style-name="P31">Click, Select, and Drag.</text:p>
          </table:table-cell>
          <table:table-cell table:style-name="Table55.A1" office:value-type="string">
            <text:p text:style-name="P31">Focus</text:p>
          </table:table-cell>
          <table:table-cell table:style-name="Table55.A1" office:value-type="string">
            <text:p text:style-name="P31">Focus and Hover</text:p>
          </table:table-cell>
          <table:table-cell table:style-name="Table55.G1" office:value-type="string">
            <text:p text:style-name="P33">Disable</text:p>
          </table:table-cell>
        </table:table-row>
        <table:table-row>
          <table:table-cell table:style-name="Table55.A2" office:value-type="string">
            <text:p text:style-name="P33">CSS naming:</text:p>
          </table:table-cell>
          <table:table-cell table:style-name="Table55.A2" office:value-type="string">
            <text:p text:style-name="P36"><text:span text:style-name="Source_20_Text">z-columns</text:span></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G2" office:value-type="string">
            <text:p text:style-name="P36"/>
          </table:table-cell>
        </table:table-row>
        <table:table-row>
          <table:table-cell table:style-name="Table55.A2" office:value-type="string">
            <text:p text:style-name="P33">Supported</text:p>
          </table:table-cell>
          <table:table-cell table:style-name="Table55.A2" office:value-type="string">
            <text:p text:style-name="P36">V</text:p>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G2" office:value-type="string">
            <text:p text:style-name="P36"/>
          </table:table-cell>
        </table:table-row>
        <table:table-row>
          <table:table-cell table:style-name="Table55.A2" office:value-type="string">
            <text:p text:style-name="P33">CSS naming:</text:p>
          </table:table-cell>
          <table:table-cell table:style-name="Table55.A2" office:value-type="string">
            <text:p text:style-name="P36"><text:span text:style-name="Source_20_Text">z-column</text:span></text:p>
          </table:table-cell>
          <table:table-cell table:style-name="Table55.A2" office:value-type="string">
            <text:p text:style-name="P36"><text:span text:style-name="Source_20_Text">-over</text:span></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G2" office:value-type="string">
            <text:p text:style-name="P36"/>
          </table:table-cell>
        </table:table-row>
        <table:table-row>
          <table:table-cell table:style-name="Table55.A2" office:value-type="string">
            <text:p text:style-name="P33">Supported</text:p>
          </table:table-cell>
          <table:table-cell table:style-name="Table55.A2" office:value-type="string">
            <text:p text:style-name="P36">V</text:p>
          </table:table-cell>
          <table:table-cell table:style-name="Table55.A2" office:value-type="string">
            <text:p text:style-name="P36">!</text:p>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text:span></text:span><text:soft-page-break/><text:span text:style-name="Source_20_Text"><text:span text:style-name="T32">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51">Class Name</text:p>
          </table:table-cell>
          <table:table-cell table:style-name="Table56.A1" office:value-type="string">
            <text:p text:style-name="P52">Description</text:p>
          </table:table-cell>
          <table:table-cell table:style-name="Table56.C1" office:value-type="string">
            <text:p text:style-name="P52">Default Values</text:p>
          </table:table-cell>
        </table:table-row>
        <table:table-row>
          <table:table-cell table:style-name="Table56.A2" office:value-type="string">
            <text:p text:style-name="P41">tr.z-columns</text:p>
          </table:table-cell>
          <table:table-cell table:style-name="Table56.B2" office:value-type="string">
            <text:p text:style-name="P37">Background image</text:p>
          </table:table-cell>
          <table:table-cell table:style-name="Table56.C2" office:value-type="string">
            <text:p text:style-name="P6">background-image: url(<text:span text:style-name="T22">${c:encodeURL('~./zul/img/grid/s_hd.gif')}</text:span>); background-color: #C7E5F1;<text:tab/>background-repeat: repeat-x;</text:p>
          </table:table-cell>
        </table:table-row>
        <table:table-row>
          <table:table-cell table:style-name="Table56.A2" office:value-type="string">
            <text:p text:style-name="P38"><text:span text:style-name="Source_20_Text"><text:span text:style-name="T18">div.z-grid-header th.z-column</text:span></text:span></text:p>
          </table:table-cell>
          <table:table-cell table:style-name="Table56.B2" office:value-type="string">
            <text:p text:style-name="P37">Border and font size</text:p>
          </table:table-cell>
          <table:table-cell table:style-name="Table56.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56.A2" office:value-type="string">
            <text:p text:style-name="P38"><text:span text:style-name="Source_20_Text"><text:span text:style-name="T18">div.z-grid-header .z-column-sort div.z-column-cnt</text:span></text:span></text:p>
          </table:table-cell>
          <table:table-cell table:style-name="Table56.B2" office:value-type="string">
            <text:p text:style-name="P37">Background of the content of the sort</text:p>
          </table:table-cell>
          <table:table-cell table:style-name="Table56.C2" office:value-type="string">
            <text:p text:style-name="P6">cursor: pointer; padding-right: 9px; background:transparent url(<text:span text:style-name="T22">${c:encodeURL('~./zul/img/sort/v_hint.gif')}</text:span>); background-position: 99% center; background-repeat: no-repeat;</text:p>
          </table:table-cell>
        </table:table-row>
        <table:table-row>
          <table:table-cell table:style-name="Table56.A2" office:value-type="string">
            <text:p text:style-name="P41">div.z-grid-header .z-column-sort-asc div.z-column-cnt</text:p>
          </table:table-cell>
          <table:table-cell table:style-name="Table56.B2" office:value-type="string">
            <text:p text:style-name="P38"><text:span text:style-name="T2">Background of the content of <text:s/>the </text:span><text:span text:style-name="T34">ascendant </text:span><text:span text:style-name="T35">sort</text:span><text:span text:style-name="T2"> </text:span></text:p>
          </table:table-cell>
          <table:table-cell table:style-name="Table56.C2" office:value-type="string">
            <text:p text:style-name="P6">cursor: pointer; padding-right: 9px; background:transparent url(${c:encodeURL('~./zul/img/sort/v_asc.gif')}); background-position: 99% center; background-repeat: no-repeat;</text:p>
          </table:table-cell>
        </table:table-row>
        <table:table-row>
          <table:table-cell table:style-name="Table56.A2" office:value-type="string">
            <text:p text:style-name="P41">div.z-grid-header .z-column-sort-dsc div.z-column-cnt</text:p>
          </table:table-cell>
          <table:table-cell table:style-name="Table56.B2" office:value-type="string">
            <text:p text:style-name="P38"><text:span text:style-name="T2">Background of the content of <text:s/>the </text:span><text:span text:style-name="T35">de</text:span><text:span text:style-name="T34">scendant </text:span><text:span text:style-name="T35">sort</text:span><text:span text:style-name="T2"> </text:span></text:p>
          </table:table-cell>
          <table:table-cell table:style-name="Table56.C2" office:value-type="string">
            <text:p text:style-name="P6">cursor: pointer; padding-right: 9px; background:transparent url(${c:encodeURL('~./zul/img/sort/v_dsc.gif')}); background-position: 99% center; background-repeat: no-repeat;</text:p>
          </table:table-cell>
        </table:table-row>
        <table:table-row>
          <table:table-cell table:style-name="Table56.A2" office:value-type="string">
            <text:p text:style-name="P41">div.z-grid-header .z-column-sort-asc, div.z-grid-header .z-column-sort-dsc</text:p>
          </table:table-cell>
          <table:table-cell table:style-name="Table56.B2" office:value-type="string">
            <text:p text:style-name="P37">Background of the sort</text:p>
          </table:table-cell>
          <table:table-cell table:style-name="Table56.C2" office:value-type="string">
            <text:p text:style-name="P6">background: #DDEEFB url(${c:encodeURL('~./zul/img/grid/column-over.gif')}) repeat-x 0 0;</text:p>
          </table:table-cell>
        </table:table-row>
        <table:table-row>
          <table:table-cell table:style-name="Table56.A2" office:value-type="string">
            <text:p text:style-name="P41">div.z-column-cnt</text:p>
          </table:table-cell>
          <table:table-cell table:style-name="Table56.B2" office:value-type="string">
            <text:p text:style-name="P37">Font size of the content</text:p>
          </table:table-cell>
          <table:table-cell table:style-name="Table56.C2" office:value-type="string">
            <text:p text:style-name="P6">font-size: ${fontSizeM}; font-weight: normal; font-family: ${fontFamilyC};</text:p>
          </table:table-cell>
        </table:table-row>
        <table:table-row>
          <table:table-cell table:style-name="Table56.A2" office:value-type="string">
            <text:p text:style-name="P42">div.z-column-cnt</text:p>
          </table:table-cell>
          <table:table-cell table:style-name="Table56.B2" office:value-type="string">
            <text:p text:style-name="P37">Overflow</text:p>
          </table:table-cell>
          <table:table-cell table:style-name="Table56.C2" office:value-type="string">
            <text:p text:style-name="P6">overflow: hidden</text:p>
          </table:table-cell>
        </table:table-row>
        <table:table-row>
          <table:table-cell table:style-name="Table56.A2" office:value-type="string">
            <text:p text:style-name="P42">z-column-btn</text:p>
          </table:table-cell>
          <table:table-cell table:style-name="Table56.B2" office:value-type="string">
            <text:p text:style-name="P37">Background of button</text:p>
          </table:table-cell>
          <table:table-cell table:style-name="Table56.C2" office:value-type="string">
            <text:p text:style-name="P6">background: #DDEEFB url(<text:span text:style-name="T22">${c:encodeURL('~./zul/img/grid/hd-btn.gif')}</text:span>) no-repeat left center; display: none; position: absolute; width: 14px; right: 0; <text:soft-page-break/>top: 0; z-index: 2; cursor: pointer;</text:p>
          </table:table-cell>
        </table:table-row>
        <table:table-row>
          <table:table-cell table:style-name="Table56.A2" office:value-type="string">
            <text:p text:style-name="P42">.z-column-over</text:p>
          </table:table-cell>
          <table:table-cell table:style-name="Table56.B2" office:value-type="string">
            <text:p text:style-name="P37">Hovered event</text:p>
          </table:table-cell>
          <table:table-cell table:style-name="Table56.C2" office:value-type="string">
            <text:p text:style-name="P6">background: #B9EBFF url(<text:span text:style-name="T22">${c:encodeURL('~./zul/img/grid/column-over.gif')}</text:span>) repeat-x 0 0;</text:p>
          </table:table-cell>
        </table:table-row>
      </table:table>
      <text:h text:style-name="P53" text:outline-level="2">Columnlayout</text:h>
      <text:p text:style-name="P21"><text:span text:style-name="Source_20_Text">Columnlayout and Columnchildren.</text:span></text:p>
      <text:p text:style-name="Text_20_body"><text:s/><text:span text:style-name="T9">S</text:span><text:span text:style-name="T10">ource</text:span>:</text:p>
      <text:list text:style-name="L19">
        <text:list-item>
          <text:p text:style-name="P95"><text:a xlink:type="simple" xlink:href="http://zk1.svn.sourceforge.net/viewvc/zk1/branches/3.5/zkex/src/archive/web/zkex/zul/css/zkex.css.dsp?view=markup">The CSS source of Columnlayout from SVN</text:a></text:p>
        </text:list-item>
      </text:list>
      <text:h text:style-name="Heading_20_3" text:outline-level="3">Mold: Default</text:h>
      <text:p text:style-name="P23">Structure:</text:p>
      <table:table table:name="Table57" table:style-name="Table57">
        <table:table-column table:style-name="Table57.A"/>
        <table:table-row>
          <table:table-cell table:style-name="Table57.A1" office:value-type="string">
            <text:p text:style-name="P35">Overview</text:p>
          </table:table-cell>
        </table:table-row>
        <table:table-row table:style-name="Table57.2">
          <table:table-cell table:style-name="Table57.A2" office:value-type="string">
            <text:p text:style-name="Table_20_Contents"/>
            <text:p text:style-name="Table_20_Contents"><draw:frame draw:style-name="fr2" draw:name="graphics110" text:anchor-type="paragraph" svg:width="11.589cm" svg:height="1.482cm" draw:z-index="42"><draw:image xlink:href="../components/images/columnlayout1.jpg" xlink:type="simple" xlink:show="embed" xlink:actuate="onLoad"/></draw:frame></text:p>
          </table:table-cell>
        </table:table-row>
        <table:table-row table:style-name="Table57.2">
          <table:table-cell table:style-name="Table57.A2" office:value-type="string">
            <text:p text:style-name="Table_20_Contents"><draw:frame draw:style-name="fr2" draw:name="graphics210" text:anchor-type="paragraph" svg:width="15.637cm" svg:height="6.747cm" draw:z-index="43"><draw:image xlink:href="../components/images/columnlayout2.jpg" xlink:type="simple" xlink:show="embed" xlink:actuate="onLoad"/></draw:frame></text:p>
          </table:table-cell>
        </table:table-row>
      </table:table>
      <text:p text:style-name="P11">Events:<text:line-break/></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row>
          <table:table-cell table:style-name="Table58.A1" office:value-type="string">
            <text:p text:style-name="P33">Action:</text:p>
          </table:table-cell>
          <table:table-cell table:style-name="Table58.A1" office:value-type="string">
            <text:p text:style-name="P31">Normal (Open)</text:p>
          </table:table-cell>
          <table:table-cell table:style-name="Table58.A1" office:value-type="string">
            <text:p text:style-name="P31">Hover</text:p>
          </table:table-cell>
          <table:table-cell table:style-name="Table58.A1" office:value-type="string">
            <text:p text:style-name="P31">Click, Select, and Drag.</text:p>
          </table:table-cell>
          <table:table-cell table:style-name="Table58.A1" office:value-type="string">
            <text:p text:style-name="P31">Focus</text:p>
          </table:table-cell>
          <table:table-cell table:style-name="Table58.A1" office:value-type="string">
            <text:p text:style-name="P31">Focus and Hover</text:p>
          </table:table-cell>
          <table:table-cell table:style-name="Table58.G1" office:value-type="string">
            <text:p text:style-name="P33">Disable</text:p>
          </table:table-cell>
        </table:table-row>
        <table:table-row>
          <table:table-cell table:style-name="Table58.A2" office:value-type="string">
            <text:p text:style-name="P33">CSS naming:</text:p>
          </table:table-cell>
          <table:table-cell table:style-name="Table58.A2" office:value-type="string">
            <text:p text:style-name="P36"><text:span text:style-name="Source_20_Text">z-column-layout,</text:span></text:p>
            <text:p text:style-name="P36"><text:span text:style-name="Source_20_Text">z-column-children</text:span></text:p>
          </table:table-cell>
          <table:table-cell table:style-name="Table58.A2" office:value-type="string">
            <text:p text:style-name="P36"><text:span text:style-name="Source_20_Text"/></text:p>
          </table:table-cell>
          <table:table-cell table:style-name="Table58.A2" office:value-type="string">
            <text:p text:style-name="P36"><text:span text:style-name="Source_20_Text"/></text:p>
          </table:table-cell>
          <table:table-cell table:style-name="Table58.A2" office:value-type="string">
            <text:p text:style-name="P36"><text:span text:style-name="Source_20_Text"/></text:p>
          </table:table-cell>
          <table:table-cell table:style-name="Table58.A2" office:value-type="string">
            <text:p text:style-name="P36"><text:span text:style-name="Source_20_Text"/></text:p>
          </table:table-cell>
          <table:table-cell table:style-name="Table58.G2" office:value-type="string">
            <text:p text:style-name="P36"/>
          </table:table-cell>
        </table:table-row>
        <table:table-row>
          <table:table-cell table:style-name="Table58.A2" office:value-type="string">
            <text:p text:style-name="P33">Supported</text:p>
          </table:table-cell>
          <table:table-cell table:style-name="Table58.A2" office:value-type="string">
            <text:p text:style-name="P36">V</text:p>
          </table:table-cell>
          <table:table-cell table:style-name="Table58.A2" office:value-type="string">
            <text:p text:style-name="P36"/>
          </table:table-cell>
          <table:table-cell table:style-name="Table58.A2" office:value-type="string">
            <text:p text:style-name="P36"/>
          </table:table-cell>
          <table:table-cell table:style-name="Table58.A2" office:value-type="string">
            <text:p text:style-name="P36"/>
          </table:table-cell>
          <table:table-cell table:style-name="Table58.A2" office:value-type="string">
            <text:p text:style-name="P36"/>
          </table:table-cell>
          <table:table-cell table:style-name="Table58.G2" office:value-type="string">
            <text:p text:style-name="P36"/>
          </table:table-cell>
        </table:table-row>
      </table:table>
      <text:p text:style-name="P23"><text:soft-page-break/><text:tab/></text:p>
      <text:p text:style-name="P12">CSS Specification:</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51">Class Name</text:p>
          </table:table-cell>
          <table:table-cell table:style-name="Table59.A1" office:value-type="string">
            <text:p text:style-name="P52">Description</text:p>
          </table:table-cell>
          <table:table-cell table:style-name="Table59.C1" office:value-type="string">
            <text:p text:style-name="P52">Default Values</text:p>
          </table:table-cell>
        </table:table-row>
        <table:table-row>
          <table:table-cell table:style-name="Table59.A2" office:value-type="string">
            <text:p text:style-name="P39">.z-column-layout</text:p>
          </table:table-cell>
          <table:table-cell table:style-name="Table59.B2" office:value-type="string">
            <text:p text:style-name="P37">Overflow</text:p>
          </table:table-cell>
          <table:table-cell table:style-name="Table59.C2" office:value-type="string">
            <text:p text:style-name="P6">visibility: hidden; overflow: hidden; zoom: 1;</text:p>
          </table:table-cell>
        </table:table-row>
        <table:table-row>
          <table:table-cell table:style-name="Table59.A2" office:value-type="string">
            <text:p text:style-name="P39">z-column-layout-inner</text:p>
          </table:table-cell>
          <table:table-cell table:style-name="Table59.B2" office:value-type="string">
            <text:p text:style-name="P37">Overflow</text:p>
          </table:table-cell>
          <table:table-cell table:style-name="Table59.C2" office:value-type="string">
            <text:p text:style-name="P6">overflow: hidden;</text:p>
          </table:table-cell>
        </table:table-row>
        <table:table-row>
          <table:table-cell table:style-name="Table59.A2" office:value-type="string">
            <text:p text:style-name="P39">.z-column-children</text:p>
          </table:table-cell>
          <table:table-cell table:style-name="Table59.B2" office:value-type="string">
            <text:p text:style-name="P37">Padding and margin</text:p>
          </table:table-cell>
          <table:table-cell table:style-name="Table59.C2" office:value-type="string">
            <text:p text:style-name="P6">float: left; padding: 0; margin: 0; overflow: hidden; zoom: 1;</text:p>
          </table:table-cell>
        </table:table-row>
        <table:table-row>
          <table:table-cell table:style-name="Table59.A2" office:value-type="string">
            <text:p text:style-name="P39">.z-column-children-body</text:p>
          </table:table-cell>
          <table:table-cell table:style-name="Table59.B2" office:value-type="string">
            <text:p text:style-name="P37">Overflow</text:p>
          </table:table-cell>
          <table:table-cell table:style-name="Table59.C2" office:value-type="string">
            <text:p text:style-name="P6">overflow: hidden; zoom: 1;</text:p>
          </table:table-cell>
        </table:table-row>
        <table:table-row>
          <table:table-cell table:style-name="Table59.A2" office:value-type="string">
            <text:p text:style-name="P39">.z-column-children-cnt</text:p>
          </table:table-cell>
          <table:table-cell table:style-name="Table59.B2" office:value-type="string">
            <text:p text:style-name="P37">Overflow</text:p>
          </table:table-cell>
          <table:table-cell table:style-name="Table59.C2" office:value-type="string">
            <text:p text:style-name="P6">overflow: hidden;</text:p>
          </table:table-cell>
        </table:table-row>
      </table:table>
      <text:h text:style-name="P53" text:outline-level="2"><text:bookmark-start text:name="Combobox"/>Combobox<text:bookmark-end text:name="Combobox"/></text:h>
      <text:p text:style-name="P21"><text:span text:style-name="Source_20_Text">Combobox is composed of two parts, an input box and a button.</text:span></text:p>
      <text:p text:style-name="Text_20_body"><text:s/><text:span text:style-name="T9">S</text:span><text:span text:style-name="T10">ource</text:span>:</text:p>
      <text:list text:style-name="L20">
        <text:list-item>
          <text:p text:style-name="P96"><text:a xlink:type="simple" xlink:href="http://zk1.svn.sourceforge.net/viewvc/zk1/branches/3.5/zul/src/archive/web/zul/css/cmps/combo.css.dsp?view=markup">The CSS source of Combobox from SVN</text:a></text:p>
        </text:list-item>
      </text:list>
      <text:h text:style-name="Heading_20_3" text:outline-level="3">Mold: Default</text:h>
      <text:p text:style-name="P23">Structure:</text:p>
      <table:table table:name="Table60" table:style-name="Table60">
        <table:table-column table:style-name="Table60.A"/>
        <table:table-row>
          <table:table-cell table:style-name="Table60.A1" office:value-type="string">
            <text:p text:style-name="P35">Overview</text:p>
          </table:table-cell>
        </table:table-row>
        <table:table-row table:style-name="Table60.2">
          <table:table-cell table:style-name="Table60.A2" office:value-type="string">
            <text:p text:style-name="Table_20_Contents"><draw:frame draw:style-name="fr2" draw:name="graphics112" text:anchor-type="paragraph" svg:width="4.498cm" svg:height="2.011cm" draw:z-index="44"><draw:image xlink:href="../components/images/combobox1.gif" xlink:type="simple" xlink:show="embed" xlink:actuate="onLoad"/></draw:frame></text:p>
            <text:p text:style-name="Table_20_Contents"/>
          </table:table-cell>
        </table:table-row>
        <table:table-row table:style-name="Table60.2">
          <table:table-cell table:style-name="Table60.A2" office:value-type="string">
            <text:p text:style-name="Table_20_Contents"><draw:frame draw:style-name="fr2" draw:name="graphics211" text:anchor-type="paragraph" svg:width="13.97cm" svg:height="5.503cm" draw:z-index="45"><draw:image xlink:href="../components/images/combobox2.gif" xlink:type="simple" xlink:show="embed" xlink:actuate="onLoad"/></draw:frame></text:p>
          </table:table-cell>
        </table:table-row>
      </table:table>
      <text:p text:style-name="P11">Events:<text:line-break/></text:p>
      <table:table table:name="Table61" table:style-name="Table61">
        <table:table-column table:style-name="Table61.A"/>
        <table:table-column table:style-name="Table61.B"/>
        <table:table-column table:style-name="Table61.C"/>
        <table:table-column table:style-name="Table61.A"/>
        <table:table-column table:style-name="Table61.E" table:number-columns-repeated="2"/>
        <table:table-column table:style-name="Table61.G"/>
        <table:table-row>
          <table:table-cell table:style-name="Table61.A1" office:value-type="string">
            <text:p text:style-name="P33">Action:</text:p>
          </table:table-cell>
          <table:table-cell table:style-name="Table61.A1" office:value-type="string">
            <text:p text:style-name="P31">Normal (Open)</text:p>
          </table:table-cell>
          <table:table-cell table:style-name="Table61.A1" office:value-type="string">
            <text:p text:style-name="P31">Hover</text:p>
          </table:table-cell>
          <table:table-cell table:style-name="Table61.A1" office:value-type="string">
            <text:p text:style-name="P31">Click, Select, and Drag.</text:p>
          </table:table-cell>
          <table:table-cell table:style-name="Table61.A1" office:value-type="string">
            <text:p text:style-name="P31">Focus</text:p>
          </table:table-cell>
          <table:table-cell table:style-name="Table61.A1" office:value-type="string">
            <text:p text:style-name="P31">Focus and Hover</text:p>
          </table:table-cell>
          <table:table-cell table:style-name="Table61.G1" office:value-type="string">
            <text:p text:style-name="P33">Disable</text:p>
          </table:table-cell>
        </table:table-row>
        <table:table-row>
          <table:table-cell table:style-name="Table61.A2" office:value-type="string">
            <text:p text:style-name="P33">CSS naming:</text:p>
          </table:table-cell>
          <table:table-cell table:style-name="Table61.A2" office:value-type="string">
            <text:p text:style-name="P36"><text:span text:style-name="Source_20_Text">z-combobox</text:span></text:p>
          </table:table-cell>
          <table:table-cell table:style-name="Table61.A2" office:value-type="string">
            <text:p text:style-name="P36"><text:span text:style-name="Source_20_Text">-over</text:span></text:p>
          </table:table-cell>
          <table:table-cell table:style-name="Table61.A2" office:value-type="string">
            <text:p text:style-name="P36"><text:span text:style-name="Source_20_Text">-btn-clk</text:span></text:p>
          </table:table-cell>
          <table:table-cell table:style-name="Table61.A2" office:value-type="string">
            <text:p text:style-name="P36"><text:span text:style-name="Source_20_Text">-focus</text:span></text:p>
          </table:table-cell>
          <table:table-cell table:style-name="Table61.A2" office:value-type="string">
            <text:p text:style-name="P36"><text:span text:style-name="Source_20_Text">-btn-over</text:span></text:p>
          </table:table-cell>
          <table:table-cell table:style-name="Table61.G2" office:value-type="string">
            <text:p text:style-name="P36">-disd</text:p>
          </table:table-cell>
        </table:table-row>
        <table:table-row>
          <table:table-cell table:style-name="Table61.A2" office:value-type="string">
            <text:p text:style-name="P33">Supported</text:p>
          </table:table-cell>
          <table:table-cell table:style-name="Table61.A2" office:value-type="string">
            <text:p text:style-name="P36">V</text:p>
          </table:table-cell>
          <table:table-cell table:style-name="Table61.A2" office:value-type="string">
            <text:p text:style-name="P36">V</text:p>
          </table:table-cell>
          <table:table-cell table:style-name="Table61.A2" office:value-type="string">
            <text:p text:style-name="P36">V</text:p>
          </table:table-cell>
          <table:table-cell table:style-name="Table61.A2" office:value-type="string">
            <text:p text:style-name="P36">V</text:p>
          </table:table-cell>
          <table:table-cell table:style-name="Table61.A2" office:value-type="string">
            <text:p text:style-name="P36">V</text:p>
          </table:table-cell>
          <table:table-cell table:style-name="Table61.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62" table:style-name="Table62">
        <table:table-column table:style-name="Table62.A"/>
        <table:table-column table:style-name="Table62.B"/>
        <table:table-column table:style-name="Table62.C"/>
        <text:soft-page-break/>
        <table:table-row table:style-name="Table62.1">
          <table:table-cell table:style-name="Table62.A1" office:value-type="string">
            <text:p text:style-name="P51">Class Name</text:p>
          </table:table-cell>
          <table:table-cell table:style-name="Table62.A1" office:value-type="string">
            <text:p text:style-name="P52">Description</text:p>
          </table:table-cell>
          <table:table-cell table:style-name="Table62.C1" office:value-type="string">
            <text:p text:style-name="P52">Default Values</text:p>
          </table:table-cell>
        </table:table-row>
        <table:table-row>
          <table:table-cell table:style-name="Table62.A2" office:value-type="string">
            <text:p text:style-name="P38"><text:span text:style-name="Source_20_Text"><text:span text:style-name="T18">.z-combobox</text:span></text:span></text:p>
          </table:table-cell>
          <table:table-cell table:style-name="Table62.B2" office:value-type="string">
            <text:p text:style-name="P37">Font size</text:p>
          </table:table-cell>
          <table:table-cell table:style-name="Table62.C2" office:value-type="string">
            <text:p text:style-name="P6">border: 0; padding: 0; margin: 0; white-space: nowrap; font-family: <text:span text:style-name="T22">${fontFamilyC}</text:span>; font-size: <text:span text:style-name="T22">${fontSizeM}</text:span>; font-weight: normal;</text:p>
          </table:table-cell>
        </table:table-row>
        <table:table-row>
          <table:table-cell table:style-name="Table62.A2" office:value-type="string">
            <text:p text:style-name="P39">.z-combobox-inp</text:p>
          </table:table-cell>
          <table:table-cell table:style-name="Table62.B2" office:value-type="string">
            <text:p text:style-name="P37">Background of input element</text:p>
          </table:table-cell>
          <table:table-cell table:style-name="Table62.C2" office:value-type="string">
            <text:p text:style-name="P13">font-family: <text:span text:style-name="T22">${fontFamilyC}</text:span>;font-size: <text:span text:style-name="T22">${fontSizeM}</text:span>; font-weight: normal; background: #FFF url(<text:span text:style-name="T22">${c:encodeURL('~./zul/img/grid/text-bg.gif')}</text:span>) repeat-x 0 0; border: 1px solid #7F9DB9;</text:p>
          </table:table-cell>
        </table:table-row>
        <table:table-row>
          <table:table-cell table:style-name="Table62.A2" office:value-type="string">
            <text:p text:style-name="P39">.z-combobox-text-invalid</text:p>
          </table:table-cell>
          <table:table-cell table:style-name="Table62.B2" office:value-type="string">
            <text:p text:style-name="P37">Background of invalidated</text:p>
          </table:table-cell>
          <table:table-cell table:style-name="Table62.C2" office:value-type="string">
            <text:p text:style-name="P13">background: #FFF url(<text:span text:style-name="T22">${c:encodeURL('~./zul/img/grid/text-bg-invalid.gif')}</text:span>) repeat-x 0 0; border: 1px solid #DD7870;</text:p>
          </table:table-cell>
        </table:table-row>
        <table:table-row>
          <table:table-cell table:style-name="Table62.A2" office:value-type="string">
            <text:p text:style-name="P39">.z-combobox-readonly, .z-combobox-text-disd</text:p>
          </table:table-cell>
          <table:table-cell table:style-name="Table62.B2" office:value-type="string">
            <text:p text:style-name="P37">Background of disabled and read only</text:p>
          </table:table-cell>
          <table:table-cell table:style-name="Table62.C2" office:value-type="string">
            <text:p text:style-name="P13">background: #ECEAE4;</text:p>
          </table:table-cell>
        </table:table-row>
        <table:table-row table:style-name="Table62.6">
          <table:table-cell table:style-name="Table62.A2" office:value-type="string">
            <text:p text:style-name="P39">.z-combobox .z-<text:span text:style-name="T2">c</text:span>ombobox-img</text:p>
          </table:table-cell>
          <table:table-cell table:style-name="Table62.B2" office:value-type="string">
            <text:p text:style-name="P37">Background of the button image</text:p>
          </table:table-cell>
          <table:table-cell table:style-name="Table62.C2" office:value-type="string">
            <text:p text:style-name="P13">background: transparent url(<text:span text:style-name="T22">${c:encodeURL('~./zul/img/button/combobtn.gif')}</text:span>) no-repeat 0 0;</text:p>
            <text:p text:style-name="P6"><text:s/>vertical-align: top; cursor: pointer; width: 17px; height: 19px; border: 0; border-bottom: 1px solid #7F9DB9;</text:p>
          </table:table-cell>
        </table:table-row>
        <table:table-row>
          <table:table-cell table:style-name="Table62.A2" office:value-type="string">
            <text:p text:style-name="P39">.z-combobox-pp</text:p>
          </table:table-cell>
          <table:table-cell table:style-name="Table62.B2" office:value-type="string">
            <text:p text:style-name="P37">Font size and background of combobox's popup</text:p>
          </table:table-cell>
          <table:table-cell table:style-name="Table62.C2" office:value-type="string">
            <text:p text:style-name="P13">display: block; position: absolute; z-index: 88000;</text:p>
            <text:p text:style-name="P6"><text:s/>background: white; border: 1px solid #7F9DB9; padding: 2px;</text:p>
            <text:p text:style-name="P6"><text:s/>font-size: <text:span text:style-name="T22">${fontSizeS}</text:span>; overflow: auto;</text:p>
            <text:p text:style-name="P6"><text:s/>font-family: <text:span text:style-name="T22">${fontFamilyC}</text:span>;</text:p>
            <text:p text:style-name="P6"><text:s/>font-weight: normal;</text:p>
          </table:table-cell>
        </table:table-row>
      </table:table>
      <text:h text:style-name="P53" text:outline-level="2">Comboitem</text:h>
      <text:p text:style-name="P21"><text:span text:style-name="Source_20_Text">Comboitem belongs to </text:span><text:a xlink:type="simple" xlink:href="#Combobox"><text:span text:style-name="Source_20_Text">Combobox</text:span></text:a><text:span text:style-name="Source_20_Text"> as a row item, which distributes into four parts: image, label, content, and description.</text:span></text:p>
      <text:p text:style-name="Text_20_body"><text:s/><text:span text:style-name="T9">S</text:span><text:span text:style-name="T10">ource</text:span>:</text:p>
      <text:list text:style-name="L21">
        <text:list-item>
          <text:p text:style-name="P97"><text:a xlink:type="simple" xlink:href="http://zk1.svn.sourceforge.net/viewvc/zk1/branches/3.5/zul/src/archive/web/zul/css/cmps/combo.css.dsp?view=markup">The CSS source of Comboitem from SVN</text:a></text:p>
        </text:list-item>
      </text:list>
      <text:h text:style-name="Heading_20_3" text:outline-level="3">Mold: Default</text:h>
      <text:p text:style-name="P23">Structure:</text:p>
      <table:table table:name="Table63" table:style-name="Table63">
        <table:table-column table:style-name="Table63.A"/>
        <table:table-row>
          <table:table-cell table:style-name="Table63.A1" office:value-type="string">
            <text:p text:style-name="P35">Overview</text:p>
          </table:table-cell>
        </table:table-row>
        <table:table-row table:style-name="Table63.2">
          <table:table-cell table:style-name="Table63.A2" office:value-type="string">
            <text:p text:style-name="Table_20_Contents"><draw:frame draw:style-name="fr2" draw:name="graphics113" text:anchor-type="paragraph" svg:width="8.546cm" svg:height="3.413cm" draw:z-index="46"><draw:image xlink:href="../components/images/comboitem1.gif" xlink:type="simple" xlink:show="embed" xlink:actuate="onLoad"/></draw:frame></text:p>
            <text:p text:style-name="Table_20_Contents"/>
          </table:table-cell>
        </table:table-row>
        <table:table-row table:style-name="Table63.2">
          <table:table-cell table:style-name="Table63.A2" office:value-type="string">
            <text:p text:style-name="Table_20_Contents"><draw:frame draw:style-name="fr4" draw:name="graphics212" text:anchor-type="paragraph" svg:width="16.325cm" svg:height="4.805cm" draw:z-index="47"><draw:image xlink:href="../components/images/comboitem2.gif" xlink:type="simple" xlink:show="embed" xlink:actuate="onLoad"/></draw:frame></text:p>
          </table:table-cell>
        </table:table-row>
      </table:table>
      <text:p text:style-name="P11">Events:<text:line-break/></text:p>
      <table:table table:name="Table64" table:style-name="Table64">
        <table:table-column table:style-name="Table64.A"/>
        <table:table-column table:style-name="Table64.B"/>
        <table:table-column table:style-name="Table64.C"/>
        <table:table-column table:style-name="Table64.A"/>
        <table:table-column table:style-name="Table64.E" table:number-columns-repeated="2"/>
        <table:table-column table:style-name="Table64.G"/>
        <table:table-row>
          <table:table-cell table:style-name="Table64.A1" office:value-type="string">
            <text:p text:style-name="P33">Action:</text:p>
          </table:table-cell>
          <table:table-cell table:style-name="Table64.A1" office:value-type="string">
            <text:p text:style-name="P31">Normal (Open)</text:p>
          </table:table-cell>
          <table:table-cell table:style-name="Table64.A1" office:value-type="string">
            <text:p text:style-name="P31">Hover</text:p>
          </table:table-cell>
          <table:table-cell table:style-name="Table64.A1" office:value-type="string">
            <text:p text:style-name="P31">Click, Select, and Drag.</text:p>
          </table:table-cell>
          <table:table-cell table:style-name="Table64.A1" office:value-type="string">
            <text:p text:style-name="P31">Focus</text:p>
          </table:table-cell>
          <table:table-cell table:style-name="Table64.A1" office:value-type="string">
            <text:p text:style-name="P31">Focus and Hover</text:p>
          </table:table-cell>
          <table:table-cell table:style-name="Table64.G1" office:value-type="string">
            <text:p text:style-name="P33">Disable</text:p>
          </table:table-cell>
        </table:table-row>
        <table:table-row>
          <table:table-cell table:style-name="Table64.A2" office:value-type="string">
            <text:p text:style-name="P33">CSS naming:</text:p>
          </table:table-cell>
          <table:table-cell table:style-name="Table64.A2" office:value-type="string">
            <text:p text:style-name="P36"><text:span text:style-name="Source_20_Text">z-combo-item</text:span></text:p>
          </table:table-cell>
          <table:table-cell table:style-name="Table64.A2" office:value-type="string">
            <text:p text:style-name="P36"><text:span text:style-name="Source_20_Text">-over</text:span></text:p>
          </table:table-cell>
          <table:table-cell table:style-name="Table64.A2" office:value-type="string">
            <text:p text:style-name="P36"><text:span text:style-name="Source_20_Text">-seld</text:span></text:p>
          </table:table-cell>
          <table:table-cell table:style-name="Table64.A2" office:value-type="string">
            <text:p text:style-name="P36"><text:span text:style-name="Source_20_Text"/></text:p>
          </table:table-cell>
          <table:table-cell table:style-name="Table64.A2" office:value-type="string">
            <text:p text:style-name="P36"><text:span text:style-name="Source_20_Text">-over-seld</text:span></text:p>
          </table:table-cell>
          <table:table-cell table:style-name="Table64.G2" office:value-type="string">
            <text:p text:style-name="P36">-disd</text:p>
          </table:table-cell>
        </table:table-row>
        <table:table-row>
          <table:table-cell table:style-name="Table64.A2" office:value-type="string">
            <text:p text:style-name="P33">Supported</text:p>
          </table:table-cell>
          <table:table-cell table:style-name="Table64.A2" office:value-type="string">
            <text:p text:style-name="P36">V</text:p>
          </table:table-cell>
          <table:table-cell table:style-name="Table64.A2" office:value-type="string">
            <text:p text:style-name="P36">!</text:p>
          </table:table-cell>
          <table:table-cell table:style-name="Table64.A2" office:value-type="string">
            <text:p text:style-name="P36">!</text:p>
          </table:table-cell>
          <table:table-cell table:style-name="Table64.A2" office:value-type="string">
            <text:p text:style-name="P36"/>
          </table:table-cell>
          <table:table-cell table:style-name="Table64.A2" office:value-type="string">
            <text:p text:style-name="P36"/>
          </table:table-cell>
          <table:table-cell table:style-name="Table64.G2" office:value-type="string">
            <text:p text:style-name="P36">!</text:p>
          </table:table-cell>
        </table:table-row>
      </table:table>
      <text:p text:style-name="P23"><text:tab/>Note: <text:span text:style-name="T30">An exclamation mark(!)</text:span><text:span text:style-name="T12"> means the action effect uses CSS background </text:span><text:span text:style-name="Source_20_Text"><text:span text:style-name="T32">to do it, not </text:span></text:span><text:soft-page-break/><text:span text:style-name="Source_20_Text"><text:span text:style-name="T32">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51">Class Name</text:p>
          </table:table-cell>
          <table:table-cell table:style-name="Table65.A1" office:value-type="string">
            <text:p text:style-name="P52">Description</text:p>
          </table:table-cell>
          <table:table-cell table:style-name="Table65.C1" office:value-type="string">
            <text:p text:style-name="P52">Default Values</text:p>
          </table:table-cell>
        </table:table-row>
        <table:table-row>
          <table:table-cell table:style-name="Table65.A2" office:value-type="string">
            <text:p text:style-name="P38"><text:span text:style-name="Source_20_Text"><text:span text:style-name="T18">.z-combo</text:span></text:span><text:span text:style-name="Source_20_Text"><text:span text:style-name="T19">-item.z-combobox-pp .z-combo-item, .z-combobox-pp .z-combo-item a, .z-combobox-pp .z-combo-item a:visited</text:span></text:span></text:p>
          </table:table-cell>
          <table:table-cell table:style-name="Table65.B2" office:value-type="string">
            <text:p text:style-name="P37">Font size</text:p>
          </table:table-cell>
          <table:table-cell table:style-name="Table65.C2" office:value-type="string">
            <text:p text:style-name="P6">font-size: <text:span text:style-name="T22">${fontSizeM}</text:span>; font-weight: normal; color: black;</text:p>
            <text:p text:style-name="P6">text-decoration: none;</text:p>
          </table:table-cell>
        </table:table-row>
        <table:table-row>
          <table:table-cell table:style-name="Table65.A2" office:value-type="string">
            <text:p text:style-name="P39">.z-combobox-pp .z-combo-item-text, .z-combobox-pp .z-combo-item-img</text:p>
          </table:table-cell>
          <table:table-cell table:style-name="Table65.B2" office:value-type="string">
            <text:p text:style-name="P37">Font size</text:p>
          </table:table-cell>
          <table:table-cell table:style-name="Table65.C2" office:value-type="string">
            <text:p text:style-name="P13">white-space: nowrap; font-size: <text:span text:style-name="T22">${fontSizeS}</text:span>; cursor: pointer;</text:p>
          </table:table-cell>
        </table:table-row>
        <table:table-row>
          <table:table-cell table:style-name="Table65.A2" office:value-type="string">
            <text:p text:style-name="P39">.z-combobox-pp .z-combo-item-inner, .z-combobox-pp .z-combo-item-cnt</text:p>
          </table:table-cell>
          <table:table-cell table:style-name="Table65.B2" office:value-type="string">
            <text:p text:style-name="P37">Color and font size of <text:span text:style-name="Source_20_Text">Comboitem</text:span>'s description and content</text:p>
          </table:table-cell>
          <table:table-cell table:style-name="Table65.C2" office:value-type="string">
            <text:p text:style-name="P13">color: #888; font-size: <text:span text:style-name="T22">${fontSizeXS}</text:span>; padding-left: 6px;</text:p>
          </table:table-cell>
        </table:table-row>
      </table:table>
      <text:h text:style-name="P53" text:outline-level="2">Datebox</text:h>
      <text:p text:style-name="P21"><text:span text:style-name="Source_20_Text">Datebox is composed of two parts, an input box and a button.</text:span></text:p>
      <text:p text:style-name="Text_20_body"><text:s/><text:span text:style-name="T9">S</text:span><text:span text:style-name="T10">ource</text:span>:</text:p>
      <text:list text:style-name="L22">
        <text:list-item>
          <text:p text:style-name="P98"><text:a xlink:type="simple" xlink:href="http://zk1.svn.sourceforge.net/viewvc/zk1/branches/3.5/zul/src/archive/web/zul/css/cmps/combo.css.dsp?view=markup">The CSS source of Datebox from SVN</text:a></text:p>
        </text:list-item>
        <text:list-item>
          <text:p text:style-name="P98"><text:a xlink:type="simple" xlink:href="http://zk1.svn.sourceforge.net/viewvc/zk1/branches/3.5/zul/src/archive/web/zul/css/cmps/calendar.css.dsp?view=markup">The CSS source of Datebox's Calendar from SVN</text:a></text:p>
        </text:list-item>
      </text:list>
      <text:h text:style-name="Heading_20_3" text:outline-level="3">Mold: Default</text:h>
      <text:p text:style-name="P23">Structure:</text:p>
      <table:table table:name="Table66" table:style-name="Table66">
        <table:table-column table:style-name="Table66.A"/>
        <table:table-row>
          <table:table-cell table:style-name="Table66.A1" office:value-type="string">
            <text:p text:style-name="P35">Overview</text:p>
          </table:table-cell>
        </table:table-row>
        <table:table-row table:style-name="Table66.2">
          <table:table-cell table:style-name="Table66.A2" office:value-type="string">
            <text:p text:style-name="Table_20_Contents"><draw:frame draw:style-name="fr2" draw:name="graphics114" text:anchor-type="paragraph" svg:width="5.556cm" svg:height="4.895cm" draw:z-index="48"><draw:image xlink:href="../components/images/datebox1.gif" xlink:type="simple" xlink:show="embed" xlink:actuate="onLoad"/></draw:frame></text:p>
            <text:p text:style-name="Table_20_Contents"/>
          </table:table-cell>
        </table:table-row>
        <table:table-row table:style-name="Table66.2">
          <table:table-cell table:style-name="Table66.A2" office:value-type="string">
            <text:p text:style-name="Table_20_Contents"><draw:frame draw:style-name="fr2" draw:name="graphics213" text:anchor-type="paragraph" svg:width="13.864cm" svg:height="8.255cm" draw:z-index="49"><draw:image xlink:href="../components/images/datebox2.jpg" xlink:type="simple" xlink:show="embed" xlink:actuate="onLoad"/></draw:frame></text:p>
          </table:table-cell>
        </table:table-row>
      </table:table>
      <text:p text:style-name="P11">Events:<text:line-break/></text:p>
      <table:table table:name="Table67" table:style-name="Table67">
        <table:table-column table:style-name="Table67.A"/>
        <table:table-column table:style-name="Table67.B"/>
        <table:table-column table:style-name="Table67.C"/>
        <table:table-column table:style-name="Table67.A"/>
        <table:table-column table:style-name="Table67.E" table:number-columns-repeated="2"/>
        <table:table-column table:style-name="Table67.G"/>
        <text:soft-page-break/>
        <table:table-row>
          <table:table-cell table:style-name="Table67.A1" office:value-type="string">
            <text:p text:style-name="P33">Action:</text:p>
          </table:table-cell>
          <table:table-cell table:style-name="Table67.A1" office:value-type="string">
            <text:p text:style-name="P31">Normal (Open)</text:p>
          </table:table-cell>
          <table:table-cell table:style-name="Table67.A1" office:value-type="string">
            <text:p text:style-name="P31">Hover</text:p>
          </table:table-cell>
          <table:table-cell table:style-name="Table67.A1" office:value-type="string">
            <text:p text:style-name="P31">Click, Select, and Drag.</text:p>
          </table:table-cell>
          <table:table-cell table:style-name="Table67.A1" office:value-type="string">
            <text:p text:style-name="P31">Focus</text:p>
          </table:table-cell>
          <table:table-cell table:style-name="Table67.A1" office:value-type="string">
            <text:p text:style-name="P31">Focus and Hover</text:p>
          </table:table-cell>
          <table:table-cell table:style-name="Table67.G1" office:value-type="string">
            <text:p text:style-name="P33">Disable</text:p>
          </table:table-cell>
        </table:table-row>
        <table:table-row>
          <table:table-cell table:style-name="Table67.A2" office:value-type="string">
            <text:p text:style-name="P33">CSS naming:</text:p>
          </table:table-cell>
          <table:table-cell table:style-name="Table67.A2" office:value-type="string">
            <text:p text:style-name="P36"><text:span text:style-name="Source_20_Text">z-datebox</text:span></text:p>
          </table:table-cell>
          <table:table-cell table:style-name="Table67.A2" office:value-type="string">
            <text:p text:style-name="P36"><text:span text:style-name="Source_20_Text">-over</text:span></text:p>
          </table:table-cell>
          <table:table-cell table:style-name="Table67.A2" office:value-type="string">
            <text:p text:style-name="P36"><text:span text:style-name="Source_20_Text">-btn-clk</text:span></text:p>
          </table:table-cell>
          <table:table-cell table:style-name="Table67.A2" office:value-type="string">
            <text:p text:style-name="P36"><text:span text:style-name="Source_20_Text">-focus</text:span></text:p>
          </table:table-cell>
          <table:table-cell table:style-name="Table67.A2" office:value-type="string">
            <text:p text:style-name="P36"><text:span text:style-name="Source_20_Text">-btn-over</text:span></text:p>
          </table:table-cell>
          <table:table-cell table:style-name="Table67.G2" office:value-type="string">
            <text:p text:style-name="P36">-disd</text:p>
          </table:table-cell>
        </table:table-row>
        <table:table-row>
          <table:table-cell table:style-name="Table67.A2" office:value-type="string">
            <text:p text:style-name="P33">Supported</text:p>
          </table:table-cell>
          <table:table-cell table:style-name="Table67.A2" office:value-type="string">
            <text:p text:style-name="P36">V</text:p>
          </table:table-cell>
          <table:table-cell table:style-name="Table67.A2" office:value-type="string">
            <text:p text:style-name="P36">V</text:p>
          </table:table-cell>
          <table:table-cell table:style-name="Table67.A2" office:value-type="string">
            <text:p text:style-name="P36">V</text:p>
          </table:table-cell>
          <table:table-cell table:style-name="Table67.A2" office:value-type="string">
            <text:p text:style-name="P36">V</text:p>
          </table:table-cell>
          <table:table-cell table:style-name="Table67.A2" office:value-type="string">
            <text:p text:style-name="P36">V</text:p>
          </table:table-cell>
          <table:table-cell table:style-name="Table67.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51">Class Name</text:p>
          </table:table-cell>
          <table:table-cell table:style-name="Table68.A1" office:value-type="string">
            <text:p text:style-name="P52">Description</text:p>
          </table:table-cell>
          <table:table-cell table:style-name="Table68.C1" office:value-type="string">
            <text:p text:style-name="P52">Default Values</text:p>
          </table:table-cell>
        </table:table-row>
        <table:table-row>
          <table:table-cell table:style-name="Table68.A2" office:value-type="string">
            <text:p text:style-name="P38"><text:span text:style-name="Source_20_Text"><text:span text:style-name="T18">.z-datebox</text:span></text:span></text:p>
          </table:table-cell>
          <table:table-cell table:style-name="Table68.B2" office:value-type="string">
            <text:p text:style-name="P37">Font size</text:p>
          </table:table-cell>
          <table:table-cell table:style-name="Table68.C2" office:value-type="string">
            <text:p text:style-name="P6">border: 0; padding: 0; margin: 0; white-space: nowrap; font-family: <text:span text:style-name="T22">${fontFamilyC}</text:span>;font-size: <text:span text:style-name="T22">${fontSizeM}</text:span>; font-weight: normal;</text:p>
          </table:table-cell>
        </table:table-row>
        <table:table-row>
          <table:table-cell table:style-name="Table68.A2" office:value-type="string">
            <text:p text:style-name="P39">.z-datebox-inp</text:p>
          </table:table-cell>
          <table:table-cell table:style-name="Table68.B2" office:value-type="string">
            <text:p text:style-name="P37">Background of input element</text:p>
          </table:table-cell>
          <table:table-cell table:style-name="Table68.C2" office:value-type="string">
            <text:p text:style-name="P6">background: #FFF url(<text:span text:style-name="T22">${c:encodeURL('~./zul/img/grid/text-bg.gif')}</text:span>) repeat-x 0 0; border: 1px solid #7F9DB9;</text:p>
          </table:table-cell>
        </table:table-row>
        <table:table-row>
          <table:table-cell table:style-name="Table68.A2" office:value-type="string">
            <text:p text:style-name="P39">.z-<text:span text:style-name="T2">datebox</text:span>-text-invalid</text:p>
          </table:table-cell>
          <table:table-cell table:style-name="Table68.B2" office:value-type="string">
            <text:p text:style-name="P37">Background of invalidated</text:p>
          </table:table-cell>
          <table:table-cell table:style-name="Table68.C2" office:value-type="string">
            <text:p text:style-name="P13">background: #FFF url(<text:span text:style-name="T22">${c:encodeURL('~./zul/img/grid/text-bg-invalid.gif')}</text:span>) repeat-x 0 0; border: 1px solid #DD7870;</text:p>
          </table:table-cell>
        </table:table-row>
        <table:table-row>
          <table:table-cell table:style-name="Table68.A2" office:value-type="string">
            <text:p text:style-name="P39">.z-datebox-readonly, .z-datebox-text-disd</text:p>
          </table:table-cell>
          <table:table-cell table:style-name="Table68.B2" office:value-type="string">
            <text:p text:style-name="P37">Background of disabled and read only</text:p>
          </table:table-cell>
          <table:table-cell table:style-name="Table68.C2" office:value-type="string">
            <text:p text:style-name="P13">background: #ECEAE4;</text:p>
          </table:table-cell>
        </table:table-row>
        <table:table-row table:style-name="Table68.6">
          <table:table-cell table:style-name="Table68.A2" office:value-type="string">
            <text:p text:style-name="P39">.z-datebox .z-datebox-img</text:p>
          </table:table-cell>
          <table:table-cell table:style-name="Table68.B2" office:value-type="string">
            <text:p text:style-name="P37">Background of the button image</text:p>
          </table:table-cell>
          <table:table-cell table:style-name="Table68.C2" office:value-type="string">
            <text:p text:style-name="P6">background: transparent url(<text:span text:style-name="T22">${c:encodeURL('~./zul/img/button/datebtn.gif')}</text:span>) no-repeat 0 0; vertical-align: top; cursor: pointer; width: 17px; height: 19px; border: 0; border-bottom: 1px solid #86A4BE;</text:p>
          </table:table-cell>
        </table:table-row>
        <table:table-row>
          <table:table-cell table:style-name="Table68.A2" office:value-type="string">
            <text:p text:style-name="P39">.z-datebox-pp</text:p>
          </table:table-cell>
          <table:table-cell table:style-name="Table68.B2" office:value-type="string">
            <text:p text:style-name="P37">Font size and background of datebox's popup</text:p>
          </table:table-cell>
          <table:table-cell table:style-name="Table68.C2" office:value-type="string">
            <text:p text:style-name="P6">display: block; position: absolute; z-index: 88000; background: white; border: 1px solid #888888; padding: 2px; font-family: <text:span text:style-name="T22">${fontFamilyC}</text:span>;font-size: <text:span text:style-name="T22">${fontSizeM}</text:span>; font-weight: normal;</text:p>
          </table:table-cell>
        </table:table-row>
      </table:table>
      <text:h text:style-name="Heading_20_3" text:outline-level="3">Mold: Default <text:span text:style-name="T2">- Calendar</text:span></text:h>
      <text:p text:style-name="P23">Structure:</text:p>
      <table:table table:name="Table69" table:style-name="Table69">
        <table:table-column table:style-name="Table69.A"/>
        <text:soft-page-break/>
        <table:table-row>
          <table:table-cell table:style-name="Table69.A1" office:value-type="string">
            <text:p text:style-name="P35">Overview</text:p>
          </table:table-cell>
        </table:table-row>
        <table:table-row table:style-name="Table69.2">
          <table:table-cell table:style-name="Table69.A2" office:value-type="string">
            <text:p text:style-name="Table_20_Contents"><draw:frame draw:style-name="fr2" draw:name="graphics38" text:anchor-type="paragraph" svg:width="5.503cm" svg:height="4.286cm" draw:z-index="50"><draw:image xlink:href="../components/images/datebox3.jpg" xlink:type="simple" xlink:show="embed" xlink:actuate="onLoad"/></draw:frame></text:p>
          </table:table-cell>
        </table:table-row>
        <table:table-row table:style-name="Table69.2">
          <table:table-cell table:style-name="Table69.A2" office:value-type="string">
            <text:p text:style-name="Table_20_Contents"><draw:frame draw:style-name="fr2" draw:name="graphics43" text:anchor-type="paragraph" svg:width="14.235cm" svg:height="5.186cm" draw:z-index="51"><draw:image xlink:href="../components/images/datebox4.jpg" xlink:type="simple" xlink:show="embed" xlink:actuate="onLoad"/></draw:frame></text:p>
          </table:table-cell>
        </table:table-row>
      </table:table>
      <text:p text:style-name="P11">Events:<text:line-break/></text:p>
      <table:table table:name="Table70" table:style-name="Table70">
        <table:table-column table:style-name="Table70.A"/>
        <table:table-column table:style-name="Table70.B"/>
        <table:table-column table:style-name="Table70.C"/>
        <table:table-column table:style-name="Table70.A"/>
        <table:table-column table:style-name="Table70.E" table:number-columns-repeated="2"/>
        <table:table-column table:style-name="Table70.G"/>
        <table:table-row>
          <table:table-cell table:style-name="Table70.A1" office:value-type="string">
            <text:p text:style-name="P33">Action:</text:p>
          </table:table-cell>
          <table:table-cell table:style-name="Table70.A1" office:value-type="string">
            <text:p text:style-name="P31">Normal (Open)</text:p>
          </table:table-cell>
          <table:table-cell table:style-name="Table70.A1" office:value-type="string">
            <text:p text:style-name="P31">Hover</text:p>
          </table:table-cell>
          <table:table-cell table:style-name="Table70.A1" office:value-type="string">
            <text:p text:style-name="P31">Click, Select, and Drag.</text:p>
          </table:table-cell>
          <table:table-cell table:style-name="Table70.A1" office:value-type="string">
            <text:p text:style-name="P31">Focus</text:p>
          </table:table-cell>
          <table:table-cell table:style-name="Table70.A1" office:value-type="string">
            <text:p text:style-name="P31">Focus and Hover</text:p>
          </table:table-cell>
          <table:table-cell table:style-name="Table70.G1" office:value-type="string">
            <text:p text:style-name="P33">Disable</text:p>
          </table:table-cell>
        </table:table-row>
        <table:table-row>
          <table:table-cell table:style-name="Table70.A2" office:value-type="string">
            <text:p text:style-name="P33">CSS naming:</text:p>
          </table:table-cell>
          <table:table-cell table:style-name="Table70.A2" office:value-type="string">
            <text:p text:style-name="P36"><text:span text:style-name="Source_20_Text">z-datebox</text:span></text:p>
          </table:table-cell>
          <table:table-cell table:style-name="Table70.A2" office:value-type="string">
            <text:p text:style-name="P36"><text:span text:style-name="Source_20_Text">-over</text:span></text:p>
          </table:table-cell>
          <table:table-cell table:style-name="Table70.A2" office:value-type="string">
            <text:p text:style-name="P36"><text:span text:style-name="Source_20_Text">-seld</text:span></text:p>
          </table:table-cell>
          <table:table-cell table:style-name="Table70.A2" office:value-type="string">
            <text:p text:style-name="P36"><text:span text:style-name="Source_20_Text"/></text:p>
          </table:table-cell>
          <table:table-cell table:style-name="Table70.A2" office:value-type="string">
            <text:p text:style-name="P36"><text:span text:style-name="Source_20_Text">-over-seld</text:span></text:p>
          </table:table-cell>
          <table:table-cell table:style-name="Table70.G2" office:value-type="string">
            <text:p text:style-name="P36">-disd</text:p>
          </table:table-cell>
        </table:table-row>
        <table:table-row>
          <table:table-cell table:style-name="Table70.A2" office:value-type="string">
            <text:p text:style-name="P33">Supported</text:p>
          </table:table-cell>
          <table:table-cell table:style-name="Table70.A2" office:value-type="string">
            <text:p text:style-name="P36">V</text:p>
          </table:table-cell>
          <table:table-cell table:style-name="Table70.A2" office:value-type="string">
            <text:p text:style-name="P36">!</text:p>
          </table:table-cell>
          <table:table-cell table:style-name="Table70.A2" office:value-type="string">
            <text:p text:style-name="P36">!</text:p>
          </table:table-cell>
          <table:table-cell table:style-name="Table70.A2" office:value-type="string">
            <text:p text:style-name="P36"/>
          </table:table-cell>
          <table:table-cell table:style-name="Table70.A2" office:value-type="string">
            <text:p text:style-name="P36">!</text:p>
          </table:table-cell>
          <table:table-cell table:style-name="Table70.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51">Class Name</text:p>
          </table:table-cell>
          <table:table-cell table:style-name="Table71.A1" office:value-type="string">
            <text:p text:style-name="P52">Description</text:p>
          </table:table-cell>
          <table:table-cell table:style-name="Table71.C1" office:value-type="string">
            <text:p text:style-name="P52">Default Values</text:p>
          </table:table-cell>
        </table:table-row>
        <table:table-row>
          <table:table-cell table:style-name="Table71.A2" office:value-type="string">
            <text:p text:style-name="P38"><text:span text:style-name="Source_20_Text"><text:span text:style-name="T18">.z-datebox-calyear</text:span></text:span></text:p>
          </table:table-cell>
          <table:table-cell table:style-name="Table71.B2" office:value-type="string">
            <text:p text:style-name="P37">Background of year</text:p>
          </table:table-cell>
          <table:table-cell table:style-name="Table71.C2" office:value-type="string">
            <text:p text:style-name="P6">background: #e9f1f3; border: 1px solid; border-color: #f8fbff #aca899 #aca899 #f8fbff;</text:p>
          </table:table-cell>
        </table:table-row>
        <table:table-row>
          <table:table-cell table:style-name="Table71.A2" office:value-type="string">
            <text:p text:style-name="P41">.z-datebox-calyear td</text:p>
          </table:table-cell>
          <table:table-cell table:style-name="Table71.B2" office:value-type="string">
            <text:p text:style-name="P37">Font size of year</text:p>
          </table:table-cell>
          <table:table-cell table:style-name="Table71.C2" office:value-type="string">
            <text:p text:style-name="P6">font-size: <text:span text:style-name="T22">${fontSizeM}</text:span>; font-weight: bold; text-align: center; white-space: nowrap;</text:p>
          </table:table-cell>
        </table:table-row>
        <text:soft-page-break/>
        <table:table-row>
          <table:table-cell table:style-name="Table71.A2" office:value-type="string">
            <text:p text:style-name="P39">.z-datebox-calmon td</text:p>
          </table:table-cell>
          <table:table-cell table:style-name="Table71.B2" office:value-type="string">
            <text:p text:style-name="P37">Font size of month</text:p>
          </table:table-cell>
          <table:table-cell table:style-name="Table71.C2" office:value-type="string">
            <text:p text:style-name="P13">font-size: <text:span text:style-name="T22">${fontSizeS}</text:span>; color: #35254F; text-align: center; cursor: pointer; text-decoration: none;</text:p>
          </table:table-cell>
        </table:table-row>
        <table:table-row>
          <table:table-cell table:style-name="Table71.A2" office:value-type="string">
            <text:p text:style-name="P39">.z-datebox-calday</text:p>
          </table:table-cell>
          <table:table-cell table:style-name="Table71.B2" office:value-type="string">
            <text:p text:style-name="P37">Border of day</text:p>
          </table:table-cell>
          <table:table-cell table:style-name="Table71.C2" office:value-type="string">
            <text:p text:style-name="P13">border: 1px solid #ddd;</text:p>
          </table:table-cell>
        </table:table-row>
        <table:table-row table:style-name="Table71.6">
          <table:table-cell table:style-name="Table71.A2" office:value-type="string">
            <text:p text:style-name="P39">.z-datebox-calday td, .z-datebox-calday td a, .z-datebox-calday td a:visited</text:p>
          </table:table-cell>
          <table:table-cell table:style-name="Table71.B2" office:value-type="string">
            <text:p text:style-name="P37">Font size of day</text:p>
          </table:table-cell>
          <table:table-cell table:style-name="Table71.C2" office:value-type="string">
            <text:p text:style-name="P6">font-size: <text:span text:style-name="T22">${fontSizeS}</text:span>; color: #35254F; text-align: center; cursor: pointer; text-decoration: none;</text:p>
          </table:table-cell>
        </table:table-row>
        <table:table-row>
          <table:table-cell table:style-name="Table71.A2" office:value-type="string">
            <text:p text:style-name="P39">.z-datebox-calday td</text:p>
          </table:table-cell>
          <table:table-cell table:style-name="Table71.B2" office:value-type="string">
            <text:p text:style-name="P37">Padding size of day</text:p>
          </table:table-cell>
          <table:table-cell table:style-name="Table71.C2" office:value-type="string">
            <text:p text:style-name="P6">padding: 1px 3px;</text:p>
          </table:table-cell>
        </table:table-row>
        <table:table-row>
          <table:table-cell table:style-name="Table71.A2" office:value-type="string">
            <text:p text:style-name="P39">z-datebox-caldow</text:p>
          </table:table-cell>
          <table:table-cell table:style-name="Table71.B2" office:value-type="string">
            <text:p text:style-name="P37">Font size of DOW (Day Of Week)</text:p>
          </table:table-cell>
          <table:table-cell table:style-name="Table71.C2" office:value-type="string">
            <text:p text:style-name="P6">font-size: <text:span text:style-name="T22">${fontSizeS}</text:span>; color: #333; font-weight: bold; padding: 1px 2px; background: #e8e8f0; text-align: center;</text:p>
          </table:table-cell>
        </table:table-row>
      </table:table>
      <text:h text:style-name="P53" text:outline-level="2">Intbox</text:h>
      <text:p text:style-name="Text_20_body"><text:span text:style-name="Source_20_Text"><text:span text:style-name="T2">Intbox</text:span></text:span> is composed of HTML I<text:span text:style-name="T2">nput element.</text:span></text:p>
      <text:p text:style-name="Text_20_body"><text:s/><text:span text:style-name="T9">S</text:span><text:span text:style-name="T10">ource</text:span>:</text:p>
      <text:list text:style-name="L23">
        <text:list-item>
          <text:p text:style-name="P99"><text:a xlink:type="simple" xlink:href="http://zk1.svn.sourceforge.net/viewvc/zk1/branches/3.5/zul/src/archive/web/zul/css/cmps/widget.css.dsp?view=markup">The CSS source of Decimalbox from SVN</text:a></text:p>
        </text:list-item>
      </text:list>
      <text:h text:style-name="Heading_20_3" text:outline-level="3">Mold: Default</text:h>
      <text:p text:style-name="P23">Structure:</text:p>
      <table:table table:name="Table72" table:style-name="Table72">
        <table:table-column table:style-name="Table72.A"/>
        <table:table-row>
          <table:table-cell table:style-name="Table72.A1" office:value-type="string">
            <text:p text:style-name="P35">Overview</text:p>
          </table:table-cell>
        </table:table-row>
        <table:table-row table:style-name="Table72.2">
          <table:table-cell table:style-name="Table72.A2" office:value-type="string">
            <text:p text:style-name="Table_20_Contents"><draw:frame draw:style-name="fr3" draw:name="graphics115" text:anchor-type="paragraph" svg:x="6.468cm" svg:y="0.37cm" svg:width="3.387cm" svg:height="1.535cm" draw:z-index="52"><draw:image xlink:href="../components/images/decimalbox1.jpg" xlink:type="simple" xlink:show="embed" xlink:actuate="onLoad"/></draw:frame></text:p>
          </table:table-cell>
        </table:table-row>
      </table:table>
      <text:p text:style-name="P11">Events:<text:line-break/></text:p>
      <table:table table:name="Table73" table:style-name="Table73">
        <table:table-column table:style-name="Table73.A"/>
        <table:table-column table:style-name="Table73.B"/>
        <table:table-column table:style-name="Table73.C"/>
        <table:table-column table:style-name="Table73.A"/>
        <table:table-column table:style-name="Table73.E" table:number-columns-repeated="2"/>
        <table:table-column table:style-name="Table73.G"/>
        <table:table-row>
          <table:table-cell table:style-name="Table73.A1" office:value-type="string">
            <text:p text:style-name="P33">Action:</text:p>
          </table:table-cell>
          <table:table-cell table:style-name="Table73.A1" office:value-type="string">
            <text:p text:style-name="P31">Normal (Open)</text:p>
          </table:table-cell>
          <table:table-cell table:style-name="Table73.A1" office:value-type="string">
            <text:p text:style-name="P31">Hover</text:p>
          </table:table-cell>
          <table:table-cell table:style-name="Table73.A1" office:value-type="string">
            <text:p text:style-name="P31">Click, Select, and Drag.</text:p>
          </table:table-cell>
          <table:table-cell table:style-name="Table73.A1" office:value-type="string">
            <text:p text:style-name="P31">Focus</text:p>
          </table:table-cell>
          <table:table-cell table:style-name="Table73.A1" office:value-type="string">
            <text:p text:style-name="P31">Focus and Hover</text:p>
          </table:table-cell>
          <table:table-cell table:style-name="Table73.G1" office:value-type="string">
            <text:p text:style-name="P33">Disable</text:p>
          </table:table-cell>
        </table:table-row>
        <table:table-row>
          <table:table-cell table:style-name="Table73.A2" office:value-type="string">
            <text:p text:style-name="P33">CSS naming:</text:p>
          </table:table-cell>
          <table:table-cell table:style-name="Table73.A2" office:value-type="string">
            <text:p text:style-name="P36"><text:span text:style-name="Source_20_Text">z-decimalbox</text:span></text:p>
          </table:table-cell>
          <table:table-cell table:style-name="Table73.A2" office:value-type="string">
            <text:p text:style-name="P36"><text:span text:style-name="Source_20_Text"/></text:p>
          </table:table-cell>
          <table:table-cell table:style-name="Table73.A2" office:value-type="string">
            <text:p text:style-name="P36"><text:span text:style-name="Source_20_Text"/></text:p>
          </table:table-cell>
          <table:table-cell table:style-name="Table73.A2" office:value-type="string">
            <text:p text:style-name="P36"><text:span text:style-name="Source_20_Text">-focus</text:span></text:p>
          </table:table-cell>
          <table:table-cell table:style-name="Table73.A2" office:value-type="string">
            <text:p text:style-name="P36"><text:span text:style-name="Source_20_Text"/></text:p>
          </table:table-cell>
          <table:table-cell table:style-name="Table73.G2" office:value-type="string">
            <text:p text:style-name="P36">-disd</text:p>
          </table:table-cell>
        </table:table-row>
        <table:table-row>
          <table:table-cell table:style-name="Table73.A2" office:value-type="string">
            <text:p text:style-name="P33">Supported</text:p>
          </table:table-cell>
          <table:table-cell table:style-name="Table73.A2" office:value-type="string">
            <text:p text:style-name="P36">V</text:p>
          </table:table-cell>
          <table:table-cell table:style-name="Table73.A2" office:value-type="string">
            <text:p text:style-name="P36"/>
          </table:table-cell>
          <table:table-cell table:style-name="Table73.A2" office:value-type="string">
            <text:p text:style-name="P36"/>
          </table:table-cell>
          <table:table-cell table:style-name="Table73.A2" office:value-type="string">
            <text:p text:style-name="P36">!</text:p>
          </table:table-cell>
          <table:table-cell table:style-name="Table73.A2" office:value-type="string">
            <text:p text:style-name="P36"/>
          </table:table-cell>
          <table:table-cell table:style-name="Table73.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2">CSS Specification:</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51">Class Name</text:p>
          </table:table-cell>
          <table:table-cell table:style-name="Table74.A1" office:value-type="string">
            <text:p text:style-name="P52">Description</text:p>
          </table:table-cell>
          <table:table-cell table:style-name="Table74.C1" office:value-type="string">
            <text:p text:style-name="P52">Default Values</text:p>
          </table:table-cell>
        </table:table-row>
        <table:table-row>
          <table:table-cell table:style-name="Table74.A2" office:value-type="string">
            <text:p text:style-name="P38"><text:span text:style-name="Source_20_Text"><text:span text:style-name="T18">.z-</text:span></text:span><text:span text:style-name="Source_20_Text"><text:span text:style-name="T19">decimalbox</text:span></text:span></text:p>
          </table:table-cell>
          <table:table-cell table:style-name="Table74.B2" office:value-type="string">
            <text:p text:style-name="P37">Font size and background</text:p>
          </table:table-cell>
          <table:table-cell table:style-name="Table74.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74.A2" office:value-type="string">
            <text:p text:style-name="P41">.z-<text:span text:style-name="Source_20_Text"><text:span text:style-name="T21">decimalbox</text:span></text:span>-text-invalid</text:p>
          </table:table-cell>
          <table:table-cell table:style-name="Table74.B2" office:value-type="string">
            <text:p text:style-name="P37">Invalid event</text:p>
          </table:table-cell>
          <table:table-cell table:style-name="Table74.C2" office:value-type="string">
            <text:p text:style-name="P6">background: #FFF url(<text:span text:style-name="T22">${c:encodeURL('~./zul/img/grid/text-bg-invalid.gif')}</text:span>) repeat-x 0 0; border: 1px solid #DD7870;</text:p>
          </table:table-cell>
        </table:table-row>
        <text:soft-page-break/>
        <table:table-row>
          <table:table-cell table:style-name="Table74.A2" office:value-type="string">
            <text:p text:style-name="P41">.z-<text:span text:style-name="Source_20_Text"><text:span text:style-name="T21">decimalbox</text:span></text:span>-readonly, .z-<text:span text:style-name="Source_20_Text"><text:span text:style-name="T21">decimalbox</text:span></text:span>-text-disd</text:p>
          </table:table-cell>
          <table:table-cell table:style-name="Table74.B2" office:value-type="string">
            <text:p text:style-name="P37">Disabled and read-only</text:p>
          </table:table-cell>
          <table:table-cell table:style-name="Table74.C2" office:value-type="string">
            <text:p text:style-name="P6">background: #ECEAE4;</text:p>
          </table:table-cell>
        </table:table-row>
      </table:table>
      <text:h text:style-name="P53" text:outline-level="2"><text:bookmark-start text:name="Detail"/>Detail<text:bookmark-end text:name="Detail"/></text:h>
      <text:p text:style-name="P21"><text:span text:style-name="Source_20_Text">Detail </text:span>is used for <text:a xlink:type="simple" xlink:href="#Grid"><text:span text:style-name="Source_20_Text">Grid</text:span></text:a>.</text:p>
      <text:p text:style-name="Text_20_body"><text:s/><text:span text:style-name="T9">Note</text:span>:</text:p>
      <text:list text:style-name="L24">
        <text:list-item>
          <text:p text:style-name="P100"><text:a xlink:type="simple" xlink:href="http://zk1.svn.sourceforge.net/viewvc/zk1/branches/3.5/zkex/src/archive/web/zkex/zul/css/zkex.css.dsp?view=markup">The CSS source of Detail from SVN</text:a></text:p>
        </text:list-item>
      </text:list>
      <text:h text:style-name="Heading_20_3" text:outline-level="3">Mold: Default</text:h>
      <text:p text:style-name="P23">Structure:</text:p>
      <table:table table:name="Table75" table:style-name="Table75">
        <table:table-column table:style-name="Table75.A"/>
        <table:table-row>
          <table:table-cell table:style-name="Table75.A1" office:value-type="string">
            <text:p text:style-name="P35">Overview</text:p>
          </table:table-cell>
        </table:table-row>
        <table:table-row table:style-name="Table75.2">
          <table:table-cell table:style-name="Table75.A2" office:value-type="string">
            <text:p text:style-name="Table_20_Contents"/>
            <text:p text:style-name="Table_20_Contents"><draw:frame draw:style-name="fr2" draw:name="graphics116" text:anchor-type="paragraph" svg:width="16.113cm" svg:height="8.361cm" draw:z-index="53"><draw:image xlink:href="../components/images/detail1.jpg" xlink:type="simple" xlink:show="embed" xlink:actuate="onLoad"/></draw:frame></text:p>
          </table:table-cell>
        </table:table-row>
        <text:soft-page-break/>
        <table:table-row table:style-name="Table75.2">
          <table:table-cell table:style-name="Table75.A2" office:value-type="string">
            <text:p text:style-name="Table_20_Contents"><draw:frame draw:style-name="fr4" draw:name="graphics214" text:anchor-type="paragraph" svg:width="16.325cm" svg:height="7.696cm" draw:z-index="54"><draw:image xlink:href="../components/images/detail2.jpg" xlink:type="simple" xlink:show="embed" xlink:actuate="onLoad"/></draw:frame></text:p>
          </table:table-cell>
        </table:table-row>
      </table:table>
      <text:p text:style-name="P11">Events:<text:line-break/></text:p>
      <table:table table:name="Table76" table:style-name="Table76">
        <table:table-column table:style-name="Table76.A"/>
        <table:table-column table:style-name="Table76.B"/>
        <table:table-column table:style-name="Table76.C"/>
        <table:table-column table:style-name="Table76.A"/>
        <table:table-column table:style-name="Table76.E" table:number-columns-repeated="2"/>
        <table:table-column table:style-name="Table76.G"/>
        <table:table-row>
          <table:table-cell table:style-name="Table76.A1" office:value-type="string">
            <text:p text:style-name="P33">Action:</text:p>
          </table:table-cell>
          <table:table-cell table:style-name="Table76.A1" office:value-type="string">
            <text:p text:style-name="P31">Normal (Open)</text:p>
          </table:table-cell>
          <table:table-cell table:style-name="Table76.A1" office:value-type="string">
            <text:p text:style-name="P31">Hover</text:p>
          </table:table-cell>
          <table:table-cell table:style-name="Table76.A1" office:value-type="string">
            <text:p text:style-name="P31">Click, Select, and Drag.</text:p>
          </table:table-cell>
          <table:table-cell table:style-name="Table76.A1" office:value-type="string">
            <text:p text:style-name="P31">Focus</text:p>
          </table:table-cell>
          <table:table-cell table:style-name="Table76.A1" office:value-type="string">
            <text:p text:style-name="P31">Focus and Hover</text:p>
          </table:table-cell>
          <table:table-cell table:style-name="Table76.G1" office:value-type="string">
            <text:p text:style-name="P33">Disable</text:p>
          </table:table-cell>
        </table:table-row>
        <table:table-row>
          <table:table-cell table:style-name="Table76.A2" office:value-type="string">
            <text:p text:style-name="P33">CSS naming:</text:p>
          </table:table-cell>
          <table:table-cell table:style-name="Table76.A2" office:value-type="string">
            <text:p text:style-name="P36"><text:span text:style-name="Source_20_Text">z-detail</text:span></text:p>
          </table:table-cell>
          <table:table-cell table:style-name="Table76.A2" office:value-type="string">
            <text:p text:style-name="P36"><text:span text:style-name="Source_20_Text"/></text:p>
          </table:table-cell>
          <table:table-cell table:style-name="Table76.A2" office:value-type="string">
            <text:p text:style-name="P36"><text:span text:style-name="Source_20_Text"/></text:p>
          </table:table-cell>
          <table:table-cell table:style-name="Table76.A2" office:value-type="string">
            <text:p text:style-name="P36"><text:span text:style-name="Source_20_Text"/></text:p>
          </table:table-cell>
          <table:table-cell table:style-name="Table76.A2" office:value-type="string">
            <text:p text:style-name="P36"><text:span text:style-name="Source_20_Text"/></text:p>
          </table:table-cell>
          <table:table-cell table:style-name="Table76.G2" office:value-type="string">
            <text:p text:style-name="P36"/>
          </table:table-cell>
        </table:table-row>
        <table:table-row>
          <table:table-cell table:style-name="Table76.A2" office:value-type="string">
            <text:p text:style-name="P33">Supported</text:p>
          </table:table-cell>
          <table:table-cell table:style-name="Table76.A2" office:value-type="string">
            <text:p text:style-name="P36">V</text:p>
          </table:table-cell>
          <table:table-cell table:style-name="Table76.A2" office:value-type="string">
            <text:p text:style-name="P36"/>
          </table:table-cell>
          <table:table-cell table:style-name="Table76.A2" office:value-type="string">
            <text:p text:style-name="P36"/>
          </table:table-cell>
          <table:table-cell table:style-name="Table76.A2" office:value-type="string">
            <text:p text:style-name="P36"/>
          </table:table-cell>
          <table:table-cell table:style-name="Table76.A2" office:value-type="string">
            <text:p text:style-name="P36"/>
          </table:table-cell>
          <table:table-cell table:style-name="Table76.G2" office:value-type="string">
            <text:p text:style-name="P36"/>
          </table:table-cell>
        </table:table-row>
      </table:table>
      <text:p text:style-name="P23"><text:tab/></text:p>
      <text:p text:style-name="P12">CSS Specification:</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51">Class Name</text:p>
          </table:table-cell>
          <table:table-cell table:style-name="Table77.A1" office:value-type="string">
            <text:p text:style-name="P52">Description</text:p>
          </table:table-cell>
          <table:table-cell table:style-name="Table77.C1" office:value-type="string">
            <text:p text:style-name="P52">Default Values</text:p>
          </table:table-cell>
        </table:table-row>
        <table:table-row>
          <table:table-cell table:style-name="Table77.A2" office:value-type="string">
            <text:p text:style-name="P41">tr.z-row td.z-detail-outer</text:p>
          </table:table-cell>
          <table:table-cell table:style-name="Table77.B2" office:value-type="string">
            <text:p text:style-name="P37">Background</text:p>
          </table:table-cell>
          <table:table-cell table:style-name="Table77.C2" office:value-type="string">
            <text:p text:style-name="P6">background: #bae2f0 url(<text:span text:style-name="T22">${c:encodeURL('~./zul/img/grid/detail-bg.gif')}</text:span>) repeat-y left; vertical-align: top; border-top: none; border-left: 1px solid white; border-right: 1px solid #CCC; border-bottom: 1px solid #DDD;</text:p>
          </table:table-cell>
        </table:table-row>
        <table:table-row>
          <table:table-cell table:style-name="Table77.A2" office:value-type="string">
            <text:p text:style-name="P38"><text:span text:style-name="Source_20_Text"><text:span text:style-name="T18">.z-detail-img</text:span></text:span></text:p>
          </table:table-cell>
          <table:table-cell table:style-name="Table77.B2" office:value-type="string">
            <text:p text:style-name="P37">Background of image icon</text:p>
          </table:table-cell>
          <table:table-cell table:style-name="Table77.C2" office:value-type="string">
            <text:p text:style-name="P6">background-image: url(<text:span text:style-name="T22">${c:encodeURL('~./zul/img/grid/row-expand.gif')}</text:span>); width: 100%; height: 18px; background-position: 4px 2px; background-repeat: no-repeat; background-<text:soft-page-break/>color: transparent;</text:p>
          </table:table-cell>
        </table:table-row>
      </table:table>
      <text:h text:style-name="P53" text:outline-level="2">Doublebox</text:h>
      <text:p text:style-name="Text_20_body"><text:span text:style-name="Source_20_Text"><text:span text:style-name="T2">Doublebox</text:span></text:span> is composed of HTML I<text:span text:style-name="T2">nput element.</text:span></text:p>
      <text:p text:style-name="Text_20_body"><text:s/><text:span text:style-name="T9">S</text:span><text:span text:style-name="T10">ource</text:span>:</text:p>
      <text:list text:style-name="L25">
        <text:list-item>
          <text:p text:style-name="P101"><text:a xlink:type="simple" xlink:href="http://zk1.svn.sourceforge.net/viewvc/zk1/branches/3.5/zul/src/archive/web/zul/css/cmps/widget.css.dsp?view=markup">The CSS source of Doublebox from SVN</text:a></text:p>
        </text:list-item>
      </text:list>
      <text:h text:style-name="Heading_20_3" text:outline-level="3">Mold: Default</text:h>
      <text:p text:style-name="P23">Structure:</text:p>
      <table:table table:name="Table78" table:style-name="Table78">
        <table:table-column table:style-name="Table78.A"/>
        <table:table-row>
          <table:table-cell table:style-name="Table78.A1" office:value-type="string">
            <text:p text:style-name="P35">Overview</text:p>
          </table:table-cell>
        </table:table-row>
        <table:table-row table:style-name="Table78.2">
          <table:table-cell table:style-name="Table78.A2" office:value-type="string">
            <text:p text:style-name="Table_20_Contents"><draw:frame draw:style-name="fr3" draw:name="graphics117" text:anchor-type="paragraph" svg:x="6.257cm" svg:y="0.37cm" svg:width="3.81cm" svg:height="1.64cm" draw:z-index="55"><draw:image xlink:href="../components/images/doublebox1.jpg" xlink:type="simple" xlink:show="embed" xlink:actuate="onLoad"/></draw:frame></text:p>
          </table:table-cell>
        </table:table-row>
      </table:table>
      <text:p text:style-name="P11">Events:<text:line-break/></text:p>
      <table:table table:name="Table79" table:style-name="Table79">
        <table:table-column table:style-name="Table79.A"/>
        <table:table-column table:style-name="Table79.B"/>
        <table:table-column table:style-name="Table79.C"/>
        <table:table-column table:style-name="Table79.A"/>
        <table:table-column table:style-name="Table79.E" table:number-columns-repeated="2"/>
        <table:table-column table:style-name="Table79.G"/>
        <table:table-row>
          <table:table-cell table:style-name="Table79.A1" office:value-type="string">
            <text:p text:style-name="P33">Action:</text:p>
          </table:table-cell>
          <table:table-cell table:style-name="Table79.A1" office:value-type="string">
            <text:p text:style-name="P31">Normal (Open)</text:p>
          </table:table-cell>
          <table:table-cell table:style-name="Table79.A1" office:value-type="string">
            <text:p text:style-name="P31">Hover</text:p>
          </table:table-cell>
          <table:table-cell table:style-name="Table79.A1" office:value-type="string">
            <text:p text:style-name="P31">Click, Select, and Drag.</text:p>
          </table:table-cell>
          <table:table-cell table:style-name="Table79.A1" office:value-type="string">
            <text:p text:style-name="P31">Focus</text:p>
          </table:table-cell>
          <table:table-cell table:style-name="Table79.A1" office:value-type="string">
            <text:p text:style-name="P31">Focus and Hover</text:p>
          </table:table-cell>
          <table:table-cell table:style-name="Table79.G1" office:value-type="string">
            <text:p text:style-name="P33">Disable</text:p>
          </table:table-cell>
        </table:table-row>
        <table:table-row>
          <table:table-cell table:style-name="Table79.A2" office:value-type="string">
            <text:p text:style-name="P33">CSS naming:</text:p>
          </table:table-cell>
          <table:table-cell table:style-name="Table79.A2" office:value-type="string">
            <text:p text:style-name="P36"><text:span text:style-name="Source_20_Text">z-doublebox</text:span></text:p>
          </table:table-cell>
          <table:table-cell table:style-name="Table79.A2" office:value-type="string">
            <text:p text:style-name="P36"><text:span text:style-name="Source_20_Text"/></text:p>
          </table:table-cell>
          <table:table-cell table:style-name="Table79.A2" office:value-type="string">
            <text:p text:style-name="P36"><text:span text:style-name="Source_20_Text"/></text:p>
          </table:table-cell>
          <table:table-cell table:style-name="Table79.A2" office:value-type="string">
            <text:p text:style-name="P36"><text:span text:style-name="Source_20_Text">-focus</text:span></text:p>
          </table:table-cell>
          <table:table-cell table:style-name="Table79.A2" office:value-type="string">
            <text:p text:style-name="P36"><text:span text:style-name="Source_20_Text"/></text:p>
          </table:table-cell>
          <table:table-cell table:style-name="Table79.G2" office:value-type="string">
            <text:p text:style-name="P36">-disd</text:p>
          </table:table-cell>
        </table:table-row>
        <table:table-row>
          <table:table-cell table:style-name="Table79.A2" office:value-type="string">
            <text:p text:style-name="P33">Supported</text:p>
          </table:table-cell>
          <table:table-cell table:style-name="Table79.A2" office:value-type="string">
            <text:p text:style-name="P36">V</text:p>
          </table:table-cell>
          <table:table-cell table:style-name="Table79.A2" office:value-type="string">
            <text:p text:style-name="P36"/>
          </table:table-cell>
          <table:table-cell table:style-name="Table79.A2" office:value-type="string">
            <text:p text:style-name="P36"/>
          </table:table-cell>
          <table:table-cell table:style-name="Table79.A2" office:value-type="string">
            <text:p text:style-name="P36">!</text:p>
          </table:table-cell>
          <table:table-cell table:style-name="Table79.A2" office:value-type="string">
            <text:p text:style-name="P36"/>
          </table:table-cell>
          <table:table-cell table:style-name="Table79.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2">CSS Specification:</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51">Class Name</text:p>
          </table:table-cell>
          <table:table-cell table:style-name="Table80.A1" office:value-type="string">
            <text:p text:style-name="P52">Description</text:p>
          </table:table-cell>
          <table:table-cell table:style-name="Table80.C1" office:value-type="string">
            <text:p text:style-name="P52">Default Values</text:p>
          </table:table-cell>
        </table:table-row>
        <table:table-row>
          <table:table-cell table:style-name="Table80.A2" office:value-type="string">
            <text:p text:style-name="P38"><text:span text:style-name="Source_20_Text"><text:span text:style-name="T18">.z-</text:span></text:span><text:span text:style-name="Source_20_Text"><text:span text:style-name="T19">doublebox</text:span></text:span></text:p>
          </table:table-cell>
          <table:table-cell table:style-name="Table80.B2" office:value-type="string">
            <text:p text:style-name="P37">Font size and background</text:p>
          </table:table-cell>
          <table:table-cell table:style-name="Table8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80.A2" office:value-type="string">
            <text:p text:style-name="P41">.z-<text:span text:style-name="Source_20_Text"><text:span text:style-name="T21">doublebox</text:span></text:span>-text-invalid</text:p>
          </table:table-cell>
          <table:table-cell table:style-name="Table80.B2" office:value-type="string">
            <text:p text:style-name="P37">Invalid event</text:p>
          </table:table-cell>
          <table:table-cell table:style-name="Table80.C2" office:value-type="string">
            <text:p text:style-name="P6">background: #FFF url(<text:span text:style-name="T22">${c:encodeURL('~./zul/img/grid/text-bg-invalid.gif')}</text:span>) repeat-x 0 0; border: 1px solid #DD7870;</text:p>
          </table:table-cell>
        </table:table-row>
        <text:soft-page-break/>
        <table:table-row>
          <table:table-cell table:style-name="Table80.A2" office:value-type="string">
            <text:p text:style-name="P41">.z-<text:span text:style-name="Source_20_Text"><text:span text:style-name="T21">doublebox</text:span></text:span>-readonly, .z-<text:span text:style-name="Source_20_Text"><text:span text:style-name="T21">doublebox</text:span></text:span>-text-disd</text:p>
          </table:table-cell>
          <table:table-cell table:style-name="Table80.B2" office:value-type="string">
            <text:p text:style-name="P37">Disabled and read-only</text:p>
          </table:table-cell>
          <table:table-cell table:style-name="Table80.C2" office:value-type="string">
            <text:p text:style-name="P6">background: #ECEAE4;</text:p>
          </table:table-cell>
        </table:table-row>
      </table:table>
      <text:h text:style-name="P53" text:outline-level="2">Fisheyebar</text:h>
      <text:p text:style-name="P21"><text:span text:style-name="Source_20_Text">Fisheyebar and Fisheye.</text:span></text:p>
      <text:p text:style-name="Text_20_body"><text:s/><text:span text:style-name="T9">S</text:span><text:span text:style-name="T10">ource</text:span>:</text:p>
      <text:list text:style-name="L26">
        <text:list-item>
          <text:p text:style-name="P102"><text:a xlink:type="simple" xlink:href="http://zk1.svn.sourceforge.net/viewvc/zk1/branches/3.5/zkex/src/archive/web/zkex/zul/css/zkex.css.dsp?view=markup">The CSS source of Fisheyebar from SVN</text:a></text:p>
        </text:list-item>
      </text:list>
      <text:h text:style-name="Heading_20_3" text:outline-level="3">Mold: Default</text:h>
      <text:p text:style-name="P23">Structure:</text:p>
      <table:table table:name="Table81" table:style-name="Table81">
        <table:table-column table:style-name="Table81.A"/>
        <table:table-row>
          <table:table-cell table:style-name="Table81.A1" office:value-type="string">
            <text:p text:style-name="P35">Overview</text:p>
          </table:table-cell>
        </table:table-row>
        <table:table-row table:style-name="Table81.2">
          <table:table-cell table:style-name="Table81.A2" office:value-type="string">
            <text:p text:style-name="Table_20_Contents"/>
            <text:p text:style-name="Table_20_Contents"><draw:frame draw:style-name="fr2" draw:name="graphics118" text:anchor-type="paragraph" svg:width="13.6cm" svg:height="5.318cm" draw:z-index="56"><draw:image xlink:href="../components/images/fisheyebar1.jpg" xlink:type="simple" xlink:show="embed" xlink:actuate="onLoad"/></draw:frame></text:p>
          </table:table-cell>
        </table:table-row>
        <table:table-row table:style-name="Table81.2">
          <table:table-cell table:style-name="Table81.A2" office:value-type="string">
            <text:p text:style-name="Table_20_Contents"><draw:frame draw:style-name="fr2" draw:name="graphics215" text:anchor-type="paragraph" svg:width="12.792cm" svg:height="7.525cm" draw:z-index="57"><draw:image xlink:href="../components/images/fisheyebar2.jpg" xlink:type="simple" xlink:show="embed" xlink:actuate="onLoad"/></draw:frame></text:p>
          </table:table-cell>
        </table:table-row>
      </table:table>
      <text:p text:style-name="P11">Events:<text:line-break/></text:p>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table-cell table:style-name="Table82.A1" office:value-type="string">
            <text:p text:style-name="P33">Action:</text:p>
          </table:table-cell>
          <table:table-cell table:style-name="Table82.A1" office:value-type="string">
            <text:p text:style-name="P31">Normal (Open)</text:p>
          </table:table-cell>
          <table:table-cell table:style-name="Table82.A1" office:value-type="string">
            <text:p text:style-name="P31">Hover</text:p>
          </table:table-cell>
          <table:table-cell table:style-name="Table82.A1" office:value-type="string">
            <text:p text:style-name="P31">Click, Select, and Drag.</text:p>
          </table:table-cell>
          <table:table-cell table:style-name="Table82.A1" office:value-type="string">
            <text:p text:style-name="P31">Focus</text:p>
          </table:table-cell>
          <table:table-cell table:style-name="Table82.A1" office:value-type="string">
            <text:p text:style-name="P31">Focus and Hover</text:p>
          </table:table-cell>
          <table:table-cell table:style-name="Table82.G1" office:value-type="string">
            <text:p text:style-name="P33">Disable</text:p>
          </table:table-cell>
        </table:table-row>
        <text:soft-page-break/>
        <table:table-row>
          <table:table-cell table:style-name="Table82.A2" office:value-type="string">
            <text:p text:style-name="P33">CSS naming:</text:p>
          </table:table-cell>
          <table:table-cell table:style-name="Table82.A2" office:value-type="string">
            <text:p text:style-name="P36"><text:span text:style-name="Source_20_Text">z-fisheyebar, <text:s/></text:span><text:span text:style-name="Source_20_Text">z-fisheye</text:span></text:p>
          </table:table-cell>
          <table:table-cell table:style-name="Table82.A2" office:value-type="string">
            <text:p text:style-name="P36"><text:span text:style-name="Source_20_Text"/></text:p>
          </table:table-cell>
          <table:table-cell table:style-name="Table82.A2" office:value-type="string">
            <text:p text:style-name="P36"><text:span text:style-name="Source_20_Text"/></text:p>
          </table:table-cell>
          <table:table-cell table:style-name="Table82.A2" office:value-type="string">
            <text:p text:style-name="P36"><text:span text:style-name="Source_20_Text"/></text:p>
          </table:table-cell>
          <table:table-cell table:style-name="Table82.A2" office:value-type="string">
            <text:p text:style-name="P36"><text:span text:style-name="Source_20_Text"/></text:p>
          </table:table-cell>
          <table:table-cell table:style-name="Table82.G2" office:value-type="string">
            <text:p text:style-name="P36"/>
          </table:table-cell>
        </table:table-row>
        <table:table-row>
          <table:table-cell table:style-name="Table82.A2" office:value-type="string">
            <text:p text:style-name="P33">Supported</text:p>
          </table:table-cell>
          <table:table-cell table:style-name="Table82.A2" office:value-type="string">
            <text:p text:style-name="P36">V</text:p>
          </table:table-cell>
          <table:table-cell table:style-name="Table82.A2" office:value-type="string">
            <text:p text:style-name="P36"/>
          </table:table-cell>
          <table:table-cell table:style-name="Table82.A2" office:value-type="string">
            <text:p text:style-name="P36"/>
          </table:table-cell>
          <table:table-cell table:style-name="Table82.A2" office:value-type="string">
            <text:p text:style-name="P36"/>
          </table:table-cell>
          <table:table-cell table:style-name="Table82.A2" office:value-type="string">
            <text:p text:style-name="P36"/>
          </table:table-cell>
          <table:table-cell table:style-name="Table82.G2" office:value-type="string">
            <text:p text:style-name="P36"/>
          </table:table-cell>
        </table:table-row>
      </table:table>
      <text:p text:style-name="P23"><text:tab/></text:p>
      <text:p text:style-name="P12">CSS Specification:</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51">Class Name</text:p>
          </table:table-cell>
          <table:table-cell table:style-name="Table83.A1" office:value-type="string">
            <text:p text:style-name="P52">Description</text:p>
          </table:table-cell>
          <table:table-cell table:style-name="Table83.C1" office:value-type="string">
            <text:p text:style-name="P52">Default Values</text:p>
          </table:table-cell>
        </table:table-row>
        <table:table-row>
          <table:table-cell table:style-name="Table83.A2" office:value-type="string">
            <text:p text:style-name="P39">.z-fisheyebar</text:p>
          </table:table-cell>
          <table:table-cell table:style-name="Table83.B2" office:value-type="string">
            <text:p text:style-name="P37">Visibility</text:p>
          </table:table-cell>
          <table:table-cell table:style-name="Table83.C2" office:value-type="string">
            <text:p text:style-name="P6">visibility: hidden;</text:p>
          </table:table-cell>
        </table:table-row>
        <table:table-row>
          <table:table-cell table:style-name="Table83.A2" office:value-type="string">
            <text:p text:style-name="P39">.z-fisheyebar-inner</text:p>
          </table:table-cell>
          <table:table-cell table:style-name="Table83.B2" office:value-type="string">
            <text:p text:style-name="P37">Position of fisheyebar</text:p>
          </table:table-cell>
          <table:table-cell table:style-name="Table83.C2" office:value-type="string">
            <text:p text:style-name="P6">position: relative;</text:p>
          </table:table-cell>
        </table:table-row>
        <table:table-row>
          <table:table-cell table:style-name="Table83.A2" office:value-type="string">
            <text:p text:style-name="P39">.z-fisheye</text:p>
          </table:table-cell>
          <table:table-cell table:style-name="Table83.B2" office:value-type="string">
            <text:p text:style-name="P37">Position of fisheye</text:p>
          </table:table-cell>
          <table:table-cell table:style-name="Table83.C2" office:value-type="string">
            <text:p text:style-name="P6">position: absolute; z-index: 2;</text:p>
          </table:table-cell>
        </table:table-row>
        <table:table-row>
          <table:table-cell table:style-name="Table83.A2" office:value-type="string">
            <text:p text:style-name="P39">.z-fisheye-img</text:p>
          </table:table-cell>
          <table:table-cell table:style-name="Table83.B2" office:value-type="string">
            <text:p text:style-name="P37">Image size</text:p>
          </table:table-cell>
          <table:table-cell table:style-name="Table83.C2" office:value-type="string">
            <text:p text:style-name="P6">border: 0px; position: absolute; width: 100%; height: 100%;</text:p>
          </table:table-cell>
        </table:table-row>
        <table:table-row>
          <table:table-cell table:style-name="Table83.A2" office:value-type="string">
            <text:p text:style-name="P39">.z-fisheye-text</text:p>
          </table:table-cell>
          <table:table-cell table:style-name="Table83.B2" office:value-type="string">
            <text:p text:style-name="P37">Font size</text:p>
          </table:table-cell>
          <table:table-cell table:style-name="Table83.C2" office:value-type="string">
            <text:p text:style-name="P6">font-size: <text:span text:style-name="T22">${fontSizeM}</text:span>; font-weight: normal; font-family: Arial, Helvetica, sans-serif; background-color: #eee; border: 2px solid #666; padding: 2px; text-align: center; position: absolute; display: none;</text:p>
          </table:table-cell>
        </table:table-row>
      </table:table>
      <text:h text:style-name="P53" text:outline-level="2"><text:bookmark-start text:name="Footer"/>Footer<text:bookmark-end text:name="Footer"/></text:h>
      <text:p text:style-name="P21"><text:span text:style-name="Source_20_Text">Foot and Footer</text:span> are used for <text:a xlink:type="simple" xlink:href="#Grid"><text:span text:style-name="Source_20_Text">Grid</text:span></text:a>.</text:p>
      <text:p text:style-name="Text_20_body"><text:s/><text:span text:style-name="T9">Note</text:span>:</text:p>
      <text:list text:style-name="L27">
        <text:list-item>
          <text:p text:style-name="P103"><text:a xlink:type="simple" xlink:href="http://zk1.svn.sourceforge.net/viewvc/zk1/branches/3.5/zul/src/archive/web/zul/css/cmps/grid.css.dsp?view=markup">The CSS source of Footer from SVN</text:a></text:p>
        </text:list-item>
      </text:list>
      <text:h text:style-name="Heading_20_3" text:outline-level="3">Mold: Default</text:h>
      <text:p text:style-name="P23">Structure:</text:p>
      <table:table table:name="Table84" table:style-name="Table84">
        <table:table-column table:style-name="Table84.A"/>
        <table:table-row>
          <table:table-cell table:style-name="Table84.A1" office:value-type="string">
            <text:p text:style-name="P35">Overview</text:p>
          </table:table-cell>
        </table:table-row>
        <table:table-row table:style-name="Table84.2">
          <table:table-cell table:style-name="Table84.A2" office:value-type="string">
            <text:p text:style-name="Table_20_Contents"/>
            <text:p text:style-name="Table_20_Contents"><draw:frame draw:style-name="fr2" draw:name="graphics119" text:anchor-type="paragraph" svg:width="8.202cm" svg:height="4.207cm" draw:z-index="58"><draw:image xlink:href="../components/images/grid1.jpg" xlink:type="simple" xlink:show="embed" xlink:actuate="onLoad"/></draw:frame></text:p>
          </table:table-cell>
        </table:table-row>
        <table:table-row table:style-name="Table84.2">
          <table:table-cell table:style-name="Table84.A2" office:value-type="string">
            <text:p text:style-name="Table_20_Contents"><draw:frame draw:style-name="fr2" draw:name="graphics216" text:anchor-type="paragraph" svg:width="13.626cm" svg:height="2.619cm" draw:z-index="59"><draw:image xlink:href="../components/images/footer1.jpg" xlink:type="simple" xlink:show="embed" xlink:actuate="onLoad"/></draw:frame></text:p>
          </table:table-cell>
        </table:table-row>
      </table:table>
      <text:p text:style-name="P11">Events:<text:line-break/></text:p>
      <table:table table:name="Table85" table:style-name="Table85">
        <table:table-column table:style-name="Table85.A"/>
        <table:table-column table:style-name="Table85.B"/>
        <table:table-column table:style-name="Table85.C"/>
        <table:table-column table:style-name="Table85.A"/>
        <table:table-column table:style-name="Table85.E" table:number-columns-repeated="2"/>
        <table:table-column table:style-name="Table85.G"/>
        <table:table-row>
          <table:table-cell table:style-name="Table85.A1" office:value-type="string">
            <text:p text:style-name="P33">Action:</text:p>
          </table:table-cell>
          <table:table-cell table:style-name="Table85.A1" office:value-type="string">
            <text:p text:style-name="P31">Normal (Open)</text:p>
          </table:table-cell>
          <table:table-cell table:style-name="Table85.A1" office:value-type="string">
            <text:p text:style-name="P31">Hover</text:p>
          </table:table-cell>
          <table:table-cell table:style-name="Table85.A1" office:value-type="string">
            <text:p text:style-name="P31">Click, Select, and Drag.</text:p>
          </table:table-cell>
          <table:table-cell table:style-name="Table85.A1" office:value-type="string">
            <text:p text:style-name="P31">Focus</text:p>
          </table:table-cell>
          <table:table-cell table:style-name="Table85.A1" office:value-type="string">
            <text:p text:style-name="P31">Focus and Hover</text:p>
          </table:table-cell>
          <table:table-cell table:style-name="Table85.G1" office:value-type="string">
            <text:p text:style-name="P33">Disable</text:p>
          </table:table-cell>
        </table:table-row>
        <table:table-row>
          <table:table-cell table:style-name="Table85.A2" office:value-type="string">
            <text:p text:style-name="P33">CSS naming:</text:p>
          </table:table-cell>
          <table:table-cell table:style-name="Table85.A2" office:value-type="string">
            <text:p text:style-name="P36"><text:span text:style-name="Source_20_Text">z-foot,</text:span></text:p>
            <text:p text:style-name="P36"><text:span text:style-name="Source_20_Text">z-footer</text:span></text:p>
          </table:table-cell>
          <table:table-cell table:style-name="Table85.A2" office:value-type="string">
            <text:p text:style-name="P36"><text:span text:style-name="Source_20_Text"/></text:p>
          </table:table-cell>
          <table:table-cell table:style-name="Table85.A2" office:value-type="string">
            <text:p text:style-name="P36"><text:span text:style-name="Source_20_Text"/></text:p>
          </table:table-cell>
          <table:table-cell table:style-name="Table85.A2" office:value-type="string">
            <text:p text:style-name="P36"><text:span text:style-name="Source_20_Text"/></text:p>
          </table:table-cell>
          <table:table-cell table:style-name="Table85.A2" office:value-type="string">
            <text:p text:style-name="P36"><text:span text:style-name="Source_20_Text"/></text:p>
          </table:table-cell>
          <table:table-cell table:style-name="Table85.G2" office:value-type="string">
            <text:p text:style-name="P36"/>
          </table:table-cell>
        </table:table-row>
        <table:table-row>
          <table:table-cell table:style-name="Table85.A2" office:value-type="string">
            <text:p text:style-name="P33">Supported</text:p>
          </table:table-cell>
          <table:table-cell table:style-name="Table85.A2" office:value-type="string">
            <text:p text:style-name="P36">V</text:p>
          </table:table-cell>
          <table:table-cell table:style-name="Table85.A2" office:value-type="string">
            <text:p text:style-name="P36"/>
          </table:table-cell>
          <table:table-cell table:style-name="Table85.A2" office:value-type="string">
            <text:p text:style-name="P36"/>
          </table:table-cell>
          <table:table-cell table:style-name="Table85.A2" office:value-type="string">
            <text:p text:style-name="P36"/>
          </table:table-cell>
          <table:table-cell table:style-name="Table85.A2" office:value-type="string">
            <text:p text:style-name="P36"/>
          </table:table-cell>
          <table:table-cell table:style-name="Table85.G2" office:value-type="string">
            <text:p text:style-name="P36"/>
          </table:table-cell>
        </table:table-row>
      </table:table>
      <text:p text:style-name="P23"><text:tab/></text:p>
      <text:p text:style-name="P12">CSS Specification:</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51">Class Name</text:p>
          </table:table-cell>
          <table:table-cell table:style-name="Table86.A1" office:value-type="string">
            <text:p text:style-name="P52">Description</text:p>
          </table:table-cell>
          <table:table-cell table:style-name="Table86.C1" office:value-type="string">
            <text:p text:style-name="P52">Default Values</text:p>
          </table:table-cell>
        </table:table-row>
        <text:soft-page-break/>
        <table:table-row>
          <table:table-cell table:style-name="Table86.A2" office:value-type="string">
            <text:p text:style-name="P41">div.z-footer-cnt</text:p>
          </table:table-cell>
          <table:table-cell table:style-name="Table86.B2" office:value-type="string">
            <text:p text:style-name="P37">Font size</text:p>
          </table:table-cell>
          <table:table-cell table:style-name="Table86.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86.A2" office:value-type="string">
            <text:p text:style-name="P38"><text:span text:style-name="Source_20_Text"><text:span text:style-name="T18">div.z-footer-cnt</text:span></text:span></text:p>
          </table:table-cell>
          <table:table-cell table:style-name="Table86.B2" office:value-type="string">
            <text:p text:style-name="P37">Overflow</text:p>
          </table:table-cell>
          <table:table-cell table:style-name="Table86.C2" office:value-type="string">
            <text:p text:style-name="P6">overflow: hidden;</text:p>
          </table:table-cell>
        </table:table-row>
      </table:table>
      <text:h text:style-name="P53" text:outline-level="2"><text:bookmark-start text:name="Grid"/>Grid<text:bookmark-end text:name="Grid"/></text:h>
      <text:p text:style-name="P21"><text:span text:style-name="Source_20_Text">Grid </text:span>combine with a set of its children, including <text:a xlink:type="simple" xlink:href="#Row"><text:span text:style-name="Source_20_Text">Rows</text:span></text:a><text:span text:style-name="Source_20_Text">, </text:span><text:a xlink:type="simple" xlink:href="#Row"><text:span text:style-name="Source_20_Text">Row</text:span></text:a><text:span text:style-name="Source_20_Text">, </text:span><text:a xlink:type="simple" xlink:href="#Column"><text:span text:style-name="Source_20_Text">Columns</text:span></text:a><text:span text:style-name="Source_20_Text">, </text:span><text:a xlink:type="simple" xlink:href="#Column"><text:span text:style-name="Source_20_Text">Column</text:span></text:a><text:span text:style-name="Source_20_Text">, </text:span><text:a xlink:type="simple" xlink:href="#Footer"><text:span text:style-name="Source_20_Text">Foot</text:span></text:a><text:span text:style-name="Source_20_Text">, </text:span><text:a xlink:type="simple" xlink:href="#Footer"><text:span text:style-name="Source_20_Text">Footer</text:span></text:a><text:span text:style-name="Source_20_Text">, </text:span><text:a xlink:type="simple" xlink:href="#Group"><text:span text:style-name="Source_20_Text">Group</text:span></text:a><text:span text:style-name="Source_20_Text">, </text:span><text:a xlink:type="simple" xlink:href="#Groupfoot"><text:span text:style-name="Source_20_Text">Groupfoot</text:span></text:a><text:span text:style-name="Source_20_Text">, </text:span><text:a xlink:type="simple" xlink:href="#Detail"><text:span text:style-name="Source_20_Text">Detail</text:span></text:a><text:span text:style-name="Source_20_Text">, </text:span>and<text:span text:style-name="Source_20_Text"> </text:span><text:a xlink:type="simple" xlink:href="#Paging"><text:span text:style-name="Source_20_Text">Paging</text:span></text:a>.</text:p>
      <text:p text:style-name="Text_20_body"><text:s/><text:span text:style-name="T9">Note</text:span>:</text:p>
      <text:list text:style-name="L28">
        <text:list-item>
          <text:p text:style-name="P104"><text:a xlink:type="simple" xlink:href="http://zk1.svn.sourceforge.net/viewvc/zk1/branches/3.5/zul/src/archive/web/zul/css/cmps/grid.css.dsp?view=markup">The CSS source of Grid from SVN</text:a></text:p>
        </text:list-item>
      </text:list>
      <text:h text:style-name="Heading_20_3" text:outline-level="3">Mold: Default</text:h>
      <text:p text:style-name="P23">Structure:</text:p>
      <table:table table:name="Table87" table:style-name="Table87">
        <table:table-column table:style-name="Table87.A"/>
        <table:table-row>
          <table:table-cell table:style-name="Table87.A1" office:value-type="string">
            <text:p text:style-name="P35">Overview</text:p>
          </table:table-cell>
        </table:table-row>
        <table:table-row table:style-name="Table87.2">
          <table:table-cell table:style-name="Table87.A2" office:value-type="string">
            <text:p text:style-name="Table_20_Contents"/>
            <text:p text:style-name="Table_20_Contents"><draw:frame draw:style-name="fr2" draw:name="graphics120" text:anchor-type="paragraph" svg:width="8.202cm" svg:height="4.207cm" draw:z-index="60"><draw:image xlink:href="../components/images/grid1.jpg" xlink:type="simple" xlink:show="embed" xlink:actuate="onLoad"/></draw:frame></text:p>
          </table:table-cell>
        </table:table-row>
        <table:table-row table:style-name="Table87.2">
          <table:table-cell table:style-name="Table87.A2" office:value-type="string">
            <text:p text:style-name="Table_20_Contents"><draw:frame draw:style-name="fr2" draw:name="graphics217" text:anchor-type="paragraph" svg:width="14.42cm" svg:height="6.033cm" draw:z-index="61"><draw:image xlink:href="../components/images/grid2.jpg" xlink:type="simple" xlink:show="embed" xlink:actuate="onLoad"/></draw:frame></text:p>
          </table:table-cell>
        </table:table-row>
      </table:table>
      <text:p text:style-name="P11">Events:<text:line-break/></text:p>
      <table:table table:name="Table88" table:style-name="Table88">
        <table:table-column table:style-name="Table88.A"/>
        <table:table-column table:style-name="Table88.B"/>
        <table:table-column table:style-name="Table88.C"/>
        <table:table-column table:style-name="Table88.A"/>
        <table:table-column table:style-name="Table88.E" table:number-columns-repeated="2"/>
        <table:table-column table:style-name="Table88.G"/>
        <table:table-row>
          <table:table-cell table:style-name="Table88.A1" office:value-type="string">
            <text:p text:style-name="P33">Action:</text:p>
          </table:table-cell>
          <table:table-cell table:style-name="Table88.A1" office:value-type="string">
            <text:p text:style-name="P31">Normal (Open)</text:p>
          </table:table-cell>
          <table:table-cell table:style-name="Table88.A1" office:value-type="string">
            <text:p text:style-name="P31">Hover</text:p>
          </table:table-cell>
          <table:table-cell table:style-name="Table88.A1" office:value-type="string">
            <text:p text:style-name="P31">Click, Select, and Drag.</text:p>
          </table:table-cell>
          <table:table-cell table:style-name="Table88.A1" office:value-type="string">
            <text:p text:style-name="P31">Focus</text:p>
          </table:table-cell>
          <table:table-cell table:style-name="Table88.A1" office:value-type="string">
            <text:p text:style-name="P31">Focus and Hover</text:p>
          </table:table-cell>
          <table:table-cell table:style-name="Table88.G1" office:value-type="string">
            <text:p text:style-name="P33">Disable</text:p>
          </table:table-cell>
        </table:table-row>
        <table:table-row>
          <table:table-cell table:style-name="Table88.A2" office:value-type="string">
            <text:p text:style-name="P33">CSS naming:</text:p>
          </table:table-cell>
          <table:table-cell table:style-name="Table88.A2" office:value-type="string">
            <text:p text:style-name="P36"><text:span text:style-name="Source_20_Text">z-grid</text:span></text:p>
          </table:table-cell>
          <table:table-cell table:style-name="Table88.A2" office:value-type="string">
            <text:p text:style-name="P36"><text:span text:style-name="Source_20_Text"/></text:p>
          </table:table-cell>
          <table:table-cell table:style-name="Table88.A2" office:value-type="string">
            <text:p text:style-name="P36"><text:span text:style-name="Source_20_Text"/></text:p>
          </table:table-cell>
          <table:table-cell table:style-name="Table88.A2" office:value-type="string">
            <text:p text:style-name="P36"><text:span text:style-name="Source_20_Text"/></text:p>
          </table:table-cell>
          <table:table-cell table:style-name="Table88.A2" office:value-type="string">
            <text:p text:style-name="P36"><text:span text:style-name="Source_20_Text"/></text:p>
          </table:table-cell>
          <table:table-cell table:style-name="Table88.G2" office:value-type="string">
            <text:p text:style-name="P36"/>
          </table:table-cell>
        </table:table-row>
        <text:soft-page-break/>
        <table:table-row>
          <table:table-cell table:style-name="Table88.A2" office:value-type="string">
            <text:p text:style-name="P33">Supported</text:p>
          </table:table-cell>
          <table:table-cell table:style-name="Table88.A2" office:value-type="string">
            <text:p text:style-name="P36">V</text:p>
          </table:table-cell>
          <table:table-cell table:style-name="Table88.A2" office:value-type="string">
            <text:p text:style-name="P36"/>
          </table:table-cell>
          <table:table-cell table:style-name="Table88.A2" office:value-type="string">
            <text:p text:style-name="P36"/>
          </table:table-cell>
          <table:table-cell table:style-name="Table88.A2" office:value-type="string">
            <text:p text:style-name="P36"/>
          </table:table-cell>
          <table:table-cell table:style-name="Table88.A2" office:value-type="string">
            <text:p text:style-name="P36"/>
          </table:table-cell>
          <table:table-cell table:style-name="Table88.G2" office:value-type="string">
            <text:p text:style-name="P36"/>
          </table:table-cell>
        </table:table-row>
      </table:table>
      <text:p text:style-name="P23"><text:tab/></text:p>
      <text:p text:style-name="P12">CSS Specification:</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51">Class Name</text:p>
          </table:table-cell>
          <table:table-cell table:style-name="Table89.A1" office:value-type="string">
            <text:p text:style-name="P52">Description</text:p>
          </table:table-cell>
          <table:table-cell table:style-name="Table89.C1" office:value-type="string">
            <text:p text:style-name="P52">Default Values</text:p>
          </table:table-cell>
        </table:table-row>
        <table:table-row>
          <table:table-cell table:style-name="Table89.A2" office:value-type="string">
            <text:p text:style-name="P38"><text:span text:style-name="Source_20_Text"><text:span text:style-name="T18">div.z-grid</text:span></text:span></text:p>
          </table:table-cell>
          <table:table-cell table:style-name="Table89.B2" office:value-type="string">
            <text:p text:style-name="P37">Background color</text:p>
          </table:table-cell>
          <table:table-cell table:style-name="Table89.C2" office:value-type="string">
            <text:p text:style-name="P13">background: #DAE7F6; border: 1px solid #7F9DB9; overflow: hidden; zoom: 1;</text:p>
          </table:table-cell>
        </table:table-row>
        <table:table-row>
          <table:table-cell table:style-name="Table89.A2" office:value-type="string">
            <text:p text:style-name="P39">div.z-grid-header, div.z-grid-header tr, div.z-grid-footer</text:p>
          </table:table-cell>
          <table:table-cell table:style-name="Table89.B2" office:value-type="string">
            <text:p text:style-name="P37">Border</text:p>
          </table:table-cell>
          <table:table-cell table:style-name="Table89.C2" office:value-type="string">
            <text:p text:style-name="P13">border: 0; overflow: hidden; width: 100%;</text:p>
          </table:table-cell>
        </table:table-row>
        <table:table-row>
          <table:table-cell table:style-name="Table89.A2" office:value-type="string">
            <text:p text:style-name="P39">div.z-grid-body</text:p>
          </table:table-cell>
          <table:table-cell table:style-name="Table89.B2" office:value-type="string">
            <text:p text:style-name="P37">Background color of the body</text:p>
          </table:table-cell>
          <table:table-cell table:style-name="Table89.C2" office:value-type="string">
            <text:p text:style-name="P13">background: white; border: 0; overflow: auto; width: 100%;</text:p>
          </table:table-cell>
        </table:table-row>
        <table:table-row>
          <table:table-cell table:style-name="Table89.A2" office:value-type="string">
            <text:p text:style-name="P39">div.z-grid-footer</text:p>
          </table:table-cell>
          <table:table-cell table:style-name="Table89.B2" office:value-type="string">
            <text:p text:style-name="P37">Background color of the footer</text:p>
          </table:table-cell>
          <table:table-cell table:style-name="Table89.C2" office:value-type="string">
            <text:p text:style-name="P13">background: #DAE7F6; border-top: 1px solid #9EB6CE;</text:p>
          </table:table-cell>
        </table:table-row>
      </table:table>
      <text:h text:style-name="Heading_20_3" text:outline-level="3">Mold: <text:span text:style-name="T2">paging</text:span></text:h>
      <text:p text:style-name="P23">Structure:</text:p>
      <table:table table:name="Table90" table:style-name="Table90">
        <table:table-column table:style-name="Table90.A"/>
        <table:table-row>
          <table:table-cell table:style-name="Table90.A1" office:value-type="string">
            <text:p text:style-name="P35">Overview</text:p>
          </table:table-cell>
        </table:table-row>
        <table:table-row table:style-name="Table90.2">
          <table:table-cell table:style-name="Table90.A2" office:value-type="string">
            <text:p text:style-name="Table_20_Contents"/>
            <text:p text:style-name="Table_20_Contents"><draw:frame draw:style-name="fr2" draw:name="graphics39" text:anchor-type="paragraph" svg:width="8.202cm" svg:height="4.71cm" draw:z-index="62"><draw:image xlink:href="../components/images/grid-paging1.jpg" xlink:type="simple" xlink:show="embed" xlink:actuate="onLoad"/></draw:frame></text:p>
          </table:table-cell>
        </table:table-row>
        <text:soft-page-break/>
        <table:table-row table:style-name="Table90.2">
          <table:table-cell table:style-name="Table90.A2" office:value-type="string">
            <text:p text:style-name="Table_20_Contents"><draw:frame draw:style-name="fr2" draw:name="graphics44" text:anchor-type="paragraph" svg:width="14.182cm" svg:height="5.927cm" draw:z-index="63"><draw:image xlink:href="../components/images/grid-paging2.jpg" xlink:type="simple" xlink:show="embed" xlink:actuate="onLoad"/></draw:frame></text:p>
          </table:table-cell>
        </table:table-row>
      </table:table>
      <text:p text:style-name="P11">Events:<text:line-break/></text:p>
      <table:table table:name="Table91" table:style-name="Table91">
        <table:table-column table:style-name="Table91.A"/>
        <table:table-column table:style-name="Table91.B"/>
        <table:table-column table:style-name="Table91.C"/>
        <table:table-column table:style-name="Table91.A"/>
        <table:table-column table:style-name="Table91.E" table:number-columns-repeated="2"/>
        <table:table-column table:style-name="Table91.G"/>
        <table:table-row>
          <table:table-cell table:style-name="Table91.A1" office:value-type="string">
            <text:p text:style-name="P33">Action:</text:p>
          </table:table-cell>
          <table:table-cell table:style-name="Table91.A1" office:value-type="string">
            <text:p text:style-name="P31">Normal (Open)</text:p>
          </table:table-cell>
          <table:table-cell table:style-name="Table91.A1" office:value-type="string">
            <text:p text:style-name="P31">Hover</text:p>
          </table:table-cell>
          <table:table-cell table:style-name="Table91.A1" office:value-type="string">
            <text:p text:style-name="P31">Click, Select, and Drag.</text:p>
          </table:table-cell>
          <table:table-cell table:style-name="Table91.A1" office:value-type="string">
            <text:p text:style-name="P31">Focus</text:p>
          </table:table-cell>
          <table:table-cell table:style-name="Table91.A1" office:value-type="string">
            <text:p text:style-name="P31">Focus and Hover</text:p>
          </table:table-cell>
          <table:table-cell table:style-name="Table91.G1" office:value-type="string">
            <text:p text:style-name="P33">Disable</text:p>
          </table:table-cell>
        </table:table-row>
        <table:table-row>
          <table:table-cell table:style-name="Table91.A2" office:value-type="string">
            <text:p text:style-name="P33">CSS naming:</text:p>
          </table:table-cell>
          <table:table-cell table:style-name="Table91.A2" office:value-type="string">
            <text:p text:style-name="P36"><text:span text:style-name="Source_20_Text">z-grid</text:span></text:p>
          </table:table-cell>
          <table:table-cell table:style-name="Table91.A2" office:value-type="string">
            <text:p text:style-name="P36"><text:span text:style-name="Source_20_Text"/></text:p>
          </table:table-cell>
          <table:table-cell table:style-name="Table91.A2" office:value-type="string">
            <text:p text:style-name="P36"><text:span text:style-name="Source_20_Text"/></text:p>
          </table:table-cell>
          <table:table-cell table:style-name="Table91.A2" office:value-type="string">
            <text:p text:style-name="P36"><text:span text:style-name="Source_20_Text"/></text:p>
          </table:table-cell>
          <table:table-cell table:style-name="Table91.A2" office:value-type="string">
            <text:p text:style-name="P36"><text:span text:style-name="Source_20_Text"/></text:p>
          </table:table-cell>
          <table:table-cell table:style-name="Table91.G2" office:value-type="string">
            <text:p text:style-name="P36"/>
          </table:table-cell>
        </table:table-row>
        <table:table-row>
          <table:table-cell table:style-name="Table91.A2" office:value-type="string">
            <text:p text:style-name="P33">Supported</text:p>
          </table:table-cell>
          <table:table-cell table:style-name="Table91.A2" office:value-type="string">
            <text:p text:style-name="P36">V</text:p>
          </table:table-cell>
          <table:table-cell table:style-name="Table91.A2" office:value-type="string">
            <text:p text:style-name="P36"/>
          </table:table-cell>
          <table:table-cell table:style-name="Table91.A2" office:value-type="string">
            <text:p text:style-name="P36"/>
          </table:table-cell>
          <table:table-cell table:style-name="Table91.A2" office:value-type="string">
            <text:p text:style-name="P36"/>
          </table:table-cell>
          <table:table-cell table:style-name="Table91.A2" office:value-type="string">
            <text:p text:style-name="P36"/>
          </table:table-cell>
          <table:table-cell table:style-name="Table91.G2" office:value-type="string">
            <text:p text:style-name="P36"/>
          </table:table-cell>
        </table:table-row>
      </table:table>
      <text:p text:style-name="P23"><text:tab/></text:p>
      <text:p text:style-name="P12">CSS Specification:</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51">Class Name</text:p>
          </table:table-cell>
          <table:table-cell table:style-name="Table92.A1" office:value-type="string">
            <text:p text:style-name="P52">Description</text:p>
          </table:table-cell>
          <table:table-cell table:style-name="Table92.C1" office:value-type="string">
            <text:p text:style-name="P52">Default Values</text:p>
          </table:table-cell>
        </table:table-row>
        <table:table-row>
          <table:table-cell table:style-name="Table92.A2" office:value-type="string">
            <text:p text:style-name="P38"><text:span text:style-name="Source_20_Text"><text:span text:style-name="T18">div.z-grid-pgi-b</text:span></text:span></text:p>
          </table:table-cell>
          <table:table-cell table:style-name="Table92.B2" office:value-type="string">
            <text:p text:style-name="P37">Border of bottom paging</text:p>
          </table:table-cell>
          <table:table-cell table:style-name="Table92.C2" office:value-type="string">
            <text:p text:style-name="P13">border-top: 1px solid #AAB; overflow: hidden;</text:p>
          </table:table-cell>
        </table:table-row>
        <table:table-row>
          <table:table-cell table:style-name="Table92.A2" office:value-type="string">
            <text:p text:style-name="P39">div.z-grid-pgi-t</text:p>
          </table:table-cell>
          <table:table-cell table:style-name="Table92.B2" office:value-type="string">
            <text:p text:style-name="P37">Border of top paging</text:p>
          </table:table-cell>
          <table:table-cell table:style-name="Table92.C2" office:value-type="string">
            <text:p text:style-name="P13">border-bottom: 1px solid #AAB; overflow: hidden;</text:p>
          </table:table-cell>
        </table:table-row>
      </table:table>
      <text:h text:style-name="P53" text:outline-level="2"><text:bookmark-start text:name="Group"/>Group<text:bookmark-end text:name="Group"/></text:h>
      <text:p text:style-name="P21"><text:span text:style-name="Source_20_Text">Group</text:span> is used for <text:a xlink:type="simple" xlink:href="#Grid"><text:span text:style-name="Source_20_Text">Grid</text:span></text:a>.</text:p>
      <text:p text:style-name="Text_20_body"><text:s/><text:span text:style-name="T9">Note</text:span>:</text:p>
      <text:list text:style-name="L29">
        <text:list-item>
          <text:p text:style-name="P105"><text:a xlink:type="simple" xlink:href="http://zk1.svn.sourceforge.net/viewvc/zk1/branches/3.5/zul/src/archive/web/zul/css/cmps/grid.css.dsp?view=markup">The CSS source of Group from SVN</text:a></text:p>
        </text:list-item>
      </text:list>
      <text:h text:style-name="Heading_20_3" text:outline-level="3">Mold: Default</text:h>
      <text:p text:style-name="P23">Structure:</text:p>
      <table:table table:name="Table93" table:style-name="Table93">
        <table:table-column table:style-name="Table93.A"/>
        <table:table-row>
          <table:table-cell table:style-name="Table93.A1" office:value-type="string">
            <text:p text:style-name="P35">Overview</text:p>
          </table:table-cell>
        </table:table-row>
        <table:table-row table:style-name="Table93.2">
          <table:table-cell table:style-name="Table93.A2" office:value-type="string">
            <text:p text:style-name="Table_20_Contents"/>
            <text:p text:style-name="Table_20_Contents"><draw:frame draw:style-name="fr2" draw:name="graphics122" text:anchor-type="paragraph" svg:width="8.202cm" svg:height="4.207cm" draw:z-index="64"><draw:image xlink:href="../components/images/grid1.jpg" xlink:type="simple" xlink:show="embed" xlink:actuate="onLoad"/></draw:frame></text:p>
          </table:table-cell>
        </table:table-row>
        <table:table-row table:style-name="Table93.2">
          <table:table-cell table:style-name="Table93.A2" office:value-type="string">
            <text:p text:style-name="Table_20_Contents"><draw:frame draw:style-name="fr4" draw:name="graphics218" text:anchor-type="paragraph" svg:width="16.325cm" svg:height="4.198cm" draw:z-index="65"><draw:image xlink:href="../components/images/group1.jpg" xlink:type="simple" xlink:show="embed" xlink:actuate="onLoad"/></draw:frame></text:p>
          </table:table-cell>
        </table:table-row>
      </table:table>
      <text:p text:style-name="P11">Events:<text:line-break/></text:p>
      <table:table table:name="Table94" table:style-name="Table94">
        <table:table-column table:style-name="Table94.A"/>
        <table:table-column table:style-name="Table94.B"/>
        <table:table-column table:style-name="Table94.C"/>
        <table:table-column table:style-name="Table94.A"/>
        <table:table-column table:style-name="Table94.E" table:number-columns-repeated="2"/>
        <table:table-column table:style-name="Table94.G"/>
        <table:table-row>
          <table:table-cell table:style-name="Table94.A1" office:value-type="string">
            <text:p text:style-name="P33">Action:</text:p>
          </table:table-cell>
          <table:table-cell table:style-name="Table94.A1" office:value-type="string">
            <text:p text:style-name="P31">Normal (Open)</text:p>
          </table:table-cell>
          <table:table-cell table:style-name="Table94.A1" office:value-type="string">
            <text:p text:style-name="P31">Hover</text:p>
          </table:table-cell>
          <table:table-cell table:style-name="Table94.A1" office:value-type="string">
            <text:p text:style-name="P31">Click, Select, and Drag.</text:p>
          </table:table-cell>
          <table:table-cell table:style-name="Table94.A1" office:value-type="string">
            <text:p text:style-name="P31">Focus</text:p>
          </table:table-cell>
          <table:table-cell table:style-name="Table94.A1" office:value-type="string">
            <text:p text:style-name="P31">Focus and Hover</text:p>
          </table:table-cell>
          <table:table-cell table:style-name="Table94.G1" office:value-type="string">
            <text:p text:style-name="P33">Disable</text:p>
          </table:table-cell>
        </table:table-row>
        <table:table-row>
          <table:table-cell table:style-name="Table94.A2" office:value-type="string">
            <text:p text:style-name="P33">CSS naming:</text:p>
          </table:table-cell>
          <table:table-cell table:style-name="Table94.A2" office:value-type="string">
            <text:p text:style-name="P36"><text:span text:style-name="Source_20_Text">z-group</text:span></text:p>
          </table:table-cell>
          <table:table-cell table:style-name="Table94.A2" office:value-type="string">
            <text:p text:style-name="P36"><text:span text:style-name="Source_20_Text"/></text:p>
          </table:table-cell>
          <table:table-cell table:style-name="Table94.A2" office:value-type="string">
            <text:p text:style-name="P36"><text:span text:style-name="Source_20_Text"/></text:p>
          </table:table-cell>
          <table:table-cell table:style-name="Table94.A2" office:value-type="string">
            <text:p text:style-name="P36"><text:span text:style-name="Source_20_Text"/></text:p>
          </table:table-cell>
          <table:table-cell table:style-name="Table94.A2" office:value-type="string">
            <text:p text:style-name="P36"><text:span text:style-name="Source_20_Text"/></text:p>
          </table:table-cell>
          <table:table-cell table:style-name="Table94.G2" office:value-type="string">
            <text:p text:style-name="P36"/>
          </table:table-cell>
        </table:table-row>
        <table:table-row>
          <table:table-cell table:style-name="Table94.A2" office:value-type="string">
            <text:p text:style-name="P33">Supported</text:p>
          </table:table-cell>
          <table:table-cell table:style-name="Table94.A2" office:value-type="string">
            <text:p text:style-name="P36">V</text:p>
          </table:table-cell>
          <table:table-cell table:style-name="Table94.A2" office:value-type="string">
            <text:p text:style-name="P36"/>
          </table:table-cell>
          <table:table-cell table:style-name="Table94.A2" office:value-type="string">
            <text:p text:style-name="P36"/>
          </table:table-cell>
          <table:table-cell table:style-name="Table94.A2" office:value-type="string">
            <text:p text:style-name="P36"/>
          </table:table-cell>
          <table:table-cell table:style-name="Table94.A2" office:value-type="string">
            <text:p text:style-name="P36"/>
          </table:table-cell>
          <table:table-cell table:style-name="Table94.G2" office:value-type="string">
            <text:p text:style-name="P36"/>
          </table:table-cell>
        </table:table-row>
      </table:table>
      <text:p text:style-name="P23"><text:tab/></text:p>
      <text:p text:style-name="P12">CSS Specification:</text:p>
      <table:table table:name="Table95" table:style-name="Table95">
        <table:table-column table:style-name="Table95.A"/>
        <table:table-column table:style-name="Table95.B"/>
        <table:table-column table:style-name="Table95.C"/>
        <text:soft-page-break/>
        <table:table-row table:style-name="Table95.1">
          <table:table-cell table:style-name="Table95.A1" office:value-type="string">
            <text:p text:style-name="P51">Class Name</text:p>
          </table:table-cell>
          <table:table-cell table:style-name="Table95.A1" office:value-type="string">
            <text:p text:style-name="P52">Description</text:p>
          </table:table-cell>
          <table:table-cell table:style-name="Table95.C1" office:value-type="string">
            <text:p text:style-name="P52">Default Values</text:p>
          </table:table-cell>
        </table:table-row>
        <table:table-row>
          <table:table-cell table:style-name="Table95.A2" office:value-type="string">
            <text:p text:style-name="P41">tr.z-group</text:p>
          </table:table-cell>
          <table:table-cell table:style-name="Table95.B2" office:value-type="string">
            <text:p text:style-name="P37">Background image</text:p>
          </table:table-cell>
          <table:table-cell table:style-name="Table95.C2" office:value-type="string">
            <text:p text:style-name="P6">background: #E9F2FB url(<text:span text:style-name="T22">${c:encodeURL('~./zul/img/grid/group_bg.gif')}</text:span>) repeat-x 0 0;</text:p>
          </table:table-cell>
        </table:table-row>
        <table:table-row>
          <table:table-cell table:style-name="Table95.A2" office:value-type="string">
            <text:p text:style-name="P38"><text:span text:style-name="Source_20_Text"><text:span text:style-name="T18">div.z-group-cnt</text:span></text:span></text:p>
          </table:table-cell>
          <table:table-cell table:style-name="Table95.B2" office:value-type="string">
            <text:p text:style-name="P37">Font size</text:p>
          </table:table-cell>
          <table:table-cell table:style-name="Table9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95.A2" office:value-type="string">
            <text:p text:style-name="P39">.z-group-inner .z-group-cnt span, .z-group-inner .z-group-cnt</text:p>
          </table:table-cell>
          <table:table-cell table:style-name="Table95.B2" office:value-type="string">
            <text:p text:style-name="P37">Color and font size</text:p>
          </table:table-cell>
          <table:table-cell table:style-name="Table95.C2" office:value-type="string">
            <text:p text:style-name="P6">color:#3764a0; font: normal <text:span text:style-name="T22">${fontSizeM}</text:span> <text:span text:style-name="T22">${fontFamilyT}</text:span>; padding: 4px 2px; width: auto;font-weight:bold;</text:p>
          </table:table-cell>
        </table:table-row>
        <table:table-row>
          <table:table-cell table:style-name="Table95.A2" office:value-type="string">
            <text:p text:style-name="P39">td.z-group-inner</text:p>
          </table:table-cell>
          <table:table-cell table:style-name="Table95.B2" office:value-type="string">
            <text:p text:style-name="P37">Padding and border</text:p>
          </table:table-cell>
          <table:table-cell table:style-name="Table95.C2" office:value-type="string">
            <text:p text:style-name="P13">padding: 2px; overflow: hidden; border-top: 2px solid #81BAF5; border-bottom: 1px solid #bcd2ef; color: #3764a0; font: normal <text:span text:style-name="T22">${fontSizeM}</text:span> <text:span text:style-name="T22">${fontFamilyT}</text:span>;font-weight:bold;</text:p>
          </table:table-cell>
        </table:table-row>
        <table:table-row>
          <table:table-cell table:style-name="Table95.A2" office:value-type="string">
            <text:p text:style-name="P39">.z-group-img</text:p>
          </table:table-cell>
          <table:table-cell table:style-name="Table95.B2" office:value-type="string">
            <text:p text:style-name="P37">Image icon</text:p>
          </table:table-cell>
          <table:table-cell table:style-name="Table95.C2" office:value-type="string">
            <text:p text:style-name="P6">width: 18px; min-height: 18px; height: 100%; background-image: url(<text:span text:style-name="T22">${c:encodeURL('~./zul/img/toggle.gif')}</text:span>); background-repeat: no-repeat; vertical-align: top; cursor: pointer; border: 0;</text:p>
          </table:table-cell>
        </table:table-row>
      </table:table>
      <text:h text:style-name="P53" text:outline-level="2"><text:bookmark-start text:name="Groupbox"/>Groupbox<text:bookmark-end text:name="Groupbox"/></text:h>
      <text:p text:style-name="P21"><text:span text:style-name="Source_20_Text">Groupbox</text:span> has two mold: Default and 3d. <text:span text:style-name="Source_20_Text">Groupbox</text:span> combines <text:a xlink:type="simple" xlink:href="#Caption"><text:span text:style-name="Source_20_Text">Caption</text:span></text:a> as its title.</text:p>
      <text:p text:style-name="Text_20_body"><text:s/><text:span text:style-name="T9">Note</text:span>:</text:p>
      <text:list text:style-name="L30">
        <text:list-item>
          <text:p text:style-name="P106"><text:a xlink:type="simple" xlink:href="http://zk1.svn.sourceforge.net/viewvc/zk1/branches/3.5/zul/src/archive/web/zul/css/cmps/groupbox.css.dsp?view=markup">The CSS source of Groupbox from SVN</text:a></text:p>
        </text:list-item>
      </text:list>
      <text:h text:style-name="Heading_20_3" text:outline-level="3">Mold: Default</text:h>
      <text:p text:style-name="P23">Structure:</text:p>
      <table:table table:name="Table96" table:style-name="Table96">
        <table:table-column table:style-name="Table96.A"/>
        <table:table-row>
          <table:table-cell table:style-name="Table96.A1" office:value-type="string">
            <text:p text:style-name="P35">Overview</text:p>
          </table:table-cell>
        </table:table-row>
        <table:table-row table:style-name="Table96.2">
          <table:table-cell table:style-name="Table96.A2" office:value-type="string">
            <text:p text:style-name="Table_20_Contents"/>
            <text:p text:style-name="Table_20_Contents"><draw:frame draw:style-name="fr2" draw:name="graphics123" text:anchor-type="paragraph" svg:width="8.811cm" svg:height="1.958cm" draw:z-index="66"><draw:image xlink:href="../components/images/groupbox1.jpg" xlink:type="simple" xlink:show="embed" xlink:actuate="onLoad"/></draw:frame></text:p>
          </table:table-cell>
        </table:table-row>
        <table:table-row table:style-name="Table96.2">
          <table:table-cell table:style-name="Table96.A2" office:value-type="string">
            <text:p text:style-name="Table_20_Contents"><draw:frame draw:style-name="fr2" draw:name="graphics219" text:anchor-type="paragraph" svg:width="14.658cm" svg:height="4.736cm" draw:z-index="67"><draw:image xlink:href="../components/images/groupbox2.jpg" xlink:type="simple" xlink:show="embed" xlink:actuate="onLoad"/></draw:frame></text:p>
          </table:table-cell>
        </table:table-row>
      </table:table>
      <text:p text:style-name="P11">Events:<text:line-break/></text:p>
      <table:table table:name="Table97" table:style-name="Table97">
        <table:table-column table:style-name="Table97.A"/>
        <table:table-column table:style-name="Table97.B"/>
        <table:table-column table:style-name="Table97.C"/>
        <table:table-column table:style-name="Table97.D"/>
        <table:table-column table:style-name="Table97.E" table:number-columns-repeated="2"/>
        <table:table-column table:style-name="Table97.G"/>
        <table:table-row>
          <table:table-cell table:style-name="Table97.A1" office:value-type="string">
            <text:p text:style-name="P33">Action:</text:p>
          </table:table-cell>
          <table:table-cell table:style-name="Table97.A1" office:value-type="string">
            <text:p text:style-name="P31">Normal (Open)</text:p>
          </table:table-cell>
          <table:table-cell table:style-name="Table97.A1" office:value-type="string">
            <text:p text:style-name="P31">Hover</text:p>
          </table:table-cell>
          <table:table-cell table:style-name="Table97.A1" office:value-type="string">
            <text:p text:style-name="P31">Click, Select, and Drag.</text:p>
          </table:table-cell>
          <table:table-cell table:style-name="Table97.A1" office:value-type="string">
            <text:p text:style-name="P31">Focus</text:p>
          </table:table-cell>
          <table:table-cell table:style-name="Table97.A1" office:value-type="string">
            <text:p text:style-name="P31">Focus and Hover</text:p>
          </table:table-cell>
          <table:table-cell table:style-name="Table97.G1" office:value-type="string">
            <text:p text:style-name="P33">Disable</text:p>
          </table:table-cell>
        </table:table-row>
        <table:table-row>
          <table:table-cell table:style-name="Table97.A2" office:value-type="string">
            <text:p text:style-name="P33">CSS naming:</text:p>
          </table:table-cell>
          <table:table-cell table:style-name="Table97.A2" office:value-type="string">
            <text:p text:style-name="P36"><text:span text:style-name="Source_20_Text">z-fieldset</text:span></text:p>
          </table:table-cell>
          <table:table-cell table:style-name="Table97.A2" office:value-type="string">
            <text:p text:style-name="P36"><text:span text:style-name="Source_20_Text"/></text:p>
          </table:table-cell>
          <table:table-cell table:style-name="Table97.A2" office:value-type="string">
            <text:p text:style-name="P36"><text:span text:style-name="Source_20_Text"/></text:p>
          </table:table-cell>
          <table:table-cell table:style-name="Table97.A2" office:value-type="string">
            <text:p text:style-name="P36"><text:span text:style-name="Source_20_Text"/></text:p>
          </table:table-cell>
          <table:table-cell table:style-name="Table97.A2" office:value-type="string">
            <text:p text:style-name="P36"><text:span text:style-name="Source_20_Text"/></text:p>
          </table:table-cell>
          <table:table-cell table:style-name="Table97.G2" office:value-type="string">
            <text:p text:style-name="P36"/>
          </table:table-cell>
        </table:table-row>
        <table:table-row>
          <table:table-cell table:style-name="Table97.A2" office:value-type="string">
            <text:p text:style-name="P33">Supported</text:p>
          </table:table-cell>
          <table:table-cell table:style-name="Table97.A2" office:value-type="string">
            <text:p text:style-name="P36">V</text:p>
          </table:table-cell>
          <table:table-cell table:style-name="Table97.A2" office:value-type="string">
            <text:p text:style-name="P36"/>
          </table:table-cell>
          <table:table-cell table:style-name="Table97.A2" office:value-type="string">
            <text:p text:style-name="P36"/>
          </table:table-cell>
          <table:table-cell table:style-name="Table97.A2" office:value-type="string">
            <text:p text:style-name="P36"/>
          </table:table-cell>
          <table:table-cell table:style-name="Table97.A2" office:value-type="string">
            <text:p text:style-name="P36"/>
          </table:table-cell>
          <table:table-cell table:style-name="Table97.G2" office:value-type="string">
            <text:p text:style-name="P36"/>
          </table:table-cell>
        </table:table-row>
      </table:table>
      <text:p text:style-name="P23"><text:tab/></text:p>
      <text:p text:style-name="P12">CSS Specification:</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51">Class Name</text:p>
          </table:table-cell>
          <table:table-cell table:style-name="Table98.A1" office:value-type="string">
            <text:p text:style-name="P52">Description</text:p>
          </table:table-cell>
          <table:table-cell table:style-name="Table98.C1" office:value-type="string">
            <text:p text:style-name="P52">Default Values</text:p>
          </table:table-cell>
        </table:table-row>
        <table:table-row>
          <table:table-cell table:style-name="Table98.A2" office:value-type="string">
            <text:p text:style-name="P38"><text:span text:style-name="Source_20_Text"><text:span text:style-name="T18">.z-fieldset-cnt</text:span></text:span></text:p>
          </table:table-cell>
          <table:table-cell table:style-name="Table98.B2" office:value-type="string">
            <text:p text:style-name="P37">Overflow of content</text:p>
          </table:table-cell>
          <table:table-cell table:style-name="Table98.C2" office:value-type="string">
            <text:p text:style-name="P13">overflow: hidden;</text:p>
          </table:table-cell>
        </table:table-row>
      </table:table>
      <text:h text:style-name="Heading_20_3" text:outline-level="3"><text:soft-page-break/>Mold: <text:span text:style-name="T2">3d</text:span></text:h>
      <text:p text:style-name="Text_20_body"><text:span text:style-name="Source_20_Text"><text:span text:style-name="T2">Groupbox</text:span></text:span><text:span text:style-name="T2">'s 3d mold is made by </text:span><text:a xlink:type="simple" xlink:href="#Parts: (3 x 3 grid)"><text:span text:style-name="T2">3*3 grid</text:span></text:a><text:span text:style-name="T2"> style.</text:span></text:p>
      <text:p text:style-name="P23">Structure:</text:p>
      <table:table table:name="Table99" table:style-name="Table99">
        <table:table-column table:style-name="Table99.A"/>
        <table:table-row>
          <table:table-cell table:style-name="Table99.A1" office:value-type="string">
            <text:p text:style-name="P35">Overview</text:p>
          </table:table-cell>
        </table:table-row>
        <table:table-row table:style-name="Table99.2">
          <table:table-cell table:style-name="Table99.A2" office:value-type="string">
            <text:p text:style-name="Table_20_Contents"/>
            <text:p text:style-name="Table_20_Contents"><draw:frame draw:style-name="fr2" draw:name="graphics40" text:anchor-type="paragraph" svg:width="8.096cm" svg:height="2.011cm" draw:z-index="68"><draw:image xlink:href="../components/images/groupbox-3d1.jpg" xlink:type="simple" xlink:show="embed" xlink:actuate="onLoad"/></draw:frame></text:p>
          </table:table-cell>
        </table:table-row>
        <table:table-row table:style-name="Table99.2">
          <table:table-cell table:style-name="Table99.A2" office:value-type="string">
            <text:p text:style-name="Table_20_Contents"><draw:frame draw:style-name="fr2" draw:name="graphics45" text:anchor-type="paragraph" svg:width="16.087cm" svg:height="5.927cm" draw:z-index="69"><draw:image xlink:href="../components/images/groupbox-3d2.jpg" xlink:type="simple" xlink:show="embed" xlink:actuate="onLoad"/></draw:frame></text:p>
          </table:table-cell>
        </table:table-row>
      </table:table>
      <text:p text:style-name="P11">Events:<text:line-break/></text:p>
      <table:table table:name="Table100" table:style-name="Table100">
        <table:table-column table:style-name="Table100.A"/>
        <table:table-column table:style-name="Table100.B"/>
        <table:table-column table:style-name="Table100.C"/>
        <table:table-column table:style-name="Table100.D"/>
        <table:table-column table:style-name="Table100.E" table:number-columns-repeated="2"/>
        <table:table-column table:style-name="Table100.G"/>
        <table:table-row>
          <table:table-cell table:style-name="Table100.A1" office:value-type="string">
            <text:p text:style-name="P33">Action:</text:p>
          </table:table-cell>
          <table:table-cell table:style-name="Table100.A1" office:value-type="string">
            <text:p text:style-name="P31">Normal (Open)</text:p>
          </table:table-cell>
          <table:table-cell table:style-name="Table100.A1" office:value-type="string">
            <text:p text:style-name="P31">Hover</text:p>
          </table:table-cell>
          <table:table-cell table:style-name="Table100.A1" office:value-type="string">
            <text:p text:style-name="P31">Click, Select, and Drag.</text:p>
          </table:table-cell>
          <table:table-cell table:style-name="Table100.A1" office:value-type="string">
            <text:p text:style-name="P31">Focus</text:p>
          </table:table-cell>
          <table:table-cell table:style-name="Table100.A1" office:value-type="string">
            <text:p text:style-name="P31">Focus and Hover</text:p>
          </table:table-cell>
          <table:table-cell table:style-name="Table100.G1" office:value-type="string">
            <text:p text:style-name="P33">Disable</text:p>
          </table:table-cell>
        </table:table-row>
        <table:table-row>
          <table:table-cell table:style-name="Table100.A2" office:value-type="string">
            <text:p text:style-name="P33">CSS naming:</text:p>
          </table:table-cell>
          <table:table-cell table:style-name="Table100.A2" office:value-type="string">
            <text:p text:style-name="P36"><text:span text:style-name="Source_20_Text">z-groupbox</text:span></text:p>
          </table:table-cell>
          <table:table-cell table:style-name="Table100.A2" office:value-type="string">
            <text:p text:style-name="P36"><text:span text:style-name="Source_20_Text"/></text:p>
          </table:table-cell>
          <table:table-cell table:style-name="Table100.A2" office:value-type="string">
            <text:p text:style-name="P36"><text:span text:style-name="Source_20_Text"/></text:p>
          </table:table-cell>
          <table:table-cell table:style-name="Table100.A2" office:value-type="string">
            <text:p text:style-name="P36"><text:span text:style-name="Source_20_Text"/></text:p>
          </table:table-cell>
          <table:table-cell table:style-name="Table100.A2" office:value-type="string">
            <text:p text:style-name="P36"><text:span text:style-name="Source_20_Text"/></text:p>
          </table:table-cell>
          <table:table-cell table:style-name="Table100.G2" office:value-type="string">
            <text:p text:style-name="P36"/>
          </table:table-cell>
        </table:table-row>
        <table:table-row>
          <table:table-cell table:style-name="Table100.A2" office:value-type="string">
            <text:p text:style-name="P33">Supported</text:p>
          </table:table-cell>
          <table:table-cell table:style-name="Table100.A2" office:value-type="string">
            <text:p text:style-name="P36">V</text:p>
          </table:table-cell>
          <table:table-cell table:style-name="Table100.A2" office:value-type="string">
            <text:p text:style-name="P36"/>
          </table:table-cell>
          <table:table-cell table:style-name="Table100.A2" office:value-type="string">
            <text:p text:style-name="P36"/>
          </table:table-cell>
          <table:table-cell table:style-name="Table100.A2" office:value-type="string">
            <text:p text:style-name="P36"/>
          </table:table-cell>
          <table:table-cell table:style-name="Table100.A2" office:value-type="string">
            <text:p text:style-name="P36"/>
          </table:table-cell>
          <table:table-cell table:style-name="Table100.G2" office:value-type="string">
            <text:p text:style-name="P36"/>
          </table:table-cell>
        </table:table-row>
      </table:table>
      <text:p text:style-name="P23"><text:tab/></text:p>
      <text:p text:style-name="P12">CSS Specification:</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51">Class Name</text:p>
          </table:table-cell>
          <table:table-cell table:style-name="Table101.A1" office:value-type="string">
            <text:p text:style-name="P52">Description</text:p>
          </table:table-cell>
          <table:table-cell table:style-name="Table101.C1" office:value-type="string">
            <text:p text:style-name="P52">Default Values</text:p>
          </table:table-cell>
        </table:table-row>
        <table:table-row>
          <table:table-cell table:style-name="Table101.A2" office:value-type="string">
            <text:p text:style-name="P38"><text:span text:style-name="Source_20_Text"><text:span text:style-name="T18">.z-groupbox-header</text:span></text:span></text:p>
          </table:table-cell>
          <table:table-cell table:style-name="Table101.B2" office:value-type="string">
            <text:p text:style-name="P37">Overflow of header</text:p>
          </table:table-cell>
          <table:table-cell table:style-name="Table101.C2" office:value-type="string">
            <text:p text:style-name="P13">overflow: hidden; zoom: 1;</text:p>
          </table:table-cell>
        </table:table-row>
        <table:table-row>
          <table:table-cell table:style-name="Table101.A2" office:value-type="string">
            <text:p text:style-name="P41">.z-groupbox-tl .z-groupbox-header</text:p>
          </table:table-cell>
          <table:table-cell table:style-name="Table101.B2" office:value-type="string">
            <text:p text:style-name="P37">Font size</text:p>
          </table:table-cell>
          <table:table-cell table:style-name="Table101.C2" office:value-type="string">
            <text:p text:style-name="P6">Color: #373737; font-family: <text:span text:style-name="T22">${fontFamilyT}</text:span>;font-size: <text:span text:style-name="T22">${fontSizeM}</text:span>; font-weight: normal; padding: 5px 0 4px 0; border: 0 none; background: transparent;</text:p>
          </table:table-cell>
        </table:table-row>
        <text:soft-page-break/>
        <table:table-row>
          <table:table-cell table:style-name="Table101.A2" office:value-type="string">
            <text:p text:style-name="P41">.z-groupbox-tm</text:p>
          </table:table-cell>
          <table:table-cell table:style-name="Table101.B2" office:value-type="string">
            <text:p text:style-name="P37">Background of top middle</text:p>
          </table:table-cell>
          <table:table-cell table:style-name="Table101.C2" office:value-type="string">
            <text:p text:style-name="P6">background: transparent url(<text:span text:style-name="T22">${c:encodeURL('~./zul/img/groupbox/groupbox-tb.png')}</text:span>) repeat-x 0 0; overflow: hidden;</text:p>
          </table:table-cell>
        </table:table-row>
        <table:table-row>
          <table:table-cell table:style-name="Table101.A2" office:value-type="string">
            <text:p text:style-name="P41">.z-groupbox-tl</text:p>
          </table:table-cell>
          <table:table-cell table:style-name="Table101.B2" office:value-type="string">
            <text:p text:style-name="P37">Background of top left</text:p>
          </table:table-cell>
          <table:table-cell table:style-name="Table101.C2" office:value-type="string">
            <text:p text:style-name="P6">background: transparent url(<text:span text:style-name="T22">${c:encodeURL('~./zul/img/groupbox/groupbox-corners.png')}</text:span>) no-repeat 0 0; padding-left: 6px; zoom: 1; border-bottom: 1px solid #B2CCD9;</text:p>
          </table:table-cell>
        </table:table-row>
        <table:table-row>
          <table:table-cell table:style-name="Table101.A2" office:value-type="string">
            <text:p text:style-name="P41">.z-groupbox-tr</text:p>
          </table:table-cell>
          <table:table-cell table:style-name="Table101.B2" office:value-type="string">
            <text:p text:style-name="P37">Background of top right</text:p>
          </table:table-cell>
          <table:table-cell table:style-name="Table101.C2" office:value-type="string">
            <text:p text:style-name="P6">background: transparent url(<text:span text:style-name="T22">${c:encodeURL('~./zul/img/groupbox/groupbox-corners.png')}</text:span>) no-repeat right 0; zoom: 1; padding-right: 6px;</text:p>
          </table:table-cell>
        </table:table-row>
        <table:table-row>
          <table:table-cell table:style-name="Table101.A2" office:value-type="string">
            <text:p text:style-name="P41">.z-groupbox-cnt</text:p>
          </table:table-cell>
          <table:table-cell table:style-name="Table101.B2" office:value-type="string">
            <text:p text:style-name="P37">Border of content</text:p>
          </table:table-cell>
          <table:table-cell table:style-name="Table101.C2" office:value-type="string">
            <text:p text:style-name="P6">border: 1px solid #B2CCD9; padding: 5px;</text:p>
          </table:table-cell>
        </table:table-row>
        <table:table-row>
          <table:table-cell table:style-name="Table101.A2" office:value-type="string">
            <text:p text:style-name="P41">.z-groupbox-bm</text:p>
          </table:table-cell>
          <table:table-cell table:style-name="Table101.B2" office:value-type="string">
            <text:p text:style-name="P37">Background of bottom middle</text:p>
          </table:table-cell>
          <table:table-cell table:style-name="Table101.C2" office:value-type="string">
            <text:p text:style-name="P6">background:transparent url(<text:span text:style-name="T22">${c:encodeURL('~./img/shdmd.gif')}</text:span>) repeat-x 0 0; height: 6px; font-size: 0; line-height: 0; zoom: 1;</text:p>
          </table:table-cell>
        </table:table-row>
        <table:table-row>
          <table:table-cell table:style-name="Table101.A2" office:value-type="string">
            <text:p text:style-name="P41">.z-groupbox-bl</text:p>
          </table:table-cell>
          <table:table-cell table:style-name="Table101.B2" office:value-type="string">
            <text:p text:style-name="P37">Background of bottom left</text:p>
          </table:table-cell>
          <table:table-cell table:style-name="Table101.C2" office:value-type="string">
            <text:p text:style-name="P6">background:transparent url(<text:span text:style-name="T22">${c:encodeURL('~./img/shdlf.gif')}</text:span>) no-repeat 0 bottom; padding-left: 6px; zoom: 1;</text:p>
          </table:table-cell>
        </table:table-row>
        <table:table-row>
          <table:table-cell table:style-name="Table101.A2" office:value-type="string">
            <text:p text:style-name="P41">.z-groupbox-br</text:p>
          </table:table-cell>
          <table:table-cell table:style-name="Table101.B2" office:value-type="string">
            <text:p text:style-name="P37">Background of bottom right</text:p>
          </table:table-cell>
          <table:table-cell table:style-name="Table101.C2" office:value-type="string">
            <text:p text:style-name="P6">background:transparent url(<text:span text:style-name="T22">${c:encodeURL('~./img/shdrg.gif')}</text:span>) no-repeat right bottom; padding-right: 6px; zoom: 1;</text:p>
          </table:table-cell>
        </table:table-row>
      </table:table>
      <text:h text:style-name="P53" text:outline-level="2"><text:bookmark-start text:name="Groupfoot"/>Groupfoot<text:bookmark-end text:name="Groupfoot"/></text:h>
      <text:p text:style-name="P21"><text:span text:style-name="Source_20_Text">Groupfoot</text:span> is used for <text:a xlink:type="simple" xlink:href="#Grid"><text:span text:style-name="Source_20_Text">Grid</text:span></text:a>.</text:p>
      <text:p text:style-name="Text_20_body"><text:s/><text:span text:style-name="T9">Note</text:span>:</text:p>
      <text:list text:style-name="L31">
        <text:list-item>
          <text:p text:style-name="P107"><text:a xlink:type="simple" xlink:href="http://zk1.svn.sourceforge.net/viewvc/zk1/branches/3.5/zul/src/archive/web/zul/css/cmps/grid.css.dsp?view=markup">The CSS source of Groupfoot from SVN</text:a></text:p>
        </text:list-item>
      </text:list>
      <text:h text:style-name="Heading_20_3" text:outline-level="3">Mold: Default</text:h>
      <text:p text:style-name="P23">Structure:</text:p>
      <table:table table:name="Table102" table:style-name="Table102">
        <table:table-column table:style-name="Table102.A"/>
        <table:table-row>
          <table:table-cell table:style-name="Table102.A1" office:value-type="string">
            <text:p text:style-name="P35">Overview</text:p>
          </table:table-cell>
        </table:table-row>
        <table:table-row table:style-name="Table102.2">
          <table:table-cell table:style-name="Table102.A2" office:value-type="string">
            <text:p text:style-name="Table_20_Contents"/>
            <text:p text:style-name="Table_20_Contents"><draw:frame draw:style-name="fr2" draw:name="graphics124" text:anchor-type="paragraph" svg:width="8.202cm" svg:height="4.207cm" draw:z-index="70"><draw:image xlink:href="../components/images/grid1.jpg" xlink:type="simple" xlink:show="embed" xlink:actuate="onLoad"/></draw:frame></text:p>
          </table:table-cell>
        </table:table-row>
        <table:table-row table:style-name="Table102.2">
          <table:table-cell table:style-name="Table102.A2" office:value-type="string">
            <text:p text:style-name="Table_20_Contents"><draw:frame draw:style-name="fr2" draw:name="graphics220" text:anchor-type="paragraph" svg:width="13.626cm" svg:height="3.889cm" draw:z-index="71"><draw:image xlink:href="../components/images/groupfoot1.jpg" xlink:type="simple" xlink:show="embed" xlink:actuate="onLoad"/></draw:frame></text:p>
          </table:table-cell>
        </table:table-row>
      </table:table>
      <text:p text:style-name="P11">Events:<text:line-break/></text:p>
      <table:table table:name="Table103" table:style-name="Table103">
        <table:table-column table:style-name="Table103.A"/>
        <table:table-column table:style-name="Table103.B"/>
        <table:table-column table:style-name="Table103.C"/>
        <table:table-column table:style-name="Table103.A"/>
        <table:table-column table:style-name="Table103.E" table:number-columns-repeated="2"/>
        <table:table-column table:style-name="Table103.G"/>
        <table:table-row>
          <table:table-cell table:style-name="Table103.A1" office:value-type="string">
            <text:p text:style-name="P33">Action:</text:p>
          </table:table-cell>
          <table:table-cell table:style-name="Table103.A1" office:value-type="string">
            <text:p text:style-name="P31">Normal (Open)</text:p>
          </table:table-cell>
          <table:table-cell table:style-name="Table103.A1" office:value-type="string">
            <text:p text:style-name="P31">Hover</text:p>
          </table:table-cell>
          <table:table-cell table:style-name="Table103.A1" office:value-type="string">
            <text:p text:style-name="P31">Click, Select, and Drag.</text:p>
          </table:table-cell>
          <table:table-cell table:style-name="Table103.A1" office:value-type="string">
            <text:p text:style-name="P31">Focus</text:p>
          </table:table-cell>
          <table:table-cell table:style-name="Table103.A1" office:value-type="string">
            <text:p text:style-name="P31">Focus and Hover</text:p>
          </table:table-cell>
          <table:table-cell table:style-name="Table103.G1" office:value-type="string">
            <text:p text:style-name="P33">Disable</text:p>
          </table:table-cell>
        </table:table-row>
        <table:table-row>
          <table:table-cell table:style-name="Table103.A2" office:value-type="string">
            <text:p text:style-name="P33">CSS naming:</text:p>
          </table:table-cell>
          <table:table-cell table:style-name="Table103.A2" office:value-type="string">
            <text:p text:style-name="P36"><text:span text:style-name="Source_20_Text">z-group-foot</text:span></text:p>
          </table:table-cell>
          <table:table-cell table:style-name="Table103.A2" office:value-type="string">
            <text:p text:style-name="P36"><text:span text:style-name="Source_20_Text"/></text:p>
          </table:table-cell>
          <table:table-cell table:style-name="Table103.A2" office:value-type="string">
            <text:p text:style-name="P36"><text:span text:style-name="Source_20_Text"/></text:p>
          </table:table-cell>
          <table:table-cell table:style-name="Table103.A2" office:value-type="string">
            <text:p text:style-name="P36"><text:span text:style-name="Source_20_Text"/></text:p>
          </table:table-cell>
          <table:table-cell table:style-name="Table103.A2" office:value-type="string">
            <text:p text:style-name="P36"><text:span text:style-name="Source_20_Text"/></text:p>
          </table:table-cell>
          <table:table-cell table:style-name="Table103.G2" office:value-type="string">
            <text:p text:style-name="P36"/>
          </table:table-cell>
        </table:table-row>
        <table:table-row>
          <table:table-cell table:style-name="Table103.A2" office:value-type="string">
            <text:p text:style-name="P33">Supported</text:p>
          </table:table-cell>
          <table:table-cell table:style-name="Table103.A2" office:value-type="string">
            <text:p text:style-name="P36">V</text:p>
          </table:table-cell>
          <table:table-cell table:style-name="Table103.A2" office:value-type="string">
            <text:p text:style-name="P36"/>
          </table:table-cell>
          <table:table-cell table:style-name="Table103.A2" office:value-type="string">
            <text:p text:style-name="P36"/>
          </table:table-cell>
          <table:table-cell table:style-name="Table103.A2" office:value-type="string">
            <text:p text:style-name="P36"/>
          </table:table-cell>
          <table:table-cell table:style-name="Table103.A2" office:value-type="string">
            <text:p text:style-name="P36"/>
          </table:table-cell>
          <table:table-cell table:style-name="Table103.G2" office:value-type="string">
            <text:p text:style-name="P36"/>
          </table:table-cell>
        </table:table-row>
      </table:table>
      <text:p text:style-name="P23"><text:tab/></text:p>
      <text:p text:style-name="P12">CSS Specification:</text:p>
      <table:table table:name="Table104" table:style-name="Table104">
        <table:table-column table:style-name="Table104.A"/>
        <table:table-column table:style-name="Table104.B"/>
        <table:table-column table:style-name="Table104.C"/>
        <text:soft-page-break/>
        <table:table-row table:style-name="Table104.1">
          <table:table-cell table:style-name="Table104.A1" office:value-type="string">
            <text:p text:style-name="P51">Class Name</text:p>
          </table:table-cell>
          <table:table-cell table:style-name="Table104.A1" office:value-type="string">
            <text:p text:style-name="P52">Description</text:p>
          </table:table-cell>
          <table:table-cell table:style-name="Table104.C1" office:value-type="string">
            <text:p text:style-name="P52">Default Values</text:p>
          </table:table-cell>
        </table:table-row>
        <table:table-row>
          <table:table-cell table:style-name="Table104.A2" office:value-type="string">
            <text:p text:style-name="P41">.z-group-foot</text:p>
          </table:table-cell>
          <table:table-cell table:style-name="Table104.B2" office:value-type="string">
            <text:p text:style-name="P37">Background image</text:p>
          </table:table-cell>
          <table:table-cell table:style-name="Table104.C2" office:value-type="string">
            <text:p text:style-name="P6">background: #E9F2FB url(<text:span text:style-name="T22">${c:encodeURL('~./zul/img/grid/groupfoot_bg.gif')}</text:span>) repeat-x 0 0;</text:p>
          </table:table-cell>
        </table:table-row>
        <table:table-row>
          <table:table-cell table:style-name="Table104.A2" office:value-type="string">
            <text:p text:style-name="P38"><text:span text:style-name="Source_20_Text"><text:span text:style-name="T18">div.z-group-foot-cnt</text:span></text:span></text:p>
          </table:table-cell>
          <table:table-cell table:style-name="Table104.B2" office:value-type="string">
            <text:p text:style-name="P37">Border</text:p>
          </table:table-cell>
          <table:table-cell table:style-name="Table104.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04.A2" office:value-type="string">
            <text:p text:style-name="P39">td.z-group-foot-inner</text:p>
          </table:table-cell>
          <table:table-cell table:style-name="Table104.B2" office:value-type="string">
            <text:p text:style-name="P37">Padding</text:p>
          </table:table-cell>
          <table:table-cell table:style-name="Table104.C2" office:value-type="string">
            <text:p text:style-name="P6">padding: 2px; overflow: hidden;</text:p>
          </table:table-cell>
        </table:table-row>
        <table:table-row>
          <table:table-cell table:style-name="Table104.A2" office:value-type="string">
            <text:p text:style-name="P39">.z-group-foot-inner .z-group-foot-cnt span, .z-group-foot-inner .z-group-foot-cnt</text:p>
          </table:table-cell>
          <table:table-cell table:style-name="Table104.B2" office:value-type="string">
            <text:p text:style-name="P37">Font size and color</text:p>
          </table:table-cell>
          <table:table-cell table:style-name="Table104.C2" office:value-type="string">
            <text:p text:style-name="P13">color: #2C559C; font: normal <text:span text:style-name="T22">${fontSizeM}</text:span> <text:span text:style-name="T22">${fontFamilyT}</text:span>;font-weight:bold;</text:p>
          </table:table-cell>
        </table:table-row>
      </table:table>
      <text:h text:style-name="P53" text:outline-level="2">Hbox</text:h>
      <text:p text:style-name="P21"><text:span text:style-name="Source_20_Text">Hbox</text:span> is composed of HTML Table, it is a kind of <text:a xlink:type="simple" xlink:href="#Box"><text:span text:style-name="Source_20_Text">box</text:span></text:a><text:span text:style-name="Source_20_Text">, </text:span>and shows each child in a horizontal layout.</text:p>
      <text:p text:style-name="Text_20_body"><text:s/><text:span text:style-name="T9">S</text:span><text:span text:style-name="T10">ource</text:span>:</text:p>
      <text:list text:style-name="L32">
        <text:list-item>
          <text:p text:style-name="P108"><text:a xlink:type="simple" xlink:href="http://zk1.svn.sourceforge.net/viewvc/zk1/branches/3.5/zul/src/archive/web/zul/css/cmps/box.css.dsp?view=markup">The CSS source of Hbox from SVN</text:a></text:p>
        </text:list-item>
      </text:list>
      <text:h text:style-name="Heading_20_3" text:outline-level="3">Mold: Default</text:h>
      <text:p text:style-name="P23">Structure:</text:p>
      <table:table table:name="Table105" table:style-name="Table105">
        <table:table-column table:style-name="Table105.A"/>
        <table:table-row>
          <table:table-cell table:style-name="Table105.A1" office:value-type="string">
            <text:p text:style-name="P35">Overview</text:p>
          </table:table-cell>
        </table:table-row>
        <table:table-row table:style-name="Table105.2">
          <table:table-cell table:style-name="Table105.A2" office:value-type="string">
            <text:p text:style-name="Table_20_Contents"/>
            <text:p text:style-name="Table_20_Contents"><draw:frame draw:style-name="fr2" draw:name="graphics125" text:anchor-type="paragraph" svg:width="3.637cm" svg:height="1.439cm" draw:z-index="72"><draw:image xlink:href="../components/images/hbox1.jpg" xlink:type="simple" xlink:show="embed" xlink:actuate="onLoad"/></draw:frame></text:p>
          </table:table-cell>
        </table:table-row>
        <table:table-row table:style-name="Table105.2">
          <table:table-cell table:style-name="Table105.A2" office:value-type="string">
            <text:p text:style-name="Table_20_Contents"><draw:frame draw:style-name="fr2" draw:name="graphics221" text:anchor-type="paragraph" svg:width="7.673cm" svg:height="6.297cm" draw:z-index="73"><draw:image xlink:href="../components/images/hbox2.jpg" xlink:type="simple" xlink:show="embed" xlink:actuate="onLoad"/></draw:frame></text:p>
          </table:table-cell>
        </table:table-row>
      </table:table>
      <text:p text:style-name="P11">Events:<text:line-break/></text:p>
      <table:table table:name="Table106" table:style-name="Table106">
        <table:table-column table:style-name="Table106.A"/>
        <table:table-column table:style-name="Table106.B"/>
        <table:table-column table:style-name="Table106.C"/>
        <table:table-column table:style-name="Table106.A"/>
        <table:table-column table:style-name="Table106.E" table:number-columns-repeated="2"/>
        <table:table-column table:style-name="Table106.G"/>
        <table:table-row>
          <table:table-cell table:style-name="Table106.A1" office:value-type="string">
            <text:p text:style-name="P33">Action:</text:p>
          </table:table-cell>
          <table:table-cell table:style-name="Table106.A1" office:value-type="string">
            <text:p text:style-name="P31">Normal (Open)</text:p>
          </table:table-cell>
          <table:table-cell table:style-name="Table106.A1" office:value-type="string">
            <text:p text:style-name="P31">Hover</text:p>
          </table:table-cell>
          <table:table-cell table:style-name="Table106.A1" office:value-type="string">
            <text:p text:style-name="P31">Click, Select, and Drag.</text:p>
          </table:table-cell>
          <table:table-cell table:style-name="Table106.A1" office:value-type="string">
            <text:p text:style-name="P31">Focus</text:p>
          </table:table-cell>
          <table:table-cell table:style-name="Table106.A1" office:value-type="string">
            <text:p text:style-name="P31">Focus and Hover</text:p>
          </table:table-cell>
          <table:table-cell table:style-name="Table106.G1" office:value-type="string">
            <text:p text:style-name="P33">Disable</text:p>
          </table:table-cell>
        </table:table-row>
        <table:table-row>
          <table:table-cell table:style-name="Table106.A2" office:value-type="string">
            <text:p text:style-name="P33">CSS naming:</text:p>
          </table:table-cell>
          <table:table-cell table:style-name="Table106.A2" office:value-type="string">
            <text:p text:style-name="P36"><text:span text:style-name="Source_20_Text">z-hbox</text:span></text:p>
          </table:table-cell>
          <table:table-cell table:style-name="Table106.A2" office:value-type="string">
            <text:p text:style-name="P36"><text:span text:style-name="Source_20_Text"/></text:p>
          </table:table-cell>
          <table:table-cell table:style-name="Table106.A2" office:value-type="string">
            <text:p text:style-name="P36"><text:span text:style-name="Source_20_Text"/></text:p>
          </table:table-cell>
          <table:table-cell table:style-name="Table106.A2" office:value-type="string">
            <text:p text:style-name="P36"><text:span text:style-name="Source_20_Text"/></text:p>
          </table:table-cell>
          <table:table-cell table:style-name="Table106.A2" office:value-type="string">
            <text:p text:style-name="P36"><text:span text:style-name="Source_20_Text"/></text:p>
          </table:table-cell>
          <table:table-cell table:style-name="Table106.G2" office:value-type="string">
            <text:p text:style-name="P36"/>
          </table:table-cell>
        </table:table-row>
        <table:table-row>
          <table:table-cell table:style-name="Table106.A2" office:value-type="string">
            <text:p text:style-name="P33">Supported</text:p>
          </table:table-cell>
          <table:table-cell table:style-name="Table106.A2" office:value-type="string">
            <text:p text:style-name="P36">V</text:p>
          </table:table-cell>
          <table:table-cell table:style-name="Table106.A2" office:value-type="string">
            <text:p text:style-name="P36"/>
          </table:table-cell>
          <table:table-cell table:style-name="Table106.A2" office:value-type="string">
            <text:p text:style-name="P36"/>
          </table:table-cell>
          <table:table-cell table:style-name="Table106.A2" office:value-type="string">
            <text:p text:style-name="P36"/>
          </table:table-cell>
          <table:table-cell table:style-name="Table106.A2" office:value-type="string">
            <text:p text:style-name="P36"/>
          </table:table-cell>
          <table:table-cell table:style-name="Table106.G2" office:value-type="string">
            <text:p text:style-name="P36"/>
          </table:table-cell>
        </table:table-row>
      </table:table>
      <text:p text:style-name="P23"><text:tab/></text:p>
      <text:p text:style-name="P12">CSS Specification:</text:p>
      <table:table table:name="Table107" table:style-name="Table107">
        <table:table-column table:style-name="Table107.A"/>
        <table:table-column table:style-name="Table107.B"/>
        <table:table-column table:style-name="Table107.C"/>
        <text:soft-page-break/>
        <table:table-row table:style-name="Table107.1">
          <table:table-cell table:style-name="Table107.A1" office:value-type="string">
            <text:p text:style-name="P51">Class Name</text:p>
          </table:table-cell>
          <table:table-cell table:style-name="Table107.A1" office:value-type="string">
            <text:p text:style-name="P52">Description</text:p>
          </table:table-cell>
          <table:table-cell table:style-name="Table107.C1" office:value-type="string">
            <text:p text:style-name="P52">Default Values</text:p>
          </table:table-cell>
        </table:table-row>
        <table:table-row>
          <table:table-cell table:style-name="Table107.A2" office:value-type="string">
            <text:p text:style-name="P38"><text:span text:style-name="Source_20_Text"><text:span text:style-name="T18">td.z-hbox-sep</text:span></text:span></text:p>
          </table:table-cell>
          <table:table-cell table:style-name="Table107.B2" office:value-type="string">
            <text:p text:style-name="P37">Width of separator</text:p>
          </table:table-cell>
          <table:table-cell table:style-name="Table107.C2" office:value-type="string">
            <text:p text:style-name="P13"><text:span text:style-name="T2">width</text:span>: 0.3em; padding: 0; margin: 0;</text:p>
          </table:table-cell>
        </table:table-row>
      </table:table>
      <text:h text:style-name="P53" text:outline-level="2">Intbox</text:h>
      <text:p text:style-name="Text_20_body"><text:span text:style-name="Source_20_Text"><text:span text:style-name="T2">Intbox</text:span></text:span> is composed of HTML I<text:span text:style-name="T2">nput element.</text:span></text:p>
      <text:p text:style-name="Text_20_body"><text:s/><text:span text:style-name="T9">S</text:span><text:span text:style-name="T10">ource</text:span>:</text:p>
      <text:list text:style-name="L33">
        <text:list-item>
          <text:p text:style-name="P109"><text:a xlink:type="simple" xlink:href="http://zk1.svn.sourceforge.net/viewvc/zk1/branches/3.5/zul/src/archive/web/zul/css/cmps/widget.css.dsp?view=markup">The CSS source of Intbox from SVN</text:a></text:p>
        </text:list-item>
      </text:list>
      <text:h text:style-name="Heading_20_3" text:outline-level="3">Mold: Default</text:h>
      <text:p text:style-name="P23">Structure:</text:p>
      <table:table table:name="Table108" table:style-name="Table108">
        <table:table-column table:style-name="Table108.A"/>
        <table:table-row>
          <table:table-cell table:style-name="Table108.A1" office:value-type="string">
            <text:p text:style-name="P35">Overview</text:p>
          </table:table-cell>
        </table:table-row>
        <table:table-row table:style-name="Table108.2">
          <table:table-cell table:style-name="Table108.A2" office:value-type="string">
            <text:p text:style-name="Table_20_Contents"><draw:frame draw:style-name="fr3" draw:name="graphics126" text:anchor-type="paragraph" svg:x="6.786cm" svg:y="0.291cm" svg:width="2.752cm" svg:height="1.376cm" draw:z-index="74"><draw:image xlink:href="../components/images/intbox1.jpg" xlink:type="simple" xlink:show="embed" xlink:actuate="onLoad"/></draw:frame></text:p>
          </table:table-cell>
        </table:table-row>
      </table:table>
      <text:p text:style-name="P11">Events:<text:line-break/></text:p>
      <table:table table:name="Table109" table:style-name="Table109">
        <table:table-column table:style-name="Table109.A"/>
        <table:table-column table:style-name="Table109.B"/>
        <table:table-column table:style-name="Table109.C"/>
        <table:table-column table:style-name="Table109.A"/>
        <table:table-column table:style-name="Table109.E" table:number-columns-repeated="2"/>
        <table:table-column table:style-name="Table109.G"/>
        <table:table-row>
          <table:table-cell table:style-name="Table109.A1" office:value-type="string">
            <text:p text:style-name="P33">Action:</text:p>
          </table:table-cell>
          <table:table-cell table:style-name="Table109.A1" office:value-type="string">
            <text:p text:style-name="P31">Normal (Open)</text:p>
          </table:table-cell>
          <table:table-cell table:style-name="Table109.A1" office:value-type="string">
            <text:p text:style-name="P31">Hover</text:p>
          </table:table-cell>
          <table:table-cell table:style-name="Table109.A1" office:value-type="string">
            <text:p text:style-name="P31">Click, Select, and Drag.</text:p>
          </table:table-cell>
          <table:table-cell table:style-name="Table109.A1" office:value-type="string">
            <text:p text:style-name="P31">Focus</text:p>
          </table:table-cell>
          <table:table-cell table:style-name="Table109.A1" office:value-type="string">
            <text:p text:style-name="P31">Focus and Hover</text:p>
          </table:table-cell>
          <table:table-cell table:style-name="Table109.G1" office:value-type="string">
            <text:p text:style-name="P33">Disable</text:p>
          </table:table-cell>
        </table:table-row>
        <table:table-row>
          <table:table-cell table:style-name="Table109.A2" office:value-type="string">
            <text:p text:style-name="P33">CSS naming:</text:p>
          </table:table-cell>
          <table:table-cell table:style-name="Table109.A2" office:value-type="string">
            <text:p text:style-name="P36"><text:span text:style-name="Source_20_Text">z-intbox</text:span></text:p>
          </table:table-cell>
          <table:table-cell table:style-name="Table109.A2" office:value-type="string">
            <text:p text:style-name="P36"><text:span text:style-name="Source_20_Text"/></text:p>
          </table:table-cell>
          <table:table-cell table:style-name="Table109.A2" office:value-type="string">
            <text:p text:style-name="P36"><text:span text:style-name="Source_20_Text"/></text:p>
          </table:table-cell>
          <table:table-cell table:style-name="Table109.A2" office:value-type="string">
            <text:p text:style-name="P36"><text:span text:style-name="Source_20_Text">-focus</text:span></text:p>
          </table:table-cell>
          <table:table-cell table:style-name="Table109.A2" office:value-type="string">
            <text:p text:style-name="P36"><text:span text:style-name="Source_20_Text"/></text:p>
          </table:table-cell>
          <table:table-cell table:style-name="Table109.G2" office:value-type="string">
            <text:p text:style-name="P36">-disd</text:p>
          </table:table-cell>
        </table:table-row>
        <table:table-row>
          <table:table-cell table:style-name="Table109.A2" office:value-type="string">
            <text:p text:style-name="P33">Supported</text:p>
          </table:table-cell>
          <table:table-cell table:style-name="Table109.A2" office:value-type="string">
            <text:p text:style-name="P36">V</text:p>
          </table:table-cell>
          <table:table-cell table:style-name="Table109.A2" office:value-type="string">
            <text:p text:style-name="P36"/>
          </table:table-cell>
          <table:table-cell table:style-name="Table109.A2" office:value-type="string">
            <text:p text:style-name="P36"/>
          </table:table-cell>
          <table:table-cell table:style-name="Table109.A2" office:value-type="string">
            <text:p text:style-name="P36">!</text:p>
          </table:table-cell>
          <table:table-cell table:style-name="Table109.A2" office:value-type="string">
            <text:p text:style-name="P36"/>
          </table:table-cell>
          <table:table-cell table:style-name="Table109.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2">CSS Specification:</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51">Class Name</text:p>
          </table:table-cell>
          <table:table-cell table:style-name="Table110.A1" office:value-type="string">
            <text:p text:style-name="P52">Description</text:p>
          </table:table-cell>
          <table:table-cell table:style-name="Table110.C1" office:value-type="string">
            <text:p text:style-name="P52">Default Values</text:p>
          </table:table-cell>
        </table:table-row>
        <table:table-row>
          <table:table-cell table:style-name="Table110.A2" office:value-type="string">
            <text:p text:style-name="P38"><text:span text:style-name="Source_20_Text"><text:span text:style-name="T18">.z-</text:span></text:span><text:span text:style-name="Source_20_Text"><text:span text:style-name="T19">int</text:span></text:span><text:span text:style-name="Source_20_Text"><text:span text:style-name="T18">box</text:span></text:span></text:p>
          </table:table-cell>
          <table:table-cell table:style-name="Table110.B2" office:value-type="string">
            <text:p text:style-name="P37">Font size and background</text:p>
          </table:table-cell>
          <table:table-cell table:style-name="Table11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110.A2" office:value-type="string">
            <text:p text:style-name="P41">.z-<text:span text:style-name="Source_20_Text"><text:span text:style-name="T21">int</text:span></text:span><text:span text:style-name="Source_20_Text"><text:span text:style-name="T20">box</text:span></text:span>-text-invalid</text:p>
          </table:table-cell>
          <table:table-cell table:style-name="Table110.B2" office:value-type="string">
            <text:p text:style-name="P37">Invalid event</text:p>
          </table:table-cell>
          <table:table-cell table:style-name="Table110.C2" office:value-type="string">
            <text:p text:style-name="P6">background: #FFF url(<text:span text:style-name="T22">${c:encodeURL('~./zul/img/grid/text-bg-invalid.gif')}</text:span>) repeat-x 0 0; border: 1px solid #DD7870;</text:p>
          </table:table-cell>
        </table:table-row>
        <text:soft-page-break/>
        <table:table-row>
          <table:table-cell table:style-name="Table110.A2" office:value-type="string">
            <text:p text:style-name="P41">.z-<text:span text:style-name="Source_20_Text"><text:span text:style-name="T21">int</text:span></text:span><text:span text:style-name="Source_20_Text"><text:span text:style-name="T20">box</text:span></text:span>-readonly, .z-<text:span text:style-name="Source_20_Text"><text:span text:style-name="T21">int</text:span></text:span><text:span text:style-name="Source_20_Text"><text:span text:style-name="T20">box</text:span></text:span>-text-disd</text:p>
          </table:table-cell>
          <table:table-cell table:style-name="Table110.B2" office:value-type="string">
            <text:p text:style-name="P37">Disabled and read-only</text:p>
          </table:table-cell>
          <table:table-cell table:style-name="Table110.C2" office:value-type="string">
            <text:p text:style-name="P6">background: #ECEAE4;</text:p>
          </table:table-cell>
        </table:table-row>
      </table:table>
      <text:h text:style-name="P53" text:outline-level="2">Label</text:h>
      <text:p text:style-name="Text_20_body"><text:span text:style-name="Source_20_Text"><text:span text:style-name="T2">Label</text:span></text:span> is composed of HTML <text:span text:style-name="T2">Span.</text:span></text:p>
      <text:p text:style-name="Text_20_body"><text:s/><text:span text:style-name="T9">S</text:span><text:span text:style-name="T10">ource</text:span>:</text:p>
      <text:list text:style-name="L34">
        <text:list-item>
          <text:p text:style-name="P110"><text:a xlink:type="simple" xlink:href="http://zk1.svn.sourceforge.net/viewvc/zk1/branches/3.5/zul/src/archive/web/zul/css/norm.css.dsp?view=markup">The CSS source of Label from SVN</text:a></text:p>
        </text:list-item>
      </text:list>
      <text:h text:style-name="Heading_20_3" text:outline-level="3">Mold: Default</text:h>
      <text:p text:style-name="P23">Structure:</text:p>
      <table:table table:name="Table111" table:style-name="Table111">
        <table:table-column table:style-name="Table111.A"/>
        <table:table-row>
          <table:table-cell table:style-name="Table111.A1" office:value-type="string">
            <text:p text:style-name="P35">Overview</text:p>
          </table:table-cell>
        </table:table-row>
        <table:table-row table:style-name="Table111.2">
          <table:table-cell table:style-name="Table111.A2" office:value-type="string">
            <text:p text:style-name="Table_20_Contents"><draw:frame draw:style-name="fr3" draw:name="graphics127" text:anchor-type="paragraph" svg:x="6.23cm" svg:y="0.554cm" svg:width="1.626cm" svg:height="0.766cm" draw:z-index="75"><draw:image xlink:href="../components/images/label1.jpg" xlink:type="simple" xlink:show="embed" xlink:actuate="onLoad"/></draw:frame></text:p>
          </table:table-cell>
        </table:table-row>
      </table:table>
      <text:p text:style-name="P11">Events:<text:line-break/></text:p>
      <table:table table:name="Table112" table:style-name="Table112">
        <table:table-column table:style-name="Table112.A"/>
        <table:table-column table:style-name="Table112.B"/>
        <table:table-column table:style-name="Table112.C"/>
        <table:table-column table:style-name="Table112.A"/>
        <table:table-column table:style-name="Table112.E" table:number-columns-repeated="2"/>
        <table:table-column table:style-name="Table112.G"/>
        <table:table-row>
          <table:table-cell table:style-name="Table112.A1" office:value-type="string">
            <text:p text:style-name="P33">Action:</text:p>
          </table:table-cell>
          <table:table-cell table:style-name="Table112.A1" office:value-type="string">
            <text:p text:style-name="P31">Normal (Open)</text:p>
          </table:table-cell>
          <table:table-cell table:style-name="Table112.A1" office:value-type="string">
            <text:p text:style-name="P31">Hover</text:p>
          </table:table-cell>
          <table:table-cell table:style-name="Table112.A1" office:value-type="string">
            <text:p text:style-name="P31">Click, Select, and Drag.</text:p>
          </table:table-cell>
          <table:table-cell table:style-name="Table112.A1" office:value-type="string">
            <text:p text:style-name="P31">Focus</text:p>
          </table:table-cell>
          <table:table-cell table:style-name="Table112.A1" office:value-type="string">
            <text:p text:style-name="P31">Focus and Hover</text:p>
          </table:table-cell>
          <table:table-cell table:style-name="Table112.G1" office:value-type="string">
            <text:p text:style-name="P33">Disable</text:p>
          </table:table-cell>
        </table:table-row>
        <table:table-row>
          <table:table-cell table:style-name="Table112.A2" office:value-type="string">
            <text:p text:style-name="P33">CSS naming:</text:p>
          </table:table-cell>
          <table:table-cell table:style-name="Table112.A2" office:value-type="string">
            <text:p text:style-name="P36"><text:span text:style-name="Source_20_Text">z-label</text:span></text:p>
          </table:table-cell>
          <table:table-cell table:style-name="Table112.A2" office:value-type="string">
            <text:p text:style-name="P36"><text:span text:style-name="Source_20_Text"/></text:p>
          </table:table-cell>
          <table:table-cell table:style-name="Table112.A2" office:value-type="string">
            <text:p text:style-name="P36"><text:span text:style-name="Source_20_Text"/></text:p>
          </table:table-cell>
          <table:table-cell table:style-name="Table112.A2" office:value-type="string">
            <text:p text:style-name="P36"><text:span text:style-name="Source_20_Text"/></text:p>
          </table:table-cell>
          <table:table-cell table:style-name="Table112.A2" office:value-type="string">
            <text:p text:style-name="P36"><text:span text:style-name="Source_20_Text"/></text:p>
          </table:table-cell>
          <table:table-cell table:style-name="Table112.G2" office:value-type="string">
            <text:p text:style-name="P36"/>
          </table:table-cell>
        </table:table-row>
        <table:table-row>
          <table:table-cell table:style-name="Table112.A2" office:value-type="string">
            <text:p text:style-name="P33">Supported</text:p>
          </table:table-cell>
          <table:table-cell table:style-name="Table112.A2" office:value-type="string">
            <text:p text:style-name="P36">V</text:p>
          </table:table-cell>
          <table:table-cell table:style-name="Table112.A2" office:value-type="string">
            <text:p text:style-name="P36"/>
          </table:table-cell>
          <table:table-cell table:style-name="Table112.A2" office:value-type="string">
            <text:p text:style-name="P36"/>
          </table:table-cell>
          <table:table-cell table:style-name="Table112.A2" office:value-type="string">
            <text:p text:style-name="P36"/>
          </table:table-cell>
          <table:table-cell table:style-name="Table112.A2" office:value-type="string">
            <text:p text:style-name="P36"/>
          </table:table-cell>
          <table:table-cell table:style-name="Table112.G2" office:value-type="string">
            <text:p text:style-name="P36"/>
          </table:table-cell>
        </table:table-row>
      </table:table>
      <text:p text:style-name="P23"><text:tab/></text:p>
      <text:p text:style-name="P12">CSS Specificatio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51">Class Name</text:p>
          </table:table-cell>
          <table:table-cell table:style-name="Table113.A1" office:value-type="string">
            <text:p text:style-name="P52">Description</text:p>
          </table:table-cell>
          <table:table-cell table:style-name="Table113.C1" office:value-type="string">
            <text:p text:style-name="P52">Default Values</text:p>
          </table:table-cell>
        </table:table-row>
        <table:table-row>
          <table:table-cell table:style-name="Table113.A2" office:value-type="string">
            <text:p text:style-name="P38"><text:span text:style-name="Source_20_Text"><text:span text:style-name="T18">.z-label</text:span></text:span></text:p>
          </table:table-cell>
          <table:table-cell table:style-name="Table113.B2" office:value-type="string">
            <text:p text:style-name="P37">Font size</text:p>
          </table:table-cell>
          <table:table-cell table:style-name="Table113.C2" office:value-type="string">
            <text:p text:style-name="P6">font-family: <text:span text:style-name="T22">${fontFamilyC}</text:span>; font-size: <text:span text:style-name="T22">${fontSizeM}</text:span>; font-weight: normal;</text:p>
          </table:table-cell>
        </table:table-row>
      </table:table>
      <text:h text:style-name="P53" text:outline-level="2"><text:bookmark-start text:name="Listbox"/>Listbox<text:bookmark-end text:name="Listbox"/></text:h>
      <text:p text:style-name="P21"><text:span text:style-name="Source_20_Text">Listbox </text:span>combine with a set of its children, including <text:a xlink:type="simple" xlink:href="#Listheader"><text:span text:style-name="Source_20_Text">Listhead</text:span></text:a><text:span text:style-name="Source_20_Text">, </text:span><text:a xlink:type="simple" xlink:href="#Listheader"><text:span text:style-name="Source_20_Text">Listheader</text:span></text:a><text:span text:style-name="Source_20_Text">, </text:span><text:a xlink:type="simple" xlink:href="#Listitem"><text:span text:style-name="Source_20_Text">Listitem</text:span></text:a><text:span text:style-name="Source_20_Text">, </text:span><text:a xlink:type="simple" xlink:href="#Listitem"><text:span text:style-name="Source_20_Text">Listcell</text:span></text:a><text:span text:style-name="Source_20_Text">, </text:span><text:a xlink:type="simple" xlink:href="#Listgroup"><text:span text:style-name="Source_20_Text">Listgroup</text:span></text:a><text:span text:style-name="Source_20_Text">, </text:span><text:a xlink:type="simple" xlink:href="#Listgroupfoot"><text:span text:style-name="Source_20_Text">Listgroupfoot</text:span></text:a><text:span text:style-name="Source_20_Text">, </text:span><text:a xlink:type="simple" xlink:href="#Listfooter"><text:span text:style-name="Source_20_Text">Listfoot</text:span></text:a><text:span text:style-name="Source_20_Text">, </text:span><text:a xlink:type="simple" xlink:href="#Listfooter"><text:span text:style-name="Source_20_Text">Listfooter</text:span></text:a><text:span text:style-name="Source_20_Text">, </text:span>and<text:span text:style-name="Source_20_Text"> </text:span><text:a xlink:type="simple" xlink:href="#Paging"><text:span text:style-name="Source_20_Text">Paging</text:span></text:a>.</text:p>
      <text:p text:style-name="Text_20_body"><text:s/><text:span text:style-name="T9">Note</text:span>:</text:p>
      <text:list text:style-name="L35">
        <text:list-item>
          <text:p text:style-name="P111"><text:a xlink:type="simple" xlink:href="http://zk1.svn.sourceforge.net/viewvc/zk1/branches/3.5/zul/src/archive/web/zul/css/cmps/listbox.css.dsp?view=markup">The CSS source of Listbox from SVN</text:a></text:p>
        </text:list-item>
      </text:list>
      <text:h text:style-name="Heading_20_3" text:outline-level="3">Mold: Default</text:h>
      <text:p text:style-name="P23">Structure:</text:p>
      <table:table table:name="Table114" table:style-name="Table114">
        <table:table-column table:style-name="Table114.A"/>
        <table:table-row>
          <table:table-cell table:style-name="Table114.A1" office:value-type="string">
            <text:p text:style-name="P35">Overview</text:p>
          </table:table-cell>
        </table:table-row>
        <table:table-row table:style-name="Table114.2">
          <table:table-cell table:style-name="Table114.A2" office:value-type="string">
            <text:p text:style-name="Table_20_Contents"/>
            <text:p text:style-name="Table_20_Contents"><draw:frame draw:style-name="fr2" draw:name="graphics128" text:anchor-type="paragraph" svg:width="6.826cm" svg:height="3.969cm" draw:z-index="76"><draw:image xlink:href="../components/images/listbox1.jpg" xlink:type="simple" xlink:show="embed" xlink:actuate="onLoad"/></draw:frame></text:p>
          </table:table-cell>
        </table:table-row>
        <table:table-row table:style-name="Table114.2">
          <table:table-cell table:style-name="Table114.A2" office:value-type="string">
            <text:p text:style-name="Table_20_Contents"><draw:frame draw:style-name="fr2" draw:name="graphics222" text:anchor-type="paragraph" svg:width="13.176cm" svg:height="6.165cm" draw:z-index="77"><draw:image xlink:href="../components/images/listbox2.jpg" xlink:type="simple" xlink:show="embed" xlink:actuate="onLoad"/></draw:frame></text:p>
          </table:table-cell>
        </table:table-row>
      </table:table>
      <text:p text:style-name="P11">Events:<text:line-break/></text:p>
      <table:table table:name="Table115" table:style-name="Table115">
        <table:table-column table:style-name="Table115.A"/>
        <table:table-column table:style-name="Table115.B"/>
        <table:table-column table:style-name="Table115.C"/>
        <table:table-column table:style-name="Table115.A"/>
        <table:table-column table:style-name="Table115.E" table:number-columns-repeated="2"/>
        <table:table-column table:style-name="Table115.G"/>
        <table:table-row>
          <table:table-cell table:style-name="Table115.A1" office:value-type="string">
            <text:p text:style-name="P33">Action:</text:p>
          </table:table-cell>
          <table:table-cell table:style-name="Table115.A1" office:value-type="string">
            <text:p text:style-name="P31">Normal (Open)</text:p>
          </table:table-cell>
          <table:table-cell table:style-name="Table115.A1" office:value-type="string">
            <text:p text:style-name="P31">Hover</text:p>
          </table:table-cell>
          <table:table-cell table:style-name="Table115.A1" office:value-type="string">
            <text:p text:style-name="P31">Click, Select, and Drag.</text:p>
          </table:table-cell>
          <table:table-cell table:style-name="Table115.A1" office:value-type="string">
            <text:p text:style-name="P31">Focus</text:p>
          </table:table-cell>
          <table:table-cell table:style-name="Table115.A1" office:value-type="string">
            <text:p text:style-name="P31">Focus and Hover</text:p>
          </table:table-cell>
          <table:table-cell table:style-name="Table115.G1" office:value-type="string">
            <text:p text:style-name="P33">Disable</text:p>
          </table:table-cell>
        </table:table-row>
        <table:table-row>
          <table:table-cell table:style-name="Table115.A2" office:value-type="string">
            <text:p text:style-name="P33">CSS naming:</text:p>
          </table:table-cell>
          <table:table-cell table:style-name="Table115.A2" office:value-type="string">
            <text:p text:style-name="P36"><text:span text:style-name="Source_20_Text">z-listbox</text:span></text:p>
          </table:table-cell>
          <table:table-cell table:style-name="Table115.A2" office:value-type="string">
            <text:p text:style-name="P36"><text:span text:style-name="Source_20_Text"/></text:p>
          </table:table-cell>
          <table:table-cell table:style-name="Table115.A2" office:value-type="string">
            <text:p text:style-name="P36"><text:span text:style-name="Source_20_Text"/></text:p>
          </table:table-cell>
          <table:table-cell table:style-name="Table115.A2" office:value-type="string">
            <text:p text:style-name="P36"><text:span text:style-name="Source_20_Text"/></text:p>
          </table:table-cell>
          <table:table-cell table:style-name="Table115.A2" office:value-type="string">
            <text:p text:style-name="P36"><text:span text:style-name="Source_20_Text"/></text:p>
          </table:table-cell>
          <table:table-cell table:style-name="Table115.G2" office:value-type="string">
            <text:p text:style-name="P36"/>
          </table:table-cell>
        </table:table-row>
        <text:soft-page-break/>
        <table:table-row>
          <table:table-cell table:style-name="Table115.A2" office:value-type="string">
            <text:p text:style-name="P33">Supported</text:p>
          </table:table-cell>
          <table:table-cell table:style-name="Table115.A2" office:value-type="string">
            <text:p text:style-name="P36">V</text:p>
          </table:table-cell>
          <table:table-cell table:style-name="Table115.A2" office:value-type="string">
            <text:p text:style-name="P36"/>
          </table:table-cell>
          <table:table-cell table:style-name="Table115.A2" office:value-type="string">
            <text:p text:style-name="P36"/>
          </table:table-cell>
          <table:table-cell table:style-name="Table115.A2" office:value-type="string">
            <text:p text:style-name="P36"/>
          </table:table-cell>
          <table:table-cell table:style-name="Table115.A2" office:value-type="string">
            <text:p text:style-name="P36"/>
          </table:table-cell>
          <table:table-cell table:style-name="Table115.G2" office:value-type="string">
            <text:p text:style-name="P36"/>
          </table:table-cell>
        </table:table-row>
      </table:table>
      <text:p text:style-name="P23"><text:tab/></text:p>
      <text:p text:style-name="P12">CSS Specificatio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51">Class Name</text:p>
          </table:table-cell>
          <table:table-cell table:style-name="Table116.A1" office:value-type="string">
            <text:p text:style-name="P52">Description</text:p>
          </table:table-cell>
          <table:table-cell table:style-name="Table116.C1" office:value-type="string">
            <text:p text:style-name="P52">Default Values</text:p>
          </table:table-cell>
        </table:table-row>
        <table:table-row>
          <table:table-cell table:style-name="Table116.A2" office:value-type="string">
            <text:p text:style-name="P38"><text:span text:style-name="Source_20_Text"><text:span text:style-name="T18">div.z-listbox</text:span></text:span></text:p>
          </table:table-cell>
          <table:table-cell table:style-name="Table116.B2" office:value-type="string">
            <text:p text:style-name="P37">Background color</text:p>
          </table:table-cell>
          <table:table-cell table:style-name="Table116.C2" office:value-type="string">
            <text:p text:style-name="P13">background: #DAE7F6; border: 1px solid #7F9DB9; overflow: hidden; zoom: 1;</text:p>
          </table:table-cell>
        </table:table-row>
        <table:table-row>
          <table:table-cell table:style-name="Table116.A2" office:value-type="string">
            <text:p text:style-name="P39">div.z-listbox-header, div.z-listbox-header tr, div.z-listbox-footer</text:p>
          </table:table-cell>
          <table:table-cell table:style-name="Table116.B2" office:value-type="string">
            <text:p text:style-name="P37">Border</text:p>
          </table:table-cell>
          <table:table-cell table:style-name="Table116.C2" office:value-type="string">
            <text:p text:style-name="P13">border: 0; overflow: hidden; width: 100%;</text:p>
          </table:table-cell>
        </table:table-row>
        <table:table-row>
          <table:table-cell table:style-name="Table116.A2" office:value-type="string">
            <text:p text:style-name="P39">div.z-listbox-body</text:p>
          </table:table-cell>
          <table:table-cell table:style-name="Table116.B2" office:value-type="string">
            <text:p text:style-name="P37">Background color of the body</text:p>
          </table:table-cell>
          <table:table-cell table:style-name="Table116.C2" office:value-type="string">
            <text:p text:style-name="P13">background: white; border: 0; overflow: auto; width: 100%; position: relative;</text:p>
          </table:table-cell>
        </table:table-row>
        <table:table-row>
          <table:table-cell table:style-name="Table116.A2" office:value-type="string">
            <text:p text:style-name="P39">div.z-listbox-footer</text:p>
          </table:table-cell>
          <table:table-cell table:style-name="Table116.B2" office:value-type="string">
            <text:p text:style-name="P37">Background color of the footer</text:p>
          </table:table-cell>
          <table:table-cell table:style-name="Table116.C2" office:value-type="string">
            <text:p text:style-name="P13">background: #DAE7F6; border-top: 1px solid #9EB6CE;</text:p>
          </table:table-cell>
        </table:table-row>
      </table:table>
      <text:h text:style-name="Heading_20_3" text:outline-level="3">Mold: <text:span text:style-name="T2">paging</text:span></text:h>
      <text:p text:style-name="P23">Structure:</text:p>
      <table:table table:name="Table117" table:style-name="Table117">
        <table:table-column table:style-name="Table117.A"/>
        <table:table-row>
          <table:table-cell table:style-name="Table117.A1" office:value-type="string">
            <text:p text:style-name="P35">Overview</text:p>
          </table:table-cell>
        </table:table-row>
        <table:table-row table:style-name="Table117.2">
          <table:table-cell table:style-name="Table117.A2" office:value-type="string">
            <text:p text:style-name="Table_20_Contents"/>
            <text:p text:style-name="Table_20_Contents"><draw:frame draw:style-name="fr2" draw:name="graphics46" text:anchor-type="paragraph" svg:width="6.879cm" svg:height="5.08cm" draw:z-index="78"><draw:image xlink:href="../components/images/listbox-pg1.jpg" xlink:type="simple" xlink:show="embed" xlink:actuate="onLoad"/></draw:frame></text:p>
          </table:table-cell>
        </table:table-row>
        <text:soft-page-break/>
        <table:table-row table:style-name="Table117.2">
          <table:table-cell table:style-name="Table117.A2" office:value-type="string">
            <text:p text:style-name="Table_20_Contents"><draw:frame draw:style-name="fr2" draw:name="graphics47" text:anchor-type="paragraph" svg:width="13.123cm" svg:height="7.091cm" draw:z-index="79"><draw:image xlink:href="../components/images/listbox-pg2.jpg" xlink:type="simple" xlink:show="embed" xlink:actuate="onLoad"/></draw:frame></text:p>
          </table:table-cell>
        </table:table-row>
      </table:table>
      <text:p text:style-name="P11">Events:<text:line-break/></text:p>
      <table:table table:name="Table118" table:style-name="Table118">
        <table:table-column table:style-name="Table118.A"/>
        <table:table-column table:style-name="Table118.B"/>
        <table:table-column table:style-name="Table118.C"/>
        <table:table-column table:style-name="Table118.A"/>
        <table:table-column table:style-name="Table118.E" table:number-columns-repeated="2"/>
        <table:table-column table:style-name="Table118.G"/>
        <table:table-row>
          <table:table-cell table:style-name="Table118.A1" office:value-type="string">
            <text:p text:style-name="P33">Action:</text:p>
          </table:table-cell>
          <table:table-cell table:style-name="Table118.A1" office:value-type="string">
            <text:p text:style-name="P31">Normal (Open)</text:p>
          </table:table-cell>
          <table:table-cell table:style-name="Table118.A1" office:value-type="string">
            <text:p text:style-name="P31">Hover</text:p>
          </table:table-cell>
          <table:table-cell table:style-name="Table118.A1" office:value-type="string">
            <text:p text:style-name="P31">Click, Select, and Drag.</text:p>
          </table:table-cell>
          <table:table-cell table:style-name="Table118.A1" office:value-type="string">
            <text:p text:style-name="P31">Focus</text:p>
          </table:table-cell>
          <table:table-cell table:style-name="Table118.A1" office:value-type="string">
            <text:p text:style-name="P31">Focus and Hover</text:p>
          </table:table-cell>
          <table:table-cell table:style-name="Table118.G1" office:value-type="string">
            <text:p text:style-name="P33">Disable</text:p>
          </table:table-cell>
        </table:table-row>
        <table:table-row>
          <table:table-cell table:style-name="Table118.A2" office:value-type="string">
            <text:p text:style-name="P33">CSS naming:</text:p>
          </table:table-cell>
          <table:table-cell table:style-name="Table118.A2" office:value-type="string">
            <text:p text:style-name="P36"><text:span text:style-name="Source_20_Text">z-listbox</text:span></text:p>
          </table:table-cell>
          <table:table-cell table:style-name="Table118.A2" office:value-type="string">
            <text:p text:style-name="P36"><text:span text:style-name="Source_20_Text"/></text:p>
          </table:table-cell>
          <table:table-cell table:style-name="Table118.A2" office:value-type="string">
            <text:p text:style-name="P36"><text:span text:style-name="Source_20_Text"/></text:p>
          </table:table-cell>
          <table:table-cell table:style-name="Table118.A2" office:value-type="string">
            <text:p text:style-name="P36"><text:span text:style-name="Source_20_Text"/></text:p>
          </table:table-cell>
          <table:table-cell table:style-name="Table118.A2" office:value-type="string">
            <text:p text:style-name="P36"><text:span text:style-name="Source_20_Text"/></text:p>
          </table:table-cell>
          <table:table-cell table:style-name="Table118.G2" office:value-type="string">
            <text:p text:style-name="P36"/>
          </table:table-cell>
        </table:table-row>
        <table:table-row>
          <table:table-cell table:style-name="Table118.A2" office:value-type="string">
            <text:p text:style-name="P33">Supported</text:p>
          </table:table-cell>
          <table:table-cell table:style-name="Table118.A2" office:value-type="string">
            <text:p text:style-name="P36">V</text:p>
          </table:table-cell>
          <table:table-cell table:style-name="Table118.A2" office:value-type="string">
            <text:p text:style-name="P36"/>
          </table:table-cell>
          <table:table-cell table:style-name="Table118.A2" office:value-type="string">
            <text:p text:style-name="P36"/>
          </table:table-cell>
          <table:table-cell table:style-name="Table118.A2" office:value-type="string">
            <text:p text:style-name="P36"/>
          </table:table-cell>
          <table:table-cell table:style-name="Table118.A2" office:value-type="string">
            <text:p text:style-name="P36"/>
          </table:table-cell>
          <table:table-cell table:style-name="Table118.G2" office:value-type="string">
            <text:p text:style-name="P36"/>
          </table:table-cell>
        </table:table-row>
      </table:table>
      <text:p text:style-name="P23"><text:tab/></text:p>
      <text:p text:style-name="P12">CSS Specification:</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51">Class Name</text:p>
          </table:table-cell>
          <table:table-cell table:style-name="Table119.A1" office:value-type="string">
            <text:p text:style-name="P52">Description</text:p>
          </table:table-cell>
          <table:table-cell table:style-name="Table119.C1" office:value-type="string">
            <text:p text:style-name="P52">Default Values</text:p>
          </table:table-cell>
        </table:table-row>
        <table:table-row>
          <table:table-cell table:style-name="Table119.A2" office:value-type="string">
            <text:p text:style-name="P38"><text:span text:style-name="Source_20_Text"><text:span text:style-name="T18">div.z-</text:span></text:span><text:span text:style-name="Source_20_Text"><text:span text:style-name="T19">listbox</text:span></text:span><text:span text:style-name="Source_20_Text"><text:span text:style-name="T18">-pgi-b</text:span></text:span></text:p>
          </table:table-cell>
          <table:table-cell table:style-name="Table119.B2" office:value-type="string">
            <text:p text:style-name="P37">Border of bottom paging</text:p>
          </table:table-cell>
          <table:table-cell table:style-name="Table119.C2" office:value-type="string">
            <text:p text:style-name="P13">border-top: 1px solid #AAB; overflow: hidden;</text:p>
          </table:table-cell>
        </table:table-row>
        <table:table-row>
          <table:table-cell table:style-name="Table119.A2" office:value-type="string">
            <text:p text:style-name="P39">div.z-<text:span text:style-name="T2">listbox</text:span>-pgi-t</text:p>
          </table:table-cell>
          <table:table-cell table:style-name="Table119.B2" office:value-type="string">
            <text:p text:style-name="P37">Border of top paging</text:p>
          </table:table-cell>
          <table:table-cell table:style-name="Table119.C2" office:value-type="string">
            <text:p text:style-name="P13">border-bottom: 1px solid #AAB; overflow: hidden;</text:p>
          </table:table-cell>
        </table:table-row>
      </table:table>
      <text:h text:style-name="Heading_20_3" text:outline-level="3">Mold: <text:span text:style-name="T2">select</text:span></text:h>
      <text:p text:style-name="P23">Structure:</text:p>
      <table:table table:name="Table120" table:style-name="Table120">
        <table:table-column table:style-name="Table120.A"/>
        <table:table-row>
          <table:table-cell table:style-name="Table120.A1" office:value-type="string">
            <text:p text:style-name="P35">Overview</text:p>
          </table:table-cell>
        </table:table-row>
        <text:soft-page-break/>
        <table:table-row table:style-name="Table120.2">
          <table:table-cell table:style-name="Table120.A2" office:value-type="string">
            <text:p text:style-name="Table_20_Contents"/>
            <text:p text:style-name="Table_20_Contents"><draw:frame draw:style-name="fr2" draw:name="graphics51" text:anchor-type="paragraph" svg:width="1.958cm" svg:height="2.196cm" draw:z-index="80"><draw:image xlink:href="../components/images/listbox-select1.jpg" xlink:type="simple" xlink:show="embed" xlink:actuate="onLoad"/></draw:frame></text:p>
          </table:table-cell>
        </table:table-row>
        <table:table-row table:style-name="Table120.2">
          <table:table-cell table:style-name="Table120.A2" office:value-type="string">
            <text:p text:style-name="Table_20_Contents"><draw:frame draw:style-name="fr2" draw:name="graphics61" text:anchor-type="paragraph" svg:width="8.308cm" svg:height="4.637cm" draw:z-index="81"><draw:image xlink:href="../components/images/listbox-select2.jpg" xlink:type="simple" xlink:show="embed" xlink:actuate="onLoad"/></draw:frame></text:p>
          </table:table-cell>
        </table:table-row>
      </table:table>
      <text:p text:style-name="P11">Events:<text:line-break/></text:p>
      <table:table table:name="Table121" table:style-name="Table121">
        <table:table-column table:style-name="Table121.A"/>
        <table:table-column table:style-name="Table121.B"/>
        <table:table-column table:style-name="Table121.C"/>
        <table:table-column table:style-name="Table121.A"/>
        <table:table-column table:style-name="Table121.E" table:number-columns-repeated="2"/>
        <table:table-column table:style-name="Table121.G"/>
        <table:table-row>
          <table:table-cell table:style-name="Table121.A1" office:value-type="string">
            <text:p text:style-name="P33">Action:</text:p>
          </table:table-cell>
          <table:table-cell table:style-name="Table121.A1" office:value-type="string">
            <text:p text:style-name="P31">Normal (Open)</text:p>
          </table:table-cell>
          <table:table-cell table:style-name="Table121.A1" office:value-type="string">
            <text:p text:style-name="P31">Hover</text:p>
          </table:table-cell>
          <table:table-cell table:style-name="Table121.A1" office:value-type="string">
            <text:p text:style-name="P31">Click, Select, and Drag.</text:p>
          </table:table-cell>
          <table:table-cell table:style-name="Table121.A1" office:value-type="string">
            <text:p text:style-name="P31">Focus</text:p>
          </table:table-cell>
          <table:table-cell table:style-name="Table121.A1" office:value-type="string">
            <text:p text:style-name="P31">Focus and Hover</text:p>
          </table:table-cell>
          <table:table-cell table:style-name="Table121.G1" office:value-type="string">
            <text:p text:style-name="P33">Disable</text:p>
          </table:table-cell>
        </table:table-row>
        <table:table-row>
          <table:table-cell table:style-name="Table121.A2" office:value-type="string">
            <text:p text:style-name="P33">CSS naming:</text:p>
          </table:table-cell>
          <table:table-cell table:style-name="Table121.A2" office:value-type="string">
            <text:p text:style-name="P36"><text:span text:style-name="Source_20_Text">z-listbox</text:span></text:p>
          </table:table-cell>
          <table:table-cell table:style-name="Table121.A2" office:value-type="string">
            <text:p text:style-name="P36"><text:span text:style-name="Source_20_Text"/></text:p>
          </table:table-cell>
          <table:table-cell table:style-name="Table121.A2" office:value-type="string">
            <text:p text:style-name="P36"><text:span text:style-name="Source_20_Text"/></text:p>
          </table:table-cell>
          <table:table-cell table:style-name="Table121.A2" office:value-type="string">
            <text:p text:style-name="P36"><text:span text:style-name="Source_20_Text"/></text:p>
          </table:table-cell>
          <table:table-cell table:style-name="Table121.A2" office:value-type="string">
            <text:p text:style-name="P36"><text:span text:style-name="Source_20_Text"/></text:p>
          </table:table-cell>
          <table:table-cell table:style-name="Table121.G2" office:value-type="string">
            <text:p text:style-name="P36"/>
          </table:table-cell>
        </table:table-row>
        <table:table-row>
          <table:table-cell table:style-name="Table121.A2" office:value-type="string">
            <text:p text:style-name="P33">Supported</text:p>
          </table:table-cell>
          <table:table-cell table:style-name="Table121.A2" office:value-type="string">
            <text:p text:style-name="P36">V</text:p>
          </table:table-cell>
          <table:table-cell table:style-name="Table121.A2" office:value-type="string">
            <text:p text:style-name="P36"/>
          </table:table-cell>
          <table:table-cell table:style-name="Table121.A2" office:value-type="string">
            <text:p text:style-name="P36"/>
          </table:table-cell>
          <table:table-cell table:style-name="Table121.A2" office:value-type="string">
            <text:p text:style-name="P36"/>
          </table:table-cell>
          <table:table-cell table:style-name="Table121.A2" office:value-type="string">
            <text:p text:style-name="P36"/>
          </table:table-cell>
          <table:table-cell table:style-name="Table121.G2" office:value-type="string">
            <text:p text:style-name="P36"/>
          </table:table-cell>
        </table:table-row>
      </table:table>
      <text:p text:style-name="P23"><text:tab/></text:p>
      <text:p text:style-name="P12">CSS Specification:</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51">Class Name</text:p>
          </table:table-cell>
          <table:table-cell table:style-name="Table122.A1" office:value-type="string">
            <text:p text:style-name="P52">Description</text:p>
          </table:table-cell>
          <table:table-cell table:style-name="Table122.C1" office:value-type="string">
            <text:p text:style-name="P52">Default Values</text:p>
          </table:table-cell>
        </table:table-row>
      </table:table>
      <text:h text:style-name="P53" text:outline-level="2"><text:bookmark-start text:name="Listfooter"/>Listfooter<text:bookmark-end text:name="Listfooter"/></text:h>
      <text:p text:style-name="P21"><text:span text:style-name="Source_20_Text">Listfoot and Listfooter</text:span> are used for <text:a xlink:type="simple" xlink:href="#Listbox"><text:span text:style-name="Source_20_Text">Listbox</text:span></text:a>.</text:p>
      <text:p text:style-name="Text_20_body"><text:s/><text:span text:style-name="T9">Note</text:span>:</text:p>
      <text:list text:style-name="L36">
        <text:list-item>
          <text:p text:style-name="P112"><text:a xlink:type="simple" xlink:href="http://zk1.svn.sourceforge.net/viewvc/zk1/branches/3.5/zul/src/archive/web/zul/css/cmps/listbox.css.dsp?view=markup">The CSS source of Listfooter from SVN</text:a></text:p>
        </text:list-item>
      </text:list>
      <text:h text:style-name="Heading_20_3" text:outline-level="3">Mold: Default</text:h>
      <text:p text:style-name="P23">Structure:</text:p>
      <table:table table:name="Table123" table:style-name="Table123">
        <table:table-column table:style-name="Table123.A"/>
        <table:table-row>
          <table:table-cell table:style-name="Table123.A1" office:value-type="string">
            <text:p text:style-name="P35">Overview</text:p>
          </table:table-cell>
        </table:table-row>
        <table:table-row table:style-name="Table123.2">
          <table:table-cell table:style-name="Table123.A2" office:value-type="string">
            <text:p text:style-name="Table_20_Contents"/>
            <text:p text:style-name="Table_20_Contents"><draw:frame draw:style-name="fr2" draw:name="graphics129" text:anchor-type="paragraph" svg:width="6.826cm" svg:height="3.969cm" draw:z-index="82"><draw:image xlink:href="../components/images/listbox1.jpg" xlink:type="simple" xlink:show="embed" xlink:actuate="onLoad"/></draw:frame></text:p>
          </table:table-cell>
        </table:table-row>
        <table:table-row table:style-name="Table123.2">
          <table:table-cell table:style-name="Table123.A2" office:value-type="string">
            <text:p text:style-name="Table_20_Contents"><draw:frame draw:style-name="fr2" draw:name="graphics223" text:anchor-type="paragraph" svg:width="14.42cm" svg:height="1.931cm" draw:z-index="83"><draw:image xlink:href="../components/images/listfooter1.jpg" xlink:type="simple" xlink:show="embed" xlink:actuate="onLoad"/></draw:frame></text:p>
          </table:table-cell>
        </table:table-row>
      </table:table>
      <text:p text:style-name="P11">Events:<text:line-break/></text:p>
      <table:table table:name="Table124" table:style-name="Table124">
        <table:table-column table:style-name="Table124.A"/>
        <table:table-column table:style-name="Table124.B"/>
        <table:table-column table:style-name="Table124.C"/>
        <table:table-column table:style-name="Table124.A"/>
        <table:table-column table:style-name="Table124.E" table:number-columns-repeated="2"/>
        <table:table-column table:style-name="Table124.G"/>
        <table:table-row>
          <table:table-cell table:style-name="Table124.A1" office:value-type="string">
            <text:p text:style-name="P33">Action:</text:p>
          </table:table-cell>
          <table:table-cell table:style-name="Table124.A1" office:value-type="string">
            <text:p text:style-name="P31">Normal (Open)</text:p>
          </table:table-cell>
          <table:table-cell table:style-name="Table124.A1" office:value-type="string">
            <text:p text:style-name="P31">Hover</text:p>
          </table:table-cell>
          <table:table-cell table:style-name="Table124.A1" office:value-type="string">
            <text:p text:style-name="P31">Click, Select, and Drag.</text:p>
          </table:table-cell>
          <table:table-cell table:style-name="Table124.A1" office:value-type="string">
            <text:p text:style-name="P31">Focus</text:p>
          </table:table-cell>
          <table:table-cell table:style-name="Table124.A1" office:value-type="string">
            <text:p text:style-name="P31">Focus and Hover</text:p>
          </table:table-cell>
          <table:table-cell table:style-name="Table124.G1" office:value-type="string">
            <text:p text:style-name="P33">Disable</text:p>
          </table:table-cell>
        </table:table-row>
        <table:table-row>
          <table:table-cell table:style-name="Table124.A2" office:value-type="string">
            <text:p text:style-name="P33">CSS naming:</text:p>
          </table:table-cell>
          <table:table-cell table:style-name="Table124.A2" office:value-type="string">
            <text:p text:style-name="P36"><text:span text:style-name="Source_20_Text">z-list-foot,</text:span></text:p>
            <text:p text:style-name="P36"><text:span text:style-name="Source_20_Text">z-list-footer</text:span></text:p>
          </table:table-cell>
          <table:table-cell table:style-name="Table124.A2" office:value-type="string">
            <text:p text:style-name="P36"><text:span text:style-name="Source_20_Text"/></text:p>
          </table:table-cell>
          <table:table-cell table:style-name="Table124.A2" office:value-type="string">
            <text:p text:style-name="P36"><text:span text:style-name="Source_20_Text"/></text:p>
          </table:table-cell>
          <table:table-cell table:style-name="Table124.A2" office:value-type="string">
            <text:p text:style-name="P36"><text:span text:style-name="Source_20_Text"/></text:p>
          </table:table-cell>
          <table:table-cell table:style-name="Table124.A2" office:value-type="string">
            <text:p text:style-name="P36"><text:span text:style-name="Source_20_Text"/></text:p>
          </table:table-cell>
          <table:table-cell table:style-name="Table124.G2" office:value-type="string">
            <text:p text:style-name="P36"/>
          </table:table-cell>
        </table:table-row>
        <table:table-row>
          <table:table-cell table:style-name="Table124.A2" office:value-type="string">
            <text:p text:style-name="P33">Supported</text:p>
          </table:table-cell>
          <table:table-cell table:style-name="Table124.A2" office:value-type="string">
            <text:p text:style-name="P36">V</text:p>
          </table:table-cell>
          <table:table-cell table:style-name="Table124.A2" office:value-type="string">
            <text:p text:style-name="P36"/>
          </table:table-cell>
          <table:table-cell table:style-name="Table124.A2" office:value-type="string">
            <text:p text:style-name="P36"/>
          </table:table-cell>
          <table:table-cell table:style-name="Table124.A2" office:value-type="string">
            <text:p text:style-name="P36"/>
          </table:table-cell>
          <table:table-cell table:style-name="Table124.A2" office:value-type="string">
            <text:p text:style-name="P36"/>
          </table:table-cell>
          <table:table-cell table:style-name="Table124.G2" office:value-type="string">
            <text:p text:style-name="P36"/>
          </table:table-cell>
        </table:table-row>
      </table:table>
      <text:p text:style-name="P23"><text:tab/></text:p>
      <text:p text:style-name="P12">CSS Specification:</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51">Class Name</text:p>
          </table:table-cell>
          <table:table-cell table:style-name="Table125.A1" office:value-type="string">
            <text:p text:style-name="P52">Description</text:p>
          </table:table-cell>
          <table:table-cell table:style-name="Table125.C1" office:value-type="string">
            <text:p text:style-name="P52">Default Values</text:p>
          </table:table-cell>
        </table:table-row>
        <table:table-row>
          <table:table-cell table:style-name="Table125.A2" office:value-type="string">
            <text:p text:style-name="P41">.z-list-footer</text:p>
          </table:table-cell>
          <table:table-cell table:style-name="Table125.B2" office:value-type="string">
            <text:p text:style-name="P37">Font size</text:p>
          </table:table-cell>
          <table:table-cell table:style-name="Table125.C2" office:value-type="string">
            <text:p text:style-name="P6">cursor: pointer; padding: 0 2px; font-size: <text:span text:style-name="T22">${fontSizeM}</text:span>; font-<text:soft-page-break/>weight: normal; overflow: hidden; </text:p>
          </table:table-cell>
        </table:table-row>
        <table:table-row>
          <table:table-cell table:style-name="Table125.A2" office:value-type="string">
            <text:p text:style-name="P41">div.z-list-footer-cnt</text:p>
          </table:table-cell>
          <table:table-cell table:style-name="Table125.B2" office:value-type="string">
            <text:p text:style-name="P37">Font size of the content</text:p>
          </table:table-cell>
          <table:table-cell table:style-name="Table12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25.A2" office:value-type="string">
            <text:p text:style-name="P38"><text:span text:style-name="Source_20_Text"><text:span text:style-name="T18">div.z-list-footer-cnt</text:span></text:span></text:p>
          </table:table-cell>
          <table:table-cell table:style-name="Table125.B2" office:value-type="string">
            <text:p text:style-name="P37">Overflow</text:p>
          </table:table-cell>
          <table:table-cell table:style-name="Table125.C2" office:value-type="string">
            <text:p text:style-name="P6">overflow: hidden;</text:p>
          </table:table-cell>
        </table:table-row>
      </table:table>
      <text:h text:style-name="P53" text:outline-level="2"><text:bookmark-start text:name="Listgroup"/>Listgroup<text:bookmark-end text:name="Listgroup"/></text:h>
      <text:p text:style-name="P21"><text:span text:style-name="Source_20_Text">Listgroup</text:span> is used for <text:a xlink:type="simple" xlink:href="#Listbox"><text:span text:style-name="Source_20_Text">Listbox</text:span></text:a>.</text:p>
      <text:p text:style-name="Text_20_body"><text:s/><text:span text:style-name="T9">Note</text:span>:</text:p>
      <text:list text:style-name="L37">
        <text:list-item>
          <text:p text:style-name="P113"><text:a xlink:type="simple" xlink:href="http://zk1.svn.sourceforge.net/viewvc/zk1/branches/3.5/zul/src/archive/web/zul/css/cmps/listbox.css.dsp?view=markup">The CSS source of Listgroup from SVN</text:a></text:p>
        </text:list-item>
      </text:list>
      <text:h text:style-name="Heading_20_3" text:outline-level="3">Mold: Default</text:h>
      <text:p text:style-name="P23">Structure:</text:p>
      <table:table table:name="Table126" table:style-name="Table126">
        <table:table-column table:style-name="Table126.A"/>
        <table:table-row>
          <table:table-cell table:style-name="Table126.A1" office:value-type="string">
            <text:p text:style-name="P35">Overview</text:p>
          </table:table-cell>
        </table:table-row>
        <table:table-row table:style-name="Table126.2">
          <table:table-cell table:style-name="Table126.A2" office:value-type="string">
            <text:p text:style-name="Table_20_Contents"/>
            <text:p text:style-name="Table_20_Contents"><draw:frame draw:style-name="fr2" draw:name="graphics130" text:anchor-type="paragraph" svg:width="6.826cm" svg:height="3.969cm" draw:z-index="84"><draw:image xlink:href="../components/images/listbox1.jpg" xlink:type="simple" xlink:show="embed" xlink:actuate="onLoad"/></draw:frame></text:p>
          </table:table-cell>
        </table:table-row>
        <table:table-row table:style-name="Table126.2">
          <table:table-cell table:style-name="Table126.A2" office:value-type="string">
            <text:p text:style-name="Table_20_Contents"><draw:frame draw:style-name="fr4" draw:name="graphics224" text:anchor-type="paragraph" svg:width="16.325cm" svg:height="3.217cm" draw:z-index="85"><draw:image xlink:href="../components/images/listgroup1.jpg" xlink:type="simple" xlink:show="embed" xlink:actuate="onLoad"/></draw:frame></text:p>
          </table:table-cell>
        </table:table-row>
      </table:table>
      <text:p text:style-name="P11">Events:<text:line-break/></text:p>
      <table:table table:name="Table127" table:style-name="Table127">
        <table:table-column table:style-name="Table127.A"/>
        <table:table-column table:style-name="Table127.B"/>
        <table:table-column table:style-name="Table127.C"/>
        <table:table-column table:style-name="Table127.A"/>
        <table:table-column table:style-name="Table127.E" table:number-columns-repeated="2"/>
        <table:table-column table:style-name="Table127.G"/>
        <table:table-row>
          <table:table-cell table:style-name="Table127.A1" office:value-type="string">
            <text:p text:style-name="P33">Action:</text:p>
          </table:table-cell>
          <table:table-cell table:style-name="Table127.A1" office:value-type="string">
            <text:p text:style-name="P31">Normal (Open)</text:p>
          </table:table-cell>
          <table:table-cell table:style-name="Table127.A1" office:value-type="string">
            <text:p text:style-name="P31">Hover</text:p>
          </table:table-cell>
          <table:table-cell table:style-name="Table127.A1" office:value-type="string">
            <text:p text:style-name="P31">Click, Select, and Drag.</text:p>
          </table:table-cell>
          <table:table-cell table:style-name="Table127.A1" office:value-type="string">
            <text:p text:style-name="P31">Focus</text:p>
          </table:table-cell>
          <table:table-cell table:style-name="Table127.A1" office:value-type="string">
            <text:p text:style-name="P31">Focus and Hover</text:p>
          </table:table-cell>
          <table:table-cell table:style-name="Table127.G1" office:value-type="string">
            <text:p text:style-name="P33">Disable</text:p>
          </table:table-cell>
        </table:table-row>
        <table:table-row>
          <table:table-cell table:style-name="Table127.A2" office:value-type="string">
            <text:p text:style-name="P33">CSS naming:</text:p>
          </table:table-cell>
          <table:table-cell table:style-name="Table127.A2" office:value-type="string">
            <text:p text:style-name="P36"><text:span text:style-name="Source_20_Text">z-list-group</text:span></text:p>
          </table:table-cell>
          <table:table-cell table:style-name="Table127.A2" office:value-type="string">
            <text:p text:style-name="P36"><text:span text:style-name="Source_20_Text"/></text:p>
          </table:table-cell>
          <table:table-cell table:style-name="Table127.A2" office:value-type="string">
            <text:p text:style-name="P36"><text:span text:style-name="Source_20_Text"/></text:p>
          </table:table-cell>
          <table:table-cell table:style-name="Table127.A2" office:value-type="string">
            <text:p text:style-name="P36"><text:span text:style-name="Source_20_Text"/></text:p>
          </table:table-cell>
          <table:table-cell table:style-name="Table127.A2" office:value-type="string">
            <text:p text:style-name="P36"><text:span text:style-name="Source_20_Text"/></text:p>
          </table:table-cell>
          <table:table-cell table:style-name="Table127.G2" office:value-type="string">
            <text:p text:style-name="P36"/>
          </table:table-cell>
        </table:table-row>
        <table:table-row>
          <table:table-cell table:style-name="Table127.A2" office:value-type="string">
            <text:p text:style-name="P33">Supported</text:p>
          </table:table-cell>
          <table:table-cell table:style-name="Table127.A2" office:value-type="string">
            <text:p text:style-name="P36">V</text:p>
          </table:table-cell>
          <table:table-cell table:style-name="Table127.A2" office:value-type="string">
            <text:p text:style-name="P36"/>
          </table:table-cell>
          <table:table-cell table:style-name="Table127.A2" office:value-type="string">
            <text:p text:style-name="P36"/>
          </table:table-cell>
          <table:table-cell table:style-name="Table127.A2" office:value-type="string">
            <text:p text:style-name="P36"/>
          </table:table-cell>
          <table:table-cell table:style-name="Table127.A2" office:value-type="string">
            <text:p text:style-name="P36"/>
          </table:table-cell>
          <table:table-cell table:style-name="Table127.G2" office:value-type="string">
            <text:p text:style-name="P36"/>
          </table:table-cell>
        </table:table-row>
      </table:table>
      <text:p text:style-name="P23"><text:tab/></text:p>
      <text:p text:style-name="P12">CSS Specification:</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51">Class Name</text:p>
          </table:table-cell>
          <table:table-cell table:style-name="Table128.A1" office:value-type="string">
            <text:p text:style-name="P52">Description</text:p>
          </table:table-cell>
          <table:table-cell table:style-name="Table128.C1" office:value-type="string">
            <text:p text:style-name="P52">Default Values</text:p>
          </table:table-cell>
        </table:table-row>
        <text:soft-page-break/>
        <table:table-row>
          <table:table-cell table:style-name="Table128.A2" office:value-type="string">
            <text:p text:style-name="P41">tr.z-list-group</text:p>
          </table:table-cell>
          <table:table-cell table:style-name="Table128.B2" office:value-type="string">
            <text:p text:style-name="P37">Background image</text:p>
          </table:table-cell>
          <table:table-cell table:style-name="Table128.C2" office:value-type="string">
            <text:p text:style-name="P6">background: #E9F2FB url(<text:span text:style-name="T22">${c:encodeURL('~./zul/img/grid/group_bg.gif')}</text:span>) repeat-x 0 0;</text:p>
          </table:table-cell>
        </table:table-row>
        <table:table-row>
          <table:table-cell table:style-name="Table128.A2" office:value-type="string">
            <text:p text:style-name="P39">td.z-list-group-inner div.z-list-cell-cnt</text:p>
          </table:table-cell>
          <table:table-cell table:style-name="Table128.B2" office:value-type="string">
            <text:p text:style-name="P37">Color and font size</text:p>
          </table:table-cell>
          <table:table-cell table:style-name="Table128.C2" office:value-type="string">
            <text:p text:style-name="P6">color:#3764a0; font: normal <text:span text:style-name="T22">${fontSizeM}</text:span> <text:span text:style-name="T22">${fontFamilyT}</text:span>; padding: 4px 2px; width: auto;font-weight:bold;</text:p>
          </table:table-cell>
        </table:table-row>
        <table:table-row>
          <table:table-cell table:style-name="Table128.A2" office:value-type="string">
            <text:p text:style-name="P39"><text:span text:style-name="Source_20_Text"><text:span text:style-name="T20">td.z-list-group-inner</text:span></text:span></text:p>
          </table:table-cell>
          <table:table-cell table:style-name="Table128.B2" office:value-type="string">
            <text:p text:style-name="P37">Padding and border</text:p>
          </table:table-cell>
          <table:table-cell table:style-name="Table128.C2" office:value-type="string">
            <text:p text:style-name="P6">padding-top: 2px; border-top: 2px solid #81BAF5;<text:tab/>border-bottom: 1px solid #bcd2ef;</text:p>
          </table:table-cell>
        </table:table-row>
        <table:table-row>
          <table:table-cell table:style-name="Table128.A2" office:value-type="string">
            <text:p text:style-name="P39">.z-list-group-img</text:p>
          </table:table-cell>
          <table:table-cell table:style-name="Table128.B2" office:value-type="string">
            <text:p text:style-name="P37">Image icon</text:p>
          </table:table-cell>
          <table:table-cell table:style-name="Table128.C2" office:value-type="string">
            <text:p text:style-name="P6">width: 18px; min-height: 18px; height: 100%; background-image: url(<text:span text:style-name="T22">${c:encodeURL('~./zul/img/toggle.gif')}</text:span>); background-repeat: no-repeat; background-position: 0px 0px; vertical-align: top; cursor: pointer; border: 0;</text:p>
          </table:table-cell>
        </table:table-row>
      </table:table>
      <text:h text:style-name="P53" text:outline-level="2"><text:bookmark-start text:name="Listgroupfoot"/>Listgroupfoot<text:bookmark-end text:name="Listgroupfoot"/></text:h>
      <text:p text:style-name="P21"><text:span text:style-name="Source_20_Text">Listgroupfoot</text:span> is used for <text:a xlink:type="simple" xlink:href="#Listbox"><text:span text:style-name="Source_20_Text">Listbox</text:span></text:a>.</text:p>
      <text:p text:style-name="Text_20_body"><text:s/><text:span text:style-name="T9">Note</text:span>:</text:p>
      <text:list text:style-name="L38">
        <text:list-item>
          <text:p text:style-name="P114"><text:a xlink:type="simple" xlink:href="http://zk1.svn.sourceforge.net/viewvc/zk1/branches/3.5/zul/src/archive/web/zul/css/cmps/listbox.css.dsp?view=markup">The CSS source of Listgroupfoot from SVN</text:a></text:p>
        </text:list-item>
      </text:list>
      <text:h text:style-name="Heading_20_3" text:outline-level="3">Mold: Default</text:h>
      <text:p text:style-name="P23">Structure:</text:p>
      <table:table table:name="Table129" table:style-name="Table129">
        <table:table-column table:style-name="Table129.A"/>
        <table:table-row>
          <table:table-cell table:style-name="Table129.A1" office:value-type="string">
            <text:p text:style-name="P35">Overview</text:p>
          </table:table-cell>
        </table:table-row>
        <table:table-row table:style-name="Table129.2">
          <table:table-cell table:style-name="Table129.A2" office:value-type="string">
            <text:p text:style-name="Table_20_Contents"/>
            <text:p text:style-name="Table_20_Contents"><draw:frame draw:style-name="fr2" draw:name="graphics131" text:anchor-type="paragraph" svg:width="8.202cm" svg:height="4.207cm" draw:z-index="86"><draw:image xlink:href="../components/images/grid1.jpg" xlink:type="simple" xlink:show="embed" xlink:actuate="onLoad"/></draw:frame></text:p>
          </table:table-cell>
        </table:table-row>
        <table:table-row table:style-name="Table129.2">
          <table:table-cell table:style-name="Table129.A2" office:value-type="string">
            <text:p text:style-name="Table_20_Contents"><draw:frame draw:style-name="fr2" draw:name="graphics225" text:anchor-type="paragraph" svg:width="15.743cm" svg:height="1.746cm" draw:z-index="87"><draw:image xlink:href="../components/images/listgroupfoot1.jpg" xlink:type="simple" xlink:show="embed" xlink:actuate="onLoad"/></draw:frame></text:p>
          </table:table-cell>
        </table:table-row>
      </table:table>
      <text:p text:style-name="P11">Events:<text:line-break/></text:p>
      <table:table table:name="Table130" table:style-name="Table130">
        <table:table-column table:style-name="Table130.A"/>
        <table:table-column table:style-name="Table130.B"/>
        <table:table-column table:style-name="Table130.C"/>
        <table:table-column table:style-name="Table130.A"/>
        <table:table-column table:style-name="Table130.E" table:number-columns-repeated="2"/>
        <table:table-column table:style-name="Table130.G"/>
        <table:table-row>
          <table:table-cell table:style-name="Table130.A1" office:value-type="string">
            <text:p text:style-name="P33">Action:</text:p>
          </table:table-cell>
          <table:table-cell table:style-name="Table130.A1" office:value-type="string">
            <text:p text:style-name="P31">Normal (Open)</text:p>
          </table:table-cell>
          <table:table-cell table:style-name="Table130.A1" office:value-type="string">
            <text:p text:style-name="P31">Hover</text:p>
          </table:table-cell>
          <table:table-cell table:style-name="Table130.A1" office:value-type="string">
            <text:p text:style-name="P31">Click, Select, and Drag.</text:p>
          </table:table-cell>
          <table:table-cell table:style-name="Table130.A1" office:value-type="string">
            <text:p text:style-name="P31">Focus</text:p>
          </table:table-cell>
          <table:table-cell table:style-name="Table130.A1" office:value-type="string">
            <text:p text:style-name="P31">Focus and Hover</text:p>
          </table:table-cell>
          <table:table-cell table:style-name="Table130.G1" office:value-type="string">
            <text:p text:style-name="P33">Disable</text:p>
          </table:table-cell>
        </table:table-row>
        <table:table-row>
          <table:table-cell table:style-name="Table130.A2" office:value-type="string">
            <text:p text:style-name="P33">CSS naming:</text:p>
          </table:table-cell>
          <table:table-cell table:style-name="Table130.A2" office:value-type="string">
            <text:p text:style-name="P36"><text:span text:style-name="Source_20_Text">z-list-group-foot</text:span></text:p>
          </table:table-cell>
          <table:table-cell table:style-name="Table130.A2" office:value-type="string">
            <text:p text:style-name="P36"><text:span text:style-name="Source_20_Text"/></text:p>
          </table:table-cell>
          <table:table-cell table:style-name="Table130.A2" office:value-type="string">
            <text:p text:style-name="P36"><text:span text:style-name="Source_20_Text"/></text:p>
          </table:table-cell>
          <table:table-cell table:style-name="Table130.A2" office:value-type="string">
            <text:p text:style-name="P36"><text:span text:style-name="Source_20_Text"/></text:p>
          </table:table-cell>
          <table:table-cell table:style-name="Table130.A2" office:value-type="string">
            <text:p text:style-name="P36"><text:span text:style-name="Source_20_Text"/></text:p>
          </table:table-cell>
          <table:table-cell table:style-name="Table130.G2" office:value-type="string">
            <text:p text:style-name="P36"/>
          </table:table-cell>
        </table:table-row>
        <table:table-row>
          <table:table-cell table:style-name="Table130.A2" office:value-type="string">
            <text:p text:style-name="P33">Supported</text:p>
          </table:table-cell>
          <table:table-cell table:style-name="Table130.A2" office:value-type="string">
            <text:p text:style-name="P36">V</text:p>
          </table:table-cell>
          <table:table-cell table:style-name="Table130.A2" office:value-type="string">
            <text:p text:style-name="P36"/>
          </table:table-cell>
          <table:table-cell table:style-name="Table130.A2" office:value-type="string">
            <text:p text:style-name="P36"/>
          </table:table-cell>
          <table:table-cell table:style-name="Table130.A2" office:value-type="string">
            <text:p text:style-name="P36"/>
          </table:table-cell>
          <table:table-cell table:style-name="Table130.A2" office:value-type="string">
            <text:p text:style-name="P36"/>
          </table:table-cell>
          <table:table-cell table:style-name="Table130.G2" office:value-type="string">
            <text:p text:style-name="P36"/>
          </table:table-cell>
        </table:table-row>
      </table:table>
      <text:p text:style-name="P23"><text:tab/></text:p>
      <text:p text:style-name="P12">CSS Specification:</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51">Class Name</text:p>
          </table:table-cell>
          <table:table-cell table:style-name="Table131.A1" office:value-type="string">
            <text:p text:style-name="P52">Description</text:p>
          </table:table-cell>
          <table:table-cell table:style-name="Table131.C1" office:value-type="string">
            <text:p text:style-name="P52">Default Values</text:p>
          </table:table-cell>
        </table:table-row>
        <table:table-row>
          <table:table-cell table:style-name="Table131.A2" office:value-type="string">
            <text:p text:style-name="P41">.z-list-group-foot</text:p>
          </table:table-cell>
          <table:table-cell table:style-name="Table131.B2" office:value-type="string">
            <text:p text:style-name="P37">Background image</text:p>
          </table:table-cell>
          <table:table-cell table:style-name="Table131.C2" office:value-type="string">
            <text:p text:style-name="P6">background: #E9F2FB url(<text:span text:style-name="T22">${c:encodeURL('~./zul/img/grid/gro</text:span><text:span text:style-name="T22">upfoot_bg.gif')}</text:span>) repeat-x 0 0;</text:p>
          </table:table-cell>
        </table:table-row>
        <text:soft-page-break/>
        <table:table-row>
          <table:table-cell table:style-name="Table131.A2" office:value-type="string">
            <text:p text:style-name="P38"><text:span text:style-name="Source_20_Text"><text:span text:style-name="T18">td.z-list-group-foot-inner div.z-list-cell-cnt</text:span></text:span></text:p>
          </table:table-cell>
          <table:table-cell table:style-name="Table131.B2" office:value-type="string">
            <text:p text:style-name="P37">Color and font size</text:p>
          </table:table-cell>
          <table:table-cell table:style-name="Table131.C2" office:value-type="string">
            <text:p text:style-name="P6">color: #2C559C; font: normal <text:span text:style-name="T22">${fontSizeM}</text:span> <text:span text:style-name="T22">${fontFamilyT}</text:span>;font-weight:bold;</text:p>
          </table:table-cell>
        </table:table-row>
      </table:table>
      <text:h text:style-name="P53" text:outline-level="2"><text:bookmark-start text:name="Listheader"/>Listheader<text:bookmark-end text:name="Listheader"/></text:h>
      <text:p text:style-name="P21"><text:span text:style-name="Source_20_Text">Listhead and Listheader</text:span> are used for <text:a xlink:type="simple" xlink:href="#Listbox"><text:span text:style-name="Source_20_Text">Listbox</text:span></text:a>.</text:p>
      <text:p text:style-name="Text_20_body"><text:s/><text:span text:style-name="T9">Note</text:span>:</text:p>
      <text:list text:style-name="L39">
        <text:list-item>
          <text:p text:style-name="P115"><text:a xlink:type="simple" xlink:href="http://zk1.svn.sourceforge.net/viewvc/zk1/branches/3.5/zul/src/archive/web/zul/css/cmps/listbox.css.dsp?view=markup">The CSS source of Listheader from SVN</text:a></text:p>
        </text:list-item>
      </text:list>
      <text:h text:style-name="Heading_20_3" text:outline-level="3">Mold: Default</text:h>
      <text:p text:style-name="P23">Structure:</text:p>
      <table:table table:name="Table132" table:style-name="Table132">
        <table:table-column table:style-name="Table132.A"/>
        <table:table-row>
          <table:table-cell table:style-name="Table132.A1" office:value-type="string">
            <text:p text:style-name="P35">Overview</text:p>
          </table:table-cell>
        </table:table-row>
        <table:table-row table:style-name="Table132.2">
          <table:table-cell table:style-name="Table132.A2" office:value-type="string">
            <text:p text:style-name="Table_20_Contents"/>
            <text:p text:style-name="Table_20_Contents"><draw:frame draw:style-name="fr2" draw:name="graphics132" text:anchor-type="paragraph" svg:width="6.826cm" svg:height="3.969cm" draw:z-index="88"><draw:image xlink:href="../components/images/listbox1.jpg" xlink:type="simple" xlink:show="embed" xlink:actuate="onLoad"/></draw:frame></text:p>
          </table:table-cell>
        </table:table-row>
        <table:table-row table:style-name="Table132.2">
          <table:table-cell table:style-name="Table132.A2" office:value-type="string">
            <text:p text:style-name="Table_20_Contents"><draw:frame draw:style-name="fr2" draw:name="graphics226" text:anchor-type="paragraph" svg:width="14.499cm" svg:height="2.566cm" draw:z-index="89"><draw:image xlink:href="../components/images/listheader1.jpg" xlink:type="simple" xlink:show="embed" xlink:actuate="onLoad"/></draw:frame></text:p>
          </table:table-cell>
        </table:table-row>
      </table:table>
      <text:p text:style-name="P11">Events:<text:line-break/></text:p>
      <table:table table:name="Table133" table:style-name="Table133">
        <table:table-column table:style-name="Table133.A"/>
        <table:table-column table:style-name="Table133.B"/>
        <table:table-column table:style-name="Table133.C"/>
        <table:table-column table:style-name="Table133.A"/>
        <table:table-column table:style-name="Table133.E" table:number-columns-repeated="2"/>
        <table:table-column table:style-name="Table133.G"/>
        <table:table-row>
          <table:table-cell table:style-name="Table133.A1" office:value-type="string">
            <text:p text:style-name="P33">Action:</text:p>
          </table:table-cell>
          <table:table-cell table:style-name="Table133.A1" office:value-type="string">
            <text:p text:style-name="P31">Normal (Open)</text:p>
          </table:table-cell>
          <table:table-cell table:style-name="Table133.A1" office:value-type="string">
            <text:p text:style-name="P31">Hover</text:p>
          </table:table-cell>
          <table:table-cell table:style-name="Table133.A1" office:value-type="string">
            <text:p text:style-name="P31">Click, Select, and Drag.</text:p>
          </table:table-cell>
          <table:table-cell table:style-name="Table133.A1" office:value-type="string">
            <text:p text:style-name="P31">Focus</text:p>
          </table:table-cell>
          <table:table-cell table:style-name="Table133.A1" office:value-type="string">
            <text:p text:style-name="P31">Focus and Hover</text:p>
          </table:table-cell>
          <table:table-cell table:style-name="Table133.G1" office:value-type="string">
            <text:p text:style-name="P33">Disable</text:p>
          </table:table-cell>
        </table:table-row>
        <table:table-row>
          <table:table-cell table:style-name="Table133.A2" office:value-type="string">
            <text:p text:style-name="P33">CSS naming:</text:p>
          </table:table-cell>
          <table:table-cell table:style-name="Table133.A2" office:value-type="string">
            <text:p text:style-name="P36"><text:span text:style-name="Source_20_Text">z-list-head,</text:span></text:p>
            <text:p text:style-name="P36"><text:span text:style-name="Source_20_Text">z-list-header</text:span></text:p>
          </table:table-cell>
          <table:table-cell table:style-name="Table133.A2" office:value-type="string">
            <text:p text:style-name="P36"><text:span text:style-name="Source_20_Text"/></text:p>
          </table:table-cell>
          <table:table-cell table:style-name="Table133.A2" office:value-type="string">
            <text:p text:style-name="P36"><text:span text:style-name="Source_20_Text"/></text:p>
          </table:table-cell>
          <table:table-cell table:style-name="Table133.A2" office:value-type="string">
            <text:p text:style-name="P36"><text:span text:style-name="Source_20_Text"/></text:p>
          </table:table-cell>
          <table:table-cell table:style-name="Table133.A2" office:value-type="string">
            <text:p text:style-name="P36"><text:span text:style-name="Source_20_Text"/></text:p>
          </table:table-cell>
          <table:table-cell table:style-name="Table133.G2" office:value-type="string">
            <text:p text:style-name="P36"/>
          </table:table-cell>
        </table:table-row>
        <table:table-row>
          <table:table-cell table:style-name="Table133.A2" office:value-type="string">
            <text:p text:style-name="P33">Supported</text:p>
          </table:table-cell>
          <table:table-cell table:style-name="Table133.A2" office:value-type="string">
            <text:p text:style-name="P36">V</text:p>
          </table:table-cell>
          <table:table-cell table:style-name="Table133.A2" office:value-type="string">
            <text:p text:style-name="P36"/>
          </table:table-cell>
          <table:table-cell table:style-name="Table133.A2" office:value-type="string">
            <text:p text:style-name="P36"/>
          </table:table-cell>
          <table:table-cell table:style-name="Table133.A2" office:value-type="string">
            <text:p text:style-name="P36"/>
          </table:table-cell>
          <table:table-cell table:style-name="Table133.A2" office:value-type="string">
            <text:p text:style-name="P36"/>
          </table:table-cell>
          <table:table-cell table:style-name="Table133.G2" office:value-type="string">
            <text:p text:style-name="P36"/>
          </table:table-cell>
        </table:table-row>
      </table:table>
      <text:p text:style-name="P23"><text:tab/></text:p>
      <text:p text:style-name="P12">CSS Specification:</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51">Class Name</text:p>
          </table:table-cell>
          <table:table-cell table:style-name="Table134.A1" office:value-type="string">
            <text:p text:style-name="P52">Description</text:p>
          </table:table-cell>
          <table:table-cell table:style-name="Table134.C1" office:value-type="string">
            <text:p text:style-name="P52">Default Values</text:p>
          </table:table-cell>
        </table:table-row>
        <table:table-row>
          <table:table-cell table:style-name="Table134.A2" office:value-type="string">
            <text:p text:style-name="P41">div.z-listbox-header tr.z-list-head</text:p>
          </table:table-cell>
          <table:table-cell table:style-name="Table134.B2" office:value-type="string">
            <text:p text:style-name="P37">Background image</text:p>
          </table:table-cell>
          <table:table-cell table:style-name="Table134.C2" office:value-type="string">
            <text:p text:style-name="P6">background-image: url(<text:span text:style-name="T22">$</text:span><text:span text:style-name="T22">{c:encodeURL('~./zul/img/grid/s_hd.gif')}</text:span>); background-color: #C7E5F1;<text:tab/>background-repeat: repeat-x;</text:p>
          </table:table-cell>
        </table:table-row>
        <text:soft-page-break/>
        <table:table-row>
          <table:table-cell table:style-name="Table134.A2" office:value-type="string">
            <text:p text:style-name="P38"><text:span text:style-name="Source_20_Text"><text:span text:style-name="T18">div.z-listbox-header th.z-list-header</text:span></text:span></text:p>
          </table:table-cell>
          <table:table-cell table:style-name="Table134.B2" office:value-type="string">
            <text:p text:style-name="P37">Border and font size</text:p>
          </table:table-cell>
          <table:table-cell table:style-name="Table134.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134.A2" office:value-type="string">
            <text:p text:style-name="P38"><text:span text:style-name="Source_20_Text"><text:span text:style-name="T18">div.z-listbox-header th.z-list-header-sort div.z-list-header-cnt</text:span></text:span></text:p>
          </table:table-cell>
          <table:table-cell table:style-name="Table134.B2" office:value-type="string">
            <text:p text:style-name="P37">Background of the content of the sort</text:p>
          </table:table-cell>
          <table:table-cell table:style-name="Table134.C2" office:value-type="string">
            <text:p text:style-name="P6">cursor: pointer; padding-right: 9px; background:transparent url(<text:span text:style-name="T22">${c:encodeURL('~./zul/img/sort/v_hint.gif')}</text:span>); background-position: 99% center; background-repeat: no-repeat;</text:p>
          </table:table-cell>
        </table:table-row>
        <table:table-row>
          <table:table-cell table:style-name="Table134.A2" office:value-type="string">
            <text:p text:style-name="P41">div.z-listbox-header th.z-list-header-sort-asc div.z-list-header-cnt</text:p>
          </table:table-cell>
          <table:table-cell table:style-name="Table134.B2" office:value-type="string">
            <text:p text:style-name="P38"><text:span text:style-name="T2">Background of the content of <text:s/>the </text:span><text:span text:style-name="T34">ascendant </text:span><text:span text:style-name="T35">sort</text:span><text:span text:style-name="T2"> </text:span></text:p>
          </table:table-cell>
          <table:table-cell table:style-name="Table134.C2" office:value-type="string">
            <text:p text:style-name="P6">cursor: pointer; padding-right: 9px; background:transparent url(${c:encodeURL('~./zul/img/sort/v_asc.gif')}); background-position: 99% center; background-repeat: no-repeat;</text:p>
          </table:table-cell>
        </table:table-row>
        <table:table-row>
          <table:table-cell table:style-name="Table134.A2" office:value-type="string">
            <text:p text:style-name="P41">div.z-listbox-header th.z-list-header-sort-dsc div.z-list-header-cnt</text:p>
          </table:table-cell>
          <table:table-cell table:style-name="Table134.B2" office:value-type="string">
            <text:p text:style-name="P38"><text:span text:style-name="T2">Background of the content of <text:s/>the </text:span><text:span text:style-name="T35">de</text:span><text:span text:style-name="T34">scendant </text:span><text:span text:style-name="T35">sort</text:span><text:span text:style-name="T2"> </text:span></text:p>
          </table:table-cell>
          <table:table-cell table:style-name="Table134.C2" office:value-type="string">
            <text:p text:style-name="P6">cursor: pointer; padding-right: 9px; background:transparent url(${c:encodeURL('~./zul/img/sort/v_dsc.gif')}); background-position: 99% center; background-repeat: no-repeat;</text:p>
          </table:table-cell>
        </table:table-row>
        <table:table-row>
          <table:table-cell table:style-name="Table134.A2" office:value-type="string">
            <text:p text:style-name="P41">div.z-list-header-cnt</text:p>
          </table:table-cell>
          <table:table-cell table:style-name="Table134.B2" office:value-type="string">
            <text:p text:style-name="P37">Font size of the content</text:p>
          </table:table-cell>
          <table:table-cell table:style-name="Table134.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34.A2" office:value-type="string">
            <text:p text:style-name="P42">div.z-list-header-cnt</text:p>
          </table:table-cell>
          <table:table-cell table:style-name="Table134.B2" office:value-type="string">
            <text:p text:style-name="P37">Overflow</text:p>
          </table:table-cell>
          <table:table-cell table:style-name="Table134.C2" office:value-type="string">
            <text:p text:style-name="P6">overflow: hidden</text:p>
          </table:table-cell>
        </table:table-row>
      </table:table>
      <text:h text:style-name="P53" text:outline-level="2"><text:bookmark-start text:name="Listitem"/>Listitem<text:bookmark-end text:name="Listitem"/></text:h>
      <text:p text:style-name="Text_20_body"><text:span text:style-name="Source_20_Text"><text:span text:style-name="T2">Listitem and Listcell</text:span></text:span><text:span text:style-name="T2"> are used for </text:span><text:a xlink:type="simple" xlink:href="#Listbox"><text:span text:style-name="Source_20_Text"><text:span text:style-name="T2">Listbox</text:span></text:span></text:a><text:span text:style-name="T2">.</text:span></text:p>
      <text:p text:style-name="Text_20_body"><text:s/><text:span text:style-name="T9">Note</text:span>:</text:p>
      <text:list text:style-name="L40">
        <text:list-item>
          <text:p text:style-name="P116"><text:a xlink:type="simple" xlink:href="http://zk1.svn.sourceforge.net/viewvc/zk1/branches/3.5/zul/src/archive/web/zul/css/cmps/listbox.css.dsp?view=markup">The CSS source of Listitem from SVN</text:a></text:p>
        </text:list-item>
      </text:list>
      <text:h text:style-name="Heading_20_3" text:outline-level="3">Mold: Default</text:h>
      <text:p text:style-name="P23">Structure:</text:p>
      <table:table table:name="Table135" table:style-name="Table135">
        <table:table-column table:style-name="Table135.A"/>
        <table:table-row>
          <table:table-cell table:style-name="Table135.A1" office:value-type="string">
            <text:p text:style-name="P35">Overview</text:p>
          </table:table-cell>
        </table:table-row>
        <table:table-row table:style-name="Table135.2">
          <table:table-cell table:style-name="Table135.A2" office:value-type="string">
            <text:p text:style-name="Table_20_Contents"/>
            <text:p text:style-name="Table_20_Contents"><draw:frame draw:style-name="fr2" draw:name="graphics133" text:anchor-type="paragraph" svg:width="6.826cm" svg:height="3.969cm" draw:z-index="90"><draw:image xlink:href="../components/images/listbox1.jpg" xlink:type="simple" xlink:show="embed" xlink:actuate="onLoad"/></draw:frame></text:p>
          </table:table-cell>
        </table:table-row>
        <table:table-row table:style-name="Table135.2">
          <table:table-cell table:style-name="Table135.A2" office:value-type="string">
            <text:p text:style-name="Table_20_Contents"><draw:frame draw:style-name="fr2" draw:name="graphics227" text:anchor-type="paragraph" svg:width="14.42cm" svg:height="2.223cm" draw:z-index="91"><draw:image xlink:href="../components/images/listitem1.jpg" xlink:type="simple" xlink:show="embed" xlink:actuate="onLoad"/></draw:frame></text:p>
          </table:table-cell>
        </table:table-row>
      </table:table>
      <text:p text:style-name="P11">Events:<text:line-break/></text:p>
      <table:table table:name="Table136" table:style-name="Table136">
        <table:table-column table:style-name="Table136.A"/>
        <table:table-column table:style-name="Table136.B"/>
        <table:table-column table:style-name="Table136.C"/>
        <table:table-column table:style-name="Table136.A"/>
        <table:table-column table:style-name="Table136.E" table:number-columns-repeated="2"/>
        <table:table-column table:style-name="Table136.G"/>
        <table:table-row>
          <table:table-cell table:style-name="Table136.A1" office:value-type="string">
            <text:p text:style-name="P33">Action:</text:p>
          </table:table-cell>
          <table:table-cell table:style-name="Table136.A1" office:value-type="string">
            <text:p text:style-name="P31">Normal (Open)</text:p>
          </table:table-cell>
          <table:table-cell table:style-name="Table136.A1" office:value-type="string">
            <text:p text:style-name="P31">Hover</text:p>
          </table:table-cell>
          <table:table-cell table:style-name="Table136.A1" office:value-type="string">
            <text:p text:style-name="P31">Click, Select, and Drag.</text:p>
          </table:table-cell>
          <table:table-cell table:style-name="Table136.A1" office:value-type="string">
            <text:p text:style-name="P31">Focus</text:p>
          </table:table-cell>
          <table:table-cell table:style-name="Table136.A1" office:value-type="string">
            <text:p text:style-name="P31">Focus and Hover</text:p>
          </table:table-cell>
          <table:table-cell table:style-name="Table136.G1" office:value-type="string">
            <text:p text:style-name="P33">Disable</text:p>
          </table:table-cell>
        </table:table-row>
        <table:table-row>
          <table:table-cell table:style-name="Table136.A2" office:value-type="string">
            <text:p text:style-name="P33">CSS naming:</text:p>
          </table:table-cell>
          <table:table-cell table:style-name="Table136.A2" office:value-type="string">
            <text:p text:style-name="P36"><text:span text:style-name="Source_20_Text">z-list-item,</text:span></text:p>
            <text:p text:style-name="P36"><text:span text:style-name="Source_20_Text">z-list-cell</text:span></text:p>
            <text:p text:style-name="P36"><text:span text:style-name="Source_20_Text"/></text:p>
          </table:table-cell>
          <table:table-cell table:style-name="Table136.A2" office:value-type="string">
            <text:p text:style-name="P36"><text:span text:style-name="Source_20_Text">-over</text:span></text:p>
          </table:table-cell>
          <table:table-cell table:style-name="Table136.A2" office:value-type="string">
            <text:p text:style-name="P36"><text:span text:style-name="Source_20_Text">-seld</text:span></text:p>
          </table:table-cell>
          <table:table-cell table:style-name="Table136.A2" office:value-type="string">
            <text:p text:style-name="P36"><text:span text:style-name="Source_20_Text">-focus</text:span></text:p>
          </table:table-cell>
          <table:table-cell table:style-name="Table136.A2" office:value-type="string">
            <text:p text:style-name="P36"><text:span text:style-name="Source_20_Text">-over-seld</text:span></text:p>
          </table:table-cell>
          <table:table-cell table:style-name="Table136.G2" office:value-type="string">
            <text:p text:style-name="P36">-disd</text:p>
          </table:table-cell>
        </table:table-row>
        <table:table-row>
          <table:table-cell table:style-name="Table136.A2" office:value-type="string">
            <text:p text:style-name="P33">Supported</text:p>
          </table:table-cell>
          <table:table-cell table:style-name="Table136.A2" office:value-type="string">
            <text:p text:style-name="P36">V</text:p>
          </table:table-cell>
          <table:table-cell table:style-name="Table136.A2" office:value-type="string">
            <text:p text:style-name="P36">!</text:p>
          </table:table-cell>
          <table:table-cell table:style-name="Table136.A2" office:value-type="string">
            <text:p text:style-name="P36">!</text:p>
          </table:table-cell>
          <table:table-cell table:style-name="Table136.A2" office:value-type="string">
            <text:p text:style-name="P36">!</text:p>
          </table:table-cell>
          <table:table-cell table:style-name="Table136.A2" office:value-type="string">
            <text:p text:style-name="P36">!</text:p>
          </table:table-cell>
          <table:table-cell table:style-name="Table136.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37" table:style-name="Table137">
        <table:table-column table:style-name="Table137.A"/>
        <table:table-column table:style-name="Table137.B"/>
        <table:table-column table:style-name="Table137.C"/>
        <text:soft-page-break/>
        <table:table-row table:style-name="Table137.1">
          <table:table-cell table:style-name="Table137.A1" office:value-type="string">
            <text:p text:style-name="P51">Class Name</text:p>
          </table:table-cell>
          <table:table-cell table:style-name="Table137.A1" office:value-type="string">
            <text:p text:style-name="P52">Description</text:p>
          </table:table-cell>
          <table:table-cell table:style-name="Table137.C1" office:value-type="string">
            <text:p text:style-name="P52">Default Values</text:p>
          </table:table-cell>
        </table:table-row>
        <table:table-row>
          <table:table-cell table:style-name="Table137.A2" office:value-type="string">
            <text:p text:style-name="P41">tr.z-list-item, tr.z-list-item a, tr.z-list-item a:visited</text:p>
          </table:table-cell>
          <table:table-cell table:style-name="Table137.B2" office:value-type="string">
            <text:p text:style-name="P37">Font size of listitem</text:p>
          </table:table-cell>
          <table:table-cell table:style-name="Table137.C2" office:value-type="string">
            <text:p text:style-name="P6">font-size: <text:span text:style-name="T22">${fontSizeM}</text:span>; font-weight: normal; color: black; text-decoration: none;</text:p>
          </table:table-cell>
        </table:table-row>
        <table:table-row>
          <table:table-cell table:style-name="Table137.A2" office:value-type="string">
            <text:p text:style-name="P38"><text:span text:style-name="Source_20_Text"><text:span text:style-name="T18">tr.z-list-item td.z-list-item-focus</text:span></text:span></text:p>
          </table:table-cell>
          <table:table-cell table:style-name="Table137.B2" office:value-type="string">
            <text:p text:style-name="P37">Background of focused event</text:p>
          </table:table-cell>
          <table:table-cell table:style-name="Table137.C2" office:value-type="string">
            <text:p text:style-name="P6">background-image: url(<text:span text:style-name="T22">${c:encodeURL('~./zul/img/focusd.png')}</text:span>); background-repeat: no-repeat;</text:p>
          </table:table-cell>
        </table:table-row>
        <table:table-row>
          <table:table-cell table:style-name="Table137.A2" office:value-type="string">
            <text:p text:style-name="P38"><text:span text:style-name="Source_20_Text"><text:span text:style-name="T18">tr.z-list-item-seld</text:span></text:span></text:p>
          </table:table-cell>
          <table:table-cell table:style-name="Table137.B2" office:value-type="string">
            <text:p text:style-name="P37">Background of selected event</text:p>
          </table:table-cell>
          <table:table-cell table:style-name="Table137.C2" office:value-type="string">
            <text:p text:style-name="P6">background: #b3c8e8; border: 1px solid #6f97d2;</text:p>
          </table:table-cell>
        </table:table-row>
        <table:table-row>
          <table:table-cell table:style-name="Table137.A2" office:value-type="string">
            <text:p text:style-name="P41">tr.z-list-item-over</text:p>
          </table:table-cell>
          <table:table-cell table:style-name="Table137.B2" office:value-type="string">
            <text:p text:style-name="P37">Background of hovered event</text:p>
          </table:table-cell>
          <table:table-cell table:style-name="Table137.C2" office:value-type="string">
            <text:p text:style-name="P6">background: #dae7f6;</text:p>
          </table:table-cell>
        </table:table-row>
        <table:table-row>
          <table:table-cell table:style-name="Table137.A2" office:value-type="string">
            <text:p text:style-name="P41">tr.z-list-item-over-seld</text:p>
          </table:table-cell>
          <table:table-cell table:style-name="Table137.B2" office:value-type="string">
            <text:p text:style-name="P37">Background of hovered and selected event</text:p>
          </table:table-cell>
          <table:table-cell table:style-name="Table137.C2" office:value-type="string">
            <text:p text:style-name="P6">background: #6eadff;</text:p>
          </table:table-cell>
        </table:table-row>
        <table:table-row>
          <table:table-cell table:style-name="Table137.A2" office:value-type="string">
            <text:p text:style-name="P41">div.z-list-cell-cnt</text:p>
          </table:table-cell>
          <table:table-cell table:style-name="Table137.B2" office:value-type="string">
            <text:p text:style-name="P37">Font size of listcell</text:p>
          </table:table-cell>
          <table:table-cell table:style-name="Table137.C2" office:value-type="string">
            <text:p text:style-name="P6">border: 0; margin: 0; padding: 0; font-family: <text:span text:style-name="T22">${fontFamilyC}</text:span>;</text:p>
            <text:p text:style-name="P6"><text:s/>font-size: <text:span text:style-name="T22">${fontSizeM}</text:span>; font-weight: normal;</text:p>
          </table:table-cell>
        </table:table-row>
      </table:table>
      <text:h text:style-name="P53" text:outline-level="2">Longbox</text:h>
      <text:p text:style-name="Text_20_body"><text:span text:style-name="Source_20_Text"><text:span text:style-name="T2">Longbox</text:span></text:span> is composed of HTML I<text:span text:style-name="T2">nput element.</text:span></text:p>
      <text:p text:style-name="Text_20_body"><text:s/><text:span text:style-name="T9">S</text:span><text:span text:style-name="T10">ource</text:span>:</text:p>
      <text:list text:style-name="L41">
        <text:list-item>
          <text:p text:style-name="P117"><text:a xlink:type="simple" xlink:href="http://zk1.svn.sourceforge.net/viewvc/zk1/branches/3.5/zul/src/archive/web/zul/css/cmps/widget.css.dsp?view=markup">The CSS source of Longbox from SVN</text:a></text:p>
        </text:list-item>
      </text:list>
      <text:h text:style-name="Heading_20_3" text:outline-level="3">Mold: Default</text:h>
      <text:p text:style-name="P23">Structure:</text:p>
      <table:table table:name="Table138" table:style-name="Table138">
        <table:table-column table:style-name="Table138.A"/>
        <table:table-row>
          <table:table-cell table:style-name="Table138.A1" office:value-type="string">
            <text:p text:style-name="P35">Overview</text:p>
          </table:table-cell>
        </table:table-row>
        <table:table-row table:style-name="Table138.2">
          <table:table-cell table:style-name="Table138.A2" office:value-type="string">
            <text:p text:style-name="Table_20_Contents"><draw:frame draw:style-name="fr3" draw:name="graphics134" text:anchor-type="paragraph" svg:x="6.429cm" svg:y="0.318cm" svg:width="3.466cm" svg:height="1.614cm" draw:z-index="92"><draw:image xlink:href="../components/images/longbox1.jpg" xlink:type="simple" xlink:show="embed" xlink:actuate="onLoad"/></draw:frame></text:p>
          </table:table-cell>
        </table:table-row>
      </table:table>
      <text:p text:style-name="P11">Events:<text:line-break/></text:p>
      <table:table table:name="Table139" table:style-name="Table139">
        <table:table-column table:style-name="Table139.A"/>
        <table:table-column table:style-name="Table139.B"/>
        <table:table-column table:style-name="Table139.C"/>
        <table:table-column table:style-name="Table139.A"/>
        <table:table-column table:style-name="Table139.E" table:number-columns-repeated="2"/>
        <table:table-column table:style-name="Table139.G"/>
        <table:table-row>
          <table:table-cell table:style-name="Table139.A1" office:value-type="string">
            <text:p text:style-name="P33">Action:</text:p>
          </table:table-cell>
          <table:table-cell table:style-name="Table139.A1" office:value-type="string">
            <text:p text:style-name="P31">Normal (Open)</text:p>
          </table:table-cell>
          <table:table-cell table:style-name="Table139.A1" office:value-type="string">
            <text:p text:style-name="P31">Hover</text:p>
          </table:table-cell>
          <table:table-cell table:style-name="Table139.A1" office:value-type="string">
            <text:p text:style-name="P31">Click, Select, and Drag.</text:p>
          </table:table-cell>
          <table:table-cell table:style-name="Table139.A1" office:value-type="string">
            <text:p text:style-name="P31">Focus</text:p>
          </table:table-cell>
          <table:table-cell table:style-name="Table139.A1" office:value-type="string">
            <text:p text:style-name="P31">Focus and Hover</text:p>
          </table:table-cell>
          <table:table-cell table:style-name="Table139.G1" office:value-type="string">
            <text:p text:style-name="P33">Disable</text:p>
          </table:table-cell>
        </table:table-row>
        <table:table-row>
          <table:table-cell table:style-name="Table139.A2" office:value-type="string">
            <text:p text:style-name="P33">CSS naming:</text:p>
          </table:table-cell>
          <table:table-cell table:style-name="Table139.A2" office:value-type="string">
            <text:p text:style-name="P36"><text:span text:style-name="Source_20_Text">z-longbox</text:span></text:p>
          </table:table-cell>
          <table:table-cell table:style-name="Table139.A2" office:value-type="string">
            <text:p text:style-name="P36"><text:span text:style-name="Source_20_Text"/></text:p>
          </table:table-cell>
          <table:table-cell table:style-name="Table139.A2" office:value-type="string">
            <text:p text:style-name="P36"><text:span text:style-name="Source_20_Text"/></text:p>
          </table:table-cell>
          <table:table-cell table:style-name="Table139.A2" office:value-type="string">
            <text:p text:style-name="P36"><text:span text:style-name="Source_20_Text">-focus</text:span></text:p>
          </table:table-cell>
          <table:table-cell table:style-name="Table139.A2" office:value-type="string">
            <text:p text:style-name="P36"><text:span text:style-name="Source_20_Text"/></text:p>
          </table:table-cell>
          <table:table-cell table:style-name="Table139.G2" office:value-type="string">
            <text:p text:style-name="P36">-disd</text:p>
          </table:table-cell>
        </table:table-row>
        <table:table-row>
          <table:table-cell table:style-name="Table139.A2" office:value-type="string">
            <text:p text:style-name="P33">Supported</text:p>
          </table:table-cell>
          <table:table-cell table:style-name="Table139.A2" office:value-type="string">
            <text:p text:style-name="P36">V</text:p>
          </table:table-cell>
          <table:table-cell table:style-name="Table139.A2" office:value-type="string">
            <text:p text:style-name="P36"/>
          </table:table-cell>
          <table:table-cell table:style-name="Table139.A2" office:value-type="string">
            <text:p text:style-name="P36"/>
          </table:table-cell>
          <table:table-cell table:style-name="Table139.A2" office:value-type="string">
            <text:p text:style-name="P36">!</text:p>
          </table:table-cell>
          <table:table-cell table:style-name="Table139.A2" office:value-type="string">
            <text:p text:style-name="P36"/>
          </table:table-cell>
          <table:table-cell table:style-name="Table139.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2">CSS Specification:</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51">Class Name</text:p>
          </table:table-cell>
          <table:table-cell table:style-name="Table140.A1" office:value-type="string">
            <text:p text:style-name="P52">Description</text:p>
          </table:table-cell>
          <table:table-cell table:style-name="Table140.C1" office:value-type="string">
            <text:p text:style-name="P52">Default Values</text:p>
          </table:table-cell>
        </table:table-row>
        <table:table-row>
          <table:table-cell table:style-name="Table140.A2" office:value-type="string">
            <text:p text:style-name="P38"><text:span text:style-name="Source_20_Text"><text:span text:style-name="T18">.z-</text:span></text:span><text:span text:style-name="Source_20_Text"><text:span text:style-name="T19">longbox</text:span></text:span></text:p>
          </table:table-cell>
          <table:table-cell table:style-name="Table140.B2" office:value-type="string">
            <text:p text:style-name="P37">Font size and background</text:p>
          </table:table-cell>
          <table:table-cell table:style-name="Table14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140.A2" office:value-type="string">
            <text:p text:style-name="P41">.z-<text:span text:style-name="Source_20_Text"><text:span text:style-name="T21">longbox</text:span></text:span>-text-invalid</text:p>
          </table:table-cell>
          <table:table-cell table:style-name="Table140.B2" office:value-type="string">
            <text:p text:style-name="P37">Invalid event</text:p>
          </table:table-cell>
          <table:table-cell table:style-name="Table140.C2" office:value-type="string">
            <text:p text:style-name="P6">background: #FFF url(<text:span text:style-name="T22">${c:encodeURL('~./zul/img/grid/text-bg-invalid.gif')}</text:span>) repeat-x 0 0; border: 1px solid #DD7870;</text:p>
          </table:table-cell>
        </table:table-row>
        <text:soft-page-break/>
        <table:table-row>
          <table:table-cell table:style-name="Table140.A2" office:value-type="string">
            <text:p text:style-name="P41">.z-<text:span text:style-name="Source_20_Text"><text:span text:style-name="T21">longbox</text:span></text:span>-readonly, .z-<text:span text:style-name="Source_20_Text"><text:span text:style-name="T21">longbox</text:span></text:span>-text-disd</text:p>
          </table:table-cell>
          <table:table-cell table:style-name="Table140.B2" office:value-type="string">
            <text:p text:style-name="P37">Disabled and read-only</text:p>
          </table:table-cell>
          <table:table-cell table:style-name="Table140.C2" office:value-type="string">
            <text:p text:style-name="P6">background: #ECEAE4;</text:p>
          </table:table-cell>
        </table:table-row>
      </table:table>
      <text:h text:style-name="P53" text:outline-level="2"><text:bookmark-start text:name="Menubar"/>Menubar<text:bookmark-end text:name="Menubar"/></text:h>
      <text:p text:style-name="P21"><text:span text:style-name="Source_20_Text">Menubar </text:span>combine with two children: <text:a xlink:type="simple" xlink:href="#Menu in Menubar"><text:span text:style-name="Source_20_Text">Menu</text:span></text:a>, and <text:a xlink:type="simple" xlink:href="#Menuitem in Menubar"><text:span text:style-name="Source_20_Text">Menuitem</text:span></text:a>.</text:p>
      <text:p text:style-name="Text_20_body"><text:s/><text:span text:style-name="T9">Note</text:span>:</text:p>
      <text:list text:style-name="L42">
        <text:list-item>
          <text:p text:style-name="P118"><text:a xlink:type="simple" xlink:href="http://zk1.svn.sourceforge.net/viewvc/zk1/branches/3.5/zul/src/archive/web/zul/css/cmps/menu.css.dsp?view=markup">The CSS source of Menubar from SVN</text:a></text:p>
        </text:list-item>
      </text:list>
      <text:h text:style-name="Heading_20_3" text:outline-level="3">Mold: Default <text:span text:style-name="T2">(Horizontal)</text:span></text:h>
      <text:p text:style-name="P23">Structure:</text:p>
      <table:table table:name="Table141" table:style-name="Table141">
        <table:table-column table:style-name="Table141.A"/>
        <table:table-row>
          <table:table-cell table:style-name="Table141.A1" office:value-type="string">
            <text:p text:style-name="P35">Overview</text:p>
          </table:table-cell>
        </table:table-row>
        <table:table-row table:style-name="Table141.2">
          <table:table-cell table:style-name="Table141.A2" office:value-type="string">
            <text:p text:style-name="Table_20_Contents"><draw:frame draw:style-name="fr2" draw:name="graphics135" text:anchor-type="paragraph" svg:width="8.32cm" svg:height="0.868cm" draw:z-index="93"><draw:image xlink:href="../components/images/menubar-hor1.jpg" xlink:type="simple" xlink:show="embed" xlink:actuate="onLoad"/></draw:frame></text:p>
          </table:table-cell>
        </table:table-row>
        <table:table-row table:style-name="Table141.2">
          <table:table-cell table:style-name="Table141.A2" office:value-type="string">
            <text:p text:style-name="Table_20_Contents"><draw:frame draw:style-name="fr2" draw:name="graphics228" text:anchor-type="paragraph" svg:width="11.113cm" svg:height="2.963cm" draw:z-index="94"><draw:image xlink:href="../components/images/menubar-hor2.jpg" xlink:type="simple" xlink:show="embed" xlink:actuate="onLoad"/></draw:frame></text:p>
          </table:table-cell>
        </table:table-row>
      </table:table>
      <text:p text:style-name="P11">Events:<text:line-break/></text:p>
      <table:table table:name="Table142" table:style-name="Table142">
        <table:table-column table:style-name="Table142.A"/>
        <table:table-column table:style-name="Table142.B"/>
        <table:table-column table:style-name="Table142.C"/>
        <table:table-column table:style-name="Table142.A"/>
        <table:table-column table:style-name="Table142.E" table:number-columns-repeated="2"/>
        <table:table-column table:style-name="Table142.G"/>
        <table:table-row>
          <table:table-cell table:style-name="Table142.A1" office:value-type="string">
            <text:p text:style-name="P33">Action:</text:p>
          </table:table-cell>
          <table:table-cell table:style-name="Table142.A1" office:value-type="string">
            <text:p text:style-name="P31">Normal (Open)</text:p>
          </table:table-cell>
          <table:table-cell table:style-name="Table142.A1" office:value-type="string">
            <text:p text:style-name="P31">Hover</text:p>
          </table:table-cell>
          <table:table-cell table:style-name="Table142.A1" office:value-type="string">
            <text:p text:style-name="P31">Click, Select, and Drag.</text:p>
          </table:table-cell>
          <table:table-cell table:style-name="Table142.A1" office:value-type="string">
            <text:p text:style-name="P31">Focus</text:p>
          </table:table-cell>
          <table:table-cell table:style-name="Table142.A1" office:value-type="string">
            <text:p text:style-name="P31">Focus and Hover</text:p>
          </table:table-cell>
          <table:table-cell table:style-name="Table142.G1" office:value-type="string">
            <text:p text:style-name="P33">Disable</text:p>
          </table:table-cell>
        </table:table-row>
        <table:table-row>
          <table:table-cell table:style-name="Table142.A2" office:value-type="string">
            <text:p text:style-name="P33">CSS naming:</text:p>
          </table:table-cell>
          <table:table-cell table:style-name="Table142.A2" office:value-type="string">
            <text:p text:style-name="P36"><text:span text:style-name="Source_20_Text">z-menubar-hor</text:span></text:p>
          </table:table-cell>
          <table:table-cell table:style-name="Table142.A2" office:value-type="string">
            <text:p text:style-name="P36"><text:span text:style-name="Source_20_Text"/></text:p>
          </table:table-cell>
          <table:table-cell table:style-name="Table142.A2" office:value-type="string">
            <text:p text:style-name="P36"><text:span text:style-name="Source_20_Text"/></text:p>
          </table:table-cell>
          <table:table-cell table:style-name="Table142.A2" office:value-type="string">
            <text:p text:style-name="P36"><text:span text:style-name="Source_20_Text"/></text:p>
          </table:table-cell>
          <table:table-cell table:style-name="Table142.A2" office:value-type="string">
            <text:p text:style-name="P36"><text:span text:style-name="Source_20_Text"/></text:p>
          </table:table-cell>
          <table:table-cell table:style-name="Table142.G2" office:value-type="string">
            <text:p text:style-name="P36"/>
          </table:table-cell>
        </table:table-row>
        <table:table-row>
          <table:table-cell table:style-name="Table142.A2" office:value-type="string">
            <text:p text:style-name="P33">Supported</text:p>
          </table:table-cell>
          <table:table-cell table:style-name="Table142.A2" office:value-type="string">
            <text:p text:style-name="P36">V</text:p>
          </table:table-cell>
          <table:table-cell table:style-name="Table142.A2" office:value-type="string">
            <text:p text:style-name="P36"/>
          </table:table-cell>
          <table:table-cell table:style-name="Table142.A2" office:value-type="string">
            <text:p text:style-name="P36"/>
          </table:table-cell>
          <table:table-cell table:style-name="Table142.A2" office:value-type="string">
            <text:p text:style-name="P36"/>
          </table:table-cell>
          <table:table-cell table:style-name="Table142.A2" office:value-type="string">
            <text:p text:style-name="P36"/>
          </table:table-cell>
          <table:table-cell table:style-name="Table142.G2" office:value-type="string">
            <text:p text:style-name="P36"/>
          </table:table-cell>
        </table:table-row>
      </table:table>
      <text:p text:style-name="P23"><text:tab/></text:p>
      <text:p text:style-name="P12">CSS Specification:</text:p>
      <table:table table:name="Table143" table:style-name="Table143">
        <table:table-column table:style-name="Table143.A"/>
        <table:table-column table:style-name="Table143.B"/>
        <table:table-column table:style-name="Table143.C"/>
        <text:soft-page-break/>
        <table:table-row table:style-name="Table143.1">
          <table:table-cell table:style-name="Table143.A1" office:value-type="string">
            <text:p text:style-name="P51">Class Name</text:p>
          </table:table-cell>
          <table:table-cell table:style-name="Table143.A1" office:value-type="string">
            <text:p text:style-name="P52">Description</text:p>
          </table:table-cell>
          <table:table-cell table:style-name="Table143.C1" office:value-type="string">
            <text:p text:style-name="P52">Default Values</text:p>
          </table:table-cell>
        </table:table-row>
        <table:table-row>
          <table:table-cell table:style-name="Table143.A2" office:value-type="string">
            <text:p text:style-name="P41">.z-menubar-hor</text:p>
          </table:table-cell>
          <table:table-cell table:style-name="Table143.B2" office:value-type="string">
            <text:p text:style-name="P37">Background image</text:p>
          </table:table-cell>
          <table:table-cell table:style-name="Table143.C2" office:value-type="string">
            <text:p text:style-name="P6">border-color: #a9bfd3; border-style: solid; border-width: 0 0 1px 0; display: block; padding: 2px; background: #CEE7F5 url(<text:span text:style-name="T22">${c:encodeURL('~./zul/img/button/t</text:span><text:span text:style-name="T22">b-bg.png')}</text:span>) repeat-x top left;</text:p>
            <text:p text:style-name="P6"><text:s/>position: relative; zoom: 1;</text:p>
          </table:table-cell>
        </table:table-row>
      </table:table>
      <text:h text:style-name="Heading_20_3" text:outline-level="3">Mold: Default <text:span text:style-name="T2">(Vertical)</text:span></text:h>
      <text:p text:style-name="P23">Structure:</text:p>
      <table:table table:name="Table144" table:style-name="Table144">
        <table:table-column table:style-name="Table144.A"/>
        <table:table-row>
          <table:table-cell table:style-name="Table144.A1" office:value-type="string">
            <text:p text:style-name="P35">Overview</text:p>
          </table:table-cell>
        </table:table-row>
        <table:table-row table:style-name="Table144.2">
          <table:table-cell table:style-name="Table144.A2" office:value-type="string">
            <text:p text:style-name="Table_20_Contents"><draw:frame draw:style-name="fr2" draw:name="graphics48" text:anchor-type="paragraph" svg:width="2.937cm" svg:height="1.402cm" draw:z-index="95"><draw:image xlink:href="../components/images/menubar-ver1.jpg" xlink:type="simple" xlink:show="embed" xlink:actuate="onLoad"/></draw:frame></text:p>
          </table:table-cell>
        </table:table-row>
        <table:table-row table:style-name="Table144.2">
          <table:table-cell table:style-name="Table144.A2" office:value-type="string">
            <text:p text:style-name="Table_20_Contents"><draw:frame draw:style-name="fr2" draw:name="graphics49" text:anchor-type="paragraph" svg:width="7.303cm" svg:height="2.778cm" draw:z-index="96"><draw:image xlink:href="../components/images/menubar-ver2.jpg" xlink:type="simple" xlink:show="embed" xlink:actuate="onLoad"/></draw:frame></text:p>
          </table:table-cell>
        </table:table-row>
      </table:table>
      <text:p text:style-name="P11">Events:<text:line-break/></text:p>
      <table:table table:name="Table145" table:style-name="Table145">
        <table:table-column table:style-name="Table145.A"/>
        <table:table-column table:style-name="Table145.B"/>
        <table:table-column table:style-name="Table145.C"/>
        <table:table-column table:style-name="Table145.A"/>
        <table:table-column table:style-name="Table145.E" table:number-columns-repeated="2"/>
        <table:table-column table:style-name="Table145.G"/>
        <table:table-row>
          <table:table-cell table:style-name="Table145.A1" office:value-type="string">
            <text:p text:style-name="P33">Action:</text:p>
          </table:table-cell>
          <table:table-cell table:style-name="Table145.A1" office:value-type="string">
            <text:p text:style-name="P31">Normal (Open)</text:p>
          </table:table-cell>
          <table:table-cell table:style-name="Table145.A1" office:value-type="string">
            <text:p text:style-name="P31">Hover</text:p>
          </table:table-cell>
          <table:table-cell table:style-name="Table145.A1" office:value-type="string">
            <text:p text:style-name="P31">Click, Select, and Drag.</text:p>
          </table:table-cell>
          <table:table-cell table:style-name="Table145.A1" office:value-type="string">
            <text:p text:style-name="P31">Focus</text:p>
          </table:table-cell>
          <table:table-cell table:style-name="Table145.A1" office:value-type="string">
            <text:p text:style-name="P31">Focus and Hover</text:p>
          </table:table-cell>
          <table:table-cell table:style-name="Table145.G1" office:value-type="string">
            <text:p text:style-name="P33">Disable</text:p>
          </table:table-cell>
        </table:table-row>
        <table:table-row>
          <table:table-cell table:style-name="Table145.A2" office:value-type="string">
            <text:p text:style-name="P33">CSS naming:</text:p>
          </table:table-cell>
          <table:table-cell table:style-name="Table145.A2" office:value-type="string">
            <text:p text:style-name="P36"><text:span text:style-name="Source_20_Text">z-menubar-ver</text:span></text:p>
          </table:table-cell>
          <table:table-cell table:style-name="Table145.A2" office:value-type="string">
            <text:p text:style-name="P36"><text:span text:style-name="Source_20_Text"/></text:p>
          </table:table-cell>
          <table:table-cell table:style-name="Table145.A2" office:value-type="string">
            <text:p text:style-name="P36"><text:span text:style-name="Source_20_Text"/></text:p>
          </table:table-cell>
          <table:table-cell table:style-name="Table145.A2" office:value-type="string">
            <text:p text:style-name="P36"><text:span text:style-name="Source_20_Text"/></text:p>
          </table:table-cell>
          <table:table-cell table:style-name="Table145.A2" office:value-type="string">
            <text:p text:style-name="P36"><text:span text:style-name="Source_20_Text"/></text:p>
          </table:table-cell>
          <table:table-cell table:style-name="Table145.G2" office:value-type="string">
            <text:p text:style-name="P36"/>
          </table:table-cell>
        </table:table-row>
        <table:table-row>
          <table:table-cell table:style-name="Table145.A2" office:value-type="string">
            <text:p text:style-name="P33">Supported</text:p>
          </table:table-cell>
          <table:table-cell table:style-name="Table145.A2" office:value-type="string">
            <text:p text:style-name="P36">V</text:p>
          </table:table-cell>
          <table:table-cell table:style-name="Table145.A2" office:value-type="string">
            <text:p text:style-name="P36"/>
          </table:table-cell>
          <table:table-cell table:style-name="Table145.A2" office:value-type="string">
            <text:p text:style-name="P36"/>
          </table:table-cell>
          <table:table-cell table:style-name="Table145.A2" office:value-type="string">
            <text:p text:style-name="P36"/>
          </table:table-cell>
          <table:table-cell table:style-name="Table145.A2" office:value-type="string">
            <text:p text:style-name="P36"/>
          </table:table-cell>
          <table:table-cell table:style-name="Table145.G2" office:value-type="string">
            <text:p text:style-name="P36"/>
          </table:table-cell>
        </table:table-row>
      </table:table>
      <text:p text:style-name="P23"><text:tab/></text:p>
      <text:p text:style-name="P12">CSS Specification:</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51">Class Name</text:p>
          </table:table-cell>
          <table:table-cell table:style-name="Table146.A1" office:value-type="string">
            <text:p text:style-name="P52">Description</text:p>
          </table:table-cell>
          <table:table-cell table:style-name="Table146.C1" office:value-type="string">
            <text:p text:style-name="P52">Default Values</text:p>
          </table:table-cell>
        </table:table-row>
        <table:table-row>
          <table:table-cell table:style-name="Table146.A2" office:value-type="string">
            <text:p text:style-name="P41">.z-menubar-<text:span text:style-name="T2">ver</text:span></text:p>
          </table:table-cell>
          <table:table-cell table:style-name="Table146.B2" office:value-type="string">
            <text:p text:style-name="P37">Background image</text:p>
          </table:table-cell>
          <table:table-cell table:style-name="Table146.C2" office:value-type="string">
            <text:p text:style-name="P6">border-color: #a9bfd3; border-style: solid; border-width: 0 0 1px 0; display: block; padding: 2px; background: #CEE7F5 url(<text:span text:style-name="T22">${c:encodeURL('~./zul/img/button/tb-bg.png')}</text:span>) repeat-x top left; position: relative; zoom: 1;</text:p>
          </table:table-cell>
        </table:table-row>
      </table:table>
      <text:h text:style-name="P47" text:outline-level="3"><text:bookmark-start text:name="Menu in Menubar"/><text:soft-page-break/>Menu in Menubar<text:bookmark-end text:name="Menu in Menubar"/></text:h>
      <text:p text:style-name="P21"><text:span text:style-name="Source_20_Text">Menu</text:span> is made by HTML Table with 3 parts. It can separate three status: Text with Icon, Icon only, and Text only.</text:p>
      <text:p text:style-name="P23">Structure:</text:p>
      <table:table table:name="Table147" table:style-name="Table147">
        <table:table-column table:style-name="Table147.A"/>
        <table:table-row>
          <table:table-cell table:style-name="Table147.A1" office:value-type="string">
            <text:p text:style-name="P35">Overview</text:p>
          </table:table-cell>
        </table:table-row>
        <table:table-row table:style-name="Table147.2">
          <table:table-cell table:style-name="Table147.A2" office:value-type="string">
            <text:p text:style-name="Table_20_Contents"><draw:frame draw:style-name="fr2" draw:name="graphics52" text:anchor-type="paragraph" svg:width="11.033cm" svg:height="1.879cm" draw:z-index="97"><draw:image xlink:href="../components/images/menubar-menu1.jpg" xlink:type="simple" xlink:show="embed" xlink:actuate="onLoad"/></draw:frame></text:p>
          </table:table-cell>
        </table:table-row>
        <table:table-row table:style-name="Table147.2">
          <table:table-cell table:style-name="Table147.A2" office:value-type="string">
            <text:p text:style-name="Table_20_Contents"><draw:frame draw:style-name="fr4" draw:name="graphics62" text:anchor-type="paragraph" svg:width="16.325cm" svg:height="4.934cm" draw:z-index="98"><draw:image xlink:href="../components/images/menubar-menu2.jpg" xlink:type="simple" xlink:show="embed" xlink:actuate="onLoad"/></draw:frame></text:p>
          </table:table-cell>
        </table:table-row>
        <table:table-row table:style-name="Table147.2">
          <table:table-cell table:style-name="Table147.A2" office:value-type="string">
            <text:p text:style-name="Table_20_Contents"><draw:frame draw:style-name="fr2" draw:name="graphics71" text:anchor-type="paragraph" svg:width="12.224cm" svg:height="4.815cm" draw:z-index="99"><draw:image xlink:href="../components/images/menubar-menu3.jpg" xlink:type="simple" xlink:show="embed" xlink:actuate="onLoad"/></draw:frame></text:p>
          </table:table-cell>
        </table:table-row>
        <table:table-row table:style-name="Table147.2">
          <table:table-cell table:style-name="Table147.A2" office:value-type="string">
            <text:p text:style-name="Table_20_Contents"><draw:frame draw:style-name="fr2" draw:name="graphics81" text:anchor-type="paragraph" svg:width="12.065cm" svg:height="4.683cm" draw:z-index="100"><draw:image xlink:href="../components/images/menubar-menu4.jpg" xlink:type="simple" xlink:show="embed" xlink:actuate="onLoad"/></draw:frame></text:p>
          </table:table-cell>
        </table:table-row>
      </table:table>
      <text:p text:style-name="P11"><text:soft-page-break/>Events:<text:line-break/></text:p>
      <table:table table:name="Table148" table:style-name="Table148">
        <table:table-column table:style-name="Table148.A"/>
        <table:table-column table:style-name="Table148.B"/>
        <table:table-column table:style-name="Table148.C"/>
        <table:table-column table:style-name="Table148.A"/>
        <table:table-column table:style-name="Table148.E" table:number-columns-repeated="2"/>
        <table:table-column table:style-name="Table148.G"/>
        <table:table-row>
          <table:table-cell table:style-name="Table148.A1" office:value-type="string">
            <text:p text:style-name="P33">Action:</text:p>
          </table:table-cell>
          <table:table-cell table:style-name="Table148.A1" office:value-type="string">
            <text:p text:style-name="P31">Normal (Open)</text:p>
          </table:table-cell>
          <table:table-cell table:style-name="Table148.A1" office:value-type="string">
            <text:p text:style-name="P31">Hover</text:p>
          </table:table-cell>
          <table:table-cell table:style-name="Table148.A1" office:value-type="string">
            <text:p text:style-name="P31">Click, Select, and Drag.</text:p>
          </table:table-cell>
          <table:table-cell table:style-name="Table148.A1" office:value-type="string">
            <text:p text:style-name="P31">Focus</text:p>
          </table:table-cell>
          <table:table-cell table:style-name="Table148.A1" office:value-type="string">
            <text:p text:style-name="P31">Focus and Hover</text:p>
          </table:table-cell>
          <table:table-cell table:style-name="Table148.G1" office:value-type="string">
            <text:p text:style-name="P33">Disable</text:p>
          </table:table-cell>
        </table:table-row>
        <table:table-row>
          <table:table-cell table:style-name="Table148.A2" office:value-type="string">
            <text:p text:style-name="P33">CSS naming:</text:p>
          </table:table-cell>
          <table:table-cell table:style-name="Table148.A2" office:value-type="string">
            <text:p text:style-name="P36"><text:span text:style-name="Source_20_Text">z-menu</text:span></text:p>
          </table:table-cell>
          <table:table-cell table:style-name="Table148.A2" office:value-type="string">
            <text:p text:style-name="P36"><text:span text:style-name="Source_20_Text">-btn-over</text:span></text:p>
          </table:table-cell>
          <table:table-cell table:style-name="Table148.A2" office:value-type="string">
            <text:p text:style-name="P36"><text:span text:style-name="Source_20_Text">-btn-seld</text:span></text:p>
          </table:table-cell>
          <table:table-cell table:style-name="Table148.A2" office:value-type="string">
            <text:p text:style-name="P36"><text:span text:style-name="Source_20_Text"/></text:p>
          </table:table-cell>
          <table:table-cell table:style-name="Table148.A2" office:value-type="string">
            <text:p text:style-name="P36"><text:span text:style-name="Source_20_Text"/></text:p>
          </table:table-cell>
          <table:table-cell table:style-name="Table148.G2" office:value-type="string">
            <text:p text:style-name="P36">-disd</text:p>
          </table:table-cell>
        </table:table-row>
        <table:table-row>
          <table:table-cell table:style-name="Table148.A2" office:value-type="string">
            <text:p text:style-name="P33">Supported</text:p>
          </table:table-cell>
          <table:table-cell table:style-name="Table148.A2" office:value-type="string">
            <text:p text:style-name="P36">V</text:p>
          </table:table-cell>
          <table:table-cell table:style-name="Table148.A2" office:value-type="string">
            <text:p text:style-name="P36">V</text:p>
          </table:table-cell>
          <table:table-cell table:style-name="Table148.A2" office:value-type="string">
            <text:p text:style-name="P36">V</text:p>
          </table:table-cell>
          <table:table-cell table:style-name="Table148.A2" office:value-type="string">
            <text:p text:style-name="P36"/>
          </table:table-cell>
          <table:table-cell table:style-name="Table148.A2" office:value-type="string">
            <text:p text:style-name="P36"/>
          </table:table-cell>
          <table:table-cell table:style-name="Table148.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51">Class Name</text:p>
          </table:table-cell>
          <table:table-cell table:style-name="Table149.A1" office:value-type="string">
            <text:p text:style-name="P52">Description</text:p>
          </table:table-cell>
          <table:table-cell table:style-name="Table149.C1" office:value-type="string">
            <text:p text:style-name="P52">Default Values</text:p>
          </table:table-cell>
        </table:table-row>
        <table:table-row>
          <table:table-cell table:style-name="Table149.A2" office:value-type="string">
            <text:p text:style-name="P42">.z-menubar-hor .z-menu</text:p>
          </table:table-cell>
          <table:table-cell table:style-name="Table149.B2" office:value-type="string">
            <text:p text:style-name="P37">Vertical align</text:p>
          </table:table-cell>
          <table:table-cell table:style-name="Table149.C2" office:value-type="string">
            <text:p text:style-name="P6">vertical-align: middle;</text:p>
          </table:table-cell>
        </table:table-row>
        <table:table-row>
          <table:table-cell table:style-name="Table149.A2" office:value-type="string">
            <text:p text:style-name="P41">.z-menubar-hor .z-menu</text:p>
          </table:table-cell>
          <table:table-cell table:style-name="Table149.B2" office:value-type="string">
            <text:p text:style-name="P37">Font size</text:p>
          </table:table-cell>
          <table:table-cell table:style-name="Table149.C2" office:value-type="string">
            <text:p text:style-name="P6">white-space: nowrap; font: normal <text:span text:style-name="T22">${fontSizeMS}</text:span> <text:span text:style-name="T22">${fontFamilyT}</text:span>;</text:p>
          </table:table-cell>
        </table:table-row>
        <table:table-row>
          <table:table-cell table:style-name="Table149.A2" office:value-type="string">
            <text:p text:style-name="P41">.z-menu-btn button</text:p>
          </table:table-cell>
          <table:table-cell table:style-name="Table149.B2" office:value-type="string">
            <text:p text:style-name="P37">Font size of button text</text:p>
          </table:table-cell>
          <table:table-cell table:style-name="Table149.C2" office:value-type="string">
            <text:p text:style-name="P6">border: 0 none; background: transparent; font-family: <text:span text:style-name="T22">${fontFamilyT}</text:span>; font-size: <text:span text:style-name="T22">${fontSizeMS}</text:span>; padding-left: 3px; padding-right: 3px; cursor: pointer; margin: 0; overflow: visible; width: auto; -moz-outline: 0 none; outline: 0 none; min-height: 13px;</text:p>
          </table:table-cell>
        </table:table-row>
        <table:table-row>
          <table:table-cell table:style-name="Table149.A2" office:value-type="string">
            <text:p text:style-name="P41">.z-menu-btn-img .z-menu-btn-m .z-menu-btn-text</text:p>
          </table:table-cell>
          <table:table-cell table:style-name="Table149.B2" office:value-type="string">
            <text:p text:style-name="P37">Size of menu-button-text</text:p>
          </table:table-cell>
          <table:table-cell table:style-name="Table149.C2" office:value-type="string">
            <text:p text:style-name="P6">background-position: center; background-repeat: no-repeat; height: 16px; width: 16px; cursor: pointer; white-space: nowrap; padding: 0;</text:p>
          </table:table-cell>
        </table:table-row>
        <table:table-row>
          <table:table-cell table:style-name="Table149.A2" office:value-type="string">
            <text:p text:style-name="P41">.z-menu-btn-img .z-menu-btn-m</text:p>
          </table:table-cell>
          <table:table-cell table:style-name="Table149.B2" office:value-type="string">
            <text:p text:style-name="P37">Padding of button middle</text:p>
          </table:table-cell>
          <table:table-cell table:style-name="Table149.C2" office:value-type="string">
            <text:p text:style-name="P6">padding: 1px;</text:p>
          </table:table-cell>
        </table:table-row>
        <table:table-row>
          <table:table-cell table:style-name="Table149.A2" office:value-type="string">
            <text:p text:style-name="P41">.z-menu-btn-text-img .z-menu-btn-m .z-menu-btn-text</text:p>
          </table:table-cell>
          <table:table-cell table:style-name="Table149.B2" office:value-type="string">
            <text:p text:style-name="P37">Padding of button-text-image</text:p>
          </table:table-cell>
          <table:table-cell table:style-name="Table149.C2" office:value-type="string">
            <text:p text:style-name="P6">background-position: 0 2px; background-repeat: no-repeat; padding-left: 18px; padding-top: 3px; padding-bottom: 2px; padding-right:0;</text:p>
          </table:table-cell>
        </table:table-row>
        <table:table-row>
          <table:table-cell table:style-name="Table149.A2" office:value-type="string">
            <text:p text:style-name="P41">.z-menu-btn-l</text:p>
          </table:table-cell>
          <table:table-cell table:style-name="Table149.B2" office:value-type="string">
            <text:p text:style-name="P37">Size of button left</text:p>
          </table:table-cell>
          <table:table-cell table:style-name="Table149.C2" office:value-type="string">
            <text:p text:style-name="P6">font-size: 1px; line-height: 1px; width: 3px; height: 21px;</text:p>
          </table:table-cell>
        </table:table-row>
        <table:table-row>
          <table:table-cell table:style-name="Table149.A2" office:value-type="string">
            <text:p text:style-name="P41">.z-menu-btn-r</text:p>
          </table:table-cell>
          <table:table-cell table:style-name="Table149.B2" office:value-type="string">
            <text:p text:style-name="P37">Size of button right</text:p>
          </table:table-cell>
          <table:table-cell table:style-name="Table149.C2" office:value-type="string">
            <text:p text:style-name="P6">font-size: 1px; line-height: 1px; width: 3px; height: 21px;</text:p>
          </table:table-cell>
        </table:table-row>
        <table:table-row>
          <table:table-cell table:style-name="Table149.A2" office:value-type="string">
            <text:p text:style-name="P41">.z-menu-btn .z-menu-btn-m em</text:p>
          </table:table-cell>
          <table:table-cell table:style-name="Table149.B2" office:value-type="string">
            <text:p text:style-name="P37">Arrow background of button middle</text:p>
          </table:table-cell>
          <table:table-cell table:style-name="Table149.C2" office:value-type="string">
            <text:p text:style-name="P6">display: block; background-color : transparent; background-image : url(<text:span text:style-name="T22">${c:encodeURL('~./zul/img/button/tb-btn-arrow.png')}</text:span>); background-repeat : no-repeat; background-position : right 0; padding-right: 10px; min-height: 16px;</text:p>
          </table:table-cell>
        </table:table-row>
        <text:soft-page-break/>
        <table:table-row>
          <table:table-cell table:style-name="Table149.A2" office:value-type="string">
            <text:p text:style-name="P41">.z-menu-btn-text-img .z-menu-btn-m em</text:p>
          </table:table-cell>
          <table:table-cell table:style-name="Table149.B2" office:value-type="string">
            <text:p text:style-name="P37">Arrow background of button middle with button-text-image</text:p>
          </table:table-cell>
          <table:table-cell table:style-name="Table149.C2" office:value-type="string">
            <text:p text:style-name="P6">display: block; background-color : transparent; background-image : url(<text:span text:style-name="T22">${c:encodeURL('~./zul/img/button/tb-btn-arrow.png')}</text:span>); background-repeat : no-repeat; background-position : right 3px; padding-right: 10px;</text:p>
          </table:table-cell>
        </table:table-row>
        <table:table-row>
          <table:table-cell table:style-name="Table149.A2" office:value-type="string">
            <text:p text:style-name="P41">.z-menubar-hor .z-menu-btn-over .z-menu-btn-l</text:p>
          </table:table-cell>
          <table:table-cell table:style-name="Table149.B2" office:value-type="string">
            <text:p text:style-name="P37">Background of the button left with hovered event</text:p>
          </table:table-cell>
          <table:table-cell table:style-name="Table149.C2" office:value-type="string">
            <text:p text:style-name="P6">background-image : url(<text:span text:style-name="T22">${c:encodeURL('~./zul/img/button/tb-btn-side.png')}</text:span>); background-repeat : no-repeat; background-position : 0 0;</text:p>
          </table:table-cell>
        </table:table-row>
        <table:table-row>
          <table:table-cell table:style-name="Table149.A2" office:value-type="string">
            <text:p text:style-name="P41">.z-menubar-hor .z-menu-btn-over .z-menu-btn-r</text:p>
          </table:table-cell>
          <table:table-cell table:style-name="Table149.B2" office:value-type="string">
            <text:p text:style-name="P37">Background of the button right with hovered event</text:p>
          </table:table-cell>
          <table:table-cell table:style-name="Table149.C2" office:value-type="string">
            <text:p text:style-name="P6">background-image : url(<text:span text:style-name="T22">${c:encodeURL('~./zul/img/button/tb-btn-side.png')}</text:span>); background-repeat : no-repeat; background-position : 0 -21px;</text:p>
          </table:table-cell>
        </table:table-row>
        <table:table-row>
          <table:table-cell table:style-name="Table149.A2" office:value-type="string">
            <text:p text:style-name="P41">.z-menubar-hor .z-menu-btn-over .z-menu-btn-m</text:p>
          </table:table-cell>
          <table:table-cell table:style-name="Table149.B2" office:value-type="string">
            <text:p text:style-name="P37">Background of the button middle with hovered event</text:p>
          </table:table-cell>
          <table:table-cell table:style-name="Table149.C2" office:value-type="string">
            <text:p text:style-name="P6">background-image : url(<text:span text:style-name="T22">${c:encodeURL('~./zul/img/button/tb-btn-side.png')}</text:span>); background-repeat : repeat-x; background-position : 0 -42px;</text:p>
          </table:table-cell>
        </table:table-row>
        <table:table-row>
          <table:table-cell table:style-name="Table149.A2" office:value-type="string">
            <text:p text:style-name="P41">.z-menubar-hor .z-menu-btn-seld .z-menu-btn-l</text:p>
          </table:table-cell>
          <table:table-cell table:style-name="Table149.B2" office:value-type="string">
            <text:p text:style-name="P37">Background of the button left with selected event</text:p>
          </table:table-cell>
          <table:table-cell table:style-name="Table149.C2" office:value-type="string">
            <text:p text:style-name="P6">background-image : url(<text:span text:style-name="T22">${c:encodeURL('~./zul/img/button/tb-btn-side.png')}</text:span>); background-repeat : no-repeat; <text:s/><text:span text:style-name="T2">b</text:span>ackground-position :0 -63px;</text:p>
          </table:table-cell>
        </table:table-row>
        <table:table-row>
          <table:table-cell table:style-name="Table149.A2" office:value-type="string">
            <text:p text:style-name="P41">.z-menubar-hor .z-menu-btn-seld .z-menu-btn-r</text:p>
          </table:table-cell>
          <table:table-cell table:style-name="Table149.B2" office:value-type="string">
            <text:p text:style-name="P37">Background of the button right with selected event</text:p>
          </table:table-cell>
          <table:table-cell table:style-name="Table149.C2" office:value-type="string">
            <text:p text:style-name="P6">background-image : url(<text:span text:style-name="T22">${c:encodeURL('~./zul/img/button/tb-btn-side.png')}</text:span>); background-repeat : no-repeat; <text:s/>background-position : 0 -84px;</text:p>
          </table:table-cell>
        </table:table-row>
        <table:table-row>
          <table:table-cell table:style-name="Table149.A2" office:value-type="string">
            <text:p text:style-name="P41">.z-menubar-hor .z-menu-btn-seld .z-menu-btn-m</text:p>
          </table:table-cell>
          <table:table-cell table:style-name="Table149.B2" office:value-type="string">
            <text:p text:style-name="P37">Background of the button middle with selected event</text:p>
          </table:table-cell>
          <table:table-cell table:style-name="Table149.C2" office:value-type="string">
            <text:p text:style-name="P6">background-image : url(<text:span text:style-name="T22">${c:encodeURL('~./zul/img/button/tb-btn-side.png')}</text:span>); background-repeat : repeat-x; background-position : 0 -105px;</text:p>
          </table:table-cell>
        </table:table-row>
        <table:table-row>
          <table:table-cell table:style-name="Table149.A2" office:value-type="string">
            <text:p text:style-name="P41">.z-menubar-hor .z-menu-btn .z-menu-btn-m em</text:p>
          </table:table-cell>
          <table:table-cell table:style-name="Table149.B2" office:value-type="string">
            <text:p text:style-name="P37">Padding of the button middle</text:p>
          </table:table-cell>
          <table:table-cell table:style-name="Table149.C2" office:value-type="string">
            <text:p text:style-name="P6">padding-right: 8px;</text:p>
          </table:table-cell>
        </table:table-row>
      </table:table>
      <text:h text:style-name="P47" text:outline-level="3"><text:bookmark-start text:name="Menuitem in Menubar"/><text:soft-page-break/>Menuitem in Menubar<text:bookmark-end text:name="Menuitem in Menubar"/></text:h>
      <text:p text:style-name="P21"><text:span text:style-name="Source_20_Text">Menuitem</text:span> is made by HTML Table with 3 parts. It can separate three status: Text with Icon, Icon only, and Text only.</text:p>
      <text:p text:style-name="P23">Structure:</text:p>
      <table:table table:name="Table150" table:style-name="Table150">
        <table:table-column table:style-name="Table150.A"/>
        <table:table-row>
          <table:table-cell table:style-name="Table150.A1" office:value-type="string">
            <text:p text:style-name="P35">Overview</text:p>
          </table:table-cell>
        </table:table-row>
        <table:table-row table:style-name="Table150.2">
          <table:table-cell table:style-name="Table150.A2" office:value-type="string">
            <text:p text:style-name="Table_20_Contents"><draw:frame draw:style-name="fr2" draw:name="graphics91" text:anchor-type="paragraph" svg:width="9.155cm" svg:height="2.17cm" draw:z-index="101"><draw:image xlink:href="../components/images/menubar-menuitem1.jpg" xlink:type="simple" xlink:show="embed" xlink:actuate="onLoad"/></draw:frame></text:p>
          </table:table-cell>
        </table:table-row>
        <table:table-row table:style-name="Table150.2">
          <table:table-cell table:style-name="Table150.A2" office:value-type="string">
            <text:p text:style-name="Table_20_Contents"><draw:frame draw:style-name="fr2" draw:name="graphics101" text:anchor-type="paragraph" svg:width="14.499cm" svg:height="6.191cm" draw:z-index="102"><draw:image xlink:href="../components/images/menubar-menuitem2.jpg" xlink:type="simple" xlink:show="embed" xlink:actuate="onLoad"/></draw:frame></text:p>
          </table:table-cell>
        </table:table-row>
        <table:table-row table:style-name="Table150.2">
          <table:table-cell table:style-name="Table150.A2" office:value-type="string">
            <text:p text:style-name="Table_20_Contents"><draw:frame draw:style-name="fr2" draw:name="graphics1110" text:anchor-type="paragraph" svg:width="11.853cm" svg:height="6.271cm" draw:z-index="103"><draw:image xlink:href="../components/images/menubar-menuitem3.jpg" xlink:type="simple" xlink:show="embed" xlink:actuate="onLoad"/></draw:frame></text:p>
          </table:table-cell>
        </table:table-row>
        <text:soft-page-break/>
        <table:table-row table:style-name="Table150.2">
          <table:table-cell table:style-name="Table150.A2" office:value-type="string">
            <text:p text:style-name="Table_20_Contents"><draw:frame draw:style-name="fr2" draw:name="graphics1210" text:anchor-type="paragraph" svg:width="11.298cm" svg:height="6.271cm" draw:z-index="104"><draw:image xlink:href="../components/images/menubar-menuitem4.jpg" xlink:type="simple" xlink:show="embed" xlink:actuate="onLoad"/></draw:frame></text:p>
          </table:table-cell>
        </table:table-row>
      </table:table>
      <text:p text:style-name="P11">Events:<text:line-break/></text:p>
      <table:table table:name="Table151" table:style-name="Table151">
        <table:table-column table:style-name="Table151.A"/>
        <table:table-column table:style-name="Table151.B"/>
        <table:table-column table:style-name="Table151.C"/>
        <table:table-column table:style-name="Table151.A"/>
        <table:table-column table:style-name="Table151.E" table:number-columns-repeated="2"/>
        <table:table-column table:style-name="Table151.G"/>
        <table:table-row>
          <table:table-cell table:style-name="Table151.A1" office:value-type="string">
            <text:p text:style-name="P33">Action:</text:p>
          </table:table-cell>
          <table:table-cell table:style-name="Table151.A1" office:value-type="string">
            <text:p text:style-name="P31">Normal (Open)</text:p>
          </table:table-cell>
          <table:table-cell table:style-name="Table151.A1" office:value-type="string">
            <text:p text:style-name="P31">Hover</text:p>
          </table:table-cell>
          <table:table-cell table:style-name="Table151.A1" office:value-type="string">
            <text:p text:style-name="P31">Click, Select, and Drag.</text:p>
          </table:table-cell>
          <table:table-cell table:style-name="Table151.A1" office:value-type="string">
            <text:p text:style-name="P31">Focus</text:p>
          </table:table-cell>
          <table:table-cell table:style-name="Table151.A1" office:value-type="string">
            <text:p text:style-name="P31">Focus and Hover</text:p>
          </table:table-cell>
          <table:table-cell table:style-name="Table151.G1" office:value-type="string">
            <text:p text:style-name="P33">Disable</text:p>
          </table:table-cell>
        </table:table-row>
        <table:table-row>
          <table:table-cell table:style-name="Table151.A2" office:value-type="string">
            <text:p text:style-name="P33">CSS naming:</text:p>
          </table:table-cell>
          <table:table-cell table:style-name="Table151.A2" office:value-type="string">
            <text:p text:style-name="P36"><text:span text:style-name="Source_20_Text">z-menu-item</text:span></text:p>
          </table:table-cell>
          <table:table-cell table:style-name="Table151.A2" office:value-type="string">
            <text:p text:style-name="P36"><text:span text:style-name="Source_20_Text">-btn-over</text:span></text:p>
          </table:table-cell>
          <table:table-cell table:style-name="Table151.A2" office:value-type="string">
            <text:p text:style-name="P36"><text:span text:style-name="Source_20_Text">-btn-seld</text:span></text:p>
          </table:table-cell>
          <table:table-cell table:style-name="Table151.A2" office:value-type="string">
            <text:p text:style-name="P36"><text:span text:style-name="Source_20_Text"/></text:p>
          </table:table-cell>
          <table:table-cell table:style-name="Table151.A2" office:value-type="string">
            <text:p text:style-name="P36"><text:span text:style-name="Source_20_Text"/></text:p>
          </table:table-cell>
          <table:table-cell table:style-name="Table151.G2" office:value-type="string">
            <text:p text:style-name="P36">-disd</text:p>
          </table:table-cell>
        </table:table-row>
        <table:table-row>
          <table:table-cell table:style-name="Table151.A2" office:value-type="string">
            <text:p text:style-name="P33">Supported</text:p>
          </table:table-cell>
          <table:table-cell table:style-name="Table151.A2" office:value-type="string">
            <text:p text:style-name="P36">V</text:p>
          </table:table-cell>
          <table:table-cell table:style-name="Table151.A2" office:value-type="string">
            <text:p text:style-name="P36">V</text:p>
          </table:table-cell>
          <table:table-cell table:style-name="Table151.A2" office:value-type="string">
            <text:p text:style-name="P36">V</text:p>
          </table:table-cell>
          <table:table-cell table:style-name="Table151.A2" office:value-type="string">
            <text:p text:style-name="P36"/>
          </table:table-cell>
          <table:table-cell table:style-name="Table151.A2" office:value-type="string">
            <text:p text:style-name="P36"/>
          </table:table-cell>
          <table:table-cell table:style-name="Table151.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51">Class Name</text:p>
          </table:table-cell>
          <table:table-cell table:style-name="Table152.A1" office:value-type="string">
            <text:p text:style-name="P52">Description</text:p>
          </table:table-cell>
          <table:table-cell table:style-name="Table152.C1" office:value-type="string">
            <text:p text:style-name="P52">Default Values</text:p>
          </table:table-cell>
        </table:table-row>
        <table:table-row>
          <table:table-cell table:style-name="Table152.A2" office:value-type="string">
            <text:p text:style-name="P42">.z-menubar-hor .z-menu-item</text:p>
          </table:table-cell>
          <table:table-cell table:style-name="Table152.B2" office:value-type="string">
            <text:p text:style-name="P37">Vertical align</text:p>
          </table:table-cell>
          <table:table-cell table:style-name="Table152.C2" office:value-type="string">
            <text:p text:style-name="P6">vertical-align: middle;</text:p>
          </table:table-cell>
        </table:table-row>
        <table:table-row>
          <table:table-cell table:style-name="Table152.A2" office:value-type="string">
            <text:p text:style-name="P41">.z-menubar-hor .z-menu<text:span text:style-name="T2">-item</text:span></text:p>
          </table:table-cell>
          <table:table-cell table:style-name="Table152.B2" office:value-type="string">
            <text:p text:style-name="P37">Font size</text:p>
          </table:table-cell>
          <table:table-cell table:style-name="Table152.C2" office:value-type="string">
            <text:p text:style-name="P6">white-space: nowrap; font: normal <text:span text:style-name="T22">${fontSizeMS}</text:span> <text:span text:style-name="T22">${fontFamilyT}</text:span>;</text:p>
          </table:table-cell>
        </table:table-row>
        <table:table-row>
          <table:table-cell table:style-name="Table152.A2" office:value-type="string">
            <text:p text:style-name="P41">.z-menu<text:span text:style-name="T2">-item</text:span>-btn button</text:p>
          </table:table-cell>
          <table:table-cell table:style-name="Table152.B2" office:value-type="string">
            <text:p text:style-name="P37">Font size of button text</text:p>
          </table:table-cell>
          <table:table-cell table:style-name="Table152.C2" office:value-type="string">
            <text:p text:style-name="P6">border: 0 none; background: transparent; font-family: <text:span text:style-name="T22">${fontFamilyT}</text:span>; font-size: <text:span text:style-name="T22">${fontSizeMS}</text:span>; padding-left: 3px; padding-right: 3px; cursor: pointer; margin: 0; overflow: visible; width: auto; -moz-outline: 0 none; outline: 0 none; min-height: 13px;</text:p>
          </table:table-cell>
        </table:table-row>
        <table:table-row>
          <table:table-cell table:style-name="Table152.A2" office:value-type="string">
            <text:p text:style-name="P41">.z-menu-item-btn-img .z-menu-item-btn-m .z-menu-item-btn-text</text:p>
          </table:table-cell>
          <table:table-cell table:style-name="Table152.B2" office:value-type="string">
            <text:p text:style-name="P37">Size of menu-button-text</text:p>
          </table:table-cell>
          <table:table-cell table:style-name="Table152.C2" office:value-type="string">
            <text:p text:style-name="P6">background-position: center; background-repeat: no-repeat; height: 16px; width: 16px; cursor: pointer; white-space: nowrap; padding: 0;</text:p>
          </table:table-cell>
        </table:table-row>
        <text:soft-page-break/>
        <table:table-row>
          <table:table-cell table:style-name="Table152.A2" office:value-type="string">
            <text:p text:style-name="P41">.z-menu-item-btn-img .z-menu-item-btn-m</text:p>
          </table:table-cell>
          <table:table-cell table:style-name="Table152.B2" office:value-type="string">
            <text:p text:style-name="P37">Padding of button middle</text:p>
          </table:table-cell>
          <table:table-cell table:style-name="Table152.C2" office:value-type="string">
            <text:p text:style-name="P6">padding: 1px;</text:p>
          </table:table-cell>
        </table:table-row>
        <table:table-row>
          <table:table-cell table:style-name="Table152.A2" office:value-type="string">
            <text:p text:style-name="P41">.z-menu-item-btn-text-img .z-menu-item-btn-m .z-menu-item-btn-text</text:p>
          </table:table-cell>
          <table:table-cell table:style-name="Table152.B2" office:value-type="string">
            <text:p text:style-name="P37">Padding of button-text-image</text:p>
          </table:table-cell>
          <table:table-cell table:style-name="Table152.C2" office:value-type="string">
            <text:p text:style-name="P6">background-position: 0 2px; background-repeat: no-repeat; padding-left: 18px; padding-top: 3px; padding-bottom: 2px; padding-right:0;</text:p>
          </table:table-cell>
        </table:table-row>
        <table:table-row>
          <table:table-cell table:style-name="Table152.A2" office:value-type="string">
            <text:p text:style-name="P41">.z-menu<text:span text:style-name="T2">-item</text:span>-btn-l</text:p>
          </table:table-cell>
          <table:table-cell table:style-name="Table152.B2" office:value-type="string">
            <text:p text:style-name="P37">Size of button left</text:p>
          </table:table-cell>
          <table:table-cell table:style-name="Table152.C2" office:value-type="string">
            <text:p text:style-name="P6">font-size: 1px; line-height: 1px; width: 3px; height: 21px;</text:p>
          </table:table-cell>
        </table:table-row>
        <table:table-row>
          <table:table-cell table:style-name="Table152.A2" office:value-type="string">
            <text:p text:style-name="P41">.z-<text:span text:style-name="T2">menu-item-</text:span>btn-r</text:p>
          </table:table-cell>
          <table:table-cell table:style-name="Table152.B2" office:value-type="string">
            <text:p text:style-name="P37">Size of button right</text:p>
          </table:table-cell>
          <table:table-cell table:style-name="Table152.C2" office:value-type="string">
            <text:p text:style-name="P6">font-size: 1px; line-height: 1px; width: 3px; height: 21px;</text:p>
          </table:table-cell>
        </table:table-row>
        <table:table-row>
          <table:table-cell table:style-name="Table152.A2" office:value-type="string">
            <text:p text:style-name="P41">.z-menu-item-cnt</text:p>
          </table:table-cell>
          <table:table-cell table:style-name="Table152.B2" office:value-type="string">
            <text:p text:style-name="P37">Font size of the content</text:p>
          </table:table-cell>
          <table:table-cell table:style-name="Table152.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52.A2" office:value-type="string">
            <text:p text:style-name="P41">.z-menubar-hor .z-menu-item-btn-over .z-menu-item-btn-l</text:p>
          </table:table-cell>
          <table:table-cell table:style-name="Table152.B2" office:value-type="string">
            <text:p text:style-name="P37">Background of the button left with hovered event</text:p>
          </table:table-cell>
          <table:table-cell table:style-name="Table152.C2" office:value-type="string">
            <text:p text:style-name="P6">background-image : url(<text:span text:style-name="T22">${c:encodeURL('~./zul/img/button/tb-btn-side.png')}</text:span>); background-repeat : no-repeat; background-position : 0 0;</text:p>
          </table:table-cell>
        </table:table-row>
        <table:table-row>
          <table:table-cell table:style-name="Table152.A2" office:value-type="string">
            <text:p text:style-name="P41">.z-menubar-hor .z-menu<text:span text:style-name="T2">-item</text:span>-btn-over .z-<text:span text:style-name="T2">menu-item-</text:span>btn-r</text:p>
          </table:table-cell>
          <table:table-cell table:style-name="Table152.B2" office:value-type="string">
            <text:p text:style-name="P37">Background of the button right with hovered event</text:p>
          </table:table-cell>
          <table:table-cell table:style-name="Table152.C2" office:value-type="string">
            <text:p text:style-name="P6">background-image : url(<text:span text:style-name="T22">${c:encodeURL('~./zul/img/button/tb-btn-side.png')}</text:span>); background-repeat : no-repeat; background-position : 0 -21px;</text:p>
          </table:table-cell>
        </table:table-row>
        <table:table-row>
          <table:table-cell table:style-name="Table152.A2" office:value-type="string">
            <text:p text:style-name="P41">.z-menubar-hor .z-menu-<text:span text:style-name="T2">item-</text:span>btn-over .z-menu-<text:span text:style-name="T2">item-</text:span>btn-m</text:p>
          </table:table-cell>
          <table:table-cell table:style-name="Table152.B2" office:value-type="string">
            <text:p text:style-name="P37">Background of the button middle with hovered event</text:p>
          </table:table-cell>
          <table:table-cell table:style-name="Table152.C2" office:value-type="string">
            <text:p text:style-name="P6">background-image : url(<text:span text:style-name="T22">${c:encodeURL('~./zul/img/button/tb-btn-side.png')}</text:span>); background-repeat : repeat-x; background-position : 0 -42px;</text:p>
          </table:table-cell>
        </table:table-row>
        <table:table-row>
          <table:table-cell table:style-name="Table152.A2" office:value-type="string">
            <text:p text:style-name="P41">.z-menubar-hor .z-menu-<text:span text:style-name="T2">item-</text:span>btn-seld .z-menu-<text:span text:style-name="T2">item-</text:span>btn-l</text:p>
          </table:table-cell>
          <table:table-cell table:style-name="Table152.B2" office:value-type="string">
            <text:p text:style-name="P37">Background of the button left with selected event</text:p>
          </table:table-cell>
          <table:table-cell table:style-name="Table152.C2" office:value-type="string">
            <text:p text:style-name="P6">background-image : url(<text:span text:style-name="T22">${c:encodeURL('~./zul/img/button/tb-btn-side.png')}</text:span>); background-repeat : no-repeat; <text:s/><text:span text:style-name="T2">b</text:span>ackground-position :0 -63px;</text:p>
          </table:table-cell>
        </table:table-row>
        <table:table-row>
          <table:table-cell table:style-name="Table152.A2" office:value-type="string">
            <text:p text:style-name="P41">.z-menubar-hor .z-menu-<text:span text:style-name="T2">item-</text:span>btn-seld .z-menu-<text:span text:style-name="T2">item-</text:span>btn-r</text:p>
          </table:table-cell>
          <table:table-cell table:style-name="Table152.B2" office:value-type="string">
            <text:p text:style-name="P37">Background of the button right with selected event</text:p>
          </table:table-cell>
          <table:table-cell table:style-name="Table152.C2" office:value-type="string">
            <text:p text:style-name="P6">background-image : url(<text:span text:style-name="T22">${c:encodeURL('~./zul/img/button/tb-btn-side.png')}</text:span>); background-repeat : no-repeat; <text:s/>background-position : 0 -84px;</text:p>
          </table:table-cell>
        </table:table-row>
        <table:table-row>
          <table:table-cell table:style-name="Table152.A2" office:value-type="string">
            <text:p text:style-name="P41">.z-menubar-hor .z-menu-<text:span text:style-name="T2">item-</text:span>btn-seld .z-menu-<text:span text:style-name="T2">item-</text:span>btn-m</text:p>
          </table:table-cell>
          <table:table-cell table:style-name="Table152.B2" office:value-type="string">
            <text:p text:style-name="P37">Background of the button middle with selected event</text:p>
          </table:table-cell>
          <table:table-cell table:style-name="Table152.C2" office:value-type="string">
            <text:p text:style-name="P6">background-image : url(<text:span text:style-name="T22">${c:encodeURL('~./zul/img/button/t</text:span><text:span text:style-name="T22">b-btn-side.png')}</text:span>); background-repeat : repeat-x; background-position : 0 -105px;</text:p>
          </table:table-cell>
        </table:table-row>
        <table:table-row>
          <table:table-cell table:style-name="Table152.A2" office:value-type="string">
            <text:p text:style-name="P41">.z-menubar-hor .z-menu-item-btn .z-menu-item-btn-m em</text:p>
          </table:table-cell>
          <table:table-cell table:style-name="Table152.B2" office:value-type="string">
            <text:p text:style-name="P37">Padding of the button middle</text:p>
          </table:table-cell>
          <table:table-cell table:style-name="Table152.C2" office:value-type="string">
            <text:p text:style-name="P6">padding-right: 0px;</text:p>
          </table:table-cell>
        </table:table-row>
      </table:table>
      <text:h text:style-name="P53" text:outline-level="2"><text:bookmark-start text:name="Menupopup"/>Menupopup<text:bookmark-end text:name="Menupopup"/></text:h>
      <text:p text:style-name="P21"><text:span text:style-name="Source_20_Text">Menupopup </text:span>combine with three children: <text:a xlink:type="simple" xlink:href="#Menu in Menupopup">Menu</text:a>, <text:a xlink:type="simple" xlink:href="#Menuitem in Menupopup">Menuitem</text:a>, and <text:a xlink:type="simple" xlink:href="#Menuseparator">Menuseparator</text:a>.</text:p>
      <text:p text:style-name="Text_20_body"><text:s/><text:span text:style-name="T9">Note</text:span>:</text:p>
      <text:list text:style-name="L43">
        <text:list-item>
          <text:p text:style-name="P119"><text:a xlink:type="simple" xlink:href="http://zk1.svn.sourceforge.net/viewvc/zk1/branches/3.5/zul/src/archive/web/zul/css/cmps/menu.css.dsp?view=markup">The CSS source of Menupopup from SVN</text:a></text:p>
        </text:list-item>
      </text:list>
      <text:h text:style-name="Heading_20_3" text:outline-level="3">Mold: Default</text:h>
      <text:p text:style-name="P23">Structure:</text:p>
      <table:table table:name="Table153" table:style-name="Table153">
        <table:table-column table:style-name="Table153.A"/>
        <table:table-row>
          <table:table-cell table:style-name="Table153.A1" office:value-type="string">
            <text:p text:style-name="P35">Overview</text:p>
          </table:table-cell>
        </table:table-row>
        <table:table-row table:style-name="Table153.2">
          <table:table-cell table:style-name="Table153.A2" office:value-type="string">
            <text:p text:style-name="Table_20_Contents"><draw:frame draw:style-name="fr2" draw:name="graphics136" text:anchor-type="paragraph" svg:width="5.001cm" svg:height="5.662cm" draw:z-index="105"><draw:image xlink:href="../components/images/menupopup1.jpg" xlink:type="simple" xlink:show="embed" xlink:actuate="onLoad"/></draw:frame></text:p>
          </table:table-cell>
        </table:table-row>
        <table:table-row table:style-name="Table153.2">
          <table:table-cell table:style-name="Table153.A2" office:value-type="string">
            <text:p text:style-name="Table_20_Contents"><draw:frame draw:style-name="fr2" draw:name="graphics229" text:anchor-type="paragraph" svg:width="13.917cm" svg:height="9.71cm" draw:z-index="106"><draw:image xlink:href="../components/images/menupopup2.jpg" xlink:type="simple" xlink:show="embed" xlink:actuate="onLoad"/></draw:frame></text:p>
          </table:table-cell>
        </table:table-row>
      </table:table>
      <text:p text:style-name="P11"><text:soft-page-break/>Events:<text:line-break/></text:p>
      <table:table table:name="Table154" table:style-name="Table154">
        <table:table-column table:style-name="Table154.A"/>
        <table:table-column table:style-name="Table154.B"/>
        <table:table-column table:style-name="Table154.C"/>
        <table:table-column table:style-name="Table154.A"/>
        <table:table-column table:style-name="Table154.E" table:number-columns-repeated="2"/>
        <table:table-column table:style-name="Table154.G"/>
        <table:table-row>
          <table:table-cell table:style-name="Table154.A1" office:value-type="string">
            <text:p text:style-name="P33">Action:</text:p>
          </table:table-cell>
          <table:table-cell table:style-name="Table154.A1" office:value-type="string">
            <text:p text:style-name="P31">Normal (Open)</text:p>
          </table:table-cell>
          <table:table-cell table:style-name="Table154.A1" office:value-type="string">
            <text:p text:style-name="P31">Hover</text:p>
          </table:table-cell>
          <table:table-cell table:style-name="Table154.A1" office:value-type="string">
            <text:p text:style-name="P31">Click, Select, and Drag.</text:p>
          </table:table-cell>
          <table:table-cell table:style-name="Table154.A1" office:value-type="string">
            <text:p text:style-name="P31">Focus</text:p>
          </table:table-cell>
          <table:table-cell table:style-name="Table154.A1" office:value-type="string">
            <text:p text:style-name="P31">Focus and Hover</text:p>
          </table:table-cell>
          <table:table-cell table:style-name="Table154.G1" office:value-type="string">
            <text:p text:style-name="P33">Disable</text:p>
          </table:table-cell>
        </table:table-row>
        <table:table-row>
          <table:table-cell table:style-name="Table154.A2" office:value-type="string">
            <text:p text:style-name="P33">CSS naming:</text:p>
          </table:table-cell>
          <table:table-cell table:style-name="Table154.A2" office:value-type="string">
            <text:p text:style-name="P36"><text:span text:style-name="Source_20_Text">z-menu-popup</text:span></text:p>
          </table:table-cell>
          <table:table-cell table:style-name="Table154.A2" office:value-type="string">
            <text:p text:style-name="P36"><text:span text:style-name="Source_20_Text"/></text:p>
          </table:table-cell>
          <table:table-cell table:style-name="Table154.A2" office:value-type="string">
            <text:p text:style-name="P36"><text:span text:style-name="Source_20_Text"/></text:p>
          </table:table-cell>
          <table:table-cell table:style-name="Table154.A2" office:value-type="string">
            <text:p text:style-name="P36"><text:span text:style-name="Source_20_Text"/></text:p>
          </table:table-cell>
          <table:table-cell table:style-name="Table154.A2" office:value-type="string">
            <text:p text:style-name="P36"><text:span text:style-name="Source_20_Text"/></text:p>
          </table:table-cell>
          <table:table-cell table:style-name="Table154.G2" office:value-type="string">
            <text:p text:style-name="P36"/>
          </table:table-cell>
        </table:table-row>
        <table:table-row>
          <table:table-cell table:style-name="Table154.A2" office:value-type="string">
            <text:p text:style-name="P33">Supported</text:p>
          </table:table-cell>
          <table:table-cell table:style-name="Table154.A2" office:value-type="string">
            <text:p text:style-name="P36">V</text:p>
          </table:table-cell>
          <table:table-cell table:style-name="Table154.A2" office:value-type="string">
            <text:p text:style-name="P36"/>
          </table:table-cell>
          <table:table-cell table:style-name="Table154.A2" office:value-type="string">
            <text:p text:style-name="P36"/>
          </table:table-cell>
          <table:table-cell table:style-name="Table154.A2" office:value-type="string">
            <text:p text:style-name="P36"/>
          </table:table-cell>
          <table:table-cell table:style-name="Table154.A2" office:value-type="string">
            <text:p text:style-name="P36"/>
          </table:table-cell>
          <table:table-cell table:style-name="Table154.G2" office:value-type="string">
            <text:p text:style-name="P36"/>
          </table:table-cell>
        </table:table-row>
      </table:table>
      <text:p text:style-name="P23"><text:tab/></text:p>
      <text:p text:style-name="P12">CSS Specification:</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51">Class Name</text:p>
          </table:table-cell>
          <table:table-cell table:style-name="Table155.A1" office:value-type="string">
            <text:p text:style-name="P52">Description</text:p>
          </table:table-cell>
          <table:table-cell table:style-name="Table155.C1" office:value-type="string">
            <text:p text:style-name="P52">Default Values</text:p>
          </table:table-cell>
        </table:table-row>
        <table:table-row>
          <table:table-cell table:style-name="Table155.A2" office:value-type="string">
            <text:p text:style-name="P41">.z-menu-popup</text:p>
          </table:table-cell>
          <table:table-cell table:style-name="Table155.B2" office:value-type="string">
            <text:p text:style-name="P37">Background image</text:p>
          </table:table-cell>
          <table:table-cell table:style-name="Table155.C2" office:value-type="string">
            <text:p text:style-name="P6">border:<text:tab/>1px solid #7F9DB9;<text:tab/>z-index: 88000; zoom: 1; padding: 2px; background: #E7F3FA url(<text:span text:style-name="T22">${c:encodeURL('~./zul/img/menu2/pp-bg.gif')}</text:span>) repeat-y;</text:p>
          </table:table-cell>
        </table:table-row>
        <table:table-row>
          <table:table-cell table:style-name="Table155.A2" office:value-type="string">
            <text:p text:style-name="P41">.z-menu-popup-cnt li</text:p>
          </table:table-cell>
          <table:table-cell table:style-name="Table155.B2" office:value-type="string">
            <text:p text:style-name="P37">Font size</text:p>
          </table:table-cell>
          <table:table-cell table:style-name="Table155.C2" office:value-type="string">
            <text:p text:style-name="P6">text-decoration: none; font: normal <text:span text:style-name="T22">${fontSizeMS}</text:span> <text:span text:style-name="T22">${fontFamilyT}</text:span>; white-space: nowrap; display: block; padding: 1px;</text:p>
          </table:table-cell>
        </table:table-row>
        <table:table-row>
          <table:table-cell table:style-name="Table155.A2" office:value-type="string">
            <text:p text:style-name="P41">.z-menu-popup .z-menu-popup-cnt</text:p>
          </table:table-cell>
          <table:table-cell table:style-name="Table155.B2" office:value-type="string">
            <text:p text:style-name="P37">Padding</text:p>
          </table:table-cell>
          <table:table-cell table:style-name="Table155.C2" office:value-type="string">
            <text:p text:style-name="P6">Padding: 0;</text:p>
          </table:table-cell>
        </table:table-row>
        <table:table-row>
          <table:table-cell table:style-name="Table155.A2" office:value-type="string">
            <text:p text:style-name="P41">.z-menu-popup-cnt</text:p>
          </table:table-cell>
          <table:table-cell table:style-name="Table155.B2" office:value-type="string">
            <text:p text:style-name="P37">Border of the content</text:p>
          </table:table-cell>
          <table:table-cell table:style-name="Table155.C2" office:value-type="string">
            <text:p text:style-name="P6">background: transparent; border: 0 none;</text:p>
          </table:table-cell>
        </table:table-row>
      </table:table>
      <text:h text:style-name="P47" text:outline-level="3"><text:bookmark-start text:name="Menu in Menupopup"/>Menu in Menupopup<text:bookmark-end text:name="Menu in Menupopup"/></text:h>
      <text:p text:style-name="P21"><text:span text:style-name="Source_20_Text">Menu</text:span> is made by HTML Li.</text:p>
      <text:p text:style-name="P23">Structure:</text:p>
      <table:table table:name="Table156" table:style-name="Table156">
        <table:table-column table:style-name="Table156.A"/>
        <table:table-row>
          <table:table-cell table:style-name="Table156.A1" office:value-type="string">
            <text:p text:style-name="P35">Overview</text:p>
          </table:table-cell>
        </table:table-row>
        <text:soft-page-break/>
        <table:table-row table:style-name="Table156.2">
          <table:table-cell table:style-name="Table156.A2" office:value-type="string">
            <text:p text:style-name="Table_20_Contents"><draw:frame draw:style-name="fr2" draw:name="graphics50" text:anchor-type="paragraph" svg:width="5.001cm" svg:height="5.662cm" draw:z-index="107"><draw:image xlink:href="../components/images/menupopup1.jpg" xlink:type="simple" xlink:show="embed" xlink:actuate="onLoad"/></draw:frame></text:p>
          </table:table-cell>
        </table:table-row>
        <table:table-row table:style-name="Table156.2">
          <table:table-cell table:style-name="Table156.A2" office:value-type="string">
            <text:p text:style-name="Table_20_Contents"><draw:frame draw:style-name="fr2" draw:name="graphics53" text:anchor-type="paragraph" svg:width="12.938cm" svg:height="2.328cm" draw:z-index="108"><draw:image xlink:href="../components/images/menupopup-menu1.jpg" xlink:type="simple" xlink:show="embed" xlink:actuate="onLoad"/></draw:frame></text:p>
          </table:table-cell>
        </table:table-row>
      </table:table>
      <text:p text:style-name="P11">Events:<text:line-break/></text:p>
      <table:table table:name="Table157" table:style-name="Table157">
        <table:table-column table:style-name="Table157.A"/>
        <table:table-column table:style-name="Table157.B"/>
        <table:table-column table:style-name="Table157.C"/>
        <table:table-column table:style-name="Table157.A"/>
        <table:table-column table:style-name="Table157.E" table:number-columns-repeated="2"/>
        <table:table-column table:style-name="Table157.G"/>
        <table:table-row>
          <table:table-cell table:style-name="Table157.A1" office:value-type="string">
            <text:p text:style-name="P33">Action:</text:p>
          </table:table-cell>
          <table:table-cell table:style-name="Table157.A1" office:value-type="string">
            <text:p text:style-name="P31">Normal (Open)</text:p>
          </table:table-cell>
          <table:table-cell table:style-name="Table157.A1" office:value-type="string">
            <text:p text:style-name="P31">Hover</text:p>
          </table:table-cell>
          <table:table-cell table:style-name="Table157.A1" office:value-type="string">
            <text:p text:style-name="P31">Click, Select, and Drag.</text:p>
          </table:table-cell>
          <table:table-cell table:style-name="Table157.A1" office:value-type="string">
            <text:p text:style-name="P31">Focus</text:p>
          </table:table-cell>
          <table:table-cell table:style-name="Table157.A1" office:value-type="string">
            <text:p text:style-name="P31">Focus and Hover</text:p>
          </table:table-cell>
          <table:table-cell table:style-name="Table157.G1" office:value-type="string">
            <text:p text:style-name="P33">Disable</text:p>
          </table:table-cell>
        </table:table-row>
        <table:table-row>
          <table:table-cell table:style-name="Table157.A2" office:value-type="string">
            <text:p text:style-name="P33">CSS naming:</text:p>
          </table:table-cell>
          <table:table-cell table:style-name="Table157.A2" office:value-type="string">
            <text:p text:style-name="P36"><text:span text:style-name="Source_20_Text">z-menu</text:span></text:p>
          </table:table-cell>
          <table:table-cell table:style-name="Table157.A2" office:value-type="string">
            <text:p text:style-name="P36"><text:span text:style-name="Source_20_Text">-over</text:span></text:p>
          </table:table-cell>
          <table:table-cell table:style-name="Table157.A2" office:value-type="string">
            <text:p text:style-name="P36"><text:span text:style-name="Source_20_Text"/></text:p>
          </table:table-cell>
          <table:table-cell table:style-name="Table157.A2" office:value-type="string">
            <text:p text:style-name="P36"><text:span text:style-name="Source_20_Text"/></text:p>
          </table:table-cell>
          <table:table-cell table:style-name="Table157.A2" office:value-type="string">
            <text:p text:style-name="P36"><text:span text:style-name="Source_20_Text"/></text:p>
          </table:table-cell>
          <table:table-cell table:style-name="Table157.G2" office:value-type="string">
            <text:p text:style-name="P36">-disd</text:p>
          </table:table-cell>
        </table:table-row>
        <table:table-row>
          <table:table-cell table:style-name="Table157.A2" office:value-type="string">
            <text:p text:style-name="P33">Supported</text:p>
          </table:table-cell>
          <table:table-cell table:style-name="Table157.A2" office:value-type="string">
            <text:p text:style-name="P36">V</text:p>
          </table:table-cell>
          <table:table-cell table:style-name="Table157.A2" office:value-type="string">
            <text:p text:style-name="P36">!</text:p>
          </table:table-cell>
          <table:table-cell table:style-name="Table157.A2" office:value-type="string">
            <text:p text:style-name="P36"/>
          </table:table-cell>
          <table:table-cell table:style-name="Table157.A2" office:value-type="string">
            <text:p text:style-name="P36"/>
          </table:table-cell>
          <table:table-cell table:style-name="Table157.A2" office:value-type="string">
            <text:p text:style-name="P36"/>
          </table:table-cell>
          <table:table-cell table:style-name="Table157.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52"><text:span text:style-name="T2">Class Name</text:span><text:span text:style-name="T18">z-menu-cnt</text:span></text:p>
          </table:table-cell>
          <table:table-cell table:style-name="Table158.A1" office:value-type="string">
            <text:p text:style-name="P52">Description</text:p>
          </table:table-cell>
          <table:table-cell table:style-name="Table158.C1" office:value-type="string">
            <text:p text:style-name="P52">Default Values</text:p>
          </table:table-cell>
        </table:table-row>
        <table:table-row>
          <table:table-cell table:style-name="Table158.A2" office:value-type="string">
            <text:p text:style-name="P42">.z-menu-cnt</text:p>
          </table:table-cell>
          <table:table-cell table:style-name="Table158.B2" office:value-type="string">
            <text:p text:style-name="P37">Font size</text:p>
          </table:table-cell>
          <table:table-cell table:style-name="Table158.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58.A2" office:value-type="string">
            <text:p text:style-name="P41">.z-menu-popup a.z-menu-cnt</text:p>
          </table:table-cell>
          <table:table-cell table:style-name="Table158.B2" office:value-type="string">
            <text:p text:style-name="P37">Padding and color of menu content</text:p>
          </table:table-cell>
          <table:table-cell table:style-name="Table158.C2" office:value-type="string">
            <text:p text:style-name="P6">display: block; line-height: 16px; padding: 3px 21px 3px 3px; white-space: nowrap; text-decoration: none; color: #222; -moz-outline: 0 none; outline: 0 none; cursor: pointer;</text:p>
          </table:table-cell>
        </table:table-row>
        <text:soft-page-break/>
        <table:table-row>
          <table:table-cell table:style-name="Table158.A2" office:value-type="string">
            <text:p text:style-name="P41">.z-menu-cnt-img</text:p>
          </table:table-cell>
          <table:table-cell table:style-name="Table158.B2" office:value-type="string">
            <text:p text:style-name="P37">Arrow background</text:p>
          </table:table-cell>
          <table:table-cell table:style-name="Table158.C2" office:value-type="string">
            <text:p text:style-name="P6">background: transparent url(<text:span text:style-name="T22">${c:encodeURL('~./zul/img/menu2/arrow.png')}</text:span>) no-repeat right;</text:p>
          </table:table-cell>
        </table:table-row>
        <table:table-row>
          <table:table-cell table:style-name="Table158.A2" office:value-type="string">
            <text:p text:style-name="P41">.z-menu-img</text:p>
          </table:table-cell>
          <table:table-cell table:style-name="Table158.B2" office:value-type="string">
            <text:p text:style-name="P37">Border and margin</text:p>
          </table:table-cell>
          <table:table-cell table:style-name="Table158.C2" office:value-type="string">
            <text:p text:style-name="P6">border: 0 none; height: 16px; padding: 0; vertical-align: top; width: 16px; margin: 0 8px 0 0; background-position: center;</text:p>
          </table:table-cell>
        </table:table-row>
        <table:table-row>
          <table:table-cell table:style-name="Table158.A2" office:value-type="string">
            <text:p text:style-name="P41">.z-menu-popup .z-menu-over .z-menu-cnt</text:p>
          </table:table-cell>
          <table:table-cell table:style-name="Table158.B2" office:value-type="string">
            <text:p text:style-name="P37">Color of hovered event</text:p>
          </table:table-cell>
          <table:table-cell table:style-name="Table158.C2" office:value-type="string">
            <text:p text:style-name="P6">color:#233d6d;</text:p>
          </table:table-cell>
        </table:table-row>
      </table:table>
      <text:h text:style-name="P47" text:outline-level="3"><text:bookmark-start text:name="Menuitem in Menupopup"/>Menuitem in Menupopup<text:bookmark-end text:name="Menuitem in Menupopup"/></text:h>
      <text:p text:style-name="P21"><text:span text:style-name="Source_20_Text">Menuitem</text:span> is made by HTML Li. It can separate three status: Default, checked, and unchecked.</text:p>
      <text:p text:style-name="P23">Structure:</text:p>
      <table:table table:name="Table159" table:style-name="Table159">
        <table:table-column table:style-name="Table159.A"/>
        <table:table-row>
          <table:table-cell table:style-name="Table159.A1" office:value-type="string">
            <text:p text:style-name="P35">Overview</text:p>
          </table:table-cell>
        </table:table-row>
        <table:table-row table:style-name="Table159.2">
          <table:table-cell table:style-name="Table159.A2" office:value-type="string">
            <text:p text:style-name="Table_20_Contents"><draw:frame draw:style-name="fr2" draw:name="graphics54" text:anchor-type="paragraph" svg:width="11.298cm" svg:height="5.847cm" draw:z-index="109"><draw:image xlink:href="../components/images/menupopup-menuitem1.jpg" xlink:type="simple" xlink:show="embed" xlink:actuate="onLoad"/></draw:frame></text:p>
          </table:table-cell>
        </table:table-row>
        <table:table-row table:style-name="Table159.2">
          <table:table-cell table:style-name="Table159.A2" office:value-type="string">
            <text:p text:style-name="Table_20_Contents"><draw:frame draw:style-name="fr4" draw:name="graphics63" text:anchor-type="paragraph" svg:width="16.325cm" svg:height="3.577cm" draw:z-index="110"><draw:image xlink:href="../components/images/menupopup-menuitem2.jpg" xlink:type="simple" xlink:show="embed" xlink:actuate="onLoad"/></draw:frame></text:p>
          </table:table-cell>
        </table:table-row>
      </table:table>
      <text:p text:style-name="P11">Events:<text:line-break/></text:p>
      <table:table table:name="Table160" table:style-name="Table160">
        <table:table-column table:style-name="Table160.A"/>
        <table:table-column table:style-name="Table160.B"/>
        <table:table-column table:style-name="Table160.C"/>
        <table:table-column table:style-name="Table160.A"/>
        <table:table-column table:style-name="Table160.E" table:number-columns-repeated="2"/>
        <table:table-column table:style-name="Table160.G"/>
        <table:table-row>
          <table:table-cell table:style-name="Table160.A1" office:value-type="string">
            <text:p text:style-name="P33">Action:</text:p>
          </table:table-cell>
          <table:table-cell table:style-name="Table160.A1" office:value-type="string">
            <text:p text:style-name="P31">Normal (Open)</text:p>
          </table:table-cell>
          <table:table-cell table:style-name="Table160.A1" office:value-type="string">
            <text:p text:style-name="P31">Hover</text:p>
          </table:table-cell>
          <table:table-cell table:style-name="Table160.A1" office:value-type="string">
            <text:p text:style-name="P31">Click, Select, and Drag.</text:p>
          </table:table-cell>
          <table:table-cell table:style-name="Table160.A1" office:value-type="string">
            <text:p text:style-name="P31">Focus</text:p>
          </table:table-cell>
          <table:table-cell table:style-name="Table160.A1" office:value-type="string">
            <text:p text:style-name="P31">Focus and Hover</text:p>
          </table:table-cell>
          <table:table-cell table:style-name="Table160.G1" office:value-type="string">
            <text:p text:style-name="P33">Disable</text:p>
          </table:table-cell>
        </table:table-row>
        <text:soft-page-break/>
        <table:table-row>
          <table:table-cell table:style-name="Table160.A2" office:value-type="string">
            <text:p text:style-name="P33">CSS naming:</text:p>
          </table:table-cell>
          <table:table-cell table:style-name="Table160.A2" office:value-type="string">
            <text:p text:style-name="P36"><text:span text:style-name="Source_20_Text">z-menu-item</text:span></text:p>
          </table:table-cell>
          <table:table-cell table:style-name="Table160.A2" office:value-type="string">
            <text:p text:style-name="P36"><text:span text:style-name="Source_20_Text">-over</text:span></text:p>
          </table:table-cell>
          <table:table-cell table:style-name="Table160.A2" office:value-type="string">
            <text:p text:style-name="P36"><text:span text:style-name="Source_20_Text"/></text:p>
          </table:table-cell>
          <table:table-cell table:style-name="Table160.A2" office:value-type="string">
            <text:p text:style-name="P36"><text:span text:style-name="Source_20_Text"/></text:p>
          </table:table-cell>
          <table:table-cell table:style-name="Table160.A2" office:value-type="string">
            <text:p text:style-name="P36"><text:span text:style-name="Source_20_Text"/></text:p>
          </table:table-cell>
          <table:table-cell table:style-name="Table160.G2" office:value-type="string">
            <text:p text:style-name="P36">-disd</text:p>
          </table:table-cell>
        </table:table-row>
        <table:table-row>
          <table:table-cell table:style-name="Table160.A2" office:value-type="string">
            <text:p text:style-name="P33">Supported</text:p>
          </table:table-cell>
          <table:table-cell table:style-name="Table160.A2" office:value-type="string">
            <text:p text:style-name="P36">V</text:p>
          </table:table-cell>
          <table:table-cell table:style-name="Table160.A2" office:value-type="string">
            <text:p text:style-name="P36">!</text:p>
          </table:table-cell>
          <table:table-cell table:style-name="Table160.A2" office:value-type="string">
            <text:p text:style-name="P36"/>
          </table:table-cell>
          <table:table-cell table:style-name="Table160.A2" office:value-type="string">
            <text:p text:style-name="P36"/>
          </table:table-cell>
          <table:table-cell table:style-name="Table160.A2" office:value-type="string">
            <text:p text:style-name="P36"/>
          </table:table-cell>
          <table:table-cell table:style-name="Table160.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51">Class Name</text:p>
          </table:table-cell>
          <table:table-cell table:style-name="Table161.A1" office:value-type="string">
            <text:p text:style-name="P52">Description</text:p>
          </table:table-cell>
          <table:table-cell table:style-name="Table161.C1" office:value-type="string">
            <text:p text:style-name="P52">Default Values</text:p>
          </table:table-cell>
        </table:table-row>
        <table:table-row>
          <table:table-cell table:style-name="Table161.A2" office:value-type="string">
            <text:p text:style-name="P42">.z-menu-item-cnt</text:p>
          </table:table-cell>
          <table:table-cell table:style-name="Table161.B2" office:value-type="string">
            <text:p text:style-name="P37">Font size</text:p>
          </table:table-cell>
          <table:table-cell table:style-name="Table161.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61.A2" office:value-type="string">
            <text:p text:style-name="P41">.z-menu-popup a.z-menu-item-cnt</text:p>
          </table:table-cell>
          <table:table-cell table:style-name="Table161.B2" office:value-type="string">
            <text:p text:style-name="P37">Padding and color of menu content</text:p>
          </table:table-cell>
          <table:table-cell table:style-name="Table161.C2" office:value-type="string">
            <text:p text:style-name="P6">display: block; line-height: 16px; padding: 3px 21px 3px 3px; white-space: nowrap; text-decoration: none; color: #222; -moz-outline: 0 none; outline: 0 none; cursor: pointer;</text:p>
          </table:table-cell>
        </table:table-row>
        <table:table-row>
          <table:table-cell table:style-name="Table161.A2" office:value-type="string">
            <text:p text:style-name="P41">z-menu-item-img</text:p>
          </table:table-cell>
          <table:table-cell table:style-name="Table161.B2" office:value-type="string">
            <text:p text:style-name="P37">Border and margin</text:p>
          </table:table-cell>
          <table:table-cell table:style-name="Table161.C2" office:value-type="string">
            <text:p text:style-name="P6">border: 0 none; height: 16px; padding: 0; vertical-align: top; width: 16px; margin: 0 8px 0 0; background-position: center;</text:p>
          </table:table-cell>
        </table:table-row>
        <text:soft-page-break/>
        <table:table-row>
          <table:table-cell table:style-name="Table161.A2" office:value-type="string">
            <text:p text:style-name="P41">.z-menu-popup .z-menu-item-over .z-menu-item-cnt</text:p>
          </table:table-cell>
          <table:table-cell table:style-name="Table161.B2" office:value-type="string">
            <text:p text:style-name="P37">Color of hovered event</text:p>
          </table:table-cell>
          <table:table-cell table:style-name="Table161.C2" office:value-type="string">
            <text:p text:style-name="P6">color:#233d6d;</text:p>
          </table:table-cell>
        </table:table-row>
        <table:table-row>
          <table:table-cell table:style-name="Table161.A2" office:value-type="string">
            <text:p text:style-name="P41">.z-menu-item-cnt-ck .z-menu-item-img</text:p>
          </table:table-cell>
          <table:table-cell table:style-name="Table161.B2" office:value-type="string">
            <text:p text:style-name="P37">Checked background</text:p>
          </table:table-cell>
          <table:table-cell table:style-name="Table161.C2" office:value-type="string">
            <text:p text:style-name="P6">background: transparent url(<text:span text:style-name="T22">${c:encodeURL('~./zul/img/menu2/checked.gif')}</text:span>) no-repeat center;</text:p>
          </table:table-cell>
        </table:table-row>
        <table:table-row>
          <table:table-cell table:style-name="Table161.A2" office:value-type="string">
            <text:p text:style-name="P41">.z-menu-item-cnt-unck .z-menu-item-img</text:p>
          </table:table-cell>
          <table:table-cell table:style-name="Table161.B2" office:value-type="string">
            <text:p text:style-name="P37">Unchecked background</text:p>
          </table:table-cell>
          <table:table-cell table:style-name="Table161.C2" office:value-type="string">
            <text:p text:style-name="P6">background: transparent url(<text:span text:style-name="T22">${c:encodeURL('~./zul/img/menu2/unchecked.png')}</text:span>) no-repeat center;</text:p>
          </table:table-cell>
        </table:table-row>
      </table:table>
      <text:h text:style-name="P53" text:outline-level="2"><text:bookmark-start text:name="Menuseparator"/>Menuseparator<text:bookmark-end text:name="Menuseparator"/></text:h>
      <text:p text:style-name="P21"><text:span text:style-name="Source_20_Text">Menuseparator </text:span>is used for <text:a xlink:type="simple" xlink:href="#Menupopup">Menupopup</text:a>.</text:p>
      <text:p text:style-name="Text_20_body"><text:s/><text:span text:style-name="T9">Note</text:span>:</text:p>
      <text:list text:style-name="L44">
        <text:list-item>
          <text:p text:style-name="P120"><text:a xlink:type="simple" xlink:href="http://zk1.svn.sourceforge.net/viewvc/zk1/branches/3.5/zul/src/archive/web/zul/css/cmps/menu.css.dsp?view=markup">The CSS source of Menuseparator from SVN</text:a></text:p>
        </text:list-item>
      </text:list>
      <text:h text:style-name="Heading_20_3" text:outline-level="3">Mold: Default</text:h>
      <text:p text:style-name="P23">Structure:</text:p>
      <table:table table:name="Table162" table:style-name="Table162">
        <table:table-column table:style-name="Table162.A"/>
        <table:table-row>
          <table:table-cell table:style-name="Table162.A1" office:value-type="string">
            <text:p text:style-name="P35">Overview</text:p>
          </table:table-cell>
        </table:table-row>
        <table:table-row table:style-name="Table162.2">
          <table:table-cell table:style-name="Table162.A2" office:value-type="string">
            <text:p text:style-name="Table_20_Contents"><draw:frame draw:style-name="fr2" draw:name="graphics137" text:anchor-type="paragraph" svg:width="5.001cm" svg:height="5.662cm" draw:z-index="111"><draw:image xlink:href="../components/images/menupopup1.jpg" xlink:type="simple" xlink:show="embed" xlink:actuate="onLoad"/></draw:frame></text:p>
          </table:table-cell>
        </table:table-row>
        <table:table-row table:style-name="Table162.2">
          <table:table-cell table:style-name="Table162.A2" office:value-type="string">
            <text:p text:style-name="Table_20_Contents"><draw:frame draw:style-name="fr2" draw:name="graphics230" text:anchor-type="paragraph" svg:width="14.473cm" svg:height="2.17cm" draw:z-index="112"><draw:image xlink:href="../components/images/menuseparator1.jpg" xlink:type="simple" xlink:show="embed" xlink:actuate="onLoad"/></draw:frame></text:p>
          </table:table-cell>
        </table:table-row>
      </table:table>
      <text:p text:style-name="P11">Events:<text:line-break/></text:p>
      <table:table table:name="Table163" table:style-name="Table163">
        <table:table-column table:style-name="Table163.A"/>
        <table:table-column table:style-name="Table163.B"/>
        <table:table-column table:style-name="Table163.C"/>
        <table:table-column table:style-name="Table163.A"/>
        <table:table-column table:style-name="Table163.E" table:number-columns-repeated="2"/>
        <table:table-column table:style-name="Table163.G"/>
        <table:table-row>
          <table:table-cell table:style-name="Table163.A1" office:value-type="string">
            <text:p text:style-name="P33">Action:</text:p>
          </table:table-cell>
          <table:table-cell table:style-name="Table163.A1" office:value-type="string">
            <text:p text:style-name="P31">Normal (Open)</text:p>
          </table:table-cell>
          <table:table-cell table:style-name="Table163.A1" office:value-type="string">
            <text:p text:style-name="P31">Hover</text:p>
          </table:table-cell>
          <table:table-cell table:style-name="Table163.A1" office:value-type="string">
            <text:p text:style-name="P31">Click, Select, and Drag.</text:p>
          </table:table-cell>
          <table:table-cell table:style-name="Table163.A1" office:value-type="string">
            <text:p text:style-name="P31">Focus</text:p>
          </table:table-cell>
          <table:table-cell table:style-name="Table163.A1" office:value-type="string">
            <text:p text:style-name="P31">Focus and Hover</text:p>
          </table:table-cell>
          <table:table-cell table:style-name="Table163.G1" office:value-type="string">
            <text:p text:style-name="P33">Disable</text:p>
          </table:table-cell>
        </table:table-row>
        <table:table-row>
          <table:table-cell table:style-name="Table163.A2" office:value-type="string">
            <text:p text:style-name="P33">CSS naming:</text:p>
          </table:table-cell>
          <table:table-cell table:style-name="Table163.A2" office:value-type="string">
            <text:p text:style-name="P36"><text:span text:style-name="Source_20_Text">z-menu-separator</text:span></text:p>
          </table:table-cell>
          <table:table-cell table:style-name="Table163.A2" office:value-type="string">
            <text:p text:style-name="P36"><text:span text:style-name="Source_20_Text"/></text:p>
          </table:table-cell>
          <table:table-cell table:style-name="Table163.A2" office:value-type="string">
            <text:p text:style-name="P36"><text:span text:style-name="Source_20_Text"/></text:p>
          </table:table-cell>
          <table:table-cell table:style-name="Table163.A2" office:value-type="string">
            <text:p text:style-name="P36"><text:span text:style-name="Source_20_Text"/></text:p>
          </table:table-cell>
          <table:table-cell table:style-name="Table163.A2" office:value-type="string">
            <text:p text:style-name="P36"><text:span text:style-name="Source_20_Text"/></text:p>
          </table:table-cell>
          <table:table-cell table:style-name="Table163.G2" office:value-type="string">
            <text:p text:style-name="P36"/>
          </table:table-cell>
        </table:table-row>
        <table:table-row>
          <table:table-cell table:style-name="Table163.A2" office:value-type="string">
            <text:p text:style-name="P33">Supported</text:p>
          </table:table-cell>
          <table:table-cell table:style-name="Table163.A2" office:value-type="string">
            <text:p text:style-name="P36">V</text:p>
          </table:table-cell>
          <table:table-cell table:style-name="Table163.A2" office:value-type="string">
            <text:p text:style-name="P36"/>
          </table:table-cell>
          <table:table-cell table:style-name="Table163.A2" office:value-type="string">
            <text:p text:style-name="P36"/>
          </table:table-cell>
          <table:table-cell table:style-name="Table163.A2" office:value-type="string">
            <text:p text:style-name="P36"/>
          </table:table-cell>
          <table:table-cell table:style-name="Table163.A2" office:value-type="string">
            <text:p text:style-name="P36"/>
          </table:table-cell>
          <table:table-cell table:style-name="Table163.G2" office:value-type="string">
            <text:p text:style-name="P36"/>
          </table:table-cell>
        </table:table-row>
      </table:table>
      <text:p text:style-name="P23"><text:tab/></text:p>
      <text:p text:style-name="P12">CSS Specification:</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51">Class Name</text:p>
          </table:table-cell>
          <table:table-cell table:style-name="Table164.A1" office:value-type="string">
            <text:p text:style-name="P52">Description</text:p>
          </table:table-cell>
          <table:table-cell table:style-name="Table164.C1" office:value-type="string">
            <text:p text:style-name="P52">Default Values</text:p>
          </table:table-cell>
        </table:table-row>
        <text:soft-page-break/>
        <table:table-row>
          <table:table-cell table:style-name="Table164.A2" office:value-type="string">
            <text:p text:style-name="P41">.z-menu-popup .z-menu-separator</text:p>
          </table:table-cell>
          <table:table-cell table:style-name="Table164.B2" office:value-type="string">
            <text:p text:style-name="P37">Size</text:p>
          </table:table-cell>
          <table:table-cell table:style-name="Table164.C2" office:value-type="string">
            <text:p text:style-name="P6">font-size: 1px; line-height: 1px;</text:p>
          </table:table-cell>
        </table:table-row>
        <table:table-row>
          <table:table-cell table:style-name="Table164.A2" office:value-type="string">
            <text:p text:style-name="P41">.z-menu-separator-inner</text:p>
          </table:table-cell>
          <table:table-cell table:style-name="Table164.B2" office:value-type="string">
            <text:p text:style-name="P37">Background</text:p>
          </table:table-cell>
          <table:table-cell table:style-name="Table164.C2" office:value-type="string">
            <text:p text:style-name="P6">display: block; font-size: 1px; line-height: 1px; margin: 2px 3px; background-color: #e0e0e0; border-bottom: 1px solid #fff; overflow: hidden; width: auto;</text:p>
          </table:table-cell>
        </table:table-row>
      </table:table>
      <text:h text:style-name="P53" text:outline-level="2"><text:bookmark-start text:name="Paging"/>Paging<text:bookmark-end text:name="Paging"/></text:h>
      <text:p text:style-name="P21"><text:span text:style-name="Source_20_Text">Paging </text:span>is used for <text:a xlink:type="simple" xlink:href="#Grid"><text:span text:style-name="Source_20_Text">Grid</text:span></text:a>, <text:a xlink:type="simple" xlink:href="#Listbox"><text:span text:style-name="Source_20_Text">Listbox</text:span></text:a>, and <text:a xlink:type="simple" xlink:href="#Tree"><text:span text:style-name="Source_20_Text">Tree</text:span></text:a>.</text:p>
      <text:p text:style-name="Text_20_body"><text:s/><text:span text:style-name="T9">Note</text:span>:</text:p>
      <text:list text:style-name="L45">
        <text:list-item>
          <text:p text:style-name="P121"><text:a xlink:type="simple" xlink:href="http://zk1.svn.sourceforge.net/viewvc/zk1/branches/3.5/zul/src/archive/web/zul/css/cmps/paging.css.dsp?view=markup">The CSS source of Paging from SVN</text:a></text:p>
        </text:list-item>
      </text:list>
      <text:h text:style-name="Heading_20_3" text:outline-level="3">Mold: Default</text:h>
      <text:p text:style-name="P23">Structure:</text:p>
      <table:table table:name="Table165" table:style-name="Table165">
        <table:table-column table:style-name="Table165.A"/>
        <table:table-row>
          <table:table-cell table:style-name="Table165.A1" office:value-type="string">
            <text:p text:style-name="P35">Overview</text:p>
          </table:table-cell>
        </table:table-row>
        <table:table-row table:style-name="Table165.2">
          <table:table-cell table:style-name="Table165.A2" office:value-type="string">
            <text:p text:style-name="Table_20_Contents"><draw:frame draw:style-name="fr3" draw:name="graphics138" text:anchor-type="paragraph" svg:x="4.075cm" svg:y="0.397cm" svg:width="8.176cm" svg:height="0.847cm" draw:z-index="113"><draw:image xlink:href="../components/images/paging1.jpg" xlink:type="simple" xlink:show="embed" xlink:actuate="onLoad"/></draw:frame></text:p>
          </table:table-cell>
        </table:table-row>
        <table:table-row table:style-name="Table165.2">
          <table:table-cell table:style-name="Table165.A2" office:value-type="string">
            <text:p text:style-name="Table_20_Contents"><draw:frame draw:style-name="fr2" draw:name="graphics231" text:anchor-type="paragraph" svg:width="16.325cm" svg:height="4.533cm" draw:z-index="114"><draw:image xlink:href="../components/images/paging2.jpg" xlink:type="simple" xlink:show="embed" xlink:actuate="onLoad"/></draw:frame></text:p>
          </table:table-cell>
        </table:table-row>
      </table:table>
      <text:p text:style-name="P11">Events:<text:line-break/></text:p>
      <table:table table:name="Table166" table:style-name="Table166">
        <table:table-column table:style-name="Table166.A"/>
        <table:table-column table:style-name="Table166.B"/>
        <table:table-column table:style-name="Table166.C"/>
        <table:table-column table:style-name="Table166.A"/>
        <table:table-column table:style-name="Table166.E" table:number-columns-repeated="2"/>
        <table:table-column table:style-name="Table166.G"/>
        <table:table-row>
          <table:table-cell table:style-name="Table166.A1" office:value-type="string">
            <text:p text:style-name="P33">Action:</text:p>
          </table:table-cell>
          <table:table-cell table:style-name="Table166.A1" office:value-type="string">
            <text:p text:style-name="P31">Normal (Open)</text:p>
          </table:table-cell>
          <table:table-cell table:style-name="Table166.A1" office:value-type="string">
            <text:p text:style-name="P31">Hover</text:p>
          </table:table-cell>
          <table:table-cell table:style-name="Table166.A1" office:value-type="string">
            <text:p text:style-name="P31">Click, Select, and Drag.</text:p>
          </table:table-cell>
          <table:table-cell table:style-name="Table166.A1" office:value-type="string">
            <text:p text:style-name="P31">Focus</text:p>
          </table:table-cell>
          <table:table-cell table:style-name="Table166.A1" office:value-type="string">
            <text:p text:style-name="P31">Focus and Hover</text:p>
          </table:table-cell>
          <table:table-cell table:style-name="Table166.G1" office:value-type="string">
            <text:p text:style-name="P33">Disable</text:p>
          </table:table-cell>
        </table:table-row>
        <table:table-row>
          <table:table-cell table:style-name="Table166.A2" office:value-type="string">
            <text:p text:style-name="P33">CSS naming:</text:p>
          </table:table-cell>
          <table:table-cell table:style-name="Table166.A2" office:value-type="string">
            <text:p text:style-name="P36"><text:span text:style-name="Source_20_Text">z-paging</text:span></text:p>
          </table:table-cell>
          <table:table-cell table:style-name="Table166.A2" office:value-type="string">
            <text:p text:style-name="P36"><text:span text:style-name="Source_20_Text">-btn-over</text:span></text:p>
          </table:table-cell>
          <table:table-cell table:style-name="Table166.A2" office:value-type="string">
            <text:p text:style-name="P36"><text:span text:style-name="Source_20_Text">-btn-clk</text:span></text:p>
          </table:table-cell>
          <table:table-cell table:style-name="Table166.A2" office:value-type="string">
            <text:p text:style-name="P36"><text:span text:style-name="Source_20_Text"/></text:p>
          </table:table-cell>
          <table:table-cell table:style-name="Table166.A2" office:value-type="string">
            <text:p text:style-name="P36"><text:span text:style-name="Source_20_Text"/></text:p>
          </table:table-cell>
          <table:table-cell table:style-name="Table166.G2" office:value-type="string">
            <text:p text:style-name="P36">-disd</text:p>
          </table:table-cell>
        </table:table-row>
        <table:table-row>
          <table:table-cell table:style-name="Table166.A2" office:value-type="string">
            <text:p text:style-name="P33">Supported</text:p>
          </table:table-cell>
          <table:table-cell table:style-name="Table166.A2" office:value-type="string">
            <text:p text:style-name="P36">V</text:p>
          </table:table-cell>
          <table:table-cell table:style-name="Table166.A2" office:value-type="string">
            <text:p text:style-name="P36">V</text:p>
          </table:table-cell>
          <table:table-cell table:style-name="Table166.A2" office:value-type="string">
            <text:p text:style-name="P36">V</text:p>
          </table:table-cell>
          <table:table-cell table:style-name="Table166.A2" office:value-type="string">
            <text:p text:style-name="P36"/>
          </table:table-cell>
          <table:table-cell table:style-name="Table166.A2" office:value-type="string">
            <text:p text:style-name="P36"/>
          </table:table-cell>
          <table:table-cell table:style-name="Table166.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51">Class Name</text:p>
          </table:table-cell>
          <table:table-cell table:style-name="Table167.A1" office:value-type="string">
            <text:p text:style-name="P52">Description</text:p>
          </table:table-cell>
          <table:table-cell table:style-name="Table167.C1" office:value-type="string">
            <text:p text:style-name="P52">Default Values</text:p>
          </table:table-cell>
        </table:table-row>
        <text:soft-page-break/>
        <table:table-row>
          <table:table-cell table:style-name="Table167.A2" office:value-type="string">
            <text:p text:style-name="P41">.z-paging</text:p>
          </table:table-cell>
          <table:table-cell table:style-name="Table167.B2" office:value-type="string">
            <text:p text:style-name="P37">Background image</text:p>
          </table:table-cell>
          <table:table-cell table:style-name="Table167.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167.A2" office:value-type="string">
            <text:p text:style-name="P38"><text:span text:style-name="Source_20_Text"><text:span text:style-name="T18">.z-paging .z-paging-text</text:span></text:span></text:p>
          </table:table-cell>
          <table:table-cell table:style-name="Table167.B2" office:value-type="string">
            <text:p text:style-name="P37">Padding of the text</text:p>
          </table:table-cell>
          <table:table-cell table:style-name="Table167.C2" office:value-type="string">
            <text:p text:style-name="P6">padding:2px;</text:p>
          </table:table-cell>
        </table:table-row>
        <table:table-row>
          <table:table-cell table:style-name="Table167.A2" office:value-type="string">
            <text:p text:style-name="P41">.z-paging .z-paging-sep</text:p>
          </table:table-cell>
          <table:table-cell table:style-name="Table167.B2" office:value-type="string">
            <text:p text:style-name="P37">Background of separator</text:p>
          </table:table-cell>
          <table:table-cell table:style-name="Table167.C2" office:value-type="string">
            <text:p text:style-name="P6">background-image:url(<text:span text:style-name="T22">${c:encodeURL('~./zul/img/paging/pg-split.gif')}</text:span>); background-position:center; background-repeat:no-repeat; display:block;font-size:1px;height:16px;width:4px;overflow:hidden; cursor:default;margin:0 2px 0;border:0;</text:p>
          </table:table-cell>
        </table:table-row>
        <table:table-row>
          <table:table-cell table:style-name="Table167.A2" office:value-type="string">
            <text:p text:style-name="P41">.z-paging-inp</text:p>
          </table:table-cell>
          <table:table-cell table:style-name="Table167.B2" office:value-type="string">
            <text:p text:style-name="P37">Size of input element</text:p>
          </table:table-cell>
          <table:table-cell table:style-name="Table167.C2" office:value-type="string">
            <text:p text:style-name="P6">width: 24px; height: 14px; border: 1px solid #7F9DB9;</text:p>
          </table:table-cell>
        </table:table-row>
        <table:table-row>
          <table:table-cell table:style-name="Table167.A2" office:value-type="string">
            <text:p text:style-name="P41">.z-paging-btn-m .z-paging-first, .z-paging-btn-m .z-paging-last, .z-paging-btn-m .z-paging-next, .z-paging-btn-m .z-paging-prev</text:p>
          </table:table-cell>
          <table:table-cell table:style-name="Table167.B2" office:value-type="string">
            <text:p text:style-name="P37">Size of button</text:p>
          </table:table-cell>
          <table:table-cell table:style-name="Table167.C2" office:value-type="string">
            <text:p text:style-name="P6">background-position: center; background-repeat: no-repeat; height: 16px; width: 16px; cursor: pointer; white-space: nowrap; padding: 0;</text:p>
          </table:table-cell>
        </table:table-row>
        <table:table-row>
          <table:table-cell table:style-name="Table167.A2" office:value-type="string">
            <text:p text:style-name="P13">.z-paging td, .z-paging span, .z-paging input,</text:p>
            <text:p text:style-name="P6"><text:tab/>.z-paging div, .z-paging select, .z-paging label</text:p>
          </table:table-cell>
          <table:table-cell table:style-name="Table167.B2" office:value-type="string">
            <text:p text:style-name="P37">Font size</text:p>
          </table:table-cell>
          <table:table-cell table:style-name="Table167.C2" office:value-type="string">
            <text:p text:style-name="P6">white-space: nowrap; font: normal <text:span text:style-name="T22">${fontSizeM}</text:span> <text:span text:style-name="T22">${fontFamilyT}</text:span>;</text:p>
          </table:table-cell>
        </table:table-row>
        <table:table-row>
          <table:table-cell table:style-name="Table167.A2" office:value-type="string">
            <text:p text:style-name="P13">.z-paging-first</text:p>
          </table:table-cell>
          <table:table-cell table:style-name="Table167.B2" office:value-type="string">
            <text:p text:style-name="P37">Background of the first button</text:p>
          </table:table-cell>
          <table:table-cell table:style-name="Table167.C2" office:value-type="string">
            <text:p text:style-name="P6">background-image: url(<text:span text:style-name="T22">${c:encodeURL('~./zul/img/paging/pg-first.gif')}</text:span>)!important; background-position:0px 0px!important;</text:p>
          </table:table-cell>
        </table:table-row>
        <table:table-row>
          <table:table-cell table:style-name="Table167.A2" office:value-type="string">
            <text:p text:style-name="P13">.z-paging-last</text:p>
          </table:table-cell>
          <table:table-cell table:style-name="Table167.B2" office:value-type="string">
            <text:p text:style-name="P37">Background of the last button</text:p>
          </table:table-cell>
          <table:table-cell table:style-name="Table167.C2" office:value-type="string">
            <text:p text:style-name="P6">background-image: url(<text:span text:style-name="T22">${c:encodeURL('~./zul/img/paging/pg-last.gif')}</text:span>)!important; background-position:0px 0px!important;</text:p>
          </table:table-cell>
        </table:table-row>
        <table:table-row>
          <table:table-cell table:style-name="Table167.A2" office:value-type="string">
            <text:p text:style-name="P13">.z-paging-next</text:p>
          </table:table-cell>
          <table:table-cell table:style-name="Table167.B2" office:value-type="string">
            <text:p text:style-name="P37">Background of the next button</text:p>
          </table:table-cell>
          <table:table-cell table:style-name="Table167.C2" office:value-type="string">
            <text:p text:style-name="P6">background-image: url(<text:span text:style-name="T22">${c:encodeURL('~./zul/img/paging/pg-next.gif')}</text:span>)!important; background-position:0px 0px!important;</text:p>
          </table:table-cell>
        </table:table-row>
        <text:soft-page-break/>
        <table:table-row>
          <table:table-cell table:style-name="Table167.A2" office:value-type="string">
            <text:p text:style-name="P13">.z-paging-prev</text:p>
          </table:table-cell>
          <table:table-cell table:style-name="Table167.B2" office:value-type="string">
            <text:p text:style-name="P37">Background of the previous button</text:p>
          </table:table-cell>
          <table:table-cell table:style-name="Table167.C2" office:value-type="string">
            <text:p text:style-name="P6">background-image: url(<text:span text:style-name="T22">${c:encodeURL('~./zul/img/paging/pg-prev.gif')}</text:span>)!important; background-position:0px 0px!important;</text:p>
          </table:table-cell>
        </table:table-row>
        <table:table-row>
          <table:table-cell table:style-name="Table167.A2" office:value-type="string">
            <text:p text:style-name="P13">.z-paging-info</text:p>
          </table:table-cell>
          <table:table-cell table:style-name="Table167.B2" office:value-type="string">
            <text:p text:style-name="P37">Position of the information</text:p>
          </table:table-cell>
          <table:table-cell table:style-name="Table167.C2" office:value-type="string">
            <text:p text:style-name="P6">position:absolute;top:5px;right:8px;color:#444;</text:p>
          </table:table-cell>
        </table:table-row>
        <table:table-row>
          <table:table-cell table:style-name="Table167.A2" office:value-type="string">
            <text:p text:style-name="P13">.z-paging-btn</text:p>
          </table:table-cell>
          <table:table-cell table:style-name="Table167.B2" office:value-type="string">
            <text:p text:style-name="P37">Font size of button</text:p>
          </table:table-cell>
          <table:table-cell table:style-name="Table167.C2" office:value-type="string">
            <text:p text:style-name="P6">font-weight: normal; font-family: <text:span text:style-name="T22">${fontFamilyT}</text:span>; cursor: pointer; white-space: nowrap; font-size: <text:span text:style-name="T22">${fontSizeM}</text:span>; width: auto;</text:p>
          </table:table-cell>
        </table:table-row>
      </table:table>
      <text:h text:style-name="Heading_20_3" text:outline-level="3">Mold: <text:span text:style-name="T2">os</text:span></text:h>
      <text:p text:style-name="P23">Structure:</text:p>
      <table:table table:name="Table306" table:style-name="Table306">
        <table:table-column table:style-name="Table306.A"/>
        <table:table-row>
          <table:table-cell table:style-name="Table306.A1" office:value-type="string">
            <text:p text:style-name="P35">Overview</text:p>
          </table:table-cell>
        </table:table-row>
        <text:soft-page-break/>
        <table:table-row table:style-name="Table306.2">
          <table:table-cell table:style-name="Table306.A2" office:value-type="string">
            <text:p text:style-name="Table_20_Contents"><draw:frame draw:style-name="fr3" draw:name="graphics88" text:anchor-type="paragraph" svg:x="3.956cm" svg:y="0.37cm" svg:width="8.729cm" svg:height="0.741cm" draw:z-index="229"><draw:image xlink:href="../components/images/paging-os.png" xlink:type="simple" xlink:show="embed" xlink:actuate="onLoad"/></draw:frame></text:p>
          </table:table-cell>
        </table:table-row>
        <table:table-row table:style-name="Table306.2">
          <table:table-cell table:style-name="Table306.A2" office:value-type="string">
            <text:p text:style-name="Table_20_Contents"><draw:frame draw:style-name="fr2" draw:name="graphics89" text:anchor-type="paragraph" svg:width="12.222cm" svg:height="4.47cm" draw:z-index="230"><draw:image xlink:href="../components/images/paging-os1.png" xlink:type="simple" xlink:show="embed" xlink:actuate="onLoad"/></draw:frame></text:p>
          </table:table-cell>
        </table:table-row>
      </table:table>
      <text:p text:style-name="P11">Events:<text:line-break/></text:p>
      <table:table table:name="Table307" table:style-name="Table307">
        <table:table-column table:style-name="Table307.A"/>
        <table:table-column table:style-name="Table307.B"/>
        <table:table-column table:style-name="Table307.C"/>
        <table:table-column table:style-name="Table307.A"/>
        <table:table-column table:style-name="Table307.E" table:number-columns-repeated="2"/>
        <table:table-column table:style-name="Table307.G"/>
        <table:table-row>
          <table:table-cell table:style-name="Table307.A1" office:value-type="string">
            <text:p text:style-name="P33">Action:</text:p>
          </table:table-cell>
          <table:table-cell table:style-name="Table307.A1" office:value-type="string">
            <text:p text:style-name="P31">Normal (Open)</text:p>
          </table:table-cell>
          <table:table-cell table:style-name="Table307.A1" office:value-type="string">
            <text:p text:style-name="P31">Hover</text:p>
          </table:table-cell>
          <table:table-cell table:style-name="Table307.A1" office:value-type="string">
            <text:p text:style-name="P31">Click, Select, and Drag.</text:p>
          </table:table-cell>
          <table:table-cell table:style-name="Table307.A1" office:value-type="string">
            <text:p text:style-name="P31">Focus</text:p>
          </table:table-cell>
          <table:table-cell table:style-name="Table307.A1" office:value-type="string">
            <text:p text:style-name="P31">Focus and Hover</text:p>
          </table:table-cell>
          <table:table-cell table:style-name="Table307.G1" office:value-type="string">
            <text:p text:style-name="P33">Disable</text:p>
          </table:table-cell>
        </table:table-row>
        <table:table-row>
          <table:table-cell table:style-name="Table307.A2" office:value-type="string">
            <text:p text:style-name="P33">CSS naming:</text:p>
          </table:table-cell>
          <table:table-cell table:style-name="Table307.A2" office:value-type="string">
            <text:p text:style-name="P36"><text:span text:style-name="Source_20_Text">z-paging-os</text:span></text:p>
          </table:table-cell>
          <table:table-cell table:style-name="Table307.A2" office:value-type="string">
            <text:p text:style-name="P36"><text:span text:style-name="Source_20_Text">:Hover</text:span></text:p>
          </table:table-cell>
          <table:table-cell table:style-name="Table307.A2" office:value-type="string">
            <text:p text:style-name="P36"><text:span text:style-name="Source_20_Text">-seld</text:span></text:p>
          </table:table-cell>
          <table:table-cell table:style-name="Table307.A2" office:value-type="string">
            <text:p text:style-name="P36"><text:span text:style-name="Source_20_Text"/></text:p>
          </table:table-cell>
          <table:table-cell table:style-name="Table307.A2" office:value-type="string">
            <text:p text:style-name="P36"><text:span text:style-name="Source_20_Text"/></text:p>
          </table:table-cell>
          <table:table-cell table:style-name="Table307.G2" office:value-type="string">
            <text:p text:style-name="P36"/>
          </table:table-cell>
        </table:table-row>
        <table:table-row>
          <table:table-cell table:style-name="Table307.A2" office:value-type="string">
            <text:p text:style-name="P33">Supported</text:p>
          </table:table-cell>
          <table:table-cell table:style-name="Table307.A2" office:value-type="string">
            <text:p text:style-name="P36">V</text:p>
          </table:table-cell>
          <table:table-cell table:style-name="Table307.A2" office:value-type="string">
            <text:p text:style-name="P36">V</text:p>
          </table:table-cell>
          <table:table-cell table:style-name="Table307.A2" office:value-type="string">
            <text:p text:style-name="P36">V</text:p>
          </table:table-cell>
          <table:table-cell table:style-name="Table307.A2" office:value-type="string">
            <text:p text:style-name="P36"/>
          </table:table-cell>
          <table:table-cell table:style-name="Table307.A2" office:value-type="string">
            <text:p text:style-name="P36"/>
          </table:table-cell>
          <table:table-cell table:style-name="Table307.G2" office:value-type="string">
            <text:p text:style-name="P36"/>
          </table:table-cell>
        </table:table-row>
      </table:table>
      <text:p text:style-name="P23"><text:tab/></text:p>
      <text:p text:style-name="P12">CSS Specification:</text:p>
      <table:table table:name="Table308" table:style-name="Table308">
        <table:table-column table:style-name="Table308.A"/>
        <table:table-column table:style-name="Table308.B"/>
        <table:table-column table:style-name="Table308.C"/>
        <table:table-row table:style-name="Table308.1">
          <table:table-cell table:style-name="Table308.A1" office:value-type="string">
            <text:p text:style-name="P51">Class Name</text:p>
          </table:table-cell>
          <table:table-cell table:style-name="Table308.A1" office:value-type="string">
            <text:p text:style-name="P52">Description</text:p>
          </table:table-cell>
          <table:table-cell table:style-name="Table308.C1" office:value-type="string">
            <text:p text:style-name="P52">Default Values</text:p>
          </table:table-cell>
        </table:table-row>
        <table:table-row>
          <table:table-cell table:style-name="Table308.A2" office:value-type="string">
            <text:p text:style-name="P41">.z-paging-os</text:p>
          </table:table-cell>
          <table:table-cell table:style-name="Table308.B2" office:value-type="string">
            <text:p text:style-name="P37">Background image</text:p>
          </table:table-cell>
          <table:table-cell table:style-name="Table308.C2" office:value-type="string">
            <text:p text:style-name="P6">background: white; padding: 5px; zoom:1;</text:p>
          </table:table-cell>
        </table:table-row>
        <table:table-row>
          <table:table-cell table:style-name="Table308.A2" office:value-type="string">
            <text:p text:style-name="P38"><text:span text:style-name="Source_20_Text"><text:span text:style-name="T18">.z-paging-os .z-paging-os-cnt</text:span></text:span></text:p>
          </table:table-cell>
          <table:table-cell table:style-name="Table308.B2" office:value-type="string">
            <text:p text:style-name="P37">Background of content</text:p>
          </table:table-cell>
          <table:table-cell table:style-name="Table308.C2" office:value-type="string">
            <text:p text:style-name="P6">padding: 2px 3px; background-color:#C7E5F1; background-image:url(<text:span text:style-name="T22">${c:encodeURL(</text:span><text:span text:style-name="T27">'</text:span><text:span text:style-name="T22">~./zul/img/grid/s_hd.gif'</text:span><text:span text:style-name="T27">)</text:span><text:span text:style-name="T22">}</text:span>); background-repeat:repeat-x; border: 1px solid #DAE7F6; font-size: <text:span text:style-name="T22">${fontSizeS}</text:span>; color: #1725A0; font-weight: normal; text-decoration: none;</text:p>
          </table:table-cell>
        </table:table-row>
        <table:table-row>
          <table:table-cell table:style-name="Table308.A2" office:value-type="string">
            <text:p text:style-name="P41">.z-paging .z-paging-sep</text:p>
          </table:table-cell>
          <table:table-cell table:style-name="Table308.B2" office:value-type="string">
            <text:p text:style-name="P37">Background of separator</text:p>
          </table:table-cell>
          <table:table-cell table:style-name="Table308.C2" office:value-type="string">
            <text:p text:style-name="P6">background-image:url(<text:span text:style-name="T22">${c:encodeURL('~./zul/img/paging/pg-split.gif')}</text:span>); background-position:center; background-repeat:no-repeat; display:block;font-size:1px;height:16px;width:4px;overflow:hidden; cursor:default;margin:0 2px 0;border:0;</text:p>
          </table:table-cell>
        </table:table-row>
        <table:table-row>
          <table:table-cell table:style-name="Table308.A2" office:value-type="string">
            <text:p text:style-name="P41">.z-paging-os .z-paging-os-cnt:hover</text:p>
          </table:table-cell>
          <table:table-cell table:style-name="Table308.B2" office:value-type="string">
            <text:p text:style-name="P37">Color of hover</text:p>
          </table:table-cell>
          <table:table-cell table:style-name="Table308.C2" office:value-type="string">
            <text:p text:style-name="P6">color: red;</text:p>
          </table:table-cell>
        </table:table-row>
        <table:table-row>
          <table:table-cell table:style-name="Table308.A2" office:value-type="string">
            <text:p text:style-name="P41">.z-paging-os .z-paging-os-seld</text:p>
          </table:table-cell>
          <table:table-cell table:style-name="Table308.B2" office:value-type="string">
            <text:p text:style-name="P37">Background and font size of selected event</text:p>
          </table:table-cell>
          <table:table-cell table:style-name="Table308.C2" office:value-type="string">
            <text:p text:style-name="P6">font-size: <text:span text:style-name="T22">${fontSizeS}</text:span>; color: white; font-weight: bold; background-image:url(<text:span text:style-name="T22">${c:encodeURL(</text:span><text:span text:style-name="T27">'</text:span><text:span text:style-name="T22">~./zul/img/grid/paging-os-seld.gif'</text:span><text:span text:style-name="T27">)</text:span><text:span text:style-name="T22">}</text:span>);</text:p>
          </table:table-cell>
        </table:table-row>
        <table:table-row>
          <table:table-cell table:style-name="Table308.A2" office:value-type="string">
            <text:p text:style-name="P13">.z-paging-os .z-paging-os-seld:hover</text:p>
          </table:table-cell>
          <table:table-cell table:style-name="Table308.B2" office:value-type="string">
            <text:p text:style-name="P37">Color of selected hover</text:p>
          </table:table-cell>
          <table:table-cell table:style-name="Table308.C2" office:value-type="string">
            <text:p text:style-name="P6">color: #403E39;</text:p>
          </table:table-cell>
        </table:table-row>
        <table:table-row>
          <table:table-cell table:style-name="Table308.A2" office:value-type="string">
            <text:p text:style-name="P13">.z-paging-os span</text:p>
          </table:table-cell>
          <table:table-cell table:style-name="Table308.B2" office:value-type="string">
            <text:p text:style-name="P37">Font size</text:p>
          </table:table-cell>
          <table:table-cell table:style-name="Table308.C2" office:value-type="string">
            <text:p text:style-name="P6">font-size: <text:span text:style-name="T22">${fontSizeS}</text:span>; color: #555; font-weight: normal;</text:p>
          </table:table-cell>
        </table:table-row>
      </table:table>
      <text:h text:style-name="P29" text:outline-level="2">Panel</text:h>
      <text:p text:style-name="P21"><text:span text:style-name="Source_20_Text">Panel</text:span> is made by <text:a xlink:type="simple" xlink:href="#Parts: (3 x 3 grid)">3*3 grid</text:a> style, it can separate two styling: Has frame and Without frame. </text:p>
      <text:p text:style-name="Text_20_body"><text:s/><text:span text:style-name="T9">Note</text:span>:</text:p>
      <text:list text:style-name="L46">
        <text:list-item>
          <text:p text:style-name="P122"><text:a xlink:type="simple" xlink:href="http://zk1.svn.sourceforge.net/viewvc/zk1/branches/3.5/zul/src/archive/web/zul/css/cmps/panel.css.dsp?view=markup">The CSS source of Panel from SVN</text:a></text:p>
        </text:list-item>
      </text:list>
      <text:h text:style-name="Heading_20_3" text:outline-level="3"><text:soft-page-break/>Mold: Default</text:h>
      <text:p text:style-name="P23">Structure:</text:p>
      <table:table table:name="Table168" table:style-name="Table168">
        <table:table-column table:style-name="Table168.A"/>
        <table:table-row>
          <table:table-cell table:style-name="Table168.A1" office:value-type="string">
            <text:p text:style-name="P35">Overview</text:p>
          </table:table-cell>
        </table:table-row>
        <table:table-row table:style-name="Table168.2">
          <table:table-cell table:style-name="Table168.A2" office:value-type="string">
            <text:p text:style-name="Table_20_Contents"/>
            <text:p text:style-name="Table_20_Contents"><draw:frame draw:style-name="fr2" draw:name="graphics139" text:anchor-type="paragraph" svg:width="14.711cm" svg:height="9.313cm" draw:z-index="115"><draw:image xlink:href="../components/images/panel1.jpg" xlink:type="simple" xlink:show="embed" xlink:actuate="onLoad"/></draw:frame></text:p>
          </table:table-cell>
        </table:table-row>
        <text:soft-page-break/>
        <table:table-row table:style-name="Table168.2">
          <table:table-cell table:style-name="Table168.A2" office:value-type="string">
            <text:p text:style-name="Table_20_Contents"><draw:frame draw:style-name="fr2" draw:name="graphics232" text:anchor-type="paragraph" svg:width="14.314cm" svg:height="11.404cm" draw:z-index="116"><draw:image xlink:href="../components/images/panel2.jpg" xlink:type="simple" xlink:show="embed" xlink:actuate="onLoad"/></draw:frame></text:p>
          </table:table-cell>
        </table:table-row>
        <text:soft-page-break/>
        <table:table-row table:style-name="Table168.2">
          <table:table-cell table:style-name="Table168.A2" office:value-type="string">
            <text:p text:style-name="Table_20_Contents"><draw:frame draw:style-name="fr2" draw:name="graphics55" text:anchor-type="paragraph" svg:width="13.441cm" svg:height="10.557cm" draw:z-index="117"><draw:image xlink:href="../components/images/panel3.jpg" xlink:type="simple" xlink:show="embed" xlink:actuate="onLoad"/></draw:frame></text:p>
          </table:table-cell>
        </table:table-row>
        <table:table-row table:style-name="Table168.2">
          <table:table-cell table:style-name="Table168.A2" office:value-type="string">
            <text:p text:style-name="Table_20_Contents"><draw:frame draw:style-name="fr2" draw:name="graphics56" text:anchor-type="paragraph" svg:width="10.583cm" svg:height="3.307cm" draw:z-index="118"><draw:image xlink:href="../components/images/panel4.jpg" xlink:type="simple" xlink:show="embed" xlink:actuate="onLoad"/></draw:frame></text:p>
          </table:table-cell>
        </table:table-row>
      </table:table>
      <text:p text:style-name="P11">Events:<text:line-break/></text:p>
      <table:table table:name="Table169" table:style-name="Table169">
        <table:table-column table:style-name="Table169.A"/>
        <table:table-column table:style-name="Table169.B"/>
        <table:table-column table:style-name="Table169.C"/>
        <table:table-column table:style-name="Table169.A"/>
        <table:table-column table:style-name="Table169.E" table:number-columns-repeated="2"/>
        <table:table-column table:style-name="Table169.G"/>
        <table:table-row>
          <table:table-cell table:style-name="Table169.A1" office:value-type="string">
            <text:p text:style-name="P33">Action:</text:p>
          </table:table-cell>
          <table:table-cell table:style-name="Table169.A1" office:value-type="string">
            <text:p text:style-name="P31">Normal (Open)</text:p>
          </table:table-cell>
          <table:table-cell table:style-name="Table169.A1" office:value-type="string">
            <text:p text:style-name="P31">Hover</text:p>
          </table:table-cell>
          <table:table-cell table:style-name="Table169.A1" office:value-type="string">
            <text:p text:style-name="P31">Click, Select, and Drag.</text:p>
          </table:table-cell>
          <table:table-cell table:style-name="Table169.A1" office:value-type="string">
            <text:p text:style-name="P31">Focus</text:p>
          </table:table-cell>
          <table:table-cell table:style-name="Table169.A1" office:value-type="string">
            <text:p text:style-name="P31">Focus and Hover</text:p>
          </table:table-cell>
          <table:table-cell table:style-name="Table169.G1" office:value-type="string">
            <text:p text:style-name="P33">Disable</text:p>
          </table:table-cell>
        </table:table-row>
        <table:table-row>
          <table:table-cell table:style-name="Table169.A2" office:value-type="string">
            <text:p text:style-name="P33">CSS naming:</text:p>
          </table:table-cell>
          <table:table-cell table:style-name="Table169.A2" office:value-type="string">
            <text:p text:style-name="P36"><text:span text:style-name="Source_20_Text">z-panel</text:span></text:p>
          </table:table-cell>
          <table:table-cell table:style-name="Table169.A2" office:value-type="string">
            <text:p text:style-name="P36"><text:span text:style-name="Source_20_Text"/></text:p>
          </table:table-cell>
          <table:table-cell table:style-name="Table169.A2" office:value-type="string">
            <text:p text:style-name="P36"><text:span text:style-name="Source_20_Text"/></text:p>
          </table:table-cell>
          <table:table-cell table:style-name="Table169.A2" office:value-type="string">
            <text:p text:style-name="P36"><text:span text:style-name="Source_20_Text"/></text:p>
          </table:table-cell>
          <table:table-cell table:style-name="Table169.A2" office:value-type="string">
            <text:p text:style-name="P36"><text:span text:style-name="Source_20_Text"/></text:p>
          </table:table-cell>
          <table:table-cell table:style-name="Table169.G2" office:value-type="string">
            <text:p text:style-name="P36"/>
          </table:table-cell>
        </table:table-row>
        <table:table-row>
          <table:table-cell table:style-name="Table169.A2" office:value-type="string">
            <text:p text:style-name="P33">Supported</text:p>
          </table:table-cell>
          <table:table-cell table:style-name="Table169.A2" office:value-type="string">
            <text:p text:style-name="P36">V</text:p>
          </table:table-cell>
          <table:table-cell table:style-name="Table169.A2" office:value-type="string">
            <text:p text:style-name="P36"/>
          </table:table-cell>
          <table:table-cell table:style-name="Table169.A2" office:value-type="string">
            <text:p text:style-name="P36"/>
          </table:table-cell>
          <table:table-cell table:style-name="Table169.A2" office:value-type="string">
            <text:p text:style-name="P36"/>
          </table:table-cell>
          <table:table-cell table:style-name="Table169.A2" office:value-type="string">
            <text:p text:style-name="P36"/>
          </table:table-cell>
          <table:table-cell table:style-name="Table169.G2" office:value-type="string">
            <text:p text:style-name="P36"/>
          </table:table-cell>
        </table:table-row>
        <table:table-row>
          <table:table-cell table:style-name="Table169.A2" office:value-type="string">
            <text:p text:style-name="P33">CSS naming:</text:p>
          </table:table-cell>
          <table:table-cell table:style-name="Table169.A2" office:value-type="string">
            <text:p text:style-name="P34"><text:span text:style-name="Source_20_Text"><text:span text:style-name="T2">-close</text:span></text:span></text:p>
            <text:p text:style-name="P34"><text:span text:style-name="Source_20_Text"><text:span text:style-name="T2">-maximize</text:span></text:span></text:p>
            <text:p text:style-name="P34"><text:span text:style-name="Source_20_Text"><text:span text:style-name="T2">-maximized</text:span></text:span></text:p>
            <text:p text:style-name="P34"><text:span text:style-name="Source_20_Text"><text:span text:style-name="T2">-minimize</text:span></text:span></text:p>
            <text:p text:style-name="P34"><text:span text:style-name="Source_20_Text"><text:span text:style-name="T2">-toggle</text:span></text:span></text:p>
          </table:table-cell>
          <table:table-cell table:style-name="Table169.A2" office:value-type="string">
            <text:p text:style-name="P34"><text:span text:style-name="Source_20_Text"><text:span text:style-name="T2">-over</text:span></text:span></text:p>
          </table:table-cell>
          <table:table-cell table:style-name="Table169.A2" office:value-type="string">
            <text:p text:style-name="P34"><text:span text:style-name="Source_20_Text"><text:span text:style-name="T2"/></text:span></text:p>
          </table:table-cell>
          <table:table-cell table:style-name="Table169.A2" office:value-type="string">
            <text:p text:style-name="P34"><text:span text:style-name="Source_20_Text"><text:span text:style-name="T2"/></text:span></text:p>
          </table:table-cell>
          <table:table-cell table:style-name="Table169.A2" office:value-type="string">
            <text:p text:style-name="P34"><text:span text:style-name="Source_20_Text"><text:span text:style-name="T2"/></text:span></text:p>
          </table:table-cell>
          <table:table-cell table:style-name="Table169.G2" office:value-type="string">
            <text:p text:style-name="P34"><text:span text:style-name="Source_20_Text"><text:span text:style-name="T2"/></text:span></text:p>
          </table:table-cell>
        </table:table-row>
        <text:soft-page-break/>
        <table:table-row>
          <table:table-cell table:style-name="Table169.A2" office:value-type="string">
            <text:p text:style-name="P33">Supported</text:p>
          </table:table-cell>
          <table:table-cell table:style-name="Table169.A2" office:value-type="string">
            <text:p text:style-name="P36">V</text:p>
          </table:table-cell>
          <table:table-cell table:style-name="Table169.A2" office:value-type="string">
            <text:p text:style-name="P36">V</text:p>
          </table:table-cell>
          <table:table-cell table:style-name="Table169.A2" office:value-type="string">
            <text:p text:style-name="P36"/>
          </table:table-cell>
          <table:table-cell table:style-name="Table169.A2" office:value-type="string">
            <text:p text:style-name="P36"/>
          </table:table-cell>
          <table:table-cell table:style-name="Table169.A2" office:value-type="string">
            <text:p text:style-name="P36"/>
          </table:table-cell>
          <table:table-cell table:style-name="Table169.G2" office:value-type="string">
            <text:p text:style-name="P36"/>
          </table:table-cell>
        </table:table-row>
      </table:table>
      <text:p text:style-name="P23"><text:tab/></text:p>
      <text:p text:style-name="P12">CSS Specification:</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51">Class Name</text:p>
          </table:table-cell>
          <table:table-cell table:style-name="Table170.A1" office:value-type="string">
            <text:p text:style-name="P52">Description</text:p>
          </table:table-cell>
          <table:table-cell table:style-name="Table170.C1" office:value-type="string">
            <text:p text:style-name="P52">Default Values</text:p>
          </table:table-cell>
        </table:table-row>
        <table:table-row>
          <table:table-cell table:style-name="Table170.A2" office:value-type="string">
            <text:p text:style-name="P41">.z-panel</text:p>
          </table:table-cell>
          <table:table-cell table:style-name="Table170.B2" office:value-type="string">
            <text:p text:style-name="P37">Border</text:p>
          </table:table-cell>
          <table:table-cell table:style-name="Table170.C2" office:value-type="string">
            <text:p text:style-name="P6">border-style: solid; border-color: #B1CBD5; border-width: 0; overflow: hidden;</text:p>
          </table:table-cell>
        </table:table-row>
        <table:table-row>
          <table:table-cell table:style-name="Table170.A2" office:value-type="string">
            <text:p text:style-name="P38"><text:span text:style-name="Source_20_Text"><text:span text:style-name="T18">.z-panel-header</text:span></text:span></text:p>
          </table:table-cell>
          <table:table-cell table:style-name="Table170.B2" office:value-type="string">
            <text:p text:style-name="P37">Background of header</text:p>
          </table:table-cell>
          <table:table-cell table:style-name="Table170.C2" office:value-type="string">
            <text:p text:style-name="P6">overflow: hidden; zoom: 1; color: #15428b; font: normal <text:span text:style-name="T22">${fontSizeM}</text:span> <text:span text:style-name="T22">${fontFamilyT}</text:span>; padding: 5px 3px 4px 5px; border: 1px solid #B1CBD5; line-height: 15px; background:transparent url(<text:span text:style-name="T22">${c:encodeURL('~./zul/img/panel/panel-tb.png')}</text:span>) repeat-x 0 -1px; font-weight:bold;</text:p>
          </table:table-cell>
        </table:table-row>
        <table:table-row>
          <table:table-cell table:style-name="Table170.A2" office:value-type="string">
            <text:p text:style-name="P41">.z-panel-children</text:p>
          </table:table-cell>
          <table:table-cell table:style-name="Table170.B2" office:value-type="string">
            <text:p text:style-name="P37">Border of panel children</text:p>
          </table:table-cell>
          <table:table-cell table:style-name="Table170.C2" office:value-type="string">
            <text:p text:style-name="P6">border: 1px solid #B1CBD5; border-top: 0 none; overflow: hidden; background: white; position: relative;</text:p>
          </table:table-cell>
        </table:table-row>
        <table:table-row>
          <table:table-cell table:style-name="Table170.A2" office:value-type="string">
            <text:p text:style-name="P41">.z-panel-bbar .z-toolbar</text:p>
          </table:table-cell>
          <table:table-cell table:style-name="Table170.B2" office:value-type="string">
            <text:p text:style-name="P37">Border of bottom toolbar</text:p>
          </table:table-cell>
          <table:table-cell table:style-name="Table170.C2" office:value-type="string">
            <text:p text:style-name="P6">border: 1px solid #B1CBD5; border-top: 0 none; overflow: hidden; padding: 2px;</text:p>
          </table:table-cell>
        </table:table-row>
        <table:table-row>
          <table:table-cell table:style-name="Table170.A2" office:value-type="string">
            <text:p text:style-name="P41">.z-panel-tbar .z-toolbar</text:p>
          </table:table-cell>
          <table:table-cell table:style-name="Table170.B2" office:value-type="string">
            <text:p text:style-name="P37">Border of top toolbar</text:p>
          </table:table-cell>
          <table:table-cell table:style-name="Table170.C2" office:value-type="string">
            <text:p text:style-name="P6">border: 1px solid #B1CBD5;overflow: hidden; padding: 2px;</text:p>
            <text:p text:style-name="P6">border-top: 1px solid #B1CBD5; border-bottom: 0 none;</text:p>
          </table:table-cell>
        </table:table-row>
        <table:table-row>
          <table:table-cell table:style-name="Table170.A2" office:value-type="string">
            <text:p text:style-name="P41">.z-panel-children-noheader</text:p>
          </table:table-cell>
          <table:table-cell table:style-name="Table170.B2" office:value-type="string">
            <text:p text:style-name="P37">Border without header of panel children</text:p>
          </table:table-cell>
          <table:table-cell table:style-name="Table170.C2" office:value-type="string">
            <text:p text:style-name="P6">Border-top: 1px solid #B1CBD5;</text:p>
          </table:table-cell>
        </table:table-row>
        <table:table-row>
          <table:table-cell table:style-name="Table170.A2" office:value-type="string">
            <text:p text:style-name="P41">.z-panel-cm .z-panel-children</text:p>
          </table:table-cell>
          <table:table-cell table:style-name="Table170.B2" office:value-type="string">
            <text:p text:style-name="P37">Top border</text:p>
          </table:table-cell>
          <table:table-cell table:style-name="Table170.C2" office:value-type="string">
            <text:p text:style-name="P6">border-top: 1px solid #B1CBD5;</text:p>
          </table:table-cell>
        </table:table-row>
        <table:table-row>
          <table:table-cell table:style-name="Table170.A2" office:value-type="string">
            <text:p text:style-name="P41">.z-panel-tl .z-panel-header</text:p>
          </table:table-cell>
          <table:table-cell table:style-name="Table170.B2" office:value-type="string">
            <text:p text:style-name="P37">Font size of header</text:p>
          </table:table-cell>
          <table:table-cell table:style-name="Table170.C2" office:value-type="string">
            <text:p text:style-name="P6">color: #15428b; font: normal <text:span text:style-name="T22">${fontSizeM}</text:span> <text:span text:style-name="T22">${fontFamilyT}</text:span>; padding: 5px 0 4px 0; border: 0 none; background: transparent;font-weight:bold;</text:p>
          </table:table-cell>
        </table:table-row>
        <table:table-row>
          <table:table-cell table:style-name="Table170.A2" office:value-type="string">
            <text:p text:style-name="P41">.z-panel-tm</text:p>
          </table:table-cell>
          <table:table-cell table:style-name="Table170.B2" office:value-type="string">
            <text:p text:style-name="P37">Background of top middle</text:p>
          </table:table-cell>
          <table:table-cell table:style-name="Table170.C2" office:value-type="string">
            <text:p text:style-name="P6">background: transparent url(<text:span text:style-name="T22">${c:encodeURL('~./zul/img/panel/pa</text:span><text:span text:style-name="T22">nel-tb.png')}</text:span>) repeat-x 0 0;</text:p>
            <text:p text:style-name="P6"><text:tab/>overflow: hidden;</text:p>
          </table:table-cell>
        </table:table-row>
        <text:soft-page-break/>
        <table:table-row>
          <table:table-cell table:style-name="Table170.A2" office:value-type="string">
            <text:p text:style-name="P41">.z-panel-tl</text:p>
          </table:table-cell>
          <table:table-cell table:style-name="Table170.B2" office:value-type="string">
            <text:p text:style-name="P37">Background of top left</text:p>
          </table:table-cell>
          <table:table-cell table:style-name="Table170.C2" office:value-type="string">
            <text:p text:style-name="P6">background: transparent url(<text:span text:style-name="T22">${c:encodeURL('~./zul/img/panel/panel-corners.png')}</text:span>) no-repeat 0 0; padding-left: 6px; zoom: 1; border-bottom: 1px solid #B1CBD5;</text:p>
          </table:table-cell>
        </table:table-row>
        <table:table-row>
          <table:table-cell table:style-name="Table170.A2" office:value-type="string">
            <text:p text:style-name="P41">.z-panel-tr</text:p>
          </table:table-cell>
          <table:table-cell table:style-name="Table170.B2" office:value-type="string">
            <text:p text:style-name="P37">Background of top right</text:p>
          </table:table-cell>
          <table:table-cell table:style-name="Table170.C2" office:value-type="string">
            <text:p text:style-name="P6">background: transparent url(<text:span text:style-name="T22">${c:encodeURL('~./zul/img/panel/panel-corners.png')}</text:span>) no-repeat right 0; zoom: 1; padding-right: 6px;</text:p>
          </table:table-cell>
        </table:table-row>
        <table:table-row>
          <table:table-cell table:style-name="Table170.A2" office:value-type="string">
            <text:p text:style-name="P41">.z-panel-cm</text:p>
          </table:table-cell>
          <table:table-cell table:style-name="Table170.B2" office:value-type="string">
            <text:p text:style-name="P37">Background of center middle</text:p>
          </table:table-cell>
          <table:table-cell table:style-name="Table170.C2" office:value-type="string">
            <text:p text:style-name="P6">border: 0 none; padding: 0; margin: 0; font: normal <text:span text:style-name="T22">${fontSizeM}</text:span> <text:span text:style-name="T22">${fontFamilyT}</text:span>; padding-top: 6px; background: #D8ECF7;</text:p>
          </table:table-cell>
        </table:table-row>
        <table:table-row>
          <table:table-cell table:style-name="Table170.A2" office:value-type="string">
            <text:p text:style-name="P41">.z-panel-cl</text:p>
          </table:table-cell>
          <table:table-cell table:style-name="Table170.B2" office:value-type="string">
            <text:p text:style-name="P37">Background of center left</text:p>
          </table:table-cell>
          <table:table-cell table:style-name="Table170.C2" office:value-type="string">
            <text:p text:style-name="P6">background: #fff url(<text:span text:style-name="T22">${c:encodeURL('~./zul/img/panel/panel-lr.gif')}</text:span>) repeat-y 0 0; padding-left: 6px; zoom: 1;</text:p>
          </table:table-cell>
        </table:table-row>
        <table:table-row>
          <table:table-cell table:style-name="Table170.A2" office:value-type="string">
            <text:p text:style-name="P41">.z-panel-cr</text:p>
          </table:table-cell>
          <table:table-cell table:style-name="Table170.B2" office:value-type="string">
            <text:p text:style-name="P37">Background of center right</text:p>
          </table:table-cell>
          <table:table-cell table:style-name="Table170.C2" office:value-type="string">
            <text:p text:style-name="P6">background: transparent url(<text:span text:style-name="T22">${c:encodeURL('~./zul/img/panel/panel-lr.gif')}</text:span>) repeat-y right 0; padding-right: 6px; zoom: 1;</text:p>
          </table:table-cell>
        </table:table-row>
        <table:table-row>
          <table:table-cell table:style-name="Table170.A2" office:value-type="string">
            <text:p text:style-name="P41">.z-panel-bm</text:p>
          </table:table-cell>
          <table:table-cell table:style-name="Table170.B2" office:value-type="string">
            <text:p text:style-name="P37">Background of bottom middle</text:p>
          </table:table-cell>
          <table:table-cell table:style-name="Table170.C2" office:value-type="string">
            <text:p text:style-name="P6">background: transparent url(<text:span text:style-name="T22">${c:encodeURL('~./zul/img/panel/panel-tb.png')}</text:span>) repeat-x 0 bottom; zoom: 1;</text:p>
          </table:table-cell>
        </table:table-row>
        <table:table-row>
          <table:table-cell table:style-name="Table170.A2" office:value-type="string">
            <text:p text:style-name="P41">.z-panel-bl</text:p>
          </table:table-cell>
          <table:table-cell table:style-name="Table170.B2" office:value-type="string">
            <text:p text:style-name="P37">Background of bottom left</text:p>
          </table:table-cell>
          <table:table-cell table:style-name="Table170.C2" office:value-type="string">
            <text:p text:style-name="P6">background: transparent url(<text:span text:style-name="T22">${c:encodeURL('~./zul/img/panel/panel-corners.png')}</text:span>) no-repeat 0 bottom; padding-left: 6px; zoom: 1;</text:p>
          </table:table-cell>
        </table:table-row>
        <table:table-row>
          <table:table-cell table:style-name="Table170.A2" office:value-type="string">
            <text:p text:style-name="P41">.z-panel-br</text:p>
          </table:table-cell>
          <table:table-cell table:style-name="Table170.B2" office:value-type="string">
            <text:p text:style-name="P37">Background of bottom right</text:p>
          </table:table-cell>
          <table:table-cell table:style-name="Table170.C2" office:value-type="string">
            <text:p text:style-name="P6">background: transparent url(<text:span text:style-name="T22">${c:encodeURL('~./zul/img/panel/panel-corners.png')}</text:span>) no-repeat right bottom; padding-right: 6px; zoom: 1;</text:p>
          </table:table-cell>
        </table:table-row>
        <table:table-row>
          <table:table-cell table:style-name="Table170.A2" office:value-type="string">
            <text:p text:style-name="P41">.z-panel-noheader</text:p>
          </table:table-cell>
          <table:table-cell table:style-name="Table170.B2" office:value-type="string">
            <text:p text:style-name="P37">Border without header</text:p>
          </table:table-cell>
          <table:table-cell table:style-name="Table170.C2" office:value-type="string">
            <text:p text:style-name="P6">border-bottom: 0px;</text:p>
          </table:table-cell>
        </table:table-row>
        <table:table-row>
          <table:table-cell table:style-name="Table170.A2" office:value-type="string">
            <text:p text:style-name="P41">.z-panel-noheader .z-panel-tm</text:p>
          </table:table-cell>
          <table:table-cell table:style-name="Table170.B2" office:value-type="string">
            <text:p text:style-name="P37">Height without header</text:p>
          </table:table-cell>
          <table:table-cell table:style-name="Table170.C2" office:value-type="string">
            <text:p text:style-name="P6">height: 6px; font-size: 0; line-height: 0;</text:p>
          </table:table-cell>
        </table:table-row>
        <table:table-row>
          <table:table-cell table:style-name="Table170.A2" office:value-type="string">
            <text:p text:style-name="P41">.z-panel-cm .z-panel-children</text:p>
          </table:table-cell>
          <table:table-cell table:style-name="Table170.B2" office:value-type="string">
            <text:p text:style-name="P37">Border of panel children</text:p>
          </table:table-cell>
          <table:table-cell table:style-name="Table170.C2" office:value-type="string">
            <text:p text:style-name="P6">border:1px solid #B1CBD5; background: transparent;</text:p>
          </table:table-cell>
        </table:table-row>
        <table:table-row>
          <table:table-cell table:style-name="Table170.A2" office:value-type="string">
            <text:p text:style-name="P41">.z-panel-bm .z-panel-fbar</text:p>
          </table:table-cell>
          <table:table-cell table:style-name="Table170.B2" office:value-type="string">
            <text:p text:style-name="P37">Padding of footer toolbar</text:p>
          </table:table-cell>
          <table:table-cell table:style-name="Table170.C2" office:value-type="string">
            <text:p text:style-name="P6">padding-bottom: 6px;</text:p>
          </table:table-cell>
        </table:table-row>
        <table:table-row>
          <table:table-cell table:style-name="Table170.A2" office:value-type="string">
            <text:p text:style-name="P41">.z-panel-nofbar .z-panel-bm</text:p>
          </table:table-cell>
          <table:table-cell table:style-name="Table170.B2" office:value-type="string">
            <text:p text:style-name="P37">Height without footer toolbar</text:p>
          </table:table-cell>
          <table:table-cell table:style-name="Table170.C2" office:value-type="string">
            <text:p text:style-name="P6">height: 6px; font-size: 0; line-height: 0;</text:p>
          </table:table-cell>
        </table:table-row>
        <text:soft-page-break/>
        <table:table-row>
          <table:table-cell table:style-name="Table170.A2" office:value-type="string">
            <text:p text:style-name="P41">.z-panel-noborder .z-panel-children-noborder</text:p>
          </table:table-cell>
          <table:table-cell table:style-name="Table170.B2" office:value-type="string">
            <text:p text:style-name="P37">No border of panel children</text:p>
          </table:table-cell>
          <table:table-cell table:style-name="Table170.C2" office:value-type="string">
            <text:p text:style-name="P6">Border-width: 0;</text:p>
          </table:table-cell>
        </table:table-row>
        <table:table-row>
          <table:table-cell table:style-name="Table170.A2" office:value-type="string">
            <text:p text:style-name="P41">.z-panel-noborder .z-panel-header-noborder</text:p>
          </table:table-cell>
          <table:table-cell table:style-name="Table170.B2" office:value-type="string">
            <text:p text:style-name="P37">No border of header</text:p>
          </table:table-cell>
          <table:table-cell table:style-name="Table170.C2" office:value-type="string">
            <text:p text:style-name="P6">border-width: 0; border-bottom: 1px solid #B1CBD5;</text:p>
          </table:table-cell>
        </table:table-row>
        <table:table-row>
          <table:table-cell table:style-name="Table170.A2" office:value-type="string">
            <text:p text:style-name="P41">.z-panel-noborder .z-panel-tbar-noborder .z-toolbar</text:p>
          </table:table-cell>
          <table:table-cell table:style-name="Table170.B2" office:value-type="string">
            <text:p text:style-name="P37">No border of top toolbar</text:p>
          </table:table-cell>
          <table:table-cell table:style-name="Table170.C2" office:value-type="string">
            <text:p text:style-name="P6">border-width: 0; border-bottom: 1px solid #B1CBD5;</text:p>
          </table:table-cell>
        </table:table-row>
        <table:table-row>
          <table:table-cell table:style-name="Table170.A2" office:value-type="string">
            <text:p text:style-name="P41">.z-panel-noborder .z-panel-bbar-noborder .z-toolbar</text:p>
          </table:table-cell>
          <table:table-cell table:style-name="Table170.B2" office:value-type="string">
            <text:p text:style-name="P37">No border of bottom toolbar</text:p>
          </table:table-cell>
          <table:table-cell table:style-name="Table170.C2" office:value-type="string">
            <text:p text:style-name="P6">border-width: 0; border-top: 1px solid #B1CBD5;</text:p>
          </table:table-cell>
        </table:table-row>
        <table:table-row>
          <table:table-cell table:style-name="Table170.A2" office:value-type="string">
            <text:p text:style-name="P41">.z-panel-tool</text:p>
          </table:table-cell>
          <table:table-cell table:style-name="Table170.B2" office:value-type="string">
            <text:p text:style-name="P37">Background of tool icons</text:p>
          </table:table-cell>
          <table:table-cell table:style-name="Table170.C2" office:value-type="string">
            <text:p text:style-name="P6">overflow: hidden; width: 15px; height: 15px; float: right; cursor: pointer; background: transparent url(<text:span text:style-name="T22">${c:encodeURL('~./zul/img/panel/tool-btn.gif')}</text:span>) no-repeat;</text:p>
            <text:p text:style-name="P6"><text:tab/>margin-left: 2px;</text:p>
          </table:table-cell>
        </table:table-row>
      </table:table>
      <text:h text:style-name="P53" text:outline-level="2">Popup</text:h>
      <text:p text:style-name="P21"><text:span text:style-name="Source_20_Text">Popup </text:span>is made by <text:a xlink:type="simple" xlink:href="#Parts: (3 x 3 grid)">3*3 grid</text:a> style.</text:p>
      <text:p text:style-name="Text_20_body"><text:s/><text:span text:style-name="T9">Note</text:span>:</text:p>
      <text:list text:style-name="L47">
        <text:list-item>
          <text:p text:style-name="P123"><text:a xlink:type="simple" xlink:href="http://zk1.svn.sourceforge.net/viewvc/zk1/branches/3.5/zul/src/archive/web/zul/css/cmps/popup.css.dsp?view=markup">The CSS source of Popup from SVN</text:a></text:p>
        </text:list-item>
      </text:list>
      <text:h text:style-name="Heading_20_3" text:outline-level="3">Mold: Default</text:h>
      <text:p text:style-name="P23">Structure:</text:p>
      <table:table table:name="Table171" table:style-name="Table171">
        <table:table-column table:style-name="Table171.A"/>
        <table:table-row>
          <table:table-cell table:style-name="Table171.A1" office:value-type="string">
            <text:p text:style-name="P35">Overview</text:p>
          </table:table-cell>
        </table:table-row>
        <table:table-row table:style-name="Table171.2">
          <table:table-cell table:style-name="Table171.A2" office:value-type="string">
            <text:p text:style-name="Table_20_Contents"><draw:frame draw:style-name="fr3" draw:name="graphics140" text:anchor-type="paragraph" svg:x="5.45cm" svg:y="0.397cm" svg:width="5.424cm" svg:height="1.058cm" draw:z-index="119"><draw:image xlink:href="../components/images/popup1.jpg" xlink:type="simple" xlink:show="embed" xlink:actuate="onLoad"/></draw:frame></text:p>
          </table:table-cell>
        </table:table-row>
        <table:table-row table:style-name="Table171.2">
          <table:table-cell table:style-name="Table171.A2" office:value-type="string">
            <text:p text:style-name="Table_20_Contents"><draw:frame draw:style-name="fr4" draw:name="graphics233" text:anchor-type="paragraph" svg:width="16.325cm" svg:height="4.489cm" draw:z-index="120"><draw:image xlink:href="../components/images/popup2.jpg" xlink:type="simple" xlink:show="embed" xlink:actuate="onLoad"/></draw:frame></text:p>
          </table:table-cell>
        </table:table-row>
      </table:table>
      <text:p text:style-name="P11">Events:<text:line-break/></text:p>
      <table:table table:name="Table172" table:style-name="Table172">
        <table:table-column table:style-name="Table172.A"/>
        <table:table-column table:style-name="Table172.B"/>
        <table:table-column table:style-name="Table172.C"/>
        <table:table-column table:style-name="Table172.A"/>
        <table:table-column table:style-name="Table172.E" table:number-columns-repeated="2"/>
        <table:table-column table:style-name="Table172.G"/>
        <table:table-row>
          <table:table-cell table:style-name="Table172.A1" office:value-type="string">
            <text:p text:style-name="P33">Action:</text:p>
          </table:table-cell>
          <table:table-cell table:style-name="Table172.A1" office:value-type="string">
            <text:p text:style-name="P31">Normal (Open)</text:p>
          </table:table-cell>
          <table:table-cell table:style-name="Table172.A1" office:value-type="string">
            <text:p text:style-name="P31">Hover</text:p>
          </table:table-cell>
          <table:table-cell table:style-name="Table172.A1" office:value-type="string">
            <text:p text:style-name="P31">Click, Select, and Drag.</text:p>
          </table:table-cell>
          <table:table-cell table:style-name="Table172.A1" office:value-type="string">
            <text:p text:style-name="P31">Focus</text:p>
          </table:table-cell>
          <table:table-cell table:style-name="Table172.A1" office:value-type="string">
            <text:p text:style-name="P31">Focus and Hover</text:p>
          </table:table-cell>
          <table:table-cell table:style-name="Table172.G1" office:value-type="string">
            <text:p text:style-name="P33">Disable</text:p>
          </table:table-cell>
        </table:table-row>
        <table:table-row>
          <table:table-cell table:style-name="Table172.A2" office:value-type="string">
            <text:p text:style-name="P33">CSS naming:</text:p>
          </table:table-cell>
          <table:table-cell table:style-name="Table172.A2" office:value-type="string">
            <text:p text:style-name="P36"><text:span text:style-name="Source_20_Text">z-popup</text:span></text:p>
          </table:table-cell>
          <table:table-cell table:style-name="Table172.A2" office:value-type="string">
            <text:p text:style-name="P36"><text:span text:style-name="Source_20_Text"/></text:p>
          </table:table-cell>
          <table:table-cell table:style-name="Table172.A2" office:value-type="string">
            <text:p text:style-name="P36"><text:span text:style-name="Source_20_Text"/></text:p>
          </table:table-cell>
          <table:table-cell table:style-name="Table172.A2" office:value-type="string">
            <text:p text:style-name="P36"><text:span text:style-name="Source_20_Text"/></text:p>
          </table:table-cell>
          <table:table-cell table:style-name="Table172.A2" office:value-type="string">
            <text:p text:style-name="P36"><text:span text:style-name="Source_20_Text"/></text:p>
          </table:table-cell>
          <table:table-cell table:style-name="Table172.G2" office:value-type="string">
            <text:p text:style-name="P36"/>
          </table:table-cell>
        </table:table-row>
        <table:table-row>
          <table:table-cell table:style-name="Table172.A2" office:value-type="string">
            <text:p text:style-name="P33">Supported</text:p>
          </table:table-cell>
          <table:table-cell table:style-name="Table172.A2" office:value-type="string">
            <text:p text:style-name="P36">V</text:p>
          </table:table-cell>
          <table:table-cell table:style-name="Table172.A2" office:value-type="string">
            <text:p text:style-name="P36"/>
          </table:table-cell>
          <table:table-cell table:style-name="Table172.A2" office:value-type="string">
            <text:p text:style-name="P36"/>
          </table:table-cell>
          <table:table-cell table:style-name="Table172.A2" office:value-type="string">
            <text:p text:style-name="P36"/>
          </table:table-cell>
          <table:table-cell table:style-name="Table172.A2" office:value-type="string">
            <text:p text:style-name="P36"/>
          </table:table-cell>
          <table:table-cell table:style-name="Table172.G2" office:value-type="string">
            <text:p text:style-name="P36"/>
          </table:table-cell>
        </table:table-row>
      </table:table>
      <text:p text:style-name="P23"><text:tab/></text:p>
      <text:p text:style-name="P12">CSS Specification:</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51">Class Name</text:p>
          </table:table-cell>
          <table:table-cell table:style-name="Table173.A1" office:value-type="string">
            <text:p text:style-name="P52">Description</text:p>
          </table:table-cell>
          <table:table-cell table:style-name="Table173.C1" office:value-type="string">
            <text:p text:style-name="P52">Default Values</text:p>
          </table:table-cell>
        </table:table-row>
        <table:table-row>
          <table:table-cell table:style-name="Table173.A2" office:value-type="string">
            <text:p text:style-name="P41">.z-popup</text:p>
          </table:table-cell>
          <table:table-cell table:style-name="Table173.B2" office:value-type="string">
            <text:p text:style-name="P37">Font size</text:p>
          </table:table-cell>
          <table:table-cell table:style-name="Table173.C2" office:value-type="string">
            <text:p text:style-name="P6">position: absolute; top: 0; left: 0; visibility: hidden; z-index: 88000; border: 0 none; font-family: <text:span text:style-name="T22">${fontFamilyC}</text:span>;font-size: <text:span text:style-name="T22">${fontSizeM}</text:span>; font-weight: normal;</text:p>
          </table:table-cell>
        </table:table-row>
        <text:soft-page-break/>
        <table:table-row>
          <table:table-cell table:style-name="Table173.A2" office:value-type="string">
            <text:p text:style-name="P38"><text:span text:style-name="Source_20_Text"><text:span text:style-name="T18">.z-popup .z-popup-tm</text:span></text:span></text:p>
          </table:table-cell>
          <table:table-cell table:style-name="Table173.B2" office:value-type="string">
            <text:p text:style-name="P37">Background of top middle</text:p>
          </table:table-cell>
          <table:table-cell table:style-name="Table173.C2" office:value-type="string">
            <text:p text:style-name="P6">background: transparent url(<text:span text:style-name="T22">${c:encodeURL('~./zul/img/popup/pp-tb.png')}</text:span>) repeat-x 0 0; overflow: hidden; zoom: 1; font-size: 0; line-height: 0; height: 8px;</text:p>
          </table:table-cell>
        </table:table-row>
        <table:table-row>
          <table:table-cell table:style-name="Table173.A2" office:value-type="string">
            <text:p text:style-name="P41">.z-popup .z-popup-tl</text:p>
          </table:table-cell>
          <table:table-cell table:style-name="Table173.B2" office:value-type="string">
            <text:p text:style-name="P37">Background of top left</text:p>
          </table:table-cell>
          <table:table-cell table:style-name="Table173.C2" office:value-type="string">
            <text:p text:style-name="P6">background: transparent url(<text:span text:style-name="T22">${c:encodeURL('~./zul/img/popup/pp-corners.png')}</text:span>) no-repeat 0 0; padding-left: 8px; overflow: hidden; zoom: 1;</text:p>
          </table:table-cell>
        </table:table-row>
        <table:table-row>
          <table:table-cell table:style-name="Table173.A2" office:value-type="string">
            <text:p text:style-name="P41">.z-popup .z-popup-tr</text:p>
          </table:table-cell>
          <table:table-cell table:style-name="Table173.B2" office:value-type="string">
            <text:p text:style-name="P37">Background of top right</text:p>
          </table:table-cell>
          <table:table-cell table:style-name="Table173.C2" office:value-type="string">
            <text:p text:style-name="P6">background:transparent url(<text:span text:style-name="T22">${c:encodeURL('~./zul/img/popup/pp-corners.png')}</text:span>) no-repeat right -8px; overflow: hidden; zoom: 1; padding-right: 8px;</text:p>
          </table:table-cell>
        </table:table-row>
        <table:table-row>
          <table:table-cell table:style-name="Table173.A2" office:value-type="string">
            <text:p text:style-name="P41">.z-popup .z-popup-cm</text:p>
          </table:table-cell>
          <table:table-cell table:style-name="Table173.B2" office:value-type="string">
            <text:p text:style-name="P37">Background of center middle</text:p>
          </table:table-cell>
          <table:table-cell table:style-name="Table173.C2" office:value-type="string">
            <text:p text:style-name="P6">background: #E5F3FB url(<text:span text:style-name="T22">${c:encodeURL('~./zul/img/popup/pp-tb.png')}</text:span>) repeat-x 0 -16px; padding:4px 10px; overflow: hidden; zoom: 1;</text:p>
          </table:table-cell>
        </table:table-row>
        <table:table-row>
          <table:table-cell table:style-name="Table173.A2" office:value-type="string">
            <text:p text:style-name="P41">.z-popup .z-popup-cl</text:p>
          </table:table-cell>
          <table:table-cell table:style-name="Table173.B2" office:value-type="string">
            <text:p text:style-name="P37">Background of center left</text:p>
          </table:table-cell>
          <table:table-cell table:style-name="Table173.C2" office:value-type="string">
            <text:p text:style-name="P6">background: transparent url(<text:span text:style-name="T22">${c:encodeURL('~./zul/img/popup/pp-l.png')}</text:span>) repeat-y 0; padding-left: 4px; overflow: hidden; zoom: 1;</text:p>
          </table:table-cell>
        </table:table-row>
        <table:table-row>
          <table:table-cell table:style-name="Table173.A2" office:value-type="string">
            <text:p text:style-name="P41">.z-popup .z-popup-cr</text:p>
          </table:table-cell>
          <table:table-cell table:style-name="Table173.B2" office:value-type="string">
            <text:p text:style-name="P37">Background of center right</text:p>
          </table:table-cell>
          <table:table-cell table:style-name="Table173.C2" office:value-type="string">
            <text:p text:style-name="P6">background: transparent url(<text:span text:style-name="T22">${c:encodeURL('~./zul/img/popup/pp-r.png')}</text:span>) repeat-y right; padding-right: 4px; overflow: hidden; zoom: 1;</text:p>
          </table:table-cell>
        </table:table-row>
        <table:table-row>
          <table:table-cell table:style-name="Table173.A2" office:value-type="string">
            <text:p text:style-name="P41">.z-popup .z-popup-bm</text:p>
          </table:table-cell>
          <table:table-cell table:style-name="Table173.B2" office:value-type="string">
            <text:p text:style-name="P37">Background of bottom middle</text:p>
          </table:table-cell>
          <table:table-cell table:style-name="Table173.C2" office:value-type="string">
            <text:p text:style-name="P6">background: transparent url(<text:span text:style-name="T22">${c:encodeURL('~./zul/img/popup/pp-tb.png')}</text:span>) repeat-x 0 -8px; height: 8px; overflow: hidden; zoom: 1;</text:p>
          </table:table-cell>
        </table:table-row>
        <table:table-row>
          <table:table-cell table:style-name="Table173.A2" office:value-type="string">
            <text:p text:style-name="P41">.z-popup .z-popup-bl</text:p>
          </table:table-cell>
          <table:table-cell table:style-name="Table173.B2" office:value-type="string">
            <text:p text:style-name="P37">Background of bottom left</text:p>
          </table:table-cell>
          <table:table-cell table:style-name="Table173.C2" office:value-type="string">
            <text:p text:style-name="P6">background: transparent url(<text:span text:style-name="T22">${c:encodeURL('~./zul/img/popup/pp-corners.png')}</text:span>) no-repeat 0 -16px; zoom: 1; padding-left: 8px;</text:p>
          </table:table-cell>
        </table:table-row>
        <table:table-row>
          <table:table-cell table:style-name="Table173.A2" office:value-type="string">
            <text:p text:style-name="P41">.z-popup .z-popup-br</text:p>
          </table:table-cell>
          <table:table-cell table:style-name="Table173.B2" office:value-type="string">
            <text:p text:style-name="P37">Background of bottom right</text:p>
          </table:table-cell>
          <table:table-cell table:style-name="Table173.C2" office:value-type="string">
            <text:p text:style-name="P6">background: transparent url(<text:span text:style-name="T22">${c:encodeURL('~./zul/img/popup/pp</text:span><text:span text:style-name="T22">-corners.png')}</text:span>) no-repeat right -24px; zoom:1; padding-right: 8px;</text:p>
          </table:table-cell>
        </table:table-row>
        <table:table-row>
          <table:table-cell table:style-name="Table173.A2" office:value-type="string">
            <text:p text:style-name="P41">.z-popup .z-popup-cnt</text:p>
          </table:table-cell>
          <table:table-cell table:style-name="Table173.B2" office:value-type="string">
            <text:p text:style-name="P37">Color</text:p>
          </table:table-cell>
          <table:table-cell table:style-name="Table173.C2" office:value-type="string">
            <text:p text:style-name="P6">margin: 0 !important; line-height: 14px; color: #444; padding: 0;</text:p>
          </table:table-cell>
        </table:table-row>
      </table:table>
      <text:h text:style-name="P53" text:outline-level="2">Portallayout</text:h>
      <text:p text:style-name="P21"><text:span text:style-name="Source_20_Text">Portallayout and Portalchildren.</text:span></text:p>
      <text:p text:style-name="Text_20_body"><text:s/><text:span text:style-name="T9">S</text:span><text:span text:style-name="T10">ource</text:span>:</text:p>
      <text:list text:style-name="L48">
        <text:list-item>
          <text:p text:style-name="P124"><text:a xlink:type="simple" xlink:href="http://zk1.svn.sourceforge.net/viewvc/zk1/branches/3.5/zkmax/src/archive/web/zkmax/zul/css/zkmax.css.dsp?view=markup">The CSS source of Portallayout from SVN</text:a></text:p>
        </text:list-item>
      </text:list>
      <text:h text:style-name="Heading_20_3" text:outline-level="3">Mold: Default</text:h>
      <text:p text:style-name="P23">Structure:</text:p>
      <table:table table:name="Table174" table:style-name="Table174">
        <table:table-column table:style-name="Table174.A"/>
        <table:table-row>
          <table:table-cell table:style-name="Table174.A1" office:value-type="string">
            <text:p text:style-name="P35">Overview</text:p>
          </table:table-cell>
        </table:table-row>
        <table:table-row table:style-name="Table174.2">
          <table:table-cell table:style-name="Table174.A2" office:value-type="string">
            <text:p text:style-name="Table_20_Contents"/>
            <text:p text:style-name="Table_20_Contents"><draw:frame draw:style-name="fr2" draw:name="graphics141" text:anchor-type="paragraph" svg:width="14.737cm" svg:height="9.181cm" draw:z-index="121"><draw:image xlink:href="../components/images/portallayout1.jpg" xlink:type="simple" xlink:show="embed" xlink:actuate="onLoad"/></draw:frame></text:p>
          </table:table-cell>
        </table:table-row>
        <text:soft-page-break/>
        <table:table-row table:style-name="Table174.2">
          <table:table-cell table:style-name="Table174.A2" office:value-type="string">
            <text:p text:style-name="Table_20_Contents"><draw:frame draw:style-name="fr2" draw:name="graphics234" text:anchor-type="paragraph" svg:width="14.473cm" svg:height="7.541cm" draw:z-index="122"><draw:image xlink:href="../components/images/portallayout2.jpg" xlink:type="simple" xlink:show="embed" xlink:actuate="onLoad"/></draw:frame></text:p>
          </table:table-cell>
        </table:table-row>
      </table:table>
      <text:p text:style-name="P11">Events:<text:line-break/></text:p>
      <table:table table:name="Table175" table:style-name="Table175">
        <table:table-column table:style-name="Table175.A"/>
        <table:table-column table:style-name="Table175.B"/>
        <table:table-column table:style-name="Table175.C"/>
        <table:table-column table:style-name="Table175.D"/>
        <table:table-column table:style-name="Table175.E"/>
        <table:table-column table:style-name="Table175.F"/>
        <table:table-column table:style-name="Table175.G"/>
        <table:table-row>
          <table:table-cell table:style-name="Table175.A1" office:value-type="string">
            <text:p text:style-name="P33">Action:</text:p>
          </table:table-cell>
          <table:table-cell table:style-name="Table175.A1" office:value-type="string">
            <text:p text:style-name="P31">Normal (Open)</text:p>
          </table:table-cell>
          <table:table-cell table:style-name="Table175.A1" office:value-type="string">
            <text:p text:style-name="P31">Hover</text:p>
          </table:table-cell>
          <table:table-cell table:style-name="Table175.A1" office:value-type="string">
            <text:p text:style-name="P31">Click, Select, and Drag.</text:p>
          </table:table-cell>
          <table:table-cell table:style-name="Table175.A1" office:value-type="string">
            <text:p text:style-name="P31">Focus</text:p>
          </table:table-cell>
          <table:table-cell table:style-name="Table175.A1" office:value-type="string">
            <text:p text:style-name="P31">Focus and Hover</text:p>
          </table:table-cell>
          <table:table-cell table:style-name="Table175.G1" office:value-type="string">
            <text:p text:style-name="P33">Disable</text:p>
          </table:table-cell>
        </table:table-row>
        <table:table-row>
          <table:table-cell table:style-name="Table175.A2" office:value-type="string">
            <text:p text:style-name="P33">CSS naming:</text:p>
          </table:table-cell>
          <table:table-cell table:style-name="Table175.A2" office:value-type="string">
            <text:p text:style-name="P36"><text:span text:style-name="Source_20_Text">z-portal-layout,</text:span></text:p>
            <text:p text:style-name="P36"><text:span text:style-name="Source_20_Text">z-portal-children</text:span></text:p>
          </table:table-cell>
          <table:table-cell table:style-name="Table175.A2" office:value-type="string">
            <text:p text:style-name="P36"><text:span text:style-name="Source_20_Text"/></text:p>
          </table:table-cell>
          <table:table-cell table:style-name="Table175.A2" office:value-type="string">
            <text:p text:style-name="P36"><text:span text:style-name="Source_20_Text"/></text:p>
          </table:table-cell>
          <table:table-cell table:style-name="Table175.A2" office:value-type="string">
            <text:p text:style-name="P36"><text:span text:style-name="Source_20_Text"/></text:p>
          </table:table-cell>
          <table:table-cell table:style-name="Table175.A2" office:value-type="string">
            <text:p text:style-name="P36"><text:span text:style-name="Source_20_Text"/></text:p>
          </table:table-cell>
          <table:table-cell table:style-name="Table175.G2" office:value-type="string">
            <text:p text:style-name="P36"/>
          </table:table-cell>
        </table:table-row>
        <table:table-row>
          <table:table-cell table:style-name="Table175.A2" office:value-type="string">
            <text:p text:style-name="P33">Supported</text:p>
          </table:table-cell>
          <table:table-cell table:style-name="Table175.A2" office:value-type="string">
            <text:p text:style-name="P36">V</text:p>
          </table:table-cell>
          <table:table-cell table:style-name="Table175.A2" office:value-type="string">
            <text:p text:style-name="P36"/>
          </table:table-cell>
          <table:table-cell table:style-name="Table175.A2" office:value-type="string">
            <text:p text:style-name="P36"/>
          </table:table-cell>
          <table:table-cell table:style-name="Table175.A2" office:value-type="string">
            <text:p text:style-name="P36"/>
          </table:table-cell>
          <table:table-cell table:style-name="Table175.A2" office:value-type="string">
            <text:p text:style-name="P36"/>
          </table:table-cell>
          <table:table-cell table:style-name="Table175.G2" office:value-type="string">
            <text:p text:style-name="P36"/>
          </table:table-cell>
        </table:table-row>
      </table:table>
      <text:p text:style-name="P23"><text:tab/></text:p>
      <text:p text:style-name="P12">CSS Specification:</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51">Class Name</text:p>
          </table:table-cell>
          <table:table-cell table:style-name="Table176.A1" office:value-type="string">
            <text:p text:style-name="P52">Description</text:p>
          </table:table-cell>
          <table:table-cell table:style-name="Table176.C1" office:value-type="string">
            <text:p text:style-name="P52">Default Values</text:p>
          </table:table-cell>
        </table:table-row>
        <table:table-row>
          <table:table-cell table:style-name="Table176.A2" office:value-type="string">
            <text:p text:style-name="P39">.z-<text:span text:style-name="T2">portal</text:span>-layout</text:p>
          </table:table-cell>
          <table:table-cell table:style-name="Table176.B2" office:value-type="string">
            <text:p text:style-name="P37">Overflow</text:p>
          </table:table-cell>
          <table:table-cell table:style-name="Table176.C2" office:value-type="string">
            <text:p text:style-name="P6">visibility: hidden; overflow: hidden; zoom: 1;</text:p>
          </table:table-cell>
        </table:table-row>
        <table:table-row>
          <table:table-cell table:style-name="Table176.A2" office:value-type="string">
            <text:p text:style-name="P39">z-<text:span text:style-name="T2">portal</text:span>-layout-inner</text:p>
          </table:table-cell>
          <table:table-cell table:style-name="Table176.B2" office:value-type="string">
            <text:p text:style-name="P37">Overflow</text:p>
          </table:table-cell>
          <table:table-cell table:style-name="Table176.C2" office:value-type="string">
            <text:p text:style-name="P6">overflow: hidden;</text:p>
          </table:table-cell>
        </table:table-row>
        <table:table-row>
          <table:table-cell table:style-name="Table176.A2" office:value-type="string">
            <text:p text:style-name="P39">.z-<text:span text:style-name="T2">portal</text:span>-children</text:p>
          </table:table-cell>
          <table:table-cell table:style-name="Table176.B2" office:value-type="string">
            <text:p text:style-name="P37">Padding and margin</text:p>
          </table:table-cell>
          <table:table-cell table:style-name="Table176.C2" office:value-type="string">
            <text:p text:style-name="P6">float: left; padding: 0; margin: 0; overflow: hidden; zoom: 1;</text:p>
          </table:table-cell>
        </table:table-row>
        <table:table-row>
          <table:table-cell table:style-name="Table176.A2" office:value-type="string">
            <text:p text:style-name="P39">.z-<text:span text:style-name="T2">portal</text:span>-children-body</text:p>
          </table:table-cell>
          <table:table-cell table:style-name="Table176.B2" office:value-type="string">
            <text:p text:style-name="P37">Overflow</text:p>
          </table:table-cell>
          <table:table-cell table:style-name="Table176.C2" office:value-type="string">
            <text:p text:style-name="P6">overflow: hidden; zoom: 1;</text:p>
          </table:table-cell>
        </table:table-row>
        <table:table-row>
          <table:table-cell table:style-name="Table176.A2" office:value-type="string">
            <text:p text:style-name="P39">.z-<text:span text:style-name="T2">portal</text:span>-children-cnt</text:p>
          </table:table-cell>
          <table:table-cell table:style-name="Table176.B2" office:value-type="string">
            <text:p text:style-name="P37">Overflow</text:p>
          </table:table-cell>
          <table:table-cell table:style-name="Table176.C2" office:value-type="string">
            <text:p text:style-name="P6">overflow: hidden;</text:p>
          </table:table-cell>
        </table:table-row>
      </table:table>
      <text:h text:style-name="P53" text:outline-level="2">Progressmeter</text:h>
      <text:p text:style-name="Text_20_body"><text:s/><text:span text:style-name="T9">S</text:span><text:span text:style-name="T10">ource</text:span>:</text:p>
      <text:list text:style-name="L49">
        <text:list-item>
          <text:p text:style-name="P125"><text:a xlink:type="simple" xlink:href="http://zk1.svn.sourceforge.net/viewvc/zk1/branches/3.5/zul/src/archive/web/zul/css/norm.css.dsp?view=markup">The CSS source of Progressmeter from SVN</text:a></text:p>
        </text:list-item>
      </text:list>
      <text:h text:style-name="Heading_20_3" text:outline-level="3">Mold: Default</text:h>
      <text:p text:style-name="P23">Structure:</text:p>
      <table:table table:name="Table177" table:style-name="Table177">
        <table:table-column table:style-name="Table177.A"/>
        <table:table-row>
          <table:table-cell table:style-name="Table177.A1" office:value-type="string">
            <text:p text:style-name="P35">Overview</text:p>
          </table:table-cell>
        </table:table-row>
        <table:table-row table:style-name="Table177.2">
          <table:table-cell table:style-name="Table177.A2" office:value-type="string">
            <text:p text:style-name="Table_20_Contents"><draw:frame draw:style-name="fr3" draw:name="graphics142" text:anchor-type="paragraph" svg:x="6.218cm" svg:y="0.66cm" svg:width="3.464cm" svg:height="0.961cm" draw:z-index="123"><draw:image xlink:href="../components/images/progressmeter1.jpg" xlink:type="simple" xlink:show="embed" xlink:actuate="onLoad"/></draw:frame></text:p>
          </table:table-cell>
        </table:table-row>
        <table:table-row table:style-name="Table177.2">
          <table:table-cell table:style-name="Table177.A2" office:value-type="string">
            <text:p text:style-name="Table_20_Contents"><draw:frame draw:style-name="fr2" draw:name="graphics235" text:anchor-type="paragraph" svg:width="4.419cm" svg:height="4.154cm" draw:z-index="124"><draw:image xlink:href="../components/images/progressmeter2.jpg" xlink:type="simple" xlink:show="embed" xlink:actuate="onLoad"/></draw:frame></text:p>
          </table:table-cell>
        </table:table-row>
      </table:table>
      <text:p text:style-name="P11">Events:<text:line-break/></text:p>
      <table:table table:name="Table178" table:style-name="Table178">
        <table:table-column table:style-name="Table178.A"/>
        <table:table-column table:style-name="Table178.B"/>
        <table:table-column table:style-name="Table178.C"/>
        <table:table-column table:style-name="Table178.A"/>
        <table:table-column table:style-name="Table178.E" table:number-columns-repeated="2"/>
        <table:table-column table:style-name="Table178.G"/>
        <table:table-row>
          <table:table-cell table:style-name="Table178.A1" office:value-type="string">
            <text:p text:style-name="P33">Action:</text:p>
          </table:table-cell>
          <table:table-cell table:style-name="Table178.A1" office:value-type="string">
            <text:p text:style-name="P31">Normal (Open)</text:p>
          </table:table-cell>
          <table:table-cell table:style-name="Table178.A1" office:value-type="string">
            <text:p text:style-name="P31">Hover</text:p>
          </table:table-cell>
          <table:table-cell table:style-name="Table178.A1" office:value-type="string">
            <text:p text:style-name="P31">Click, Select, and Drag.</text:p>
          </table:table-cell>
          <table:table-cell table:style-name="Table178.A1" office:value-type="string">
            <text:p text:style-name="P31">Focus</text:p>
          </table:table-cell>
          <table:table-cell table:style-name="Table178.A1" office:value-type="string">
            <text:p text:style-name="P31">Focus and Hover</text:p>
          </table:table-cell>
          <table:table-cell table:style-name="Table178.G1" office:value-type="string">
            <text:p text:style-name="P33">Disable</text:p>
          </table:table-cell>
        </table:table-row>
        <table:table-row>
          <table:table-cell table:style-name="Table178.A2" office:value-type="string">
            <text:p text:style-name="P33">CSS naming:</text:p>
          </table:table-cell>
          <table:table-cell table:style-name="Table178.A2" office:value-type="string">
            <text:p text:style-name="P36"><text:span text:style-name="Source_20_Text">z-progressmeter</text:span></text:p>
          </table:table-cell>
          <table:table-cell table:style-name="Table178.A2" office:value-type="string">
            <text:p text:style-name="P36"><text:span text:style-name="Source_20_Text"/></text:p>
          </table:table-cell>
          <table:table-cell table:style-name="Table178.A2" office:value-type="string">
            <text:p text:style-name="P36"><text:span text:style-name="Source_20_Text"/></text:p>
          </table:table-cell>
          <table:table-cell table:style-name="Table178.A2" office:value-type="string">
            <text:p text:style-name="P36"><text:span text:style-name="Source_20_Text"/></text:p>
          </table:table-cell>
          <table:table-cell table:style-name="Table178.A2" office:value-type="string">
            <text:p text:style-name="P36"><text:span text:style-name="Source_20_Text"/></text:p>
          </table:table-cell>
          <table:table-cell table:style-name="Table178.G2" office:value-type="string">
            <text:p text:style-name="P36"/>
          </table:table-cell>
        </table:table-row>
        <table:table-row>
          <table:table-cell table:style-name="Table178.A2" office:value-type="string">
            <text:p text:style-name="P33">Supported</text:p>
          </table:table-cell>
          <table:table-cell table:style-name="Table178.A2" office:value-type="string">
            <text:p text:style-name="P36">V</text:p>
          </table:table-cell>
          <table:table-cell table:style-name="Table178.A2" office:value-type="string">
            <text:p text:style-name="P36"/>
          </table:table-cell>
          <table:table-cell table:style-name="Table178.A2" office:value-type="string">
            <text:p text:style-name="P36"/>
          </table:table-cell>
          <table:table-cell table:style-name="Table178.A2" office:value-type="string">
            <text:p text:style-name="P36"/>
          </table:table-cell>
          <table:table-cell table:style-name="Table178.A2" office:value-type="string">
            <text:p text:style-name="P36"/>
          </table:table-cell>
          <table:table-cell table:style-name="Table178.G2" office:value-type="string">
            <text:p text:style-name="P36"/>
          </table:table-cell>
        </table:table-row>
      </table:table>
      <text:p text:style-name="P23"><text:tab/></text:p>
      <text:p text:style-name="P12">CSS Specification:</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51">Class Name</text:p>
          </table:table-cell>
          <table:table-cell table:style-name="Table179.A1" office:value-type="string">
            <text:p text:style-name="P52">Description</text:p>
          </table:table-cell>
          <table:table-cell table:style-name="Table179.C1" office:value-type="string">
            <text:p text:style-name="P52">Default Values</text:p>
          </table:table-cell>
        </table:table-row>
        <table:table-row>
          <table:table-cell table:style-name="Table179.A2" office:value-type="string">
            <text:p text:style-name="P38"><text:span text:style-name="Source_20_Text"><text:span text:style-name="T18">div.z-progressmeter</text:span></text:span></text:p>
          </table:table-cell>
          <table:table-cell table:style-name="Table179.B2" office:value-type="string">
            <text:p text:style-name="P37">Background image</text:p>
          </table:table-cell>
          <table:table-cell table:style-name="Table179.C2" office:value-type="string">
            <text:p text:style-name="P6">background:#E0E8F3 url(<text:span text:style-name="T22">${c:encodeURL('~./zk/img/prgmeter_bg.gif')}</text:span>) repeat-x scroll 0 0 ; border:1px solid #7FA9E4; text-align: left; height: 17px;</text:p>
          </table:table-cell>
        </table:table-row>
        <text:soft-page-break/>
        <table:table-row>
          <table:table-cell table:style-name="Table179.A2" office:value-type="string">
            <text:p text:style-name="P41">span.z-progressmeter-img</text:p>
          </table:table-cell>
          <table:table-cell table:style-name="Table179.B2" office:value-type="string">
            <text:p text:style-name="P37">Background image of front</text:p>
          </table:table-cell>
          <table:table-cell table:style-name="Table179.C2" office:value-type="string">
            <text:p text:style-name="P6">display:-moz-inline-box; display:inline-block; background:#9CBFEE url(<text:span text:style-name="T22">${c:encodeURL('~./zk/img/prgmeter.gif')}</text:span>) repeat-x scroll left center; height: 17px; font-size:0;</text:p>
          </table:table-cell>
        </table:table-row>
      </table:table>
      <text:h text:style-name="P53" text:outline-level="2">Radio</text:h>
      <text:p text:style-name="P21"><text:span text:style-name="Source_20_Text">Radio </text:span>is composed of HTML Input element.</text:p>
      <text:p text:style-name="Text_20_body"><text:s/><text:span text:style-name="T9">S</text:span><text:span text:style-name="T10">ource</text:span>:</text:p>
      <text:list text:style-name="L50">
        <text:list-item>
          <text:p text:style-name="P126"><text:a xlink:type="simple" xlink:href="http://zk1.svn.sourceforge.net/viewvc/zk1/branches/3.5/zul/src/archive/web/zul/css/norm.css.dsp?view=markup">The CSS source of Radio from SVN</text:a></text:p>
        </text:list-item>
      </text:list>
      <text:h text:style-name="Heading_20_3" text:outline-level="3">Mold: Default</text:h>
      <text:p text:style-name="P23">Structure:</text:p>
      <table:table table:name="Table180" table:style-name="Table180">
        <table:table-column table:style-name="Table180.A"/>
        <table:table-row>
          <table:table-cell table:style-name="Table180.A1" office:value-type="string">
            <text:p text:style-name="P35">Overview</text:p>
          </table:table-cell>
        </table:table-row>
        <table:table-row table:style-name="Table180.2">
          <table:table-cell table:style-name="Table180.A2" office:value-type="string">
            <text:p text:style-name="Table_20_Contents"><draw:frame draw:style-name="fr3" draw:name="graphics143" text:anchor-type="paragraph" svg:x="7.447cm" svg:y="0.381cm" svg:width="1.759cm" svg:height="0.709cm" draw:z-index="125"><draw:image xlink:href="../components/images/radio1.jpg" xlink:type="simple" xlink:show="embed" xlink:actuate="onLoad"/></draw:frame></text:p>
          </table:table-cell>
        </table:table-row>
        <table:table-row table:style-name="Table180.2">
          <table:table-cell table:style-name="Table180.A2" office:value-type="string">
            <text:p text:style-name="Table_20_Contents"><draw:frame draw:style-name="fr2" draw:name="graphics236" text:anchor-type="paragraph" svg:width="8.414cm" svg:height="2.302cm" draw:z-index="126"><draw:image xlink:href="../components/images/radio2.jpg" xlink:type="simple" xlink:show="embed" xlink:actuate="onLoad"/></draw:frame></text:p>
          </table:table-cell>
        </table:table-row>
      </table:table>
      <text:p text:style-name="P11">Events:<text:line-break/></text:p>
      <table:table table:name="Table181" table:style-name="Table181">
        <table:table-column table:style-name="Table181.A"/>
        <table:table-column table:style-name="Table181.B"/>
        <table:table-column table:style-name="Table181.C"/>
        <table:table-column table:style-name="Table181.A"/>
        <table:table-column table:style-name="Table181.E" table:number-columns-repeated="2"/>
        <table:table-column table:style-name="Table181.G"/>
        <table:table-row>
          <table:table-cell table:style-name="Table181.A1" office:value-type="string">
            <text:p text:style-name="P33">Action:</text:p>
          </table:table-cell>
          <table:table-cell table:style-name="Table181.A1" office:value-type="string">
            <text:p text:style-name="P31">Normal (Open)</text:p>
          </table:table-cell>
          <table:table-cell table:style-name="Table181.A1" office:value-type="string">
            <text:p text:style-name="P31">Hover</text:p>
          </table:table-cell>
          <table:table-cell table:style-name="Table181.A1" office:value-type="string">
            <text:p text:style-name="P31">Click, Select, and Drag.</text:p>
          </table:table-cell>
          <table:table-cell table:style-name="Table181.A1" office:value-type="string">
            <text:p text:style-name="P31">Focus</text:p>
          </table:table-cell>
          <table:table-cell table:style-name="Table181.A1" office:value-type="string">
            <text:p text:style-name="P31">Focus and Hover</text:p>
          </table:table-cell>
          <table:table-cell table:style-name="Table181.G1" office:value-type="string">
            <text:p text:style-name="P33">Disable</text:p>
          </table:table-cell>
        </table:table-row>
        <table:table-row>
          <table:table-cell table:style-name="Table181.A2" office:value-type="string">
            <text:p text:style-name="P33">CSS naming:</text:p>
          </table:table-cell>
          <table:table-cell table:style-name="Table181.A2" office:value-type="string">
            <text:p text:style-name="P36"><text:span text:style-name="Source_20_Text">z-radio</text:span></text:p>
          </table:table-cell>
          <table:table-cell table:style-name="Table181.A2" office:value-type="string">
            <text:p text:style-name="P36"><text:span text:style-name="Source_20_Text"/></text:p>
          </table:table-cell>
          <table:table-cell table:style-name="Table181.A2" office:value-type="string">
            <text:p text:style-name="P36"><text:span text:style-name="Source_20_Text"/></text:p>
          </table:table-cell>
          <table:table-cell table:style-name="Table181.A2" office:value-type="string">
            <text:p text:style-name="P36"><text:span text:style-name="Source_20_Text"/></text:p>
          </table:table-cell>
          <table:table-cell table:style-name="Table181.A2" office:value-type="string">
            <text:p text:style-name="P36"><text:span text:style-name="Source_20_Text"/></text:p>
          </table:table-cell>
          <table:table-cell table:style-name="Table181.G2" office:value-type="string">
            <text:p text:style-name="P36"/>
          </table:table-cell>
        </table:table-row>
        <table:table-row>
          <table:table-cell table:style-name="Table181.A2" office:value-type="string">
            <text:p text:style-name="P33">Supported</text:p>
          </table:table-cell>
          <table:table-cell table:style-name="Table181.A2" office:value-type="string">
            <text:p text:style-name="P36">V</text:p>
          </table:table-cell>
          <table:table-cell table:style-name="Table181.A2" office:value-type="string">
            <text:p text:style-name="P36"/>
          </table:table-cell>
          <table:table-cell table:style-name="Table181.A2" office:value-type="string">
            <text:p text:style-name="P36"/>
          </table:table-cell>
          <table:table-cell table:style-name="Table181.A2" office:value-type="string">
            <text:p text:style-name="P36"/>
          </table:table-cell>
          <table:table-cell table:style-name="Table181.A2" office:value-type="string">
            <text:p text:style-name="P36"/>
          </table:table-cell>
          <table:table-cell table:style-name="Table181.G2" office:value-type="string">
            <text:p text:style-name="P36"/>
          </table:table-cell>
        </table:table-row>
      </table:table>
      <text:p text:style-name="P23"><text:tab/></text:p>
      <text:p text:style-name="P12">CSS Specification:</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51">Class Name</text:p>
          </table:table-cell>
          <table:table-cell table:style-name="Table182.A1" office:value-type="string">
            <text:p text:style-name="P52">Description</text:p>
          </table:table-cell>
          <table:table-cell table:style-name="Table182.C1" office:value-type="string">
            <text:p text:style-name="P52">Default Values</text:p>
          </table:table-cell>
        </table:table-row>
        <table:table-row>
          <table:table-cell table:style-name="Table182.A2" office:value-type="string">
            <text:p text:style-name="P38"><text:span text:style-name="Source_20_Text"><text:span text:style-name="T18">.z-</text:span></text:span><text:span text:style-name="Source_20_Text"><text:span text:style-name="T19">radio</text:span></text:span><text:span text:style-name="Source_20_Text"><text:span text:style-name="T18">-cnt</text:span></text:span></text:p>
          </table:table-cell>
          <table:table-cell table:style-name="Table182.B2" office:value-type="string">
            <text:p text:style-name="P37">Font size</text:p>
          </table:table-cell>
          <table:table-cell table:style-name="Table182.C2" office:value-type="string">
            <text:p text:style-name="P6">font-family: <text:span text:style-name="T22">${fontFamilyC}</text:span>; font-size: <text:span text:style-name="T22">${fontSizeM}</text:span>; font-weight: normal;</text:p>
          </table:table-cell>
        </table:table-row>
      </table:table>
      <text:h text:style-name="P53" text:outline-level="2"><text:bookmark-start text:name="Row"/>Row<text:bookmark-end text:name="Row"/></text:h>
      <text:p text:style-name="P21"><text:span text:style-name="Source_20_Text">Rows and Row</text:span> are used for <text:a xlink:type="simple" xlink:href="#Grid"><text:span text:style-name="Source_20_Text">Grid</text:span></text:a>.</text:p>
      <text:p text:style-name="Text_20_body"><text:s/><text:span text:style-name="T9">Note</text:span>:</text:p>
      <text:list text:style-name="L51">
        <text:list-item>
          <text:p text:style-name="P127"><text:a xlink:type="simple" xlink:href="http://zk1.svn.sourceforge.net/viewvc/zk1/branches/3.5/zul/src/archive/web/zul/css/cmps/grid.css.dsp?view=markup">The CSS source of Row from SVN</text:a></text:p>
        </text:list-item>
      </text:list>
      <text:h text:style-name="Heading_20_3" text:outline-level="3">Mold: Default</text:h>
      <text:p text:style-name="P23">Structure:</text:p>
      <table:table table:name="Table183" table:style-name="Table183">
        <table:table-column table:style-name="Table183.A"/>
        <table:table-row>
          <table:table-cell table:style-name="Table183.A1" office:value-type="string">
            <text:p text:style-name="P35">Overview</text:p>
          </table:table-cell>
        </table:table-row>
        <table:table-row table:style-name="Table183.2">
          <table:table-cell table:style-name="Table183.A2" office:value-type="string">
            <text:p text:style-name="Table_20_Contents"/>
            <text:p text:style-name="Table_20_Contents"><draw:frame draw:style-name="fr2" draw:name="graphics144" text:anchor-type="paragraph" svg:width="8.202cm" svg:height="4.207cm" draw:z-index="127"><draw:image xlink:href="../components/images/grid1.jpg" xlink:type="simple" xlink:show="embed" xlink:actuate="onLoad"/></draw:frame></text:p>
          </table:table-cell>
        </table:table-row>
        <table:table-row table:style-name="Table183.2">
          <table:table-cell table:style-name="Table183.A2" office:value-type="string">
            <text:p text:style-name="Table_20_Contents"><draw:frame draw:style-name="fr2" draw:name="graphics237" text:anchor-type="paragraph" svg:width="16.087cm" svg:height="7.435cm" draw:z-index="128"><draw:image xlink:href="../components/images/row1.jpg" xlink:type="simple" xlink:show="embed" xlink:actuate="onLoad"/></draw:frame></text:p>
          </table:table-cell>
        </table:table-row>
      </table:table>
      <text:p text:style-name="P11">Events:<text:line-break/></text:p>
      <table:table table:name="Table184" table:style-name="Table184">
        <table:table-column table:style-name="Table184.A"/>
        <table:table-column table:style-name="Table184.B"/>
        <table:table-column table:style-name="Table184.C"/>
        <table:table-column table:style-name="Table184.A"/>
        <table:table-column table:style-name="Table184.E" table:number-columns-repeated="2"/>
        <table:table-column table:style-name="Table184.G"/>
        <table:table-row>
          <table:table-cell table:style-name="Table184.A1" office:value-type="string">
            <text:p text:style-name="P33">Action:</text:p>
          </table:table-cell>
          <table:table-cell table:style-name="Table184.A1" office:value-type="string">
            <text:p text:style-name="P31">Normal (Open)</text:p>
          </table:table-cell>
          <table:table-cell table:style-name="Table184.A1" office:value-type="string">
            <text:p text:style-name="P31">Hover</text:p>
          </table:table-cell>
          <table:table-cell table:style-name="Table184.A1" office:value-type="string">
            <text:p text:style-name="P31">Click, Select, and Drag.</text:p>
          </table:table-cell>
          <table:table-cell table:style-name="Table184.A1" office:value-type="string">
            <text:p text:style-name="P31">Focus</text:p>
          </table:table-cell>
          <table:table-cell table:style-name="Table184.A1" office:value-type="string">
            <text:p text:style-name="P31">Focus and Hover</text:p>
          </table:table-cell>
          <table:table-cell table:style-name="Table184.G1" office:value-type="string">
            <text:p text:style-name="P33">Disable</text:p>
          </table:table-cell>
        </table:table-row>
        <text:soft-page-break/>
        <table:table-row>
          <table:table-cell table:style-name="Table184.A2" office:value-type="string">
            <text:p text:style-name="P33">CSS naming:</text:p>
          </table:table-cell>
          <table:table-cell table:style-name="Table184.A2" office:value-type="string">
            <text:p text:style-name="P36"><text:span text:style-name="Source_20_Text">z-rows,</text:span></text:p>
            <text:p text:style-name="P36"><text:span text:style-name="Source_20_Text">z-row</text:span></text:p>
          </table:table-cell>
          <table:table-cell table:style-name="Table184.A2" office:value-type="string">
            <text:p text:style-name="P36"><text:span text:style-name="Source_20_Text"/></text:p>
          </table:table-cell>
          <table:table-cell table:style-name="Table184.A2" office:value-type="string">
            <text:p text:style-name="P36"><text:span text:style-name="Source_20_Text"/></text:p>
          </table:table-cell>
          <table:table-cell table:style-name="Table184.A2" office:value-type="string">
            <text:p text:style-name="P36"><text:span text:style-name="Source_20_Text"/></text:p>
          </table:table-cell>
          <table:table-cell table:style-name="Table184.A2" office:value-type="string">
            <text:p text:style-name="P36"><text:span text:style-name="Source_20_Text"/></text:p>
          </table:table-cell>
          <table:table-cell table:style-name="Table184.G2" office:value-type="string">
            <text:p text:style-name="P36"/>
          </table:table-cell>
        </table:table-row>
        <table:table-row>
          <table:table-cell table:style-name="Table184.A2" office:value-type="string">
            <text:p text:style-name="P33">Supported</text:p>
          </table:table-cell>
          <table:table-cell table:style-name="Table184.A2" office:value-type="string">
            <text:p text:style-name="P36">V</text:p>
          </table:table-cell>
          <table:table-cell table:style-name="Table184.A2" office:value-type="string">
            <text:p text:style-name="P36"/>
          </table:table-cell>
          <table:table-cell table:style-name="Table184.A2" office:value-type="string">
            <text:p text:style-name="P36"/>
          </table:table-cell>
          <table:table-cell table:style-name="Table184.A2" office:value-type="string">
            <text:p text:style-name="P36"/>
          </table:table-cell>
          <table:table-cell table:style-name="Table184.A2" office:value-type="string">
            <text:p text:style-name="P36"/>
          </table:table-cell>
          <table:table-cell table:style-name="Table184.G2" office:value-type="string">
            <text:p text:style-name="P36"/>
          </table:table-cell>
        </table:table-row>
      </table:table>
      <text:p text:style-name="P23"><text:tab/></text:p>
      <text:p text:style-name="P12">CSS Specification:</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51">Class Name</text:p>
          </table:table-cell>
          <table:table-cell table:style-name="Table185.A1" office:value-type="string">
            <text:p text:style-name="P52">Description</text:p>
          </table:table-cell>
          <table:table-cell table:style-name="Table185.C1" office:value-type="string">
            <text:p text:style-name="P52">Default Values</text:p>
          </table:table-cell>
        </table:table-row>
        <table:table-row>
          <table:table-cell table:style-name="Table185.A2" office:value-type="string">
            <text:p text:style-name="P41">div.z-row-cnt</text:p>
          </table:table-cell>
          <table:table-cell table:style-name="Table185.B2" office:value-type="string">
            <text:p text:style-name="P37">Font size</text:p>
          </table:table-cell>
          <table:table-cell table:style-name="Table18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85.A2" office:value-type="string">
            <text:p text:style-name="P38"><text:span text:style-name="Source_20_Text"><text:span text:style-name="T18">div.z-row-cnt</text:span></text:span></text:p>
          </table:table-cell>
          <table:table-cell table:style-name="Table185.B2" office:value-type="string">
            <text:p text:style-name="P37">Color</text:p>
          </table:table-cell>
          <table:table-cell table:style-name="Table185.C2" office:value-type="string">
            <text:p text:style-name="P6">color: black;</text:p>
          </table:table-cell>
        </table:table-row>
        <table:table-row>
          <table:table-cell table:style-name="Table185.A2" office:value-type="string">
            <text:p text:style-name="P38"><text:span text:style-name="Source_20_Text"><text:span text:style-name="T18">td.z-row-inner</text:span></text:span></text:p>
          </table:table-cell>
          <table:table-cell table:style-name="Table185.B2" office:value-type="string">
            <text:p text:style-name="P37">Padding</text:p>
          </table:table-cell>
          <table:table-cell table:style-name="Table185.C2" office:value-type="string">
            <text:p text:style-name="P6">padding: 2px; overflow: hidden;</text:p>
          </table:table-cell>
        </table:table-row>
        <table:table-row>
          <table:table-cell table:style-name="Table185.A2" office:value-type="string">
            <text:p text:style-name="P41">tr.z-row td.z-row-inner</text:p>
          </table:table-cell>
          <table:table-cell table:style-name="Table185.B2" office:value-type="string">
            <text:p text:style-name="P37">Background color and border</text:p>
          </table:table-cell>
          <table:table-cell table:style-name="Table185.C2" office:value-type="string">
            <text:p text:style-name="P6">background: white; border-top: none; border-left: 1px solid white; border-right: 1px solid #CCC; border-bottom: 1px solid #DDD;</text:p>
          </table:table-cell>
        </table:table-row>
        <table:table-row>
          <table:table-cell table:style-name="Table185.A2" office:value-type="string">
            <text:p text:style-name="P41">tr.z-grid-odd td.z-row-inner, tr.z-grid-odd</text:p>
          </table:table-cell>
          <table:table-cell table:style-name="Table185.B2" office:value-type="string">
            <text:p text:style-name="P37">Background color of the odd row</text:p>
          </table:table-cell>
          <table:table-cell table:style-name="Table185.C2" office:value-type="string">
            <text:p text:style-name="P6">background: #F0FAFF;</text:p>
          </table:table-cell>
        </table:table-row>
      </table:table>
      <text:h text:style-name="P53" text:outline-level="2">Separator</text:h>
      <text:p text:style-name="P21"><text:span text:style-name="Source_20_Text">Separator is separated two orientation: Vertical and Horizontal</text:span></text:p>
      <text:p text:style-name="Text_20_body"><text:s/><text:span text:style-name="T9">S</text:span><text:span text:style-name="T10">ource</text:span>:</text:p>
      <text:list text:style-name="L52">
        <text:list-item>
          <text:p text:style-name="P128"><text:a xlink:type="simple" xlink:href="http://zk1.svn.sourceforge.net/viewvc/zk1/branches/3.5/zul/src/archive/web/zul/css/cmps/separator.css.dsp?view=markup">The CSS source of Separator from SVN</text:a></text:p>
        </text:list-item>
      </text:list>
      <text:h text:style-name="Heading_20_3" text:outline-level="3">Mold: Default <text:span text:style-name="T2">(Horizontal)</text:span></text:h>
      <text:p text:style-name="P23">Structure:</text:p>
      <table:table table:name="Table186" table:style-name="Table186">
        <table:table-column table:style-name="Table186.A"/>
        <table:table-row>
          <table:table-cell table:style-name="Table186.A1" office:value-type="string">
            <text:p text:style-name="P35">Overview</text:p>
          </table:table-cell>
        </table:table-row>
        <table:table-row table:style-name="Table186.2">
          <table:table-cell table:style-name="Table186.A2" office:value-type="string">
            <text:p text:style-name="Table_20_Contents"/>
            <text:p text:style-name="Table_20_Contents"><draw:frame draw:style-name="fr5" draw:name="graphics145" text:anchor-type="paragraph" svg:width="6.098cm" svg:height="3.953cm" draw:z-index="129"><draw:image xlink:href="../components/images/separator-hor1.jpg" xlink:type="simple" xlink:show="embed" xlink:actuate="onLoad"/></draw:frame></text:p>
          </table:table-cell>
        </table:table-row>
        <table:table-row table:style-name="Table186.2">
          <table:table-cell table:style-name="Table186.A2" office:value-type="string">
            <text:p text:style-name="Table_20_Contents"><draw:frame draw:style-name="fr2" draw:name="graphics238" text:anchor-type="paragraph" svg:width="6.429cm" svg:height="2.937cm" draw:z-index="130"><draw:image xlink:href="../components/images/separator-hor2.jpg" xlink:type="simple" xlink:show="embed" xlink:actuate="onLoad"/></draw:frame></text:p>
          </table:table-cell>
        </table:table-row>
        <table:table-row table:style-name="Table186.2">
          <table:table-cell table:style-name="Table186.A2" office:value-type="string">
            <text:p text:style-name="Table_20_Contents"><draw:frame draw:style-name="fr2" draw:name="graphics310" text:anchor-type="paragraph" svg:width="6.826cm" svg:height="2.434cm" draw:z-index="131"><draw:image xlink:href="../components/images/separator-hor3.jpg" xlink:type="simple" xlink:show="embed" xlink:actuate="onLoad"/></draw:frame></text:p>
          </table:table-cell>
        </table:table-row>
      </table:table>
      <text:p text:style-name="P11">Events:<text:line-break/></text:p>
      <table:table table:name="Table187" table:style-name="Table187">
        <table:table-column table:style-name="Table187.A"/>
        <table:table-column table:style-name="Table187.B"/>
        <table:table-column table:style-name="Table187.C"/>
        <table:table-column table:style-name="Table187.D"/>
        <table:table-column table:style-name="Table187.E"/>
        <table:table-column table:style-name="Table187.F"/>
        <table:table-column table:style-name="Table187.G"/>
        <table:table-row>
          <table:table-cell table:style-name="Table187.A1" office:value-type="string">
            <text:p text:style-name="P33">Action:</text:p>
          </table:table-cell>
          <table:table-cell table:style-name="Table187.A1" office:value-type="string">
            <text:p text:style-name="P31">Normal (Open)</text:p>
          </table:table-cell>
          <table:table-cell table:style-name="Table187.A1" office:value-type="string">
            <text:p text:style-name="P31">Hover</text:p>
          </table:table-cell>
          <table:table-cell table:style-name="Table187.A1" office:value-type="string">
            <text:p text:style-name="P31">Click, Select, and Drag.</text:p>
          </table:table-cell>
          <table:table-cell table:style-name="Table187.A1" office:value-type="string">
            <text:p text:style-name="P31">Focus</text:p>
          </table:table-cell>
          <table:table-cell table:style-name="Table187.A1" office:value-type="string">
            <text:p text:style-name="P31">Focus and Hover</text:p>
          </table:table-cell>
          <table:table-cell table:style-name="Table187.G1" office:value-type="string">
            <text:p text:style-name="P33">Disable</text:p>
          </table:table-cell>
        </table:table-row>
        <table:table-row>
          <table:table-cell table:style-name="Table187.A2" office:value-type="string">
            <text:p text:style-name="P33">CSS naming:</text:p>
          </table:table-cell>
          <table:table-cell table:style-name="Table187.A2" office:value-type="string">
            <text:p text:style-name="P36"><text:span text:style-name="Source_20_Text">z-separator-hor</text:span></text:p>
          </table:table-cell>
          <table:table-cell table:style-name="Table187.A2" office:value-type="string">
            <text:p text:style-name="P36"><text:span text:style-name="Source_20_Text"/></text:p>
          </table:table-cell>
          <table:table-cell table:style-name="Table187.A2" office:value-type="string">
            <text:p text:style-name="P36"><text:span text:style-name="Source_20_Text"/></text:p>
          </table:table-cell>
          <table:table-cell table:style-name="Table187.A2" office:value-type="string">
            <text:p text:style-name="P36"><text:span text:style-name="Source_20_Text"/></text:p>
          </table:table-cell>
          <table:table-cell table:style-name="Table187.A2" office:value-type="string">
            <text:p text:style-name="P36"><text:span text:style-name="Source_20_Text"/></text:p>
          </table:table-cell>
          <table:table-cell table:style-name="Table187.G2" office:value-type="string">
            <text:p text:style-name="P36"/>
          </table:table-cell>
        </table:table-row>
        <table:table-row>
          <table:table-cell table:style-name="Table187.A2" office:value-type="string">
            <text:p text:style-name="P33">Supported</text:p>
          </table:table-cell>
          <table:table-cell table:style-name="Table187.A2" office:value-type="string">
            <text:p text:style-name="P36">V</text:p>
          </table:table-cell>
          <table:table-cell table:style-name="Table187.A2" office:value-type="string">
            <text:p text:style-name="P36"/>
          </table:table-cell>
          <table:table-cell table:style-name="Table187.A2" office:value-type="string">
            <text:p text:style-name="P36"/>
          </table:table-cell>
          <table:table-cell table:style-name="Table187.A2" office:value-type="string">
            <text:p text:style-name="P36"/>
          </table:table-cell>
          <table:table-cell table:style-name="Table187.A2" office:value-type="string">
            <text:p text:style-name="P36"/>
          </table:table-cell>
          <table:table-cell table:style-name="Table187.G2" office:value-type="string">
            <text:p text:style-name="P36"/>
          </table:table-cell>
        </table:table-row>
      </table:table>
      <text:p text:style-name="P23"><text:soft-page-break/><text:tab/></text:p>
      <text:p text:style-name="P12">CSS Specification:</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51">Class Name</text:p>
          </table:table-cell>
          <table:table-cell table:style-name="Table188.A1" office:value-type="string">
            <text:p text:style-name="P52">Description</text:p>
          </table:table-cell>
          <table:table-cell table:style-name="Table188.C1" office:value-type="string">
            <text:p text:style-name="P52">Default Values</text:p>
          </table:table-cell>
        </table:table-row>
        <table:table-row>
          <table:table-cell table:style-name="Table188.A2" office:value-type="string">
            <text:p text:style-name="P41"><text:span text:style-name="T25">.z-separator-hor</text:span>, .z-separator-hor-bar</text:p>
          </table:table-cell>
          <table:table-cell table:style-name="Table188.B2" office:value-type="string">
            <text:p text:style-name="P37">Height</text:p>
          </table:table-cell>
          <table:table-cell table:style-name="Table188.C2" office:value-type="string">
            <text:p text:style-name="P6">height: 7px; overflow: hidden; line-height: 0pt; font-size: 0pt;</text:p>
          </table:table-cell>
        </table:table-row>
        <table:table-row>
          <table:table-cell table:style-name="Table188.A2" office:value-type="string">
            <text:p text:style-name="P41">.z-separator-hor-bar</text:p>
          </table:table-cell>
          <table:table-cell table:style-name="Table188.B2" office:value-type="string">
            <text:p text:style-name="P37">Background image</text:p>
          </table:table-cell>
          <table:table-cell table:style-name="Table188.C2" office:value-type="string">
            <text:p text:style-name="P6">background-image: url(<text:span text:style-name="T22">${c:encodeURL('~./img/dot.gif')}</text:span>); background-position: center left; background-repeat: repeat-x;</text:p>
          </table:table-cell>
        </table:table-row>
      </table:table>
      <text:h text:style-name="Heading_20_3" text:outline-level="3">Mold: Default <text:span text:style-name="T2">(Vertical)</text:span></text:h>
      <text:p text:style-name="P23">Structure:</text:p>
      <table:table table:name="Table189" table:style-name="Table189">
        <table:table-column table:style-name="Table189.A"/>
        <table:table-row>
          <table:table-cell table:style-name="Table189.A1" office:value-type="string">
            <text:p text:style-name="P35">Overview</text:p>
          </table:table-cell>
        </table:table-row>
        <table:table-row table:style-name="Table189.2">
          <table:table-cell table:style-name="Table189.A2" office:value-type="string">
            <text:p text:style-name="Table_20_Contents"/>
            <text:p text:style-name="Table_20_Contents"><draw:frame draw:style-name="fr2" draw:name="graphics410" text:anchor-type="paragraph" svg:width="8.573cm" svg:height="3.334cm" draw:z-index="132"><draw:image xlink:href="../components/images/separator-ver1.jpg" xlink:type="simple" xlink:show="embed" xlink:actuate="onLoad"/></draw:frame></text:p>
          </table:table-cell>
        </table:table-row>
        <table:table-row table:style-name="Table189.2">
          <table:table-cell table:style-name="Table189.A2" office:value-type="string">
            <text:p text:style-name="Table_20_Contents"><draw:frame draw:style-name="fr2" draw:name="graphics57" text:anchor-type="paragraph" svg:width="5.45cm" svg:height="3.387cm" draw:z-index="133"><draw:image xlink:href="../components/images/separator-ver2.jpg" xlink:type="simple" xlink:show="embed" xlink:actuate="onLoad"/></draw:frame></text:p>
          </table:table-cell>
        </table:table-row>
        <table:table-row table:style-name="Table189.2">
          <table:table-cell table:style-name="Table189.A2" office:value-type="string">
            <text:p text:style-name="Table_20_Contents"><draw:frame draw:style-name="fr2" draw:name="graphics64" text:anchor-type="paragraph" svg:width="5.027cm" svg:height="3.36cm" draw:z-index="134"><draw:image xlink:href="../components/images/separator-ver3.jpg" xlink:type="simple" xlink:show="embed" xlink:actuate="onLoad"/></draw:frame></text:p>
          </table:table-cell>
        </table:table-row>
      </table:table>
      <text:p text:style-name="P11">Events:<text:line-break/></text:p>
      <table:table table:name="Table190" table:style-name="Table190">
        <table:table-column table:style-name="Table190.A"/>
        <table:table-column table:style-name="Table190.B"/>
        <table:table-column table:style-name="Table190.C"/>
        <table:table-column table:style-name="Table190.D"/>
        <table:table-column table:style-name="Table190.E"/>
        <table:table-column table:style-name="Table190.F"/>
        <table:table-column table:style-name="Table190.G"/>
        <text:soft-page-break/>
        <table:table-row>
          <table:table-cell table:style-name="Table190.A1" office:value-type="string">
            <text:p text:style-name="P33">Action:</text:p>
          </table:table-cell>
          <table:table-cell table:style-name="Table190.A1" office:value-type="string">
            <text:p text:style-name="P31">Normal (Open)</text:p>
          </table:table-cell>
          <table:table-cell table:style-name="Table190.A1" office:value-type="string">
            <text:p text:style-name="P31">Hover</text:p>
          </table:table-cell>
          <table:table-cell table:style-name="Table190.A1" office:value-type="string">
            <text:p text:style-name="P31">Click, Select, and Drag.</text:p>
          </table:table-cell>
          <table:table-cell table:style-name="Table190.A1" office:value-type="string">
            <text:p text:style-name="P31">Focus</text:p>
          </table:table-cell>
          <table:table-cell table:style-name="Table190.A1" office:value-type="string">
            <text:p text:style-name="P31">Focus and Hover</text:p>
          </table:table-cell>
          <table:table-cell table:style-name="Table190.G1" office:value-type="string">
            <text:p text:style-name="P33">Disable</text:p>
          </table:table-cell>
        </table:table-row>
        <table:table-row>
          <table:table-cell table:style-name="Table190.A2" office:value-type="string">
            <text:p text:style-name="P33">CSS naming:</text:p>
          </table:table-cell>
          <table:table-cell table:style-name="Table190.A2" office:value-type="string">
            <text:p text:style-name="P36"><text:span text:style-name="Source_20_Text">z-separator-ver</text:span></text:p>
          </table:table-cell>
          <table:table-cell table:style-name="Table190.A2" office:value-type="string">
            <text:p text:style-name="P36"><text:span text:style-name="Source_20_Text"/></text:p>
          </table:table-cell>
          <table:table-cell table:style-name="Table190.A2" office:value-type="string">
            <text:p text:style-name="P36"><text:span text:style-name="Source_20_Text"/></text:p>
          </table:table-cell>
          <table:table-cell table:style-name="Table190.A2" office:value-type="string">
            <text:p text:style-name="P36"><text:span text:style-name="Source_20_Text"/></text:p>
          </table:table-cell>
          <table:table-cell table:style-name="Table190.A2" office:value-type="string">
            <text:p text:style-name="P36"><text:span text:style-name="Source_20_Text"/></text:p>
          </table:table-cell>
          <table:table-cell table:style-name="Table190.G2" office:value-type="string">
            <text:p text:style-name="P36"/>
          </table:table-cell>
        </table:table-row>
        <table:table-row>
          <table:table-cell table:style-name="Table190.A2" office:value-type="string">
            <text:p text:style-name="P33">Supported</text:p>
          </table:table-cell>
          <table:table-cell table:style-name="Table190.A2" office:value-type="string">
            <text:p text:style-name="P36">V</text:p>
          </table:table-cell>
          <table:table-cell table:style-name="Table190.A2" office:value-type="string">
            <text:p text:style-name="P36"/>
          </table:table-cell>
          <table:table-cell table:style-name="Table190.A2" office:value-type="string">
            <text:p text:style-name="P36"/>
          </table:table-cell>
          <table:table-cell table:style-name="Table190.A2" office:value-type="string">
            <text:p text:style-name="P36"/>
          </table:table-cell>
          <table:table-cell table:style-name="Table190.A2" office:value-type="string">
            <text:p text:style-name="P36"/>
          </table:table-cell>
          <table:table-cell table:style-name="Table190.G2" office:value-type="string">
            <text:p text:style-name="P36"/>
          </table:table-cell>
        </table:table-row>
      </table:table>
      <text:p text:style-name="P23"><text:tab/></text:p>
      <text:p text:style-name="P12">CSS Specification:</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51">Class Name</text:p>
          </table:table-cell>
          <table:table-cell table:style-name="Table191.A1" office:value-type="string">
            <text:p text:style-name="P52">Description</text:p>
          </table:table-cell>
          <table:table-cell table:style-name="Table191.C1" office:value-type="string">
            <text:p text:style-name="P52">Default Values</text:p>
          </table:table-cell>
        </table:table-row>
        <table:table-row>
          <table:table-cell table:style-name="Table191.A2" office:value-type="string">
            <text:p text:style-name="P41">.z-separator-ver, .z-separator-ver-bar</text:p>
          </table:table-cell>
          <table:table-cell table:style-name="Table191.B2" office:value-type="string">
            <text:p text:style-name="P37">Width</text:p>
          </table:table-cell>
          <table:table-cell table:style-name="Table191.C2" office:value-type="string">
            <text:p text:style-name="P6">display:-moz-inline-box; display: inline-block; width: 10px; overflow: hidden;</text:p>
          </table:table-cell>
        </table:table-row>
        <table:table-row>
          <table:table-cell table:style-name="Table191.A2" office:value-type="string">
            <text:p text:style-name="P41">.z-separator-<text:span text:style-name="T2">ver</text:span>-bar</text:p>
          </table:table-cell>
          <table:table-cell table:style-name="Table191.B2" office:value-type="string">
            <text:p text:style-name="P37">Background image</text:p>
          </table:table-cell>
          <table:table-cell table:style-name="Table191.C2" office:value-type="string">
            <text:p text:style-name="P6">background-image: url(<text:span text:style-name="T22">${c:encodeURL('~./img/dot.gif')}</text:span>); background-position: top center; background-repeat: repeat-y;</text:p>
          </table:table-cell>
        </table:table-row>
      </table:table>
      <text:h text:style-name="P53" text:outline-level="2">Slider</text:h>
      <text:p text:style-name="P21"><text:span text:style-name="Source_20_Text">Slider has three mold: default, sphere, and scale.</text:span></text:p>
      <text:p text:style-name="Text_20_body"><text:s/><text:span text:style-name="T9">S</text:span><text:span text:style-name="T10">ource</text:span>:</text:p>
      <text:list text:style-name="L53">
        <text:list-item>
          <text:p text:style-name="P129"><text:a xlink:type="simple" xlink:href="http://zk1.svn.sourceforge.net/viewvc/zk1/branches/3.5/zul/src/archive/web/zul/css/cmps/slider.css.dsp?view=markup">The CSS source of Slider from SVN</text:a></text:p>
        </text:list-item>
      </text:list>
      <text:h text:style-name="Heading_20_3" text:outline-level="3">Mold: Default <text:span text:style-name="T2">(Horizontal)</text:span></text:h>
      <text:p text:style-name="P23">Structure:</text:p>
      <table:table table:name="Table192" table:style-name="Table192">
        <table:table-column table:style-name="Table192.A"/>
        <table:table-row>
          <table:table-cell table:style-name="Table192.A1" office:value-type="string">
            <text:p text:style-name="P35">Overview</text:p>
          </table:table-cell>
        </table:table-row>
        <table:table-row table:style-name="Table192.2">
          <table:table-cell table:style-name="Table192.A2" office:value-type="string">
            <text:p text:style-name="Table_20_Contents"/>
            <text:p text:style-name="Table_20_Contents"><draw:frame draw:style-name="fr2" draw:name="graphics146" text:anchor-type="paragraph" svg:width="5.847cm" svg:height="0.45cm" draw:z-index="135"><draw:image xlink:href="../components/images/slider-hor1.jpg" xlink:type="simple" xlink:show="embed" xlink:actuate="onLoad"/></draw:frame></text:p>
          </table:table-cell>
        </table:table-row>
        <table:table-row table:style-name="Table192.2">
          <table:table-cell table:style-name="Table192.A2" office:value-type="string">
            <text:p text:style-name="Table_20_Contents"><draw:frame draw:style-name="fr2" draw:name="graphics239" text:anchor-type="paragraph" svg:width="11.853cm" svg:height="4.286cm" draw:z-index="136"><draw:image xlink:href="../components/images/slider-hor2.jpg" xlink:type="simple" xlink:show="embed" xlink:actuate="onLoad"/></draw:frame></text:p>
          </table:table-cell>
        </table:table-row>
      </table:table>
      <text:p text:style-name="P11">Events:<text:line-break/></text:p>
      <table:table table:name="Table193" table:style-name="Table193">
        <table:table-column table:style-name="Table193.A"/>
        <table:table-column table:style-name="Table193.B"/>
        <table:table-column table:style-name="Table193.C"/>
        <table:table-column table:style-name="Table193.D"/>
        <table:table-column table:style-name="Table193.E"/>
        <table:table-column table:style-name="Table193.F"/>
        <table:table-column table:style-name="Table193.G"/>
        <table:table-row>
          <table:table-cell table:style-name="Table193.A1" office:value-type="string">
            <text:p text:style-name="P33">Action:</text:p>
          </table:table-cell>
          <table:table-cell table:style-name="Table193.A1" office:value-type="string">
            <text:p text:style-name="P31">Normal (Open)</text:p>
          </table:table-cell>
          <table:table-cell table:style-name="Table193.A1" office:value-type="string">
            <text:p text:style-name="P31">Hover</text:p>
          </table:table-cell>
          <table:table-cell table:style-name="Table193.A1" office:value-type="string">
            <text:p text:style-name="P31">Click, Select, and Drag.</text:p>
          </table:table-cell>
          <table:table-cell table:style-name="Table193.A1" office:value-type="string">
            <text:p text:style-name="P31">Focus</text:p>
          </table:table-cell>
          <table:table-cell table:style-name="Table193.A1" office:value-type="string">
            <text:p text:style-name="P31">Focus and Hover</text:p>
          </table:table-cell>
          <table:table-cell table:style-name="Table193.G1" office:value-type="string">
            <text:p text:style-name="P33">Disable</text:p>
          </table:table-cell>
        </table:table-row>
        <table:table-row>
          <table:table-cell table:style-name="Table193.A2" office:value-type="string">
            <text:p text:style-name="P33">CSS naming:</text:p>
          </table:table-cell>
          <table:table-cell table:style-name="Table193.A2" office:value-type="string">
            <text:p text:style-name="P36"><text:span text:style-name="Source_20_Text">z-slider-hor</text:span></text:p>
          </table:table-cell>
          <table:table-cell table:style-name="Table193.A2" office:value-type="string">
            <text:p text:style-name="P36"><text:span text:style-name="Source_20_Text"/></text:p>
          </table:table-cell>
          <table:table-cell table:style-name="Table193.A2" office:value-type="string">
            <text:p text:style-name="P36"><text:span text:style-name="Source_20_Text"/></text:p>
          </table:table-cell>
          <table:table-cell table:style-name="Table193.A2" office:value-type="string">
            <text:p text:style-name="P36"><text:span text:style-name="Source_20_Text"/></text:p>
          </table:table-cell>
          <table:table-cell table:style-name="Table193.A2" office:value-type="string">
            <text:p text:style-name="P36"><text:span text:style-name="Source_20_Text"/></text:p>
          </table:table-cell>
          <table:table-cell table:style-name="Table193.G2" office:value-type="string">
            <text:p text:style-name="P36"/>
          </table:table-cell>
        </table:table-row>
        <table:table-row>
          <table:table-cell table:style-name="Table193.A2" office:value-type="string">
            <text:p text:style-name="P33">Supported</text:p>
          </table:table-cell>
          <table:table-cell table:style-name="Table193.A2" office:value-type="string">
            <text:p text:style-name="P36">V</text:p>
          </table:table-cell>
          <table:table-cell table:style-name="Table193.A2" office:value-type="string">
            <text:p text:style-name="P36"/>
          </table:table-cell>
          <table:table-cell table:style-name="Table193.A2" office:value-type="string">
            <text:p text:style-name="P36"/>
          </table:table-cell>
          <table:table-cell table:style-name="Table193.A2" office:value-type="string">
            <text:p text:style-name="P36"/>
          </table:table-cell>
          <table:table-cell table:style-name="Table193.A2" office:value-type="string">
            <text:p text:style-name="P36"/>
          </table:table-cell>
          <table:table-cell table:style-name="Table193.G2" office:value-type="string">
            <text:p text:style-name="P36"/>
          </table:table-cell>
        </table:table-row>
        <table:table-row>
          <table:table-cell table:style-name="Table193.A2" office:value-type="string">
            <text:p text:style-name="P33">CSS naming:</text:p>
          </table:table-cell>
          <table:table-cell table:style-name="Table193.A2" office:value-type="string">
            <text:p text:style-name="P36"><text:span text:style-name="Source_20_Text">-btn</text:span></text:p>
          </table:table-cell>
          <table:table-cell table:style-name="Table193.A2" office:value-type="string">
            <text:p text:style-name="P36"><text:span text:style-name="Source_20_Text">-over</text:span></text:p>
          </table:table-cell>
          <table:table-cell table:style-name="Table193.A2" office:value-type="string">
            <text:p text:style-name="P36"><text:span text:style-name="Source_20_Text">-drag</text:span></text:p>
          </table:table-cell>
          <table:table-cell table:style-name="Table193.A2" office:value-type="string">
            <text:p text:style-name="P36"><text:span text:style-name="Source_20_Text"/></text:p>
          </table:table-cell>
          <table:table-cell table:style-name="Table193.A2" office:value-type="string">
            <text:p text:style-name="P36"><text:span text:style-name="Source_20_Text"/></text:p>
          </table:table-cell>
          <table:table-cell table:style-name="Table193.G2" office:value-type="string">
            <text:p text:style-name="P36"/>
          </table:table-cell>
        </table:table-row>
        <table:table-row>
          <table:table-cell table:style-name="Table193.A2" office:value-type="string">
            <text:p text:style-name="P33">Supported</text:p>
          </table:table-cell>
          <table:table-cell table:style-name="Table193.A2" office:value-type="string">
            <text:p text:style-name="P36">V</text:p>
          </table:table-cell>
          <table:table-cell table:style-name="Table193.A2" office:value-type="string">
            <text:p text:style-name="P36">V</text:p>
          </table:table-cell>
          <table:table-cell table:style-name="Table193.A2" office:value-type="string">
            <text:p text:style-name="P36">V</text:p>
          </table:table-cell>
          <table:table-cell table:style-name="Table193.A2" office:value-type="string">
            <text:p text:style-name="P36"/>
          </table:table-cell>
          <table:table-cell table:style-name="Table193.A2" office:value-type="string">
            <text:p text:style-name="P36"/>
          </table:table-cell>
          <table:table-cell table:style-name="Table193.G2" office:value-type="string">
            <text:p text:style-name="P36"/>
          </table:table-cell>
        </table:table-row>
      </table:table>
      <text:p text:style-name="P23"><text:tab/></text:p>
      <text:p text:style-name="P12">CSS Specification:</text:p>
      <table:table table:name="Table194" table:style-name="Table194">
        <table:table-column table:style-name="Table194.A"/>
        <table:table-column table:style-name="Table194.B"/>
        <table:table-column table:style-name="Table194.C"/>
        <text:soft-page-break/>
        <table:table-row table:style-name="Table194.1">
          <table:table-cell table:style-name="Table194.A1" office:value-type="string">
            <text:p text:style-name="P51">Class Name</text:p>
          </table:table-cell>
          <table:table-cell table:style-name="Table194.A1" office:value-type="string">
            <text:p text:style-name="P52">Description</text:p>
          </table:table-cell>
          <table:table-cell table:style-name="Table194.C1" office:value-type="string">
            <text:p text:style-name="P52">Default Values</text:p>
          </table:table-cell>
        </table:table-row>
        <text:soft-page-break/>
        <table:table-row>
          <table:table-cell table:style-name="Table194.A2" office:value-type="string">
            <text:p text:style-name="P39">.z-slider-hor</text:p>
          </table:table-cell>
          <table:table-cell table:style-name="Table194.B2" office:value-type="string">
            <text:p text:style-name="P37">Background of beginning</text:p>
          </table:table-cell>
          <table:table-cell table:style-name="Table194.C2" office:value-type="string">
            <text:p text:style-name="P6">padding-left: 7px; zoom:1; <text:s text:c="3"/>background: transparent url(<text:span text:style-name="T22">${c: encodeURL('~./zul/img/slider2/slider-bg.png')}</text:span>) no-repeat 0 -22px;</text:p>
          </table:table-cell>
        </table:table-row>
        <table:table-row>
          <table:table-cell table:style-name="Table194.A2" office:value-type="string">
            <text:p text:style-name="P39">.z-slider-hor-<text:span text:style-name="T2">center</text:span></text:p>
          </table:table-cell>
          <table:table-cell table:style-name="Table194.B2" office:value-type="string">
            <text:p text:style-name="P37">Background of center</text:p>
          </table:table-cell>
          <table:table-cell table:style-name="Table194.C2" office:value-type="string">
            <text:p text:style-name="P6">position: relative; left: 0; top: 0; overflow: visible; zoom: 1; background: transparent url(<text:span text:style-name="T22">${c: encodeURL('~./zul/img/slider2/slider-bg.png')}</text:span>) repeat-x 0 0; height: 22px;</text:p>
          </table:table-cell>
        </table:table-row>
        <table:table-row>
          <table:table-cell table:style-name="Table194.A2" office:value-type="string">
            <text:p text:style-name="P39">.z-slider-hor-end</text:p>
          </table:table-cell>
          <table:table-cell table:style-name="Table194.B2" office:value-type="string">
            <text:p text:style-name="P37">Background of end</text:p>
          </table:table-cell>
          <table:table-cell table:style-name="Table194.C2" office:value-type="string">
            <text:p text:style-name="P6">padding-right: 7px; zoom: 1; background: transparent url(<text:span text:style-name="T22">${c: encodeURL('~./zul/img/slider2/slider-bg.png')}</text:span>) no-repeat right -44px;</text:p>
          </table:table-cell>
        </table:table-row>
        <table:table-row>
          <table:table-cell table:style-name="Table194.A2" office:value-type="string">
            <text:p text:style-name="P39">.z-slider-hor-btn</text:p>
          </table:table-cell>
          <table:table-cell table:style-name="Table194.B2" office:value-type="string">
            <text:p text:style-name="P37">Background of button</text:p>
          </table:table-cell>
          <table:table-cell table:style-name="Table194.C2" office:value-type="string">
            <text:p text:style-name="P6">width: 14px; height: 15px; position: absolute; left: 0; top: 3px; background: transparent url(<text:span text:style-name="T22">${c: encodeURL('~./zul/img/slider2/slider-thumb.png')}</text:span>) no-repeat 0 0;</text:p>
          </table:table-cell>
        </table:table-row>
      </table:table>
      <text:h text:style-name="Heading_20_3" text:outline-level="3">Mold: Default <text:span text:style-name="T2">(Vertical)</text:span></text:h>
      <text:p text:style-name="P23">Structure:</text:p>
      <table:table table:name="Table195" table:style-name="Table195">
        <table:table-column table:style-name="Table195.A"/>
        <table:table-row>
          <table:table-cell table:style-name="Table195.A1" office:value-type="string">
            <text:p text:style-name="P35">Overview</text:p>
          </table:table-cell>
        </table:table-row>
        <table:table-row table:style-name="Table195.2">
          <table:table-cell table:style-name="Table195.A2" office:value-type="string">
            <text:p text:style-name="Table_20_Contents"/>
            <text:p text:style-name="Table_20_Contents"><draw:frame draw:style-name="fr2" draw:name="graphics311" text:anchor-type="paragraph" svg:width="0.556cm" svg:height="5.9cm" draw:z-index="137"><draw:image xlink:href="../components/images/slider-ver1.jpg" xlink:type="simple" xlink:show="embed" xlink:actuate="onLoad"/></draw:frame></text:p>
          </table:table-cell>
        </table:table-row>
        <text:soft-page-break/>
        <table:table-row table:style-name="Table195.2">
          <table:table-cell table:style-name="Table195.A2" office:value-type="string">
            <text:p text:style-name="Table_20_Contents"><draw:frame draw:style-name="fr2" draw:name="graphics411" text:anchor-type="paragraph" svg:width="8.916cm" svg:height="7.673cm" draw:z-index="138"><draw:image xlink:href="../components/images/slider-ver2.jpg" xlink:type="simple" xlink:show="embed" xlink:actuate="onLoad"/></draw:frame></text:p>
          </table:table-cell>
        </table:table-row>
      </table:table>
      <text:p text:style-name="P11">Events:<text:line-break/></text:p>
      <table:table table:name="Table196" table:style-name="Table196">
        <table:table-column table:style-name="Table196.A"/>
        <table:table-column table:style-name="Table196.B"/>
        <table:table-column table:style-name="Table196.C"/>
        <table:table-column table:style-name="Table196.D"/>
        <table:table-column table:style-name="Table196.E"/>
        <table:table-column table:style-name="Table196.F"/>
        <table:table-column table:style-name="Table196.G"/>
        <table:table-row>
          <table:table-cell table:style-name="Table196.A1" office:value-type="string">
            <text:p text:style-name="P33">Action:</text:p>
          </table:table-cell>
          <table:table-cell table:style-name="Table196.A1" office:value-type="string">
            <text:p text:style-name="P31">Normal (Open)</text:p>
          </table:table-cell>
          <table:table-cell table:style-name="Table196.A1" office:value-type="string">
            <text:p text:style-name="P31">Hover</text:p>
          </table:table-cell>
          <table:table-cell table:style-name="Table196.A1" office:value-type="string">
            <text:p text:style-name="P31">Click, Select, and Drag.</text:p>
          </table:table-cell>
          <table:table-cell table:style-name="Table196.A1" office:value-type="string">
            <text:p text:style-name="P31">Focus</text:p>
          </table:table-cell>
          <table:table-cell table:style-name="Table196.A1" office:value-type="string">
            <text:p text:style-name="P31">Focus and Hover</text:p>
          </table:table-cell>
          <table:table-cell table:style-name="Table196.G1" office:value-type="string">
            <text:p text:style-name="P33">Disable</text:p>
          </table:table-cell>
        </table:table-row>
        <table:table-row>
          <table:table-cell table:style-name="Table196.A2" office:value-type="string">
            <text:p text:style-name="P33">CSS naming:</text:p>
          </table:table-cell>
          <table:table-cell table:style-name="Table196.A2" office:value-type="string">
            <text:p text:style-name="P36"><text:span text:style-name="Source_20_Text">z-slider-ver</text:span></text:p>
          </table:table-cell>
          <table:table-cell table:style-name="Table196.A2" office:value-type="string">
            <text:p text:style-name="P36"><text:span text:style-name="Source_20_Text"/></text:p>
          </table:table-cell>
          <table:table-cell table:style-name="Table196.A2" office:value-type="string">
            <text:p text:style-name="P36"><text:span text:style-name="Source_20_Text"/></text:p>
          </table:table-cell>
          <table:table-cell table:style-name="Table196.A2" office:value-type="string">
            <text:p text:style-name="P36"><text:span text:style-name="Source_20_Text"/></text:p>
          </table:table-cell>
          <table:table-cell table:style-name="Table196.A2" office:value-type="string">
            <text:p text:style-name="P36"><text:span text:style-name="Source_20_Text"/></text:p>
          </table:table-cell>
          <table:table-cell table:style-name="Table196.G2" office:value-type="string">
            <text:p text:style-name="P36"/>
          </table:table-cell>
        </table:table-row>
        <table:table-row>
          <table:table-cell table:style-name="Table196.A2" office:value-type="string">
            <text:p text:style-name="P33">Supported</text:p>
          </table:table-cell>
          <table:table-cell table:style-name="Table196.A2" office:value-type="string">
            <text:p text:style-name="P36">V</text:p>
          </table:table-cell>
          <table:table-cell table:style-name="Table196.A2" office:value-type="string">
            <text:p text:style-name="P36"/>
          </table:table-cell>
          <table:table-cell table:style-name="Table196.A2" office:value-type="string">
            <text:p text:style-name="P36"/>
          </table:table-cell>
          <table:table-cell table:style-name="Table196.A2" office:value-type="string">
            <text:p text:style-name="P36"/>
          </table:table-cell>
          <table:table-cell table:style-name="Table196.A2" office:value-type="string">
            <text:p text:style-name="P36"/>
          </table:table-cell>
          <table:table-cell table:style-name="Table196.G2" office:value-type="string">
            <text:p text:style-name="P36"/>
          </table:table-cell>
        </table:table-row>
        <table:table-row>
          <table:table-cell table:style-name="Table196.A2" office:value-type="string">
            <text:p text:style-name="P33">CSS naming:</text:p>
          </table:table-cell>
          <table:table-cell table:style-name="Table196.A2" office:value-type="string">
            <text:p text:style-name="P36"><text:span text:style-name="Source_20_Text">-btn</text:span></text:p>
          </table:table-cell>
          <table:table-cell table:style-name="Table196.A2" office:value-type="string">
            <text:p text:style-name="P36"><text:span text:style-name="Source_20_Text">-over</text:span></text:p>
          </table:table-cell>
          <table:table-cell table:style-name="Table196.A2" office:value-type="string">
            <text:p text:style-name="P36"><text:span text:style-name="Source_20_Text">-drag</text:span></text:p>
          </table:table-cell>
          <table:table-cell table:style-name="Table196.A2" office:value-type="string">
            <text:p text:style-name="P36"><text:span text:style-name="Source_20_Text"/></text:p>
          </table:table-cell>
          <table:table-cell table:style-name="Table196.A2" office:value-type="string">
            <text:p text:style-name="P36"><text:span text:style-name="Source_20_Text"/></text:p>
          </table:table-cell>
          <table:table-cell table:style-name="Table196.G2" office:value-type="string">
            <text:p text:style-name="P36"/>
          </table:table-cell>
        </table:table-row>
        <table:table-row>
          <table:table-cell table:style-name="Table196.A2" office:value-type="string">
            <text:p text:style-name="P33">Supported</text:p>
          </table:table-cell>
          <table:table-cell table:style-name="Table196.A2" office:value-type="string">
            <text:p text:style-name="P36">V</text:p>
          </table:table-cell>
          <table:table-cell table:style-name="Table196.A2" office:value-type="string">
            <text:p text:style-name="P36">V</text:p>
          </table:table-cell>
          <table:table-cell table:style-name="Table196.A2" office:value-type="string">
            <text:p text:style-name="P36">V</text:p>
          </table:table-cell>
          <table:table-cell table:style-name="Table196.A2" office:value-type="string">
            <text:p text:style-name="P36"/>
          </table:table-cell>
          <table:table-cell table:style-name="Table196.A2" office:value-type="string">
            <text:p text:style-name="P36"/>
          </table:table-cell>
          <table:table-cell table:style-name="Table196.G2" office:value-type="string">
            <text:p text:style-name="P36"/>
          </table:table-cell>
        </table:table-row>
      </table:table>
      <text:p text:style-name="P23"><text:tab/></text:p>
      <text:p text:style-name="P12"><text:soft-page-break/>CSS Specification:</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51">Class Name</text:p>
          </table:table-cell>
          <table:table-cell table:style-name="Table197.A1" office:value-type="string">
            <text:p text:style-name="P52">Description</text:p>
          </table:table-cell>
          <table:table-cell table:style-name="Table197.C1" office:value-type="string">
            <text:p text:style-name="P52">Default Values</text:p>
          </table:table-cell>
        </table:table-row>
        <table:table-row>
          <table:table-cell table:style-name="Table197.A2" office:value-type="string">
            <text:p text:style-name="P39">.z-slider-<text:span text:style-name="T2">ver</text:span></text:p>
          </table:table-cell>
          <table:table-cell table:style-name="Table197.B2" office:value-type="string">
            <text:p text:style-name="P37">Background of beginning</text:p>
          </table:table-cell>
          <table:table-cell table:style-name="Table197.C2" office:value-type="string">
            <text:p text:style-name="P6">padding-top: 7px; zoom:1; <text:s text:c="4"/>background: transparent url(<text:span text:style-name="T22">${c: encodeURL('~./zul/img/slider2/slider-v-bg.png')}</text:span>) no-repeat -44px 0; width: 22px;</text:p>
          </table:table-cell>
        </table:table-row>
        <table:table-row>
          <table:table-cell table:style-name="Table197.A2" office:value-type="string">
            <text:p text:style-name="P39">.z-slider-<text:span text:style-name="T2">ver</text:span>-<text:span text:style-name="T2">center</text:span></text:p>
          </table:table-cell>
          <table:table-cell table:style-name="Table197.B2" office:value-type="string">
            <text:p text:style-name="P37">Background of center</text:p>
          </table:table-cell>
          <table:table-cell table:style-name="Table197.C2" office:value-type="string">
            <text:p text:style-name="P6">position: relative; left: 0; top: 0; overflow: visible; zoom: 1; background: transparent url(<text:span text:style-name="T22">${c: encodeURL('~./zul/img/slider2/sl</text:span><text:span text:style-name="T22">ider-v-bg.png')}</text:span>) repeat-y 0 0;</text:p>
          </table:table-cell>
        </table:table-row>
        <table:table-row>
          <table:table-cell table:style-name="Table197.A2" office:value-type="string">
            <text:p text:style-name="P39">.z-slider-<text:span text:style-name="T2">ver</text:span>-end</text:p>
          </table:table-cell>
          <table:table-cell table:style-name="Table197.B2" office:value-type="string">
            <text:p text:style-name="P37">Background of end</text:p>
          </table:table-cell>
          <table:table-cell table:style-name="Table197.C2" office:value-type="string">
            <text:p text:style-name="P6">padding-bottom: 7px; zoom: 1; <text:s text:c="4"/>background: transparent url(<text:span text:style-name="T22">${c: encodeURL('~./zul/img/slider2/slider-v-bg.png')}</text:span>) no-repeat -22px bottom;</text:p>
          </table:table-cell>
        </table:table-row>
        <table:table-row>
          <table:table-cell table:style-name="Table197.A2" office:value-type="string">
            <text:p text:style-name="P39">.z-slider-<text:span text:style-name="T2">ve</text:span>r-btn</text:p>
          </table:table-cell>
          <table:table-cell table:style-name="Table197.B2" office:value-type="string">
            <text:p text:style-name="P37">Background of button</text:p>
          </table:table-cell>
          <table:table-cell table:style-name="Table197.C2" office:value-type="string">
            <text:p text:style-name="P6">width: 15px; height: 14px; position: absolute; left: 3px; bottom: 0; background: transparent url(<text:span text:style-name="T22">${c: encodeURL('~./zul/img/slider2/slider-v-thumb.png')}</text:span>) no-repeat 0 0;</text:p>
          </table:table-cell>
        </table:table-row>
      </table:table>
      <text:h text:style-name="Heading_20_3" text:outline-level="3">Mold: <text:span text:style-name="T2">sphere</text:span> <text:span text:style-name="T2">(Horizontal)</text:span></text:h>
      <text:p text:style-name="P23">Structure:</text:p>
      <table:table table:name="Table198" table:style-name="Table198">
        <table:table-column table:style-name="Table198.A"/>
        <table:table-row>
          <table:table-cell table:style-name="Table198.A1" office:value-type="string">
            <text:p text:style-name="P35">Overview</text:p>
          </table:table-cell>
        </table:table-row>
        <table:table-row table:style-name="Table198.2">
          <table:table-cell table:style-name="Table198.A2" office:value-type="string">
            <text:p text:style-name="Table_20_Contents"/>
            <text:p text:style-name="Table_20_Contents"><draw:frame draw:style-name="fr2" draw:name="graphics58" text:anchor-type="paragraph" svg:width="5.847cm" svg:height="0.503cm" draw:z-index="139"><draw:image xlink:href="../components/images/slider-sphere-hor1.jpg" xlink:type="simple" xlink:show="embed" xlink:actuate="onLoad"/></draw:frame></text:p>
          </table:table-cell>
        </table:table-row>
        <text:soft-page-break/>
        <table:table-row table:style-name="Table198.2">
          <table:table-cell table:style-name="Table198.A2" office:value-type="string">
            <text:p text:style-name="Table_20_Contents"><draw:frame draw:style-name="fr2" draw:name="graphics65" text:anchor-type="paragraph" svg:width="11.165cm" svg:height="4.101cm" draw:z-index="140"><draw:image xlink:href="../components/images/slider-sphere-hor2.jpg" xlink:type="simple" xlink:show="embed" xlink:actuate="onLoad"/></draw:frame></text:p>
          </table:table-cell>
        </table:table-row>
      </table:table>
      <text:p text:style-name="P11">Events:<text:line-break/></text:p>
      <table:table table:name="Table199" table:style-name="Table199">
        <table:table-column table:style-name="Table199.A"/>
        <table:table-column table:style-name="Table199.B"/>
        <table:table-column table:style-name="Table199.C"/>
        <table:table-column table:style-name="Table199.D"/>
        <table:table-column table:style-name="Table199.E"/>
        <table:table-column table:style-name="Table199.F"/>
        <table:table-column table:style-name="Table199.G"/>
        <table:table-row>
          <table:table-cell table:style-name="Table199.A1" office:value-type="string">
            <text:p text:style-name="P33">Action:</text:p>
          </table:table-cell>
          <table:table-cell table:style-name="Table199.A1" office:value-type="string">
            <text:p text:style-name="P31">Normal (Open)</text:p>
          </table:table-cell>
          <table:table-cell table:style-name="Table199.A1" office:value-type="string">
            <text:p text:style-name="P31">Hover</text:p>
          </table:table-cell>
          <table:table-cell table:style-name="Table199.A1" office:value-type="string">
            <text:p text:style-name="P31">Click, Select, and Drag.</text:p>
          </table:table-cell>
          <table:table-cell table:style-name="Table199.A1" office:value-type="string">
            <text:p text:style-name="P31">Focus</text:p>
          </table:table-cell>
          <table:table-cell table:style-name="Table199.A1" office:value-type="string">
            <text:p text:style-name="P31">Focus and Hover</text:p>
          </table:table-cell>
          <table:table-cell table:style-name="Table199.G1" office:value-type="string">
            <text:p text:style-name="P33">Disable</text:p>
          </table:table-cell>
        </table:table-row>
        <table:table-row>
          <table:table-cell table:style-name="Table199.A2" office:value-type="string">
            <text:p text:style-name="P33">CSS naming:</text:p>
          </table:table-cell>
          <table:table-cell table:style-name="Table199.A2" office:value-type="string">
            <text:p text:style-name="P36"><text:span text:style-name="Source_20_Text">z-slider-sphere-hor</text:span></text:p>
          </table:table-cell>
          <table:table-cell table:style-name="Table199.A2" office:value-type="string">
            <text:p text:style-name="P36"><text:span text:style-name="Source_20_Text"/></text:p>
          </table:table-cell>
          <table:table-cell table:style-name="Table199.A2" office:value-type="string">
            <text:p text:style-name="P36"><text:span text:style-name="Source_20_Text"/></text:p>
          </table:table-cell>
          <table:table-cell table:style-name="Table199.A2" office:value-type="string">
            <text:p text:style-name="P36"><text:span text:style-name="Source_20_Text"/></text:p>
          </table:table-cell>
          <table:table-cell table:style-name="Table199.A2" office:value-type="string">
            <text:p text:style-name="P36"><text:span text:style-name="Source_20_Text"/></text:p>
          </table:table-cell>
          <table:table-cell table:style-name="Table199.G2" office:value-type="string">
            <text:p text:style-name="P36"/>
          </table:table-cell>
        </table:table-row>
        <table:table-row>
          <table:table-cell table:style-name="Table199.A2" office:value-type="string">
            <text:p text:style-name="P33">Supported</text:p>
          </table:table-cell>
          <table:table-cell table:style-name="Table199.A2" office:value-type="string">
            <text:p text:style-name="P36">V</text:p>
          </table:table-cell>
          <table:table-cell table:style-name="Table199.A2" office:value-type="string">
            <text:p text:style-name="P36"/>
          </table:table-cell>
          <table:table-cell table:style-name="Table199.A2" office:value-type="string">
            <text:p text:style-name="P36"/>
          </table:table-cell>
          <table:table-cell table:style-name="Table199.A2" office:value-type="string">
            <text:p text:style-name="P36"/>
          </table:table-cell>
          <table:table-cell table:style-name="Table199.A2" office:value-type="string">
            <text:p text:style-name="P36"/>
          </table:table-cell>
          <table:table-cell table:style-name="Table199.G2" office:value-type="string">
            <text:p text:style-name="P36"/>
          </table:table-cell>
        </table:table-row>
        <table:table-row>
          <table:table-cell table:style-name="Table199.A2" office:value-type="string">
            <text:p text:style-name="P33">CSS naming:</text:p>
          </table:table-cell>
          <table:table-cell table:style-name="Table199.A2" office:value-type="string">
            <text:p text:style-name="P36"><text:span text:style-name="Source_20_Text">-btn</text:span></text:p>
          </table:table-cell>
          <table:table-cell table:style-name="Table199.A2" office:value-type="string">
            <text:p text:style-name="P36"><text:span text:style-name="Source_20_Text">-over</text:span></text:p>
          </table:table-cell>
          <table:table-cell table:style-name="Table199.A2" office:value-type="string">
            <text:p text:style-name="P36"><text:span text:style-name="Source_20_Text">-drag</text:span></text:p>
          </table:table-cell>
          <table:table-cell table:style-name="Table199.A2" office:value-type="string">
            <text:p text:style-name="P36"><text:span text:style-name="Source_20_Text"/></text:p>
          </table:table-cell>
          <table:table-cell table:style-name="Table199.A2" office:value-type="string">
            <text:p text:style-name="P36"><text:span text:style-name="Source_20_Text"/></text:p>
          </table:table-cell>
          <table:table-cell table:style-name="Table199.G2" office:value-type="string">
            <text:p text:style-name="P36"/>
          </table:table-cell>
        </table:table-row>
        <table:table-row>
          <table:table-cell table:style-name="Table199.A2" office:value-type="string">
            <text:p text:style-name="P33">Supported</text:p>
          </table:table-cell>
          <table:table-cell table:style-name="Table199.A2" office:value-type="string">
            <text:p text:style-name="P36">V</text:p>
          </table:table-cell>
          <table:table-cell table:style-name="Table199.A2" office:value-type="string">
            <text:p text:style-name="P36">V</text:p>
          </table:table-cell>
          <table:table-cell table:style-name="Table199.A2" office:value-type="string">
            <text:p text:style-name="P36">V</text:p>
          </table:table-cell>
          <table:table-cell table:style-name="Table199.A2" office:value-type="string">
            <text:p text:style-name="P36"/>
          </table:table-cell>
          <table:table-cell table:style-name="Table199.A2" office:value-type="string">
            <text:p text:style-name="P36"/>
          </table:table-cell>
          <table:table-cell table:style-name="Table199.G2" office:value-type="string">
            <text:p text:style-name="P36"/>
          </table:table-cell>
        </table:table-row>
      </table:table>
      <text:p text:style-name="P23"><text:tab/></text:p>
      <text:p text:style-name="P12">CSS Specification:</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51">Class Name</text:p>
          </table:table-cell>
          <table:table-cell table:style-name="Table200.A1" office:value-type="string">
            <text:p text:style-name="P52">Description</text:p>
          </table:table-cell>
          <table:table-cell table:style-name="Table200.C1" office:value-type="string">
            <text:p text:style-name="P52">Default Values</text:p>
          </table:table-cell>
        </table:table-row>
        <table:table-row>
          <table:table-cell table:style-name="Table200.A2" office:value-type="string">
            <text:p text:style-name="P39">.z-slider<text:span text:style-name="T2">-sphere</text:span>-hor</text:p>
          </table:table-cell>
          <table:table-cell table:style-name="Table200.B2" office:value-type="string">
            <text:p text:style-name="P37">Background of beginning</text:p>
          </table:table-cell>
          <table:table-cell table:style-name="Table200.C2" office:value-type="string">
            <text:p text:style-name="P6">padding-left: 7px; zoom:1; <text:s text:c="2"/>background: transparent url(<text:span text:style-name="T22">${c: encodeURL('~./zul/img/slider2/slider-bg.png')}</text:span>) no-repeat 0 -22px;</text:p>
          </table:table-cell>
        </table:table-row>
        <table:table-row>
          <table:table-cell table:style-name="Table200.A2" office:value-type="string">
            <text:p text:style-name="P39">.z-slider<text:span text:style-name="T2">-sphere</text:span>-hor-<text:span text:style-name="T2">center</text:span></text:p>
          </table:table-cell>
          <table:table-cell table:style-name="Table200.B2" office:value-type="string">
            <text:p text:style-name="P37">Background of center</text:p>
          </table:table-cell>
          <table:table-cell table:style-name="Table200.C2" office:value-type="string">
            <text:p text:style-name="P6">position: relative; left: 0; top: 0; overflow: visible; zoom: 1; background: transparent url(<text:span text:style-name="T22">${c: encodeURL('~./zul/img/slider2/slider-bg.png')}</text:span>) repeat-x 0 0; height: 22px;</text:p>
          </table:table-cell>
        </table:table-row>
        <table:table-row>
          <table:table-cell table:style-name="Table200.A2" office:value-type="string">
            <text:p text:style-name="P39">.z-slider<text:span text:style-name="T2">-sphere</text:span>-hor-end</text:p>
          </table:table-cell>
          <table:table-cell table:style-name="Table200.B2" office:value-type="string">
            <text:p text:style-name="P37">Background of end</text:p>
          </table:table-cell>
          <table:table-cell table:style-name="Table200.C2" office:value-type="string">
            <text:p text:style-name="P6">padding-right: 7px; zoom: 1; <text:s text:c="3"/>background: transparent url(<text:span text:style-name="T22">${c: encodeURL('~./zul/img/slider2/slider-bg.png')}</text:span>) no-repeat right -44px;</text:p>
          </table:table-cell>
        </table:table-row>
        <text:soft-page-break/>
        <table:table-row>
          <table:table-cell table:style-name="Table200.A2" office:value-type="string">
            <text:p text:style-name="P39">.z-slider<text:span text:style-name="T2">-sphere</text:span>-hor-btn</text:p>
          </table:table-cell>
          <table:table-cell table:style-name="Table200.B2" office:value-type="string">
            <text:p text:style-name="P37">Background of button</text:p>
          </table:table-cell>
          <table:table-cell table:style-name="Table200.C2" office:value-type="string">
            <text:p text:style-name="P6">width: 14px; height: 15px; position: absolute; left: 0; top: 3px; background: transparent url(<text:span text:style-name="T22">${c: encodeURL('~./zul/img/slider2/slider-thumb_circle.png')}</text:span>) no-repeat 0 0;</text:p>
          </table:table-cell>
        </table:table-row>
      </table:table>
      <text:h text:style-name="Heading_20_3" text:outline-level="3">Mold: <text:span text:style-name="T2">sphere</text:span> <text:span text:style-name="T2">(Vertical)</text:span></text:h>
      <text:p text:style-name="P23">Structure:</text:p>
      <table:table table:name="Table201" table:style-name="Table201">
        <table:table-column table:style-name="Table201.A"/>
        <table:table-row>
          <table:table-cell table:style-name="Table201.A1" office:value-type="string">
            <text:p text:style-name="P35">Overview</text:p>
          </table:table-cell>
        </table:table-row>
        <table:table-row table:style-name="Table201.2">
          <table:table-cell table:style-name="Table201.A2" office:value-type="string">
            <text:p text:style-name="Table_20_Contents"><draw:frame draw:style-name="fr2" draw:name="graphics72" text:anchor-type="paragraph" svg:width="0.423cm" svg:height="5.927cm" draw:z-index="141"><draw:image xlink:href="../components/images/slider-sphere-ver1.jpg" xlink:type="simple" xlink:show="embed" xlink:actuate="onLoad"/></draw:frame></text:p>
          </table:table-cell>
        </table:table-row>
        <table:table-row table:style-name="Table201.2">
          <table:table-cell table:style-name="Table201.A2" office:value-type="string">
            <text:p text:style-name="Table_20_Contents"><draw:frame draw:style-name="fr2" draw:name="graphics82" text:anchor-type="paragraph" svg:width="10.769cm" svg:height="7.646cm" draw:z-index="142"><draw:image xlink:href="../components/images/slider-sphere-ver2.jpg" xlink:type="simple" xlink:show="embed" xlink:actuate="onLoad"/></draw:frame></text:p>
          </table:table-cell>
        </table:table-row>
      </table:table>
      <text:p text:style-name="P11">Events:<text:line-break/></text:p>
      <table:table table:name="Table202" table:style-name="Table202">
        <table:table-column table:style-name="Table202.A"/>
        <table:table-column table:style-name="Table202.B"/>
        <table:table-column table:style-name="Table202.C"/>
        <table:table-column table:style-name="Table202.D"/>
        <table:table-column table:style-name="Table202.E"/>
        <table:table-column table:style-name="Table202.F"/>
        <table:table-column table:style-name="Table202.G"/>
        <text:soft-page-break/>
        <table:table-row>
          <table:table-cell table:style-name="Table202.A1" office:value-type="string">
            <text:p text:style-name="P33">Action:</text:p>
          </table:table-cell>
          <table:table-cell table:style-name="Table202.A1" office:value-type="string">
            <text:p text:style-name="P31">Normal (Open)</text:p>
          </table:table-cell>
          <table:table-cell table:style-name="Table202.A1" office:value-type="string">
            <text:p text:style-name="P31">Hover</text:p>
          </table:table-cell>
          <table:table-cell table:style-name="Table202.A1" office:value-type="string">
            <text:p text:style-name="P31">Click, Select, and Drag.</text:p>
          </table:table-cell>
          <table:table-cell table:style-name="Table202.A1" office:value-type="string">
            <text:p text:style-name="P31">Focus</text:p>
          </table:table-cell>
          <table:table-cell table:style-name="Table202.A1" office:value-type="string">
            <text:p text:style-name="P31">Focus and Hover</text:p>
          </table:table-cell>
          <table:table-cell table:style-name="Table202.G1" office:value-type="string">
            <text:p text:style-name="P33">Disable</text:p>
          </table:table-cell>
        </table:table-row>
        <table:table-row>
          <table:table-cell table:style-name="Table202.A2" office:value-type="string">
            <text:p text:style-name="P33">CSS naming:</text:p>
          </table:table-cell>
          <table:table-cell table:style-name="Table202.A2" office:value-type="string">
            <text:p text:style-name="P36"><text:span text:style-name="Source_20_Text">z-slider-sphere-ver</text:span></text:p>
          </table:table-cell>
          <table:table-cell table:style-name="Table202.A2" office:value-type="string">
            <text:p text:style-name="P36"><text:span text:style-name="Source_20_Text"/></text:p>
          </table:table-cell>
          <table:table-cell table:style-name="Table202.A2" office:value-type="string">
            <text:p text:style-name="P36"><text:span text:style-name="Source_20_Text"/></text:p>
          </table:table-cell>
          <table:table-cell table:style-name="Table202.A2" office:value-type="string">
            <text:p text:style-name="P36"><text:span text:style-name="Source_20_Text"/></text:p>
          </table:table-cell>
          <table:table-cell table:style-name="Table202.A2" office:value-type="string">
            <text:p text:style-name="P36"><text:span text:style-name="Source_20_Text"/></text:p>
          </table:table-cell>
          <table:table-cell table:style-name="Table202.G2" office:value-type="string">
            <text:p text:style-name="P36"/>
          </table:table-cell>
        </table:table-row>
        <table:table-row>
          <table:table-cell table:style-name="Table202.A2" office:value-type="string">
            <text:p text:style-name="P33">Supported</text:p>
          </table:table-cell>
          <table:table-cell table:style-name="Table202.A2" office:value-type="string">
            <text:p text:style-name="P36">V</text:p>
          </table:table-cell>
          <table:table-cell table:style-name="Table202.A2" office:value-type="string">
            <text:p text:style-name="P36"/>
          </table:table-cell>
          <table:table-cell table:style-name="Table202.A2" office:value-type="string">
            <text:p text:style-name="P36"/>
          </table:table-cell>
          <table:table-cell table:style-name="Table202.A2" office:value-type="string">
            <text:p text:style-name="P36"/>
          </table:table-cell>
          <table:table-cell table:style-name="Table202.A2" office:value-type="string">
            <text:p text:style-name="P36"/>
          </table:table-cell>
          <table:table-cell table:style-name="Table202.G2" office:value-type="string">
            <text:p text:style-name="P36"/>
          </table:table-cell>
        </table:table-row>
        <table:table-row>
          <table:table-cell table:style-name="Table202.A2" office:value-type="string">
            <text:p text:style-name="P33">CSS naming:</text:p>
          </table:table-cell>
          <table:table-cell table:style-name="Table202.A2" office:value-type="string">
            <text:p text:style-name="P36"><text:span text:style-name="Source_20_Text">-btn</text:span></text:p>
          </table:table-cell>
          <table:table-cell table:style-name="Table202.A2" office:value-type="string">
            <text:p text:style-name="P36"><text:span text:style-name="Source_20_Text">-over</text:span></text:p>
          </table:table-cell>
          <table:table-cell table:style-name="Table202.A2" office:value-type="string">
            <text:p text:style-name="P36"><text:span text:style-name="Source_20_Text">-drag</text:span></text:p>
          </table:table-cell>
          <table:table-cell table:style-name="Table202.A2" office:value-type="string">
            <text:p text:style-name="P36"><text:span text:style-name="Source_20_Text"/></text:p>
          </table:table-cell>
          <table:table-cell table:style-name="Table202.A2" office:value-type="string">
            <text:p text:style-name="P36"><text:span text:style-name="Source_20_Text"/></text:p>
          </table:table-cell>
          <table:table-cell table:style-name="Table202.G2" office:value-type="string">
            <text:p text:style-name="P36"/>
          </table:table-cell>
        </table:table-row>
        <table:table-row>
          <table:table-cell table:style-name="Table202.A2" office:value-type="string">
            <text:p text:style-name="P33">Supported</text:p>
          </table:table-cell>
          <table:table-cell table:style-name="Table202.A2" office:value-type="string">
            <text:p text:style-name="P36">V</text:p>
          </table:table-cell>
          <table:table-cell table:style-name="Table202.A2" office:value-type="string">
            <text:p text:style-name="P36">V</text:p>
          </table:table-cell>
          <table:table-cell table:style-name="Table202.A2" office:value-type="string">
            <text:p text:style-name="P36">V</text:p>
          </table:table-cell>
          <table:table-cell table:style-name="Table202.A2" office:value-type="string">
            <text:p text:style-name="P36"/>
          </table:table-cell>
          <table:table-cell table:style-name="Table202.A2" office:value-type="string">
            <text:p text:style-name="P36"/>
          </table:table-cell>
          <table:table-cell table:style-name="Table202.G2" office:value-type="string">
            <text:p text:style-name="P36"/>
          </table:table-cell>
        </table:table-row>
      </table:table>
      <text:p text:style-name="P23"><text:tab/></text:p>
      <text:p text:style-name="P12">CSS Specification:</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51">Class Name</text:p>
          </table:table-cell>
          <table:table-cell table:style-name="Table203.A1" office:value-type="string">
            <text:p text:style-name="P52">Description</text:p>
          </table:table-cell>
          <table:table-cell table:style-name="Table203.C1" office:value-type="string">
            <text:p text:style-name="P52">Default Values</text:p>
          </table:table-cell>
        </table:table-row>
        <table:table-row>
          <table:table-cell table:style-name="Table203.A2" office:value-type="string">
            <text:p text:style-name="P39">.z-slider<text:span text:style-name="T2">-sphere</text:span>-<text:span text:style-name="T2">ver</text:span></text:p>
          </table:table-cell>
          <table:table-cell table:style-name="Table203.B2" office:value-type="string">
            <text:p text:style-name="P37">Background of beginning</text:p>
          </table:table-cell>
          <table:table-cell table:style-name="Table203.C2" office:value-type="string">
            <text:p text:style-name="P6">padding-top: 7px; zoom:1; background: transparent url(<text:span text:style-name="T22">${c: encodeURL('~./zul/img/slider2/slider-v-bg.png')}</text:span>) no-repeat -44px 0; width: 22px;</text:p>
          </table:table-cell>
        </table:table-row>
        <table:table-row>
          <table:table-cell table:style-name="Table203.A2" office:value-type="string">
            <text:p text:style-name="P39">.z-slider<text:span text:style-name="T2">-sphere</text:span>-<text:span text:style-name="T2">ver</text:span>-<text:span text:style-name="T2">center</text:span></text:p>
          </table:table-cell>
          <table:table-cell table:style-name="Table203.B2" office:value-type="string">
            <text:p text:style-name="P37">Background of center</text:p>
          </table:table-cell>
          <table:table-cell table:style-name="Table203.C2" office:value-type="string">
            <text:p text:style-name="P6">position: relative; left: 0; top: 0; overflow: visible; zoom: 1; background: transparent url(<text:span text:style-name="T22">${c: encodeURL('~./zul/img/slider2/slider-v-bg.png')}</text:span>) repeat-y 0 0;</text:p>
          </table:table-cell>
        </table:table-row>
        <table:table-row>
          <table:table-cell table:style-name="Table203.A2" office:value-type="string">
            <text:p text:style-name="P39">.z-slider<text:span text:style-name="T2">-sphere</text:span>-<text:span text:style-name="T2">ver</text:span>-end</text:p>
          </table:table-cell>
          <table:table-cell table:style-name="Table203.B2" office:value-type="string">
            <text:p text:style-name="P37">Background of end</text:p>
          </table:table-cell>
          <table:table-cell table:style-name="Table203.C2" office:value-type="string">
            <text:p text:style-name="P6">padding-bottom: 7px; zoom: 1; background: transparent url(<text:span text:style-name="T22">${c: encodeURL('~./zul/img/slider2/slider-v-bg.png')}</text:span>) no-repeat -22px bottom;</text:p>
          </table:table-cell>
        </table:table-row>
        <table:table-row>
          <table:table-cell table:style-name="Table203.A2" office:value-type="string">
            <text:p text:style-name="P39">.z-slider<text:span text:style-name="T2">-sphere</text:span>-<text:span text:style-name="T2">ve</text:span>r-btn</text:p>
          </table:table-cell>
          <table:table-cell table:style-name="Table203.B2" office:value-type="string">
            <text:p text:style-name="P37">Background of button</text:p>
          </table:table-cell>
          <table:table-cell table:style-name="Table203.C2" office:value-type="string">
            <text:p text:style-name="P6">width: 15px; height: 15px; position: absolute; left: 3px; bottom: 0; background: transparent url(<text:span text:style-name="T22">${c: encodeURL('~./zul/img/slider2/slider-v-thumb_circle.png')}</text:span>) no-repeat 0px 0px;</text:p>
          </table:table-cell>
        </table:table-row>
      </table:table>
      <text:h text:style-name="Heading_20_3" text:outline-level="3">Mold: <text:span text:style-name="T2">scale</text:span></text:h>
      <text:p text:style-name="P23">Structure:</text:p>
      <table:table table:name="Table204" table:style-name="Table204">
        <table:table-column table:style-name="Table204.A"/>
        <table:table-row>
          <table:table-cell table:style-name="Table204.A1" office:value-type="string">
            <text:p text:style-name="P35">Overview</text:p>
          </table:table-cell>
        </table:table-row>
        <text:soft-page-break/>
        <table:table-row table:style-name="Table204.2">
          <table:table-cell table:style-name="Table204.A2" office:value-type="string">
            <text:p text:style-name="Table_20_Contents"/>
            <text:p text:style-name="Table_20_Contents"><draw:frame draw:style-name="fr2" draw:name="graphics92" text:anchor-type="paragraph" svg:width="5.927cm" svg:height="0.741cm" draw:z-index="143"><draw:image xlink:href="../components/images/slider-scale-hor1.jpg" xlink:type="simple" xlink:show="embed" xlink:actuate="onLoad"/></draw:frame></text:p>
          </table:table-cell>
        </table:table-row>
        <table:table-row table:style-name="Table204.2">
          <table:table-cell table:style-name="Table204.A2" office:value-type="string">
            <text:p text:style-name="Table_20_Contents"><draw:frame draw:style-name="fr2" draw:name="graphics102" text:anchor-type="paragraph" svg:width="14.764cm" svg:height="3.836cm" draw:z-index="144"><draw:image xlink:href="../components/images/slider-scale-hor2.jpg" xlink:type="simple" xlink:show="embed" xlink:actuate="onLoad"/></draw:frame></text:p>
          </table:table-cell>
        </table:table-row>
      </table:table>
      <text:p text:style-name="P11">Events:<text:line-break/></text:p>
      <table:table table:name="Table205" table:style-name="Table205">
        <table:table-column table:style-name="Table205.A"/>
        <table:table-column table:style-name="Table205.B"/>
        <table:table-column table:style-name="Table205.C"/>
        <table:table-column table:style-name="Table205.D"/>
        <table:table-column table:style-name="Table205.E"/>
        <table:table-column table:style-name="Table205.F"/>
        <table:table-column table:style-name="Table205.G"/>
        <table:table-row>
          <table:table-cell table:style-name="Table205.A1" office:value-type="string">
            <text:p text:style-name="P33">Action:</text:p>
          </table:table-cell>
          <table:table-cell table:style-name="Table205.A1" office:value-type="string">
            <text:p text:style-name="P31">Normal (Open)</text:p>
          </table:table-cell>
          <table:table-cell table:style-name="Table205.A1" office:value-type="string">
            <text:p text:style-name="P31">Hover</text:p>
          </table:table-cell>
          <table:table-cell table:style-name="Table205.A1" office:value-type="string">
            <text:p text:style-name="P31">Click, Select, and Drag.</text:p>
          </table:table-cell>
          <table:table-cell table:style-name="Table205.A1" office:value-type="string">
            <text:p text:style-name="P31">Focus</text:p>
          </table:table-cell>
          <table:table-cell table:style-name="Table205.A1" office:value-type="string">
            <text:p text:style-name="P31">Focus and Hover</text:p>
          </table:table-cell>
          <table:table-cell table:style-name="Table205.G1" office:value-type="string">
            <text:p text:style-name="P33">Disable</text:p>
          </table:table-cell>
        </table:table-row>
        <table:table-row>
          <table:table-cell table:style-name="Table205.A2" office:value-type="string">
            <text:p text:style-name="P33">CSS naming:</text:p>
          </table:table-cell>
          <table:table-cell table:style-name="Table205.A2" office:value-type="string">
            <text:p text:style-name="P36"><text:span text:style-name="Source_20_Text">z-slider-scale</text:span></text:p>
          </table:table-cell>
          <table:table-cell table:style-name="Table205.A2" office:value-type="string">
            <text:p text:style-name="P36"><text:span text:style-name="Source_20_Text"/></text:p>
          </table:table-cell>
          <table:table-cell table:style-name="Table205.A2" office:value-type="string">
            <text:p text:style-name="P36"><text:span text:style-name="Source_20_Text"/></text:p>
          </table:table-cell>
          <table:table-cell table:style-name="Table205.A2" office:value-type="string">
            <text:p text:style-name="P36"><text:span text:style-name="Source_20_Text"/></text:p>
          </table:table-cell>
          <table:table-cell table:style-name="Table205.A2" office:value-type="string">
            <text:p text:style-name="P36"><text:span text:style-name="Source_20_Text"/></text:p>
          </table:table-cell>
          <table:table-cell table:style-name="Table205.G2" office:value-type="string">
            <text:p text:style-name="P36"/>
          </table:table-cell>
        </table:table-row>
        <table:table-row>
          <table:table-cell table:style-name="Table205.A2" office:value-type="string">
            <text:p text:style-name="P33">Supported</text:p>
          </table:table-cell>
          <table:table-cell table:style-name="Table205.A2" office:value-type="string">
            <text:p text:style-name="P36">V</text:p>
          </table:table-cell>
          <table:table-cell table:style-name="Table205.A2" office:value-type="string">
            <text:p text:style-name="P36"/>
          </table:table-cell>
          <table:table-cell table:style-name="Table205.A2" office:value-type="string">
            <text:p text:style-name="P36"/>
          </table:table-cell>
          <table:table-cell table:style-name="Table205.A2" office:value-type="string">
            <text:p text:style-name="P36"/>
          </table:table-cell>
          <table:table-cell table:style-name="Table205.A2" office:value-type="string">
            <text:p text:style-name="P36"/>
          </table:table-cell>
          <table:table-cell table:style-name="Table205.G2" office:value-type="string">
            <text:p text:style-name="P36"/>
          </table:table-cell>
        </table:table-row>
        <table:table-row>
          <table:table-cell table:style-name="Table205.A2" office:value-type="string">
            <text:p text:style-name="P33">CSS naming:</text:p>
          </table:table-cell>
          <table:table-cell table:style-name="Table205.A2" office:value-type="string">
            <text:p text:style-name="P36"><text:span text:style-name="Source_20_Text">-btn</text:span></text:p>
          </table:table-cell>
          <table:table-cell table:style-name="Table205.A2" office:value-type="string">
            <text:p text:style-name="P36"><text:span text:style-name="Source_20_Text">-over</text:span></text:p>
          </table:table-cell>
          <table:table-cell table:style-name="Table205.A2" office:value-type="string">
            <text:p text:style-name="P36"><text:span text:style-name="Source_20_Text">-drag</text:span></text:p>
          </table:table-cell>
          <table:table-cell table:style-name="Table205.A2" office:value-type="string">
            <text:p text:style-name="P36"><text:span text:style-name="Source_20_Text"/></text:p>
          </table:table-cell>
          <table:table-cell table:style-name="Table205.A2" office:value-type="string">
            <text:p text:style-name="P36"><text:span text:style-name="Source_20_Text"/></text:p>
          </table:table-cell>
          <table:table-cell table:style-name="Table205.G2" office:value-type="string">
            <text:p text:style-name="P36"/>
          </table:table-cell>
        </table:table-row>
        <table:table-row>
          <table:table-cell table:style-name="Table205.A2" office:value-type="string">
            <text:p text:style-name="P33">Supported</text:p>
          </table:table-cell>
          <table:table-cell table:style-name="Table205.A2" office:value-type="string">
            <text:p text:style-name="P36">V</text:p>
          </table:table-cell>
          <table:table-cell table:style-name="Table205.A2" office:value-type="string">
            <text:p text:style-name="P36">V</text:p>
          </table:table-cell>
          <table:table-cell table:style-name="Table205.A2" office:value-type="string">
            <text:p text:style-name="P36">V</text:p>
          </table:table-cell>
          <table:table-cell table:style-name="Table205.A2" office:value-type="string">
            <text:p text:style-name="P36"/>
          </table:table-cell>
          <table:table-cell table:style-name="Table205.A2" office:value-type="string">
            <text:p text:style-name="P36"/>
          </table:table-cell>
          <table:table-cell table:style-name="Table205.G2" office:value-type="string">
            <text:p text:style-name="P36"/>
          </table:table-cell>
        </table:table-row>
      </table:table>
      <text:p text:style-name="P23"><text:tab/></text:p>
      <text:p text:style-name="P12">CSS Specification:</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51">Class Name</text:p>
          </table:table-cell>
          <table:table-cell table:style-name="Table206.A1" office:value-type="string">
            <text:p text:style-name="P52">Description</text:p>
          </table:table-cell>
          <table:table-cell table:style-name="Table206.C1" office:value-type="string">
            <text:p text:style-name="P52">Default Values</text:p>
          </table:table-cell>
        </table:table-row>
        <table:table-row>
          <table:table-cell table:style-name="Table206.A2" office:value-type="string">
            <text:p text:style-name="P39">.z-slider-scale-tick</text:p>
          </table:table-cell>
          <table:table-cell table:style-name="Table206.B2" office:value-type="string">
            <text:p text:style-name="P37">Background of scale tick</text:p>
          </table:table-cell>
          <table:table-cell table:style-name="Table206.C2" office:value-type="string">
            <text:p text:style-name="P6">background-image:url(<text:span text:style-name="T22">${c: encodeURL('~./zul/img/slider2/ticks.gif')}</text:span>); padding-top:6px; width:214px;</text:p>
          </table:table-cell>
        </table:table-row>
        <table:table-row>
          <table:table-cell table:style-name="Table206.A2" office:value-type="string">
            <text:p text:style-name="P40">.z-slider-scale</text:p>
          </table:table-cell>
          <table:table-cell table:style-name="Table206.B2" office:value-type="string">
            <text:p text:style-name="P37">Background of beginning</text:p>
          </table:table-cell>
          <table:table-cell table:style-name="Table206.C2" office:value-type="string">
            <text:p text:style-name="P6">padding-left: 7px; zoom:1; <text:s text:c="3"/>background: transparent url(<text:span text:style-name="T22">${c: encodeURL('~./zul/img/slider2/slider-bg.png')}</text:span>) no-repeat 0 -22px;</text:p>
          </table:table-cell>
        </table:table-row>
        <table:table-row>
          <table:table-cell table:style-name="Table206.A2" office:value-type="string">
            <text:p text:style-name="P39">.z-slider-scale-center</text:p>
          </table:table-cell>
          <table:table-cell table:style-name="Table206.B2" office:value-type="string">
            <text:p text:style-name="P37">Background of center</text:p>
          </table:table-cell>
          <table:table-cell table:style-name="Table206.C2" office:value-type="string">
            <text:p text:style-name="P6">position: relative; left: 0; top: 0; overflow: visible; zoom: 1; background: transparent url(<text:span text:style-name="T22">$</text:span><text:span text:style-name="T22">{c: encodeURL('~./zul/img/slider2/slider-bg.png')}</text:span>) repeat-x 0 0;</text:p>
            <text:p text:style-name="P6"><text:s text:c="4"/>height: 22px;</text:p>
          </table:table-cell>
        </table:table-row>
        <text:soft-page-break/>
        <table:table-row>
          <table:table-cell table:style-name="Table206.A2" office:value-type="string">
            <text:p text:style-name="P39">.z-slider-scale-end</text:p>
          </table:table-cell>
          <table:table-cell table:style-name="Table206.B2" office:value-type="string">
            <text:p text:style-name="P37">Background of end</text:p>
          </table:table-cell>
          <table:table-cell table:style-name="Table206.C2" office:value-type="string">
            <text:p text:style-name="P6">padding-right: 7px; zoom: 1; <text:s text:c="4"/>background: transparent url(<text:span text:style-name="T22">${c: encodeURL('~./zul/img/slider2/slider-bg.png')}</text:span>) no-repeat right -44px;</text:p>
          </table:table-cell>
        </table:table-row>
        <table:table-row>
          <table:table-cell table:style-name="Table206.A2" office:value-type="string">
            <text:p text:style-name="P39">.z-slider-scale-btn</text:p>
          </table:table-cell>
          <table:table-cell table:style-name="Table206.B2" office:value-type="string">
            <text:p text:style-name="P37">Background of button</text:p>
          </table:table-cell>
          <table:table-cell table:style-name="Table206.C2" office:value-type="string">
            <text:p text:style-name="P6">width: 14px; height: 15px; position: absolute; left: 0; top: 3px; background: transparent url(<text:span text:style-name="T22">${c: encodeURL('~./zul/img/slider2/slider-scale-thumb.gif')}</text:span>) no-repeat 0 0;</text:p>
          </table:table-cell>
        </table:table-row>
      </table:table>
      <text:h text:style-name="P53" text:outline-level="2">Spinner</text:h>
      <text:p text:style-name="P21"><text:span text:style-name="Source_20_Text">Spinner is composed of two parts, an input box and a button.</text:span></text:p>
      <text:p text:style-name="Text_20_body"><text:s/><text:span text:style-name="T9">S</text:span><text:span text:style-name="T10">ource</text:span>:</text:p>
      <text:list text:style-name="L54">
        <text:list-item>
          <text:p text:style-name="P130"><text:a xlink:type="simple" xlink:href="http://zk1.svn.sourceforge.net/viewvc/zk1/branches/3.5/zul/src/archive/web/zul/css/cmps/combo.css.dsp?view=markup">The CSS source of Spinner from SVN</text:a></text:p>
        </text:list-item>
      </text:list>
      <text:h text:style-name="Heading_20_3" text:outline-level="3">Mold: Default</text:h>
      <text:p text:style-name="P23">Structure:</text:p>
      <table:table table:name="Table207" table:style-name="Table207">
        <table:table-column table:style-name="Table207.A"/>
        <table:table-row>
          <table:table-cell table:style-name="Table207.A1" office:value-type="string">
            <text:p text:style-name="P35">Overview</text:p>
          </table:table-cell>
        </table:table-row>
        <table:table-row table:style-name="Table207.2">
          <table:table-cell table:style-name="Table207.A2" office:value-type="string">
            <text:p text:style-name="Table_20_Contents"><draw:frame draw:style-name="fr3" draw:name="graphics147" text:anchor-type="paragraph" svg:x="6.151cm" svg:y="1.005cm" svg:width="2.91cm" svg:height="0.688cm" draw:z-index="145"><draw:image xlink:href="../components/images/spinner1.gif" xlink:type="simple" xlink:show="embed" xlink:actuate="onLoad"/></draw:frame></text:p>
            <text:p text:style-name="Table_20_Contents"/>
          </table:table-cell>
        </table:table-row>
        <table:table-row table:style-name="Table207.2">
          <table:table-cell table:style-name="Table207.A2" office:value-type="string">
            <text:p text:style-name="Table_20_Contents"><draw:frame draw:style-name="fr2" draw:name="graphics240" text:anchor-type="paragraph" svg:width="9.128cm" svg:height="2.884cm" draw:z-index="146"><draw:image xlink:href="../components/images/spinner2.gif" xlink:type="simple" xlink:show="embed" xlink:actuate="onLoad"/></draw:frame></text:p>
          </table:table-cell>
        </table:table-row>
      </table:table>
      <text:p text:style-name="P11">Events:<text:line-break/></text:p>
      <table:table table:name="Table208" table:style-name="Table208">
        <table:table-column table:style-name="Table208.A"/>
        <table:table-column table:style-name="Table208.B"/>
        <table:table-column table:style-name="Table208.C"/>
        <table:table-column table:style-name="Table208.D"/>
        <table:table-column table:style-name="Table208.E"/>
        <table:table-column table:style-name="Table208.F"/>
        <table:table-column table:style-name="Table208.G"/>
        <table:table-row>
          <table:table-cell table:style-name="Table208.A1" office:value-type="string">
            <text:p text:style-name="P33">Action:</text:p>
          </table:table-cell>
          <table:table-cell table:style-name="Table208.A1" office:value-type="string">
            <text:p text:style-name="P31">Normal (Open)</text:p>
          </table:table-cell>
          <table:table-cell table:style-name="Table208.A1" office:value-type="string">
            <text:p text:style-name="P31">Hover</text:p>
          </table:table-cell>
          <table:table-cell table:style-name="Table208.A1" office:value-type="string">
            <text:p text:style-name="P31">Click, Select, and Drag.</text:p>
          </table:table-cell>
          <table:table-cell table:style-name="Table208.A1" office:value-type="string">
            <text:p text:style-name="P31">Focus</text:p>
          </table:table-cell>
          <table:table-cell table:style-name="Table208.A1" office:value-type="string">
            <text:p text:style-name="P31">Focus and Hover</text:p>
          </table:table-cell>
          <table:table-cell table:style-name="Table208.G1" office:value-type="string">
            <text:p text:style-name="P33">Disable</text:p>
          </table:table-cell>
        </table:table-row>
        <table:table-row>
          <table:table-cell table:style-name="Table208.A2" office:value-type="string">
            <text:p text:style-name="P33">CSS naming:</text:p>
          </table:table-cell>
          <table:table-cell table:style-name="Table208.A2" office:value-type="string">
            <text:p text:style-name="P36"><text:span text:style-name="Source_20_Text">z-spinner</text:span></text:p>
          </table:table-cell>
          <table:table-cell table:style-name="Table208.A2" office:value-type="string">
            <text:p text:style-name="P36"><text:span text:style-name="Source_20_Text">-over</text:span></text:p>
          </table:table-cell>
          <table:table-cell table:style-name="Table208.A2" office:value-type="string">
            <text:p text:style-name="P36"><text:span text:style-name="Source_20_Text">-btn-clk</text:span></text:p>
          </table:table-cell>
          <table:table-cell table:style-name="Table208.A2" office:value-type="string">
            <text:p text:style-name="P36"><text:span text:style-name="Source_20_Text">-focus</text:span></text:p>
          </table:table-cell>
          <table:table-cell table:style-name="Table208.A2" office:value-type="string">
            <text:p text:style-name="P36"><text:span text:style-name="Source_20_Text">-btn-over</text:span></text:p>
          </table:table-cell>
          <table:table-cell table:style-name="Table208.G2" office:value-type="string">
            <text:p text:style-name="P36">-disd</text:p>
          </table:table-cell>
        </table:table-row>
        <table:table-row>
          <table:table-cell table:style-name="Table208.A2" office:value-type="string">
            <text:p text:style-name="P33">Supported</text:p>
          </table:table-cell>
          <table:table-cell table:style-name="Table208.A2" office:value-type="string">
            <text:p text:style-name="P36">V</text:p>
          </table:table-cell>
          <table:table-cell table:style-name="Table208.A2" office:value-type="string">
            <text:p text:style-name="P36">V</text:p>
          </table:table-cell>
          <table:table-cell table:style-name="Table208.A2" office:value-type="string">
            <text:p text:style-name="P36">V</text:p>
          </table:table-cell>
          <table:table-cell table:style-name="Table208.A2" office:value-type="string">
            <text:p text:style-name="P36">V</text:p>
          </table:table-cell>
          <table:table-cell table:style-name="Table208.A2" office:value-type="string">
            <text:p text:style-name="P36">V</text:p>
          </table:table-cell>
          <table:table-cell table:style-name="Table208.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51">Class Name</text:p>
          </table:table-cell>
          <table:table-cell table:style-name="Table209.A1" office:value-type="string">
            <text:p text:style-name="P52">Description</text:p>
          </table:table-cell>
          <table:table-cell table:style-name="Table209.C1" office:value-type="string">
            <text:p text:style-name="P52">Default Values</text:p>
          </table:table-cell>
        </table:table-row>
        <table:table-row>
          <table:table-cell table:style-name="Table209.A2" office:value-type="string">
            <text:p text:style-name="P39">.z-spinner-inp</text:p>
          </table:table-cell>
          <table:table-cell table:style-name="Table209.B2" office:value-type="string">
            <text:p text:style-name="P37">Background of input element</text:p>
          </table:table-cell>
          <table:table-cell table:style-name="Table209.C2" office:value-type="string">
            <text:p text:style-name="P6">background: #FFF url(<text:span text:style-name="T22">${c:encodeURL('~./zul/img/grid/text-bg.gif')}</text:span>) repeat-x 0 0; border: 1px solid #7F9DB9; font-family: <text:span text:style-name="T22">${fontFamilyC}</text:span>; font-size: <text:span text:style-name="T22">${fontSizeM}</text:span>; font-weight: normal;</text:p>
          </table:table-cell>
        </table:table-row>
        <text:soft-page-break/>
        <table:table-row>
          <table:table-cell table:style-name="Table209.A2" office:value-type="string">
            <text:p text:style-name="P39">.z-spinner-text-invalid</text:p>
          </table:table-cell>
          <table:table-cell table:style-name="Table209.B2" office:value-type="string">
            <text:p text:style-name="P37">Background of invalidated</text:p>
          </table:table-cell>
          <table:table-cell table:style-name="Table209.C2" office:value-type="string">
            <text:p text:style-name="P13">background: #FFF url(<text:span text:style-name="T22">${c:encodeURL('~./zul/img/grid/text-bg-invalid.gif')}</text:span>) repeat-x 0 0; border: 1px solid #DD7870;</text:p>
          </table:table-cell>
        </table:table-row>
        <table:table-row>
          <table:table-cell table:style-name="Table209.A2" office:value-type="string">
            <text:p text:style-name="P39">.z-spinner-readonly, .z-spinner-text-disd</text:p>
          </table:table-cell>
          <table:table-cell table:style-name="Table209.B2" office:value-type="string">
            <text:p text:style-name="P37">Background of disabled and read only</text:p>
          </table:table-cell>
          <table:table-cell table:style-name="Table209.C2" office:value-type="string">
            <text:p text:style-name="P13">background: #ECEAE4;</text:p>
          </table:table-cell>
        </table:table-row>
        <table:table-row table:style-name="Table209.5">
          <table:table-cell table:style-name="Table209.A2" office:value-type="string">
            <text:p text:style-name="P39">.z-spinner .z-spinner-img</text:p>
          </table:table-cell>
          <table:table-cell table:style-name="Table209.B2" office:value-type="string">
            <text:p text:style-name="P37">Background of the button image</text:p>
          </table:table-cell>
          <table:table-cell table:style-name="Table209.C2" office:value-type="string">
            <text:p text:style-name="P6">background: transparent url(<text:span text:style-name="T22">${c:encodeURL('~./zul/img/button/timebtn.gif')}</text:span>) no-repeat 0 0; vertical-align: top; cursor: pointer; width: 17px; height: 19px; border: 0; border-bottom: 1px solid #86A4BE;</text:p>
          </table:table-cell>
        </table:table-row>
      </table:table>
      <text:h text:style-name="P53" text:outline-level="2">Splitter</text:h>
      <text:p text:style-name="Text_20_body"><text:span text:style-name="Source_20_Text"><text:span text:style-name="T2">Splitter </text:span></text:span><text:span text:style-name="T2">has three status: splittable, collapsible, and collapsible with splittable.</text:span></text:p>
      <text:p text:style-name="Text_20_body"><text:s/><text:span text:style-name="T9">S</text:span><text:span text:style-name="T10">ource</text:span>:</text:p>
      <text:list text:style-name="L55">
        <text:list-item>
          <text:p text:style-name="P131"><text:a xlink:type="simple" xlink:href="http://zk1.svn.sourceforge.net/viewvc/zk1/branches/3.5/zul/src/archive/web/zul/css/cmps/box.css.dsp?view=markup">The CSS source of Splitter from SVN</text:a></text:p>
        </text:list-item>
      </text:list>
      <text:h text:style-name="Heading_20_3" text:outline-level="3">Mold: Default <text:span text:style-name="T2">(Vertical)</text:span></text:h>
      <text:p text:style-name="P23">Structure:</text:p>
      <table:table table:name="Table210" table:style-name="Table210">
        <table:table-column table:style-name="Table210.A"/>
        <table:table-row>
          <table:table-cell table:style-name="Table210.A1" office:value-type="string">
            <text:p text:style-name="P35">Overview</text:p>
          </table:table-cell>
        </table:table-row>
        <table:table-row table:style-name="Table210.2">
          <table:table-cell table:style-name="Table210.A2" office:value-type="string">
            <text:p text:style-name="Table_20_Contents"><draw:frame draw:style-name="fr2" draw:name="graphics148" text:anchor-type="paragraph" svg:width="15.002cm" svg:height="3.519cm" draw:z-index="147"><draw:image xlink:href="../components/images/splitter-ver1.jpg" xlink:type="simple" xlink:show="embed" xlink:actuate="onLoad"/></draw:frame></text:p>
            <text:p text:style-name="Table_20_Contents"/>
          </table:table-cell>
        </table:table-row>
        <table:table-row table:style-name="Table210.2">
          <table:table-cell table:style-name="Table210.A2" office:value-type="string">
            <text:p text:style-name="Table_20_Contents"><draw:frame draw:style-name="fr3" draw:name="graphics241" text:anchor-type="paragraph" svg:x="2.916cm" svg:y="0.185cm" svg:width="10.123cm" svg:height="4.895cm" draw:z-index="148"><draw:image xlink:href="../components/images/splitter-ver2.jpg" xlink:type="simple" xlink:show="embed" xlink:actuate="onLoad"/></draw:frame></text:p>
          </table:table-cell>
        </table:table-row>
        <table:table-row table:style-name="Table210.2">
          <table:table-cell table:style-name="Table210.A2" office:value-type="string">
            <text:p text:style-name="Table_20_Contents"><draw:frame draw:style-name="fr2" draw:name="graphics312" text:anchor-type="paragraph" svg:width="9.657cm" svg:height="4.842cm" draw:z-index="149"><draw:image xlink:href="../components/images/splitter-ver3.jpg" xlink:type="simple" xlink:show="embed" xlink:actuate="onLoad"/></draw:frame></text:p>
          </table:table-cell>
        </table:table-row>
        <text:soft-page-break/>
        <table:table-row table:style-name="Table210.2">
          <table:table-cell table:style-name="Table210.A2" office:value-type="string">
            <text:p text:style-name="Table_20_Contents"><draw:frame draw:style-name="fr2" draw:name="graphics412" text:anchor-type="paragraph" svg:width="9.684cm" svg:height="4.63cm" draw:z-index="150"><draw:image xlink:href="../components/images/splitter-ver4.jpg" xlink:type="simple" xlink:show="embed" xlink:actuate="onLoad"/></draw:frame></text:p>
          </table:table-cell>
        </table:table-row>
      </table:table>
      <text:p text:style-name="P11">Events:<text:line-break/></text:p>
      <table:table table:name="Table211" table:style-name="Table211">
        <table:table-column table:style-name="Table211.A"/>
        <table:table-column table:style-name="Table211.B"/>
        <table:table-column table:style-name="Table211.C"/>
        <table:table-column table:style-name="Table211.D"/>
        <table:table-column table:style-name="Table211.E"/>
        <table:table-column table:style-name="Table211.F"/>
        <table:table-column table:style-name="Table211.G"/>
        <table:table-row>
          <table:table-cell table:style-name="Table211.A1" office:value-type="string">
            <text:p text:style-name="P33">Action:</text:p>
          </table:table-cell>
          <table:table-cell table:style-name="Table211.A1" office:value-type="string">
            <text:p text:style-name="P31">Normal (Open)</text:p>
          </table:table-cell>
          <table:table-cell table:style-name="Table211.A1" office:value-type="string">
            <text:p text:style-name="P31">Hover</text:p>
          </table:table-cell>
          <table:table-cell table:style-name="Table211.A1" office:value-type="string">
            <text:p text:style-name="P31">Click, Select, and Drag.</text:p>
          </table:table-cell>
          <table:table-cell table:style-name="Table211.A1" office:value-type="string">
            <text:p text:style-name="P31">Focus</text:p>
          </table:table-cell>
          <table:table-cell table:style-name="Table211.A1" office:value-type="string">
            <text:p text:style-name="P31">Focus and Hover</text:p>
          </table:table-cell>
          <table:table-cell table:style-name="Table211.G1" office:value-type="string">
            <text:p text:style-name="P33">Disable</text:p>
          </table:table-cell>
        </table:table-row>
        <table:table-row>
          <table:table-cell table:style-name="Table211.A2" office:value-type="string">
            <text:p text:style-name="P33">CSS naming:</text:p>
          </table:table-cell>
          <table:table-cell table:style-name="Table211.A2" office:value-type="string">
            <text:p text:style-name="P36"><text:span text:style-name="Source_20_Text">z-splitter-ver</text:span></text:p>
          </table:table-cell>
          <table:table-cell table:style-name="Table211.A2" office:value-type="string">
            <text:p text:style-name="P36"><text:span text:style-name="Source_20_Text"><text:span text:style-name="T5">-btn-t:hover,</text:span></text:span></text:p>
            <text:p text:style-name="P34"><text:span text:style-name="Source_20_Text"><text:span text:style-name="T5">-btn-b:hover,</text:span></text:span></text:p>
            <text:p text:style-name="P3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1.A2" office:value-type="string">
            <text:p text:style-name="P36"><text:span text:style-name="Source_20_Text"/></text:p>
          </table:table-cell>
          <table:table-cell table:style-name="Table211.A2" office:value-type="string">
            <text:p text:style-name="P36"><text:span text:style-name="Source_20_Text"/></text:p>
          </table:table-cell>
          <table:table-cell table:style-name="Table211.A2" office:value-type="string">
            <text:p text:style-name="P36"><text:span text:style-name="Source_20_Text"/></text:p>
          </table:table-cell>
          <table:table-cell table:style-name="Table211.G2" office:value-type="string">
            <text:p text:style-name="P36"/>
          </table:table-cell>
        </table:table-row>
        <table:table-row>
          <table:table-cell table:style-name="Table211.A2" office:value-type="string">
            <text:p text:style-name="P33">Supported</text:p>
          </table:table-cell>
          <table:table-cell table:style-name="Table211.A2" office:value-type="string">
            <text:p text:style-name="P36">V</text:p>
          </table:table-cell>
          <table:table-cell table:style-name="Table211.A2" office:value-type="string">
            <text:p text:style-name="P36">!</text:p>
          </table:table-cell>
          <table:table-cell table:style-name="Table211.A2" office:value-type="string">
            <text:p text:style-name="P36"/>
          </table:table-cell>
          <table:table-cell table:style-name="Table211.A2" office:value-type="string">
            <text:p text:style-name="P36"/>
          </table:table-cell>
          <table:table-cell table:style-name="Table211.A2" office:value-type="string">
            <text:p text:style-name="P36"/>
          </table:table-cell>
          <table:table-cell table:style-name="Table211.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51">Class Name</text:p>
          </table:table-cell>
          <table:table-cell table:style-name="Table212.A1" office:value-type="string">
            <text:p text:style-name="P52">Description</text:p>
          </table:table-cell>
          <table:table-cell table:style-name="Table212.C1" office:value-type="string">
            <text:p text:style-name="P52">Default Values</text:p>
          </table:table-cell>
        </table:table-row>
        <table:table-row>
          <table:table-cell table:style-name="Table212.A2" office:value-type="string">
            <text:p text:style-name="P41">.z-splitter-ver</text:p>
          </table:table-cell>
          <table:table-cell table:style-name="Table212.B2" office:value-type="string">
            <text:p text:style-name="P37">Background image of splittable</text:p>
          </table:table-cell>
          <table:table-cell table:style-name="Table212.C2" office:value-type="string">
            <text:p text:style-name="P13">background-image:url(<text:span text:style-name="T22">${c:encodeURL('~./zul/img/splt/splt-v.png')}</text:span>); background-position: top center; font-size:0; max-height: 8px; height: 8px;</text:p>
          </table:table-cell>
        </table:table-row>
        <table:table-row>
          <table:table-cell table:style-name="Table212.A2" office:value-type="string">
            <text:p text:style-name="P38"><text:span text:style-name="Source_20_Text"><text:span text:style-name="T18">.z-splitter-ver-outer .z-splitter-ver-outer-td</text:span></text:span></text:p>
          </table:table-cell>
          <table:table-cell table:style-name="Table212.B2" office:value-type="string">
            <text:p text:style-name="P37">Background image of non-splittable</text:p>
          </table:table-cell>
          <table:table-cell table:style-name="Table212.C2" office:value-type="string">
            <text:p text:style-name="P13"><text:s/>background-image:url(<text:span text:style-name="T22">${c:encodeURL('~./zul/img/splt/splt-v-ns.png')}</text:span>); background-repeat: repeat-x; max-height: 8px; height: 8px; background-position: bottom left;</text:p>
          </table:table-cell>
        </table:table-row>
        <table:table-row>
          <table:table-cell table:style-name="Table212.A2" office:value-type="string">
            <text:p text:style-name="P41">.z-splitter-<text:span text:style-name="T2">ver</text:span>-ns</text:p>
          </table:table-cell>
          <table:table-cell table:style-name="Table212.B2" office:value-type="string">
            <text:p text:style-name="P37">Background position of non-splittable</text:p>
          </table:table-cell>
          <table:table-cell table:style-name="Table212.C2" office:value-type="string">
            <text:p text:style-name="P13">background-image: none; background-position: none;</text:p>
          </table:table-cell>
        </table:table-row>
        <table:table-row>
          <table:table-cell table:style-name="Table212.A2" office:value-type="string">
            <text:p text:style-name="P41">.z-splitter-ver-btn-t</text:p>
          </table:table-cell>
          <table:table-cell table:style-name="Table212.B2" office:value-type="string">
            <text:p text:style-name="P37">Button icon of top side</text:p>
          </table:table-cell>
          <table:table-cell table:style-name="Table212.C2" office:value-type="string">
            <text:p text:style-name="P6">width: 50px; min-height: 6px; height: 6px; background-image: url(<text:span text:style-name="T22">${c:encodeURL('~./zul/img/splt/colps-t.png')}</text:span>);</text:p>
          </table:table-cell>
        </table:table-row>
        <table:table-row>
          <table:table-cell table:style-name="Table212.A2" office:value-type="string">
            <text:p text:style-name="P41">.z-splitter-ver-btn-b</text:p>
          </table:table-cell>
          <table:table-cell table:style-name="Table212.B2" office:value-type="string">
            <text:p text:style-name="P37">Button icon of bottom side</text:p>
          </table:table-cell>
          <table:table-cell table:style-name="Table212.C2" office:value-type="string">
            <text:p text:style-name="P6">width: 50px; min-height: 6px; height: 6px; background-image: url(<text:span text:style-name="T22">${c:encodeURL('~./zul/img/splt/colps-b.png')}</text:span>);</text:p>
          </table:table-cell>
        </table:table-row>
      </table:table>
      <text:h text:style-name="Heading_20_3" text:outline-level="3">Mold: Default <text:span text:style-name="T2">(Horizontal)</text:span></text:h>
      <text:p text:style-name="P23">Structure:</text:p>
      <table:table table:name="Table213" table:style-name="Table213">
        <table:table-column table:style-name="Table213.A"/>
        <table:table-row>
          <table:table-cell table:style-name="Table213.A1" office:value-type="string">
            <text:p text:style-name="P35">Overview</text:p>
          </table:table-cell>
        </table:table-row>
        <text:soft-page-break/>
        <table:table-row table:style-name="Table213.2">
          <table:table-cell table:style-name="Table213.A2" office:value-type="string">
            <text:p text:style-name="Table_20_Contents"><draw:frame draw:style-name="fr2" draw:name="graphics59" text:anchor-type="paragraph" svg:width="6.959cm" svg:height="6.959cm" draw:z-index="151"><draw:image xlink:href="../components/images/splitter-hor1.jpg" xlink:type="simple" xlink:show="embed" xlink:actuate="onLoad"/></draw:frame></text:p>
            <text:p text:style-name="Table_20_Contents"/>
          </table:table-cell>
        </table:table-row>
        <table:table-row table:style-name="Table213.2">
          <table:table-cell table:style-name="Table213.A2" office:value-type="string">
            <text:p text:style-name="Table_20_Contents"><draw:frame draw:style-name="fr2" draw:name="graphics66" text:anchor-type="paragraph" svg:width="5.345cm" svg:height="4.524cm" draw:z-index="152"><draw:image xlink:href="../components/images/splitter-hor2.jpg" xlink:type="simple" xlink:show="embed" xlink:actuate="onLoad"/></draw:frame></text:p>
          </table:table-cell>
        </table:table-row>
        <table:table-row table:style-name="Table213.2">
          <table:table-cell table:style-name="Table213.A2" office:value-type="string">
            <text:p text:style-name="Table_20_Contents"><draw:frame draw:style-name="fr2" draw:name="graphics73" text:anchor-type="paragraph" svg:width="6.615cm" svg:height="5.768cm" draw:z-index="153"><draw:image xlink:href="../components/images/splitter-hor3.jpg" xlink:type="simple" xlink:show="embed" xlink:actuate="onLoad"/></draw:frame></text:p>
          </table:table-cell>
        </table:table-row>
        <text:soft-page-break/>
        <table:table-row table:style-name="Table213.2">
          <table:table-cell table:style-name="Table213.A2" office:value-type="string">
            <text:p text:style-name="Table_20_Contents"><draw:frame draw:style-name="fr2" draw:name="graphics83" text:anchor-type="paragraph" svg:width="5.821cm" svg:height="5.768cm" draw:z-index="154"><draw:image xlink:href="../components/images/splitter-hor4.jpg" xlink:type="simple" xlink:show="embed" xlink:actuate="onLoad"/></draw:frame></text:p>
          </table:table-cell>
        </table:table-row>
      </table:table>
      <text:p text:style-name="P11">Events:<text:line-break/></text:p>
      <table:table table:name="Table214" table:style-name="Table214">
        <table:table-column table:style-name="Table214.A"/>
        <table:table-column table:style-name="Table214.B"/>
        <table:table-column table:style-name="Table214.C"/>
        <table:table-column table:style-name="Table214.D"/>
        <table:table-column table:style-name="Table214.E"/>
        <table:table-column table:style-name="Table214.F"/>
        <table:table-column table:style-name="Table214.G"/>
        <table:table-row>
          <table:table-cell table:style-name="Table214.A1" office:value-type="string">
            <text:p text:style-name="P33">Action:</text:p>
          </table:table-cell>
          <table:table-cell table:style-name="Table214.A1" office:value-type="string">
            <text:p text:style-name="P31">Normal (Open)</text:p>
          </table:table-cell>
          <table:table-cell table:style-name="Table214.A1" office:value-type="string">
            <text:p text:style-name="P31">Hover</text:p>
          </table:table-cell>
          <table:table-cell table:style-name="Table214.A1" office:value-type="string">
            <text:p text:style-name="P31">Click, Select, and Drag.</text:p>
          </table:table-cell>
          <table:table-cell table:style-name="Table214.A1" office:value-type="string">
            <text:p text:style-name="P31">Focus</text:p>
          </table:table-cell>
          <table:table-cell table:style-name="Table214.A1" office:value-type="string">
            <text:p text:style-name="P31">Focus and Hover</text:p>
          </table:table-cell>
          <table:table-cell table:style-name="Table214.G1" office:value-type="string">
            <text:p text:style-name="P33">Disable</text:p>
          </table:table-cell>
        </table:table-row>
        <table:table-row>
          <table:table-cell table:style-name="Table214.A2" office:value-type="string">
            <text:p text:style-name="P33">CSS naming:</text:p>
          </table:table-cell>
          <table:table-cell table:style-name="Table214.A2" office:value-type="string">
            <text:p text:style-name="P36"><text:span text:style-name="Source_20_Text">z-splitter-hor</text:span></text:p>
          </table:table-cell>
          <table:table-cell table:style-name="Table214.A2" office:value-type="string">
            <text:p text:style-name="P36"><text:span text:style-name="Source_20_Text"><text:span text:style-name="T5">-btn-l:hover,</text:span></text:span></text:p>
            <text:p text:style-name="P34"><text:span text:style-name="Source_20_Text"><text:span text:style-name="T5">-btn-r:hover,</text:span></text:span></text:p>
            <text:p text:style-name="P3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4.A2" office:value-type="string">
            <text:p text:style-name="P36"><text:span text:style-name="Source_20_Text"/></text:p>
          </table:table-cell>
          <table:table-cell table:style-name="Table214.A2" office:value-type="string">
            <text:p text:style-name="P36"><text:span text:style-name="Source_20_Text"/></text:p>
          </table:table-cell>
          <table:table-cell table:style-name="Table214.A2" office:value-type="string">
            <text:p text:style-name="P36"><text:span text:style-name="Source_20_Text"/></text:p>
          </table:table-cell>
          <table:table-cell table:style-name="Table214.G2" office:value-type="string">
            <text:p text:style-name="P36"/>
          </table:table-cell>
        </table:table-row>
        <table:table-row>
          <table:table-cell table:style-name="Table214.A2" office:value-type="string">
            <text:p text:style-name="P33">Supported</text:p>
          </table:table-cell>
          <table:table-cell table:style-name="Table214.A2" office:value-type="string">
            <text:p text:style-name="P36">V</text:p>
          </table:table-cell>
          <table:table-cell table:style-name="Table214.A2" office:value-type="string">
            <text:p text:style-name="P36">!</text:p>
          </table:table-cell>
          <table:table-cell table:style-name="Table214.A2" office:value-type="string">
            <text:p text:style-name="P36"/>
          </table:table-cell>
          <table:table-cell table:style-name="Table214.A2" office:value-type="string">
            <text:p text:style-name="P36"/>
          </table:table-cell>
          <table:table-cell table:style-name="Table214.A2" office:value-type="string">
            <text:p text:style-name="P36"/>
          </table:table-cell>
          <table:table-cell table:style-name="Table214.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51">Class Name</text:p>
          </table:table-cell>
          <table:table-cell table:style-name="Table215.A1" office:value-type="string">
            <text:p text:style-name="P52">Description</text:p>
          </table:table-cell>
          <table:table-cell table:style-name="Table215.C1" office:value-type="string">
            <text:p text:style-name="P52">Default Values</text:p>
          </table:table-cell>
        </table:table-row>
        <table:table-row>
          <table:table-cell table:style-name="Table215.A2" office:value-type="string">
            <text:p text:style-name="P41">.z-splitter-<text:span text:style-name="T2">hor</text:span></text:p>
          </table:table-cell>
          <table:table-cell table:style-name="Table215.B2" office:value-type="string">
            <text:p text:style-name="P37">Background image of splittable</text:p>
          </table:table-cell>
          <table:table-cell table:style-name="Table215.C2" office:value-type="string">
            <text:p text:style-name="P13">background-image:url(<text:span text:style-name="T22">${c:encodeURL('~./zul/img/splt/splt-h.png')}</text:span>); background-position: center left; font-size:0; max-width: 8px; width: 8px;</text:p>
          </table:table-cell>
        </table:table-row>
        <table:table-row>
          <table:table-cell table:style-name="Table215.A2" office:value-type="string">
            <text:p text:style-name="P38"><text:span text:style-name="Source_20_Text"><text:span text:style-name="T18">.z-splitter-hor-outer</text:span></text:span></text:p>
          </table:table-cell>
          <table:table-cell table:style-name="Table215.B2" office:value-type="string">
            <text:p text:style-name="P37">Background image of non-splittable</text:p>
          </table:table-cell>
          <table:table-cell table:style-name="Table215.C2" office:value-type="string">
            <text:p text:style-name="P13"><text:s/>background-image:url(<text:span text:style-name="T22">${c:encodeURL('~./zul/img/splt/splt-h-ns.png')}</text:span>); background-repeat: repeat-y; max-width: 8px; width: 8px; background-position: top right;</text:p>
          </table:table-cell>
        </table:table-row>
        <table:table-row>
          <table:table-cell table:style-name="Table215.A2" office:value-type="string">
            <text:p text:style-name="P41">.z-splitter-<text:span text:style-name="T2">hor</text:span>-ns</text:p>
          </table:table-cell>
          <table:table-cell table:style-name="Table215.B2" office:value-type="string">
            <text:p text:style-name="P37">Background position of non-splittable</text:p>
          </table:table-cell>
          <table:table-cell table:style-name="Table215.C2" office:value-type="string">
            <text:p text:style-name="P13">background-image: none; background-position: none;</text:p>
          </table:table-cell>
        </table:table-row>
        <table:table-row>
          <table:table-cell table:style-name="Table215.A2" office:value-type="string">
            <text:p text:style-name="P41">.z-splitter-<text:span text:style-name="T2">hor</text:span>-btn-l</text:p>
          </table:table-cell>
          <table:table-cell table:style-name="Table215.B2" office:value-type="string">
            <text:p text:style-name="P37">Button icon of left side</text:p>
          </table:table-cell>
          <table:table-cell table:style-name="Table215.C2" office:value-type="string">
            <text:p text:style-name="P6">width: 6px; min-height: 50px; height: 50px; background-image: url(<text:span text:style-name="T22">${c:encodeURL('~./zul/img/splt/colps-l.png')}</text:span>);</text:p>
          </table:table-cell>
        </table:table-row>
        <table:table-row>
          <table:table-cell table:style-name="Table215.A2" office:value-type="string">
            <text:p text:style-name="P41">.z-splitter-<text:span text:style-name="T2">hor</text:span>-btn-r</text:p>
          </table:table-cell>
          <table:table-cell table:style-name="Table215.B2" office:value-type="string">
            <text:p text:style-name="P37">Button icon of right side</text:p>
          </table:table-cell>
          <table:table-cell table:style-name="Table215.C2" office:value-type="string">
            <text:p text:style-name="P6">width: 6px; min-height: 50px; height: 50px; background-image: url(<text:span text:style-name="T22">${c:encodeURL('~./zul/img/splt/colps-r.png')}</text:span>);</text:p>
          </table:table-cell>
        </table:table-row>
      </table:table>
      <text:h text:style-name="Heading_20_3" text:outline-level="3">Mold: Default <text:span text:style-name="T2">(OS-Vertical)</text:span></text:h>
      <text:p text:style-name="P23">Structure:</text:p>
      <table:table table:name="Table216" table:style-name="Table216">
        <table:table-column table:style-name="Table216.A"/>
        <table:table-row>
          <table:table-cell table:style-name="Table216.A1" office:value-type="string">
            <text:p text:style-name="P35">Overview</text:p>
          </table:table-cell>
        </table:table-row>
        <text:soft-page-break/>
        <table:table-row table:style-name="Table216.2">
          <table:table-cell table:style-name="Table216.A2" office:value-type="string">
            <text:p text:style-name="Table_20_Contents"><draw:frame draw:style-name="fr3" draw:name="graphics93" text:anchor-type="paragraph" svg:x="1.055cm" svg:y="0.265cm" svg:width="13.862cm" svg:height="2.406cm" draw:z-index="155"><draw:image xlink:href="../components/images/splitter-os-ver1.jpg" xlink:type="simple" xlink:show="embed" xlink:actuate="onLoad"/></draw:frame></text:p>
          </table:table-cell>
        </table:table-row>
        <table:table-row table:style-name="Table216.2">
          <table:table-cell table:style-name="Table216.A2" office:value-type="string">
            <text:p text:style-name="Table_20_Contents"><draw:frame draw:style-name="fr3" draw:name="graphics103" text:anchor-type="paragraph" svg:x="2.399cm" svg:y="0.97cm" svg:width="9.843cm" svg:height="5.186cm" draw:z-index="156"><draw:image xlink:href="../components/images/splitter-os-ver2.jpg" xlink:type="simple" xlink:show="embed" xlink:actuate="onLoad"/></draw:frame></text:p>
          </table:table-cell>
        </table:table-row>
        <table:table-row table:style-name="Table216.2">
          <table:table-cell table:style-name="Table216.A2" office:value-type="string">
            <text:p text:style-name="Table_20_Contents"><draw:frame draw:style-name="fr2" draw:name="graphics1310" text:anchor-type="paragraph" svg:width="9.578cm" svg:height="4.736cm" draw:z-index="157"><draw:image xlink:href="../components/images/splitter-os-ver3.jpg" xlink:type="simple" xlink:show="embed" xlink:actuate="onLoad"/></draw:frame></text:p>
          </table:table-cell>
        </table:table-row>
        <table:table-row table:style-name="Table216.2">
          <table:table-cell table:style-name="Table216.A2" office:value-type="string">
            <text:p text:style-name="Table_20_Contents"><draw:frame draw:style-name="fr2" draw:name="graphics1211" text:anchor-type="paragraph" svg:width="8.281cm" svg:height="4.683cm" draw:z-index="158"><draw:image xlink:href="../components/images/splitter-os-ver4.jpg" xlink:type="simple" xlink:show="embed" xlink:actuate="onLoad"/></draw:frame></text:p>
          </table:table-cell>
        </table:table-row>
      </table:table>
      <text:p text:style-name="P11">Events:<text:line-break/></text:p>
      <table:table table:name="Table217" table:style-name="Table217">
        <table:table-column table:style-name="Table217.A"/>
        <table:table-column table:style-name="Table217.B"/>
        <table:table-column table:style-name="Table217.C"/>
        <table:table-column table:style-name="Table217.D"/>
        <table:table-column table:style-name="Table217.E"/>
        <table:table-column table:style-name="Table217.F"/>
        <table:table-column table:style-name="Table217.G"/>
        <table:table-row>
          <table:table-cell table:style-name="Table217.A1" office:value-type="string">
            <text:p text:style-name="P33">Action:</text:p>
          </table:table-cell>
          <table:table-cell table:style-name="Table217.A1" office:value-type="string">
            <text:p text:style-name="P31">Normal (Open)</text:p>
          </table:table-cell>
          <table:table-cell table:style-name="Table217.A1" office:value-type="string">
            <text:p text:style-name="P31">Hover</text:p>
          </table:table-cell>
          <table:table-cell table:style-name="Table217.A1" office:value-type="string">
            <text:p text:style-name="P31">Click, Select, and Drag.</text:p>
          </table:table-cell>
          <table:table-cell table:style-name="Table217.A1" office:value-type="string">
            <text:p text:style-name="P31">Focus</text:p>
          </table:table-cell>
          <table:table-cell table:style-name="Table217.A1" office:value-type="string">
            <text:p text:style-name="P31">Focus and Hover</text:p>
          </table:table-cell>
          <table:table-cell table:style-name="Table217.G1" office:value-type="string">
            <text:p text:style-name="P33">Disable</text:p>
          </table:table-cell>
        </table:table-row>
        <table:table-row>
          <table:table-cell table:style-name="Table217.A2" office:value-type="string">
            <text:p text:style-name="P33">CSS naming:</text:p>
          </table:table-cell>
          <table:table-cell table:style-name="Table217.A2" office:value-type="string">
            <text:p text:style-name="P36"><text:span text:style-name="Source_20_Text">z-splitter-os-ver</text:span></text:p>
          </table:table-cell>
          <table:table-cell table:style-name="Table217.A2" office:value-type="string">
            <text:p text:style-name="P36"><text:span text:style-name="Source_20_Text"><text:span text:style-name="T5">-btn-t:hover,</text:span></text:span></text:p>
            <text:p text:style-name="P34"><text:span text:style-name="Source_20_Text"><text:span text:style-name="T5">-btn-b:hover,</text:span></text:span></text:p>
            <text:p text:style-name="P3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7.A2" office:value-type="string">
            <text:p text:style-name="P36"><text:span text:style-name="Source_20_Text"/></text:p>
          </table:table-cell>
          <table:table-cell table:style-name="Table217.A2" office:value-type="string">
            <text:p text:style-name="P36"><text:span text:style-name="Source_20_Text"/></text:p>
          </table:table-cell>
          <table:table-cell table:style-name="Table217.A2" office:value-type="string">
            <text:p text:style-name="P36"><text:span text:style-name="Source_20_Text"/></text:p>
          </table:table-cell>
          <table:table-cell table:style-name="Table217.G2" office:value-type="string">
            <text:p text:style-name="P36"/>
          </table:table-cell>
        </table:table-row>
        <table:table-row>
          <table:table-cell table:style-name="Table217.A2" office:value-type="string">
            <text:p text:style-name="P33">Supported</text:p>
          </table:table-cell>
          <table:table-cell table:style-name="Table217.A2" office:value-type="string">
            <text:p text:style-name="P36">V</text:p>
          </table:table-cell>
          <table:table-cell table:style-name="Table217.A2" office:value-type="string">
            <text:p text:style-name="P36">!</text:p>
          </table:table-cell>
          <table:table-cell table:style-name="Table217.A2" office:value-type="string">
            <text:p text:style-name="P36"/>
          </table:table-cell>
          <table:table-cell table:style-name="Table217.A2" office:value-type="string">
            <text:p text:style-name="P36"/>
          </table:table-cell>
          <table:table-cell table:style-name="Table217.A2" office:value-type="string">
            <text:p text:style-name="P36"/>
          </table:table-cell>
          <table:table-cell table:style-name="Table217.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51">Class Name</text:p>
          </table:table-cell>
          <table:table-cell table:style-name="Table218.A1" office:value-type="string">
            <text:p text:style-name="P52">Description</text:p>
          </table:table-cell>
          <table:table-cell table:style-name="Table218.C1" office:value-type="string">
            <text:p text:style-name="P52">Default Values</text:p>
          </table:table-cell>
        </table:table-row>
        <table:table-row>
          <table:table-cell table:style-name="Table218.A2" office:value-type="string">
            <text:p text:style-name="P41">.z-splitter-os-ver</text:p>
          </table:table-cell>
          <table:table-cell table:style-name="Table218.B2" office:value-type="string">
            <text:p text:style-name="P37">Height</text:p>
          </table:table-cell>
          <table:table-cell table:style-name="Table218.C2" office:value-type="string">
            <text:p text:style-name="P13">font-size:0; max-height: 8px; height: 8px;</text:p>
          </table:table-cell>
        </table:table-row>
        <table:table-row>
          <table:table-cell table:style-name="Table218.A2" office:value-type="string">
            <text:p text:style-name="P38"><text:span text:style-name="Source_20_Text"><text:span text:style-name="T18">.z-splitter-os-ver-outer .z-splitter-os-ver-outer-td</text:span></text:span></text:p>
          </table:table-cell>
          <table:table-cell table:style-name="Table218.B2" office:value-type="string">
            <text:p text:style-name="P37">Background image of splittable</text:p>
          </table:table-cell>
          <table:table-cell table:style-name="Table218.C2" office:value-type="string">
            <text:p text:style-name="P6">background-image:url(<text:span text:style-name="T22">${c:encodeURL('~./zul/img/splt/splt-v.gif')}</text:span>); background-repeat: repeat-x; max-height: 8px; height: 8px; background-position: bottom left;</text:p>
          </table:table-cell>
        </table:table-row>
        <table:table-row>
          <table:table-cell table:style-name="Table218.A2" office:value-type="string">
            <text:p text:style-name="P41">.z-splitter-os-ver-ns</text:p>
          </table:table-cell>
          <table:table-cell table:style-name="Table218.B2" office:value-type="string">
            <text:p text:style-name="P37">Styling of non-splittable</text:p>
          </table:table-cell>
          <table:table-cell table:style-name="Table218.C2" office:value-type="string">
            <text:p text:style-name="P13">font-size:0; max-height: 8px; height: 8px;</text:p>
          </table:table-cell>
        </table:table-row>
        <table:table-row>
          <table:table-cell table:style-name="Table218.A2" office:value-type="string">
            <text:p text:style-name="P41">.z-splitter-os-ver-btn-t</text:p>
          </table:table-cell>
          <table:table-cell table:style-name="Table218.B2" office:value-type="string">
            <text:p text:style-name="P37">Button icon of top side</text:p>
          </table:table-cell>
          <table:table-cell table:style-name="Table218.C2" office:value-type="string">
            <text:p text:style-name="P6">width: 50px; min-height: 8px; height: 8px; background-image: url(<text:span text:style-name="T22">${c:encodeURL('~./zul/img/splt/colps-t-os.gif')}</text:span>);</text:p>
          </table:table-cell>
        </table:table-row>
        <table:table-row>
          <table:table-cell table:style-name="Table218.A2" office:value-type="string">
            <text:p text:style-name="P41">.z-splitter-os-ver-btn-<text:span text:style-name="T2">b</text:span></text:p>
          </table:table-cell>
          <table:table-cell table:style-name="Table218.B2" office:value-type="string">
            <text:p text:style-name="P37">Button icon of bottom side</text:p>
          </table:table-cell>
          <table:table-cell table:style-name="Table218.C2" office:value-type="string">
            <text:p text:style-name="P6">width: 50px; min-height: 8px; height: 8px; background-image: url(<text:span text:style-name="T22">${c:encodeURL('~./zul/img/splt/colps-b-os.gif')}</text:span>);</text:p>
          </table:table-cell>
        </table:table-row>
      </table:table>
      <text:h text:style-name="Heading_20_3" text:outline-level="3">Mold: Default <text:span text:style-name="T2">(OS-Horizontal)</text:span></text:h>
      <text:p text:style-name="P23">Structure:</text:p>
      <table:table table:name="Table219" table:style-name="Table219">
        <table:table-column table:style-name="Table219.A"/>
        <table:table-row>
          <table:table-cell table:style-name="Table219.A1" office:value-type="string">
            <text:p text:style-name="P35">Overview</text:p>
          </table:table-cell>
        </table:table-row>
        <text:soft-page-break/>
        <table:table-row table:style-name="Table219.2">
          <table:table-cell table:style-name="Table219.A2" office:value-type="string">
            <text:p text:style-name="Table_20_Contents"/>
            <text:p text:style-name="Table_20_Contents"><draw:frame draw:style-name="fr2" draw:name="graphics1111" text:anchor-type="paragraph" svg:width="6.773cm" svg:height="6.244cm" draw:z-index="159"><draw:image xlink:href="../components/images/splitter-os-hor1.jpg" xlink:type="simple" xlink:show="embed" xlink:actuate="onLoad"/></draw:frame></text:p>
          </table:table-cell>
        </table:table-row>
        <table:table-row table:style-name="Table219.2">
          <table:table-cell table:style-name="Table219.A2" office:value-type="string">
            <text:p text:style-name="Table_20_Contents"><draw:frame draw:style-name="fr2" draw:name="graphics161" text:anchor-type="paragraph" svg:width="5.371cm" svg:height="4.392cm" draw:z-index="160"><draw:image xlink:href="../components/images/splitter-os-hor2.jpg" xlink:type="simple" xlink:show="embed" xlink:actuate="onLoad"/></draw:frame></text:p>
          </table:table-cell>
        </table:table-row>
        <table:table-row table:style-name="Table219.2">
          <table:table-cell table:style-name="Table219.A2" office:value-type="string">
            <text:p text:style-name="Table_20_Contents"><draw:frame draw:style-name="fr2" draw:name="graphics149" text:anchor-type="paragraph" svg:width="7.461cm" svg:height="5.662cm" draw:z-index="161"><draw:image xlink:href="../components/images/splitter-os-hor3.jpg" xlink:type="simple" xlink:show="embed" xlink:actuate="onLoad"/></draw:frame></text:p>
          </table:table-cell>
        </table:table-row>
        <text:soft-page-break/>
        <table:table-row table:style-name="Table219.2">
          <table:table-cell table:style-name="Table219.A2" office:value-type="string">
            <text:p text:style-name="Table_20_Contents"><draw:frame draw:style-name="fr2" draw:name="graphics151" text:anchor-type="paragraph" svg:width="5.927cm" svg:height="5.715cm" draw:z-index="162"><draw:image xlink:href="../components/images/splitter-os-hor4.jpg" xlink:type="simple" xlink:show="embed" xlink:actuate="onLoad"/></draw:frame></text:p>
          </table:table-cell>
        </table:table-row>
      </table:table>
      <text:p text:style-name="P11">Events:<text:line-break/></text:p>
      <table:table table:name="Table220" table:style-name="Table220">
        <table:table-column table:style-name="Table220.A"/>
        <table:table-column table:style-name="Table220.B"/>
        <table:table-column table:style-name="Table220.C"/>
        <table:table-column table:style-name="Table220.D"/>
        <table:table-column table:style-name="Table220.E"/>
        <table:table-column table:style-name="Table220.F"/>
        <table:table-column table:style-name="Table220.G"/>
        <table:table-row>
          <table:table-cell table:style-name="Table220.A1" office:value-type="string">
            <text:p text:style-name="P33">Action:</text:p>
          </table:table-cell>
          <table:table-cell table:style-name="Table220.A1" office:value-type="string">
            <text:p text:style-name="P31">Normal (Open)</text:p>
          </table:table-cell>
          <table:table-cell table:style-name="Table220.A1" office:value-type="string">
            <text:p text:style-name="P31">Hover</text:p>
          </table:table-cell>
          <table:table-cell table:style-name="Table220.A1" office:value-type="string">
            <text:p text:style-name="P31">Click, Select, and Drag.</text:p>
          </table:table-cell>
          <table:table-cell table:style-name="Table220.A1" office:value-type="string">
            <text:p text:style-name="P31">Focus</text:p>
          </table:table-cell>
          <table:table-cell table:style-name="Table220.A1" office:value-type="string">
            <text:p text:style-name="P31">Focus and Hover</text:p>
          </table:table-cell>
          <table:table-cell table:style-name="Table220.G1" office:value-type="string">
            <text:p text:style-name="P33">Disable</text:p>
          </table:table-cell>
        </table:table-row>
        <table:table-row>
          <table:table-cell table:style-name="Table220.A2" office:value-type="string">
            <text:p text:style-name="P33">CSS naming:</text:p>
          </table:table-cell>
          <table:table-cell table:style-name="Table220.A2" office:value-type="string">
            <text:p text:style-name="P36"><text:span text:style-name="Source_20_Text">z-splitter-os-hor</text:span></text:p>
          </table:table-cell>
          <table:table-cell table:style-name="Table220.A2" office:value-type="string">
            <text:p text:style-name="P36"><text:span text:style-name="Source_20_Text"><text:span text:style-name="T5">-btn-l:hover,</text:span></text:span></text:p>
            <text:p text:style-name="P34"><text:span text:style-name="Source_20_Text"><text:span text:style-name="T5">-btn-r:hover,</text:span></text:span></text:p>
            <text:p text:style-name="P3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20.A2" office:value-type="string">
            <text:p text:style-name="P36"><text:span text:style-name="Source_20_Text"/></text:p>
          </table:table-cell>
          <table:table-cell table:style-name="Table220.A2" office:value-type="string">
            <text:p text:style-name="P36"><text:span text:style-name="Source_20_Text"/></text:p>
          </table:table-cell>
          <table:table-cell table:style-name="Table220.A2" office:value-type="string">
            <text:p text:style-name="P36"><text:span text:style-name="Source_20_Text"/></text:p>
          </table:table-cell>
          <table:table-cell table:style-name="Table220.G2" office:value-type="string">
            <text:p text:style-name="P36"/>
          </table:table-cell>
        </table:table-row>
        <table:table-row>
          <table:table-cell table:style-name="Table220.A2" office:value-type="string">
            <text:p text:style-name="P33">Supported</text:p>
          </table:table-cell>
          <table:table-cell table:style-name="Table220.A2" office:value-type="string">
            <text:p text:style-name="P36">V</text:p>
          </table:table-cell>
          <table:table-cell table:style-name="Table220.A2" office:value-type="string">
            <text:p text:style-name="P36">!</text:p>
          </table:table-cell>
          <table:table-cell table:style-name="Table220.A2" office:value-type="string">
            <text:p text:style-name="P36"/>
          </table:table-cell>
          <table:table-cell table:style-name="Table220.A2" office:value-type="string">
            <text:p text:style-name="P36"/>
          </table:table-cell>
          <table:table-cell table:style-name="Table220.A2" office:value-type="string">
            <text:p text:style-name="P36"/>
          </table:table-cell>
          <table:table-cell table:style-name="Table220.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51">Class Name</text:p>
          </table:table-cell>
          <table:table-cell table:style-name="Table221.A1" office:value-type="string">
            <text:p text:style-name="P52">Description</text:p>
          </table:table-cell>
          <table:table-cell table:style-name="Table221.C1" office:value-type="string">
            <text:p text:style-name="P52">Default Values</text:p>
          </table:table-cell>
        </table:table-row>
        <table:table-row>
          <table:table-cell table:style-name="Table221.A2" office:value-type="string">
            <text:p text:style-name="P41">.z-splitter<text:span text:style-name="T2">-os</text:span>-<text:span text:style-name="T2">hor</text:span></text:p>
          </table:table-cell>
          <table:table-cell table:style-name="Table221.B2" office:value-type="string">
            <text:p text:style-name="P37">Height</text:p>
          </table:table-cell>
          <table:table-cell table:style-name="Table221.C2" office:value-type="string">
            <text:p text:style-name="P13">font-size:0; max-width: 8px; width: 8px;</text:p>
          </table:table-cell>
        </table:table-row>
        <table:table-row>
          <table:table-cell table:style-name="Table221.A2" office:value-type="string">
            <text:p text:style-name="P38"><text:span text:style-name="Source_20_Text"><text:span text:style-name="T18">.z-splitter-os-hor-outer</text:span></text:span></text:p>
          </table:table-cell>
          <table:table-cell table:style-name="Table221.B2" office:value-type="string">
            <text:p text:style-name="P37">Background image of splittable</text:p>
          </table:table-cell>
          <table:table-cell table:style-name="Table221.C2" office:value-type="string">
            <text:p text:style-name="P13">background-image:url(<text:span text:style-name="T22">${c:encodeURL('~./zul/img/splt/splt-h.gif')}</text:span>); background-repeat: repeat-y; max-width: 8px; width: 8px; background-position: top right;</text:p>
          </table:table-cell>
        </table:table-row>
        <table:table-row>
          <table:table-cell table:style-name="Table221.A2" office:value-type="string">
            <text:p text:style-name="P41">.z-splitter<text:span text:style-name="T2">-os</text:span>-<text:span text:style-name="T2">hor</text:span>-ns</text:p>
          </table:table-cell>
          <table:table-cell table:style-name="Table221.B2" office:value-type="string">
            <text:p text:style-name="P37">Styling of non-splittable</text:p>
          </table:table-cell>
          <table:table-cell table:style-name="Table221.C2" office:value-type="string">
            <text:p text:style-name="P13">font-size:0; max-width: 8px; width: 8px;</text:p>
          </table:table-cell>
        </table:table-row>
        <table:table-row>
          <table:table-cell table:style-name="Table221.A2" office:value-type="string">
            <text:p text:style-name="P41">.z-splitter<text:span text:style-name="T2">-os</text:span>-<text:span text:style-name="T2">hor</text:span>-btn-l</text:p>
          </table:table-cell>
          <table:table-cell table:style-name="Table221.B2" office:value-type="string">
            <text:p text:style-name="P37">Button icon of left side</text:p>
          </table:table-cell>
          <table:table-cell table:style-name="Table221.C2" office:value-type="string">
            <text:p text:style-name="P6">width: 8px; min-height: 50px; height: 50px; background-image: url(<text:span text:style-name="T22">${c:encodeURL('~./zul/img/splt/colps-l-os.gif')}</text:span>);</text:p>
          </table:table-cell>
        </table:table-row>
        <table:table-row>
          <table:table-cell table:style-name="Table221.A2" office:value-type="string">
            <text:p text:style-name="P41">.z-splitter<text:span text:style-name="T2">-os</text:span>-<text:span text:style-name="T2">hor</text:span>-btn-r</text:p>
          </table:table-cell>
          <table:table-cell table:style-name="Table221.B2" office:value-type="string">
            <text:p text:style-name="P37">Button icon of right side</text:p>
          </table:table-cell>
          <table:table-cell table:style-name="Table221.C2" office:value-type="string">
            <text:p text:style-name="P6">width: 8px; min-height: 50px; height: 50px; background-image: url(<text:span text:style-name="T22">${c:encodeURL('~./zul/img/splt/colps-r-os.gif')}</text:span>);</text:p>
          </table:table-cell>
        </table:table-row>
      </table:table>
      <text:h text:style-name="P53" text:outline-level="2"><text:bookmark-start text:name="Tabbox"/>Tabbox<text:bookmark-end text:name="Tabbox"/></text:h>
      <text:p text:style-name="P21"><text:span text:style-name="Source_20_Text">Tabbox </text:span>combine with a set of its children, including <text:span text:style-name="Source_20_Text">Tabs</text:span>, <text:span text:style-name="Source_20_Text">Tab</text:span>, <text:span text:style-name="Source_20_Text">Tabpanels</text:span>, and <text:span text:style-name="Source_20_Text">Tabpanel</text:span>.</text:p>
      <text:p text:style-name="Text_20_body"><text:s/><text:span text:style-name="T9">Note</text:span>:</text:p>
      <text:list text:style-name="L56">
        <text:list-item>
          <text:p text:style-name="P132"><text:a xlink:type="simple" xlink:href="http://zk1.svn.sourceforge.net/viewvc/zk1/branches/3.5/zul/src/archive/web/zul/css/cmps/tabbox.css.dsp?view=markup">The CSS source of Tabbox from SVN</text:a></text:p>
        </text:list-item>
      </text:list>
      <text:h text:style-name="Heading_20_3" text:outline-level="3">Mold: Default <text:span text:style-name="T2">(Horizontal)</text:span></text:h>
      <text:p text:style-name="P23">Structure:</text:p>
      <table:table table:name="Table222" table:style-name="Table222">
        <table:table-column table:style-name="Table222.A"/>
        <table:table-row>
          <table:table-cell table:style-name="Table222.A1" office:value-type="string">
            <text:p text:style-name="P35">Overview</text:p>
          </table:table-cell>
        </table:table-row>
        <table:table-row table:style-name="Table222.2">
          <table:table-cell table:style-name="Table222.A2" office:value-type="string">
            <text:p text:style-name="Table_20_Contents"/>
            <text:p text:style-name="Table_20_Contents"><draw:frame draw:style-name="fr2" draw:name="graphics150" text:anchor-type="paragraph" svg:width="11.509cm" svg:height="5.609cm" draw:z-index="163"><draw:image xlink:href="../components/images/tabbox1.jpg" xlink:type="simple" xlink:show="embed" xlink:actuate="onLoad"/></draw:frame></text:p>
          </table:table-cell>
        </table:table-row>
        <table:table-row table:style-name="Table222.2">
          <table:table-cell table:style-name="Table222.A2" office:value-type="string">
            <text:p text:style-name="Table_20_Contents"><draw:frame draw:style-name="fr2" draw:name="graphics242" text:anchor-type="paragraph" svg:width="15.399cm" svg:height="4.763cm" draw:z-index="164"><draw:image xlink:href="../components/images/tabbox2.jpg" xlink:type="simple" xlink:show="embed" xlink:actuate="onLoad"/></draw:frame></text:p>
          </table:table-cell>
        </table:table-row>
      </table:table>
      <text:p text:style-name="P11">Events:<text:line-break/></text:p>
      <table:table table:name="Table223" table:style-name="Table223">
        <table:table-column table:style-name="Table223.A"/>
        <table:table-column table:style-name="Table223.B"/>
        <table:table-column table:style-name="Table223.C"/>
        <table:table-column table:style-name="Table223.A"/>
        <table:table-column table:style-name="Table223.E" table:number-columns-repeated="2"/>
        <table:table-column table:style-name="Table223.G"/>
        <table:table-row>
          <table:table-cell table:style-name="Table223.A1" office:value-type="string">
            <text:p text:style-name="P33">Action:</text:p>
          </table:table-cell>
          <table:table-cell table:style-name="Table223.A1" office:value-type="string">
            <text:p text:style-name="P31">Normal (Open)</text:p>
          </table:table-cell>
          <table:table-cell table:style-name="Table223.A1" office:value-type="string">
            <text:p text:style-name="P31">Hover</text:p>
          </table:table-cell>
          <table:table-cell table:style-name="Table223.A1" office:value-type="string">
            <text:p text:style-name="P31">Click, Select, and Drag.</text:p>
          </table:table-cell>
          <table:table-cell table:style-name="Table223.A1" office:value-type="string">
            <text:p text:style-name="P31">Focus</text:p>
          </table:table-cell>
          <table:table-cell table:style-name="Table223.A1" office:value-type="string">
            <text:p text:style-name="P31">Focus and Hover</text:p>
          </table:table-cell>
          <table:table-cell table:style-name="Table223.G1" office:value-type="string">
            <text:p text:style-name="P33">Disable</text:p>
          </table:table-cell>
        </table:table-row>
        <table:table-row>
          <table:table-cell table:style-name="Table223.A2" office:value-type="string">
            <text:p text:style-name="P33">CSS naming:</text:p>
          </table:table-cell>
          <table:table-cell table:style-name="Table223.A2" office:value-type="string">
            <text:p text:style-name="P36"><text:span text:style-name="Source_20_Text">z-tabbox</text:span></text:p>
          </table:table-cell>
          <table:table-cell table:style-name="Table223.A2" office:value-type="string">
            <text:p text:style-name="P36"><text:span text:style-name="Source_20_Text"/></text:p>
          </table:table-cell>
          <table:table-cell table:style-name="Table223.A2" office:value-type="string">
            <text:p text:style-name="P36"><text:span text:style-name="Source_20_Text"/></text:p>
          </table:table-cell>
          <table:table-cell table:style-name="Table223.A2" office:value-type="string">
            <text:p text:style-name="P36"><text:span text:style-name="Source_20_Text"/></text:p>
          </table:table-cell>
          <table:table-cell table:style-name="Table223.A2" office:value-type="string">
            <text:p text:style-name="P36"><text:span text:style-name="Source_20_Text"/></text:p>
          </table:table-cell>
          <table:table-cell table:style-name="Table223.G2" office:value-type="string">
            <text:p text:style-name="P36"/>
          </table:table-cell>
        </table:table-row>
        <text:soft-page-break/>
        <table:table-row>
          <table:table-cell table:style-name="Table223.A2" office:value-type="string">
            <text:p text:style-name="P33">Supported</text:p>
          </table:table-cell>
          <table:table-cell table:style-name="Table223.A2" office:value-type="string">
            <text:p text:style-name="P36">V</text:p>
          </table:table-cell>
          <table:table-cell table:style-name="Table223.A2" office:value-type="string">
            <text:p text:style-name="P36"/>
          </table:table-cell>
          <table:table-cell table:style-name="Table223.A2" office:value-type="string">
            <text:p text:style-name="P36"/>
          </table:table-cell>
          <table:table-cell table:style-name="Table223.A2" office:value-type="string">
            <text:p text:style-name="P36"/>
          </table:table-cell>
          <table:table-cell table:style-name="Table223.A2" office:value-type="string">
            <text:p text:style-name="P36"/>
          </table:table-cell>
          <table:table-cell table:style-name="Table223.G2" office:value-type="string">
            <text:p text:style-name="P36"/>
          </table:table-cell>
        </table:table-row>
      </table:table>
      <text:p text:style-name="P23"><text:tab/></text:p>
      <text:p text:style-name="P12">CSS Specification:</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51">Class Name</text:p>
          </table:table-cell>
          <table:table-cell table:style-name="Table224.A1" office:value-type="string">
            <text:p text:style-name="P52">Description</text:p>
          </table:table-cell>
          <table:table-cell table:style-name="Table224.C1" office:value-type="string">
            <text:p text:style-name="P52">Default Values</text:p>
          </table:table-cell>
        </table:table-row>
        <table:table-row>
          <table:table-cell table:style-name="Table224.A2" office:value-type="string">
            <text:p text:style-name="P38"><text:span text:style-name="Source_20_Text"><text:span text:style-name="T18">.z-tabbox</text:span></text:span></text:p>
          </table:table-cell>
          <table:table-cell table:style-name="Table224.B2" office:value-type="string">
            <text:p text:style-name="P37">Overflow</text:p>
          </table:table-cell>
          <table:table-cell table:style-name="Table224.C2" office:value-type="string">
            <text:p text:style-name="P6">overflow: hidden; visibility: hidden;</text:p>
          </table:table-cell>
        </table:table-row>
      </table:table>
      <text:h text:style-name="P54" text:outline-level="4">Tabs</text:h>
      <text:p text:style-name="P23">Structure:</text:p>
      <table:table table:name="Table225" table:style-name="Table225">
        <table:table-column table:style-name="Table225.A"/>
        <table:table-row>
          <table:table-cell table:style-name="Table225.A1" office:value-type="string">
            <text:p text:style-name="P35">Overview</text:p>
          </table:table-cell>
        </table:table-row>
        <table:table-row table:style-name="Table225.2">
          <table:table-cell table:style-name="Table225.A2" office:value-type="string">
            <text:p text:style-name="Table_20_Contents"/>
            <text:p text:style-name="Table_20_Contents"><draw:frame draw:style-name="fr2" draw:name="graphics313" text:anchor-type="paragraph" svg:width="11.509cm" svg:height="5.609cm" draw:z-index="165"><draw:image xlink:href="../components/images/tabbox1.jpg" xlink:type="simple" xlink:show="embed" xlink:actuate="onLoad"/></draw:frame></text:p>
          </table:table-cell>
        </table:table-row>
        <table:table-row table:style-name="Table225.2">
          <table:table-cell table:style-name="Table225.A2" office:value-type="string">
            <text:p text:style-name="Table_20_Contents"><draw:frame draw:style-name="fr4" draw:name="graphics413" text:anchor-type="paragraph" svg:width="16.325cm" svg:height="4.429cm" draw:z-index="166"><draw:image xlink:href="../components/images/tabs1.jpg" xlink:type="simple" xlink:show="embed" xlink:actuate="onLoad"/></draw:frame></text:p>
          </table:table-cell>
        </table:table-row>
      </table:table>
      <text:p text:style-name="P11">Events:<text:line-break/></text:p>
      <table:table table:name="Table226" table:style-name="Table226">
        <table:table-column table:style-name="Table226.A"/>
        <table:table-column table:style-name="Table226.B"/>
        <table:table-column table:style-name="Table226.C"/>
        <table:table-column table:style-name="Table226.A"/>
        <table:table-column table:style-name="Table226.E" table:number-columns-repeated="2"/>
        <table:table-column table:style-name="Table226.G"/>
        <table:table-row>
          <table:table-cell table:style-name="Table226.A1" office:value-type="string">
            <text:p text:style-name="P33">Action:</text:p>
          </table:table-cell>
          <table:table-cell table:style-name="Table226.A1" office:value-type="string">
            <text:p text:style-name="P31">Normal (Open)</text:p>
          </table:table-cell>
          <table:table-cell table:style-name="Table226.A1" office:value-type="string">
            <text:p text:style-name="P31">Hover</text:p>
          </table:table-cell>
          <table:table-cell table:style-name="Table226.A1" office:value-type="string">
            <text:p text:style-name="P31">Click, Select, and Drag.</text:p>
          </table:table-cell>
          <table:table-cell table:style-name="Table226.A1" office:value-type="string">
            <text:p text:style-name="P31">Focus</text:p>
          </table:table-cell>
          <table:table-cell table:style-name="Table226.A1" office:value-type="string">
            <text:p text:style-name="P31">Focus and Hover</text:p>
          </table:table-cell>
          <table:table-cell table:style-name="Table226.G1" office:value-type="string">
            <text:p text:style-name="P33">Disable</text:p>
          </table:table-cell>
        </table:table-row>
        <table:table-row>
          <table:table-cell table:style-name="Table226.A2" office:value-type="string">
            <text:p text:style-name="P33">CSS naming:</text:p>
          </table:table-cell>
          <table:table-cell table:style-name="Table226.A2" office:value-type="string">
            <text:p text:style-name="P36"><text:span text:style-name="Source_20_Text">z-tabs</text:span></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G2" office:value-type="string">
            <text:p text:style-name="P36"/>
          </table:table-cell>
        </table:table-row>
        <text:soft-page-break/>
        <table:table-row>
          <table:table-cell table:style-name="Table226.A2" office:value-type="string">
            <text:p text:style-name="P33">Supported</text:p>
          </table:table-cell>
          <table:table-cell table:style-name="Table226.A2" office:value-type="string">
            <text:p text:style-name="P36">V</text:p>
          </table:table-cell>
          <table:table-cell table:style-name="Table226.A2" office:value-type="string">
            <text:p text:style-name="P36"/>
          </table:table-cell>
          <table:table-cell table:style-name="Table226.A2" office:value-type="string">
            <text:p text:style-name="P36"/>
          </table:table-cell>
          <table:table-cell table:style-name="Table226.A2" office:value-type="string">
            <text:p text:style-name="P36"/>
          </table:table-cell>
          <table:table-cell table:style-name="Table226.A2" office:value-type="string">
            <text:p text:style-name="P36"/>
          </table:table-cell>
          <table:table-cell table:style-name="Table226.G2" office:value-type="string">
            <text:p text:style-name="P36"/>
          </table:table-cell>
        </table:table-row>
        <table:table-row>
          <table:table-cell table:style-name="Table226.A2" office:value-type="string">
            <text:p text:style-name="P33">CSS naming:</text:p>
          </table:table-cell>
          <table:table-cell table:style-name="Table226.A2" office:value-type="string">
            <text:p text:style-name="P36"><text:span text:style-name="Source_20_Text">-right-scroll,</text:span></text:p>
            <text:p text:style-name="P36"><text:span text:style-name="Source_20_Text">-left-scroll</text:span></text:p>
          </table:table-cell>
          <table:table-cell table:style-name="Table226.A2" office:value-type="string">
            <text:p text:style-name="P36"><text:span text:style-name="Source_20_Text">:hover</text:span></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G2" office:value-type="string">
            <text:p text:style-name="P36"/>
          </table:table-cell>
        </table:table-row>
        <table:table-row>
          <table:table-cell table:style-name="Table226.A2" office:value-type="string">
            <text:p text:style-name="P33">Supported</text:p>
          </table:table-cell>
          <table:table-cell table:style-name="Table226.A2" office:value-type="string">
            <text:p text:style-name="P36">V</text:p>
          </table:table-cell>
          <table:table-cell table:style-name="Table226.A2" office:value-type="string">
            <text:p text:style-name="P36">V</text:p>
          </table:table-cell>
          <table:table-cell table:style-name="Table226.A2" office:value-type="string">
            <text:p text:style-name="P36"/>
          </table:table-cell>
          <table:table-cell table:style-name="Table226.A2" office:value-type="string">
            <text:p text:style-name="P36"/>
          </table:table-cell>
          <table:table-cell table:style-name="Table226.A2" office:value-type="string">
            <text:p text:style-name="P36"/>
          </table:table-cell>
          <table:table-cell table:style-name="Table226.G2" office:value-type="string">
            <text:p text:style-name="P36"/>
          </table:table-cell>
        </table:table-row>
      </table:table>
      <text:p text:style-name="P23"><text:tab/></text:p>
      <text:p text:style-name="P12">CSS Specification:</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51">Class Name</text:p>
          </table:table-cell>
          <table:table-cell table:style-name="Table227.A1" office:value-type="string">
            <text:p text:style-name="P52">Description</text:p>
          </table:table-cell>
          <table:table-cell table:style-name="Table227.C1" office:value-type="string">
            <text:p text:style-name="P52">Default Values</text:p>
          </table:table-cell>
        </table:table-row>
        <table:table-row>
          <table:table-cell table:style-name="Table227.A2" office:value-type="string">
            <text:p text:style-name="P38"><text:span text:style-name="Source_20_Text"><text:span text:style-name="T19">.z-tabs .z-tabs-cnt</text:span></text:span></text:p>
          </table:table-cell>
          <table:table-cell table:style-name="Table227.B2" office:value-type="string">
            <text:p text:style-name="P37">Background</text:p>
          </table:table-cell>
          <table:table-cell table:style-name="Table227.C2" office:value-type="string">
            <text:p text:style-name="P6">background: transparent none repeat scroll 0 0; padding-left: 0px; list-style-image: none; list-style-position: outside; list-style-type: none; display: block; margin: 0; border-bottom: 1px solid #8DB2E3;<text:tab/>width: 100%; <text:s/>zoom: 1;</text:p>
          </table:table-cell>
        </table:table-row>
        <table:table-row>
          <table:table-cell table:style-name="Table227.A2" office:value-type="string">
            <text:p text:style-name="P41">.z-tabs</text:p>
          </table:table-cell>
          <table:table-cell table:style-name="Table227.B2" office:value-type="string">
            <text:p text:style-name="P37">Border, padding, and margin</text:p>
          </table:table-cell>
          <table:table-cell table:style-name="Table227.C2" office:value-type="string">
            <text:p text:style-name="P6">overflow: hidden; background: transparent none repeat scroll 0 0; border: 0; padding: 0; margin: 0; position: relative;</text:p>
          </table:table-cell>
        </table:table-row>
        <table:table-row>
          <table:table-cell table:style-name="Table227.A2" office:value-type="string">
            <text:p text:style-name="P41">.z-tabs-scroll</text:p>
          </table:table-cell>
          <table:table-cell table:style-name="Table227.B2" office:value-type="string">
            <text:p text:style-name="P37">Border of scroll</text:p>
          </table:table-cell>
          <table:table-cell table:style-name="Table227.C2" office:value-type="string">
            <text:p text:style-name="P6">border: 1px solid #8DB2E3; background: #DEECFD none repeat scroll 0 0; padding-bottom: 2px; zoom:1;</text:p>
          </table:table-cell>
        </table:table-row>
        <table:table-row>
          <table:table-cell table:style-name="Table227.A2" office:value-type="string">
            <text:p text:style-name="P41">.z-tabs-header</text:p>
          </table:table-cell>
          <table:table-cell table:style-name="Table227.B2" office:value-type="string">
            <text:p text:style-name="P37">Margin of header</text:p>
          </table:table-cell>
          <table:table-cell table:style-name="Table227.C2" office:value-type="string">
            <text:p text:style-name="P6">margin: 0px; width: 100%; overflow: hidden; position: relative; zoom: 1;</text:p>
          </table:table-cell>
        </table:table-row>
        <table:table-row>
          <table:table-cell table:style-name="Table227.A2" office:value-type="string">
            <text:p text:style-name="P41">.z-tabs-scroll .z-tabs-cnt</text:p>
          </table:table-cell>
          <table:table-cell table:style-name="Table227.B2" office:value-type="string">
            <text:p text:style-name="P37">Background of scrollable content</text:p>
          </table:table-cell>
          <table:table-cell table:style-name="Table227.C2" office:value-type="string">
            <text:p text:style-name="P6">background-color: #C7E3F3; background-image: url(<text:span text:style-name="T22">${c:encodeURL('~./zul/img/tab2/tab-strip-bg.png')}</text:span>); background-repeat: repeat-x; background-attachment: scroll; background-position: center top; padding-left: 0px; padding-top: 1px; list-style-image: none; list-style-position: outside; list-style-type: none; display: block; margin: 0; zoom: 1; border-bottom: 1px solid #8DB2E3; -moz-user-select: none; -khtml-user-select: none;</text:p>
          </table:table-cell>
        </table:table-row>
        <text:soft-page-break/>
        <table:table-row>
          <table:table-cell table:style-name="Table227.A2" office:value-type="string">
            <text:p text:style-name="P41">.z-tabs-header-scroll</text:p>
          </table:table-cell>
          <table:table-cell table:style-name="Table227.B2" office:value-type="string">
            <text:p text:style-name="P37">Margin of header scroll</text:p>
          </table:table-cell>
          <table:table-cell table:style-name="Table227.C2" office:value-type="string">
            <text:p text:style-name="P6">margin-left: 18px; margin-right: 18px;</text:p>
          </table:table-cell>
        </table:table-row>
        <table:table-row>
          <table:table-cell table:style-name="Table227.A2" office:value-type="string">
            <text:p text:style-name="P41">.z-tabs-right-scroll</text:p>
          </table:table-cell>
          <table:table-cell table:style-name="Table227.B2" office:value-type="string">
            <text:p text:style-name="P37">Background of the right scroll icon</text:p>
          </table:table-cell>
          <table:table-cell table:style-name="Table227.C2" office:value-type="string">
            <text:p text:style-name="P6">background-color: transparent; background-image: url(<text:span text:style-name="T22">${c:encodeURL('~./zul/img/tab2/scroll-right.png')}</text:span>); background-repeat: no-repeat; background-attachment: scroll; background-position: 0 0; border-bottom:1px solid #8DB2E3; cursor:pointer; position:absolute; right:0; top:0; width:18px; z-index:10; height:25px;</text:p>
          </table:table-cell>
        </table:table-row>
        <table:table-row>
          <table:table-cell table:style-name="Table227.A2" office:value-type="string">
            <text:p text:style-name="P41">.z-tabs-left-scroll</text:p>
          </table:table-cell>
          <table:table-cell table:style-name="Table227.B2" office:value-type="string">
            <text:p text:style-name="P37">Background of the left scroll icon</text:p>
          </table:table-cell>
          <table:table-cell table:style-name="Table227.C2" office:value-type="string">
            <text:p text:style-name="P6">background-color: transparent; background-image: url(<text:span text:style-name="T22">${c:encodeURL('~./zul/img/tab2/scroll-left.png')}</text:span>); background-repeat: no-repeat; background-attachment: scroll; background-position: -18px 0; border-bottom:1px solid #8DB2E3; cursor:pointer; left:0; position:absolute; top:0; width:18px; z-index:10; height:25px;</text:p>
          </table:table-cell>
        </table:table-row>
      </table:table>
      <text:h text:style-name="P54" text:outline-level="4">Tab</text:h>
      <text:p text:style-name="P23">Structure:</text:p>
      <table:table table:name="Table228" table:style-name="Table228">
        <table:table-column table:style-name="Table228.A"/>
        <table:table-row>
          <table:table-cell table:style-name="Table228.A1" office:value-type="string">
            <text:p text:style-name="P35">Overview</text:p>
          </table:table-cell>
        </table:table-row>
        <table:table-row table:style-name="Table228.2">
          <table:table-cell table:style-name="Table228.A2" office:value-type="string">
            <text:p text:style-name="Table_20_Contents"/>
            <text:p text:style-name="Table_20_Contents"><draw:frame draw:style-name="fr2" draw:name="graphics60" text:anchor-type="paragraph" svg:width="11.509cm" svg:height="5.609cm" draw:z-index="167"><draw:image xlink:href="../components/images/tabbox1.jpg" xlink:type="simple" xlink:show="embed" xlink:actuate="onLoad"/></draw:frame></text:p>
          </table:table-cell>
        </table:table-row>
        <text:soft-page-break/>
        <table:table-row table:style-name="Table228.2">
          <table:table-cell table:style-name="Table228.A2" office:value-type="string">
            <text:p text:style-name="Table_20_Contents"><draw:frame draw:style-name="fr2" draw:name="graphics67" text:anchor-type="paragraph" svg:width="9.34cm" svg:height="6.138cm" draw:z-index="168"><draw:image xlink:href="../components/images/tab1.jpg" xlink:type="simple" xlink:show="embed" xlink:actuate="onLoad"/></draw:frame></text:p>
          </table:table-cell>
        </table:table-row>
      </table:table>
      <text:p text:style-name="P11">Events:<text:line-break/></text:p>
      <table:table table:name="Table229" table:style-name="Table229">
        <table:table-column table:style-name="Table229.A"/>
        <table:table-column table:style-name="Table229.B"/>
        <table:table-column table:style-name="Table229.C"/>
        <table:table-column table:style-name="Table229.A"/>
        <table:table-column table:style-name="Table229.E" table:number-columns-repeated="2"/>
        <table:table-column table:style-name="Table229.G"/>
        <table:table-row>
          <table:table-cell table:style-name="Table229.A1" office:value-type="string">
            <text:p text:style-name="P33">Action:</text:p>
          </table:table-cell>
          <table:table-cell table:style-name="Table229.A1" office:value-type="string">
            <text:p text:style-name="P31">Normal (Open)</text:p>
          </table:table-cell>
          <table:table-cell table:style-name="Table229.A1" office:value-type="string">
            <text:p text:style-name="P31">Hover</text:p>
          </table:table-cell>
          <table:table-cell table:style-name="Table229.A1" office:value-type="string">
            <text:p text:style-name="P31">Click, Select, and Drag.</text:p>
          </table:table-cell>
          <table:table-cell table:style-name="Table229.A1" office:value-type="string">
            <text:p text:style-name="P31">Focus</text:p>
          </table:table-cell>
          <table:table-cell table:style-name="Table229.A1" office:value-type="string">
            <text:p text:style-name="P31">Focus and Hover</text:p>
          </table:table-cell>
          <table:table-cell table:style-name="Table229.G1" office:value-type="string">
            <text:p text:style-name="P33">Disable</text:p>
          </table:table-cell>
        </table:table-row>
        <table:table-row>
          <table:table-cell table:style-name="Table229.A2" office:value-type="string">
            <text:p text:style-name="P33">CSS naming:</text:p>
          </table:table-cell>
          <table:table-cell table:style-name="Table229.A2" office:value-type="string">
            <text:p text:style-name="P36"><text:span text:style-name="Source_20_Text">z-tab</text:span></text:p>
          </table:table-cell>
          <table:table-cell table:style-name="Table229.A2" office:value-type="string">
            <text:p text:style-name="P36"><text:span text:style-name="Source_20_Text">:hover</text:span></text:p>
          </table:table-cell>
          <table:table-cell table:style-name="Table229.A2" office:value-type="string">
            <text:p text:style-name="P36"><text:span text:style-name="Source_20_Text">-seld</text:span></text:p>
          </table:table-cell>
          <table:table-cell table:style-name="Table229.A2" office:value-type="string">
            <text:p text:style-name="P36"><text:span text:style-name="Source_20_Text"/></text:p>
          </table:table-cell>
          <table:table-cell table:style-name="Table229.A2" office:value-type="string">
            <text:p text:style-name="P36"><text:span text:style-name="Source_20_Text">-disd-seld</text:span></text:p>
          </table:table-cell>
          <table:table-cell table:style-name="Table229.G2" office:value-type="string">
            <text:p text:style-name="P36">-disd</text:p>
          </table:table-cell>
        </table:table-row>
        <table:table-row>
          <table:table-cell table:style-name="Table229.A2" office:value-type="string">
            <text:p text:style-name="P33">Supported</text:p>
          </table:table-cell>
          <table:table-cell table:style-name="Table229.A2" office:value-type="string">
            <text:p text:style-name="P36">V</text:p>
          </table:table-cell>
          <table:table-cell table:style-name="Table229.A2" office:value-type="string">
            <text:p text:style-name="P36">V</text:p>
          </table:table-cell>
          <table:table-cell table:style-name="Table229.A2" office:value-type="string">
            <text:p text:style-name="P36">V</text:p>
          </table:table-cell>
          <table:table-cell table:style-name="Table229.A2" office:value-type="string">
            <text:p text:style-name="P36"/>
          </table:table-cell>
          <table:table-cell table:style-name="Table229.A2" office:value-type="string">
            <text:p text:style-name="P36">!</text:p>
          </table:table-cell>
          <table:table-cell table:style-name="Table229.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51">Class Name</text:p>
          </table:table-cell>
          <table:table-cell table:style-name="Table230.A1" office:value-type="string">
            <text:p text:style-name="P52">Description</text:p>
          </table:table-cell>
          <table:table-cell table:style-name="Table230.C1" office:value-type="string">
            <text:p text:style-name="P52">Default Values</text:p>
          </table:table-cell>
        </table:table-row>
        <table:table-row>
          <table:table-cell table:style-name="Table230.A2" office:value-type="string">
            <text:p text:style-name="P38"><text:span text:style-name="Source_20_Text"><text:span text:style-name="T19">.z-tab-close</text:span></text:span></text:p>
          </table:table-cell>
          <table:table-cell table:style-name="Table230.B2" office:value-type="string">
            <text:p text:style-name="P37">Background of close icon</text:p>
          </table:table-cell>
          <table:table-cell table:style-name="Table230.C2" office:value-type="string">
            <text:p text:style-name="P6">background-image: url(<text:span text:style-name="T22">${c:encodeURL('~./zul/img/tab2/tab-close.png')}</text:span>); background-repeat: no-repeat; cursor: pointer; display: block; height: 11px; opacity: 0.6; filter: alpha(opacity=60); position: absolute; right: 3px; top: 3px; width: 11px; z-index: 2; zoom: 1;</text:p>
          </table:table-cell>
        </table:table-row>
        <table:table-row>
          <table:table-cell table:style-name="Table230.A2" office:value-type="string">
            <text:p text:style-name="P41">.z-tab-body</text:p>
          </table:table-cell>
          <table:table-cell table:style-name="Table230.B2" office:value-type="string">
            <text:p text:style-name="P37">Background of the body</text:p>
          </table:table-cell>
          <table:table-cell table:style-name="Table230.C2" office:value-type="string">
            <text:p text:style-name="P6">position: relative; padding-left: 10px; background-image: url(<text:span text:style-name="T22">${c:encodeURL('~./zul/img/tab2/tabs-sprite.png')}</text:span>); background-repeat: no-repeat; <text:s/>-moz-outline: none; outline: none; cursor: pointer;</text:p>
          </table:table-cell>
        </table:table-row>
        <text:soft-page-break/>
        <table:table-row>
          <table:table-cell table:style-name="Table230.A2" office:value-type="string">
            <text:p text:style-name="P41">.z-tab em</text:p>
          </table:table-cell>
          <table:table-cell table:style-name="Table230.B2" office:value-type="string">
            <text:p text:style-name="P37">Background of the em tag</text:p>
          </table:table-cell>
          <table:table-cell table:style-name="Table230.C2" office:value-type="string">
            <text:p text:style-name="P6">background-color: transparent; background-image: url(<text:span text:style-name="T22">${c:encodeURL('~./zul/img/tab2/tabs-sprite.png')}</text:span>); background-repeat: no-repeat; background-attachment: scroll; background-position: right -351px; padding-right: 10px; display: block;</text:p>
          </table:table-cell>
        </table:table-row>
        <table:table-row>
          <table:table-cell table:style-name="Table230.A2" office:value-type="string">
            <text:p text:style-name="P41">.z-tab-inner</text:p>
          </table:table-cell>
          <table:table-cell table:style-name="Table230.B2" office:value-type="string">
            <text:p text:style-name="P37">Background of the inner</text:p>
          </table:table-cell>
          <table:table-cell table:style-name="Table230.C2" office:value-type="string">
            <text:p text:style-name="P6">padding-left: 2px; padding-right: 1px; overflow: hidden; cursor: pointer; background-color: transparent; background-image: url(<text:span text:style-name="T22">${c:encodeURL('~./zul/img/tab2/tabs-sprite.png')}</text:span>); background-repeat: repeat-x; background-attachment: scroll; background-position: 0 -201px;</text:p>
          </table:table-cell>
        </table:table-row>
        <table:table-row>
          <table:table-cell table:style-name="Table230.A2" office:value-type="string">
            <text:p text:style-name="P41">.z-tab .z-tab-text</text:p>
          </table:table-cell>
          <table:table-cell table:style-name="Table230.B2" office:value-type="string">
            <text:p text:style-name="P37">Font size</text:p>
          </table:table-cell>
          <table:table-cell table:style-name="Table230.C2" office:value-type="string">
            <text:p text:style-name="P6">color:#416AA3; cursor:pointer; font-style:normal; font-family: <text:span text:style-name="T22">${fontFamilyT}</text:span>; font-size: <text:span text:style-name="T22">${fontSizeM}</text:span>; font-size-adjust:none; padding:4px 0 4px; white-space:nowrap;</text:p>
          </table:table-cell>
        </table:table-row>
      </table:table>
      <text:h text:style-name="P54" text:outline-level="4">Tabpanels and Tabpanel</text:h>
      <text:p text:style-name="P23">Structure:</text:p>
      <table:table table:name="Table231" table:style-name="Table231">
        <table:table-column table:style-name="Table231.A"/>
        <table:table-row>
          <table:table-cell table:style-name="Table231.A1" office:value-type="string">
            <text:p text:style-name="P35">Overview</text:p>
          </table:table-cell>
        </table:table-row>
        <table:table-row table:style-name="Table231.2">
          <table:table-cell table:style-name="Table231.A2" office:value-type="string">
            <text:p text:style-name="Table_20_Contents"/>
            <text:p text:style-name="Table_20_Contents"><draw:frame draw:style-name="fr2" draw:name="graphics74" text:anchor-type="paragraph" svg:width="11.509cm" svg:height="5.609cm" draw:z-index="169"><draw:image xlink:href="../components/images/tabbox1.jpg" xlink:type="simple" xlink:show="embed" xlink:actuate="onLoad"/></draw:frame></text:p>
          </table:table-cell>
        </table:table-row>
        <text:soft-page-break/>
        <table:table-row table:style-name="Table231.2">
          <table:table-cell table:style-name="Table231.A2" office:value-type="string">
            <text:p text:style-name="Table_20_Contents"><draw:frame draw:style-name="fr4" draw:name="graphics84" text:anchor-type="paragraph" svg:width="16.325cm" svg:height="1.843cm" draw:z-index="170"><draw:image xlink:href="../components/images/tabpanels1.jpg" xlink:type="simple" xlink:show="embed" xlink:actuate="onLoad"/></draw:frame></text:p>
          </table:table-cell>
        </table:table-row>
      </table:table>
      <text:p text:style-name="P11">Events:<text:line-break/></text:p>
      <table:table table:name="Table232" table:style-name="Table232">
        <table:table-column table:style-name="Table232.A"/>
        <table:table-column table:style-name="Table232.B"/>
        <table:table-column table:style-name="Table232.C"/>
        <table:table-column table:style-name="Table232.A"/>
        <table:table-column table:style-name="Table232.E" table:number-columns-repeated="2"/>
        <table:table-column table:style-name="Table232.G"/>
        <table:table-row>
          <table:table-cell table:style-name="Table232.A1" office:value-type="string">
            <text:p text:style-name="P33">Action:</text:p>
          </table:table-cell>
          <table:table-cell table:style-name="Table232.A1" office:value-type="string">
            <text:p text:style-name="P31">Normal (Open)</text:p>
          </table:table-cell>
          <table:table-cell table:style-name="Table232.A1" office:value-type="string">
            <text:p text:style-name="P31">Hover</text:p>
          </table:table-cell>
          <table:table-cell table:style-name="Table232.A1" office:value-type="string">
            <text:p text:style-name="P31">Click, Select, and Drag.</text:p>
          </table:table-cell>
          <table:table-cell table:style-name="Table232.A1" office:value-type="string">
            <text:p text:style-name="P31">Focus</text:p>
          </table:table-cell>
          <table:table-cell table:style-name="Table232.A1" office:value-type="string">
            <text:p text:style-name="P31">Focus and Hover</text:p>
          </table:table-cell>
          <table:table-cell table:style-name="Table232.G1" office:value-type="string">
            <text:p text:style-name="P33">Disable</text:p>
          </table:table-cell>
        </table:table-row>
        <table:table-row>
          <table:table-cell table:style-name="Table232.A2" office:value-type="string">
            <text:p text:style-name="P33">CSS naming:</text:p>
          </table:table-cell>
          <table:table-cell table:style-name="Table232.A2" office:value-type="string">
            <text:p text:style-name="P36"><text:span text:style-name="Source_20_Text">z-tabpanels,</text:span></text:p>
            <text:p text:style-name="P36"><text:span text:style-name="Source_20_Text">z-tabpanel</text:span></text:p>
          </table:table-cell>
          <table:table-cell table:style-name="Table232.A2" office:value-type="string">
            <text:p text:style-name="P36"><text:span text:style-name="Source_20_Text"/></text:p>
          </table:table-cell>
          <table:table-cell table:style-name="Table232.A2" office:value-type="string">
            <text:p text:style-name="P36"><text:span text:style-name="Source_20_Text"/></text:p>
          </table:table-cell>
          <table:table-cell table:style-name="Table232.A2" office:value-type="string">
            <text:p text:style-name="P36"><text:span text:style-name="Source_20_Text"/></text:p>
          </table:table-cell>
          <table:table-cell table:style-name="Table232.A2" office:value-type="string">
            <text:p text:style-name="P36"><text:span text:style-name="Source_20_Text"/></text:p>
          </table:table-cell>
          <table:table-cell table:style-name="Table232.G2" office:value-type="string">
            <text:p text:style-name="P36"/>
          </table:table-cell>
        </table:table-row>
        <table:table-row>
          <table:table-cell table:style-name="Table232.A2" office:value-type="string">
            <text:p text:style-name="P33">Supported</text:p>
          </table:table-cell>
          <table:table-cell table:style-name="Table232.A2" office:value-type="string">
            <text:p text:style-name="P36">V</text:p>
          </table:table-cell>
          <table:table-cell table:style-name="Table232.A2" office:value-type="string">
            <text:p text:style-name="P36"/>
          </table:table-cell>
          <table:table-cell table:style-name="Table232.A2" office:value-type="string">
            <text:p text:style-name="P36"/>
          </table:table-cell>
          <table:table-cell table:style-name="Table232.A2" office:value-type="string">
            <text:p text:style-name="P36"/>
          </table:table-cell>
          <table:table-cell table:style-name="Table232.A2" office:value-type="string">
            <text:p text:style-name="P36"/>
          </table:table-cell>
          <table:table-cell table:style-name="Table232.G2" office:value-type="string">
            <text:p text:style-name="P36"/>
          </table:table-cell>
        </table:table-row>
      </table:table>
      <text:p text:style-name="P23"><text:tab/></text:p>
      <text:p text:style-name="P12">CSS Specification:</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51">Class Name</text:p>
          </table:table-cell>
          <table:table-cell table:style-name="Table233.A1" office:value-type="string">
            <text:p text:style-name="P52">Description</text:p>
          </table:table-cell>
          <table:table-cell table:style-name="Table233.C1" office:value-type="string">
            <text:p text:style-name="P52">Default Values</text:p>
          </table:table-cell>
        </table:table-row>
        <table:table-row>
          <table:table-cell table:style-name="Table233.A2" office:value-type="string">
            <text:p text:style-name="P38"><text:span text:style-name="Source_20_Text"><text:span text:style-name="T19">.z-tabpanel</text:span></text:span></text:p>
          </table:table-cell>
          <table:table-cell table:style-name="Table233.B2" office:value-type="string">
            <text:p text:style-name="P37">Border</text:p>
          </table:table-cell>
          <table:table-cell table:style-name="Table233.C2" office:value-type="string">
            <text:p text:style-name="P6">border-left: 1px solid #8DB2E3; <text:s/>border-right: 1px solid #8DB2E3; border-bottom: 1px solid #8DB2E3; padding: 5px; zoom: 1;</text:p>
          </table:table-cell>
        </table:table-row>
      </table:table>
      <text:h text:style-name="Heading_20_3" text:outline-level="3">Mold: Default <text:span text:style-name="T2">(Vertical)</text:span></text:h>
      <text:p text:style-name="P23">Structure:</text:p>
      <table:table table:name="Table234" table:style-name="Table234">
        <table:table-column table:style-name="Table234.A"/>
        <table:table-row>
          <table:table-cell table:style-name="Table234.A1" office:value-type="string">
            <text:p text:style-name="P35">Overview</text:p>
          </table:table-cell>
        </table:table-row>
        <table:table-row table:style-name="Table234.2">
          <table:table-cell table:style-name="Table234.A2" office:value-type="string">
            <text:p text:style-name="Table_20_Contents"/>
            <text:p text:style-name="Table_20_Contents"><draw:frame draw:style-name="fr4" draw:name="graphics94" text:anchor-type="paragraph" svg:width="16.325cm" svg:height="6.144cm" draw:z-index="171"><draw:image xlink:href="../components/images/tabbox-ver1.jpg" xlink:type="simple" xlink:show="embed" xlink:actuate="onLoad"/></draw:frame></text:p>
          </table:table-cell>
        </table:table-row>
        <text:soft-page-break/>
        <table:table-row table:style-name="Table234.2">
          <table:table-cell table:style-name="Table234.A2" office:value-type="string">
            <text:p text:style-name="Table_20_Contents"><draw:frame draw:style-name="fr2" draw:name="graphics104" text:anchor-type="paragraph" svg:width="12.488cm" svg:height="8.864cm" draw:z-index="172"><draw:image xlink:href="../components/images/tabbox-ver2.jpg" xlink:type="simple" xlink:show="embed" xlink:actuate="onLoad"/></draw:frame></text:p>
          </table:table-cell>
        </table:table-row>
      </table:table>
      <text:p text:style-name="P11">Events:<text:line-break/></text:p>
      <table:table table:name="Table235" table:style-name="Table235">
        <table:table-column table:style-name="Table235.A"/>
        <table:table-column table:style-name="Table235.B"/>
        <table:table-column table:style-name="Table235.C"/>
        <table:table-column table:style-name="Table235.A"/>
        <table:table-column table:style-name="Table235.E" table:number-columns-repeated="2"/>
        <table:table-column table:style-name="Table235.G"/>
        <table:table-row>
          <table:table-cell table:style-name="Table235.A1" office:value-type="string">
            <text:p text:style-name="P33">Action:</text:p>
          </table:table-cell>
          <table:table-cell table:style-name="Table235.A1" office:value-type="string">
            <text:p text:style-name="P31">Normal (Open)</text:p>
          </table:table-cell>
          <table:table-cell table:style-name="Table235.A1" office:value-type="string">
            <text:p text:style-name="P31">Hover</text:p>
          </table:table-cell>
          <table:table-cell table:style-name="Table235.A1" office:value-type="string">
            <text:p text:style-name="P31">Click, Select, and Drag.</text:p>
          </table:table-cell>
          <table:table-cell table:style-name="Table235.A1" office:value-type="string">
            <text:p text:style-name="P31">Focus</text:p>
          </table:table-cell>
          <table:table-cell table:style-name="Table235.A1" office:value-type="string">
            <text:p text:style-name="P31">Focus and Hover</text:p>
          </table:table-cell>
          <table:table-cell table:style-name="Table235.G1" office:value-type="string">
            <text:p text:style-name="P33">Disable</text:p>
          </table:table-cell>
        </table:table-row>
        <table:table-row>
          <table:table-cell table:style-name="Table235.A2" office:value-type="string">
            <text:p text:style-name="P33">CSS naming:</text:p>
          </table:table-cell>
          <table:table-cell table:style-name="Table235.A2" office:value-type="string">
            <text:p text:style-name="P36"><text:span text:style-name="Source_20_Text">z-tabbox-ver</text:span></text:p>
          </table:table-cell>
          <table:table-cell table:style-name="Table235.A2" office:value-type="string">
            <text:p text:style-name="P36"><text:span text:style-name="Source_20_Text"/></text:p>
          </table:table-cell>
          <table:table-cell table:style-name="Table235.A2" office:value-type="string">
            <text:p text:style-name="P36"><text:span text:style-name="Source_20_Text"/></text:p>
          </table:table-cell>
          <table:table-cell table:style-name="Table235.A2" office:value-type="string">
            <text:p text:style-name="P36"><text:span text:style-name="Source_20_Text"/></text:p>
          </table:table-cell>
          <table:table-cell table:style-name="Table235.A2" office:value-type="string">
            <text:p text:style-name="P36"><text:span text:style-name="Source_20_Text"/></text:p>
          </table:table-cell>
          <table:table-cell table:style-name="Table235.G2" office:value-type="string">
            <text:p text:style-name="P36"/>
          </table:table-cell>
        </table:table-row>
        <table:table-row>
          <table:table-cell table:style-name="Table235.A2" office:value-type="string">
            <text:p text:style-name="P33">Supported</text:p>
          </table:table-cell>
          <table:table-cell table:style-name="Table235.A2" office:value-type="string">
            <text:p text:style-name="P36">V</text:p>
          </table:table-cell>
          <table:table-cell table:style-name="Table235.A2" office:value-type="string">
            <text:p text:style-name="P36"/>
          </table:table-cell>
          <table:table-cell table:style-name="Table235.A2" office:value-type="string">
            <text:p text:style-name="P36"/>
          </table:table-cell>
          <table:table-cell table:style-name="Table235.A2" office:value-type="string">
            <text:p text:style-name="P36"/>
          </table:table-cell>
          <table:table-cell table:style-name="Table235.A2" office:value-type="string">
            <text:p text:style-name="P36"/>
          </table:table-cell>
          <table:table-cell table:style-name="Table235.G2" office:value-type="string">
            <text:p text:style-name="P36"/>
          </table:table-cell>
        </table:table-row>
      </table:table>
      <text:p text:style-name="P23"><text:tab/></text:p>
      <text:p text:style-name="P12">CSS Specification:</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51">Class Name</text:p>
          </table:table-cell>
          <table:table-cell table:style-name="Table236.A1" office:value-type="string">
            <text:p text:style-name="P52">Description</text:p>
          </table:table-cell>
          <table:table-cell table:style-name="Table236.C1" office:value-type="string">
            <text:p text:style-name="P52">Default Values</text:p>
          </table:table-cell>
        </table:table-row>
        <table:table-row>
          <table:table-cell table:style-name="Table236.A2" office:value-type="string">
            <text:p text:style-name="P38"><text:span text:style-name="Source_20_Text"><text:span text:style-name="T18">.z-tabbox-ver</text:span></text:span></text:p>
          </table:table-cell>
          <table:table-cell table:style-name="Table236.B2" office:value-type="string">
            <text:p text:style-name="P37">Overflow</text:p>
          </table:table-cell>
          <table:table-cell table:style-name="Table236.C2" office:value-type="string">
            <text:p text:style-name="P6">overflow: hidden; visibility: hidden;</text:p>
          </table:table-cell>
        </table:table-row>
      </table:table>
      <text:h text:style-name="P54" text:outline-level="4">Tabs</text:h>
      <text:p text:style-name="P23">Structure:</text:p>
      <table:table table:name="Table237" table:style-name="Table237">
        <table:table-column table:style-name="Table237.A"/>
        <table:table-row>
          <table:table-cell table:style-name="Table237.A1" office:value-type="string">
            <text:p text:style-name="P35">Overview</text:p>
          </table:table-cell>
        </table:table-row>
        <text:soft-page-break/>
        <table:table-row table:style-name="Table237.2">
          <table:table-cell table:style-name="Table237.A2" office:value-type="string">
            <text:p text:style-name="Table_20_Contents"><draw:frame draw:style-name="fr4" draw:name="graphics1112" text:anchor-type="paragraph" svg:width="16.325cm" svg:height="6.144cm" draw:z-index="173"><draw:image xlink:href="../components/images/tabbox-ver1.jpg" xlink:type="simple" xlink:show="embed" xlink:actuate="onLoad"/></draw:frame></text:p>
          </table:table-cell>
        </table:table-row>
        <table:table-row table:style-name="Table237.2">
          <table:table-cell table:style-name="Table237.A2" office:value-type="string">
            <text:p text:style-name="Table_20_Contents"><draw:frame draw:style-name="fr2" draw:name="graphics1212" text:anchor-type="paragraph" svg:width="11.483cm" svg:height="9.472cm" draw:z-index="174"><draw:image xlink:href="../components/images/tabs-ver1.jpg" xlink:type="simple" xlink:show="embed" xlink:actuate="onLoad"/></draw:frame></text:p>
          </table:table-cell>
        </table:table-row>
      </table:table>
      <text:p text:style-name="P11">Events:<text:line-break/></text:p>
      <table:table table:name="Table238" table:style-name="Table238">
        <table:table-column table:style-name="Table238.A"/>
        <table:table-column table:style-name="Table238.B"/>
        <table:table-column table:style-name="Table238.C"/>
        <table:table-column table:style-name="Table238.A"/>
        <table:table-column table:style-name="Table238.E" table:number-columns-repeated="2"/>
        <table:table-column table:style-name="Table238.G"/>
        <table:table-row>
          <table:table-cell table:style-name="Table238.A1" office:value-type="string">
            <text:p text:style-name="P33">Action:</text:p>
          </table:table-cell>
          <table:table-cell table:style-name="Table238.A1" office:value-type="string">
            <text:p text:style-name="P31">Normal (Open)</text:p>
          </table:table-cell>
          <table:table-cell table:style-name="Table238.A1" office:value-type="string">
            <text:p text:style-name="P31">Hover</text:p>
          </table:table-cell>
          <table:table-cell table:style-name="Table238.A1" office:value-type="string">
            <text:p text:style-name="P31">Click, Select, and Drag.</text:p>
          </table:table-cell>
          <table:table-cell table:style-name="Table238.A1" office:value-type="string">
            <text:p text:style-name="P31">Focus</text:p>
          </table:table-cell>
          <table:table-cell table:style-name="Table238.A1" office:value-type="string">
            <text:p text:style-name="P31">Focus and Hover</text:p>
          </table:table-cell>
          <table:table-cell table:style-name="Table238.G1" office:value-type="string">
            <text:p text:style-name="P33">Disable</text:p>
          </table:table-cell>
        </table:table-row>
        <table:table-row>
          <table:table-cell table:style-name="Table238.A2" office:value-type="string">
            <text:p text:style-name="P33">CSS naming:</text:p>
          </table:table-cell>
          <table:table-cell table:style-name="Table238.A2" office:value-type="string">
            <text:p text:style-name="P36"><text:span text:style-name="Source_20_Text">z-tabs-ver</text:span></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G2" office:value-type="string">
            <text:p text:style-name="P36"/>
          </table:table-cell>
        </table:table-row>
        <table:table-row>
          <table:table-cell table:style-name="Table238.A2" office:value-type="string">
            <text:p text:style-name="P33">Supported</text:p>
          </table:table-cell>
          <table:table-cell table:style-name="Table238.A2" office:value-type="string">
            <text:p text:style-name="P36">V</text:p>
          </table:table-cell>
          <table:table-cell table:style-name="Table238.A2" office:value-type="string">
            <text:p text:style-name="P36"/>
          </table:table-cell>
          <table:table-cell table:style-name="Table238.A2" office:value-type="string">
            <text:p text:style-name="P36"/>
          </table:table-cell>
          <table:table-cell table:style-name="Table238.A2" office:value-type="string">
            <text:p text:style-name="P36"/>
          </table:table-cell>
          <table:table-cell table:style-name="Table238.A2" office:value-type="string">
            <text:p text:style-name="P36"/>
          </table:table-cell>
          <table:table-cell table:style-name="Table238.G2" office:value-type="string">
            <text:p text:style-name="P36"/>
          </table:table-cell>
        </table:table-row>
        <table:table-row>
          <table:table-cell table:style-name="Table238.A2" office:value-type="string">
            <text:p text:style-name="P33">CSS naming:</text:p>
          </table:table-cell>
          <table:table-cell table:style-name="Table238.A2" office:value-type="string">
            <text:p text:style-name="P36"><text:span text:style-name="Source_20_Text">-right-</text:span><text:span text:style-name="Source_20_Text">scroll,</text:span></text:p>
            <text:p text:style-name="P36"><text:span text:style-name="Source_20_Text">-left-scroll</text:span></text:p>
          </table:table-cell>
          <table:table-cell table:style-name="Table238.A2" office:value-type="string">
            <text:p text:style-name="P36"><text:span text:style-name="Source_20_Text">:hover</text:span></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G2" office:value-type="string">
            <text:p text:style-name="P36"/>
          </table:table-cell>
        </table:table-row>
        <text:soft-page-break/>
        <table:table-row>
          <table:table-cell table:style-name="Table238.A2" office:value-type="string">
            <text:p text:style-name="P33">Supported</text:p>
          </table:table-cell>
          <table:table-cell table:style-name="Table238.A2" office:value-type="string">
            <text:p text:style-name="P36">V</text:p>
          </table:table-cell>
          <table:table-cell table:style-name="Table238.A2" office:value-type="string">
            <text:p text:style-name="P36">V</text:p>
          </table:table-cell>
          <table:table-cell table:style-name="Table238.A2" office:value-type="string">
            <text:p text:style-name="P36"/>
          </table:table-cell>
          <table:table-cell table:style-name="Table238.A2" office:value-type="string">
            <text:p text:style-name="P36"/>
          </table:table-cell>
          <table:table-cell table:style-name="Table238.A2" office:value-type="string">
            <text:p text:style-name="P36"/>
          </table:table-cell>
          <table:table-cell table:style-name="Table238.G2" office:value-type="string">
            <text:p text:style-name="P36"/>
          </table:table-cell>
        </table:table-row>
      </table:table>
      <text:p text:style-name="P23"><text:tab/></text:p>
      <text:p text:style-name="P12">CSS Specification:</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51">Class Name</text:p>
          </table:table-cell>
          <table:table-cell table:style-name="Table239.A1" office:value-type="string">
            <text:p text:style-name="P52">Description</text:p>
          </table:table-cell>
          <table:table-cell table:style-name="Table239.C1" office:value-type="string">
            <text:p text:style-name="P52">Default Values</text:p>
          </table:table-cell>
        </table:table-row>
        <table:table-row>
          <table:table-cell table:style-name="Table239.A2" office:value-type="string">
            <text:p text:style-name="P38"><text:span text:style-name="Source_20_Text"><text:span text:style-name="T19">.z-tabs-ver .z-tabs-ver-cnt</text:span></text:span></text:p>
          </table:table-cell>
          <table:table-cell table:style-name="Table239.B2" office:value-type="string">
            <text:p text:style-name="P37">Background</text:p>
          </table:table-cell>
          <table:table-cell table:style-name="Table239.C2" office:value-type="string">
            <text:p text:style-name="P6">padding-top:0px; padding-left:1px; list-style-image:none; list-style-position:outside; list-style-type:none; display:block; margin:0; zoom: 1; height:3456px; border-right:1px solid #8DB2E3; -moz-user-select:none; -khtml-user-select:none;</text:p>
          </table:table-cell>
        </table:table-row>
        <table:table-row>
          <table:table-cell table:style-name="Table239.A2" office:value-type="string">
            <text:p text:style-name="P41">.z-tabs<text:span text:style-name="T2">-ver</text:span></text:p>
          </table:table-cell>
          <table:table-cell table:style-name="Table239.B2" office:value-type="string">
            <text:p text:style-name="P37">Border, padding, and margin</text:p>
          </table:table-cell>
          <table:table-cell table:style-name="Table239.C2" office:value-type="string">
            <text:p text:style-name="P6">overflow: hidden; float:left; background: transparent none repeat scroll 0 0; border: 0; padding: 0; margin: 0; position: relative;</text:p>
          </table:table-cell>
        </table:table-row>
        <table:table-row>
          <table:table-cell table:style-name="Table239.A2" office:value-type="string">
            <text:p text:style-name="P41">.z-tabs-ver-scroll</text:p>
          </table:table-cell>
          <table:table-cell table:style-name="Table239.B2" office:value-type="string">
            <text:p text:style-name="P37">Border of scroll</text:p>
          </table:table-cell>
          <table:table-cell table:style-name="Table239.C2" office:value-type="string">
            <text:p text:style-name="P6">background:#DEECFD none repeat scroll 0 0; border-top:1px solid #8DB2E3; border-bottom:1px solid #8DB2E3; border-left:1px solid #8DB2E3;</text:p>
          </table:table-cell>
        </table:table-row>
        <table:table-row>
          <table:table-cell table:style-name="Table239.A2" office:value-type="string">
            <text:p text:style-name="P41">.z-tabs-ver .z-tabs-ver-space</text:p>
          </table:table-cell>
          <table:table-cell table:style-name="Table239.B2" office:value-type="string">
            <text:p text:style-name="P37">Background of the space</text:p>
          </table:table-cell>
          <table:table-cell table:style-name="Table239.C2" office:value-type="string">
            <text:p text:style-name="P6">background:#DEECFD none repeat scroll 0 0; border:1px solid #8DB2E3; border-top:0 none; font-size:1px; width:2px; line-height:1px;</text:p>
          </table:table-cell>
        </table:table-row>
        <table:table-row>
          <table:table-cell table:style-name="Table239.A2" office:value-type="string">
            <text:p text:style-name="P41">.z-tabs-ver .z-tabs-ver-header</text:p>
          </table:table-cell>
          <table:table-cell table:style-name="Table239.B2" office:value-type="string">
            <text:p text:style-name="P37">Margin of header</text:p>
          </table:table-cell>
          <table:table-cell table:style-name="Table239.C2" office:value-type="string">
            <text:p text:style-name="P6">background: none; zoom: 1; overflow: hidden; position: relative;</text:p>
          </table:table-cell>
        </table:table-row>
        <table:table-row>
          <table:table-cell table:style-name="Table239.A2" office:value-type="string">
            <text:p text:style-name="P41">.z-tabs-ver-scroll .z-tabs-ver-header</text:p>
          </table:table-cell>
          <table:table-cell table:style-name="Table239.B2" office:value-type="string">
            <text:p text:style-name="P37">Background of header</text:p>
          </table:table-cell>
          <table:table-cell table:style-name="Table239.C2" office:value-type="string">
            <text:p text:style-name="P6">background-color: #CEDFF5; background-image: url(<text:span text:style-name="T22">${c:encodeURL('~./zul/img/tab2/tab-vstrip-bg.gif')}</text:span>); background-repeat: repeat-y; background-attachment: scroll; background-position: center bottom; zoom:1; overflow:hidden; position:relative;</text:p>
          </table:table-cell>
        </table:table-row>
        <table:table-row>
          <table:table-cell table:style-name="Table239.A2" office:value-type="string">
            <text:p text:style-name="P41">.z-tabs-ver .z-tabs-ver-cnt li</text:p>
          </table:table-cell>
          <table:table-cell table:style-name="Table239.B2" office:value-type="string">
            <text:p text:style-name="P37">Font size of the li tag</text:p>
          </table:table-cell>
          <table:table-cell table:style-name="Table239.C2" office:value-type="string">
            <text:p text:style-name="P6">position:relative; font-family: <text:span text:style-name="T22">${fontFamilyT}</text:span>; font-size: <text:span text:style-name="T22">$</text:span><text:span text:style-name="T22">{fontSizeM}</text:span>; cursor:default; display:block; padding: 2px 0 0 0 ; margin:0 0 0 0; -moz-user-select:none; -khtml-user-select:none;</text:p>
          </table:table-cell>
        </table:table-row>
        <text:soft-page-break/>
        <table:table-row>
          <table:table-cell table:style-name="Table239.A2" office:value-type="string">
            <text:p text:style-name="P41">.z-tabs-ver-space</text:p>
          </table:table-cell>
          <table:table-cell table:style-name="Table239.B2" office:value-type="string">
            <text:p text:style-name="P37">Background of the space</text:p>
          </table:table-cell>
          <table:table-cell table:style-name="Table239.C2" office:value-type="string">
            <text:p text:style-name="P6">float:left; background:#DEECFD none repeat scroll 0 0; border:1px solid #8DB2E3; border-left:0 none; font-size:1px; width:2px; position:relative;<text:span text:style-name="T36"> <text:s/></text:span></text:p>
          </table:table-cell>
        </table:table-row>
        <table:table-row>
          <table:table-cell table:style-name="Table239.A2" office:value-type="string">
            <text:p text:style-name="P41">.z-tabbox-ver .z-tabs-ver-header-scroll</text:p>
          </table:table-cell>
          <table:table-cell table:style-name="Table239.B2" office:value-type="string">
            <text:p text:style-name="P37">Margin of header scroll</text:p>
          </table:table-cell>
          <table:table-cell table:style-name="Table239.C2" office:value-type="string">
            <text:p text:style-name="P6">margin-left: 18px; margin-right: 18px;</text:p>
          </table:table-cell>
        </table:table-row>
        <table:table-row>
          <table:table-cell table:style-name="Table239.A2" office:value-type="string">
            <text:p text:style-name="P41">.z-tabs-ver-up-scroll</text:p>
          </table:table-cell>
          <table:table-cell table:style-name="Table239.B2" office:value-type="string">
            <text:p text:style-name="P37">Background of the up scroll icon</text:p>
          </table:table-cell>
          <table:table-cell table:style-name="Table239.C2" office:value-type="string">
            <text:p text:style-name="P6">background-color: transparent; background-image: url(<text:span text:style-name="T22">${c:encodeURL('~./zul/img/tab2/scroll-up.png')}</text:span>); background-repeat: no-repeat; background-attachment: scroll; background-position: 1px -18px; border-right:1px solid #8DB2E3; cursor:pointer; height:18px; position:absolute; right:0; top:0; z-index:10;<text:tab/>width:100%; display:block;</text:p>
          </table:table-cell>
        </table:table-row>
        <table:table-row>
          <table:table-cell table:style-name="Table239.A2" office:value-type="string">
            <text:p text:style-name="P41">.z-tabs-ver-down-scroll</text:p>
          </table:table-cell>
          <table:table-cell table:style-name="Table239.B2" office:value-type="string">
            <text:p text:style-name="P37">Background of the down scroll icon</text:p>
          </table:table-cell>
          <table:table-cell table:style-name="Table239.C2" office:value-type="string">
            <text:p text:style-name="P6">background-color: transparent; background-image: url(<text:span text:style-name="T22">${c:encodeURL('~./zul/img/tab2/scroll-down.png')}</text:span>); background-repeat: no-repeat; background-attachment: scroll; background-position: 1px 0; border-right:1px solid #8DB2E3; cursor:pointer; height:18px; position:absolute; right:0; bottom:0; z-index:10;width:100%; display:block;</text:p>
          </table:table-cell>
        </table:table-row>
      </table:table>
      <text:h text:style-name="P54" text:outline-level="4">Tab</text:h>
      <text:p text:style-name="P23">Structure:</text:p>
      <table:table table:name="Table240" table:style-name="Table240">
        <table:table-column table:style-name="Table240.A"/>
        <table:table-row>
          <table:table-cell table:style-name="Table240.A1" office:value-type="string">
            <text:p text:style-name="P35">Overview</text:p>
          </table:table-cell>
        </table:table-row>
        <table:table-row table:style-name="Table240.2">
          <table:table-cell table:style-name="Table240.A2" office:value-type="string">
            <text:p text:style-name="Table_20_Contents"/>
            <text:p text:style-name="Table_20_Contents"><draw:frame draw:style-name="fr4" draw:name="graphics1311" text:anchor-type="paragraph" svg:width="16.325cm" svg:height="6.144cm" draw:z-index="175"><draw:image xlink:href="../components/images/tabbox-ver1.jpg" xlink:type="simple" xlink:show="embed" xlink:actuate="onLoad"/></draw:frame></text:p>
          </table:table-cell>
        </table:table-row>
        <text:soft-page-break/>
        <table:table-row table:style-name="Table240.2">
          <table:table-cell table:style-name="Table240.A2" office:value-type="string">
            <text:p text:style-name="Table_20_Contents"><draw:frame draw:style-name="fr2" draw:name="graphics1410" text:anchor-type="paragraph" svg:width="10.186cm" svg:height="4.763cm" draw:z-index="176"><draw:image xlink:href="../components/images/tab-ver1.jpg" xlink:type="simple" xlink:show="embed" xlink:actuate="onLoad"/></draw:frame></text:p>
          </table:table-cell>
        </table:table-row>
      </table:table>
      <text:p text:style-name="P11">Events:<text:line-break/></text:p>
      <table:table table:name="Table241" table:style-name="Table241">
        <table:table-column table:style-name="Table241.A"/>
        <table:table-column table:style-name="Table241.B"/>
        <table:table-column table:style-name="Table241.C"/>
        <table:table-column table:style-name="Table241.A"/>
        <table:table-column table:style-name="Table241.E" table:number-columns-repeated="2"/>
        <table:table-column table:style-name="Table241.G"/>
        <table:table-row>
          <table:table-cell table:style-name="Table241.A1" office:value-type="string">
            <text:p text:style-name="P33">Action:</text:p>
          </table:table-cell>
          <table:table-cell table:style-name="Table241.A1" office:value-type="string">
            <text:p text:style-name="P31">Normal (Open)</text:p>
          </table:table-cell>
          <table:table-cell table:style-name="Table241.A1" office:value-type="string">
            <text:p text:style-name="P31">Hover</text:p>
          </table:table-cell>
          <table:table-cell table:style-name="Table241.A1" office:value-type="string">
            <text:p text:style-name="P31">Click, Select, and Drag.</text:p>
          </table:table-cell>
          <table:table-cell table:style-name="Table241.A1" office:value-type="string">
            <text:p text:style-name="P31">Focus</text:p>
          </table:table-cell>
          <table:table-cell table:style-name="Table241.A1" office:value-type="string">
            <text:p text:style-name="P31">Focus and Hover</text:p>
          </table:table-cell>
          <table:table-cell table:style-name="Table241.G1" office:value-type="string">
            <text:p text:style-name="P33">Disable</text:p>
          </table:table-cell>
        </table:table-row>
        <table:table-row>
          <table:table-cell table:style-name="Table241.A2" office:value-type="string">
            <text:p text:style-name="P33">CSS naming:</text:p>
          </table:table-cell>
          <table:table-cell table:style-name="Table241.A2" office:value-type="string">
            <text:p text:style-name="P36"><text:span text:style-name="Source_20_Text">z-tab-ver</text:span></text:p>
          </table:table-cell>
          <table:table-cell table:style-name="Table241.A2" office:value-type="string">
            <text:p text:style-name="P36"><text:span text:style-name="Source_20_Text">:hover</text:span></text:p>
          </table:table-cell>
          <table:table-cell table:style-name="Table241.A2" office:value-type="string">
            <text:p text:style-name="P36"><text:span text:style-name="Source_20_Text">-seld</text:span></text:p>
          </table:table-cell>
          <table:table-cell table:style-name="Table241.A2" office:value-type="string">
            <text:p text:style-name="P36"><text:span text:style-name="Source_20_Text"/></text:p>
          </table:table-cell>
          <table:table-cell table:style-name="Table241.A2" office:value-type="string">
            <text:p text:style-name="P36"><text:span text:style-name="Source_20_Text">-disd-seld</text:span></text:p>
          </table:table-cell>
          <table:table-cell table:style-name="Table241.G2" office:value-type="string">
            <text:p text:style-name="P36">-disd</text:p>
          </table:table-cell>
        </table:table-row>
        <table:table-row>
          <table:table-cell table:style-name="Table241.A2" office:value-type="string">
            <text:p text:style-name="P33">Supported</text:p>
          </table:table-cell>
          <table:table-cell table:style-name="Table241.A2" office:value-type="string">
            <text:p text:style-name="P36">V</text:p>
          </table:table-cell>
          <table:table-cell table:style-name="Table241.A2" office:value-type="string">
            <text:p text:style-name="P36">V</text:p>
          </table:table-cell>
          <table:table-cell table:style-name="Table241.A2" office:value-type="string">
            <text:p text:style-name="P36">V</text:p>
          </table:table-cell>
          <table:table-cell table:style-name="Table241.A2" office:value-type="string">
            <text:p text:style-name="P36"/>
          </table:table-cell>
          <table:table-cell table:style-name="Table241.A2" office:value-type="string">
            <text:p text:style-name="P36">!</text:p>
          </table:table-cell>
          <table:table-cell table:style-name="Table241.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51">Class Name</text:p>
          </table:table-cell>
          <table:table-cell table:style-name="Table242.A1" office:value-type="string">
            <text:p text:style-name="P52">Description</text:p>
          </table:table-cell>
          <table:table-cell table:style-name="Table242.C1" office:value-type="string">
            <text:p text:style-name="P52">Default Values</text:p>
          </table:table-cell>
        </table:table-row>
        <table:table-row>
          <table:table-cell table:style-name="Table242.A2" office:value-type="string">
            <text:p text:style-name="P38"><text:span text:style-name="Source_20_Text"><text:span text:style-name="T19">.z-tab-ver-close</text:span></text:span></text:p>
          </table:table-cell>
          <table:table-cell table:style-name="Table242.B2" office:value-type="string">
            <text:p text:style-name="P37">Background of close icon</text:p>
          </table:table-cell>
          <table:table-cell table:style-name="Table242.C2" office:value-type="string">
            <text:p text:style-name="P6">position:absolute; background-image: url(<text:span text:style-name="T22">${c:encodeURL('~./zul/img/tab2/tab-close.png')}</text:span>); background-repeat:no-repeat; opacity:0.6; filter:alpha(opacity=60); cursor:pointer; display:block; height:11px; width:11px; right:1px; top:15px; z-index:2; zoom: 1;</text:p>
          </table:table-cell>
        </table:table-row>
        <text:soft-page-break/>
        <table:table-row>
          <table:table-cell table:style-name="Table242.A2" office:value-type="string">
            <text:p text:style-name="P41">.z-tab-ver-body</text:p>
          </table:table-cell>
          <table:table-cell table:style-name="Table242.B2" office:value-type="string">
            <text:p text:style-name="P37">Background of the body</text:p>
          </table:table-cell>
          <table:table-cell table:style-name="Table242.C2" office:value-type="string">
            <text:p text:style-name="P6">position:relative;<text:tab/>padding-top:8px;<text:tab/>-moz-outline: none; outline: none; zoom:1; background-color: transparent; background-image: url(<text:span text:style-name="T22">${c:encodeURL('~./zul/img/tab2/tabs-vsprite.png')}</text:span>); background-repeat: no-repeat; background-attachment: scroll; background-position: -1051px 0; cursor:pointer;</text:p>
          </table:table-cell>
        </table:table-row>
        <table:table-row>
          <table:table-cell table:style-name="Table242.A2" office:value-type="string">
            <text:p text:style-name="P41">.z-tab-ver-body em</text:p>
          </table:table-cell>
          <table:table-cell table:style-name="Table242.B2" office:value-type="string">
            <text:p text:style-name="P37">Background of the em tag</text:p>
          </table:table-cell>
          <table:table-cell table:style-name="Table242.C2" office:value-type="string">
            <text:p text:style-name="P6">padding-bottom:10px; background-color: transparent; background-image: url(<text:span text:style-name="T22">${c:encodeURL('~./zul/img/tab2/tabs-vsprite.png')}</text:span>); background-repeat: no-repeat; background-attachment: scroll; background-position: -151px bottom;</text:p>
          </table:table-cell>
        </table:table-row>
        <table:table-row>
          <table:table-cell table:style-name="Table242.A2" office:value-type="string">
            <text:p text:style-name="P41">.z-tab-ver-inner</text:p>
          </table:table-cell>
          <table:table-cell table:style-name="Table242.B2" office:value-type="string">
            <text:p text:style-name="P37">Background of the inner</text:p>
          </table:table-cell>
          <table:table-cell table:style-name="Table242.C2" office:value-type="string">
            <text:p text:style-name="P6">overflow:hidden; cursor:pointer; padding: 2px 14px 0 4px; background-color: transparent; background-image: url(<text:span text:style-name="T22">${c:encodeURL('~./zul/img/tab2/tabs-vsprite.png')}</text:span>); background-repeat: repeat-y; background-attachment: scroll; background-position: -601px 0;</text:p>
          </table:table-cell>
        </table:table-row>
        <table:table-row>
          <table:table-cell table:style-name="Table242.A2" office:value-type="string">
            <text:p text:style-name="P41">.z-tab .z-tab-text</text:p>
          </table:table-cell>
          <table:table-cell table:style-name="Table242.B2" office:value-type="string">
            <text:p text:style-name="P37">Font size</text:p>
          </table:table-cell>
          <table:table-cell table:style-name="Table242.C2" office:value-type="string">
            <text:p text:style-name="P6">font-style:normal; font-family: <text:span text:style-name="T22">${fontFamilyT}</text:span>; font-size: <text:span text:style-name="T22">${fontSizeM}</text:span>; text-align:center; font-style:normal; white-space:nowrap; color:#416AA3; cursor:pointer; font-size-adjust:none;</text:p>
          </table:table-cell>
        </table:table-row>
      </table:table>
      <text:h text:style-name="P54" text:outline-level="4">Tabpanels and Tabpanel</text:h>
      <text:p text:style-name="P23">Structure:</text:p>
      <table:table table:name="Table243" table:style-name="Table243">
        <table:table-column table:style-name="Table243.A"/>
        <table:table-row>
          <table:table-cell table:style-name="Table243.A1" office:value-type="string">
            <text:p text:style-name="P35">Overview</text:p>
          </table:table-cell>
        </table:table-row>
        <text:soft-page-break/>
        <table:table-row table:style-name="Table243.2">
          <table:table-cell table:style-name="Table243.A2" office:value-type="string">
            <text:p text:style-name="Table_20_Contents"/>
            <text:p text:style-name="Table_20_Contents"><draw:frame draw:style-name="fr4" draw:name="graphics152" text:anchor-type="paragraph" svg:width="16.325cm" svg:height="6.144cm" draw:z-index="177"><draw:image xlink:href="../components/images/tabbox-ver1.jpg" xlink:type="simple" xlink:show="embed" xlink:actuate="onLoad"/></draw:frame></text:p>
          </table:table-cell>
        </table:table-row>
        <table:table-row table:style-name="Table243.2">
          <table:table-cell table:style-name="Table243.A2" office:value-type="string">
            <text:p text:style-name="Table_20_Contents"><draw:frame draw:style-name="fr2" draw:name="graphics162" text:anchor-type="paragraph" svg:width="9.869cm" svg:height="8.546cm" draw:z-index="178"><draw:image xlink:href="../components/images/tabpanels-ver1.jpg" xlink:type="simple" xlink:show="embed" xlink:actuate="onLoad"/></draw:frame></text:p>
          </table:table-cell>
        </table:table-row>
      </table:table>
      <text:p text:style-name="P11">Events:<text:line-break/></text:p>
      <table:table table:name="Table244" table:style-name="Table244">
        <table:table-column table:style-name="Table244.A"/>
        <table:table-column table:style-name="Table244.B"/>
        <table:table-column table:style-name="Table244.C"/>
        <table:table-column table:style-name="Table244.A"/>
        <table:table-column table:style-name="Table244.E" table:number-columns-repeated="2"/>
        <table:table-column table:style-name="Table244.G"/>
        <table:table-row>
          <table:table-cell table:style-name="Table244.A1" office:value-type="string">
            <text:p text:style-name="P33">Action:</text:p>
          </table:table-cell>
          <table:table-cell table:style-name="Table244.A1" office:value-type="string">
            <text:p text:style-name="P31">Normal (Open)</text:p>
          </table:table-cell>
          <table:table-cell table:style-name="Table244.A1" office:value-type="string">
            <text:p text:style-name="P31">Hover</text:p>
          </table:table-cell>
          <table:table-cell table:style-name="Table244.A1" office:value-type="string">
            <text:p text:style-name="P31">Click, Select, and Drag.</text:p>
          </table:table-cell>
          <table:table-cell table:style-name="Table244.A1" office:value-type="string">
            <text:p text:style-name="P31">Focus</text:p>
          </table:table-cell>
          <table:table-cell table:style-name="Table244.A1" office:value-type="string">
            <text:p text:style-name="P31">Focus and Hover</text:p>
          </table:table-cell>
          <table:table-cell table:style-name="Table244.G1" office:value-type="string">
            <text:p text:style-name="P33">Disable</text:p>
          </table:table-cell>
        </table:table-row>
        <table:table-row>
          <table:table-cell table:style-name="Table244.A2" office:value-type="string">
            <text:p text:style-name="P33">CSS naming:</text:p>
          </table:table-cell>
          <table:table-cell table:style-name="Table244.A2" office:value-type="string">
            <text:p text:style-name="P36"><text:span text:style-name="Source_20_Text">z-tabpanels-ver,</text:span></text:p>
            <text:p text:style-name="P36"><text:span text:style-name="Source_20_Text">z-tabpanel-ver</text:span></text:p>
          </table:table-cell>
          <table:table-cell table:style-name="Table244.A2" office:value-type="string">
            <text:p text:style-name="P36"><text:span text:style-name="Source_20_Text"/></text:p>
          </table:table-cell>
          <table:table-cell table:style-name="Table244.A2" office:value-type="string">
            <text:p text:style-name="P36"><text:span text:style-name="Source_20_Text"/></text:p>
          </table:table-cell>
          <table:table-cell table:style-name="Table244.A2" office:value-type="string">
            <text:p text:style-name="P36"><text:span text:style-name="Source_20_Text"/></text:p>
          </table:table-cell>
          <table:table-cell table:style-name="Table244.A2" office:value-type="string">
            <text:p text:style-name="P36"><text:span text:style-name="Source_20_Text"/></text:p>
          </table:table-cell>
          <table:table-cell table:style-name="Table244.G2" office:value-type="string">
            <text:p text:style-name="P36"/>
          </table:table-cell>
        </table:table-row>
        <table:table-row>
          <table:table-cell table:style-name="Table244.A2" office:value-type="string">
            <text:p text:style-name="P33">Supported</text:p>
          </table:table-cell>
          <table:table-cell table:style-name="Table244.A2" office:value-type="string">
            <text:p text:style-name="P36">V</text:p>
          </table:table-cell>
          <table:table-cell table:style-name="Table244.A2" office:value-type="string">
            <text:p text:style-name="P36"/>
          </table:table-cell>
          <table:table-cell table:style-name="Table244.A2" office:value-type="string">
            <text:p text:style-name="P36"/>
          </table:table-cell>
          <table:table-cell table:style-name="Table244.A2" office:value-type="string">
            <text:p text:style-name="P36"/>
          </table:table-cell>
          <table:table-cell table:style-name="Table244.A2" office:value-type="string">
            <text:p text:style-name="P36"/>
          </table:table-cell>
          <table:table-cell table:style-name="Table244.G2" office:value-type="string">
            <text:p text:style-name="P36"/>
          </table:table-cell>
        </table:table-row>
      </table:table>
      <text:p text:style-name="P23"><text:soft-page-break/><text:tab/></text:p>
      <text:p text:style-name="P12">CSS Specification:</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51">Class Name</text:p>
          </table:table-cell>
          <table:table-cell table:style-name="Table245.A1" office:value-type="string">
            <text:p text:style-name="P52">Description</text:p>
          </table:table-cell>
          <table:table-cell table:style-name="Table245.C1" office:value-type="string">
            <text:p text:style-name="P52">Default Values</text:p>
          </table:table-cell>
        </table:table-row>
        <table:table-row>
          <table:table-cell table:style-name="Table245.A2" office:value-type="string">
            <text:p text:style-name="P38"><text:span text:style-name="Source_20_Text"><text:span text:style-name="T19">.z-tabbox-ver .z-tabpanels-ver</text:span></text:span></text:p>
          </table:table-cell>
          <table:table-cell table:style-name="Table245.B2" office:value-type="string">
            <text:p text:style-name="P37">Border</text:p>
          </table:table-cell>
          <table:table-cell table:style-name="Table245.C2" office:value-type="string">
            <text:p text:style-name="P6">overflow:hidden; border-top: 1px solid #8DB2E3; <text:s/>border-right: 1px solid #8DB2E3; border-bottom: 1px solid #8DB2E3;</text:p>
          </table:table-cell>
        </table:table-row>
        <table:table-row>
          <table:table-cell table:style-name="Table245.A2" office:value-type="string">
            <text:p text:style-name="P41">.z-tabbox-ver .z-tabpanel-ver</text:p>
          </table:table-cell>
          <table:table-cell table:style-name="Table245.B2" office:value-type="string">
            <text:p text:style-name="P37">Padding</text:p>
          </table:table-cell>
          <table:table-cell table:style-name="Table245.C2" office:value-type="string">
            <text:p text:style-name="P6">padding: 5px;</text:p>
          </table:table-cell>
        </table:table-row>
      </table:table>
      <text:h text:style-name="Heading_20_3" text:outline-level="3">Mold: <text:span text:style-name="T2">accordion</text:span></text:h>
      <text:p text:style-name="P23">Structure:</text:p>
      <table:table table:name="Table246" table:style-name="Table246">
        <table:table-column table:style-name="Table246.A"/>
        <table:table-row>
          <table:table-cell table:style-name="Table246.A1" office:value-type="string">
            <text:p text:style-name="P35">Overview</text:p>
          </table:table-cell>
        </table:table-row>
        <table:table-row table:style-name="Table246.2">
          <table:table-cell table:style-name="Table246.A2" office:value-type="string">
            <text:p text:style-name="Table_20_Contents"/>
            <text:p text:style-name="Table_20_Contents"><draw:frame draw:style-name="fr2" draw:name="graphics171" text:anchor-type="paragraph" svg:width="10.742cm" svg:height="6.668cm" draw:z-index="179"><draw:image xlink:href="../components/images/tabbox-accd1.jpg" xlink:type="simple" xlink:show="embed" xlink:actuate="onLoad"/></draw:frame></text:p>
          </table:table-cell>
        </table:table-row>
        <text:soft-page-break/>
        <table:table-row table:style-name="Table246.2">
          <table:table-cell table:style-name="Table246.A2" office:value-type="string">
            <text:p text:style-name="Table_20_Contents"><draw:frame draw:style-name="fr2" draw:name="graphics181" text:anchor-type="paragraph" svg:width="16.327cm" svg:height="8.685cm" draw:z-index="180"><draw:image xlink:href="../components/images/tabbox-accd2.jpg" xlink:type="simple" xlink:show="embed" xlink:actuate="onLoad"/></draw:frame></text:p>
          </table:table-cell>
        </table:table-row>
      </table:table>
      <text:p text:style-name="P11">Events:<text:line-break/></text:p>
      <table:table table:name="Table247" table:style-name="Table247">
        <table:table-column table:style-name="Table247.A"/>
        <table:table-column table:style-name="Table247.B"/>
        <table:table-column table:style-name="Table247.C"/>
        <table:table-column table:style-name="Table247.A"/>
        <table:table-column table:style-name="Table247.E" table:number-columns-repeated="2"/>
        <table:table-column table:style-name="Table247.G"/>
        <table:table-row>
          <table:table-cell table:style-name="Table247.A1" office:value-type="string">
            <text:p text:style-name="P33">Action:</text:p>
          </table:table-cell>
          <table:table-cell table:style-name="Table247.A1" office:value-type="string">
            <text:p text:style-name="P31">Normal (Open)</text:p>
          </table:table-cell>
          <table:table-cell table:style-name="Table247.A1" office:value-type="string">
            <text:p text:style-name="P31">Hover</text:p>
          </table:table-cell>
          <table:table-cell table:style-name="Table247.A1" office:value-type="string">
            <text:p text:style-name="P31">Click, Select, and Drag.</text:p>
          </table:table-cell>
          <table:table-cell table:style-name="Table247.A1" office:value-type="string">
            <text:p text:style-name="P31">Focus</text:p>
          </table:table-cell>
          <table:table-cell table:style-name="Table247.A1" office:value-type="string">
            <text:p text:style-name="P31">Focus and Hover</text:p>
          </table:table-cell>
          <table:table-cell table:style-name="Table247.G1" office:value-type="string">
            <text:p text:style-name="P33">Disable</text:p>
          </table:table-cell>
        </table:table-row>
        <table:table-row>
          <table:table-cell table:style-name="Table247.A2" office:value-type="string">
            <text:p text:style-name="P33">CSS naming:</text:p>
          </table:table-cell>
          <table:table-cell table:style-name="Table247.A2" office:value-type="string">
            <text:p text:style-name="P36"><text:span text:style-name="Source_20_Text">z-tabbox-accordion,</text:span></text:p>
            <text:p text:style-name="P36"><text:span text:style-name="Source_20_Text">z-tabpanels-accordion,</text:span></text:p>
            <text:p text:style-name="P36"><text:span text:style-name="Source_20_Text">z-tabpanel-accordion-outer</text:span></text:p>
            <text:p text:style-name="P36"><text:span text:style-name="Source_20_Text"/></text:p>
          </table:table-cell>
          <table:table-cell table:style-name="Table247.A2" office:value-type="string">
            <text:p text:style-name="P36"><text:span text:style-name="Source_20_Text"/></text:p>
          </table:table-cell>
          <table:table-cell table:style-name="Table247.A2" office:value-type="string">
            <text:p text:style-name="P36"><text:span text:style-name="Source_20_Text"/></text:p>
          </table:table-cell>
          <table:table-cell table:style-name="Table247.A2" office:value-type="string">
            <text:p text:style-name="P36"><text:span text:style-name="Source_20_Text"/></text:p>
          </table:table-cell>
          <table:table-cell table:style-name="Table247.A2" office:value-type="string">
            <text:p text:style-name="P36"><text:span text:style-name="Source_20_Text"/></text:p>
          </table:table-cell>
          <table:table-cell table:style-name="Table247.G2" office:value-type="string">
            <text:p text:style-name="P36"/>
          </table:table-cell>
        </table:table-row>
        <table:table-row>
          <table:table-cell table:style-name="Table247.A2" office:value-type="string">
            <text:p text:style-name="P33">Supported</text:p>
          </table:table-cell>
          <table:table-cell table:style-name="Table247.A2" office:value-type="string">
            <text:p text:style-name="P36">V</text:p>
          </table:table-cell>
          <table:table-cell table:style-name="Table247.A2" office:value-type="string">
            <text:p text:style-name="P36"/>
          </table:table-cell>
          <table:table-cell table:style-name="Table247.A2" office:value-type="string">
            <text:p text:style-name="P36"/>
          </table:table-cell>
          <table:table-cell table:style-name="Table247.A2" office:value-type="string">
            <text:p text:style-name="P36"/>
          </table:table-cell>
          <table:table-cell table:style-name="Table247.A2" office:value-type="string">
            <text:p text:style-name="P36"/>
          </table:table-cell>
          <table:table-cell table:style-name="Table247.G2" office:value-type="string">
            <text:p text:style-name="P36"/>
          </table:table-cell>
        </table:table-row>
      </table:table>
      <text:p text:style-name="P23"><text:tab/></text:p>
      <text:p text:style-name="P12">CSS Specification:</text:p>
      <table:table table:name="Table248" table:style-name="Table248">
        <table:table-column table:style-name="Table248.A"/>
        <table:table-column table:style-name="Table248.B"/>
        <table:table-column table:style-name="Table248.C"/>
        <table:table-row table:style-name="Table248.1">
          <table:table-cell table:style-name="Table248.A1" office:value-type="string">
            <text:p text:style-name="P51">Class Name</text:p>
          </table:table-cell>
          <table:table-cell table:style-name="Table248.A1" office:value-type="string">
            <text:p text:style-name="P52">Description</text:p>
          </table:table-cell>
          <table:table-cell table:style-name="Table248.C1" office:value-type="string">
            <text:p text:style-name="P52">Default Values</text:p>
          </table:table-cell>
        </table:table-row>
        <table:table-row>
          <table:table-cell table:style-name="Table248.A2" office:value-type="string">
            <text:p text:style-name="P38"><text:span text:style-name="Source_20_Text"><text:span text:style-name="T18">.z-tabbox-accordion</text:span></text:span></text:p>
          </table:table-cell>
          <table:table-cell table:style-name="Table248.B2" office:value-type="string">
            <text:p text:style-name="P37">Overflow</text:p>
          </table:table-cell>
          <table:table-cell table:style-name="Table248.C2" office:value-type="string">
            <text:p text:style-name="P6">overflow: hidden; visibility: hidden;</text:p>
          </table:table-cell>
        </table:table-row>
        <table:table-row>
          <table:table-cell table:style-name="Table248.A2" office:value-type="string">
            <text:p text:style-name="P41">.z-tabpanel-accordion-outer</text:p>
          </table:table-cell>
          <table:table-cell table:style-name="Table248.B2" office:value-type="string">
            <text:p text:style-name="P37">Position</text:p>
          </table:table-cell>
          <table:table-cell table:style-name="Table248.C2" office:value-type="string">
            <text:p text:style-name="P6">position: relative;</text:p>
          </table:table-cell>
        </table:table-row>
      </table:table>
      <text:h text:style-name="P55" text:outline-level="4"><text:soft-page-break/><text:span text:style-name="T2">T</text:span>ab</text:h>
      <text:p text:style-name="P23">Structure:</text:p>
      <table:table table:name="Table249" table:style-name="Table249">
        <table:table-column table:style-name="Table249.A"/>
        <table:table-row>
          <table:table-cell table:style-name="Table249.A1" office:value-type="string">
            <text:p text:style-name="P35">Overview</text:p>
          </table:table-cell>
        </table:table-row>
        <table:table-row table:style-name="Table249.2">
          <table:table-cell table:style-name="Table249.A2" office:value-type="string">
            <text:p text:style-name="Table_20_Contents"/>
            <text:p text:style-name="Table_20_Contents"><draw:frame draw:style-name="fr2" draw:name="graphics191" text:anchor-type="paragraph" svg:width="10.742cm" svg:height="6.668cm" draw:z-index="181"><draw:image xlink:href="../components/images/tabbox-accd1.jpg" xlink:type="simple" xlink:show="embed" xlink:actuate="onLoad"/></draw:frame></text:p>
          </table:table-cell>
        </table:table-row>
        <text:soft-page-break/>
        <table:table-row table:style-name="Table249.2">
          <table:table-cell table:style-name="Table249.A2" office:value-type="string">
            <text:p text:style-name="Table_20_Contents"><draw:frame draw:style-name="fr4" draw:name="graphics68" text:anchor-type="paragraph" svg:width="16.325cm" svg:height="3.464cm" draw:z-index="182"><draw:image xlink:href="../components/images/tab-accd1.jpg" xlink:type="simple" xlink:show="embed" xlink:actuate="onLoad"/></draw:frame></text:p>
          </table:table-cell>
        </table:table-row>
      </table:table>
      <text:p text:style-name="P11">Events:<text:line-break/></text:p>
      <table:table table:name="Table250" table:style-name="Table250">
        <table:table-column table:style-name="Table250.A"/>
        <table:table-column table:style-name="Table250.B"/>
        <table:table-column table:style-name="Table250.C"/>
        <table:table-column table:style-name="Table250.A"/>
        <table:table-column table:style-name="Table250.E" table:number-columns-repeated="2"/>
        <table:table-column table:style-name="Table250.G"/>
        <table:table-row>
          <table:table-cell table:style-name="Table250.A1" office:value-type="string">
            <text:p text:style-name="P33">Action:</text:p>
          </table:table-cell>
          <table:table-cell table:style-name="Table250.A1" office:value-type="string">
            <text:p text:style-name="P31">Normal (Open)</text:p>
          </table:table-cell>
          <table:table-cell table:style-name="Table250.A1" office:value-type="string">
            <text:p text:style-name="P31">Hover</text:p>
          </table:table-cell>
          <table:table-cell table:style-name="Table250.A1" office:value-type="string">
            <text:p text:style-name="P31">Click, Select, and Drag.</text:p>
          </table:table-cell>
          <table:table-cell table:style-name="Table250.A1" office:value-type="string">
            <text:p text:style-name="P31">Focus</text:p>
          </table:table-cell>
          <table:table-cell table:style-name="Table250.A1" office:value-type="string">
            <text:p text:style-name="P31">Focus and Hover</text:p>
          </table:table-cell>
          <table:table-cell table:style-name="Table250.G1" office:value-type="string">
            <text:p text:style-name="P33">Disable</text:p>
          </table:table-cell>
        </table:table-row>
        <table:table-row>
          <table:table-cell table:style-name="Table250.A2" office:value-type="string">
            <text:p text:style-name="P33">CSS naming:</text:p>
          </table:table-cell>
          <table:table-cell table:style-name="Table250.A2" office:value-type="string">
            <text:p text:style-name="P36"><text:span text:style-name="Source_20_Text">z-tab-accordion</text:span></text:p>
          </table:table-cell>
          <table:table-cell table:style-name="Table250.A2" office:value-type="string">
            <text:p text:style-name="P36"><text:span text:style-name="Source_20_Text"/></text:p>
          </table:table-cell>
          <table:table-cell table:style-name="Table250.A2" office:value-type="string">
            <text:p text:style-name="P36"><text:span text:style-name="Source_20_Text">-seld</text:span></text:p>
          </table:table-cell>
          <table:table-cell table:style-name="Table250.A2" office:value-type="string">
            <text:p text:style-name="P36"><text:span text:style-name="Source_20_Text"/></text:p>
          </table:table-cell>
          <table:table-cell table:style-name="Table250.A2" office:value-type="string">
            <text:p text:style-name="P36"><text:span text:style-name="Source_20_Text">-disd-seld</text:span></text:p>
          </table:table-cell>
          <table:table-cell table:style-name="Table250.G2" office:value-type="string">
            <text:p text:style-name="P36"><text:span text:style-name="Source_20_Text">-disd</text:span></text:p>
          </table:table-cell>
        </table:table-row>
        <table:table-row>
          <table:table-cell table:style-name="Table250.A2" office:value-type="string">
            <text:p text:style-name="P33">Supported</text:p>
          </table:table-cell>
          <table:table-cell table:style-name="Table250.A2" office:value-type="string">
            <text:p text:style-name="P36">V</text:p>
          </table:table-cell>
          <table:table-cell table:style-name="Table250.A2" office:value-type="string">
            <text:p text:style-name="P36"/>
          </table:table-cell>
          <table:table-cell table:style-name="Table250.A2" office:value-type="string">
            <text:p text:style-name="P36">!</text:p>
          </table:table-cell>
          <table:table-cell table:style-name="Table250.A2" office:value-type="string">
            <text:p text:style-name="P36"/>
          </table:table-cell>
          <table:table-cell table:style-name="Table250.A2" office:value-type="string">
            <text:p text:style-name="P36">!</text:p>
          </table:table-cell>
          <table:table-cell table:style-name="Table250.G2" office:value-type="string">
            <text:p text:style-name="P36">!</text:p>
          </table:table-cell>
        </table:table-row>
        <table:table-row table:style-name="Table250.4">
          <table:table-cell table:style-name="Table250.A2" office:value-type="string">
            <text:p text:style-name="P33">CSS naming:</text:p>
          </table:table-cell>
          <table:table-cell table:style-name="Table250.B4" office:value-type="string">
            <text:p text:style-name="P34"><text:span text:style-name="Source_20_Text"><text:span text:style-name="T2">-close</text:span></text:span></text:p>
          </table:table-cell>
          <table:table-cell table:style-name="Table250.B4" office:value-type="string">
            <text:p text:style-name="P34"><text:span text:style-name="Source_20_Text"><text:span text:style-name="T2">:hover</text:span></text:span></text:p>
          </table:table-cell>
          <table:table-cell table:style-name="Table250.B4" office:value-type="string">
            <text:p text:style-name="P34"><text:span text:style-name="Source_20_Text"><text:span text:style-name="T2"/></text:span></text:p>
          </table:table-cell>
          <table:table-cell table:style-name="Table250.B4" office:value-type="string">
            <text:p text:style-name="P34"><text:span text:style-name="Source_20_Text"><text:span text:style-name="T2"/></text:span></text:p>
          </table:table-cell>
          <table:table-cell table:style-name="Table250.B4" office:value-type="string">
            <text:p text:style-name="P34"><text:span text:style-name="Source_20_Text"><text:span text:style-name="T2"/></text:span></text:p>
          </table:table-cell>
          <table:table-cell table:style-name="Table250.G4" office:value-type="string">
            <text:p text:style-name="P34"><text:span text:style-name="Source_20_Text"><text:span text:style-name="T2"/></text:span></text:p>
          </table:table-cell>
        </table:table-row>
        <table:table-row>
          <table:table-cell table:style-name="Table250.A2" office:value-type="string">
            <text:p text:style-name="P33">Supported</text:p>
          </table:table-cell>
          <table:table-cell table:style-name="Table250.A2" office:value-type="string">
            <text:p text:style-name="P36">V</text:p>
          </table:table-cell>
          <table:table-cell table:style-name="Table250.A2" office:value-type="string">
            <text:p text:style-name="P36">V</text:p>
          </table:table-cell>
          <table:table-cell table:style-name="Table250.A2" office:value-type="string">
            <text:p text:style-name="P36"/>
          </table:table-cell>
          <table:table-cell table:style-name="Table250.A2" office:value-type="string">
            <text:p text:style-name="P36"/>
          </table:table-cell>
          <table:table-cell table:style-name="Table250.A2" office:value-type="string">
            <text:p text:style-name="P36"/>
          </table:table-cell>
          <table:table-cell table:style-name="Table250.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51" table:style-name="Table251">
        <table:table-column table:style-name="Table251.A"/>
        <table:table-column table:style-name="Table251.B"/>
        <table:table-column table:style-name="Table251.C"/>
        <table:table-row table:style-name="Table251.1">
          <table:table-cell table:style-name="Table251.A1" office:value-type="string">
            <text:p text:style-name="P51">Class Name</text:p>
          </table:table-cell>
          <table:table-cell table:style-name="Table251.A1" office:value-type="string">
            <text:p text:style-name="P52">Description</text:p>
          </table:table-cell>
          <table:table-cell table:style-name="Table251.C1" office:value-type="string">
            <text:p text:style-name="P52">Default Values</text:p>
          </table:table-cell>
        </table:table-row>
        <table:table-row>
          <table:table-cell table:style-name="Table251.A2" office:value-type="string">
            <text:p text:style-name="P38"><text:span text:style-name="Source_20_Text"><text:span text:style-name="T19">.z-tab-accordion-header</text:span></text:span></text:p>
          </table:table-cell>
          <table:table-cell table:style-name="Table251.B2" office:value-type="string">
            <text:p text:style-name="P37">Position</text:p>
          </table:table-cell>
          <table:table-cell table:style-name="Table251.C2" office:value-type="string">
            <text:p text:style-name="P6">cursor:pointer; position:relative;<text:tab/>zoom:1;</text:p>
          </table:table-cell>
        </table:table-row>
        <text:soft-page-break/>
        <table:table-row>
          <table:table-cell table:style-name="Table251.A2" office:value-type="string">
            <text:p text:style-name="P41">.z-tab-accordion-text</text:p>
          </table:table-cell>
          <table:table-cell table:style-name="Table251.B2" office:value-type="string">
            <text:p text:style-name="P37">Font size</text:p>
          </table:table-cell>
          <table:table-cell table:style-name="Table251.C2" office:value-type="string">
            <text:p text:style-name="P6">cursor:pointer; color:#373737; font-family: <text:span text:style-name="T22">${fontFamilyT}</text:span>; font-style:normal; font-variant:normal; font-weight:bold; font-size: <text:span text:style-name="T22">${fontSizeM}</text:span>; line-height:normal; text-decoration:none; padding-right:30px;</text:p>
          </table:table-cell>
        </table:table-row>
        <table:table-row>
          <table:table-cell table:style-name="Table251.A2" office:value-type="string">
            <text:p text:style-name="P41">.z-tab-accordion-tl</text:p>
          </table:table-cell>
          <table:table-cell table:style-name="Table251.B2" office:value-type="string">
            <text:p text:style-name="P37">Background of top left</text:p>
          </table:table-cell>
          <table:table-cell table:style-name="Table251.C2" office:value-type="string">
            <text:p text:style-name="P6">text-decoration:none; padding-left:6px; line-height:0; display:block; zoom:1; text-decoration:none; background:transparent url(<text:span text:style-name="T22">${c:encodeURL('~./zul/img/tab2/accd-border.png')}</text:span>) no-repeat scroll 0 0;</text:p>
          </table:table-cell>
        </table:table-row>
        <table:table-row>
          <table:table-cell table:style-name="Table251.A2" office:value-type="string">
            <text:p text:style-name="P41">.z-tab-accordion-tr</text:p>
          </table:table-cell>
          <table:table-cell table:style-name="Table251.B2" office:value-type="string">
            <text:p text:style-name="P37">Background of top right</text:p>
          </table:table-cell>
          <table:table-cell table:style-name="Table251.C2" office:value-type="string">
            <text:p text:style-name="P6">padding-right:6px; display:block; background:transparent url(<text:span text:style-name="T22">${c:encodeURL('~./zul/img/tab2/accd-border.png')}</text:span>) no-repeat scroll right 0;</text:p>
          </table:table-cell>
        </table:table-row>
        <table:table-row>
          <table:table-cell table:style-name="Table251.A2" office:value-type="string">
            <text:p text:style-name="P41">.z-tab-accordion-tm</text:p>
          </table:table-cell>
          <table:table-cell table:style-name="Table251.B2" office:value-type="string">
            <text:p text:style-name="P37">Background of top middle</text:p>
          </table:table-cell>
          <table:table-cell table:style-name="Table251.C2" office:value-type="string">
            <text:p text:style-name="P6">display:block; padding:7px 0 6px 0; overflow:hidden; background:transparent url(<text:span text:style-name="T22">${c:encodeURL('~./zul/img/tab2/accd-inner.png')}</text:span>) repeat-x scroll 0 0;</text:p>
          </table:table-cell>
        </table:table-row>
        <table:table-row>
          <table:table-cell table:style-name="Table251.A2" office:value-type="string">
            <text:p text:style-name="P41">.z-tab-accordion-close</text:p>
          </table:table-cell>
          <table:table-cell table:style-name="Table251.B2" office:value-type="string">
            <text:p text:style-name="P37">Background of close icon</text:p>
          </table:table-cell>
          <table:table-cell table:style-name="Table251.C2" office:value-type="string">
            <text:p text:style-name="P6">background-image: url(<text:span text:style-name="T22">${c:encodeURL('~./zul/img/tab2/tab-close-off.png')}</text:span>); background-repeat:no-repeat; cursor:pointer; width:17px; height:16px; position:absolute; right:10px; top:5px; z-index:2;</text:p>
          </table:table-cell>
        </table:table-row>
      </table:table>
      <text:h text:style-name="Heading_20_3" text:outline-level="3">Mold: <text:span text:style-name="T2">accordion-lite</text:span></text:h>
      <text:p text:style-name="P23">Structure:</text:p>
      <table:table table:name="Table252" table:style-name="Table252">
        <table:table-column table:style-name="Table252.A"/>
        <table:table-row>
          <table:table-cell table:style-name="Table252.A1" office:value-type="string">
            <text:p text:style-name="P35">Overview</text:p>
          </table:table-cell>
        </table:table-row>
        <table:table-row table:style-name="Table252.2">
          <table:table-cell table:style-name="Table252.A2" office:value-type="string">
            <text:p text:style-name="Table_20_Contents"/>
            <text:p text:style-name="Table_20_Contents"><draw:frame draw:style-name="fr2" draw:name="graphics2110" text:anchor-type="paragraph" svg:width="10.716cm" svg:height="6.35cm" draw:z-index="183"><draw:image xlink:href="../components/images/tabbox-accd-lite1.jpg" xlink:type="simple" xlink:show="embed" xlink:actuate="onLoad"/></draw:frame></text:p>
          </table:table-cell>
        </table:table-row>
        <text:soft-page-break/>
        <table:table-row table:style-name="Table252.2">
          <table:table-cell table:style-name="Table252.A2" office:value-type="string">
            <text:p text:style-name="Table_20_Contents"><draw:frame draw:style-name="fr4" draw:name="graphics2210" text:anchor-type="paragraph" svg:width="16.325cm" svg:height="8.389cm" draw:z-index="184"><draw:image xlink:href="../components/images/tabbox-accd-lite2.jpg" xlink:type="simple" xlink:show="embed" xlink:actuate="onLoad"/></draw:frame></text:p>
          </table:table-cell>
        </table:table-row>
      </table:table>
      <text:p text:style-name="P11">Events:<text:line-break/></text:p>
      <table:table table:name="Table253" table:style-name="Table253">
        <table:table-column table:style-name="Table253.A"/>
        <table:table-column table:style-name="Table253.B"/>
        <table:table-column table:style-name="Table253.C"/>
        <table:table-column table:style-name="Table253.A"/>
        <table:table-column table:style-name="Table253.E" table:number-columns-repeated="2"/>
        <table:table-column table:style-name="Table253.G"/>
        <table:table-row>
          <table:table-cell table:style-name="Table253.A1" office:value-type="string">
            <text:p text:style-name="P33">Action:</text:p>
          </table:table-cell>
          <table:table-cell table:style-name="Table253.A1" office:value-type="string">
            <text:p text:style-name="P31">Normal (Open)</text:p>
          </table:table-cell>
          <table:table-cell table:style-name="Table253.A1" office:value-type="string">
            <text:p text:style-name="P31">Hover</text:p>
          </table:table-cell>
          <table:table-cell table:style-name="Table253.A1" office:value-type="string">
            <text:p text:style-name="P31">Click, Select, and Drag.</text:p>
          </table:table-cell>
          <table:table-cell table:style-name="Table253.A1" office:value-type="string">
            <text:p text:style-name="P31">Focus</text:p>
          </table:table-cell>
          <table:table-cell table:style-name="Table253.A1" office:value-type="string">
            <text:p text:style-name="P31">Focus and Hover</text:p>
          </table:table-cell>
          <table:table-cell table:style-name="Table253.G1" office:value-type="string">
            <text:p text:style-name="P33">Disable</text:p>
          </table:table-cell>
        </table:table-row>
        <table:table-row>
          <table:table-cell table:style-name="Table253.A2" office:value-type="string">
            <text:p text:style-name="P33">CSS naming:</text:p>
          </table:table-cell>
          <table:table-cell table:style-name="Table253.A2" office:value-type="string">
            <text:p text:style-name="P36"><text:span text:style-name="Source_20_Text">z-tabbox-accordion-lite,</text:span></text:p>
            <text:p text:style-name="P36"><text:span text:style-name="Source_20_Text">z-tabpanels-accordion-lite,</text:span></text:p>
            <text:p text:style-name="P36"><text:span text:style-name="Source_20_Text">z-tabpanel-accordion-lite-outer</text:span></text:p>
            <text:p text:style-name="P36"><text:span text:style-name="Source_20_Text"/></text:p>
          </table:table-cell>
          <table:table-cell table:style-name="Table253.A2" office:value-type="string">
            <text:p text:style-name="P36"><text:span text:style-name="Source_20_Text"/></text:p>
          </table:table-cell>
          <table:table-cell table:style-name="Table253.A2" office:value-type="string">
            <text:p text:style-name="P36"><text:span text:style-name="Source_20_Text"/></text:p>
          </table:table-cell>
          <table:table-cell table:style-name="Table253.A2" office:value-type="string">
            <text:p text:style-name="P36"><text:span text:style-name="Source_20_Text"/></text:p>
          </table:table-cell>
          <table:table-cell table:style-name="Table253.A2" office:value-type="string">
            <text:p text:style-name="P36"><text:span text:style-name="Source_20_Text"/></text:p>
          </table:table-cell>
          <table:table-cell table:style-name="Table253.G2" office:value-type="string">
            <text:p text:style-name="P36"/>
          </table:table-cell>
        </table:table-row>
        <text:soft-page-break/>
        <table:table-row>
          <table:table-cell table:style-name="Table253.A2" office:value-type="string">
            <text:p text:style-name="P33">Supported</text:p>
          </table:table-cell>
          <table:table-cell table:style-name="Table253.A2" office:value-type="string">
            <text:p text:style-name="P36">V</text:p>
          </table:table-cell>
          <table:table-cell table:style-name="Table253.A2" office:value-type="string">
            <text:p text:style-name="P36"/>
          </table:table-cell>
          <table:table-cell table:style-name="Table253.A2" office:value-type="string">
            <text:p text:style-name="P36"/>
          </table:table-cell>
          <table:table-cell table:style-name="Table253.A2" office:value-type="string">
            <text:p text:style-name="P36"/>
          </table:table-cell>
          <table:table-cell table:style-name="Table253.A2" office:value-type="string">
            <text:p text:style-name="P36"/>
          </table:table-cell>
          <table:table-cell table:style-name="Table253.G2" office:value-type="string">
            <text:p text:style-name="P36"/>
          </table:table-cell>
        </table:table-row>
      </table:table>
      <text:p text:style-name="P23"><text:tab/></text:p>
      <text:p text:style-name="P12">CSS Specification:</text:p>
      <table:table table:name="Table254" table:style-name="Table254">
        <table:table-column table:style-name="Table254.A"/>
        <table:table-column table:style-name="Table254.B"/>
        <table:table-column table:style-name="Table254.C"/>
        <table:table-row table:style-name="Table254.1">
          <table:table-cell table:style-name="Table254.A1" office:value-type="string">
            <text:p text:style-name="P51">Class Name</text:p>
          </table:table-cell>
          <table:table-cell table:style-name="Table254.A1" office:value-type="string">
            <text:p text:style-name="P52">Description</text:p>
          </table:table-cell>
          <table:table-cell table:style-name="Table254.C1" office:value-type="string">
            <text:p text:style-name="P52">Default Values</text:p>
          </table:table-cell>
        </table:table-row>
        <table:table-row>
          <table:table-cell table:style-name="Table254.A2" office:value-type="string">
            <text:p text:style-name="P38"><text:span text:style-name="Source_20_Text"><text:span text:style-name="T18">.z-tabbox-accordion-lite</text:span></text:span></text:p>
          </table:table-cell>
          <table:table-cell table:style-name="Table254.B2" office:value-type="string">
            <text:p text:style-name="P37">Overflow</text:p>
          </table:table-cell>
          <table:table-cell table:style-name="Table254.C2" office:value-type="string">
            <text:p text:style-name="P6">overflow: hidden; visibility: hidden;</text:p>
          </table:table-cell>
        </table:table-row>
        <table:table-row>
          <table:table-cell table:style-name="Table254.A2" office:value-type="string">
            <text:p text:style-name="P41">.z-tabpanels-accordion-lite</text:p>
          </table:table-cell>
          <table:table-cell table:style-name="Table254.B2" office:value-type="string">
            <text:p text:style-name="P37">Border</text:p>
          </table:table-cell>
          <table:table-cell table:style-name="Table254.C2" office:value-type="string">
            <text:p text:style-name="P6">border-top: 1px solid #99BBE8; border-right: 1px solid #99BBE8; border-left: 1px solid #99BBE8; position: relative;</text:p>
          </table:table-cell>
        </table:table-row>
        <table:table-row>
          <table:table-cell table:style-name="Table254.A2" office:value-type="string">
            <text:p text:style-name="P41">.z-tabpanel-accordion-lite-outer</text:p>
          </table:table-cell>
          <table:table-cell table:style-name="Table254.B2" office:value-type="string">
            <text:p text:style-name="P37">Position</text:p>
          </table:table-cell>
          <table:table-cell table:style-name="Table254.C2" office:value-type="string">
            <text:p text:style-name="P6">position: relative;</text:p>
          </table:table-cell>
        </table:table-row>
        <table:table-row>
          <table:table-cell table:style-name="Table254.A2" office:value-type="string">
            <text:p text:style-name="P41">.z-tabbox-accordion-lite .z-tabpanel-accordion-lite</text:p>
          </table:table-cell>
          <table:table-cell table:style-name="Table254.B2" office:value-type="string">
            <text:p text:style-name="P37">Border</text:p>
          </table:table-cell>
          <table:table-cell table:style-name="Table254.C2" office:value-type="string">
            <text:p text:style-name="P6">border-bottom:1px solid #99BBE8; padding:5px; zoom: 1;</text:p>
          </table:table-cell>
        </table:table-row>
      </table:table>
      <text:h text:style-name="P55" text:outline-level="4"><text:span text:style-name="T2">T</text:span>ab</text:h>
      <text:p text:style-name="P23">Structure:</text:p>
      <table:table table:name="Table255" table:style-name="Table255">
        <table:table-column table:style-name="Table255.A"/>
        <table:table-row>
          <table:table-cell table:style-name="Table255.A1" office:value-type="string">
            <text:p text:style-name="P35">Overview</text:p>
          </table:table-cell>
        </table:table-row>
        <table:table-row table:style-name="Table255.2">
          <table:table-cell table:style-name="Table255.A2" office:value-type="string">
            <text:p text:style-name="Table_20_Contents"/>
            <text:p text:style-name="Table_20_Contents"><draw:frame draw:style-name="fr2" draw:name="graphics2310" text:anchor-type="paragraph" svg:width="10.716cm" svg:height="6.35cm" draw:z-index="185"><draw:image xlink:href="../components/images/tabbox-accd-lite1.jpg" xlink:type="simple" xlink:show="embed" xlink:actuate="onLoad"/></draw:frame></text:p>
          </table:table-cell>
        </table:table-row>
        <text:soft-page-break/>
        <table:table-row table:style-name="Table255.2">
          <table:table-cell table:style-name="Table255.A2" office:value-type="string">
            <text:p text:style-name="Table_20_Contents"><draw:frame draw:style-name="fr4" draw:name="graphics243" text:anchor-type="paragraph" svg:width="16.325cm" svg:height="3.464cm" draw:z-index="186"><draw:image xlink:href="../components/images/tab-accd-lite1.jpg" xlink:type="simple" xlink:show="embed" xlink:actuate="onLoad"/></draw:frame></text:p>
          </table:table-cell>
        </table:table-row>
      </table:table>
      <text:p text:style-name="P11">Events:<text:line-break/></text:p>
      <table:table table:name="Table256" table:style-name="Table256">
        <table:table-column table:style-name="Table256.A"/>
        <table:table-column table:style-name="Table256.B"/>
        <table:table-column table:style-name="Table256.C"/>
        <table:table-column table:style-name="Table256.A"/>
        <table:table-column table:style-name="Table256.E" table:number-columns-repeated="2"/>
        <table:table-column table:style-name="Table256.G"/>
        <table:table-row>
          <table:table-cell table:style-name="Table256.A1" office:value-type="string">
            <text:p text:style-name="P33">Action:</text:p>
          </table:table-cell>
          <table:table-cell table:style-name="Table256.A1" office:value-type="string">
            <text:p text:style-name="P31">Normal (Open)</text:p>
          </table:table-cell>
          <table:table-cell table:style-name="Table256.A1" office:value-type="string">
            <text:p text:style-name="P31">Hover</text:p>
          </table:table-cell>
          <table:table-cell table:style-name="Table256.A1" office:value-type="string">
            <text:p text:style-name="P31">Click, Select, and Drag.</text:p>
          </table:table-cell>
          <table:table-cell table:style-name="Table256.A1" office:value-type="string">
            <text:p text:style-name="P31">Focus</text:p>
          </table:table-cell>
          <table:table-cell table:style-name="Table256.A1" office:value-type="string">
            <text:p text:style-name="P31">Focus and Hover</text:p>
          </table:table-cell>
          <table:table-cell table:style-name="Table256.G1" office:value-type="string">
            <text:p text:style-name="P33">Disable</text:p>
          </table:table-cell>
        </table:table-row>
        <table:table-row>
          <table:table-cell table:style-name="Table256.A2" office:value-type="string">
            <text:p text:style-name="P33">CSS naming:</text:p>
          </table:table-cell>
          <table:table-cell table:style-name="Table256.A2" office:value-type="string">
            <text:p text:style-name="P36"><text:span text:style-name="Source_20_Text">z-tab-</text:span><text:span text:style-name="Source_20_Text">accordion-lite</text:span></text:p>
          </table:table-cell>
          <table:table-cell table:style-name="Table256.A2" office:value-type="string">
            <text:p text:style-name="P36"><text:span text:style-name="Source_20_Text"/></text:p>
          </table:table-cell>
          <table:table-cell table:style-name="Table256.A2" office:value-type="string">
            <text:p text:style-name="P36"><text:span text:style-name="Source_20_Text">-seld</text:span></text:p>
          </table:table-cell>
          <table:table-cell table:style-name="Table256.A2" office:value-type="string">
            <text:p text:style-name="P36"><text:span text:style-name="Source_20_Text"/></text:p>
          </table:table-cell>
          <table:table-cell table:style-name="Table256.A2" office:value-type="string">
            <text:p text:style-name="P36"><text:span text:style-name="Source_20_Text">-disd-</text:span><text:span text:style-name="Source_20_Text">seld</text:span></text:p>
          </table:table-cell>
          <table:table-cell table:style-name="Table256.G2" office:value-type="string">
            <text:p text:style-name="P36"><text:span text:style-name="Source_20_Text">-disd</text:span></text:p>
          </table:table-cell>
        </table:table-row>
        <table:table-row>
          <table:table-cell table:style-name="Table256.A2" office:value-type="string">
            <text:p text:style-name="P33">Supported</text:p>
          </table:table-cell>
          <table:table-cell table:style-name="Table256.A2" office:value-type="string">
            <text:p text:style-name="P36">V</text:p>
          </table:table-cell>
          <table:table-cell table:style-name="Table256.A2" office:value-type="string">
            <text:p text:style-name="P36"/>
          </table:table-cell>
          <table:table-cell table:style-name="Table256.A2" office:value-type="string">
            <text:p text:style-name="P36">!</text:p>
          </table:table-cell>
          <table:table-cell table:style-name="Table256.A2" office:value-type="string">
            <text:p text:style-name="P36"/>
          </table:table-cell>
          <table:table-cell table:style-name="Table256.A2" office:value-type="string">
            <text:p text:style-name="P36">!</text:p>
          </table:table-cell>
          <table:table-cell table:style-name="Table256.G2" office:value-type="string">
            <text:p text:style-name="P36">!</text:p>
          </table:table-cell>
        </table:table-row>
        <table:table-row table:style-name="Table256.4">
          <table:table-cell table:style-name="Table256.A2" office:value-type="string">
            <text:p text:style-name="P33">CSS naming:</text:p>
          </table:table-cell>
          <table:table-cell table:style-name="Table256.B4" office:value-type="string">
            <text:p text:style-name="P34"><text:span text:style-name="Source_20_Text"><text:span text:style-name="T2">-close</text:span></text:span></text:p>
          </table:table-cell>
          <table:table-cell table:style-name="Table256.B4" office:value-type="string">
            <text:p text:style-name="P34"><text:span text:style-name="Source_20_Text"><text:span text:style-name="T2">:hover</text:span></text:span></text:p>
          </table:table-cell>
          <table:table-cell table:style-name="Table256.B4" office:value-type="string">
            <text:p text:style-name="P34"><text:span text:style-name="Source_20_Text"><text:span text:style-name="T2"/></text:span></text:p>
          </table:table-cell>
          <table:table-cell table:style-name="Table256.B4" office:value-type="string">
            <text:p text:style-name="P34"><text:span text:style-name="Source_20_Text"><text:span text:style-name="T2"/></text:span></text:p>
          </table:table-cell>
          <table:table-cell table:style-name="Table256.B4" office:value-type="string">
            <text:p text:style-name="P34"><text:span text:style-name="Source_20_Text"><text:span text:style-name="T2"/></text:span></text:p>
          </table:table-cell>
          <table:table-cell table:style-name="Table256.G4" office:value-type="string">
            <text:p text:style-name="P34"><text:span text:style-name="Source_20_Text"><text:span text:style-name="T2"/></text:span></text:p>
          </table:table-cell>
        </table:table-row>
        <table:table-row>
          <table:table-cell table:style-name="Table256.A2" office:value-type="string">
            <text:p text:style-name="P33">Supported</text:p>
          </table:table-cell>
          <table:table-cell table:style-name="Table256.A2" office:value-type="string">
            <text:p text:style-name="P36">V</text:p>
          </table:table-cell>
          <table:table-cell table:style-name="Table256.A2" office:value-type="string">
            <text:p text:style-name="P36">V</text:p>
          </table:table-cell>
          <table:table-cell table:style-name="Table256.A2" office:value-type="string">
            <text:p text:style-name="P36"/>
          </table:table-cell>
          <table:table-cell table:style-name="Table256.A2" office:value-type="string">
            <text:p text:style-name="P36"/>
          </table:table-cell>
          <table:table-cell table:style-name="Table256.A2" office:value-type="string">
            <text:p text:style-name="P36"/>
          </table:table-cell>
          <table:table-cell table:style-name="Table256.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57" table:style-name="Table257">
        <table:table-column table:style-name="Table257.A"/>
        <table:table-column table:style-name="Table257.B"/>
        <table:table-column table:style-name="Table257.C"/>
        <table:table-row table:style-name="Table257.1">
          <table:table-cell table:style-name="Table257.A1" office:value-type="string">
            <text:p text:style-name="P51">Class Name</text:p>
          </table:table-cell>
          <table:table-cell table:style-name="Table257.A1" office:value-type="string">
            <text:p text:style-name="P52">Description</text:p>
          </table:table-cell>
          <table:table-cell table:style-name="Table257.C1" office:value-type="string">
            <text:p text:style-name="P52">Default Values</text:p>
          </table:table-cell>
        </table:table-row>
        <table:table-row>
          <table:table-cell table:style-name="Table257.A2" office:value-type="string">
            <text:p text:style-name="P38"><text:span text:style-name="Source_20_Text"><text:span text:style-name="T19">.z-tab-accordion-lite-header</text:span></text:span></text:p>
          </table:table-cell>
          <table:table-cell table:style-name="Table257.B2" office:value-type="string">
            <text:p text:style-name="P37">Position</text:p>
          </table:table-cell>
          <table:table-cell table:style-name="Table257.C2" office:value-type="string">
            <text:p text:style-name="P6">overflow:hidden; zoom:1; cursor:pointer; position:relative; border: 1px solid #99BBE8; border-top-width:0; border-right-width:0; border-left-width:0;</text:p>
          </table:table-cell>
        </table:table-row>
        <table:table-row>
          <table:table-cell table:style-name="Table257.A2" office:value-type="string">
            <text:p text:style-name="P41">.z-tab-accordion-lite-text</text:p>
          </table:table-cell>
          <table:table-cell table:style-name="Table257.B2" office:value-type="string">
            <text:p text:style-name="P37">Font size</text:p>
          </table:table-cell>
          <table:table-cell table:style-name="Table257.C2" office:value-type="string">
            <text:p text:style-name="P6">cursor:pointer; color:#373737;</text:p>
            <text:p text:style-name="P6"><text:tab/>font-family: <text:span text:style-name="T22">${fontFamilyT}</text:span>; font-size: <text:span text:style-name="T22">${fontSizeM}</text:span>; font-style:normal; font-variant:normal; line-height:15px; text-decoration:none; padding-right:30px;</text:p>
          </table:table-cell>
        </table:table-row>
        <table:table-row>
          <table:table-cell table:style-name="Table257.A2" office:value-type="string">
            <text:p text:style-name="P41">.z-tab-accordion-lite-tl</text:p>
          </table:table-cell>
          <table:table-cell table:style-name="Table257.B2" office:value-type="string">
            <text:p text:style-name="P37">Background of top left</text:p>
          </table:table-cell>
          <table:table-cell table:style-name="Table257.C2" office:value-type="string">
            <text:p text:style-name="P6">Zoom:1; padding-left:6px; line-height:0; display:block; text-decoration:none; text-decoration:none; background:transparent url(<text:span text:style-name="T22">${c:encodeURL('~./zul/img/tab2/accdlite-all.png')}</text:span>) repeat-x scroll 0 -9px;</text:p>
          </table:table-cell>
        </table:table-row>
        <text:soft-page-break/>
        <table:table-row>
          <table:table-cell table:style-name="Table257.A2" office:value-type="string">
            <text:p text:style-name="P41">.z-tab-accordion-lite-tr</text:p>
          </table:table-cell>
          <table:table-cell table:style-name="Table257.B2" office:value-type="string">
            <text:p text:style-name="P37">Background of top right</text:p>
          </table:table-cell>
          <table:table-cell table:style-name="Table257.C2" office:value-type="string">
            <text:p text:style-name="P6">padding-right:6px; display:block; background:transparent url(<text:span text:style-name="T22">${c:encodeURL('~./zul/img/tab2/accdlite-all.png')}</text:span>) repeat-x scroll 0 -9px;</text:p>
          </table:table-cell>
        </table:table-row>
        <table:table-row>
          <table:table-cell table:style-name="Table257.A2" office:value-type="string">
            <text:p text:style-name="P41">.z-tab-accordion-lite-tm</text:p>
          </table:table-cell>
          <table:table-cell table:style-name="Table257.B2" office:value-type="string">
            <text:p text:style-name="P37">Background of top middle</text:p>
          </table:table-cell>
          <table:table-cell table:style-name="Table257.C2" office:value-type="string">
            <text:p text:style-name="P6">display:block; padding:4px 0 3px 0; overflow:hidden; background:transparent url(<text:span text:style-name="T22">${c:encodeURL('~./zul/img/tab2/accdlite-all.png')}</text:span>) repeat-x scroll 0 -9px;</text:p>
          </table:table-cell>
        </table:table-row>
        <table:table-row>
          <table:table-cell table:style-name="Table257.A2" office:value-type="string">
            <text:p text:style-name="P41">.z-tab-accordion-lite-close </text:p>
          </table:table-cell>
          <table:table-cell table:style-name="Table257.B2" office:value-type="string">
            <text:p text:style-name="P37">Background of close icon</text:p>
          </table:table-cell>
          <table:table-cell table:style-name="Table257.C2" office:value-type="string">
            <text:p text:style-name="P6">background-image: url(<text:span text:style-name="T22">${c:encodeURL('~./zul/img/tab2/tab-close-off.png')}</text:span>); background-repeat:no-repeat; cursor:pointer; height:16px; position:absolute; right:10px; top:3px; width:17px; z-index:5;</text:p>
          </table:table-cell>
        </table:table-row>
      </table:table>
      <text:h text:style-name="P53" text:outline-level="2">Tablelayout</text:h>
      <text:p text:style-name="P21"><text:span text:style-name="Source_20_Text">Tablelayout and Tablechildren are composed of HTML Table.</text:span></text:p>
      <text:p text:style-name="Text_20_body"><text:s/><text:span text:style-name="T9">S</text:span><text:span text:style-name="T10">ource</text:span>:</text:p>
      <text:list text:style-name="L57">
        <text:list-item>
          <text:p text:style-name="P133"><text:a xlink:type="simple" xlink:href="http://zk1.svn.sourceforge.net/viewvc/zk1/branches/3.5/zkmax/src/archive/web/zkmax/zul/css/zkmax.css.dsp?view=markup">The CSS source of Tablelayout from SVN</text:a></text:p>
        </text:list-item>
      </text:list>
      <text:h text:style-name="Heading_20_3" text:outline-level="3">Mold: Default</text:h>
      <text:p text:style-name="P23">Structure:</text:p>
      <table:table table:name="Table258" table:style-name="Table258">
        <table:table-column table:style-name="Table258.A"/>
        <table:table-row>
          <table:table-cell table:style-name="Table258.A1" office:value-type="string">
            <text:p text:style-name="P35">Overview</text:p>
          </table:table-cell>
        </table:table-row>
        <table:table-row table:style-name="Table258.2">
          <table:table-cell table:style-name="Table258.A2" office:value-type="string">
            <text:p text:style-name="Table_20_Contents"/>
            <text:p text:style-name="Table_20_Contents"><draw:frame draw:style-name="fr3" draw:name="graphics153" text:anchor-type="paragraph" svg:x="6.548cm" svg:y="0cm" svg:width="2.235cm" svg:height="1.942cm" draw:z-index="187"><draw:image xlink:href="../components/images/tablelayout1.jpg" xlink:type="simple" xlink:show="embed" xlink:actuate="onLoad"/></draw:frame></text:p>
          </table:table-cell>
        </table:table-row>
        <table:table-row table:style-name="Table258.2">
          <table:table-cell table:style-name="Table258.A2" office:value-type="string">
            <text:p text:style-name="Table_20_Contents"><draw:frame draw:style-name="fr2" draw:name="graphics244" text:anchor-type="paragraph" svg:width="7.063cm" svg:height="5.6cm" draw:z-index="188"><draw:image xlink:href="../components/images/tablelayout2.jpg" xlink:type="simple" xlink:show="embed" xlink:actuate="onLoad"/></draw:frame></text:p>
          </table:table-cell>
        </table:table-row>
      </table:table>
      <text:p text:style-name="P11">Events:<text:line-break/></text:p>
      <table:table table:name="Table259" table:style-name="Table259">
        <table:table-column table:style-name="Table259.A"/>
        <table:table-column table:style-name="Table259.B"/>
        <table:table-column table:style-name="Table259.C"/>
        <table:table-column table:style-name="Table259.D"/>
        <table:table-column table:style-name="Table259.E"/>
        <table:table-column table:style-name="Table259.F"/>
        <table:table-column table:style-name="Table259.G"/>
        <table:table-row>
          <table:table-cell table:style-name="Table259.A1" office:value-type="string">
            <text:p text:style-name="P33">Action:</text:p>
          </table:table-cell>
          <table:table-cell table:style-name="Table259.A1" office:value-type="string">
            <text:p text:style-name="P31">Normal (Open)</text:p>
          </table:table-cell>
          <table:table-cell table:style-name="Table259.A1" office:value-type="string">
            <text:p text:style-name="P31">Hover</text:p>
          </table:table-cell>
          <table:table-cell table:style-name="Table259.A1" office:value-type="string">
            <text:p text:style-name="P31">Click, Select, and Drag.</text:p>
          </table:table-cell>
          <table:table-cell table:style-name="Table259.A1" office:value-type="string">
            <text:p text:style-name="P31">Focus</text:p>
          </table:table-cell>
          <table:table-cell table:style-name="Table259.A1" office:value-type="string">
            <text:p text:style-name="P31">Focus and Hover</text:p>
          </table:table-cell>
          <table:table-cell table:style-name="Table259.G1" office:value-type="string">
            <text:p text:style-name="P33">Disable</text:p>
          </table:table-cell>
        </table:table-row>
        <table:table-row>
          <table:table-cell table:style-name="Table259.A2" office:value-type="string">
            <text:p text:style-name="P33">CSS naming:</text:p>
          </table:table-cell>
          <table:table-cell table:style-name="Table259.A2" office:value-type="string">
            <text:p text:style-name="P36"><text:span text:style-name="Source_20_Text">z-table-layout,</text:span></text:p>
            <text:p text:style-name="P36"><text:span text:style-name="Source_20_Text">z-table-children</text:span></text:p>
          </table:table-cell>
          <table:table-cell table:style-name="Table259.A2" office:value-type="string">
            <text:p text:style-name="P36"><text:span text:style-name="Source_20_Text"/></text:p>
          </table:table-cell>
          <table:table-cell table:style-name="Table259.A2" office:value-type="string">
            <text:p text:style-name="P36"><text:span text:style-name="Source_20_Text"/></text:p>
          </table:table-cell>
          <table:table-cell table:style-name="Table259.A2" office:value-type="string">
            <text:p text:style-name="P36"><text:span text:style-name="Source_20_Text"/></text:p>
          </table:table-cell>
          <table:table-cell table:style-name="Table259.A2" office:value-type="string">
            <text:p text:style-name="P36"><text:span text:style-name="Source_20_Text"/></text:p>
          </table:table-cell>
          <table:table-cell table:style-name="Table259.G2" office:value-type="string">
            <text:p text:style-name="P36"/>
          </table:table-cell>
        </table:table-row>
        <table:table-row>
          <table:table-cell table:style-name="Table259.A2" office:value-type="string">
            <text:p text:style-name="P33">Supported</text:p>
          </table:table-cell>
          <table:table-cell table:style-name="Table259.A2" office:value-type="string">
            <text:p text:style-name="P36">V</text:p>
          </table:table-cell>
          <table:table-cell table:style-name="Table259.A2" office:value-type="string">
            <text:p text:style-name="P36"/>
          </table:table-cell>
          <table:table-cell table:style-name="Table259.A2" office:value-type="string">
            <text:p text:style-name="P36"/>
          </table:table-cell>
          <table:table-cell table:style-name="Table259.A2" office:value-type="string">
            <text:p text:style-name="P36"/>
          </table:table-cell>
          <table:table-cell table:style-name="Table259.A2" office:value-type="string">
            <text:p text:style-name="P36"/>
          </table:table-cell>
          <table:table-cell table:style-name="Table259.G2" office:value-type="string">
            <text:p text:style-name="P36"/>
          </table:table-cell>
        </table:table-row>
      </table:table>
      <text:p text:style-name="P23"><text:tab/></text:p>
      <text:p text:style-name="P12">CSS Specification:</text:p>
      <table:table table:name="Table260" table:style-name="Table260">
        <table:table-column table:style-name="Table260.A"/>
        <table:table-column table:style-name="Table260.B"/>
        <table:table-column table:style-name="Table260.C"/>
        <text:soft-page-break/>
        <table:table-row table:style-name="Table260.1">
          <table:table-cell table:style-name="Table260.A1" office:value-type="string">
            <text:p text:style-name="P51">Class Name</text:p>
          </table:table-cell>
          <table:table-cell table:style-name="Table260.A1" office:value-type="string">
            <text:p text:style-name="P52">Description</text:p>
          </table:table-cell>
          <table:table-cell table:style-name="Table260.C1" office:value-type="string">
            <text:p text:style-name="P52">Default Values</text:p>
          </table:table-cell>
        </table:table-row>
        <table:table-row>
          <table:table-cell table:style-name="Table260.A2" office:value-type="string">
            <text:p text:style-name="P39">td.z-table-children</text:p>
          </table:table-cell>
          <table:table-cell table:style-name="Table260.B2" office:value-type="string">
            <text:p text:style-name="P37">Align</text:p>
          </table:table-cell>
          <table:table-cell table:style-name="Table260.C2" office:value-type="string">
            <text:p text:style-name="P6">vertical-align: top;</text:p>
          </table:table-cell>
        </table:table-row>
      </table:table>
      <text:h text:style-name="P53" text:outline-level="2">Textbox</text:h>
      <text:p text:style-name="Text_20_body"><text:span text:style-name="Source_20_Text"><text:span text:style-name="T2">Textbox</text:span></text:span> is composed of HTML I<text:span text:style-name="T2">nput element.</text:span></text:p>
      <text:p text:style-name="Text_20_body"><text:s/><text:span text:style-name="T9">S</text:span><text:span text:style-name="T10">ource</text:span>:</text:p>
      <text:list text:style-name="L58">
        <text:list-item>
          <text:p text:style-name="P134"><text:a xlink:type="simple" xlink:href="http://zk1.svn.sourceforge.net/viewvc/zk1/branches/3.5/zul/src/archive/web/zul/css/cmps/widget.css.dsp?view=markup">The CSS source of Textbox from SVN</text:a></text:p>
        </text:list-item>
      </text:list>
      <text:h text:style-name="Heading_20_3" text:outline-level="3">Mold: Default</text:h>
      <text:p text:style-name="P23">Structure:</text:p>
      <table:table table:name="Table261" table:style-name="Table261">
        <table:table-column table:style-name="Table261.A"/>
        <table:table-row>
          <table:table-cell table:style-name="Table261.A1" office:value-type="string">
            <text:p text:style-name="P35">Overview</text:p>
          </table:table-cell>
        </table:table-row>
        <table:table-row table:style-name="Table261.2">
          <table:table-cell table:style-name="Table261.A2" office:value-type="string">
            <text:p text:style-name="Table_20_Contents"><draw:frame draw:style-name="fr3" draw:name="graphics154" text:anchor-type="paragraph" svg:x="5.648cm" svg:y="0.423cm" svg:width="5.027cm" svg:height="1.667cm" draw:z-index="189"><draw:image xlink:href="../components/images/textbox1.jpg" xlink:type="simple" xlink:show="embed" xlink:actuate="onLoad"/></draw:frame></text:p>
          </table:table-cell>
        </table:table-row>
      </table:table>
      <text:p text:style-name="P11">Events:<text:line-break/></text:p>
      <table:table table:name="Table262" table:style-name="Table262">
        <table:table-column table:style-name="Table262.A"/>
        <table:table-column table:style-name="Table262.B"/>
        <table:table-column table:style-name="Table262.C"/>
        <table:table-column table:style-name="Table262.A"/>
        <table:table-column table:style-name="Table262.E" table:number-columns-repeated="2"/>
        <table:table-column table:style-name="Table262.G"/>
        <table:table-row>
          <table:table-cell table:style-name="Table262.A1" office:value-type="string">
            <text:p text:style-name="P33">Action:</text:p>
          </table:table-cell>
          <table:table-cell table:style-name="Table262.A1" office:value-type="string">
            <text:p text:style-name="P31">Normal (Open)</text:p>
          </table:table-cell>
          <table:table-cell table:style-name="Table262.A1" office:value-type="string">
            <text:p text:style-name="P31">Hover</text:p>
          </table:table-cell>
          <table:table-cell table:style-name="Table262.A1" office:value-type="string">
            <text:p text:style-name="P31">Click, Select, and Drag.</text:p>
          </table:table-cell>
          <table:table-cell table:style-name="Table262.A1" office:value-type="string">
            <text:p text:style-name="P31">Focus</text:p>
          </table:table-cell>
          <table:table-cell table:style-name="Table262.A1" office:value-type="string">
            <text:p text:style-name="P31">Focus and Hover</text:p>
          </table:table-cell>
          <table:table-cell table:style-name="Table262.G1" office:value-type="string">
            <text:p text:style-name="P33">Disable</text:p>
          </table:table-cell>
        </table:table-row>
        <table:table-row>
          <table:table-cell table:style-name="Table262.A2" office:value-type="string">
            <text:p text:style-name="P33">CSS naming:</text:p>
          </table:table-cell>
          <table:table-cell table:style-name="Table262.A2" office:value-type="string">
            <text:p text:style-name="P36"><text:span text:style-name="Source_20_Text">z-textbox</text:span></text:p>
          </table:table-cell>
          <table:table-cell table:style-name="Table262.A2" office:value-type="string">
            <text:p text:style-name="P36"><text:span text:style-name="Source_20_Text"/></text:p>
          </table:table-cell>
          <table:table-cell table:style-name="Table262.A2" office:value-type="string">
            <text:p text:style-name="P36"><text:span text:style-name="Source_20_Text"/></text:p>
          </table:table-cell>
          <table:table-cell table:style-name="Table262.A2" office:value-type="string">
            <text:p text:style-name="P36"><text:span text:style-name="Source_20_Text">-focus</text:span></text:p>
          </table:table-cell>
          <table:table-cell table:style-name="Table262.A2" office:value-type="string">
            <text:p text:style-name="P36"><text:span text:style-name="Source_20_Text"/></text:p>
          </table:table-cell>
          <table:table-cell table:style-name="Table262.G2" office:value-type="string">
            <text:p text:style-name="P36">-disd</text:p>
          </table:table-cell>
        </table:table-row>
        <table:table-row>
          <table:table-cell table:style-name="Table262.A2" office:value-type="string">
            <text:p text:style-name="P33">Supported</text:p>
          </table:table-cell>
          <table:table-cell table:style-name="Table262.A2" office:value-type="string">
            <text:p text:style-name="P36">V</text:p>
          </table:table-cell>
          <table:table-cell table:style-name="Table262.A2" office:value-type="string">
            <text:p text:style-name="P36"/>
          </table:table-cell>
          <table:table-cell table:style-name="Table262.A2" office:value-type="string">
            <text:p text:style-name="P36"/>
          </table:table-cell>
          <table:table-cell table:style-name="Table262.A2" office:value-type="string">
            <text:p text:style-name="P36">!</text:p>
          </table:table-cell>
          <table:table-cell table:style-name="Table262.A2" office:value-type="string">
            <text:p text:style-name="P36"/>
          </table:table-cell>
          <table:table-cell table:style-name="Table262.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2">CSS Specification:</text:p>
      <table:table table:name="Table263" table:style-name="Table263">
        <table:table-column table:style-name="Table263.A"/>
        <table:table-column table:style-name="Table263.B"/>
        <table:table-column table:style-name="Table263.C"/>
        <table:table-row table:style-name="Table263.1">
          <table:table-cell table:style-name="Table263.A1" office:value-type="string">
            <text:p text:style-name="P51">Class Name</text:p>
          </table:table-cell>
          <table:table-cell table:style-name="Table263.A1" office:value-type="string">
            <text:p text:style-name="P52">Description</text:p>
          </table:table-cell>
          <table:table-cell table:style-name="Table263.C1" office:value-type="string">
            <text:p text:style-name="P52">Default Values</text:p>
          </table:table-cell>
        </table:table-row>
        <table:table-row>
          <table:table-cell table:style-name="Table263.A2" office:value-type="string">
            <text:p text:style-name="P38"><text:span text:style-name="Source_20_Text"><text:span text:style-name="T18">.z-textbox</text:span></text:span></text:p>
          </table:table-cell>
          <table:table-cell table:style-name="Table263.B2" office:value-type="string">
            <text:p text:style-name="P37">Font size and background</text:p>
          </table:table-cell>
          <table:table-cell table:style-name="Table263.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263.A2" office:value-type="string">
            <text:p text:style-name="P41">.z-textbox-text-invalid</text:p>
          </table:table-cell>
          <table:table-cell table:style-name="Table263.B2" office:value-type="string">
            <text:p text:style-name="P37">Invalid event</text:p>
          </table:table-cell>
          <table:table-cell table:style-name="Table263.C2" office:value-type="string">
            <text:p text:style-name="P6">background: #FFF url(<text:span text:style-name="T22">${c:encodeURL('~./zul/img/grid/text-bg-invalid.gif')}</text:span>) repeat-x 0 0; border: 1px solid #DD7870;</text:p>
          </table:table-cell>
        </table:table-row>
        <text:soft-page-break/>
        <table:table-row>
          <table:table-cell table:style-name="Table263.A2" office:value-type="string">
            <text:p text:style-name="P41">.z-textbox-readonly, .z-textbox-text-disd</text:p>
          </table:table-cell>
          <table:table-cell table:style-name="Table263.B2" office:value-type="string">
            <text:p text:style-name="P37">Disabled and read-only</text:p>
          </table:table-cell>
          <table:table-cell table:style-name="Table263.C2" office:value-type="string">
            <text:p text:style-name="P6">background: #ECEAE4;</text:p>
          </table:table-cell>
        </table:table-row>
      </table:table>
      <text:h text:style-name="P53" text:outline-level="2">Timebox</text:h>
      <text:p text:style-name="P21"><text:span text:style-name="Source_20_Text">Timebox is composed of two parts, an input box and a button.</text:span></text:p>
      <text:p text:style-name="Text_20_body"><text:s/><text:span text:style-name="T9">S</text:span><text:span text:style-name="T10">ource</text:span>:</text:p>
      <text:list text:style-name="L59">
        <text:list-item>
          <text:p text:style-name="P135"><text:a xlink:type="simple" xlink:href="http://zk1.svn.sourceforge.net/viewvc/zk1/branches/3.5/zul/src/archive/web/zul/css/cmps/combo.css.dsp?view=markup">The CSS source of Timebox from SVN</text:a></text:p>
        </text:list-item>
      </text:list>
      <text:h text:style-name="Heading_20_3" text:outline-level="3">Mold: Default</text:h>
      <text:p text:style-name="P23">Structure:</text:p>
      <table:table table:name="Table264" table:style-name="Table264">
        <table:table-column table:style-name="Table264.A"/>
        <table:table-row>
          <table:table-cell table:style-name="Table264.A1" office:value-type="string">
            <text:p text:style-name="P35">Overview</text:p>
          </table:table-cell>
        </table:table-row>
        <table:table-row table:style-name="Table264.2">
          <table:table-cell table:style-name="Table264.A2" office:value-type="string">
            <text:p text:style-name="Table_20_Contents"><draw:frame draw:style-name="fr3" draw:name="graphics155" text:anchor-type="paragraph" svg:x="6.35cm" svg:y="0.66cm" svg:width="3.214cm" svg:height="1.014cm" draw:z-index="190"><draw:image xlink:href="../components/images/timebox1.gif" xlink:type="simple" xlink:show="embed" xlink:actuate="onLoad"/></draw:frame></text:p>
            <text:p text:style-name="Table_20_Contents"/>
          </table:table-cell>
        </table:table-row>
        <table:table-row table:style-name="Table264.2">
          <table:table-cell table:style-name="Table264.A2" office:value-type="string">
            <text:p text:style-name="Table_20_Contents"><draw:frame draw:style-name="fr2" draw:name="graphics245" text:anchor-type="paragraph" svg:width="9.313cm" svg:height="3.043cm" draw:z-index="191"><draw:image xlink:href="../components/images/timebox2.gif" xlink:type="simple" xlink:show="embed" xlink:actuate="onLoad"/></draw:frame></text:p>
          </table:table-cell>
        </table:table-row>
      </table:table>
      <text:p text:style-name="P11">Events:<text:line-break/></text:p>
      <table:table table:name="Table265" table:style-name="Table265">
        <table:table-column table:style-name="Table265.A"/>
        <table:table-column table:style-name="Table265.B"/>
        <table:table-column table:style-name="Table265.C"/>
        <table:table-column table:style-name="Table265.D"/>
        <table:table-column table:style-name="Table265.E"/>
        <table:table-column table:style-name="Table265.F"/>
        <table:table-column table:style-name="Table265.G"/>
        <table:table-row>
          <table:table-cell table:style-name="Table265.A1" office:value-type="string">
            <text:p text:style-name="P33">Action:</text:p>
          </table:table-cell>
          <table:table-cell table:style-name="Table265.A1" office:value-type="string">
            <text:p text:style-name="P31">Normal (Open)</text:p>
          </table:table-cell>
          <table:table-cell table:style-name="Table265.A1" office:value-type="string">
            <text:p text:style-name="P31">Hover</text:p>
          </table:table-cell>
          <table:table-cell table:style-name="Table265.A1" office:value-type="string">
            <text:p text:style-name="P31">Click, Select, and Drag.</text:p>
          </table:table-cell>
          <table:table-cell table:style-name="Table265.A1" office:value-type="string">
            <text:p text:style-name="P31">Focus</text:p>
          </table:table-cell>
          <table:table-cell table:style-name="Table265.A1" office:value-type="string">
            <text:p text:style-name="P31">Focus and Hover</text:p>
          </table:table-cell>
          <table:table-cell table:style-name="Table265.G1" office:value-type="string">
            <text:p text:style-name="P33">Disable</text:p>
          </table:table-cell>
        </table:table-row>
        <table:table-row>
          <table:table-cell table:style-name="Table265.A2" office:value-type="string">
            <text:p text:style-name="P33">CSS naming:</text:p>
          </table:table-cell>
          <table:table-cell table:style-name="Table265.A2" office:value-type="string">
            <text:p text:style-name="P36"><text:span text:style-name="Source_20_Text">z-timebox</text:span></text:p>
          </table:table-cell>
          <table:table-cell table:style-name="Table265.A2" office:value-type="string">
            <text:p text:style-name="P36"><text:span text:style-name="Source_20_Text">-over</text:span></text:p>
          </table:table-cell>
          <table:table-cell table:style-name="Table265.A2" office:value-type="string">
            <text:p text:style-name="P36"><text:span text:style-name="Source_20_Text">-btn-clk</text:span></text:p>
          </table:table-cell>
          <table:table-cell table:style-name="Table265.A2" office:value-type="string">
            <text:p text:style-name="P36"><text:span text:style-name="Source_20_Text">-focus</text:span></text:p>
          </table:table-cell>
          <table:table-cell table:style-name="Table265.A2" office:value-type="string">
            <text:p text:style-name="P36"><text:span text:style-name="Source_20_Text">-btn-over</text:span></text:p>
          </table:table-cell>
          <table:table-cell table:style-name="Table265.G2" office:value-type="string">
            <text:p text:style-name="P36">-disd</text:p>
          </table:table-cell>
        </table:table-row>
        <table:table-row>
          <table:table-cell table:style-name="Table265.A2" office:value-type="string">
            <text:p text:style-name="P33">Supported</text:p>
          </table:table-cell>
          <table:table-cell table:style-name="Table265.A2" office:value-type="string">
            <text:p text:style-name="P36">V</text:p>
          </table:table-cell>
          <table:table-cell table:style-name="Table265.A2" office:value-type="string">
            <text:p text:style-name="P36">V</text:p>
          </table:table-cell>
          <table:table-cell table:style-name="Table265.A2" office:value-type="string">
            <text:p text:style-name="P36">V</text:p>
          </table:table-cell>
          <table:table-cell table:style-name="Table265.A2" office:value-type="string">
            <text:p text:style-name="P36">V</text:p>
          </table:table-cell>
          <table:table-cell table:style-name="Table265.A2" office:value-type="string">
            <text:p text:style-name="P36">V</text:p>
          </table:table-cell>
          <table:table-cell table:style-name="Table265.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66" table:style-name="Table266">
        <table:table-column table:style-name="Table266.A"/>
        <table:table-column table:style-name="Table266.B"/>
        <table:table-column table:style-name="Table266.C"/>
        <table:table-row table:style-name="Table266.1">
          <table:table-cell table:style-name="Table266.A1" office:value-type="string">
            <text:p text:style-name="P51">Class Name</text:p>
          </table:table-cell>
          <table:table-cell table:style-name="Table266.A1" office:value-type="string">
            <text:p text:style-name="P52">Description</text:p>
          </table:table-cell>
          <table:table-cell table:style-name="Table266.C1" office:value-type="string">
            <text:p text:style-name="P52">Default Values</text:p>
          </table:table-cell>
        </table:table-row>
        <table:table-row>
          <table:table-cell table:style-name="Table266.A2" office:value-type="string">
            <text:p text:style-name="P39">.z-<text:span text:style-name="T2">timebox</text:span>-inp</text:p>
          </table:table-cell>
          <table:table-cell table:style-name="Table266.B2" office:value-type="string">
            <text:p text:style-name="P37">Background of input element</text:p>
          </table:table-cell>
          <table:table-cell table:style-name="Table266.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ext:soft-page-break/>
        <table:table-row>
          <table:table-cell table:style-name="Table266.A2" office:value-type="string">
            <text:p text:style-name="P39">.z-<text:span text:style-name="T2">timebox</text:span>-text-invalid</text:p>
          </table:table-cell>
          <table:table-cell table:style-name="Table266.B2" office:value-type="string">
            <text:p text:style-name="P37">Background of invalidated</text:p>
          </table:table-cell>
          <table:table-cell table:style-name="Table266.C2" office:value-type="string">
            <text:p text:style-name="P13">background: #FFF url(<text:span text:style-name="T22">${c:encodeURL('~./zul/img/grid/text-bg-invalid.gif')}</text:span>) repeat-x 0 0; border: 1px solid #DD7870;</text:p>
          </table:table-cell>
        </table:table-row>
        <table:table-row>
          <table:table-cell table:style-name="Table266.A2" office:value-type="string">
            <text:p text:style-name="P39">.z-<text:span text:style-name="T2">timebox</text:span>-readonly, .z-<text:span text:style-name="T2">timebox</text:span>-text-disd</text:p>
          </table:table-cell>
          <table:table-cell table:style-name="Table266.B2" office:value-type="string">
            <text:p text:style-name="P37">Background of disabled and read only</text:p>
          </table:table-cell>
          <table:table-cell table:style-name="Table266.C2" office:value-type="string">
            <text:p text:style-name="P13">background: #ECEAE4;</text:p>
          </table:table-cell>
        </table:table-row>
        <table:table-row table:style-name="Table266.5">
          <table:table-cell table:style-name="Table266.A2" office:value-type="string">
            <text:p text:style-name="P39">.z- <text:span text:style-name="T2">timebox</text:span> .z-<text:span text:style-name="T2">timebox</text:span>-img</text:p>
          </table:table-cell>
          <table:table-cell table:style-name="Table266.B2" office:value-type="string">
            <text:p text:style-name="P37">Background of the button image</text:p>
          </table:table-cell>
          <table:table-cell table:style-name="Table266.C2" office:value-type="string">
            <text:p text:style-name="P6">background: transparent url(<text:span text:style-name="T22">${c:encodeURL('~./zul/img/button/timebtn.gif')}</text:span>) no-repeat 0 0; vertical-align: top; cursor: pointer; width: 17px; height: 19px; border: 0; border-bottom: 1px solid #86A4BE;</text:p>
          </table:table-cell>
        </table:table-row>
      </table:table>
      <text:h text:style-name="P53" text:outline-level="2">Toolbar</text:h>
      <text:p text:style-name="P21"><text:span text:style-name="Source_20_Text">Toolbar </text:span>is a kind of special container, and it is used to combine with <text:a xlink:type="simple" xlink:href="#Toolbarbutton"><text:span text:style-name="Source_20_Text">Toolbarbutton</text:span></text:a>.</text:p>
      <text:p text:style-name="Text_20_body"><text:s/><text:span text:style-name="T9">S</text:span><text:span text:style-name="T10">ource</text:span>:</text:p>
      <text:list text:style-name="L60">
        <text:list-item>
          <text:p text:style-name="P136"><text:a xlink:type="simple" xlink:href="http://zk1.svn.sourceforge.net/viewvc/zk1/branches/3.5/zul/src/archive/web/zul/css/cmps/toolbar.css.dsp?view=markup">The CSS source of Toolbar from SVN</text:a></text:p>
        </text:list-item>
      </text:list>
      <text:h text:style-name="Heading_20_3" text:outline-level="3">Mold: Default</text:h>
      <text:p text:style-name="P23">Structure:</text:p>
      <table:table table:name="Table267" table:style-name="Table267">
        <table:table-column table:style-name="Table267.A"/>
        <table:table-row>
          <table:table-cell table:style-name="Table267.A1" office:value-type="string">
            <text:p text:style-name="P35">Overview</text:p>
          </table:table-cell>
        </table:table-row>
        <table:table-row table:style-name="Table267.2">
          <table:table-cell table:style-name="Table267.A2" office:value-type="string">
            <text:p text:style-name="Table_20_Contents"><draw:frame draw:style-name="fr2" draw:name="graphics156" text:anchor-type="paragraph" svg:width="11.351cm" svg:height="3.201cm" draw:z-index="192"><draw:image xlink:href="../components/images/toolbar1.jpg" xlink:type="simple" xlink:show="embed" xlink:actuate="onLoad"/></draw:frame></text:p>
          </table:table-cell>
        </table:table-row>
        <table:table-row table:style-name="Table267.2">
          <table:table-cell table:style-name="Table267.A2" office:value-type="string">
            <text:p text:style-name="Table_20_Contents"><draw:frame draw:style-name="fr2" draw:name="graphics246" text:anchor-type="paragraph" svg:width="11.642cm" svg:height="4.471cm" draw:z-index="193"><draw:image xlink:href="../components/images/toolbar2.jpg" xlink:type="simple" xlink:show="embed" xlink:actuate="onLoad"/></draw:frame></text:p>
          </table:table-cell>
        </table:table-row>
        <table:table-row table:style-name="Table267.2">
          <table:table-cell table:style-name="Table267.A2" office:value-type="string">
            <text:p text:style-name="Table_20_Contents"><draw:frame draw:style-name="fr2" draw:name="graphics314" text:anchor-type="paragraph" svg:width="11.536cm" svg:height="4.313cm" draw:z-index="194"><draw:image xlink:href="../components/images/toolbar3.jpg" xlink:type="simple" xlink:show="embed" xlink:actuate="onLoad"/></draw:frame></text:p>
          </table:table-cell>
        </table:table-row>
        <text:soft-page-break/>
        <table:table-row table:style-name="Table267.2">
          <table:table-cell table:style-name="Table267.A2" office:value-type="string">
            <text:p text:style-name="Table_20_Contents"><draw:frame draw:style-name="fr2" draw:name="graphics414" text:anchor-type="paragraph" svg:width="11.509cm" svg:height="4.207cm" draw:z-index="195"><draw:image xlink:href="../components/images/toolbar4.jpg" xlink:type="simple" xlink:show="embed" xlink:actuate="onLoad"/></draw:frame></text:p>
          </table:table-cell>
        </table:table-row>
      </table:table>
      <text:p text:style-name="P11">Events:<text:line-break/></text:p>
      <table:table table:name="Table268" table:style-name="Table268">
        <table:table-column table:style-name="Table268.A"/>
        <table:table-column table:style-name="Table268.B"/>
        <table:table-column table:style-name="Table268.C"/>
        <table:table-column table:style-name="Table268.A"/>
        <table:table-column table:style-name="Table268.E" table:number-columns-repeated="2"/>
        <table:table-column table:style-name="Table268.G"/>
        <table:table-row>
          <table:table-cell table:style-name="Table268.A1" office:value-type="string">
            <text:p text:style-name="P33">Action:</text:p>
          </table:table-cell>
          <table:table-cell table:style-name="Table268.A1" office:value-type="string">
            <text:p text:style-name="P31">Normal (Open)</text:p>
          </table:table-cell>
          <table:table-cell table:style-name="Table268.A1" office:value-type="string">
            <text:p text:style-name="P31">Hover</text:p>
          </table:table-cell>
          <table:table-cell table:style-name="Table268.A1" office:value-type="string">
            <text:p text:style-name="P31">Click, Select, and Drag.</text:p>
          </table:table-cell>
          <table:table-cell table:style-name="Table268.A1" office:value-type="string">
            <text:p text:style-name="P31">Focus</text:p>
          </table:table-cell>
          <table:table-cell table:style-name="Table268.A1" office:value-type="string">
            <text:p text:style-name="P31">Focus and Hover</text:p>
          </table:table-cell>
          <table:table-cell table:style-name="Table268.G1" office:value-type="string">
            <text:p text:style-name="P33">Disable</text:p>
          </table:table-cell>
        </table:table-row>
        <table:table-row>
          <table:table-cell table:style-name="Table268.A2" office:value-type="string">
            <text:p text:style-name="P33">CSS naming:</text:p>
          </table:table-cell>
          <table:table-cell table:style-name="Table268.A2" office:value-type="string">
            <text:p text:style-name="P36"><text:span text:style-name="Source_20_Text">z-toolbar</text:span></text:p>
          </table:table-cell>
          <table:table-cell table:style-name="Table268.A2" office:value-type="string">
            <text:p text:style-name="P36"><text:span text:style-name="Source_20_Text"/></text:p>
          </table:table-cell>
          <table:table-cell table:style-name="Table268.A2" office:value-type="string">
            <text:p text:style-name="P36"><text:span text:style-name="Source_20_Text"/></text:p>
          </table:table-cell>
          <table:table-cell table:style-name="Table268.A2" office:value-type="string">
            <text:p text:style-name="P36"><text:span text:style-name="Source_20_Text"/></text:p>
          </table:table-cell>
          <table:table-cell table:style-name="Table268.A2" office:value-type="string">
            <text:p text:style-name="P36"><text:span text:style-name="Source_20_Text"/></text:p>
          </table:table-cell>
          <table:table-cell table:style-name="Table268.G2" office:value-type="string">
            <text:p text:style-name="P36"/>
          </table:table-cell>
        </table:table-row>
        <table:table-row>
          <table:table-cell table:style-name="Table268.A2" office:value-type="string">
            <text:p text:style-name="P33">Supported</text:p>
          </table:table-cell>
          <table:table-cell table:style-name="Table268.A2" office:value-type="string">
            <text:p text:style-name="P36">V</text:p>
          </table:table-cell>
          <table:table-cell table:style-name="Table268.A2" office:value-type="string">
            <text:p text:style-name="P36"/>
          </table:table-cell>
          <table:table-cell table:style-name="Table268.A2" office:value-type="string">
            <text:p text:style-name="P36"/>
          </table:table-cell>
          <table:table-cell table:style-name="Table268.A2" office:value-type="string">
            <text:p text:style-name="P36"/>
          </table:table-cell>
          <table:table-cell table:style-name="Table268.A2" office:value-type="string">
            <text:p text:style-name="P36"/>
          </table:table-cell>
          <table:table-cell table:style-name="Table268.G2" office:value-type="string">
            <text:p text:style-name="P36"/>
          </table:table-cell>
        </table:table-row>
      </table:table>
      <text:p text:style-name="P23"><text:tab/></text:p>
      <text:p text:style-name="P12">CSS Specification:</text:p>
      <table:table table:name="Table269" table:style-name="Table269">
        <table:table-column table:style-name="Table269.A"/>
        <table:table-column table:style-name="Table269.B"/>
        <table:table-column table:style-name="Table269.C"/>
        <table:table-row table:style-name="Table269.1">
          <table:table-cell table:style-name="Table269.A1" office:value-type="string">
            <text:p text:style-name="P51">Class Name</text:p>
          </table:table-cell>
          <table:table-cell table:style-name="Table269.A1" office:value-type="string">
            <text:p text:style-name="P52">Description</text:p>
          </table:table-cell>
          <table:table-cell table:style-name="Table269.C1" office:value-type="string">
            <text:p text:style-name="P52">Default Values</text:p>
          </table:table-cell>
        </table:table-row>
        <table:table-row>
          <table:table-cell table:style-name="Table269.A2" office:value-type="string">
            <text:p text:style-name="P38"><text:span text:style-name="Source_20_Text"><text:span text:style-name="T18">.</text:span></text:span><text:span text:style-name="Source_20_Text"><text:span text:style-name="T19">z-toolbar</text:span></text:span></text:p>
          </table:table-cell>
          <table:table-cell table:style-name="Table269.B2" office:value-type="string">
            <text:p text:style-name="P37">Background image</text:p>
          </table:table-cell>
          <table:table-cell table:style-name="Table269.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269.A2" office:value-type="string">
            <text:p text:style-name="P41">.z-toolbar-body, .z-toolbar-body span</text:p>
          </table:table-cell>
          <table:table-cell table:style-name="Table269.B2" office:value-type="string">
            <text:p text:style-name="P37">Font size</text:p>
          </table:table-cell>
          <table:table-cell table:style-name="Table269.C2" office:value-type="string">
            <text:p text:style-name="P6">font-size: <text:span text:style-name="T22">${fontSizeS}</text:span>;</text:p>
          </table:table-cell>
        </table:table-row>
        <table:table-row>
          <table:table-cell table:style-name="Table269.A2" office:value-type="string">
            <text:p text:style-name="P41">.z-toolbar a, .z-toolbar a:visited, .z-toolbar a:hover</text:p>
          </table:table-cell>
          <table:table-cell table:style-name="Table269.B2" office:value-type="string">
            <text:p text:style-name="P37">Font size of A tag</text:p>
          </table:table-cell>
          <table:table-cell table:style-name="Table269.C2" office:value-type="string">
            <text:p text:style-name="P6">font-family: <text:span text:style-name="T22">${fontFamilyT}</text:span>; font-size: <text:span text:style-name="T22">${fontSizeS}</text:span>; font-weight: normal; color: black; background: #D0DEF0; border: 1px solid #D0DEF0; text-decoration: none;</text:p>
          </table:table-cell>
        </table:table-row>
        <table:table-row>
          <table:table-cell table:style-name="Table269.A2" office:value-type="string">
            <text:p text:style-name="P41">.z-toolbar-start</text:p>
          </table:table-cell>
          <table:table-cell table:style-name="Table269.B2" office:value-type="string">
            <text:p text:style-name="P37">Align to start</text:p>
          </table:table-cell>
          <table:table-cell table:style-name="Table269.C2" office:value-type="string">
            <text:p text:style-name="P6">float: left; clear: none;</text:p>
          </table:table-cell>
        </table:table-row>
        <table:table-row>
          <table:table-cell table:style-name="Table269.A2" office:value-type="string">
            <text:p text:style-name="P41">.z-toolbar-center</text:p>
          </table:table-cell>
          <table:table-cell table:style-name="Table269.B2" office:value-type="string">
            <text:p text:style-name="P37">Align to center</text:p>
          </table:table-cell>
          <table:table-cell table:style-name="Table269.C2" office:value-type="string">
            <text:p text:style-name="P6">margin: 0 auto;</text:p>
          </table:table-cell>
        </table:table-row>
        <table:table-row>
          <table:table-cell table:style-name="Table269.A2" office:value-type="string">
            <text:p text:style-name="P41">.z-toolbar-end</text:p>
          </table:table-cell>
          <table:table-cell table:style-name="Table269.B2" office:value-type="string">
            <text:p text:style-name="P37">Align to end</text:p>
          </table:table-cell>
          <table:table-cell table:style-name="Table269.C2" office:value-type="string">
            <text:p text:style-name="P6">float: right; clear: none;</text:p>
          </table:table-cell>
        </table:table-row>
      </table:table>
      <text:h text:style-name="Heading_20_3" text:outline-level="3"><text:soft-page-break/>Mold: <text:span text:style-name="T2">Panel</text:span></text:h>
      <text:p text:style-name="P21"><text:tab/>Panel mold is used for Panel as its footer toolbar, it is composed of HTML Table.</text:p>
      <text:p text:style-name="P23">Structure:</text:p>
      <table:table table:name="Table270" table:style-name="Table270">
        <table:table-column table:style-name="Table270.A"/>
        <table:table-row>
          <table:table-cell table:style-name="Table270.A1" office:value-type="string">
            <text:p text:style-name="P35">Overview</text:p>
          </table:table-cell>
        </table:table-row>
        <table:table-row table:style-name="Table270.2">
          <table:table-cell table:style-name="Table270.A2" office:value-type="string">
            <text:p text:style-name="Table_20_Contents"><draw:frame draw:style-name="fr2" draw:name="graphics69" text:anchor-type="paragraph" svg:width="10.478cm" svg:height="3.413cm" draw:z-index="196"><draw:image xlink:href="../components/images/toolbar-panel1.jpg" xlink:type="simple" xlink:show="embed" xlink:actuate="onLoad"/></draw:frame></text:p>
          </table:table-cell>
        </table:table-row>
        <table:table-row table:style-name="Table270.2">
          <table:table-cell table:style-name="Table270.A2" office:value-type="string">
            <text:p text:style-name="Table_20_Contents"><draw:frame draw:style-name="fr2" draw:name="graphics70" text:anchor-type="paragraph" svg:width="11.642cm" svg:height="4.471cm" draw:z-index="197"><draw:image xlink:href="../components/images/toolbar2.jpg" xlink:type="simple" xlink:show="embed" xlink:actuate="onLoad"/></draw:frame></text:p>
          </table:table-cell>
        </table:table-row>
        <table:table-row table:style-name="Table270.2">
          <table:table-cell table:style-name="Table270.A2" office:value-type="string">
            <text:p text:style-name="Table_20_Contents"><draw:frame draw:style-name="fr2" draw:name="graphics75" text:anchor-type="paragraph" svg:width="11.536cm" svg:height="4.313cm" draw:z-index="198"><draw:image xlink:href="../components/images/toolbar3.jpg" xlink:type="simple" xlink:show="embed" xlink:actuate="onLoad"/></draw:frame></text:p>
          </table:table-cell>
        </table:table-row>
        <table:table-row table:style-name="Table270.2">
          <table:table-cell table:style-name="Table270.A2" office:value-type="string">
            <text:p text:style-name="Table_20_Contents"><draw:frame draw:style-name="fr2" draw:name="graphics85" text:anchor-type="paragraph" svg:width="11.509cm" svg:height="4.207cm" draw:z-index="199"><draw:image xlink:href="../components/images/toolbar4.jpg" xlink:type="simple" xlink:show="embed" xlink:actuate="onLoad"/></draw:frame></text:p>
          </table:table-cell>
        </table:table-row>
      </table:table>
      <text:p text:style-name="P11"><text:soft-page-break/>Events:<text:line-break/></text:p>
      <table:table table:name="Table271" table:style-name="Table271">
        <table:table-column table:style-name="Table271.A"/>
        <table:table-column table:style-name="Table271.B"/>
        <table:table-column table:style-name="Table271.C"/>
        <table:table-column table:style-name="Table271.A"/>
        <table:table-column table:style-name="Table271.E" table:number-columns-repeated="2"/>
        <table:table-column table:style-name="Table271.G"/>
        <table:table-row>
          <table:table-cell table:style-name="Table271.A1" office:value-type="string">
            <text:p text:style-name="P33">Action:</text:p>
          </table:table-cell>
          <table:table-cell table:style-name="Table271.A1" office:value-type="string">
            <text:p text:style-name="P31">Normal (Open)</text:p>
          </table:table-cell>
          <table:table-cell table:style-name="Table271.A1" office:value-type="string">
            <text:p text:style-name="P31">Hover</text:p>
          </table:table-cell>
          <table:table-cell table:style-name="Table271.A1" office:value-type="string">
            <text:p text:style-name="P31">Click, Select, and Drag.</text:p>
          </table:table-cell>
          <table:table-cell table:style-name="Table271.A1" office:value-type="string">
            <text:p text:style-name="P31">Focus</text:p>
          </table:table-cell>
          <table:table-cell table:style-name="Table271.A1" office:value-type="string">
            <text:p text:style-name="P31">Focus and Hover</text:p>
          </table:table-cell>
          <table:table-cell table:style-name="Table271.G1" office:value-type="string">
            <text:p text:style-name="P33">Disable</text:p>
          </table:table-cell>
        </table:table-row>
        <table:table-row>
          <table:table-cell table:style-name="Table271.A2" office:value-type="string">
            <text:p text:style-name="P33">CSS naming:</text:p>
          </table:table-cell>
          <table:table-cell table:style-name="Table271.A2" office:value-type="string">
            <text:p text:style-name="P36"><text:span text:style-name="Source_20_Text">z-toolbar</text:span></text:p>
          </table:table-cell>
          <table:table-cell table:style-name="Table271.A2" office:value-type="string">
            <text:p text:style-name="P36"><text:span text:style-name="Source_20_Text"/></text:p>
          </table:table-cell>
          <table:table-cell table:style-name="Table271.A2" office:value-type="string">
            <text:p text:style-name="P36"><text:span text:style-name="Source_20_Text"/></text:p>
          </table:table-cell>
          <table:table-cell table:style-name="Table271.A2" office:value-type="string">
            <text:p text:style-name="P36"><text:span text:style-name="Source_20_Text"/></text:p>
          </table:table-cell>
          <table:table-cell table:style-name="Table271.A2" office:value-type="string">
            <text:p text:style-name="P36"><text:span text:style-name="Source_20_Text"/></text:p>
          </table:table-cell>
          <table:table-cell table:style-name="Table271.G2" office:value-type="string">
            <text:p text:style-name="P36"/>
          </table:table-cell>
        </table:table-row>
        <table:table-row>
          <table:table-cell table:style-name="Table271.A2" office:value-type="string">
            <text:p text:style-name="P33">Supported</text:p>
          </table:table-cell>
          <table:table-cell table:style-name="Table271.A2" office:value-type="string">
            <text:p text:style-name="P36">V</text:p>
          </table:table-cell>
          <table:table-cell table:style-name="Table271.A2" office:value-type="string">
            <text:p text:style-name="P36"/>
          </table:table-cell>
          <table:table-cell table:style-name="Table271.A2" office:value-type="string">
            <text:p text:style-name="P36"/>
          </table:table-cell>
          <table:table-cell table:style-name="Table271.A2" office:value-type="string">
            <text:p text:style-name="P36"/>
          </table:table-cell>
          <table:table-cell table:style-name="Table271.A2" office:value-type="string">
            <text:p text:style-name="P36"/>
          </table:table-cell>
          <table:table-cell table:style-name="Table271.G2" office:value-type="string">
            <text:p text:style-name="P36"/>
          </table:table-cell>
        </table:table-row>
      </table:table>
      <text:p text:style-name="P23"><text:tab/></text:p>
      <text:p text:style-name="P12">CSS Specification:</text:p>
      <table:table table:name="Table272" table:style-name="Table272">
        <table:table-column table:style-name="Table272.A"/>
        <table:table-column table:style-name="Table272.B"/>
        <table:table-column table:style-name="Table272.C"/>
        <table:table-row table:style-name="Table272.1">
          <table:table-cell table:style-name="Table272.A1" office:value-type="string">
            <text:p text:style-name="P51">Class Name</text:p>
          </table:table-cell>
          <table:table-cell table:style-name="Table272.A1" office:value-type="string">
            <text:p text:style-name="P52">Description</text:p>
          </table:table-cell>
          <table:table-cell table:style-name="Table272.C1" office:value-type="string">
            <text:p text:style-name="P52">Default Values</text:p>
          </table:table-cell>
        </table:table-row>
        <table:table-row>
          <table:table-cell table:style-name="Table272.A2" office:value-type="string">
            <text:p text:style-name="P38"><text:span text:style-name="Source_20_Text"><text:span text:style-name="T18">.</text:span></text:span><text:span text:style-name="Source_20_Text"><text:span text:style-name="T19">z-toolbar</text:span></text:span></text:p>
          </table:table-cell>
          <table:table-cell table:style-name="Table272.B2" office:value-type="string">
            <text:p text:style-name="P37">Background image</text:p>
          </table:table-cell>
          <table:table-cell table:style-name="Table272.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272.A2" office:value-type="string">
            <text:p text:style-name="P41">.z-toolbar-body, .z-toolbar-body span</text:p>
          </table:table-cell>
          <table:table-cell table:style-name="Table272.B2" office:value-type="string">
            <text:p text:style-name="P37">Font size</text:p>
          </table:table-cell>
          <table:table-cell table:style-name="Table272.C2" office:value-type="string">
            <text:p text:style-name="P6">font-size: <text:span text:style-name="T22">${fontSizeS}</text:span>;</text:p>
          </table:table-cell>
        </table:table-row>
        <table:table-row>
          <table:table-cell table:style-name="Table272.A2" office:value-type="string">
            <text:p text:style-name="P41">.z-toolbar a, .z-toolbar a:visited, .z-toolbar a:hover</text:p>
          </table:table-cell>
          <table:table-cell table:style-name="Table272.B2" office:value-type="string">
            <text:p text:style-name="P37">Font size of A tag</text:p>
          </table:table-cell>
          <table:table-cell table:style-name="Table272.C2" office:value-type="string">
            <text:p text:style-name="P6">font-family: <text:span text:style-name="T22">${fontFamilyT}</text:span>; font-size: <text:span text:style-name="T22">${fontSizeS}</text:span>; font-weight: normal; color: black; background: #D0DEF0; border: 1px solid #D0DEF0; text-decoration: none;</text:p>
          </table:table-cell>
        </table:table-row>
        <table:table-row>
          <table:table-cell table:style-name="Table272.A2" office:value-type="string">
            <text:p text:style-name="P41">.z-toolbar-start</text:p>
          </table:table-cell>
          <table:table-cell table:style-name="Table272.B2" office:value-type="string">
            <text:p text:style-name="P37">Align to start</text:p>
          </table:table-cell>
          <table:table-cell table:style-name="Table272.C2" office:value-type="string">
            <text:p text:style-name="P6">float: left; clear: none;</text:p>
          </table:table-cell>
        </table:table-row>
        <table:table-row>
          <table:table-cell table:style-name="Table272.A2" office:value-type="string">
            <text:p text:style-name="P41">.z-toolbar-center</text:p>
          </table:table-cell>
          <table:table-cell table:style-name="Table272.B2" office:value-type="string">
            <text:p text:style-name="P37">Align to center</text:p>
          </table:table-cell>
          <table:table-cell table:style-name="Table272.C2" office:value-type="string">
            <text:p text:style-name="P6">margin: 0 auto;</text:p>
          </table:table-cell>
        </table:table-row>
        <table:table-row>
          <table:table-cell table:style-name="Table272.A2" office:value-type="string">
            <text:p text:style-name="P41">.z-toolbar-end</text:p>
          </table:table-cell>
          <table:table-cell table:style-name="Table272.B2" office:value-type="string">
            <text:p text:style-name="P37">Align to end</text:p>
          </table:table-cell>
          <table:table-cell table:style-name="Table272.C2" office:value-type="string">
            <text:p text:style-name="P6">float: right; clear: none;</text:p>
          </table:table-cell>
        </table:table-row>
      </table:table>
      <text:h text:style-name="P53" text:outline-level="2"><text:bookmark-start text:name="Toolbarbutton"/>Toolbarbutton<text:bookmark-end text:name="Toolbarbutton"/></text:h>
      <text:p text:style-name="P21"><text:span text:style-name="Source_20_Text">Toolbarbutton is composed of HTML A tag.</text:span></text:p>
      <text:p text:style-name="Text_20_body"><text:s/><text:span text:style-name="T9">S</text:span><text:span text:style-name="T10">ource</text:span>:</text:p>
      <text:list text:style-name="L61">
        <text:list-item>
          <text:p text:style-name="P137"><text:a xlink:type="simple" xlink:href="http://zk1.svn.sourceforge.net/viewvc/zk1/branches/3.5/zul/src/archive/web/zul/css/cmps/toolbar.css.dsp?view=markup">The CSS source of Toolbarbutton from SVN</text:a></text:p>
        </text:list-item>
      </text:list>
      <text:h text:style-name="Heading_20_3" text:outline-level="3">Mold: Default</text:h>
      <text:p text:style-name="P23">Structure:</text:p>
      <table:table table:name="Table273" table:style-name="Table273">
        <table:table-column table:style-name="Table273.A"/>
        <table:table-row>
          <table:table-cell table:style-name="Table273.A1" office:value-type="string">
            <text:p text:style-name="P35">Overview</text:p>
          </table:table-cell>
        </table:table-row>
        <table:table-row table:style-name="Table273.2">
          <table:table-cell table:style-name="Table273.A2" office:value-type="string">
            <text:p text:style-name="Table_20_Contents"/>
            <text:p text:style-name="Table_20_Contents"><draw:frame draw:style-name="fr2" draw:name="graphics157" text:anchor-type="paragraph" svg:width="3.2cm" svg:height="0.937cm" draw:z-index="200"><draw:image xlink:href="../components/images/toolbarbutton1.jpg" xlink:type="simple" xlink:show="embed" xlink:actuate="onLoad"/></draw:frame></text:p>
          </table:table-cell>
        </table:table-row>
        <table:table-row table:style-name="Table273.2">
          <table:table-cell table:style-name="Table273.A2" office:value-type="string">
            <text:p text:style-name="Table_20_Contents"><draw:frame draw:style-name="fr2" draw:name="graphics247" text:anchor-type="paragraph" svg:width="5.689cm" svg:height="3.201cm" draw:z-index="201"><draw:image xlink:href="../components/images/toolbarbutton2.jpg" xlink:type="simple" xlink:show="embed" xlink:actuate="onLoad"/></draw:frame></text:p>
          </table:table-cell>
        </table:table-row>
      </table:table>
      <text:p text:style-name="P11">Events:<text:line-break/></text:p>
      <table:table table:name="Table274" table:style-name="Table274">
        <table:table-column table:style-name="Table274.A"/>
        <table:table-column table:style-name="Table274.B"/>
        <table:table-column table:style-name="Table274.C"/>
        <table:table-column table:style-name="Table274.D"/>
        <table:table-column table:style-name="Table274.E"/>
        <table:table-column table:style-name="Table274.F"/>
        <table:table-column table:style-name="Table274.G"/>
        <table:table-row>
          <table:table-cell table:style-name="Table274.A1" office:value-type="string">
            <text:p text:style-name="P33">Action:</text:p>
          </table:table-cell>
          <table:table-cell table:style-name="Table274.A1" office:value-type="string">
            <text:p text:style-name="P31">Normal (Open)</text:p>
          </table:table-cell>
          <table:table-cell table:style-name="Table274.A1" office:value-type="string">
            <text:p text:style-name="P31">Hover</text:p>
          </table:table-cell>
          <table:table-cell table:style-name="Table274.A1" office:value-type="string">
            <text:p text:style-name="P31">Click, Select, and Drag.</text:p>
          </table:table-cell>
          <table:table-cell table:style-name="Table274.A1" office:value-type="string">
            <text:p text:style-name="P31">Focus</text:p>
          </table:table-cell>
          <table:table-cell table:style-name="Table274.A1" office:value-type="string">
            <text:p text:style-name="P31">Focus and Hover</text:p>
          </table:table-cell>
          <table:table-cell table:style-name="Table274.G1" office:value-type="string">
            <text:p text:style-name="P33">Disable</text:p>
          </table:table-cell>
        </table:table-row>
        <table:table-row>
          <table:table-cell table:style-name="Table274.A2" office:value-type="string">
            <text:p text:style-name="P33">CSS naming:</text:p>
          </table:table-cell>
          <table:table-cell table:style-name="Table274.A2" office:value-type="string">
            <text:p text:style-name="P36"><text:span text:style-name="Source_20_Text">z-toolbar-button</text:span></text:p>
          </table:table-cell>
          <table:table-cell table:style-name="Table274.A2" office:value-type="string">
            <text:p text:style-name="P36"><text:span text:style-name="Source_20_Text"/></text:p>
          </table:table-cell>
          <table:table-cell table:style-name="Table274.A2" office:value-type="string">
            <text:p text:style-name="P36"><text:span text:style-name="Source_20_Text"/></text:p>
          </table:table-cell>
          <table:table-cell table:style-name="Table274.A2" office:value-type="string">
            <text:p text:style-name="P36"><text:span text:style-name="Source_20_Text"/></text:p>
          </table:table-cell>
          <table:table-cell table:style-name="Table274.A2" office:value-type="string">
            <text:p text:style-name="P36"><text:span text:style-name="Source_20_Text"/></text:p>
          </table:table-cell>
          <table:table-cell table:style-name="Table274.G2" office:value-type="string">
            <text:p text:style-name="P36">-disd</text:p>
          </table:table-cell>
        </table:table-row>
        <table:table-row>
          <table:table-cell table:style-name="Table274.A2" office:value-type="string">
            <text:p text:style-name="P33">Supported</text:p>
          </table:table-cell>
          <table:table-cell table:style-name="Table274.A2" office:value-type="string">
            <text:p text:style-name="P36">V</text:p>
          </table:table-cell>
          <table:table-cell table:style-name="Table274.A2" office:value-type="string">
            <text:p text:style-name="P36"/>
          </table:table-cell>
          <table:table-cell table:style-name="Table274.A2" office:value-type="string">
            <text:p text:style-name="P36"/>
          </table:table-cell>
          <table:table-cell table:style-name="Table274.A2" office:value-type="string">
            <text:p text:style-name="P36"/>
          </table:table-cell>
          <table:table-cell table:style-name="Table274.A2" office:value-type="string">
            <text:p text:style-name="P36"/>
          </table:table-cell>
          <table:table-cell table:style-name="Table274.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75" table:style-name="Table275">
        <table:table-column table:style-name="Table275.A"/>
        <table:table-column table:style-name="Table275.B"/>
        <table:table-column table:style-name="Table275.C"/>
        <table:table-row table:style-name="Table275.1">
          <table:table-cell table:style-name="Table275.A1" office:value-type="string">
            <text:p text:style-name="P51">Class Name</text:p>
          </table:table-cell>
          <table:table-cell table:style-name="Table275.A1" office:value-type="string">
            <text:p text:style-name="P52">Description</text:p>
          </table:table-cell>
          <table:table-cell table:style-name="Table275.C1" office:value-type="string">
            <text:p text:style-name="P52">Default Values</text:p>
          </table:table-cell>
        </table:table-row>
        <table:table-row>
          <table:table-cell table:style-name="Table275.A2" office:value-type="string">
            <text:p text:style-name="P39">.z-toolbar-button</text:p>
          </table:table-cell>
          <table:table-cell table:style-name="Table275.B2" office:value-type="string">
            <text:p text:style-name="P37">Font size</text:p>
          </table:table-cell>
          <table:table-cell table:style-name="Table275.C2" office:value-type="string">
            <text:p text:style-name="P6">font-family: <text:span text:style-name="T22">${fontFamilyT}</text:span>; font-size: <text:span text:style-name="T22">${fontSizeM}</text:span>; font-weight: normal;</text:p>
          </table:table-cell>
        </table:table-row>
      </table:table>
      <text:h text:style-name="P53" text:outline-level="2"><text:bookmark-start text:name="Tree"/>Tree<text:bookmark-end text:name="Tree"/></text:h>
      <text:p text:style-name="P21"><text:span text:style-name="Source_20_Text">Tree </text:span>combine with a set of its children, including <text:a xlink:type="simple" xlink:href="#Treechildren"><text:span text:style-name="Source_20_Text">Treechildren</text:span></text:a><text:span text:style-name="Source_20_Text">, </text:span><text:a xlink:type="simple" xlink:href="#Treecol"><text:span text:style-name="Source_20_Text">Treecols</text:span></text:a><text:span text:style-name="Source_20_Text">, </text:span><text:a xlink:type="simple" xlink:href="#Treecol"><text:span text:style-name="Source_20_Text">Treecol</text:span></text:a><text:span text:style-name="Source_20_Text">, </text:span><text:a xlink:type="simple" xlink:href="#Treerow"><text:span text:style-name="Source_20_Text">Treerow</text:span></text:a><text:span text:style-name="Source_20_Text">, </text:span><text:a xlink:type="simple" xlink:href="#Treerow"><text:span text:style-name="Source_20_Text">Treeitem</text:span></text:a><text:span text:style-name="Source_20_Text">, </text:span><text:a xlink:type="simple" xlink:href="#Treerow"><text:span text:style-name="Source_20_Text">Treecell</text:span></text:a><text:span text:style-name="Source_20_Text">, </text:span><text:a xlink:type="simple" xlink:href="#Treefooter"><text:span text:style-name="Source_20_Text">Treefoot</text:span></text:a><text:span text:style-name="Source_20_Text">, </text:span><text:a xlink:type="simple" xlink:href="#Treefooter"><text:span text:style-name="Source_20_Text">Treefooter</text:span></text:a><text:span text:style-name="Source_20_Text">, </text:span>and<text:span text:style-name="Source_20_Text"> </text:span><text:a xlink:type="simple" xlink:href="#Paging"><text:span text:style-name="Source_20_Text">Paging</text:span></text:a>. Tree also support four ways to show its icon: <text:span text:style-name="Source_20_Text">z-tree, z-dottree, z-filetree, and z-vfiletree</text:span>.</text:p>
      <text:p text:style-name="Text_20_body"><text:s/><text:span text:style-name="T9">Note</text:span>:</text:p>
      <text:list text:style-name="L62">
        <text:list-item>
          <text:p text:style-name="P138"><text:a xlink:type="simple" xlink:href="http://zk1.svn.sourceforge.net/viewvc/zk1/branches/3.5/zul/src/archive/web/zul/css/cmps/tree.css.dsp?view=markup">The CSS source of Tree <text:s/>from SVN</text:a></text:p>
        </text:list-item>
      </text:list>
      <text:h text:style-name="Heading_20_3" text:outline-level="3">Mold: Default</text:h>
      <text:p text:style-name="P23">Structure:</text:p>
      <table:table table:name="Table276" table:style-name="Table276">
        <table:table-column table:style-name="Table276.A"/>
        <table:table-row>
          <table:table-cell table:style-name="Table276.A1" office:value-type="string">
            <text:p text:style-name="P35">Overview</text:p>
          </table:table-cell>
        </table:table-row>
        <table:table-row table:style-name="Table276.2">
          <table:table-cell table:style-name="Table276.A2" office:value-type="string">
            <text:p text:style-name="Table_20_Contents"/>
            <text:p text:style-name="Table_20_Contents"><draw:frame draw:style-name="fr4" draw:name="graphics158" text:anchor-type="paragraph" svg:width="16.325cm" svg:height="8.844cm" draw:z-index="202"><draw:image xlink:href="../components/images/tree3.jpg" xlink:type="simple" xlink:show="embed" xlink:actuate="onLoad"/></draw:frame></text:p>
          </table:table-cell>
        </table:table-row>
        <text:soft-page-break/>
        <table:table-row table:style-name="Table276.2">
          <table:table-cell table:style-name="Table276.A2" office:value-type="string">
            <text:p text:style-name="Table_20_Contents"><draw:frame draw:style-name="fr2" draw:name="graphics248" text:anchor-type="paragraph" svg:width="15.161cm" svg:height="6.059cm" draw:z-index="203"><draw:image xlink:href="../components/images/tree2.jpg" xlink:type="simple" xlink:show="embed" xlink:actuate="onLoad"/></draw:frame></text:p>
          </table:table-cell>
        </table:table-row>
      </table:table>
      <text:p text:style-name="P11">Events:<text:line-break/></text:p>
      <table:table table:name="Table277" table:style-name="Table277">
        <table:table-column table:style-name="Table277.A"/>
        <table:table-column table:style-name="Table277.B"/>
        <table:table-column table:style-name="Table277.C"/>
        <table:table-column table:style-name="Table277.A"/>
        <table:table-column table:style-name="Table277.E" table:number-columns-repeated="2"/>
        <table:table-column table:style-name="Table277.G"/>
        <table:table-row>
          <table:table-cell table:style-name="Table277.A1" office:value-type="string">
            <text:p text:style-name="P33">Action:</text:p>
          </table:table-cell>
          <table:table-cell table:style-name="Table277.A1" office:value-type="string">
            <text:p text:style-name="P31">Normal (Open)</text:p>
          </table:table-cell>
          <table:table-cell table:style-name="Table277.A1" office:value-type="string">
            <text:p text:style-name="P31">Hover</text:p>
          </table:table-cell>
          <table:table-cell table:style-name="Table277.A1" office:value-type="string">
            <text:p text:style-name="P31">Click, Select, and Drag.</text:p>
          </table:table-cell>
          <table:table-cell table:style-name="Table277.A1" office:value-type="string">
            <text:p text:style-name="P31">Focus</text:p>
          </table:table-cell>
          <table:table-cell table:style-name="Table277.A1" office:value-type="string">
            <text:p text:style-name="P31">Focus and Hover</text:p>
          </table:table-cell>
          <table:table-cell table:style-name="Table277.G1" office:value-type="string">
            <text:p text:style-name="P33">Disable</text:p>
          </table:table-cell>
        </table:table-row>
        <table:table-row>
          <table:table-cell table:style-name="Table277.A2" office:value-type="string">
            <text:p text:style-name="P33">CSS naming:</text:p>
          </table:table-cell>
          <table:table-cell table:style-name="Table277.A2" office:value-type="string">
            <text:p text:style-name="P36"><text:span text:style-name="Source_20_Text">z-tree</text:span></text:p>
          </table:table-cell>
          <table:table-cell table:style-name="Table277.A2" office:value-type="string">
            <text:p text:style-name="P36"><text:span text:style-name="Source_20_Text"/></text:p>
          </table:table-cell>
          <table:table-cell table:style-name="Table277.A2" office:value-type="string">
            <text:p text:style-name="P36"><text:span text:style-name="Source_20_Text"/></text:p>
          </table:table-cell>
          <table:table-cell table:style-name="Table277.A2" office:value-type="string">
            <text:p text:style-name="P36"><text:span text:style-name="Source_20_Text"/></text:p>
          </table:table-cell>
          <table:table-cell table:style-name="Table277.A2" office:value-type="string">
            <text:p text:style-name="P36"><text:span text:style-name="Source_20_Text"/></text:p>
          </table:table-cell>
          <table:table-cell table:style-name="Table277.G2" office:value-type="string">
            <text:p text:style-name="P36"/>
          </table:table-cell>
        </table:table-row>
        <table:table-row>
          <table:table-cell table:style-name="Table277.A2" office:value-type="string">
            <text:p text:style-name="P33">Supported</text:p>
          </table:table-cell>
          <table:table-cell table:style-name="Table277.A2" office:value-type="string">
            <text:p text:style-name="P36">V</text:p>
          </table:table-cell>
          <table:table-cell table:style-name="Table277.A2" office:value-type="string">
            <text:p text:style-name="P36"/>
          </table:table-cell>
          <table:table-cell table:style-name="Table277.A2" office:value-type="string">
            <text:p text:style-name="P36"/>
          </table:table-cell>
          <table:table-cell table:style-name="Table277.A2" office:value-type="string">
            <text:p text:style-name="P36"/>
          </table:table-cell>
          <table:table-cell table:style-name="Table277.A2" office:value-type="string">
            <text:p text:style-name="P36"/>
          </table:table-cell>
          <table:table-cell table:style-name="Table277.G2" office:value-type="string">
            <text:p text:style-name="P36"/>
          </table:table-cell>
        </table:table-row>
      </table:table>
      <text:p text:style-name="P23"><text:tab/></text:p>
      <text:p text:style-name="P12">CSS Specification:</text:p>
      <table:table table:name="Table278" table:style-name="Table278">
        <table:table-column table:style-name="Table278.A"/>
        <table:table-column table:style-name="Table278.B"/>
        <table:table-column table:style-name="Table278.C"/>
        <table:table-row table:style-name="Table278.1">
          <table:table-cell table:style-name="Table278.A1" office:value-type="string">
            <text:p text:style-name="P51">Class Name</text:p>
          </table:table-cell>
          <table:table-cell table:style-name="Table278.A1" office:value-type="string">
            <text:p text:style-name="P52">Description</text:p>
          </table:table-cell>
          <table:table-cell table:style-name="Table278.C1" office:value-type="string">
            <text:p text:style-name="P52">Default Values</text:p>
          </table:table-cell>
        </table:table-row>
        <table:table-row>
          <table:table-cell table:style-name="Table278.A2" office:value-type="string">
            <text:p text:style-name="P38"><text:span text:style-name="Source_20_Text"><text:span text:style-name="T18">div.z-tree</text:span></text:span></text:p>
          </table:table-cell>
          <table:table-cell table:style-name="Table278.B2" office:value-type="string">
            <text:p text:style-name="P37">Background color</text:p>
          </table:table-cell>
          <table:table-cell table:style-name="Table278.C2" office:value-type="string">
            <text:p text:style-name="P13">background: #DAE7F6; border: 1px solid #7F9DB9; overflow: hidden; zoom: 1;</text:p>
          </table:table-cell>
        </table:table-row>
        <table:table-row>
          <table:table-cell table:style-name="Table278.A2" office:value-type="string">
            <text:p text:style-name="P39">div.z-tree-header, div.z-tree-header tr, div.z-tree-footer</text:p>
          </table:table-cell>
          <table:table-cell table:style-name="Table278.B2" office:value-type="string">
            <text:p text:style-name="P37">Border</text:p>
          </table:table-cell>
          <table:table-cell table:style-name="Table278.C2" office:value-type="string">
            <text:p text:style-name="P13">border: 0; overflow: hidden; width: 100%;</text:p>
          </table:table-cell>
        </table:table-row>
        <table:table-row>
          <table:table-cell table:style-name="Table278.A2" office:value-type="string">
            <text:p text:style-name="P39">div.z-tree-body</text:p>
          </table:table-cell>
          <table:table-cell table:style-name="Table278.B2" office:value-type="string">
            <text:p text:style-name="P37">Background color of the body</text:p>
          </table:table-cell>
          <table:table-cell table:style-name="Table278.C2" office:value-type="string">
            <text:p text:style-name="P13">background: white; border: 0; overflow: auto; width: 100%; position: relative;</text:p>
          </table:table-cell>
        </table:table-row>
        <table:table-row>
          <table:table-cell table:style-name="Table278.A2" office:value-type="string">
            <text:p text:style-name="P39">div.z-tree-footer</text:p>
          </table:table-cell>
          <table:table-cell table:style-name="Table278.B2" office:value-type="string">
            <text:p text:style-name="P37">Background color of the footer</text:p>
          </table:table-cell>
          <table:table-cell table:style-name="Table278.C2" office:value-type="string">
            <text:p text:style-name="P13">background: #DAE7F6; border-top: 1px solid #9EB6CE;</text:p>
          </table:table-cell>
        </table:table-row>
      </table:table>
      <text:h text:style-name="Heading_20_3" text:outline-level="3">Mold: <text:span text:style-name="T2">paging</text:span></text:h>
      <text:p text:style-name="P23">Structure:</text:p>
      <table:table table:name="Table279" table:style-name="Table279">
        <table:table-column table:style-name="Table279.A"/>
        <text:soft-page-break/>
        <table:table-row>
          <table:table-cell table:style-name="Table279.A1" office:value-type="string">
            <text:p text:style-name="P35">Overview</text:p>
          </table:table-cell>
        </table:table-row>
        <text:soft-page-break/>
        <table:table-row table:style-name="Table279.2">
          <table:table-cell table:style-name="Table279.A2" office:value-type="string">
            <text:p text:style-name="Table_20_Contents"><draw:frame draw:style-name="fr3" draw:name="graphics315" text:anchor-type="paragraph" svg:x="2.738cm" svg:y="0.222cm" svg:width="10.848cm" svg:height="5.106cm" draw:z-index="204"><draw:image xlink:href="../components/images/tree-pg1.jpg" xlink:type="simple" xlink:show="embed" xlink:actuate="onLoad"/></draw:frame></text:p>
            <text:p text:style-name="Table_20_Contents"/>
          </table:table-cell>
        </table:table-row>
        <table:table-row table:style-name="Table279.2">
          <table:table-cell table:style-name="Table279.A2" office:value-type="string">
            <text:p text:style-name="Table_20_Contents"><draw:frame draw:style-name="fr2" draw:name="graphics415" text:anchor-type="paragraph" svg:width="15.108cm" svg:height="6.138cm" draw:z-index="205"><draw:image xlink:href="../components/images/tree-pg2.jpg" xlink:type="simple" xlink:show="embed" xlink:actuate="onLoad"/></draw:frame></text:p>
          </table:table-cell>
        </table:table-row>
      </table:table>
      <text:p text:style-name="P11">Events:<text:line-break/></text:p>
      <table:table table:name="Table280" table:style-name="Table280">
        <table:table-column table:style-name="Table280.A"/>
        <table:table-column table:style-name="Table280.B"/>
        <table:table-column table:style-name="Table280.C"/>
        <table:table-column table:style-name="Table280.A"/>
        <table:table-column table:style-name="Table280.E" table:number-columns-repeated="2"/>
        <table:table-column table:style-name="Table280.G"/>
        <table:table-row>
          <table:table-cell table:style-name="Table280.A1" office:value-type="string">
            <text:p text:style-name="P33">Action:</text:p>
          </table:table-cell>
          <table:table-cell table:style-name="Table280.A1" office:value-type="string">
            <text:p text:style-name="P31">Normal (Open)</text:p>
          </table:table-cell>
          <table:table-cell table:style-name="Table280.A1" office:value-type="string">
            <text:p text:style-name="P31">Hover</text:p>
          </table:table-cell>
          <table:table-cell table:style-name="Table280.A1" office:value-type="string">
            <text:p text:style-name="P31">Click, Select, and Drag.</text:p>
          </table:table-cell>
          <table:table-cell table:style-name="Table280.A1" office:value-type="string">
            <text:p text:style-name="P31">Focus</text:p>
          </table:table-cell>
          <table:table-cell table:style-name="Table280.A1" office:value-type="string">
            <text:p text:style-name="P31">Focus and Hover</text:p>
          </table:table-cell>
          <table:table-cell table:style-name="Table280.G1" office:value-type="string">
            <text:p text:style-name="P33">Disable</text:p>
          </table:table-cell>
        </table:table-row>
        <table:table-row>
          <table:table-cell table:style-name="Table280.A2" office:value-type="string">
            <text:p text:style-name="P33">CSS naming:</text:p>
          </table:table-cell>
          <table:table-cell table:style-name="Table280.A2" office:value-type="string">
            <text:p text:style-name="P36"><text:span text:style-name="Source_20_Text">z-tree</text:span></text:p>
          </table:table-cell>
          <table:table-cell table:style-name="Table280.A2" office:value-type="string">
            <text:p text:style-name="P36"><text:span text:style-name="Source_20_Text"/></text:p>
          </table:table-cell>
          <table:table-cell table:style-name="Table280.A2" office:value-type="string">
            <text:p text:style-name="P36"><text:span text:style-name="Source_20_Text"/></text:p>
          </table:table-cell>
          <table:table-cell table:style-name="Table280.A2" office:value-type="string">
            <text:p text:style-name="P36"><text:span text:style-name="Source_20_Text"/></text:p>
          </table:table-cell>
          <table:table-cell table:style-name="Table280.A2" office:value-type="string">
            <text:p text:style-name="P36"><text:span text:style-name="Source_20_Text"/></text:p>
          </table:table-cell>
          <table:table-cell table:style-name="Table280.G2" office:value-type="string">
            <text:p text:style-name="P36"/>
          </table:table-cell>
        </table:table-row>
        <table:table-row>
          <table:table-cell table:style-name="Table280.A2" office:value-type="string">
            <text:p text:style-name="P33">Supported</text:p>
          </table:table-cell>
          <table:table-cell table:style-name="Table280.A2" office:value-type="string">
            <text:p text:style-name="P36">V</text:p>
          </table:table-cell>
          <table:table-cell table:style-name="Table280.A2" office:value-type="string">
            <text:p text:style-name="P36"/>
          </table:table-cell>
          <table:table-cell table:style-name="Table280.A2" office:value-type="string">
            <text:p text:style-name="P36"/>
          </table:table-cell>
          <table:table-cell table:style-name="Table280.A2" office:value-type="string">
            <text:p text:style-name="P36"/>
          </table:table-cell>
          <table:table-cell table:style-name="Table280.A2" office:value-type="string">
            <text:p text:style-name="P36"/>
          </table:table-cell>
          <table:table-cell table:style-name="Table280.G2" office:value-type="string">
            <text:p text:style-name="P36"/>
          </table:table-cell>
        </table:table-row>
      </table:table>
      <text:p text:style-name="P23"><text:tab/></text:p>
      <text:p text:style-name="P12">CSS Specification:</text:p>
      <table:table table:name="Table281" table:style-name="Table281">
        <table:table-column table:style-name="Table281.A"/>
        <table:table-column table:style-name="Table281.B"/>
        <table:table-column table:style-name="Table281.C"/>
        <text:soft-page-break/>
        <table:table-row table:style-name="Table281.1">
          <table:table-cell table:style-name="Table281.A1" office:value-type="string">
            <text:p text:style-name="P51">Class Name</text:p>
          </table:table-cell>
          <table:table-cell table:style-name="Table281.A1" office:value-type="string">
            <text:p text:style-name="P52">Description</text:p>
          </table:table-cell>
          <table:table-cell table:style-name="Table281.C1" office:value-type="string">
            <text:p text:style-name="P52">Default Values</text:p>
          </table:table-cell>
        </table:table-row>
        <table:table-row>
          <table:table-cell table:style-name="Table281.A2" office:value-type="string">
            <text:p text:style-name="P38"><text:span text:style-name="Source_20_Text"><text:span text:style-name="T18">div.z-</text:span></text:span><text:span text:style-name="Source_20_Text"><text:span text:style-name="T19">tree</text:span></text:span><text:span text:style-name="Source_20_Text"><text:span text:style-name="T18">-pgi-b</text:span></text:span></text:p>
          </table:table-cell>
          <table:table-cell table:style-name="Table281.B2" office:value-type="string">
            <text:p text:style-name="P37">Border of bottom paging</text:p>
          </table:table-cell>
          <table:table-cell table:style-name="Table281.C2" office:value-type="string">
            <text:p text:style-name="P13">border-top: 1px solid #AAB; overflow: hidden;</text:p>
          </table:table-cell>
        </table:table-row>
        <table:table-row>
          <table:table-cell table:style-name="Table281.A2" office:value-type="string">
            <text:p text:style-name="P39">div.z-<text:span text:style-name="T2">tree</text:span>-pgi-t</text:p>
          </table:table-cell>
          <table:table-cell table:style-name="Table281.B2" office:value-type="string">
            <text:p text:style-name="P37">Border of top paging</text:p>
          </table:table-cell>
          <table:table-cell table:style-name="Table281.C2" office:value-type="string">
            <text:p text:style-name="P13">border-bottom: 1px solid #AAB; overflow: hidden;</text:p>
          </table:table-cell>
        </table:table-row>
      </table:table>
      <text:h text:style-name="P53" text:outline-level="2"><text:bookmark-start text:name="Treechildren"/>Treechildren<text:bookmark-end text:name="Treechildren"/></text:h>
      <text:p text:style-name="P21"><text:span text:style-name="Source_20_Text">Treechildren</text:span> is used for <text:a xlink:type="simple" xlink:href="#Tree"><text:span text:style-name="Source_20_Text">Tree</text:span></text:a>.</text:p>
      <text:p text:style-name="Text_20_body"><text:s/><text:span text:style-name="T9">Note</text:span>:</text:p>
      <text:list text:style-name="L63">
        <text:list-item>
          <text:p text:style-name="P139"><text:a xlink:type="simple" xlink:href="http://zk1.svn.sourceforge.net/viewvc/zk1/branches/3.5/zul/src/archive/web/zul/css/cmps/tree.css.dsp?view=markup">The CSS source of Treechildren from SVN</text:a></text:p>
        </text:list-item>
      </text:list>
      <text:h text:style-name="Heading_20_3" text:outline-level="3">Mold: Default</text:h>
      <text:p text:style-name="P23">Structure:</text:p>
      <table:table table:name="Table282" table:style-name="Table282">
        <table:table-column table:style-name="Table282.A"/>
        <table:table-row>
          <table:table-cell table:style-name="Table282.A1" office:value-type="string">
            <text:p text:style-name="P35">Overview</text:p>
          </table:table-cell>
        </table:table-row>
        <table:table-row table:style-name="Table282.2">
          <table:table-cell table:style-name="Table282.A2" office:value-type="string">
            <text:p text:style-name="Table_20_Contents"/>
            <text:p text:style-name="Table_20_Contents"><draw:frame draw:style-name="fr2" draw:name="graphics159" text:anchor-type="paragraph" svg:width="10.954cm" svg:height="5.106cm" draw:z-index="206"><draw:image xlink:href="../components/images/tree1.jpg" xlink:type="simple" xlink:show="embed" xlink:actuate="onLoad"/></draw:frame></text:p>
          </table:table-cell>
        </table:table-row>
        <table:table-row table:style-name="Table282.2">
          <table:table-cell table:style-name="Table282.A2" office:value-type="string">
            <text:p text:style-name="Table_20_Contents"><draw:frame draw:style-name="fr4" draw:name="graphics249" text:anchor-type="paragraph" svg:width="16.325cm" svg:height="5.84cm" draw:z-index="207"><draw:image xlink:href="../components/images/treechildren1.jpg" xlink:type="simple" xlink:show="embed" xlink:actuate="onLoad"/></draw:frame></text:p>
          </table:table-cell>
        </table:table-row>
      </table:table>
      <text:p text:style-name="P11">Events:<text:line-break/></text:p>
      <table:table table:name="Table283" table:style-name="Table283">
        <table:table-column table:style-name="Table283.A"/>
        <table:table-column table:style-name="Table283.B"/>
        <table:table-column table:style-name="Table283.C"/>
        <table:table-column table:style-name="Table283.A"/>
        <table:table-column table:style-name="Table283.E" table:number-columns-repeated="2"/>
        <table:table-column table:style-name="Table283.G"/>
        <table:table-row>
          <table:table-cell table:style-name="Table283.A1" office:value-type="string">
            <text:p text:style-name="P33">Action:</text:p>
          </table:table-cell>
          <table:table-cell table:style-name="Table283.A1" office:value-type="string">
            <text:p text:style-name="P31">Normal (Open)</text:p>
          </table:table-cell>
          <table:table-cell table:style-name="Table283.A1" office:value-type="string">
            <text:p text:style-name="P31">Hover</text:p>
          </table:table-cell>
          <table:table-cell table:style-name="Table283.A1" office:value-type="string">
            <text:p text:style-name="P31">Click, Select, and Drag.</text:p>
          </table:table-cell>
          <table:table-cell table:style-name="Table283.A1" office:value-type="string">
            <text:p text:style-name="P31">Focus</text:p>
          </table:table-cell>
          <table:table-cell table:style-name="Table283.A1" office:value-type="string">
            <text:p text:style-name="P31">Focus and Hover</text:p>
          </table:table-cell>
          <table:table-cell table:style-name="Table283.G1" office:value-type="string">
            <text:p text:style-name="P33">Disable</text:p>
          </table:table-cell>
        </table:table-row>
        <table:table-row>
          <table:table-cell table:style-name="Table283.A2" office:value-type="string">
            <text:p text:style-name="P33">CSS naming:</text:p>
          </table:table-cell>
          <table:table-cell table:style-name="Table283.A2" office:value-type="string">
            <text:p text:style-name="P36"><text:span text:style-name="Source_20_Text">z-tree-</text:span><text:span text:style-name="Source_20_Text">children</text:span></text:p>
            <text:p text:style-name="P36"><text:span text:style-name="Source_20_Text"/></text:p>
          </table:table-cell>
          <table:table-cell table:style-name="Table283.A2" office:value-type="string">
            <text:p text:style-name="P36"><text:span text:style-name="Source_20_Text"/></text:p>
          </table:table-cell>
          <table:table-cell table:style-name="Table283.A2" office:value-type="string">
            <text:p text:style-name="P36"><text:span text:style-name="Source_20_Text"/></text:p>
          </table:table-cell>
          <table:table-cell table:style-name="Table283.A2" office:value-type="string">
            <text:p text:style-name="P36"><text:span text:style-name="Source_20_Text"/></text:p>
          </table:table-cell>
          <table:table-cell table:style-name="Table283.A2" office:value-type="string">
            <text:p text:style-name="P36"><text:span text:style-name="Source_20_Text"/></text:p>
          </table:table-cell>
          <table:table-cell table:style-name="Table283.G2" office:value-type="string">
            <text:p text:style-name="P36"/>
          </table:table-cell>
        </table:table-row>
        <text:soft-page-break/>
        <table:table-row>
          <table:table-cell table:style-name="Table283.A2" office:value-type="string">
            <text:p text:style-name="P33">Supported</text:p>
          </table:table-cell>
          <table:table-cell table:style-name="Table283.A2" office:value-type="string">
            <text:p text:style-name="P36">V</text:p>
          </table:table-cell>
          <table:table-cell table:style-name="Table283.A2" office:value-type="string">
            <text:p text:style-name="P36"/>
          </table:table-cell>
          <table:table-cell table:style-name="Table283.A2" office:value-type="string">
            <text:p text:style-name="P36"/>
          </table:table-cell>
          <table:table-cell table:style-name="Table283.A2" office:value-type="string">
            <text:p text:style-name="P36"/>
          </table:table-cell>
          <table:table-cell table:style-name="Table283.A2" office:value-type="string">
            <text:p text:style-name="P36"/>
          </table:table-cell>
          <table:table-cell table:style-name="Table283.G2" office:value-type="string">
            <text:p text:style-name="P36"/>
          </table:table-cell>
        </table:table-row>
      </table:table>
      <text:p text:style-name="P23"><text:tab/></text:p>
      <text:p text:style-name="P12">CSS Specification:</text:p>
      <table:table table:name="Table284" table:style-name="Table284">
        <table:table-column table:style-name="Table284.A"/>
        <table:table-column table:style-name="Table284.B"/>
        <table:table-column table:style-name="Table284.C"/>
        <table:table-row table:style-name="Table284.1">
          <table:table-cell table:style-name="Table284.A1" office:value-type="string">
            <text:p text:style-name="P51">Class Name</text:p>
          </table:table-cell>
          <table:table-cell table:style-name="Table284.A1" office:value-type="string">
            <text:p text:style-name="P52">Description</text:p>
          </table:table-cell>
          <table:table-cell table:style-name="Table284.C1" office:value-type="string">
            <text:p text:style-name="P52">Default Values</text:p>
          </table:table-cell>
        </table:table-row>
      </table:table>
      <text:h text:style-name="P53" text:outline-level="2"><text:bookmark-start text:name="Treecol"/>Treecol<text:bookmark-end text:name="Treecol"/></text:h>
      <text:p text:style-name="P21"><text:span text:style-name="Source_20_Text">Treecols and Treecol</text:span> are used for <text:a xlink:type="simple" xlink:href="#Tree"><text:span text:style-name="Source_20_Text">Tree</text:span></text:a>.</text:p>
      <text:p text:style-name="Text_20_body"><text:s/><text:span text:style-name="T9">Note</text:span>:</text:p>
      <text:list text:style-name="L64">
        <text:list-item>
          <text:p text:style-name="P140"><text:a xlink:type="simple" xlink:href="http://zk1.svn.sourceforge.net/viewvc/zk1/branches/3.5/zul/src/archive/web/zul/css/cmps/tree.css.dsp?view=markup">The CSS source of Treecol from SVN</text:a></text:p>
        </text:list-item>
      </text:list>
      <text:h text:style-name="Heading_20_3" text:outline-level="3">Mold: Default</text:h>
      <text:p text:style-name="P23">Structure:</text:p>
      <table:table table:name="Table285" table:style-name="Table285">
        <table:table-column table:style-name="Table285.A"/>
        <table:table-row>
          <table:table-cell table:style-name="Table285.A1" office:value-type="string">
            <text:p text:style-name="P35">Overview</text:p>
          </table:table-cell>
        </table:table-row>
        <table:table-row table:style-name="Table285.2">
          <table:table-cell table:style-name="Table285.A2" office:value-type="string">
            <text:p text:style-name="Table_20_Contents"/>
            <text:p text:style-name="Table_20_Contents"><draw:frame draw:style-name="fr2" draw:name="graphics160" text:anchor-type="paragraph" svg:width="10.954cm" svg:height="5.106cm" draw:z-index="208"><draw:image xlink:href="../components/images/tree1.jpg" xlink:type="simple" xlink:show="embed" xlink:actuate="onLoad"/></draw:frame></text:p>
          </table:table-cell>
        </table:table-row>
        <table:table-row table:style-name="Table285.2">
          <table:table-cell table:style-name="Table285.A2" office:value-type="string">
            <text:p text:style-name="Table_20_Contents"><draw:frame draw:style-name="fr4" draw:name="graphics250" text:anchor-type="paragraph" svg:width="16.325cm" svg:height="2.143cm" draw:z-index="209"><draw:image xlink:href="../components/images/treecol1.jpg" xlink:type="simple" xlink:show="embed" xlink:actuate="onLoad"/></draw:frame></text:p>
          </table:table-cell>
        </table:table-row>
      </table:table>
      <text:p text:style-name="P11">Events:<text:line-break/></text:p>
      <table:table table:name="Table286" table:style-name="Table286">
        <table:table-column table:style-name="Table286.A"/>
        <table:table-column table:style-name="Table286.B"/>
        <table:table-column table:style-name="Table286.C"/>
        <table:table-column table:style-name="Table286.A"/>
        <table:table-column table:style-name="Table286.E" table:number-columns-repeated="2"/>
        <table:table-column table:style-name="Table286.G"/>
        <table:table-row>
          <table:table-cell table:style-name="Table286.A1" office:value-type="string">
            <text:p text:style-name="P33">Action:</text:p>
          </table:table-cell>
          <table:table-cell table:style-name="Table286.A1" office:value-type="string">
            <text:p text:style-name="P31">Normal (Open)</text:p>
          </table:table-cell>
          <table:table-cell table:style-name="Table286.A1" office:value-type="string">
            <text:p text:style-name="P31">Hover</text:p>
          </table:table-cell>
          <table:table-cell table:style-name="Table286.A1" office:value-type="string">
            <text:p text:style-name="P31">Click, Select, and Drag.</text:p>
          </table:table-cell>
          <table:table-cell table:style-name="Table286.A1" office:value-type="string">
            <text:p text:style-name="P31">Focus</text:p>
          </table:table-cell>
          <table:table-cell table:style-name="Table286.A1" office:value-type="string">
            <text:p text:style-name="P31">Focus and Hover</text:p>
          </table:table-cell>
          <table:table-cell table:style-name="Table286.G1" office:value-type="string">
            <text:p text:style-name="P33">Disable</text:p>
          </table:table-cell>
        </table:table-row>
        <table:table-row>
          <table:table-cell table:style-name="Table286.A2" office:value-type="string">
            <text:p text:style-name="P33">CSS naming:</text:p>
          </table:table-cell>
          <table:table-cell table:style-name="Table286.A2" office:value-type="string">
            <text:p text:style-name="P36"><text:span text:style-name="Source_20_Text">z-tree-cols,</text:span></text:p>
            <text:p text:style-name="P36"><text:span text:style-name="Source_20_Text">z-tree-col</text:span></text:p>
            <text:p text:style-name="P36"><text:span text:style-name="Source_20_Text"/></text:p>
          </table:table-cell>
          <table:table-cell table:style-name="Table286.A2" office:value-type="string">
            <text:p text:style-name="P36"><text:span text:style-name="Source_20_Text"/></text:p>
          </table:table-cell>
          <table:table-cell table:style-name="Table286.A2" office:value-type="string">
            <text:p text:style-name="P36"><text:span text:style-name="Source_20_Text"/></text:p>
          </table:table-cell>
          <table:table-cell table:style-name="Table286.A2" office:value-type="string">
            <text:p text:style-name="P36"><text:span text:style-name="Source_20_Text"/></text:p>
          </table:table-cell>
          <table:table-cell table:style-name="Table286.A2" office:value-type="string">
            <text:p text:style-name="P36"><text:span text:style-name="Source_20_Text"/></text:p>
          </table:table-cell>
          <table:table-cell table:style-name="Table286.G2" office:value-type="string">
            <text:p text:style-name="P36"/>
          </table:table-cell>
        </table:table-row>
        <table:table-row>
          <table:table-cell table:style-name="Table286.A2" office:value-type="string">
            <text:p text:style-name="P33">Supported</text:p>
          </table:table-cell>
          <table:table-cell table:style-name="Table286.A2" office:value-type="string">
            <text:p text:style-name="P36">V</text:p>
          </table:table-cell>
          <table:table-cell table:style-name="Table286.A2" office:value-type="string">
            <text:p text:style-name="P36"/>
          </table:table-cell>
          <table:table-cell table:style-name="Table286.A2" office:value-type="string">
            <text:p text:style-name="P36"/>
          </table:table-cell>
          <table:table-cell table:style-name="Table286.A2" office:value-type="string">
            <text:p text:style-name="P36"/>
          </table:table-cell>
          <table:table-cell table:style-name="Table286.A2" office:value-type="string">
            <text:p text:style-name="P36"/>
          </table:table-cell>
          <table:table-cell table:style-name="Table286.G2" office:value-type="string">
            <text:p text:style-name="P36"/>
          </table:table-cell>
        </table:table-row>
      </table:table>
      <text:p text:style-name="P23"><text:tab/></text:p>
      <text:p text:style-name="P12">CSS Specification:</text:p>
      <table:table table:name="Table287" table:style-name="Table287">
        <table:table-column table:style-name="Table287.A"/>
        <table:table-column table:style-name="Table287.B"/>
        <table:table-column table:style-name="Table287.C"/>
        <text:soft-page-break/>
        <table:table-row table:style-name="Table287.1">
          <table:table-cell table:style-name="Table287.A1" office:value-type="string">
            <text:p text:style-name="P51">Class Name</text:p>
          </table:table-cell>
          <table:table-cell table:style-name="Table287.A1" office:value-type="string">
            <text:p text:style-name="P52">Description</text:p>
          </table:table-cell>
          <table:table-cell table:style-name="Table287.C1" office:value-type="string">
            <text:p text:style-name="P52">Default Values</text:p>
          </table:table-cell>
        </table:table-row>
        <table:table-row>
          <table:table-cell table:style-name="Table287.A2" office:value-type="string">
            <text:p text:style-name="P41">div.z-tree-header tr.z-tree-cols</text:p>
          </table:table-cell>
          <table:table-cell table:style-name="Table287.B2" office:value-type="string">
            <text:p text:style-name="P37">Background image</text:p>
          </table:table-cell>
          <table:table-cell table:style-name="Table287.C2" office:value-type="string">
            <text:p text:style-name="P6">background-image: url(<text:span text:style-name="T22">${c:encodeURL('~./zul/img/grid/s_hd.gif')}</text:span>);</text:p>
          </table:table-cell>
        </table:table-row>
        <table:table-row>
          <table:table-cell table:style-name="Table287.A2" office:value-type="string">
            <text:p text:style-name="P38"><text:span text:style-name="Source_20_Text"><text:span text:style-name="T18">div.z-tree-header th.z-tree-col</text:span></text:span></text:p>
          </table:table-cell>
          <table:table-cell table:style-name="Table287.B2" office:value-type="string">
            <text:p text:style-name="P37">Border and font size</text:p>
          </table:table-cell>
          <table:table-cell table:style-name="Table287.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287.A2" office:value-type="string">
            <text:p text:style-name="P38"><text:span text:style-name="Source_20_Text"><text:span text:style-name="T18">div.z-tree-col-cnt</text:span></text:span></text:p>
          </table:table-cell>
          <table:table-cell table:style-name="Table287.B2" office:value-type="string">
            <text:p text:style-name="P37">Font size of the content</text:p>
          </table:table-cell>
          <table:table-cell table:style-name="Table287.C2" office:value-type="string">
            <text:p text:style-name="P6">font-size: <text:span text:style-name="T22">${fontSizeM}</text:span>; font-weight: normal; font-family: <text:span text:style-name="T22">${fontFamilyT}</text:span>;</text:p>
          </table:table-cell>
        </table:table-row>
      </table:table>
      <text:h text:style-name="P53" text:outline-level="2"><text:bookmark-start text:name="Treefooter"/>Treefooter<text:bookmark-end text:name="Treefooter"/></text:h>
      <text:p text:style-name="P21"><text:span text:style-name="Source_20_Text">Treefoot and Treefooter</text:span> are used for <text:a xlink:type="simple" xlink:href="#Tree"><text:span text:style-name="Source_20_Text">Tree</text:span></text:a>. <text:span text:style-name="Source_20_Text">Treefooter</text:span> is made by HTML TD, not DIV, maybe someone will confuse with <text:span text:style-name="Source_20_Text">Tree</text:span>'s footer region, they are the same CSS name in the case.</text:p>
      <text:p text:style-name="Text_20_body"><text:s/><text:span text:style-name="T9">Note</text:span>:</text:p>
      <text:list text:style-name="L65">
        <text:list-item>
          <text:p text:style-name="P141"><text:a xlink:type="simple" xlink:href="http://zk1.svn.sourceforge.net/viewvc/zk1/branches/3.5/zul/src/archive/web/zul/css/cmps/tree.css.dsp?view=markup">The CSS source of Treefooter from SVN</text:a></text:p>
        </text:list-item>
      </text:list>
      <text:h text:style-name="Heading_20_3" text:outline-level="3">Mold: Default</text:h>
      <text:p text:style-name="P23">Structure:</text:p>
      <table:table table:name="Table288" table:style-name="Table288">
        <table:table-column table:style-name="Table288.A"/>
        <table:table-row>
          <table:table-cell table:style-name="Table288.A1" office:value-type="string">
            <text:p text:style-name="P35">Overview</text:p>
          </table:table-cell>
        </table:table-row>
        <table:table-row table:style-name="Table288.2">
          <table:table-cell table:style-name="Table288.A2" office:value-type="string">
            <text:p text:style-name="Table_20_Contents"/>
            <text:p text:style-name="Table_20_Contents"><draw:frame draw:style-name="fr2" draw:name="graphics163" text:anchor-type="paragraph" svg:width="10.954cm" svg:height="5.106cm" draw:z-index="210"><draw:image xlink:href="../components/images/tree1.jpg" xlink:type="simple" xlink:show="embed" xlink:actuate="onLoad"/></draw:frame></text:p>
          </table:table-cell>
        </table:table-row>
        <table:table-row table:style-name="Table288.2">
          <table:table-cell table:style-name="Table288.A2" office:value-type="string">
            <text:p text:style-name="Table_20_Contents"><draw:frame draw:style-name="fr4" draw:name="graphics251" text:anchor-type="paragraph" svg:width="16.325cm" svg:height="2.219cm" draw:z-index="211"><draw:image xlink:href="../components/images/treefooter1.jpg" xlink:type="simple" xlink:show="embed" xlink:actuate="onLoad"/></draw:frame></text:p>
          </table:table-cell>
        </table:table-row>
      </table:table>
      <text:p text:style-name="P11">Events:<text:line-break/></text:p>
      <table:table table:name="Table289" table:style-name="Table289">
        <table:table-column table:style-name="Table289.A"/>
        <table:table-column table:style-name="Table289.B"/>
        <table:table-column table:style-name="Table289.C"/>
        <table:table-column table:style-name="Table289.A"/>
        <table:table-column table:style-name="Table289.E" table:number-columns-repeated="2"/>
        <table:table-column table:style-name="Table289.G"/>
        <table:table-row>
          <table:table-cell table:style-name="Table289.A1" office:value-type="string">
            <text:p text:style-name="P33">Action:</text:p>
          </table:table-cell>
          <table:table-cell table:style-name="Table289.A1" office:value-type="string">
            <text:p text:style-name="P31">Normal (Open)</text:p>
          </table:table-cell>
          <table:table-cell table:style-name="Table289.A1" office:value-type="string">
            <text:p text:style-name="P31">Hover</text:p>
          </table:table-cell>
          <table:table-cell table:style-name="Table289.A1" office:value-type="string">
            <text:p text:style-name="P31">Click, Select, and Drag.</text:p>
          </table:table-cell>
          <table:table-cell table:style-name="Table289.A1" office:value-type="string">
            <text:p text:style-name="P31">Focus</text:p>
          </table:table-cell>
          <table:table-cell table:style-name="Table289.A1" office:value-type="string">
            <text:p text:style-name="P31">Focus and Hover</text:p>
          </table:table-cell>
          <table:table-cell table:style-name="Table289.G1" office:value-type="string">
            <text:p text:style-name="P33">Disable</text:p>
          </table:table-cell>
        </table:table-row>
        <table:table-row>
          <table:table-cell table:style-name="Table289.A2" office:value-type="string">
            <text:p text:style-name="P33">CSS naming:</text:p>
          </table:table-cell>
          <table:table-cell table:style-name="Table289.A2" office:value-type="string">
            <text:p text:style-name="P36"><text:span text:style-name="Source_20_Text">z-tree-foot,</text:span></text:p>
            <text:p text:style-name="P36"><text:span text:style-name="Source_20_Text">z-tree-footer</text:span></text:p>
            <text:p text:style-name="P36"><text:span text:style-name="Source_20_Text"/></text:p>
          </table:table-cell>
          <table:table-cell table:style-name="Table289.A2" office:value-type="string">
            <text:p text:style-name="P36"><text:span text:style-name="Source_20_Text"/></text:p>
          </table:table-cell>
          <table:table-cell table:style-name="Table289.A2" office:value-type="string">
            <text:p text:style-name="P36"><text:span text:style-name="Source_20_Text"/></text:p>
          </table:table-cell>
          <table:table-cell table:style-name="Table289.A2" office:value-type="string">
            <text:p text:style-name="P36"><text:span text:style-name="Source_20_Text"/></text:p>
          </table:table-cell>
          <table:table-cell table:style-name="Table289.A2" office:value-type="string">
            <text:p text:style-name="P36"><text:span text:style-name="Source_20_Text"/></text:p>
          </table:table-cell>
          <table:table-cell table:style-name="Table289.G2" office:value-type="string">
            <text:p text:style-name="P36"/>
          </table:table-cell>
        </table:table-row>
        <table:table-row>
          <table:table-cell table:style-name="Table289.A2" office:value-type="string">
            <text:p text:style-name="P33">Supported</text:p>
          </table:table-cell>
          <table:table-cell table:style-name="Table289.A2" office:value-type="string">
            <text:p text:style-name="P36">V</text:p>
          </table:table-cell>
          <table:table-cell table:style-name="Table289.A2" office:value-type="string">
            <text:p text:style-name="P36"/>
          </table:table-cell>
          <table:table-cell table:style-name="Table289.A2" office:value-type="string">
            <text:p text:style-name="P36"/>
          </table:table-cell>
          <table:table-cell table:style-name="Table289.A2" office:value-type="string">
            <text:p text:style-name="P36"/>
          </table:table-cell>
          <table:table-cell table:style-name="Table289.A2" office:value-type="string">
            <text:p text:style-name="P36"/>
          </table:table-cell>
          <table:table-cell table:style-name="Table289.G2" office:value-type="string">
            <text:p text:style-name="P36"/>
          </table:table-cell>
        </table:table-row>
      </table:table>
      <text:p text:style-name="P23"><text:tab/></text:p>
      <text:p text:style-name="P12"><text:soft-page-break/>CSS Specification:</text:p>
      <table:table table:name="Table290" table:style-name="Table290">
        <table:table-column table:style-name="Table290.A"/>
        <table:table-column table:style-name="Table290.B"/>
        <table:table-column table:style-name="Table290.C"/>
        <table:table-row table:style-name="Table290.1">
          <table:table-cell table:style-name="Table290.A1" office:value-type="string">
            <text:p text:style-name="P51">Class Name</text:p>
          </table:table-cell>
          <table:table-cell table:style-name="Table290.A1" office:value-type="string">
            <text:p text:style-name="P52">Description</text:p>
          </table:table-cell>
          <table:table-cell table:style-name="Table290.C1" office:value-type="string">
            <text:p text:style-name="P52">Default Values</text:p>
          </table:table-cell>
        </table:table-row>
        <table:table-row>
          <table:table-cell table:style-name="Table290.A2" office:value-type="string">
            <text:p text:style-name="P41">div.z-tree-footer td.z-tree-footer</text:p>
          </table:table-cell>
          <table:table-cell table:style-name="Table290.B2" office:value-type="string">
            <text:p text:style-name="P37">Font size</text:p>
          </table:table-cell>
          <table:table-cell table:style-name="Table290.C2" office:value-type="string">
            <text:p text:style-name="P6">cursor: pointer; padding: 0 2px; font-size: <text:span text:style-name="T22">${fontSizeM}</text:span>; font-weight: normal; overflow: hidden;</text:p>
          </table:table-cell>
        </table:table-row>
        <table:table-row>
          <table:table-cell table:style-name="Table290.A2" office:value-type="string">
            <text:p text:style-name="P38"><text:span text:style-name="Source_20_Text"><text:span text:style-name="T18">div.z-tree-footer-cnt</text:span></text:span></text:p>
          </table:table-cell>
          <table:table-cell table:style-name="Table290.B2" office:value-type="string">
            <text:p text:style-name="P37">Font size of the content</text:p>
          </table:table-cell>
          <table:table-cell table:style-name="Table290.C2" office:value-type="string">
            <text:p text:style-name="P6">border: 0; margin: 0; padding: 0; font-family: <text:span text:style-name="T22">${fontFamilyC}</text:span>; font-size: <text:span text:style-name="T22">${fontSizeM}</text:span>; font-weight: normal;</text:p>
          </table:table-cell>
        </table:table-row>
      </table:table>
      <text:h text:style-name="P53" text:outline-level="2"><text:bookmark-start text:name="Treerow"/>Treerow<text:bookmark-end text:name="Treerow"/></text:h>
      <text:p text:style-name="Text_20_body"><text:span text:style-name="Source_20_Text"><text:span text:style-name="T2">Treerow, Treeitem, and Treecell</text:span></text:span><text:span text:style-name="T2"> are used for </text:span><text:a xlink:type="simple" xlink:href="#Tree"><text:span text:style-name="Source_20_Text"><text:span text:style-name="T2">Tree</text:span></text:span></text:a><text:span text:style-name="T2">. </text:span><text:span text:style-name="Source_20_Text"><text:span text:style-name="T2">Treeitem</text:span></text:span><text:span text:style-name="T2"> is not a </text:span><text:span text:style-name="T34">concrete</text:span><text:span text:style-name="T35"> in client side.</text:span></text:p>
      <text:p text:style-name="Text_20_body"><text:s/><text:span text:style-name="T9">Note</text:span>:</text:p>
      <text:list text:style-name="L66">
        <text:list-item>
          <text:p text:style-name="P142"><text:a xlink:type="simple" xlink:href="http://zk1.svn.sourceforge.net/viewvc/zk1/branches/3.5/zul/src/archive/web/zul/css/cmps/tree.css.dsp?view=markup">The CSS source of Treerow from SVN</text:a></text:p>
        </text:list-item>
      </text:list>
      <text:h text:style-name="Heading_20_3" text:outline-level="3">Mold: Default</text:h>
      <text:p text:style-name="P23">Structure:</text:p>
      <table:table table:name="Table291" table:style-name="Table291">
        <table:table-column table:style-name="Table291.A"/>
        <table:table-row>
          <table:table-cell table:style-name="Table291.A1" office:value-type="string">
            <text:p text:style-name="P35">Overview</text:p>
          </table:table-cell>
        </table:table-row>
        <table:table-row table:style-name="Table291.2">
          <table:table-cell table:style-name="Table291.A2" office:value-type="string">
            <text:p text:style-name="Table_20_Contents"/>
            <text:p text:style-name="Table_20_Contents"><draw:frame draw:style-name="fr2" draw:name="graphics164" text:anchor-type="paragraph" svg:width="10.954cm" svg:height="5.106cm" draw:z-index="212"><draw:image xlink:href="../components/images/tree1.jpg" xlink:type="simple" xlink:show="embed" xlink:actuate="onLoad"/></draw:frame></text:p>
          </table:table-cell>
        </table:table-row>
        <table:table-row table:style-name="Table291.2">
          <table:table-cell table:style-name="Table291.A2" office:value-type="string">
            <text:p text:style-name="Table_20_Contents"><draw:frame draw:style-name="fr4" draw:name="graphics252" text:anchor-type="paragraph" svg:width="16.325cm" svg:height="4.925cm" draw:z-index="213"><draw:image xlink:href="../components/images/treerow1.jpg" xlink:type="simple" xlink:show="embed" xlink:actuate="onLoad"/></draw:frame></text:p>
          </table:table-cell>
        </table:table-row>
        <text:soft-page-break/>
        <table:table-row table:style-name="Table291.2">
          <table:table-cell table:style-name="Table291.A2" office:value-type="string">
            <text:p text:style-name="Table_20_Contents"><draw:frame draw:style-name="fr2" draw:name="graphics316" text:anchor-type="paragraph" svg:width="13.653cm" svg:height="8.202cm" draw:z-index="214"><draw:image xlink:href="../components/images/treerow2.jpg" xlink:type="simple" xlink:show="embed" xlink:actuate="onLoad"/></draw:frame></text:p>
          </table:table-cell>
        </table:table-row>
      </table:table>
      <text:p text:style-name="P11">Events:<text:line-break/></text:p>
      <table:table table:name="Table292" table:style-name="Table292">
        <table:table-column table:style-name="Table292.A"/>
        <table:table-column table:style-name="Table292.B"/>
        <table:table-column table:style-name="Table292.C"/>
        <table:table-column table:style-name="Table292.A"/>
        <table:table-column table:style-name="Table292.E" table:number-columns-repeated="2"/>
        <table:table-column table:style-name="Table292.G"/>
        <table:table-row>
          <table:table-cell table:style-name="Table292.A1" office:value-type="string">
            <text:p text:style-name="P33">Action:</text:p>
          </table:table-cell>
          <table:table-cell table:style-name="Table292.A1" office:value-type="string">
            <text:p text:style-name="P31">Normal (Open)</text:p>
          </table:table-cell>
          <table:table-cell table:style-name="Table292.A1" office:value-type="string">
            <text:p text:style-name="P31">Hover</text:p>
          </table:table-cell>
          <table:table-cell table:style-name="Table292.A1" office:value-type="string">
            <text:p text:style-name="P31">Click, Select, and Drag.</text:p>
          </table:table-cell>
          <table:table-cell table:style-name="Table292.A1" office:value-type="string">
            <text:p text:style-name="P31">Focus</text:p>
          </table:table-cell>
          <table:table-cell table:style-name="Table292.A1" office:value-type="string">
            <text:p text:style-name="P31">Focus and Hover</text:p>
          </table:table-cell>
          <table:table-cell table:style-name="Table292.G1" office:value-type="string">
            <text:p text:style-name="P33">Disable</text:p>
          </table:table-cell>
        </table:table-row>
        <table:table-row>
          <table:table-cell table:style-name="Table292.A2" office:value-type="string">
            <text:p text:style-name="P33">CSS naming:</text:p>
          </table:table-cell>
          <table:table-cell table:style-name="Table292.A2" office:value-type="string">
            <text:p text:style-name="P36"><text:span text:style-name="Source_20_Text">z-tree-row,</text:span></text:p>
            <text:p text:style-name="P36"><text:span text:style-name="Source_20_Text">z-tree-cell</text:span></text:p>
            <text:p text:style-name="P36"><text:span text:style-name="Source_20_Text"/></text:p>
          </table:table-cell>
          <table:table-cell table:style-name="Table292.A2" office:value-type="string">
            <text:p text:style-name="P36"><text:span text:style-name="Source_20_Text">-over</text:span></text:p>
          </table:table-cell>
          <table:table-cell table:style-name="Table292.A2" office:value-type="string">
            <text:p text:style-name="P36"><text:span text:style-name="Source_20_Text">-seld</text:span></text:p>
          </table:table-cell>
          <table:table-cell table:style-name="Table292.A2" office:value-type="string">
            <text:p text:style-name="P36"><text:span text:style-name="Source_20_Text">-focus</text:span></text:p>
          </table:table-cell>
          <table:table-cell table:style-name="Table292.A2" office:value-type="string">
            <text:p text:style-name="P36"><text:span text:style-name="Source_20_Text">-over-seld</text:span></text:p>
          </table:table-cell>
          <table:table-cell table:style-name="Table292.G2" office:value-type="string">
            <text:p text:style-name="P36">-disd</text:p>
          </table:table-cell>
        </table:table-row>
        <table:table-row>
          <table:table-cell table:style-name="Table292.A2" office:value-type="string">
            <text:p text:style-name="P33">Supported</text:p>
          </table:table-cell>
          <table:table-cell table:style-name="Table292.A2" office:value-type="string">
            <text:p text:style-name="P36">V</text:p>
          </table:table-cell>
          <table:table-cell table:style-name="Table292.A2" office:value-type="string">
            <text:p text:style-name="P36">!</text:p>
          </table:table-cell>
          <table:table-cell table:style-name="Table292.A2" office:value-type="string">
            <text:p text:style-name="P36">!</text:p>
          </table:table-cell>
          <table:table-cell table:style-name="Table292.A2" office:value-type="string">
            <text:p text:style-name="P36">!</text:p>
          </table:table-cell>
          <table:table-cell table:style-name="Table292.A2" office:value-type="string">
            <text:p text:style-name="P36">!</text:p>
          </table:table-cell>
          <table:table-cell table:style-name="Table292.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93" table:style-name="Table293">
        <table:table-column table:style-name="Table293.A"/>
        <table:table-column table:style-name="Table293.B"/>
        <table:table-column table:style-name="Table293.C"/>
        <table:table-row table:style-name="Table293.1">
          <table:table-cell table:style-name="Table293.A1" office:value-type="string">
            <text:p text:style-name="P51">Class Name</text:p>
          </table:table-cell>
          <table:table-cell table:style-name="Table293.A1" office:value-type="string">
            <text:p text:style-name="P52">Description</text:p>
          </table:table-cell>
          <table:table-cell table:style-name="Table293.C1" office:value-type="string">
            <text:p text:style-name="P52">Default Values</text:p>
          </table:table-cell>
        </table:table-row>
        <table:table-row>
          <table:table-cell table:style-name="Table293.A2" office:value-type="string">
            <text:p text:style-name="P41">tr.z-tree-row, tr.z-tree-row a, tr.z-tree-row a:visited</text:p>
          </table:table-cell>
          <table:table-cell table:style-name="Table293.B2" office:value-type="string">
            <text:p text:style-name="P37">Font size of treerow</text:p>
          </table:table-cell>
          <table:table-cell table:style-name="Table293.C2" office:value-type="string">
            <text:p text:style-name="P6">font-size: <text:span text:style-name="T22">${fontSizeM}</text:span>; font-weight: normal; color: black; text-decoration: none;</text:p>
          </table:table-cell>
        </table:table-row>
        <table:table-row>
          <table:table-cell table:style-name="Table293.A2" office:value-type="string">
            <text:p text:style-name="P38"><text:span text:style-name="Source_20_Text"><text:span text:style-name="T18">tr.z-tree-row td.z-tree-row-focus</text:span></text:span></text:p>
          </table:table-cell>
          <table:table-cell table:style-name="Table293.B2" office:value-type="string">
            <text:p text:style-name="P37">Background of focused event</text:p>
          </table:table-cell>
          <table:table-cell table:style-name="Table293.C2" office:value-type="string">
            <text:p text:style-name="P6">background-image: url(<text:span text:style-name="T22">${c:encodeURL('~./zul/img/focusd.png')}</text:span>); background-repeat: no-repeat;</text:p>
          </table:table-cell>
        </table:table-row>
        <table:table-row>
          <table:table-cell table:style-name="Table293.A2" office:value-type="string">
            <text:p text:style-name="P38"><text:span text:style-name="Source_20_Text"><text:span text:style-name="T18">tr.z-tree-row-seld</text:span></text:span></text:p>
          </table:table-cell>
          <table:table-cell table:style-name="Table293.B2" office:value-type="string">
            <text:p text:style-name="P37">Background of selected event</text:p>
          </table:table-cell>
          <table:table-cell table:style-name="Table293.C2" office:value-type="string">
            <text:p text:style-name="P6">background: #bcd2ef; border: 1px solid #6f97d2;</text:p>
          </table:table-cell>
        </table:table-row>
        <text:soft-page-break/>
        <table:table-row>
          <table:table-cell table:style-name="Table293.A2" office:value-type="string">
            <text:p text:style-name="P41">tr.z-tree-row-over</text:p>
          </table:table-cell>
          <table:table-cell table:style-name="Table293.B2" office:value-type="string">
            <text:p text:style-name="P37">Background of hovered event</text:p>
          </table:table-cell>
          <table:table-cell table:style-name="Table293.C2" office:value-type="string">
            <text:p text:style-name="P6">background: #dae7f6;</text:p>
          </table:table-cell>
        </table:table-row>
        <table:table-row>
          <table:table-cell table:style-name="Table293.A2" office:value-type="string">
            <text:p text:style-name="P41">tr.z-tree-row-over-seld</text:p>
          </table:table-cell>
          <table:table-cell table:style-name="Table293.B2" office:value-type="string">
            <text:p text:style-name="P37">Background of hovered and selected event</text:p>
          </table:table-cell>
          <table:table-cell table:style-name="Table293.C2" office:value-type="string">
            <text:p text:style-name="P6">background: #6eadff;</text:p>
          </table:table-cell>
        </table:table-row>
        <table:table-row>
          <table:table-cell table:style-name="Table293.A2" office:value-type="string">
            <text:p text:style-name="P41">div.z-tree-body td.z-tree-cell</text:p>
          </table:table-cell>
          <table:table-cell table:style-name="Table293.B2" office:value-type="string">
            <text:p text:style-name="P37">Font size of treecell</text:p>
          </table:table-cell>
          <table:table-cell table:style-name="Table293.C2" office:value-type="string">
            <text:p text:style-name="P6">cursor: pointer; padding: 0 2px; font-size: <text:span text:style-name="T22">${fontSizeM}</text:span>; font-weight: normal; overflow: hidden;</text:p>
          </table:table-cell>
        </table:table-row>
        <table:table-row>
          <table:table-cell table:style-name="Table293.A2" office:value-type="string">
            <text:p text:style-name="P41">div.z-tree-cell-cnt</text:p>
          </table:table-cell>
          <table:table-cell table:style-name="Table293.B2" office:value-type="string">
            <text:p text:style-name="P37">Font size of the content of treecell</text:p>
          </table:table-cell>
          <table:table-cell table:style-name="Table293.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293.A2" office:value-type="string">
            <text:p text:style-name="P41">span.z-tree-ico, span.z-tree-line, span.checkmark-spacer</text:p>
          </table:table-cell>
          <table:table-cell table:style-name="Table293.B2" office:value-type="string">
            <text:p text:style-name="P37">Size of tree icon</text:p>
          </table:table-cell>
          <table:table-cell table:style-name="Table293.C2" office:value-type="string">
            <text:p text:style-name="P6">width: 18px; min-height: 18px; height: 100%; display:-moz-inline-box; vertical-align:top; display:inline-block;</text:p>
          </table:table-cell>
        </table:table-row>
        <table:table-row>
          <table:table-cell table:style-name="Table293.A2" office:value-type="string">
            <text:p text:style-name="P13">span.z-tree-root-open, span.z-tree-tee-open, span.z-tree-last-open,</text:p>
            <text:p text:style-name="P6">span.z-tree-root-close, span.z-tree-tee-close, span.z-tree-last-close</text:p>
          </table:table-cell>
          <table:table-cell table:style-name="Table293.B2" office:value-type="string">
            <text:p text:style-name="P37">Background image of tree open and close</text:p>
          </table:table-cell>
          <table:table-cell table:style-name="Table293.C2" office:value-type="string">
            <text:p text:style-name="P6">background-image: url(<text:span text:style-name="T22">${c:encodeURL('~./zul/img/tree/tree_btn.gif')}</text:span>);</text:p>
          </table:table-cell>
        </table:table-row>
      </table:table>
      <text:h text:style-name="P53" text:outline-level="2"><text:bookmark-start text:name="Window"/>Window<text:bookmark-end text:name="Window"/></text:h>
      <text:p text:style-name="P21"><text:span text:style-name="Source_20_Text">Window</text:span> is made by <text:a xlink:type="simple" xlink:href="#Parts: (3 x 3 grid)">3*3 grid</text:a> style, <text:s/>the background and text can be customized by users. <text:span text:style-name="Source_20_Text">Window</text:span> can also combine with <text:a xlink:type="simple" xlink:href="#Caption">Caption</text:a> as its title.</text:p>
      <text:p text:style-name="Text_20_body"><text:span text:style-name="T2"><text:s/></text:span>Note<text:span text:style-name="T2">:</text:span></text:p>
      <text:list text:style-name="L67">
        <text:list-item>
          <text:p text:style-name="P77"><text:a xlink:type="simple" xlink:href="http://zk1.svn.sourceforge.net/viewvc/zk1/branches/3.5/zul/src/archive/web/zul/css/cmps/window.css.dsp?view=markup"><text:span text:style-name="T2">The CSS source of Window from SVN</text:span></text:a></text:p>
        </text:list-item>
      </text:list>
      <text:h text:style-name="Heading_20_3" text:outline-level="3">Mold: Default <text:span text:style-name="T2">(embedded)</text:span></text:h>
      <text:p text:style-name="P23">Structure:</text:p>
      <table:table table:name="Table294" table:style-name="Table294">
        <table:table-column table:style-name="Table294.A"/>
        <table:table-row>
          <table:table-cell table:style-name="Table294.A1" office:value-type="string">
            <text:p text:style-name="P35">Overview</text:p>
          </table:table-cell>
        </table:table-row>
        <table:table-row table:style-name="Table294.2">
          <table:table-cell table:style-name="Table294.A2" office:value-type="string">
            <text:p text:style-name="Table_20_Contents"/>
            <text:p text:style-name="Table_20_Contents"><draw:frame draw:style-name="fr2" draw:name="graphics165" text:anchor-type="paragraph" svg:width="5.503cm" svg:height="1.482cm" draw:z-index="215"><draw:image xlink:href="../components/images/window-embedded1.gif" xlink:type="simple" xlink:show="embed" xlink:actuate="onLoad"/></draw:frame></text:p>
          </table:table-cell>
        </table:table-row>
        <table:table-row table:style-name="Table294.2">
          <table:table-cell table:style-name="Table294.A2" office:value-type="string">
            <text:p text:style-name="Table_20_Contents"><draw:frame draw:style-name="fr2" draw:name="graphics253" text:anchor-type="paragraph" svg:width="15.293cm" svg:height="5.503cm" draw:z-index="216"><draw:image xlink:href="../components/images/window-embedded2.gif" xlink:type="simple" xlink:show="embed" xlink:actuate="onLoad"/></draw:frame></text:p>
          </table:table-cell>
        </table:table-row>
        <table:table-row table:style-name="Table294.2">
          <table:table-cell table:style-name="Table294.A2" office:value-type="string">
            <text:p text:style-name="Table_20_Contents"><draw:frame draw:style-name="fr2" draw:name="graphics105" text:anchor-type="paragraph" svg:width="13.52cm" svg:height="6.297cm" draw:z-index="217"><draw:image xlink:href="../components/images/window-embedded-tools.gif" xlink:type="simple" xlink:show="embed" xlink:actuate="onLoad"/></draw:frame></text:p>
          </table:table-cell>
        </table:table-row>
      </table:table>
      <text:p text:style-name="P11"><text:soft-page-break/>Events:<text:line-break/></text:p>
      <table:table table:name="Table295" table:style-name="Table295">
        <table:table-column table:style-name="Table295.A"/>
        <table:table-column table:style-name="Table295.B"/>
        <table:table-column table:style-name="Table295.C"/>
        <table:table-column table:style-name="Table295.A"/>
        <table:table-column table:style-name="Table295.E" table:number-columns-repeated="2"/>
        <table:table-column table:style-name="Table295.G"/>
        <table:table-row>
          <table:table-cell table:style-name="Table295.A1" office:value-type="string">
            <text:p text:style-name="P33">Action:</text:p>
          </table:table-cell>
          <table:table-cell table:style-name="Table295.A1" office:value-type="string">
            <text:p text:style-name="P31">Normal (Open)</text:p>
          </table:table-cell>
          <table:table-cell table:style-name="Table295.A1" office:value-type="string">
            <text:p text:style-name="P31">Hover</text:p>
          </table:table-cell>
          <table:table-cell table:style-name="Table295.A1" office:value-type="string">
            <text:p text:style-name="P31">Click, Select, and Drag.</text:p>
          </table:table-cell>
          <table:table-cell table:style-name="Table295.A1" office:value-type="string">
            <text:p text:style-name="P31">Focus</text:p>
          </table:table-cell>
          <table:table-cell table:style-name="Table295.A1" office:value-type="string">
            <text:p text:style-name="P31">Focus and Hover</text:p>
          </table:table-cell>
          <table:table-cell table:style-name="Table295.G1" office:value-type="string">
            <text:p text:style-name="P33">Disable</text:p>
          </table:table-cell>
        </table:table-row>
        <table:table-row>
          <table:table-cell table:style-name="Table295.A2" office:value-type="string">
            <text:p text:style-name="P33">CSS naming:</text:p>
          </table:table-cell>
          <table:table-cell table:style-name="Table295.A2" office:value-type="string">
            <text:p text:style-name="P36"><text:span text:style-name="Source_20_Text">z-window-embedded</text:span></text:p>
          </table:table-cell>
          <table:table-cell table:style-name="Table295.A2" office:value-type="string">
            <text:p text:style-name="P36"><text:span text:style-name="Source_20_Text"/></text:p>
          </table:table-cell>
          <table:table-cell table:style-name="Table295.A2" office:value-type="string">
            <text:p text:style-name="P36"><text:span text:style-name="Source_20_Text"/></text:p>
          </table:table-cell>
          <table:table-cell table:style-name="Table295.A2" office:value-type="string">
            <text:p text:style-name="P36"><text:span text:style-name="Source_20_Text"/></text:p>
          </table:table-cell>
          <table:table-cell table:style-name="Table295.A2" office:value-type="string">
            <text:p text:style-name="P36"><text:span text:style-name="Source_20_Text"/></text:p>
          </table:table-cell>
          <table:table-cell table:style-name="Table295.G2" office:value-type="string">
            <text:p text:style-name="P36"/>
          </table:table-cell>
        </table:table-row>
        <table:table-row>
          <table:table-cell table:style-name="Table295.A2" office:value-type="string">
            <text:p text:style-name="P33">Supported</text:p>
          </table:table-cell>
          <table:table-cell table:style-name="Table295.A2" office:value-type="string">
            <text:p text:style-name="P36">V</text:p>
          </table:table-cell>
          <table:table-cell table:style-name="Table295.A2" office:value-type="string">
            <text:p text:style-name="P36"/>
          </table:table-cell>
          <table:table-cell table:style-name="Table295.A2" office:value-type="string">
            <text:p text:style-name="P36"/>
          </table:table-cell>
          <table:table-cell table:style-name="Table295.A2" office:value-type="string">
            <text:p text:style-name="P36"/>
          </table:table-cell>
          <table:table-cell table:style-name="Table295.A2" office:value-type="string">
            <text:p text:style-name="P36"/>
          </table:table-cell>
          <table:table-cell table:style-name="Table295.G2" office:value-type="string">
            <text:p text:style-name="P36"/>
          </table:table-cell>
        </table:table-row>
        <table:table-row table:style-name="Table295.4">
          <table:table-cell table:style-name="Table295.A2" office:value-type="string">
            <text:p text:style-name="P33">CSS naming:</text:p>
          </table:table-cell>
          <table:table-cell table:style-name="Table295.B4" office:value-type="string">
            <text:p text:style-name="P34"><text:span text:style-name="Source_20_Text"><text:span text:style-name="T2">-close</text:span></text:span></text:p>
            <text:p text:style-name="P34"><text:span text:style-name="Source_20_Text"><text:span text:style-name="T2">-maximize</text:span></text:span></text:p>
            <text:p text:style-name="P34"><text:span text:style-name="Source_20_Text"><text:span text:style-name="T2">-maximized</text:span></text:span></text:p>
            <text:p text:style-name="P34"><text:span text:style-name="Source_20_Text"><text:span text:style-name="T2">-minimize</text:span></text:span></text:p>
          </table:table-cell>
          <table:table-cell table:style-name="Table295.C4" office:value-type="string">
            <text:p text:style-name="P34"><text:span text:style-name="Source_20_Text"><text:span text:style-name="T2">-over</text:span></text:span></text:p>
          </table:table-cell>
          <table:table-cell table:style-name="Table295.C4" office:value-type="string">
            <text:p text:style-name="P34"><text:span text:style-name="Source_20_Text"><text:span text:style-name="T2"/></text:span></text:p>
          </table:table-cell>
          <table:table-cell table:style-name="Table295.C4" office:value-type="string">
            <text:p text:style-name="P34"><text:span text:style-name="Source_20_Text"><text:span text:style-name="T2"/></text:span></text:p>
          </table:table-cell>
          <table:table-cell table:style-name="Table295.C4" office:value-type="string">
            <text:p text:style-name="P34"><text:span text:style-name="Source_20_Text"><text:span text:style-name="T2"/></text:span></text:p>
          </table:table-cell>
          <table:table-cell table:style-name="Table295.C4" office:value-type="string">
            <text:p text:style-name="P34"><text:span text:style-name="Source_20_Text"><text:span text:style-name="T2"/></text:span></text:p>
          </table:table-cell>
        </table:table-row>
        <table:table-row>
          <table:table-cell table:style-name="Table295.A2" office:value-type="string">
            <text:p text:style-name="P33">Supported</text:p>
          </table:table-cell>
          <table:table-cell table:style-name="Table295.A2" office:value-type="string">
            <text:p text:style-name="P36">V</text:p>
          </table:table-cell>
          <table:table-cell table:style-name="Table295.A2" office:value-type="string">
            <text:p text:style-name="P36">V</text:p>
          </table:table-cell>
          <table:table-cell table:style-name="Table295.A2" office:value-type="string">
            <text:p text:style-name="P36"/>
          </table:table-cell>
          <table:table-cell table:style-name="Table295.A2" office:value-type="string">
            <text:p text:style-name="P36"/>
          </table:table-cell>
          <table:table-cell table:style-name="Table295.A2" office:value-type="string">
            <text:p text:style-name="P36"/>
          </table:table-cell>
          <table:table-cell table:style-name="Table295.G2" office:value-type="string">
            <text:p text:style-name="P36"/>
          </table:table-cell>
        </table:table-row>
      </table:table>
      <text:p text:style-name="P23"><text:tab/></text:p>
      <text:p text:style-name="P12">CSS Specification:</text:p>
      <table:table table:name="Table296" table:style-name="Table296">
        <table:table-column table:style-name="Table296.A"/>
        <table:table-column table:style-name="Table296.B"/>
        <table:table-column table:style-name="Table296.C"/>
        <text:soft-page-break/>
        <table:table-row table:style-name="Table296.1">
          <table:table-cell table:style-name="Table296.A1" office:value-type="string">
            <text:p text:style-name="P51">Class Name</text:p>
          </table:table-cell>
          <table:table-cell table:style-name="Table296.A1" office:value-type="string">
            <text:p text:style-name="P52">Description</text:p>
          </table:table-cell>
          <table:table-cell table:style-name="Table296.C1" office:value-type="string">
            <text:p text:style-name="P52">Default Values</text:p>
          </table:table-cell>
        </table:table-row>
        <table:table-row>
          <table:table-cell table:style-name="Table296.A2" office:value-type="string">
            <text:p text:style-name="P41">.z-window-<text:span text:style-name="T2">embedded-tl </text:span></text:p>
          </table:table-cell>
          <table:table-cell table:style-name="Table296.B2" office:value-type="string">
            <text:p text:style-name="P37">Top Left</text:p>
          </table:table-cell>
          <table:table-cell table:style-name="Table296.C2" office:value-type="string">
            <text:p text:style-name="P13">background: transparent url(<text:span text:style-name="T22">${c:encodeURL('~./zul/img/wnd2/wtp-l.png')}</text:span>) no-repeat 0 0;</text:p>
            <text:p text:style-name="P13">border-bottom: 1px solid #538BA2;</text:p>
          </table:table-cell>
        </table:table-row>
        <table:table-row>
          <table:table-cell table:style-name="Table296.A2" office:value-type="string">
            <text:p text:style-name="P43"><text:span text:style-name="T22">.z-window-</text:span><text:span text:style-name="T28">embedded-tm </text:span></text:p>
          </table:table-cell>
          <table:table-cell table:style-name="Table296.B2" office:value-type="string">
            <text:p text:style-name="P38">Top <text:span text:style-name="T2">Middle</text:span></text:p>
          </table:table-cell>
          <table:table-cell table:style-name="Table296.C2" office:value-type="string">
            <text:p text:style-name="P13">background: transparent url(<text:span text:style-name="T22">${c:encodeURL('~./zul/img/wnd2/wtp-m.png')}</text:span>) repeat-x 0 0;</text:p>
          </table:table-cell>
        </table:table-row>
        <table:table-row>
          <table:table-cell table:style-name="Table296.A2" office:value-type="string">
            <text:p text:style-name="P41"><text:span text:style-name="T25">.z-window-</text:span><text:span text:style-name="T26">embedded-tr</text:span></text:p>
          </table:table-cell>
          <table:table-cell table:style-name="Table296.B2" office:value-type="string">
            <text:p text:style-name="P37">Top Right</text:p>
          </table:table-cell>
          <table:table-cell table:style-name="Table296.C2" office:value-type="string">
            <text:p text:style-name="P13">background: transparent url(<text:span text:style-name="T22">${c:encodeURL('~./zul/img/wnd2/wtp-r.png')}</text:span>) no-repeat right 0;</text:p>
          </table:table-cell>
        </table:table-row>
        <table:table-row table:style-name="Table296.5">
          <table:table-cell table:style-name="Table296.A2" office:value-type="string">
            <text:p text:style-name="P41">.z-<text:span text:style-name="T26">window-embedded-header</text:span></text:p>
          </table:table-cell>
          <table:table-cell table:style-name="Table296.B2" office:value-type="string">
            <text:p text:style-name="P37">The color and font size of the header</text:p>
          </table:table-cell>
          <table:table-cell table:style-name="Table296.C2" office:value-type="string">
            <text:p text:style-name="P6"><text:span text:style-name="T2">color: #222222; </text:span>font-family: <text:span text:style-name="T22">${fontFamilyC}</text:span>; font-size: <text:span text:style-name="T22">${fontSizeM}</text:span>; font-weight: normal;</text:p>
          </table:table-cell>
        </table:table-row>
        <table:table-row table:style-name="Table296.5">
          <table:table-cell table:style-name="Table296.A2" office:value-type="string">
            <text:p text:style-name="P41">.z-window-embedded-header a, .z-window-embedded-header a:visited, .z-window-embedded-header a:hover</text:p>
          </table:table-cell>
          <table:table-cell table:style-name="Table296.B2" office:value-type="string">
            <text:p text:style-name="P37">A tag action</text:p>
          </table:table-cell>
          <table:table-cell table:style-name="Table296.C2" office:value-type="string">
            <text:p text:style-name="P7">color: #222222</text:p>
          </table:table-cell>
        </table:table-row>
        <table:table-row table:style-name="Table296.5">
          <table:table-cell table:style-name="Table296.A2" office:value-type="string">
            <text:p text:style-name="P41">.z-window-embedded-cnt</text:p>
          </table:table-cell>
          <table:table-cell table:style-name="Table296.B2" office:value-type="string">
            <text:p text:style-name="P37">The content of the window</text:p>
          </table:table-cell>
          <table:table-cell table:style-name="Table296.C2" office:value-type="string">
            <text:p text:style-name="P7">margin: 0; padding: 3px; border: 1px solid #538BA2;</text:p>
          </table:table-cell>
        </table:table-row>
        <table:table-row table:style-name="Table296.5">
          <table:table-cell table:style-name="Table296.A2" office:value-type="string">
            <text:p text:style-name="P41">.z-window-embedded-cnt-noborder</text:p>
          </table:table-cell>
          <table:table-cell table:style-name="Table296.B2" office:value-type="string">
            <text:p text:style-name="P37">The content of the window without border</text:p>
          </table:table-cell>
          <table:table-cell table:style-name="Table296.C2" office:value-type="string">
            <text:p text:style-name="P7">Border: 0;</text:p>
          </table:table-cell>
        </table:table-row>
        <table:table-row table:style-name="Table296.5">
          <table:table-cell table:style-name="Table296.A2" office:value-type="string">
            <text:p text:style-name="P41">.z-window-embedded-tool</text:p>
          </table:table-cell>
          <table:table-cell table:style-name="Table296.B2" office:value-type="string">
            <text:p text:style-name="P37">The background image of the tool</text:p>
          </table:table-cell>
          <table:table-cell table:style-name="Table296.C2" office:value-type="string">
            <text:p text:style-name="P7">overflow: hidden; width: 15px; height: 15px; float: right; cursor: pointer;</text:p>
            <text:p text:style-name="P6">background: transparent url(<text:span text:style-name="T22">${c:encodeURL('~./zul/img/panel/tool-btn.gif')}</text:span>) no-repeat;</text:p>
            <text:p text:style-name="P6">margin-left: 2px;</text:p>
          </table:table-cell>
        </table:table-row>
      </table:table>
      <text:p text:style-name="Standard"/>
      <text:p text:style-name="P12">Example:</text:p>
      <text:p text:style-name="Code">&lt;style&gt;</text:p>
      <text:p text:style-name="Code">.z-window-embedded-tl {</text:p>
      <text:p text:style-name="Code"><text:tab/>background: transparent url(${c:encodeURL('~./zul/img/wnd2/wtp-l-ol.png')}) no-repeat 0 0;</text:p>
      <text:p text:style-name="Code"><text:tab/>border-bottom: 1px solid #0B5CA0;</text:p>
      <text:p text:style-name="Code">}</text:p>
      <text:p text:style-name="Code">.z-window-embedded-tm {</text:p>
      <text:p text:style-name="Code"><text:tab/>background: transparent url(${c:encodeURL('~./zul/img/wnd2/wtp-m-ol.png')}) repeat-x 0 0;</text:p>
      <text:p text:style-name="Code">}</text:p>
      <text:p text:style-name="Code">.z-window-embedded-tr {</text:p>
      <text:p text:style-name="Code"><text:tab/>background: transparent url(${c:encodeURL('~./zul/img/wnd2/wtp-r-ol.png')}) no-repeat right 0;</text:p>
      <text:p text:style-name="Code">}</text:p>
      <text:p text:style-name="Code">.z-window-embedded-cnt {</text:p>
      <text:p text:style-name="Code"><draw:frame draw:style-name="fr3" draw:name="graphics317" text:anchor-type="paragraph" svg:x="7.114cm" svg:y="1.05cm" svg:width="5.503cm" svg:height="1.429cm" draw:z-index="218"><draw:image xlink:href="../components/images/window-embedded-demo.gif" xlink:type="simple" xlink:show="embed" xlink:actuate="onLoad"/></draw:frame><text:tab/>border:1px solid #2c70a9;</text:p>
      <text:p text:style-name="Code">}</text:p>
      <text:p text:style-name="Code">&lt;/style&gt;</text:p>
      <text:h text:style-name="Heading_20_3" text:outline-level="3">Mold: Default <text:span text:style-name="T2">(popup)</text:span></text:h>
      <text:p text:style-name="P23">Structure:</text:p>
      <table:table table:name="Table297" table:style-name="Table297">
        <table:table-column table:style-name="Table297.A"/>
        <table:table-row>
          <table:table-cell table:style-name="Table297.A1" office:value-type="string">
            <text:p text:style-name="P35">Overview</text:p>
          </table:table-cell>
        </table:table-row>
        <table:table-row table:style-name="Table297.2">
          <table:table-cell table:style-name="Table297.A2" office:value-type="string">
            <text:p text:style-name="Table_20_Contents"/>
            <text:p text:style-name="Table_20_Contents"><draw:frame draw:style-name="fr2" draw:name="graphics416" text:anchor-type="paragraph" svg:width="5.477cm" svg:height="1.852cm" draw:z-index="219"><draw:image xlink:href="../components/images/window-popup1.gif" xlink:type="simple" xlink:show="embed" xlink:actuate="onLoad"/></draw:frame></text:p>
          </table:table-cell>
        </table:table-row>
        <text:soft-page-break/>
        <table:table-row table:style-name="Table297.2">
          <table:table-cell table:style-name="Table297.A2" office:value-type="string">
            <text:p text:style-name="Table_20_Contents"><draw:frame draw:style-name="fr2" draw:name="graphics76" text:anchor-type="paragraph" svg:width="15.637cm" svg:height="6.191cm" draw:z-index="220"><draw:image xlink:href="../components/images/window-popup2.gif" xlink:type="simple" xlink:show="embed" xlink:actuate="onLoad"/></draw:frame></text:p>
          </table:table-cell>
        </table:table-row>
        <table:table-row table:style-name="Table297.2">
          <table:table-cell table:style-name="Table297.A2" office:value-type="string">
            <text:p text:style-name="Table_20_Contents"><draw:frame draw:style-name="fr2" draw:name="graphics1113" text:anchor-type="paragraph" svg:width="11.43cm" svg:height="5.9cm" draw:z-index="221"><draw:image xlink:href="../components/images/window-popup-tools.gif" xlink:type="simple" xlink:show="embed" xlink:actuate="onLoad"/></draw:frame></text:p>
          </table:table-cell>
        </table:table-row>
      </table:table>
      <text:p text:style-name="P11">Events:<text:line-break/></text:p>
      <table:table table:name="Table298" table:style-name="Table298">
        <table:table-column table:style-name="Table298.A"/>
        <table:table-column table:style-name="Table298.B"/>
        <table:table-column table:style-name="Table298.C"/>
        <table:table-column table:style-name="Table298.A"/>
        <table:table-column table:style-name="Table298.E" table:number-columns-repeated="2"/>
        <table:table-column table:style-name="Table298.G"/>
        <table:table-row>
          <table:table-cell table:style-name="Table298.A1" office:value-type="string">
            <text:p text:style-name="P33">Action:</text:p>
          </table:table-cell>
          <table:table-cell table:style-name="Table298.A1" office:value-type="string">
            <text:p text:style-name="P31">Normal (Open)</text:p>
          </table:table-cell>
          <table:table-cell table:style-name="Table298.A1" office:value-type="string">
            <text:p text:style-name="P31">Hover</text:p>
          </table:table-cell>
          <table:table-cell table:style-name="Table298.A1" office:value-type="string">
            <text:p text:style-name="P31">Click, Select, and Drag.</text:p>
          </table:table-cell>
          <table:table-cell table:style-name="Table298.A1" office:value-type="string">
            <text:p text:style-name="P31">Focus</text:p>
          </table:table-cell>
          <table:table-cell table:style-name="Table298.A1" office:value-type="string">
            <text:p text:style-name="P31">Focus and Hover</text:p>
          </table:table-cell>
          <table:table-cell table:style-name="Table298.G1" office:value-type="string">
            <text:p text:style-name="P33">Disable</text:p>
          </table:table-cell>
        </table:table-row>
        <table:table-row>
          <table:table-cell table:style-name="Table298.A2" office:value-type="string">
            <text:p text:style-name="P33">CSS naming:</text:p>
          </table:table-cell>
          <table:table-cell table:style-name="Table298.A2" office:value-type="string">
            <text:p text:style-name="P36"><text:span text:style-name="Source_20_Text">z-window-popup</text:span></text:p>
          </table:table-cell>
          <table:table-cell table:style-name="Table298.A2" office:value-type="string">
            <text:p text:style-name="P36"><text:span text:style-name="Source_20_Text"/></text:p>
          </table:table-cell>
          <table:table-cell table:style-name="Table298.A2" office:value-type="string">
            <text:p text:style-name="P36"><text:span text:style-name="Source_20_Text"/></text:p>
          </table:table-cell>
          <table:table-cell table:style-name="Table298.A2" office:value-type="string">
            <text:p text:style-name="P36"><text:span text:style-name="Source_20_Text"/></text:p>
          </table:table-cell>
          <table:table-cell table:style-name="Table298.A2" office:value-type="string">
            <text:p text:style-name="P36"><text:span text:style-name="Source_20_Text"/></text:p>
          </table:table-cell>
          <table:table-cell table:style-name="Table298.G2" office:value-type="string">
            <text:p text:style-name="P36"/>
          </table:table-cell>
        </table:table-row>
        <table:table-row>
          <table:table-cell table:style-name="Table298.A2" office:value-type="string">
            <text:p text:style-name="P33">Supported</text:p>
          </table:table-cell>
          <table:table-cell table:style-name="Table298.A2" office:value-type="string">
            <text:p text:style-name="P36">V</text:p>
          </table:table-cell>
          <table:table-cell table:style-name="Table298.A2" office:value-type="string">
            <text:p text:style-name="P36"/>
          </table:table-cell>
          <table:table-cell table:style-name="Table298.A2" office:value-type="string">
            <text:p text:style-name="P36"/>
          </table:table-cell>
          <table:table-cell table:style-name="Table298.A2" office:value-type="string">
            <text:p text:style-name="P36"/>
          </table:table-cell>
          <table:table-cell table:style-name="Table298.A2" office:value-type="string">
            <text:p text:style-name="P36"/>
          </table:table-cell>
          <table:table-cell table:style-name="Table298.G2" office:value-type="string">
            <text:p text:style-name="P36"/>
          </table:table-cell>
        </table:table-row>
        <table:table-row>
          <table:table-cell table:style-name="Table298.A2" office:value-type="string">
            <text:p text:style-name="P33">CSS naming:</text:p>
          </table:table-cell>
          <table:table-cell table:style-name="Table298.A2" office:value-type="string">
            <text:p text:style-name="P34"><text:span text:style-name="Source_20_Text"><text:span text:style-name="T2">-close</text:span></text:span></text:p>
            <text:p text:style-name="P34"><text:span text:style-name="Source_20_Text"><text:span text:style-name="T2">-maximize</text:span></text:span></text:p>
            <text:p text:style-name="P34"><text:span text:style-name="Source_20_Text"><text:span text:style-name="T2">-maximized</text:span></text:span></text:p>
            <text:p text:style-name="P34"><text:span text:style-name="Source_20_Text"><text:span text:style-name="T2">-minimize</text:span></text:span></text:p>
          </table:table-cell>
          <table:table-cell table:style-name="Table298.A2" office:value-type="string">
            <text:p text:style-name="P34"><text:span text:style-name="Source_20_Text"><text:span text:style-name="T2">-over</text:span></text:span></text:p>
          </table:table-cell>
          <table:table-cell table:style-name="Table298.A2" office:value-type="string">
            <text:p text:style-name="P34"><text:span text:style-name="Source_20_Text"><text:span text:style-name="T2"/></text:span></text:p>
          </table:table-cell>
          <table:table-cell table:style-name="Table298.A2" office:value-type="string">
            <text:p text:style-name="P34"><text:span text:style-name="Source_20_Text"><text:span text:style-name="T2"/></text:span></text:p>
          </table:table-cell>
          <table:table-cell table:style-name="Table298.A2" office:value-type="string">
            <text:p text:style-name="P34"><text:span text:style-name="Source_20_Text"><text:span text:style-name="T2"/></text:span></text:p>
          </table:table-cell>
          <table:table-cell table:style-name="Table298.G2" office:value-type="string">
            <text:p text:style-name="P34"><text:span text:style-name="Source_20_Text"><text:span text:style-name="T2"/></text:span></text:p>
          </table:table-cell>
        </table:table-row>
        <table:table-row>
          <table:table-cell table:style-name="Table298.A2" office:value-type="string">
            <text:p text:style-name="P33">Supported</text:p>
          </table:table-cell>
          <table:table-cell table:style-name="Table298.A2" office:value-type="string">
            <text:p text:style-name="P36">V</text:p>
          </table:table-cell>
          <table:table-cell table:style-name="Table298.A2" office:value-type="string">
            <text:p text:style-name="P36">V</text:p>
          </table:table-cell>
          <table:table-cell table:style-name="Table298.A2" office:value-type="string">
            <text:p text:style-name="P36"/>
          </table:table-cell>
          <table:table-cell table:style-name="Table298.A2" office:value-type="string">
            <text:p text:style-name="P36"/>
          </table:table-cell>
          <table:table-cell table:style-name="Table298.A2" office:value-type="string">
            <text:p text:style-name="P36"/>
          </table:table-cell>
          <table:table-cell table:style-name="Table298.G2" office:value-type="string">
            <text:p text:style-name="P36"/>
          </table:table-cell>
        </table:table-row>
      </table:table>
      <text:p text:style-name="P23"><text:tab/></text:p>
      <text:p text:style-name="P12"><text:soft-page-break/>CSS Specification:</text:p>
      <table:table table:name="Table299" table:style-name="Table299">
        <table:table-column table:style-name="Table299.A"/>
        <table:table-column table:style-name="Table299.B"/>
        <table:table-column table:style-name="Table299.C"/>
        <text:soft-page-break/>
        <table:table-row table:style-name="Table299.1">
          <table:table-cell table:style-name="Table299.A1" office:value-type="string">
            <text:p text:style-name="P51">Class Name</text:p>
          </table:table-cell>
          <table:table-cell table:style-name="Table299.A1" office:value-type="string">
            <text:p text:style-name="P52">Description</text:p>
          </table:table-cell>
          <table:table-cell table:style-name="Table299.C1" office:value-type="string">
            <text:p text:style-name="P52">Default Values</text:p>
          </table:table-cell>
        </table:table-row>
        <table:table-row>
          <table:table-cell table:style-name="Table299.A2" office:value-type="string">
            <text:p text:style-name="P41">.z-window-p<text:span text:style-name="T2">opup-tl </text:span></text:p>
          </table:table-cell>
          <table:table-cell table:style-name="Table299.B2" office:value-type="string">
            <text:p text:style-name="P37">Top Left</text:p>
          </table:table-cell>
          <table:table-cell table:style-name="Table299.C2" office:value-type="string">
            <text:p text:style-name="P13">background: transparent url(<text:span text:style-name="T22">${c:encodeURL('~./zul/img/wnd2/wtp-l-ol.png')}</text:span>) no-repeat 0 0;</text:p>
            <text:p text:style-name="P13">border-bottom: 1px solid #0B5CA0;</text:p>
          </table:table-cell>
        </table:table-row>
        <table:table-row>
          <table:table-cell table:style-name="Table299.A2" office:value-type="string">
            <text:p text:style-name="P43"><text:span text:style-name="T22">.z-window-p</text:span><text:span text:style-name="T28">opup-tm </text:span></text:p>
          </table:table-cell>
          <table:table-cell table:style-name="Table299.B2" office:value-type="string">
            <text:p text:style-name="P38">Top <text:span text:style-name="T2">Middle</text:span></text:p>
          </table:table-cell>
          <table:table-cell table:style-name="Table299.C2" office:value-type="string">
            <text:p text:style-name="P13">background: transparent url(<text:span text:style-name="T22">${c:encodeURL('~./zul/img/wnd2/wtp-</text:span><text:span text:style-name="T28">m-ol.png')}</text:span><text:span text:style-name="T2">) </text:span>repeat-x 0 0;</text:p>
          </table:table-cell>
        </table:table-row>
        <table:table-row>
          <table:table-cell table:style-name="Table299.A2" office:value-type="string">
            <text:p text:style-name="P41"><text:span text:style-name="T25">.z-window-p</text:span><text:span text:style-name="T26">opup-tr</text:span></text:p>
          </table:table-cell>
          <table:table-cell table:style-name="Table299.B2" office:value-type="string">
            <text:p text:style-name="P37">Top Right</text:p>
          </table:table-cell>
          <table:table-cell table:style-name="Table299.C2" office:value-type="string">
            <text:p text:style-name="P13">background: transparent url(<text:span text:style-name="T22">${c:encodeURL('~./zul/img/wnd2/wtp-r</text:span><text:span text:style-name="T28">-ol</text:span><text:span text:style-name="T22">.png')}</text:span>) no-repeat right 0;</text:p>
          </table:table-cell>
        </table:table-row>
        <table:table-row table:style-name="Table299.5">
          <table:table-cell table:style-name="Table299.A2" office:value-type="string">
            <text:p text:style-name="P41">.z-<text:span text:style-name="T26">window-popup-header</text:span></text:p>
          </table:table-cell>
          <table:table-cell table:style-name="Table299.B2" office:value-type="string">
            <text:p text:style-name="P37">The color and font size of the header</text:p>
          </table:table-cell>
          <table:table-cell table:style-name="Table299.C2" office:value-type="string">
            <text:p text:style-name="P6"><text:span text:style-name="T2">color: #FFFFFF; </text:span>font-family: <text:span text:style-name="T22">${fontFamilyC}</text:span>; font-size: <text:span text:style-name="T22">${fontSizeM}</text:span>; font-weight: normal;</text:p>
          </table:table-cell>
        </table:table-row>
        <table:table-row table:style-name="Table299.5">
          <table:table-cell table:style-name="Table299.A2" office:value-type="string">
            <text:p text:style-name="P13">.z-window-popup-tm-noheader</text:p>
          </table:table-cell>
          <table:table-cell table:style-name="Table299.B2" office:value-type="string">
            <text:p text:style-name="P37">No header</text:p>
          </table:table-cell>
          <table:table-cell table:style-name="Table299.C2" office:value-type="string">
            <text:p text:style-name="P6">background: transparent url(<text:span text:style-name="T22">${c:encodeURL('~./zul/img/wnd2/wtp-m-ol.png')}</text:span>) repeat-x 0 0;</text:p>
            <text:p text:style-name="P6">overflow: hidden; zoom: 1; font-size: 0pt; height: 5px; line-height: 0pt;</text:p>
          </table:table-cell>
        </table:table-row>
        <table:table-row table:style-name="Table299.5">
          <table:table-cell table:style-name="Table299.A2" office:value-type="string">
            <text:p text:style-name="P13">.z-window-popup-header a, .z-window-popup-header a:visited, .z-window-popup-header a:hover,</text:p>
            <text:p text:style-name="P6">.z-window-popup-header .z-caption a, .z-window-popup-header .z-caption a:visited, .z-window-popup-header .z-caption a:hover</text:p>
          </table:table-cell>
          <table:table-cell table:style-name="Table299.B2" office:value-type="string">
            <text:p text:style-name="P37">A tag action</text:p>
          </table:table-cell>
          <table:table-cell table:style-name="Table299.C2" office:value-type="string">
            <text:p text:style-name="P6"><text:span text:style-name="T2">color: #</text:span>FFFFFF</text:p>
          </table:table-cell>
        </table:table-row>
        <table:table-row table:style-name="Table299.5">
          <table:table-cell table:style-name="Table299.A2" office:value-type="string">
            <text:p text:style-name="P41">.z-window-popup-cnt</text:p>
          </table:table-cell>
          <table:table-cell table:style-name="Table299.B2" office:value-type="string">
            <text:p text:style-name="P37">The content of the window</text:p>
          </table:table-cell>
          <table:table-cell table:style-name="Table299.C2" office:value-type="string">
            <text:p text:style-name="P7">margin: 0; padding: 4px; overflow: hidden; zoom: 1; background: white;</text:p>
          </table:table-cell>
        </table:table-row>
        <table:table-row table:style-name="Table299.5">
          <table:table-cell table:style-name="Table299.A2" office:value-type="string">
            <text:p text:style-name="P41">.z-window-popup-cnt-noborder</text:p>
          </table:table-cell>
          <table:table-cell table:style-name="Table299.B2" office:value-type="string">
            <text:p text:style-name="P37">The content of the window without border</text:p>
          </table:table-cell>
          <table:table-cell table:style-name="Table299.C2" office:value-type="string">
            <text:p text:style-name="P7">Border: 0;</text:p>
          </table:table-cell>
        </table:table-row>
        <table:table-row table:style-name="Table299.5">
          <table:table-cell table:style-name="Table299.A2" office:value-type="string">
            <text:p text:style-name="P41">.z-window-<text:span text:style-name="T2">popup</text:span>-tool</text:p>
          </table:table-cell>
          <table:table-cell table:style-name="Table299.B2" office:value-type="string">
            <text:p text:style-name="P37">The background image of the tool</text:p>
          </table:table-cell>
          <table:table-cell table:style-name="Table299.C2" office:value-type="string">
            <text:p text:style-name="P6">overflow: hidden; width: 15px; height: 15px; float: right; cursor: pointer;</text:p>
            <text:p text:style-name="P6">background: transparent url(<text:span text:style-name="T22">${c:encodeURL('~./zul/img/panel/tool-btn-ol.gif')}</text:span>) no-repeat;</text:p>
            <text:p text:style-name="P6">margin-left: 2px;</text:p>
          </table:table-cell>
        </table:table-row>
      </table:table>
      <text:p text:style-name="Standard"/>
      <text:p text:style-name="P12">Example:</text:p>
      <text:p text:style-name="Code">&lt;style&gt;</text:p>
      <text:p text:style-name="Code">.z-window-popup-tl {</text:p>
      <text:p text:style-name="Code"><text:tab/>background: transparent url(${c:encodeURL('~./zul/img/wnd2/wtp-l.png')}) no-repeat 0 0;</text:p>
      <text:p text:style-name="Code"><text:tab/>border-bottom: 1px solid #538BA2;</text:p>
      <text:p text:style-name="Code">}</text:p>
      <text:p text:style-name="Code">.z-window-popup-tm {</text:p>
      <text:p text:style-name="Code"><text:tab/>background: transparent url(${c:encodeURL('~./zul/img/wnd2/wtp-m.png')}) repeat-x 0 0;</text:p>
      <text:p text:style-name="Code">}</text:p>
      <text:p text:style-name="Code">.z-window-popup-tr {</text:p>
      <text:p text:style-name="Code"><text:tab/>background: transparent url(${c:encodeURL('~./zul/img/wnd2/wtp-r.png')}) no-repeat right 0;</text:p>
      <text:p text:style-name="Code">}</text:p>
      <text:p text:style-name="Code">.z-window-popup-cnt {</text:p>
      <text:p text:style-name="Code"><draw:frame draw:style-name="fr3" draw:name="graphics77" text:anchor-type="paragraph" svg:x="9.701cm" svg:y="1.014cm" svg:width="5.424cm" svg:height="1.72cm" draw:z-index="222"><draw:image xlink:href="../components/images/window-popup-demo.gif" xlink:type="simple" xlink:show="embed" xlink:actuate="onLoad"/></draw:frame><text:tab/>border:1px solid #538BA2;</text:p>
      <text:p text:style-name="Code">}</text:p>
      <text:p text:style-name="Code">&lt;/style&gt;</text:p>
      <text:h text:style-name="Heading_20_3" text:outline-level="3">Mold: Default <text:span text:style-name="T2">(overlapped, highlighted, and modal)</text:span></text:h>
      <text:p text:style-name="P23">Structure:</text:p>
      <table:table table:name="Table300" table:style-name="Table300">
        <table:table-column table:style-name="Table300.A"/>
        <table:table-row>
          <table:table-cell table:style-name="Table300.A1" office:value-type="string">
            <text:p text:style-name="P35">Overview</text:p>
          </table:table-cell>
        </table:table-row>
        <table:table-row table:style-name="Table300.2">
          <table:table-cell table:style-name="Table300.A2" office:value-type="string">
            <text:p text:style-name="Table_20_Contents"/>
            <text:p text:style-name="Table_20_Contents"><draw:frame draw:style-name="fr2" draw:name="graphics78" text:anchor-type="paragraph" svg:width="8.176cm" svg:height="2.037cm" draw:z-index="223"><draw:image xlink:href="../components/images/window-overlapped1.gif" xlink:type="simple" xlink:show="embed" xlink:actuate="onLoad"/></draw:frame></text:p>
          </table:table-cell>
        </table:table-row>
        <text:soft-page-break/>
        <table:table-row table:style-name="Table300.2">
          <table:table-cell table:style-name="Table300.A2" office:value-type="string">
            <text:p text:style-name="Table_20_Contents"><draw:frame draw:style-name="fr4" draw:name="graphics86" text:anchor-type="paragraph" svg:width="16.828cm" svg:height="5.094cm" draw:z-index="224"><draw:image xlink:href="../components/images/window-overlapped2.gif" xlink:type="simple" xlink:show="embed" xlink:actuate="onLoad"/></draw:frame></text:p>
          </table:table-cell>
        </table:table-row>
        <table:table-row table:style-name="Table300.2">
          <table:table-cell table:style-name="Table300.A2" office:value-type="string">
            <text:p text:style-name="Table_20_Contents"><draw:frame draw:style-name="fr2" draw:name="graphics1213" text:anchor-type="paragraph" svg:width="13.203cm" svg:height="6.562cm" draw:z-index="225"><draw:image xlink:href="../components/images/window-overlapped-tools.gif" xlink:type="simple" xlink:show="embed" xlink:actuate="onLoad"/></draw:frame></text:p>
          </table:table-cell>
        </table:table-row>
      </table:table>
      <text:p text:style-name="P11">Events:<text:line-break/></text:p>
      <table:table table:name="Table301" table:style-name="Table301">
        <table:table-column table:style-name="Table301.A"/>
        <table:table-column table:style-name="Table301.B"/>
        <table:table-column table:style-name="Table301.C"/>
        <table:table-column table:style-name="Table301.D"/>
        <table:table-column table:style-name="Table301.E"/>
        <table:table-column table:style-name="Table301.F"/>
        <table:table-column table:style-name="Table301.G"/>
        <table:table-row>
          <table:table-cell table:style-name="Table301.A1" office:value-type="string">
            <text:p text:style-name="P33">Action:</text:p>
          </table:table-cell>
          <table:table-cell table:style-name="Table301.A1" office:value-type="string">
            <text:p text:style-name="P31">Normal (Open)</text:p>
          </table:table-cell>
          <table:table-cell table:style-name="Table301.A1" office:value-type="string">
            <text:p text:style-name="P31">Hover</text:p>
          </table:table-cell>
          <table:table-cell table:style-name="Table301.A1" office:value-type="string">
            <text:p text:style-name="P31">Click, Select, and Drag.</text:p>
          </table:table-cell>
          <table:table-cell table:style-name="Table301.A1" office:value-type="string">
            <text:p text:style-name="P31">Focus</text:p>
          </table:table-cell>
          <table:table-cell table:style-name="Table301.A1" office:value-type="string">
            <text:p text:style-name="P31">Focus and Hover</text:p>
          </table:table-cell>
          <table:table-cell table:style-name="Table301.G1" office:value-type="string">
            <text:p text:style-name="P33">Disable</text:p>
          </table:table-cell>
        </table:table-row>
        <table:table-row>
          <table:table-cell table:style-name="Table301.A2" office:value-type="string">
            <text:p text:style-name="P33">CSS naming:</text:p>
          </table:table-cell>
          <table:table-cell table:style-name="Table301.A2" office:value-type="string">
            <text:p text:style-name="P36"><text:span text:style-name="Source_20_Text">Z-window-overlapped,</text:span></text:p>
            <text:p text:style-name="P36"><text:span text:style-name="Source_20_Text">z-window-modal,</text:span></text:p>
            <text:p text:style-name="P36"><text:span text:style-name="Source_20_Text">z-window-highlight</text:span></text:p>
          </table:table-cell>
          <table:table-cell table:style-name="Table301.A2" office:value-type="string">
            <text:p text:style-name="P36"><text:span text:style-name="Source_20_Text"/></text:p>
          </table:table-cell>
          <table:table-cell table:style-name="Table301.A2" office:value-type="string">
            <text:p text:style-name="P36"><text:span text:style-name="Source_20_Text"/></text:p>
          </table:table-cell>
          <table:table-cell table:style-name="Table301.A2" office:value-type="string">
            <text:p text:style-name="P36"><text:span text:style-name="Source_20_Text"/></text:p>
          </table:table-cell>
          <table:table-cell table:style-name="Table301.A2" office:value-type="string">
            <text:p text:style-name="P36"><text:span text:style-name="Source_20_Text"/></text:p>
          </table:table-cell>
          <table:table-cell table:style-name="Table301.G2" office:value-type="string">
            <text:p text:style-name="P36"/>
          </table:table-cell>
        </table:table-row>
        <table:table-row>
          <table:table-cell table:style-name="Table301.A2" office:value-type="string">
            <text:p text:style-name="P33">Supported</text:p>
          </table:table-cell>
          <table:table-cell table:style-name="Table301.A2" office:value-type="string">
            <text:p text:style-name="P36">V</text:p>
          </table:table-cell>
          <table:table-cell table:style-name="Table301.A2" office:value-type="string">
            <text:p text:style-name="P36"/>
          </table:table-cell>
          <table:table-cell table:style-name="Table301.A2" office:value-type="string">
            <text:p text:style-name="P36"/>
          </table:table-cell>
          <table:table-cell table:style-name="Table301.A2" office:value-type="string">
            <text:p text:style-name="P36"/>
          </table:table-cell>
          <table:table-cell table:style-name="Table301.A2" office:value-type="string">
            <text:p text:style-name="P36"/>
          </table:table-cell>
          <table:table-cell table:style-name="Table301.G2" office:value-type="string">
            <text:p text:style-name="P36"/>
          </table:table-cell>
        </table:table-row>
        <table:table-row>
          <table:table-cell table:style-name="Table301.A2" office:value-type="string">
            <text:p text:style-name="P33">CSS naming:</text:p>
          </table:table-cell>
          <table:table-cell table:style-name="Table301.A2" office:value-type="string">
            <text:p text:style-name="P34"><text:span text:style-name="Source_20_Text"><text:span text:style-name="T2">-close</text:span></text:span></text:p>
            <text:p text:style-name="P34"><text:span text:style-name="Source_20_Text"><text:span text:style-name="T2">-maximize</text:span></text:span></text:p>
            <text:p text:style-name="P34"><text:span text:style-name="Source_20_Text"><text:span text:style-name="T2">-maximized</text:span></text:span></text:p>
            <text:p text:style-name="P34"><text:span text:style-name="Source_20_Text"><text:span text:style-name="T2">-minimize</text:span></text:span></text:p>
          </table:table-cell>
          <table:table-cell table:style-name="Table301.A2" office:value-type="string">
            <text:p text:style-name="P34"><text:span text:style-name="Source_20_Text"><text:span text:style-name="T2">-over</text:span></text:span></text:p>
          </table:table-cell>
          <table:table-cell table:style-name="Table301.A2" office:value-type="string">
            <text:p text:style-name="P34"><text:span text:style-name="Source_20_Text"><text:span text:style-name="T2"/></text:span></text:p>
          </table:table-cell>
          <table:table-cell table:style-name="Table301.A2" office:value-type="string">
            <text:p text:style-name="P34"><text:span text:style-name="Source_20_Text"><text:span text:style-name="T2"/></text:span></text:p>
          </table:table-cell>
          <table:table-cell table:style-name="Table301.A2" office:value-type="string">
            <text:p text:style-name="P34"><text:span text:style-name="Source_20_Text"><text:span text:style-name="T2"/></text:span></text:p>
          </table:table-cell>
          <table:table-cell table:style-name="Table301.G2" office:value-type="string">
            <text:p text:style-name="P34"><text:span text:style-name="Source_20_Text"><text:span text:style-name="T2"/></text:span></text:p>
          </table:table-cell>
        </table:table-row>
        <text:soft-page-break/>
        <table:table-row>
          <table:table-cell table:style-name="Table301.A2" office:value-type="string">
            <text:p text:style-name="P33">Supported</text:p>
          </table:table-cell>
          <table:table-cell table:style-name="Table301.A2" office:value-type="string">
            <text:p text:style-name="P36">V</text:p>
          </table:table-cell>
          <table:table-cell table:style-name="Table301.A2" office:value-type="string">
            <text:p text:style-name="P36">V</text:p>
          </table:table-cell>
          <table:table-cell table:style-name="Table301.A2" office:value-type="string">
            <text:p text:style-name="P36"/>
          </table:table-cell>
          <table:table-cell table:style-name="Table301.A2" office:value-type="string">
            <text:p text:style-name="P36"/>
          </table:table-cell>
          <table:table-cell table:style-name="Table301.A2" office:value-type="string">
            <text:p text:style-name="P36"/>
          </table:table-cell>
          <table:table-cell table:style-name="Table301.G2" office:value-type="string">
            <text:p text:style-name="P36"/>
          </table:table-cell>
        </table:table-row>
      </table:table>
      <text:p text:style-name="P23"><text:tab/></text:p>
      <text:p text:style-name="P12">CSS Specification:</text:p>
      <table:table table:name="Table302" table:style-name="Table302">
        <table:table-column table:style-name="Table302.A"/>
        <table:table-column table:style-name="Table302.B"/>
        <table:table-column table:style-name="Table302.C"/>
        <table:table-row table:style-name="Table302.1">
          <table:table-cell table:style-name="Table302.A1" office:value-type="string">
            <text:p text:style-name="P51">Class Name</text:p>
          </table:table-cell>
          <table:table-cell table:style-name="Table302.A1" office:value-type="string">
            <text:p text:style-name="P52">Description</text:p>
          </table:table-cell>
          <table:table-cell table:style-name="Table302.C1" office:value-type="string">
            <text:p text:style-name="P52">Default Values</text:p>
          </table:table-cell>
        </table:table-row>
        <table:table-row>
          <table:table-cell table:style-name="Table302.A2" office:value-type="string">
            <text:p text:style-name="P42">.z-window-modal-tl, .z-window-highlighted-tl, .z-window-overlapped-tl </text:p>
          </table:table-cell>
          <table:table-cell table:style-name="Table302.B2" office:value-type="string">
            <text:p text:style-name="P37">Top Left</text:p>
          </table:table-cell>
          <table:table-cell table:style-name="Table302.C2" office:value-type="string">
            <text:p text:style-name="P13">background: transparent url(<text:span text:style-name="T22">${c:encodeURL('~./zul/img/wnd2/wtp-l-ol.png')}</text:span>) no-repeat 0 0;</text:p>
            <text:p text:style-name="P13">border-bottom: 1px solid #0B5CA0;</text:p>
          </table:table-cell>
        </table:table-row>
        <table:table-row>
          <table:table-cell table:style-name="Table302.A2" office:value-type="string">
            <text:p text:style-name="P40">.z-window-modal-tm, .z-window-highlighted-tm, .z-window-overlapped-tm</text:p>
          </table:table-cell>
          <table:table-cell table:style-name="Table302.B2" office:value-type="string">
            <text:p text:style-name="P38">Top <text:span text:style-name="T2">Middle</text:span></text:p>
          </table:table-cell>
          <table:table-cell table:style-name="Table302.C2" office:value-type="string">
            <text:p text:style-name="P13">background: transparent url(<text:span text:style-name="T22">${c:encodeURL('~./zul/img/wnd2/wtp-</text:span><text:span text:style-name="T28">m-ol.png')}</text:span><text:span text:style-name="T2">) </text:span>repeat-x 0 0;</text:p>
          </table:table-cell>
        </table:table-row>
        <table:table-row>
          <table:table-cell table:style-name="Table302.A2" office:value-type="string">
            <text:p text:style-name="P40">.z-window-modal-tr, .z-window-highlighted-tr, .z-window-overlapped-tr</text:p>
          </table:table-cell>
          <table:table-cell table:style-name="Table302.B2" office:value-type="string">
            <text:p text:style-name="P37">Top Right</text:p>
          </table:table-cell>
          <table:table-cell table:style-name="Table302.C2" office:value-type="string">
            <text:p text:style-name="P13">background: transparent url(<text:span text:style-name="T22">${c:encodeURL('~./zul/img/wnd2/wtp-r</text:span><text:span text:style-name="T28">-ol</text:span><text:span text:style-name="T22">.png')}</text:span>) no-repeat right 0;</text:p>
          </table:table-cell>
        </table:table-row>
        <table:table-row table:style-name="Table302.5">
          <table:table-cell table:style-name="Table302.A2" office:value-type="string">
            <text:p text:style-name="P41">.z-window-modal-cl, .z-window-highlighted-cl, .z-window-overlapped-cl</text:p>
          </table:table-cell>
          <table:table-cell table:style-name="Table302.B2" office:value-type="string">
            <text:p text:style-name="P37">Center Left</text:p>
          </table:table-cell>
          <table:table-cell table:style-name="Table302.C2" office:value-type="string">
            <text:p text:style-name="P6">background: transparent url(<text:span text:style-name="T22">${c:encodeURL('~./zul/img/wnd2/wtp-lr-ol.png')}</text:span>) repeat-y 0 0; </text:p>
          </table:table-cell>
        </table:table-row>
        <table:table-row table:style-name="Table302.5">
          <table:table-cell table:style-name="Table302.A2" office:value-type="string">
            <text:p text:style-name="P41">.z-window-modal-cm, .z-window-highlighted-cm, .z-window-overlapped-cm</text:p>
          </table:table-cell>
          <table:table-cell table:style-name="Table302.B2" office:value-type="string">
            <text:p text:style-name="P37">Center Middle</text:p>
          </table:table-cell>
          <table:table-cell table:style-name="Table302.C2" office:value-type="string">
            <text:p text:style-name="P6">border:1px solid #0B5CA0; padding: 0; margin:0 ; background: #5EABDB;</text:p>
          </table:table-cell>
        </table:table-row>
        <table:table-row table:style-name="Table302.5">
          <table:table-cell table:style-name="Table302.A2" office:value-type="string">
            <text:p text:style-name="P41">z-window-modal-cr, .z-window-highlighted-cr, .z-window-overlapped-cr</text:p>
          </table:table-cell>
          <table:table-cell table:style-name="Table302.B2" office:value-type="string">
            <text:p text:style-name="P37">Center Right</text:p>
          </table:table-cell>
          <table:table-cell table:style-name="Table302.C2" office:value-type="string">
            <text:p text:style-name="P6">background: transparent url(<text:span text:style-name="T22">${c:encodeURL('~./zul/img/wnd2/wtp-lr-ol.png')}</text:span>) repeat-y right 0;</text:p>
          </table:table-cell>
        </table:table-row>
        <table:table-row table:style-name="Table302.5">
          <table:table-cell table:style-name="Table302.A2" office:value-type="string">
            <text:p text:style-name="P41">.z-window-modal-bl, .z-window-highlighted-bl, .z-window-overlapped-bl</text:p>
          </table:table-cell>
          <table:table-cell table:style-name="Table302.B2" office:value-type="string">
            <text:p text:style-name="P37">Bottom Left</text:p>
          </table:table-cell>
          <table:table-cell table:style-name="Table302.C2" office:value-type="string">
            <text:p text:style-name="P6">background: transparent url(<text:span text:style-name="T22">${c:encodeURL('~./zul/img/wnd2/wtp-l-ol.png')}</text:span>) no-repeat 0 bottom; </text:p>
          </table:table-cell>
        </table:table-row>
        <table:table-row table:style-name="Table302.5">
          <table:table-cell table:style-name="Table302.A2" office:value-type="string">
            <text:p text:style-name="P41">.z-window-modal-bm, .z-window-highlighted-bm, .z-window-overlapped-bm</text:p>
          </table:table-cell>
          <table:table-cell table:style-name="Table302.B2" office:value-type="string">
            <text:p text:style-name="P37">Bottom Middle</text:p>
          </table:table-cell>
          <table:table-cell table:style-name="Table302.C2" office:value-type="string">
            <text:p text:style-name="P6">background: transparent url(<text:span text:style-name="T22">${c:encodeURL('~./zul/img/wnd2/wtp-m-ol.png')}</text:span>) repeat-x 0 bottom;</text:p>
          </table:table-cell>
        </table:table-row>
        <table:table-row table:style-name="Table302.5">
          <table:table-cell table:style-name="Table302.A2" office:value-type="string">
            <text:p text:style-name="P41">.z-window-modal-br, .z-window-highlighted-br, .z-window-overlapped-br</text:p>
          </table:table-cell>
          <table:table-cell table:style-name="Table302.B2" office:value-type="string">
            <text:p text:style-name="P37">Bottom Right</text:p>
          </table:table-cell>
          <table:table-cell table:style-name="Table302.C2" office:value-type="string">
            <text:p text:style-name="P6">background: transparent url(<text:span text:style-name="T22">${c:encodeURL('~./zul/img/wnd2/wtp-r-ol.png')}</text:span>) no-repeat right bottom;</text:p>
          </table:table-cell>
        </table:table-row>
        <table:table-row table:style-name="Table302.5">
          <table:table-cell table:style-name="Table302.A2" office:value-type="string">
            <text:p text:style-name="P40">.z-window-modal-header, .z-window-overlapped-header, .z-window-highlighted-header</text:p>
          </table:table-cell>
          <table:table-cell table:style-name="Table302.B2" office:value-type="string">
            <text:p text:style-name="P37">The color and font size of the header</text:p>
          </table:table-cell>
          <table:table-cell table:style-name="Table302.C2" office:value-type="string">
            <text:p text:style-name="P6"><text:span text:style-name="T2">color: #FFFFFF; </text:span>font-family: <text:span text:style-name="T22">${fontFamilyC}</text:span>; font-size: <text:span text:style-name="T22">${fontSizeM}</text:span>; font-weight: normal;</text:p>
          </table:table-cell>
        </table:table-row>
        <text:soft-page-break/>
        <table:table-row table:style-name="Table302.5">
          <table:table-cell table:style-name="Table302.A2" office:value-type="string">
            <text:p text:style-name="P13">.z-window-modal-tm-noheader, .z-window-highlighted-tm-noheader,<text:tab/>.z-window-overlapped-tm-noheader</text:p>
          </table:table-cell>
          <table:table-cell table:style-name="Table302.B2" office:value-type="string">
            <text:p text:style-name="P37">No header</text:p>
          </table:table-cell>
          <table:table-cell table:style-name="Table302.C2" office:value-type="string">
            <text:p text:style-name="P6">background: transparent url(<text:span text:style-name="T22">${c:encodeURL('~./zul/img/wnd2/wtp-m-ol.png')}</text:span>) repeat-x 0 0;</text:p>
            <text:p text:style-name="P6"><text:tab/>overflow: hidden; zoom: 1; font-size: 0pt; height: 5px; line-height: 0pt;</text:p>
          </table:table-cell>
        </table:table-row>
        <table:table-row table:style-name="Table302.5">
          <table:table-cell table:style-name="Table302.A2" office:value-type="string">
            <text:p text:style-name="P13">.z-window-modal-header a, .z-window-modal-header a:visited, .z-window-modal-header a:hover,</text:p>
            <text:p text:style-name="P6">.z-window-modal-header .z-caption a, .z-window-modal-header .z-caption a:visited, .z-window-modal-header .z-caption a:hover,</text:p>
            <text:p text:style-name="P6">.z-window-highlighted-header a, .z-window-highlighted-header a:visited, .z-window-highlighted-header a:hover,</text:p>
            <text:p text:style-name="P6">.z-window-highlighted-header .z-caption a, .z-window-highlighted-header .z-caption a:visited, .z-window-highlighted-header .z-caption a:hover,</text:p>
            <text:p text:style-name="P6">.z-window-overlapped-header a, .z-window-overlapped-header a:visited, .z-window-overlapped-header a:hover,</text:p>
            <text:p text:style-name="P6">.z-window-overlapped-header .z-caption a, .z-window-overlapped-header .z-caption a:visited, .z-window-overlapped-header .z-caption a:hover</text:p>
          </table:table-cell>
          <table:table-cell table:style-name="Table302.B2" office:value-type="string">
            <text:p text:style-name="P37">A tag action</text:p>
          </table:table-cell>
          <table:table-cell table:style-name="Table302.C2" office:value-type="string">
            <text:p text:style-name="P6"><text:span text:style-name="T2">color: #</text:span>FFFFFF</text:p>
          </table:table-cell>
        </table:table-row>
        <table:table-row table:style-name="Table302.5">
          <table:table-cell table:style-name="Table302.A2" office:value-type="string">
            <text:p text:style-name="P41">.z-window-modal-cnt, .z-window-highlighted-cnt</text:p>
          </table:table-cell>
          <table:table-cell table:style-name="Table302.B2" office:value-type="string">
            <text:p text:style-name="P37">The content of the window</text:p>
          </table:table-cell>
          <table:table-cell table:style-name="Table302.C2" office:value-type="string">
            <text:p text:style-name="P7">margin: 0; padding: 2px; background: white; overflow: hidden; zoom: 1;</text:p>
          </table:table-cell>
        </table:table-row>
        <text:soft-page-break/>
        <table:table-row table:style-name="Table302.5">
          <table:table-cell table:style-name="Table302.A2" office:value-type="string">
            <text:p text:style-name="P41">.z-window-overlapped-cnt</text:p>
          </table:table-cell>
          <table:table-cell table:style-name="Table302.B2" office:value-type="string">
            <text:p text:style-name="P37">The content of the window</text:p>
          </table:table-cell>
          <table:table-cell table:style-name="Table302.C2" office:value-type="string">
            <text:p text:style-name="P6">margin: 0; padding: 4px; overflow: hidden; zoom: 1; background: white;</text:p>
          </table:table-cell>
        </table:table-row>
        <table:table-row table:style-name="Table302.5">
          <table:table-cell table:style-name="Table302.A2" office:value-type="string">
            <text:p text:style-name="P41">.z-window-modal-cnt-noborder, .z-window-highlighted-cnt-noborder, .z-window-overlapped-cnt-noborder</text:p>
          </table:table-cell>
          <table:table-cell table:style-name="Table302.B2" office:value-type="string">
            <text:p text:style-name="P37">The content of the window without border</text:p>
          </table:table-cell>
          <table:table-cell table:style-name="Table302.C2" office:value-type="string">
            <text:p text:style-name="P7">border: 0;</text:p>
          </table:table-cell>
        </table:table-row>
        <table:table-row table:style-name="Table302.5">
          <table:table-cell table:style-name="Table302.A2" office:value-type="string">
            <text:p text:style-name="P13">.z-window-modal-cm-noborder, .z-window-highlighted-cm-noborder,<text:tab/>.z-window-overlapped-cm-noborder</text:p>
          </table:table-cell>
          <table:table-cell table:style-name="Table302.B2" office:value-type="string">
            <text:p text:style-name="P37">The center middle of the window without border</text:p>
          </table:table-cell>
          <table:table-cell table:style-name="Table302.C2" office:value-type="string">
            <text:p text:style-name="P7">border: 0; padding: 0; margin:0 ; background: #5EABDB;</text:p>
          </table:table-cell>
        </table:table-row>
        <table:table-row table:style-name="Table302.5">
          <table:table-cell table:style-name="Table302.A2" office:value-type="string">
            <text:p text:style-name="P13">.z-window-modal-tool, .z-window-overlapped-tool,</text:p>
            <text:p text:style-name="P6">.z-window-highlighted-tool</text:p>
          </table:table-cell>
          <table:table-cell table:style-name="Table302.B2" office:value-type="string">
            <text:p text:style-name="P37">The background image of the tool</text:p>
          </table:table-cell>
          <table:table-cell table:style-name="Table302.C2" office:value-type="string">
            <text:p text:style-name="P6">overflow: hidden; width: 15px; height: 15px; float: right; cursor: pointer;</text:p>
            <text:p text:style-name="P6">background: transparent url(<text:span text:style-name="T22">${c:encodeURL('~./zul/img/panel/tool-btn-ol.gif')}</text:span>) no-repeat;</text:p>
            <text:p text:style-name="P6">margin-left: 2px;</text:p>
          </table:table-cell>
        </table:table-row>
      </table:table>
      <text:p text:style-name="Standard"/>
      <text:p text:style-name="P12">Example:</text:p>
      <text:p text:style-name="Code">&lt;style&gt;</text:p>
      <text:p text:style-name="Code">.z-window-overlapped-tl {</text:p>
      <text:p text:style-name="Code"><text:tab/>background: transparent url(${c:encodeURL('~./zul/img/wnd2/wtp-l.png')}) no-repeat 0 0;</text:p>
      <text:p text:style-name="Code">}</text:p>
      <text:p text:style-name="Code">.z-window-overlapped-tm {</text:p>
      <text:p text:style-name="Code"><text:tab/>background: transparent url(${c:encodeURL('~./zul/img/wnd2/wtp-m.png')}) repeat-x 0 0;</text:p>
      <text:p text:style-name="Code">}</text:p>
      <text:p text:style-name="Code">.z-window-overlapped-tr {</text:p>
      <text:p text:style-name="Code"><text:tab/>background: transparent url(${c:encodeURL('~./zul/img/wnd2/wtp-r.png')}) no-repeat right 0;</text:p>
      <text:p text:style-name="Code">}</text:p>
      <text:p text:style-name="Code">.z-window-overlapped-cnt {</text:p>
      <text:p text:style-name="Code"><text:tab/>border:1px solid #538BA2;</text:p>
      <text:p text:style-name="Code">}</text:p>
      <text:p text:style-name="Code">.z-window-overlapped-cl {</text:p>
      <text:p text:style-name="Code"><text:tab/>background: transparent url(${c:encodeURL('~./zul/img/wnd2/wtp-lr.png')}) repeat-y 0 0;</text:p>
      <text:p text:style-name="Code">}</text:p>
      <text:p text:style-name="Code">.z-window-overlapped-cm {</text:p>
      <text:p text:style-name="Code"><text:tab/>border: 0;</text:p>
      <text:p text:style-name="Code"><text:soft-page-break/><text:tab/>border-top: 1px solid #538BA2;</text:p>
      <text:p text:style-name="Code">}</text:p>
      <text:p text:style-name="Code">.z-window-overlapped-cr {</text:p>
      <text:p text:style-name="Code"><text:tab/>background: transparent url(${c:encodeURL('~./zul/img/wnd2/wtp-lr.png')}) repeat-y right 0;</text:p>
      <text:p text:style-name="Code">}</text:p>
      <text:p text:style-name="Code">.z-window-overlapped-bl {</text:p>
      <text:p text:style-name="Code"><text:tab/>background: transparent url(${c:encodeURL('~./zul/img/wnd2/wtp-l.png')}) no-repeat 0 bottom;</text:p>
      <text:p text:style-name="Code">}</text:p>
      <text:p text:style-name="Code">.z-window-overlapped-bm {</text:p>
      <text:p text:style-name="Code"><text:tab/>background: transparent url(${c:encodeURL('~./zul/img/wnd2/wtp-m.png')}) repeat-x 0 bottom;</text:p>
      <text:p text:style-name="Code">}</text:p>
      <text:p text:style-name="Code">.z-window-overlapped-br {</text:p>
      <text:p text:style-name="Code"><text:tab/>background: transparent url(${c:encodeURL('~./zul/img/wnd2/wtp-r.png')}) no-repeat right bottom;</text:p>
      <text:p text:style-name="Code"><draw:frame draw:style-name="fr3" draw:name="graphics79" text:anchor-type="paragraph" svg:x="3.297cm" svg:y="0.203cm" svg:width="8.149cm" svg:height="1.984cm" draw:z-index="226"><draw:image xlink:href="../components/images/window-overlapped-demo.gif" xlink:type="simple" xlink:show="embed" xlink:actuate="onLoad"/></draw:frame>}</text:p>
      <text:p text:style-name="Code">&lt;/sty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27</text:page-number> of <text:page-count>22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8-12-08T11:34:01</dc:date>
    <dc:language>en-US</dc:language>
    <meta:editing-cycles>1260</meta:editing-cycles>
    <meta:editing-duration>P4DT15H39M0S</meta:editing-duration>
    <meta:user-defined meta:name="Info 1"/>
    <meta:user-defined meta:name="Info 2"/>
    <meta:user-defined meta:name="Info 3"/>
    <meta:user-defined meta:name="Info 4"/>
    <meta:document-statistic meta:table-count="308" meta:image-count="231" meta:object-count="0" meta:page-count="221" meta:paragraph-count="4551" meta:word-count="19448" meta:character-count="121043"/>
  </office:meta>
</office:document-meta>
</file>